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eletecell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813cm"/>
    </style:style>
    <style:style style:name="co2" style:family="table-column">
      <style:table-column-properties fo:break-before="auto" style:column-width="2.704cm"/>
    </style:style>
    <style:style style:name="co3" style:family="table-column">
      <style:table-column-properties fo:break-before="auto" style:column-width="1.261cm"/>
    </style:style>
    <style:style style:name="co4" style:family="table-column">
      <style:table-column-properties fo:break-before="auto" style:column-width="2.623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2" table:default-cell-style-name="Default"/>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4" table:default-cell-style-name="Default"/>
        <table:table-row table:style-name="ro1">
          <table:table-cell office:value-type="string" calcext:value-type="string">
            <text:p>optrew</text:p>
          </table:table-cell>
          <table:table-cell office:value-type="string" calcext:value-type="string">
            <text:p>optER</text:p>
          </table:table-cell>
          <table:table-cell office:value-type="string" calcext:value-type="string">
            <text:p>valrew</text:p>
          </table:table-cell>
          <table:table-cell office:value-type="string" calcext:value-type="string">
            <text:p>valER</text:p>
          </table:table-cell>
          <table:table-cell office:value-type="string" calcext:value-type="string">
            <text:p>testrew</text:p>
          </table:table-cell>
          <table:table-cell office:value-type="string" calcext:value-type="string">
            <text:p>testER</text:p>
          </table:table-cell>
          <table:table-cell office:value-type="string" calcext:value-type="string">
            <text:p>epoch</text:p>
          </table:table-cell>
          <table:table-cell office:value-type="string" calcext:value-type="string">
            <text:p>norm val rew</text:p>
          </table:table-cell>
          <table:table-cell office:value-type="string" calcext:value-type="string">
            <text:p>norm val er</text:p>
          </table:table-cell>
          <table:table-cell office:value-type="string" calcext:value-type="string">
            <text:p>norm test rew</text:p>
          </table:table-cell>
          <table:table-cell office:value-type="string" calcext:value-type="string">
            <text:p>norm test ER</text:p>
          </table:table-cell>
        </table:table-row>
        <table:table-row table:style-name="ro1">
          <table:table-cell table:number-columns-repeated="11"/>
        </table:table-row>
        <table:table-row table:style-name="ro1">
          <table:table-cell office:value-type="float" office:value="-23.2539285328" calcext:value-type="float">
            <text:p>-23.2539285328</text:p>
          </table:table-cell>
          <table:table-cell office:value-type="float" office:value="44.7844587054" calcext:value-type="float">
            <text:p>44.7844587054</text:p>
          </table:table-cell>
          <table:table-cell office:value-type="float" office:value="-70.2789699554" calcext:value-type="float">
            <text:p>-70.2789699554</text:p>
          </table:table-cell>
          <table:table-cell office:value-type="float" office:value="74.951171875" calcext:value-type="float">
            <text:p>74.951171875</text:p>
          </table:table-cell>
          <table:table-cell office:value-type="float" office:value="-71.0021817446" calcext:value-type="float">
            <text:p>-71.0021817446</text:p>
          </table:table-cell>
          <table:table-cell office:value-type="float" office:value="75.29296875" calcext:value-type="float">
            <text:p>75.29296875</text:p>
          </table:table-cell>
          <table:table-cell office:value-type="float" office:value="1" calcext:value-type="float">
            <text:p>1</text:p>
          </table:table-cell>
          <table:table-cell office:value-type="float" office:value="-29.3918637263" calcext:value-type="float">
            <text:p>-29.3918637263</text:p>
          </table:table-cell>
          <table:table-cell office:value-type="float" office:value="-5.7686350436" calcext:value-type="float">
            <text:p>-5.7686350436</text:p>
          </table:table-cell>
          <table:table-cell office:value-type="float" office:value="-28.2082598229" calcext:value-type="float">
            <text:p>-28.2082598229</text:p>
          </table:table-cell>
          <table:table-cell office:value-type="float" office:value="-5.2620106762" calcext:value-type="float">
            <text:p>-5.2620106762</text:p>
          </table:table-cell>
        </table:table-row>
        <table:table-row table:style-name="ro1">
          <table:table-cell office:value-type="float" office:value="-23.2727775961" calcext:value-type="float">
            <text:p>-23.2727775961</text:p>
          </table:table-cell>
          <table:table-cell office:value-type="float" office:value="44.8786272321" calcext:value-type="float">
            <text:p>44.8786272321</text:p>
          </table:table-cell>
          <table:table-cell office:value-type="float" office:value="-70.5221853495" calcext:value-type="float">
            <text:p>-70.5221853495</text:p>
          </table:table-cell>
          <table:table-cell office:value-type="float" office:value="74.9853515625" calcext:value-type="float">
            <text:p>74.9853515625</text:p>
          </table:table-cell>
          <table:table-cell office:value-type="float" office:value="-71.2617195606" calcext:value-type="float">
            <text:p>-71.2617195606</text:p>
          </table:table-cell>
          <table:table-cell office:value-type="float" office:value="75.3125" calcext:value-type="float">
            <text:p>75.3125</text:p>
          </table:table-cell>
          <table:table-cell office:value-type="float" office:value="3" calcext:value-type="float">
            <text:p>3</text:p>
          </table:table-cell>
          <table:table-cell office:value-type="float" office:value="-29.5032959625" calcext:value-type="float">
            <text:p>-29.5032959625</text:p>
          </table:table-cell>
          <table:table-cell office:value-type="float" office:value="-5.7720232333" calcext:value-type="float">
            <text:p>-5.7720232333</text:p>
          </table:table-cell>
          <table:table-cell office:value-type="float" office:value="-28.3211080954" calcext:value-type="float">
            <text:p>-28.3211080954</text:p>
          </table:table-cell>
          <table:table-cell office:value-type="float" office:value="-5.2637900356" calcext:value-type="float">
            <text:p>-5.2637900356</text:p>
          </table:table-cell>
        </table:table-row>
        <table:table-row table:style-name="ro1">
          <table:table-cell office:value-type="float" office:value="-23.0566612814" calcext:value-type="float">
            <text:p>-23.0566612814</text:p>
          </table:table-cell>
          <table:table-cell office:value-type="float" office:value="44.84375" calcext:value-type="float">
            <text:p>44.84375</text:p>
          </table:table-cell>
          <table:table-cell office:value-type="float" office:value="-70.545404911" calcext:value-type="float">
            <text:p>-70.545404911</text:p>
          </table:table-cell>
          <table:table-cell office:value-type="float" office:value="74.9560546875" calcext:value-type="float">
            <text:p>74.9560546875</text:p>
          </table:table-cell>
          <table:table-cell office:value-type="float" office:value="-71.2884477377" calcext:value-type="float">
            <text:p>-71.2884477377</text:p>
          </table:table-cell>
          <table:table-cell office:value-type="float" office:value="75.29296875" calcext:value-type="float">
            <text:p>75.29296875</text:p>
          </table:table-cell>
          <table:table-cell office:value-type="float" office:value="5" calcext:value-type="float">
            <text:p>5</text:p>
          </table:table-cell>
          <table:table-cell office:value-type="float" office:value="-29.513934301" calcext:value-type="float">
            <text:p>-29.513934301</text:p>
          </table:table-cell>
          <table:table-cell office:value-type="float" office:value="-5.7691190707" calcext:value-type="float">
            <text:p>-5.7691190707</text:p>
          </table:table-cell>
          <table:table-cell office:value-type="float" office:value="-28.3327296335" calcext:value-type="float">
            <text:p>-28.3327296335</text:p>
          </table:table-cell>
          <table:table-cell office:value-type="float" office:value="-5.2620106762" calcext:value-type="float">
            <text:p>-5.2620106762</text:p>
          </table:table-cell>
        </table:table-row>
        <table:table-row table:style-name="ro1">
          <table:table-cell office:value-type="float" office:value="-22.8145865892" calcext:value-type="float">
            <text:p>-22.8145865892</text:p>
          </table:table-cell>
          <table:table-cell office:value-type="float" office:value="44.6296037946" calcext:value-type="float">
            <text:p>44.6296037946</text:p>
          </table:table-cell>
          <table:table-cell office:value-type="float" office:value="-70.5937387943" calcext:value-type="float">
            <text:p>-70.5937387943</text:p>
          </table:table-cell>
          <table:table-cell office:value-type="float" office:value="74.94140625" calcext:value-type="float">
            <text:p>74.94140625</text:p>
          </table:table-cell>
          <table:table-cell office:value-type="float" office:value="-71.339456749" calcext:value-type="float">
            <text:p>-71.339456749</text:p>
          </table:table-cell>
          <table:table-cell office:value-type="float" office:value="75.29296875" calcext:value-type="float">
            <text:p>75.29296875</text:p>
          </table:table-cell>
          <table:table-cell office:value-type="float" office:value="7" calcext:value-type="float">
            <text:p>7</text:p>
          </table:table-cell>
          <table:table-cell office:value-type="float" office:value="-29.5360790863" calcext:value-type="float">
            <text:p>-29.5360790863</text:p>
          </table:table-cell>
          <table:table-cell office:value-type="float" office:value="-5.7676669894" calcext:value-type="float">
            <text:p>-5.7676669894</text:p>
          </table:table-cell>
          <table:table-cell office:value-type="float" office:value="-28.3549085933" calcext:value-type="float">
            <text:p>-28.3549085933</text:p>
          </table:table-cell>
          <table:table-cell office:value-type="float" office:value="-5.2620106762" calcext:value-type="float">
            <text:p>-5.2620106762</text:p>
          </table:table-cell>
        </table:table-row>
        <table:table-row table:style-name="ro1">
          <table:table-cell office:value-type="float" office:value="-23.1659401621" calcext:value-type="float">
            <text:p>-23.1659401621</text:p>
          </table:table-cell>
          <table:table-cell office:value-type="float" office:value="45.0544084821" calcext:value-type="float">
            <text:p>45.0544084821</text:p>
          </table:table-cell>
          <table:table-cell office:value-type="float" office:value="-70.6310054541" calcext:value-type="float">
            <text:p>-70.6310054541</text:p>
          </table:table-cell>
          <table:table-cell office:value-type="float" office:value="74.9609375" calcext:value-type="float">
            <text:p>74.9609375</text:p>
          </table:table-cell>
          <table:table-cell office:value-type="float" office:value="-71.3775823116" calcext:value-type="float">
            <text:p>-71.3775823116</text:p>
          </table:table-cell>
          <table:table-cell office:value-type="float" office:value="75.29296875" calcext:value-type="float">
            <text:p>75.29296875</text:p>
          </table:table-cell>
          <table:table-cell office:value-type="float" office:value="9" calcext:value-type="float">
            <text:p>9</text:p>
          </table:table-cell>
          <table:table-cell office:value-type="float" office:value="-29.553153282" calcext:value-type="float">
            <text:p>-29.553153282</text:p>
          </table:table-cell>
          <table:table-cell office:value-type="float" office:value="-5.7696030978" calcext:value-type="float">
            <text:p>-5.7696030978</text:p>
          </table:table-cell>
          <table:table-cell office:value-type="float" office:value="-28.3714857686" calcext:value-type="float">
            <text:p>-28.3714857686</text:p>
          </table:table-cell>
          <table:table-cell office:value-type="float" office:value="-5.2620106762" calcext:value-type="float">
            <text:p>-5.2620106762</text:p>
          </table:table-cell>
        </table:table-row>
        <table:table-row table:style-name="ro1">
          <table:table-cell office:value-type="float" office:value="-23.0173046836" calcext:value-type="float">
            <text:p>-23.0173046836</text:p>
          </table:table-cell>
          <table:table-cell office:value-type="float" office:value="44.6770368304" calcext:value-type="float">
            <text:p>44.6770368304</text:p>
          </table:table-cell>
          <table:table-cell office:value-type="float" office:value="-70.5095381975" calcext:value-type="float">
            <text:p>-70.5095381975</text:p>
          </table:table-cell>
          <table:table-cell office:value-type="float" office:value="74.951171875" calcext:value-type="float">
            <text:p>74.951171875</text:p>
          </table:table-cell>
          <table:table-cell office:value-type="float" office:value="-71.2493305445" calcext:value-type="float">
            <text:p>-71.2493305445</text:p>
          </table:table-cell>
          <table:table-cell office:value-type="float" office:value="75.2783203125" calcext:value-type="float">
            <text:p>75.2783203125</text:p>
          </table:table-cell>
          <table:table-cell office:value-type="float" office:value="11" calcext:value-type="float">
            <text:p>11</text:p>
          </table:table-cell>
          <table:table-cell office:value-type="float" office:value="-29.4975015085" calcext:value-type="float">
            <text:p>-29.4975015085</text:p>
          </table:table-cell>
          <table:table-cell office:value-type="float" office:value="-5.7686350436" calcext:value-type="float">
            <text:p>-5.7686350436</text:p>
          </table:table-cell>
          <table:table-cell office:value-type="float" office:value="-28.3157212925" calcext:value-type="float">
            <text:p>-28.3157212925</text:p>
          </table:table-cell>
          <table:table-cell office:value-type="float" office:value="-5.2606761566" calcext:value-type="float">
            <text:p>-5.2606761566</text:p>
          </table:table-cell>
        </table:table-row>
        <table:table-row table:style-name="ro1">
          <table:table-cell office:value-type="float" office:value="-23.1381582929" calcext:value-type="float">
            <text:p>-23.1381582929</text:p>
          </table:table-cell>
          <table:table-cell office:value-type="float" office:value="44.6637834821" calcext:value-type="float">
            <text:p>44.6637834821</text:p>
          </table:table-cell>
          <table:table-cell office:value-type="float" office:value="-70.5208194017" calcext:value-type="float">
            <text:p>-70.5208194017</text:p>
          </table:table-cell>
          <table:table-cell office:value-type="float" office:value="74.951171875" calcext:value-type="float">
            <text:p>74.951171875</text:p>
          </table:table-cell>
          <table:table-cell office:value-type="float" office:value="-71.2604920626" calcext:value-type="float">
            <text:p>-71.2604920626</text:p>
          </table:table-cell>
          <table:table-cell office:value-type="float" office:value="75.2783203125" calcext:value-type="float">
            <text:p>75.2783203125</text:p>
          </table:table-cell>
          <table:table-cell office:value-type="float" office:value="13" calcext:value-type="float">
            <text:p>13</text:p>
          </table:table-cell>
          <table:table-cell office:value-type="float" office:value="-29.5026701362" calcext:value-type="float">
            <text:p>-29.5026701362</text:p>
          </table:table-cell>
          <table:table-cell office:value-type="float" office:value="-5.7686350436" calcext:value-type="float">
            <text:p>-5.7686350436</text:p>
          </table:table-cell>
          <table:table-cell office:value-type="float" office:value="-28.3205743734" calcext:value-type="float">
            <text:p>-28.3205743734</text:p>
          </table:table-cell>
          <table:table-cell office:value-type="float" office:value="-5.2606761566" calcext:value-type="float">
            <text:p>-5.2606761566</text:p>
          </table:table-cell>
        </table:table-row>
        <table:table-row table:style-name="ro1">
          <table:table-cell office:value-type="float" office:value="-23.2532148229" calcext:value-type="float">
            <text:p>-23.2532148229</text:p>
          </table:table-cell>
          <table:table-cell office:value-type="float" office:value="44.9211774554" calcext:value-type="float">
            <text:p>44.9211774554</text:p>
          </table:table-cell>
          <table:table-cell office:value-type="float" office:value="-70.4493862629" calcext:value-type="float">
            <text:p>-70.4493862629</text:p>
          </table:table-cell>
          <table:table-cell office:value-type="float" office:value="74.9365234375" calcext:value-type="float">
            <text:p>74.9365234375</text:p>
          </table:table-cell>
          <table:table-cell office:value-type="float" office:value="-71.1863976717" calcext:value-type="float">
            <text:p>-71.1863976717</text:p>
          </table:table-cell>
          <table:table-cell office:value-type="float" office:value="75.2734375" calcext:value-type="float">
            <text:p>75.2734375</text:p>
          </table:table-cell>
          <table:table-cell office:value-type="float" office:value="15" calcext:value-type="float">
            <text:p>15</text:p>
          </table:table-cell>
          <table:table-cell office:value-type="float" office:value="-29.4699421321" calcext:value-type="float">
            <text:p>-29.4699421321</text:p>
          </table:table-cell>
          <table:table-cell office:value-type="float" office:value="-5.7671829622" calcext:value-type="float">
            <text:p>-5.7671829622</text:p>
          </table:table-cell>
          <table:table-cell office:value-type="float" office:value="-28.2883577811" calcext:value-type="float">
            <text:p>-28.2883577811</text:p>
          </table:table-cell>
          <table:table-cell office:value-type="float" office:value="-5.2602313167" calcext:value-type="float">
            <text:p>-5.2602313167</text:p>
          </table:table-cell>
        </table:table-row>
        <table:table-row table:style-name="ro1">
          <table:table-cell office:value-type="float" office:value="-22.4334589647" calcext:value-type="float">
            <text:p>-22.4334589647</text:p>
          </table:table-cell>
          <table:table-cell office:value-type="float" office:value="44.3638392857" calcext:value-type="float">
            <text:p>44.3638392857</text:p>
          </table:table-cell>
          <table:table-cell office:value-type="float" office:value="-70.4558062077" calcext:value-type="float">
            <text:p>-70.4558062077</text:p>
          </table:table-cell>
          <table:table-cell office:value-type="float" office:value="74.9462890625" calcext:value-type="float">
            <text:p>74.9462890625</text:p>
          </table:table-cell>
          <table:table-cell office:value-type="float" office:value="-71.1931484938" calcext:value-type="float">
            <text:p>-71.1931484938</text:p>
          </table:table-cell>
          <table:table-cell office:value-type="float" office:value="75.2734375" calcext:value-type="float">
            <text:p>75.2734375</text:p>
          </table:table-cell>
          <table:table-cell office:value-type="float" office:value="16" calcext:value-type="float">
            <text:p>16</text:p>
          </table:table-cell>
          <table:table-cell office:value-type="float" office:value="-29.4728835117" calcext:value-type="float">
            <text:p>-29.4728835117</text:p>
          </table:table-cell>
          <table:table-cell office:value-type="float" office:value="-5.7681510165" calcext:value-type="float">
            <text:p>-5.7681510165</text:p>
          </table:table-cell>
          <table:table-cell office:value-type="float" office:value="-28.2912930705" calcext:value-type="float">
            <text:p>-28.2912930705</text:p>
          </table:table-cell>
          <table:table-cell office:value-type="float" office:value="-5.2602313167" calcext:value-type="float">
            <text:p>-5.2602313167</text:p>
          </table:table-cell>
        </table:table-row>
        <table:table-row table:style-name="ro1">
          <table:table-cell office:value-type="float" office:value="-23.0237095829" calcext:value-type="float">
            <text:p>-23.0237095829</text:p>
          </table:table-cell>
          <table:table-cell office:value-type="float" office:value="44.7230747768" calcext:value-type="float">
            <text:p>44.7230747768</text:p>
          </table:table-cell>
          <table:table-cell office:value-type="float" office:value="-70.4202985048" calcext:value-type="float">
            <text:p>-70.4202985048</text:p>
          </table:table-cell>
          <table:table-cell office:value-type="float" office:value="74.9609375" calcext:value-type="float">
            <text:p>74.9609375</text:p>
          </table:table-cell>
          <table:table-cell office:value-type="float" office:value="-71.1480523348" calcext:value-type="float">
            <text:p>-71.1480523348</text:p>
          </table:table-cell>
          <table:table-cell office:value-type="float" office:value="75.2880859375" calcext:value-type="float">
            <text:p>75.2880859375</text:p>
          </table:table-cell>
          <table:table-cell office:value-type="float" office:value="18" calcext:value-type="float">
            <text:p>18</text:p>
          </table:table-cell>
          <table:table-cell office:value-type="float" office:value="-29.4566152046" calcext:value-type="float">
            <text:p>-29.4566152046</text:p>
          </table:table-cell>
          <table:table-cell office:value-type="float" office:value="-5.7696030978" calcext:value-type="float">
            <text:p>-5.7696030978</text:p>
          </table:table-cell>
          <table:table-cell office:value-type="float" office:value="-28.2716850469" calcext:value-type="float">
            <text:p>-28.2716850469</text:p>
          </table:table-cell>
          <table:table-cell office:value-type="float" office:value="-5.2615658363" calcext:value-type="float">
            <text:p>-5.2615658363</text:p>
          </table:table-cell>
        </table:table-row>
        <table:table-row table:style-name="ro1">
          <table:table-cell office:value-type="float" office:value="-22.5367966733" calcext:value-type="float">
            <text:p>-22.5367966733</text:p>
          </table:table-cell>
          <table:table-cell office:value-type="float" office:value="44.2689732143" calcext:value-type="float">
            <text:p>44.2689732143</text:p>
          </table:table-cell>
          <table:table-cell office:value-type="float" office:value="-70.4422448158" calcext:value-type="float">
            <text:p>-70.4422448158</text:p>
          </table:table-cell>
          <table:table-cell office:value-type="float" office:value="74.9609375" calcext:value-type="float">
            <text:p>74.9609375</text:p>
          </table:table-cell>
          <table:table-cell office:value-type="float" office:value="-71.1698461056" calcext:value-type="float">
            <text:p>-71.1698461056</text:p>
          </table:table-cell>
          <table:table-cell office:value-type="float" office:value="75.2734375" calcext:value-type="float">
            <text:p>75.2734375</text:p>
          </table:table-cell>
          <table:table-cell office:value-type="float" office:value="20" calcext:value-type="float">
            <text:p>20</text:p>
          </table:table-cell>
          <table:table-cell office:value-type="float" office:value="-29.466670187" calcext:value-type="float">
            <text:p>-29.466670187</text:p>
          </table:table-cell>
          <table:table-cell office:value-type="float" office:value="-5.7696030978" calcext:value-type="float">
            <text:p>-5.7696030978</text:p>
          </table:table-cell>
          <table:table-cell office:value-type="float" office:value="-28.2811610817" calcext:value-type="float">
            <text:p>-28.2811610817</text:p>
          </table:table-cell>
          <table:table-cell office:value-type="float" office:value="-5.2602313167" calcext:value-type="float">
            <text:p>-5.2602313167</text:p>
          </table:table-cell>
        </table:table-row>
        <table:table-row table:style-name="ro1">
          <table:table-cell office:value-type="float" office:value="-23.273508461" calcext:value-type="float">
            <text:p>-23.273508461</text:p>
          </table:table-cell>
          <table:table-cell office:value-type="float" office:value="44.9037388393" calcext:value-type="float">
            <text:p>44.9037388393</text:p>
          </table:table-cell>
          <table:table-cell office:value-type="float" office:value="-70.4065016031" calcext:value-type="float">
            <text:p>-70.4065016031</text:p>
          </table:table-cell>
          <table:table-cell office:value-type="float" office:value="74.9609375" calcext:value-type="float">
            <text:p>74.9609375</text:p>
          </table:table-cell>
          <table:table-cell office:value-type="float" office:value="-71.1247756958" calcext:value-type="float">
            <text:p>-71.1247756958</text:p>
          </table:table-cell>
          <table:table-cell office:value-type="float" office:value="75.283203125" calcext:value-type="float">
            <text:p>75.283203125</text:p>
          </table:table-cell>
          <table:table-cell office:value-type="float" office:value="22" calcext:value-type="float">
            <text:p>22</text:p>
          </table:table-cell>
          <table:table-cell office:value-type="float" office:value="-29.450293978" calcext:value-type="float">
            <text:p>-29.450293978</text:p>
          </table:table-cell>
          <table:table-cell office:value-type="float" office:value="-5.7696030978" calcext:value-type="float">
            <text:p>-5.7696030978</text:p>
          </table:table-cell>
          <table:table-cell office:value-type="float" office:value="-28.2615642539" calcext:value-type="float">
            <text:p>-28.2615642539</text:p>
          </table:table-cell>
          <table:table-cell office:value-type="float" office:value="-5.2611209964" calcext:value-type="float">
            <text:p>-5.2611209964</text:p>
          </table:table-cell>
        </table:table-row>
        <table:table-row table:style-name="ro1">
          <table:table-cell office:value-type="float" office:value="-22.8948856592" calcext:value-type="float">
            <text:p>-22.8948856592</text:p>
          </table:table-cell>
          <table:table-cell office:value-type="float" office:value="44.6247209821" calcext:value-type="float">
            <text:p>44.6247209821</text:p>
          </table:table-cell>
          <table:table-cell office:value-type="float" office:value="-70.2665415287" calcext:value-type="float">
            <text:p>-70.2665415287</text:p>
          </table:table-cell>
          <table:table-cell office:value-type="float" office:value="74.9560546875" calcext:value-type="float">
            <text:p>74.9560546875</text:p>
          </table:table-cell>
          <table:table-cell office:value-type="float" office:value="-70.9806165457" calcext:value-type="float">
            <text:p>-70.9806165457</text:p>
          </table:table-cell>
          <table:table-cell office:value-type="float" office:value="75.25390625" calcext:value-type="float">
            <text:p>75.25390625</text:p>
          </table:table-cell>
          <table:table-cell office:value-type="float" office:value="24" calcext:value-type="float">
            <text:p>24</text:p>
          </table:table-cell>
          <table:table-cell office:value-type="float" office:value="-29.386169484" calcext:value-type="float">
            <text:p>-29.386169484</text:p>
          </table:table-cell>
          <table:table-cell office:value-type="float" office:value="-5.7691190707" calcext:value-type="float">
            <text:p>-5.7691190707</text:p>
          </table:table-cell>
          <table:table-cell office:value-type="float" office:value="-28.1988831723" calcext:value-type="float">
            <text:p>-28.1988831723</text:p>
          </table:table-cell>
          <table:table-cell office:value-type="float" office:value="-5.2584519573" calcext:value-type="float">
            <text:p>-5.2584519573</text:p>
          </table:table-cell>
        </table:table-row>
        <table:table-row table:style-name="ro1">
          <table:table-cell office:value-type="float" office:value="-23.0258206895" calcext:value-type="float">
            <text:p>-23.0258206895</text:p>
          </table:table-cell>
          <table:table-cell office:value-type="float" office:value="44.9169921875" calcext:value-type="float">
            <text:p>44.9169921875</text:p>
          </table:table-cell>
          <table:table-cell office:value-type="float" office:value="-70.2081338644" calcext:value-type="float">
            <text:p>-70.2081338644</text:p>
          </table:table-cell>
          <table:table-cell office:value-type="float" office:value="74.9658203125" calcext:value-type="float">
            <text:p>74.9658203125</text:p>
          </table:table-cell>
          <table:table-cell office:value-type="float" office:value="-70.9248861551" calcext:value-type="float">
            <text:p>-70.9248861551</text:p>
          </table:table-cell>
          <table:table-cell office:value-type="float" office:value="75.29296875" calcext:value-type="float">
            <text:p>75.29296875</text:p>
          </table:table-cell>
          <table:table-cell office:value-type="float" office:value="26" calcext:value-type="float">
            <text:p>26</text:p>
          </table:table-cell>
          <table:table-cell office:value-type="float" office:value="-29.3594092674" calcext:value-type="float">
            <text:p>-29.3594092674</text:p>
          </table:table-cell>
          <table:table-cell office:value-type="float" office:value="-5.7700871249" calcext:value-type="float">
            <text:p>-5.7700871249</text:p>
          </table:table-cell>
          <table:table-cell office:value-type="float" office:value="-28.1746513343" calcext:value-type="float">
            <text:p>-28.1746513343</text:p>
          </table:table-cell>
          <table:table-cell office:value-type="float" office:value="-5.2620106762" calcext:value-type="float">
            <text:p>-5.2620106762</text:p>
          </table:table-cell>
        </table:table-row>
        <table:table-row table:style-name="ro1">
          <table:table-cell office:value-type="float" office:value="-22.9716922747" calcext:value-type="float">
            <text:p>-22.9716922747</text:p>
          </table:table-cell>
          <table:table-cell office:value-type="float" office:value="44.8005022321" calcext:value-type="float">
            <text:p>44.8005022321</text:p>
          </table:table-cell>
          <table:table-cell office:value-type="float" office:value="-70.0644123316" calcext:value-type="float">
            <text:p>-70.0644123316</text:p>
          </table:table-cell>
          <table:table-cell office:value-type="float" office:value="74.94140625" calcext:value-type="float">
            <text:p>74.94140625</text:p>
          </table:table-cell>
          <table:table-cell office:value-type="float" office:value="-70.7762598991" calcext:value-type="float">
            <text:p>-70.7762598991</text:p>
          </table:table-cell>
          <table:table-cell office:value-type="float" office:value="75.263671875" calcext:value-type="float">
            <text:p>75.263671875</text:p>
          </table:table-cell>
          <table:table-cell office:value-type="float" office:value="28" calcext:value-type="float">
            <text:p>28</text:p>
          </table:table-cell>
          <table:table-cell office:value-type="float" office:value="-29.2935614132" calcext:value-type="float">
            <text:p>-29.2935614132</text:p>
          </table:table-cell>
          <table:table-cell office:value-type="float" office:value="-5.7676669894" calcext:value-type="float">
            <text:p>-5.7676669894</text:p>
          </table:table-cell>
          <table:table-cell office:value-type="float" office:value="-28.1100279338" calcext:value-type="float">
            <text:p>-28.1100279338</text:p>
          </table:table-cell>
          <table:table-cell office:value-type="float" office:value="-5.259341637" calcext:value-type="float">
            <text:p>-5.259341637</text:p>
          </table:table-cell>
        </table:table-row>
        <table:table-row table:style-name="ro1">
          <table:table-cell office:value-type="float" office:value="-22.4298377246" calcext:value-type="float">
            <text:p>-22.4298377246</text:p>
          </table:table-cell>
          <table:table-cell office:value-type="float" office:value="44.3994140625" calcext:value-type="float">
            <text:p>44.3994140625</text:p>
          </table:table-cell>
          <table:table-cell office:value-type="float" office:value="-69.9741117954" calcext:value-type="float">
            <text:p>-69.9741117954</text:p>
          </table:table-cell>
          <table:table-cell office:value-type="float" office:value="74.94140625" calcext:value-type="float">
            <text:p>74.94140625</text:p>
          </table:table-cell>
          <table:table-cell office:value-type="float" office:value="-70.6848634481" calcext:value-type="float">
            <text:p>-70.6848634481</text:p>
          </table:table-cell>
          <table:table-cell office:value-type="float" office:value="75.2587890625" calcext:value-type="float">
            <text:p>75.2587890625</text:p>
          </table:table-cell>
          <table:table-cell office:value-type="float" office:value="30" calcext:value-type="float">
            <text:p>30</text:p>
          </table:table-cell>
          <table:table-cell office:value-type="float" office:value="-29.2521890703" calcext:value-type="float">
            <text:p>-29.2521890703</text:p>
          </table:table-cell>
          <table:table-cell office:value-type="float" office:value="-5.7676669894" calcext:value-type="float">
            <text:p>-5.7676669894</text:p>
          </table:table-cell>
          <table:table-cell office:value-type="float" office:value="-28.0702883238" calcext:value-type="float">
            <text:p>-28.0702883238</text:p>
          </table:table-cell>
          <table:table-cell office:value-type="float" office:value="-5.2588967972" calcext:value-type="float">
            <text:p>-5.2588967972</text:p>
          </table:table-cell>
        </table:table-row>
        <table:table-row table:style-name="ro1">
          <table:table-cell office:value-type="float" office:value="-22.6720874382" calcext:value-type="float">
            <text:p>-22.6720874382</text:p>
          </table:table-cell>
          <table:table-cell office:value-type="float" office:value="44.4035993304" calcext:value-type="float">
            <text:p>44.4035993304</text:p>
          </table:table-cell>
          <table:table-cell office:value-type="float" office:value="-69.8573013067" calcext:value-type="float">
            <text:p>-69.8573013067</text:p>
          </table:table-cell>
          <table:table-cell office:value-type="float" office:value="74.9267578125" calcext:value-type="float">
            <text:p>74.9267578125</text:p>
          </table:table-cell>
          <table:table-cell office:value-type="float" office:value="-70.5618763685" calcext:value-type="float">
            <text:p>-70.5618763685</text:p>
          </table:table-cell>
          <table:table-cell office:value-type="float" office:value="75.263671875" calcext:value-type="float">
            <text:p>75.263671875</text:p>
          </table:table-cell>
          <table:table-cell office:value-type="float" office:value="32" calcext:value-type="float">
            <text:p>32</text:p>
          </table:table-cell>
          <table:table-cell office:value-type="float" office:value="-29.1986708544" calcext:value-type="float">
            <text:p>-29.1986708544</text:p>
          </table:table-cell>
          <table:table-cell office:value-type="float" office:value="-5.766214908" calcext:value-type="float">
            <text:p>-5.766214908</text:p>
          </table:table-cell>
          <table:table-cell office:value-type="float" office:value="-28.0168129587" calcext:value-type="float">
            <text:p>-28.0168129587</text:p>
          </table:table-cell>
          <table:table-cell office:value-type="float" office:value="-5.259341637" calcext:value-type="float">
            <text:p>-5.259341637</text:p>
          </table:table-cell>
        </table:table-row>
        <table:table-row table:style-name="ro1">
          <table:table-cell office:value-type="float" office:value="-23.0077526697" calcext:value-type="float">
            <text:p>-23.0077526697</text:p>
          </table:table-cell>
          <table:table-cell office:value-type="float" office:value="44.7739955357" calcext:value-type="float">
            <text:p>44.7739955357</text:p>
          </table:table-cell>
          <table:table-cell office:value-type="float" office:value="-69.6901716471" calcext:value-type="float">
            <text:p>-69.6901716471</text:p>
          </table:table-cell>
          <table:table-cell office:value-type="float" office:value="74.921875" calcext:value-type="float">
            <text:p>74.921875</text:p>
          </table:table-cell>
          <table:table-cell office:value-type="float" office:value="-70.3834438086" calcext:value-type="float">
            <text:p>-70.3834438086</text:p>
          </table:table-cell>
          <table:table-cell office:value-type="float" office:value="75.25390625" calcext:value-type="float">
            <text:p>75.25390625</text:p>
          </table:table-cell>
          <table:table-cell office:value-type="float" office:value="34" calcext:value-type="float">
            <text:p>34</text:p>
          </table:table-cell>
          <table:table-cell office:value-type="float" office:value="-29.1220982683" calcext:value-type="float">
            <text:p>-29.1220982683</text:p>
          </table:table-cell>
          <table:table-cell office:value-type="float" office:value="-5.7657308809" calcext:value-type="float">
            <text:p>-5.7657308809</text:p>
          </table:table-cell>
          <table:table-cell office:value-type="float" office:value="-27.939229636" calcext:value-type="float">
            <text:p>-27.939229636</text:p>
          </table:table-cell>
          <table:table-cell office:value-type="float" office:value="-5.2584519573" calcext:value-type="float">
            <text:p>-5.2584519573</text:p>
          </table:table-cell>
        </table:table-row>
        <table:table-row table:style-name="ro1">
          <table:table-cell office:value-type="float" office:value="-22.3585123164" calcext:value-type="float">
            <text:p>-22.3585123164</text:p>
          </table:table-cell>
          <table:table-cell office:value-type="float" office:value="44.2250279018" calcext:value-type="float">
            <text:p>44.2250279018</text:p>
          </table:table-cell>
          <table:table-cell office:value-type="float" office:value="-69.6158265114" calcext:value-type="float">
            <text:p>-69.6158265114</text:p>
          </table:table-cell>
          <table:table-cell office:value-type="float" office:value="74.912109375" calcext:value-type="float">
            <text:p>74.912109375</text:p>
          </table:table-cell>
          <table:table-cell office:value-type="float" office:value="-70.3030633926" calcext:value-type="float">
            <text:p>-70.3030633926</text:p>
          </table:table-cell>
          <table:table-cell office:value-type="float" office:value="75.234375" calcext:value-type="float">
            <text:p>75.234375</text:p>
          </table:table-cell>
          <table:table-cell office:value-type="float" office:value="35" calcext:value-type="float">
            <text:p>35</text:p>
          </table:table-cell>
          <table:table-cell office:value-type="float" office:value="-29.0880360957" calcext:value-type="float">
            <text:p>-29.0880360957</text:p>
          </table:table-cell>
          <table:table-cell office:value-type="float" office:value="-5.7647628267" calcext:value-type="float">
            <text:p>-5.7647628267</text:p>
          </table:table-cell>
          <table:table-cell office:value-type="float" office:value="-27.9042798502" calcext:value-type="float">
            <text:p>-27.9042798502</text:p>
          </table:table-cell>
          <table:table-cell office:value-type="float" office:value="-5.2566725979" calcext:value-type="float">
            <text:p>-5.2566725979</text:p>
          </table:table-cell>
        </table:table-row>
        <table:table-row table:style-name="ro1">
          <table:table-cell office:value-type="float" office:value="-22.3025102241" calcext:value-type="float">
            <text:p>-22.3025102241</text:p>
          </table:table-cell>
          <table:table-cell office:value-type="float" office:value="44.1692243304" calcext:value-type="float">
            <text:p>44.1692243304</text:p>
          </table:table-cell>
          <table:table-cell office:value-type="float" office:value="-69.4010428667" calcext:value-type="float">
            <text:p>-69.4010428667</text:p>
          </table:table-cell>
          <table:table-cell office:value-type="float" office:value="74.873046875" calcext:value-type="float">
            <text:p>74.873046875</text:p>
          </table:table-cell>
          <table:table-cell office:value-type="float" office:value="-70.0885582447" calcext:value-type="float">
            <text:p>-70.0885582447</text:p>
          </table:table-cell>
          <table:table-cell office:value-type="float" office:value="75.205078125" calcext:value-type="float">
            <text:p>75.205078125</text:p>
          </table:table-cell>
          <table:table-cell office:value-type="float" office:value="37" calcext:value-type="float">
            <text:p>37</text:p>
          </table:table-cell>
          <table:table-cell office:value-type="float" office:value="-28.9896302282" calcext:value-type="float">
            <text:p>-28.9896302282</text:p>
          </table:table-cell>
          <table:table-cell office:value-type="float" office:value="-5.7608906099" calcext:value-type="float">
            <text:p>-5.7608906099</text:p>
          </table:table-cell>
          <table:table-cell office:value-type="float" office:value="-27.8110119953" calcext:value-type="float">
            <text:p>-27.8110119953</text:p>
          </table:table-cell>
          <table:table-cell office:value-type="float" office:value="-5.2540035587" calcext:value-type="float">
            <text:p>-5.2540035587</text:p>
          </table:table-cell>
        </table:table-row>
        <table:table-row table:style-name="ro1">
          <table:table-cell office:value-type="float" office:value="-22.5198494958" calcext:value-type="float">
            <text:p>-22.5198494958</text:p>
          </table:table-cell>
          <table:table-cell office:value-type="float" office:value="44.3840680804" calcext:value-type="float">
            <text:p>44.3840680804</text:p>
          </table:table-cell>
          <table:table-cell office:value-type="float" office:value="-69.3551136255" calcext:value-type="float">
            <text:p>-69.3551136255</text:p>
          </table:table-cell>
          <table:table-cell office:value-type="float" office:value="74.8828125" calcext:value-type="float">
            <text:p>74.8828125</text:p>
          </table:table-cell>
          <table:table-cell office:value-type="float" office:value="-70.0451773405" calcext:value-type="float">
            <text:p>-70.0451773405</text:p>
          </table:table-cell>
          <table:table-cell office:value-type="float" office:value="75.21484375" calcext:value-type="float">
            <text:p>75.21484375</text:p>
          </table:table-cell>
          <table:table-cell office:value-type="float" office:value="39" calcext:value-type="float">
            <text:p>39</text:p>
          </table:table-cell>
          <table:table-cell office:value-type="float" office:value="-28.9685871603" calcext:value-type="float">
            <text:p>-28.9685871603</text:p>
          </table:table-cell>
          <table:table-cell office:value-type="float" office:value="-5.7618586641" calcext:value-type="float">
            <text:p>-5.7618586641</text:p>
          </table:table-cell>
          <table:table-cell office:value-type="float" office:value="-27.7921497725" calcext:value-type="float">
            <text:p>-27.7921497725</text:p>
          </table:table-cell>
          <table:table-cell office:value-type="float" office:value="-5.2548932384" calcext:value-type="float">
            <text:p>-5.2548932384</text:p>
          </table:table-cell>
        </table:table-row>
        <table:table-row table:style-name="ro1">
          <table:table-cell office:value-type="float" office:value="-22.6821853348" calcext:value-type="float">
            <text:p>-22.6821853348</text:p>
          </table:table-cell>
          <table:table-cell office:value-type="float" office:value="44.6902901786" calcext:value-type="float">
            <text:p>44.6902901786</text:p>
          </table:table-cell>
          <table:table-cell office:value-type="float" office:value="-69.2165880442" calcext:value-type="float">
            <text:p>-69.2165880442</text:p>
          </table:table-cell>
          <table:table-cell office:value-type="float" office:value="74.8681640625" calcext:value-type="float">
            <text:p>74.8681640625</text:p>
          </table:table-cell>
          <table:table-cell office:value-type="float" office:value="-69.9071365833" calcext:value-type="float">
            <text:p>-69.9071365833</text:p>
          </table:table-cell>
          <table:table-cell office:value-type="float" office:value="75.2001953125" calcext:value-type="float">
            <text:p>75.2001953125</text:p>
          </table:table-cell>
          <table:table-cell office:value-type="float" office:value="41" calcext:value-type="float">
            <text:p>41</text:p>
          </table:table-cell>
          <table:table-cell office:value-type="float" office:value="-28.9051198976" calcext:value-type="float">
            <text:p>-28.9051198976</text:p>
          </table:table-cell>
          <table:table-cell office:value-type="float" office:value="-5.7604065828" calcext:value-type="float">
            <text:p>-5.7604065828</text:p>
          </table:table-cell>
          <table:table-cell office:value-type="float" office:value="-27.7321289971" calcext:value-type="float">
            <text:p>-27.7321289971</text:p>
          </table:table-cell>
          <table:table-cell office:value-type="float" office:value="-5.2535587189" calcext:value-type="float">
            <text:p>-5.2535587189</text:p>
          </table:table-cell>
        </table:table-row>
        <table:table-row table:style-name="ro1">
          <table:table-cell office:value-type="float" office:value="-22.4672308534" calcext:value-type="float">
            <text:p>-22.4672308534</text:p>
          </table:table-cell>
          <table:table-cell office:value-type="float" office:value="44.5291573661" calcext:value-type="float">
            <text:p>44.5291573661</text:p>
          </table:table-cell>
          <table:table-cell office:value-type="float" office:value="-69.0260009766" calcext:value-type="float">
            <text:p>-69.0260009766</text:p>
          </table:table-cell>
          <table:table-cell office:value-type="float" office:value="74.8486328125" calcext:value-type="float">
            <text:p>74.8486328125</text:p>
          </table:table-cell>
          <table:table-cell office:value-type="float" office:value="-69.7104549885" calcext:value-type="float">
            <text:p>-69.7104549885</text:p>
          </table:table-cell>
          <table:table-cell office:value-type="float" office:value="75.17578125" calcext:value-type="float">
            <text:p>75.17578125</text:p>
          </table:table-cell>
          <table:table-cell office:value-type="float" office:value="43" calcext:value-type="float">
            <text:p>43</text:p>
          </table:table-cell>
          <table:table-cell office:value-type="float" office:value="-28.8178000007" calcext:value-type="float">
            <text:p>-28.8178000007</text:p>
          </table:table-cell>
          <table:table-cell office:value-type="float" office:value="-5.7584704743" calcext:value-type="float">
            <text:p>-5.7584704743</text:p>
          </table:table-cell>
          <table:table-cell office:value-type="float" office:value="-27.6466109075" calcext:value-type="float">
            <text:p>-27.6466109075</text:p>
          </table:table-cell>
          <table:table-cell office:value-type="float" office:value="-5.2513345196" calcext:value-type="float">
            <text:p>-5.2513345196</text:p>
          </table:table-cell>
        </table:table-row>
        <table:table-row table:style-name="ro1">
          <table:table-cell office:value-type="float" office:value="-22.3984803672" calcext:value-type="float">
            <text:p>-22.3984803672</text:p>
          </table:table-cell>
          <table:table-cell office:value-type="float" office:value="44.4635881696" calcext:value-type="float">
            <text:p>44.4635881696</text:p>
          </table:table-cell>
          <table:table-cell office:value-type="float" office:value="-68.9423386335" calcext:value-type="float">
            <text:p>-68.9423386335</text:p>
          </table:table-cell>
          <table:table-cell office:value-type="float" office:value="74.8095703125" calcext:value-type="float">
            <text:p>74.8095703125</text:p>
          </table:table-cell>
          <table:table-cell office:value-type="float" office:value="-69.6267532825" calcext:value-type="float">
            <text:p>-69.6267532825</text:p>
          </table:table-cell>
          <table:table-cell office:value-type="float" office:value="75.1611328125" calcext:value-type="float">
            <text:p>75.1611328125</text:p>
          </table:table-cell>
          <table:table-cell office:value-type="float" office:value="45" calcext:value-type="float">
            <text:p>45</text:p>
          </table:table-cell>
          <table:table-cell office:value-type="float" office:value="-28.7794690307" calcext:value-type="float">
            <text:p>-28.7794690307</text:p>
          </table:table-cell>
          <table:table-cell office:value-type="float" office:value="-5.7545982575" calcext:value-type="float">
            <text:p>-5.7545982575</text:p>
          </table:table-cell>
          <table:table-cell office:value-type="float" office:value="-27.6102170091" calcext:value-type="float">
            <text:p>-27.6102170091</text:p>
          </table:table-cell>
          <table:table-cell office:value-type="float" office:value="-5.25" calcext:value-type="float">
            <text:p>-5.25</text:p>
          </table:table-cell>
        </table:table-row>
        <table:table-row table:style-name="ro1">
          <table:table-cell office:value-type="float" office:value="-22.6664427481" calcext:value-type="float">
            <text:p>-22.6664427481</text:p>
          </table:table-cell>
          <table:table-cell office:value-type="float" office:value="44.6498325893" calcext:value-type="float">
            <text:p>44.6498325893</text:p>
          </table:table-cell>
          <table:table-cell office:value-type="float" office:value="-68.9910850286" calcext:value-type="float">
            <text:p>-68.9910850286</text:p>
          </table:table-cell>
          <table:table-cell office:value-type="float" office:value="74.84375" calcext:value-type="float">
            <text:p>74.84375</text:p>
          </table:table-cell>
          <table:table-cell office:value-type="float" office:value="-69.6753160238" calcext:value-type="float">
            <text:p>-69.6753160238</text:p>
          </table:table-cell>
          <table:table-cell office:value-type="float" office:value="75.17578125" calcext:value-type="float">
            <text:p>75.17578125</text:p>
          </table:table-cell>
          <table:table-cell office:value-type="float" office:value="47" calcext:value-type="float">
            <text:p>47</text:p>
          </table:table-cell>
          <table:table-cell office:value-type="float" office:value="-28.8018028137" calcext:value-type="float">
            <text:p>-28.8018028137</text:p>
          </table:table-cell>
          <table:table-cell office:value-type="float" office:value="-5.7579864472" calcext:value-type="float">
            <text:p>-5.7579864472</text:p>
          </table:table-cell>
          <table:table-cell office:value-type="float" office:value="-27.6313323191" calcext:value-type="float">
            <text:p>-27.6313323191</text:p>
          </table:table-cell>
          <table:table-cell office:value-type="float" office:value="-5.2513345196" calcext:value-type="float">
            <text:p>-5.2513345196</text:p>
          </table:table-cell>
        </table:table-row>
        <table:table-row table:style-name="ro1">
          <table:table-cell office:value-type="float" office:value="-22.4550328808" calcext:value-type="float">
            <text:p>-22.4550328808</text:p>
          </table:table-cell>
          <table:table-cell office:value-type="float" office:value="44.3973214286" calcext:value-type="float">
            <text:p>44.3973214286</text:p>
          </table:table-cell>
          <table:table-cell office:value-type="float" office:value="-68.7345639229" calcext:value-type="float">
            <text:p>-68.7345639229</text:p>
          </table:table-cell>
          <table:table-cell office:value-type="float" office:value="74.8046875" calcext:value-type="float">
            <text:p>74.8046875</text:p>
          </table:table-cell>
          <table:table-cell office:value-type="float" office:value="-69.4241298676" calcext:value-type="float">
            <text:p>-69.4241298676</text:p>
          </table:table-cell>
          <table:table-cell office:value-type="float" office:value="75.1513671875" calcext:value-type="float">
            <text:p>75.1513671875</text:p>
          </table:table-cell>
          <table:table-cell office:value-type="float" office:value="49" calcext:value-type="float">
            <text:p>49</text:p>
          </table:table-cell>
          <table:table-cell office:value-type="float" office:value="-28.6842743958" calcext:value-type="float">
            <text:p>-28.6842743958</text:p>
          </table:table-cell>
          <table:table-cell office:value-type="float" office:value="-5.7541142304" calcext:value-type="float">
            <text:p>-5.7541142304</text:p>
          </table:table-cell>
          <table:table-cell office:value-type="float" office:value="-27.5221153879" calcext:value-type="float">
            <text:p>-27.5221153879</text:p>
          </table:table-cell>
          <table:table-cell office:value-type="float" office:value="-5.2491103203" calcext:value-type="float">
            <text:p>-5.2491103203</text:p>
          </table:table-cell>
        </table:table-row>
        <table:table-row table:style-name="ro1">
          <table:table-cell office:value-type="float" office:value="-22.5202026559" calcext:value-type="float">
            <text:p>-22.5202026559</text:p>
          </table:table-cell>
          <table:table-cell office:value-type="float" office:value="44.5375279018" calcext:value-type="float">
            <text:p>44.5375279018</text:p>
          </table:table-cell>
          <table:table-cell office:value-type="float" office:value="-68.5792958975" calcext:value-type="float">
            <text:p>-68.5792958975</text:p>
          </table:table-cell>
          <table:table-cell office:value-type="float" office:value="74.8046875" calcext:value-type="float">
            <text:p>74.8046875</text:p>
          </table:table-cell>
          <table:table-cell office:value-type="float" office:value="-69.2687753916" calcext:value-type="float">
            <text:p>-69.2687753916</text:p>
          </table:table-cell>
          <table:table-cell office:value-type="float" office:value="75.15625" calcext:value-type="float">
            <text:p>75.15625</text:p>
          </table:table-cell>
          <table:table-cell office:value-type="float" office:value="51" calcext:value-type="float">
            <text:p>51</text:p>
          </table:table-cell>
          <table:table-cell office:value-type="float" office:value="-28.6131363688" calcext:value-type="float">
            <text:p>-28.6131363688</text:p>
          </table:table-cell>
          <table:table-cell office:value-type="float" office:value="-5.7541142304" calcext:value-type="float">
            <text:p>-5.7541142304</text:p>
          </table:table-cell>
          <table:table-cell office:value-type="float" office:value="-27.4545665255" calcext:value-type="float">
            <text:p>-27.4545665255</text:p>
          </table:table-cell>
          <table:table-cell office:value-type="float" office:value="-5.2495551601" calcext:value-type="float">
            <text:p>-5.2495551601</text:p>
          </table:table-cell>
        </table:table-row>
        <table:table-row table:style-name="ro1">
          <table:table-cell office:value-type="float" office:value="-22.2609087335" calcext:value-type="float">
            <text:p>-22.2609087335</text:p>
          </table:table-cell>
          <table:table-cell office:value-type="float" office:value="44.4084821429" calcext:value-type="float">
            <text:p>44.4084821429</text:p>
          </table:table-cell>
          <table:table-cell office:value-type="float" office:value="-68.370166707" calcext:value-type="float">
            <text:p>-68.370166707</text:p>
          </table:table-cell>
          <table:table-cell office:value-type="float" office:value="74.794921875" calcext:value-type="float">
            <text:p>74.794921875</text:p>
          </table:table-cell>
          <table:table-cell office:value-type="float" office:value="-69.0539971352" calcext:value-type="float">
            <text:p>-69.0539971352</text:p>
          </table:table-cell>
          <table:table-cell office:value-type="float" office:value="75.13671875" calcext:value-type="float">
            <text:p>75.13671875</text:p>
          </table:table-cell>
          <table:table-cell office:value-type="float" office:value="53" calcext:value-type="float">
            <text:p>53</text:p>
          </table:table-cell>
          <table:table-cell office:value-type="float" office:value="-28.5173211617" calcext:value-type="float">
            <text:p>-28.5173211617</text:p>
          </table:table-cell>
          <table:table-cell office:value-type="float" office:value="-5.7531461762" calcext:value-type="float">
            <text:p>-5.7531461762</text:p>
          </table:table-cell>
          <table:table-cell office:value-type="float" office:value="-27.3611799217" calcext:value-type="float">
            <text:p>-27.3611799217</text:p>
          </table:table-cell>
          <table:table-cell office:value-type="float" office:value="-5.2477758007" calcext:value-type="float">
            <text:p>-5.2477758007</text:p>
          </table:table-cell>
        </table:table-row>
        <table:table-row table:style-name="ro1">
          <table:table-cell office:value-type="float" office:value="-22.3997718185" calcext:value-type="float">
            <text:p>-22.3997718185</text:p>
          </table:table-cell>
          <table:table-cell office:value-type="float" office:value="44.2327008929" calcext:value-type="float">
            <text:p>44.2327008929</text:p>
          </table:table-cell>
          <table:table-cell office:value-type="float" office:value="-68.276069665" calcext:value-type="float">
            <text:p>-68.276069665</text:p>
          </table:table-cell>
          <table:table-cell office:value-type="float" office:value="74.7607421875" calcext:value-type="float">
            <text:p>74.7607421875</text:p>
          </table:table-cell>
          <table:table-cell office:value-type="float" office:value="-68.957938242" calcext:value-type="float">
            <text:p>-68.957938242</text:p>
          </table:table-cell>
          <table:table-cell office:value-type="float" office:value="75.13671875" calcext:value-type="float">
            <text:p>75.13671875</text:p>
          </table:table-cell>
          <table:table-cell office:value-type="float" office:value="54" calcext:value-type="float">
            <text:p>54</text:p>
          </table:table-cell>
          <table:table-cell office:value-type="float" office:value="-28.4742094012" calcext:value-type="float">
            <text:p>-28.4742094012</text:p>
          </table:table-cell>
          <table:table-cell office:value-type="float" office:value="-5.7497579864" calcext:value-type="float">
            <text:p>-5.7497579864</text:p>
          </table:table-cell>
          <table:table-cell office:value-type="float" office:value="-27.3194130597" calcext:value-type="float">
            <text:p>-27.3194130597</text:p>
          </table:table-cell>
          <table:table-cell office:value-type="float" office:value="-5.2477758007" calcext:value-type="float">
            <text:p>-5.2477758007</text:p>
          </table:table-cell>
        </table:table-row>
        <table:table-row table:style-name="ro1">
          <table:table-cell office:value-type="float" office:value="-22.450108096" calcext:value-type="float">
            <text:p>-22.450108096</text:p>
          </table:table-cell>
          <table:table-cell office:value-type="float" office:value="44.4621930804" calcext:value-type="float">
            <text:p>44.4621930804</text:p>
          </table:table-cell>
          <table:table-cell office:value-type="float" office:value="-68.1533741474" calcext:value-type="float">
            <text:p>-68.1533741474</text:p>
          </table:table-cell>
          <table:table-cell office:value-type="float" office:value="74.7802734375" calcext:value-type="float">
            <text:p>74.7802734375</text:p>
          </table:table-cell>
          <table:table-cell office:value-type="float" office:value="-68.8323526621" calcext:value-type="float">
            <text:p>-68.8323526621</text:p>
          </table:table-cell>
          <table:table-cell office:value-type="float" office:value="75.13671875" calcext:value-type="float">
            <text:p>75.13671875</text:p>
          </table:table-cell>
          <table:table-cell office:value-type="float" office:value="56" calcext:value-type="float">
            <text:p>56</text:p>
          </table:table-cell>
          <table:table-cell office:value-type="float" office:value="-28.4179948842" calcext:value-type="float">
            <text:p>-28.4179948842</text:p>
          </table:table-cell>
          <table:table-cell office:value-type="float" office:value="-5.7516940949" calcext:value-type="float">
            <text:p>-5.7516940949</text:p>
          </table:table-cell>
          <table:table-cell office:value-type="float" office:value="-27.2648078544" calcext:value-type="float">
            <text:p>-27.2648078544</text:p>
          </table:table-cell>
          <table:table-cell office:value-type="float" office:value="-5.2477758007" calcext:value-type="float">
            <text:p>-5.2477758007</text:p>
          </table:table-cell>
        </table:table-row>
        <table:table-row table:style-name="ro1">
          <table:table-cell office:value-type="float" office:value="-22.8029521802" calcext:value-type="float">
            <text:p>-22.8029521802</text:p>
          </table:table-cell>
          <table:table-cell office:value-type="float" office:value="44.8018973214" calcext:value-type="float">
            <text:p>44.8018973214</text:p>
          </table:table-cell>
          <table:table-cell office:value-type="float" office:value="-68.1173073292" calcext:value-type="float">
            <text:p>-68.1173073292</text:p>
          </table:table-cell>
          <table:table-cell office:value-type="float" office:value="74.8193359375" calcext:value-type="float">
            <text:p>74.8193359375</text:p>
          </table:table-cell>
          <table:table-cell office:value-type="float" office:value="-68.7940239429" calcext:value-type="float">
            <text:p>-68.7940239429</text:p>
          </table:table-cell>
          <table:table-cell office:value-type="float" office:value="75.15625" calcext:value-type="float">
            <text:p>75.15625</text:p>
          </table:table-cell>
          <table:table-cell office:value-type="float" office:value="58" calcext:value-type="float">
            <text:p>58</text:p>
          </table:table-cell>
          <table:table-cell office:value-type="float" office:value="-28.4014704112" calcext:value-type="float">
            <text:p>-28.4014704112</text:p>
          </table:table-cell>
          <table:table-cell office:value-type="float" office:value="-5.7555663117" calcext:value-type="float">
            <text:p>-5.7555663117</text:p>
          </table:table-cell>
          <table:table-cell office:value-type="float" office:value="-27.2481423456" calcext:value-type="float">
            <text:p>-27.2481423456</text:p>
          </table:table-cell>
          <table:table-cell office:value-type="float" office:value="-5.2495551601" calcext:value-type="float">
            <text:p>-5.2495551601</text:p>
          </table:table-cell>
        </table:table-row>
        <table:table-row table:style-name="ro1">
          <table:table-cell office:value-type="float" office:value="-22.1193383438" calcext:value-type="float">
            <text:p>-22.1193383438</text:p>
          </table:table-cell>
          <table:table-cell office:value-type="float" office:value="44.2689732143" calcext:value-type="float">
            <text:p>44.2689732143</text:p>
          </table:table-cell>
          <table:table-cell office:value-type="float" office:value="-67.906608057" calcext:value-type="float">
            <text:p>-67.906608057</text:p>
          </table:table-cell>
          <table:table-cell office:value-type="float" office:value="74.7998046875" calcext:value-type="float">
            <text:p>74.7998046875</text:p>
          </table:table-cell>
          <table:table-cell office:value-type="float" office:value="-68.5734822273" calcext:value-type="float">
            <text:p>-68.5734822273</text:p>
          </table:table-cell>
          <table:table-cell office:value-type="float" office:value="75.126953125" calcext:value-type="float">
            <text:p>75.126953125</text:p>
          </table:table-cell>
          <table:table-cell office:value-type="float" office:value="60" calcext:value-type="float">
            <text:p>60</text:p>
          </table:table-cell>
          <table:table-cell office:value-type="float" office:value="-28.3049358511" calcext:value-type="float">
            <text:p>-28.3049358511</text:p>
          </table:table-cell>
          <table:table-cell office:value-type="float" office:value="-5.7536302033" calcext:value-type="float">
            <text:p>-5.7536302033</text:p>
          </table:table-cell>
          <table:table-cell office:value-type="float" office:value="-27.1522497625" calcext:value-type="float">
            <text:p>-27.1522497625</text:p>
          </table:table-cell>
          <table:table-cell office:value-type="float" office:value="-5.246886121" calcext:value-type="float">
            <text:p>-5.246886121</text:p>
          </table:table-cell>
        </table:table-row>
        <table:table-row table:style-name="ro1">
          <table:table-cell office:value-type="float" office:value="-22.1375181752" calcext:value-type="float">
            <text:p>-22.1375181752</text:p>
          </table:table-cell>
          <table:table-cell office:value-type="float" office:value="44.16015625" calcext:value-type="float">
            <text:p>44.16015625</text:p>
          </table:table-cell>
          <table:table-cell office:value-type="float" office:value="-67.7713145256" calcext:value-type="float">
            <text:p>-67.7713145256</text:p>
          </table:table-cell>
          <table:table-cell office:value-type="float" office:value="74.7998046875" calcext:value-type="float">
            <text:p>74.7998046875</text:p>
          </table:table-cell>
          <table:table-cell office:value-type="float" office:value="-68.4370247841" calcext:value-type="float">
            <text:p>-68.4370247841</text:p>
          </table:table-cell>
          <table:table-cell office:value-type="float" office:value="75.126953125" calcext:value-type="float">
            <text:p>75.126953125</text:p>
          </table:table-cell>
          <table:table-cell office:value-type="float" office:value="62" calcext:value-type="float">
            <text:p>62</text:p>
          </table:table-cell>
          <table:table-cell office:value-type="float" office:value="-28.2429493934" calcext:value-type="float">
            <text:p>-28.2429493934</text:p>
          </table:table-cell>
          <table:table-cell office:value-type="float" office:value="-5.7536302033" calcext:value-type="float">
            <text:p>-5.7536302033</text:p>
          </table:table-cell>
          <table:table-cell office:value-type="float" office:value="-27.0929174194" calcext:value-type="float">
            <text:p>-27.0929174194</text:p>
          </table:table-cell>
          <table:table-cell office:value-type="float" office:value="-5.246886121" calcext:value-type="float">
            <text:p>-5.246886121</text:p>
          </table:table-cell>
        </table:table-row>
        <table:table-row table:style-name="ro1">
          <table:table-cell office:value-type="float" office:value="-22.406260719" calcext:value-type="float">
            <text:p>-22.406260719</text:p>
          </table:table-cell>
          <table:table-cell office:value-type="float" office:value="44.4949776786" calcext:value-type="float">
            <text:p>44.4949776786</text:p>
          </table:table-cell>
          <table:table-cell office:value-type="float" office:value="-67.7331107855" calcext:value-type="float">
            <text:p>-67.7331107855</text:p>
          </table:table-cell>
          <table:table-cell office:value-type="float" office:value="74.8779296875" calcext:value-type="float">
            <text:p>74.8779296875</text:p>
          </table:table-cell>
          <table:table-cell office:value-type="float" office:value="-68.4007789612" calcext:value-type="float">
            <text:p>-68.4007789612</text:p>
          </table:table-cell>
          <table:table-cell office:value-type="float" office:value="75.1953125" calcext:value-type="float">
            <text:p>75.1953125</text:p>
          </table:table-cell>
          <table:table-cell office:value-type="float" office:value="64" calcext:value-type="float">
            <text:p>64</text:p>
          </table:table-cell>
          <table:table-cell office:value-type="float" office:value="-28.2254458623" calcext:value-type="float">
            <text:p>-28.2254458623</text:p>
          </table:table-cell>
          <table:table-cell office:value-type="float" office:value="-5.761374637" calcext:value-type="float">
            <text:p>-5.761374637</text:p>
          </table:table-cell>
          <table:table-cell office:value-type="float" office:value="-27.0771575639" calcext:value-type="float">
            <text:p>-27.0771575639</text:p>
          </table:table-cell>
          <table:table-cell office:value-type="float" office:value="-5.253113879" calcext:value-type="float">
            <text:p>-5.253113879</text:p>
          </table:table-cell>
        </table:table-row>
        <table:table-row table:style-name="ro1">
          <table:table-cell office:value-type="float" office:value="-22.2505679948" calcext:value-type="float">
            <text:p>-22.2505679948</text:p>
          </table:table-cell>
          <table:table-cell office:value-type="float" office:value="44.4810267857" calcext:value-type="float">
            <text:p>44.4810267857</text:p>
          </table:table-cell>
          <table:table-cell office:value-type="float" office:value="-67.4414095163" calcext:value-type="float">
            <text:p>-67.4414095163</text:p>
          </table:table-cell>
          <table:table-cell office:value-type="float" office:value="74.814453125" calcext:value-type="float">
            <text:p>74.814453125</text:p>
          </table:table-cell>
          <table:table-cell office:value-type="float" office:value="-68.1065534353" calcext:value-type="float">
            <text:p>-68.1065534353</text:p>
          </table:table-cell>
          <table:table-cell office:value-type="float" office:value="75.1416015625" calcext:value-type="float">
            <text:p>75.1416015625</text:p>
          </table:table-cell>
          <table:table-cell office:value-type="float" office:value="66" calcext:value-type="float">
            <text:p>66</text:p>
          </table:table-cell>
          <table:table-cell office:value-type="float" office:value="-28.0917992038" calcext:value-type="float">
            <text:p>-28.0917992038</text:p>
          </table:table-cell>
          <table:table-cell office:value-type="float" office:value="-5.7550822846" calcext:value-type="float">
            <text:p>-5.7550822846</text:p>
          </table:table-cell>
          <table:table-cell office:value-type="float" office:value="-26.9492269108" calcext:value-type="float">
            <text:p>-26.9492269108</text:p>
          </table:table-cell>
          <table:table-cell office:value-type="float" office:value="-5.2482206406" calcext:value-type="float">
            <text:p>-5.2482206406</text:p>
          </table:table-cell>
        </table:table-row>
        <table:table-row table:style-name="ro1">
          <table:table-cell office:value-type="float" office:value="-22.3153743633" calcext:value-type="float">
            <text:p>-22.3153743633</text:p>
          </table:table-cell>
          <table:table-cell office:value-type="float" office:value="44.3010602679" calcext:value-type="float">
            <text:p>44.3010602679</text:p>
          </table:table-cell>
          <table:table-cell office:value-type="float" office:value="-67.3414442539" calcext:value-type="float">
            <text:p>-67.3414442539</text:p>
          </table:table-cell>
          <table:table-cell office:value-type="float" office:value="74.833984375" calcext:value-type="float">
            <text:p>74.833984375</text:p>
          </table:table-cell>
          <table:table-cell office:value-type="float" office:value="-68.006712985" calcext:value-type="float">
            <text:p>-68.006712985</text:p>
          </table:table-cell>
          <table:table-cell office:value-type="float" office:value="75.1708984375" calcext:value-type="float">
            <text:p>75.1708984375</text:p>
          </table:table-cell>
          <table:table-cell office:value-type="float" office:value="68" calcext:value-type="float">
            <text:p>68</text:p>
          </table:table-cell>
          <table:table-cell office:value-type="float" office:value="-28.0459988432" calcext:value-type="float">
            <text:p>-28.0459988432</text:p>
          </table:table-cell>
          <table:table-cell office:value-type="float" office:value="-5.757018393" calcext:value-type="float">
            <text:p>-5.757018393</text:p>
          </table:table-cell>
          <table:table-cell office:value-type="float" office:value="-26.9058158098" calcext:value-type="float">
            <text:p>-26.9058158098</text:p>
          </table:table-cell>
          <table:table-cell office:value-type="float" office:value="-5.2508896797" calcext:value-type="float">
            <text:p>-5.2508896797</text:p>
          </table:table-cell>
        </table:table-row>
        <table:table-row table:style-name="ro1">
          <table:table-cell office:value-type="float" office:value="-21.9309274435" calcext:value-type="float">
            <text:p>-21.9309274435</text:p>
          </table:table-cell>
          <table:table-cell office:value-type="float" office:value="44.443359375" calcext:value-type="float">
            <text:p>44.443359375</text:p>
          </table:table-cell>
          <table:table-cell office:value-type="float" office:value="-67.2907447815" calcext:value-type="float">
            <text:p>-67.2907447815</text:p>
          </table:table-cell>
          <table:table-cell office:value-type="float" office:value="74.84375" calcext:value-type="float">
            <text:p>74.84375</text:p>
          </table:table-cell>
          <table:table-cell office:value-type="float" office:value="-67.9567315102" calcext:value-type="float">
            <text:p>-67.9567315102</text:p>
          </table:table-cell>
          <table:table-cell office:value-type="float" office:value="75.1611328125" calcext:value-type="float">
            <text:p>75.1611328125</text:p>
          </table:table-cell>
          <table:table-cell office:value-type="float" office:value="70" calcext:value-type="float">
            <text:p>70</text:p>
          </table:table-cell>
          <table:table-cell office:value-type="float" office:value="-28.022770233" calcext:value-type="float">
            <text:p>-28.022770233</text:p>
          </table:table-cell>
          <table:table-cell office:value-type="float" office:value="-5.7579864472" calcext:value-type="float">
            <text:p>-5.7579864472</text:p>
          </table:table-cell>
          <table:table-cell office:value-type="float" office:value="-26.8840836277" calcext:value-type="float">
            <text:p>-26.8840836277</text:p>
          </table:table-cell>
          <table:table-cell office:value-type="float" office:value="-5.25" calcext:value-type="float">
            <text:p>-5.25</text:p>
          </table:table-cell>
        </table:table-row>
        <table:table-row table:style-name="ro1">
          <table:table-cell office:value-type="float" office:value="-22.1373890051" calcext:value-type="float">
            <text:p>-22.1373890051</text:p>
          </table:table-cell>
          <table:table-cell office:value-type="float" office:value="44.3875558036" calcext:value-type="float">
            <text:p>44.3875558036</text:p>
          </table:table-cell>
          <table:table-cell office:value-type="float" office:value="-66.8154743433" calcext:value-type="float">
            <text:p>-66.8154743433</text:p>
          </table:table-cell>
          <table:table-cell office:value-type="float" office:value="74.7705078125" calcext:value-type="float">
            <text:p>74.7705078125</text:p>
          </table:table-cell>
          <table:table-cell office:value-type="float" office:value="-67.4875497341" calcext:value-type="float">
            <text:p>-67.4875497341</text:p>
          </table:table-cell>
          <table:table-cell office:value-type="float" office:value="75.126953125" calcext:value-type="float">
            <text:p>75.126953125</text:p>
          </table:table-cell>
          <table:table-cell office:value-type="float" office:value="72" calcext:value-type="float">
            <text:p>72</text:p>
          </table:table-cell>
          <table:table-cell office:value-type="float" office:value="-27.8050190173" calcext:value-type="float">
            <text:p>-27.8050190173</text:p>
          </table:table-cell>
          <table:table-cell office:value-type="float" office:value="-5.7507260407" calcext:value-type="float">
            <text:p>-5.7507260407</text:p>
          </table:table-cell>
          <table:table-cell office:value-type="float" office:value="-26.6800811679" calcext:value-type="float">
            <text:p>-26.6800811679</text:p>
          </table:table-cell>
          <table:table-cell office:value-type="float" office:value="-5.246886121" calcext:value-type="float">
            <text:p>-5.246886121</text:p>
          </table:table-cell>
        </table:table-row>
        <table:table-row table:style-name="ro1">
          <table:table-cell office:value-type="float" office:value="-22.1824355355" calcext:value-type="float">
            <text:p>-22.1824355355</text:p>
          </table:table-cell>
          <table:table-cell office:value-type="float" office:value="44.4384765625" calcext:value-type="float">
            <text:p>44.4384765625</text:p>
          </table:table-cell>
          <table:table-cell office:value-type="float" office:value="-66.7803162813" calcext:value-type="float">
            <text:p>-66.7803162813</text:p>
          </table:table-cell>
          <table:table-cell office:value-type="float" office:value="74.775390625" calcext:value-type="float">
            <text:p>74.775390625</text:p>
          </table:table-cell>
          <table:table-cell office:value-type="float" office:value="-67.4533553839" calcext:value-type="float">
            <text:p>-67.4533553839</text:p>
          </table:table-cell>
          <table:table-cell office:value-type="float" office:value="75.1220703125" calcext:value-type="float">
            <text:p>75.1220703125</text:p>
          </table:table-cell>
          <table:table-cell office:value-type="float" office:value="73" calcext:value-type="float">
            <text:p>73</text:p>
          </table:table-cell>
          <table:table-cell office:value-type="float" office:value="-27.7889109026" calcext:value-type="float">
            <text:p>-27.7889109026</text:p>
          </table:table-cell>
          <table:table-cell office:value-type="float" office:value="-5.7512100678" calcext:value-type="float">
            <text:p>-5.7512100678</text:p>
          </table:table-cell>
          <table:table-cell office:value-type="float" office:value="-26.6652133023" calcext:value-type="float">
            <text:p>-26.6652133023</text:p>
          </table:table-cell>
          <table:table-cell office:value-type="float" office:value="-5.2464412811" calcext:value-type="float">
            <text:p>-5.2464412811</text:p>
          </table:table-cell>
        </table:table-row>
        <table:table-row table:style-name="ro1">
          <table:table-cell office:value-type="float" office:value="-22.0825356892" calcext:value-type="float">
            <text:p>-22.0825356892</text:p>
          </table:table-cell>
          <table:table-cell office:value-type="float" office:value="44.2529296875" calcext:value-type="float">
            <text:p>44.2529296875</text:p>
          </table:table-cell>
          <table:table-cell office:value-type="float" office:value="-66.6251266003" calcext:value-type="float">
            <text:p>-66.6251266003</text:p>
          </table:table-cell>
          <table:table-cell office:value-type="float" office:value="74.7705078125" calcext:value-type="float">
            <text:p>74.7705078125</text:p>
          </table:table-cell>
          <table:table-cell office:value-type="float" office:value="-67.3037702799" calcext:value-type="float">
            <text:p>-67.3037702799</text:p>
          </table:table-cell>
          <table:table-cell office:value-type="float" office:value="75.13671875" calcext:value-type="float">
            <text:p>75.13671875</text:p>
          </table:table-cell>
          <table:table-cell office:value-type="float" office:value="75" calcext:value-type="float">
            <text:p>75</text:p>
          </table:table-cell>
          <table:table-cell office:value-type="float" office:value="-27.71780877" calcext:value-type="float">
            <text:p>-27.71780877</text:p>
          </table:table-cell>
          <table:table-cell office:value-type="float" office:value="-5.7507260407" calcext:value-type="float">
            <text:p>-5.7507260407</text:p>
          </table:table-cell>
          <table:table-cell office:value-type="float" office:value="-26.6001729902" calcext:value-type="float">
            <text:p>-26.6001729902</text:p>
          </table:table-cell>
          <table:table-cell office:value-type="float" office:value="-5.2477758007" calcext:value-type="float">
            <text:p>-5.2477758007</text:p>
          </table:table-cell>
        </table:table-row>
        <table:table-row table:style-name="ro1">
          <table:table-cell office:value-type="float" office:value="-22.019384732" calcext:value-type="float">
            <text:p>-22.019384732</text:p>
          </table:table-cell>
          <table:table-cell office:value-type="float" office:value="44.3533761161" calcext:value-type="float">
            <text:p>44.3533761161</text:p>
          </table:table-cell>
          <table:table-cell office:value-type="float" office:value="-66.3960247755" calcext:value-type="float">
            <text:p>-66.3960247755</text:p>
          </table:table-cell>
          <table:table-cell office:value-type="float" office:value="74.7998046875" calcext:value-type="float">
            <text:p>74.7998046875</text:p>
          </table:table-cell>
          <table:table-cell office:value-type="float" office:value="-67.088957119" calcext:value-type="float">
            <text:p>-67.088957119</text:p>
          </table:table-cell>
          <table:table-cell office:value-type="float" office:value="75.1416015625" calcext:value-type="float">
            <text:p>75.1416015625</text:p>
          </table:table-cell>
          <table:table-cell office:value-type="float" office:value="77" calcext:value-type="float">
            <text:p>77</text:p>
          </table:table-cell>
          <table:table-cell office:value-type="float" office:value="-27.6128428456" calcext:value-type="float">
            <text:p>-27.6128428456</text:p>
          </table:table-cell>
          <table:table-cell office:value-type="float" office:value="-5.7536302033" calcext:value-type="float">
            <text:p>-5.7536302033</text:p>
          </table:table-cell>
          <table:table-cell office:value-type="float" office:value="-26.5067712097" calcext:value-type="float">
            <text:p>-26.5067712097</text:p>
          </table:table-cell>
          <table:table-cell office:value-type="float" office:value="-5.2482206406" calcext:value-type="float">
            <text:p>-5.2482206406</text:p>
          </table:table-cell>
        </table:table-row>
        <table:table-row table:style-name="ro1">
          <table:table-cell office:value-type="float" office:value="-21.4163155096" calcext:value-type="float">
            <text:p>-21.4163155096</text:p>
          </table:table-cell>
          <table:table-cell office:value-type="float" office:value="43.8950892857" calcext:value-type="float">
            <text:p>43.8950892857</text:p>
          </table:table-cell>
          <table:table-cell office:value-type="float" office:value="-66.0872159958" calcext:value-type="float">
            <text:p>-66.0872159958</text:p>
          </table:table-cell>
          <table:table-cell office:value-type="float" office:value="74.775390625" calcext:value-type="float">
            <text:p>74.775390625</text:p>
          </table:table-cell>
          <table:table-cell office:value-type="float" office:value="-66.7930366278" calcext:value-type="float">
            <text:p>-66.7930366278</text:p>
          </table:table-cell>
          <table:table-cell office:value-type="float" office:value="75.1171875" calcext:value-type="float">
            <text:p>75.1171875</text:p>
          </table:table-cell>
          <table:table-cell office:value-type="float" office:value="79" calcext:value-type="float">
            <text:p>79</text:p>
          </table:table-cell>
          <table:table-cell office:value-type="float" office:value="-27.4713581628" calcext:value-type="float">
            <text:p>-27.4713581628</text:p>
          </table:table-cell>
          <table:table-cell office:value-type="float" office:value="-5.7512100678" calcext:value-type="float">
            <text:p>-5.7512100678</text:p>
          </table:table-cell>
          <table:table-cell office:value-type="float" office:value="-26.3781035777" calcext:value-type="float">
            <text:p>-26.3781035777</text:p>
          </table:table-cell>
          <table:table-cell office:value-type="float" office:value="-5.2459964413" calcext:value-type="float">
            <text:p>-5.2459964413</text:p>
          </table:table-cell>
        </table:table-row>
        <table:table-row table:style-name="ro1">
          <table:table-cell office:value-type="float" office:value="-21.7080159481" calcext:value-type="float">
            <text:p>-21.7080159481</text:p>
          </table:table-cell>
          <table:table-cell office:value-type="float" office:value="44.2501395089" calcext:value-type="float">
            <text:p>44.2501395089</text:p>
          </table:table-cell>
          <table:table-cell office:value-type="float" office:value="-65.9912263155" calcext:value-type="float">
            <text:p>-65.9912263155</text:p>
          </table:table-cell>
          <table:table-cell office:value-type="float" office:value="74.82421875" calcext:value-type="float">
            <text:p>74.82421875</text:p>
          </table:table-cell>
          <table:table-cell office:value-type="float" office:value="-66.7018309355" calcext:value-type="float">
            <text:p>-66.7018309355</text:p>
          </table:table-cell>
          <table:table-cell office:value-type="float" office:value="75.15625" calcext:value-type="float">
            <text:p>75.15625</text:p>
          </table:table-cell>
          <table:table-cell office:value-type="float" office:value="81" calcext:value-type="float">
            <text:p>81</text:p>
          </table:table-cell>
          <table:table-cell office:value-type="float" office:value="-27.4273792659" calcext:value-type="float">
            <text:p>-27.4273792659</text:p>
          </table:table-cell>
          <table:table-cell office:value-type="float" office:value="-5.7560503388" calcext:value-type="float">
            <text:p>-5.7560503388</text:p>
          </table:table-cell>
          <table:table-cell office:value-type="float" office:value="-26.3384469104" calcext:value-type="float">
            <text:p>-26.3384469104</text:p>
          </table:table-cell>
          <table:table-cell office:value-type="float" office:value="-5.2495551601" calcext:value-type="float">
            <text:p>-5.2495551601</text:p>
          </table:table-cell>
        </table:table-row>
        <table:table-row table:style-name="ro1">
          <table:table-cell office:value-type="float" office:value="-21.8793307845" calcext:value-type="float">
            <text:p>-21.8793307845</text:p>
          </table:table-cell>
          <table:table-cell office:value-type="float" office:value="44.0973772321" calcext:value-type="float">
            <text:p>44.0973772321</text:p>
          </table:table-cell>
          <table:table-cell office:value-type="float" office:value="-65.7522768736" calcext:value-type="float">
            <text:p>-65.7522768736</text:p>
          </table:table-cell>
          <table:table-cell office:value-type="float" office:value="74.78515625" calcext:value-type="float">
            <text:p>74.78515625</text:p>
          </table:table-cell>
          <table:table-cell office:value-type="float" office:value="-66.4648683786" calcext:value-type="float">
            <text:p>-66.4648683786</text:p>
          </table:table-cell>
          <table:table-cell office:value-type="float" office:value="75.13671875" calcext:value-type="float">
            <text:p>75.13671875</text:p>
          </table:table-cell>
          <table:table-cell office:value-type="float" office:value="83" calcext:value-type="float">
            <text:p>83</text:p>
          </table:table-cell>
          <table:table-cell office:value-type="float" office:value="-27.3179015301" calcext:value-type="float">
            <text:p>-27.3179015301</text:p>
          </table:table-cell>
          <table:table-cell office:value-type="float" office:value="-5.752178122" calcext:value-type="float">
            <text:p>-5.752178122</text:p>
          </table:table-cell>
          <table:table-cell office:value-type="float" office:value="-26.2354144677" calcext:value-type="float">
            <text:p>-26.2354144677</text:p>
          </table:table-cell>
          <table:table-cell office:value-type="float" office:value="-5.2477758007" calcext:value-type="float">
            <text:p>-5.2477758007</text:p>
          </table:table-cell>
        </table:table-row>
        <table:table-row table:style-name="ro1">
          <table:table-cell office:value-type="float" office:value="-21.4757939624" calcext:value-type="float">
            <text:p>-21.4757939624</text:p>
          </table:table-cell>
          <table:table-cell office:value-type="float" office:value="43.9369419643" calcext:value-type="float">
            <text:p>43.9369419643</text:p>
          </table:table-cell>
          <table:table-cell office:value-type="float" office:value="-65.5617101908" calcext:value-type="float">
            <text:p>-65.5617101908</text:p>
          </table:table-cell>
          <table:table-cell office:value-type="float" office:value="74.775390625" calcext:value-type="float">
            <text:p>74.775390625</text:p>
          </table:table-cell>
          <table:table-cell office:value-type="float" office:value="-66.2789073944" calcext:value-type="float">
            <text:p>-66.2789073944</text:p>
          </table:table-cell>
          <table:table-cell office:value-type="float" office:value="75.1171875" calcext:value-type="float">
            <text:p>75.1171875</text:p>
          </table:table-cell>
          <table:table-cell office:value-type="float" office:value="85" calcext:value-type="float">
            <text:p>85</text:p>
          </table:table-cell>
          <table:table-cell office:value-type="float" office:value="-27.2305909727" calcext:value-type="float">
            <text:p>-27.2305909727</text:p>
          </table:table-cell>
          <table:table-cell office:value-type="float" office:value="-5.7512100678" calcext:value-type="float">
            <text:p>-5.7512100678</text:p>
          </table:table-cell>
          <table:table-cell office:value-type="float" office:value="-26.1545577504" calcext:value-type="float">
            <text:p>-26.1545577504</text:p>
          </table:table-cell>
          <table:table-cell office:value-type="float" office:value="-5.2459964413" calcext:value-type="float">
            <text:p>-5.2459964413</text:p>
          </table:table-cell>
        </table:table-row>
        <table:table-row table:style-name="ro1">
          <table:table-cell office:value-type="float" office:value="-21.7483852604" calcext:value-type="float">
            <text:p>-21.7483852604</text:p>
          </table:table-cell>
          <table:table-cell office:value-type="float" office:value="43.9599609375" calcext:value-type="float">
            <text:p>43.9599609375</text:p>
          </table:table-cell>
          <table:table-cell office:value-type="float" office:value="-65.1569806576" calcext:value-type="float">
            <text:p>-65.1569806576</text:p>
          </table:table-cell>
          <table:table-cell office:value-type="float" office:value="74.7265625" calcext:value-type="float">
            <text:p>74.7265625</text:p>
          </table:table-cell>
          <table:table-cell office:value-type="float" office:value="-65.8862405062" calcext:value-type="float">
            <text:p>-65.8862405062</text:p>
          </table:table-cell>
          <table:table-cell office:value-type="float" office:value="75.1123046875" calcext:value-type="float">
            <text:p>75.1123046875</text:p>
          </table:table-cell>
          <table:table-cell office:value-type="float" office:value="87" calcext:value-type="float">
            <text:p>87</text:p>
          </table:table-cell>
          <table:table-cell office:value-type="float" office:value="-27.0451589727" calcext:value-type="float">
            <text:p>-27.0451589727</text:p>
          </table:table-cell>
          <table:table-cell office:value-type="float" office:value="-5.7463697967" calcext:value-type="float">
            <text:p>-5.7463697967</text:p>
          </table:table-cell>
          <table:table-cell office:value-type="float" office:value="-25.9838243264" calcext:value-type="float">
            <text:p>-25.9838243264</text:p>
          </table:table-cell>
          <table:table-cell office:value-type="float" office:value="-5.2455516014" calcext:value-type="float">
            <text:p>-5.2455516014</text:p>
          </table:table-cell>
        </table:table-row>
        <table:table-row table:style-name="ro1">
          <table:table-cell office:value-type="float" office:value="-21.2676454318" calcext:value-type="float">
            <text:p>-21.2676454318</text:p>
          </table:table-cell>
          <table:table-cell office:value-type="float" office:value="43.6488560268" calcext:value-type="float">
            <text:p>43.6488560268</text:p>
          </table:table-cell>
          <table:table-cell office:value-type="float" office:value="-64.853196454" calcext:value-type="float">
            <text:p>-64.853196454</text:p>
          </table:table-cell>
          <table:table-cell office:value-type="float" office:value="74.736328125" calcext:value-type="float">
            <text:p>74.736328125</text:p>
          </table:table-cell>
          <table:table-cell office:value-type="float" office:value="-65.5911392927" calcext:value-type="float">
            <text:p>-65.5911392927</text:p>
          </table:table-cell>
          <table:table-cell office:value-type="float" office:value="75.1220703125" calcext:value-type="float">
            <text:p>75.1220703125</text:p>
          </table:table-cell>
          <table:table-cell office:value-type="float" office:value="89" calcext:value-type="float">
            <text:p>89</text:p>
          </table:table-cell>
          <table:table-cell office:value-type="float" office:value="-26.9059763636" calcext:value-type="float">
            <text:p>-26.9059763636</text:p>
          </table:table-cell>
          <table:table-cell office:value-type="float" office:value="-5.7473378509" calcext:value-type="float">
            <text:p>-5.7473378509</text:p>
          </table:table-cell>
          <table:table-cell office:value-type="float" office:value="-25.8555129202" calcext:value-type="float">
            <text:p>-25.8555129202</text:p>
          </table:table-cell>
          <table:table-cell office:value-type="float" office:value="-5.2464412811" calcext:value-type="float">
            <text:p>-5.2464412811</text:p>
          </table:table-cell>
        </table:table-row>
        <table:table-row table:style-name="ro1">
          <table:table-cell office:value-type="float" office:value="-21.4574908197" calcext:value-type="float">
            <text:p>-21.4574908197</text:p>
          </table:table-cell>
          <table:table-cell office:value-type="float" office:value="44.0394810268" calcext:value-type="float">
            <text:p>44.0394810268</text:p>
          </table:table-cell>
          <table:table-cell office:value-type="float" office:value="-64.5341390371" calcext:value-type="float">
            <text:p>-64.5341390371</text:p>
          </table:table-cell>
          <table:table-cell office:value-type="float" office:value="74.7119140625" calcext:value-type="float">
            <text:p>74.7119140625</text:p>
          </table:table-cell>
          <table:table-cell office:value-type="float" office:value="-65.2699178696" calcext:value-type="float">
            <text:p>-65.2699178696</text:p>
          </table:table-cell>
          <table:table-cell office:value-type="float" office:value="75.1025390625" calcext:value-type="float">
            <text:p>75.1025390625</text:p>
          </table:table-cell>
          <table:table-cell office:value-type="float" office:value="91" calcext:value-type="float">
            <text:p>91</text:p>
          </table:table-cell>
          <table:table-cell office:value-type="float" office:value="-26.7597961368" calcext:value-type="float">
            <text:p>-26.7597961368</text:p>
          </table:table-cell>
          <table:table-cell office:value-type="float" office:value="-5.7449177154" calcext:value-type="float">
            <text:p>-5.7449177154</text:p>
          </table:table-cell>
          <table:table-cell office:value-type="float" office:value="-25.7158443231" calcext:value-type="float">
            <text:p>-25.7158443231</text:p>
          </table:table-cell>
          <table:table-cell office:value-type="float" office:value="-5.2446619217" calcext:value-type="float">
            <text:p>-5.2446619217</text:p>
          </table:table-cell>
        </table:table-row>
        <table:table-row table:style-name="ro1">
          <table:table-cell office:value-type="float" office:value="-21.8072293763" calcext:value-type="float">
            <text:p>-21.8072293763</text:p>
          </table:table-cell>
          <table:table-cell office:value-type="float" office:value="44.2703683036" calcext:value-type="float">
            <text:p>44.2703683036</text:p>
          </table:table-cell>
          <table:table-cell office:value-type="float" office:value="-64.4351924658" calcext:value-type="float">
            <text:p>-64.4351924658</text:p>
          </table:table-cell>
          <table:table-cell office:value-type="float" office:value="74.7314453125" calcext:value-type="float">
            <text:p>74.7314453125</text:p>
          </table:table-cell>
          <table:table-cell office:value-type="float" office:value="-65.1730480433" calcext:value-type="float">
            <text:p>-65.1730480433</text:p>
          </table:table-cell>
          <table:table-cell office:value-type="float" office:value="75.1123046875" calcext:value-type="float">
            <text:p>75.1123046875</text:p>
          </table:table-cell>
          <table:table-cell office:value-type="float" office:value="92" calcext:value-type="float">
            <text:p>92</text:p>
          </table:table-cell>
          <table:table-cell office:value-type="float" office:value="-26.7144625026" calcext:value-type="float">
            <text:p>-26.7144625026</text:p>
          </table:table-cell>
          <table:table-cell office:value-type="float" office:value="-5.7468538238" calcext:value-type="float">
            <text:p>-5.7468538238</text:p>
          </table:table-cell>
          <table:table-cell office:value-type="float" office:value="-25.6737248635" calcext:value-type="float">
            <text:p>-25.6737248635</text:p>
          </table:table-cell>
          <table:table-cell office:value-type="float" office:value="-5.2455516014" calcext:value-type="float">
            <text:p>-5.2455516014</text:p>
          </table:table-cell>
        </table:table-row>
        <table:table-row table:style-name="ro1">
          <table:table-cell office:value-type="float" office:value="-21.4112118151" calcext:value-type="float">
            <text:p>-21.4112118151</text:p>
          </table:table-cell>
          <table:table-cell office:value-type="float" office:value="43.9271763393" calcext:value-type="float">
            <text:p>43.9271763393</text:p>
          </table:table-cell>
          <table:table-cell office:value-type="float" office:value="-64.2169939518" calcext:value-type="float">
            <text:p>-64.2169939518</text:p>
          </table:table-cell>
          <table:table-cell office:value-type="float" office:value="74.755859375" calcext:value-type="float">
            <text:p>74.755859375</text:p>
          </table:table-cell>
          <table:table-cell office:value-type="float" office:value="-64.9572645903" calcext:value-type="float">
            <text:p>-64.9572645903</text:p>
          </table:table-cell>
          <table:table-cell office:value-type="float" office:value="75.107421875" calcext:value-type="float">
            <text:p>75.107421875</text:p>
          </table:table-cell>
          <table:table-cell office:value-type="float" office:value="94" calcext:value-type="float">
            <text:p>94</text:p>
          </table:table-cell>
          <table:table-cell office:value-type="float" office:value="-26.6144920692" calcext:value-type="float">
            <text:p>-26.6144920692</text:p>
          </table:table-cell>
          <table:table-cell office:value-type="float" office:value="-5.7492739593" calcext:value-type="float">
            <text:p>-5.7492739593</text:p>
          </table:table-cell>
          <table:table-cell office:value-type="float" office:value="-25.5799011955" calcext:value-type="float">
            <text:p>-25.5799011955</text:p>
          </table:table-cell>
          <table:table-cell office:value-type="float" office:value="-5.2451067616" calcext:value-type="float">
            <text:p>-5.2451067616</text:p>
          </table:table-cell>
        </table:table-row>
        <table:table-row table:style-name="ro1">
          <table:table-cell office:value-type="float" office:value="-21.1972427683" calcext:value-type="float">
            <text:p>-21.1972427683</text:p>
          </table:table-cell>
          <table:table-cell office:value-type="float" office:value="43.8351004464" calcext:value-type="float">
            <text:p>43.8351004464</text:p>
          </table:table-cell>
          <table:table-cell office:value-type="float" office:value="-63.9946916342" calcext:value-type="float">
            <text:p>-63.9946916342</text:p>
          </table:table-cell>
          <table:table-cell office:value-type="float" office:value="74.7509765625" calcext:value-type="float">
            <text:p>74.7509765625</text:p>
          </table:table-cell>
          <table:table-cell office:value-type="float" office:value="-64.7336042643" calcext:value-type="float">
            <text:p>-64.7336042643</text:p>
          </table:table-cell>
          <table:table-cell office:value-type="float" office:value="75.1123046875" calcext:value-type="float">
            <text:p>75.1123046875</text:p>
          </table:table-cell>
          <table:table-cell office:value-type="float" office:value="96" calcext:value-type="float">
            <text:p>96</text:p>
          </table:table-cell>
          <table:table-cell office:value-type="float" office:value="-26.5126414258" calcext:value-type="float">
            <text:p>-26.5126414258</text:p>
          </table:table-cell>
          <table:table-cell office:value-type="float" office:value="-5.7487899322" calcext:value-type="float">
            <text:p>-5.7487899322</text:p>
          </table:table-cell>
          <table:table-cell office:value-type="float" office:value="-25.4826526257" calcext:value-type="float">
            <text:p>-25.4826526257</text:p>
          </table:table-cell>
          <table:table-cell office:value-type="float" office:value="-5.2455516014" calcext:value-type="float">
            <text:p>-5.2455516014</text:p>
          </table:table-cell>
        </table:table-row>
        <table:table-row table:style-name="ro1">
          <table:table-cell office:value-type="float" office:value="-21.0851628904" calcext:value-type="float">
            <text:p>-21.0851628904</text:p>
          </table:table-cell>
          <table:table-cell office:value-type="float" office:value="43.6314174107" calcext:value-type="float">
            <text:p>43.6314174107</text:p>
          </table:table-cell>
          <table:table-cell office:value-type="float" office:value="-63.6892342806" calcext:value-type="float">
            <text:p>-63.6892342806</text:p>
          </table:table-cell>
          <table:table-cell office:value-type="float" office:value="74.7607421875" calcext:value-type="float">
            <text:p>74.7607421875</text:p>
          </table:table-cell>
          <table:table-cell office:value-type="float" office:value="-64.4206422806" calcext:value-type="float">
            <text:p>-64.4206422806</text:p>
          </table:table-cell>
          <table:table-cell office:value-type="float" office:value="75.1123046875" calcext:value-type="float">
            <text:p>75.1123046875</text:p>
          </table:table-cell>
          <table:table-cell office:value-type="float" office:value="98" calcext:value-type="float">
            <text:p>98</text:p>
          </table:table-cell>
          <table:table-cell office:value-type="float" office:value="-26.3726922416" calcext:value-type="float">
            <text:p>-26.3726922416</text:p>
          </table:table-cell>
          <table:table-cell office:value-type="float" office:value="-5.7497579864" calcext:value-type="float">
            <text:p>-5.7497579864</text:p>
          </table:table-cell>
          <table:table-cell office:value-type="float" office:value="-25.346575272" calcext:value-type="float">
            <text:p>-25.346575272</text:p>
          </table:table-cell>
          <table:table-cell office:value-type="float" office:value="-5.2455516014" calcext:value-type="float">
            <text:p>-5.2455516014</text:p>
          </table:table-cell>
        </table:table-row>
        <table:table-row table:style-name="ro1">
          <table:table-cell office:value-type="float" office:value="-21.0655319363" calcext:value-type="float">
            <text:p>-21.0655319363</text:p>
          </table:table-cell>
          <table:table-cell office:value-type="float" office:value="43.8448660714" calcext:value-type="float">
            <text:p>43.8448660714</text:p>
          </table:table-cell>
          <table:table-cell office:value-type="float" office:value="-63.3582486391" calcext:value-type="float">
            <text:p>-63.3582486391</text:p>
          </table:table-cell>
          <table:table-cell office:value-type="float" office:value="74.6875" calcext:value-type="float">
            <text:p>74.6875</text:p>
          </table:table-cell>
          <table:table-cell office:value-type="float" office:value="-64.0682332516" calcext:value-type="float">
            <text:p>-64.0682332516</text:p>
          </table:table-cell>
          <table:table-cell office:value-type="float" office:value="75.0634765625" calcext:value-type="float">
            <text:p>75.0634765625</text:p>
          </table:table-cell>
          <table:table-cell office:value-type="float" office:value="100" calcext:value-type="float">
            <text:p>100</text:p>
          </table:table-cell>
          <table:table-cell office:value-type="float" office:value="-26.2210469466" calcext:value-type="float">
            <text:p>-26.2210469466</text:p>
          </table:table-cell>
          <table:table-cell office:value-type="float" office:value="-5.7424975799" calcext:value-type="float">
            <text:p>-5.7424975799</text:p>
          </table:table-cell>
          <table:table-cell office:value-type="float" office:value="-25.193346156" calcext:value-type="float">
            <text:p>-25.193346156</text:p>
          </table:table-cell>
          <table:table-cell office:value-type="float" office:value="-5.2411032028" calcext:value-type="float">
            <text:p>-5.2411032028</text:p>
          </table:table-cell>
        </table:table-row>
        <table:table-row table:style-name="ro1">
          <table:table-cell office:value-type="float" office:value="-21.1598989674" calcext:value-type="float">
            <text:p>-21.1598989674</text:p>
          </table:table-cell>
          <table:table-cell office:value-type="float" office:value="43.9801897321" calcext:value-type="float">
            <text:p>43.9801897321</text:p>
          </table:table-cell>
          <table:table-cell office:value-type="float" office:value="-63.1952043295" calcext:value-type="float">
            <text:p>-63.1952043295</text:p>
          </table:table-cell>
          <table:table-cell office:value-type="float" office:value="74.66796875" calcext:value-type="float">
            <text:p>74.66796875</text:p>
          </table:table-cell>
          <table:table-cell office:value-type="float" office:value="-63.8939370155" calcext:value-type="float">
            <text:p>-63.8939370155</text:p>
          </table:table-cell>
          <table:table-cell office:value-type="float" office:value="75.0390625" calcext:value-type="float">
            <text:p>75.0390625</text:p>
          </table:table-cell>
          <table:table-cell office:value-type="float" office:value="102" calcext:value-type="float">
            <text:p>102</text:p>
          </table:table-cell>
          <table:table-cell office:value-type="float" office:value="-26.1463461157" calcext:value-type="float">
            <text:p>-26.1463461157</text:p>
          </table:table-cell>
          <table:table-cell office:value-type="float" office:value="-5.7405614714" calcext:value-type="float">
            <text:p>-5.7405614714</text:p>
          </table:table-cell>
          <table:table-cell office:value-type="float" office:value="-25.1175613266" calcext:value-type="float">
            <text:p>-25.1175613266</text:p>
          </table:table-cell>
          <table:table-cell office:value-type="float" office:value="-5.2388790036" calcext:value-type="float">
            <text:p>-5.2388790036</text:p>
          </table:table-cell>
        </table:table-row>
        <table:table-row table:style-name="ro1">
          <table:table-cell office:value-type="float" office:value="-21.0128479221" calcext:value-type="float">
            <text:p>-21.0128479221</text:p>
          </table:table-cell>
          <table:table-cell office:value-type="float" office:value="43.7172154018" calcext:value-type="float">
            <text:p>43.7172154018</text:p>
          </table:table-cell>
          <table:table-cell office:value-type="float" office:value="-62.78504529" calcext:value-type="float">
            <text:p>-62.78504529</text:p>
          </table:table-cell>
          <table:table-cell office:value-type="float" office:value="74.5751953125" calcext:value-type="float">
            <text:p>74.5751953125</text:p>
          </table:table-cell>
          <table:table-cell office:value-type="float" office:value="-63.464938879" calcext:value-type="float">
            <text:p>-63.464938879</text:p>
          </table:table-cell>
          <table:table-cell office:value-type="float" office:value="74.951171875" calcext:value-type="float">
            <text:p>74.951171875</text:p>
          </table:table-cell>
          <table:table-cell office:value-type="float" office:value="104" calcext:value-type="float">
            <text:p>104</text:p>
          </table:table-cell>
          <table:table-cell office:value-type="float" office:value="-25.9584265181" calcext:value-type="float">
            <text:p>-25.9584265181</text:p>
          </table:table-cell>
          <table:table-cell office:value-type="float" office:value="-5.7313649564" calcext:value-type="float">
            <text:p>-5.7313649564</text:p>
          </table:table-cell>
          <table:table-cell office:value-type="float" office:value="-24.9310309036" calcext:value-type="float">
            <text:p>-24.9310309036</text:p>
          </table:table-cell>
          <table:table-cell office:value-type="float" office:value="-5.2308718861" calcext:value-type="float">
            <text:p>-5.2308718861</text:p>
          </table:table-cell>
        </table:table-row>
        <table:table-row table:style-name="ro1">
          <table:table-cell office:value-type="float" office:value="-21.5249354073" calcext:value-type="float">
            <text:p>-21.5249354073</text:p>
          </table:table-cell>
          <table:table-cell office:value-type="float" office:value="44.0101841518" calcext:value-type="float">
            <text:p>44.0101841518</text:p>
          </table:table-cell>
          <table:table-cell office:value-type="float" office:value="-62.5255916595" calcext:value-type="float">
            <text:p>-62.5255916595</text:p>
          </table:table-cell>
          <table:table-cell office:value-type="float" office:value="74.521484375" calcext:value-type="float">
            <text:p>74.521484375</text:p>
          </table:table-cell>
          <table:table-cell office:value-type="float" office:value="-63.2001704931" calcext:value-type="float">
            <text:p>-63.2001704931</text:p>
          </table:table-cell>
          <table:table-cell office:value-type="float" office:value="74.8681640625" calcext:value-type="float">
            <text:p>74.8681640625</text:p>
          </table:table-cell>
          <table:table-cell office:value-type="float" office:value="106" calcext:value-type="float">
            <text:p>106</text:p>
          </table:table-cell>
          <table:table-cell office:value-type="float" office:value="-25.8395545266" calcext:value-type="float">
            <text:p>-25.8395545266</text:p>
          </table:table-cell>
          <table:table-cell office:value-type="float" office:value="-5.7260406583" calcext:value-type="float">
            <text:p>-5.7260406583</text:p>
          </table:table-cell>
          <table:table-cell office:value-type="float" office:value="-24.8159083546" calcext:value-type="float">
            <text:p>-24.8159083546</text:p>
          </table:table-cell>
          <table:table-cell office:value-type="float" office:value="-5.2233096085" calcext:value-type="float">
            <text:p>-5.2233096085</text:p>
          </table:table-cell>
        </table:table-row>
        <table:table-row table:style-name="ro1">
          <table:table-cell office:value-type="float" office:value="-21.1040323091" calcext:value-type="float">
            <text:p>-21.1040323091</text:p>
          </table:table-cell>
          <table:table-cell office:value-type="float" office:value="43.7939453125" calcext:value-type="float">
            <text:p>43.7939453125</text:p>
          </table:table-cell>
          <table:table-cell office:value-type="float" office:value="-62.2704464674" calcext:value-type="float">
            <text:p>-62.2704464674</text:p>
          </table:table-cell>
          <table:table-cell office:value-type="float" office:value="74.4287109375" calcext:value-type="float">
            <text:p>74.4287109375</text:p>
          </table:table-cell>
          <table:table-cell office:value-type="float" office:value="-62.9378231287" calcext:value-type="float">
            <text:p>-62.9378231287</text:p>
          </table:table-cell>
          <table:table-cell office:value-type="float" office:value="74.78515625" calcext:value-type="float">
            <text:p>74.78515625</text:p>
          </table:table-cell>
          <table:table-cell office:value-type="float" office:value="108" calcext:value-type="float">
            <text:p>108</text:p>
          </table:table-cell>
          <table:table-cell office:value-type="float" office:value="-25.7226565012" calcext:value-type="float">
            <text:p>-25.7226565012</text:p>
          </table:table-cell>
          <table:table-cell office:value-type="float" office:value="-5.7168441433" calcext:value-type="float">
            <text:p>-5.7168441433</text:p>
          </table:table-cell>
          <table:table-cell office:value-type="float" office:value="-24.7018384772" calcext:value-type="float">
            <text:p>-24.7018384772</text:p>
          </table:table-cell>
          <table:table-cell office:value-type="float" office:value="-5.215747331" calcext:value-type="float">
            <text:p>-5.215747331</text:p>
          </table:table-cell>
        </table:table-row>
        <table:table-row table:style-name="ro1">
          <table:table-cell office:value-type="float" office:value="-21.1565007227" calcext:value-type="float">
            <text:p>-21.1565007227</text:p>
          </table:table-cell>
          <table:table-cell office:value-type="float" office:value="43.7318638393" calcext:value-type="float">
            <text:p>43.7318638393</text:p>
          </table:table-cell>
          <table:table-cell office:value-type="float" office:value="-62.2663590908" calcext:value-type="float">
            <text:p>-62.2663590908</text:p>
          </table:table-cell>
          <table:table-cell office:value-type="float" office:value="74.453125" calcext:value-type="float">
            <text:p>74.453125</text:p>
          </table:table-cell>
          <table:table-cell office:value-type="float" office:value="-62.9359840393" calcext:value-type="float">
            <text:p>-62.9359840393</text:p>
          </table:table-cell>
          <table:table-cell office:value-type="float" office:value="74.78515625" calcext:value-type="float">
            <text:p>74.78515625</text:p>
          </table:table-cell>
          <table:table-cell office:value-type="float" office:value="110" calcext:value-type="float">
            <text:p>110</text:p>
          </table:table-cell>
          <table:table-cell office:value-type="float" office:value="-25.7207838174" calcext:value-type="float">
            <text:p>-25.7207838174</text:p>
          </table:table-cell>
          <table:table-cell office:value-type="float" office:value="-5.7192642788" calcext:value-type="float">
            <text:p>-5.7192642788</text:p>
          </table:table-cell>
          <table:table-cell office:value-type="float" office:value="-24.7010388325" calcext:value-type="float">
            <text:p>-24.7010388325</text:p>
          </table:table-cell>
          <table:table-cell office:value-type="float" office:value="-5.215747331" calcext:value-type="float">
            <text:p>-5.215747331</text:p>
          </table:table-cell>
        </table:table-row>
        <table:table-row table:style-name="ro1">
          <table:table-cell office:value-type="float" office:value="-21.1763231265" calcext:value-type="float">
            <text:p>-21.1763231265</text:p>
          </table:table-cell>
          <table:table-cell office:value-type="float" office:value="43.9132254464" calcext:value-type="float">
            <text:p>43.9132254464</text:p>
          </table:table-cell>
          <table:table-cell office:value-type="float" office:value="-62.1580699444" calcext:value-type="float">
            <text:p>-62.1580699444</text:p>
          </table:table-cell>
          <table:table-cell office:value-type="float" office:value="74.4091796875" calcext:value-type="float">
            <text:p>74.4091796875</text:p>
          </table:table-cell>
          <table:table-cell office:value-type="float" office:value="-62.821799016" calcext:value-type="float">
            <text:p>-62.821799016</text:p>
          </table:table-cell>
          <table:table-cell office:value-type="float" office:value="74.7314453125" calcext:value-type="float">
            <text:p>74.7314453125</text:p>
          </table:table-cell>
          <table:table-cell office:value-type="float" office:value="111" calcext:value-type="float">
            <text:p>111</text:p>
          </table:table-cell>
          <table:table-cell office:value-type="float" office:value="-25.6711697632" calcext:value-type="float">
            <text:p>-25.6711697632</text:p>
          </table:table-cell>
          <table:table-cell office:value-type="float" office:value="-5.7149080348" calcext:value-type="float">
            <text:p>-5.7149080348</text:p>
          </table:table-cell>
          <table:table-cell office:value-type="float" office:value="-24.6513906432" calcext:value-type="float">
            <text:p>-24.6513906432</text:p>
          </table:table-cell>
          <table:table-cell office:value-type="float" office:value="-5.2108540925" calcext:value-type="float">
            <text:p>-5.2108540925</text:p>
          </table:table-cell>
        </table:table-row>
        <table:table-row table:style-name="ro1">
          <table:table-cell office:value-type="float" office:value="-21.0979655355" calcext:value-type="float">
            <text:p>-21.0979655355</text:p>
          </table:table-cell>
          <table:table-cell office:value-type="float" office:value="43.8483537946" calcext:value-type="float">
            <text:p>43.8483537946</text:p>
          </table:table-cell>
          <table:table-cell office:value-type="float" office:value="-61.9085841417" calcext:value-type="float">
            <text:p>-61.9085841417</text:p>
          </table:table-cell>
          <table:table-cell office:value-type="float" office:value="74.3359375" calcext:value-type="float">
            <text:p>74.3359375</text:p>
          </table:table-cell>
          <table:table-cell office:value-type="float" office:value="-62.5512369394" calcext:value-type="float">
            <text:p>-62.5512369394</text:p>
          </table:table-cell>
          <table:table-cell office:value-type="float" office:value="74.6044921875" calcext:value-type="float">
            <text:p>74.6044921875</text:p>
          </table:table-cell>
          <table:table-cell office:value-type="float" office:value="113" calcext:value-type="float">
            <text:p>113</text:p>
          </table:table-cell>
          <table:table-cell office:value-type="float" office:value="-25.5568646593" calcext:value-type="float">
            <text:p>-25.5568646593</text:p>
          </table:table-cell>
          <table:table-cell office:value-type="float" office:value="-5.7076476283" calcext:value-type="float">
            <text:p>-5.7076476283</text:p>
          </table:table-cell>
          <table:table-cell office:value-type="float" office:value="-24.53374897" calcext:value-type="float">
            <text:p>-24.53374897</text:p>
          </table:table-cell>
          <table:table-cell office:value-type="float" office:value="-5.1992882562" calcext:value-type="float">
            <text:p>-5.1992882562</text:p>
          </table:table-cell>
        </table:table-row>
        <table:table-row table:style-name="ro1">
          <table:table-cell office:value-type="float" office:value="-20.6716280282" calcext:value-type="float">
            <text:p>-20.6716280282</text:p>
          </table:table-cell>
          <table:table-cell office:value-type="float" office:value="43.3321707589" calcext:value-type="float">
            <text:p>43.3321707589</text:p>
          </table:table-cell>
          <table:table-cell office:value-type="float" office:value="-61.6353696823" calcext:value-type="float">
            <text:p>-61.6353696823</text:p>
          </table:table-cell>
          <table:table-cell office:value-type="float" office:value="74.12109375" calcext:value-type="float">
            <text:p>74.12109375</text:p>
          </table:table-cell>
          <table:table-cell office:value-type="float" office:value="-62.2533430338" calcext:value-type="float">
            <text:p>-62.2533430338</text:p>
          </table:table-cell>
          <table:table-cell office:value-type="float" office:value="74.4775390625" calcext:value-type="float">
            <text:p>74.4775390625</text:p>
          </table:table-cell>
          <table:table-cell office:value-type="float" office:value="115" calcext:value-type="float">
            <text:p>115</text:p>
          </table:table-cell>
          <table:table-cell office:value-type="float" office:value="-25.4316879685" calcext:value-type="float">
            <text:p>-25.4316879685</text:p>
          </table:table-cell>
          <table:table-cell office:value-type="float" office:value="-5.6863504356" calcext:value-type="float">
            <text:p>-5.6863504356</text:p>
          </table:table-cell>
          <table:table-cell office:value-type="float" office:value="-24.404223288" calcext:value-type="float">
            <text:p>-24.404223288</text:p>
          </table:table-cell>
          <table:table-cell office:value-type="float" office:value="-5.1877224199" calcext:value-type="float">
            <text:p>-5.1877224199</text:p>
          </table:table-cell>
        </table:table-row>
        <table:table-row table:style-name="ro1">
          <table:table-cell office:value-type="float" office:value="-20.8771117943" calcext:value-type="float">
            <text:p>-20.8771117943</text:p>
          </table:table-cell>
          <table:table-cell office:value-type="float" office:value="43.291015625" calcext:value-type="float">
            <text:p>43.291015625</text:p>
          </table:table-cell>
          <table:table-cell office:value-type="float" office:value="-61.4799437046" calcext:value-type="float">
            <text:p>-61.4799437046</text:p>
          </table:table-cell>
          <table:table-cell office:value-type="float" office:value="74.04296875" calcext:value-type="float">
            <text:p>74.04296875</text:p>
          </table:table-cell>
          <table:table-cell office:value-type="float" office:value="-62.0845649242" calcext:value-type="float">
            <text:p>-62.0845649242</text:p>
          </table:table-cell>
          <table:table-cell office:value-type="float" office:value="74.365234375" calcext:value-type="float">
            <text:p>74.365234375</text:p>
          </table:table-cell>
          <table:table-cell office:value-type="float" office:value="117" calcext:value-type="float">
            <text:p>117</text:p>
          </table:table-cell>
          <table:table-cell office:value-type="float" office:value="-25.3604775736" calcext:value-type="float">
            <text:p>-25.3604775736</text:p>
          </table:table-cell>
          <table:table-cell office:value-type="float" office:value="-5.6786060019" calcext:value-type="float">
            <text:p>-5.6786060019</text:p>
          </table:table-cell>
          <table:table-cell office:value-type="float" office:value="-24.3308377661" calcext:value-type="float">
            <text:p>-24.3308377661</text:p>
          </table:table-cell>
          <table:table-cell office:value-type="float" office:value="-5.1774911032" calcext:value-type="float">
            <text:p>-5.1774911032</text:p>
          </table:table-cell>
        </table:table-row>
        <table:table-row table:style-name="ro1">
          <table:table-cell office:value-type="float" office:value="-20.8034914366" calcext:value-type="float">
            <text:p>-20.8034914366</text:p>
          </table:table-cell>
          <table:table-cell office:value-type="float" office:value="43.6083984375" calcext:value-type="float">
            <text:p>43.6083984375</text:p>
          </table:table-cell>
          <table:table-cell office:value-type="float" office:value="-61.4445383549" calcext:value-type="float">
            <text:p>-61.4445383549</text:p>
          </table:table-cell>
          <table:table-cell office:value-type="float" office:value="74.052734375" calcext:value-type="float">
            <text:p>74.052734375</text:p>
          </table:table-cell>
          <table:table-cell office:value-type="float" office:value="-62.0465789795" calcext:value-type="float">
            <text:p>-62.0465789795</text:p>
          </table:table-cell>
          <table:table-cell office:value-type="float" office:value="74.3505859375" calcext:value-type="float">
            <text:p>74.3505859375</text:p>
          </table:table-cell>
          <table:table-cell office:value-type="float" office:value="119" calcext:value-type="float">
            <text:p>119</text:p>
          </table:table-cell>
          <table:table-cell office:value-type="float" office:value="-25.3442561608" calcext:value-type="float">
            <text:p>-25.3442561608</text:p>
          </table:table-cell>
          <table:table-cell office:value-type="float" office:value="-5.6795740561" calcext:value-type="float">
            <text:p>-5.6795740561</text:p>
          </table:table-cell>
          <table:table-cell office:value-type="float" office:value="-24.3143212973" calcext:value-type="float">
            <text:p>-24.3143212973</text:p>
          </table:table-cell>
          <table:table-cell office:value-type="float" office:value="-5.1761565836" calcext:value-type="float">
            <text:p>-5.1761565836</text:p>
          </table:table-cell>
        </table:table-row>
        <table:table-row table:style-name="ro1">
          <table:table-cell office:value-type="float" office:value="-20.5583179274" calcext:value-type="float">
            <text:p>-20.5583179274</text:p>
          </table:table-cell>
          <table:table-cell office:value-type="float" office:value="43.1494140625" calcext:value-type="float">
            <text:p>43.1494140625</text:p>
          </table:table-cell>
          <table:table-cell office:value-type="float" office:value="-61.2569916964" calcext:value-type="float">
            <text:p>-61.2569916964</text:p>
          </table:table-cell>
          <table:table-cell office:value-type="float" office:value="73.955078125" calcext:value-type="float">
            <text:p>73.955078125</text:p>
          </table:table-cell>
          <table:table-cell office:value-type="float" office:value="-61.8442379475" calcext:value-type="float">
            <text:p>-61.8442379475</text:p>
          </table:table-cell>
          <table:table-cell office:value-type="float" office:value="74.228515625" calcext:value-type="float">
            <text:p>74.228515625</text:p>
          </table:table-cell>
          <table:table-cell office:value-type="float" office:value="121" calcext:value-type="float">
            <text:p>121</text:p>
          </table:table-cell>
          <table:table-cell office:value-type="float" office:value="-25.2583292661" calcext:value-type="float">
            <text:p>-25.2583292661</text:p>
          </table:table-cell>
          <table:table-cell office:value-type="float" office:value="-5.669893514" calcext:value-type="float">
            <text:p>-5.669893514</text:p>
          </table:table-cell>
          <table:table-cell office:value-type="float" office:value="-24.2263424576" calcext:value-type="float">
            <text:p>-24.2263424576</text:p>
          </table:table-cell>
          <table:table-cell office:value-type="float" office:value="-5.1650355872" calcext:value-type="float">
            <text:p>-5.1650355872</text:p>
          </table:table-cell>
        </table:table-row>
        <table:table-row table:style-name="ro1">
          <table:table-cell office:value-type="float" office:value="-20.4809588347" calcext:value-type="float">
            <text:p>-20.4809588347</text:p>
          </table:table-cell>
          <table:table-cell office:value-type="float" office:value="43.02734375" calcext:value-type="float">
            <text:p>43.02734375</text:p>
          </table:table-cell>
          <table:table-cell office:value-type="float" office:value="-61.1317097664" calcext:value-type="float">
            <text:p>-61.1317097664</text:p>
          </table:table-cell>
          <table:table-cell office:value-type="float" office:value="73.9111328125" calcext:value-type="float">
            <text:p>73.9111328125</text:p>
          </table:table-cell>
          <table:table-cell office:value-type="float" office:value="-61.7098522902" calcext:value-type="float">
            <text:p>-61.7098522902</text:p>
          </table:table-cell>
          <table:table-cell office:value-type="float" office:value="74.1455078125" calcext:value-type="float">
            <text:p>74.1455078125</text:p>
          </table:table-cell>
          <table:table-cell office:value-type="float" office:value="123" calcext:value-type="float">
            <text:p>123</text:p>
          </table:table-cell>
          <table:table-cell office:value-type="float" office:value="-25.2009297513" calcext:value-type="float">
            <text:p>-25.2009297513</text:p>
          </table:table-cell>
          <table:table-cell office:value-type="float" office:value="-5.6655372701" calcext:value-type="float">
            <text:p>-5.6655372701</text:p>
          </table:table-cell>
          <table:table-cell office:value-type="float" office:value="-24.1679109369" calcext:value-type="float">
            <text:p>-24.1679109369</text:p>
          </table:table-cell>
          <table:table-cell office:value-type="float" office:value="-5.1574733096" calcext:value-type="float">
            <text:p>-5.1574733096</text:p>
          </table:table-cell>
        </table:table-row>
        <table:table-row table:style-name="ro1">
          <table:table-cell office:value-type="float" office:value="-20.6301469977" calcext:value-type="float">
            <text:p>-20.6301469977</text:p>
          </table:table-cell>
          <table:table-cell office:value-type="float" office:value="43.1089564732" calcext:value-type="float">
            <text:p>43.1089564732</text:p>
          </table:table-cell>
          <table:table-cell office:value-type="float" office:value="-60.9130375147" calcext:value-type="float">
            <text:p>-60.9130375147</text:p>
          </table:table-cell>
          <table:table-cell office:value-type="float" office:value="73.779296875" calcext:value-type="float">
            <text:p>73.779296875</text:p>
          </table:table-cell>
          <table:table-cell office:value-type="float" office:value="-61.4774646521" calcext:value-type="float">
            <text:p>-61.4774646521</text:p>
          </table:table-cell>
          <table:table-cell office:value-type="float" office:value="74.033203125" calcext:value-type="float">
            <text:p>74.033203125</text:p>
          </table:table-cell>
          <table:table-cell office:value-type="float" office:value="125" calcext:value-type="float">
            <text:p>125</text:p>
          </table:table-cell>
          <table:table-cell office:value-type="float" office:value="-25.1007422689" calcext:value-type="float">
            <text:p>-25.1007422689</text:p>
          </table:table-cell>
          <table:table-cell office:value-type="float" office:value="-5.6524685382" calcext:value-type="float">
            <text:p>-5.6524685382</text:p>
          </table:table-cell>
          <table:table-cell office:value-type="float" office:value="-24.0668676905" calcext:value-type="float">
            <text:p>-24.0668676905</text:p>
          </table:table-cell>
          <table:table-cell office:value-type="float" office:value="-5.1472419929" calcext:value-type="float">
            <text:p>-5.1472419929</text:p>
          </table:table-cell>
        </table:table-row>
        <table:table-row table:style-name="ro1">
          <table:table-cell office:value-type="float" office:value="-20.5668990714" calcext:value-type="float">
            <text:p>-20.5668990714</text:p>
          </table:table-cell>
          <table:table-cell office:value-type="float" office:value="43.1361607143" calcext:value-type="float">
            <text:p>43.1361607143</text:p>
          </table:table-cell>
          <table:table-cell office:value-type="float" office:value="-60.5939924002" calcext:value-type="float">
            <text:p>-60.5939924002</text:p>
          </table:table-cell>
          <table:table-cell office:value-type="float" office:value="73.515625" calcext:value-type="float">
            <text:p>73.515625</text:p>
          </table:table-cell>
          <table:table-cell office:value-type="float" office:value="-61.1472553253" calcext:value-type="float">
            <text:p>-61.1472553253</text:p>
          </table:table-cell>
          <table:table-cell office:value-type="float" office:value="73.8916015625" calcext:value-type="float">
            <text:p>73.8916015625</text:p>
          </table:table-cell>
          <table:table-cell office:value-type="float" office:value="127" calcext:value-type="float">
            <text:p>127</text:p>
          </table:table-cell>
          <table:table-cell office:value-type="float" office:value="-24.9545676787" calcext:value-type="float">
            <text:p>-24.9545676787</text:p>
          </table:table-cell>
          <table:table-cell office:value-type="float" office:value="-5.6263310745" calcext:value-type="float">
            <text:p>-5.6263310745</text:p>
          </table:table-cell>
          <table:table-cell office:value-type="float" office:value="-23.9232911103" calcext:value-type="float">
            <text:p>-23.9232911103</text:p>
          </table:table-cell>
          <table:table-cell office:value-type="float" office:value="-5.134341637" calcext:value-type="float">
            <text:p>-5.134341637</text:p>
          </table:table-cell>
        </table:table-row>
        <table:table-row table:style-name="ro1">
          <table:table-cell office:value-type="float" office:value="-20.2702557879" calcext:value-type="float">
            <text:p>-20.2702557879</text:p>
          </table:table-cell>
          <table:table-cell office:value-type="float" office:value="42.7308872768" calcext:value-type="float">
            <text:p>42.7308872768</text:p>
          </table:table-cell>
          <table:table-cell office:value-type="float" office:value="-60.524711585" calcext:value-type="float">
            <text:p>-60.524711585</text:p>
          </table:table-cell>
          <table:table-cell office:value-type="float" office:value="73.4814453125" calcext:value-type="float">
            <text:p>73.4814453125</text:p>
          </table:table-cell>
          <table:table-cell office:value-type="float" office:value="-61.0764864206" calcext:value-type="float">
            <text:p>-61.0764864206</text:p>
          </table:table-cell>
          <table:table-cell office:value-type="float" office:value="73.818359375" calcext:value-type="float">
            <text:p>73.818359375</text:p>
          </table:table-cell>
          <table:table-cell office:value-type="float" office:value="129" calcext:value-type="float">
            <text:p>129</text:p>
          </table:table-cell>
          <table:table-cell office:value-type="float" office:value="-24.9228257892" calcext:value-type="float">
            <text:p>-24.9228257892</text:p>
          </table:table-cell>
          <table:table-cell office:value-type="float" office:value="-5.6229428848" calcext:value-type="float">
            <text:p>-5.6229428848</text:p>
          </table:table-cell>
          <table:table-cell office:value-type="float" office:value="-23.8925204551" calcext:value-type="float">
            <text:p>-23.8925204551</text:p>
          </table:table-cell>
          <table:table-cell office:value-type="float" office:value="-5.1276690391" calcext:value-type="float">
            <text:p>-5.1276690391</text:p>
          </table:table-cell>
        </table:table-row>
        <table:table-row table:style-name="ro1">
          <table:table-cell office:value-type="float" office:value="-20.0540770616" calcext:value-type="float">
            <text:p>-20.0540770616</text:p>
          </table:table-cell>
          <table:table-cell office:value-type="float" office:value="42.5844029018" calcext:value-type="float">
            <text:p>42.5844029018</text:p>
          </table:table-cell>
          <table:table-cell office:value-type="float" office:value="-60.4722377062" calcext:value-type="float">
            <text:p>-60.4722377062</text:p>
          </table:table-cell>
          <table:table-cell office:value-type="float" office:value="73.4619140625" calcext:value-type="float">
            <text:p>73.4619140625</text:p>
          </table:table-cell>
          <table:table-cell office:value-type="float" office:value="-61.0234954119" calcext:value-type="float">
            <text:p>-61.0234954119</text:p>
          </table:table-cell>
          <table:table-cell office:value-type="float" office:value="73.7890625" calcext:value-type="float">
            <text:p>73.7890625</text:p>
          </table:table-cell>
          <table:table-cell office:value-type="float" office:value="130" calcext:value-type="float">
            <text:p>130</text:p>
          </table:table-cell>
          <table:table-cell office:value-type="float" office:value="-24.898784212" calcext:value-type="float">
            <text:p>-24.898784212</text:p>
          </table:table-cell>
          <table:table-cell office:value-type="float" office:value="-5.6210067764" calcext:value-type="float">
            <text:p>-5.6210067764</text:p>
          </table:table-cell>
          <table:table-cell office:value-type="float" office:value="-23.8694797134" calcext:value-type="float">
            <text:p>-23.8694797134</text:p>
          </table:table-cell>
          <table:table-cell office:value-type="float" office:value="-5.125" calcext:value-type="float">
            <text:p>-5.125</text:p>
          </table:table-cell>
        </table:table-row>
        <table:table-row table:style-name="ro1">
          <table:table-cell office:value-type="float" office:value="-20.4441725335" calcext:value-type="float">
            <text:p>-20.4441725335</text:p>
          </table:table-cell>
          <table:table-cell office:value-type="float" office:value="42.8390066964" calcext:value-type="float">
            <text:p>42.8390066964</text:p>
          </table:table-cell>
          <table:table-cell office:value-type="float" office:value="-60.2091548443" calcext:value-type="float">
            <text:p>-60.2091548443</text:p>
          </table:table-cell>
          <table:table-cell office:value-type="float" office:value="73.3056640625" calcext:value-type="float">
            <text:p>73.3056640625</text:p>
          </table:table-cell>
          <table:table-cell office:value-type="float" office:value="-60.7613259554" calcext:value-type="float">
            <text:p>-60.7613259554</text:p>
          </table:table-cell>
          <table:table-cell office:value-type="float" office:value="73.720703125" calcext:value-type="float">
            <text:p>73.720703125</text:p>
          </table:table-cell>
          <table:table-cell office:value-type="float" office:value="132" calcext:value-type="float">
            <text:p>132</text:p>
          </table:table-cell>
          <table:table-cell office:value-type="float" office:value="-24.7782494419" calcext:value-type="float">
            <text:p>-24.7782494419</text:p>
          </table:table-cell>
          <table:table-cell office:value-type="float" office:value="-5.605517909" calcext:value-type="float">
            <text:p>-5.605517909</text:p>
          </table:table-cell>
          <table:table-cell office:value-type="float" office:value="-23.7554871912" calcext:value-type="float">
            <text:p>-23.7554871912</text:p>
          </table:table-cell>
          <table:table-cell office:value-type="float" office:value="-5.118772242" calcext:value-type="float">
            <text:p>-5.118772242</text:p>
          </table:table-cell>
        </table:table-row>
        <table:table-row table:style-name="ro1">
          <table:table-cell office:value-type="float" office:value="-20.1053643278" calcext:value-type="float">
            <text:p>-20.1053643278</text:p>
          </table:table-cell>
          <table:table-cell office:value-type="float" office:value="42.4797712054" calcext:value-type="float">
            <text:p>42.4797712054</text:p>
          </table:table-cell>
          <table:table-cell office:value-type="float" office:value="-60.0295605898" calcext:value-type="float">
            <text:p>-60.0295605898</text:p>
          </table:table-cell>
          <table:table-cell office:value-type="float" office:value="73.1787109375" calcext:value-type="float">
            <text:p>73.1787109375</text:p>
          </table:table-cell>
          <table:table-cell office:value-type="float" office:value="-60.5826911688" calcext:value-type="float">
            <text:p>-60.5826911688</text:p>
          </table:table-cell>
          <table:table-cell office:value-type="float" office:value="73.6328125" calcext:value-type="float">
            <text:p>73.6328125</text:p>
          </table:table-cell>
          <table:table-cell office:value-type="float" office:value="134" calcext:value-type="float">
            <text:p>134</text:p>
          </table:table-cell>
          <table:table-cell office:value-type="float" office:value="-24.6959660426" calcext:value-type="float">
            <text:p>-24.6959660426</text:p>
          </table:table-cell>
          <table:table-cell office:value-type="float" office:value="-5.5929332043" calcext:value-type="float">
            <text:p>-5.5929332043</text:p>
          </table:table-cell>
          <table:table-cell office:value-type="float" office:value="-23.6778159394" calcext:value-type="float">
            <text:p>-23.6778159394</text:p>
          </table:table-cell>
          <table:table-cell office:value-type="float" office:value="-5.1107651246" calcext:value-type="float">
            <text:p>-5.1107651246</text:p>
          </table:table-cell>
        </table:table-row>
        <table:table-row table:style-name="ro1">
          <table:table-cell office:value-type="float" office:value="-20.0017930112" calcext:value-type="float">
            <text:p>-20.0017930112</text:p>
          </table:table-cell>
          <table:table-cell office:value-type="float" office:value="42.3911830357" calcext:value-type="float">
            <text:p>42.3911830357</text:p>
          </table:table-cell>
          <table:table-cell office:value-type="float" office:value="-59.8235165358" calcext:value-type="float">
            <text:p>-59.8235165358</text:p>
          </table:table-cell>
          <table:table-cell office:value-type="float" office:value="73.0615234375" calcext:value-type="float">
            <text:p>73.0615234375</text:p>
          </table:table-cell>
          <table:table-cell office:value-type="float" office:value="-60.3768127203" calcext:value-type="float">
            <text:p>-60.3768127203</text:p>
          </table:table-cell>
          <table:table-cell office:value-type="float" office:value="73.5009765625" calcext:value-type="float">
            <text:p>73.5009765625</text:p>
          </table:table-cell>
          <table:table-cell office:value-type="float" office:value="136" calcext:value-type="float">
            <text:p>136</text:p>
          </table:table-cell>
          <table:table-cell office:value-type="float" office:value="-24.6015643301" calcext:value-type="float">
            <text:p>-24.6015643301</text:p>
          </table:table-cell>
          <table:table-cell office:value-type="float" office:value="-5.5813165537" calcext:value-type="float">
            <text:p>-5.5813165537</text:p>
          </table:table-cell>
          <table:table-cell office:value-type="float" office:value="-23.5882990142" calcext:value-type="float">
            <text:p>-23.5882990142</text:p>
          </table:table-cell>
          <table:table-cell office:value-type="float" office:value="-5.0987544484" calcext:value-type="float">
            <text:p>-5.0987544484</text:p>
          </table:table-cell>
        </table:table-row>
        <table:table-row table:style-name="ro1">
          <table:table-cell office:value-type="float" office:value="-20.1795089326" calcext:value-type="float">
            <text:p>-20.1795089326</text:p>
          </table:table-cell>
          <table:table-cell office:value-type="float" office:value="42.8152901786" calcext:value-type="float">
            <text:p>42.8152901786</text:p>
          </table:table-cell>
          <table:table-cell office:value-type="float" office:value="-59.73274858" calcext:value-type="float">
            <text:p>-59.73274858</text:p>
          </table:table-cell>
          <table:table-cell office:value-type="float" office:value="73.046875" calcext:value-type="float">
            <text:p>73.046875</text:p>
          </table:table-cell>
          <table:table-cell office:value-type="float" office:value="-60.2856574059" calcext:value-type="float">
            <text:p>-60.2856574059</text:p>
          </table:table-cell>
          <table:table-cell office:value-type="float" office:value="73.447265625" calcext:value-type="float">
            <text:p>73.447265625</text:p>
          </table:table-cell>
          <table:table-cell office:value-type="float" office:value="138" calcext:value-type="float">
            <text:p>138</text:p>
          </table:table-cell>
          <table:table-cell office:value-type="float" office:value="-24.5599778329" calcext:value-type="float">
            <text:p>-24.5599778329</text:p>
          </table:table-cell>
          <table:table-cell office:value-type="float" office:value="-5.5798644724" calcext:value-type="float">
            <text:p>-5.5798644724</text:p>
          </table:table-cell>
          <table:table-cell office:value-type="float" office:value="-23.5486642515" calcext:value-type="float">
            <text:p>-23.5486642515</text:p>
          </table:table-cell>
          <table:table-cell office:value-type="float" office:value="-5.09386121" calcext:value-type="float">
            <text:p>-5.09386121</text:p>
          </table:table-cell>
        </table:table-row>
        <table:table-row table:style-name="ro1">
          <table:table-cell office:value-type="float" office:value="-20.00266563" calcext:value-type="float">
            <text:p>-20.00266563</text:p>
          </table:table-cell>
          <table:table-cell office:value-type="float" office:value="42.5034877232" calcext:value-type="float">
            <text:p>42.5034877232</text:p>
          </table:table-cell>
          <table:table-cell office:value-type="float" office:value="-59.5997598171" calcext:value-type="float">
            <text:p>-59.5997598171</text:p>
          </table:table-cell>
          <table:table-cell office:value-type="float" office:value="72.9931640625" calcext:value-type="float">
            <text:p>72.9931640625</text:p>
          </table:table-cell>
          <table:table-cell office:value-type="float" office:value="-60.1518796682" calcext:value-type="float">
            <text:p>-60.1518796682</text:p>
          </table:table-cell>
          <table:table-cell office:value-type="float" office:value="73.37890625" calcext:value-type="float">
            <text:p>73.37890625</text:p>
          </table:table-cell>
          <table:table-cell office:value-type="float" office:value="140" calcext:value-type="float">
            <text:p>140</text:p>
          </table:table-cell>
          <table:table-cell office:value-type="float" office:value="-24.4990473343" calcext:value-type="float">
            <text:p>-24.4990473343</text:p>
          </table:table-cell>
          <table:table-cell office:value-type="float" office:value="-5.5745401742" calcext:value-type="float">
            <text:p>-5.5745401742</text:p>
          </table:table-cell>
          <table:table-cell office:value-type="float" office:value="-23.4904970572" calcext:value-type="float">
            <text:p>-23.4904970572</text:p>
          </table:table-cell>
          <table:table-cell office:value-type="float" office:value="-5.087633452" calcext:value-type="float">
            <text:p>-5.087633452</text:p>
          </table:table-cell>
        </table:table-row>
        <table:table-row table:style-name="ro1">
          <table:table-cell office:value-type="float" office:value="-20.6919996879" calcext:value-type="float">
            <text:p>-20.6919996879</text:p>
          </table:table-cell>
          <table:table-cell office:value-type="float" office:value="42.9080636161" calcext:value-type="float">
            <text:p>42.9080636161</text:p>
          </table:table-cell>
          <table:table-cell office:value-type="float" office:value="-59.5426308155" calcext:value-type="float">
            <text:p>-59.5426308155</text:p>
          </table:table-cell>
          <table:table-cell office:value-type="float" office:value="72.9833984375" calcext:value-type="float">
            <text:p>72.9833984375</text:p>
          </table:table-cell>
          <table:table-cell office:value-type="float" office:value="-60.0955066204" calcext:value-type="float">
            <text:p>-60.0955066204</text:p>
          </table:table-cell>
          <table:table-cell office:value-type="float" office:value="73.28125" calcext:value-type="float">
            <text:p>73.28125</text:p>
          </table:table-cell>
          <table:table-cell office:value-type="float" office:value="142" calcext:value-type="float">
            <text:p>142</text:p>
          </table:table-cell>
          <table:table-cell office:value-type="float" office:value="-24.4728729532" calcext:value-type="float">
            <text:p>-24.4728729532</text:p>
          </table:table-cell>
          <table:table-cell office:value-type="float" office:value="-5.57357212" calcext:value-type="float">
            <text:p>-5.57357212</text:p>
          </table:table-cell>
          <table:table-cell office:value-type="float" office:value="-23.4659857888" calcext:value-type="float">
            <text:p>-23.4659857888</text:p>
          </table:table-cell>
          <table:table-cell office:value-type="float" office:value="-5.0787366548" calcext:value-type="float">
            <text:p>-5.0787366548</text:p>
          </table:table-cell>
        </table:table-row>
        <table:table-row table:style-name="ro1">
          <table:table-cell office:value-type="float" office:value="-20.4537756737" calcext:value-type="float">
            <text:p>-20.4537756737</text:p>
          </table:table-cell>
          <table:table-cell office:value-type="float" office:value="42.7455357143" calcext:value-type="float">
            <text:p>42.7455357143</text:p>
          </table:table-cell>
          <table:table-cell office:value-type="float" office:value="-59.42474401" calcext:value-type="float">
            <text:p>-59.42474401</text:p>
          </table:table-cell>
          <table:table-cell office:value-type="float" office:value="72.890625" calcext:value-type="float">
            <text:p>72.890625</text:p>
          </table:table-cell>
          <table:table-cell office:value-type="float" office:value="-59.9795824766" calcext:value-type="float">
            <text:p>-59.9795824766</text:p>
          </table:table-cell>
          <table:table-cell office:value-type="float" office:value="73.2373046875" calcext:value-type="float">
            <text:p>73.2373046875</text:p>
          </table:table-cell>
          <table:table-cell office:value-type="float" office:value="144" calcext:value-type="float">
            <text:p>144</text:p>
          </table:table-cell>
          <table:table-cell office:value-type="float" office:value="-24.418861609" calcext:value-type="float">
            <text:p>-24.418861609</text:p>
          </table:table-cell>
          <table:table-cell office:value-type="float" office:value="-5.564375605" calcext:value-type="float">
            <text:p>-5.564375605</text:p>
          </table:table-cell>
          <table:table-cell office:value-type="float" office:value="-23.4155814217" calcext:value-type="float">
            <text:p>-23.4155814217</text:p>
          </table:table-cell>
          <table:table-cell office:value-type="float" office:value="-5.0747330961" calcext:value-type="float">
            <text:p>-5.0747330961</text:p>
          </table:table-cell>
        </table:table-row>
        <table:table-row table:style-name="ro1">
          <table:table-cell office:value-type="float" office:value="-20.3556363195" calcext:value-type="float">
            <text:p>-20.3556363195</text:p>
          </table:table-cell>
          <table:table-cell office:value-type="float" office:value="42.6199776786" calcext:value-type="float">
            <text:p>42.6199776786</text:p>
          </table:table-cell>
          <table:table-cell office:value-type="float" office:value="-59.3244932652" calcext:value-type="float">
            <text:p>-59.3244932652</text:p>
          </table:table-cell>
          <table:table-cell office:value-type="float" office:value="72.880859375" calcext:value-type="float">
            <text:p>72.880859375</text:p>
          </table:table-cell>
          <table:table-cell office:value-type="float" office:value="-59.8826493502" calcext:value-type="float">
            <text:p>-59.8826493502</text:p>
          </table:table-cell>
          <table:table-cell office:value-type="float" office:value="73.1494140625" calcext:value-type="float">
            <text:p>73.1494140625</text:p>
          </table:table-cell>
          <table:table-cell office:value-type="float" office:value="146" calcext:value-type="float">
            <text:p>146</text:p>
          </table:table-cell>
          <table:table-cell office:value-type="float" office:value="-24.3729304511" calcext:value-type="float">
            <text:p>-24.3729304511</text:p>
          </table:table-cell>
          <table:table-cell office:value-type="float" office:value="-5.5634075508" calcext:value-type="float">
            <text:p>-5.5634075508</text:p>
          </table:table-cell>
          <table:table-cell office:value-type="float" office:value="-23.3734344389" calcext:value-type="float">
            <text:p>-23.3734344389</text:p>
          </table:table-cell>
          <table:table-cell office:value-type="float" office:value="-5.0667259786" calcext:value-type="float">
            <text:p>-5.0667259786</text:p>
          </table:table-cell>
        </table:table-row>
        <table:table-row table:style-name="ro1">
          <table:table-cell office:value-type="float" office:value="-20.3178582983" calcext:value-type="float">
            <text:p>-20.3178582983</text:p>
          </table:table-cell>
          <table:table-cell office:value-type="float" office:value="42.6039341518" calcext:value-type="float">
            <text:p>42.6039341518</text:p>
          </table:table-cell>
          <table:table-cell office:value-type="float" office:value="-59.3408299685" calcext:value-type="float">
            <text:p>-59.3408299685</text:p>
          </table:table-cell>
          <table:table-cell office:value-type="float" office:value="72.939453125" calcext:value-type="float">
            <text:p>72.939453125</text:p>
          </table:table-cell>
          <table:table-cell office:value-type="float" office:value="-59.9003943443" calcext:value-type="float">
            <text:p>-59.9003943443</text:p>
          </table:table-cell>
          <table:table-cell office:value-type="float" office:value="73.1640625" calcext:value-type="float">
            <text:p>73.1640625</text:p>
          </table:table-cell>
          <table:table-cell office:value-type="float" office:value="148" calcext:value-type="float">
            <text:p>148</text:p>
          </table:table-cell>
          <table:table-cell office:value-type="float" office:value="-24.3804153202" calcext:value-type="float">
            <text:p>-24.3804153202</text:p>
          </table:table-cell>
          <table:table-cell office:value-type="float" office:value="-5.5692158761" calcext:value-type="float">
            <text:p>-5.5692158761</text:p>
          </table:table-cell>
          <table:table-cell office:value-type="float" office:value="-23.3811500465" calcext:value-type="float">
            <text:p>-23.3811500465</text:p>
          </table:table-cell>
          <table:table-cell office:value-type="float" office:value="-5.0680604982" calcext:value-type="float">
            <text:p>-5.0680604982</text:p>
          </table:table-cell>
        </table:table-row>
        <table:table-row table:style-name="ro1">
          <table:table-cell office:value-type="float" office:value="-20.0663834091" calcext:value-type="float">
            <text:p>-20.0663834091</text:p>
          </table:table-cell>
          <table:table-cell office:value-type="float" office:value="42.6004464286" calcext:value-type="float">
            <text:p>42.6004464286</text:p>
          </table:table-cell>
          <table:table-cell office:value-type="float" office:value="-59.3246990204" calcext:value-type="float">
            <text:p>-59.3246990204</text:p>
          </table:table-cell>
          <table:table-cell office:value-type="float" office:value="72.94921875" calcext:value-type="float">
            <text:p>72.94921875</text:p>
          </table:table-cell>
          <table:table-cell office:value-type="float" office:value="-59.8851183176" calcext:value-type="float">
            <text:p>-59.8851183176</text:p>
          </table:table-cell>
          <table:table-cell office:value-type="float" office:value="73.173828125" calcext:value-type="float">
            <text:p>73.173828125</text:p>
          </table:table-cell>
          <table:table-cell office:value-type="float" office:value="149" calcext:value-type="float">
            <text:p>149</text:p>
          </table:table-cell>
          <table:table-cell office:value-type="float" office:value="-24.3730247205" calcext:value-type="float">
            <text:p>-24.3730247205</text:p>
          </table:table-cell>
          <table:table-cell office:value-type="float" office:value="-5.5701839303" calcext:value-type="float">
            <text:p>-5.5701839303</text:p>
          </table:table-cell>
          <table:table-cell office:value-type="float" office:value="-23.3745079576" calcext:value-type="float">
            <text:p>-23.3745079576</text:p>
          </table:table-cell>
          <table:table-cell office:value-type="float" office:value="-5.0689501779" calcext:value-type="float">
            <text:p>-5.0689501779</text:p>
          </table:table-cell>
        </table:table-row>
        <table:table-row table:style-name="ro1">
          <table:table-cell office:value-type="float" office:value="-20.2590685018" calcext:value-type="float">
            <text:p>-20.2590685018</text:p>
          </table:table-cell>
          <table:table-cell office:value-type="float" office:value="42.7267020089" calcext:value-type="float">
            <text:p>42.7267020089</text:p>
          </table:table-cell>
          <table:table-cell office:value-type="float" office:value="-59.1042608023" calcext:value-type="float">
            <text:p>-59.1042608023</text:p>
          </table:table-cell>
          <table:table-cell office:value-type="float" office:value="72.87109375" calcext:value-type="float">
            <text:p>72.87109375</text:p>
          </table:table-cell>
          <table:table-cell office:value-type="float" office:value="-59.6721466064" calcext:value-type="float">
            <text:p>-59.6721466064</text:p>
          </table:table-cell>
          <table:table-cell office:value-type="float" office:value="73.0810546875" calcext:value-type="float">
            <text:p>73.0810546875</text:p>
          </table:table-cell>
          <table:table-cell office:value-type="float" office:value="151" calcext:value-type="float">
            <text:p>151</text:p>
          </table:table-cell>
          <table:table-cell office:value-type="float" office:value="-24.272028138" calcext:value-type="float">
            <text:p>-24.272028138</text:p>
          </table:table-cell>
          <table:table-cell office:value-type="float" office:value="-5.5624394966" calcext:value-type="float">
            <text:p>-5.5624394966</text:p>
          </table:table-cell>
          <table:table-cell office:value-type="float" office:value="-23.2819068483" calcext:value-type="float">
            <text:p>-23.2819068483</text:p>
          </table:table-cell>
          <table:table-cell office:value-type="float" office:value="-5.0604982206" calcext:value-type="float">
            <text:p>-5.0604982206</text:p>
          </table:table-cell>
        </table:table-row>
        <table:table-row table:style-name="ro1">
          <table:table-cell office:value-type="float" office:value="-20.2271751165" calcext:value-type="float">
            <text:p>-20.2271751165</text:p>
          </table:table-cell>
          <table:table-cell office:value-type="float" office:value="42.59765625" calcext:value-type="float">
            <text:p>42.59765625</text:p>
          </table:table-cell>
          <table:table-cell office:value-type="float" office:value="-59.1436939478" calcext:value-type="float">
            <text:p>-59.1436939478</text:p>
          </table:table-cell>
          <table:table-cell office:value-type="float" office:value="72.8857421875" calcext:value-type="float">
            <text:p>72.8857421875</text:p>
          </table:table-cell>
          <table:table-cell office:value-type="float" office:value="-59.7126121998" calcext:value-type="float">
            <text:p>-59.7126121998</text:p>
          </table:table-cell>
          <table:table-cell office:value-type="float" office:value="73.154296875" calcext:value-type="float">
            <text:p>73.154296875</text:p>
          </table:table-cell>
          <table:table-cell office:value-type="float" office:value="153" calcext:value-type="float">
            <text:p>153</text:p>
          </table:table-cell>
          <table:table-cell office:value-type="float" office:value="-24.2900949368" calcext:value-type="float">
            <text:p>-24.2900949368</text:p>
          </table:table-cell>
          <table:table-cell office:value-type="float" office:value="-5.5638915779" calcext:value-type="float">
            <text:p>-5.5638915779</text:p>
          </table:table-cell>
          <table:table-cell office:value-type="float" office:value="-23.2995014801" calcext:value-type="float">
            <text:p>-23.2995014801</text:p>
          </table:table-cell>
          <table:table-cell office:value-type="float" office:value="-5.0671708185" calcext:value-type="float">
            <text:p>-5.0671708185</text:p>
          </table:table-cell>
        </table:table-row>
        <table:table-row table:style-name="ro1">
          <table:table-cell office:value-type="float" office:value="-19.9784076052" calcext:value-type="float">
            <text:p>-19.9784076052</text:p>
          </table:table-cell>
          <table:table-cell office:value-type="float" office:value="42.3646763393" calcext:value-type="float">
            <text:p>42.3646763393</text:p>
          </table:table-cell>
          <table:table-cell office:value-type="float" office:value="-59.048588419" calcext:value-type="float">
            <text:p>-59.048588419</text:p>
          </table:table-cell>
          <table:table-cell office:value-type="float" office:value="72.8662109375" calcext:value-type="float">
            <text:p>72.8662109375</text:p>
          </table:table-cell>
          <table:table-cell office:value-type="float" office:value="-59.6209044456" calcext:value-type="float">
            <text:p>-59.6209044456</text:p>
          </table:table-cell>
          <table:table-cell office:value-type="float" office:value="73.1103515625" calcext:value-type="float">
            <text:p>73.1103515625</text:p>
          </table:table-cell>
          <table:table-cell office:value-type="float" office:value="155" calcext:value-type="float">
            <text:p>155</text:p>
          </table:table-cell>
          <table:table-cell office:value-type="float" office:value="-24.2465211253" calcext:value-type="float">
            <text:p>-24.2465211253</text:p>
          </table:table-cell>
          <table:table-cell office:value-type="float" office:value="-5.5619554695" calcext:value-type="float">
            <text:p>-5.5619554695</text:p>
          </table:table-cell>
          <table:table-cell office:value-type="float" office:value="-23.2596265139" calcext:value-type="float">
            <text:p>-23.2596265139</text:p>
          </table:table-cell>
          <table:table-cell office:value-type="float" office:value="-5.0631672598" calcext:value-type="float">
            <text:p>-5.0631672598</text:p>
          </table:table-cell>
        </table:table-row>
        <table:table-row table:style-name="ro1">
          <table:table-cell office:value-type="float" office:value="-20.4564594222" calcext:value-type="float">
            <text:p>-20.4564594222</text:p>
          </table:table-cell>
          <table:table-cell office:value-type="float" office:value="42.6974051339" calcext:value-type="float">
            <text:p>42.6974051339</text:p>
          </table:table-cell>
          <table:table-cell office:value-type="float" office:value="-58.82654562" calcext:value-type="float">
            <text:p>-58.82654562</text:p>
          </table:table-cell>
          <table:table-cell office:value-type="float" office:value="72.8466796875" calcext:value-type="float">
            <text:p>72.8466796875</text:p>
          </table:table-cell>
          <table:table-cell office:value-type="float" office:value="-59.3986848831" calcext:value-type="float">
            <text:p>-59.3986848831</text:p>
          </table:table-cell>
          <table:table-cell office:value-type="float" office:value="73.0224609375" calcext:value-type="float">
            <text:p>73.0224609375</text:p>
          </table:table-cell>
          <table:table-cell office:value-type="float" office:value="157" calcext:value-type="float">
            <text:p>157</text:p>
          </table:table-cell>
          <table:table-cell office:value-type="float" office:value="-24.1447893836" calcext:value-type="float">
            <text:p>-24.1447893836</text:p>
          </table:table-cell>
          <table:table-cell office:value-type="float" office:value="-5.5600193611" calcext:value-type="float">
            <text:p>-5.5600193611</text:p>
          </table:table-cell>
          <table:table-cell office:value-type="float" office:value="-23.163004395" calcext:value-type="float">
            <text:p>-23.163004395</text:p>
          </table:table-cell>
          <table:table-cell office:value-type="float" office:value="-5.0551601423" calcext:value-type="float">
            <text:p>-5.0551601423</text:p>
          </table:table-cell>
        </table:table-row>
        <table:table-row table:style-name="ro1">
          <table:table-cell office:value-type="float" office:value="-20.1866856839" calcext:value-type="float">
            <text:p>-20.1866856839</text:p>
          </table:table-cell>
          <table:table-cell office:value-type="float" office:value="42.5167410714" calcext:value-type="float">
            <text:p>42.5167410714</text:p>
          </table:table-cell>
          <table:table-cell office:value-type="float" office:value="-58.6222597361" calcext:value-type="float">
            <text:p>-58.6222597361</text:p>
          </table:table-cell>
          <table:table-cell office:value-type="float" office:value="72.822265625" calcext:value-type="float">
            <text:p>72.822265625</text:p>
          </table:table-cell>
          <table:table-cell office:value-type="float" office:value="-59.1979786396" calcext:value-type="float">
            <text:p>-59.1979786396</text:p>
          </table:table-cell>
          <table:table-cell office:value-type="float" office:value="72.9541015625" calcext:value-type="float">
            <text:p>72.9541015625</text:p>
          </table:table-cell>
          <table:table-cell office:value-type="float" office:value="159" calcext:value-type="float">
            <text:p>159</text:p>
          </table:table-cell>
          <table:table-cell office:value-type="float" office:value="-24.0511931992" calcext:value-type="float">
            <text:p>-24.0511931992</text:p>
          </table:table-cell>
          <table:table-cell office:value-type="float" office:value="-5.5575992256" calcext:value-type="float">
            <text:p>-5.5575992256</text:p>
          </table:table-cell>
          <table:table-cell office:value-type="float" office:value="-23.0757363691" calcext:value-type="float">
            <text:p>-23.0757363691</text:p>
          </table:table-cell>
          <table:table-cell office:value-type="float" office:value="-5.0489323843" calcext:value-type="float">
            <text:p>-5.0489323843</text:p>
          </table:table-cell>
        </table:table-row>
        <table:table-row table:style-name="ro1">
          <table:table-cell office:value-type="float" office:value="-19.9604172417" calcext:value-type="float">
            <text:p>-19.9604172417</text:p>
          </table:table-cell>
          <table:table-cell office:value-type="float" office:value="42.4239676339" calcext:value-type="float">
            <text:p>42.4239676339</text:p>
          </table:table-cell>
          <table:table-cell office:value-type="float" office:value="-58.4746735811" calcext:value-type="float">
            <text:p>-58.4746735811</text:p>
          </table:table-cell>
          <table:table-cell office:value-type="float" office:value="72.7685546875" calcext:value-type="float">
            <text:p>72.7685546875</text:p>
          </table:table-cell>
          <table:table-cell office:value-type="float" office:value="-59.0521792412" calcext:value-type="float">
            <text:p>-59.0521792412</text:p>
          </table:table-cell>
          <table:table-cell office:value-type="float" office:value="72.9150390625" calcext:value-type="float">
            <text:p>72.9150390625</text:p>
          </table:table-cell>
          <table:table-cell office:value-type="float" office:value="161" calcext:value-type="float">
            <text:p>161</text:p>
          </table:table-cell>
          <table:table-cell office:value-type="float" office:value="-23.9835747191" calcext:value-type="float">
            <text:p>-23.9835747191</text:p>
          </table:table-cell>
          <table:table-cell office:value-type="float" office:value="-5.5522749274" calcext:value-type="float">
            <text:p>-5.5522749274</text:p>
          </table:table-cell>
          <table:table-cell office:value-type="float" office:value="-23.0123420997" calcext:value-type="float">
            <text:p>-23.0123420997</text:p>
          </table:table-cell>
          <table:table-cell office:value-type="float" office:value="-5.0453736655" calcext:value-type="float">
            <text:p>-5.0453736655</text:p>
          </table:table-cell>
        </table:table-row>
        <table:table-row table:style-name="ro1">
          <table:table-cell office:value-type="float" office:value="-19.8185948125" calcext:value-type="float">
            <text:p>-19.8185948125</text:p>
          </table:table-cell>
          <table:table-cell office:value-type="float" office:value="42.1875" calcext:value-type="float">
            <text:p>42.1875</text:p>
          </table:table-cell>
          <table:table-cell office:value-type="float" office:value="-58.3580103636" calcext:value-type="float">
            <text:p>-58.3580103636</text:p>
          </table:table-cell>
          <table:table-cell office:value-type="float" office:value="72.763671875" calcext:value-type="float">
            <text:p>72.763671875</text:p>
          </table:table-cell>
          <table:table-cell office:value-type="float" office:value="-58.9375673056" calcext:value-type="float">
            <text:p>-58.9375673056</text:p>
          </table:table-cell>
          <table:table-cell office:value-type="float" office:value="72.900390625" calcext:value-type="float">
            <text:p>72.900390625</text:p>
          </table:table-cell>
          <table:table-cell office:value-type="float" office:value="163" calcext:value-type="float">
            <text:p>163</text:p>
          </table:table-cell>
          <table:table-cell office:value-type="float" office:value="-23.9301239774" calcext:value-type="float">
            <text:p>-23.9301239774</text:p>
          </table:table-cell>
          <table:table-cell office:value-type="float" office:value="-5.5517909003" calcext:value-type="float">
            <text:p>-5.5517909003</text:p>
          </table:table-cell>
          <table:table-cell office:value-type="float" office:value="-22.9625082869" calcext:value-type="float">
            <text:p>-22.9625082869</text:p>
          </table:table-cell>
          <table:table-cell office:value-type="float" office:value="-5.0440391459" calcext:value-type="float">
            <text:p>-5.0440391459</text:p>
          </table:table-cell>
        </table:table-row>
        <table:table-row table:style-name="ro1">
          <table:table-cell office:value-type="float" office:value="-19.9347405331" calcext:value-type="float">
            <text:p>-19.9347405331</text:p>
          </table:table-cell>
          <table:table-cell office:value-type="float" office:value="42.3046875" calcext:value-type="float">
            <text:p>42.3046875</text:p>
          </table:table-cell>
          <table:table-cell office:value-type="float" office:value="-58.3312611341" calcext:value-type="float">
            <text:p>-58.3312611341</text:p>
          </table:table-cell>
          <table:table-cell office:value-type="float" office:value="72.7783203125" calcext:value-type="float">
            <text:p>72.7783203125</text:p>
          </table:table-cell>
          <table:table-cell office:value-type="float" office:value="-58.9130200386" calcext:value-type="float">
            <text:p>-58.9130200386</text:p>
          </table:table-cell>
          <table:table-cell office:value-type="float" office:value="72.9345703125" calcext:value-type="float">
            <text:p>72.9345703125</text:p>
          </table:table-cell>
          <table:table-cell office:value-type="float" office:value="165" calcext:value-type="float">
            <text:p>165</text:p>
          </table:table-cell>
          <table:table-cell office:value-type="float" office:value="-23.9178684766" calcext:value-type="float">
            <text:p>-23.9178684766</text:p>
          </table:table-cell>
          <table:table-cell office:value-type="float" office:value="-5.5532429816" calcext:value-type="float">
            <text:p>-5.5532429816</text:p>
          </table:table-cell>
          <table:table-cell office:value-type="float" office:value="-22.9518350189" calcext:value-type="float">
            <text:p>-22.9518350189</text:p>
          </table:table-cell>
          <table:table-cell office:value-type="float" office:value="-5.0471530249" calcext:value-type="float">
            <text:p>-5.0471530249</text:p>
          </table:table-cell>
        </table:table-row>
        <table:table-row table:style-name="ro1">
          <table:table-cell office:value-type="float" office:value="-20.0028028292" calcext:value-type="float">
            <text:p>-20.0028028292</text:p>
          </table:table-cell>
          <table:table-cell office:value-type="float" office:value="42.2719029018" calcext:value-type="float">
            <text:p>42.2719029018</text:p>
          </table:table-cell>
          <table:table-cell office:value-type="float" office:value="-58.191368103" calcext:value-type="float">
            <text:p>-58.191368103</text:p>
          </table:table-cell>
          <table:table-cell office:value-type="float" office:value="72.724609375" calcext:value-type="float">
            <text:p>72.724609375</text:p>
          </table:table-cell>
          <table:table-cell office:value-type="float" office:value="-58.7685312271" calcext:value-type="float">
            <text:p>-58.7685312271</text:p>
          </table:table-cell>
          <table:table-cell office:value-type="float" office:value="72.9248046875" calcext:value-type="float">
            <text:p>72.9248046875</text:p>
          </table:table-cell>
          <table:table-cell office:value-type="float" office:value="167" calcext:value-type="float">
            <text:p>167</text:p>
          </table:table-cell>
          <table:table-cell office:value-type="float" office:value="-23.8537746993" calcext:value-type="float">
            <text:p>-23.8537746993</text:p>
          </table:table-cell>
          <table:table-cell office:value-type="float" office:value="-5.5479186834" calcext:value-type="float">
            <text:p>-5.5479186834</text:p>
          </table:table-cell>
          <table:table-cell office:value-type="float" office:value="-22.8890105988" calcext:value-type="float">
            <text:p>-22.8890105988</text:p>
          </table:table-cell>
          <table:table-cell office:value-type="float" office:value="-5.0462633452" calcext:value-type="float">
            <text:p>-5.0462633452</text:p>
          </table:table-cell>
        </table:table-row>
        <table:table-row table:style-name="ro1">
          <table:table-cell office:value-type="float" office:value="-20.1443329151" calcext:value-type="float">
            <text:p>-20.1443329151</text:p>
          </table:table-cell>
          <table:table-cell office:value-type="float" office:value="42.3723493304" calcext:value-type="float">
            <text:p>42.3723493304</text:p>
          </table:table-cell>
          <table:table-cell office:value-type="float" office:value="-58.193393302" calcext:value-type="float">
            <text:p>-58.193393302</text:p>
          </table:table-cell>
          <table:table-cell office:value-type="float" office:value="72.71484375" calcext:value-type="float">
            <text:p>72.71484375</text:p>
          </table:table-cell>
          <table:table-cell office:value-type="float" office:value="-58.7706237555" calcext:value-type="float">
            <text:p>-58.7706237555</text:p>
          </table:table-cell>
          <table:table-cell office:value-type="float" office:value="72.919921875" calcext:value-type="float">
            <text:p>72.919921875</text:p>
          </table:table-cell>
          <table:table-cell office:value-type="float" office:value="168" calcext:value-type="float">
            <text:p>168</text:p>
          </table:table-cell>
          <table:table-cell office:value-type="float" office:value="-23.8547025701" calcext:value-type="float">
            <text:p>-23.8547025701</text:p>
          </table:table-cell>
          <table:table-cell office:value-type="float" office:value="-5.5469506292" calcext:value-type="float">
            <text:p>-5.5469506292</text:p>
          </table:table-cell>
          <table:table-cell office:value-type="float" office:value="-22.8899204401" calcext:value-type="float">
            <text:p>-22.8899204401</text:p>
          </table:table-cell>
          <table:table-cell office:value-type="float" office:value="-5.0458185053" calcext:value-type="float">
            <text:p>-5.0458185053</text:p>
          </table:table-cell>
        </table:table-row>
        <table:table-row table:style-name="ro1">
          <table:table-cell office:value-type="float" office:value="-20.0923770398" calcext:value-type="float">
            <text:p>-20.0923770398</text:p>
          </table:table-cell>
          <table:table-cell office:value-type="float" office:value="42.2042410714" calcext:value-type="float">
            <text:p>42.2042410714</text:p>
          </table:table-cell>
          <table:table-cell office:value-type="float" office:value="-57.9992244482" calcext:value-type="float">
            <text:p>-57.9992244482</text:p>
          </table:table-cell>
          <table:table-cell office:value-type="float" office:value="72.63671875" calcext:value-type="float">
            <text:p>72.63671875</text:p>
          </table:table-cell>
          <table:table-cell office:value-type="float" office:value="-58.5631598234" calcext:value-type="float">
            <text:p>-58.5631598234</text:p>
          </table:table-cell>
          <table:table-cell office:value-type="float" office:value="72.861328125" calcext:value-type="float">
            <text:p>72.861328125</text:p>
          </table:table-cell>
          <table:table-cell office:value-type="float" office:value="170" calcext:value-type="float">
            <text:p>170</text:p>
          </table:table-cell>
          <table:table-cell office:value-type="float" office:value="-23.7657416321" calcext:value-type="float">
            <text:p>-23.7657416321</text:p>
          </table:table-cell>
          <table:table-cell office:value-type="float" office:value="-5.5392061955" calcext:value-type="float">
            <text:p>-5.5392061955</text:p>
          </table:table-cell>
          <table:table-cell office:value-type="float" office:value="-22.7997141392" calcext:value-type="float">
            <text:p>-22.7997141392</text:p>
          </table:table-cell>
          <table:table-cell office:value-type="float" office:value="-5.040480427" calcext:value-type="float">
            <text:p>-5.040480427</text:p>
          </table:table-cell>
        </table:table-row>
        <table:table-row table:style-name="ro1">
          <table:table-cell office:value-type="float" office:value="-19.7556733242" calcext:value-type="float">
            <text:p>-19.7556733242</text:p>
          </table:table-cell>
          <table:table-cell office:value-type="float" office:value="41.8763950893" calcext:value-type="float">
            <text:p>41.8763950893</text:p>
          </table:table-cell>
          <table:table-cell office:value-type="float" office:value="-57.8030482769" calcext:value-type="float">
            <text:p>-57.8030482769</text:p>
          </table:table-cell>
          <table:table-cell office:value-type="float" office:value="72.4658203125" calcext:value-type="float">
            <text:p>72.4658203125</text:p>
          </table:table-cell>
          <table:table-cell office:value-type="float" office:value="-58.3496798038" calcext:value-type="float">
            <text:p>-58.3496798038</text:p>
          </table:table-cell>
          <table:table-cell office:value-type="float" office:value="72.783203125" calcext:value-type="float">
            <text:p>72.783203125</text:p>
          </table:table-cell>
          <table:table-cell office:value-type="float" office:value="172" calcext:value-type="float">
            <text:p>172</text:p>
          </table:table-cell>
          <table:table-cell office:value-type="float" office:value="-23.675861016" calcext:value-type="float">
            <text:p>-23.675861016</text:p>
          </table:table-cell>
          <table:table-cell office:value-type="float" office:value="-5.5222652469" calcext:value-type="float">
            <text:p>-5.5222652469</text:p>
          </table:table-cell>
          <table:table-cell office:value-type="float" office:value="-22.7068920149" calcext:value-type="float">
            <text:p>-22.7068920149</text:p>
          </table:table-cell>
          <table:table-cell office:value-type="float" office:value="-5.0333629893" calcext:value-type="float">
            <text:p>-5.0333629893</text:p>
          </table:table-cell>
        </table:table-row>
        <table:table-row table:style-name="ro1">
          <table:table-cell office:value-type="float" office:value="-19.8558971626" calcext:value-type="float">
            <text:p>-19.8558971626</text:p>
          </table:table-cell>
          <table:table-cell office:value-type="float" office:value="41.9635881696" calcext:value-type="float">
            <text:p>41.9635881696</text:p>
          </table:table-cell>
          <table:table-cell office:value-type="float" office:value="-57.7591824293" calcext:value-type="float">
            <text:p>-57.7591824293</text:p>
          </table:table-cell>
          <table:table-cell office:value-type="float" office:value="72.4609375" calcext:value-type="float">
            <text:p>72.4609375</text:p>
          </table:table-cell>
          <table:table-cell office:value-type="float" office:value="-58.3014913321" calcext:value-type="float">
            <text:p>-58.3014913321</text:p>
          </table:table-cell>
          <table:table-cell office:value-type="float" office:value="72.724609375" calcext:value-type="float">
            <text:p>72.724609375</text:p>
          </table:table-cell>
          <table:table-cell office:value-type="float" office:value="174" calcext:value-type="float">
            <text:p>174</text:p>
          </table:table-cell>
          <table:table-cell office:value-type="float" office:value="-23.6557633182" calcext:value-type="float">
            <text:p>-23.6557633182</text:p>
          </table:table-cell>
          <table:table-cell office:value-type="float" office:value="-5.5217812197" calcext:value-type="float">
            <text:p>-5.5217812197</text:p>
          </table:table-cell>
          <table:table-cell office:value-type="float" office:value="-22.685939439" calcext:value-type="float">
            <text:p>-22.685939439</text:p>
          </table:table-cell>
          <table:table-cell office:value-type="float" office:value="-5.028024911" calcext:value-type="float">
            <text:p>-5.028024911</text:p>
          </table:table-cell>
        </table:table-row>
        <table:table-row table:style-name="ro1">
          <table:table-cell office:value-type="float" office:value="-19.9771230885" calcext:value-type="float">
            <text:p>-19.9771230885</text:p>
          </table:table-cell>
          <table:table-cell office:value-type="float" office:value="42.1010044643" calcext:value-type="float">
            <text:p>42.1010044643</text:p>
          </table:table-cell>
          <table:table-cell office:value-type="float" office:value="-57.7127761841" calcext:value-type="float">
            <text:p>-57.7127761841</text:p>
          </table:table-cell>
          <table:table-cell office:value-type="float" office:value="72.44140625" calcext:value-type="float">
            <text:p>72.44140625</text:p>
          </table:table-cell>
          <table:table-cell office:value-type="float" office:value="-58.2482107878" calcext:value-type="float">
            <text:p>-58.2482107878</text:p>
          </table:table-cell>
          <table:table-cell office:value-type="float" office:value="72.7099609375" calcext:value-type="float">
            <text:p>72.7099609375</text:p>
          </table:table-cell>
          <table:table-cell office:value-type="float" office:value="176" calcext:value-type="float">
            <text:p>176</text:p>
          </table:table-cell>
          <table:table-cell office:value-type="float" office:value="-23.6345017048" calcext:value-type="float">
            <text:p>-23.6345017048</text:p>
          </table:table-cell>
          <table:table-cell office:value-type="float" office:value="-5.5198451113" calcext:value-type="float">
            <text:p>-5.5198451113</text:p>
          </table:table-cell>
          <table:table-cell office:value-type="float" office:value="-22.6627728059" calcext:value-type="float">
            <text:p>-22.6627728059</text:p>
          </table:table-cell>
          <table:table-cell office:value-type="float" office:value="-5.0266903915" calcext:value-type="float">
            <text:p>-5.0266903915</text:p>
          </table:table-cell>
        </table:table-row>
        <table:table-row table:style-name="ro1">
          <table:table-cell office:value-type="float" office:value="-19.864306022" calcext:value-type="float">
            <text:p>-19.864306022</text:p>
          </table:table-cell>
          <table:table-cell office:value-type="float" office:value="41.7320033482" calcext:value-type="float">
            <text:p>41.7320033482</text:p>
          </table:table-cell>
          <table:table-cell office:value-type="float" office:value="-57.6171640873" calcext:value-type="float">
            <text:p>-57.6171640873</text:p>
          </table:table-cell>
          <table:table-cell office:value-type="float" office:value="72.431640625" calcext:value-type="float">
            <text:p>72.431640625</text:p>
          </table:table-cell>
          <table:table-cell office:value-type="float" office:value="-58.137691164" calcext:value-type="float">
            <text:p>-58.137691164</text:p>
          </table:table-cell>
          <table:table-cell office:value-type="float" office:value="72.6708984375" calcext:value-type="float">
            <text:p>72.6708984375</text:p>
          </table:table-cell>
          <table:table-cell office:value-type="float" office:value="178" calcext:value-type="float">
            <text:p>178</text:p>
          </table:table-cell>
          <table:table-cell office:value-type="float" office:value="-23.5906958027" calcext:value-type="float">
            <text:p>-23.5906958027</text:p>
          </table:table-cell>
          <table:table-cell office:value-type="float" office:value="-5.5188770571" calcext:value-type="float">
            <text:p>-5.5188770571</text:p>
          </table:table-cell>
          <table:table-cell office:value-type="float" office:value="-22.6147183497" calcext:value-type="float">
            <text:p>-22.6147183497</text:p>
          </table:table-cell>
          <table:table-cell office:value-type="float" office:value="-5.0231316726" calcext:value-type="float">
            <text:p>-5.0231316726</text:p>
          </table:table-cell>
        </table:table-row>
        <table:table-row table:style-name="ro1">
          <table:table-cell office:value-type="float" office:value="-19.642600604" calcext:value-type="float">
            <text:p>-19.642600604</text:p>
          </table:table-cell>
          <table:table-cell office:value-type="float" office:value="42.1449497768" calcext:value-type="float">
            <text:p>42.1449497768</text:p>
          </table:table-cell>
          <table:table-cell office:value-type="float" office:value="-57.4818002939" calcext:value-type="float">
            <text:p>-57.4818002939</text:p>
          </table:table-cell>
          <table:table-cell office:value-type="float" office:value="72.421875" calcext:value-type="float">
            <text:p>72.421875</text:p>
          </table:table-cell>
          <table:table-cell office:value-type="float" office:value="-57.9756984711" calcext:value-type="float">
            <text:p>-57.9756984711</text:p>
          </table:table-cell>
          <table:table-cell office:value-type="float" office:value="72.63671875" calcext:value-type="float">
            <text:p>72.63671875</text:p>
          </table:table-cell>
          <table:table-cell office:value-type="float" office:value="180" calcext:value-type="float">
            <text:p>180</text:p>
          </table:table-cell>
          <table:table-cell office:value-type="float" office:value="-23.5286771535" calcext:value-type="float">
            <text:p>-23.5286771535</text:p>
          </table:table-cell>
          <table:table-cell office:value-type="float" office:value="-5.5179090029" calcext:value-type="float">
            <text:p>-5.5179090029</text:p>
          </table:table-cell>
          <table:table-cell office:value-type="float" office:value="-22.544283159" calcext:value-type="float">
            <text:p>-22.544283159</text:p>
          </table:table-cell>
          <table:table-cell office:value-type="float" office:value="-5.0200177936" calcext:value-type="float">
            <text:p>-5.0200177936</text:p>
          </table:table-cell>
        </table:table-row>
        <table:table-row table:style-name="ro1">
          <table:table-cell office:value-type="float" office:value="-19.351669842" calcext:value-type="float">
            <text:p>-19.351669842</text:p>
          </table:table-cell>
          <table:table-cell office:value-type="float" office:value="41.6329520089" calcext:value-type="float">
            <text:p>41.6329520089</text:p>
          </table:table-cell>
          <table:table-cell office:value-type="float" office:value="-57.3940176725" calcext:value-type="float">
            <text:p>-57.3940176725</text:p>
          </table:table-cell>
          <table:table-cell office:value-type="float" office:value="72.3681640625" calcext:value-type="float">
            <text:p>72.3681640625</text:p>
          </table:table-cell>
          <table:table-cell office:value-type="float" office:value="-57.8705184221" calcext:value-type="float">
            <text:p>-57.8705184221</text:p>
          </table:table-cell>
          <table:table-cell office:value-type="float" office:value="72.63671875" calcext:value-type="float">
            <text:p>72.63671875</text:p>
          </table:table-cell>
          <table:table-cell office:value-type="float" office:value="182" calcext:value-type="float">
            <text:p>182</text:p>
          </table:table-cell>
          <table:table-cell office:value-type="float" office:value="-23.4884584254" calcext:value-type="float">
            <text:p>-23.4884584254</text:p>
          </table:table-cell>
          <table:table-cell office:value-type="float" office:value="-5.5125847047" calcext:value-type="float">
            <text:p>-5.5125847047</text:p>
          </table:table-cell>
          <table:table-cell office:value-type="float" office:value="-22.4985503753" calcext:value-type="float">
            <text:p>-22.4985503753</text:p>
          </table:table-cell>
          <table:table-cell office:value-type="float" office:value="-5.0200177936" calcext:value-type="float">
            <text:p>-5.0200177936</text:p>
          </table:table-cell>
        </table:table-row>
        <table:table-row table:style-name="ro1">
          <table:table-cell office:value-type="float" office:value="-20.0084080462" calcext:value-type="float">
            <text:p>-20.0084080462</text:p>
          </table:table-cell>
          <table:table-cell office:value-type="float" office:value="42.1540178571" calcext:value-type="float">
            <text:p>42.1540178571</text:p>
          </table:table-cell>
          <table:table-cell office:value-type="float" office:value="-57.3640594244" calcext:value-type="float">
            <text:p>-57.3640594244</text:p>
          </table:table-cell>
          <table:table-cell office:value-type="float" office:value="72.3388671875" calcext:value-type="float">
            <text:p>72.3388671875</text:p>
          </table:table-cell>
          <table:table-cell office:value-type="float" office:value="-57.8352909565" calcext:value-type="float">
            <text:p>-57.8352909565</text:p>
          </table:table-cell>
          <table:table-cell office:value-type="float" office:value="72.6611328125" calcext:value-type="float">
            <text:p>72.6611328125</text:p>
          </table:table-cell>
          <table:table-cell office:value-type="float" office:value="184" calcext:value-type="float">
            <text:p>184</text:p>
          </table:table-cell>
          <table:table-cell office:value-type="float" office:value="-23.4747326717" calcext:value-type="float">
            <text:p>-23.4747326717</text:p>
          </table:table-cell>
          <table:table-cell office:value-type="float" office:value="-5.5096805421" calcext:value-type="float">
            <text:p>-5.5096805421</text:p>
          </table:table-cell>
          <table:table-cell office:value-type="float" office:value="-22.4832333063" calcext:value-type="float">
            <text:p>-22.4832333063</text:p>
          </table:table-cell>
          <table:table-cell office:value-type="float" office:value="-5.0222419929" calcext:value-type="float">
            <text:p>-5.0222419929</text:p>
          </table:table-cell>
        </table:table-row>
        <table:table-row table:style-name="ro1">
          <table:table-cell office:value-type="float" office:value="-20.2372370005" calcext:value-type="float">
            <text:p>-20.2372370005</text:p>
          </table:table-cell>
          <table:table-cell office:value-type="float" office:value="42.4267578125" calcext:value-type="float">
            <text:p>42.4267578125</text:p>
          </table:table-cell>
          <table:table-cell office:value-type="float" office:value="-57.3402482986" calcext:value-type="float">
            <text:p>-57.3402482986</text:p>
          </table:table-cell>
          <table:table-cell office:value-type="float" office:value="72.3486328125" calcext:value-type="float">
            <text:p>72.3486328125</text:p>
          </table:table-cell>
          <table:table-cell office:value-type="float" office:value="-57.8067675114" calcext:value-type="float">
            <text:p>-57.8067675114</text:p>
          </table:table-cell>
          <table:table-cell office:value-type="float" office:value="72.6220703125" calcext:value-type="float">
            <text:p>72.6220703125</text:p>
          </table:table-cell>
          <table:table-cell office:value-type="float" office:value="186" calcext:value-type="float">
            <text:p>186</text:p>
          </table:table-cell>
          <table:table-cell office:value-type="float" office:value="-23.4638233006" calcext:value-type="float">
            <text:p>-23.4638233006</text:p>
          </table:table-cell>
          <table:table-cell office:value-type="float" office:value="-5.5106485963" calcext:value-type="float">
            <text:p>-5.5106485963</text:p>
          </table:table-cell>
          <table:table-cell office:value-type="float" office:value="-22.4708311771" calcext:value-type="float">
            <text:p>-22.4708311771</text:p>
          </table:table-cell>
          <table:table-cell office:value-type="float" office:value="-5.018683274" calcext:value-type="float">
            <text:p>-5.018683274</text:p>
          </table:table-cell>
        </table:table-row>
        <table:table-row table:style-name="ro1">
          <table:table-cell office:value-type="float" office:value="-19.8949144687" calcext:value-type="float">
            <text:p>-19.8949144687</text:p>
          </table:table-cell>
          <table:table-cell office:value-type="float" office:value="42.1198381696" calcext:value-type="float">
            <text:p>42.1198381696</text:p>
          </table:table-cell>
          <table:table-cell office:value-type="float" office:value="-57.3278244972" calcext:value-type="float">
            <text:p>-57.3278244972</text:p>
          </table:table-cell>
          <table:table-cell office:value-type="float" office:value="72.333984375" calcext:value-type="float">
            <text:p>72.333984375</text:p>
          </table:table-cell>
          <table:table-cell office:value-type="float" office:value="-57.7925597191" calcext:value-type="float">
            <text:p>-57.7925597191</text:p>
          </table:table-cell>
          <table:table-cell office:value-type="float" office:value="72.6318359375" calcext:value-type="float">
            <text:p>72.6318359375</text:p>
          </table:table-cell>
          <table:table-cell office:value-type="float" office:value="187" calcext:value-type="float">
            <text:p>187</text:p>
          </table:table-cell>
          <table:table-cell office:value-type="float" office:value="-23.4581311775" calcext:value-type="float">
            <text:p>-23.4581311775</text:p>
          </table:table-cell>
          <table:table-cell office:value-type="float" office:value="-5.509196515" calcext:value-type="float">
            <text:p>-5.509196515</text:p>
          </table:table-cell>
          <table:table-cell office:value-type="float" office:value="-22.4646535617" calcext:value-type="float">
            <text:p>-22.4646535617</text:p>
          </table:table-cell>
          <table:table-cell office:value-type="float" office:value="-5.0195729537" calcext:value-type="float">
            <text:p>-5.0195729537</text:p>
          </table:table-cell>
        </table:table-row>
        <table:table-row table:style-name="ro1">
          <table:table-cell office:value-type="float" office:value="-20.3758200135" calcext:value-type="float">
            <text:p>-20.3758200135</text:p>
          </table:table-cell>
          <table:table-cell office:value-type="float" office:value="42.7078683036" calcext:value-type="float">
            <text:p>42.7078683036</text:p>
          </table:table-cell>
          <table:table-cell office:value-type="float" office:value="-57.2536489248" calcext:value-type="float">
            <text:p>-57.2536489248</text:p>
          </table:table-cell>
          <table:table-cell office:value-type="float" office:value="72.265625" calcext:value-type="float">
            <text:p>72.265625</text:p>
          </table:table-cell>
          <table:table-cell office:value-type="float" office:value="-57.7027781725" calcext:value-type="float">
            <text:p>-57.7027781725</text:p>
          </table:table-cell>
          <table:table-cell office:value-type="float" office:value="72.587890625" calcext:value-type="float">
            <text:p>72.587890625</text:p>
          </table:table-cell>
          <table:table-cell office:value-type="float" office:value="189" calcext:value-type="float">
            <text:p>189</text:p>
          </table:table-cell>
          <table:table-cell office:value-type="float" office:value="-23.4241466925" calcext:value-type="float">
            <text:p>-23.4241466925</text:p>
          </table:table-cell>
          <table:table-cell office:value-type="float" office:value="-5.5024201355" calcext:value-type="float">
            <text:p>-5.5024201355</text:p>
          </table:table-cell>
          <table:table-cell office:value-type="float" office:value="-22.4256161198" calcext:value-type="float">
            <text:p>-22.4256161198</text:p>
          </table:table-cell>
          <table:table-cell office:value-type="float" office:value="-5.015569395" calcext:value-type="float">
            <text:p>-5.015569395</text:p>
          </table:table-cell>
        </table:table-row>
        <table:table-row table:style-name="ro1">
          <table:table-cell office:value-type="float" office:value="-19.7234373455" calcext:value-type="float">
            <text:p>-19.7234373455</text:p>
          </table:table-cell>
          <table:table-cell office:value-type="float" office:value="41.8561662946" calcext:value-type="float">
            <text:p>41.8561662946</text:p>
          </table:table-cell>
          <table:table-cell office:value-type="float" office:value="-57.166312933" calcext:value-type="float">
            <text:p>-57.166312933</text:p>
          </table:table-cell>
          <table:table-cell office:value-type="float" office:value="72.24609375" calcext:value-type="float">
            <text:p>72.24609375</text:p>
          </table:table-cell>
          <table:table-cell office:value-type="float" office:value="-57.5988490105" calcext:value-type="float">
            <text:p>-57.5988490105</text:p>
          </table:table-cell>
          <table:table-cell office:value-type="float" office:value="72.578125" calcext:value-type="float">
            <text:p>72.578125</text:p>
          </table:table-cell>
          <table:table-cell office:value-type="float" office:value="191" calcext:value-type="float">
            <text:p>191</text:p>
          </table:table-cell>
          <table:table-cell office:value-type="float" office:value="-23.3841325934" calcext:value-type="float">
            <text:p>-23.3841325934</text:p>
          </table:table-cell>
          <table:table-cell office:value-type="float" office:value="-5.5004840271" calcext:value-type="float">
            <text:p>-5.5004840271</text:p>
          </table:table-cell>
          <table:table-cell office:value-type="float" office:value="-22.3804272276" calcext:value-type="float">
            <text:p>-22.3804272276</text:p>
          </table:table-cell>
          <table:table-cell office:value-type="float" office:value="-5.0146797153" calcext:value-type="float">
            <text:p>-5.0146797153</text:p>
          </table:table-cell>
        </table:table-row>
        <table:table-row table:style-name="ro1">
          <table:table-cell office:value-type="float" office:value="-19.6443633216" calcext:value-type="float">
            <text:p>-19.6443633216</text:p>
          </table:table-cell>
          <table:table-cell office:value-type="float" office:value="41.8512834821" calcext:value-type="float">
            <text:p>41.8512834821</text:p>
          </table:table-cell>
          <table:table-cell office:value-type="float" office:value="-57.0641708612" calcext:value-type="float">
            <text:p>-57.0641708612</text:p>
          </table:table-cell>
          <table:table-cell office:value-type="float" office:value="72.255859375" calcext:value-type="float">
            <text:p>72.255859375</text:p>
          </table:table-cell>
          <table:table-cell office:value-type="float" office:value="-57.4784676552" calcext:value-type="float">
            <text:p>-57.4784676552</text:p>
          </table:table-cell>
          <table:table-cell office:value-type="float" office:value="72.607421875" calcext:value-type="float">
            <text:p>72.607421875</text:p>
          </table:table-cell>
          <table:table-cell office:value-type="float" office:value="193" calcext:value-type="float">
            <text:p>193</text:p>
          </table:table-cell>
          <table:table-cell office:value-type="float" office:value="-23.3373348999" calcext:value-type="float">
            <text:p>-23.3373348999</text:p>
          </table:table-cell>
          <table:table-cell office:value-type="float" office:value="-5.5014520813" calcext:value-type="float">
            <text:p>-5.5014520813</text:p>
          </table:table-cell>
          <table:table-cell office:value-type="float" office:value="-22.3280848438" calcext:value-type="float">
            <text:p>-22.3280848438</text:p>
          </table:table-cell>
          <table:table-cell office:value-type="float" office:value="-5.0173487544" calcext:value-type="float">
            <text:p>-5.0173487544</text:p>
          </table:table-cell>
        </table:table-row>
        <table:table-row table:style-name="ro1">
          <table:table-cell office:value-type="float" office:value="-19.680174338" calcext:value-type="float">
            <text:p>-19.680174338</text:p>
          </table:table-cell>
          <table:table-cell office:value-type="float" office:value="41.8436104911" calcext:value-type="float">
            <text:p>41.8436104911</text:p>
          </table:table-cell>
          <table:table-cell office:value-type="float" office:value="-56.9921438932" calcext:value-type="float">
            <text:p>-56.9921438932</text:p>
          </table:table-cell>
          <table:table-cell office:value-type="float" office:value="72.2314453125" calcext:value-type="float">
            <text:p>72.2314453125</text:p>
          </table:table-cell>
          <table:table-cell office:value-type="float" office:value="-57.3972074747" calcext:value-type="float">
            <text:p>-57.3972074747</text:p>
          </table:table-cell>
          <table:table-cell office:value-type="float" office:value="72.568359375" calcext:value-type="float">
            <text:p>72.568359375</text:p>
          </table:table-cell>
          <table:table-cell office:value-type="float" office:value="195" calcext:value-type="float">
            <text:p>195</text:p>
          </table:table-cell>
          <table:table-cell office:value-type="float" office:value="-23.3043348255" calcext:value-type="float">
            <text:p>-23.3043348255</text:p>
          </table:table-cell>
          <table:table-cell office:value-type="float" office:value="-5.4990319458" calcext:value-type="float">
            <text:p>-5.4990319458</text:p>
          </table:table-cell>
          <table:table-cell office:value-type="float" office:value="-22.2927525322" calcext:value-type="float">
            <text:p>-22.2927525322</text:p>
          </table:table-cell>
          <table:table-cell office:value-type="float" office:value="-5.0137900356" calcext:value-type="float">
            <text:p>-5.0137900356</text:p>
          </table:table-cell>
        </table:table-row>
        <table:table-row table:style-name="ro1">
          <table:table-cell office:value-type="float" office:value="-19.9570486729" calcext:value-type="float">
            <text:p>-19.9570486729</text:p>
          </table:table-cell>
          <table:table-cell office:value-type="float" office:value="42.0256696429" calcext:value-type="float">
            <text:p>42.0256696429</text:p>
          </table:table-cell>
          <table:table-cell office:value-type="float" office:value="-56.941312027" calcext:value-type="float">
            <text:p>-56.941312027</text:p>
          </table:table-cell>
          <table:table-cell office:value-type="float" office:value="72.255859375" calcext:value-type="float">
            <text:p>72.255859375</text:p>
          </table:table-cell>
          <table:table-cell office:value-type="float" office:value="-57.341100955" calcext:value-type="float">
            <text:p>-57.341100955</text:p>
          </table:table-cell>
          <table:table-cell office:value-type="float" office:value="72.5634765625" calcext:value-type="float">
            <text:p>72.5634765625</text:p>
          </table:table-cell>
          <table:table-cell office:value-type="float" office:value="197" calcext:value-type="float">
            <text:p>197</text:p>
          </table:table-cell>
          <table:table-cell office:value-type="float" office:value="-23.2810455573" calcext:value-type="float">
            <text:p>-23.2810455573</text:p>
          </table:table-cell>
          <table:table-cell office:value-type="float" office:value="-5.5014520813" calcext:value-type="float">
            <text:p>-5.5014520813</text:p>
          </table:table-cell>
          <table:table-cell office:value-type="float" office:value="-22.2683571515" calcext:value-type="float">
            <text:p>-22.2683571515</text:p>
          </table:table-cell>
          <table:table-cell office:value-type="float" office:value="-5.0133451957" calcext:value-type="float">
            <text:p>-5.0133451957</text:p>
          </table:table-cell>
        </table:table-row>
        <table:table-row table:style-name="ro1">
          <table:table-cell office:value-type="float" office:value="-19.5329080041" calcext:value-type="float">
            <text:p>-19.5329080041</text:p>
          </table:table-cell>
          <table:table-cell office:value-type="float" office:value="41.7138671875" calcext:value-type="float">
            <text:p>41.7138671875</text:p>
          </table:table-cell>
          <table:table-cell office:value-type="float" office:value="-56.8923952818" calcext:value-type="float">
            <text:p>-56.8923952818</text:p>
          </table:table-cell>
          <table:table-cell office:value-type="float" office:value="72.2119140625" calcext:value-type="float">
            <text:p>72.2119140625</text:p>
          </table:table-cell>
          <table:table-cell office:value-type="float" office:value="-57.2886487484" calcext:value-type="float">
            <text:p>-57.2886487484</text:p>
          </table:table-cell>
          <table:table-cell office:value-type="float" office:value="72.5341796875" calcext:value-type="float">
            <text:p>72.5341796875</text:p>
          </table:table-cell>
          <table:table-cell office:value-type="float" office:value="199" calcext:value-type="float">
            <text:p>199</text:p>
          </table:table-cell>
          <table:table-cell office:value-type="float" office:value="-23.2586337263" calcext:value-type="float">
            <text:p>-23.2586337263</text:p>
          </table:table-cell>
          <table:table-cell office:value-type="float" office:value="-5.4970958374" calcext:value-type="float">
            <text:p>-5.4970958374</text:p>
          </table:table-cell>
          <table:table-cell office:value-type="float" office:value="-22.2455506835" calcext:value-type="float">
            <text:p>-22.2455506835</text:p>
          </table:table-cell>
          <table:table-cell office:value-type="float" office:value="-5.0106761566" calcext:value-type="float">
            <text:p>-5.0106761566</text:p>
          </table:table-cell>
        </table:table-row>
        <table:table-row table:style-name="ro1">
          <table:table-cell office:value-type="float" office:value="-20.2589356435" calcext:value-type="float">
            <text:p>-20.2589356435</text:p>
          </table:table-cell>
          <table:table-cell office:value-type="float" office:value="42.1275111607" calcext:value-type="float">
            <text:p>42.1275111607</text:p>
          </table:table-cell>
          <table:table-cell office:value-type="float" office:value="-56.7956377029" calcext:value-type="float">
            <text:p>-56.7956377029</text:p>
          </table:table-cell>
          <table:table-cell office:value-type="float" office:value="72.1728515625" calcext:value-type="float">
            <text:p>72.1728515625</text:p>
          </table:table-cell>
          <table:table-cell office:value-type="float" office:value="-57.186237216" calcext:value-type="float">
            <text:p>-57.186237216</text:p>
          </table:table-cell>
          <table:table-cell office:value-type="float" office:value="72.5048828125" calcext:value-type="float">
            <text:p>72.5048828125</text:p>
          </table:table-cell>
          <table:table-cell office:value-type="float" office:value="201" calcext:value-type="float">
            <text:p>201</text:p>
          </table:table-cell>
          <table:table-cell office:value-type="float" office:value="-23.214303007" calcext:value-type="float">
            <text:p>-23.214303007</text:p>
          </table:table-cell>
          <table:table-cell office:value-type="float" office:value="-5.4932236205" calcext:value-type="float">
            <text:p>-5.4932236205</text:p>
          </table:table-cell>
          <table:table-cell office:value-type="float" office:value="-22.2010216638" calcext:value-type="float">
            <text:p>-22.2010216638</text:p>
          </table:table-cell>
          <table:table-cell office:value-type="float" office:value="-5.0080071174" calcext:value-type="float">
            <text:p>-5.0080071174</text:p>
          </table:table-cell>
        </table:table-row>
        <table:table-row table:style-name="ro1">
          <table:table-cell office:value-type="float" office:value="-19.8638403697" calcext:value-type="float">
            <text:p>-19.8638403697</text:p>
          </table:table-cell>
          <table:table-cell office:value-type="float" office:value="41.8191964286" calcext:value-type="float">
            <text:p>41.8191964286</text:p>
          </table:table-cell>
          <table:table-cell office:value-type="float" office:value="-56.7018938065" calcext:value-type="float">
            <text:p>-56.7018938065</text:p>
          </table:table-cell>
          <table:table-cell office:value-type="float" office:value="72.1142578125" calcext:value-type="float">
            <text:p>72.1142578125</text:p>
          </table:table-cell>
          <table:table-cell office:value-type="float" office:value="-57.0885756493" calcext:value-type="float">
            <text:p>-57.0885756493</text:p>
          </table:table-cell>
          <table:table-cell office:value-type="float" office:value="72.451171875" calcext:value-type="float">
            <text:p>72.451171875</text:p>
          </table:table-cell>
          <table:table-cell office:value-type="float" office:value="203" calcext:value-type="float">
            <text:p>203</text:p>
          </table:table-cell>
          <table:table-cell office:value-type="float" office:value="-23.1713530446" calcext:value-type="float">
            <text:p>-23.1713530446</text:p>
          </table:table-cell>
          <table:table-cell office:value-type="float" office:value="-5.4874152953" calcext:value-type="float">
            <text:p>-5.4874152953</text:p>
          </table:table-cell>
          <table:table-cell office:value-type="float" office:value="-22.1585579518" calcext:value-type="float">
            <text:p>-22.1585579518</text:p>
          </table:table-cell>
          <table:table-cell office:value-type="float" office:value="-5.003113879" calcext:value-type="float">
            <text:p>-5.003113879</text:p>
          </table:table-cell>
        </table:table-row>
        <table:table-row table:style-name="ro1">
          <table:table-cell office:value-type="float" office:value="-19.983032293" calcext:value-type="float">
            <text:p>-19.983032293</text:p>
          </table:table-cell>
          <table:table-cell office:value-type="float" office:value="42.1086774554" calcext:value-type="float">
            <text:p>42.1086774554</text:p>
          </table:table-cell>
          <table:table-cell office:value-type="float" office:value="-56.6157195807" calcext:value-type="float">
            <text:p>-56.6157195807</text:p>
          </table:table-cell>
          <table:table-cell office:value-type="float" office:value="72.1044921875" calcext:value-type="float">
            <text:p>72.1044921875</text:p>
          </table:table-cell>
          <table:table-cell office:value-type="float" office:value="-57.0018771172" calcext:value-type="float">
            <text:p>-57.0018771172</text:p>
          </table:table-cell>
          <table:table-cell office:value-type="float" office:value="72.4853515625" calcext:value-type="float">
            <text:p>72.4853515625</text:p>
          </table:table-cell>
          <table:table-cell office:value-type="float" office:value="205" calcext:value-type="float">
            <text:p>205</text:p>
          </table:table-cell>
          <table:table-cell office:value-type="float" office:value="-23.1318712235" calcext:value-type="float">
            <text:p>-23.1318712235</text:p>
          </table:table-cell>
          <table:table-cell office:value-type="float" office:value="-5.486447241" calcext:value-type="float">
            <text:p>-5.486447241</text:p>
          </table:table-cell>
          <table:table-cell office:value-type="float" office:value="-22.1208610191" calcext:value-type="float">
            <text:p>-22.1208610191</text:p>
          </table:table-cell>
          <table:table-cell office:value-type="float" office:value="-5.006227758" calcext:value-type="float">
            <text:p>-5.006227758</text:p>
          </table:table-cell>
        </table:table-row>
        <table:table-row table:style-name="ro1">
          <table:table-cell office:value-type="float" office:value="-19.6584539754" calcext:value-type="float">
            <text:p>-19.6584539754</text:p>
          </table:table-cell>
          <table:table-cell office:value-type="float" office:value="41.748046875" calcext:value-type="float">
            <text:p>41.748046875</text:p>
          </table:table-cell>
          <table:table-cell office:value-type="float" office:value="-56.5828721523" calcext:value-type="float">
            <text:p>-56.5828721523</text:p>
          </table:table-cell>
          <table:table-cell office:value-type="float" office:value="72.12890625" calcext:value-type="float">
            <text:p>72.12890625</text:p>
          </table:table-cell>
          <table:table-cell office:value-type="float" office:value="-56.9687103987" calcext:value-type="float">
            <text:p>-56.9687103987</text:p>
          </table:table-cell>
          <table:table-cell office:value-type="float" office:value="72.4609375" calcext:value-type="float">
            <text:p>72.4609375</text:p>
          </table:table-cell>
          <table:table-cell office:value-type="float" office:value="206" calcext:value-type="float">
            <text:p>206</text:p>
          </table:table-cell>
          <table:table-cell office:value-type="float" office:value="-23.116821755" calcext:value-type="float">
            <text:p>-23.116821755</text:p>
          </table:table-cell>
          <table:table-cell office:value-type="float" office:value="-5.4888673766" calcext:value-type="float">
            <text:p>-5.4888673766</text:p>
          </table:table-cell>
          <table:table-cell office:value-type="float" office:value="-22.1064399727" calcext:value-type="float">
            <text:p>-22.1064399727</text:p>
          </table:table-cell>
          <table:table-cell office:value-type="float" office:value="-5.0040035587" calcext:value-type="float">
            <text:p>-5.0040035587</text:p>
          </table:table-cell>
        </table:table-row>
        <table:table-row table:style-name="ro1">
          <table:table-cell office:value-type="float" office:value="-19.9308217589" calcext:value-type="float">
            <text:p>-19.9308217589</text:p>
          </table:table-cell>
          <table:table-cell office:value-type="float" office:value="41.8017578125" calcext:value-type="float">
            <text:p>41.8017578125</text:p>
          </table:table-cell>
          <table:table-cell office:value-type="float" office:value="-56.4229957819" calcext:value-type="float">
            <text:p>-56.4229957819</text:p>
          </table:table-cell>
          <table:table-cell office:value-type="float" office:value="72.119140625" calcext:value-type="float">
            <text:p>72.119140625</text:p>
          </table:table-cell>
          <table:table-cell office:value-type="float" office:value="-56.8076402187" calcext:value-type="float">
            <text:p>-56.8076402187</text:p>
          </table:table-cell>
          <table:table-cell office:value-type="float" office:value="72.4267578125" calcext:value-type="float">
            <text:p>72.4267578125</text:p>
          </table:table-cell>
          <table:table-cell office:value-type="float" office:value="208" calcext:value-type="float">
            <text:p>208</text:p>
          </table:table-cell>
          <table:table-cell office:value-type="float" office:value="-23.0435723559" calcext:value-type="float">
            <text:p>-23.0435723559</text:p>
          </table:table-cell>
          <table:table-cell office:value-type="float" office:value="-5.4878993224" calcext:value-type="float">
            <text:p>-5.4878993224</text:p>
          </table:table-cell>
          <table:table-cell office:value-type="float" office:value="-22.0364058951" calcext:value-type="float">
            <text:p>-22.0364058951</text:p>
          </table:table-cell>
          <table:table-cell office:value-type="float" office:value="-5.0008896797" calcext:value-type="float">
            <text:p>-5.0008896797</text:p>
          </table:table-cell>
        </table:table-row>
        <table:table-row table:style-name="ro1">
          <table:table-cell office:value-type="float" office:value="-19.5600574366" calcext:value-type="float">
            <text:p>-19.5600574366</text:p>
          </table:table-cell>
          <table:table-cell office:value-type="float" office:value="41.5841238839" calcext:value-type="float">
            <text:p>41.5841238839</text:p>
          </table:table-cell>
          <table:table-cell office:value-type="float" office:value="-56.2848362446" calcext:value-type="float">
            <text:p>-56.2848362446</text:p>
          </table:table-cell>
          <table:table-cell office:value-type="float" office:value="72.0849609375" calcext:value-type="float">
            <text:p>72.0849609375</text:p>
          </table:table-cell>
          <table:table-cell office:value-type="float" office:value="-56.6695336342" calcext:value-type="float">
            <text:p>-56.6695336342</text:p>
          </table:table-cell>
          <table:table-cell office:value-type="float" office:value="72.3291015625" calcext:value-type="float">
            <text:p>72.3291015625</text:p>
          </table:table-cell>
          <table:table-cell office:value-type="float" office:value="210" calcext:value-type="float">
            <text:p>210</text:p>
          </table:table-cell>
          <table:table-cell office:value-type="float" office:value="-22.980272801" calcext:value-type="float">
            <text:p>-22.980272801</text:p>
          </table:table-cell>
          <table:table-cell office:value-type="float" office:value="-5.4845111326" calcext:value-type="float">
            <text:p>-5.4845111326</text:p>
          </table:table-cell>
          <table:table-cell office:value-type="float" office:value="-21.9763564976" calcext:value-type="float">
            <text:p>-21.9763564976</text:p>
          </table:table-cell>
          <table:table-cell office:value-type="float" office:value="-4.9919928826" calcext:value-type="float">
            <text:p>-4.9919928826</text:p>
          </table:table-cell>
        </table:table-row>
        <table:table-row table:style-name="ro1">
          <table:table-cell office:value-type="float" office:value="-20.1441258763" calcext:value-type="float">
            <text:p>-20.1441258763</text:p>
          </table:table-cell>
          <table:table-cell office:value-type="float" office:value="41.9022042411" calcext:value-type="float">
            <text:p>41.9022042411</text:p>
          </table:table-cell>
          <table:table-cell office:value-type="float" office:value="-56.2218950272" calcext:value-type="float">
            <text:p>-56.2218950272</text:p>
          </table:table-cell>
          <table:table-cell office:value-type="float" office:value="72.03125" calcext:value-type="float">
            <text:p>72.03125</text:p>
          </table:table-cell>
          <table:table-cell office:value-type="float" office:value="-56.6062397957" calcext:value-type="float">
            <text:p>-56.6062397957</text:p>
          </table:table-cell>
          <table:table-cell office:value-type="float" office:value="72.265625" calcext:value-type="float">
            <text:p>72.265625</text:p>
          </table:table-cell>
          <table:table-cell office:value-type="float" office:value="212" calcext:value-type="float">
            <text:p>212</text:p>
          </table:table-cell>
          <table:table-cell office:value-type="float" office:value="-22.9514354791" calcext:value-type="float">
            <text:p>-22.9514354791</text:p>
          </table:table-cell>
          <table:table-cell office:value-type="float" office:value="-5.4791868345" calcext:value-type="float">
            <text:p>-5.4791868345</text:p>
          </table:table-cell>
          <table:table-cell office:value-type="float" office:value="-21.9488360367" calcext:value-type="float">
            <text:p>-21.9488360367</text:p>
          </table:table-cell>
          <table:table-cell office:value-type="float" office:value="-4.9862099644" calcext:value-type="float">
            <text:p>-4.9862099644</text:p>
          </table:table-cell>
        </table:table-row>
        <table:table-row table:style-name="ro1">
          <table:table-cell office:value-type="float" office:value="-19.9119451889" calcext:value-type="float">
            <text:p>-19.9119451889</text:p>
          </table:table-cell>
          <table:table-cell office:value-type="float" office:value="42.0089285714" calcext:value-type="float">
            <text:p>42.0089285714</text:p>
          </table:table-cell>
          <table:table-cell office:value-type="float" office:value="-56.113249445" calcext:value-type="float">
            <text:p>-56.113249445</text:p>
          </table:table-cell>
          <table:table-cell office:value-type="float" office:value="72.001953125" calcext:value-type="float">
            <text:p>72.001953125</text:p>
          </table:table-cell>
          <table:table-cell office:value-type="float" office:value="-56.4970202923" calcext:value-type="float">
            <text:p>-56.4970202923</text:p>
          </table:table-cell>
          <table:table-cell office:value-type="float" office:value="72.158203125" calcext:value-type="float">
            <text:p>72.158203125</text:p>
          </table:table-cell>
          <table:table-cell office:value-type="float" office:value="214" calcext:value-type="float">
            <text:p>214</text:p>
          </table:table-cell>
          <table:table-cell office:value-type="float" office:value="-22.9016581193" calcext:value-type="float">
            <text:p>-22.9016581193</text:p>
          </table:table-cell>
          <table:table-cell office:value-type="float" office:value="-5.4762826718" calcext:value-type="float">
            <text:p>-5.4762826718</text:p>
          </table:table-cell>
          <table:table-cell office:value-type="float" office:value="-21.901346879" calcext:value-type="float">
            <text:p>-21.901346879</text:p>
          </table:table-cell>
          <table:table-cell office:value-type="float" office:value="-4.9764234875" calcext:value-type="float">
            <text:p>-4.9764234875</text:p>
          </table:table-cell>
        </table:table-row>
        <table:table-row table:style-name="ro1">
          <table:table-cell office:value-type="float" office:value="-19.6840121078" calcext:value-type="float">
            <text:p>-19.6840121078</text:p>
          </table:table-cell>
          <table:table-cell office:value-type="float" office:value="41.5799386161" calcext:value-type="float">
            <text:p>41.5799386161</text:p>
          </table:table-cell>
          <table:table-cell office:value-type="float" office:value="-55.9545795679" calcext:value-type="float">
            <text:p>-55.9545795679</text:p>
          </table:table-cell>
          <table:table-cell office:value-type="float" office:value="71.962890625" calcext:value-type="float">
            <text:p>71.962890625</text:p>
          </table:table-cell>
          <table:table-cell office:value-type="float" office:value="-56.3402363062" calcext:value-type="float">
            <text:p>-56.3402363062</text:p>
          </table:table-cell>
          <table:table-cell office:value-type="float" office:value="72.1533203125" calcext:value-type="float">
            <text:p>72.1533203125</text:p>
          </table:table-cell>
          <table:table-cell office:value-type="float" office:value="216" calcext:value-type="float">
            <text:p>216</text:p>
          </table:table-cell>
          <table:table-cell office:value-type="float" office:value="-22.8289614905" calcext:value-type="float">
            <text:p>-22.8289614905</text:p>
          </table:table-cell>
          <table:table-cell office:value-type="float" office:value="-5.472410455" calcext:value-type="float">
            <text:p>-5.472410455</text:p>
          </table:table-cell>
          <table:table-cell office:value-type="float" office:value="-21.8331764588" calcext:value-type="float">
            <text:p>-21.8331764588</text:p>
          </table:table-cell>
          <table:table-cell office:value-type="float" office:value="-4.9759786477" calcext:value-type="float">
            <text:p>-4.9759786477</text:p>
          </table:table-cell>
        </table:table-row>
        <table:table-row table:style-name="ro1">
          <table:table-cell office:value-type="float" office:value="-19.7949719361" calcext:value-type="float">
            <text:p>-19.7949719361</text:p>
          </table:table-cell>
          <table:table-cell office:value-type="float" office:value="41.6566685268" calcext:value-type="float">
            <text:p>41.6566685268</text:p>
          </table:table-cell>
          <table:table-cell office:value-type="float" office:value="-55.8418693542" calcext:value-type="float">
            <text:p>-55.8418693542</text:p>
          </table:table-cell>
          <table:table-cell office:value-type="float" office:value="71.962890625" calcext:value-type="float">
            <text:p>71.962890625</text:p>
          </table:table-cell>
          <table:table-cell office:value-type="float" office:value="-56.229246068" calcext:value-type="float">
            <text:p>-56.229246068</text:p>
          </table:table-cell>
          <table:table-cell office:value-type="float" office:value="72.1240234375" calcext:value-type="float">
            <text:p>72.1240234375</text:p>
          </table:table-cell>
          <table:table-cell office:value-type="float" office:value="218" calcext:value-type="float">
            <text:p>218</text:p>
          </table:table-cell>
          <table:table-cell office:value-type="float" office:value="-22.7773218679" calcext:value-type="float">
            <text:p>-22.7773218679</text:p>
          </table:table-cell>
          <table:table-cell office:value-type="float" office:value="-5.472410455" calcext:value-type="float">
            <text:p>-5.472410455</text:p>
          </table:table-cell>
          <table:table-cell office:value-type="float" office:value="-21.7849173772" calcext:value-type="float">
            <text:p>-21.7849173772</text:p>
          </table:table-cell>
          <table:table-cell office:value-type="float" office:value="-4.9733096085" calcext:value-type="float">
            <text:p>-4.9733096085</text:p>
          </table:table-cell>
        </table:table-row>
        <table:table-row table:style-name="ro1">
          <table:table-cell office:value-type="float" office:value="-19.5999661727" calcext:value-type="float">
            <text:p>-19.5999661727</text:p>
          </table:table-cell>
          <table:table-cell office:value-type="float" office:value="41.3483537946" calcext:value-type="float">
            <text:p>41.3483537946</text:p>
          </table:table-cell>
          <table:table-cell office:value-type="float" office:value="-55.7155223846" calcext:value-type="float">
            <text:p>-55.7155223846</text:p>
          </table:table-cell>
          <table:table-cell office:value-type="float" office:value="71.8994140625" calcext:value-type="float">
            <text:p>71.8994140625</text:p>
          </table:table-cell>
          <table:table-cell office:value-type="float" office:value="-56.1026622295" calcext:value-type="float">
            <text:p>-56.1026622295</text:p>
          </table:table-cell>
          <table:table-cell office:value-type="float" office:value="72.041015625" calcext:value-type="float">
            <text:p>72.041015625</text:p>
          </table:table-cell>
          <table:table-cell office:value-type="float" office:value="220" calcext:value-type="float">
            <text:p>220</text:p>
          </table:table-cell>
          <table:table-cell office:value-type="float" office:value="-22.7194343916" calcext:value-type="float">
            <text:p>-22.7194343916</text:p>
          </table:table-cell>
          <table:table-cell office:value-type="float" office:value="-5.4661181026" calcext:value-type="float">
            <text:p>-5.4661181026</text:p>
          </table:table-cell>
          <table:table-cell office:value-type="float" office:value="-21.7298781243" calcext:value-type="float">
            <text:p>-21.7298781243</text:p>
          </table:table-cell>
          <table:table-cell office:value-type="float" office:value="-4.965747331" calcext:value-type="float">
            <text:p>-4.965747331</text:p>
          </table:table-cell>
        </table:table-row>
        <table:table-row table:style-name="ro1">
          <table:table-cell office:value-type="float" office:value="-19.7201115468" calcext:value-type="float">
            <text:p>-19.7201115468</text:p>
          </table:table-cell>
          <table:table-cell office:value-type="float" office:value="41.4222935268" calcext:value-type="float">
            <text:p>41.4222935268</text:p>
          </table:table-cell>
          <table:table-cell office:value-type="float" office:value="-55.5702167988" calcext:value-type="float">
            <text:p>-55.5702167988</text:p>
          </table:table-cell>
          <table:table-cell office:value-type="float" office:value="71.8505859375" calcext:value-type="float">
            <text:p>71.8505859375</text:p>
          </table:table-cell>
          <table:table-cell office:value-type="float" office:value="-55.960772872" calcext:value-type="float">
            <text:p>-55.960772872</text:p>
          </table:table-cell>
          <table:table-cell office:value-type="float" office:value="72.0361328125" calcext:value-type="float">
            <text:p>72.0361328125</text:p>
          </table:table-cell>
          <table:table-cell office:value-type="float" office:value="222" calcext:value-type="float">
            <text:p>222</text:p>
          </table:table-cell>
          <table:table-cell office:value-type="float" office:value="-22.6528607833" calcext:value-type="float">
            <text:p>-22.6528607833</text:p>
          </table:table-cell>
          <table:table-cell office:value-type="float" office:value="-5.4612778316" calcext:value-type="float">
            <text:p>-5.4612778316</text:p>
          </table:table-cell>
          <table:table-cell office:value-type="float" office:value="-21.6681839592" calcext:value-type="float">
            <text:p>-21.6681839592</text:p>
          </table:table-cell>
          <table:table-cell office:value-type="float" office:value="-4.9653024911" calcext:value-type="float">
            <text:p>-4.9653024911</text:p>
          </table:table-cell>
        </table:table-row>
        <table:table-row table:style-name="ro1">
          <table:table-cell office:value-type="float" office:value="-20.193542972" calcext:value-type="float">
            <text:p>-20.193542972</text:p>
          </table:table-cell>
          <table:table-cell office:value-type="float" office:value="41.9614955357" calcext:value-type="float">
            <text:p>41.9614955357</text:p>
          </table:table-cell>
          <table:table-cell office:value-type="float" office:value="-55.5296729803" calcext:value-type="float">
            <text:p>-55.5296729803</text:p>
          </table:table-cell>
          <table:table-cell office:value-type="float" office:value="71.85546875" calcext:value-type="float">
            <text:p>71.85546875</text:p>
          </table:table-cell>
          <table:table-cell office:value-type="float" office:value="-55.9216650486" calcext:value-type="float">
            <text:p>-55.9216650486</text:p>
          </table:table-cell>
          <table:table-cell office:value-type="float" office:value="72.0556640625" calcext:value-type="float">
            <text:p>72.0556640625</text:p>
          </table:table-cell>
          <table:table-cell office:value-type="float" office:value="224" calcext:value-type="float">
            <text:p>224</text:p>
          </table:table-cell>
          <table:table-cell office:value-type="float" office:value="-22.6342851155" calcext:value-type="float">
            <text:p>-22.6342851155</text:p>
          </table:table-cell>
          <table:table-cell office:value-type="float" office:value="-5.4617618587" calcext:value-type="float">
            <text:p>-5.4617618587</text:p>
          </table:table-cell>
          <table:table-cell office:value-type="float" office:value="-21.6511796922" calcext:value-type="float">
            <text:p>-21.6511796922</text:p>
          </table:table-cell>
          <table:table-cell office:value-type="float" office:value="-4.9670818505" calcext:value-type="float">
            <text:p>-4.9670818505</text:p>
          </table:table-cell>
        </table:table-row>
        <table:table-row table:style-name="ro1">
          <table:table-cell office:value-type="float" office:value="-19.9786205364" calcext:value-type="float">
            <text:p>-19.9786205364</text:p>
          </table:table-cell>
          <table:table-cell office:value-type="float" office:value="41.9175502232" calcext:value-type="float">
            <text:p>41.9175502232</text:p>
          </table:table-cell>
          <table:table-cell office:value-type="float" office:value="-55.5175515175" calcext:value-type="float">
            <text:p>-55.5175515175</text:p>
          </table:table-cell>
          <table:table-cell office:value-type="float" office:value="71.8603515625" calcext:value-type="float">
            <text:p>71.8603515625</text:p>
          </table:table-cell>
          <table:table-cell office:value-type="float" office:value="-55.9101100922" calcext:value-type="float">
            <text:p>-55.9101100922</text:p>
          </table:table-cell>
          <table:table-cell office:value-type="float" office:value="72.041015625" calcext:value-type="float">
            <text:p>72.041015625</text:p>
          </table:table-cell>
          <table:table-cell office:value-type="float" office:value="225" calcext:value-type="float">
            <text:p>225</text:p>
          </table:table-cell>
          <table:table-cell office:value-type="float" office:value="-22.6287315127" calcext:value-type="float">
            <text:p>-22.6287315127</text:p>
          </table:table-cell>
          <table:table-cell office:value-type="float" office:value="-5.4622458858" calcext:value-type="float">
            <text:p>-5.4622458858</text:p>
          </table:table-cell>
          <table:table-cell office:value-type="float" office:value="-21.6461555424" calcext:value-type="float">
            <text:p>-21.6461555424</text:p>
          </table:table-cell>
          <table:table-cell office:value-type="float" office:value="-4.965747331" calcext:value-type="float">
            <text:p>-4.965747331</text:p>
          </table:table-cell>
        </table:table-row>
        <table:table-row table:style-name="ro1">
          <table:table-cell office:value-type="float" office:value="-19.9597764122" calcext:value-type="float">
            <text:p>-19.9597764122</text:p>
          </table:table-cell>
          <table:table-cell office:value-type="float" office:value="41.6162109375" calcext:value-type="float">
            <text:p>41.6162109375</text:p>
          </table:table-cell>
          <table:table-cell office:value-type="float" office:value="-55.4579303503" calcext:value-type="float">
            <text:p>-55.4579303503</text:p>
          </table:table-cell>
          <table:table-cell office:value-type="float" office:value="71.865234375" calcext:value-type="float">
            <text:p>71.865234375</text:p>
          </table:table-cell>
          <table:table-cell office:value-type="float" office:value="-55.8538360834" calcext:value-type="float">
            <text:p>-55.8538360834</text:p>
          </table:table-cell>
          <table:table-cell office:value-type="float" office:value="72.041015625" calcext:value-type="float">
            <text:p>72.041015625</text:p>
          </table:table-cell>
          <table:table-cell office:value-type="float" office:value="227" calcext:value-type="float">
            <text:p>227</text:p>
          </table:table-cell>
          <table:table-cell office:value-type="float" office:value="-22.6014153141" calcext:value-type="float">
            <text:p>-22.6014153141</text:p>
          </table:table-cell>
          <table:table-cell office:value-type="float" office:value="-5.4627299129" calcext:value-type="float">
            <text:p>-5.4627299129</text:p>
          </table:table-cell>
          <table:table-cell office:value-type="float" office:value="-21.6216873367" calcext:value-type="float">
            <text:p>-21.6216873367</text:p>
          </table:table-cell>
          <table:table-cell office:value-type="float" office:value="-4.965747331" calcext:value-type="float">
            <text:p>-4.965747331</text:p>
          </table:table-cell>
        </table:table-row>
        <table:table-row table:style-name="ro1">
          <table:table-cell office:value-type="float" office:value="-20.1704692402" calcext:value-type="float">
            <text:p>-20.1704692402</text:p>
          </table:table-cell>
          <table:table-cell office:value-type="float" office:value="41.6838727679" calcext:value-type="float">
            <text:p>41.6838727679</text:p>
          </table:table-cell>
          <table:table-cell office:value-type="float" office:value="-55.4632978201" calcext:value-type="float">
            <text:p>-55.4632978201</text:p>
          </table:table-cell>
          <table:table-cell office:value-type="float" office:value="71.8505859375" calcext:value-type="float">
            <text:p>71.8505859375</text:p>
          </table:table-cell>
          <table:table-cell office:value-type="float" office:value="-55.8586746693" calcext:value-type="float">
            <text:p>-55.8586746693</text:p>
          </table:table-cell>
          <table:table-cell office:value-type="float" office:value="72.0361328125" calcext:value-type="float">
            <text:p>72.0361328125</text:p>
          </table:table-cell>
          <table:table-cell office:value-type="float" office:value="229" calcext:value-type="float">
            <text:p>229</text:p>
          </table:table-cell>
          <table:table-cell office:value-type="float" office:value="-22.6038744889" calcext:value-type="float">
            <text:p>-22.6038744889</text:p>
          </table:table-cell>
          <table:table-cell office:value-type="float" office:value="-5.4612778316" calcext:value-type="float">
            <text:p>-5.4612778316</text:p>
          </table:table-cell>
          <table:table-cell office:value-type="float" office:value="-21.6237911768" calcext:value-type="float">
            <text:p>-21.6237911768</text:p>
          </table:table-cell>
          <table:table-cell office:value-type="float" office:value="-4.9653024911" calcext:value-type="float">
            <text:p>-4.9653024911</text:p>
          </table:table-cell>
        </table:table-row>
        <table:table-row table:style-name="ro1">
          <table:table-cell office:value-type="float" office:value="-19.9541573456" calcext:value-type="float">
            <text:p>-19.9541573456</text:p>
          </table:table-cell>
          <table:table-cell office:value-type="float" office:value="41.8568638393" calcext:value-type="float">
            <text:p>41.8568638393</text:p>
          </table:table-cell>
          <table:table-cell office:value-type="float" office:value="-55.478960824" calcext:value-type="float">
            <text:p>-55.478960824</text:p>
          </table:table-cell>
          <table:table-cell office:value-type="float" office:value="71.89453125" calcext:value-type="float">
            <text:p>71.89453125</text:p>
          </table:table-cell>
          <table:table-cell office:value-type="float" office:value="-55.8740791559" calcext:value-type="float">
            <text:p>-55.8740791559</text:p>
          </table:table-cell>
          <table:table-cell office:value-type="float" office:value="72.0361328125" calcext:value-type="float">
            <text:p>72.0361328125</text:p>
          </table:table-cell>
          <table:table-cell office:value-type="float" office:value="231" calcext:value-type="float">
            <text:p>231</text:p>
          </table:table-cell>
          <table:table-cell office:value-type="float" office:value="-22.611050694" calcext:value-type="float">
            <text:p>-22.611050694</text:p>
          </table:table-cell>
          <table:table-cell office:value-type="float" office:value="-5.4656340755" calcext:value-type="float">
            <text:p>-5.4656340755</text:p>
          </table:table-cell>
          <table:table-cell office:value-type="float" office:value="-21.6304891206" calcext:value-type="float">
            <text:p>-21.6304891206</text:p>
          </table:table-cell>
          <table:table-cell office:value-type="float" office:value="-4.9653024911" calcext:value-type="float">
            <text:p>-4.9653024911</text:p>
          </table:table-cell>
        </table:table-row>
        <table:table-row table:style-name="ro1">
          <table:table-cell office:value-type="float" office:value="-20.2678267751" calcext:value-type="float">
            <text:p>-20.2678267751</text:p>
          </table:table-cell>
          <table:table-cell office:value-type="float" office:value="41.7124720982" calcext:value-type="float">
            <text:p>41.7124720982</text:p>
          </table:table-cell>
          <table:table-cell office:value-type="float" office:value="-55.3198507071" calcext:value-type="float">
            <text:p>-55.3198507071</text:p>
          </table:table-cell>
          <table:table-cell office:value-type="float" office:value="71.787109375" calcext:value-type="float">
            <text:p>71.787109375</text:p>
          </table:table-cell>
          <table:table-cell office:value-type="float" office:value="-55.7219890118" calcext:value-type="float">
            <text:p>-55.7219890118</text:p>
          </table:table-cell>
          <table:table-cell office:value-type="float" office:value="71.9921875" calcext:value-type="float">
            <text:p>71.9921875</text:p>
          </table:table-cell>
          <table:table-cell office:value-type="float" office:value="233" calcext:value-type="float">
            <text:p>233</text:p>
          </table:table-cell>
          <table:table-cell office:value-type="float" office:value="-22.5381523637" calcext:value-type="float">
            <text:p>-22.5381523637</text:p>
          </table:table-cell>
          <table:table-cell office:value-type="float" office:value="-5.4549854792" calcext:value-type="float">
            <text:p>-5.4549854792</text:p>
          </table:table-cell>
          <table:table-cell office:value-type="float" office:value="-21.5643596051" calcext:value-type="float">
            <text:p>-21.5643596051</text:p>
          </table:table-cell>
          <table:table-cell office:value-type="float" office:value="-4.9612989324" calcext:value-type="float">
            <text:p>-4.9612989324</text:p>
          </table:table-cell>
        </table:table-row>
        <table:table-row table:style-name="ro1">
          <table:table-cell office:value-type="float" office:value="-20.1108862779" calcext:value-type="float">
            <text:p>-20.1108862779</text:p>
          </table:table-cell>
          <table:table-cell office:value-type="float" office:value="41.5373883929" calcext:value-type="float">
            <text:p>41.5373883929</text:p>
          </table:table-cell>
          <table:table-cell office:value-type="float" office:value="-55.1933362246" calcext:value-type="float">
            <text:p>-55.1933362246</text:p>
          </table:table-cell>
          <table:table-cell office:value-type="float" office:value="71.7626953125" calcext:value-type="float">
            <text:p>71.7626953125</text:p>
          </table:table-cell>
          <table:table-cell office:value-type="float" office:value="-55.6022422314" calcext:value-type="float">
            <text:p>-55.6022422314</text:p>
          </table:table-cell>
          <table:table-cell office:value-type="float" office:value="71.943359375" calcext:value-type="float">
            <text:p>71.943359375</text:p>
          </table:table-cell>
          <table:table-cell office:value-type="float" office:value="235" calcext:value-type="float">
            <text:p>235</text:p>
          </table:table-cell>
          <table:table-cell office:value-type="float" office:value="-22.4801881392" calcext:value-type="float">
            <text:p>-22.4801881392</text:p>
          </table:table-cell>
          <table:table-cell office:value-type="float" office:value="-5.4525653437" calcext:value-type="float">
            <text:p>-5.4525653437</text:p>
          </table:table-cell>
          <table:table-cell office:value-type="float" office:value="-21.5122931375" calcext:value-type="float">
            <text:p>-21.5122931375</text:p>
          </table:table-cell>
          <table:table-cell office:value-type="float" office:value="-4.9568505338" calcext:value-type="float">
            <text:p>-4.9568505338</text:p>
          </table:table-cell>
        </table:table-row>
        <table:table-row table:style-name="ro1">
          <table:table-cell office:value-type="float" office:value="-19.7953653378" calcext:value-type="float">
            <text:p>-19.7953653378</text:p>
          </table:table-cell>
          <table:table-cell office:value-type="float" office:value="41.4655412946" calcext:value-type="float">
            <text:p>41.4655412946</text:p>
          </table:table-cell>
          <table:table-cell office:value-type="float" office:value="-55.0821604013" calcext:value-type="float">
            <text:p>-55.0821604013</text:p>
          </table:table-cell>
          <table:table-cell office:value-type="float" office:value="71.6943359375" calcext:value-type="float">
            <text:p>71.6943359375</text:p>
          </table:table-cell>
          <table:table-cell office:value-type="float" office:value="-55.4977263689" calcext:value-type="float">
            <text:p>-55.4977263689</text:p>
          </table:table-cell>
          <table:table-cell office:value-type="float" office:value="71.9140625" calcext:value-type="float">
            <text:p>71.9140625</text:p>
          </table:table-cell>
          <table:table-cell office:value-type="float" office:value="237" calcext:value-type="float">
            <text:p>237</text:p>
          </table:table-cell>
          <table:table-cell office:value-type="float" office:value="-22.4292515172" calcext:value-type="float">
            <text:p>-22.4292515172</text:p>
          </table:table-cell>
          <table:table-cell office:value-type="float" office:value="-5.4457889642" calcext:value-type="float">
            <text:p>-5.4457889642</text:p>
          </table:table-cell>
          <table:table-cell office:value-type="float" office:value="-21.4668491451" calcext:value-type="float">
            <text:p>-21.4668491451</text:p>
          </table:table-cell>
          <table:table-cell office:value-type="float" office:value="-4.9541814947" calcext:value-type="float">
            <text:p>-4.9541814947</text:p>
          </table:table-cell>
        </table:table-row>
        <table:table-row table:style-name="ro1">
          <table:table-cell office:value-type="float" office:value="-19.9707712084" calcext:value-type="float">
            <text:p>-19.9707712084</text:p>
          </table:table-cell>
          <table:table-cell office:value-type="float" office:value="41.3316127232" calcext:value-type="float">
            <text:p>41.3316127232</text:p>
          </table:table-cell>
          <table:table-cell office:value-type="float" office:value="-55.0095038414" calcext:value-type="float">
            <text:p>-55.0095038414</text:p>
          </table:table-cell>
          <table:table-cell office:value-type="float" office:value="71.6650390625" calcext:value-type="float">
            <text:p>71.6650390625</text:p>
          </table:table-cell>
          <table:table-cell office:value-type="float" office:value="-55.4313633204" calcext:value-type="float">
            <text:p>-55.4313633204</text:p>
          </table:table-cell>
          <table:table-cell office:value-type="float" office:value="71.8603515625" calcext:value-type="float">
            <text:p>71.8603515625</text:p>
          </table:table-cell>
          <table:table-cell office:value-type="float" office:value="239" calcext:value-type="float">
            <text:p>239</text:p>
          </table:table-cell>
          <table:table-cell office:value-type="float" office:value="-22.3959629872" calcext:value-type="float">
            <text:p>-22.3959629872</text:p>
          </table:table-cell>
          <table:table-cell office:value-type="float" office:value="-5.4428848015" calcext:value-type="float">
            <text:p>-5.4428848015</text:p>
          </table:table-cell>
          <table:table-cell office:value-type="float" office:value="-21.4379941771" calcext:value-type="float">
            <text:p>-21.4379941771</text:p>
          </table:table-cell>
          <table:table-cell office:value-type="float" office:value="-4.9492882562" calcext:value-type="float">
            <text:p>-4.9492882562</text:p>
          </table:table-cell>
        </table:table-row>
        <table:table-row table:style-name="ro1">
          <table:table-cell office:value-type="float" office:value="-19.8429829755" calcext:value-type="float">
            <text:p>-19.8429829755</text:p>
          </table:table-cell>
          <table:table-cell office:value-type="float" office:value="41.4195033482" calcext:value-type="float">
            <text:p>41.4195033482</text:p>
          </table:table-cell>
          <table:table-cell office:value-type="float" office:value="-54.892752409" calcext:value-type="float">
            <text:p>-54.892752409</text:p>
          </table:table-cell>
          <table:table-cell office:value-type="float" office:value="71.5966796875" calcext:value-type="float">
            <text:p>71.5966796875</text:p>
          </table:table-cell>
          <table:table-cell office:value-type="float" office:value="-55.3248050451" calcext:value-type="float">
            <text:p>-55.3248050451</text:p>
          </table:table-cell>
          <table:table-cell office:value-type="float" office:value="71.7626953125" calcext:value-type="float">
            <text:p>71.7626953125</text:p>
          </table:table-cell>
          <table:table-cell office:value-type="float" office:value="241" calcext:value-type="float">
            <text:p>241</text:p>
          </table:table-cell>
          <table:table-cell office:value-type="float" office:value="-22.3424718286" calcext:value-type="float">
            <text:p>-22.3424718286</text:p>
          </table:table-cell>
          <table:table-cell office:value-type="float" office:value="-5.4361084221" calcext:value-type="float">
            <text:p>-5.4361084221</text:p>
          </table:table-cell>
          <table:table-cell office:value-type="float" office:value="-21.391662134" calcext:value-type="float">
            <text:p>-21.391662134</text:p>
          </table:table-cell>
          <table:table-cell office:value-type="float" office:value="-4.9403914591" calcext:value-type="float">
            <text:p>-4.9403914591</text:p>
          </table:table-cell>
        </table:table-row>
        <table:table-row table:style-name="ro1">
          <table:table-cell office:value-type="float" office:value="-20.0793026524" calcext:value-type="float">
            <text:p>-20.0793026524</text:p>
          </table:table-cell>
          <table:table-cell office:value-type="float" office:value="41.8094308036" calcext:value-type="float">
            <text:p>41.8094308036</text:p>
          </table:table-cell>
          <table:table-cell office:value-type="float" office:value="-54.8881544113" calcext:value-type="float">
            <text:p>-54.8881544113</text:p>
          </table:table-cell>
          <table:table-cell office:value-type="float" office:value="71.6015625" calcext:value-type="float">
            <text:p>71.6015625</text:p>
          </table:table-cell>
          <table:table-cell office:value-type="float" office:value="-55.3212563992" calcext:value-type="float">
            <text:p>-55.3212563992</text:p>
          </table:table-cell>
          <table:table-cell office:value-type="float" office:value="71.7431640625" calcext:value-type="float">
            <text:p>71.7431640625</text:p>
          </table:table-cell>
          <table:table-cell office:value-type="float" office:value="243" calcext:value-type="float">
            <text:p>243</text:p>
          </table:table-cell>
          <table:table-cell office:value-type="float" office:value="-22.3403651973" calcext:value-type="float">
            <text:p>-22.3403651973</text:p>
          </table:table-cell>
          <table:table-cell office:value-type="float" office:value="-5.4365924492" calcext:value-type="float">
            <text:p>-5.4365924492</text:p>
          </table:table-cell>
          <table:table-cell office:value-type="float" office:value="-21.3901191659" calcext:value-type="float">
            <text:p>-21.3901191659</text:p>
          </table:table-cell>
          <table:table-cell office:value-type="float" office:value="-4.9386120996" calcext:value-type="float">
            <text:p>-4.9386120996</text:p>
          </table:table-cell>
        </table:table-row>
        <table:table-row table:style-name="ro1">
          <table:table-cell office:value-type="float" office:value="-20.1236922222" calcext:value-type="float">
            <text:p>-20.1236922222</text:p>
          </table:table-cell>
          <table:table-cell office:value-type="float" office:value="41.5569196429" calcext:value-type="float">
            <text:p>41.5569196429</text:p>
          </table:table-cell>
          <table:table-cell office:value-type="float" office:value="-54.8582805634" calcext:value-type="float">
            <text:p>-54.8582805634</text:p>
          </table:table-cell>
          <table:table-cell office:value-type="float" office:value="71.5673828125" calcext:value-type="float">
            <text:p>71.5673828125</text:p>
          </table:table-cell>
          <table:table-cell office:value-type="float" office:value="-55.2935406208" calcext:value-type="float">
            <text:p>-55.2935406208</text:p>
          </table:table-cell>
          <table:table-cell office:value-type="float" office:value="71.7138671875" calcext:value-type="float">
            <text:p>71.7138671875</text:p>
          </table:table-cell>
          <table:table-cell office:value-type="float" office:value="244" calcext:value-type="float">
            <text:p>244</text:p>
          </table:table-cell>
          <table:table-cell office:value-type="float" office:value="-22.3266781127" calcext:value-type="float">
            <text:p>-22.3266781127</text:p>
          </table:table-cell>
          <table:table-cell office:value-type="float" office:value="-5.4332042594" calcext:value-type="float">
            <text:p>-5.4332042594</text:p>
          </table:table-cell>
          <table:table-cell office:value-type="float" office:value="-21.3780682141" calcext:value-type="float">
            <text:p>-21.3780682141</text:p>
          </table:table-cell>
          <table:table-cell office:value-type="float" office:value="-4.9359430605" calcext:value-type="float">
            <text:p>-4.9359430605</text:p>
          </table:table-cell>
        </table:table-row>
        <table:table-row table:style-name="ro1">
          <table:table-cell office:value-type="float" office:value="-19.8868065668" calcext:value-type="float">
            <text:p>-19.8868065668</text:p>
          </table:table-cell>
          <table:table-cell office:value-type="float" office:value="41.5359933036" calcext:value-type="float">
            <text:p>41.5359933036</text:p>
          </table:table-cell>
          <table:table-cell office:value-type="float" office:value="-54.8126595497" calcext:value-type="float">
            <text:p>-54.8126595497</text:p>
          </table:table-cell>
          <table:table-cell office:value-type="float" office:value="71.5478515625" calcext:value-type="float">
            <text:p>71.5478515625</text:p>
          </table:table-cell>
          <table:table-cell office:value-type="float" office:value="-55.2508137226" calcext:value-type="float">
            <text:p>-55.2508137226</text:p>
          </table:table-cell>
          <table:table-cell office:value-type="float" office:value="71.71875" calcext:value-type="float">
            <text:p>71.71875</text:p>
          </table:table-cell>
          <table:table-cell office:value-type="float" office:value="246" calcext:value-type="float">
            <text:p>246</text:p>
          </table:table-cell>
          <table:table-cell office:value-type="float" office:value="-22.3057762632" calcext:value-type="float">
            <text:p>-22.3057762632</text:p>
          </table:table-cell>
          <table:table-cell office:value-type="float" office:value="-5.431268151" calcext:value-type="float">
            <text:p>-5.431268151</text:p>
          </table:table-cell>
          <table:table-cell office:value-type="float" office:value="-21.3594903563" calcext:value-type="float">
            <text:p>-21.3594903563</text:p>
          </table:table-cell>
          <table:table-cell office:value-type="float" office:value="-4.9363879004" calcext:value-type="float">
            <text:p>-4.9363879004</text:p>
          </table:table-cell>
        </table:table-row>
        <table:table-row table:style-name="ro1">
          <table:table-cell office:value-type="float" office:value="-19.789751918" calcext:value-type="float">
            <text:p>-19.789751918</text:p>
          </table:table-cell>
          <table:table-cell office:value-type="float" office:value="41.0818917411" calcext:value-type="float">
            <text:p>41.0818917411</text:p>
          </table:table-cell>
          <table:table-cell office:value-type="float" office:value="-54.7537685156" calcext:value-type="float">
            <text:p>-54.7537685156</text:p>
          </table:table-cell>
          <table:table-cell office:value-type="float" office:value="71.5576171875" calcext:value-type="float">
            <text:p>71.5576171875</text:p>
          </table:table-cell>
          <table:table-cell office:value-type="float" office:value="-55.1943021774" calcext:value-type="float">
            <text:p>-55.1943021774</text:p>
          </table:table-cell>
          <table:table-cell office:value-type="float" office:value="71.66015625" calcext:value-type="float">
            <text:p>71.66015625</text:p>
          </table:table-cell>
          <table:table-cell office:value-type="float" office:value="248" calcext:value-type="float">
            <text:p>248</text:p>
          </table:table-cell>
          <table:table-cell office:value-type="float" office:value="-22.2787945844" calcext:value-type="float">
            <text:p>-22.2787945844</text:p>
          </table:table-cell>
          <table:table-cell office:value-type="float" office:value="-5.4322362052" calcext:value-type="float">
            <text:p>-5.4322362052</text:p>
          </table:table-cell>
          <table:table-cell office:value-type="float" office:value="-21.3349188686" calcext:value-type="float">
            <text:p>-21.3349188686</text:p>
          </table:table-cell>
          <table:table-cell office:value-type="float" office:value="-4.9310498221" calcext:value-type="float">
            <text:p>-4.9310498221</text:p>
          </table:table-cell>
        </table:table-row>
        <table:table-row table:style-name="ro1">
          <table:table-cell office:value-type="float" office:value="-20.217093354" calcext:value-type="float">
            <text:p>-20.217093354</text:p>
          </table:table-cell>
          <table:table-cell office:value-type="float" office:value="41.5318080357" calcext:value-type="float">
            <text:p>41.5318080357</text:p>
          </table:table-cell>
          <table:table-cell office:value-type="float" office:value="-54.6737354755" calcext:value-type="float">
            <text:p>-54.6737354755</text:p>
          </table:table-cell>
          <table:table-cell office:value-type="float" office:value="71.54296875" calcext:value-type="float">
            <text:p>71.54296875</text:p>
          </table:table-cell>
          <table:table-cell office:value-type="float" office:value="-55.1165726423" calcext:value-type="float">
            <text:p>-55.1165726423</text:p>
          </table:table-cell>
          <table:table-cell office:value-type="float" office:value="71.6357421875" calcext:value-type="float">
            <text:p>71.6357421875</text:p>
          </table:table-cell>
          <table:table-cell office:value-type="float" office:value="250" calcext:value-type="float">
            <text:p>250</text:p>
          </table:table-cell>
          <table:table-cell office:value-type="float" office:value="-22.2421264259" calcext:value-type="float">
            <text:p>-22.2421264259</text:p>
          </table:table-cell>
          <table:table-cell office:value-type="float" office:value="-5.4307841239" calcext:value-type="float">
            <text:p>-5.4307841239</text:p>
          </table:table-cell>
          <table:table-cell office:value-type="float" office:value="-21.3011216984" calcext:value-type="float">
            <text:p>-21.3011216984</text:p>
          </table:table-cell>
          <table:table-cell office:value-type="float" office:value="-4.9288256228" calcext:value-type="float">
            <text:p>-4.9288256228</text:p>
          </table:table-cell>
        </table:table-row>
        <table:table-row table:style-name="ro1">
          <table:table-cell office:value-type="float" office:value="-20.1321190668" calcext:value-type="float">
            <text:p>-20.1321190668</text:p>
          </table:table-cell>
          <table:table-cell office:value-type="float" office:value="41.4725167411" calcext:value-type="float">
            <text:p>41.4725167411</text:p>
          </table:table-cell>
          <table:table-cell office:value-type="float" office:value="-54.6003550053" calcext:value-type="float">
            <text:p>-54.6003550053</text:p>
          </table:table-cell>
          <table:table-cell office:value-type="float" office:value="71.4111328125" calcext:value-type="float">
            <text:p>71.4111328125</text:p>
          </table:table-cell>
          <table:table-cell office:value-type="float" office:value="-55.0420232773" calcext:value-type="float">
            <text:p>-55.0420232773</text:p>
          </table:table-cell>
          <table:table-cell office:value-type="float" office:value="71.6015625" calcext:value-type="float">
            <text:p>71.6015625</text:p>
          </table:table-cell>
          <table:table-cell office:value-type="float" office:value="252" calcext:value-type="float">
            <text:p>252</text:p>
          </table:table-cell>
          <table:table-cell office:value-type="float" office:value="-22.2085062271" calcext:value-type="float">
            <text:p>-22.2085062271</text:p>
          </table:table-cell>
          <table:table-cell office:value-type="float" office:value="-5.4177153921" calcext:value-type="float">
            <text:p>-5.4177153921</text:p>
          </table:table-cell>
          <table:table-cell office:value-type="float" office:value="-21.2687072812" calcext:value-type="float">
            <text:p>-21.2687072812</text:p>
          </table:table-cell>
          <table:table-cell office:value-type="float" office:value="-4.9257117438" calcext:value-type="float">
            <text:p>-4.9257117438</text:p>
          </table:table-cell>
        </table:table-row>
        <table:table-row table:style-name="ro1">
          <table:table-cell office:value-type="float" office:value="-20.0331903773" calcext:value-type="float">
            <text:p>-20.0331903773</text:p>
          </table:table-cell>
          <table:table-cell office:value-type="float" office:value="41.4153180804" calcext:value-type="float">
            <text:p>41.4153180804</text:p>
          </table:table-cell>
          <table:table-cell office:value-type="float" office:value="-54.6019407511" calcext:value-type="float">
            <text:p>-54.6019407511</text:p>
          </table:table-cell>
          <table:table-cell office:value-type="float" office:value="71.4208984375" calcext:value-type="float">
            <text:p>71.4208984375</text:p>
          </table:table-cell>
          <table:table-cell office:value-type="float" office:value="-55.043738699" calcext:value-type="float">
            <text:p>-55.043738699</text:p>
          </table:table-cell>
          <table:table-cell office:value-type="float" office:value="71.630859375" calcext:value-type="float">
            <text:p>71.630859375</text:p>
          </table:table-cell>
          <table:table-cell office:value-type="float" office:value="254" calcext:value-type="float">
            <text:p>254</text:p>
          </table:table-cell>
          <table:table-cell office:value-type="float" office:value="-22.2092327568" calcext:value-type="float">
            <text:p>-22.2092327568</text:p>
          </table:table-cell>
          <table:table-cell office:value-type="float" office:value="-5.4186834463" calcext:value-type="float">
            <text:p>-5.4186834463</text:p>
          </table:table-cell>
          <table:table-cell office:value-type="float" office:value="-21.2694531546" calcext:value-type="float">
            <text:p>-21.2694531546</text:p>
          </table:table-cell>
          <table:table-cell office:value-type="float" office:value="-4.9283807829" calcext:value-type="float">
            <text:p>-4.9283807829</text:p>
          </table:table-cell>
        </table:table-row>
        <table:table-row table:style-name="ro1">
          <table:table-cell office:value-type="float" office:value="-20.181057758" calcext:value-type="float">
            <text:p>-20.181057758</text:p>
          </table:table-cell>
          <table:table-cell office:value-type="float" office:value="41.4488002232" calcext:value-type="float">
            <text:p>41.4488002232</text:p>
          </table:table-cell>
          <table:table-cell office:value-type="float" office:value="-54.5185199499" calcext:value-type="float">
            <text:p>-54.5185199499</text:p>
          </table:table-cell>
          <table:table-cell office:value-type="float" office:value="71.3525390625" calcext:value-type="float">
            <text:p>71.3525390625</text:p>
          </table:table-cell>
          <table:table-cell office:value-type="float" office:value="-54.9591438055" calcext:value-type="float">
            <text:p>-54.9591438055</text:p>
          </table:table-cell>
          <table:table-cell office:value-type="float" office:value="71.6455078125" calcext:value-type="float">
            <text:p>71.6455078125</text:p>
          </table:table-cell>
          <table:table-cell office:value-type="float" office:value="256" calcext:value-type="float">
            <text:p>256</text:p>
          </table:table-cell>
          <table:table-cell office:value-type="float" office:value="-22.1710124523" calcext:value-type="float">
            <text:p>-22.1710124523</text:p>
          </table:table-cell>
          <table:table-cell office:value-type="float" office:value="-5.4119070668" calcext:value-type="float">
            <text:p>-5.4119070668</text:p>
          </table:table-cell>
          <table:table-cell office:value-type="float" office:value="-21.232670894" calcext:value-type="float">
            <text:p>-21.232670894</text:p>
          </table:table-cell>
          <table:table-cell office:value-type="float" office:value="-4.9297153025" calcext:value-type="float">
            <text:p>-4.9297153025</text:p>
          </table:table-cell>
        </table:table-row>
        <table:table-row table:style-name="ro1">
          <table:table-cell office:value-type="float" office:value="-20.540425324" calcext:value-type="float">
            <text:p>-20.540425324</text:p>
          </table:table-cell>
          <table:table-cell office:value-type="float" office:value="41.7954799107" calcext:value-type="float">
            <text:p>41.7954799107</text:p>
          </table:table-cell>
          <table:table-cell office:value-type="float" office:value="-54.4540574074" calcext:value-type="float">
            <text:p>-54.4540574074</text:p>
          </table:table-cell>
          <table:table-cell office:value-type="float" office:value="71.328125" calcext:value-type="float">
            <text:p>71.328125</text:p>
          </table:table-cell>
          <table:table-cell office:value-type="float" office:value="-54.8902899265" calcext:value-type="float">
            <text:p>-54.8902899265</text:p>
          </table:table-cell>
          <table:table-cell office:value-type="float" office:value="71.6162109375" calcext:value-type="float">
            <text:p>71.6162109375</text:p>
          </table:table-cell>
          <table:table-cell office:value-type="float" office:value="258" calcext:value-type="float">
            <text:p>258</text:p>
          </table:table-cell>
          <table:table-cell office:value-type="float" office:value="-22.1414781159" calcext:value-type="float">
            <text:p>-22.1414781159</text:p>
          </table:table-cell>
          <table:table-cell office:value-type="float" office:value="-5.4094869313" calcext:value-type="float">
            <text:p>-5.4094869313</text:p>
          </table:table-cell>
          <table:table-cell office:value-type="float" office:value="-21.2027329011" calcext:value-type="float">
            <text:p>-21.2027329011</text:p>
          </table:table-cell>
          <table:table-cell office:value-type="float" office:value="-4.9270462633" calcext:value-type="float">
            <text:p>-4.9270462633</text:p>
          </table:table-cell>
        </table:table-row>
        <table:table-row table:style-name="ro1">
          <table:table-cell office:value-type="float" office:value="-20.1364255113" calcext:value-type="float">
            <text:p>-20.1364255113</text:p>
          </table:table-cell>
          <table:table-cell office:value-type="float" office:value="41.2548828125" calcext:value-type="float">
            <text:p>41.2548828125</text:p>
          </table:table-cell>
          <table:table-cell office:value-type="float" office:value="-54.3967871189" calcext:value-type="float">
            <text:p>-54.3967871189</text:p>
          </table:table-cell>
          <table:table-cell office:value-type="float" office:value="71.279296875" calcext:value-type="float">
            <text:p>71.279296875</text:p>
          </table:table-cell>
          <table:table-cell office:value-type="float" office:value="-54.8306504011" calcext:value-type="float">
            <text:p>-54.8306504011</text:p>
          </table:table-cell>
          <table:table-cell office:value-type="float" office:value="71.5673828125" calcext:value-type="float">
            <text:p>71.5673828125</text:p>
          </table:table-cell>
          <table:table-cell office:value-type="float" office:value="260" calcext:value-type="float">
            <text:p>260</text:p>
          </table:table-cell>
          <table:table-cell office:value-type="float" office:value="-22.1152390025" calcext:value-type="float">
            <text:p>-22.1152390025</text:p>
          </table:table-cell>
          <table:table-cell office:value-type="float" office:value="-5.4046466602" calcext:value-type="float">
            <text:p>-5.4046466602</text:p>
          </table:table-cell>
          <table:table-cell office:value-type="float" office:value="-21.1768013528" calcext:value-type="float">
            <text:p>-21.1768013528</text:p>
          </table:table-cell>
          <table:table-cell office:value-type="float" office:value="-4.9225978648" calcext:value-type="float">
            <text:p>-4.9225978648</text:p>
          </table:table-cell>
        </table:table-row>
        <table:table-row table:style-name="ro1">
          <table:table-cell office:value-type="float" office:value="-20.0513087017" calcext:value-type="float">
            <text:p>-20.0513087017</text:p>
          </table:table-cell>
          <table:table-cell office:value-type="float" office:value="41.3058035714" calcext:value-type="float">
            <text:p>41.3058035714</text:p>
          </table:table-cell>
          <table:table-cell office:value-type="float" office:value="-54.3709892035" calcext:value-type="float">
            <text:p>-54.3709892035</text:p>
          </table:table-cell>
          <table:table-cell office:value-type="float" office:value="71.2744140625" calcext:value-type="float">
            <text:p>71.2744140625</text:p>
          </table:table-cell>
          <table:table-cell office:value-type="float" office:value="-54.8042741776" calcext:value-type="float">
            <text:p>-54.8042741776</text:p>
          </table:table-cell>
          <table:table-cell office:value-type="float" office:value="71.54296875" calcext:value-type="float">
            <text:p>71.54296875</text:p>
          </table:table-cell>
          <table:table-cell office:value-type="float" office:value="262" calcext:value-type="float">
            <text:p>262</text:p>
          </table:table-cell>
          <table:table-cell office:value-type="float" office:value="-22.1034193583" calcext:value-type="float">
            <text:p>-22.1034193583</text:p>
          </table:table-cell>
          <table:table-cell office:value-type="float" office:value="-5.4041626331" calcext:value-type="float">
            <text:p>-5.4041626331</text:p>
          </table:table-cell>
          <table:table-cell office:value-type="float" office:value="-21.1653328458" calcext:value-type="float">
            <text:p>-21.1653328458</text:p>
          </table:table-cell>
          <table:table-cell office:value-type="float" office:value="-4.9203736655" calcext:value-type="float">
            <text:p>-4.9203736655</text:p>
          </table:table-cell>
        </table:table-row>
        <table:table-row table:style-name="ro1">
          <table:table-cell office:value-type="float" office:value="-20.303469812" calcext:value-type="float">
            <text:p>-20.303469812</text:p>
          </table:table-cell>
          <table:table-cell office:value-type="float" office:value="41.5931919643" calcext:value-type="float">
            <text:p>41.5931919643</text:p>
          </table:table-cell>
          <table:table-cell office:value-type="float" office:value="-54.3054547787" calcext:value-type="float">
            <text:p>-54.3054547787</text:p>
          </table:table-cell>
          <table:table-cell office:value-type="float" office:value="71.3232421875" calcext:value-type="float">
            <text:p>71.3232421875</text:p>
          </table:table-cell>
          <table:table-cell office:value-type="float" office:value="-54.7388417959" calcext:value-type="float">
            <text:p>-54.7388417959</text:p>
          </table:table-cell>
          <table:table-cell office:value-type="float" office:value="71.46484375" calcext:value-type="float">
            <text:p>71.46484375</text:p>
          </table:table-cell>
          <table:table-cell office:value-type="float" office:value="263" calcext:value-type="float">
            <text:p>263</text:p>
          </table:table-cell>
          <table:table-cell office:value-type="float" office:value="-22.0733939254" calcext:value-type="float">
            <text:p>-22.0733939254</text:p>
          </table:table-cell>
          <table:table-cell office:value-type="float" office:value="-5.4090029042" calcext:value-type="float">
            <text:p>-5.4090029042</text:p>
          </table:table-cell>
          <table:table-cell office:value-type="float" office:value="-21.1368825362" calcext:value-type="float">
            <text:p>-21.1368825362</text:p>
          </table:table-cell>
          <table:table-cell office:value-type="float" office:value="-4.9132562278" calcext:value-type="float">
            <text:p>-4.9132562278</text:p>
          </table:table-cell>
        </table:table-row>
        <table:table-row table:style-name="ro1">
          <table:table-cell office:value-type="float" office:value="-20.1652944101" calcext:value-type="float">
            <text:p>-20.1652944101</text:p>
          </table:table-cell>
          <table:table-cell office:value-type="float" office:value="41.0714285714" calcext:value-type="float">
            <text:p>41.0714285714</text:p>
          </table:table-cell>
          <table:table-cell office:value-type="float" office:value="-54.276155138" calcext:value-type="float">
            <text:p>-54.276155138</text:p>
          </table:table-cell>
          <table:table-cell office:value-type="float" office:value="71.3330078125" calcext:value-type="float">
            <text:p>71.3330078125</text:p>
          </table:table-cell>
          <table:table-cell office:value-type="float" office:value="-54.7087235212" calcext:value-type="float">
            <text:p>-54.7087235212</text:p>
          </table:table-cell>
          <table:table-cell office:value-type="float" office:value="71.494140625" calcext:value-type="float">
            <text:p>71.494140625</text:p>
          </table:table-cell>
          <table:table-cell office:value-type="float" office:value="265" calcext:value-type="float">
            <text:p>265</text:p>
          </table:table-cell>
          <table:table-cell office:value-type="float" office:value="-22.0599699211" calcext:value-type="float">
            <text:p>-22.0599699211</text:p>
          </table:table-cell>
          <table:table-cell office:value-type="float" office:value="-5.4099709584" calcext:value-type="float">
            <text:p>-5.4099709584</text:p>
          </table:table-cell>
          <table:table-cell office:value-type="float" office:value="-21.1237869676" calcext:value-type="float">
            <text:p>-21.1237869676</text:p>
          </table:table-cell>
          <table:table-cell office:value-type="float" office:value="-4.9159252669" calcext:value-type="float">
            <text:p>-4.9159252669</text:p>
          </table:table-cell>
        </table:table-row>
        <table:table-row table:style-name="ro1">
          <table:table-cell office:value-type="float" office:value="-20.3657402639" calcext:value-type="float">
            <text:p>-20.3657402639</text:p>
          </table:table-cell>
          <table:table-cell office:value-type="float" office:value="41.2130301339" calcext:value-type="float">
            <text:p>41.2130301339</text:p>
          </table:table-cell>
          <table:table-cell office:value-type="float" office:value="-54.2724704981" calcext:value-type="float">
            <text:p>-54.2724704981</text:p>
          </table:table-cell>
          <table:table-cell office:value-type="float" office:value="71.3671875" calcext:value-type="float">
            <text:p>71.3671875</text:p>
          </table:table-cell>
          <table:table-cell office:value-type="float" office:value="-54.7045454741" calcext:value-type="float">
            <text:p>-54.7045454741</text:p>
          </table:table-cell>
          <table:table-cell office:value-type="float" office:value="71.4892578125" calcext:value-type="float">
            <text:p>71.4892578125</text:p>
          </table:table-cell>
          <table:table-cell office:value-type="float" office:value="267" calcext:value-type="float">
            <text:p>267</text:p>
          </table:table-cell>
          <table:table-cell office:value-type="float" office:value="-22.0582817563" calcext:value-type="float">
            <text:p>-22.0582817563</text:p>
          </table:table-cell>
          <table:table-cell office:value-type="float" office:value="-5.4133591481" calcext:value-type="float">
            <text:p>-5.4133591481</text:p>
          </table:table-cell>
          <table:table-cell office:value-type="float" office:value="-21.1219703329" calcext:value-type="float">
            <text:p>-21.1219703329</text:p>
          </table:table-cell>
          <table:table-cell office:value-type="float" office:value="-4.915480427" calcext:value-type="float">
            <text:p>-4.915480427</text:p>
          </table:table-cell>
        </table:table-row>
        <table:table-row table:style-name="ro1">
          <table:table-cell office:value-type="float" office:value="-20.2484004991" calcext:value-type="float">
            <text:p>-20.2484004991</text:p>
          </table:table-cell>
          <table:table-cell office:value-type="float" office:value="41.2904575893" calcext:value-type="float">
            <text:p>41.2904575893</text:p>
          </table:table-cell>
          <table:table-cell office:value-type="float" office:value="-54.1484770536" calcext:value-type="float">
            <text:p>-54.1484770536</text:p>
          </table:table-cell>
          <table:table-cell office:value-type="float" office:value="71.25" calcext:value-type="float">
            <text:p>71.25</text:p>
          </table:table-cell>
          <table:table-cell office:value-type="float" office:value="-54.5784122467" calcext:value-type="float">
            <text:p>-54.5784122467</text:p>
          </table:table-cell>
          <table:table-cell office:value-type="float" office:value="71.3818359375" calcext:value-type="float">
            <text:p>71.3818359375</text:p>
          </table:table-cell>
          <table:table-cell office:value-type="float" office:value="269" calcext:value-type="float">
            <text:p>269</text:p>
          </table:table-cell>
          <table:table-cell office:value-type="float" office:value="-22.0014725776" calcext:value-type="float">
            <text:p>-22.0014725776</text:p>
          </table:table-cell>
          <table:table-cell office:value-type="float" office:value="-5.4017424976" calcext:value-type="float">
            <text:p>-5.4017424976</text:p>
          </table:table-cell>
          <table:table-cell office:value-type="float" office:value="-21.0671270079" calcext:value-type="float">
            <text:p>-21.0671270079</text:p>
          </table:table-cell>
          <table:table-cell office:value-type="float" office:value="-4.9056939502" calcext:value-type="float">
            <text:p>-4.9056939502</text:p>
          </table:table-cell>
        </table:table-row>
        <table:table-row table:style-name="ro1">
          <table:table-cell office:value-type="float" office:value="-20.3828708568" calcext:value-type="float">
            <text:p>-20.3828708568</text:p>
          </table:table-cell>
          <table:table-cell office:value-type="float" office:value="41.3609095982" calcext:value-type="float">
            <text:p>41.3609095982</text:p>
          </table:table-cell>
          <table:table-cell office:value-type="float" office:value="-54.1512643576" calcext:value-type="float">
            <text:p>-54.1512643576</text:p>
          </table:table-cell>
          <table:table-cell office:value-type="float" office:value="71.279296875" calcext:value-type="float">
            <text:p>71.279296875</text:p>
          </table:table-cell>
          <table:table-cell office:value-type="float" office:value="-54.5811520576" calcext:value-type="float">
            <text:p>-54.5811520576</text:p>
          </table:table-cell>
          <table:table-cell office:value-type="float" office:value="71.42578125" calcext:value-type="float">
            <text:p>71.42578125</text:p>
          </table:table-cell>
          <table:table-cell office:value-type="float" office:value="271" calcext:value-type="float">
            <text:p>271</text:p>
          </table:table-cell>
          <table:table-cell office:value-type="float" office:value="-22.0027496165" calcext:value-type="float">
            <text:p>-22.0027496165</text:p>
          </table:table-cell>
          <table:table-cell office:value-type="float" office:value="-5.4046466602" calcext:value-type="float">
            <text:p>-5.4046466602</text:p>
          </table:table-cell>
          <table:table-cell office:value-type="float" office:value="-21.0683182907" calcext:value-type="float">
            <text:p>-21.0683182907</text:p>
          </table:table-cell>
          <table:table-cell office:value-type="float" office:value="-4.9096975089" calcext:value-type="float">
            <text:p>-4.9096975089</text:p>
          </table:table-cell>
        </table:table-row>
        <table:table-row table:style-name="ro1">
          <table:table-cell office:value-type="float" office:value="-20.6371925895" calcext:value-type="float">
            <text:p>-20.6371925895</text:p>
          </table:table-cell>
          <table:table-cell office:value-type="float" office:value="41.7124720982" calcext:value-type="float">
            <text:p>41.7124720982</text:p>
          </table:table-cell>
          <table:table-cell office:value-type="float" office:value="-54.0455430508" calcext:value-type="float">
            <text:p>-54.0455430508</text:p>
          </table:table-cell>
          <table:table-cell office:value-type="float" office:value="71.162109375" calcext:value-type="float">
            <text:p>71.162109375</text:p>
          </table:table-cell>
          <table:table-cell office:value-type="float" office:value="-54.4687829494" calcext:value-type="float">
            <text:p>-54.4687829494</text:p>
          </table:table-cell>
          <table:table-cell office:value-type="float" office:value="71.3525390625" calcext:value-type="float">
            <text:p>71.3525390625</text:p>
          </table:table-cell>
          <table:table-cell office:value-type="float" office:value="273" calcext:value-type="float">
            <text:p>273</text:p>
          </table:table-cell>
          <table:table-cell office:value-type="float" office:value="-21.9543120507" calcext:value-type="float">
            <text:p>-21.9543120507</text:p>
          </table:table-cell>
          <table:table-cell office:value-type="float" office:value="-5.3930300097" calcext:value-type="float">
            <text:p>-5.3930300097</text:p>
          </table:table-cell>
          <table:table-cell office:value-type="float" office:value="-21.0194596699" calcext:value-type="float">
            <text:p>-21.0194596699</text:p>
          </table:table-cell>
          <table:table-cell office:value-type="float" office:value="-4.903024911" calcext:value-type="float">
            <text:p>-4.903024911</text:p>
          </table:table-cell>
        </table:table-row>
        <table:table-row table:style-name="ro1">
          <table:table-cell office:value-type="float" office:value="-20.4466199888" calcext:value-type="float">
            <text:p>-20.4466199888</text:p>
          </table:table-cell>
          <table:table-cell office:value-type="float" office:value="41.3169642857" calcext:value-type="float">
            <text:p>41.3169642857</text:p>
          </table:table-cell>
          <table:table-cell office:value-type="float" office:value="-54.0206735373" calcext:value-type="float">
            <text:p>-54.0206735373</text:p>
          </table:table-cell>
          <table:table-cell office:value-type="float" office:value="71.142578125" calcext:value-type="float">
            <text:p>71.142578125</text:p>
          </table:table-cell>
          <table:table-cell office:value-type="float" office:value="-54.4424992085" calcext:value-type="float">
            <text:p>-54.4424992085</text:p>
          </table:table-cell>
          <table:table-cell office:value-type="float" office:value="71.357421875" calcext:value-type="float">
            <text:p>71.357421875</text:p>
          </table:table-cell>
          <table:table-cell office:value-type="float" office:value="275" calcext:value-type="float">
            <text:p>275</text:p>
          </table:table-cell>
          <table:table-cell office:value-type="float" office:value="-21.9429177658" calcext:value-type="float">
            <text:p>-21.9429177658</text:p>
          </table:table-cell>
          <table:table-cell office:value-type="float" office:value="-5.3910939013" calcext:value-type="float">
            <text:p>-5.3910939013</text:p>
          </table:table-cell>
          <table:table-cell office:value-type="float" office:value="-21.0080313747" calcext:value-type="float">
            <text:p>-21.0080313747</text:p>
          </table:table-cell>
          <table:table-cell office:value-type="float" office:value="-4.9034697509" calcext:value-type="float">
            <text:p>-4.9034697509</text:p>
          </table:table-cell>
        </table:table-row>
        <table:table-row table:style-name="ro1">
          <table:table-cell office:value-type="float" office:value="-20.128898406" calcext:value-type="float">
            <text:p>-20.128898406</text:p>
          </table:table-cell>
          <table:table-cell office:value-type="float" office:value="41.2123325893" calcext:value-type="float">
            <text:p>41.2123325893</text:p>
          </table:table-cell>
          <table:table-cell office:value-type="float" office:value="-54.0202904463" calcext:value-type="float">
            <text:p>-54.0202904463</text:p>
          </table:table-cell>
          <table:table-cell office:value-type="float" office:value="71.1376953125" calcext:value-type="float">
            <text:p>71.1376953125</text:p>
          </table:table-cell>
          <table:table-cell office:value-type="float" office:value="-54.4418113232" calcext:value-type="float">
            <text:p>-54.4418113232</text:p>
          </table:table-cell>
          <table:table-cell office:value-type="float" office:value="71.3671875" calcext:value-type="float">
            <text:p>71.3671875</text:p>
          </table:table-cell>
          <table:table-cell office:value-type="float" office:value="277" calcext:value-type="float">
            <text:p>277</text:p>
          </table:table-cell>
          <table:table-cell office:value-type="float" office:value="-21.9427422478" calcext:value-type="float">
            <text:p>-21.9427422478</text:p>
          </table:table-cell>
          <table:table-cell office:value-type="float" office:value="-5.3906098742" calcext:value-type="float">
            <text:p>-5.3906098742</text:p>
          </table:table-cell>
          <table:table-cell office:value-type="float" office:value="-21.0077322789" calcext:value-type="float">
            <text:p>-21.0077322789</text:p>
          </table:table-cell>
          <table:table-cell office:value-type="float" office:value="-4.9043594306" calcext:value-type="float">
            <text:p>-4.9043594306</text:p>
          </table:table-cell>
        </table:table-row>
        <table:table-row table:style-name="ro1">
          <table:table-cell office:value-type="float" office:value="-20.5275114277" calcext:value-type="float">
            <text:p>-20.5275114277</text:p>
          </table:table-cell>
          <table:table-cell office:value-type="float" office:value="41.3253348214" calcext:value-type="float">
            <text:p>41.3253348214</text:p>
          </table:table-cell>
          <table:table-cell office:value-type="float" office:value="-53.9231395006" calcext:value-type="float">
            <text:p>-53.9231395006</text:p>
          </table:table-cell>
          <table:table-cell office:value-type="float" office:value="71.083984375" calcext:value-type="float">
            <text:p>71.083984375</text:p>
          </table:table-cell>
          <table:table-cell office:value-type="float" office:value="-54.3432007313" calcext:value-type="float">
            <text:p>-54.3432007313</text:p>
          </table:table-cell>
          <table:table-cell office:value-type="float" office:value="71.259765625" calcext:value-type="float">
            <text:p>71.259765625</text:p>
          </table:table-cell>
          <table:table-cell office:value-type="float" office:value="279" calcext:value-type="float">
            <text:p>279</text:p>
          </table:table-cell>
          <table:table-cell office:value-type="float" office:value="-21.8982313024" calcext:value-type="float">
            <text:p>-21.8982313024</text:p>
          </table:table-cell>
          <table:table-cell office:value-type="float" office:value="-5.385285576" calcext:value-type="float">
            <text:p>-5.385285576</text:p>
          </table:table-cell>
          <table:table-cell office:value-type="float" office:value="-20.9648559262" calcext:value-type="float">
            <text:p>-20.9648559262</text:p>
          </table:table-cell>
          <table:table-cell office:value-type="float" office:value="-4.8945729537" calcext:value-type="float">
            <text:p>-4.8945729537</text:p>
          </table:table-cell>
        </table:table-row>
        <table:table-row table:style-name="ro1">
          <table:table-cell office:value-type="float" office:value="-20.3945803842" calcext:value-type="float">
            <text:p>-20.3945803842</text:p>
          </table:table-cell>
          <table:table-cell office:value-type="float" office:value="41.3497488839" calcext:value-type="float">
            <text:p>41.3497488839</text:p>
          </table:table-cell>
          <table:table-cell office:value-type="float" office:value="-53.8143234968" calcext:value-type="float">
            <text:p>-53.8143234968</text:p>
          </table:table-cell>
          <table:table-cell office:value-type="float" office:value="71.0107421875" calcext:value-type="float">
            <text:p>71.0107421875</text:p>
          </table:table-cell>
          <table:table-cell office:value-type="float" office:value="-54.2399018049" calcext:value-type="float">
            <text:p>-54.2399018049</text:p>
          </table:table-cell>
          <table:table-cell office:value-type="float" office:value="71.1572265625" calcext:value-type="float">
            <text:p>71.1572265625</text:p>
          </table:table-cell>
          <table:table-cell office:value-type="float" office:value="281" calcext:value-type="float">
            <text:p>281</text:p>
          </table:table-cell>
          <table:table-cell office:value-type="float" office:value="-21.8483758617" calcext:value-type="float">
            <text:p>-21.8483758617</text:p>
          </table:table-cell>
          <table:table-cell office:value-type="float" office:value="-5.3780251694" calcext:value-type="float">
            <text:p>-5.3780251694</text:p>
          </table:table-cell>
          <table:table-cell office:value-type="float" office:value="-20.9199410635" calcext:value-type="float">
            <text:p>-20.9199410635</text:p>
          </table:table-cell>
          <table:table-cell office:value-type="float" office:value="-4.8852313167" calcext:value-type="float">
            <text:p>-4.8852313167</text:p>
          </table:table-cell>
        </table:table-row>
        <table:table-row table:style-name="ro1">
          <table:table-cell office:value-type="float" office:value="-20.314727813" calcext:value-type="float">
            <text:p>-20.314727813</text:p>
          </table:table-cell>
          <table:table-cell office:value-type="float" office:value="41.25" calcext:value-type="float">
            <text:p>41.25</text:p>
          </table:table-cell>
          <table:table-cell office:value-type="float" office:value="-53.7960810184" calcext:value-type="float">
            <text:p>-53.7960810184</text:p>
          </table:table-cell>
          <table:table-cell office:value-type="float" office:value="70.9716796875" calcext:value-type="float">
            <text:p>70.9716796875</text:p>
          </table:table-cell>
          <table:table-cell office:value-type="float" office:value="-54.2222412586" calcext:value-type="float">
            <text:p>-54.2222412586</text:p>
          </table:table-cell>
          <table:table-cell office:value-type="float" office:value="71.1474609375" calcext:value-type="float">
            <text:p>71.1474609375</text:p>
          </table:table-cell>
          <table:table-cell office:value-type="float" office:value="282" calcext:value-type="float">
            <text:p>282</text:p>
          </table:table-cell>
          <table:table-cell office:value-type="float" office:value="-21.8400178375" calcext:value-type="float">
            <text:p>-21.8400178375</text:p>
          </table:table-cell>
          <table:table-cell office:value-type="float" office:value="-5.3741529526" calcext:value-type="float">
            <text:p>-5.3741529526</text:p>
          </table:table-cell>
          <table:table-cell office:value-type="float" office:value="-20.9122621742" calcext:value-type="float">
            <text:p>-20.9122621742</text:p>
          </table:table-cell>
          <table:table-cell office:value-type="float" office:value="-4.884341637" calcext:value-type="float">
            <text:p>-4.884341637</text:p>
          </table:table-cell>
        </table:table-row>
        <table:table-row table:style-name="ro1">
          <table:table-cell office:value-type="float" office:value="-20.8286103151" calcext:value-type="float">
            <text:p>-20.8286103151</text:p>
          </table:table-cell>
          <table:table-cell office:value-type="float" office:value="41.1307198661" calcext:value-type="float">
            <text:p>41.1307198661</text:p>
          </table:table-cell>
          <table:table-cell office:value-type="float" office:value="-53.7293747425" calcext:value-type="float">
            <text:p>-53.7293747425</text:p>
          </table:table-cell>
          <table:table-cell office:value-type="float" office:value="70.947265625" calcext:value-type="float">
            <text:p>70.947265625</text:p>
          </table:table-cell>
          <table:table-cell office:value-type="float" office:value="-54.1525021315" calcext:value-type="float">
            <text:p>-54.1525021315</text:p>
          </table:table-cell>
          <table:table-cell office:value-type="float" office:value="71.1767578125" calcext:value-type="float">
            <text:p>71.1767578125</text:p>
          </table:table-cell>
          <table:table-cell office:value-type="float" office:value="284" calcext:value-type="float">
            <text:p>284</text:p>
          </table:table-cell>
          <table:table-cell office:value-type="float" office:value="-21.809455506" calcext:value-type="float">
            <text:p>-21.809455506</text:p>
          </table:table-cell>
          <table:table-cell office:value-type="float" office:value="-5.371732817" calcext:value-type="float">
            <text:p>-5.371732817</text:p>
          </table:table-cell>
          <table:table-cell office:value-type="float" office:value="-20.8819392712" calcext:value-type="float">
            <text:p>-20.8819392712</text:p>
          </table:table-cell>
          <table:table-cell office:value-type="float" office:value="-4.8870106762" calcext:value-type="float">
            <text:p>-4.8870106762</text:p>
          </table:table-cell>
        </table:table-row>
        <table:table-row table:style-name="ro1">
          <table:table-cell office:value-type="float" office:value="-20.4228474728" calcext:value-type="float">
            <text:p>-20.4228474728</text:p>
          </table:table-cell>
          <table:table-cell office:value-type="float" office:value="41.0400390625" calcext:value-type="float">
            <text:p>41.0400390625</text:p>
          </table:table-cell>
          <table:table-cell office:value-type="float" office:value="-53.6484093428" calcext:value-type="float">
            <text:p>-53.6484093428</text:p>
          </table:table-cell>
          <table:table-cell office:value-type="float" office:value="70.9033203125" calcext:value-type="float">
            <text:p>70.9033203125</text:p>
          </table:table-cell>
          <table:table-cell office:value-type="float" office:value="-54.0626274824" calcext:value-type="float">
            <text:p>-54.0626274824</text:p>
          </table:table-cell>
          <table:table-cell office:value-type="float" office:value="71.005859375" calcext:value-type="float">
            <text:p>71.005859375</text:p>
          </table:table-cell>
          <table:table-cell office:value-type="float" office:value="286" calcext:value-type="float">
            <text:p>286</text:p>
          </table:table-cell>
          <table:table-cell office:value-type="float" office:value="-21.772360175" calcext:value-type="float">
            <text:p>-21.772360175</text:p>
          </table:table-cell>
          <table:table-cell office:value-type="float" office:value="-5.3673765731" calcext:value-type="float">
            <text:p>-5.3673765731</text:p>
          </table:table-cell>
          <table:table-cell office:value-type="float" office:value="-20.8428613479" calcext:value-type="float">
            <text:p>-20.8428613479</text:p>
          </table:table-cell>
          <table:table-cell office:value-type="float" office:value="-4.8714412811" calcext:value-type="float">
            <text:p>-4.8714412811</text:p>
          </table:table-cell>
        </table:table-row>
        <table:table-row table:style-name="ro1">
          <table:table-cell office:value-type="float" office:value="-20.705070462" calcext:value-type="float">
            <text:p>-20.705070462</text:p>
          </table:table-cell>
          <table:table-cell office:value-type="float" office:value="41.2437220982" calcext:value-type="float">
            <text:p>41.2437220982</text:p>
          </table:table-cell>
          <table:table-cell office:value-type="float" office:value="-53.6206492186" calcext:value-type="float">
            <text:p>-53.6206492186</text:p>
          </table:table-cell>
          <table:table-cell office:value-type="float" office:value="70.869140625" calcext:value-type="float">
            <text:p>70.869140625</text:p>
          </table:table-cell>
          <table:table-cell office:value-type="float" office:value="-54.0312166691" calcext:value-type="float">
            <text:p>-54.0312166691</text:p>
          </table:table-cell>
          <table:table-cell office:value-type="float" office:value="71.0009765625" calcext:value-type="float">
            <text:p>71.0009765625</text:p>
          </table:table-cell>
          <table:table-cell office:value-type="float" office:value="288" calcext:value-type="float">
            <text:p>288</text:p>
          </table:table-cell>
          <table:table-cell office:value-type="float" office:value="-21.7596415199" calcext:value-type="float">
            <text:p>-21.7596415199</text:p>
          </table:table-cell>
          <table:table-cell office:value-type="float" office:value="-5.3639883833" calcext:value-type="float">
            <text:p>-5.3639883833</text:p>
          </table:table-cell>
          <table:table-cell office:value-type="float" office:value="-20.8292037774" calcext:value-type="float">
            <text:p>-20.8292037774</text:p>
          </table:table-cell>
          <table:table-cell office:value-type="float" office:value="-4.8709964413" calcext:value-type="float">
            <text:p>-4.8709964413</text:p>
          </table:table-cell>
        </table:table-row>
        <table:table-row table:style-name="ro1">
          <table:table-cell office:value-type="float" office:value="-20.8933473119" calcext:value-type="float">
            <text:p>-20.8933473119</text:p>
          </table:table-cell>
          <table:table-cell office:value-type="float" office:value="41.5457589286" calcext:value-type="float">
            <text:p>41.5457589286</text:p>
          </table:table-cell>
          <table:table-cell office:value-type="float" office:value="-53.6057802916" calcext:value-type="float">
            <text:p>-53.6057802916</text:p>
          </table:table-cell>
          <table:table-cell office:value-type="float" office:value="70.8642578125" calcext:value-type="float">
            <text:p>70.8642578125</text:p>
          </table:table-cell>
          <table:table-cell office:value-type="float" office:value="-54.0136609077" calcext:value-type="float">
            <text:p>-54.0136609077</text:p>
          </table:table-cell>
          <table:table-cell office:value-type="float" office:value="70.95703125" calcext:value-type="float">
            <text:p>70.95703125</text:p>
          </table:table-cell>
          <table:table-cell office:value-type="float" office:value="290" calcext:value-type="float">
            <text:p>290</text:p>
          </table:table-cell>
          <table:table-cell office:value-type="float" office:value="-21.7528291312" calcext:value-type="float">
            <text:p>-21.7528291312</text:p>
          </table:table-cell>
          <table:table-cell office:value-type="float" office:value="-5.3635043562" calcext:value-type="float">
            <text:p>-5.3635043562</text:p>
          </table:table-cell>
          <table:table-cell office:value-type="float" office:value="-20.8215704492" calcext:value-type="float">
            <text:p>-20.8215704492</text:p>
          </table:table-cell>
          <table:table-cell office:value-type="float" office:value="-4.8669928826" calcext:value-type="float">
            <text:p>-4.8669928826</text:p>
          </table:table-cell>
        </table:table-row>
        <table:table-row table:style-name="ro1">
          <table:table-cell office:value-type="float" office:value="-21.0724391775" calcext:value-type="float">
            <text:p>-21.0724391775</text:p>
          </table:table-cell>
          <table:table-cell office:value-type="float" office:value="41.4125279018" calcext:value-type="float">
            <text:p>41.4125279018</text:p>
          </table:table-cell>
          <table:table-cell office:value-type="float" office:value="-53.5284896612" calcext:value-type="float">
            <text:p>-53.5284896612</text:p>
          </table:table-cell>
          <table:table-cell office:value-type="float" office:value="70.869140625" calcext:value-type="float">
            <text:p>70.869140625</text:p>
          </table:table-cell>
          <table:table-cell office:value-type="float" office:value="-53.9306478977" calcext:value-type="float">
            <text:p>-53.9306478977</text:p>
          </table:table-cell>
          <table:table-cell office:value-type="float" office:value="70.908203125" calcext:value-type="float">
            <text:p>70.908203125</text:p>
          </table:table-cell>
          <table:table-cell office:value-type="float" office:value="292" calcext:value-type="float">
            <text:p>292</text:p>
          </table:table-cell>
          <table:table-cell office:value-type="float" office:value="-21.7174174427" calcext:value-type="float">
            <text:p>-21.7174174427</text:p>
          </table:table-cell>
          <table:table-cell office:value-type="float" office:value="-5.3639883833" calcext:value-type="float">
            <text:p>-5.3639883833</text:p>
          </table:table-cell>
          <table:table-cell office:value-type="float" office:value="-20.785475999" calcext:value-type="float">
            <text:p>-20.785475999</text:p>
          </table:table-cell>
          <table:table-cell office:value-type="float" office:value="-4.862544484" calcext:value-type="float">
            <text:p>-4.862544484</text:p>
          </table:table-cell>
        </table:table-row>
        <table:table-row table:style-name="ro1">
          <table:table-cell office:value-type="float" office:value="-20.716027944" calcext:value-type="float">
            <text:p>-20.716027944</text:p>
          </table:table-cell>
          <table:table-cell office:value-type="float" office:value="41.4341517857" calcext:value-type="float">
            <text:p>41.4341517857</text:p>
          </table:table-cell>
          <table:table-cell office:value-type="float" office:value="-53.4384226084" calcext:value-type="float">
            <text:p>-53.4384226084</text:p>
          </table:table-cell>
          <table:table-cell office:value-type="float" office:value="70.7080078125" calcext:value-type="float">
            <text:p>70.7080078125</text:p>
          </table:table-cell>
          <table:table-cell office:value-type="float" office:value="-53.8348313808" calcext:value-type="float">
            <text:p>-53.8348313808</text:p>
          </table:table-cell>
          <table:table-cell office:value-type="float" office:value="70.78125" calcext:value-type="float">
            <text:p>70.78125</text:p>
          </table:table-cell>
          <table:table-cell office:value-type="float" office:value="294" calcext:value-type="float">
            <text:p>294</text:p>
          </table:table-cell>
          <table:table-cell office:value-type="float" office:value="-21.6761520732" calcext:value-type="float">
            <text:p>-21.6761520732</text:p>
          </table:table-cell>
          <table:table-cell office:value-type="float" office:value="-5.3480154889" calcext:value-type="float">
            <text:p>-5.3480154889</text:p>
          </table:table-cell>
          <table:table-cell office:value-type="float" office:value="-20.7438145233" calcext:value-type="float">
            <text:p>-20.7438145233</text:p>
          </table:table-cell>
          <table:table-cell office:value-type="float" office:value="-4.8509786477" calcext:value-type="float">
            <text:p>-4.8509786477</text:p>
          </table:table-cell>
        </table:table-row>
        <table:table-row table:style-name="ro1">
          <table:table-cell office:value-type="float" office:value="-20.7492422538" calcext:value-type="float">
            <text:p>-20.7492422538</text:p>
          </table:table-cell>
          <table:table-cell office:value-type="float" office:value="41.1118861607" calcext:value-type="float">
            <text:p>41.1118861607</text:p>
          </table:table-cell>
          <table:table-cell office:value-type="float" office:value="-53.4309213877" calcext:value-type="float">
            <text:p>-53.4309213877</text:p>
          </table:table-cell>
          <table:table-cell office:value-type="float" office:value="70.6982421875" calcext:value-type="float">
            <text:p>70.6982421875</text:p>
          </table:table-cell>
          <table:table-cell office:value-type="float" office:value="-53.8274225473" calcext:value-type="float">
            <text:p>-53.8274225473</text:p>
          </table:table-cell>
          <table:table-cell office:value-type="float" office:value="70.8056640625" calcext:value-type="float">
            <text:p>70.8056640625</text:p>
          </table:table-cell>
          <table:table-cell office:value-type="float" office:value="296" calcext:value-type="float">
            <text:p>296</text:p>
          </table:table-cell>
          <table:table-cell office:value-type="float" office:value="-21.6727152932" calcext:value-type="float">
            <text:p>-21.6727152932</text:p>
          </table:table-cell>
          <table:table-cell office:value-type="float" office:value="-5.3470474347" calcext:value-type="float">
            <text:p>-5.3470474347</text:p>
          </table:table-cell>
          <table:table-cell office:value-type="float" office:value="-20.7405931274" calcext:value-type="float">
            <text:p>-20.7405931274</text:p>
          </table:table-cell>
          <table:table-cell office:value-type="float" office:value="-4.853202847" calcext:value-type="float">
            <text:p>-4.853202847</text:p>
          </table:table-cell>
        </table:table-row>
        <table:table-row table:style-name="ro1">
          <table:table-cell office:value-type="float" office:value="-20.9435071877" calcext:value-type="float">
            <text:p>-20.9435071877</text:p>
          </table:table-cell>
          <table:table-cell office:value-type="float" office:value="41.0051618304" calcext:value-type="float">
            <text:p>41.0051618304</text:p>
          </table:table-cell>
          <table:table-cell office:value-type="float" office:value="-53.3918977261" calcext:value-type="float">
            <text:p>-53.3918977261</text:p>
          </table:table-cell>
          <table:table-cell office:value-type="float" office:value="70.7373046875" calcext:value-type="float">
            <text:p>70.7373046875</text:p>
          </table:table-cell>
          <table:table-cell office:value-type="float" office:value="-53.7888053656" calcext:value-type="float">
            <text:p>-53.7888053656</text:p>
          </table:table-cell>
          <table:table-cell office:value-type="float" office:value="70.78125" calcext:value-type="float">
            <text:p>70.78125</text:p>
          </table:table-cell>
          <table:table-cell office:value-type="float" office:value="298" calcext:value-type="float">
            <text:p>298</text:p>
          </table:table-cell>
          <table:table-cell office:value-type="float" office:value="-21.6548361047" calcext:value-type="float">
            <text:p>-21.6548361047</text:p>
          </table:table-cell>
          <table:table-cell office:value-type="float" office:value="-5.3509196515" calcext:value-type="float">
            <text:p>-5.3509196515</text:p>
          </table:table-cell>
          <table:table-cell office:value-type="float" office:value="-20.7238021938" calcext:value-type="float">
            <text:p>-20.7238021938</text:p>
          </table:table-cell>
          <table:table-cell office:value-type="float" office:value="-4.8509786477" calcext:value-type="float">
            <text:p>-4.8509786477</text:p>
          </table:table-cell>
        </table:table-row>
        <table:table-row table:style-name="ro1">
          <table:table-cell office:value-type="float" office:value="-20.8014064776" calcext:value-type="float">
            <text:p>-20.8014064776</text:p>
          </table:table-cell>
          <table:table-cell office:value-type="float" office:value="41.044921875" calcext:value-type="float">
            <text:p>41.044921875</text:p>
          </table:table-cell>
          <table:table-cell office:value-type="float" office:value="-53.3991296291" calcext:value-type="float">
            <text:p>-53.3991296291</text:p>
          </table:table-cell>
          <table:table-cell office:value-type="float" office:value="70.7421875" calcext:value-type="float">
            <text:p>70.7421875</text:p>
          </table:table-cell>
          <table:table-cell office:value-type="float" office:value="-53.7965713501" calcext:value-type="float">
            <text:p>-53.7965713501</text:p>
          </table:table-cell>
          <table:table-cell office:value-type="float" office:value="70.8203125" calcext:value-type="float">
            <text:p>70.8203125</text:p>
          </table:table-cell>
          <table:table-cell office:value-type="float" office:value="300" calcext:value-type="float">
            <text:p>300</text:p>
          </table:table-cell>
          <table:table-cell office:value-type="float" office:value="-21.6581494934" calcext:value-type="float">
            <text:p>-21.6581494934</text:p>
          </table:table-cell>
          <table:table-cell office:value-type="float" office:value="-5.3514036786" calcext:value-type="float">
            <text:p>-5.3514036786</text:p>
          </table:table-cell>
          <table:table-cell office:value-type="float" office:value="-20.7271788806" calcext:value-type="float">
            <text:p>-20.7271788806</text:p>
          </table:table-cell>
          <table:table-cell office:value-type="float" office:value="-4.8545373665" calcext:value-type="float">
            <text:p>-4.8545373665</text:p>
          </table:table-cell>
        </table:table-row>
        <table:table-row table:style-name="ro1">
          <table:table-cell office:value-type="float" office:value="-20.8964676176" calcext:value-type="float">
            <text:p>-20.8964676176</text:p>
          </table:table-cell>
          <table:table-cell office:value-type="float" office:value="41.1969866071" calcext:value-type="float">
            <text:p>41.1969866071</text:p>
          </table:table-cell>
          <table:table-cell office:value-type="float" office:value="-53.3816422224" calcext:value-type="float">
            <text:p>-53.3816422224</text:p>
          </table:table-cell>
          <table:table-cell office:value-type="float" office:value="70.703125" calcext:value-type="float">
            <text:p>70.703125</text:p>
          </table:table-cell>
          <table:table-cell office:value-type="float" office:value="-53.7771642447" calcext:value-type="float">
            <text:p>-53.7771642447</text:p>
          </table:table-cell>
          <table:table-cell office:value-type="float" office:value="70.7568359375" calcext:value-type="float">
            <text:p>70.7568359375</text:p>
          </table:table-cell>
          <table:table-cell office:value-type="float" office:value="301" calcext:value-type="float">
            <text:p>301</text:p>
          </table:table-cell>
          <table:table-cell office:value-type="float" office:value="-21.6501374148" calcext:value-type="float">
            <text:p>-21.6501374148</text:p>
          </table:table-cell>
          <table:table-cell office:value-type="float" office:value="-5.3475314618" calcext:value-type="float">
            <text:p>-5.3475314618</text:p>
          </table:table-cell>
          <table:table-cell office:value-type="float" office:value="-20.7187405792" calcext:value-type="float">
            <text:p>-20.7187405792</text:p>
          </table:table-cell>
          <table:table-cell office:value-type="float" office:value="-4.8487544484" calcext:value-type="float">
            <text:p>-4.8487544484</text:p>
          </table:table-cell>
        </table:table-row>
        <table:table-row table:style-name="ro1">
          <table:table-cell office:value-type="float" office:value="-20.937208142" calcext:value-type="float">
            <text:p>-20.937208142</text:p>
          </table:table-cell>
          <table:table-cell office:value-type="float" office:value="40.9786551339" calcext:value-type="float">
            <text:p>40.9786551339</text:p>
          </table:table-cell>
          <table:table-cell office:value-type="float" office:value="-53.3491994858" calcext:value-type="float">
            <text:p>-53.3491994858</text:p>
          </table:table-cell>
          <table:table-cell office:value-type="float" office:value="70.673828125" calcext:value-type="float">
            <text:p>70.673828125</text:p>
          </table:table-cell>
          <table:table-cell office:value-type="float" office:value="-53.739530921" calcext:value-type="float">
            <text:p>-53.739530921</text:p>
          </table:table-cell>
          <table:table-cell office:value-type="float" office:value="70.7666015625" calcext:value-type="float">
            <text:p>70.7666015625</text:p>
          </table:table-cell>
          <table:table-cell office:value-type="float" office:value="303" calcext:value-type="float">
            <text:p>303</text:p>
          </table:table-cell>
          <table:table-cell office:value-type="float" office:value="-21.6352733611" calcext:value-type="float">
            <text:p>-21.6352733611</text:p>
          </table:table-cell>
          <table:table-cell office:value-type="float" office:value="-5.3446272991" calcext:value-type="float">
            <text:p>-5.3446272991</text:p>
          </table:table-cell>
          <table:table-cell office:value-type="float" office:value="-20.7023774317" calcext:value-type="float">
            <text:p>-20.7023774317</text:p>
          </table:table-cell>
          <table:table-cell office:value-type="float" office:value="-4.8496441281" calcext:value-type="float">
            <text:p>-4.8496441281</text:p>
          </table:table-cell>
        </table:table-row>
        <table:table-row table:style-name="ro1">
          <table:table-cell office:value-type="float" office:value="-21.0044328566" calcext:value-type="float">
            <text:p>-21.0044328566</text:p>
          </table:table-cell>
          <table:table-cell office:value-type="float" office:value="41.1851283482" calcext:value-type="float">
            <text:p>41.1851283482</text:p>
          </table:table-cell>
          <table:table-cell office:value-type="float" office:value="-53.3083840609" calcext:value-type="float">
            <text:p>-53.3083840609</text:p>
          </table:table-cell>
          <table:table-cell office:value-type="float" office:value="70.625" calcext:value-type="float">
            <text:p>70.625</text:p>
          </table:table-cell>
          <table:table-cell office:value-type="float" office:value="-53.6925071955" calcext:value-type="float">
            <text:p>-53.6925071955</text:p>
          </table:table-cell>
          <table:table-cell office:value-type="float" office:value="70.80078125" calcext:value-type="float">
            <text:p>70.80078125</text:p>
          </table:table-cell>
          <table:table-cell office:value-type="float" office:value="305" calcext:value-type="float">
            <text:p>305</text:p>
          </table:table-cell>
          <table:table-cell office:value-type="float" office:value="-21.6165732533" calcext:value-type="float">
            <text:p>-21.6165732533</text:p>
          </table:table-cell>
          <table:table-cell office:value-type="float" office:value="-5.3397870281" calcext:value-type="float">
            <text:p>-5.3397870281</text:p>
          </table:table-cell>
          <table:table-cell office:value-type="float" office:value="-20.681931293" calcext:value-type="float">
            <text:p>-20.681931293</text:p>
          </table:table-cell>
          <table:table-cell office:value-type="float" office:value="-4.8527580071" calcext:value-type="float">
            <text:p>-4.8527580071</text:p>
          </table:table-cell>
        </table:table-row>
        <table:table-row table:style-name="ro1">
          <table:table-cell office:value-type="float" office:value="-20.9845665583" calcext:value-type="float">
            <text:p>-20.9845665583</text:p>
          </table:table-cell>
          <table:table-cell office:value-type="float" office:value="40.8154296875" calcext:value-type="float">
            <text:p>40.8154296875</text:p>
          </table:table-cell>
          <table:table-cell office:value-type="float" office:value="-53.2951038599" calcext:value-type="float">
            <text:p>-53.2951038599</text:p>
          </table:table-cell>
          <table:table-cell office:value-type="float" office:value="70.595703125" calcext:value-type="float">
            <text:p>70.595703125</text:p>
          </table:table-cell>
          <table:table-cell office:value-type="float" office:value="-53.6788203716" calcext:value-type="float">
            <text:p>-53.6788203716</text:p>
          </table:table-cell>
          <table:table-cell office:value-type="float" office:value="70.78125" calcext:value-type="float">
            <text:p>70.78125</text:p>
          </table:table-cell>
          <table:table-cell office:value-type="float" office:value="307" calcext:value-type="float">
            <text:p>307</text:p>
          </table:table-cell>
          <table:table-cell office:value-type="float" office:value="-21.6104887598" calcext:value-type="float">
            <text:p>-21.6104887598</text:p>
          </table:table-cell>
          <table:table-cell office:value-type="float" office:value="-5.3368828654" calcext:value-type="float">
            <text:p>-5.3368828654</text:p>
          </table:table-cell>
          <table:table-cell office:value-type="float" office:value="-20.6759801971" calcext:value-type="float">
            <text:p>-20.6759801971</text:p>
          </table:table-cell>
          <table:table-cell office:value-type="float" office:value="-4.8509786477" calcext:value-type="float">
            <text:p>-4.8509786477</text:p>
          </table:table-cell>
        </table:table-row>
        <table:table-row table:style-name="ro1">
          <table:table-cell office:value-type="float" office:value="-20.6944013906" calcext:value-type="float">
            <text:p>-20.6944013906</text:p>
          </table:table-cell>
          <table:table-cell office:value-type="float" office:value="40.6752232143" calcext:value-type="float">
            <text:p>40.6752232143</text:p>
          </table:table-cell>
          <table:table-cell office:value-type="float" office:value="-53.2427188158" calcext:value-type="float">
            <text:p>-53.2427188158</text:p>
          </table:table-cell>
          <table:table-cell office:value-type="float" office:value="70.5419921875" calcext:value-type="float">
            <text:p>70.5419921875</text:p>
          </table:table-cell>
          <table:table-cell office:value-type="float" office:value="-53.6228049517" calcext:value-type="float">
            <text:p>-53.6228049517</text:p>
          </table:table-cell>
          <table:table-cell office:value-type="float" office:value="70.8203125" calcext:value-type="float">
            <text:p>70.8203125</text:p>
          </table:table-cell>
          <table:table-cell office:value-type="float" office:value="309" calcext:value-type="float">
            <text:p>309</text:p>
          </table:table-cell>
          <table:table-cell office:value-type="float" office:value="-21.5864878834" calcext:value-type="float">
            <text:p>-21.5864878834</text:p>
          </table:table-cell>
          <table:table-cell office:value-type="float" office:value="-5.3315585673" calcext:value-type="float">
            <text:p>-5.3315585673</text:p>
          </table:table-cell>
          <table:table-cell office:value-type="float" office:value="-20.6516244271" calcext:value-type="float">
            <text:p>-20.6516244271</text:p>
          </table:table-cell>
          <table:table-cell office:value-type="float" office:value="-4.8545373665" calcext:value-type="float">
            <text:p>-4.8545373665</text:p>
          </table:table-cell>
        </table:table-row>
        <table:table-row table:style-name="ro1">
          <table:table-cell office:value-type="float" office:value="-21.1979154689" calcext:value-type="float">
            <text:p>-21.1979154689</text:p>
          </table:table-cell>
          <table:table-cell office:value-type="float" office:value="40.8998325893" calcext:value-type="float">
            <text:p>40.8998325893</text:p>
          </table:table-cell>
          <table:table-cell office:value-type="float" office:value="-53.2042024136" calcext:value-type="float">
            <text:p>-53.2042024136</text:p>
          </table:table-cell>
          <table:table-cell office:value-type="float" office:value="70.46875" calcext:value-type="float">
            <text:p>70.46875</text:p>
          </table:table-cell>
          <table:table-cell office:value-type="float" office:value="-53.5794919252" calcext:value-type="float">
            <text:p>-53.5794919252</text:p>
          </table:table-cell>
          <table:table-cell office:value-type="float" office:value="70.78125" calcext:value-type="float">
            <text:p>70.78125</text:p>
          </table:table-cell>
          <table:table-cell office:value-type="float" office:value="311" calcext:value-type="float">
            <text:p>311</text:p>
          </table:table-cell>
          <table:table-cell office:value-type="float" office:value="-21.5688411023" calcext:value-type="float">
            <text:p>-21.5688411023</text:p>
          </table:table-cell>
          <table:table-cell office:value-type="float" office:value="-5.3242981607" calcext:value-type="float">
            <text:p>-5.3242981607</text:p>
          </table:table-cell>
          <table:table-cell office:value-type="float" office:value="-20.6327917179" calcext:value-type="float">
            <text:p>-20.6327917179</text:p>
          </table:table-cell>
          <table:table-cell office:value-type="float" office:value="-4.8509786477" calcext:value-type="float">
            <text:p>-4.8509786477</text:p>
          </table:table-cell>
        </table:table-row>
        <table:table-row table:style-name="ro1">
          <table:table-cell office:value-type="float" office:value="-20.8054699442" calcext:value-type="float">
            <text:p>-20.8054699442</text:p>
          </table:table-cell>
          <table:table-cell office:value-type="float" office:value="41.0086495536" calcext:value-type="float">
            <text:p>41.0086495536</text:p>
          </table:table-cell>
          <table:table-cell office:value-type="float" office:value="-53.1892830849" calcext:value-type="float">
            <text:p>-53.1892830849</text:p>
          </table:table-cell>
          <table:table-cell office:value-type="float" office:value="70.4541015625" calcext:value-type="float">
            <text:p>70.4541015625</text:p>
          </table:table-cell>
          <table:table-cell office:value-type="float" office:value="-53.5633101463" calcext:value-type="float">
            <text:p>-53.5633101463</text:p>
          </table:table-cell>
          <table:table-cell office:value-type="float" office:value="70.7666015625" calcext:value-type="float">
            <text:p>70.7666015625</text:p>
          </table:table-cell>
          <table:table-cell office:value-type="float" office:value="313" calcext:value-type="float">
            <text:p>313</text:p>
          </table:table-cell>
          <table:table-cell office:value-type="float" office:value="-21.5620056215" calcext:value-type="float">
            <text:p>-21.5620056215</text:p>
          </table:table-cell>
          <table:table-cell office:value-type="float" office:value="-5.3228460794" calcext:value-type="float">
            <text:p>-5.3228460794</text:p>
          </table:table-cell>
          <table:table-cell office:value-type="float" office:value="-20.6257558037" calcext:value-type="float">
            <text:p>-20.6257558037</text:p>
          </table:table-cell>
          <table:table-cell office:value-type="float" office:value="-4.8496441281" calcext:value-type="float">
            <text:p>-4.8496441281</text:p>
          </table:table-cell>
        </table:table-row>
        <table:table-row table:style-name="ro1">
          <table:table-cell office:value-type="float" office:value="-20.9737048992" calcext:value-type="float">
            <text:p>-20.9737048992</text:p>
          </table:table-cell>
          <table:table-cell office:value-type="float" office:value="41.3525390625" calcext:value-type="float">
            <text:p>41.3525390625</text:p>
          </table:table-cell>
          <table:table-cell office:value-type="float" office:value="-53.1283138514" calcext:value-type="float">
            <text:p>-53.1283138514</text:p>
          </table:table-cell>
          <table:table-cell office:value-type="float" office:value="70.400390625" calcext:value-type="float">
            <text:p>70.400390625</text:p>
          </table:table-cell>
          <table:table-cell office:value-type="float" office:value="-53.4964656115" calcext:value-type="float">
            <text:p>-53.4964656115</text:p>
          </table:table-cell>
          <table:table-cell office:value-type="float" office:value="70.68359375" calcext:value-type="float">
            <text:p>70.68359375</text:p>
          </table:table-cell>
          <table:table-cell office:value-type="float" office:value="315" calcext:value-type="float">
            <text:p>315</text:p>
          </table:table-cell>
          <table:table-cell office:value-type="float" office:value="-21.5340717891" calcext:value-type="float">
            <text:p>-21.5340717891</text:p>
          </table:table-cell>
          <table:table-cell office:value-type="float" office:value="-5.3175217812" calcext:value-type="float">
            <text:p>-5.3175217812</text:p>
          </table:table-cell>
          <table:table-cell office:value-type="float" office:value="-20.5966914832" calcext:value-type="float">
            <text:p>-20.5966914832</text:p>
          </table:table-cell>
          <table:table-cell office:value-type="float" office:value="-4.8420818505" calcext:value-type="float">
            <text:p>-4.8420818505</text:p>
          </table:table-cell>
        </table:table-row>
        <table:table-row table:style-name="ro1">
          <table:table-cell office:value-type="float" office:value="-21.0080827257" calcext:value-type="float">
            <text:p>-21.0080827257</text:p>
          </table:table-cell>
          <table:table-cell office:value-type="float" office:value="41.1404854911" calcext:value-type="float">
            <text:p>41.1404854911</text:p>
          </table:table-cell>
          <table:table-cell office:value-type="float" office:value="-53.0949188232" calcext:value-type="float">
            <text:p>-53.0949188232</text:p>
          </table:table-cell>
          <table:table-cell office:value-type="float" office:value="70.3662109375" calcext:value-type="float">
            <text:p>70.3662109375</text:p>
          </table:table-cell>
          <table:table-cell office:value-type="float" office:value="-53.4599574566" calcext:value-type="float">
            <text:p>-53.4599574566</text:p>
          </table:table-cell>
          <table:table-cell office:value-type="float" office:value="70.64453125" calcext:value-type="float">
            <text:p>70.64453125</text:p>
          </table:table-cell>
          <table:table-cell office:value-type="float" office:value="317" calcext:value-type="float">
            <text:p>317</text:p>
          </table:table-cell>
          <table:table-cell office:value-type="float" office:value="-21.5187714309" calcext:value-type="float">
            <text:p>-21.5187714309</text:p>
          </table:table-cell>
          <table:table-cell office:value-type="float" office:value="-5.3141335915" calcext:value-type="float">
            <text:p>-5.3141335915</text:p>
          </table:table-cell>
          <table:table-cell office:value-type="float" office:value="-20.5808175644" calcext:value-type="float">
            <text:p>-20.5808175644</text:p>
          </table:table-cell>
          <table:table-cell office:value-type="float" office:value="-4.8385231317" calcext:value-type="float">
            <text:p>-4.8385231317</text:p>
          </table:table-cell>
        </table:table-row>
        <table:table-row table:style-name="ro1">
          <table:table-cell office:value-type="float" office:value="-21.3327629511" calcext:value-type="float">
            <text:p>-21.3327629511</text:p>
          </table:table-cell>
          <table:table-cell office:value-type="float" office:value="41.1467633929" calcext:value-type="float">
            <text:p>41.1467633929</text:p>
          </table:table-cell>
          <table:table-cell office:value-type="float" office:value="-53.1054645538" calcext:value-type="float">
            <text:p>-53.1054645538</text:p>
          </table:table-cell>
          <table:table-cell office:value-type="float" office:value="70.361328125" calcext:value-type="float">
            <text:p>70.361328125</text:p>
          </table:table-cell>
          <table:table-cell office:value-type="float" office:value="-53.4736033678" calcext:value-type="float">
            <text:p>-53.4736033678</text:p>
          </table:table-cell>
          <table:table-cell office:value-type="float" office:value="70.732421875" calcext:value-type="float">
            <text:p>70.732421875</text:p>
          </table:table-cell>
          <table:table-cell office:value-type="float" office:value="319" calcext:value-type="float">
            <text:p>319</text:p>
          </table:table-cell>
          <table:table-cell office:value-type="float" office:value="-21.5236030919" calcext:value-type="float">
            <text:p>-21.5236030919</text:p>
          </table:table-cell>
          <table:table-cell office:value-type="float" office:value="-5.3136495644" calcext:value-type="float">
            <text:p>-5.3136495644</text:p>
          </table:table-cell>
          <table:table-cell office:value-type="float" office:value="-20.5867508713" calcext:value-type="float">
            <text:p>-20.5867508713</text:p>
          </table:table-cell>
          <table:table-cell office:value-type="float" office:value="-4.8465302491" calcext:value-type="float">
            <text:p>-4.8465302491</text:p>
          </table:table-cell>
        </table:table-row>
        <table:table-row table:style-name="ro1">
          <table:table-cell office:value-type="float" office:value="-21.1922561701" calcext:value-type="float">
            <text:p>-21.1922561701</text:p>
          </table:table-cell>
          <table:table-cell office:value-type="float" office:value="41.0993303571" calcext:value-type="float">
            <text:p>41.0993303571</text:p>
          </table:table-cell>
          <table:table-cell office:value-type="float" office:value="-53.1437988043" calcext:value-type="float">
            <text:p>-53.1437988043</text:p>
          </table:table-cell>
          <table:table-cell office:value-type="float" office:value="70.4248046875" calcext:value-type="float">
            <text:p>70.4248046875</text:p>
          </table:table-cell>
          <table:table-cell office:value-type="float" office:value="-53.5160395384" calcext:value-type="float">
            <text:p>-53.5160395384</text:p>
          </table:table-cell>
          <table:table-cell office:value-type="float" office:value="70.732421875" calcext:value-type="float">
            <text:p>70.732421875</text:p>
          </table:table-cell>
          <table:table-cell office:value-type="float" office:value="320" calcext:value-type="float">
            <text:p>320</text:p>
          </table:table-cell>
          <table:table-cell office:value-type="float" office:value="-21.5411664179" calcext:value-type="float">
            <text:p>-21.5411664179</text:p>
          </table:table-cell>
          <table:table-cell office:value-type="float" office:value="-5.3199419167" calcext:value-type="float">
            <text:p>-5.3199419167</text:p>
          </table:table-cell>
          <table:table-cell office:value-type="float" office:value="-20.6052023194" calcext:value-type="float">
            <text:p>-20.6052023194</text:p>
          </table:table-cell>
          <table:table-cell office:value-type="float" office:value="-4.8465302491" calcext:value-type="float">
            <text:p>-4.8465302491</text:p>
          </table:table-cell>
        </table:table-row>
        <table:table-row table:style-name="ro1">
          <table:table-cell office:value-type="float" office:value="-21.108523818" calcext:value-type="float">
            <text:p>-21.108523818</text:p>
          </table:table-cell>
          <table:table-cell office:value-type="float" office:value="40.9556361607" calcext:value-type="float">
            <text:p>40.9556361607</text:p>
          </table:table-cell>
          <table:table-cell office:value-type="float" office:value="-53.1161675692" calcext:value-type="float">
            <text:p>-53.1161675692</text:p>
          </table:table-cell>
          <table:table-cell office:value-type="float" office:value="70.380859375" calcext:value-type="float">
            <text:p>70.380859375</text:p>
          </table:table-cell>
          <table:table-cell office:value-type="float" office:value="-53.488832283" calcext:value-type="float">
            <text:p>-53.488832283</text:p>
          </table:table-cell>
          <table:table-cell office:value-type="float" office:value="70.7080078125" calcext:value-type="float">
            <text:p>70.7080078125</text:p>
          </table:table-cell>
          <table:table-cell office:value-type="float" office:value="322" calcext:value-type="float">
            <text:p>322</text:p>
          </table:table-cell>
          <table:table-cell office:value-type="float" office:value="-21.528506815" calcext:value-type="float">
            <text:p>-21.528506815</text:p>
          </table:table-cell>
          <table:table-cell office:value-type="float" office:value="-5.3155856728" calcext:value-type="float">
            <text:p>-5.3155856728</text:p>
          </table:table-cell>
          <table:table-cell office:value-type="float" office:value="-20.5933724758" calcext:value-type="float">
            <text:p>-20.5933724758</text:p>
          </table:table-cell>
          <table:table-cell office:value-type="float" office:value="-4.8443060498" calcext:value-type="float">
            <text:p>-4.8443060498</text:p>
          </table:table-cell>
        </table:table-row>
        <table:table-row table:style-name="ro1">
          <table:table-cell office:value-type="float" office:value="-21.2684766007" calcext:value-type="float">
            <text:p>-21.2684766007</text:p>
          </table:table-cell>
          <table:table-cell office:value-type="float" office:value="40.7965959821" calcext:value-type="float">
            <text:p>40.7965959821</text:p>
          </table:table-cell>
          <table:table-cell office:value-type="float" office:value="-53.1052853584" calcext:value-type="float">
            <text:p>-53.1052853584</text:p>
          </table:table-cell>
          <table:table-cell office:value-type="float" office:value="70.4052734375" calcext:value-type="float">
            <text:p>70.4052734375</text:p>
          </table:table-cell>
          <table:table-cell office:value-type="float" office:value="-53.4788742304" calcext:value-type="float">
            <text:p>-53.4788742304</text:p>
          </table:table-cell>
          <table:table-cell office:value-type="float" office:value="70.7568359375" calcext:value-type="float">
            <text:p>70.7568359375</text:p>
          </table:table-cell>
          <table:table-cell office:value-type="float" office:value="324" calcext:value-type="float">
            <text:p>324</text:p>
          </table:table-cell>
          <table:table-cell office:value-type="float" office:value="-21.5235209913" calcext:value-type="float">
            <text:p>-21.5235209913</text:p>
          </table:table-cell>
          <table:table-cell office:value-type="float" office:value="-5.3180058083" calcext:value-type="float">
            <text:p>-5.3180058083</text:p>
          </table:table-cell>
          <table:table-cell office:value-type="float" office:value="-20.5890426673" calcext:value-type="float">
            <text:p>-20.5890426673</text:p>
          </table:table-cell>
          <table:table-cell office:value-type="float" office:value="-4.8487544484" calcext:value-type="float">
            <text:p>-4.8487544484</text:p>
          </table:table-cell>
        </table:table-row>
        <table:table-row table:style-name="ro1">
          <table:table-cell office:value-type="float" office:value="-20.9248347414" calcext:value-type="float">
            <text:p>-20.9248347414</text:p>
          </table:table-cell>
          <table:table-cell office:value-type="float" office:value="40.7156808036" calcext:value-type="float">
            <text:p>40.7156808036</text:p>
          </table:table-cell>
          <table:table-cell office:value-type="float" office:value="-53.0149976015" calcext:value-type="float">
            <text:p>-53.0149976015</text:p>
          </table:table-cell>
          <table:table-cell office:value-type="float" office:value="70.41015625" calcext:value-type="float">
            <text:p>70.41015625</text:p>
          </table:table-cell>
          <table:table-cell office:value-type="float" office:value="-53.3755135775" calcext:value-type="float">
            <text:p>-53.3755135775</text:p>
          </table:table-cell>
          <table:table-cell office:value-type="float" office:value="70.615234375" calcext:value-type="float">
            <text:p>70.615234375</text:p>
          </table:table-cell>
          <table:table-cell office:value-type="float" office:value="326" calcext:value-type="float">
            <text:p>326</text:p>
          </table:table-cell>
          <table:table-cell office:value-type="float" office:value="-21.4821545034" calcext:value-type="float">
            <text:p>-21.4821545034</text:p>
          </table:table-cell>
          <table:table-cell office:value-type="float" office:value="-5.3184898354" calcext:value-type="float">
            <text:p>-5.3184898354</text:p>
          </table:table-cell>
          <table:table-cell office:value-type="float" office:value="-20.5441009656" calcext:value-type="float">
            <text:p>-20.5441009656</text:p>
          </table:table-cell>
          <table:table-cell office:value-type="float" office:value="-4.8358540925" calcext:value-type="float">
            <text:p>-4.8358540925</text:p>
          </table:table-cell>
        </table:table-row>
        <table:table-row table:style-name="ro1">
          <table:table-cell office:value-type="float" office:value="-21.1761257342" calcext:value-type="float">
            <text:p>-21.1761257342</text:p>
          </table:table-cell>
          <table:table-cell office:value-type="float" office:value="40.6752232143" calcext:value-type="float">
            <text:p>40.6752232143</text:p>
          </table:table-cell>
          <table:table-cell office:value-type="float" office:value="-52.9908576488" calcext:value-type="float">
            <text:p>-52.9908576488</text:p>
          </table:table-cell>
          <table:table-cell office:value-type="float" office:value="70.419921875" calcext:value-type="float">
            <text:p>70.419921875</text:p>
          </table:table-cell>
          <table:table-cell office:value-type="float" office:value="-53.349958849" calcext:value-type="float">
            <text:p>-53.349958849</text:p>
          </table:table-cell>
          <table:table-cell office:value-type="float" office:value="70.6103515625" calcext:value-type="float">
            <text:p>70.6103515625</text:p>
          </table:table-cell>
          <table:table-cell office:value-type="float" office:value="328" calcext:value-type="float">
            <text:p>328</text:p>
          </table:table-cell>
          <table:table-cell office:value-type="float" office:value="-21.471094476" calcext:value-type="float">
            <text:p>-21.471094476</text:p>
          </table:table-cell>
          <table:table-cell office:value-type="float" office:value="-5.3194578896" calcext:value-type="float">
            <text:p>-5.3194578896</text:p>
          </table:table-cell>
          <table:table-cell office:value-type="float" office:value="-20.5329896485" calcext:value-type="float">
            <text:p>-20.5329896485</text:p>
          </table:table-cell>
          <table:table-cell office:value-type="float" office:value="-4.8354092527" calcext:value-type="float">
            <text:p>-4.8354092527</text:p>
          </table:table-cell>
        </table:table-row>
        <table:table-row table:style-name="ro1">
          <table:table-cell office:value-type="float" office:value="-20.9214198798" calcext:value-type="float">
            <text:p>-20.9214198798</text:p>
          </table:table-cell>
          <table:table-cell office:value-type="float" office:value="40.9151785714" calcext:value-type="float">
            <text:p>40.9151785714</text:p>
          </table:table-cell>
          <table:table-cell office:value-type="float" office:value="-52.961237669" calcext:value-type="float">
            <text:p>-52.961237669</text:p>
          </table:table-cell>
          <table:table-cell office:value-type="float" office:value="70.3662109375" calcext:value-type="float">
            <text:p>70.3662109375</text:p>
          </table:table-cell>
          <table:table-cell office:value-type="float" office:value="-53.3077685356" calcext:value-type="float">
            <text:p>-53.3077685356</text:p>
          </table:table-cell>
          <table:table-cell office:value-type="float" office:value="70.5517578125" calcext:value-type="float">
            <text:p>70.5517578125</text:p>
          </table:table-cell>
          <table:table-cell office:value-type="float" office:value="330" calcext:value-type="float">
            <text:p>330</text:p>
          </table:table-cell>
          <table:table-cell office:value-type="float" office:value="-21.4575237043" calcext:value-type="float">
            <text:p>-21.4575237043</text:p>
          </table:table-cell>
          <table:table-cell office:value-type="float" office:value="-5.3141335915" calcext:value-type="float">
            <text:p>-5.3141335915</text:p>
          </table:table-cell>
          <table:table-cell office:value-type="float" office:value="-20.5146451003" calcext:value-type="float">
            <text:p>-20.5146451003</text:p>
          </table:table-cell>
          <table:table-cell office:value-type="float" office:value="-4.8300711744" calcext:value-type="float">
            <text:p>-4.8300711744</text:p>
          </table:table-cell>
        </table:table-row>
        <table:table-row table:style-name="ro1">
          <table:table-cell office:value-type="float" office:value="-21.3939320317" calcext:value-type="float">
            <text:p>-21.3939320317</text:p>
          </table:table-cell>
          <table:table-cell office:value-type="float" office:value="40.8928571429" calcext:value-type="float">
            <text:p>40.8928571429</text:p>
          </table:table-cell>
          <table:table-cell office:value-type="float" office:value="-52.9128768206" calcext:value-type="float">
            <text:p>-52.9128768206</text:p>
          </table:table-cell>
          <table:table-cell office:value-type="float" office:value="70.3173828125" calcext:value-type="float">
            <text:p>70.3173828125</text:p>
          </table:table-cell>
          <table:table-cell office:value-type="float" office:value="-53.2589371681" calcext:value-type="float">
            <text:p>-53.2589371681</text:p>
          </table:table-cell>
          <table:table-cell office:value-type="float" office:value="70.537109375" calcext:value-type="float">
            <text:p>70.537109375</text:p>
          </table:table-cell>
          <table:table-cell office:value-type="float" office:value="332" calcext:value-type="float">
            <text:p>332</text:p>
          </table:table-cell>
          <table:table-cell office:value-type="float" office:value="-21.4353665645" calcext:value-type="float">
            <text:p>-21.4353665645</text:p>
          </table:table-cell>
          <table:table-cell office:value-type="float" office:value="-5.3092933204" calcext:value-type="float">
            <text:p>-5.3092933204</text:p>
          </table:table-cell>
          <table:table-cell office:value-type="float" office:value="-20.4934129903" calcext:value-type="float">
            <text:p>-20.4934129903</text:p>
          </table:table-cell>
          <table:table-cell office:value-type="float" office:value="-4.8287366548" calcext:value-type="float">
            <text:p>-4.8287366548</text:p>
          </table:table-cell>
        </table:table-row>
        <table:table-row table:style-name="ro1">
          <table:table-cell office:value-type="float" office:value="-21.0324177103" calcext:value-type="float">
            <text:p>-21.0324177103</text:p>
          </table:table-cell>
          <table:table-cell office:value-type="float" office:value="40.3976004464" calcext:value-type="float">
            <text:p>40.3976004464</text:p>
          </table:table-cell>
          <table:table-cell office:value-type="float" office:value="-52.8048915148" calcext:value-type="float">
            <text:p>-52.8048915148</text:p>
          </table:table-cell>
          <table:table-cell office:value-type="float" office:value="70.2880859375" calcext:value-type="float">
            <text:p>70.2880859375</text:p>
          </table:table-cell>
          <table:table-cell office:value-type="float" office:value="-53.1418658495" calcext:value-type="float">
            <text:p>-53.1418658495</text:p>
          </table:table-cell>
          <table:table-cell office:value-type="float" office:value="70.4248046875" calcext:value-type="float">
            <text:p>70.4248046875</text:p>
          </table:table-cell>
          <table:table-cell office:value-type="float" office:value="334" calcext:value-type="float">
            <text:p>334</text:p>
          </table:table-cell>
          <table:table-cell office:value-type="float" office:value="-21.3858917188" calcext:value-type="float">
            <text:p>-21.3858917188</text:p>
          </table:table-cell>
          <table:table-cell office:value-type="float" office:value="-5.3063891578" calcext:value-type="float">
            <text:p>-5.3063891578</text:p>
          </table:table-cell>
          <table:table-cell office:value-type="float" office:value="-20.4425098261" calcext:value-type="float">
            <text:p>-20.4425098261</text:p>
          </table:table-cell>
          <table:table-cell office:value-type="float" office:value="-4.8185053381" calcext:value-type="float">
            <text:p>-4.8185053381</text:p>
          </table:table-cell>
        </table:table-row>
        <table:table-row table:style-name="ro1">
          <table:table-cell office:value-type="float" office:value="-21.4161527485" calcext:value-type="float">
            <text:p>-21.4161527485</text:p>
          </table:table-cell>
          <table:table-cell office:value-type="float" office:value="40.9381975446" calcext:value-type="float">
            <text:p>40.9381975446</text:p>
          </table:table-cell>
          <table:table-cell office:value-type="float" office:value="-52.7413604498" calcext:value-type="float">
            <text:p>-52.7413604498</text:p>
          </table:table-cell>
          <table:table-cell office:value-type="float" office:value="70.263671875" calcext:value-type="float">
            <text:p>70.263671875</text:p>
          </table:table-cell>
          <table:table-cell office:value-type="float" office:value="-53.0769932032" calcext:value-type="float">
            <text:p>-53.0769932032</text:p>
          </table:table-cell>
          <table:table-cell office:value-type="float" office:value="70.4150390625" calcext:value-type="float">
            <text:p>70.4150390625</text:p>
          </table:table-cell>
          <table:table-cell office:value-type="float" office:value="336" calcext:value-type="float">
            <text:p>336</text:p>
          </table:table-cell>
          <table:table-cell office:value-type="float" office:value="-21.3567841507" calcext:value-type="float">
            <text:p>-21.3567841507</text:p>
          </table:table-cell>
          <table:table-cell office:value-type="float" office:value="-5.3039690223" calcext:value-type="float">
            <text:p>-5.3039690223</text:p>
          </table:table-cell>
          <table:table-cell office:value-type="float" office:value="-20.414302892" calcext:value-type="float">
            <text:p>-20.414302892</text:p>
          </table:table-cell>
          <table:table-cell office:value-type="float" office:value="-4.8176156584" calcext:value-type="float">
            <text:p>-4.8176156584</text:p>
          </table:table-cell>
        </table:table-row>
        <table:table-row table:style-name="ro1">
          <table:table-cell office:value-type="float" office:value="-21.1558807475" calcext:value-type="float">
            <text:p>-21.1558807475</text:p>
          </table:table-cell>
          <table:table-cell office:value-type="float" office:value="40.6375558036" calcext:value-type="float">
            <text:p>40.6375558036</text:p>
          </table:table-cell>
          <table:table-cell office:value-type="float" office:value="-52.7099472046" calcext:value-type="float">
            <text:p>-52.7099472046</text:p>
          </table:table-cell>
          <table:table-cell office:value-type="float" office:value="70.244140625" calcext:value-type="float">
            <text:p>70.244140625</text:p>
          </table:table-cell>
          <table:table-cell office:value-type="float" office:value="-53.0467031002" calcext:value-type="float">
            <text:p>-53.0467031002</text:p>
          </table:table-cell>
          <table:table-cell office:value-type="float" office:value="70.4248046875" calcext:value-type="float">
            <text:p>70.4248046875</text:p>
          </table:table-cell>
          <table:table-cell office:value-type="float" office:value="338" calcext:value-type="float">
            <text:p>338</text:p>
          </table:table-cell>
          <table:table-cell office:value-type="float" office:value="-21.3423917716" calcext:value-type="float">
            <text:p>-21.3423917716</text:p>
          </table:table-cell>
          <table:table-cell office:value-type="float" office:value="-5.3020329138" calcext:value-type="float">
            <text:p>-5.3020329138</text:p>
          </table:table-cell>
          <table:table-cell office:value-type="float" office:value="-20.4011326117" calcext:value-type="float">
            <text:p>-20.4011326117</text:p>
          </table:table-cell>
          <table:table-cell office:value-type="float" office:value="-4.8185053381" calcext:value-type="float">
            <text:p>-4.8185053381</text:p>
          </table:table-cell>
        </table:table-row>
        <table:table-row table:style-name="ro1">
          <table:table-cell office:value-type="float" office:value="-21.1983681253" calcext:value-type="float">
            <text:p>-21.1983681253</text:p>
          </table:table-cell>
          <table:table-cell office:value-type="float" office:value="40.9368024554" calcext:value-type="float">
            <text:p>40.9368024554</text:p>
          </table:table-cell>
          <table:table-cell office:value-type="float" office:value="-52.6999165297" calcext:value-type="float">
            <text:p>-52.6999165297</text:p>
          </table:table-cell>
          <table:table-cell office:value-type="float" office:value="70.2294921875" calcext:value-type="float">
            <text:p>70.2294921875</text:p>
          </table:table-cell>
          <table:table-cell office:value-type="float" office:value="-53.0365082741" calcext:value-type="float">
            <text:p>-53.0365082741</text:p>
          </table:table-cell>
          <table:table-cell office:value-type="float" office:value="70.4248046875" calcext:value-type="float">
            <text:p>70.4248046875</text:p>
          </table:table-cell>
          <table:table-cell office:value-type="float" office:value="339" calcext:value-type="float">
            <text:p>339</text:p>
          </table:table-cell>
          <table:table-cell office:value-type="float" office:value="-21.3377960898" calcext:value-type="float">
            <text:p>-21.3377960898</text:p>
          </table:table-cell>
          <table:table-cell office:value-type="float" office:value="-5.3005808325" calcext:value-type="float">
            <text:p>-5.3005808325</text:p>
          </table:table-cell>
          <table:table-cell office:value-type="float" office:value="-20.396699853" calcext:value-type="float">
            <text:p>-20.396699853</text:p>
          </table:table-cell>
          <table:table-cell office:value-type="float" office:value="-4.8185053381" calcext:value-type="float">
            <text:p>-4.8185053381</text:p>
          </table:table-cell>
        </table:table-row>
        <table:table-row table:style-name="ro1">
          <table:table-cell office:value-type="float" office:value="-21.6606244824" calcext:value-type="float">
            <text:p>-21.6606244824</text:p>
          </table:table-cell>
          <table:table-cell office:value-type="float" office:value="40.9116908482" calcext:value-type="float">
            <text:p>40.9116908482</text:p>
          </table:table-cell>
          <table:table-cell office:value-type="float" office:value="-52.6377418518" calcext:value-type="float">
            <text:p>-52.6377418518</text:p>
          </table:table-cell>
          <table:table-cell office:value-type="float" office:value="70.1708984375" calcext:value-type="float">
            <text:p>70.1708984375</text:p>
          </table:table-cell>
          <table:table-cell office:value-type="float" office:value="-52.9690870523" calcext:value-type="float">
            <text:p>-52.9690870523</text:p>
          </table:table-cell>
          <table:table-cell office:value-type="float" office:value="70.361328125" calcext:value-type="float">
            <text:p>70.361328125</text:p>
          </table:table-cell>
          <table:table-cell office:value-type="float" office:value="341" calcext:value-type="float">
            <text:p>341</text:p>
          </table:table-cell>
          <table:table-cell office:value-type="float" office:value="-21.3093099678" calcext:value-type="float">
            <text:p>-21.3093099678</text:p>
          </table:table-cell>
          <table:table-cell office:value-type="float" office:value="-5.2947725073" calcext:value-type="float">
            <text:p>-5.2947725073</text:p>
          </table:table-cell>
          <table:table-cell office:value-type="float" office:value="-20.3673847863" calcext:value-type="float">
            <text:p>-20.3673847863</text:p>
          </table:table-cell>
          <table:table-cell office:value-type="float" office:value="-4.8127224199" calcext:value-type="float">
            <text:p>-4.8127224199</text:p>
          </table:table-cell>
        </table:table-row>
        <table:table-row table:style-name="ro1">
          <table:table-cell office:value-type="float" office:value="-21.074505238" calcext:value-type="float">
            <text:p>-21.074505238</text:p>
          </table:table-cell>
          <table:table-cell office:value-type="float" office:value="40.5440848214" calcext:value-type="float">
            <text:p>40.5440848214</text:p>
          </table:table-cell>
          <table:table-cell office:value-type="float" office:value="-52.6142233849" calcext:value-type="float">
            <text:p>-52.6142233849</text:p>
          </table:table-cell>
          <table:table-cell office:value-type="float" office:value="70.0927734375" calcext:value-type="float">
            <text:p>70.0927734375</text:p>
          </table:table-cell>
          <table:table-cell office:value-type="float" office:value="-52.9461784363" calcext:value-type="float">
            <text:p>-52.9461784363</text:p>
          </table:table-cell>
          <table:table-cell office:value-type="float" office:value="70.37109375" calcext:value-type="float">
            <text:p>70.37109375</text:p>
          </table:table-cell>
          <table:table-cell office:value-type="float" office:value="343" calcext:value-type="float">
            <text:p>343</text:p>
          </table:table-cell>
          <table:table-cell office:value-type="float" office:value="-21.2985346821" calcext:value-type="float">
            <text:p>-21.2985346821</text:p>
          </table:table-cell>
          <table:table-cell office:value-type="float" office:value="-5.2870280736" calcext:value-type="float">
            <text:p>-5.2870280736</text:p>
          </table:table-cell>
          <table:table-cell office:value-type="float" office:value="-20.3574240114" calcext:value-type="float">
            <text:p>-20.3574240114</text:p>
          </table:table-cell>
          <table:table-cell office:value-type="float" office:value="-4.8136120996" calcext:value-type="float">
            <text:p>-4.8136120996</text:p>
          </table:table-cell>
        </table:table-row>
        <table:table-row table:style-name="ro1">
          <table:table-cell office:value-type="float" office:value="-21.4712222299" calcext:value-type="float">
            <text:p>-21.4712222299</text:p>
          </table:table-cell>
          <table:table-cell office:value-type="float" office:value="40.6801060268" calcext:value-type="float">
            <text:p>40.6801060268</text:p>
          </table:table-cell>
          <table:table-cell office:value-type="float" office:value="-52.6153722048" calcext:value-type="float">
            <text:p>-52.6153722048</text:p>
          </table:table-cell>
          <table:table-cell office:value-type="float" office:value="70.09765625" calcext:value-type="float">
            <text:p>70.09765625</text:p>
          </table:table-cell>
          <table:table-cell office:value-type="float" office:value="-52.9466220856" calcext:value-type="float">
            <text:p>-52.9466220856</text:p>
          </table:table-cell>
          <table:table-cell office:value-type="float" office:value="70.37109375" calcext:value-type="float">
            <text:p>70.37109375</text:p>
          </table:table-cell>
          <table:table-cell office:value-type="float" office:value="345" calcext:value-type="float">
            <text:p>345</text:p>
          </table:table-cell>
          <table:table-cell office:value-type="float" office:value="-21.2990610286" calcext:value-type="float">
            <text:p>-21.2990610286</text:p>
          </table:table-cell>
          <table:table-cell office:value-type="float" office:value="-5.2875121007" calcext:value-type="float">
            <text:p>-5.2875121007</text:p>
          </table:table-cell>
          <table:table-cell office:value-type="float" office:value="-20.3576169122" calcext:value-type="float">
            <text:p>-20.3576169122</text:p>
          </table:table-cell>
          <table:table-cell office:value-type="float" office:value="-4.8136120996" calcext:value-type="float">
            <text:p>-4.8136120996</text:p>
          </table:table-cell>
        </table:table-row>
        <table:table-row table:style-name="ro1">
          <table:table-cell office:value-type="float" office:value="-21.617745669" calcext:value-type="float">
            <text:p>-21.617745669</text:p>
          </table:table-cell>
          <table:table-cell office:value-type="float" office:value="41.0051618304" calcext:value-type="float">
            <text:p>41.0051618304</text:p>
          </table:table-cell>
          <table:table-cell office:value-type="float" office:value="-52.6004010439" calcext:value-type="float">
            <text:p>-52.6004010439</text:p>
          </table:table-cell>
          <table:table-cell office:value-type="float" office:value="70.09765625" calcext:value-type="float">
            <text:p>70.09765625</text:p>
          </table:table-cell>
          <table:table-cell office:value-type="float" office:value="-52.9248773575" calcext:value-type="float">
            <text:p>-52.9248773575</text:p>
          </table:table-cell>
          <table:table-cell office:value-type="float" office:value="70.41015625" calcext:value-type="float">
            <text:p>70.41015625</text:p>
          </table:table-cell>
          <table:table-cell office:value-type="float" office:value="347" calcext:value-type="float">
            <text:p>347</text:p>
          </table:table-cell>
          <table:table-cell office:value-type="float" office:value="-21.2922018002" calcext:value-type="float">
            <text:p>-21.2922018002</text:p>
          </table:table-cell>
          <table:table-cell office:value-type="float" office:value="-5.2875121007" calcext:value-type="float">
            <text:p>-5.2875121007</text:p>
          </table:table-cell>
          <table:table-cell office:value-type="float" office:value="-20.3481622014" calcext:value-type="float">
            <text:p>-20.3481622014</text:p>
          </table:table-cell>
          <table:table-cell office:value-type="float" office:value="-4.8171708185" calcext:value-type="float">
            <text:p>-4.8171708185</text:p>
          </table:table-cell>
        </table:table-row>
        <table:table-row table:style-name="ro1">
          <table:table-cell office:value-type="float" office:value="-21.5864373484" calcext:value-type="float">
            <text:p>-21.5864373484</text:p>
          </table:table-cell>
          <table:table-cell office:value-type="float" office:value="40.6096540179" calcext:value-type="float">
            <text:p>40.6096540179</text:p>
          </table:table-cell>
          <table:table-cell office:value-type="float" office:value="-52.5887955189" calcext:value-type="float">
            <text:p>-52.5887955189</text:p>
          </table:table-cell>
          <table:table-cell office:value-type="float" office:value="70.1171875" calcext:value-type="float">
            <text:p>70.1171875</text:p>
          </table:table-cell>
          <table:table-cell office:value-type="float" office:value="-52.9091661692" calcext:value-type="float">
            <text:p>-52.9091661692</text:p>
          </table:table-cell>
          <table:table-cell office:value-type="float" office:value="70.390625" calcext:value-type="float">
            <text:p>70.390625</text:p>
          </table:table-cell>
          <table:table-cell office:value-type="float" office:value="349" calcext:value-type="float">
            <text:p>349</text:p>
          </table:table-cell>
          <table:table-cell office:value-type="float" office:value="-21.2868845808" calcext:value-type="float">
            <text:p>-21.2868845808</text:p>
          </table:table-cell>
          <table:table-cell office:value-type="float" office:value="-5.2894482091" calcext:value-type="float">
            <text:p>-5.2894482091</text:p>
          </table:table-cell>
          <table:table-cell office:value-type="float" office:value="-20.3413309023" calcext:value-type="float">
            <text:p>-20.3413309023</text:p>
          </table:table-cell>
          <table:table-cell office:value-type="float" office:value="-4.8153914591" calcext:value-type="float">
            <text:p>-4.8153914591</text:p>
          </table:table-cell>
        </table:table-row>
        <table:table-row table:style-name="ro1">
          <table:table-cell office:value-type="float" office:value="-21.3332659206" calcext:value-type="float">
            <text:p>-21.3332659206</text:p>
          </table:table-cell>
          <table:table-cell office:value-type="float" office:value="40.4045758929" calcext:value-type="float">
            <text:p>40.4045758929</text:p>
          </table:table-cell>
          <table:table-cell office:value-type="float" office:value="-52.4874233723" calcext:value-type="float">
            <text:p>-52.4874233723</text:p>
          </table:table-cell>
          <table:table-cell office:value-type="float" office:value="70" calcext:value-type="float">
            <text:p>70</text:p>
          </table:table-cell>
          <table:table-cell office:value-type="float" office:value="-52.8062783957" calcext:value-type="float">
            <text:p>-52.8062783957</text:p>
          </table:table-cell>
          <table:table-cell office:value-type="float" office:value="70.2099609375" calcext:value-type="float">
            <text:p>70.2099609375</text:p>
          </table:table-cell>
          <table:table-cell office:value-type="float" office:value="351" calcext:value-type="float">
            <text:p>351</text:p>
          </table:table-cell>
          <table:table-cell office:value-type="float" office:value="-21.2404396384" calcext:value-type="float">
            <text:p>-21.2404396384</text:p>
          </table:table-cell>
          <table:table-cell office:value-type="float" office:value="-5.2778315586" calcext:value-type="float">
            <text:p>-5.2778315586</text:p>
          </table:table-cell>
          <table:table-cell office:value-type="float" office:value="-20.2965948107" calcext:value-type="float">
            <text:p>-20.2965948107</text:p>
          </table:table-cell>
          <table:table-cell office:value-type="float" office:value="-4.7989323843" calcext:value-type="float">
            <text:p>-4.7989323843</text:p>
          </table:table-cell>
        </table:table-row>
        <table:table-row table:style-name="ro1">
          <table:table-cell office:value-type="float" office:value="-21.0315489335" calcext:value-type="float">
            <text:p>-21.0315489335</text:p>
          </table:table-cell>
          <table:table-cell office:value-type="float" office:value="40.3787667411" calcext:value-type="float">
            <text:p>40.3787667411</text:p>
          </table:table-cell>
          <table:table-cell office:value-type="float" office:value="-52.4403562784" calcext:value-type="float">
            <text:p>-52.4403562784</text:p>
          </table:table-cell>
          <table:table-cell office:value-type="float" office:value="69.94140625" calcext:value-type="float">
            <text:p>69.94140625</text:p>
          </table:table-cell>
          <table:table-cell office:value-type="float" office:value="-52.761930728" calcext:value-type="float">
            <text:p>-52.761930728</text:p>
          </table:table-cell>
          <table:table-cell office:value-type="float" office:value="70.1025390625" calcext:value-type="float">
            <text:p>70.1025390625</text:p>
          </table:table-cell>
          <table:table-cell office:value-type="float" office:value="353" calcext:value-type="float">
            <text:p>353</text:p>
          </table:table-cell>
          <table:table-cell office:value-type="float" office:value="-21.2188752487" calcext:value-type="float">
            <text:p>-21.2188752487</text:p>
          </table:table-cell>
          <table:table-cell office:value-type="float" office:value="-5.2720232333" calcext:value-type="float">
            <text:p>-5.2720232333</text:p>
          </table:table-cell>
          <table:table-cell office:value-type="float" office:value="-20.2773122346" calcext:value-type="float">
            <text:p>-20.2773122346</text:p>
          </table:table-cell>
          <table:table-cell office:value-type="float" office:value="-4.7891459075" calcext:value-type="float">
            <text:p>-4.7891459075</text:p>
          </table:table-cell>
        </table:table-row>
        <table:table-row table:style-name="ro1">
          <table:table-cell office:value-type="float" office:value="-21.2929000148" calcext:value-type="float">
            <text:p>-21.2929000148</text:p>
          </table:table-cell>
          <table:table-cell office:value-type="float" office:value="40.7059151786" calcext:value-type="float">
            <text:p>40.7059151786</text:p>
          </table:table-cell>
          <table:table-cell office:value-type="float" office:value="-52.4240657806" calcext:value-type="float">
            <text:p>-52.4240657806</text:p>
          </table:table-cell>
          <table:table-cell office:value-type="float" office:value="69.9755859375" calcext:value-type="float">
            <text:p>69.9755859375</text:p>
          </table:table-cell>
          <table:table-cell office:value-type="float" office:value="-52.7294846773" calcext:value-type="float">
            <text:p>-52.7294846773</text:p>
          </table:table-cell>
          <table:table-cell office:value-type="float" office:value="70.126953125" calcext:value-type="float">
            <text:p>70.126953125</text:p>
          </table:table-cell>
          <table:table-cell office:value-type="float" office:value="355" calcext:value-type="float">
            <text:p>355</text:p>
          </table:table-cell>
          <table:table-cell office:value-type="float" office:value="-21.2114115493" calcext:value-type="float">
            <text:p>-21.2114115493</text:p>
          </table:table-cell>
          <table:table-cell office:value-type="float" office:value="-5.275411423" calcext:value-type="float">
            <text:p>-5.275411423</text:p>
          </table:table-cell>
          <table:table-cell office:value-type="float" office:value="-20.2632045381" calcext:value-type="float">
            <text:p>-20.2632045381</text:p>
          </table:table-cell>
          <table:table-cell office:value-type="float" office:value="-4.7913701068" calcext:value-type="float">
            <text:p>-4.7913701068</text:p>
          </table:table-cell>
        </table:table-row>
        <table:table-row table:style-name="ro1">
          <table:table-cell office:value-type="float" office:value="-21.8183563939" calcext:value-type="float">
            <text:p>-21.8183563939</text:p>
          </table:table-cell>
          <table:table-cell office:value-type="float" office:value="40.7261439732" calcext:value-type="float">
            <text:p>40.7261439732</text:p>
          </table:table-cell>
          <table:table-cell office:value-type="float" office:value="-52.3981945276" calcext:value-type="float">
            <text:p>-52.3981945276</text:p>
          </table:table-cell>
          <table:table-cell office:value-type="float" office:value="69.94140625" calcext:value-type="float">
            <text:p>69.94140625</text:p>
          </table:table-cell>
          <table:table-cell office:value-type="float" office:value="-52.7050076008" calcext:value-type="float">
            <text:p>-52.7050076008</text:p>
          </table:table-cell>
          <table:table-cell office:value-type="float" office:value="70.0634765625" calcext:value-type="float">
            <text:p>70.0634765625</text:p>
          </table:table-cell>
          <table:table-cell office:value-type="float" office:value="357" calcext:value-type="float">
            <text:p>357</text:p>
          </table:table-cell>
          <table:table-cell office:value-type="float" office:value="-21.1995583046" calcext:value-type="float">
            <text:p>-21.1995583046</text:p>
          </table:table-cell>
          <table:table-cell office:value-type="float" office:value="-5.2720232333" calcext:value-type="float">
            <text:p>-5.2720232333</text:p>
          </table:table-cell>
          <table:table-cell office:value-type="float" office:value="-20.2525617892" calcext:value-type="float">
            <text:p>-20.2525617892</text:p>
          </table:table-cell>
          <table:table-cell office:value-type="float" office:value="-4.7855871886" calcext:value-type="float">
            <text:p>-4.7855871886</text:p>
          </table:table-cell>
        </table:table-row>
        <table:table-row table:style-name="ro1">
          <table:table-cell office:value-type="float" office:value="-21.8143769571" calcext:value-type="float">
            <text:p>-21.8143769571</text:p>
          </table:table-cell>
          <table:table-cell office:value-type="float" office:value="40.8537946429" calcext:value-type="float">
            <text:p>40.8537946429</text:p>
          </table:table-cell>
          <table:table-cell office:value-type="float" office:value="-52.3739318609" calcext:value-type="float">
            <text:p>-52.3739318609</text:p>
          </table:table-cell>
          <table:table-cell office:value-type="float" office:value="69.873046875" calcext:value-type="float">
            <text:p>69.873046875</text:p>
          </table:table-cell>
          <table:table-cell office:value-type="float" office:value="-52.6806031942" calcext:value-type="float">
            <text:p>-52.6806031942</text:p>
          </table:table-cell>
          <table:table-cell office:value-type="float" office:value="70.0439453125" calcext:value-type="float">
            <text:p>70.0439453125</text:p>
          </table:table-cell>
          <table:table-cell office:value-type="float" office:value="358" calcext:value-type="float">
            <text:p>358</text:p>
          </table:table-cell>
          <table:table-cell office:value-type="float" office:value="-21.1884420543" calcext:value-type="float">
            <text:p>-21.1884420543</text:p>
          </table:table-cell>
          <table:table-cell office:value-type="float" office:value="-5.2652468538" calcext:value-type="float">
            <text:p>-5.2652468538</text:p>
          </table:table-cell>
          <table:table-cell office:value-type="float" office:value="-20.2419506375" calcext:value-type="float">
            <text:p>-20.2419506375</text:p>
          </table:table-cell>
          <table:table-cell office:value-type="float" office:value="-4.7838078292" calcext:value-type="float">
            <text:p>-4.7838078292</text:p>
          </table:table-cell>
        </table:table-row>
        <table:table-row table:style-name="ro1">
          <table:table-cell office:value-type="float" office:value="-21.6150962174" calcext:value-type="float">
            <text:p>-21.6150962174</text:p>
          </table:table-cell>
          <table:table-cell office:value-type="float" office:value="40.4443359375" calcext:value-type="float">
            <text:p>40.4443359375</text:p>
          </table:table-cell>
          <table:table-cell office:value-type="float" office:value="-52.3267864466" calcext:value-type="float">
            <text:p>-52.3267864466</text:p>
          </table:table-cell>
          <table:table-cell office:value-type="float" office:value="69.8193359375" calcext:value-type="float">
            <text:p>69.8193359375</text:p>
          </table:table-cell>
          <table:table-cell office:value-type="float" office:value="-52.6347797632" calcext:value-type="float">
            <text:p>-52.6347797632</text:p>
          </table:table-cell>
          <table:table-cell office:value-type="float" office:value="70.01953125" calcext:value-type="float">
            <text:p>70.01953125</text:p>
          </table:table-cell>
          <table:table-cell office:value-type="float" office:value="360" calcext:value-type="float">
            <text:p>360</text:p>
          </table:table-cell>
          <table:table-cell office:value-type="float" office:value="-21.1668417811" calcext:value-type="float">
            <text:p>-21.1668417811</text:p>
          </table:table-cell>
          <table:table-cell office:value-type="float" office:value="-5.2599225557" calcext:value-type="float">
            <text:p>-5.2599225557</text:p>
          </table:table-cell>
          <table:table-cell office:value-type="float" office:value="-20.2220263926" calcext:value-type="float">
            <text:p>-20.2220263926</text:p>
          </table:table-cell>
          <table:table-cell office:value-type="float" office:value="-4.7815836299" calcext:value-type="float">
            <text:p>-4.7815836299</text:p>
          </table:table-cell>
        </table:table-row>
        <table:table-row table:style-name="ro1">
          <table:table-cell office:value-type="float" office:value="-21.5039071556" calcext:value-type="float">
            <text:p>-21.5039071556</text:p>
          </table:table-cell>
          <table:table-cell office:value-type="float" office:value="40.6919642857" calcext:value-type="float">
            <text:p>40.6919642857</text:p>
          </table:table-cell>
          <table:table-cell office:value-type="float" office:value="-52.2307300568" calcext:value-type="float">
            <text:p>-52.2307300568</text:p>
          </table:table-cell>
          <table:table-cell office:value-type="float" office:value="69.6923828125" calcext:value-type="float">
            <text:p>69.6923828125</text:p>
          </table:table-cell>
          <table:table-cell office:value-type="float" office:value="-52.542321229" calcext:value-type="float">
            <text:p>-52.542321229</text:p>
          </table:table-cell>
          <table:table-cell office:value-type="float" office:value="69.9365234375" calcext:value-type="float">
            <text:p>69.9365234375</text:p>
          </table:table-cell>
          <table:table-cell office:value-type="float" office:value="362" calcext:value-type="float">
            <text:p>362</text:p>
          </table:table-cell>
          <table:table-cell office:value-type="float" office:value="-21.1228323204" calcext:value-type="float">
            <text:p>-21.1228323204</text:p>
          </table:table-cell>
          <table:table-cell office:value-type="float" office:value="-5.2473378509" calcext:value-type="float">
            <text:p>-5.2473378509</text:p>
          </table:table-cell>
          <table:table-cell office:value-type="float" office:value="-20.1818249837" calcext:value-type="float">
            <text:p>-20.1818249837</text:p>
          </table:table-cell>
          <table:table-cell office:value-type="float" office:value="-4.7740213523" calcext:value-type="float">
            <text:p>-4.7740213523</text:p>
          </table:table-cell>
        </table:table-row>
        <table:table-row table:style-name="ro1">
          <table:table-cell office:value-type="float" office:value="-22.0157465564" calcext:value-type="float">
            <text:p>-22.0157465564</text:p>
          </table:table-cell>
          <table:table-cell office:value-type="float" office:value="40.6717354911" calcext:value-type="float">
            <text:p>40.6717354911</text:p>
          </table:table-cell>
          <table:table-cell office:value-type="float" office:value="-52.1729617596" calcext:value-type="float">
            <text:p>-52.1729617596</text:p>
          </table:table-cell>
          <table:table-cell office:value-type="float" office:value="69.66796875" calcext:value-type="float">
            <text:p>69.66796875</text:p>
          </table:table-cell>
          <table:table-cell office:value-type="float" office:value="-52.4808099985" calcext:value-type="float">
            <text:p>-52.4808099985</text:p>
          </table:table-cell>
          <table:table-cell office:value-type="float" office:value="69.9072265625" calcext:value-type="float">
            <text:p>69.9072265625</text:p>
          </table:table-cell>
          <table:table-cell office:value-type="float" office:value="364" calcext:value-type="float">
            <text:p>364</text:p>
          </table:table-cell>
          <table:table-cell office:value-type="float" office:value="-21.096365038" calcext:value-type="float">
            <text:p>-21.096365038</text:p>
          </table:table-cell>
          <table:table-cell office:value-type="float" office:value="-5.2449177154" calcext:value-type="float">
            <text:p>-5.2449177154</text:p>
          </table:table-cell>
          <table:table-cell office:value-type="float" office:value="-20.1550796092" calcext:value-type="float">
            <text:p>-20.1550796092</text:p>
          </table:table-cell>
          <table:table-cell office:value-type="float" office:value="-4.7713523132" calcext:value-type="float">
            <text:p>-4.7713523132</text:p>
          </table:table-cell>
        </table:table-row>
        <table:table-row table:style-name="ro1">
          <table:table-cell office:value-type="float" office:value="-21.59238592" calcext:value-type="float">
            <text:p>-21.59238592</text:p>
          </table:table-cell>
          <table:table-cell office:value-type="float" office:value="40.2483258929" calcext:value-type="float">
            <text:p>40.2483258929</text:p>
          </table:table-cell>
          <table:table-cell office:value-type="float" office:value="-52.1746130466" calcext:value-type="float">
            <text:p>-52.1746130466</text:p>
          </table:table-cell>
          <table:table-cell office:value-type="float" office:value="69.7314453125" calcext:value-type="float">
            <text:p>69.7314453125</text:p>
          </table:table-cell>
          <table:table-cell office:value-type="float" office:value="-52.4782109976" calcext:value-type="float">
            <text:p>-52.4782109976</text:p>
          </table:table-cell>
          <table:table-cell office:value-type="float" office:value="69.9072265625" calcext:value-type="float">
            <text:p>69.9072265625</text:p>
          </table:table-cell>
          <table:table-cell office:value-type="float" office:value="366" calcext:value-type="float">
            <text:p>366</text:p>
          </table:table-cell>
          <table:table-cell office:value-type="float" office:value="-21.0971215962" calcext:value-type="float">
            <text:p>-21.0971215962</text:p>
          </table:table-cell>
          <table:table-cell office:value-type="float" office:value="-5.2512100678" calcext:value-type="float">
            <text:p>-5.2512100678</text:p>
          </table:table-cell>
          <table:table-cell office:value-type="float" office:value="-20.1539495512" calcext:value-type="float">
            <text:p>-20.1539495512</text:p>
          </table:table-cell>
          <table:table-cell office:value-type="float" office:value="-4.7713523132" calcext:value-type="float">
            <text:p>-4.7713523132</text:p>
          </table:table-cell>
        </table:table-row>
        <table:table-row table:style-name="ro1">
          <table:table-cell office:value-type="float" office:value="-21.3317604018" calcext:value-type="float">
            <text:p>-21.3317604018</text:p>
          </table:table-cell>
          <table:table-cell office:value-type="float" office:value="40.7017299107" calcext:value-type="float">
            <text:p>40.7017299107</text:p>
          </table:table-cell>
          <table:table-cell office:value-type="float" office:value="-52.1637848854" calcext:value-type="float">
            <text:p>-52.1637848854</text:p>
          </table:table-cell>
          <table:table-cell office:value-type="float" office:value="69.697265625" calcext:value-type="float">
            <text:p>69.697265625</text:p>
          </table:table-cell>
          <table:table-cell office:value-type="float" office:value="-52.4681725264" calcext:value-type="float">
            <text:p>-52.4681725264</text:p>
          </table:table-cell>
          <table:table-cell office:value-type="float" office:value="69.9267578125" calcext:value-type="float">
            <text:p>69.9267578125</text:p>
          </table:table-cell>
          <table:table-cell office:value-type="float" office:value="368" calcext:value-type="float">
            <text:p>368</text:p>
          </table:table-cell>
          <table:table-cell office:value-type="float" office:value="-21.092160536" calcext:value-type="float">
            <text:p>-21.092160536</text:p>
          </table:table-cell>
          <table:table-cell office:value-type="float" office:value="-5.247821878" calcext:value-type="float">
            <text:p>-5.247821878</text:p>
          </table:table-cell>
          <table:table-cell office:value-type="float" office:value="-20.1495847764" calcext:value-type="float">
            <text:p>-20.1495847764</text:p>
          </table:table-cell>
          <table:table-cell office:value-type="float" office:value="-4.7731316726" calcext:value-type="float">
            <text:p>-4.7731316726</text:p>
          </table:table-cell>
        </table:table-row>
        <table:table-row table:style-name="ro1">
          <table:table-cell office:value-type="float" office:value="-21.3529945416" calcext:value-type="float">
            <text:p>-21.3529945416</text:p>
          </table:table-cell>
          <table:table-cell office:value-type="float" office:value="40.5789620536" calcext:value-type="float">
            <text:p>40.5789620536</text:p>
          </table:table-cell>
          <table:table-cell office:value-type="float" office:value="-52.1328594208" calcext:value-type="float">
            <text:p>-52.1328594208</text:p>
          </table:table-cell>
          <table:table-cell office:value-type="float" office:value="69.6630859375" calcext:value-type="float">
            <text:p>69.6630859375</text:p>
          </table:table-cell>
          <table:table-cell office:value-type="float" office:value="-52.4363492489" calcext:value-type="float">
            <text:p>-52.4363492489</text:p>
          </table:table-cell>
          <table:table-cell office:value-type="float" office:value="69.9169921875" calcext:value-type="float">
            <text:p>69.9169921875</text:p>
          </table:table-cell>
          <table:table-cell office:value-type="float" office:value="370" calcext:value-type="float">
            <text:p>370</text:p>
          </table:table-cell>
          <table:table-cell office:value-type="float" office:value="-21.0779916397" calcext:value-type="float">
            <text:p>-21.0779916397</text:p>
          </table:table-cell>
          <table:table-cell office:value-type="float" office:value="-5.2444336883" calcext:value-type="float">
            <text:p>-5.2444336883</text:p>
          </table:table-cell>
          <table:table-cell office:value-type="float" office:value="-20.1357478645" calcext:value-type="float">
            <text:p>-20.1357478645</text:p>
          </table:table-cell>
          <table:table-cell office:value-type="float" office:value="-4.7722419929" calcext:value-type="float">
            <text:p>-4.7722419929</text:p>
          </table:table-cell>
        </table:table-row>
        <table:table-row table:style-name="ro1">
          <table:table-cell office:value-type="float" office:value="-21.621949582" calcext:value-type="float">
            <text:p>-21.621949582</text:p>
          </table:table-cell>
          <table:table-cell office:value-type="float" office:value="40.5964006696" calcext:value-type="float">
            <text:p>40.5964006696</text:p>
          </table:table-cell>
          <table:table-cell office:value-type="float" office:value="-52.1239616871" calcext:value-type="float">
            <text:p>-52.1239616871</text:p>
          </table:table-cell>
          <table:table-cell office:value-type="float" office:value="69.658203125" calcext:value-type="float">
            <text:p>69.658203125</text:p>
          </table:table-cell>
          <table:table-cell office:value-type="float" office:value="-52.4263537407" calcext:value-type="float">
            <text:p>-52.4263537407</text:p>
          </table:table-cell>
          <table:table-cell office:value-type="float" office:value="69.94140625" calcext:value-type="float">
            <text:p>69.94140625</text:p>
          </table:table-cell>
          <table:table-cell office:value-type="float" office:value="372" calcext:value-type="float">
            <text:p>372</text:p>
          </table:table-cell>
          <table:table-cell office:value-type="float" office:value="-21.0739150295" calcext:value-type="float">
            <text:p>-21.0739150295</text:p>
          </table:table-cell>
          <table:table-cell office:value-type="float" office:value="-5.2439496612" calcext:value-type="float">
            <text:p>-5.2439496612</text:p>
          </table:table-cell>
          <table:table-cell office:value-type="float" office:value="-20.1314017702" calcext:value-type="float">
            <text:p>-20.1314017702</text:p>
          </table:table-cell>
          <table:table-cell office:value-type="float" office:value="-4.7744661922" calcext:value-type="float">
            <text:p>-4.7744661922</text:p>
          </table:table-cell>
        </table:table-row>
        <table:table-row table:style-name="ro1">
          <table:table-cell office:value-type="float" office:value="-21.3261480549" calcext:value-type="float">
            <text:p>-21.3261480549</text:p>
          </table:table-cell>
          <table:table-cell office:value-type="float" office:value="40.3829520089" calcext:value-type="float">
            <text:p>40.3829520089</text:p>
          </table:table-cell>
          <table:table-cell office:value-type="float" office:value="-52.051026988" calcext:value-type="float">
            <text:p>-52.051026988</text:p>
          </table:table-cell>
          <table:table-cell office:value-type="float" office:value="69.5361328125" calcext:value-type="float">
            <text:p>69.5361328125</text:p>
          </table:table-cell>
          <table:table-cell office:value-type="float" office:value="-52.3521504879" calcext:value-type="float">
            <text:p>-52.3521504879</text:p>
          </table:table-cell>
          <table:table-cell office:value-type="float" office:value="69.775390625" calcext:value-type="float">
            <text:p>69.775390625</text:p>
          </table:table-cell>
          <table:table-cell office:value-type="float" office:value="374" calcext:value-type="float">
            <text:p>374</text:p>
          </table:table-cell>
          <table:table-cell office:value-type="float" office:value="-21.0404990665" calcext:value-type="float">
            <text:p>-21.0404990665</text:p>
          </table:table-cell>
          <table:table-cell office:value-type="float" office:value="-5.2318489835" calcext:value-type="float">
            <text:p>-5.2318489835</text:p>
          </table:table-cell>
          <table:table-cell office:value-type="float" office:value="-20.0991378442" calcext:value-type="float">
            <text:p>-20.0991378442</text:p>
          </table:table-cell>
          <table:table-cell office:value-type="float" office:value="-4.759341637" calcext:value-type="float">
            <text:p>-4.759341637</text:p>
          </table:table-cell>
        </table:table-row>
        <table:table-row table:style-name="ro1">
          <table:table-cell office:value-type="float" office:value="-21.9634513983" calcext:value-type="float">
            <text:p>-21.9634513983</text:p>
          </table:table-cell>
          <table:table-cell office:value-type="float" office:value="40.5984933036" calcext:value-type="float">
            <text:p>40.5984933036</text:p>
          </table:table-cell>
          <table:table-cell office:value-type="float" office:value="-51.9938548803" calcext:value-type="float">
            <text:p>-51.9938548803</text:p>
          </table:table-cell>
          <table:table-cell office:value-type="float" office:value="69.4384765625" calcext:value-type="float">
            <text:p>69.4384765625</text:p>
          </table:table-cell>
          <table:table-cell office:value-type="float" office:value="-52.2895358324" calcext:value-type="float">
            <text:p>-52.2895358324</text:p>
          </table:table-cell>
          <table:table-cell office:value-type="float" office:value="69.7412109375" calcext:value-type="float">
            <text:p>69.7412109375</text:p>
          </table:table-cell>
          <table:table-cell office:value-type="float" office:value="376" calcext:value-type="float">
            <text:p>376</text:p>
          </table:table-cell>
          <table:table-cell office:value-type="float" office:value="-21.0143049358" calcext:value-type="float">
            <text:p>-21.0143049358</text:p>
          </table:table-cell>
          <table:table-cell office:value-type="float" office:value="-5.2221684414" calcext:value-type="float">
            <text:p>-5.2221684414</text:p>
          </table:table-cell>
          <table:table-cell office:value-type="float" office:value="-20.0719126952" calcext:value-type="float">
            <text:p>-20.0719126952</text:p>
          </table:table-cell>
          <table:table-cell office:value-type="float" office:value="-4.756227758" calcext:value-type="float">
            <text:p>-4.756227758</text:p>
          </table:table-cell>
        </table:table-row>
        <table:table-row table:style-name="ro1">
          <table:table-cell office:value-type="float" office:value="-21.6273102718" calcext:value-type="float">
            <text:p>-21.6273102718</text:p>
          </table:table-cell>
          <table:table-cell office:value-type="float" office:value="40.5622209821" calcext:value-type="float">
            <text:p>40.5622209821</text:p>
          </table:table-cell>
          <table:table-cell office:value-type="float" office:value="-51.9927668333" calcext:value-type="float">
            <text:p>-51.9927668333</text:p>
          </table:table-cell>
          <table:table-cell office:value-type="float" office:value="69.462890625" calcext:value-type="float">
            <text:p>69.462890625</text:p>
          </table:table-cell>
          <table:table-cell office:value-type="float" office:value="-52.2887393951" calcext:value-type="float">
            <text:p>-52.2887393951</text:p>
          </table:table-cell>
          <table:table-cell office:value-type="float" office:value="69.74609375" calcext:value-type="float">
            <text:p>69.74609375</text:p>
          </table:table-cell>
          <table:table-cell office:value-type="float" office:value="377" calcext:value-type="float">
            <text:p>377</text:p>
          </table:table-cell>
          <table:table-cell office:value-type="float" office:value="-21.0138064332" calcext:value-type="float">
            <text:p>-21.0138064332</text:p>
          </table:table-cell>
          <table:table-cell office:value-type="float" office:value="-5.224588577" calcext:value-type="float">
            <text:p>-5.224588577</text:p>
          </table:table-cell>
          <table:table-cell office:value-type="float" office:value="-20.0715664005" calcext:value-type="float">
            <text:p>-20.0715664005</text:p>
          </table:table-cell>
          <table:table-cell office:value-type="float" office:value="-4.7566725979" calcext:value-type="float">
            <text:p>-4.7566725979</text:p>
          </table:table-cell>
        </table:table-row>
        <table:table-row table:style-name="ro1">
          <table:table-cell office:value-type="float" office:value="-21.724568496" calcext:value-type="float">
            <text:p>-21.724568496</text:p>
          </table:table-cell>
          <table:table-cell office:value-type="float" office:value="40.5796595982" calcext:value-type="float">
            <text:p>40.5796595982</text:p>
          </table:table-cell>
          <table:table-cell office:value-type="float" office:value="-51.9696166515" calcext:value-type="float">
            <text:p>-51.9696166515</text:p>
          </table:table-cell>
          <table:table-cell office:value-type="float" office:value="69.43359375" calcext:value-type="float">
            <text:p>69.43359375</text:p>
          </table:table-cell>
          <table:table-cell office:value-type="float" office:value="-52.2649726629" calcext:value-type="float">
            <text:p>-52.2649726629</text:p>
          </table:table-cell>
          <table:table-cell office:value-type="float" office:value="69.716796875" calcext:value-type="float">
            <text:p>69.716796875</text:p>
          </table:table-cell>
          <table:table-cell office:value-type="float" office:value="379" calcext:value-type="float">
            <text:p>379</text:p>
          </table:table-cell>
          <table:table-cell office:value-type="float" office:value="-21.003199882" calcext:value-type="float">
            <text:p>-21.003199882</text:p>
          </table:table-cell>
          <table:table-cell office:value-type="float" office:value="-5.2216844143" calcext:value-type="float">
            <text:p>-5.2216844143</text:p>
          </table:table-cell>
          <table:table-cell office:value-type="float" office:value="-20.0612325127" calcext:value-type="float">
            <text:p>-20.0612325127</text:p>
          </table:table-cell>
          <table:table-cell office:value-type="float" office:value="-4.7540035587" calcext:value-type="float">
            <text:p>-4.7540035587</text:p>
          </table:table-cell>
        </table:table-row>
        <table:table-row table:style-name="ro1">
          <table:table-cell office:value-type="float" office:value="-21.4929795223" calcext:value-type="float">
            <text:p>-21.4929795223</text:p>
          </table:table-cell>
          <table:table-cell office:value-type="float" office:value="40.1750837054" calcext:value-type="float">
            <text:p>40.1750837054</text:p>
          </table:table-cell>
          <table:table-cell office:value-type="float" office:value="-51.9584465027" calcext:value-type="float">
            <text:p>-51.9584465027</text:p>
          </table:table-cell>
          <table:table-cell office:value-type="float" office:value="69.384765625" calcext:value-type="float">
            <text:p>69.384765625</text:p>
          </table:table-cell>
          <table:table-cell office:value-type="float" office:value="-52.2535442114" calcext:value-type="float">
            <text:p>-52.2535442114</text:p>
          </table:table-cell>
          <table:table-cell office:value-type="float" office:value="69.7314453125" calcext:value-type="float">
            <text:p>69.7314453125</text:p>
          </table:table-cell>
          <table:table-cell office:value-type="float" office:value="381" calcext:value-type="float">
            <text:p>381</text:p>
          </table:table-cell>
          <table:table-cell office:value-type="float" office:value="-20.9980821358" calcext:value-type="float">
            <text:p>-20.9980821358</text:p>
          </table:table-cell>
          <table:table-cell office:value-type="float" office:value="-5.2168441433" calcext:value-type="float">
            <text:p>-5.2168441433</text:p>
          </table:table-cell>
          <table:table-cell office:value-type="float" office:value="-20.0562633678" calcext:value-type="float">
            <text:p>-20.0562633678</text:p>
          </table:table-cell>
          <table:table-cell office:value-type="float" office:value="-4.7553380783" calcext:value-type="float">
            <text:p>-4.7553380783</text:p>
          </table:table-cell>
        </table:table-row>
        <table:table-row table:style-name="ro1">
          <table:table-cell office:value-type="float" office:value="-22.1724230443" calcext:value-type="float">
            <text:p>-22.1724230443</text:p>
          </table:table-cell>
          <table:table-cell office:value-type="float" office:value="40.3787667411" calcext:value-type="float">
            <text:p>40.3787667411</text:p>
          </table:table-cell>
          <table:table-cell office:value-type="float" office:value="-51.9787138939" calcext:value-type="float">
            <text:p>-51.9787138939</text:p>
          </table:table-cell>
          <table:table-cell office:value-type="float" office:value="69.39453125" calcext:value-type="float">
            <text:p>69.39453125</text:p>
          </table:table-cell>
          <table:table-cell office:value-type="float" office:value="-52.2718257189" calcext:value-type="float">
            <text:p>-52.2718257189</text:p>
          </table:table-cell>
          <table:table-cell office:value-type="float" office:value="69.7021484375" calcext:value-type="float">
            <text:p>69.7021484375</text:p>
          </table:table-cell>
          <table:table-cell office:value-type="float" office:value="383" calcext:value-type="float">
            <text:p>383</text:p>
          </table:table-cell>
          <table:table-cell office:value-type="float" office:value="-21.0073678997" calcext:value-type="float">
            <text:p>-21.0073678997</text:p>
          </table:table-cell>
          <table:table-cell office:value-type="float" office:value="-5.2178121975" calcext:value-type="float">
            <text:p>-5.2178121975</text:p>
          </table:table-cell>
          <table:table-cell office:value-type="float" office:value="-20.0642122539" calcext:value-type="float">
            <text:p>-20.0642122539</text:p>
          </table:table-cell>
          <table:table-cell office:value-type="float" office:value="-4.7526690391" calcext:value-type="float">
            <text:p>-4.7526690391</text:p>
          </table:table-cell>
        </table:table-row>
        <table:table-row table:style-name="ro1">
          <table:table-cell office:value-type="float" office:value="-21.7975602299" calcext:value-type="float">
            <text:p>-21.7975602299</text:p>
          </table:table-cell>
          <table:table-cell office:value-type="float" office:value="40.6515066964" calcext:value-type="float">
            <text:p>40.6515066964</text:p>
          </table:table-cell>
          <table:table-cell office:value-type="float" office:value="-52.0035470009" calcext:value-type="float">
            <text:p>-52.0035470009</text:p>
          </table:table-cell>
          <table:table-cell office:value-type="float" office:value="69.462890625" calcext:value-type="float">
            <text:p>69.462890625</text:p>
          </table:table-cell>
          <table:table-cell office:value-type="float" office:value="-52.2935522079" calcext:value-type="float">
            <text:p>-52.2935522079</text:p>
          </table:table-cell>
          <table:table-cell office:value-type="float" office:value="69.7509765625" calcext:value-type="float">
            <text:p>69.7509765625</text:p>
          </table:table-cell>
          <table:table-cell office:value-type="float" office:value="385" calcext:value-type="float">
            <text:p>385</text:p>
          </table:table-cell>
          <table:table-cell office:value-type="float" office:value="-21.0187455045" calcext:value-type="float">
            <text:p>-21.0187455045</text:p>
          </table:table-cell>
          <table:table-cell office:value-type="float" office:value="-5.224588577" calcext:value-type="float">
            <text:p>-5.224588577</text:p>
          </table:table-cell>
          <table:table-cell office:value-type="float" office:value="-20.0736590343" calcext:value-type="float">
            <text:p>-20.0736590343</text:p>
          </table:table-cell>
          <table:table-cell office:value-type="float" office:value="-4.7571174377" calcext:value-type="float">
            <text:p>-4.7571174377</text:p>
          </table:table-cell>
        </table:table-row>
        <table:table-row table:style-name="ro1">
          <table:table-cell office:value-type="float" office:value="-21.5942348727" calcext:value-type="float">
            <text:p>-21.5942348727</text:p>
          </table:table-cell>
          <table:table-cell office:value-type="float" office:value="40.3564453125" calcext:value-type="float">
            <text:p>40.3564453125</text:p>
          </table:table-cell>
          <table:table-cell office:value-type="float" office:value="-51.967146039" calcext:value-type="float">
            <text:p>-51.967146039</text:p>
          </table:table-cell>
          <table:table-cell office:value-type="float" office:value="69.443359375" calcext:value-type="float">
            <text:p>69.443359375</text:p>
          </table:table-cell>
          <table:table-cell office:value-type="float" office:value="-52.2525590658" calcext:value-type="float">
            <text:p>-52.2525590658</text:p>
          </table:table-cell>
          <table:table-cell office:value-type="float" office:value="69.74609375" calcext:value-type="float">
            <text:p>69.74609375</text:p>
          </table:table-cell>
          <table:table-cell office:value-type="float" office:value="387" calcext:value-type="float">
            <text:p>387</text:p>
          </table:table-cell>
          <table:table-cell office:value-type="float" office:value="-21.0020679394" calcext:value-type="float">
            <text:p>-21.0020679394</text:p>
          </table:table-cell>
          <table:table-cell office:value-type="float" office:value="-5.2226524685" calcext:value-type="float">
            <text:p>-5.2226524685</text:p>
          </table:table-cell>
          <table:table-cell office:value-type="float" office:value="-20.0558350219" calcext:value-type="float">
            <text:p>-20.0558350219</text:p>
          </table:table-cell>
          <table:table-cell office:value-type="float" office:value="-4.7566725979" calcext:value-type="float">
            <text:p>-4.7566725979</text:p>
          </table:table-cell>
        </table:table-row>
        <table:table-row table:style-name="ro1">
          <table:table-cell office:value-type="float" office:value="-22.2618072778" calcext:value-type="float">
            <text:p>-22.2618072778</text:p>
          </table:table-cell>
          <table:table-cell office:value-type="float" office:value="40.5294363839" calcext:value-type="float">
            <text:p>40.5294363839</text:p>
          </table:table-cell>
          <table:table-cell office:value-type="float" office:value="-51.9574919939" calcext:value-type="float">
            <text:p>-51.9574919939</text:p>
          </table:table-cell>
          <table:table-cell office:value-type="float" office:value="69.47265625" calcext:value-type="float">
            <text:p>69.47265625</text:p>
          </table:table-cell>
          <table:table-cell office:value-type="float" office:value="-52.2395639658" calcext:value-type="float">
            <text:p>-52.2395639658</text:p>
          </table:table-cell>
          <table:table-cell office:value-type="float" office:value="69.7314453125" calcext:value-type="float">
            <text:p>69.7314453125</text:p>
          </table:table-cell>
          <table:table-cell office:value-type="float" office:value="389" calcext:value-type="float">
            <text:p>389</text:p>
          </table:table-cell>
          <table:table-cell office:value-type="float" office:value="-20.9976448154" calcext:value-type="float">
            <text:p>-20.9976448154</text:p>
          </table:table-cell>
          <table:table-cell office:value-type="float" office:value="-5.2255566312" calcext:value-type="float">
            <text:p>-5.2255566312</text:p>
          </table:table-cell>
          <table:table-cell office:value-type="float" office:value="-20.0501846908" calcext:value-type="float">
            <text:p>-20.0501846908</text:p>
          </table:table-cell>
          <table:table-cell office:value-type="float" office:value="-4.7553380783" calcext:value-type="float">
            <text:p>-4.7553380783</text:p>
          </table:table-cell>
        </table:table-row>
        <table:table-row table:style-name="ro1">
          <table:table-cell office:value-type="float" office:value="-22.0557631561" calcext:value-type="float">
            <text:p>-22.0557631561</text:p>
          </table:table-cell>
          <table:table-cell office:value-type="float" office:value="40.7024274554" calcext:value-type="float">
            <text:p>40.7024274554</text:p>
          </table:table-cell>
          <table:table-cell office:value-type="float" office:value="-51.9397783756" calcext:value-type="float">
            <text:p>-51.9397783756</text:p>
          </table:table-cell>
          <table:table-cell office:value-type="float" office:value="69.453125" calcext:value-type="float">
            <text:p>69.453125</text:p>
          </table:table-cell>
          <table:table-cell office:value-type="float" office:value="-52.219152689" calcext:value-type="float">
            <text:p>-52.219152689</text:p>
          </table:table-cell>
          <table:table-cell office:value-type="float" office:value="69.7119140625" calcext:value-type="float">
            <text:p>69.7119140625</text:p>
          </table:table-cell>
          <table:table-cell office:value-type="float" office:value="391" calcext:value-type="float">
            <text:p>391</text:p>
          </table:table-cell>
          <table:table-cell office:value-type="float" office:value="-20.9895290952" calcext:value-type="float">
            <text:p>-20.9895290952</text:p>
          </table:table-cell>
          <table:table-cell office:value-type="float" office:value="-5.2236205227" calcext:value-type="float">
            <text:p>-5.2236205227</text:p>
          </table:table-cell>
          <table:table-cell office:value-type="float" office:value="-20.0413097709" calcext:value-type="float">
            <text:p>-20.0413097709</text:p>
          </table:table-cell>
          <table:table-cell office:value-type="float" office:value="-4.7535587189" calcext:value-type="float">
            <text:p>-4.7535587189</text:p>
          </table:table-cell>
        </table:table-row>
        <table:table-row table:style-name="ro1">
          <table:table-cell office:value-type="float" office:value="-22.0643871137" calcext:value-type="float">
            <text:p>-22.0643871137</text:p>
          </table:table-cell>
          <table:table-cell office:value-type="float" office:value="40.478515625" calcext:value-type="float">
            <text:p>40.478515625</text:p>
          </table:table-cell>
          <table:table-cell office:value-type="float" office:value="-51.9570934772" calcext:value-type="float">
            <text:p>-51.9570934772</text:p>
          </table:table-cell>
          <table:table-cell office:value-type="float" office:value="69.4482421875" calcext:value-type="float">
            <text:p>69.4482421875</text:p>
          </table:table-cell>
          <table:table-cell office:value-type="float" office:value="-52.2354261398" calcext:value-type="float">
            <text:p>-52.2354261398</text:p>
          </table:table-cell>
          <table:table-cell office:value-type="float" office:value="69.74609375" calcext:value-type="float">
            <text:p>69.74609375</text:p>
          </table:table-cell>
          <table:table-cell office:value-type="float" office:value="393" calcext:value-type="float">
            <text:p>393</text:p>
          </table:table-cell>
          <table:table-cell office:value-type="float" office:value="-20.9974622299" calcext:value-type="float">
            <text:p>-20.9974622299</text:p>
          </table:table-cell>
          <table:table-cell office:value-type="float" office:value="-5.2231364956" calcext:value-type="float">
            <text:p>-5.2231364956</text:p>
          </table:table-cell>
          <table:table-cell office:value-type="float" office:value="-20.0483855445" calcext:value-type="float">
            <text:p>-20.0483855445</text:p>
          </table:table-cell>
          <table:table-cell office:value-type="float" office:value="-4.7566725979" calcext:value-type="float">
            <text:p>-4.7566725979</text:p>
          </table:table-cell>
        </table:table-row>
        <table:table-row table:style-name="ro1">
          <table:table-cell office:value-type="float" office:value="-21.4659957196" calcext:value-type="float">
            <text:p>-21.4659957196</text:p>
          </table:table-cell>
          <table:table-cell office:value-type="float" office:value="40.0606863839" calcext:value-type="float">
            <text:p>40.0606863839</text:p>
          </table:table-cell>
          <table:table-cell office:value-type="float" office:value="-51.9196248293" calcext:value-type="float">
            <text:p>-51.9196248293</text:p>
          </table:table-cell>
          <table:table-cell office:value-type="float" office:value="69.453125" calcext:value-type="float">
            <text:p>69.453125</text:p>
          </table:table-cell>
          <table:table-cell office:value-type="float" office:value="-52.193998909" calcext:value-type="float">
            <text:p>-52.193998909</text:p>
          </table:table-cell>
          <table:table-cell office:value-type="float" office:value="69.7216796875" calcext:value-type="float">
            <text:p>69.7216796875</text:p>
          </table:table-cell>
          <table:table-cell office:value-type="float" office:value="395" calcext:value-type="float">
            <text:p>395</text:p>
          </table:table-cell>
          <table:table-cell office:value-type="float" office:value="-20.9802954908" calcext:value-type="float">
            <text:p>-20.9802954908</text:p>
          </table:table-cell>
          <table:table-cell office:value-type="float" office:value="-5.2236205227" calcext:value-type="float">
            <text:p>-5.2236205227</text:p>
          </table:table-cell>
          <table:table-cell office:value-type="float" office:value="-20.0303727882" calcext:value-type="float">
            <text:p>-20.0303727882</text:p>
          </table:table-cell>
          <table:table-cell office:value-type="float" office:value="-4.7544483986" calcext:value-type="float">
            <text:p>-4.7544483986</text:p>
          </table:table-cell>
        </table:table-row>
        <table:table-row table:style-name="ro1">
          <table:table-cell office:value-type="float" office:value="-21.9862251205" calcext:value-type="float">
            <text:p>-21.9862251205</text:p>
          </table:table-cell>
          <table:table-cell office:value-type="float" office:value="40.654296875" calcext:value-type="float">
            <text:p>40.654296875</text:p>
          </table:table-cell>
          <table:table-cell office:value-type="float" office:value="-51.8950757504" calcext:value-type="float">
            <text:p>-51.8950757504</text:p>
          </table:table-cell>
          <table:table-cell office:value-type="float" office:value="69.43359375" calcext:value-type="float">
            <text:p>69.43359375</text:p>
          </table:table-cell>
          <table:table-cell office:value-type="float" office:value="-52.1718348265" calcext:value-type="float">
            <text:p>-52.1718348265</text:p>
          </table:table-cell>
          <table:table-cell office:value-type="float" office:value="69.697265625" calcext:value-type="float">
            <text:p>69.697265625</text:p>
          </table:table-cell>
          <table:table-cell office:value-type="float" office:value="396" calcext:value-type="float">
            <text:p>396</text:p>
          </table:table-cell>
          <table:table-cell office:value-type="float" office:value="-20.969048017" calcext:value-type="float">
            <text:p>-20.969048017</text:p>
          </table:table-cell>
          <table:table-cell office:value-type="float" office:value="-5.2216844143" calcext:value-type="float">
            <text:p>-5.2216844143</text:p>
          </table:table-cell>
          <table:table-cell office:value-type="float" office:value="-20.02073574" calcext:value-type="float">
            <text:p>-20.02073574</text:p>
          </table:table-cell>
          <table:table-cell office:value-type="float" office:value="-4.7522241993" calcext:value-type="float">
            <text:p>-4.7522241993</text:p>
          </table:table-cell>
        </table:table-row>
        <table:table-row table:style-name="ro1">
          <table:table-cell office:value-type="float" office:value="-21.7286338593" calcext:value-type="float">
            <text:p>-21.7286338593</text:p>
          </table:table-cell>
          <table:table-cell office:value-type="float" office:value="40.3871372768" calcext:value-type="float">
            <text:p>40.3871372768</text:p>
          </table:table-cell>
          <table:table-cell office:value-type="float" office:value="-51.8379016876" calcext:value-type="float">
            <text:p>-51.8379016876</text:p>
          </table:table-cell>
          <table:table-cell office:value-type="float" office:value="69.4091796875" calcext:value-type="float">
            <text:p>69.4091796875</text:p>
          </table:table-cell>
          <table:table-cell office:value-type="float" office:value="-52.1196892977" calcext:value-type="float">
            <text:p>-52.1196892977</text:p>
          </table:table-cell>
          <table:table-cell office:value-type="float" office:value="69.6142578125" calcext:value-type="float">
            <text:p>69.6142578125</text:p>
          </table:table-cell>
          <table:table-cell office:value-type="float" office:value="398" calcext:value-type="float">
            <text:p>398</text:p>
          </table:table-cell>
          <table:table-cell office:value-type="float" office:value="-20.9428529906" calcext:value-type="float">
            <text:p>-20.9428529906</text:p>
          </table:table-cell>
          <table:table-cell office:value-type="float" office:value="-5.2192642788" calcext:value-type="float">
            <text:p>-5.2192642788</text:p>
          </table:table-cell>
          <table:table-cell office:value-type="float" office:value="-19.998062617" calcext:value-type="float">
            <text:p>-19.998062617</text:p>
          </table:table-cell>
          <table:table-cell office:value-type="float" office:value="-4.7446619217" calcext:value-type="float">
            <text:p>-4.7446619217</text:p>
          </table:table-cell>
        </table:table-row>
        <table:table-row table:style-name="ro1">
          <table:table-cell office:value-type="float" office:value="-22.32227633" calcext:value-type="float">
            <text:p>-22.32227633</text:p>
          </table:table-cell>
          <table:table-cell office:value-type="float" office:value="40.5719866071" calcext:value-type="float">
            <text:p>40.5719866071</text:p>
          </table:table-cell>
          <table:table-cell office:value-type="float" office:value="-51.8370307446" calcext:value-type="float">
            <text:p>-51.8370307446</text:p>
          </table:table-cell>
          <table:table-cell office:value-type="float" office:value="69.345703125" calcext:value-type="float">
            <text:p>69.345703125</text:p>
          </table:table-cell>
          <table:table-cell office:value-type="float" office:value="-52.11704669" calcext:value-type="float">
            <text:p>-52.11704669</text:p>
          </table:table-cell>
          <table:table-cell office:value-type="float" office:value="69.638671875" calcext:value-type="float">
            <text:p>69.638671875</text:p>
          </table:table-cell>
          <table:table-cell office:value-type="float" office:value="400" calcext:value-type="float">
            <text:p>400</text:p>
          </table:table-cell>
          <table:table-cell office:value-type="float" office:value="-20.9424539569" calcext:value-type="float">
            <text:p>-20.9424539569</text:p>
          </table:table-cell>
          <table:table-cell office:value-type="float" office:value="-5.2129719264" calcext:value-type="float">
            <text:p>-5.2129719264</text:p>
          </table:table-cell>
          <table:table-cell office:value-type="float" office:value="-19.9969135986" calcext:value-type="float">
            <text:p>-19.9969135986</text:p>
          </table:table-cell>
          <table:table-cell office:value-type="float" office:value="-4.746886121" calcext:value-type="float">
            <text:p>-4.746886121</text:p>
          </table:table-cell>
        </table:table-row>
        <table:table-row table:style-name="ro1">
          <table:table-cell office:value-type="float" office:value="-22.323051092" calcext:value-type="float">
            <text:p>-22.323051092</text:p>
          </table:table-cell>
          <table:table-cell office:value-type="float" office:value="40.5803571429" calcext:value-type="float">
            <text:p>40.5803571429</text:p>
          </table:table-cell>
          <table:table-cell office:value-type="float" office:value="-51.7413043737" calcext:value-type="float">
            <text:p>-51.7413043737</text:p>
          </table:table-cell>
          <table:table-cell office:value-type="float" office:value="69.3212890625" calcext:value-type="float">
            <text:p>69.3212890625</text:p>
          </table:table-cell>
          <table:table-cell office:value-type="float" office:value="-52.0332218885" calcext:value-type="float">
            <text:p>-52.0332218885</text:p>
          </table:table-cell>
          <table:table-cell office:value-type="float" office:value="69.4482421875" calcext:value-type="float">
            <text:p>69.4482421875</text:p>
          </table:table-cell>
          <table:table-cell office:value-type="float" office:value="402" calcext:value-type="float">
            <text:p>402</text:p>
          </table:table-cell>
          <table:table-cell office:value-type="float" office:value="-20.8985956987" calcext:value-type="float">
            <text:p>-20.8985956987</text:p>
          </table:table-cell>
          <table:table-cell office:value-type="float" office:value="-5.2105517909" calcext:value-type="float">
            <text:p>-5.2105517909</text:p>
          </table:table-cell>
          <table:table-cell office:value-type="float" office:value="-19.9604661777" calcext:value-type="float">
            <text:p>-19.9604661777</text:p>
          </table:table-cell>
          <table:table-cell office:value-type="float" office:value="-4.7295373665" calcext:value-type="float">
            <text:p>-4.7295373665</text:p>
          </table:table-cell>
        </table:table-row>
        <table:table-row table:style-name="ro1">
          <table:table-cell office:value-type="float" office:value="-21.5920607993" calcext:value-type="float">
            <text:p>-21.5920607993</text:p>
          </table:table-cell>
          <table:table-cell office:value-type="float" office:value="40.1346261161" calcext:value-type="float">
            <text:p>40.1346261161</text:p>
          </table:table-cell>
          <table:table-cell office:value-type="float" office:value="-51.6844888926" calcext:value-type="float">
            <text:p>-51.6844888926</text:p>
          </table:table-cell>
          <table:table-cell office:value-type="float" office:value="69.2041015625" calcext:value-type="float">
            <text:p>69.2041015625</text:p>
          </table:table-cell>
          <table:table-cell office:value-type="float" office:value="-51.9854107857" calcext:value-type="float">
            <text:p>-51.9854107857</text:p>
          </table:table-cell>
          <table:table-cell office:value-type="float" office:value="69.384765625" calcext:value-type="float">
            <text:p>69.384765625</text:p>
          </table:table-cell>
          <table:table-cell office:value-type="float" office:value="404" calcext:value-type="float">
            <text:p>404</text:p>
          </table:table-cell>
          <table:table-cell office:value-type="float" office:value="-20.872564961" calcext:value-type="float">
            <text:p>-20.872564961</text:p>
          </table:table-cell>
          <table:table-cell office:value-type="float" office:value="-5.1989351404" calcext:value-type="float">
            <text:p>-5.1989351404</text:p>
          </table:table-cell>
          <table:table-cell office:value-type="float" office:value="-19.9396776836" calcext:value-type="float">
            <text:p>-19.9396776836</text:p>
          </table:table-cell>
          <table:table-cell office:value-type="float" office:value="-4.7237544484" calcext:value-type="float">
            <text:p>-4.7237544484</text:p>
          </table:table-cell>
        </table:table-row>
        <table:table-row table:style-name="ro1">
          <table:table-cell office:value-type="float" office:value="-22.1301813483" calcext:value-type="float">
            <text:p>-22.1301813483</text:p>
          </table:table-cell>
          <table:table-cell office:value-type="float" office:value="40.2922712054" calcext:value-type="float">
            <text:p>40.2922712054</text:p>
          </table:table-cell>
          <table:table-cell office:value-type="float" office:value="-51.7008381605" calcext:value-type="float">
            <text:p>-51.7008381605</text:p>
          </table:table-cell>
          <table:table-cell office:value-type="float" office:value="69.2333984375" calcext:value-type="float">
            <text:p>69.2333984375</text:p>
          </table:table-cell>
          <table:table-cell office:value-type="float" office:value="-51.9992119789" calcext:value-type="float">
            <text:p>-51.9992119789</text:p>
          </table:table-cell>
          <table:table-cell office:value-type="float" office:value="69.4384765625" calcext:value-type="float">
            <text:p>69.4384765625</text:p>
          </table:table-cell>
          <table:table-cell office:value-type="float" office:value="406" calcext:value-type="float">
            <text:p>406</text:p>
          </table:table-cell>
          <table:table-cell office:value-type="float" office:value="-20.8800555867" calcext:value-type="float">
            <text:p>-20.8800555867</text:p>
          </table:table-cell>
          <table:table-cell office:value-type="float" office:value="-5.201839303" calcext:value-type="float">
            <text:p>-5.201839303</text:p>
          </table:table-cell>
          <table:table-cell office:value-type="float" office:value="-19.9456785078" calcext:value-type="float">
            <text:p>-19.9456785078</text:p>
          </table:table-cell>
          <table:table-cell office:value-type="float" office:value="-4.7286476868" calcext:value-type="float">
            <text:p>-4.7286476868</text:p>
          </table:table-cell>
        </table:table-row>
        <table:table-row table:style-name="ro1">
          <table:table-cell office:value-type="float" office:value="-21.6462141114" calcext:value-type="float">
            <text:p>-21.6462141114</text:p>
          </table:table-cell>
          <table:table-cell office:value-type="float" office:value="40.3557477679" calcext:value-type="float">
            <text:p>40.3557477679</text:p>
          </table:table-cell>
          <table:table-cell office:value-type="float" office:value="-51.701820302" calcext:value-type="float">
            <text:p>-51.701820302</text:p>
          </table:table-cell>
          <table:table-cell office:value-type="float" office:value="69.21875" calcext:value-type="float">
            <text:p>69.21875</text:p>
          </table:table-cell>
          <table:table-cell office:value-type="float" office:value="-51.9979487181" calcext:value-type="float">
            <text:p>-51.9979487181</text:p>
          </table:table-cell>
          <table:table-cell office:value-type="float" office:value="69.4287109375" calcext:value-type="float">
            <text:p>69.4287109375</text:p>
          </table:table-cell>
          <table:table-cell office:value-type="float" office:value="408" calcext:value-type="float">
            <text:p>408</text:p>
          </table:table-cell>
          <table:table-cell office:value-type="float" office:value="-20.8805055674" calcext:value-type="float">
            <text:p>-20.8805055674</text:p>
          </table:table-cell>
          <table:table-cell office:value-type="float" office:value="-5.2003872217" calcext:value-type="float">
            <text:p>-5.2003872217</text:p>
          </table:table-cell>
          <table:table-cell office:value-type="float" office:value="-19.945129236" calcext:value-type="float">
            <text:p>-19.945129236</text:p>
          </table:table-cell>
          <table:table-cell office:value-type="float" office:value="-4.7277580071" calcext:value-type="float">
            <text:p>-4.7277580071</text:p>
          </table:table-cell>
        </table:table-row>
        <table:table-row table:style-name="ro1">
          <table:table-cell office:value-type="float" office:value="-22.2849183474" calcext:value-type="float">
            <text:p>-22.2849183474</text:p>
          </table:table-cell>
          <table:table-cell office:value-type="float" office:value="40.4150390625" calcext:value-type="float">
            <text:p>40.4150390625</text:p>
          </table:table-cell>
          <table:table-cell office:value-type="float" office:value="-51.6885347605" calcext:value-type="float">
            <text:p>-51.6885347605</text:p>
          </table:table-cell>
          <table:table-cell office:value-type="float" office:value="69.2138671875" calcext:value-type="float">
            <text:p>69.2138671875</text:p>
          </table:table-cell>
          <table:table-cell office:value-type="float" office:value="-51.9849159956" calcext:value-type="float">
            <text:p>-51.9849159956</text:p>
          </table:table-cell>
          <table:table-cell office:value-type="float" office:value="69.4482421875" calcext:value-type="float">
            <text:p>69.4482421875</text:p>
          </table:table-cell>
          <table:table-cell office:value-type="float" office:value="410" calcext:value-type="float">
            <text:p>410</text:p>
          </table:table-cell>
          <table:table-cell office:value-type="float" office:value="-20.874418627" calcext:value-type="float">
            <text:p>-20.874418627</text:p>
          </table:table-cell>
          <table:table-cell office:value-type="float" office:value="-5.1999031946" calcext:value-type="float">
            <text:p>-5.1999031946</text:p>
          </table:table-cell>
          <table:table-cell office:value-type="float" office:value="-19.9394625465" calcext:value-type="float">
            <text:p>-19.9394625465</text:p>
          </table:table-cell>
          <table:table-cell office:value-type="float" office:value="-4.7295373665" calcext:value-type="float">
            <text:p>-4.7295373665</text:p>
          </table:table-cell>
        </table:table-row>
        <table:table-row table:style-name="ro1">
          <table:table-cell office:value-type="float" office:value="-22.4248251166" calcext:value-type="float">
            <text:p>-22.4248251166</text:p>
          </table:table-cell>
          <table:table-cell office:value-type="float" office:value="40.5364118304" calcext:value-type="float">
            <text:p>40.5364118304</text:p>
          </table:table-cell>
          <table:table-cell office:value-type="float" office:value="-51.6338275194" calcext:value-type="float">
            <text:p>-51.6338275194</text:p>
          </table:table-cell>
          <table:table-cell office:value-type="float" office:value="69.2138671875" calcext:value-type="float">
            <text:p>69.2138671875</text:p>
          </table:table-cell>
          <table:table-cell office:value-type="float" office:value="-51.9353120089" calcext:value-type="float">
            <text:p>-51.9353120089</text:p>
          </table:table-cell>
          <table:table-cell office:value-type="float" office:value="69.3408203125" calcext:value-type="float">
            <text:p>69.3408203125</text:p>
          </table:table-cell>
          <table:table-cell office:value-type="float" office:value="412" calcext:value-type="float">
            <text:p>412</text:p>
          </table:table-cell>
          <table:table-cell office:value-type="float" office:value="-20.8493538065" calcext:value-type="float">
            <text:p>-20.8493538065</text:p>
          </table:table-cell>
          <table:table-cell office:value-type="float" office:value="-5.1999031946" calcext:value-type="float">
            <text:p>-5.1999031946</text:p>
          </table:table-cell>
          <table:table-cell office:value-type="float" office:value="-19.917894498" calcext:value-type="float">
            <text:p>-19.917894498</text:p>
          </table:table-cell>
          <table:table-cell office:value-type="float" office:value="-4.7197508897" calcext:value-type="float">
            <text:p>-4.7197508897</text:p>
          </table:table-cell>
        </table:table-row>
        <table:table-row table:style-name="ro1">
          <table:table-cell office:value-type="float" office:value="-21.8396071042" calcext:value-type="float">
            <text:p>-21.8396071042</text:p>
          </table:table-cell>
          <table:table-cell office:value-type="float" office:value="40.2057756696" calcext:value-type="float">
            <text:p>40.2057756696</text:p>
          </table:table-cell>
          <table:table-cell office:value-type="float" office:value="-51.6180374622" calcext:value-type="float">
            <text:p>-51.6180374622</text:p>
          </table:table-cell>
          <table:table-cell office:value-type="float" office:value="69.189453125" calcext:value-type="float">
            <text:p>69.189453125</text:p>
          </table:table-cell>
          <table:table-cell office:value-type="float" office:value="-51.9206637859" calcext:value-type="float">
            <text:p>-51.9206637859</text:p>
          </table:table-cell>
          <table:table-cell office:value-type="float" office:value="69.3603515625" calcext:value-type="float">
            <text:p>69.3603515625</text:p>
          </table:table-cell>
          <table:table-cell office:value-type="float" office:value="414" calcext:value-type="float">
            <text:p>414</text:p>
          </table:table-cell>
          <table:table-cell office:value-type="float" office:value="-20.8421193903" calcext:value-type="float">
            <text:p>-20.8421193903</text:p>
          </table:table-cell>
          <table:table-cell office:value-type="float" office:value="-5.1974830591" calcext:value-type="float">
            <text:p>-5.1974830591</text:p>
          </table:table-cell>
          <table:table-cell office:value-type="float" office:value="-19.9115253812" calcext:value-type="float">
            <text:p>-19.9115253812</text:p>
          </table:table-cell>
          <table:table-cell office:value-type="float" office:value="-4.7215302491" calcext:value-type="float">
            <text:p>-4.7215302491</text:p>
          </table:table-cell>
        </table:table-row>
        <table:table-row table:style-name="ro1">
          <table:table-cell office:value-type="float" office:value="-22.3291517466" calcext:value-type="float">
            <text:p>-22.3291517466</text:p>
          </table:table-cell>
          <table:table-cell office:value-type="float" office:value="40.5308314732" calcext:value-type="float">
            <text:p>40.5308314732</text:p>
          </table:table-cell>
          <table:table-cell office:value-type="float" office:value="-51.57607131" calcext:value-type="float">
            <text:p>-51.57607131</text:p>
          </table:table-cell>
          <table:table-cell office:value-type="float" office:value="69.19921875" calcext:value-type="float">
            <text:p>69.19921875</text:p>
          </table:table-cell>
          <table:table-cell office:value-type="float" office:value="-51.8836829662" calcext:value-type="float">
            <text:p>-51.8836829662</text:p>
          </table:table-cell>
          <table:table-cell office:value-type="float" office:value="69.2626953125" calcext:value-type="float">
            <text:p>69.2626953125</text:p>
          </table:table-cell>
          <table:table-cell office:value-type="float" office:value="415" calcext:value-type="float">
            <text:p>415</text:p>
          </table:table-cell>
          <table:table-cell office:value-type="float" office:value="-20.8228920622" calcext:value-type="float">
            <text:p>-20.8228920622</text:p>
          </table:table-cell>
          <table:table-cell office:value-type="float" office:value="-5.1984511133" calcext:value-type="float">
            <text:p>-5.1984511133</text:p>
          </table:table-cell>
          <table:table-cell office:value-type="float" office:value="-19.8954459456" calcext:value-type="float">
            <text:p>-19.8954459456</text:p>
          </table:table-cell>
          <table:table-cell office:value-type="float" office:value="-4.712633452" calcext:value-type="float">
            <text:p>-4.712633452</text:p>
          </table:table-cell>
        </table:table-row>
        <table:table-row table:style-name="ro1">
          <table:table-cell office:value-type="float" office:value="-22.5125934737" calcext:value-type="float">
            <text:p>-22.5125934737</text:p>
          </table:table-cell>
          <table:table-cell office:value-type="float" office:value="40.6591796875" calcext:value-type="float">
            <text:p>40.6591796875</text:p>
          </table:table-cell>
          <table:table-cell office:value-type="float" office:value="-51.5521672964" calcext:value-type="float">
            <text:p>-51.5521672964</text:p>
          </table:table-cell>
          <table:table-cell office:value-type="float" office:value="69.16015625" calcext:value-type="float">
            <text:p>69.16015625</text:p>
          </table:table-cell>
          <table:table-cell office:value-type="float" office:value="-51.8577399969" calcext:value-type="float">
            <text:p>-51.8577399969</text:p>
          </table:table-cell>
          <table:table-cell office:value-type="float" office:value="69.2724609375" calcext:value-type="float">
            <text:p>69.2724609375</text:p>
          </table:table-cell>
          <table:table-cell office:value-type="float" office:value="417" calcext:value-type="float">
            <text:p>417</text:p>
          </table:table-cell>
          <table:table-cell office:value-type="float" office:value="-20.8119401333" calcext:value-type="float">
            <text:p>-20.8119401333</text:p>
          </table:table-cell>
          <table:table-cell office:value-type="float" office:value="-5.1945788964" calcext:value-type="float">
            <text:p>-5.1945788964</text:p>
          </table:table-cell>
          <table:table-cell office:value-type="float" office:value="-19.8841658195" calcext:value-type="float">
            <text:p>-19.8841658195</text:p>
          </table:table-cell>
          <table:table-cell office:value-type="float" office:value="-4.7135231317" calcext:value-type="float">
            <text:p>-4.7135231317</text:p>
          </table:table-cell>
        </table:table-row>
        <table:table-row table:style-name="ro1">
          <table:table-cell office:value-type="float" office:value="-22.2082979147" calcext:value-type="float">
            <text:p>-22.2082979147</text:p>
          </table:table-cell>
          <table:table-cell office:value-type="float" office:value="40.5008370536" calcext:value-type="float">
            <text:p>40.5008370536</text:p>
          </table:table-cell>
          <table:table-cell office:value-type="float" office:value="-51.5109447241" calcext:value-type="float">
            <text:p>-51.5109447241</text:p>
          </table:table-cell>
          <table:table-cell office:value-type="float" office:value="69.0576171875" calcext:value-type="float">
            <text:p>69.0576171875</text:p>
          </table:table-cell>
          <table:table-cell office:value-type="float" office:value="-51.8129191399" calcext:value-type="float">
            <text:p>-51.8129191399</text:p>
          </table:table-cell>
          <table:table-cell office:value-type="float" office:value="69.2822265625" calcext:value-type="float">
            <text:p>69.2822265625</text:p>
          </table:table-cell>
          <table:table-cell office:value-type="float" office:value="419" calcext:value-type="float">
            <text:p>419</text:p>
          </table:table-cell>
          <table:table-cell office:value-type="float" office:value="-20.7930534858" calcext:value-type="float">
            <text:p>-20.7930534858</text:p>
          </table:table-cell>
          <table:table-cell office:value-type="float" office:value="-5.1844143272" calcext:value-type="float">
            <text:p>-5.1844143272</text:p>
          </table:table-cell>
          <table:table-cell office:value-type="float" office:value="-19.8646774985" calcext:value-type="float">
            <text:p>-19.8646774985</text:p>
          </table:table-cell>
          <table:table-cell office:value-type="float" office:value="-4.7144128114" calcext:value-type="float">
            <text:p>-4.7144128114</text:p>
          </table:table-cell>
        </table:table-row>
        <table:table-row table:style-name="ro1">
          <table:table-cell office:value-type="float" office:value="-22.4127398763" calcext:value-type="float">
            <text:p>-22.4127398763</text:p>
          </table:table-cell>
          <table:table-cell office:value-type="float" office:value="40.419921875" calcext:value-type="float">
            <text:p>40.419921875</text:p>
          </table:table-cell>
          <table:table-cell office:value-type="float" office:value="-51.5287461519" calcext:value-type="float">
            <text:p>-51.5287461519</text:p>
          </table:table-cell>
          <table:table-cell office:value-type="float" office:value="69.140625" calcext:value-type="float">
            <text:p>69.140625</text:p>
          </table:table-cell>
          <table:table-cell office:value-type="float" office:value="-51.8327165365" calcext:value-type="float">
            <text:p>-51.8327165365</text:p>
          </table:table-cell>
          <table:table-cell office:value-type="float" office:value="69.2578125" calcext:value-type="float">
            <text:p>69.2578125</text:p>
          </table:table-cell>
          <table:table-cell office:value-type="float" office:value="421" calcext:value-type="float">
            <text:p>421</text:p>
          </table:table-cell>
          <table:table-cell office:value-type="float" office:value="-20.8012094371" calcext:value-type="float">
            <text:p>-20.8012094371</text:p>
          </table:table-cell>
          <table:table-cell office:value-type="float" office:value="-5.192642788" calcext:value-type="float">
            <text:p>-5.192642788</text:p>
          </table:table-cell>
          <table:table-cell office:value-type="float" office:value="-19.8732855004" calcext:value-type="float">
            <text:p>-19.8732855004</text:p>
          </table:table-cell>
          <table:table-cell office:value-type="float" office:value="-4.7121886121" calcext:value-type="float">
            <text:p>-4.7121886121</text:p>
          </table:table-cell>
        </table:table-row>
        <table:table-row table:style-name="ro1">
          <table:table-cell office:value-type="float" office:value="-21.9166000839" calcext:value-type="float">
            <text:p>-21.9166000839</text:p>
          </table:table-cell>
          <table:table-cell office:value-type="float" office:value="40.0969587054" calcext:value-type="float">
            <text:p>40.0969587054</text:p>
          </table:table-cell>
          <table:table-cell office:value-type="float" office:value="-51.5258581162" calcext:value-type="float">
            <text:p>-51.5258581162</text:p>
          </table:table-cell>
          <table:table-cell office:value-type="float" office:value="69.1357421875" calcext:value-type="float">
            <text:p>69.1357421875</text:p>
          </table:table-cell>
          <table:table-cell office:value-type="float" office:value="-51.831770277" calcext:value-type="float">
            <text:p>-51.831770277</text:p>
          </table:table-cell>
          <table:table-cell office:value-type="float" office:value="69.228515625" calcext:value-type="float">
            <text:p>69.228515625</text:p>
          </table:table-cell>
          <table:table-cell office:value-type="float" office:value="423" calcext:value-type="float">
            <text:p>423</text:p>
          </table:table-cell>
          <table:table-cell office:value-type="float" office:value="-20.7998862467" calcext:value-type="float">
            <text:p>-20.7998862467</text:p>
          </table:table-cell>
          <table:table-cell office:value-type="float" office:value="-5.1921587609" calcext:value-type="float">
            <text:p>-5.1921587609</text:p>
          </table:table-cell>
          <table:table-cell office:value-type="float" office:value="-19.8728740623" calcext:value-type="float">
            <text:p>-19.8728740623</text:p>
          </table:table-cell>
          <table:table-cell office:value-type="float" office:value="-4.709519573" calcext:value-type="float">
            <text:p>-4.709519573</text:p>
          </table:table-cell>
        </table:table-row>
        <table:table-row table:style-name="ro1">
          <table:table-cell office:value-type="float" office:value="-21.7496267651" calcext:value-type="float">
            <text:p>-21.7496267651</text:p>
          </table:table-cell>
          <table:table-cell office:value-type="float" office:value="40.2859933036" calcext:value-type="float">
            <text:p>40.2859933036</text:p>
          </table:table-cell>
          <table:table-cell office:value-type="float" office:value="-51.4869366407" calcext:value-type="float">
            <text:p>-51.4869366407</text:p>
          </table:table-cell>
          <table:table-cell office:value-type="float" office:value="69.0283203125" calcext:value-type="float">
            <text:p>69.0283203125</text:p>
          </table:table-cell>
          <table:table-cell office:value-type="float" office:value="-51.7929279327" calcext:value-type="float">
            <text:p>-51.7929279327</text:p>
          </table:table-cell>
          <table:table-cell office:value-type="float" office:value="69.2578125" calcext:value-type="float">
            <text:p>69.2578125</text:p>
          </table:table-cell>
          <table:table-cell office:value-type="float" office:value="425" calcext:value-type="float">
            <text:p>425</text:p>
          </table:table-cell>
          <table:table-cell office:value-type="float" office:value="-20.7820538761" calcext:value-type="float">
            <text:p>-20.7820538761</text:p>
          </table:table-cell>
          <table:table-cell office:value-type="float" office:value="-5.1815101646" calcext:value-type="float">
            <text:p>-5.1815101646</text:p>
          </table:table-cell>
          <table:table-cell office:value-type="float" office:value="-19.8559852269" calcext:value-type="float">
            <text:p>-19.8559852269</text:p>
          </table:table-cell>
          <table:table-cell office:value-type="float" office:value="-4.7121886121" calcext:value-type="float">
            <text:p>-4.7121886121</text:p>
          </table:table-cell>
        </table:table-row>
        <table:table-row table:style-name="ro1">
          <table:table-cell office:value-type="float" office:value="-21.6813640978" calcext:value-type="float">
            <text:p>-21.6813640978</text:p>
          </table:table-cell>
          <table:table-cell office:value-type="float" office:value="40.2811104911" calcext:value-type="float">
            <text:p>40.2811104911</text:p>
          </table:table-cell>
          <table:table-cell office:value-type="float" office:value="-51.483907032" calcext:value-type="float">
            <text:p>-51.483907032</text:p>
          </table:table-cell>
          <table:table-cell office:value-type="float" office:value="69.033203125" calcext:value-type="float">
            <text:p>69.033203125</text:p>
          </table:table-cell>
          <table:table-cell office:value-type="float" office:value="-51.7932596684" calcext:value-type="float">
            <text:p>-51.7932596684</text:p>
          </table:table-cell>
          <table:table-cell office:value-type="float" office:value="69.267578125" calcext:value-type="float">
            <text:p>69.267578125</text:p>
          </table:table-cell>
          <table:table-cell office:value-type="float" office:value="427" calcext:value-type="float">
            <text:p>427</text:p>
          </table:table-cell>
          <table:table-cell office:value-type="float" office:value="-20.7806658222" calcext:value-type="float">
            <text:p>-20.7806658222</text:p>
          </table:table-cell>
          <table:table-cell office:value-type="float" office:value="-5.1819941917" calcext:value-type="float">
            <text:p>-5.1819941917</text:p>
          </table:table-cell>
          <table:table-cell office:value-type="float" office:value="-19.8561294671" calcext:value-type="float">
            <text:p>-19.8561294671</text:p>
          </table:table-cell>
          <table:table-cell office:value-type="float" office:value="-4.7130782918" calcext:value-type="float">
            <text:p>-4.7130782918</text:p>
          </table:table-cell>
        </table:table-row>
        <table:table-row table:style-name="ro1">
          <table:table-cell office:value-type="float" office:value="-22.5776109104" calcext:value-type="float">
            <text:p>-22.5776109104</text:p>
          </table:table-cell>
          <table:table-cell office:value-type="float" office:value="40.5831473214" calcext:value-type="float">
            <text:p>40.5831473214</text:p>
          </table:table-cell>
          <table:table-cell office:value-type="float" office:value="-51.5060813665" calcext:value-type="float">
            <text:p>-51.5060813665</text:p>
          </table:table-cell>
          <table:table-cell office:value-type="float" office:value="69.1455078125" calcext:value-type="float">
            <text:p>69.1455078125</text:p>
          </table:table-cell>
          <table:table-cell office:value-type="float" office:value="-51.8060441494" calcext:value-type="float">
            <text:p>-51.8060441494</text:p>
          </table:table-cell>
          <table:table-cell office:value-type="float" office:value="69.2578125" calcext:value-type="float">
            <text:p>69.2578125</text:p>
          </table:table-cell>
          <table:table-cell office:value-type="float" office:value="429" calcext:value-type="float">
            <text:p>429</text:p>
          </table:table-cell>
          <table:table-cell office:value-type="float" office:value="-20.7908252765" calcext:value-type="float">
            <text:p>-20.7908252765</text:p>
          </table:table-cell>
          <table:table-cell office:value-type="float" office:value="-5.1931268151" calcext:value-type="float">
            <text:p>-5.1931268151</text:p>
          </table:table-cell>
          <table:table-cell office:value-type="float" office:value="-19.86168822" calcext:value-type="float">
            <text:p>-19.86168822</text:p>
          </table:table-cell>
          <table:table-cell office:value-type="float" office:value="-4.7121886121" calcext:value-type="float">
            <text:p>-4.7121886121</text:p>
          </table:table-cell>
        </table:table-row>
        <table:table-row table:style-name="ro1">
          <table:table-cell office:value-type="float" office:value="-22.4173424636" calcext:value-type="float">
            <text:p>-22.4173424636</text:p>
          </table:table-cell>
          <table:table-cell office:value-type="float" office:value="40.1925223214" calcext:value-type="float">
            <text:p>40.1925223214</text:p>
          </table:table-cell>
          <table:table-cell office:value-type="float" office:value="-51.499868083" calcext:value-type="float">
            <text:p>-51.499868083</text:p>
          </table:table-cell>
          <table:table-cell office:value-type="float" office:value="69.111328125" calcext:value-type="float">
            <text:p>69.111328125</text:p>
          </table:table-cell>
          <table:table-cell office:value-type="float" office:value="-51.8001372337" calcext:value-type="float">
            <text:p>-51.8001372337</text:p>
          </table:table-cell>
          <table:table-cell office:value-type="float" office:value="69.23828125" calcext:value-type="float">
            <text:p>69.23828125</text:p>
          </table:table-cell>
          <table:table-cell office:value-type="float" office:value="431" calcext:value-type="float">
            <text:p>431</text:p>
          </table:table-cell>
          <table:table-cell office:value-type="float" office:value="-20.7879785813" calcext:value-type="float">
            <text:p>-20.7879785813</text:p>
          </table:table-cell>
          <table:table-cell office:value-type="float" office:value="-5.1897386254" calcext:value-type="float">
            <text:p>-5.1897386254</text:p>
          </table:table-cell>
          <table:table-cell office:value-type="float" office:value="-19.8591198651" calcext:value-type="float">
            <text:p>-19.8591198651</text:p>
          </table:table-cell>
          <table:table-cell office:value-type="float" office:value="-4.7104092527" calcext:value-type="float">
            <text:p>-4.7104092527</text:p>
          </table:table-cell>
        </table:table-row>
        <table:table-row table:style-name="ro1">
          <table:table-cell office:value-type="float" office:value="-22.1377419493" calcext:value-type="float">
            <text:p>-22.1377419493</text:p>
          </table:table-cell>
          <table:table-cell office:value-type="float" office:value="40.6061662946" calcext:value-type="float">
            <text:p>40.6061662946</text:p>
          </table:table-cell>
          <table:table-cell office:value-type="float" office:value="-51.4920203209" calcext:value-type="float">
            <text:p>-51.4920203209</text:p>
          </table:table-cell>
          <table:table-cell office:value-type="float" office:value="69.1259765625" calcext:value-type="float">
            <text:p>69.1259765625</text:p>
          </table:table-cell>
          <table:table-cell office:value-type="float" office:value="-51.7932553053" calcext:value-type="float">
            <text:p>-51.7932553053</text:p>
          </table:table-cell>
          <table:table-cell office:value-type="float" office:value="69.2626953125" calcext:value-type="float">
            <text:p>69.2626953125</text:p>
          </table:table-cell>
          <table:table-cell office:value-type="float" office:value="433" calcext:value-type="float">
            <text:p>433</text:p>
          </table:table-cell>
          <table:table-cell office:value-type="float" office:value="-20.784383029" calcext:value-type="float">
            <text:p>-20.784383029</text:p>
          </table:table-cell>
          <table:table-cell office:value-type="float" office:value="-5.1911907067" calcext:value-type="float">
            <text:p>-5.1911907067</text:p>
          </table:table-cell>
          <table:table-cell office:value-type="float" office:value="-19.85612757" calcext:value-type="float">
            <text:p>-19.85612757</text:p>
          </table:table-cell>
          <table:table-cell office:value-type="float" office:value="-4.712633452" calcext:value-type="float">
            <text:p>-4.712633452</text:p>
          </table:table-cell>
        </table:table-row>
        <table:table-row table:style-name="ro1">
          <table:table-cell office:value-type="float" office:value="-21.8914023953" calcext:value-type="float">
            <text:p>-21.8914023953</text:p>
          </table:table-cell>
          <table:table-cell office:value-type="float" office:value="40.3390066964" calcext:value-type="float">
            <text:p>40.3390066964</text:p>
          </table:table-cell>
          <table:table-cell office:value-type="float" office:value="-51.4719201565" calcext:value-type="float">
            <text:p>-51.4719201565</text:p>
          </table:table-cell>
          <table:table-cell office:value-type="float" office:value="69.08203125" calcext:value-type="float">
            <text:p>69.08203125</text:p>
          </table:table-cell>
          <table:table-cell office:value-type="float" office:value="-51.7795902491" calcext:value-type="float">
            <text:p>-51.7795902491</text:p>
          </table:table-cell>
          <table:table-cell office:value-type="float" office:value="69.23828125" calcext:value-type="float">
            <text:p>69.23828125</text:p>
          </table:table-cell>
          <table:table-cell office:value-type="float" office:value="434" calcext:value-type="float">
            <text:p>434</text:p>
          </table:table-cell>
          <table:table-cell office:value-type="float" office:value="-20.7751738822" calcext:value-type="float">
            <text:p>-20.7751738822</text:p>
          </table:table-cell>
          <table:table-cell office:value-type="float" office:value="-5.1868344627" calcext:value-type="float">
            <text:p>-5.1868344627</text:p>
          </table:table-cell>
          <table:table-cell office:value-type="float" office:value="-19.8501859388" calcext:value-type="float">
            <text:p>-19.8501859388</text:p>
          </table:table-cell>
          <table:table-cell office:value-type="float" office:value="-4.7104092527" calcext:value-type="float">
            <text:p>-4.7104092527</text:p>
          </table:table-cell>
        </table:table-row>
        <table:table-row table:style-name="ro1">
          <table:table-cell office:value-type="float" office:value="-22.8091889126" calcext:value-type="float">
            <text:p>-22.8091889126</text:p>
          </table:table-cell>
          <table:table-cell office:value-type="float" office:value="40.3362165179" calcext:value-type="float">
            <text:p>40.3362165179</text:p>
          </table:table-cell>
          <table:table-cell office:value-type="float" office:value="-51.4892455816" calcext:value-type="float">
            <text:p>-51.4892455816</text:p>
          </table:table-cell>
          <table:table-cell office:value-type="float" office:value="69.0966796875" calcext:value-type="float">
            <text:p>69.0966796875</text:p>
          </table:table-cell>
          <table:table-cell office:value-type="float" office:value="-51.7900874376" calcext:value-type="float">
            <text:p>-51.7900874376</text:p>
          </table:table-cell>
          <table:table-cell office:value-type="float" office:value="69.248046875" calcext:value-type="float">
            <text:p>69.248046875</text:p>
          </table:table-cell>
          <table:table-cell office:value-type="float" office:value="436" calcext:value-type="float">
            <text:p>436</text:p>
          </table:table-cell>
          <table:table-cell office:value-type="float" office:value="-20.7831117468" calcext:value-type="float">
            <text:p>-20.7831117468</text:p>
          </table:table-cell>
          <table:table-cell office:value-type="float" office:value="-5.188286544" calcext:value-type="float">
            <text:p>-5.188286544</text:p>
          </table:table-cell>
          <table:table-cell office:value-type="float" office:value="-19.8547501661" calcext:value-type="float">
            <text:p>-19.8547501661</text:p>
          </table:table-cell>
          <table:table-cell office:value-type="float" office:value="-4.7112989324" calcext:value-type="float">
            <text:p>-4.7112989324</text:p>
          </table:table-cell>
        </table:table-row>
        <table:table-row table:style-name="ro1">
          <table:table-cell office:value-type="float" office:value="-22.4478454615" calcext:value-type="float">
            <text:p>-22.4478454615</text:p>
          </table:table-cell>
          <table:table-cell office:value-type="float" office:value="40.4708426339" calcext:value-type="float">
            <text:p>40.4708426339</text:p>
          </table:table-cell>
          <table:table-cell office:value-type="float" office:value="-51.5074618578" calcext:value-type="float">
            <text:p>-51.5074618578</text:p>
          </table:table-cell>
          <table:table-cell office:value-type="float" office:value="69.16015625" calcext:value-type="float">
            <text:p>69.16015625</text:p>
          </table:table-cell>
          <table:table-cell office:value-type="float" office:value="-51.8045798302" calcext:value-type="float">
            <text:p>-51.8045798302</text:p>
          </table:table-cell>
          <table:table-cell office:value-type="float" office:value="69.208984375" calcext:value-type="float">
            <text:p>69.208984375</text:p>
          </table:table-cell>
          <table:table-cell office:value-type="float" office:value="438" calcext:value-type="float">
            <text:p>438</text:p>
          </table:table-cell>
          <table:table-cell office:value-type="float" office:value="-20.7914577662" calcext:value-type="float">
            <text:p>-20.7914577662</text:p>
          </table:table-cell>
          <table:table-cell office:value-type="float" office:value="-5.1945788964" calcext:value-type="float">
            <text:p>-5.1945788964</text:p>
          </table:table-cell>
          <table:table-cell office:value-type="float" office:value="-19.8610515271" calcext:value-type="float">
            <text:p>-19.8610515271</text:p>
          </table:table-cell>
          <table:table-cell office:value-type="float" office:value="-4.7077402135" calcext:value-type="float">
            <text:p>-4.7077402135</text:p>
          </table:table-cell>
        </table:table-row>
        <table:table-row table:style-name="ro1">
          <table:table-cell office:value-type="float" office:value="-23.1553024092" calcext:value-type="float">
            <text:p>-23.1553024092</text:p>
          </table:table-cell>
          <table:table-cell office:value-type="float" office:value="40.5154854911" calcext:value-type="float">
            <text:p>40.5154854911</text:p>
          </table:table-cell>
          <table:table-cell office:value-type="float" office:value="-51.5075229168" calcext:value-type="float">
            <text:p>-51.5075229168</text:p>
          </table:table-cell>
          <table:table-cell office:value-type="float" office:value="69.150390625" calcext:value-type="float">
            <text:p>69.150390625</text:p>
          </table:table-cell>
          <table:table-cell office:value-type="float" office:value="-51.8078500986" calcext:value-type="float">
            <text:p>-51.8078500986</text:p>
          </table:table-cell>
          <table:table-cell office:value-type="float" office:value="69.27734375" calcext:value-type="float">
            <text:p>69.27734375</text:p>
          </table:table-cell>
          <table:table-cell office:value-type="float" office:value="440" calcext:value-type="float">
            <text:p>440</text:p>
          </table:table-cell>
          <table:table-cell office:value-type="float" office:value="-20.7914857411" calcext:value-type="float">
            <text:p>-20.7914857411</text:p>
          </table:table-cell>
          <table:table-cell office:value-type="float" office:value="-5.1936108422" calcext:value-type="float">
            <text:p>-5.1936108422</text:p>
          </table:table-cell>
          <table:table-cell office:value-type="float" office:value="-19.8624734553" calcext:value-type="float">
            <text:p>-19.8624734553</text:p>
          </table:table-cell>
          <table:table-cell office:value-type="float" office:value="-4.7139679715" calcext:value-type="float">
            <text:p>-4.7139679715</text:p>
          </table:table-cell>
        </table:table-row>
        <table:table-row table:style-name="ro1">
          <table:table-cell office:value-type="float" office:value="-22.2173044" calcext:value-type="float">
            <text:p>-22.2173044</text:p>
          </table:table-cell>
          <table:table-cell office:value-type="float" office:value="40.478515625" calcext:value-type="float">
            <text:p>40.478515625</text:p>
          </table:table-cell>
          <table:table-cell office:value-type="float" office:value="-51.5000838041" calcext:value-type="float">
            <text:p>-51.5000838041</text:p>
          </table:table-cell>
          <table:table-cell office:value-type="float" office:value="69.12109375" calcext:value-type="float">
            <text:p>69.12109375</text:p>
          </table:table-cell>
          <table:table-cell office:value-type="float" office:value="-51.8017876387" calcext:value-type="float">
            <text:p>-51.8017876387</text:p>
          </table:table-cell>
          <table:table-cell office:value-type="float" office:value="69.2333984375" calcext:value-type="float">
            <text:p>69.2333984375</text:p>
          </table:table-cell>
          <table:table-cell office:value-type="float" office:value="442" calcext:value-type="float">
            <text:p>442</text:p>
          </table:table-cell>
          <table:table-cell office:value-type="float" office:value="-20.7880774167" calcext:value-type="float">
            <text:p>-20.7880774167</text:p>
          </table:table-cell>
          <table:table-cell office:value-type="float" office:value="-5.1907066796" calcext:value-type="float">
            <text:p>-5.1907066796</text:p>
          </table:table-cell>
          <table:table-cell office:value-type="float" office:value="-19.859837469" calcext:value-type="float">
            <text:p>-19.859837469</text:p>
          </table:table-cell>
          <table:table-cell office:value-type="float" office:value="-4.7099644128" calcext:value-type="float">
            <text:p>-4.7099644128</text:p>
          </table:table-cell>
        </table:table-row>
        <table:table-row table:style-name="ro1">
          <table:table-cell office:value-type="float" office:value="-22.2285543293" calcext:value-type="float">
            <text:p>-22.2285543293</text:p>
          </table:table-cell>
          <table:table-cell office:value-type="float" office:value="40.4059709821" calcext:value-type="float">
            <text:p>40.4059709821</text:p>
          </table:table-cell>
          <table:table-cell office:value-type="float" office:value="-51.4979569197" calcext:value-type="float">
            <text:p>-51.4979569197</text:p>
          </table:table-cell>
          <table:table-cell office:value-type="float" office:value="69.130859375" calcext:value-type="float">
            <text:p>69.130859375</text:p>
          </table:table-cell>
          <table:table-cell office:value-type="float" office:value="-51.7999661446" calcext:value-type="float">
            <text:p>-51.7999661446</text:p>
          </table:table-cell>
          <table:table-cell office:value-type="float" office:value="69.2529296875" calcext:value-type="float">
            <text:p>69.2529296875</text:p>
          </table:table-cell>
          <table:table-cell office:value-type="float" office:value="444" calcext:value-type="float">
            <text:p>444</text:p>
          </table:table-cell>
          <table:table-cell office:value-type="float" office:value="-20.7871029575" calcext:value-type="float">
            <text:p>-20.7871029575</text:p>
          </table:table-cell>
          <table:table-cell office:value-type="float" office:value="-5.1916747338" calcext:value-type="float">
            <text:p>-5.1916747338</text:p>
          </table:table-cell>
          <table:table-cell office:value-type="float" office:value="-19.8590454747" calcext:value-type="float">
            <text:p>-19.8590454747</text:p>
          </table:table-cell>
          <table:table-cell office:value-type="float" office:value="-4.7117437722" calcext:value-type="float">
            <text:p>-4.7117437722</text:p>
          </table:table-cell>
        </table:table-row>
        <table:table-row table:style-name="ro1">
          <table:table-cell office:value-type="float" office:value="-22.0314521985" calcext:value-type="float">
            <text:p>-22.0314521985</text:p>
          </table:table-cell>
          <table:table-cell office:value-type="float" office:value="40.3097098214" calcext:value-type="float">
            <text:p>40.3097098214</text:p>
          </table:table-cell>
          <table:table-cell office:value-type="float" office:value="-51.4276152611" calcext:value-type="float">
            <text:p>-51.4276152611</text:p>
          </table:table-cell>
          <table:table-cell office:value-type="float" office:value="68.896484375" calcext:value-type="float">
            <text:p>68.896484375</text:p>
          </table:table-cell>
          <table:table-cell office:value-type="float" office:value="-51.7426477194" calcext:value-type="float">
            <text:p>-51.7426477194</text:p>
          </table:table-cell>
          <table:table-cell office:value-type="float" office:value="69.2041015625" calcext:value-type="float">
            <text:p>69.2041015625</text:p>
          </table:table-cell>
          <table:table-cell office:value-type="float" office:value="446" calcext:value-type="float">
            <text:p>446</text:p>
          </table:table-cell>
          <table:table-cell office:value-type="float" office:value="-20.754875029" calcext:value-type="float">
            <text:p>-20.754875029</text:p>
          </table:table-cell>
          <table:table-cell office:value-type="float" office:value="-5.1684414327" calcext:value-type="float">
            <text:p>-5.1684414327</text:p>
          </table:table-cell>
          <table:table-cell office:value-type="float" office:value="-19.8341231518" calcext:value-type="float">
            <text:p>-19.8341231518</text:p>
          </table:table-cell>
          <table:table-cell office:value-type="float" office:value="-4.7072953737" calcext:value-type="float">
            <text:p>-4.7072953737</text:p>
          </table:table-cell>
        </table:table-row>
        <table:table-row table:style-name="ro1">
          <table:table-cell office:value-type="float" office:value="-22.4383388051" calcext:value-type="float">
            <text:p>-22.4383388051</text:p>
          </table:table-cell>
          <table:table-cell office:value-type="float" office:value="40.4129464286" calcext:value-type="float">
            <text:p>40.4129464286</text:p>
          </table:table-cell>
          <table:table-cell office:value-type="float" office:value="-51.4008553267" calcext:value-type="float">
            <text:p>-51.4008553267</text:p>
          </table:table-cell>
          <table:table-cell office:value-type="float" office:value="68.9013671875" calcext:value-type="float">
            <text:p>68.9013671875</text:p>
          </table:table-cell>
          <table:table-cell office:value-type="float" office:value="-51.7216232538" calcext:value-type="float">
            <text:p>-51.7216232538</text:p>
          </table:table-cell>
          <table:table-cell office:value-type="float" office:value="69.2626953125" calcext:value-type="float">
            <text:p>69.2626953125</text:p>
          </table:table-cell>
          <table:table-cell office:value-type="float" office:value="448" calcext:value-type="float">
            <text:p>448</text:p>
          </table:table-cell>
          <table:table-cell office:value-type="float" office:value="-20.7426146236" calcext:value-type="float">
            <text:p>-20.7426146236</text:p>
          </table:table-cell>
          <table:table-cell office:value-type="float" office:value="-5.1689254598" calcext:value-type="float">
            <text:p>-5.1689254598</text:p>
          </table:table-cell>
          <table:table-cell office:value-type="float" office:value="-19.8249816145" calcext:value-type="float">
            <text:p>-19.8249816145</text:p>
          </table:table-cell>
          <table:table-cell office:value-type="float" office:value="-4.712633452" calcext:value-type="float">
            <text:p>-4.712633452</text:p>
          </table:table-cell>
        </table:table-row>
        <table:table-row table:style-name="ro1">
          <table:table-cell office:value-type="float" office:value="-22.2034565845" calcext:value-type="float">
            <text:p>-22.2034565845</text:p>
          </table:table-cell>
          <table:table-cell office:value-type="float" office:value="40.244140625" calcext:value-type="float">
            <text:p>40.244140625</text:p>
          </table:table-cell>
          <table:table-cell office:value-type="float" office:value="-51.372640729" calcext:value-type="float">
            <text:p>-51.372640729</text:p>
          </table:table-cell>
          <table:table-cell office:value-type="float" office:value="68.8525390625" calcext:value-type="float">
            <text:p>68.8525390625</text:p>
          </table:table-cell>
          <table:table-cell office:value-type="float" office:value="-51.6984507561" calcext:value-type="float">
            <text:p>-51.6984507561</text:p>
          </table:table-cell>
          <table:table-cell office:value-type="float" office:value="69.150390625" calcext:value-type="float">
            <text:p>69.150390625</text:p>
          </table:table-cell>
          <table:table-cell office:value-type="float" office:value="450" calcext:value-type="float">
            <text:p>450</text:p>
          </table:table-cell>
          <table:table-cell office:value-type="float" office:value="-20.7296877457" calcext:value-type="float">
            <text:p>-20.7296877457</text:p>
          </table:table-cell>
          <table:table-cell office:value-type="float" office:value="-5.1640851888" calcext:value-type="float">
            <text:p>-5.1640851888</text:p>
          </table:table-cell>
          <table:table-cell office:value-type="float" office:value="-19.8149061027" calcext:value-type="float">
            <text:p>-19.8149061027</text:p>
          </table:table-cell>
          <table:table-cell office:value-type="float" office:value="-4.7024021352" calcext:value-type="float">
            <text:p>-4.7024021352</text:p>
          </table:table-cell>
        </table:table-row>
        <table:table-row table:style-name="ro1">
          <table:table-cell office:value-type="float" office:value="-21.6447261695" calcext:value-type="float">
            <text:p>-21.6447261695</text:p>
          </table:table-cell>
          <table:table-cell office:value-type="float" office:value="39.8849051339" calcext:value-type="float">
            <text:p>39.8849051339</text:p>
          </table:table-cell>
          <table:table-cell office:value-type="float" office:value="-51.3741596699" calcext:value-type="float">
            <text:p>-51.3741596699</text:p>
          </table:table-cell>
          <table:table-cell office:value-type="float" office:value="68.828125" calcext:value-type="float">
            <text:p>68.828125</text:p>
          </table:table-cell>
          <table:table-cell office:value-type="float" office:value="-51.7026699781" calcext:value-type="float">
            <text:p>-51.7026699781</text:p>
          </table:table-cell>
          <table:table-cell office:value-type="float" office:value="69.189453125" calcext:value-type="float">
            <text:p>69.189453125</text:p>
          </table:table-cell>
          <table:table-cell office:value-type="float" office:value="452" calcext:value-type="float">
            <text:p>452</text:p>
          </table:table-cell>
          <table:table-cell office:value-type="float" office:value="-20.7303836678" calcext:value-type="float">
            <text:p>-20.7303836678</text:p>
          </table:table-cell>
          <table:table-cell office:value-type="float" office:value="-5.1616650532" calcext:value-type="float">
            <text:p>-5.1616650532</text:p>
          </table:table-cell>
          <table:table-cell office:value-type="float" office:value="-19.8167406405" calcext:value-type="float">
            <text:p>-19.8167406405</text:p>
          </table:table-cell>
          <table:table-cell office:value-type="float" office:value="-4.7059608541" calcext:value-type="float">
            <text:p>-4.7059608541</text:p>
          </table:table-cell>
        </table:table-row>
        <table:table-row table:style-name="ro1">
          <table:table-cell office:value-type="float" office:value="-22.8418728769" calcext:value-type="float">
            <text:p>-22.8418728769</text:p>
          </table:table-cell>
          <table:table-cell office:value-type="float" office:value="40.8126395089" calcext:value-type="float">
            <text:p>40.8126395089</text:p>
          </table:table-cell>
          <table:table-cell office:value-type="float" office:value="-51.3671616316" calcext:value-type="float">
            <text:p>-51.3671616316</text:p>
          </table:table-cell>
          <table:table-cell office:value-type="float" office:value="68.8232421875" calcext:value-type="float">
            <text:p>68.8232421875</text:p>
          </table:table-cell>
          <table:table-cell office:value-type="float" office:value="-51.6953380346" calcext:value-type="float">
            <text:p>-51.6953380346</text:p>
          </table:table-cell>
          <table:table-cell office:value-type="float" office:value="69.1845703125" calcext:value-type="float">
            <text:p>69.1845703125</text:p>
          </table:table-cell>
          <table:table-cell office:value-type="float" office:value="453" calcext:value-type="float">
            <text:p>453</text:p>
          </table:table-cell>
          <table:table-cell office:value-type="float" office:value="-20.7271774273" calcext:value-type="float">
            <text:p>-20.7271774273</text:p>
          </table:table-cell>
          <table:table-cell office:value-type="float" office:value="-5.1611810261" calcext:value-type="float">
            <text:p>-5.1611810261</text:p>
          </table:table-cell>
          <table:table-cell office:value-type="float" office:value="-19.8135526767" calcext:value-type="float">
            <text:p>-19.8135526767</text:p>
          </table:table-cell>
          <table:table-cell office:value-type="float" office:value="-4.7055160142" calcext:value-type="float">
            <text:p>-4.7055160142</text:p>
          </table:table-cell>
        </table:table-row>
        <table:table-row table:style-name="ro1">
          <table:table-cell office:value-type="float" office:value="-22.7045327472" calcext:value-type="float">
            <text:p>-22.7045327472</text:p>
          </table:table-cell>
          <table:table-cell office:value-type="float" office:value="40.6619698661" calcext:value-type="float">
            <text:p>40.6619698661</text:p>
          </table:table-cell>
          <table:table-cell office:value-type="float" office:value="-51.3643906355" calcext:value-type="float">
            <text:p>-51.3643906355</text:p>
          </table:table-cell>
          <table:table-cell office:value-type="float" office:value="68.837890625" calcext:value-type="float">
            <text:p>68.837890625</text:p>
          </table:table-cell>
          <table:table-cell office:value-type="float" office:value="-51.6943080187" calcext:value-type="float">
            <text:p>-51.6943080187</text:p>
          </table:table-cell>
          <table:table-cell office:value-type="float" office:value="69.12109375" calcext:value-type="float">
            <text:p>69.12109375</text:p>
          </table:table-cell>
          <table:table-cell office:value-type="float" office:value="455" calcext:value-type="float">
            <text:p>455</text:p>
          </table:table-cell>
          <table:table-cell office:value-type="float" office:value="-20.7259078601" calcext:value-type="float">
            <text:p>-20.7259078601</text:p>
          </table:table-cell>
          <table:table-cell office:value-type="float" office:value="-5.1626331075" calcext:value-type="float">
            <text:p>-5.1626331075</text:p>
          </table:table-cell>
          <table:table-cell office:value-type="float" office:value="-19.8131048209" calcext:value-type="float">
            <text:p>-19.8131048209</text:p>
          </table:table-cell>
          <table:table-cell office:value-type="float" office:value="-4.6997330961" calcext:value-type="float">
            <text:p>-4.6997330961</text:p>
          </table:table-cell>
        </table:table-row>
        <table:table-row table:style-name="ro1">
          <table:table-cell office:value-type="float" office:value="-22.1129768738" calcext:value-type="float">
            <text:p>-22.1129768738</text:p>
          </table:table-cell>
          <table:table-cell office:value-type="float" office:value="40.1939174107" calcext:value-type="float">
            <text:p>40.1939174107</text:p>
          </table:table-cell>
          <table:table-cell office:value-type="float" office:value="-51.328316021" calcext:value-type="float">
            <text:p>-51.328316021</text:p>
          </table:table-cell>
          <table:table-cell office:value-type="float" office:value="68.857421875" calcext:value-type="float">
            <text:p>68.857421875</text:p>
          </table:table-cell>
          <table:table-cell office:value-type="float" office:value="-51.6565262556" calcext:value-type="float">
            <text:p>-51.6565262556</text:p>
          </table:table-cell>
          <table:table-cell office:value-type="float" office:value="69.140625" calcext:value-type="float">
            <text:p>69.140625</text:p>
          </table:table-cell>
          <table:table-cell office:value-type="float" office:value="457" calcext:value-type="float">
            <text:p>457</text:p>
          </table:table-cell>
          <table:table-cell office:value-type="float" office:value="-20.7093798151" calcext:value-type="float">
            <text:p>-20.7093798151</text:p>
          </table:table-cell>
          <table:table-cell office:value-type="float" office:value="-5.1645692159" calcext:value-type="float">
            <text:p>-5.1645692159</text:p>
          </table:table-cell>
          <table:table-cell office:value-type="float" office:value="-19.7966771312" calcext:value-type="float">
            <text:p>-19.7966771312</text:p>
          </table:table-cell>
          <table:table-cell office:value-type="float" office:value="-4.7015124555" calcext:value-type="float">
            <text:p>-4.7015124555</text:p>
          </table:table-cell>
        </table:table-row>
        <table:table-row table:style-name="ro1">
          <table:table-cell office:value-type="float" office:value="-22.6337967481" calcext:value-type="float">
            <text:p>-22.6337967481</text:p>
          </table:table-cell>
          <table:table-cell office:value-type="float" office:value="40.1736886161" calcext:value-type="float">
            <text:p>40.1736886161</text:p>
          </table:table-cell>
          <table:table-cell office:value-type="float" office:value="-51.3294442654" calcext:value-type="float">
            <text:p>-51.3294442654</text:p>
          </table:table-cell>
          <table:table-cell office:value-type="float" office:value="68.8720703125" calcext:value-type="float">
            <text:p>68.8720703125</text:p>
          </table:table-cell>
          <table:table-cell office:value-type="float" office:value="-51.6597629547" calcext:value-type="float">
            <text:p>-51.6597629547</text:p>
          </table:table-cell>
          <table:table-cell office:value-type="float" office:value="69.1064453125" calcext:value-type="float">
            <text:p>69.1064453125</text:p>
          </table:table-cell>
          <table:table-cell office:value-type="float" office:value="459" calcext:value-type="float">
            <text:p>459</text:p>
          </table:table-cell>
          <table:table-cell office:value-type="float" office:value="-20.7098967347" calcext:value-type="float">
            <text:p>-20.7098967347</text:p>
          </table:table-cell>
          <table:table-cell office:value-type="float" office:value="-5.1660212972" calcext:value-type="float">
            <text:p>-5.1660212972</text:p>
          </table:table-cell>
          <table:table-cell office:value-type="float" office:value="-19.7980844633" calcext:value-type="float">
            <text:p>-19.7980844633</text:p>
          </table:table-cell>
          <table:table-cell office:value-type="float" office:value="-4.6983985765" calcext:value-type="float">
            <text:p>-4.6983985765</text:p>
          </table:table-cell>
        </table:table-row>
        <table:table-row table:style-name="ro1">
          <table:table-cell office:value-type="float" office:value="-22.5842201365" calcext:value-type="float">
            <text:p>-22.5842201365</text:p>
          </table:table-cell>
          <table:table-cell office:value-type="float" office:value="40.2776227679" calcext:value-type="float">
            <text:p>40.2776227679</text:p>
          </table:table-cell>
          <table:table-cell office:value-type="float" office:value="-51.3228728533" calcext:value-type="float">
            <text:p>-51.3228728533</text:p>
          </table:table-cell>
          <table:table-cell office:value-type="float" office:value="68.8427734375" calcext:value-type="float">
            <text:p>68.8427734375</text:p>
          </table:table-cell>
          <table:table-cell office:value-type="float" office:value="-51.6533432961" calcext:value-type="float">
            <text:p>-51.6533432961</text:p>
          </table:table-cell>
          <table:table-cell office:value-type="float" office:value="69.0869140625" calcext:value-type="float">
            <text:p>69.0869140625</text:p>
          </table:table-cell>
          <table:table-cell office:value-type="float" office:value="461" calcext:value-type="float">
            <text:p>461</text:p>
          </table:table-cell>
          <table:table-cell office:value-type="float" office:value="-20.7068859584" calcext:value-type="float">
            <text:p>-20.7068859584</text:p>
          </table:table-cell>
          <table:table-cell office:value-type="float" office:value="-5.1631171346" calcext:value-type="float">
            <text:p>-5.1631171346</text:p>
          </table:table-cell>
          <table:table-cell office:value-type="float" office:value="-19.7952931653" calcext:value-type="float">
            <text:p>-19.7952931653</text:p>
          </table:table-cell>
          <table:table-cell office:value-type="float" office:value="-4.6966192171" calcext:value-type="float">
            <text:p>-4.6966192171</text:p>
          </table:table-cell>
        </table:table-row>
        <table:table-row table:style-name="ro1">
          <table:table-cell office:value-type="float" office:value="-22.0449041056" calcext:value-type="float">
            <text:p>-22.0449041056</text:p>
          </table:table-cell>
          <table:table-cell office:value-type="float" office:value="40.4122488839" calcext:value-type="float">
            <text:p>40.4122488839</text:p>
          </table:table-cell>
          <table:table-cell office:value-type="float" office:value="-51.280126214" calcext:value-type="float">
            <text:p>-51.280126214</text:p>
          </table:table-cell>
          <table:table-cell office:value-type="float" office:value="68.740234375" calcext:value-type="float">
            <text:p>68.740234375</text:p>
          </table:table-cell>
          <table:table-cell office:value-type="float" office:value="-51.6086673737" calcext:value-type="float">
            <text:p>-51.6086673737</text:p>
          </table:table-cell>
          <table:table-cell office:value-type="float" office:value="69.0966796875" calcext:value-type="float">
            <text:p>69.0966796875</text:p>
          </table:table-cell>
          <table:table-cell office:value-type="float" office:value="463" calcext:value-type="float">
            <text:p>463</text:p>
          </table:table-cell>
          <table:table-cell office:value-type="float" office:value="-20.6873010402" calcext:value-type="float">
            <text:p>-20.6873010402</text:p>
          </table:table-cell>
          <table:table-cell office:value-type="float" office:value="-5.1529525653" calcext:value-type="float">
            <text:p>-5.1529525653</text:p>
          </table:table-cell>
          <table:table-cell office:value-type="float" office:value="-19.7758678625" calcext:value-type="float">
            <text:p>-19.7758678625</text:p>
          </table:table-cell>
          <table:table-cell office:value-type="float" office:value="-4.6975088968" calcext:value-type="float">
            <text:p>-4.6975088968</text:p>
          </table:table-cell>
        </table:table-row>
        <table:table-row table:style-name="ro1">
          <table:table-cell office:value-type="float" office:value="-22.796589183" calcext:value-type="float">
            <text:p>-22.796589183</text:p>
          </table:table-cell>
          <table:table-cell office:value-type="float" office:value="40.5092075893" calcext:value-type="float">
            <text:p>40.5092075893</text:p>
          </table:table-cell>
          <table:table-cell office:value-type="float" office:value="-51.2483214617" calcext:value-type="float">
            <text:p>-51.2483214617</text:p>
          </table:table-cell>
          <table:table-cell office:value-type="float" office:value="68.6767578125" calcext:value-type="float">
            <text:p>68.6767578125</text:p>
          </table:table-cell>
          <table:table-cell office:value-type="float" office:value="-51.5686695337" calcext:value-type="float">
            <text:p>-51.5686695337</text:p>
          </table:table-cell>
          <table:table-cell office:value-type="float" office:value="68.955078125" calcext:value-type="float">
            <text:p>68.955078125</text:p>
          </table:table-cell>
          <table:table-cell office:value-type="float" office:value="465" calcext:value-type="float">
            <text:p>465</text:p>
          </table:table-cell>
          <table:table-cell office:value-type="float" office:value="-20.672729287" calcext:value-type="float">
            <text:p>-20.672729287</text:p>
          </table:table-cell>
          <table:table-cell office:value-type="float" office:value="-5.146660213" calcext:value-type="float">
            <text:p>-5.146660213</text:p>
          </table:table-cell>
          <table:table-cell office:value-type="float" office:value="-19.7584766122" calcext:value-type="float">
            <text:p>-19.7584766122</text:p>
          </table:table-cell>
          <table:table-cell office:value-type="float" office:value="-4.6846085409" calcext:value-type="float">
            <text:p>-4.6846085409</text:p>
          </table:table-cell>
        </table:table-row>
        <table:table-row table:style-name="ro1">
          <table:table-cell office:value-type="float" office:value="-21.9492110733" calcext:value-type="float">
            <text:p>-21.9492110733</text:p>
          </table:table-cell>
          <table:table-cell office:value-type="float" office:value="40.1025390625" calcext:value-type="float">
            <text:p>40.1025390625</text:p>
          </table:table-cell>
          <table:table-cell office:value-type="float" office:value="-51.2425464153" calcext:value-type="float">
            <text:p>-51.2425464153</text:p>
          </table:table-cell>
          <table:table-cell office:value-type="float" office:value="68.6962890625" calcext:value-type="float">
            <text:p>68.6962890625</text:p>
          </table:table-cell>
          <table:table-cell office:value-type="float" office:value="-51.56300807" calcext:value-type="float">
            <text:p>-51.56300807</text:p>
          </table:table-cell>
          <table:table-cell office:value-type="float" office:value="68.9453125" calcext:value-type="float">
            <text:p>68.9453125</text:p>
          </table:table-cell>
          <table:table-cell office:value-type="float" office:value="467" calcext:value-type="float">
            <text:p>467</text:p>
          </table:table-cell>
          <table:table-cell office:value-type="float" office:value="-20.6700833759" calcext:value-type="float">
            <text:p>-20.6700833759</text:p>
          </table:table-cell>
          <table:table-cell office:value-type="float" office:value="-5.1485963214" calcext:value-type="float">
            <text:p>-5.1485963214</text:p>
          </table:table-cell>
          <table:table-cell office:value-type="float" office:value="-19.7560149809" calcext:value-type="float">
            <text:p>-19.7560149809</text:p>
          </table:table-cell>
          <table:table-cell office:value-type="float" office:value="-4.6837188612" calcext:value-type="float">
            <text:p>-4.6837188612</text:p>
          </table:table-cell>
        </table:table-row>
        <table:table-row table:style-name="ro1">
          <table:table-cell office:value-type="float" office:value="-22.7024845328" calcext:value-type="float">
            <text:p>-22.7024845328</text:p>
          </table:table-cell>
          <table:table-cell office:value-type="float" office:value="40.9054129464" calcext:value-type="float">
            <text:p>40.9054129464</text:p>
          </table:table-cell>
          <table:table-cell office:value-type="float" office:value="-51.2266648531" calcext:value-type="float">
            <text:p>-51.2266648531</text:p>
          </table:table-cell>
          <table:table-cell office:value-type="float" office:value="68.6767578125" calcext:value-type="float">
            <text:p>68.6767578125</text:p>
          </table:table-cell>
          <table:table-cell office:value-type="float" office:value="-51.5428267956" calcext:value-type="float">
            <text:p>-51.5428267956</text:p>
          </table:table-cell>
          <table:table-cell office:value-type="float" office:value="68.90625" calcext:value-type="float">
            <text:p>68.90625</text:p>
          </table:table-cell>
          <table:table-cell office:value-type="float" office:value="469" calcext:value-type="float">
            <text:p>469</text:p>
          </table:table-cell>
          <table:table-cell office:value-type="float" office:value="-20.6628070355" calcext:value-type="float">
            <text:p>-20.6628070355</text:p>
          </table:table-cell>
          <table:table-cell office:value-type="float" office:value="-5.146660213" calcext:value-type="float">
            <text:p>-5.146660213</text:p>
          </table:table-cell>
          <table:table-cell office:value-type="float" office:value="-19.7472400671" calcext:value-type="float">
            <text:p>-19.7472400671</text:p>
          </table:table-cell>
          <table:table-cell office:value-type="float" office:value="-4.6801601423" calcext:value-type="float">
            <text:p>-4.6801601423</text:p>
          </table:table-cell>
        </table:table-row>
        <table:table-row table:style-name="ro1">
          <table:table-cell office:value-type="float" office:value="-22.5229671623" calcext:value-type="float">
            <text:p>-22.5229671623</text:p>
          </table:table-cell>
          <table:table-cell office:value-type="float" office:value="40.3173828125" calcext:value-type="float">
            <text:p>40.3173828125</text:p>
          </table:table-cell>
          <table:table-cell office:value-type="float" office:value="-51.204933095" calcext:value-type="float">
            <text:p>-51.204933095</text:p>
          </table:table-cell>
          <table:table-cell office:value-type="float" office:value="68.6083984375" calcext:value-type="float">
            <text:p>68.6083984375</text:p>
          </table:table-cell>
          <table:table-cell office:value-type="float" office:value="-51.5232852459" calcext:value-type="float">
            <text:p>-51.5232852459</text:p>
          </table:table-cell>
          <table:table-cell office:value-type="float" office:value="68.916015625" calcext:value-type="float">
            <text:p>68.916015625</text:p>
          </table:table-cell>
          <table:table-cell office:value-type="float" office:value="471" calcext:value-type="float">
            <text:p>471</text:p>
          </table:table-cell>
          <table:table-cell office:value-type="float" office:value="-20.6528503532" calcext:value-type="float">
            <text:p>-20.6528503532</text:p>
          </table:table-cell>
          <table:table-cell office:value-type="float" office:value="-5.1398838335" calcext:value-type="float">
            <text:p>-5.1398838335</text:p>
          </table:table-cell>
          <table:table-cell office:value-type="float" office:value="-19.7387433087" calcext:value-type="float">
            <text:p>-19.7387433087</text:p>
          </table:table-cell>
          <table:table-cell office:value-type="float" office:value="-4.6810498221" calcext:value-type="float">
            <text:p>-4.6810498221</text:p>
          </table:table-cell>
        </table:table-row>
        <table:table-row table:style-name="ro1">
          <table:table-cell office:value-type="float" office:value="-22.1402380543" calcext:value-type="float">
            <text:p>-22.1402380543</text:p>
          </table:table-cell>
          <table:table-cell office:value-type="float" office:value="40.2120535714" calcext:value-type="float">
            <text:p>40.2120535714</text:p>
          </table:table-cell>
          <table:table-cell office:value-type="float" office:value="-51.2128315449" calcext:value-type="float">
            <text:p>-51.2128315449</text:p>
          </table:table-cell>
          <table:table-cell office:value-type="float" office:value="68.65234375" calcext:value-type="float">
            <text:p>68.65234375</text:p>
          </table:table-cell>
          <table:table-cell office:value-type="float" office:value="-51.5318591356" calcext:value-type="float">
            <text:p>-51.5318591356</text:p>
          </table:table-cell>
          <table:table-cell office:value-type="float" office:value="68.9404296875" calcext:value-type="float">
            <text:p>68.9404296875</text:p>
          </table:table-cell>
          <table:table-cell office:value-type="float" office:value="472" calcext:value-type="float">
            <text:p>472</text:p>
          </table:table-cell>
          <table:table-cell office:value-type="float" office:value="-20.6564691288" calcext:value-type="float">
            <text:p>-20.6564691288</text:p>
          </table:table-cell>
          <table:table-cell office:value-type="float" office:value="-5.1442400774" calcext:value-type="float">
            <text:p>-5.1442400774</text:p>
          </table:table-cell>
          <table:table-cell office:value-type="float" office:value="-19.7424712766" calcext:value-type="float">
            <text:p>-19.7424712766</text:p>
          </table:table-cell>
          <table:table-cell office:value-type="float" office:value="-4.6832740214" calcext:value-type="float">
            <text:p>-4.6832740214</text:p>
          </table:table-cell>
        </table:table-row>
        <table:table-row table:style-name="ro1">
          <table:table-cell office:value-type="float" office:value="-22.7537477051" calcext:value-type="float">
            <text:p>-22.7537477051</text:p>
          </table:table-cell>
          <table:table-cell office:value-type="float" office:value="40.5678013393" calcext:value-type="float">
            <text:p>40.5678013393</text:p>
          </table:table-cell>
          <table:table-cell office:value-type="float" office:value="-51.2053672552" calcext:value-type="float">
            <text:p>-51.2053672552</text:p>
          </table:table-cell>
          <table:table-cell office:value-type="float" office:value="68.6376953125" calcext:value-type="float">
            <text:p>68.6376953125</text:p>
          </table:table-cell>
          <table:table-cell office:value-type="float" office:value="-51.5235656023" calcext:value-type="float">
            <text:p>-51.5235656023</text:p>
          </table:table-cell>
          <table:table-cell office:value-type="float" office:value="68.92578125" calcext:value-type="float">
            <text:p>68.92578125</text:p>
          </table:table-cell>
          <table:table-cell office:value-type="float" office:value="474" calcext:value-type="float">
            <text:p>474</text:p>
          </table:table-cell>
          <table:table-cell office:value-type="float" office:value="-20.6530492692" calcext:value-type="float">
            <text:p>-20.6530492692</text:p>
          </table:table-cell>
          <table:table-cell office:value-type="float" office:value="-5.1427879961" calcext:value-type="float">
            <text:p>-5.1427879961</text:p>
          </table:table-cell>
          <table:table-cell office:value-type="float" office:value="-19.738865209" calcext:value-type="float">
            <text:p>-19.738865209</text:p>
          </table:table-cell>
          <table:table-cell office:value-type="float" office:value="-4.6819395018" calcext:value-type="float">
            <text:p>-4.6819395018</text:p>
          </table:table-cell>
        </table:table-row>
        <table:table-row table:style-name="ro1">
          <table:table-cell office:value-type="float" office:value="-23.0580215122" calcext:value-type="float">
            <text:p>-23.0580215122</text:p>
          </table:table-cell>
          <table:table-cell office:value-type="float" office:value="40.7170758929" calcext:value-type="float">
            <text:p>40.7170758929</text:p>
          </table:table-cell>
          <table:table-cell office:value-type="float" office:value="-51.1900999308" calcext:value-type="float">
            <text:p>-51.1900999308</text:p>
          </table:table-cell>
          <table:table-cell office:value-type="float" office:value="68.61328125" calcext:value-type="float">
            <text:p>68.61328125</text:p>
          </table:table-cell>
          <table:table-cell office:value-type="float" office:value="-51.5130665541" calcext:value-type="float">
            <text:p>-51.5130665541</text:p>
          </table:table-cell>
          <table:table-cell office:value-type="float" office:value="68.9013671875" calcext:value-type="float">
            <text:p>68.9013671875</text:p>
          </table:table-cell>
          <table:table-cell office:value-type="float" office:value="476" calcext:value-type="float">
            <text:p>476</text:p>
          </table:table-cell>
          <table:table-cell office:value-type="float" office:value="-20.6460543497" calcext:value-type="float">
            <text:p>-20.6460543497</text:p>
          </table:table-cell>
          <table:table-cell office:value-type="float" office:value="-5.1403678606" calcext:value-type="float">
            <text:p>-5.1403678606</text:p>
          </table:table-cell>
          <table:table-cell office:value-type="float" office:value="-19.7343001731" calcext:value-type="float">
            <text:p>-19.7343001731</text:p>
          </table:table-cell>
          <table:table-cell office:value-type="float" office:value="-4.6797153025" calcext:value-type="float">
            <text:p>-4.6797153025</text:p>
          </table:table-cell>
        </table:table-row>
        <table:table-row table:style-name="ro1">
          <table:table-cell office:value-type="float" office:value="-22.7536083038" calcext:value-type="float">
            <text:p>-22.7536083038</text:p>
          </table:table-cell>
          <table:table-cell office:value-type="float" office:value="40.4261997768" calcext:value-type="float">
            <text:p>40.4261997768</text:p>
          </table:table-cell>
          <table:table-cell office:value-type="float" office:value="-51.187616992" calcext:value-type="float">
            <text:p>-51.187616992</text:p>
          </table:table-cell>
          <table:table-cell office:value-type="float" office:value="68.5888671875" calcext:value-type="float">
            <text:p>68.5888671875</text:p>
          </table:table-cell>
          <table:table-cell office:value-type="float" office:value="-51.5155938149" calcext:value-type="float">
            <text:p>-51.5155938149</text:p>
          </table:table-cell>
          <table:table-cell office:value-type="float" office:value="68.8916015625" calcext:value-type="float">
            <text:p>68.8916015625</text:p>
          </table:table-cell>
          <table:table-cell office:value-type="float" office:value="478" calcext:value-type="float">
            <text:p>478</text:p>
          </table:table-cell>
          <table:table-cell office:value-type="float" office:value="-20.6449167597" calcext:value-type="float">
            <text:p>-20.6449167597</text:p>
          </table:table-cell>
          <table:table-cell office:value-type="float" office:value="-5.1379477251" calcext:value-type="float">
            <text:p>-5.1379477251</text:p>
          </table:table-cell>
          <table:table-cell office:value-type="float" office:value="-19.735399038" calcext:value-type="float">
            <text:p>-19.735399038</text:p>
          </table:table-cell>
          <table:table-cell office:value-type="float" office:value="-4.6788256228" calcext:value-type="float">
            <text:p>-4.6788256228</text:p>
          </table:table-cell>
        </table:table-row>
        <table:table-row table:style-name="ro1">
          <table:table-cell office:value-type="float" office:value="-23.0287413546" calcext:value-type="float">
            <text:p>-23.0287413546</text:p>
          </table:table-cell>
          <table:table-cell office:value-type="float" office:value="40.5545479911" calcext:value-type="float">
            <text:p>40.5545479911</text:p>
          </table:table-cell>
          <table:table-cell office:value-type="float" office:value="-51.163005662" calcext:value-type="float">
            <text:p>-51.163005662</text:p>
          </table:table-cell>
          <table:table-cell office:value-type="float" office:value="68.6083984375" calcext:value-type="float">
            <text:p>68.6083984375</text:p>
          </table:table-cell>
          <table:table-cell office:value-type="float" office:value="-51.4823797464" calcext:value-type="float">
            <text:p>-51.4823797464</text:p>
          </table:table-cell>
          <table:table-cell office:value-type="float" office:value="68.84765625" calcext:value-type="float">
            <text:p>68.84765625</text:p>
          </table:table-cell>
          <table:table-cell office:value-type="float" office:value="480" calcext:value-type="float">
            <text:p>480</text:p>
          </table:table-cell>
          <table:table-cell office:value-type="float" office:value="-20.6336407648" calcext:value-type="float">
            <text:p>-20.6336407648</text:p>
          </table:table-cell>
          <table:table-cell office:value-type="float" office:value="-5.1398838335" calcext:value-type="float">
            <text:p>-5.1398838335</text:p>
          </table:table-cell>
          <table:table-cell office:value-type="float" office:value="-19.7209574037" calcext:value-type="float">
            <text:p>-19.7209574037</text:p>
          </table:table-cell>
          <table:table-cell office:value-type="float" office:value="-4.6748220641" calcext:value-type="float">
            <text:p>-4.6748220641</text:p>
          </table:table-cell>
        </table:table-row>
        <table:table-row table:style-name="ro1">
          <table:table-cell office:value-type="float" office:value="-22.3276765853" calcext:value-type="float">
            <text:p>-22.3276765853</text:p>
          </table:table-cell>
          <table:table-cell office:value-type="float" office:value="40.8349609375" calcext:value-type="float">
            <text:p>40.8349609375</text:p>
          </table:table-cell>
          <table:table-cell office:value-type="float" office:value="-51.1563901424" calcext:value-type="float">
            <text:p>-51.1563901424</text:p>
          </table:table-cell>
          <table:table-cell office:value-type="float" office:value="68.6083984375" calcext:value-type="float">
            <text:p>68.6083984375</text:p>
          </table:table-cell>
          <table:table-cell office:value-type="float" office:value="-51.4791474819" calcext:value-type="float">
            <text:p>-51.4791474819</text:p>
          </table:table-cell>
          <table:table-cell office:value-type="float" office:value="68.8134765625" calcext:value-type="float">
            <text:p>68.8134765625</text:p>
          </table:table-cell>
          <table:table-cell office:value-type="float" office:value="482" calcext:value-type="float">
            <text:p>482</text:p>
          </table:table-cell>
          <table:table-cell office:value-type="float" office:value="-20.6306097801" calcext:value-type="float">
            <text:p>-20.6306097801</text:p>
          </table:table-cell>
          <table:table-cell office:value-type="float" office:value="-5.1398838335" calcext:value-type="float">
            <text:p>-5.1398838335</text:p>
          </table:table-cell>
          <table:table-cell office:value-type="float" office:value="-19.7195519998" calcext:value-type="float">
            <text:p>-19.7195519998</text:p>
          </table:table-cell>
          <table:table-cell office:value-type="float" office:value="-4.6717081851" calcext:value-type="float">
            <text:p>-4.6717081851</text:p>
          </table:table-cell>
        </table:table-row>
        <table:table-row table:style-name="ro1">
          <table:table-cell office:value-type="float" office:value="-22.8735960564" calcext:value-type="float">
            <text:p>-22.8735960564</text:p>
          </table:table-cell>
          <table:table-cell office:value-type="float" office:value="40.3006417411" calcext:value-type="float">
            <text:p>40.3006417411</text:p>
          </table:table-cell>
          <table:table-cell office:value-type="float" office:value="-51.176243186" calcext:value-type="float">
            <text:p>-51.176243186</text:p>
          </table:table-cell>
          <table:table-cell office:value-type="float" office:value="68.662109375" calcext:value-type="float">
            <text:p>68.662109375</text:p>
          </table:table-cell>
          <table:table-cell office:value-type="float" office:value="-51.5023585081" calcext:value-type="float">
            <text:p>-51.5023585081</text:p>
          </table:table-cell>
          <table:table-cell office:value-type="float" office:value="68.876953125" calcext:value-type="float">
            <text:p>68.876953125</text:p>
          </table:table-cell>
          <table:table-cell office:value-type="float" office:value="484" calcext:value-type="float">
            <text:p>484</text:p>
          </table:table-cell>
          <table:table-cell office:value-type="float" office:value="-20.6397057053" calcext:value-type="float">
            <text:p>-20.6397057053</text:p>
          </table:table-cell>
          <table:table-cell office:value-type="float" office:value="-5.1452081317" calcext:value-type="float">
            <text:p>-5.1452081317</text:p>
          </table:table-cell>
          <table:table-cell office:value-type="float" office:value="-19.7296442639" calcext:value-type="float">
            <text:p>-19.7296442639</text:p>
          </table:table-cell>
          <table:table-cell office:value-type="float" office:value="-4.6774911032" calcext:value-type="float">
            <text:p>-4.6774911032</text:p>
          </table:table-cell>
        </table:table-row>
        <table:table-row table:style-name="ro1">
          <table:table-cell office:value-type="float" office:value="-22.5014163119" calcext:value-type="float">
            <text:p>-22.5014163119</text:p>
          </table:table-cell>
          <table:table-cell office:value-type="float" office:value="40.5671037946" calcext:value-type="float">
            <text:p>40.5671037946</text:p>
          </table:table-cell>
          <table:table-cell office:value-type="float" office:value="-51.1591175795" calcext:value-type="float">
            <text:p>-51.1591175795</text:p>
          </table:table-cell>
          <table:table-cell office:value-type="float" office:value="68.6376953125" calcext:value-type="float">
            <text:p>68.6376953125</text:p>
          </table:table-cell>
          <table:table-cell office:value-type="float" office:value="-51.4811263084" calcext:value-type="float">
            <text:p>-51.4811263084</text:p>
          </table:table-cell>
          <table:table-cell office:value-type="float" office:value="68.80859375" calcext:value-type="float">
            <text:p>68.80859375</text:p>
          </table:table-cell>
          <table:table-cell office:value-type="float" office:value="486" calcext:value-type="float">
            <text:p>486</text:p>
          </table:table-cell>
          <table:table-cell office:value-type="float" office:value="-20.6318593901" calcext:value-type="float">
            <text:p>-20.6318593901</text:p>
          </table:table-cell>
          <table:table-cell office:value-type="float" office:value="-5.1427879961" calcext:value-type="float">
            <text:p>-5.1427879961</text:p>
          </table:table-cell>
          <table:table-cell office:value-type="float" office:value="-19.7204124029" calcext:value-type="float">
            <text:p>-19.7204124029</text:p>
          </table:table-cell>
          <table:table-cell office:value-type="float" office:value="-4.6712633452" calcext:value-type="float">
            <text:p>-4.6712633452</text:p>
          </table:table-cell>
        </table:table-row>
        <table:table-row table:style-name="ro1">
          <table:table-cell office:value-type="float" office:value="-23.07274369" calcext:value-type="float">
            <text:p>-23.07274369</text:p>
          </table:table-cell>
          <table:table-cell office:value-type="float" office:value="40.7952008929" calcext:value-type="float">
            <text:p>40.7952008929</text:p>
          </table:table-cell>
          <table:table-cell office:value-type="float" office:value="-51.0857397795" calcext:value-type="float">
            <text:p>-51.0857397795</text:p>
          </table:table-cell>
          <table:table-cell office:value-type="float" office:value="68.49609375" calcext:value-type="float">
            <text:p>68.49609375</text:p>
          </table:table-cell>
          <table:table-cell office:value-type="float" office:value="-51.4255104065" calcext:value-type="float">
            <text:p>-51.4255104065</text:p>
          </table:table-cell>
          <table:table-cell office:value-type="float" office:value="68.818359375" calcext:value-type="float">
            <text:p>68.818359375</text:p>
          </table:table-cell>
          <table:table-cell office:value-type="float" office:value="488" calcext:value-type="float">
            <text:p>488</text:p>
          </table:table-cell>
          <table:table-cell office:value-type="float" office:value="-20.5982404148" calcext:value-type="float">
            <text:p>-20.5982404148</text:p>
          </table:table-cell>
          <table:table-cell office:value-type="float" office:value="-5.1287512101" calcext:value-type="float">
            <text:p>-5.1287512101</text:p>
          </table:table-cell>
          <table:table-cell office:value-type="float" office:value="-19.6962303452" calcext:value-type="float">
            <text:p>-19.6962303452</text:p>
          </table:table-cell>
          <table:table-cell office:value-type="float" office:value="-4.6721530249" calcext:value-type="float">
            <text:p>-4.6721530249</text:p>
          </table:table-cell>
        </table:table-row>
        <table:table-row table:style-name="ro1">
          <table:table-cell office:value-type="float" office:value="-22.4873833179" calcext:value-type="float">
            <text:p>-22.4873833179</text:p>
          </table:table-cell>
          <table:table-cell office:value-type="float" office:value="39.8842075893" calcext:value-type="float">
            <text:p>39.8842075893</text:p>
          </table:table-cell>
          <table:table-cell office:value-type="float" office:value="-51.1071547747" calcext:value-type="float">
            <text:p>-51.1071547747</text:p>
          </table:table-cell>
          <table:table-cell office:value-type="float" office:value="68.505859375" calcext:value-type="float">
            <text:p>68.505859375</text:p>
          </table:table-cell>
          <table:table-cell office:value-type="float" office:value="-51.439922595" calcext:value-type="float">
            <text:p>-51.439922595</text:p>
          </table:table-cell>
          <table:table-cell office:value-type="float" office:value="68.828125" calcext:value-type="float">
            <text:p>68.828125</text:p>
          </table:table-cell>
          <table:table-cell office:value-type="float" office:value="490" calcext:value-type="float">
            <text:p>490</text:p>
          </table:table-cell>
          <table:table-cell office:value-type="float" office:value="-20.6080519681" calcext:value-type="float">
            <text:p>-20.6080519681</text:p>
          </table:table-cell>
          <table:table-cell office:value-type="float" office:value="-5.1297192643" calcext:value-type="float">
            <text:p>-5.1297192643</text:p>
          </table:table-cell>
          <table:table-cell office:value-type="float" office:value="-19.702496833" calcext:value-type="float">
            <text:p>-19.702496833</text:p>
          </table:table-cell>
          <table:table-cell office:value-type="float" office:value="-4.6730427046" calcext:value-type="float">
            <text:p>-4.6730427046</text:p>
          </table:table-cell>
        </table:table-row>
        <table:table-row table:style-name="ro1">
          <table:table-cell office:value-type="float" office:value="-22.5772852395" calcext:value-type="float">
            <text:p>-22.5772852395</text:p>
          </table:table-cell>
          <table:table-cell office:value-type="float" office:value="40.1806640625" calcext:value-type="float">
            <text:p>40.1806640625</text:p>
          </table:table-cell>
          <table:table-cell office:value-type="float" office:value="-51.0873811483" calcext:value-type="float">
            <text:p>-51.0873811483</text:p>
          </table:table-cell>
          <table:table-cell office:value-type="float" office:value="68.45703125" calcext:value-type="float">
            <text:p>68.45703125</text:p>
          </table:table-cell>
          <table:table-cell office:value-type="float" office:value="-51.4191190004" calcext:value-type="float">
            <text:p>-51.4191190004</text:p>
          </table:table-cell>
          <table:table-cell office:value-type="float" office:value="68.818359375" calcext:value-type="float">
            <text:p>68.818359375</text:p>
          </table:table-cell>
          <table:table-cell office:value-type="float" office:value="491" calcext:value-type="float">
            <text:p>491</text:p>
          </table:table-cell>
          <table:table-cell office:value-type="float" office:value="-20.5989924289" calcext:value-type="float">
            <text:p>-20.5989924289</text:p>
          </table:table-cell>
          <table:table-cell office:value-type="float" office:value="-5.1248789932" calcext:value-type="float">
            <text:p>-5.1248789932</text:p>
          </table:table-cell>
          <table:table-cell office:value-type="float" office:value="-19.6934513315" calcext:value-type="float">
            <text:p>-19.6934513315</text:p>
          </table:table-cell>
          <table:table-cell office:value-type="float" office:value="-4.6721530249" calcext:value-type="float">
            <text:p>-4.6721530249</text:p>
          </table:table-cell>
        </table:table-row>
        <table:table-row table:style-name="ro1">
          <table:table-cell office:value-type="float" office:value="-21.9311044048" calcext:value-type="float">
            <text:p>-21.9311044048</text:p>
          </table:table-cell>
          <table:table-cell office:value-type="float" office:value="40.1715959821" calcext:value-type="float">
            <text:p>40.1715959821</text:p>
          </table:table-cell>
          <table:table-cell office:value-type="float" office:value="-51.0793268442" calcext:value-type="float">
            <text:p>-51.0793268442</text:p>
          </table:table-cell>
          <table:table-cell office:value-type="float" office:value="68.4619140625" calcext:value-type="float">
            <text:p>68.4619140625</text:p>
          </table:table-cell>
          <table:table-cell office:value-type="float" office:value="-51.4176752806" calcext:value-type="float">
            <text:p>-51.4176752806</text:p>
          </table:table-cell>
          <table:table-cell office:value-type="float" office:value="68.8232421875" calcext:value-type="float">
            <text:p>68.8232421875</text:p>
          </table:table-cell>
          <table:table-cell office:value-type="float" office:value="493" calcext:value-type="float">
            <text:p>493</text:p>
          </table:table-cell>
          <table:table-cell office:value-type="float" office:value="-20.5953022467" calcext:value-type="float">
            <text:p>-20.5953022467</text:p>
          </table:table-cell>
          <table:table-cell office:value-type="float" office:value="-5.1253630203" calcext:value-type="float">
            <text:p>-5.1253630203</text:p>
          </table:table-cell>
          <table:table-cell office:value-type="float" office:value="-19.6928235953" calcext:value-type="float">
            <text:p>-19.6928235953</text:p>
          </table:table-cell>
          <table:table-cell office:value-type="float" office:value="-4.6725978648" calcext:value-type="float">
            <text:p>-4.6725978648</text:p>
          </table:table-cell>
        </table:table-row>
        <table:table-row table:style-name="ro1">
          <table:table-cell office:value-type="float" office:value="-22.8784922728" calcext:value-type="float">
            <text:p>-22.8784922728</text:p>
          </table:table-cell>
          <table:table-cell office:value-type="float" office:value="40.5608258929" calcext:value-type="float">
            <text:p>40.5608258929</text:p>
          </table:table-cell>
          <table:table-cell office:value-type="float" office:value="-51.0869975328" calcext:value-type="float">
            <text:p>-51.0869975328</text:p>
          </table:table-cell>
          <table:table-cell office:value-type="float" office:value="68.4716796875" calcext:value-type="float">
            <text:p>68.4716796875</text:p>
          </table:table-cell>
          <table:table-cell office:value-type="float" office:value="-51.4270730019" calcext:value-type="float">
            <text:p>-51.4270730019</text:p>
          </table:table-cell>
          <table:table-cell office:value-type="float" office:value="68.828125" calcext:value-type="float">
            <text:p>68.828125</text:p>
          </table:table-cell>
          <table:table-cell office:value-type="float" office:value="495" calcext:value-type="float">
            <text:p>495</text:p>
          </table:table-cell>
          <table:table-cell office:value-type="float" office:value="-20.5988166705" calcext:value-type="float">
            <text:p>-20.5988166705</text:p>
          </table:table-cell>
          <table:table-cell office:value-type="float" office:value="-5.1263310745" calcext:value-type="float">
            <text:p>-5.1263310745</text:p>
          </table:table-cell>
          <table:table-cell office:value-type="float" office:value="-19.696909769" calcext:value-type="float">
            <text:p>-19.696909769</text:p>
          </table:table-cell>
          <table:table-cell office:value-type="float" office:value="-4.6730427046" calcext:value-type="float">
            <text:p>-4.6730427046</text:p>
          </table:table-cell>
        </table:table-row>
        <table:table-row table:style-name="ro1">
          <table:table-cell office:value-type="float" office:value="-22.5009461424" calcext:value-type="float">
            <text:p>-22.5009461424</text:p>
          </table:table-cell>
          <table:table-cell office:value-type="float" office:value="40.2964564732" calcext:value-type="float">
            <text:p>40.2964564732</text:p>
          </table:table-cell>
          <table:table-cell office:value-type="float" office:value="-51.0875885487" calcext:value-type="float">
            <text:p>-51.0875885487</text:p>
          </table:table-cell>
          <table:table-cell office:value-type="float" office:value="68.4912109375" calcext:value-type="float">
            <text:p>68.4912109375</text:p>
          </table:table-cell>
          <table:table-cell office:value-type="float" office:value="-51.4218410254" calcext:value-type="float">
            <text:p>-51.4218410254</text:p>
          </table:table-cell>
          <table:table-cell office:value-type="float" office:value="68.818359375" calcext:value-type="float">
            <text:p>68.818359375</text:p>
          </table:table-cell>
          <table:table-cell office:value-type="float" office:value="497" calcext:value-type="float">
            <text:p>497</text:p>
          </table:table-cell>
          <table:table-cell office:value-type="float" office:value="-20.599087452" calcext:value-type="float">
            <text:p>-20.599087452</text:p>
          </table:table-cell>
          <table:table-cell office:value-type="float" office:value="-5.128267183" calcext:value-type="float">
            <text:p>-5.128267183</text:p>
          </table:table-cell>
          <table:table-cell office:value-type="float" office:value="-19.6946348808" calcext:value-type="float">
            <text:p>-19.6946348808</text:p>
          </table:table-cell>
          <table:table-cell office:value-type="float" office:value="-4.6721530249" calcext:value-type="float">
            <text:p>-4.6721530249</text:p>
          </table:table-cell>
        </table:table-row>
        <table:table-row table:style-name="ro1">
          <table:table-cell office:value-type="float" office:value="-23.0394020089" calcext:value-type="float">
            <text:p>-23.0394020089</text:p>
          </table:table-cell>
          <table:table-cell office:value-type="float" office:value="40.5545479911" calcext:value-type="float">
            <text:p>40.5545479911</text:p>
          </table:table-cell>
          <table:table-cell office:value-type="float" office:value="-51.0922347307" calcext:value-type="float">
            <text:p>-51.0922347307</text:p>
          </table:table-cell>
          <table:table-cell office:value-type="float" office:value="68.5498046875" calcext:value-type="float">
            <text:p>68.5498046875</text:p>
          </table:table-cell>
          <table:table-cell office:value-type="float" office:value="-51.4204143047" calcext:value-type="float">
            <text:p>-51.4204143047</text:p>
          </table:table-cell>
          <table:table-cell office:value-type="float" office:value="68.7841796875" calcext:value-type="float">
            <text:p>68.7841796875</text:p>
          </table:table-cell>
          <table:table-cell office:value-type="float" office:value="499" calcext:value-type="float">
            <text:p>499</text:p>
          </table:table-cell>
          <table:table-cell office:value-type="float" office:value="-20.6012161596" calcext:value-type="float">
            <text:p>-20.6012161596</text:p>
          </table:table-cell>
          <table:table-cell office:value-type="float" office:value="-5.1340755082" calcext:value-type="float">
            <text:p>-5.1340755082</text:p>
          </table:table-cell>
          <table:table-cell office:value-type="float" office:value="-19.694014536" calcext:value-type="float">
            <text:p>-19.694014536</text:p>
          </table:table-cell>
          <table:table-cell office:value-type="float" office:value="-4.6690391459" calcext:value-type="float">
            <text:p>-4.6690391459</text:p>
          </table:table-cell>
        </table:table-row>
        <table:table-row table:style-name="ro1">
          <table:table-cell office:value-type="float" office:value="-22.6893812716" calcext:value-type="float">
            <text:p>-22.6893812716</text:p>
          </table:table-cell>
          <table:table-cell office:value-type="float" office:value="40.7463727679" calcext:value-type="float">
            <text:p>40.7463727679</text:p>
          </table:table-cell>
          <table:table-cell office:value-type="float" office:value="-51.0219126225" calcext:value-type="float">
            <text:p>-51.0219126225</text:p>
          </table:table-cell>
          <table:table-cell office:value-type="float" office:value="68.447265625" calcext:value-type="float">
            <text:p>68.447265625</text:p>
          </table:table-cell>
          <table:table-cell office:value-type="float" office:value="-51.3611644268" calcext:value-type="float">
            <text:p>-51.3611644268</text:p>
          </table:table-cell>
          <table:table-cell office:value-type="float" office:value="68.6279296875" calcext:value-type="float">
            <text:p>68.6279296875</text:p>
          </table:table-cell>
          <table:table-cell office:value-type="float" office:value="501" calcext:value-type="float">
            <text:p>501</text:p>
          </table:table-cell>
          <table:table-cell office:value-type="float" office:value="-20.5689971884" calcext:value-type="float">
            <text:p>-20.5689971884</text:p>
          </table:table-cell>
          <table:table-cell office:value-type="float" office:value="-5.123910939" calcext:value-type="float">
            <text:p>-5.123910939</text:p>
          </table:table-cell>
          <table:table-cell office:value-type="float" office:value="-19.6682524082" calcext:value-type="float">
            <text:p>-19.6682524082</text:p>
          </table:table-cell>
          <table:table-cell office:value-type="float" office:value="-4.6548042705" calcext:value-type="float">
            <text:p>-4.6548042705</text:p>
          </table:table-cell>
        </table:table-row>
        <table:table-row table:style-name="ro1">
          <table:table-cell office:value-type="float" office:value="-23.2325040787" calcext:value-type="float">
            <text:p>-23.2325040787</text:p>
          </table:table-cell>
          <table:table-cell office:value-type="float" office:value="40.2371651786" calcext:value-type="float">
            <text:p>40.2371651786</text:p>
          </table:table-cell>
          <table:table-cell office:value-type="float" office:value="-50.9872947931" calcext:value-type="float">
            <text:p>-50.9872947931</text:p>
          </table:table-cell>
          <table:table-cell office:value-type="float" office:value="68.4228515625" calcext:value-type="float">
            <text:p>68.4228515625</text:p>
          </table:table-cell>
          <table:table-cell office:value-type="float" office:value="-51.3315601349" calcext:value-type="float">
            <text:p>-51.3315601349</text:p>
          </table:table-cell>
          <table:table-cell office:value-type="float" office:value="68.642578125" calcext:value-type="float">
            <text:p>68.642578125</text:p>
          </table:table-cell>
          <table:table-cell office:value-type="float" office:value="503" calcext:value-type="float">
            <text:p>503</text:p>
          </table:table-cell>
          <table:table-cell office:value-type="float" office:value="-20.5531365881" calcext:value-type="float">
            <text:p>-20.5531365881</text:p>
          </table:table-cell>
          <table:table-cell office:value-type="float" office:value="-5.1214908035" calcext:value-type="float">
            <text:p>-5.1214908035</text:p>
          </table:table-cell>
          <table:table-cell office:value-type="float" office:value="-19.6553803218" calcext:value-type="float">
            <text:p>-19.6553803218</text:p>
          </table:table-cell>
          <table:table-cell office:value-type="float" office:value="-4.65613879" calcext:value-type="float">
            <text:p>-4.65613879</text:p>
          </table:table-cell>
        </table:table-row>
        <table:table-row table:style-name="ro1">
          <table:table-cell office:value-type="float" office:value="-22.7106959266" calcext:value-type="float">
            <text:p>-22.7106959266</text:p>
          </table:table-cell>
          <table:table-cell office:value-type="float" office:value="40.2615792411" calcext:value-type="float">
            <text:p>40.2615792411</text:p>
          </table:table-cell>
          <table:table-cell office:value-type="float" office:value="-50.9425513506" calcext:value-type="float">
            <text:p>-50.9425513506</text:p>
          </table:table-cell>
          <table:table-cell office:value-type="float" office:value="68.4033203125" calcext:value-type="float">
            <text:p>68.4033203125</text:p>
          </table:table-cell>
          <table:table-cell office:value-type="float" office:value="-51.3117974043" calcext:value-type="float">
            <text:p>-51.3117974043</text:p>
          </table:table-cell>
          <table:table-cell office:value-type="float" office:value="68.5791015625" calcext:value-type="float">
            <text:p>68.5791015625</text:p>
          </table:table-cell>
          <table:table-cell office:value-type="float" office:value="505" calcext:value-type="float">
            <text:p>505</text:p>
          </table:table-cell>
          <table:table-cell office:value-type="float" office:value="-20.532636809" calcext:value-type="float">
            <text:p>-20.532636809</text:p>
          </table:table-cell>
          <table:table-cell office:value-type="float" office:value="-5.1195546951" calcext:value-type="float">
            <text:p>-5.1195546951</text:p>
          </table:table-cell>
          <table:table-cell office:value-type="float" office:value="-19.6467873929" calcext:value-type="float">
            <text:p>-19.6467873929</text:p>
          </table:table-cell>
          <table:table-cell office:value-type="float" office:value="-4.6503558719" calcext:value-type="float">
            <text:p>-4.6503558719</text:p>
          </table:table-cell>
        </table:table-row>
        <table:table-row table:style-name="ro1">
          <table:table-cell office:value-type="float" office:value="-23.0736898469" calcext:value-type="float">
            <text:p>-23.0736898469</text:p>
          </table:table-cell>
          <table:table-cell office:value-type="float" office:value="40.6661551339" calcext:value-type="float">
            <text:p>40.6661551339</text:p>
          </table:table-cell>
          <table:table-cell office:value-type="float" office:value="-50.9735522509" calcext:value-type="float">
            <text:p>-50.9735522509</text:p>
          </table:table-cell>
          <table:table-cell office:value-type="float" office:value="68.4130859375" calcext:value-type="float">
            <text:p>68.4130859375</text:p>
          </table:table-cell>
          <table:table-cell office:value-type="float" office:value="-51.3230756044" calcext:value-type="float">
            <text:p>-51.3230756044</text:p>
          </table:table-cell>
          <table:table-cell office:value-type="float" office:value="68.6474609375" calcext:value-type="float">
            <text:p>68.6474609375</text:p>
          </table:table-cell>
          <table:table-cell office:value-type="float" office:value="507" calcext:value-type="float">
            <text:p>507</text:p>
          </table:table-cell>
          <table:table-cell office:value-type="float" office:value="-20.546840267" calcext:value-type="float">
            <text:p>-20.546840267</text:p>
          </table:table-cell>
          <table:table-cell office:value-type="float" office:value="-5.1205227493" calcext:value-type="float">
            <text:p>-5.1205227493</text:p>
          </table:table-cell>
          <table:table-cell office:value-type="float" office:value="-19.6516912078" calcext:value-type="float">
            <text:p>-19.6516912078</text:p>
          </table:table-cell>
          <table:table-cell office:value-type="float" office:value="-4.6565836299" calcext:value-type="float">
            <text:p>-4.6565836299</text:p>
          </table:table-cell>
        </table:table-row>
        <table:table-row table:style-name="ro1">
          <table:table-cell office:value-type="float" office:value="-22.7436599267" calcext:value-type="float">
            <text:p>-22.7436599267</text:p>
          </table:table-cell>
          <table:table-cell office:value-type="float" office:value="40.3097098214" calcext:value-type="float">
            <text:p>40.3097098214</text:p>
          </table:table-cell>
          <table:table-cell office:value-type="float" office:value="-50.9162553549" calcext:value-type="float">
            <text:p>-50.9162553549</text:p>
          </table:table-cell>
          <table:table-cell office:value-type="float" office:value="68.3544921875" calcext:value-type="float">
            <text:p>68.3544921875</text:p>
          </table:table-cell>
          <table:table-cell office:value-type="float" office:value="-51.2846345425" calcext:value-type="float">
            <text:p>-51.2846345425</text:p>
          </table:table-cell>
          <table:table-cell office:value-type="float" office:value="68.525390625" calcext:value-type="float">
            <text:p>68.525390625</text:p>
          </table:table-cell>
          <table:table-cell office:value-type="float" office:value="509" calcext:value-type="float">
            <text:p>509</text:p>
          </table:table-cell>
          <table:table-cell office:value-type="float" office:value="-20.520588963" calcext:value-type="float">
            <text:p>-20.520588963</text:p>
          </table:table-cell>
          <table:table-cell office:value-type="float" office:value="-5.114714424" calcext:value-type="float">
            <text:p>-5.114714424</text:p>
          </table:table-cell>
          <table:table-cell office:value-type="float" office:value="-19.6349768518" calcext:value-type="float">
            <text:p>-19.6349768518</text:p>
          </table:table-cell>
          <table:table-cell office:value-type="float" office:value="-4.6454626335" calcext:value-type="float">
            <text:p>-4.6454626335</text:p>
          </table:table-cell>
        </table:table-row>
        <table:table-row table:style-name="ro1">
          <table:table-cell office:value-type="float" office:value="-22.7086871203" calcext:value-type="float">
            <text:p>-22.7086871203</text:p>
          </table:table-cell>
          <table:table-cell office:value-type="float" office:value="40.2469308036" calcext:value-type="float">
            <text:p>40.2469308036</text:p>
          </table:table-cell>
          <table:table-cell office:value-type="float" office:value="-50.9153294802" calcext:value-type="float">
            <text:p>-50.9153294802</text:p>
          </table:table-cell>
          <table:table-cell office:value-type="float" office:value="68.330078125" calcext:value-type="float">
            <text:p>68.330078125</text:p>
          </table:table-cell>
          <table:table-cell office:value-type="float" office:value="-51.2858697891" calcext:value-type="float">
            <text:p>-51.2858697891</text:p>
          </table:table-cell>
          <table:table-cell office:value-type="float" office:value="68.5498046875" calcext:value-type="float">
            <text:p>68.5498046875</text:p>
          </table:table-cell>
          <table:table-cell office:value-type="float" office:value="510" calcext:value-type="float">
            <text:p>510</text:p>
          </table:table-cell>
          <table:table-cell office:value-type="float" office:value="-20.5201647617" calcext:value-type="float">
            <text:p>-20.5201647617</text:p>
          </table:table-cell>
          <table:table-cell office:value-type="float" office:value="-5.1122942885" calcext:value-type="float">
            <text:p>-5.1122942885</text:p>
          </table:table-cell>
          <table:table-cell office:value-type="float" office:value="-19.6355139429" calcext:value-type="float">
            <text:p>-19.6355139429</text:p>
          </table:table-cell>
          <table:table-cell office:value-type="float" office:value="-4.6476868327" calcext:value-type="float">
            <text:p>-4.6476868327</text:p>
          </table:table-cell>
        </table:table-row>
        <table:table-row table:style-name="ro1">
          <table:table-cell office:value-type="float" office:value="-22.9006390286" calcext:value-type="float">
            <text:p>-22.9006390286</text:p>
          </table:table-cell>
          <table:table-cell office:value-type="float" office:value="40.5085100446" calcext:value-type="float">
            <text:p>40.5085100446</text:p>
          </table:table-cell>
          <table:table-cell office:value-type="float" office:value="-50.8940915346" calcext:value-type="float">
            <text:p>-50.8940915346</text:p>
          </table:table-cell>
          <table:table-cell office:value-type="float" office:value="68.271484375" calcext:value-type="float">
            <text:p>68.271484375</text:p>
          </table:table-cell>
          <table:table-cell office:value-type="float" office:value="-51.2704598665" calcext:value-type="float">
            <text:p>-51.2704598665</text:p>
          </table:table-cell>
          <table:table-cell office:value-type="float" office:value="68.6181640625" calcext:value-type="float">
            <text:p>68.6181640625</text:p>
          </table:table-cell>
          <table:table-cell office:value-type="float" office:value="512" calcext:value-type="float">
            <text:p>512</text:p>
          </table:table-cell>
          <table:table-cell office:value-type="float" office:value="-20.510434326" calcext:value-type="float">
            <text:p>-20.510434326</text:p>
          </table:table-cell>
          <table:table-cell office:value-type="float" office:value="-5.1064859632" calcext:value-type="float">
            <text:p>-5.1064859632</text:p>
          </table:table-cell>
          <table:table-cell office:value-type="float" office:value="-19.6288136355" calcext:value-type="float">
            <text:p>-19.6288136355</text:p>
          </table:table-cell>
          <table:table-cell office:value-type="float" office:value="-4.6539145907" calcext:value-type="float">
            <text:p>-4.6539145907</text:p>
          </table:table-cell>
        </table:table-row>
        <table:table-row table:style-name="ro1">
          <table:table-cell office:value-type="float" office:value="-22.5314029336" calcext:value-type="float">
            <text:p>-22.5314029336</text:p>
          </table:table-cell>
          <table:table-cell office:value-type="float" office:value="40.3850446429" calcext:value-type="float">
            <text:p>40.3850446429</text:p>
          </table:table-cell>
          <table:table-cell office:value-type="float" office:value="-50.951063633" calcext:value-type="float">
            <text:p>-50.951063633</text:p>
          </table:table-cell>
          <table:table-cell office:value-type="float" office:value="68.4228515625" calcext:value-type="float">
            <text:p>68.4228515625</text:p>
          </table:table-cell>
          <table:table-cell office:value-type="float" office:value="-51.3134124041" calcext:value-type="float">
            <text:p>-51.3134124041</text:p>
          </table:table-cell>
          <table:table-cell office:value-type="float" office:value="68.6865234375" calcext:value-type="float">
            <text:p>68.6865234375</text:p>
          </table:table-cell>
          <table:table-cell office:value-type="float" office:value="514" calcext:value-type="float">
            <text:p>514</text:p>
          </table:table-cell>
          <table:table-cell office:value-type="float" office:value="-20.5365368198" calcext:value-type="float">
            <text:p>-20.5365368198</text:p>
          </table:table-cell>
          <table:table-cell office:value-type="float" office:value="-5.1214908035" calcext:value-type="float">
            <text:p>-5.1214908035</text:p>
          </table:table-cell>
          <table:table-cell office:value-type="float" office:value="-19.6474896024" calcext:value-type="float">
            <text:p>-19.6474896024</text:p>
          </table:table-cell>
          <table:table-cell office:value-type="float" office:value="-4.6601423488" calcext:value-type="float">
            <text:p>-4.6601423488</text:p>
          </table:table-cell>
        </table:table-row>
        <table:table-row table:style-name="ro1">
          <table:table-cell office:value-type="float" office:value="-22.9182612832" calcext:value-type="float">
            <text:p>-22.9182612832</text:p>
          </table:table-cell>
          <table:table-cell office:value-type="float" office:value="40.7198660714" calcext:value-type="float">
            <text:p>40.7198660714</text:p>
          </table:table-cell>
          <table:table-cell office:value-type="float" office:value="-50.9608867645" calcext:value-type="float">
            <text:p>-50.9608867645</text:p>
          </table:table-cell>
          <table:table-cell office:value-type="float" office:value="68.447265625" calcext:value-type="float">
            <text:p>68.447265625</text:p>
          </table:table-cell>
          <table:table-cell office:value-type="float" office:value="-51.3196463346" calcext:value-type="float">
            <text:p>-51.3196463346</text:p>
          </table:table-cell>
          <table:table-cell office:value-type="float" office:value="68.6572265625" calcext:value-type="float">
            <text:p>68.6572265625</text:p>
          </table:table-cell>
          <table:table-cell office:value-type="float" office:value="516" calcext:value-type="float">
            <text:p>516</text:p>
          </table:table-cell>
          <table:table-cell office:value-type="float" office:value="-20.5410374129" calcext:value-type="float">
            <text:p>-20.5410374129</text:p>
          </table:table-cell>
          <table:table-cell office:value-type="float" office:value="-5.123910939" calcext:value-type="float">
            <text:p>-5.123910939</text:p>
          </table:table-cell>
          <table:table-cell office:value-type="float" office:value="-19.650200145" calcext:value-type="float">
            <text:p>-19.650200145</text:p>
          </table:table-cell>
          <table:table-cell office:value-type="float" office:value="-4.6574733096" calcext:value-type="float">
            <text:p>-4.6574733096</text:p>
          </table:table-cell>
        </table:table-row>
        <table:table-row table:style-name="ro1">
          <table:table-cell office:value-type="float" office:value="-22.3402086684" calcext:value-type="float">
            <text:p>-22.3402086684</text:p>
          </table:table-cell>
          <table:table-cell office:value-type="float" office:value="40.3529575893" calcext:value-type="float">
            <text:p>40.3529575893</text:p>
          </table:table-cell>
          <table:table-cell office:value-type="float" office:value="-50.9279607058" calcext:value-type="float">
            <text:p>-50.9279607058</text:p>
          </table:table-cell>
          <table:table-cell office:value-type="float" office:value="68.4228515625" calcext:value-type="float">
            <text:p>68.4228515625</text:p>
          </table:table-cell>
          <table:table-cell office:value-type="float" office:value="-51.2934295654" calcext:value-type="float">
            <text:p>-51.2934295654</text:p>
          </table:table-cell>
          <table:table-cell office:value-type="float" office:value="68.623046875" calcext:value-type="float">
            <text:p>68.623046875</text:p>
          </table:table-cell>
          <table:table-cell office:value-type="float" office:value="518" calcext:value-type="float">
            <text:p>518</text:p>
          </table:table-cell>
          <table:table-cell office:value-type="float" office:value="-20.5259519189" calcext:value-type="float">
            <text:p>-20.5259519189</text:p>
          </table:table-cell>
          <table:table-cell office:value-type="float" office:value="-5.1214908035" calcext:value-type="float">
            <text:p>-5.1214908035</text:p>
          </table:table-cell>
          <table:table-cell office:value-type="float" office:value="-19.6388009695" calcext:value-type="float">
            <text:p>-19.6388009695</text:p>
          </table:table-cell>
          <table:table-cell office:value-type="float" office:value="-4.6543594306" calcext:value-type="float">
            <text:p>-4.6543594306</text:p>
          </table:table-cell>
        </table:table-row>
        <table:table-row table:style-name="ro1">
          <table:table-cell office:value-type="float" office:value="-22.7369935466" calcext:value-type="float">
            <text:p>-22.7369935466</text:p>
          </table:table-cell>
          <table:table-cell office:value-type="float" office:value="40.6989397321" calcext:value-type="float">
            <text:p>40.6989397321</text:p>
          </table:table-cell>
          <table:table-cell office:value-type="float" office:value="-50.9171241045" calcext:value-type="float">
            <text:p>-50.9171241045</text:p>
          </table:table-cell>
          <table:table-cell office:value-type="float" office:value="68.4375" calcext:value-type="float">
            <text:p>68.4375</text:p>
          </table:table-cell>
          <table:table-cell office:value-type="float" office:value="-51.2851867437" calcext:value-type="float">
            <text:p>-51.2851867437</text:p>
          </table:table-cell>
          <table:table-cell office:value-type="float" office:value="68.6474609375" calcext:value-type="float">
            <text:p>68.6474609375</text:p>
          </table:table-cell>
          <table:table-cell office:value-type="float" office:value="520" calcext:value-type="float">
            <text:p>520</text:p>
          </table:table-cell>
          <table:table-cell office:value-type="float" office:value="-20.5209869917" calcext:value-type="float">
            <text:p>-20.5209869917</text:p>
          </table:table-cell>
          <table:table-cell office:value-type="float" office:value="-5.1229428848" calcext:value-type="float">
            <text:p>-5.1229428848</text:p>
          </table:table-cell>
          <table:table-cell office:value-type="float" office:value="-19.6352169516" calcext:value-type="float">
            <text:p>-19.6352169516</text:p>
          </table:table-cell>
          <table:table-cell office:value-type="float" office:value="-4.6565836299" calcext:value-type="float">
            <text:p>-4.6565836299</text:p>
          </table:table-cell>
        </table:table-row>
        <table:table-row table:style-name="ro1">
          <table:table-cell office:value-type="float" office:value="-22.5416418331" calcext:value-type="float">
            <text:p>-22.5416418331</text:p>
          </table:table-cell>
          <table:table-cell office:value-type="float" office:value="40.0139508929" calcext:value-type="float">
            <text:p>40.0139508929</text:p>
          </table:table-cell>
          <table:table-cell office:value-type="float" office:value="-50.9364271879" calcext:value-type="float">
            <text:p>-50.9364271879</text:p>
          </table:table-cell>
          <table:table-cell office:value-type="float" office:value="68.486328125" calcext:value-type="float">
            <text:p>68.486328125</text:p>
          </table:table-cell>
          <table:table-cell office:value-type="float" office:value="-51.294485569" calcext:value-type="float">
            <text:p>-51.294485569</text:p>
          </table:table-cell>
          <table:table-cell office:value-type="float" office:value="68.642578125" calcext:value-type="float">
            <text:p>68.642578125</text:p>
          </table:table-cell>
          <table:table-cell office:value-type="float" office:value="522" calcext:value-type="float">
            <text:p>522</text:p>
          </table:table-cell>
          <table:table-cell office:value-type="float" office:value="-20.5298309457" calcext:value-type="float">
            <text:p>-20.5298309457</text:p>
          </table:table-cell>
          <table:table-cell office:value-type="float" office:value="-5.1277831559" calcext:value-type="float">
            <text:p>-5.1277831559</text:p>
          </table:table-cell>
          <table:table-cell office:value-type="float" office:value="-19.6392601248" calcext:value-type="float">
            <text:p>-19.6392601248</text:p>
          </table:table-cell>
          <table:table-cell office:value-type="float" office:value="-4.65613879" calcext:value-type="float">
            <text:p>-4.65613879</text:p>
          </table:table-cell>
        </table:table-row>
        <table:table-row table:style-name="ro1">
          <table:table-cell office:value-type="float" office:value="-23.0034893768" calcext:value-type="float">
            <text:p>-23.0034893768</text:p>
          </table:table-cell>
          <table:table-cell office:value-type="float" office:value="40.6549944196" calcext:value-type="float">
            <text:p>40.6549944196</text:p>
          </table:table-cell>
          <table:table-cell office:value-type="float" office:value="-50.9443584681" calcext:value-type="float">
            <text:p>-50.9443584681</text:p>
          </table:table-cell>
          <table:table-cell office:value-type="float" office:value="68.447265625" calcext:value-type="float">
            <text:p>68.447265625</text:p>
          </table:table-cell>
          <table:table-cell office:value-type="float" office:value="-51.2984462023" calcext:value-type="float">
            <text:p>-51.2984462023</text:p>
          </table:table-cell>
          <table:table-cell office:value-type="float" office:value="68.6572265625" calcext:value-type="float">
            <text:p>68.6572265625</text:p>
          </table:table-cell>
          <table:table-cell office:value-type="float" office:value="524" calcext:value-type="float">
            <text:p>524</text:p>
          </table:table-cell>
          <table:table-cell office:value-type="float" office:value="-20.5334647629" calcext:value-type="float">
            <text:p>-20.5334647629</text:p>
          </table:table-cell>
          <table:table-cell office:value-type="float" office:value="-5.123910939" calcext:value-type="float">
            <text:p>-5.123910939</text:p>
          </table:table-cell>
          <table:table-cell office:value-type="float" office:value="-19.640982227" calcext:value-type="float">
            <text:p>-19.640982227</text:p>
          </table:table-cell>
          <table:table-cell office:value-type="float" office:value="-4.6574733096" calcext:value-type="float">
            <text:p>-4.6574733096</text:p>
          </table:table-cell>
        </table:table-row>
        <table:table-row table:style-name="ro1">
          <table:table-cell office:value-type="float" office:value="-23.6470083535" calcext:value-type="float">
            <text:p>-23.6470083535</text:p>
          </table:table-cell>
          <table:table-cell office:value-type="float" office:value="40.8733258929" calcext:value-type="float">
            <text:p>40.8733258929</text:p>
          </table:table-cell>
          <table:table-cell office:value-type="float" office:value="-50.9302968025" calcext:value-type="float">
            <text:p>-50.9302968025</text:p>
          </table:table-cell>
          <table:table-cell office:value-type="float" office:value="68.4375" calcext:value-type="float">
            <text:p>68.4375</text:p>
          </table:table-cell>
          <table:table-cell office:value-type="float" office:value="-51.2911529779" calcext:value-type="float">
            <text:p>-51.2911529779</text:p>
          </table:table-cell>
          <table:table-cell office:value-type="float" office:value="68.6767578125" calcext:value-type="float">
            <text:p>68.6767578125</text:p>
          </table:table-cell>
          <table:table-cell office:value-type="float" office:value="526" calcext:value-type="float">
            <text:p>526</text:p>
          </table:table-cell>
          <table:table-cell office:value-type="float" office:value="-20.5270222314" calcext:value-type="float">
            <text:p>-20.5270222314</text:p>
          </table:table-cell>
          <table:table-cell office:value-type="float" office:value="-5.1229428848" calcext:value-type="float">
            <text:p>-5.1229428848</text:p>
          </table:table-cell>
          <table:table-cell office:value-type="float" office:value="-19.6378110985" calcext:value-type="float">
            <text:p>-19.6378110985</text:p>
          </table:table-cell>
          <table:table-cell office:value-type="float" office:value="-4.659252669" calcext:value-type="float">
            <text:p>-4.659252669</text:p>
          </table:table-cell>
        </table:table-row>
        <table:table-row table:style-name="ro1">
          <table:table-cell office:value-type="float" office:value="-23.1811198392" calcext:value-type="float">
            <text:p>-23.1811198392</text:p>
          </table:table-cell>
          <table:table-cell office:value-type="float" office:value="40.7624162946" calcext:value-type="float">
            <text:p>40.7624162946</text:p>
          </table:table-cell>
          <table:table-cell office:value-type="float" office:value="-50.9426461458" calcext:value-type="float">
            <text:p>-50.9426461458</text:p>
          </table:table-cell>
          <table:table-cell office:value-type="float" office:value="68.4765625" calcext:value-type="float">
            <text:p>68.4765625</text:p>
          </table:table-cell>
          <table:table-cell office:value-type="float" office:value="-51.3010899544" calcext:value-type="float">
            <text:p>-51.3010899544</text:p>
          </table:table-cell>
          <table:table-cell office:value-type="float" office:value="68.701171875" calcext:value-type="float">
            <text:p>68.701171875</text:p>
          </table:table-cell>
          <table:table-cell office:value-type="float" office:value="528" calcext:value-type="float">
            <text:p>528</text:p>
          </table:table-cell>
          <table:table-cell office:value-type="float" office:value="-20.5326802406" calcext:value-type="float">
            <text:p>-20.5326802406</text:p>
          </table:table-cell>
          <table:table-cell office:value-type="float" office:value="-5.1268151016" calcext:value-type="float">
            <text:p>-5.1268151016</text:p>
          </table:table-cell>
          <table:table-cell office:value-type="float" office:value="-19.6421317429" calcext:value-type="float">
            <text:p>-19.6421317429</text:p>
          </table:table-cell>
          <table:table-cell office:value-type="float" office:value="-4.6614768683" calcext:value-type="float">
            <text:p>-4.6614768683</text:p>
          </table:table-cell>
        </table:table-row>
        <table:table-row table:style-name="ro1">
          <table:table-cell office:value-type="float" office:value="-23.0444696903" calcext:value-type="float">
            <text:p>-23.0444696903</text:p>
          </table:table-cell>
          <table:table-cell office:value-type="float" office:value="40.3076171875" calcext:value-type="float">
            <text:p>40.3076171875</text:p>
          </table:table-cell>
          <table:table-cell office:value-type="float" office:value="-50.9258687019" calcext:value-type="float">
            <text:p>-50.9258687019</text:p>
          </table:table-cell>
          <table:table-cell office:value-type="float" office:value="68.427734375" calcext:value-type="float">
            <text:p>68.427734375</text:p>
          </table:table-cell>
          <table:table-cell office:value-type="float" office:value="-51.2900716066" calcext:value-type="float">
            <text:p>-51.2900716066</text:p>
          </table:table-cell>
          <table:table-cell office:value-type="float" office:value="68.7060546875" calcext:value-type="float">
            <text:p>68.7060546875</text:p>
          </table:table-cell>
          <table:table-cell office:value-type="float" office:value="529" calcext:value-type="float">
            <text:p>529</text:p>
          </table:table-cell>
          <table:table-cell office:value-type="float" office:value="-20.5249934406" calcext:value-type="float">
            <text:p>-20.5249934406</text:p>
          </table:table-cell>
          <table:table-cell office:value-type="float" office:value="-5.1219748306" calcext:value-type="float">
            <text:p>-5.1219748306</text:p>
          </table:table-cell>
          <table:table-cell office:value-type="float" office:value="-19.6373409131" calcext:value-type="float">
            <text:p>-19.6373409131</text:p>
          </table:table-cell>
          <table:table-cell office:value-type="float" office:value="-4.6619217082" calcext:value-type="float">
            <text:p>-4.6619217082</text:p>
          </table:table-cell>
        </table:table-row>
        <table:table-row table:style-name="ro1">
          <table:table-cell office:value-type="float" office:value="-22.7983438445" calcext:value-type="float">
            <text:p>-22.7983438445</text:p>
          </table:table-cell>
          <table:table-cell office:value-type="float" office:value="40.5489676339" calcext:value-type="float">
            <text:p>40.5489676339</text:p>
          </table:table-cell>
          <table:table-cell office:value-type="float" office:value="-50.8949525118" calcext:value-type="float">
            <text:p>-50.8949525118</text:p>
          </table:table-cell>
          <table:table-cell office:value-type="float" office:value="68.369140625" calcext:value-type="float">
            <text:p>68.369140625</text:p>
          </table:table-cell>
          <table:table-cell office:value-type="float" office:value="-51.2625184298" calcext:value-type="float">
            <text:p>-51.2625184298</text:p>
          </table:table-cell>
          <table:table-cell office:value-type="float" office:value="68.6669921875" calcext:value-type="float">
            <text:p>68.6669921875</text:p>
          </table:table-cell>
          <table:table-cell office:value-type="float" office:value="531" calcext:value-type="float">
            <text:p>531</text:p>
          </table:table-cell>
          <table:table-cell office:value-type="float" office:value="-20.5108287936" calcext:value-type="float">
            <text:p>-20.5108287936</text:p>
          </table:table-cell>
          <table:table-cell office:value-type="float" office:value="-5.1161665053" calcext:value-type="float">
            <text:p>-5.1161665053</text:p>
          </table:table-cell>
          <table:table-cell office:value-type="float" office:value="-19.6253606612" calcext:value-type="float">
            <text:p>-19.6253606612</text:p>
          </table:table-cell>
          <table:table-cell office:value-type="float" office:value="-4.6583629893" calcext:value-type="float">
            <text:p>-4.6583629893</text:p>
          </table:table-cell>
        </table:table-row>
        <table:table-row table:style-name="ro1">
          <table:table-cell office:value-type="float" office:value="-23.3182622624" calcext:value-type="float">
            <text:p>-23.3182622624</text:p>
          </table:table-cell>
          <table:table-cell office:value-type="float" office:value="40.615234375" calcext:value-type="float">
            <text:p>40.615234375</text:p>
          </table:table-cell>
          <table:table-cell office:value-type="float" office:value="-50.8642700434" calcext:value-type="float">
            <text:p>-50.8642700434</text:p>
          </table:table-cell>
          <table:table-cell office:value-type="float" office:value="68.30078125" calcext:value-type="float">
            <text:p>68.30078125</text:p>
          </table:table-cell>
          <table:table-cell office:value-type="float" office:value="-51.2334016085" calcext:value-type="float">
            <text:p>-51.2334016085</text:p>
          </table:table-cell>
          <table:table-cell office:value-type="float" office:value="68.583984375" calcext:value-type="float">
            <text:p>68.583984375</text:p>
          </table:table-cell>
          <table:table-cell office:value-type="float" office:value="533" calcext:value-type="float">
            <text:p>533</text:p>
          </table:table-cell>
          <table:table-cell office:value-type="float" office:value="-20.4967712292" calcext:value-type="float">
            <text:p>-20.4967712292</text:p>
          </table:table-cell>
          <table:table-cell office:value-type="float" office:value="-5.1093901258" calcext:value-type="float">
            <text:p>-5.1093901258</text:p>
          </table:table-cell>
          <table:table-cell office:value-type="float" office:value="-19.6127005293" calcext:value-type="float">
            <text:p>-19.6127005293</text:p>
          </table:table-cell>
          <table:table-cell office:value-type="float" office:value="-4.6508007117" calcext:value-type="float">
            <text:p>-4.6508007117</text:p>
          </table:table-cell>
        </table:table-row>
        <table:table-row table:style-name="ro1">
          <table:table-cell office:value-type="float" office:value="-22.5420360667" calcext:value-type="float">
            <text:p>-22.5420360667</text:p>
          </table:table-cell>
          <table:table-cell office:value-type="float" office:value="40.5113002232" calcext:value-type="float">
            <text:p>40.5113002232</text:p>
          </table:table-cell>
          <table:table-cell office:value-type="float" office:value="-50.8520655632" calcext:value-type="float">
            <text:p>-50.8520655632</text:p>
          </table:table-cell>
          <table:table-cell office:value-type="float" office:value="68.3154296875" calcext:value-type="float">
            <text:p>68.3154296875</text:p>
          </table:table-cell>
          <table:table-cell office:value-type="float" office:value="-51.2160465002" calcext:value-type="float">
            <text:p>-51.2160465002</text:p>
          </table:table-cell>
          <table:table-cell office:value-type="float" office:value="68.5888671875" calcext:value-type="float">
            <text:p>68.5888671875</text:p>
          </table:table-cell>
          <table:table-cell office:value-type="float" office:value="535" calcext:value-type="float">
            <text:p>535</text:p>
          </table:table-cell>
          <table:table-cell office:value-type="float" office:value="-20.4911795909" calcext:value-type="float">
            <text:p>-20.4911795909</text:p>
          </table:table-cell>
          <table:table-cell office:value-type="float" office:value="-5.1108422072" calcext:value-type="float">
            <text:p>-5.1108422072</text:p>
          </table:table-cell>
          <table:table-cell office:value-type="float" office:value="-19.605154446" calcext:value-type="float">
            <text:p>-19.605154446</text:p>
          </table:table-cell>
          <table:table-cell office:value-type="float" office:value="-4.6512455516" calcext:value-type="float">
            <text:p>-4.6512455516</text:p>
          </table:table-cell>
        </table:table-row>
        <table:table-row table:style-name="ro1">
          <table:table-cell office:value-type="float" office:value="-22.8514632706" calcext:value-type="float">
            <text:p>-22.8514632706</text:p>
          </table:table-cell>
          <table:table-cell office:value-type="float" office:value="40.5859375" calcext:value-type="float">
            <text:p>40.5859375</text:p>
          </table:table-cell>
          <table:table-cell office:value-type="float" office:value="-50.8365707874" calcext:value-type="float">
            <text:p>-50.8365707874</text:p>
          </table:table-cell>
          <table:table-cell office:value-type="float" office:value="68.3203125" calcext:value-type="float">
            <text:p>68.3203125</text:p>
          </table:table-cell>
          <table:table-cell office:value-type="float" office:value="-51.2047690153" calcext:value-type="float">
            <text:p>-51.2047690153</text:p>
          </table:table-cell>
          <table:table-cell office:value-type="float" office:value="68.6181640625" calcext:value-type="float">
            <text:p>68.6181640625</text:p>
          </table:table-cell>
          <table:table-cell office:value-type="float" office:value="537" calcext:value-type="float">
            <text:p>537</text:p>
          </table:table-cell>
          <table:table-cell office:value-type="float" office:value="-20.4840804617" calcext:value-type="float">
            <text:p>-20.4840804617</text:p>
          </table:table-cell>
          <table:table-cell office:value-type="float" office:value="-5.1113262343" calcext:value-type="float">
            <text:p>-5.1113262343</text:p>
          </table:table-cell>
          <table:table-cell office:value-type="float" office:value="-19.6002509421" calcext:value-type="float">
            <text:p>-19.6002509421</text:p>
          </table:table-cell>
          <table:table-cell office:value-type="float" office:value="-4.6539145907" calcext:value-type="float">
            <text:p>-4.6539145907</text:p>
          </table:table-cell>
        </table:table-row>
        <table:table-row table:style-name="ro1">
          <table:table-cell office:value-type="float" office:value="-23.1109526664" calcext:value-type="float">
            <text:p>-23.1109526664</text:p>
          </table:table-cell>
          <table:table-cell office:value-type="float" office:value="40.4436383929" calcext:value-type="float">
            <text:p>40.4436383929</text:p>
          </table:table-cell>
          <table:table-cell office:value-type="float" office:value="-50.8411911726" calcext:value-type="float">
            <text:p>-50.8411911726</text:p>
          </table:table-cell>
          <table:table-cell office:value-type="float" office:value="68.3056640625" calcext:value-type="float">
            <text:p>68.3056640625</text:p>
          </table:table-cell>
          <table:table-cell office:value-type="float" office:value="-51.2063965321" calcext:value-type="float">
            <text:p>-51.2063965321</text:p>
          </table:table-cell>
          <table:table-cell office:value-type="float" office:value="68.6328125" calcext:value-type="float">
            <text:p>68.6328125</text:p>
          </table:table-cell>
          <table:table-cell office:value-type="float" office:value="539" calcext:value-type="float">
            <text:p>539</text:p>
          </table:table-cell>
          <table:table-cell office:value-type="float" office:value="-20.4861973501" calcext:value-type="float">
            <text:p>-20.4861973501</text:p>
          </table:table-cell>
          <table:table-cell office:value-type="float" office:value="-5.109874153" calcext:value-type="float">
            <text:p>-5.109874153</text:p>
          </table:table-cell>
          <table:table-cell office:value-type="float" office:value="-19.6009585941" calcext:value-type="float">
            <text:p>-19.6009585941</text:p>
          </table:table-cell>
          <table:table-cell office:value-type="float" office:value="-4.6552491103" calcext:value-type="float">
            <text:p>-4.6552491103</text:p>
          </table:table-cell>
        </table:table-row>
        <table:table-row table:style-name="ro1">
          <table:table-cell office:value-type="float" office:value="-23.1768753341" calcext:value-type="float">
            <text:p>-23.1768753341</text:p>
          </table:table-cell>
          <table:table-cell office:value-type="float" office:value="40.556640625" calcext:value-type="float">
            <text:p>40.556640625</text:p>
          </table:table-cell>
          <table:table-cell office:value-type="float" office:value="-50.8607793331" calcext:value-type="float">
            <text:p>-50.8607793331</text:p>
          </table:table-cell>
          <table:table-cell office:value-type="float" office:value="68.310546875" calcext:value-type="float">
            <text:p>68.310546875</text:p>
          </table:table-cell>
          <table:table-cell office:value-type="float" office:value="-51.2225831509" calcext:value-type="float">
            <text:p>-51.2225831509</text:p>
          </table:table-cell>
          <table:table-cell office:value-type="float" office:value="68.6279296875" calcext:value-type="float">
            <text:p>68.6279296875</text:p>
          </table:table-cell>
          <table:table-cell office:value-type="float" office:value="541" calcext:value-type="float">
            <text:p>541</text:p>
          </table:table-cell>
          <table:table-cell office:value-type="float" office:value="-20.4951719158" calcext:value-type="float">
            <text:p>-20.4951719158</text:p>
          </table:table-cell>
          <table:table-cell office:value-type="float" office:value="-5.1103581801" calcext:value-type="float">
            <text:p>-5.1103581801</text:p>
          </table:table-cell>
          <table:table-cell office:value-type="float" office:value="-19.6079966127" calcext:value-type="float">
            <text:p>-19.6079966127</text:p>
          </table:table-cell>
          <table:table-cell office:value-type="float" office:value="-4.6548042705" calcext:value-type="float">
            <text:p>-4.6548042705</text:p>
          </table:table-cell>
        </table:table-row>
        <table:table-row table:style-name="ro1">
          <table:table-cell office:value-type="float" office:value="-22.8931825829" calcext:value-type="float">
            <text:p>-22.8931825829</text:p>
          </table:table-cell>
          <table:table-cell office:value-type="float" office:value="40.3724888393" calcext:value-type="float">
            <text:p>40.3724888393</text:p>
          </table:table-cell>
          <table:table-cell office:value-type="float" office:value="-50.8743156195" calcext:value-type="float">
            <text:p>-50.8743156195</text:p>
          </table:table-cell>
          <table:table-cell office:value-type="float" office:value="68.37890625" calcext:value-type="float">
            <text:p>68.37890625</text:p>
          </table:table-cell>
          <table:table-cell office:value-type="float" office:value="-51.2410646439" calcext:value-type="float">
            <text:p>-51.2410646439</text:p>
          </table:table-cell>
          <table:table-cell office:value-type="float" office:value="68.681640625" calcext:value-type="float">
            <text:p>68.681640625</text:p>
          </table:table-cell>
          <table:table-cell office:value-type="float" office:value="543" calcext:value-type="float">
            <text:p>543</text:p>
          </table:table-cell>
          <table:table-cell office:value-type="float" office:value="-20.5013737381" calcext:value-type="float">
            <text:p>-20.5013737381</text:p>
          </table:table-cell>
          <table:table-cell office:value-type="float" office:value="-5.1171345595" calcext:value-type="float">
            <text:p>-5.1171345595</text:p>
          </table:table-cell>
          <table:table-cell office:value-type="float" office:value="-19.6160324534" calcext:value-type="float">
            <text:p>-19.6160324534</text:p>
          </table:table-cell>
          <table:table-cell office:value-type="float" office:value="-4.6596975089" calcext:value-type="float">
            <text:p>-4.6596975089</text:p>
          </table:table-cell>
        </table:table-row>
        <table:table-row table:style-name="ro1">
          <table:table-cell office:value-type="float" office:value="-22.8751433909" calcext:value-type="float">
            <text:p>-22.8751433909</text:p>
          </table:table-cell>
          <table:table-cell office:value-type="float" office:value="40.4924665179" calcext:value-type="float">
            <text:p>40.4924665179</text:p>
          </table:table-cell>
          <table:table-cell office:value-type="float" office:value="-50.8668284178" calcext:value-type="float">
            <text:p>-50.8668284178</text:p>
          </table:table-cell>
          <table:table-cell office:value-type="float" office:value="68.369140625" calcext:value-type="float">
            <text:p>68.369140625</text:p>
          </table:table-cell>
          <table:table-cell office:value-type="float" office:value="-51.2289818048" calcext:value-type="float">
            <text:p>-51.2289818048</text:p>
          </table:table-cell>
          <table:table-cell office:value-type="float" office:value="68.662109375" calcext:value-type="float">
            <text:p>68.662109375</text:p>
          </table:table-cell>
          <table:table-cell office:value-type="float" office:value="545" calcext:value-type="float">
            <text:p>545</text:p>
          </table:table-cell>
          <table:table-cell office:value-type="float" office:value="-20.4979433811" calcext:value-type="float">
            <text:p>-20.4979433811</text:p>
          </table:table-cell>
          <table:table-cell office:value-type="float" office:value="-5.1161665053" calcext:value-type="float">
            <text:p>-5.1161665053</text:p>
          </table:table-cell>
          <table:table-cell office:value-type="float" office:value="-19.6107787777" calcext:value-type="float">
            <text:p>-19.6107787777</text:p>
          </table:table-cell>
          <table:table-cell office:value-type="float" office:value="-4.6579181495" calcext:value-type="float">
            <text:p>-4.6579181495</text:p>
          </table:table-cell>
        </table:table-row>
        <table:table-row table:style-name="ro1">
          <table:table-cell office:value-type="float" office:value="-22.7615484327" calcext:value-type="float">
            <text:p>-22.7615484327</text:p>
          </table:table-cell>
          <table:table-cell office:value-type="float" office:value="40.5315290179" calcext:value-type="float">
            <text:p>40.5315290179</text:p>
          </table:table-cell>
          <table:table-cell office:value-type="float" office:value="-50.8713125467" calcext:value-type="float">
            <text:p>-50.8713125467</text:p>
          </table:table-cell>
          <table:table-cell office:value-type="float" office:value="68.427734375" calcext:value-type="float">
            <text:p>68.427734375</text:p>
          </table:table-cell>
          <table:table-cell office:value-type="float" office:value="-51.2358282566" calcext:value-type="float">
            <text:p>-51.2358282566</text:p>
          </table:table-cell>
          <table:table-cell office:value-type="float" office:value="68.6572265625" calcext:value-type="float">
            <text:p>68.6572265625</text:p>
          </table:table-cell>
          <table:table-cell office:value-type="float" office:value="547" calcext:value-type="float">
            <text:p>547</text:p>
          </table:table-cell>
          <table:table-cell office:value-type="float" office:value="-20.499997842" calcext:value-type="float">
            <text:p>-20.499997842</text:p>
          </table:table-cell>
          <table:table-cell office:value-type="float" office:value="-5.1219748306" calcext:value-type="float">
            <text:p>-5.1219748306</text:p>
          </table:table-cell>
          <table:table-cell office:value-type="float" office:value="-19.6137556474" calcext:value-type="float">
            <text:p>-19.6137556474</text:p>
          </table:table-cell>
          <table:table-cell office:value-type="float" office:value="-4.6574733096" calcext:value-type="float">
            <text:p>-4.6574733096</text:p>
          </table:table-cell>
        </table:table-row>
        <table:table-row table:style-name="ro1">
          <table:table-cell office:value-type="float" office:value="-22.5106990567" calcext:value-type="float">
            <text:p>-22.5106990567</text:p>
          </table:table-cell>
          <table:table-cell office:value-type="float" office:value="40.1241629464" calcext:value-type="float">
            <text:p>40.1241629464</text:p>
          </table:table-cell>
          <table:table-cell office:value-type="float" office:value="-50.8663893223" calcext:value-type="float">
            <text:p>-50.8663893223</text:p>
          </table:table-cell>
          <table:table-cell office:value-type="float" office:value="68.3984375" calcext:value-type="float">
            <text:p>68.3984375</text:p>
          </table:table-cell>
          <table:table-cell office:value-type="float" office:value="-51.2347828865" calcext:value-type="float">
            <text:p>-51.2347828865</text:p>
          </table:table-cell>
          <table:table-cell office:value-type="float" office:value="68.69140625" calcext:value-type="float">
            <text:p>68.69140625</text:p>
          </table:table-cell>
          <table:table-cell office:value-type="float" office:value="548" calcext:value-type="float">
            <text:p>548</text:p>
          </table:table-cell>
          <table:table-cell office:value-type="float" office:value="-20.4977422039" calcext:value-type="float">
            <text:p>-20.4977422039</text:p>
          </table:table-cell>
          <table:table-cell office:value-type="float" office:value="-5.119070668" calcext:value-type="float">
            <text:p>-5.119070668</text:p>
          </table:table-cell>
          <table:table-cell office:value-type="float" office:value="-19.6133011155" calcext:value-type="float">
            <text:p>-19.6133011155</text:p>
          </table:table-cell>
          <table:table-cell office:value-type="float" office:value="-4.6605871886" calcext:value-type="float">
            <text:p>-4.6605871886</text:p>
          </table:table-cell>
        </table:table-row>
        <table:table-row table:style-name="ro1">
          <table:table-cell office:value-type="float" office:value="-23.3120501982" calcext:value-type="float">
            <text:p>-23.3120501982</text:p>
          </table:table-cell>
          <table:table-cell office:value-type="float" office:value="40.6801060268" calcext:value-type="float">
            <text:p>40.6801060268</text:p>
          </table:table-cell>
          <table:table-cell office:value-type="float" office:value="-50.8532669306" calcext:value-type="float">
            <text:p>-50.8532669306</text:p>
          </table:table-cell>
          <table:table-cell office:value-type="float" office:value="68.3837890625" calcext:value-type="float">
            <text:p>68.3837890625</text:p>
          </table:table-cell>
          <table:table-cell office:value-type="float" office:value="-51.2183063507" calcext:value-type="float">
            <text:p>-51.2183063507</text:p>
          </table:table-cell>
          <table:table-cell office:value-type="float" office:value="68.6474609375" calcext:value-type="float">
            <text:p>68.6474609375</text:p>
          </table:table-cell>
          <table:table-cell office:value-type="float" office:value="550" calcext:value-type="float">
            <text:p>550</text:p>
          </table:table-cell>
          <table:table-cell office:value-type="float" office:value="-20.4917300127" calcext:value-type="float">
            <text:p>-20.4917300127</text:p>
          </table:table-cell>
          <table:table-cell office:value-type="float" office:value="-5.1176185866" calcext:value-type="float">
            <text:p>-5.1176185866</text:p>
          </table:table-cell>
          <table:table-cell office:value-type="float" office:value="-19.6061370397" calcext:value-type="float">
            <text:p>-19.6061370397</text:p>
          </table:table-cell>
          <table:table-cell office:value-type="float" office:value="-4.6565836299" calcext:value-type="float">
            <text:p>-4.6565836299</text:p>
          </table:table-cell>
        </table:table-row>
        <table:table-row table:style-name="ro1">
          <table:table-cell office:value-type="float" office:value="-23.1691895877" calcext:value-type="float">
            <text:p>-23.1691895877</text:p>
          </table:table-cell>
          <table:table-cell office:value-type="float" office:value="40.3083147321" calcext:value-type="float">
            <text:p>40.3083147321</text:p>
          </table:table-cell>
          <table:table-cell office:value-type="float" office:value="-50.8315409422" calcext:value-type="float">
            <text:p>-50.8315409422</text:p>
          </table:table-cell>
          <table:table-cell office:value-type="float" office:value="68.37890625" calcext:value-type="float">
            <text:p>68.37890625</text:p>
          </table:table-cell>
          <table:table-cell office:value-type="float" office:value="-51.186913085" calcext:value-type="float">
            <text:p>-51.186913085</text:p>
          </table:table-cell>
          <table:table-cell office:value-type="float" office:value="68.5888671875" calcext:value-type="float">
            <text:p>68.5888671875</text:p>
          </table:table-cell>
          <table:table-cell office:value-type="float" office:value="552" calcext:value-type="float">
            <text:p>552</text:p>
          </table:table-cell>
          <table:table-cell office:value-type="float" office:value="-20.4817759739" calcext:value-type="float">
            <text:p>-20.4817759739</text:p>
          </table:table-cell>
          <table:table-cell office:value-type="float" office:value="-5.1171345595" calcext:value-type="float">
            <text:p>-5.1171345595</text:p>
          </table:table-cell>
          <table:table-cell office:value-type="float" office:value="-19.592487099" calcext:value-type="float">
            <text:p>-19.592487099</text:p>
          </table:table-cell>
          <table:table-cell office:value-type="float" office:value="-4.6512455516" calcext:value-type="float">
            <text:p>-4.6512455516</text:p>
          </table:table-cell>
        </table:table-row>
        <table:table-row table:style-name="ro1">
          <table:table-cell office:value-type="float" office:value="-22.936336396" calcext:value-type="float">
            <text:p>-22.936336396</text:p>
          </table:table-cell>
          <table:table-cell office:value-type="float" office:value="40.1416015625" calcext:value-type="float">
            <text:p>40.1416015625</text:p>
          </table:table-cell>
          <table:table-cell office:value-type="float" office:value="-50.8055263519" calcext:value-type="float">
            <text:p>-50.8055263519</text:p>
          </table:table-cell>
          <table:table-cell office:value-type="float" office:value="68.30078125" calcext:value-type="float">
            <text:p>68.30078125</text:p>
          </table:table-cell>
          <table:table-cell office:value-type="float" office:value="-51.1757092476" calcext:value-type="float">
            <text:p>-51.1757092476</text:p>
          </table:table-cell>
          <table:table-cell office:value-type="float" office:value="68.6279296875" calcext:value-type="float">
            <text:p>68.6279296875</text:p>
          </table:table-cell>
          <table:table-cell office:value-type="float" office:value="554" calcext:value-type="float">
            <text:p>554</text:p>
          </table:table-cell>
          <table:table-cell office:value-type="float" office:value="-20.4698570574" calcext:value-type="float">
            <text:p>-20.4698570574</text:p>
          </table:table-cell>
          <table:table-cell office:value-type="float" office:value="-5.1093901258" calcext:value-type="float">
            <text:p>-5.1093901258</text:p>
          </table:table-cell>
          <table:table-cell office:value-type="float" office:value="-19.5876156174" calcext:value-type="float">
            <text:p>-19.5876156174</text:p>
          </table:table-cell>
          <table:table-cell office:value-type="float" office:value="-4.6548042705" calcext:value-type="float">
            <text:p>-4.6548042705</text:p>
          </table:table-cell>
        </table:table-row>
        <table:table-row table:style-name="ro1">
          <table:table-cell office:value-type="float" office:value="-23.101245806" calcext:value-type="float">
            <text:p>-23.101245806</text:p>
          </table:table-cell>
          <table:table-cell office:value-type="float" office:value="40.6570870536" calcext:value-type="float">
            <text:p>40.6570870536</text:p>
          </table:table-cell>
          <table:table-cell office:value-type="float" office:value="-50.8201258898" calcext:value-type="float">
            <text:p>-50.8201258898</text:p>
          </table:table-cell>
          <table:table-cell office:value-type="float" office:value="68.3837890625" calcext:value-type="float">
            <text:p>68.3837890625</text:p>
          </table:table-cell>
          <table:table-cell office:value-type="float" office:value="-51.1833985567" calcext:value-type="float">
            <text:p>-51.1833985567</text:p>
          </table:table-cell>
          <table:table-cell office:value-type="float" office:value="68.583984375" calcext:value-type="float">
            <text:p>68.583984375</text:p>
          </table:table-cell>
          <table:table-cell office:value-type="float" office:value="556" calcext:value-type="float">
            <text:p>556</text:p>
          </table:table-cell>
          <table:table-cell office:value-type="float" office:value="-20.476546022" calcext:value-type="float">
            <text:p>-20.476546022</text:p>
          </table:table-cell>
          <table:table-cell office:value-type="float" office:value="-5.1176185866" calcext:value-type="float">
            <text:p>-5.1176185866</text:p>
          </table:table-cell>
          <table:table-cell office:value-type="float" office:value="-19.5909589654" calcext:value-type="float">
            <text:p>-19.5909589654</text:p>
          </table:table-cell>
          <table:table-cell office:value-type="float" office:value="-4.6508007117" calcext:value-type="float">
            <text:p>-4.6508007117</text:p>
          </table:table-cell>
        </table:table-row>
        <table:table-row table:style-name="ro1">
          <table:table-cell office:value-type="float" office:value="-23.2556991198" calcext:value-type="float">
            <text:p>-23.2556991198</text:p>
          </table:table-cell>
          <table:table-cell office:value-type="float" office:value="40.625" calcext:value-type="float">
            <text:p>40.625</text:p>
          </table:table-cell>
          <table:table-cell office:value-type="float" office:value="-50.8455666065" calcext:value-type="float">
            <text:p>-50.8455666065</text:p>
          </table:table-cell>
          <table:table-cell office:value-type="float" office:value="68.41796875" calcext:value-type="float">
            <text:p>68.41796875</text:p>
          </table:table-cell>
          <table:table-cell office:value-type="float" office:value="-51.2003671885" calcext:value-type="float">
            <text:p>-51.2003671885</text:p>
          </table:table-cell>
          <table:table-cell office:value-type="float" office:value="68.6669921875" calcext:value-type="float">
            <text:p>68.6669921875</text:p>
          </table:table-cell>
          <table:table-cell office:value-type="float" office:value="558" calcext:value-type="float">
            <text:p>558</text:p>
          </table:table-cell>
          <table:table-cell office:value-type="float" office:value="-20.488202011" calcext:value-type="float">
            <text:p>-20.488202011</text:p>
          </table:table-cell>
          <table:table-cell office:value-type="float" office:value="-5.1210067764" calcext:value-type="float">
            <text:p>-5.1210067764</text:p>
          </table:table-cell>
          <table:table-cell office:value-type="float" office:value="-19.5983370069" calcext:value-type="float">
            <text:p>-19.5983370069</text:p>
          </table:table-cell>
          <table:table-cell office:value-type="float" office:value="-4.6583629893" calcext:value-type="float">
            <text:p>-4.6583629893</text:p>
          </table:table-cell>
        </table:table-row>
        <table:table-row table:style-name="ro1">
          <table:table-cell office:value-type="float" office:value="-23.3833207756" calcext:value-type="float">
            <text:p>-23.3833207756</text:p>
          </table:table-cell>
          <table:table-cell office:value-type="float" office:value="40.5385044643" calcext:value-type="float">
            <text:p>40.5385044643</text:p>
          </table:table-cell>
          <table:table-cell office:value-type="float" office:value="-50.8487435102" calcext:value-type="float">
            <text:p>-50.8487435102</text:p>
          </table:table-cell>
          <table:table-cell office:value-type="float" office:value="68.447265625" calcext:value-type="float">
            <text:p>68.447265625</text:p>
          </table:table-cell>
          <table:table-cell office:value-type="float" office:value="-51.206684947" calcext:value-type="float">
            <text:p>-51.206684947</text:p>
          </table:table-cell>
          <table:table-cell office:value-type="float" office:value="68.6376953125" calcext:value-type="float">
            <text:p>68.6376953125</text:p>
          </table:table-cell>
          <table:table-cell office:value-type="float" office:value="560" calcext:value-type="float">
            <text:p>560</text:p>
          </table:table-cell>
          <table:table-cell office:value-type="float" office:value="-20.48965755" calcext:value-type="float">
            <text:p>-20.48965755</text:p>
          </table:table-cell>
          <table:table-cell office:value-type="float" office:value="-5.123910939" calcext:value-type="float">
            <text:p>-5.123910939</text:p>
          </table:table-cell>
          <table:table-cell office:value-type="float" office:value="-19.6010839983" calcext:value-type="float">
            <text:p>-19.6010839983</text:p>
          </table:table-cell>
          <table:table-cell office:value-type="float" office:value="-4.6556939502" calcext:value-type="float">
            <text:p>-4.6556939502</text:p>
          </table:table-cell>
        </table:table-row>
        <table:table-row table:style-name="ro1">
          <table:table-cell office:value-type="float" office:value="-22.5876396205" calcext:value-type="float">
            <text:p>-22.5876396205</text:p>
          </table:table-cell>
          <table:table-cell office:value-type="float" office:value="40.390625" calcext:value-type="float">
            <text:p>40.390625</text:p>
          </table:table-cell>
          <table:table-cell office:value-type="float" office:value="-50.8477977514" calcext:value-type="float">
            <text:p>-50.8477977514</text:p>
          </table:table-cell>
          <table:table-cell office:value-type="float" office:value="68.4228515625" calcext:value-type="float">
            <text:p>68.4228515625</text:p>
          </table:table-cell>
          <table:table-cell office:value-type="float" office:value="-51.2029732943" calcext:value-type="float">
            <text:p>-51.2029732943</text:p>
          </table:table-cell>
          <table:table-cell office:value-type="float" office:value="68.6376953125" calcext:value-type="float">
            <text:p>68.6376953125</text:p>
          </table:table-cell>
          <table:table-cell office:value-type="float" office:value="562" calcext:value-type="float">
            <text:p>562</text:p>
          </table:table-cell>
          <table:table-cell office:value-type="float" office:value="-20.4892242385" calcext:value-type="float">
            <text:p>-20.4892242385</text:p>
          </table:table-cell>
          <table:table-cell office:value-type="float" office:value="-5.1214908035" calcext:value-type="float">
            <text:p>-5.1214908035</text:p>
          </table:table-cell>
          <table:table-cell office:value-type="float" office:value="-19.5994701541" calcext:value-type="float">
            <text:p>-19.5994701541</text:p>
          </table:table-cell>
          <table:table-cell office:value-type="float" office:value="-4.6556939502" calcext:value-type="float">
            <text:p>-4.6556939502</text:p>
          </table:table-cell>
        </table:table-row>
        <table:table-row table:style-name="ro1">
          <table:table-cell office:value-type="float" office:value="-23.0011879495" calcext:value-type="float">
            <text:p>-23.0011879495</text:p>
          </table:table-cell>
          <table:table-cell office:value-type="float" office:value="40.5657087054" calcext:value-type="float">
            <text:p>40.5657087054</text:p>
          </table:table-cell>
          <table:table-cell office:value-type="float" office:value="-50.8467042923" calcext:value-type="float">
            <text:p>-50.8467042923</text:p>
          </table:table-cell>
          <table:table-cell office:value-type="float" office:value="68.4619140625" calcext:value-type="float">
            <text:p>68.4619140625</text:p>
          </table:table-cell>
          <table:table-cell office:value-type="float" office:value="-51.2048120737" calcext:value-type="float">
            <text:p>-51.2048120737</text:p>
          </table:table-cell>
          <table:table-cell office:value-type="float" office:value="68.5888671875" calcext:value-type="float">
            <text:p>68.5888671875</text:p>
          </table:table-cell>
          <table:table-cell office:value-type="float" office:value="564" calcext:value-type="float">
            <text:p>564</text:p>
          </table:table-cell>
          <table:table-cell office:value-type="float" office:value="-20.4887232562" calcext:value-type="float">
            <text:p>-20.4887232562</text:p>
          </table:table-cell>
          <table:table-cell office:value-type="float" office:value="-5.1253630203" calcext:value-type="float">
            <text:p>-5.1253630203</text:p>
          </table:table-cell>
          <table:table-cell office:value-type="float" office:value="-19.6002696641" calcext:value-type="float">
            <text:p>-19.6002696641</text:p>
          </table:table-cell>
          <table:table-cell office:value-type="float" office:value="-4.6512455516" calcext:value-type="float">
            <text:p>-4.6512455516</text:p>
          </table:table-cell>
        </table:table-row>
        <table:table-row table:style-name="ro1">
          <table:table-cell office:value-type="float" office:value="-23.2994070534" calcext:value-type="float">
            <text:p>-23.2994070534</text:p>
          </table:table-cell>
          <table:table-cell office:value-type="float" office:value="40.7700892857" calcext:value-type="float">
            <text:p>40.7700892857</text:p>
          </table:table-cell>
          <table:table-cell office:value-type="float" office:value="-50.8349049568" calcext:value-type="float">
            <text:p>-50.8349049568</text:p>
          </table:table-cell>
          <table:table-cell office:value-type="float" office:value="68.4375" calcext:value-type="float">
            <text:p>68.4375</text:p>
          </table:table-cell>
          <table:table-cell office:value-type="float" office:value="-51.1898185253" calcext:value-type="float">
            <text:p>-51.1898185253</text:p>
          </table:table-cell>
          <table:table-cell office:value-type="float" office:value="68.61328125" calcext:value-type="float">
            <text:p>68.61328125</text:p>
          </table:table-cell>
          <table:table-cell office:value-type="float" office:value="566" calcext:value-type="float">
            <text:p>566</text:p>
          </table:table-cell>
          <table:table-cell office:value-type="float" office:value="-20.4833172401" calcext:value-type="float">
            <text:p>-20.4833172401</text:p>
          </table:table-cell>
          <table:table-cell office:value-type="float" office:value="-5.1229428848" calcext:value-type="float">
            <text:p>-5.1229428848</text:p>
          </table:table-cell>
          <table:table-cell office:value-type="float" office:value="-19.5937503982" calcext:value-type="float">
            <text:p>-19.5937503982</text:p>
          </table:table-cell>
          <table:table-cell office:value-type="float" office:value="-4.6534697509" calcext:value-type="float">
            <text:p>-4.6534697509</text:p>
          </table:table-cell>
        </table:table-row>
        <table:table-row table:style-name="ro1">
          <table:table-cell office:value-type="float" office:value="-22.9811434022" calcext:value-type="float">
            <text:p>-22.9811434022</text:p>
          </table:table-cell>
          <table:table-cell office:value-type="float" office:value="40.3334263393" calcext:value-type="float">
            <text:p>40.3334263393</text:p>
          </table:table-cell>
          <table:table-cell office:value-type="float" office:value="-50.83386271" calcext:value-type="float">
            <text:p>-50.83386271</text:p>
          </table:table-cell>
          <table:table-cell office:value-type="float" office:value="68.4326171875" calcext:value-type="float">
            <text:p>68.4326171875</text:p>
          </table:table-cell>
          <table:table-cell office:value-type="float" office:value="-51.1925204515" calcext:value-type="float">
            <text:p>-51.1925204515</text:p>
          </table:table-cell>
          <table:table-cell office:value-type="float" office:value="68.6669921875" calcext:value-type="float">
            <text:p>68.6669921875</text:p>
          </table:table-cell>
          <table:table-cell office:value-type="float" office:value="567" calcext:value-type="float">
            <text:p>567</text:p>
          </table:table-cell>
          <table:table-cell office:value-type="float" office:value="-20.4828397214" calcext:value-type="float">
            <text:p>-20.4828397214</text:p>
          </table:table-cell>
          <table:table-cell office:value-type="float" office:value="-5.1224588577" calcext:value-type="float">
            <text:p>-5.1224588577</text:p>
          </table:table-cell>
          <table:table-cell office:value-type="float" office:value="-19.5949252085" calcext:value-type="float">
            <text:p>-19.5949252085</text:p>
          </table:table-cell>
          <table:table-cell office:value-type="float" office:value="-4.6583629893" calcext:value-type="float">
            <text:p>-4.6583629893</text:p>
          </table:table-cell>
        </table:table-row>
        <table:table-row table:style-name="ro1">
          <table:table-cell office:value-type="float" office:value="-23.4193963898" calcext:value-type="float">
            <text:p>-23.4193963898</text:p>
          </table:table-cell>
          <table:table-cell office:value-type="float" office:value="40.5901227679" calcext:value-type="float">
            <text:p>40.5901227679</text:p>
          </table:table-cell>
          <table:table-cell office:value-type="float" office:value="-50.8344645023" calcext:value-type="float">
            <text:p>-50.8344645023</text:p>
          </table:table-cell>
          <table:table-cell office:value-type="float" office:value="68.408203125" calcext:value-type="float">
            <text:p>68.408203125</text:p>
          </table:table-cell>
          <table:table-cell office:value-type="float" office:value="-51.1932137489" calcext:value-type="float">
            <text:p>-51.1932137489</text:p>
          </table:table-cell>
          <table:table-cell office:value-type="float" office:value="68.6767578125" calcext:value-type="float">
            <text:p>68.6767578125</text:p>
          </table:table-cell>
          <table:table-cell office:value-type="float" office:value="569" calcext:value-type="float">
            <text:p>569</text:p>
          </table:table-cell>
          <table:table-cell office:value-type="float" office:value="-20.4831154403" calcext:value-type="float">
            <text:p>-20.4831154403</text:p>
          </table:table-cell>
          <table:table-cell office:value-type="float" office:value="-5.1200387222" calcext:value-type="float">
            <text:p>-5.1200387222</text:p>
          </table:table-cell>
          <table:table-cell office:value-type="float" office:value="-19.5952266575" calcext:value-type="float">
            <text:p>-19.5952266575</text:p>
          </table:table-cell>
          <table:table-cell office:value-type="float" office:value="-4.659252669" calcext:value-type="float">
            <text:p>-4.659252669</text:p>
          </table:table-cell>
        </table:table-row>
        <table:table-row table:style-name="ro1">
          <table:table-cell office:value-type="float" office:value="-23.2503431192" calcext:value-type="float">
            <text:p>-23.2503431192</text:p>
          </table:table-cell>
          <table:table-cell office:value-type="float" office:value="40.2427455357" calcext:value-type="float">
            <text:p>40.2427455357</text:p>
          </table:table-cell>
          <table:table-cell office:value-type="float" office:value="-50.8133683681" calcext:value-type="float">
            <text:p>-50.8133683681</text:p>
          </table:table-cell>
          <table:table-cell office:value-type="float" office:value="68.349609375" calcext:value-type="float">
            <text:p>68.349609375</text:p>
          </table:table-cell>
          <table:table-cell office:value-type="float" office:value="-51.1784389019" calcext:value-type="float">
            <text:p>-51.1784389019</text:p>
          </table:table-cell>
          <table:table-cell office:value-type="float" office:value="68.6572265625" calcext:value-type="float">
            <text:p>68.6572265625</text:p>
          </table:table-cell>
          <table:table-cell office:value-type="float" office:value="571" calcext:value-type="float">
            <text:p>571</text:p>
          </table:table-cell>
          <table:table-cell office:value-type="float" office:value="-20.4734499772" calcext:value-type="float">
            <text:p>-20.4734499772</text:p>
          </table:table-cell>
          <table:table-cell office:value-type="float" office:value="-5.1142303969" calcext:value-type="float">
            <text:p>-5.1142303969</text:p>
          </table:table-cell>
          <table:table-cell office:value-type="float" office:value="-19.588802484" calcext:value-type="float">
            <text:p>-19.588802484</text:p>
          </table:table-cell>
          <table:table-cell office:value-type="float" office:value="-4.6574733096" calcext:value-type="float">
            <text:p>-4.6574733096</text:p>
          </table:table-cell>
        </table:table-row>
        <table:table-row table:style-name="ro1">
          <table:table-cell office:value-type="float" office:value="-23.6898524578" calcext:value-type="float">
            <text:p>-23.6898524578</text:p>
          </table:table-cell>
          <table:table-cell office:value-type="float" office:value="40.5873325893" calcext:value-type="float">
            <text:p>40.5873325893</text:p>
          </table:table-cell>
          <table:table-cell office:value-type="float" office:value="-50.7895700455" calcext:value-type="float">
            <text:p>-50.7895700455</text:p>
          </table:table-cell>
          <table:table-cell office:value-type="float" office:value="68.359375" calcext:value-type="float">
            <text:p>68.359375</text:p>
          </table:table-cell>
          <table:table-cell office:value-type="float" office:value="-51.1543476343" calcext:value-type="float">
            <text:p>-51.1543476343</text:p>
          </table:table-cell>
          <table:table-cell office:value-type="float" office:value="68.583984375" calcext:value-type="float">
            <text:p>68.583984375</text:p>
          </table:table-cell>
          <table:table-cell office:value-type="float" office:value="573" calcext:value-type="float">
            <text:p>573</text:p>
          </table:table-cell>
          <table:table-cell office:value-type="float" office:value="-20.462546472" calcext:value-type="float">
            <text:p>-20.462546472</text:p>
          </table:table-cell>
          <table:table-cell office:value-type="float" office:value="-5.1151984511" calcext:value-type="float">
            <text:p>-5.1151984511</text:p>
          </table:table-cell>
          <table:table-cell office:value-type="float" office:value="-19.5783274867" calcext:value-type="float">
            <text:p>-19.5783274867</text:p>
          </table:table-cell>
          <table:table-cell office:value-type="float" office:value="-4.6508007117" calcext:value-type="float">
            <text:p>-4.6508007117</text:p>
          </table:table-cell>
        </table:table-row>
        <table:table-row table:style-name="ro1">
          <table:table-cell office:value-type="float" office:value="-23.3532140391" calcext:value-type="float">
            <text:p>-23.3532140391</text:p>
          </table:table-cell>
          <table:table-cell office:value-type="float" office:value="40.3208705357" calcext:value-type="float">
            <text:p>40.3208705357</text:p>
          </table:table-cell>
          <table:table-cell office:value-type="float" office:value="-50.7914170504" calcext:value-type="float">
            <text:p>-50.7914170504</text:p>
          </table:table-cell>
          <table:table-cell office:value-type="float" office:value="68.3251953125" calcext:value-type="float">
            <text:p>68.3251953125</text:p>
          </table:table-cell>
          <table:table-cell office:value-type="float" office:value="-51.1584476709" calcext:value-type="float">
            <text:p>-51.1584476709</text:p>
          </table:table-cell>
          <table:table-cell office:value-type="float" office:value="68.6279296875" calcext:value-type="float">
            <text:p>68.6279296875</text:p>
          </table:table-cell>
          <table:table-cell office:value-type="float" office:value="575" calcext:value-type="float">
            <text:p>575</text:p>
          </table:table-cell>
          <table:table-cell office:value-type="float" office:value="-20.4633927009" calcext:value-type="float">
            <text:p>-20.4633927009</text:p>
          </table:table-cell>
          <table:table-cell office:value-type="float" office:value="-5.1118102614" calcext:value-type="float">
            <text:p>-5.1118102614</text:p>
          </table:table-cell>
          <table:table-cell office:value-type="float" office:value="-19.580110202" calcext:value-type="float">
            <text:p>-19.580110202</text:p>
          </table:table-cell>
          <table:table-cell office:value-type="float" office:value="-4.6548042705" calcext:value-type="float">
            <text:p>-4.6548042705</text:p>
          </table:table-cell>
        </table:table-row>
        <table:table-row table:style-name="ro1">
          <table:table-cell office:value-type="float" office:value="-23.713345219" calcext:value-type="float">
            <text:p>-23.713345219</text:p>
          </table:table-cell>
          <table:table-cell office:value-type="float" office:value="40.9556361607" calcext:value-type="float">
            <text:p>40.9556361607</text:p>
          </table:table-cell>
          <table:table-cell office:value-type="float" office:value="-50.800790453" calcext:value-type="float">
            <text:p>-50.800790453</text:p>
          </table:table-cell>
          <table:table-cell office:value-type="float" office:value="68.3349609375" calcext:value-type="float">
            <text:p>68.3349609375</text:p>
          </table:table-cell>
          <table:table-cell office:value-type="float" office:value="-51.1660658836" calcext:value-type="float">
            <text:p>-51.1660658836</text:p>
          </table:table-cell>
          <table:table-cell office:value-type="float" office:value="68.6376953125" calcext:value-type="float">
            <text:p>68.6376953125</text:p>
          </table:table-cell>
          <table:table-cell office:value-type="float" office:value="577" calcext:value-type="float">
            <text:p>577</text:p>
          </table:table-cell>
          <table:table-cell office:value-type="float" office:value="-20.4676872449" calcext:value-type="float">
            <text:p>-20.4676872449</text:p>
          </table:table-cell>
          <table:table-cell office:value-type="float" office:value="-5.1127783156" calcext:value-type="float">
            <text:p>-5.1127783156</text:p>
          </table:table-cell>
          <table:table-cell office:value-type="float" office:value="-19.583422637" calcext:value-type="float">
            <text:p>-19.583422637</text:p>
          </table:table-cell>
          <table:table-cell office:value-type="float" office:value="-4.6556939502" calcext:value-type="float">
            <text:p>-4.6556939502</text:p>
          </table:table-cell>
        </table:table-row>
        <table:table-row table:style-name="ro1">
          <table:table-cell office:value-type="float" office:value="-23.2459863211" calcext:value-type="float">
            <text:p>-23.2459863211</text:p>
          </table:table-cell>
          <table:table-cell office:value-type="float" office:value="40.5552455357" calcext:value-type="float">
            <text:p>40.5552455357</text:p>
          </table:table-cell>
          <table:table-cell office:value-type="float" office:value="-50.7785700798" calcext:value-type="float">
            <text:p>-50.7785700798</text:p>
          </table:table-cell>
          <table:table-cell office:value-type="float" office:value="68.3349609375" calcext:value-type="float">
            <text:p>68.3349609375</text:p>
          </table:table-cell>
          <table:table-cell office:value-type="float" office:value="-51.1511183977" calcext:value-type="float">
            <text:p>-51.1511183977</text:p>
          </table:table-cell>
          <table:table-cell office:value-type="float" office:value="68.65234375" calcext:value-type="float">
            <text:p>68.65234375</text:p>
          </table:table-cell>
          <table:table-cell office:value-type="float" office:value="579" calcext:value-type="float">
            <text:p>579</text:p>
          </table:table-cell>
          <table:table-cell office:value-type="float" office:value="-20.4575066974" calcext:value-type="float">
            <text:p>-20.4575066974</text:p>
          </table:table-cell>
          <table:table-cell office:value-type="float" office:value="-5.1127783156" calcext:value-type="float">
            <text:p>-5.1127783156</text:p>
          </table:table-cell>
          <table:table-cell office:value-type="float" office:value="-19.5769233993" calcext:value-type="float">
            <text:p>-19.5769233993</text:p>
          </table:table-cell>
          <table:table-cell office:value-type="float" office:value="-4.6570284698" calcext:value-type="float">
            <text:p>-4.6570284698</text:p>
          </table:table-cell>
        </table:table-row>
        <table:table-row table:style-name="ro1">
          <table:table-cell office:value-type="float" office:value="-23.1463561539" calcext:value-type="float">
            <text:p>-23.1463561539</text:p>
          </table:table-cell>
          <table:table-cell office:value-type="float" office:value="40.5378069196" calcext:value-type="float">
            <text:p>40.5378069196</text:p>
          </table:table-cell>
          <table:table-cell office:value-type="float" office:value="-50.768699646" calcext:value-type="float">
            <text:p>-50.768699646</text:p>
          </table:table-cell>
          <table:table-cell office:value-type="float" office:value="68.3349609375" calcext:value-type="float">
            <text:p>68.3349609375</text:p>
          </table:table-cell>
          <table:table-cell office:value-type="float" office:value="-51.1358887196" calcext:value-type="float">
            <text:p>-51.1358887196</text:p>
          </table:table-cell>
          <table:table-cell office:value-type="float" office:value="68.6279296875" calcext:value-type="float">
            <text:p>68.6279296875</text:p>
          </table:table-cell>
          <table:table-cell office:value-type="float" office:value="581" calcext:value-type="float">
            <text:p>581</text:p>
          </table:table-cell>
          <table:table-cell office:value-type="float" office:value="-20.4529844322" calcext:value-type="float">
            <text:p>-20.4529844322</text:p>
          </table:table-cell>
          <table:table-cell office:value-type="float" office:value="-5.1127783156" calcext:value-type="float">
            <text:p>-5.1127783156</text:p>
          </table:table-cell>
          <table:table-cell office:value-type="float" office:value="-19.5703014631" calcext:value-type="float">
            <text:p>-19.5703014631</text:p>
          </table:table-cell>
          <table:table-cell office:value-type="float" office:value="-4.6548042705" calcext:value-type="float">
            <text:p>-4.6548042705</text:p>
          </table:table-cell>
        </table:table-row>
        <table:table-row table:style-name="ro1">
          <table:table-cell office:value-type="float" office:value="-23.5616532202" calcext:value-type="float">
            <text:p>-23.5616532202</text:p>
          </table:table-cell>
          <table:table-cell office:value-type="float" office:value="40.5691964286" calcext:value-type="float">
            <text:p>40.5691964286</text:p>
          </table:table-cell>
          <table:table-cell office:value-type="float" office:value="-50.7433354139" calcext:value-type="float">
            <text:p>-50.7433354139</text:p>
          </table:table-cell>
          <table:table-cell office:value-type="float" office:value="68.30078125" calcext:value-type="float">
            <text:p>68.30078125</text:p>
          </table:table-cell>
          <table:table-cell office:value-type="float" office:value="-51.1148304939" calcext:value-type="float">
            <text:p>-51.1148304939</text:p>
          </table:table-cell>
          <table:table-cell office:value-type="float" office:value="68.623046875" calcext:value-type="float">
            <text:p>68.623046875</text:p>
          </table:table-cell>
          <table:table-cell office:value-type="float" office:value="583" calcext:value-type="float">
            <text:p>583</text:p>
          </table:table-cell>
          <table:table-cell office:value-type="float" office:value="-20.4413634856" calcext:value-type="float">
            <text:p>-20.4413634856</text:p>
          </table:table-cell>
          <table:table-cell office:value-type="float" office:value="-5.1093901258" calcext:value-type="float">
            <text:p>-5.1093901258</text:p>
          </table:table-cell>
          <table:table-cell office:value-type="float" office:value="-19.5611452468" calcext:value-type="float">
            <text:p>-19.5611452468</text:p>
          </table:table-cell>
          <table:table-cell office:value-type="float" office:value="-4.6543594306" calcext:value-type="float">
            <text:p>-4.6543594306</text:p>
          </table:table-cell>
        </table:table-row>
        <table:table-row table:style-name="ro1">
          <table:table-cell office:value-type="float" office:value="-23.6183112834" calcext:value-type="float">
            <text:p>-23.6183112834</text:p>
          </table:table-cell>
          <table:table-cell office:value-type="float" office:value="40.4875837054" calcext:value-type="float">
            <text:p>40.4875837054</text:p>
          </table:table-cell>
          <table:table-cell office:value-type="float" office:value="-50.7460170269" calcext:value-type="float">
            <text:p>-50.7460170269</text:p>
          </table:table-cell>
          <table:table-cell office:value-type="float" office:value="68.3056640625" calcext:value-type="float">
            <text:p>68.3056640625</text:p>
          </table:table-cell>
          <table:table-cell office:value-type="float" office:value="-51.1201409101" calcext:value-type="float">
            <text:p>-51.1201409101</text:p>
          </table:table-cell>
          <table:table-cell office:value-type="float" office:value="68.6083984375" calcext:value-type="float">
            <text:p>68.6083984375</text:p>
          </table:table-cell>
          <table:table-cell office:value-type="float" office:value="585" calcext:value-type="float">
            <text:p>585</text:p>
          </table:table-cell>
          <table:table-cell office:value-type="float" office:value="-20.4425921008" calcext:value-type="float">
            <text:p>-20.4425921008</text:p>
          </table:table-cell>
          <table:table-cell office:value-type="float" office:value="-5.109874153" calcext:value-type="float">
            <text:p>-5.109874153</text:p>
          </table:table-cell>
          <table:table-cell office:value-type="float" office:value="-19.5634542409" calcext:value-type="float">
            <text:p>-19.5634542409</text:p>
          </table:table-cell>
          <table:table-cell office:value-type="float" office:value="-4.653024911" calcext:value-type="float">
            <text:p>-4.653024911</text:p>
          </table:table-cell>
        </table:table-row>
        <table:table-row table:style-name="ro1">
          <table:table-cell office:value-type="float" office:value="-23.3740123344" calcext:value-type="float">
            <text:p>-23.3740123344</text:p>
          </table:table-cell>
          <table:table-cell office:value-type="float" office:value="40.4987444196" calcext:value-type="float">
            <text:p>40.4987444196</text:p>
          </table:table-cell>
          <table:table-cell office:value-type="float" office:value="-50.7435720205" calcext:value-type="float">
            <text:p>-50.7435720205</text:p>
          </table:table-cell>
          <table:table-cell office:value-type="float" office:value="68.28125" calcext:value-type="float">
            <text:p>68.28125</text:p>
          </table:table-cell>
          <table:table-cell office:value-type="float" office:value="-51.118877697" calcext:value-type="float">
            <text:p>-51.118877697</text:p>
          </table:table-cell>
          <table:table-cell office:value-type="float" office:value="68.6328125" calcext:value-type="float">
            <text:p>68.6328125</text:p>
          </table:table-cell>
          <table:table-cell office:value-type="float" office:value="586" calcext:value-type="float">
            <text:p>586</text:p>
          </table:table-cell>
          <table:table-cell office:value-type="float" office:value="-20.4414718899" calcext:value-type="float">
            <text:p>-20.4414718899</text:p>
          </table:table-cell>
          <table:table-cell office:value-type="float" office:value="-5.1074540174" calcext:value-type="float">
            <text:p>-5.1074540174</text:p>
          </table:table-cell>
          <table:table-cell office:value-type="float" office:value="-19.5629049898" calcext:value-type="float">
            <text:p>-19.5629049898</text:p>
          </table:table-cell>
          <table:table-cell office:value-type="float" office:value="-4.6552491103" calcext:value-type="float">
            <text:p>-4.6552491103</text:p>
          </table:table-cell>
        </table:table-row>
        <table:table-row table:style-name="ro1">
          <table:table-cell office:value-type="float" office:value="-22.6480115707" calcext:value-type="float">
            <text:p>-22.6480115707</text:p>
          </table:table-cell>
          <table:table-cell office:value-type="float" office:value="40.068359375" calcext:value-type="float">
            <text:p>40.068359375</text:p>
          </table:table-cell>
          <table:table-cell office:value-type="float" office:value="-50.7320871115" calcext:value-type="float">
            <text:p>-50.7320871115</text:p>
          </table:table-cell>
          <table:table-cell office:value-type="float" office:value="68.3154296875" calcext:value-type="float">
            <text:p>68.3154296875</text:p>
          </table:table-cell>
          <table:table-cell office:value-type="float" office:value="-51.1075658798" calcext:value-type="float">
            <text:p>-51.1075658798</text:p>
          </table:table-cell>
          <table:table-cell office:value-type="float" office:value="68.5693359375" calcext:value-type="float">
            <text:p>68.5693359375</text:p>
          </table:table-cell>
          <table:table-cell office:value-type="float" office:value="588" calcext:value-type="float">
            <text:p>588</text:p>
          </table:table-cell>
          <table:table-cell office:value-type="float" office:value="-20.4362099323" calcext:value-type="float">
            <text:p>-20.4362099323</text:p>
          </table:table-cell>
          <table:table-cell office:value-type="float" office:value="-5.1108422072" calcext:value-type="float">
            <text:p>-5.1108422072</text:p>
          </table:table-cell>
          <table:table-cell office:value-type="float" office:value="-19.5579865581" calcext:value-type="float">
            <text:p>-19.5579865581</text:p>
          </table:table-cell>
          <table:table-cell office:value-type="float" office:value="-4.6494661922" calcext:value-type="float">
            <text:p>-4.6494661922</text:p>
          </table:table-cell>
        </table:table-row>
        <table:table-row table:style-name="ro1">
          <table:table-cell office:value-type="float" office:value="-23.3564742552" calcext:value-type="float">
            <text:p>-23.3564742552</text:p>
          </table:table-cell>
          <table:table-cell office:value-type="float" office:value="40.7366071429" calcext:value-type="float">
            <text:p>40.7366071429</text:p>
          </table:table-cell>
          <table:table-cell office:value-type="float" office:value="-50.7392373562" calcext:value-type="float">
            <text:p>-50.7392373562</text:p>
          </table:table-cell>
          <table:table-cell office:value-type="float" office:value="68.2666015625" calcext:value-type="float">
            <text:p>68.2666015625</text:p>
          </table:table-cell>
          <table:table-cell office:value-type="float" office:value="-51.1124950886" calcext:value-type="float">
            <text:p>-51.1124950886</text:p>
          </table:table-cell>
          <table:table-cell office:value-type="float" office:value="68.59375" calcext:value-type="float">
            <text:p>68.59375</text:p>
          </table:table-cell>
          <table:table-cell office:value-type="float" office:value="590" calcext:value-type="float">
            <text:p>590</text:p>
          </table:table-cell>
          <table:table-cell office:value-type="float" office:value="-20.4394859082" calcext:value-type="float">
            <text:p>-20.4394859082</text:p>
          </table:table-cell>
          <table:table-cell office:value-type="float" office:value="-5.1060019361" calcext:value-type="float">
            <text:p>-5.1060019361</text:p>
          </table:table-cell>
          <table:table-cell office:value-type="float" office:value="-19.5601298014" calcext:value-type="float">
            <text:p>-19.5601298014</text:p>
          </table:table-cell>
          <table:table-cell office:value-type="float" office:value="-4.6516903915" calcext:value-type="float">
            <text:p>-4.6516903915</text:p>
          </table:table-cell>
        </table:table-row>
        <table:table-row table:style-name="ro1">
          <table:table-cell office:value-type="float" office:value="-23.0253641942" calcext:value-type="float">
            <text:p>-23.0253641942</text:p>
          </table:table-cell>
          <table:table-cell office:value-type="float" office:value="40.3104073661" calcext:value-type="float">
            <text:p>40.3104073661</text:p>
          </table:table-cell>
          <table:table-cell office:value-type="float" office:value="-50.7838130713" calcext:value-type="float">
            <text:p>-50.7838130713</text:p>
          </table:table-cell>
          <table:table-cell office:value-type="float" office:value="68.3642578125" calcext:value-type="float">
            <text:p>68.3642578125</text:p>
          </table:table-cell>
          <table:table-cell office:value-type="float" office:value="-51.1540652275" calcext:value-type="float">
            <text:p>-51.1540652275</text:p>
          </table:table-cell>
          <table:table-cell office:value-type="float" office:value="68.6474609375" calcext:value-type="float">
            <text:p>68.6474609375</text:p>
          </table:table-cell>
          <table:table-cell office:value-type="float" office:value="592" calcext:value-type="float">
            <text:p>592</text:p>
          </table:table-cell>
          <table:table-cell office:value-type="float" office:value="-20.4599088408" calcext:value-type="float">
            <text:p>-20.4599088408</text:p>
          </table:table-cell>
          <table:table-cell office:value-type="float" office:value="-5.1156824782" calcext:value-type="float">
            <text:p>-5.1156824782</text:p>
          </table:table-cell>
          <table:table-cell office:value-type="float" office:value="-19.5782046949" calcext:value-type="float">
            <text:p>-19.5782046949</text:p>
          </table:table-cell>
          <table:table-cell office:value-type="float" office:value="-4.6565836299" calcext:value-type="float">
            <text:p>-4.6565836299</text:p>
          </table:table-cell>
        </table:table-row>
        <table:table-row table:style-name="ro1">
          <table:table-cell office:value-type="float" office:value="-23.7236219014" calcext:value-type="float">
            <text:p>-23.7236219014</text:p>
          </table:table-cell>
          <table:table-cell office:value-type="float" office:value="40.6410435268" calcext:value-type="float">
            <text:p>40.6410435268</text:p>
          </table:table-cell>
          <table:table-cell office:value-type="float" office:value="-50.734023571" calcext:value-type="float">
            <text:p>-50.734023571</text:p>
          </table:table-cell>
          <table:table-cell office:value-type="float" office:value="68.2421875" calcext:value-type="float">
            <text:p>68.2421875</text:p>
          </table:table-cell>
          <table:table-cell office:value-type="float" office:value="-51.1094616175" calcext:value-type="float">
            <text:p>-51.1094616175</text:p>
          </table:table-cell>
          <table:table-cell office:value-type="float" office:value="68.603515625" calcext:value-type="float">
            <text:p>68.603515625</text:p>
          </table:table-cell>
          <table:table-cell office:value-type="float" office:value="594" calcext:value-type="float">
            <text:p>594</text:p>
          </table:table-cell>
          <table:table-cell office:value-type="float" office:value="-20.437097146" calcext:value-type="float">
            <text:p>-20.437097146</text:p>
          </table:table-cell>
          <table:table-cell office:value-type="float" office:value="-5.1035818006" calcext:value-type="float">
            <text:p>-5.1035818006</text:p>
          </table:table-cell>
          <table:table-cell office:value-type="float" office:value="-19.5588108338" calcext:value-type="float">
            <text:p>-19.5588108338</text:p>
          </table:table-cell>
          <table:table-cell office:value-type="float" office:value="-4.6525800712" calcext:value-type="float">
            <text:p>-4.6525800712</text:p>
          </table:table-cell>
        </table:table-row>
        <table:table-row table:style-name="ro1">
          <table:table-cell office:value-type="float" office:value="-23.5617554162" calcext:value-type="float">
            <text:p>-23.5617554162</text:p>
          </table:table-cell>
          <table:table-cell office:value-type="float" office:value="40.95703125" calcext:value-type="float">
            <text:p>40.95703125</text:p>
          </table:table-cell>
          <table:table-cell office:value-type="float" office:value="-50.7308182478" calcext:value-type="float">
            <text:p>-50.7308182478</text:p>
          </table:table-cell>
          <table:table-cell office:value-type="float" office:value="68.2861328125" calcext:value-type="float">
            <text:p>68.2861328125</text:p>
          </table:table-cell>
          <table:table-cell office:value-type="float" office:value="-51.1039750338" calcext:value-type="float">
            <text:p>-51.1039750338</text:p>
          </table:table-cell>
          <table:table-cell office:value-type="float" office:value="68.583984375" calcext:value-type="float">
            <text:p>68.583984375</text:p>
          </table:table-cell>
          <table:table-cell office:value-type="float" office:value="596" calcext:value-type="float">
            <text:p>596</text:p>
          </table:table-cell>
          <table:table-cell office:value-type="float" office:value="-20.4356285862" calcext:value-type="float">
            <text:p>-20.4356285862</text:p>
          </table:table-cell>
          <table:table-cell office:value-type="float" office:value="-5.1079380445" calcext:value-type="float">
            <text:p>-5.1079380445</text:p>
          </table:table-cell>
          <table:table-cell office:value-type="float" office:value="-19.5564252412" calcext:value-type="float">
            <text:p>-19.5564252412</text:p>
          </table:table-cell>
          <table:table-cell office:value-type="float" office:value="-4.6508007117" calcext:value-type="float">
            <text:p>-4.6508007117</text:p>
          </table:table-cell>
        </table:table-row>
        <table:table-row table:style-name="ro1">
          <table:table-cell office:value-type="float" office:value="-22.9851291708" calcext:value-type="float">
            <text:p>-22.9851291708</text:p>
          </table:table-cell>
          <table:table-cell office:value-type="float" office:value="40.2999441964" calcext:value-type="float">
            <text:p>40.2999441964</text:p>
          </table:table-cell>
          <table:table-cell office:value-type="float" office:value="-50.7372448206" calcext:value-type="float">
            <text:p>-50.7372448206</text:p>
          </table:table-cell>
          <table:table-cell office:value-type="float" office:value="68.3349609375" calcext:value-type="float">
            <text:p>68.3349609375</text:p>
          </table:table-cell>
          <table:table-cell office:value-type="float" office:value="-51.1073621511" calcext:value-type="float">
            <text:p>-51.1073621511</text:p>
          </table:table-cell>
          <table:table-cell office:value-type="float" office:value="68.6083984375" calcext:value-type="float">
            <text:p>68.6083984375</text:p>
          </table:table-cell>
          <table:table-cell office:value-type="float" office:value="598" calcext:value-type="float">
            <text:p>598</text:p>
          </table:table-cell>
          <table:table-cell office:value-type="float" office:value="-20.4385730026" calcext:value-type="float">
            <text:p>-20.4385730026</text:p>
          </table:table-cell>
          <table:table-cell office:value-type="float" office:value="-5.1127783156" calcext:value-type="float">
            <text:p>-5.1127783156</text:p>
          </table:table-cell>
          <table:table-cell office:value-type="float" office:value="-19.5578979759" calcext:value-type="float">
            <text:p>-19.5578979759</text:p>
          </table:table-cell>
          <table:table-cell office:value-type="float" office:value="-4.653024911" calcext:value-type="float">
            <text:p>-4.653024911</text:p>
          </table:table-cell>
        </table:table-row>
        <table:table-row table:style-name="ro1">
          <table:table-cell office:value-type="float" office:value="-23.2754187358" calcext:value-type="float">
            <text:p>-23.2754187358</text:p>
          </table:table-cell>
          <table:table-cell office:value-type="float" office:value="40.1157924107" calcext:value-type="float">
            <text:p>40.1157924107</text:p>
          </table:table-cell>
          <table:table-cell office:value-type="float" office:value="-50.7243997812" calcext:value-type="float">
            <text:p>-50.7243997812</text:p>
          </table:table-cell>
          <table:table-cell office:value-type="float" office:value="68.3056640625" calcext:value-type="float">
            <text:p>68.3056640625</text:p>
          </table:table-cell>
          <table:table-cell office:value-type="float" office:value="-51.0898239136" calcext:value-type="float">
            <text:p>-51.0898239136</text:p>
          </table:table-cell>
          <table:table-cell office:value-type="float" office:value="68.564453125" calcext:value-type="float">
            <text:p>68.564453125</text:p>
          </table:table-cell>
          <table:table-cell office:value-type="float" office:value="600" calcext:value-type="float">
            <text:p>600</text:p>
          </table:table-cell>
          <table:table-cell office:value-type="float" office:value="-20.4326878839" calcext:value-type="float">
            <text:p>-20.4326878839</text:p>
          </table:table-cell>
          <table:table-cell office:value-type="float" office:value="-5.109874153" calcext:value-type="float">
            <text:p>-5.109874153</text:p>
          </table:table-cell>
          <table:table-cell office:value-type="float" office:value="-19.5502722671" calcext:value-type="float">
            <text:p>-19.5502722671</text:p>
          </table:table-cell>
          <table:table-cell office:value-type="float" office:value="-4.6490213523" calcext:value-type="float">
            <text:p>-4.6490213523</text:p>
          </table:table-cell>
        </table:table-row>
        <table:table-row table:style-name="ro1">
          <table:table-cell office:value-type="float" office:value="-23.3433750289" calcext:value-type="float">
            <text:p>-23.3433750289</text:p>
          </table:table-cell>
          <table:table-cell office:value-type="float" office:value="40.6961495536" calcext:value-type="float">
            <text:p>40.6961495536</text:p>
          </table:table-cell>
          <table:table-cell office:value-type="float" office:value="-50.7306277514" calcext:value-type="float">
            <text:p>-50.7306277514</text:p>
          </table:table-cell>
          <table:table-cell office:value-type="float" office:value="68.33984375" calcext:value-type="float">
            <text:p>68.33984375</text:p>
          </table:table-cell>
          <table:table-cell office:value-type="float" office:value="-51.103088522" calcext:value-type="float">
            <text:p>-51.103088522</text:p>
          </table:table-cell>
          <table:table-cell office:value-type="float" office:value="68.5693359375" calcext:value-type="float">
            <text:p>68.5693359375</text:p>
          </table:table-cell>
          <table:table-cell office:value-type="float" office:value="602" calcext:value-type="float">
            <text:p>602</text:p>
          </table:table-cell>
          <table:table-cell office:value-type="float" office:value="-20.4355413079" calcext:value-type="float">
            <text:p>-20.4355413079</text:p>
          </table:table-cell>
          <table:table-cell office:value-type="float" office:value="-5.1132623427" calcext:value-type="float">
            <text:p>-5.1132623427</text:p>
          </table:table-cell>
          <table:table-cell office:value-type="float" office:value="-19.5560397817" calcext:value-type="float">
            <text:p>-19.5560397817</text:p>
          </table:table-cell>
          <table:table-cell office:value-type="float" office:value="-4.6494661922" calcext:value-type="float">
            <text:p>-4.6494661922</text:p>
          </table:table-cell>
        </table:table-row>
        <table:table-row table:style-name="ro1">
          <table:table-cell office:value-type="float" office:value="-23.4019811924" calcext:value-type="float">
            <text:p>-23.4019811924</text:p>
          </table:table-cell>
          <table:table-cell office:value-type="float" office:value="40.3480747768" calcext:value-type="float">
            <text:p>40.3480747768</text:p>
          </table:table-cell>
          <table:table-cell office:value-type="float" office:value="-50.7233404398" calcext:value-type="float">
            <text:p>-50.7233404398</text:p>
          </table:table-cell>
          <table:table-cell office:value-type="float" office:value="68.369140625" calcext:value-type="float">
            <text:p>68.369140625</text:p>
          </table:table-cell>
          <table:table-cell office:value-type="float" office:value="-51.0830373764" calcext:value-type="float">
            <text:p>-51.0830373764</text:p>
          </table:table-cell>
          <table:table-cell office:value-type="float" office:value="68.544921875" calcext:value-type="float">
            <text:p>68.544921875</text:p>
          </table:table-cell>
          <table:table-cell office:value-type="float" office:value="604" calcext:value-type="float">
            <text:p>604</text:p>
          </table:table-cell>
          <table:table-cell office:value-type="float" office:value="-20.4322025331" calcext:value-type="float">
            <text:p>-20.4322025331</text:p>
          </table:table-cell>
          <table:table-cell office:value-type="float" office:value="-5.1161665053" calcext:value-type="float">
            <text:p>-5.1161665053</text:p>
          </table:table-cell>
          <table:table-cell office:value-type="float" office:value="-19.5473214486" calcext:value-type="float">
            <text:p>-19.5473214486</text:p>
          </table:table-cell>
          <table:table-cell office:value-type="float" office:value="-4.6472419929" calcext:value-type="float">
            <text:p>-4.6472419929</text:p>
          </table:table-cell>
        </table:table-row>
        <table:table-row table:style-name="ro1">
          <table:table-cell office:value-type="float" office:value="-23.7336831208" calcext:value-type="float">
            <text:p>-23.7336831208</text:p>
          </table:table-cell>
          <table:table-cell office:value-type="float" office:value="40.80078125" calcext:value-type="float">
            <text:p>40.80078125</text:p>
          </table:table-cell>
          <table:table-cell office:value-type="float" office:value="-50.7190532446" calcext:value-type="float">
            <text:p>-50.7190532446</text:p>
          </table:table-cell>
          <table:table-cell office:value-type="float" office:value="68.3447265625" calcext:value-type="float">
            <text:p>68.3447265625</text:p>
          </table:table-cell>
          <table:table-cell office:value-type="float" office:value="-51.0831570387" calcext:value-type="float">
            <text:p>-51.0831570387</text:p>
          </table:table-cell>
          <table:table-cell office:value-type="float" office:value="68.5595703125" calcext:value-type="float">
            <text:p>68.5595703125</text:p>
          </table:table-cell>
          <table:table-cell office:value-type="float" office:value="605" calcext:value-type="float">
            <text:p>605</text:p>
          </table:table-cell>
          <table:table-cell office:value-type="float" office:value="-20.4302382999" calcext:value-type="float">
            <text:p>-20.4302382999</text:p>
          </table:table-cell>
          <table:table-cell office:value-type="float" office:value="-5.1137463698" calcext:value-type="float">
            <text:p>-5.1137463698</text:p>
          </table:table-cell>
          <table:table-cell office:value-type="float" office:value="-19.5473734783" calcext:value-type="float">
            <text:p>-19.5473734783</text:p>
          </table:table-cell>
          <table:table-cell office:value-type="float" office:value="-4.6485765125" calcext:value-type="float">
            <text:p>-4.6485765125</text:p>
          </table:table-cell>
        </table:table-row>
        <table:table-row table:style-name="ro1">
          <table:table-cell office:value-type="float" office:value="-23.2494265037" calcext:value-type="float">
            <text:p>-23.2494265037</text:p>
          </table:table-cell>
          <table:table-cell office:value-type="float" office:value="40.3655133929" calcext:value-type="float">
            <text:p>40.3655133929</text:p>
          </table:table-cell>
          <table:table-cell office:value-type="float" office:value="-50.7087486267" calcext:value-type="float">
            <text:p>-50.7087486267</text:p>
          </table:table-cell>
          <table:table-cell office:value-type="float" office:value="68.291015625" calcext:value-type="float">
            <text:p>68.291015625</text:p>
          </table:table-cell>
          <table:table-cell office:value-type="float" office:value="-51.0752825022" calcext:value-type="float">
            <text:p>-51.0752825022</text:p>
          </table:table-cell>
          <table:table-cell office:value-type="float" office:value="68.5888671875" calcext:value-type="float">
            <text:p>68.5888671875</text:p>
          </table:table-cell>
          <table:table-cell office:value-type="float" office:value="607" calcext:value-type="float">
            <text:p>607</text:p>
          </table:table-cell>
          <table:table-cell office:value-type="float" office:value="-20.4255171077" calcext:value-type="float">
            <text:p>-20.4255171077</text:p>
          </table:table-cell>
          <table:table-cell office:value-type="float" office:value="-5.1084220716" calcext:value-type="float">
            <text:p>-5.1084220716</text:p>
          </table:table-cell>
          <table:table-cell office:value-type="float" office:value="-19.5439495925" calcext:value-type="float">
            <text:p>-19.5439495925</text:p>
          </table:table-cell>
          <table:table-cell office:value-type="float" office:value="-4.6512455516" calcext:value-type="float">
            <text:p>-4.6512455516</text:p>
          </table:table-cell>
        </table:table-row>
        <table:table-row table:style-name="ro1">
          <table:table-cell office:value-type="float" office:value="-23.6041837122" calcext:value-type="float">
            <text:p>-23.6041837122</text:p>
          </table:table-cell>
          <table:table-cell office:value-type="float" office:value="40.869140625" calcext:value-type="float">
            <text:p>40.869140625</text:p>
          </table:table-cell>
          <table:table-cell office:value-type="float" office:value="-50.7031037092" calcext:value-type="float">
            <text:p>-50.7031037092</text:p>
          </table:table-cell>
          <table:table-cell office:value-type="float" office:value="68.33984375" calcext:value-type="float">
            <text:p>68.33984375</text:p>
          </table:table-cell>
          <table:table-cell office:value-type="float" office:value="-51.0677029133" calcext:value-type="float">
            <text:p>-51.0677029133</text:p>
          </table:table-cell>
          <table:table-cell office:value-type="float" office:value="68.5791015625" calcext:value-type="float">
            <text:p>68.5791015625</text:p>
          </table:table-cell>
          <table:table-cell office:value-type="float" office:value="609" calcext:value-type="float">
            <text:p>609</text:p>
          </table:table-cell>
          <table:table-cell office:value-type="float" office:value="-20.4229308167" calcext:value-type="float">
            <text:p>-20.4229308167</text:p>
          </table:table-cell>
          <table:table-cell office:value-type="float" office:value="-5.1132623427" calcext:value-type="float">
            <text:p>-5.1132623427</text:p>
          </table:table-cell>
          <table:table-cell office:value-type="float" office:value="-19.5406539513" calcext:value-type="float">
            <text:p>-19.5406539513</text:p>
          </table:table-cell>
          <table:table-cell office:value-type="float" office:value="-4.6503558719" calcext:value-type="float">
            <text:p>-4.6503558719</text:p>
          </table:table-cell>
        </table:table-row>
        <table:table-row table:style-name="ro1">
          <table:table-cell office:value-type="float" office:value="-23.21433476" calcext:value-type="float">
            <text:p>-23.21433476</text:p>
          </table:table-cell>
          <table:table-cell office:value-type="float" office:value="40.5880301339" calcext:value-type="float">
            <text:p>40.5880301339</text:p>
          </table:table-cell>
          <table:table-cell office:value-type="float" office:value="-50.6783788919" calcext:value-type="float">
            <text:p>-50.6783788919</text:p>
          </table:table-cell>
          <table:table-cell office:value-type="float" office:value="68.212890625" calcext:value-type="float">
            <text:p>68.212890625</text:p>
          </table:table-cell>
          <table:table-cell office:value-type="float" office:value="-51.0421563625" calcext:value-type="float">
            <text:p>-51.0421563625</text:p>
          </table:table-cell>
          <table:table-cell office:value-type="float" office:value="68.5302734375" calcext:value-type="float">
            <text:p>68.5302734375</text:p>
          </table:table-cell>
          <table:table-cell office:value-type="float" office:value="611" calcext:value-type="float">
            <text:p>611</text:p>
          </table:table-cell>
          <table:table-cell office:value-type="float" office:value="-20.4116028262" calcext:value-type="float">
            <text:p>-20.4116028262</text:p>
          </table:table-cell>
          <table:table-cell office:value-type="float" office:value="-5.1006776379" calcext:value-type="float">
            <text:p>-5.1006776379</text:p>
          </table:table-cell>
          <table:table-cell office:value-type="float" office:value="-19.52954619" calcext:value-type="float">
            <text:p>-19.52954619</text:p>
          </table:table-cell>
          <table:table-cell office:value-type="float" office:value="-4.6459074733" calcext:value-type="float">
            <text:p>-4.6459074733</text:p>
          </table:table-cell>
        </table:table-row>
        <table:table-row table:style-name="ro1">
          <table:table-cell office:value-type="float" office:value="-22.9697362747" calcext:value-type="float">
            <text:p>-22.9697362747</text:p>
          </table:table-cell>
          <table:table-cell office:value-type="float" office:value="40.6291852679" calcext:value-type="float">
            <text:p>40.6291852679</text:p>
          </table:table-cell>
          <table:table-cell office:value-type="float" office:value="-50.6579217196" calcext:value-type="float">
            <text:p>-50.6579217196</text:p>
          </table:table-cell>
          <table:table-cell office:value-type="float" office:value="68.22265625" calcext:value-type="float">
            <text:p>68.22265625</text:p>
          </table:table-cell>
          <table:table-cell office:value-type="float" office:value="-51.030431962" calcext:value-type="float">
            <text:p>-51.030431962</text:p>
          </table:table-cell>
          <table:table-cell office:value-type="float" office:value="68.5546875" calcext:value-type="float">
            <text:p>68.5546875</text:p>
          </table:table-cell>
          <table:table-cell office:value-type="float" office:value="613" calcext:value-type="float">
            <text:p>613</text:p>
          </table:table-cell>
          <table:table-cell office:value-type="float" office:value="-20.4022301117" calcext:value-type="float">
            <text:p>-20.4022301117</text:p>
          </table:table-cell>
          <table:table-cell office:value-type="float" office:value="-5.1016456922" calcext:value-type="float">
            <text:p>-5.1016456922</text:p>
          </table:table-cell>
          <table:table-cell office:value-type="float" office:value="-19.5244483651" calcext:value-type="float">
            <text:p>-19.5244483651</text:p>
          </table:table-cell>
          <table:table-cell office:value-type="float" office:value="-4.6481316726" calcext:value-type="float">
            <text:p>-4.6481316726</text:p>
          </table:table-cell>
        </table:table-row>
        <table:table-row table:style-name="ro1">
          <table:table-cell office:value-type="float" office:value="-23.1331162057" calcext:value-type="float">
            <text:p>-23.1331162057</text:p>
          </table:table-cell>
          <table:table-cell office:value-type="float" office:value="40.3955078125" calcext:value-type="float">
            <text:p>40.3955078125</text:p>
          </table:table-cell>
          <table:table-cell office:value-type="float" office:value="-50.6475415945" calcext:value-type="float">
            <text:p>-50.6475415945</text:p>
          </table:table-cell>
          <table:table-cell office:value-type="float" office:value="68.1982421875" calcext:value-type="float">
            <text:p>68.1982421875</text:p>
          </table:table-cell>
          <table:table-cell office:value-type="float" office:value="-51.0220259905" calcext:value-type="float">
            <text:p>-51.0220259905</text:p>
          </table:table-cell>
          <table:table-cell office:value-type="float" office:value="68.4765625" calcext:value-type="float">
            <text:p>68.4765625</text:p>
          </table:table-cell>
          <table:table-cell office:value-type="float" office:value="615" calcext:value-type="float">
            <text:p>615</text:p>
          </table:table-cell>
          <table:table-cell office:value-type="float" office:value="-20.3974743249" calcext:value-type="float">
            <text:p>-20.3974743249</text:p>
          </table:table-cell>
          <table:table-cell office:value-type="float" office:value="-5.0992255566" calcext:value-type="float">
            <text:p>-5.0992255566</text:p>
          </table:table-cell>
          <table:table-cell office:value-type="float" office:value="-19.5207934088" calcext:value-type="float">
            <text:p>-19.5207934088</text:p>
          </table:table-cell>
          <table:table-cell office:value-type="float" office:value="-4.6410142349" calcext:value-type="float">
            <text:p>-4.6410142349</text:p>
          </table:table-cell>
        </table:table-row>
        <table:table-row table:style-name="ro1">
          <table:table-cell office:value-type="float" office:value="-23.1372963522" calcext:value-type="float">
            <text:p>-23.1372963522</text:p>
          </table:table-cell>
          <table:table-cell office:value-type="float" office:value="40.5782645089" calcext:value-type="float">
            <text:p>40.5782645089</text:p>
          </table:table-cell>
          <table:table-cell office:value-type="float" office:value="-50.6268785" calcext:value-type="float">
            <text:p>-50.6268785</text:p>
          </table:table-cell>
          <table:table-cell office:value-type="float" office:value="68.2177734375" calcext:value-type="float">
            <text:p>68.2177734375</text:p>
          </table:table-cell>
          <table:table-cell office:value-type="float" office:value="-51.0037625313" calcext:value-type="float">
            <text:p>-51.0037625313</text:p>
          </table:table-cell>
          <table:table-cell office:value-type="float" office:value="68.45703125" calcext:value-type="float">
            <text:p>68.45703125</text:p>
          </table:table-cell>
          <table:table-cell office:value-type="float" office:value="617" calcext:value-type="float">
            <text:p>617</text:p>
          </table:table-cell>
          <table:table-cell office:value-type="float" office:value="-20.3880072645" calcext:value-type="float">
            <text:p>-20.3880072645</text:p>
          </table:table-cell>
          <table:table-cell office:value-type="float" office:value="-5.1011616651" calcext:value-type="float">
            <text:p>-5.1011616651</text:p>
          </table:table-cell>
          <table:table-cell office:value-type="float" office:value="-19.5128523702" calcext:value-type="float">
            <text:p>-19.5128523702</text:p>
          </table:table-cell>
          <table:table-cell office:value-type="float" office:value="-4.6392348754" calcext:value-type="float">
            <text:p>-4.6392348754</text:p>
          </table:table-cell>
        </table:table-row>
        <table:table-row table:style-name="ro1">
          <table:table-cell office:value-type="float" office:value="-23.7374803594" calcext:value-type="float">
            <text:p>-23.7374803594</text:p>
          </table:table-cell>
          <table:table-cell office:value-type="float" office:value="40.4708426339" calcext:value-type="float">
            <text:p>40.4708426339</text:p>
          </table:table-cell>
          <table:table-cell office:value-type="float" office:value="-50.6202251911" calcext:value-type="float">
            <text:p>-50.6202251911</text:p>
          </table:table-cell>
          <table:table-cell office:value-type="float" office:value="68.2568359375" calcext:value-type="float">
            <text:p>68.2568359375</text:p>
          </table:table-cell>
          <table:table-cell office:value-type="float" office:value="-51.0003488064" calcext:value-type="float">
            <text:p>-51.0003488064</text:p>
          </table:table-cell>
          <table:table-cell office:value-type="float" office:value="68.4033203125" calcext:value-type="float">
            <text:p>68.4033203125</text:p>
          </table:table-cell>
          <table:table-cell office:value-type="float" office:value="619" calcext:value-type="float">
            <text:p>619</text:p>
          </table:table-cell>
          <table:table-cell office:value-type="float" office:value="-20.3849589661" calcext:value-type="float">
            <text:p>-20.3849589661</text:p>
          </table:table-cell>
          <table:table-cell office:value-type="float" office:value="-5.1050338819" calcext:value-type="float">
            <text:p>-5.1050338819</text:p>
          </table:table-cell>
          <table:table-cell office:value-type="float" office:value="-19.5113680665" calcext:value-type="float">
            <text:p>-19.5113680665</text:p>
          </table:table-cell>
          <table:table-cell office:value-type="float" office:value="-4.634341637" calcext:value-type="float">
            <text:p>-4.634341637</text:p>
          </table:table-cell>
        </table:table-row>
        <table:table-row table:style-name="ro1">
          <table:table-cell office:value-type="float" office:value="-22.9120846484" calcext:value-type="float">
            <text:p>-22.9120846484</text:p>
          </table:table-cell>
          <table:table-cell office:value-type="float" office:value="40.3006417411" calcext:value-type="float">
            <text:p>40.3006417411</text:p>
          </table:table-cell>
          <table:table-cell office:value-type="float" office:value="-50.6102298737" calcext:value-type="float">
            <text:p>-50.6102298737</text:p>
          </table:table-cell>
          <table:table-cell office:value-type="float" office:value="68.271484375" calcext:value-type="float">
            <text:p>68.271484375</text:p>
          </table:table-cell>
          <table:table-cell office:value-type="float" office:value="-50.991028142" calcext:value-type="float">
            <text:p>-50.991028142</text:p>
          </table:table-cell>
          <table:table-cell office:value-type="float" office:value="68.3837890625" calcext:value-type="float">
            <text:p>68.3837890625</text:p>
          </table:table-cell>
          <table:table-cell office:value-type="float" office:value="621" calcext:value-type="float">
            <text:p>621</text:p>
          </table:table-cell>
          <table:table-cell office:value-type="float" office:value="-20.3803794839" calcext:value-type="float">
            <text:p>-20.3803794839</text:p>
          </table:table-cell>
          <table:table-cell office:value-type="float" office:value="-5.1064859632" calcext:value-type="float">
            <text:p>-5.1064859632</text:p>
          </table:table-cell>
          <table:table-cell office:value-type="float" office:value="-19.5073153974" calcext:value-type="float">
            <text:p>-19.5073153974</text:p>
          </table:table-cell>
          <table:table-cell office:value-type="float" office:value="-4.6325622776" calcext:value-type="float">
            <text:p>-4.6325622776</text:p>
          </table:table-cell>
        </table:table-row>
        <table:table-row table:style-name="ro1">
          <table:table-cell office:value-type="float" office:value="-23.306313539" calcext:value-type="float">
            <text:p>-23.306313539</text:p>
          </table:table-cell>
          <table:table-cell office:value-type="float" office:value="40.5671037946" calcext:value-type="float">
            <text:p>40.5671037946</text:p>
          </table:table-cell>
          <table:table-cell office:value-type="float" office:value="-50.6081702232" calcext:value-type="float">
            <text:p>-50.6081702232</text:p>
          </table:table-cell>
          <table:table-cell office:value-type="float" office:value="68.2177734375" calcext:value-type="float">
            <text:p>68.2177734375</text:p>
          </table:table-cell>
          <table:table-cell office:value-type="float" office:value="-50.985092783" calcext:value-type="float">
            <text:p>-50.985092783</text:p>
          </table:table-cell>
          <table:table-cell office:value-type="float" office:value="68.4130859375" calcext:value-type="float">
            <text:p>68.4130859375</text:p>
          </table:table-cell>
          <table:table-cell office:value-type="float" office:value="623" calcext:value-type="float">
            <text:p>623</text:p>
          </table:table-cell>
          <table:table-cell office:value-type="float" office:value="-20.3794358288" calcext:value-type="float">
            <text:p>-20.3794358288</text:p>
          </table:table-cell>
          <table:table-cell office:value-type="float" office:value="-5.1011616651" calcext:value-type="float">
            <text:p>-5.1011616651</text:p>
          </table:table-cell>
          <table:table-cell office:value-type="float" office:value="-19.5047346752" calcext:value-type="float">
            <text:p>-19.5047346752</text:p>
          </table:table-cell>
          <table:table-cell office:value-type="float" office:value="-4.6352313167" calcext:value-type="float">
            <text:p>-4.6352313167</text:p>
          </table:table-cell>
        </table:table-row>
        <table:table-row table:style-name="ro1">
          <table:table-cell office:value-type="float" office:value="-23.2654787783" calcext:value-type="float">
            <text:p>-23.2654787783</text:p>
          </table:table-cell>
          <table:table-cell office:value-type="float" office:value="40.2057756696" calcext:value-type="float">
            <text:p>40.2057756696</text:p>
          </table:table-cell>
          <table:table-cell office:value-type="float" office:value="-50.6002009869" calcext:value-type="float">
            <text:p>-50.6002009869</text:p>
          </table:table-cell>
          <table:table-cell office:value-type="float" office:value="68.22265625" calcext:value-type="float">
            <text:p>68.22265625</text:p>
          </table:table-cell>
          <table:table-cell office:value-type="float" office:value="-50.9786322355" calcext:value-type="float">
            <text:p>-50.9786322355</text:p>
          </table:table-cell>
          <table:table-cell office:value-type="float" office:value="68.4326171875" calcext:value-type="float">
            <text:p>68.4326171875</text:p>
          </table:table-cell>
          <table:table-cell office:value-type="float" office:value="624" calcext:value-type="float">
            <text:p>624</text:p>
          </table:table-cell>
          <table:table-cell office:value-type="float" office:value="-20.3757846215" calcext:value-type="float">
            <text:p>-20.3757846215</text:p>
          </table:table-cell>
          <table:table-cell office:value-type="float" office:value="-5.1016456922" calcext:value-type="float">
            <text:p>-5.1016456922</text:p>
          </table:table-cell>
          <table:table-cell office:value-type="float" office:value="-19.5019255985" calcext:value-type="float">
            <text:p>-19.5019255985</text:p>
          </table:table-cell>
          <table:table-cell office:value-type="float" office:value="-4.6370106762" calcext:value-type="float">
            <text:p>-4.6370106762</text:p>
          </table:table-cell>
        </table:table-row>
        <table:table-row table:style-name="ro1">
          <table:table-cell office:value-type="float" office:value="-23.2577322394" calcext:value-type="float">
            <text:p>-23.2577322394</text:p>
          </table:table-cell>
          <table:table-cell office:value-type="float" office:value="40.2713448661" calcext:value-type="float">
            <text:p>40.2713448661</text:p>
          </table:table-cell>
          <table:table-cell office:value-type="float" office:value="-50.5794133186" calcext:value-type="float">
            <text:p>-50.5794133186</text:p>
          </table:table-cell>
          <table:table-cell office:value-type="float" office:value="68.232421875" calcext:value-type="float">
            <text:p>68.232421875</text:p>
          </table:table-cell>
          <table:table-cell office:value-type="float" office:value="-50.9702104807" calcext:value-type="float">
            <text:p>-50.9702104807</text:p>
          </table:table-cell>
          <table:table-cell office:value-type="float" office:value="68.427734375" calcext:value-type="float">
            <text:p>68.427734375</text:p>
          </table:table-cell>
          <table:table-cell office:value-type="float" office:value="626" calcext:value-type="float">
            <text:p>626</text:p>
          </table:table-cell>
          <table:table-cell office:value-type="float" office:value="-20.366260486" calcext:value-type="float">
            <text:p>-20.366260486</text:p>
          </table:table-cell>
          <table:table-cell office:value-type="float" office:value="-5.1026137464" calcext:value-type="float">
            <text:p>-5.1026137464</text:p>
          </table:table-cell>
          <table:table-cell office:value-type="float" office:value="-19.4982637796" calcext:value-type="float">
            <text:p>-19.4982637796</text:p>
          </table:table-cell>
          <table:table-cell office:value-type="float" office:value="-4.6365658363" calcext:value-type="float">
            <text:p>-4.6365658363</text:p>
          </table:table-cell>
        </table:table-row>
        <table:table-row table:style-name="ro1">
          <table:table-cell office:value-type="float" office:value="-23.5896770149" calcext:value-type="float">
            <text:p>-23.5896770149</text:p>
          </table:table-cell>
          <table:table-cell office:value-type="float" office:value="40.5015345982" calcext:value-type="float">
            <text:p>40.5015345982</text:p>
          </table:table-cell>
          <table:table-cell office:value-type="float" office:value="-50.5785702229" calcext:value-type="float">
            <text:p>-50.5785702229</text:p>
          </table:table-cell>
          <table:table-cell office:value-type="float" office:value="68.22265625" calcext:value-type="float">
            <text:p>68.22265625</text:p>
          </table:table-cell>
          <table:table-cell office:value-type="float" office:value="-50.9651316643" calcext:value-type="float">
            <text:p>-50.9651316643</text:p>
          </table:table-cell>
          <table:table-cell office:value-type="float" office:value="68.45703125" calcext:value-type="float">
            <text:p>68.45703125</text:p>
          </table:table-cell>
          <table:table-cell office:value-type="float" office:value="628" calcext:value-type="float">
            <text:p>628</text:p>
          </table:table-cell>
          <table:table-cell office:value-type="float" office:value="-20.3658742109" calcext:value-type="float">
            <text:p>-20.3658742109</text:p>
          </table:table-cell>
          <table:table-cell office:value-type="float" office:value="-5.1016456922" calcext:value-type="float">
            <text:p>-5.1016456922</text:p>
          </table:table-cell>
          <table:table-cell office:value-type="float" office:value="-19.4960554862" calcext:value-type="float">
            <text:p>-19.4960554862</text:p>
          </table:table-cell>
          <table:table-cell office:value-type="float" office:value="-4.6392348754" calcext:value-type="float">
            <text:p>-4.6392348754</text:p>
          </table:table-cell>
        </table:table-row>
        <table:table-row table:style-name="ro1">
          <table:table-cell office:value-type="float" office:value="-23.1416447559" calcext:value-type="float">
            <text:p>-23.1416447559</text:p>
          </table:table-cell>
          <table:table-cell office:value-type="float" office:value="40.517578125" calcext:value-type="float">
            <text:p>40.517578125</text:p>
          </table:table-cell>
          <table:table-cell office:value-type="float" office:value="-50.5799175262" calcext:value-type="float">
            <text:p>-50.5799175262</text:p>
          </table:table-cell>
          <table:table-cell office:value-type="float" office:value="68.203125" calcext:value-type="float">
            <text:p>68.203125</text:p>
          </table:table-cell>
          <table:table-cell office:value-type="float" office:value="-50.9706920385" calcext:value-type="float">
            <text:p>-50.9706920385</text:p>
          </table:table-cell>
          <table:table-cell office:value-type="float" office:value="68.486328125" calcext:value-type="float">
            <text:p>68.486328125</text:p>
          </table:table-cell>
          <table:table-cell office:value-type="float" office:value="630" calcext:value-type="float">
            <text:p>630</text:p>
          </table:table-cell>
          <table:table-cell office:value-type="float" office:value="-20.3664914952" calcext:value-type="float">
            <text:p>-20.3664914952</text:p>
          </table:table-cell>
          <table:table-cell office:value-type="float" office:value="-5.0997095837" calcext:value-type="float">
            <text:p>-5.0997095837</text:p>
          </table:table-cell>
          <table:table-cell office:value-type="float" office:value="-19.4984731632" calcext:value-type="float">
            <text:p>-19.4984731632</text:p>
          </table:table-cell>
          <table:table-cell office:value-type="float" office:value="-4.6419039146" calcext:value-type="float">
            <text:p>-4.6419039146</text:p>
          </table:table-cell>
        </table:table-row>
        <table:table-row table:style-name="ro1">
          <table:table-cell office:value-type="float" office:value="-23.1965453003" calcext:value-type="float">
            <text:p>-23.1965453003</text:p>
          </table:table-cell>
          <table:table-cell office:value-type="float" office:value="40.2734375" calcext:value-type="float">
            <text:p>40.2734375</text:p>
          </table:table-cell>
          <table:table-cell office:value-type="float" office:value="-50.5824630976" calcext:value-type="float">
            <text:p>-50.5824630976</text:p>
          </table:table-cell>
          <table:table-cell office:value-type="float" office:value="68.1787109375" calcext:value-type="float">
            <text:p>68.1787109375</text:p>
          </table:table-cell>
          <table:table-cell office:value-type="float" office:value="-50.9746077061" calcext:value-type="float">
            <text:p>-50.9746077061</text:p>
          </table:table-cell>
          <table:table-cell office:value-type="float" office:value="68.4814453125" calcext:value-type="float">
            <text:p>68.4814453125</text:p>
          </table:table-cell>
          <table:table-cell office:value-type="float" office:value="632" calcext:value-type="float">
            <text:p>632</text:p>
          </table:table-cell>
          <table:table-cell office:value-type="float" office:value="-20.3676577811" calcext:value-type="float">
            <text:p>-20.3676577811</text:p>
          </table:table-cell>
          <table:table-cell office:value-type="float" office:value="-5.0972894482" calcext:value-type="float">
            <text:p>-5.0972894482</text:p>
          </table:table-cell>
          <table:table-cell office:value-type="float" office:value="-19.500175714" calcext:value-type="float">
            <text:p>-19.500175714</text:p>
          </table:table-cell>
          <table:table-cell office:value-type="float" office:value="-4.6414590747" calcext:value-type="float">
            <text:p>-4.6414590747</text:p>
          </table:table-cell>
        </table:table-row>
        <table:table-row table:style-name="ro1">
          <table:table-cell office:value-type="float" office:value="-23.6654308383" calcext:value-type="float">
            <text:p>-23.6654308383</text:p>
          </table:table-cell>
          <table:table-cell office:value-type="float" office:value="40.6173270089" calcext:value-type="float">
            <text:p>40.6173270089</text:p>
          </table:table-cell>
          <table:table-cell office:value-type="float" office:value="-50.596440959" calcext:value-type="float">
            <text:p>-50.596440959</text:p>
          </table:table-cell>
          <table:table-cell office:value-type="float" office:value="68.2177734375" calcext:value-type="float">
            <text:p>68.2177734375</text:p>
          </table:table-cell>
          <table:table-cell office:value-type="float" office:value="-50.9823466778" calcext:value-type="float">
            <text:p>-50.9823466778</text:p>
          </table:table-cell>
          <table:table-cell office:value-type="float" office:value="68.4716796875" calcext:value-type="float">
            <text:p>68.4716796875</text:p>
          </table:table-cell>
          <table:table-cell office:value-type="float" office:value="634" calcext:value-type="float">
            <text:p>634</text:p>
          </table:table-cell>
          <table:table-cell office:value-type="float" office:value="-20.3740619167" calcext:value-type="float">
            <text:p>-20.3740619167</text:p>
          </table:table-cell>
          <table:table-cell office:value-type="float" office:value="-5.1011616651" calcext:value-type="float">
            <text:p>-5.1011616651</text:p>
          </table:table-cell>
          <table:table-cell office:value-type="float" office:value="-19.5035406556" calcext:value-type="float">
            <text:p>-19.5035406556</text:p>
          </table:table-cell>
          <table:table-cell office:value-type="float" office:value="-4.640569395" calcext:value-type="float">
            <text:p>-4.640569395</text:p>
          </table:table-cell>
        </table:table-row>
        <table:table-row table:style-name="ro1">
          <table:table-cell office:value-type="float" office:value="-22.7908298416" calcext:value-type="float">
            <text:p>-22.7908298416</text:p>
          </table:table-cell>
          <table:table-cell office:value-type="float" office:value="40.4331752232" calcext:value-type="float">
            <text:p>40.4331752232</text:p>
          </table:table-cell>
          <table:table-cell office:value-type="float" office:value="-50.5848614216" calcext:value-type="float">
            <text:p>-50.5848614216</text:p>
          </table:table-cell>
          <table:table-cell office:value-type="float" office:value="68.22265625" calcext:value-type="float">
            <text:p>68.22265625</text:p>
          </table:table-cell>
          <table:table-cell office:value-type="float" office:value="-50.9738289356" calcext:value-type="float">
            <text:p>-50.9738289356</text:p>
          </table:table-cell>
          <table:table-cell office:value-type="float" office:value="68.49609375" calcext:value-type="float">
            <text:p>68.49609375</text:p>
          </table:table-cell>
          <table:table-cell office:value-type="float" office:value="636" calcext:value-type="float">
            <text:p>636</text:p>
          </table:table-cell>
          <table:table-cell office:value-type="float" office:value="-20.3687566039" calcext:value-type="float">
            <text:p>-20.3687566039</text:p>
          </table:table-cell>
          <table:table-cell office:value-type="float" office:value="-5.1016456922" calcext:value-type="float">
            <text:p>-5.1016456922</text:p>
          </table:table-cell>
          <table:table-cell office:value-type="float" office:value="-19.499837101" calcext:value-type="float">
            <text:p>-19.499837101</text:p>
          </table:table-cell>
          <table:table-cell office:value-type="float" office:value="-4.6427935943" calcext:value-type="float">
            <text:p>-4.6427935943</text:p>
          </table:table-cell>
        </table:table-row>
        <table:table-row table:style-name="ro1">
          <table:table-cell office:value-type="float" office:value="-23.0853631628" calcext:value-type="float">
            <text:p>-23.0853631628</text:p>
          </table:table-cell>
          <table:table-cell office:value-type="float" office:value="40.3585379464" calcext:value-type="float">
            <text:p>40.3585379464</text:p>
          </table:table-cell>
          <table:table-cell office:value-type="float" office:value="-50.5590536594" calcext:value-type="float">
            <text:p>-50.5590536594</text:p>
          </table:table-cell>
          <table:table-cell office:value-type="float" office:value="68.1884765625" calcext:value-type="float">
            <text:p>68.1884765625</text:p>
          </table:table-cell>
          <table:table-cell office:value-type="float" office:value="-50.955303669" calcext:value-type="float">
            <text:p>-50.955303669</text:p>
          </table:table-cell>
          <table:table-cell office:value-type="float" office:value="68.4130859375" calcext:value-type="float">
            <text:p>68.4130859375</text:p>
          </table:table-cell>
          <table:table-cell office:value-type="float" office:value="638" calcext:value-type="float">
            <text:p>638</text:p>
          </table:table-cell>
          <table:table-cell office:value-type="float" office:value="-20.3569324484" calcext:value-type="float">
            <text:p>-20.3569324484</text:p>
          </table:table-cell>
          <table:table-cell office:value-type="float" office:value="-5.0982575024" calcext:value-type="float">
            <text:p>-5.0982575024</text:p>
          </table:table-cell>
          <table:table-cell office:value-type="float" office:value="-19.4917822272" calcext:value-type="float">
            <text:p>-19.4917822272</text:p>
          </table:table-cell>
          <table:table-cell office:value-type="float" office:value="-4.6352313167" calcext:value-type="float">
            <text:p>-4.6352313167</text:p>
          </table:table-cell>
        </table:table-row>
        <table:table-row table:style-name="ro1">
          <table:table-cell office:value-type="float" office:value="-23.0910834057" calcext:value-type="float">
            <text:p>-23.0910834057</text:p>
          </table:table-cell>
          <table:table-cell office:value-type="float" office:value="40.6612723214" calcext:value-type="float">
            <text:p>40.6612723214</text:p>
          </table:table-cell>
          <table:table-cell office:value-type="float" office:value="-50.5678079367" calcext:value-type="float">
            <text:p>-50.5678079367</text:p>
          </table:table-cell>
          <table:table-cell office:value-type="float" office:value="68.1689453125" calcext:value-type="float">
            <text:p>68.1689453125</text:p>
          </table:table-cell>
          <table:table-cell office:value-type="float" office:value="-50.9583915472" calcext:value-type="float">
            <text:p>-50.9583915472</text:p>
          </table:table-cell>
          <table:table-cell office:value-type="float" office:value="68.4814453125" calcext:value-type="float">
            <text:p>68.4814453125</text:p>
          </table:table-cell>
          <table:table-cell office:value-type="float" office:value="640" calcext:value-type="float">
            <text:p>640</text:p>
          </table:table-cell>
          <table:table-cell office:value-type="float" office:value="-20.3609433322" calcext:value-type="float">
            <text:p>-20.3609433322</text:p>
          </table:table-cell>
          <table:table-cell office:value-type="float" office:value="-5.096321394" calcext:value-type="float">
            <text:p>-5.096321394</text:p>
          </table:table-cell>
          <table:table-cell office:value-type="float" office:value="-19.4931248513" calcext:value-type="float">
            <text:p>-19.4931248513</text:p>
          </table:table-cell>
          <table:table-cell office:value-type="float" office:value="-4.6414590747" calcext:value-type="float">
            <text:p>-4.6414590747</text:p>
          </table:table-cell>
        </table:table-row>
        <table:table-row table:style-name="ro1">
          <table:table-cell office:value-type="float" office:value="-23.2230785987" calcext:value-type="float">
            <text:p>-23.2230785987</text:p>
          </table:table-cell>
          <table:table-cell office:value-type="float" office:value="40.3857421875" calcext:value-type="float">
            <text:p>40.3857421875</text:p>
          </table:table-cell>
          <table:table-cell office:value-type="float" office:value="-50.571445322" calcext:value-type="float">
            <text:p>-50.571445322</text:p>
          </table:table-cell>
          <table:table-cell office:value-type="float" office:value="68.2421875" calcext:value-type="float">
            <text:p>68.2421875</text:p>
          </table:table-cell>
          <table:table-cell office:value-type="float" office:value="-50.9704634666" calcext:value-type="float">
            <text:p>-50.9704634666</text:p>
          </table:table-cell>
          <table:table-cell office:value-type="float" office:value="68.447265625" calcext:value-type="float">
            <text:p>68.447265625</text:p>
          </table:table-cell>
          <table:table-cell office:value-type="float" office:value="642" calcext:value-type="float">
            <text:p>642</text:p>
          </table:table-cell>
          <table:table-cell office:value-type="float" office:value="-20.3626098467" calcext:value-type="float">
            <text:p>-20.3626098467</text:p>
          </table:table-cell>
          <table:table-cell office:value-type="float" office:value="-5.1035818006" calcext:value-type="float">
            <text:p>-5.1035818006</text:p>
          </table:table-cell>
          <table:table-cell office:value-type="float" office:value="-19.4983737791" calcext:value-type="float">
            <text:p>-19.4983737791</text:p>
          </table:table-cell>
          <table:table-cell office:value-type="float" office:value="-4.6383451957" calcext:value-type="float">
            <text:p>-4.6383451957</text:p>
          </table:table-cell>
        </table:table-row>
        <table:table-row table:style-name="ro1">
          <table:table-cell office:value-type="float" office:value="-23.263194472" calcext:value-type="float">
            <text:p>-23.263194472</text:p>
          </table:table-cell>
          <table:table-cell office:value-type="float" office:value="40.3599330357" calcext:value-type="float">
            <text:p>40.3599330357</text:p>
          </table:table-cell>
          <table:table-cell office:value-type="float" office:value="-50.5655243158" calcext:value-type="float">
            <text:p>-50.5655243158</text:p>
          </table:table-cell>
          <table:table-cell office:value-type="float" office:value="68.2568359375" calcext:value-type="float">
            <text:p>68.2568359375</text:p>
          </table:table-cell>
          <table:table-cell office:value-type="float" office:value="-50.9567084074" calcext:value-type="float">
            <text:p>-50.9567084074</text:p>
          </table:table-cell>
          <table:table-cell office:value-type="float" office:value="68.427734375" calcext:value-type="float">
            <text:p>68.427734375</text:p>
          </table:table-cell>
          <table:table-cell office:value-type="float" office:value="643" calcext:value-type="float">
            <text:p>643</text:p>
          </table:table-cell>
          <table:table-cell office:value-type="float" office:value="-20.3598970621" calcext:value-type="float">
            <text:p>-20.3598970621</text:p>
          </table:table-cell>
          <table:table-cell office:value-type="float" office:value="-5.1050338819" calcext:value-type="float">
            <text:p>-5.1050338819</text:p>
          </table:table-cell>
          <table:table-cell office:value-type="float" office:value="-19.4923930142" calcext:value-type="float">
            <text:p>-19.4923930142</text:p>
          </table:table-cell>
          <table:table-cell office:value-type="float" office:value="-4.6365658363" calcext:value-type="float">
            <text:p>-4.6365658363</text:p>
          </table:table-cell>
        </table:table-row>
        <table:table-row table:style-name="ro1">
          <table:table-cell office:value-type="float" office:value="-23.0217249185" calcext:value-type="float">
            <text:p>-23.0217249185</text:p>
          </table:table-cell>
          <table:table-cell office:value-type="float" office:value="40.2720424107" calcext:value-type="float">
            <text:p>40.2720424107</text:p>
          </table:table-cell>
          <table:table-cell office:value-type="float" office:value="-50.5673501015" calcext:value-type="float">
            <text:p>-50.5673501015</text:p>
          </table:table-cell>
          <table:table-cell office:value-type="float" office:value="68.2666015625" calcext:value-type="float">
            <text:p>68.2666015625</text:p>
          </table:table-cell>
          <table:table-cell office:value-type="float" office:value="-50.9581621885" calcext:value-type="float">
            <text:p>-50.9581621885</text:p>
          </table:table-cell>
          <table:table-cell office:value-type="float" office:value="68.4375" calcext:value-type="float">
            <text:p>68.4375</text:p>
          </table:table-cell>
          <table:table-cell office:value-type="float" office:value="645" calcext:value-type="float">
            <text:p>645</text:p>
          </table:table-cell>
          <table:table-cell office:value-type="float" office:value="-20.3607335691" calcext:value-type="float">
            <text:p>-20.3607335691</text:p>
          </table:table-cell>
          <table:table-cell office:value-type="float" office:value="-5.1060019361" calcext:value-type="float">
            <text:p>-5.1060019361</text:p>
          </table:table-cell>
          <table:table-cell office:value-type="float" office:value="-19.4930251251" calcext:value-type="float">
            <text:p>-19.4930251251</text:p>
          </table:table-cell>
          <table:table-cell office:value-type="float" office:value="-4.637455516" calcext:value-type="float">
            <text:p>-4.637455516</text:p>
          </table:table-cell>
        </table:table-row>
        <table:table-row table:style-name="ro1">
          <table:table-cell office:value-type="float" office:value="-23.7801367121" calcext:value-type="float">
            <text:p>-23.7801367121</text:p>
          </table:table-cell>
          <table:table-cell office:value-type="float" office:value="40.5126953125" calcext:value-type="float">
            <text:p>40.5126953125</text:p>
          </table:table-cell>
          <table:table-cell office:value-type="float" office:value="-50.5700447321" calcext:value-type="float">
            <text:p>-50.5700447321</text:p>
          </table:table-cell>
          <table:table-cell office:value-type="float" office:value="68.2421875" calcext:value-type="float">
            <text:p>68.2421875</text:p>
          </table:table-cell>
          <table:table-cell office:value-type="float" office:value="-50.9587046385" calcext:value-type="float">
            <text:p>-50.9587046385</text:p>
          </table:table-cell>
          <table:table-cell office:value-type="float" office:value="68.427734375" calcext:value-type="float">
            <text:p>68.427734375</text:p>
          </table:table-cell>
          <table:table-cell office:value-type="float" office:value="647" calcext:value-type="float">
            <text:p>647</text:p>
          </table:table-cell>
          <table:table-cell office:value-type="float" office:value="-20.3619681485" calcext:value-type="float">
            <text:p>-20.3619681485</text:p>
          </table:table-cell>
          <table:table-cell office:value-type="float" office:value="-5.1035818006" calcext:value-type="float">
            <text:p>-5.1035818006</text:p>
          </table:table-cell>
          <table:table-cell office:value-type="float" office:value="-19.4932609849" calcext:value-type="float">
            <text:p>-19.4932609849</text:p>
          </table:table-cell>
          <table:table-cell office:value-type="float" office:value="-4.6365658363" calcext:value-type="float">
            <text:p>-4.6365658363</text:p>
          </table:table-cell>
        </table:table-row>
        <table:table-row table:style-name="ro1">
          <table:table-cell office:value-type="float" office:value="-23.1890785524" calcext:value-type="float">
            <text:p>-23.1890785524</text:p>
          </table:table-cell>
          <table:table-cell office:value-type="float" office:value="40.3920200893" calcext:value-type="float">
            <text:p>40.3920200893</text:p>
          </table:table-cell>
          <table:table-cell office:value-type="float" office:value="-50.5849760294" calcext:value-type="float">
            <text:p>-50.5849760294</text:p>
          </table:table-cell>
          <table:table-cell office:value-type="float" office:value="68.1982421875" calcext:value-type="float">
            <text:p>68.1982421875</text:p>
          </table:table-cell>
          <table:table-cell office:value-type="float" office:value="-50.9776444435" calcext:value-type="float">
            <text:p>-50.9776444435</text:p>
          </table:table-cell>
          <table:table-cell office:value-type="float" office:value="68.4423828125" calcext:value-type="float">
            <text:p>68.4423828125</text:p>
          </table:table-cell>
          <table:table-cell office:value-type="float" office:value="649" calcext:value-type="float">
            <text:p>649</text:p>
          </table:table-cell>
          <table:table-cell office:value-type="float" office:value="-20.3688091129" calcext:value-type="float">
            <text:p>-20.3688091129</text:p>
          </table:table-cell>
          <table:table-cell office:value-type="float" office:value="-5.0992255566" calcext:value-type="float">
            <text:p>-5.0992255566</text:p>
          </table:table-cell>
          <table:table-cell office:value-type="float" office:value="-19.5014961019" calcext:value-type="float">
            <text:p>-19.5014961019</text:p>
          </table:table-cell>
          <table:table-cell office:value-type="float" office:value="-4.6379003559" calcext:value-type="float">
            <text:p>-4.6379003559</text:p>
          </table:table-cell>
        </table:table-row>
        <table:table-row table:style-name="ro1">
          <table:table-cell office:value-type="float" office:value="-23.1660699389" calcext:value-type="float">
            <text:p>-23.1660699389</text:p>
          </table:table-cell>
          <table:table-cell office:value-type="float" office:value="40.6354631696" calcext:value-type="float">
            <text:p>40.6354631696</text:p>
          </table:table-cell>
          <table:table-cell office:value-type="float" office:value="-50.6100791693" calcext:value-type="float">
            <text:p>-50.6100791693</text:p>
          </table:table-cell>
          <table:table-cell office:value-type="float" office:value="68.251953125" calcext:value-type="float">
            <text:p>68.251953125</text:p>
          </table:table-cell>
          <table:table-cell office:value-type="float" office:value="-50.9794623375" calcext:value-type="float">
            <text:p>-50.9794623375</text:p>
          </table:table-cell>
          <table:table-cell office:value-type="float" office:value="68.5107421875" calcext:value-type="float">
            <text:p>68.5107421875</text:p>
          </table:table-cell>
          <table:table-cell office:value-type="float" office:value="651" calcext:value-type="float">
            <text:p>651</text:p>
          </table:table-cell>
          <table:table-cell office:value-type="float" office:value="-20.3803104368" calcext:value-type="float">
            <text:p>-20.3803104368</text:p>
          </table:table-cell>
          <table:table-cell office:value-type="float" office:value="-5.1045498548" calcext:value-type="float">
            <text:p>-5.1045498548</text:p>
          </table:table-cell>
          <table:table-cell office:value-type="float" office:value="-19.5022865308" calcext:value-type="float">
            <text:p>-19.5022865308</text:p>
          </table:table-cell>
          <table:table-cell office:value-type="float" office:value="-4.6441281139" calcext:value-type="float">
            <text:p>-4.6441281139</text:p>
          </table:table-cell>
        </table:table-row>
        <table:table-row table:style-name="ro1">
          <table:table-cell office:value-type="float" office:value="-22.9479119531" calcext:value-type="float">
            <text:p>-22.9479119531</text:p>
          </table:table-cell>
          <table:table-cell office:value-type="float" office:value="40.3585379464" calcext:value-type="float">
            <text:p>40.3585379464</text:p>
          </table:table-cell>
          <table:table-cell office:value-type="float" office:value="-50.6137435913" calcext:value-type="float">
            <text:p>-50.6137435913</text:p>
          </table:table-cell>
          <table:table-cell office:value-type="float" office:value="68.2763671875" calcext:value-type="float">
            <text:p>68.2763671875</text:p>
          </table:table-cell>
          <table:table-cell office:value-type="float" office:value="-50.9796782732" calcext:value-type="float">
            <text:p>-50.9796782732</text:p>
          </table:table-cell>
          <table:table-cell office:value-type="float" office:value="68.4912109375" calcext:value-type="float">
            <text:p>68.4912109375</text:p>
          </table:table-cell>
          <table:table-cell office:value-type="float" office:value="653" calcext:value-type="float">
            <text:p>653</text:p>
          </table:table-cell>
          <table:table-cell office:value-type="float" office:value="-20.3819893385" calcext:value-type="float">
            <text:p>-20.3819893385</text:p>
          </table:table-cell>
          <table:table-cell office:value-type="float" office:value="-5.1069699903" calcext:value-type="float">
            <text:p>-5.1069699903</text:p>
          </table:table-cell>
          <table:table-cell office:value-type="float" office:value="-19.5023804207" calcext:value-type="float">
            <text:p>-19.5023804207</text:p>
          </table:table-cell>
          <table:table-cell office:value-type="float" office:value="-4.6423487544" calcext:value-type="float">
            <text:p>-4.6423487544</text:p>
          </table:table-cell>
        </table:table-row>
        <table:table-row table:style-name="ro1">
          <table:table-cell office:value-type="float" office:value="-23.3781950589" calcext:value-type="float">
            <text:p>-23.3781950589</text:p>
          </table:table-cell>
          <table:table-cell office:value-type="float" office:value="40.7177734375" calcext:value-type="float">
            <text:p>40.7177734375</text:p>
          </table:table-cell>
          <table:table-cell office:value-type="float" office:value="-50.600891161" calcext:value-type="float">
            <text:p>-50.600891161</text:p>
          </table:table-cell>
          <table:table-cell office:value-type="float" office:value="68.1884765625" calcext:value-type="float">
            <text:p>68.1884765625</text:p>
          </table:table-cell>
          <table:table-cell office:value-type="float" office:value="-50.9750802755" calcext:value-type="float">
            <text:p>-50.9750802755</text:p>
          </table:table-cell>
          <table:table-cell office:value-type="float" office:value="68.4326171875" calcext:value-type="float">
            <text:p>68.4326171875</text:p>
          </table:table-cell>
          <table:table-cell office:value-type="float" office:value="655" calcext:value-type="float">
            <text:p>655</text:p>
          </table:table-cell>
          <table:table-cell office:value-type="float" office:value="-20.3761008335" calcext:value-type="float">
            <text:p>-20.3761008335</text:p>
          </table:table-cell>
          <table:table-cell office:value-type="float" office:value="-5.0982575024" calcext:value-type="float">
            <text:p>-5.0982575024</text:p>
          </table:table-cell>
          <table:table-cell office:value-type="float" office:value="-19.5003811895" calcext:value-type="float">
            <text:p>-19.5003811895</text:p>
          </table:table-cell>
          <table:table-cell office:value-type="float" office:value="-4.6370106762" calcext:value-type="float">
            <text:p>-4.6370106762</text:p>
          </table:table-cell>
        </table:table-row>
        <table:table-row table:style-name="ro1">
          <table:table-cell office:value-type="float" office:value="-23.3950851253" calcext:value-type="float">
            <text:p>-23.3950851253</text:p>
          </table:table-cell>
          <table:table-cell office:value-type="float" office:value="40.6717354911" calcext:value-type="float">
            <text:p>40.6717354911</text:p>
          </table:table-cell>
          <table:table-cell office:value-type="float" office:value="-50.5999476433" calcext:value-type="float">
            <text:p>-50.5999476433</text:p>
          </table:table-cell>
          <table:table-cell office:value-type="float" office:value="68.2568359375" calcext:value-type="float">
            <text:p>68.2568359375</text:p>
          </table:table-cell>
          <table:table-cell office:value-type="float" office:value="-50.9720658779" calcext:value-type="float">
            <text:p>-50.9720658779</text:p>
          </table:table-cell>
          <table:table-cell office:value-type="float" office:value="68.4521484375" calcext:value-type="float">
            <text:p>68.4521484375</text:p>
          </table:table-cell>
          <table:table-cell office:value-type="float" office:value="657" calcext:value-type="float">
            <text:p>657</text:p>
          </table:table-cell>
          <table:table-cell office:value-type="float" office:value="-20.3756685489" calcext:value-type="float">
            <text:p>-20.3756685489</text:p>
          </table:table-cell>
          <table:table-cell office:value-type="float" office:value="-5.1050338819" calcext:value-type="float">
            <text:p>-5.1050338819</text:p>
          </table:table-cell>
          <table:table-cell office:value-type="float" office:value="-19.4990705151" calcext:value-type="float">
            <text:p>-19.4990705151</text:p>
          </table:table-cell>
          <table:table-cell office:value-type="float" office:value="-4.6387900356" calcext:value-type="float">
            <text:p>-4.6387900356</text:p>
          </table:table-cell>
        </table:table-row>
        <table:table-row table:style-name="ro1">
          <table:table-cell office:value-type="float" office:value="-23.5690806589" calcext:value-type="float">
            <text:p>-23.5690806589</text:p>
          </table:table-cell>
          <table:table-cell office:value-type="float" office:value="40.6026785714" calcext:value-type="float">
            <text:p>40.6026785714</text:p>
          </table:table-cell>
          <table:table-cell office:value-type="float" office:value="-50.5919787645" calcext:value-type="float">
            <text:p>-50.5919787645</text:p>
          </table:table-cell>
          <table:table-cell office:value-type="float" office:value="68.1982421875" calcext:value-type="float">
            <text:p>68.1982421875</text:p>
          </table:table-cell>
          <table:table-cell office:value-type="float" office:value="-50.973214221" calcext:value-type="float">
            <text:p>-50.973214221</text:p>
          </table:table-cell>
          <table:table-cell office:value-type="float" office:value="68.4521484375" calcext:value-type="float">
            <text:p>68.4521484375</text:p>
          </table:table-cell>
          <table:table-cell office:value-type="float" office:value="659" calcext:value-type="float">
            <text:p>659</text:p>
          </table:table-cell>
          <table:table-cell office:value-type="float" office:value="-20.3720175054" calcext:value-type="float">
            <text:p>-20.3720175054</text:p>
          </table:table-cell>
          <table:table-cell office:value-type="float" office:value="-5.0992255566" calcext:value-type="float">
            <text:p>-5.0992255566</text:p>
          </table:table-cell>
          <table:table-cell office:value-type="float" office:value="-19.4995698201" calcext:value-type="float">
            <text:p>-19.4995698201</text:p>
          </table:table-cell>
          <table:table-cell office:value-type="float" office:value="-4.6387900356" calcext:value-type="float">
            <text:p>-4.6387900356</text:p>
          </table:table-cell>
        </table:table-row>
        <table:table-row table:style-name="ro1">
          <table:table-cell office:value-type="float" office:value="-23.5229279671" calcext:value-type="float">
            <text:p>-23.5229279671</text:p>
          </table:table-cell>
          <table:table-cell office:value-type="float" office:value="40.4248046875" calcext:value-type="float">
            <text:p>40.4248046875</text:p>
          </table:table-cell>
          <table:table-cell office:value-type="float" office:value="-50.6020440102" calcext:value-type="float">
            <text:p>-50.6020440102</text:p>
          </table:table-cell>
          <table:table-cell office:value-type="float" office:value="68.203125" calcext:value-type="float">
            <text:p>68.203125</text:p>
          </table:table-cell>
          <table:table-cell office:value-type="float" office:value="-50.9732485771" calcext:value-type="float">
            <text:p>-50.9732485771</text:p>
          </table:table-cell>
          <table:table-cell office:value-type="float" office:value="68.41796875" calcext:value-type="float">
            <text:p>68.41796875</text:p>
          </table:table-cell>
          <table:table-cell office:value-type="float" office:value="661" calcext:value-type="float">
            <text:p>661</text:p>
          </table:table-cell>
          <table:table-cell office:value-type="float" office:value="-20.3766290261" calcext:value-type="float">
            <text:p>-20.3766290261</text:p>
          </table:table-cell>
          <table:table-cell office:value-type="float" office:value="-5.0997095837" calcext:value-type="float">
            <text:p>-5.0997095837</text:p>
          </table:table-cell>
          <table:table-cell office:value-type="float" office:value="-19.4995847583" calcext:value-type="float">
            <text:p>-19.4995847583</text:p>
          </table:table-cell>
          <table:table-cell office:value-type="float" office:value="-4.6356761566" calcext:value-type="float">
            <text:p>-4.6356761566</text:p>
          </table:table-cell>
        </table:table-row>
        <table:table-row table:style-name="ro1">
          <table:table-cell office:value-type="float" office:value="-23.0220509763" calcext:value-type="float">
            <text:p>-23.0220509763</text:p>
          </table:table-cell>
          <table:table-cell office:value-type="float" office:value="40.478515625" calcext:value-type="float">
            <text:p>40.478515625</text:p>
          </table:table-cell>
          <table:table-cell office:value-type="float" office:value="-50.6003112555" calcext:value-type="float">
            <text:p>-50.6003112555</text:p>
          </table:table-cell>
          <table:table-cell office:value-type="float" office:value="68.2177734375" calcext:value-type="float">
            <text:p>68.2177734375</text:p>
          </table:table-cell>
          <table:table-cell office:value-type="float" office:value="-50.9764035225" calcext:value-type="float">
            <text:p>-50.9764035225</text:p>
          </table:table-cell>
          <table:table-cell office:value-type="float" office:value="68.4521484375" calcext:value-type="float">
            <text:p>68.4521484375</text:p>
          </table:table-cell>
          <table:table-cell office:value-type="float" office:value="662" calcext:value-type="float">
            <text:p>662</text:p>
          </table:table-cell>
          <table:table-cell office:value-type="float" office:value="-20.3758351424" calcext:value-type="float">
            <text:p>-20.3758351424</text:p>
          </table:table-cell>
          <table:table-cell office:value-type="float" office:value="-5.1011616651" calcext:value-type="float">
            <text:p>-5.1011616651</text:p>
          </table:table-cell>
          <table:table-cell office:value-type="float" office:value="-19.5009565435" calcext:value-type="float">
            <text:p>-19.5009565435</text:p>
          </table:table-cell>
          <table:table-cell office:value-type="float" office:value="-4.6387900356" calcext:value-type="float">
            <text:p>-4.6387900356</text:p>
          </table:table-cell>
        </table:table-row>
        <table:table-row table:style-name="ro1">
          <table:table-cell office:value-type="float" office:value="-23.0034023953" calcext:value-type="float">
            <text:p>-23.0034023953</text:p>
          </table:table-cell>
          <table:table-cell office:value-type="float" office:value="40.5964006696" calcext:value-type="float">
            <text:p>40.5964006696</text:p>
          </table:table-cell>
          <table:table-cell office:value-type="float" office:value="-50.5943141699" calcext:value-type="float">
            <text:p>-50.5943141699</text:p>
          </table:table-cell>
          <table:table-cell office:value-type="float" office:value="68.2275390625" calcext:value-type="float">
            <text:p>68.2275390625</text:p>
          </table:table-cell>
          <table:table-cell office:value-type="float" office:value="-50.9793810129" calcext:value-type="float">
            <text:p>-50.9793810129</text:p>
          </table:table-cell>
          <table:table-cell office:value-type="float" office:value="68.4716796875" calcext:value-type="float">
            <text:p>68.4716796875</text:p>
          </table:table-cell>
          <table:table-cell office:value-type="float" office:value="664" calcext:value-type="float">
            <text:p>664</text:p>
          </table:table-cell>
          <table:table-cell office:value-type="float" office:value="-20.3730875011" calcext:value-type="float">
            <text:p>-20.3730875011</text:p>
          </table:table-cell>
          <table:table-cell office:value-type="float" office:value="-5.1021297193" calcext:value-type="float">
            <text:p>-5.1021297193</text:p>
          </table:table-cell>
          <table:table-cell office:value-type="float" office:value="-19.5022511705" calcext:value-type="float">
            <text:p>-19.5022511705</text:p>
          </table:table-cell>
          <table:table-cell office:value-type="float" office:value="-4.640569395" calcext:value-type="float">
            <text:p>-4.640569395</text:p>
          </table:table-cell>
        </table:table-row>
        <table:table-row table:style-name="ro1">
          <table:table-cell office:value-type="float" office:value="-23.4771538338" calcext:value-type="float">
            <text:p>-23.4771538338</text:p>
          </table:table-cell>
          <table:table-cell office:value-type="float" office:value="40.537109375" calcext:value-type="float">
            <text:p>40.537109375</text:p>
          </table:table-cell>
          <table:table-cell office:value-type="float" office:value="-50.5926372528" calcext:value-type="float">
            <text:p>-50.5926372528</text:p>
          </table:table-cell>
          <table:table-cell office:value-type="float" office:value="68.2470703125" calcext:value-type="float">
            <text:p>68.2470703125</text:p>
          </table:table-cell>
          <table:table-cell office:value-type="float" office:value="-50.9746710777" calcext:value-type="float">
            <text:p>-50.9746710777</text:p>
          </table:table-cell>
          <table:table-cell office:value-type="float" office:value="68.505859375" calcext:value-type="float">
            <text:p>68.505859375</text:p>
          </table:table-cell>
          <table:table-cell office:value-type="float" office:value="666" calcext:value-type="float">
            <text:p>666</text:p>
          </table:table-cell>
          <table:table-cell office:value-type="float" office:value="-20.3723192002" calcext:value-type="float">
            <text:p>-20.3723192002</text:p>
          </table:table-cell>
          <table:table-cell office:value-type="float" office:value="-5.1040658277" calcext:value-type="float">
            <text:p>-5.1040658277</text:p>
          </table:table-cell>
          <table:table-cell office:value-type="float" office:value="-19.5002032683" calcext:value-type="float">
            <text:p>-19.5002032683</text:p>
          </table:table-cell>
          <table:table-cell office:value-type="float" office:value="-4.643683274" calcext:value-type="float">
            <text:p>-4.643683274</text:p>
          </table:table-cell>
        </table:table-row>
        <table:table-row table:style-name="ro1">
          <table:table-cell office:value-type="float" office:value="-23.6513612313" calcext:value-type="float">
            <text:p>-23.6513612313</text:p>
          </table:table-cell>
          <table:table-cell office:value-type="float" office:value="40.6766183036" calcext:value-type="float">
            <text:p>40.6766183036</text:p>
          </table:table-cell>
          <table:table-cell office:value-type="float" office:value="-50.5916698456" calcext:value-type="float">
            <text:p>-50.5916698456</text:p>
          </table:table-cell>
          <table:table-cell office:value-type="float" office:value="68.22265625" calcext:value-type="float">
            <text:p>68.22265625</text:p>
          </table:table-cell>
          <table:table-cell office:value-type="float" office:value="-50.9678590298" calcext:value-type="float">
            <text:p>-50.9678590298</text:p>
          </table:table-cell>
          <table:table-cell office:value-type="float" office:value="68.466796875" calcext:value-type="float">
            <text:p>68.466796875</text:p>
          </table:table-cell>
          <table:table-cell office:value-type="float" office:value="668" calcext:value-type="float">
            <text:p>668</text:p>
          </table:table-cell>
          <table:table-cell office:value-type="float" office:value="-20.3718759702" calcext:value-type="float">
            <text:p>-20.3718759702</text:p>
          </table:table-cell>
          <table:table-cell office:value-type="float" office:value="-5.1016456922" calcext:value-type="float">
            <text:p>-5.1016456922</text:p>
          </table:table-cell>
          <table:table-cell office:value-type="float" office:value="-19.4972413576" calcext:value-type="float">
            <text:p>-19.4972413576</text:p>
          </table:table-cell>
          <table:table-cell office:value-type="float" office:value="-4.6401245552" calcext:value-type="float">
            <text:p>-4.6401245552</text:p>
          </table:table-cell>
        </table:table-row>
        <table:table-row table:style-name="ro1">
          <table:table-cell office:value-type="float" office:value="-23.7418378681" calcext:value-type="float">
            <text:p>-23.7418378681</text:p>
          </table:table-cell>
          <table:table-cell office:value-type="float" office:value="40.5259486607" calcext:value-type="float">
            <text:p>40.5259486607</text:p>
          </table:table-cell>
          <table:table-cell office:value-type="float" office:value="-50.5782502413" calcext:value-type="float">
            <text:p>-50.5782502413</text:p>
          </table:table-cell>
          <table:table-cell office:value-type="float" office:value="68.3203125" calcext:value-type="float">
            <text:p>68.3203125</text:p>
          </table:table-cell>
          <table:table-cell office:value-type="float" office:value="-50.9596168756" calcext:value-type="float">
            <text:p>-50.9596168756</text:p>
          </table:table-cell>
          <table:table-cell office:value-type="float" office:value="68.41796875" calcext:value-type="float">
            <text:p>68.41796875</text:p>
          </table:table-cell>
          <table:table-cell office:value-type="float" office:value="670" calcext:value-type="float">
            <text:p>670</text:p>
          </table:table-cell>
          <table:table-cell office:value-type="float" office:value="-20.3657276073" calcext:value-type="float">
            <text:p>-20.3657276073</text:p>
          </table:table-cell>
          <table:table-cell office:value-type="float" office:value="-5.1113262343" calcext:value-type="float">
            <text:p>-5.1113262343</text:p>
          </table:table-cell>
          <table:table-cell office:value-type="float" office:value="-19.4936576299" calcext:value-type="float">
            <text:p>-19.4936576299</text:p>
          </table:table-cell>
          <table:table-cell office:value-type="float" office:value="-4.6356761566" calcext:value-type="float">
            <text:p>-4.6356761566</text:p>
          </table:table-cell>
        </table:table-row>
        <table:table-row table:style-name="ro1">
          <table:table-cell office:value-type="float" office:value="-24.3270284631" calcext:value-type="float">
            <text:p>-24.3270284631</text:p>
          </table:table-cell>
          <table:table-cell office:value-type="float" office:value="40.7770647321" calcext:value-type="float">
            <text:p>40.7770647321</text:p>
          </table:table-cell>
          <table:table-cell office:value-type="float" office:value="-50.575998044" calcext:value-type="float">
            <text:p>-50.575998044</text:p>
          </table:table-cell>
          <table:table-cell office:value-type="float" office:value="68.3349609375" calcext:value-type="float">
            <text:p>68.3349609375</text:p>
          </table:table-cell>
          <table:table-cell office:value-type="float" office:value="-50.9558555603" calcext:value-type="float">
            <text:p>-50.9558555603</text:p>
          </table:table-cell>
          <table:table-cell office:value-type="float" office:value="68.4228515625" calcext:value-type="float">
            <text:p>68.4228515625</text:p>
          </table:table-cell>
          <table:table-cell office:value-type="float" office:value="672" calcext:value-type="float">
            <text:p>672</text:p>
          </table:table-cell>
          <table:table-cell office:value-type="float" office:value="-20.3646957344" calcext:value-type="float">
            <text:p>-20.3646957344</text:p>
          </table:table-cell>
          <table:table-cell office:value-type="float" office:value="-5.1127783156" calcext:value-type="float">
            <text:p>-5.1127783156</text:p>
          </table:table-cell>
          <table:table-cell office:value-type="float" office:value="-19.4920221922" calcext:value-type="float">
            <text:p>-19.4920221922</text:p>
          </table:table-cell>
          <table:table-cell office:value-type="float" office:value="-4.6361209964" calcext:value-type="float">
            <text:p>-4.6361209964</text:p>
          </table:table-cell>
        </table:table-row>
        <table:table-row table:style-name="ro1">
          <table:table-cell office:value-type="float" office:value="-23.5358441204" calcext:value-type="float">
            <text:p>-23.5358441204</text:p>
          </table:table-cell>
          <table:table-cell office:value-type="float" office:value="40.6201171875" calcext:value-type="float">
            <text:p>40.6201171875</text:p>
          </table:table-cell>
          <table:table-cell office:value-type="float" office:value="-50.5683598042" calcext:value-type="float">
            <text:p>-50.5683598042</text:p>
          </table:table-cell>
          <table:table-cell office:value-type="float" office:value="68.271484375" calcext:value-type="float">
            <text:p>68.271484375</text:p>
          </table:table-cell>
          <table:table-cell office:value-type="float" office:value="-50.9508358717" calcext:value-type="float">
            <text:p>-50.9508358717</text:p>
          </table:table-cell>
          <table:table-cell office:value-type="float" office:value="68.4326171875" calcext:value-type="float">
            <text:p>68.4326171875</text:p>
          </table:table-cell>
          <table:table-cell office:value-type="float" office:value="674" calcext:value-type="float">
            <text:p>674</text:p>
          </table:table-cell>
          <table:table-cell office:value-type="float" office:value="-20.3611961773" calcext:value-type="float">
            <text:p>-20.3611961773</text:p>
          </table:table-cell>
          <table:table-cell office:value-type="float" office:value="-5.1064859632" calcext:value-type="float">
            <text:p>-5.1064859632</text:p>
          </table:table-cell>
          <table:table-cell office:value-type="float" office:value="-19.4898396078" calcext:value-type="float">
            <text:p>-19.4898396078</text:p>
          </table:table-cell>
          <table:table-cell office:value-type="float" office:value="-4.6370106762" calcext:value-type="float">
            <text:p>-4.6370106762</text:p>
          </table:table-cell>
        </table:table-row>
        <table:table-row table:style-name="ro1">
          <table:table-cell office:value-type="float" office:value="-23.4185606641" calcext:value-type="float">
            <text:p>-23.4185606641</text:p>
          </table:table-cell>
          <table:table-cell office:value-type="float" office:value="40.5405970982" calcext:value-type="float">
            <text:p>40.5405970982</text:p>
          </table:table-cell>
          <table:table-cell office:value-type="float" office:value="-50.5452213764" calcext:value-type="float">
            <text:p>-50.5452213764</text:p>
          </table:table-cell>
          <table:table-cell office:value-type="float" office:value="68.203125" calcext:value-type="float">
            <text:p>68.203125</text:p>
          </table:table-cell>
          <table:table-cell office:value-type="float" office:value="-50.9364158392" calcext:value-type="float">
            <text:p>-50.9364158392</text:p>
          </table:table-cell>
          <table:table-cell office:value-type="float" office:value="68.4423828125" calcext:value-type="float">
            <text:p>68.4423828125</text:p>
          </table:table-cell>
          <table:table-cell office:value-type="float" office:value="676" calcext:value-type="float">
            <text:p>676</text:p>
          </table:table-cell>
          <table:table-cell office:value-type="float" office:value="-20.3505950114" calcext:value-type="float">
            <text:p>-20.3505950114</text:p>
          </table:table-cell>
          <table:table-cell office:value-type="float" office:value="-5.0997095837" calcext:value-type="float">
            <text:p>-5.0997095837</text:p>
          </table:table-cell>
          <table:table-cell office:value-type="float" office:value="-19.4835697093" calcext:value-type="float">
            <text:p>-19.4835697093</text:p>
          </table:table-cell>
          <table:table-cell office:value-type="float" office:value="-4.6379003559" calcext:value-type="float">
            <text:p>-4.6379003559</text:p>
          </table:table-cell>
        </table:table-row>
        <table:table-row table:style-name="ro1">
          <table:table-cell office:value-type="float" office:value="-23.6880179295" calcext:value-type="float">
            <text:p>-23.6880179295</text:p>
          </table:table-cell>
          <table:table-cell office:value-type="float" office:value="40.7261439732" calcext:value-type="float">
            <text:p>40.7261439732</text:p>
          </table:table-cell>
          <table:table-cell office:value-type="float" office:value="-50.5499038458" calcext:value-type="float">
            <text:p>-50.5499038458</text:p>
          </table:table-cell>
          <table:table-cell office:value-type="float" office:value="68.2275390625" calcext:value-type="float">
            <text:p>68.2275390625</text:p>
          </table:table-cell>
          <table:table-cell office:value-type="float" office:value="-50.9380414486" calcext:value-type="float">
            <text:p>-50.9380414486</text:p>
          </table:table-cell>
          <table:table-cell office:value-type="float" office:value="68.4375" calcext:value-type="float">
            <text:p>68.4375</text:p>
          </table:table-cell>
          <table:table-cell office:value-type="float" office:value="678" calcext:value-type="float">
            <text:p>678</text:p>
          </table:table-cell>
          <table:table-cell office:value-type="float" office:value="-20.3527403445" calcext:value-type="float">
            <text:p>-20.3527403445</text:p>
          </table:table-cell>
          <table:table-cell office:value-type="float" office:value="-5.1021297193" calcext:value-type="float">
            <text:p>-5.1021297193</text:p>
          </table:table-cell>
          <table:table-cell office:value-type="float" office:value="-19.484276532" calcext:value-type="float">
            <text:p>-19.484276532</text:p>
          </table:table-cell>
          <table:table-cell office:value-type="float" office:value="-4.637455516" calcext:value-type="float">
            <text:p>-4.637455516</text:p>
          </table:table-cell>
        </table:table-row>
        <table:table-row table:style-name="ro1">
          <table:table-cell office:value-type="float" office:value="-23.7658791951" calcext:value-type="float">
            <text:p>-23.7658791951</text:p>
          </table:table-cell>
          <table:table-cell office:value-type="float" office:value="40.7121930804" calcext:value-type="float">
            <text:p>40.7121930804</text:p>
          </table:table-cell>
          <table:table-cell office:value-type="float" office:value="-50.5333453178" calcext:value-type="float">
            <text:p>-50.5333453178</text:p>
          </table:table-cell>
          <table:table-cell office:value-type="float" office:value="68.2568359375" calcext:value-type="float">
            <text:p>68.2568359375</text:p>
          </table:table-cell>
          <table:table-cell office:value-type="float" office:value="-50.9217019081" calcext:value-type="float">
            <text:p>-50.9217019081</text:p>
          </table:table-cell>
          <table:table-cell office:value-type="float" office:value="68.41796875" calcext:value-type="float">
            <text:p>68.41796875</text:p>
          </table:table-cell>
          <table:table-cell office:value-type="float" office:value="680" calcext:value-type="float">
            <text:p>680</text:p>
          </table:table-cell>
          <table:table-cell office:value-type="float" office:value="-20.3451538436" calcext:value-type="float">
            <text:p>-20.3451538436</text:p>
          </table:table-cell>
          <table:table-cell office:value-type="float" office:value="-5.1050338819" calcext:value-type="float">
            <text:p>-5.1050338819</text:p>
          </table:table-cell>
          <table:table-cell office:value-type="float" office:value="-19.4771720224" calcext:value-type="float">
            <text:p>-19.4771720224</text:p>
          </table:table-cell>
          <table:table-cell office:value-type="float" office:value="-4.6356761566" calcext:value-type="float">
            <text:p>-4.6356761566</text:p>
          </table:table-cell>
        </table:table-row>
        <table:table-row table:style-name="ro1">
          <table:table-cell office:value-type="float" office:value="-23.2160751773" calcext:value-type="float">
            <text:p>-23.2160751773</text:p>
          </table:table-cell>
          <table:table-cell office:value-type="float" office:value="40.6940569196" calcext:value-type="float">
            <text:p>40.6940569196</text:p>
          </table:table-cell>
          <table:table-cell office:value-type="float" office:value="-50.5423788071" calcext:value-type="float">
            <text:p>-50.5423788071</text:p>
          </table:table-cell>
          <table:table-cell office:value-type="float" office:value="68.232421875" calcext:value-type="float">
            <text:p>68.232421875</text:p>
          </table:table-cell>
          <table:table-cell office:value-type="float" office:value="-50.9220398664" calcext:value-type="float">
            <text:p>-50.9220398664</text:p>
          </table:table-cell>
          <table:table-cell office:value-type="float" office:value="68.4326171875" calcext:value-type="float">
            <text:p>68.4326171875</text:p>
          </table:table-cell>
          <table:table-cell office:value-type="float" office:value="681" calcext:value-type="float">
            <text:p>681</text:p>
          </table:table-cell>
          <table:table-cell office:value-type="float" office:value="-20.349292652" calcext:value-type="float">
            <text:p>-20.349292652</text:p>
          </table:table-cell>
          <table:table-cell office:value-type="float" office:value="-5.1026137464" calcext:value-type="float">
            <text:p>-5.1026137464</text:p>
          </table:table-cell>
          <table:table-cell office:value-type="float" office:value="-19.4773189682" calcext:value-type="float">
            <text:p>-19.4773189682</text:p>
          </table:table-cell>
          <table:table-cell office:value-type="float" office:value="-4.6370106762" calcext:value-type="float">
            <text:p>-4.6370106762</text:p>
          </table:table-cell>
        </table:table-row>
        <table:table-row table:style-name="ro1">
          <table:table-cell office:value-type="float" office:value="-24.1766904822" calcext:value-type="float">
            <text:p>-24.1766904822</text:p>
          </table:table-cell>
          <table:table-cell office:value-type="float" office:value="40.8935546875" calcext:value-type="float">
            <text:p>40.8935546875</text:p>
          </table:table-cell>
          <table:table-cell office:value-type="float" office:value="-50.5367413282" calcext:value-type="float">
            <text:p>-50.5367413282</text:p>
          </table:table-cell>
          <table:table-cell office:value-type="float" office:value="68.251953125" calcext:value-type="float">
            <text:p>68.251953125</text:p>
          </table:table-cell>
          <table:table-cell office:value-type="float" office:value="-50.9215192556" calcext:value-type="float">
            <text:p>-50.9215192556</text:p>
          </table:table-cell>
          <table:table-cell office:value-type="float" office:value="68.4033203125" calcext:value-type="float">
            <text:p>68.4033203125</text:p>
          </table:table-cell>
          <table:table-cell office:value-type="float" office:value="683" calcext:value-type="float">
            <text:p>683</text:p>
          </table:table-cell>
          <table:table-cell office:value-type="float" office:value="-20.3467097691" calcext:value-type="float">
            <text:p>-20.3467097691</text:p>
          </table:table-cell>
          <table:table-cell office:value-type="float" office:value="-5.1045498548" calcext:value-type="float">
            <text:p>-5.1045498548</text:p>
          </table:table-cell>
          <table:table-cell office:value-type="float" office:value="-19.4770926042" calcext:value-type="float">
            <text:p>-19.4770926042</text:p>
          </table:table-cell>
          <table:table-cell office:value-type="float" office:value="-4.634341637" calcext:value-type="float">
            <text:p>-4.634341637</text:p>
          </table:table-cell>
        </table:table-row>
        <table:table-row table:style-name="ro1">
          <table:table-cell office:value-type="float" office:value="-23.8582278064" calcext:value-type="float">
            <text:p>-23.8582278064</text:p>
          </table:table-cell>
          <table:table-cell office:value-type="float" office:value="40.5684988839" calcext:value-type="float">
            <text:p>40.5684988839</text:p>
          </table:table-cell>
          <table:table-cell office:value-type="float" office:value="-50.5269711733" calcext:value-type="float">
            <text:p>-50.5269711733</text:p>
          </table:table-cell>
          <table:table-cell office:value-type="float" office:value="68.2275390625" calcext:value-type="float">
            <text:p>68.2275390625</text:p>
          </table:table-cell>
          <table:table-cell office:value-type="float" office:value="-50.917017436" calcext:value-type="float">
            <text:p>-50.917017436</text:p>
          </table:table-cell>
          <table:table-cell office:value-type="float" office:value="68.427734375" calcext:value-type="float">
            <text:p>68.427734375</text:p>
          </table:table-cell>
          <table:table-cell office:value-type="float" office:value="685" calcext:value-type="float">
            <text:p>685</text:p>
          </table:table-cell>
          <table:table-cell office:value-type="float" office:value="-20.3422334479" calcext:value-type="float">
            <text:p>-20.3422334479</text:p>
          </table:table-cell>
          <table:table-cell office:value-type="float" office:value="-5.1021297193" calcext:value-type="float">
            <text:p>-5.1021297193</text:p>
          </table:table-cell>
          <table:table-cell office:value-type="float" office:value="-19.4751351917" calcext:value-type="float">
            <text:p>-19.4751351917</text:p>
          </table:table-cell>
          <table:table-cell office:value-type="float" office:value="-4.6365658363" calcext:value-type="float">
            <text:p>-4.6365658363</text:p>
          </table:table-cell>
        </table:table-row>
        <table:table-row table:style-name="ro1">
          <table:table-cell office:value-type="float" office:value="-23.4736126878" calcext:value-type="float">
            <text:p>-23.4736126878</text:p>
          </table:table-cell>
          <table:table-cell office:value-type="float" office:value="40.3843470982" calcext:value-type="float">
            <text:p>40.3843470982</text:p>
          </table:table-cell>
          <table:table-cell office:value-type="float" office:value="-50.5366176605" calcext:value-type="float">
            <text:p>-50.5366176605</text:p>
          </table:table-cell>
          <table:table-cell office:value-type="float" office:value="68.26171875" calcext:value-type="float">
            <text:p>68.26171875</text:p>
          </table:table-cell>
          <table:table-cell office:value-type="float" office:value="-50.9197385073" calcext:value-type="float">
            <text:p>-50.9197385073</text:p>
          </table:table-cell>
          <table:table-cell office:value-type="float" office:value="68.408203125" calcext:value-type="float">
            <text:p>68.408203125</text:p>
          </table:table-cell>
          <table:table-cell office:value-type="float" office:value="687" calcext:value-type="float">
            <text:p>687</text:p>
          </table:table-cell>
          <table:table-cell office:value-type="float" office:value="-20.3466531092" calcext:value-type="float">
            <text:p>-20.3466531092</text:p>
          </table:table-cell>
          <table:table-cell office:value-type="float" office:value="-5.105517909" calcext:value-type="float">
            <text:p>-5.105517909</text:p>
          </table:table-cell>
          <table:table-cell office:value-type="float" office:value="-19.4763183264" calcext:value-type="float">
            <text:p>-19.4763183264</text:p>
          </table:table-cell>
          <table:table-cell office:value-type="float" office:value="-4.6347864769" calcext:value-type="float">
            <text:p>-4.6347864769</text:p>
          </table:table-cell>
        </table:table-row>
        <table:table-row table:style-name="ro1">
          <table:table-cell office:value-type="float" office:value="-24.2363398935" calcext:value-type="float">
            <text:p>-24.2363398935</text:p>
          </table:table-cell>
          <table:table-cell office:value-type="float" office:value="40.5510602679" calcext:value-type="float">
            <text:p>40.5510602679</text:p>
          </table:table-cell>
          <table:table-cell office:value-type="float" office:value="-50.5418572903" calcext:value-type="float">
            <text:p>-50.5418572903</text:p>
          </table:table-cell>
          <table:table-cell office:value-type="float" office:value="68.232421875" calcext:value-type="float">
            <text:p>68.232421875</text:p>
          </table:table-cell>
          <table:table-cell office:value-type="float" office:value="-50.9248198271" calcext:value-type="float">
            <text:p>-50.9248198271</text:p>
          </table:table-cell>
          <table:table-cell office:value-type="float" office:value="68.4033203125" calcext:value-type="float">
            <text:p>68.4033203125</text:p>
          </table:table-cell>
          <table:table-cell office:value-type="float" office:value="689" calcext:value-type="float">
            <text:p>689</text:p>
          </table:table-cell>
          <table:table-cell office:value-type="float" office:value="-20.3490537124" calcext:value-type="float">
            <text:p>-20.3490537124</text:p>
          </table:table-cell>
          <table:table-cell office:value-type="float" office:value="-5.1026137464" calcext:value-type="float">
            <text:p>-5.1026137464</text:p>
          </table:table-cell>
          <table:table-cell office:value-type="float" office:value="-19.4785277083" calcext:value-type="float">
            <text:p>-19.4785277083</text:p>
          </table:table-cell>
          <table:table-cell office:value-type="float" office:value="-4.634341637" calcext:value-type="float">
            <text:p>-4.634341637</text:p>
          </table:table-cell>
        </table:table-row>
        <table:table-row table:style-name="ro1">
          <table:table-cell office:value-type="float" office:value="-23.7327900239" calcext:value-type="float">
            <text:p>-23.7327900239</text:p>
          </table:table-cell>
          <table:table-cell office:value-type="float" office:value="40.7652064732" calcext:value-type="float">
            <text:p>40.7652064732</text:p>
          </table:table-cell>
          <table:table-cell office:value-type="float" office:value="-50.5429075003" calcext:value-type="float">
            <text:p>-50.5429075003</text:p>
          </table:table-cell>
          <table:table-cell office:value-type="float" office:value="68.2373046875" calcext:value-type="float">
            <text:p>68.2373046875</text:p>
          </table:table-cell>
          <table:table-cell office:value-type="float" office:value="-50.9272202969" calcext:value-type="float">
            <text:p>-50.9272202969</text:p>
          </table:table-cell>
          <table:table-cell office:value-type="float" office:value="68.4130859375" calcext:value-type="float">
            <text:p>68.4130859375</text:p>
          </table:table-cell>
          <table:table-cell office:value-type="float" office:value="691" calcext:value-type="float">
            <text:p>691</text:p>
          </table:table-cell>
          <table:table-cell office:value-type="float" office:value="-20.3495348795" calcext:value-type="float">
            <text:p>-20.3495348795</text:p>
          </table:table-cell>
          <table:table-cell office:value-type="float" office:value="-5.1030977735" calcext:value-type="float">
            <text:p>-5.1030977735</text:p>
          </table:table-cell>
          <table:table-cell office:value-type="float" office:value="-19.4795714439" calcext:value-type="float">
            <text:p>-19.4795714439</text:p>
          </table:table-cell>
          <table:table-cell office:value-type="float" office:value="-4.6352313167" calcext:value-type="float">
            <text:p>-4.6352313167</text:p>
          </table:table-cell>
        </table:table-row>
        <table:table-row table:style-name="ro1">
          <table:table-cell office:value-type="float" office:value="-23.6230948206" calcext:value-type="float">
            <text:p>-23.6230948206</text:p>
          </table:table-cell>
          <table:table-cell office:value-type="float" office:value="40.6501116071" calcext:value-type="float">
            <text:p>40.6501116071</text:p>
          </table:table-cell>
          <table:table-cell office:value-type="float" office:value="-50.5455551863" calcext:value-type="float">
            <text:p>-50.5455551863</text:p>
          </table:table-cell>
          <table:table-cell office:value-type="float" office:value="68.212890625" calcext:value-type="float">
            <text:p>68.212890625</text:p>
          </table:table-cell>
          <table:table-cell office:value-type="float" office:value="-50.9382142305" calcext:value-type="float">
            <text:p>-50.9382142305</text:p>
          </table:table-cell>
          <table:table-cell office:value-type="float" office:value="68.466796875" calcext:value-type="float">
            <text:p>68.466796875</text:p>
          </table:table-cell>
          <table:table-cell office:value-type="float" office:value="693" calcext:value-type="float">
            <text:p>693</text:p>
          </table:table-cell>
          <table:table-cell office:value-type="float" office:value="-20.3507479506" calcext:value-type="float">
            <text:p>-20.3507479506</text:p>
          </table:table-cell>
          <table:table-cell office:value-type="float" office:value="-5.1006776379" calcext:value-type="float">
            <text:p>-5.1006776379</text:p>
          </table:table-cell>
          <table:table-cell office:value-type="float" office:value="-19.4843516584" calcext:value-type="float">
            <text:p>-19.4843516584</text:p>
          </table:table-cell>
          <table:table-cell office:value-type="float" office:value="-4.6401245552" calcext:value-type="float">
            <text:p>-4.6401245552</text:p>
          </table:table-cell>
        </table:table-row>
        <table:table-row table:style-name="ro1">
          <table:table-cell office:value-type="float" office:value="-23.381700996" calcext:value-type="float">
            <text:p>-23.381700996</text:p>
          </table:table-cell>
          <table:table-cell office:value-type="float" office:value="40.8712332589" calcext:value-type="float">
            <text:p>40.8712332589</text:p>
          </table:table-cell>
          <table:table-cell office:value-type="float" office:value="-50.5379087925" calcext:value-type="float">
            <text:p>-50.5379087925</text:p>
          </table:table-cell>
          <table:table-cell office:value-type="float" office:value="68.22265625" calcext:value-type="float">
            <text:p>68.22265625</text:p>
          </table:table-cell>
          <table:table-cell office:value-type="float" office:value="-50.9234039783" calcext:value-type="float">
            <text:p>-50.9234039783</text:p>
          </table:table-cell>
          <table:table-cell office:value-type="float" office:value="68.4521484375" calcext:value-type="float">
            <text:p>68.4521484375</text:p>
          </table:table-cell>
          <table:table-cell office:value-type="float" office:value="695" calcext:value-type="float">
            <text:p>695</text:p>
          </table:table-cell>
          <table:table-cell office:value-type="float" office:value="-20.3472446578" calcext:value-type="float">
            <text:p>-20.3472446578</text:p>
          </table:table-cell>
          <table:table-cell office:value-type="float" office:value="-5.1016456922" calcext:value-type="float">
            <text:p>-5.1016456922</text:p>
          </table:table-cell>
          <table:table-cell office:value-type="float" office:value="-19.4779120906" calcext:value-type="float">
            <text:p>-19.4779120906</text:p>
          </table:table-cell>
          <table:table-cell office:value-type="float" office:value="-4.6387900356" calcext:value-type="float">
            <text:p>-4.6387900356</text:p>
          </table:table-cell>
        </table:table-row>
        <table:table-row table:style-name="ro1">
          <table:table-cell office:value-type="float" office:value="-23.1127472541" calcext:value-type="float">
            <text:p>-23.1127472541</text:p>
          </table:table-cell>
          <table:table-cell office:value-type="float" office:value="40.4366629464" calcext:value-type="float">
            <text:p>40.4366629464</text:p>
          </table:table-cell>
          <table:table-cell office:value-type="float" office:value="-50.5244224787" calcext:value-type="float">
            <text:p>-50.5244224787</text:p>
          </table:table-cell>
          <table:table-cell office:value-type="float" office:value="68.2470703125" calcext:value-type="float">
            <text:p>68.2470703125</text:p>
          </table:table-cell>
          <table:table-cell office:value-type="float" office:value="-50.9094162941" calcext:value-type="float">
            <text:p>-50.9094162941</text:p>
          </table:table-cell>
          <table:table-cell office:value-type="float" office:value="68.4228515625" calcext:value-type="float">
            <text:p>68.4228515625</text:p>
          </table:table-cell>
          <table:table-cell office:value-type="float" office:value="697" calcext:value-type="float">
            <text:p>697</text:p>
          </table:table-cell>
          <table:table-cell office:value-type="float" office:value="-20.341065731" calcext:value-type="float">
            <text:p>-20.341065731</text:p>
          </table:table-cell>
          <table:table-cell office:value-type="float" office:value="-5.1040658277" calcext:value-type="float">
            <text:p>-5.1040658277</text:p>
          </table:table-cell>
          <table:table-cell office:value-type="float" office:value="-19.4718301792" calcext:value-type="float">
            <text:p>-19.4718301792</text:p>
          </table:table-cell>
          <table:table-cell office:value-type="float" office:value="-4.6361209964" calcext:value-type="float">
            <text:p>-4.6361209964</text:p>
          </table:table-cell>
        </table:table-row>
        <table:table-row table:style-name="ro1">
          <table:table-cell office:value-type="float" office:value="-23.4523957636" calcext:value-type="float">
            <text:p>-23.4523957636</text:p>
          </table:table-cell>
          <table:table-cell office:value-type="float" office:value="40.4729352679" calcext:value-type="float">
            <text:p>40.4729352679</text:p>
          </table:table-cell>
          <table:table-cell office:value-type="float" office:value="-50.5289617538" calcext:value-type="float">
            <text:p>-50.5289617538</text:p>
          </table:table-cell>
          <table:table-cell office:value-type="float" office:value="68.271484375" calcext:value-type="float">
            <text:p>68.271484375</text:p>
          </table:table-cell>
          <table:table-cell office:value-type="float" office:value="-50.9119882822" calcext:value-type="float">
            <text:p>-50.9119882822</text:p>
          </table:table-cell>
          <table:table-cell office:value-type="float" office:value="68.4375" calcext:value-type="float">
            <text:p>68.4375</text:p>
          </table:table-cell>
          <table:table-cell office:value-type="float" office:value="699" calcext:value-type="float">
            <text:p>699</text:p>
          </table:table-cell>
          <table:table-cell office:value-type="float" office:value="-20.3431454578" calcext:value-type="float">
            <text:p>-20.3431454578</text:p>
          </table:table-cell>
          <table:table-cell office:value-type="float" office:value="-5.1064859632" calcext:value-type="float">
            <text:p>-5.1064859632</text:p>
          </table:table-cell>
          <table:table-cell office:value-type="float" office:value="-19.4729484918" calcext:value-type="float">
            <text:p>-19.4729484918</text:p>
          </table:table-cell>
          <table:table-cell office:value-type="float" office:value="-4.637455516" calcext:value-type="float">
            <text:p>-4.637455516</text:p>
          </table:table-cell>
        </table:table-row>
        <table:table-row table:style-name="ro1">
          <table:table-cell office:value-type="float" office:value="-23.4715402169" calcext:value-type="float">
            <text:p>-23.4715402169</text:p>
          </table:table-cell>
          <table:table-cell office:value-type="float" office:value="40.5803571429" calcext:value-type="float">
            <text:p>40.5803571429</text:p>
          </table:table-cell>
          <table:table-cell office:value-type="float" office:value="-50.5261261225" calcext:value-type="float">
            <text:p>-50.5261261225</text:p>
          </table:table-cell>
          <table:table-cell office:value-type="float" office:value="68.2080078125" calcext:value-type="float">
            <text:p>68.2080078125</text:p>
          </table:table-cell>
          <table:table-cell office:value-type="float" office:value="-50.9213329554" calcext:value-type="float">
            <text:p>-50.9213329554</text:p>
          </table:table-cell>
          <table:table-cell office:value-type="float" office:value="68.4326171875" calcext:value-type="float">
            <text:p>68.4326171875</text:p>
          </table:table-cell>
          <table:table-cell office:value-type="float" office:value="700" calcext:value-type="float">
            <text:p>700</text:p>
          </table:table-cell>
          <table:table-cell office:value-type="float" office:value="-20.3418462771" calcext:value-type="float">
            <text:p>-20.3418462771</text:p>
          </table:table-cell>
          <table:table-cell office:value-type="float" office:value="-5.1001936108" calcext:value-type="float">
            <text:p>-5.1001936108</text:p>
          </table:table-cell>
          <table:table-cell office:value-type="float" office:value="-19.4770115999" calcext:value-type="float">
            <text:p>-19.4770115999</text:p>
          </table:table-cell>
          <table:table-cell office:value-type="float" office:value="-4.6370106762" calcext:value-type="float">
            <text:p>-4.6370106762</text:p>
          </table:table-cell>
        </table:table-row>
        <table:table-row table:style-name="ro1">
          <table:table-cell office:value-type="float" office:value="-23.4991246649" calcext:value-type="float">
            <text:p>-23.4991246649</text:p>
          </table:table-cell>
          <table:table-cell office:value-type="float" office:value="40.5880301339" calcext:value-type="float">
            <text:p>40.5880301339</text:p>
          </table:table-cell>
          <table:table-cell office:value-type="float" office:value="-50.5153026819" calcext:value-type="float">
            <text:p>-50.5153026819</text:p>
          </table:table-cell>
          <table:table-cell office:value-type="float" office:value="68.18359375" calcext:value-type="float">
            <text:p>68.18359375</text:p>
          </table:table-cell>
          <table:table-cell office:value-type="float" office:value="-50.9025323153" calcext:value-type="float">
            <text:p>-50.9025323153</text:p>
          </table:table-cell>
          <table:table-cell office:value-type="float" office:value="68.4228515625" calcext:value-type="float">
            <text:p>68.4228515625</text:p>
          </table:table-cell>
          <table:table-cell office:value-type="float" office:value="702" calcext:value-type="float">
            <text:p>702</text:p>
          </table:table-cell>
          <table:table-cell office:value-type="float" office:value="-20.3368873797" calcext:value-type="float">
            <text:p>-20.3368873797</text:p>
          </table:table-cell>
          <table:table-cell office:value-type="float" office:value="-5.0977734753" calcext:value-type="float">
            <text:p>-5.0977734753</text:p>
          </table:table-cell>
          <table:table-cell office:value-type="float" office:value="-19.4688369925" calcext:value-type="float">
            <text:p>-19.4688369925</text:p>
          </table:table-cell>
          <table:table-cell office:value-type="float" office:value="-4.6361209964" calcext:value-type="float">
            <text:p>-4.6361209964</text:p>
          </table:table-cell>
        </table:table-row>
        <table:table-row table:style-name="ro1">
          <table:table-cell office:value-type="float" office:value="-22.9518698795" calcext:value-type="float">
            <text:p>-22.9518698795</text:p>
          </table:table-cell>
          <table:table-cell office:value-type="float" office:value="40.5078125" calcext:value-type="float">
            <text:p>40.5078125</text:p>
          </table:table-cell>
          <table:table-cell office:value-type="float" office:value="-50.5140438557" calcext:value-type="float">
            <text:p>-50.5140438557</text:p>
          </table:table-cell>
          <table:table-cell office:value-type="float" office:value="68.1591796875" calcext:value-type="float">
            <text:p>68.1591796875</text:p>
          </table:table-cell>
          <table:table-cell office:value-type="float" office:value="-50.9023428202" calcext:value-type="float">
            <text:p>-50.9023428202</text:p>
          </table:table-cell>
          <table:table-cell office:value-type="float" office:value="68.4326171875" calcext:value-type="float">
            <text:p>68.4326171875</text:p>
          </table:table-cell>
          <table:table-cell office:value-type="float" office:value="704" calcext:value-type="float">
            <text:p>704</text:p>
          </table:table-cell>
          <table:table-cell office:value-type="float" office:value="-20.3363106324" calcext:value-type="float">
            <text:p>-20.3363106324</text:p>
          </table:table-cell>
          <table:table-cell office:value-type="float" office:value="-5.0953533398" calcext:value-type="float">
            <text:p>-5.0953533398</text:p>
          </table:table-cell>
          <table:table-cell office:value-type="float" office:value="-19.4687545992" calcext:value-type="float">
            <text:p>-19.4687545992</text:p>
          </table:table-cell>
          <table:table-cell office:value-type="float" office:value="-4.6370106762" calcext:value-type="float">
            <text:p>-4.6370106762</text:p>
          </table:table-cell>
        </table:table-row>
        <table:table-row table:style-name="ro1">
          <table:table-cell office:value-type="float" office:value="-23.5119324897" calcext:value-type="float">
            <text:p>-23.5119324897</text:p>
          </table:table-cell>
          <table:table-cell office:value-type="float" office:value="40.6668526786" calcext:value-type="float">
            <text:p>40.6668526786</text:p>
          </table:table-cell>
          <table:table-cell office:value-type="float" office:value="-50.5154687166" calcext:value-type="float">
            <text:p>-50.5154687166</text:p>
          </table:table-cell>
          <table:table-cell office:value-type="float" office:value="68.1689453125" calcext:value-type="float">
            <text:p>68.1689453125</text:p>
          </table:table-cell>
          <table:table-cell office:value-type="float" office:value="-50.9065795422" calcext:value-type="float">
            <text:p>-50.9065795422</text:p>
          </table:table-cell>
          <table:table-cell office:value-type="float" office:value="68.45703125" calcext:value-type="float">
            <text:p>68.45703125</text:p>
          </table:table-cell>
          <table:table-cell office:value-type="float" office:value="706" calcext:value-type="float">
            <text:p>706</text:p>
          </table:table-cell>
          <table:table-cell office:value-type="float" office:value="-20.3369634507" calcext:value-type="float">
            <text:p>-20.3369634507</text:p>
          </table:table-cell>
          <table:table-cell office:value-type="float" office:value="-5.096321394" calcext:value-type="float">
            <text:p>-5.096321394</text:p>
          </table:table-cell>
          <table:table-cell office:value-type="float" office:value="-19.470596746" calcext:value-type="float">
            <text:p>-19.470596746</text:p>
          </table:table-cell>
          <table:table-cell office:value-type="float" office:value="-4.6392348754" calcext:value-type="float">
            <text:p>-4.6392348754</text:p>
          </table:table-cell>
        </table:table-row>
        <table:table-row table:style-name="ro1">
          <table:table-cell office:value-type="float" office:value="-23.4754697881" calcext:value-type="float">
            <text:p>-23.4754697881</text:p>
          </table:table-cell>
          <table:table-cell office:value-type="float" office:value="40.6808035714" calcext:value-type="float">
            <text:p>40.6808035714</text:p>
          </table:table-cell>
          <table:table-cell office:value-type="float" office:value="-50.4985993862" calcext:value-type="float">
            <text:p>-50.4985993862</text:p>
          </table:table-cell>
          <table:table-cell office:value-type="float" office:value="68.134765625" calcext:value-type="float">
            <text:p>68.134765625</text:p>
          </table:table-cell>
          <table:table-cell office:value-type="float" office:value="-50.8892947674" calcext:value-type="float">
            <text:p>-50.8892947674</text:p>
          </table:table-cell>
          <table:table-cell office:value-type="float" office:value="68.359375" calcext:value-type="float">
            <text:p>68.359375</text:p>
          </table:table-cell>
          <table:table-cell office:value-type="float" office:value="708" calcext:value-type="float">
            <text:p>708</text:p>
          </table:table-cell>
          <table:table-cell office:value-type="float" office:value="-20.3292345517" calcext:value-type="float">
            <text:p>-20.3292345517</text:p>
          </table:table-cell>
          <table:table-cell office:value-type="float" office:value="-5.0929332043" calcext:value-type="float">
            <text:p>-5.0929332043</text:p>
          </table:table-cell>
          <table:table-cell office:value-type="float" office:value="-19.463081244" calcext:value-type="float">
            <text:p>-19.463081244</text:p>
          </table:table-cell>
          <table:table-cell office:value-type="float" office:value="-4.6303380783" calcext:value-type="float">
            <text:p>-4.6303380783</text:p>
          </table:table-cell>
        </table:table-row>
        <table:table-row table:style-name="ro1">
          <table:table-cell office:value-type="float" office:value="-23.5549766881" calcext:value-type="float">
            <text:p>-23.5549766881</text:p>
          </table:table-cell>
          <table:table-cell office:value-type="float" office:value="40.5322265625" calcext:value-type="float">
            <text:p>40.5322265625</text:p>
          </table:table-cell>
          <table:table-cell office:value-type="float" office:value="-50.5033970833" calcext:value-type="float">
            <text:p>-50.5033970833</text:p>
          </table:table-cell>
          <table:table-cell office:value-type="float" office:value="68.154296875" calcext:value-type="float">
            <text:p>68.154296875</text:p>
          </table:table-cell>
          <table:table-cell office:value-type="float" office:value="-50.8930419445" calcext:value-type="float">
            <text:p>-50.8930419445</text:p>
          </table:table-cell>
          <table:table-cell office:value-type="float" office:value="68.3935546875" calcext:value-type="float">
            <text:p>68.3935546875</text:p>
          </table:table-cell>
          <table:table-cell office:value-type="float" office:value="710" calcext:value-type="float">
            <text:p>710</text:p>
          </table:table-cell>
          <table:table-cell office:value-type="float" office:value="-20.3314326778" calcext:value-type="float">
            <text:p>-20.3314326778</text:p>
          </table:table-cell>
          <table:table-cell office:value-type="float" office:value="-5.0948693127" calcext:value-type="float">
            <text:p>-5.0948693127</text:p>
          </table:table-cell>
          <table:table-cell office:value-type="float" office:value="-19.4647105343" calcext:value-type="float">
            <text:p>-19.4647105343</text:p>
          </table:table-cell>
          <table:table-cell office:value-type="float" office:value="-4.6334519573" calcext:value-type="float">
            <text:p>-4.6334519573</text:p>
          </table:table-cell>
        </table:table-row>
        <table:table-row table:style-name="ro1">
          <table:table-cell office:value-type="float" office:value="-23.7614721383" calcext:value-type="float">
            <text:p>-23.7614721383</text:p>
          </table:table-cell>
          <table:table-cell office:value-type="float" office:value="40.7114955357" calcext:value-type="float">
            <text:p>40.7114955357</text:p>
          </table:table-cell>
          <table:table-cell office:value-type="float" office:value="-50.4953921318" calcext:value-type="float">
            <text:p>-50.4953921318</text:p>
          </table:table-cell>
          <table:table-cell office:value-type="float" office:value="68.1640625" calcext:value-type="float">
            <text:p>68.1640625</text:p>
          </table:table-cell>
          <table:table-cell office:value-type="float" office:value="-50.8880566597" calcext:value-type="float">
            <text:p>-50.8880566597</text:p>
          </table:table-cell>
          <table:table-cell office:value-type="float" office:value="68.369140625" calcext:value-type="float">
            <text:p>68.369140625</text:p>
          </table:table-cell>
          <table:table-cell office:value-type="float" office:value="712" calcext:value-type="float">
            <text:p>712</text:p>
          </table:table-cell>
          <table:table-cell office:value-type="float" office:value="-20.3277651071" calcext:value-type="float">
            <text:p>-20.3277651071</text:p>
          </table:table-cell>
          <table:table-cell office:value-type="float" office:value="-5.0958373669" calcext:value-type="float">
            <text:p>-5.0958373669</text:p>
          </table:table-cell>
          <table:table-cell office:value-type="float" office:value="-19.4625429089" calcext:value-type="float">
            <text:p>-19.4625429089</text:p>
          </table:table-cell>
          <table:table-cell office:value-type="float" office:value="-4.631227758" calcext:value-type="float">
            <text:p>-4.631227758</text:p>
          </table:table-cell>
        </table:table-row>
        <table:table-row table:style-name="ro1">
          <table:table-cell office:value-type="float" office:value="-23.4364945114" calcext:value-type="float">
            <text:p>-23.4364945114</text:p>
          </table:table-cell>
          <table:table-cell office:value-type="float" office:value="40.6612723214" calcext:value-type="float">
            <text:p>40.6612723214</text:p>
          </table:table-cell>
          <table:table-cell office:value-type="float" office:value="-50.4805060148" calcext:value-type="float">
            <text:p>-50.4805060148</text:p>
          </table:table-cell>
          <table:table-cell office:value-type="float" office:value="68.2177734375" calcext:value-type="float">
            <text:p>68.2177734375</text:p>
          </table:table-cell>
          <table:table-cell office:value-type="float" office:value="-50.8747801304" calcext:value-type="float">
            <text:p>-50.8747801304</text:p>
          </table:table-cell>
          <table:table-cell office:value-type="float" office:value="68.3203125" calcext:value-type="float">
            <text:p>68.3203125</text:p>
          </table:table-cell>
          <table:table-cell office:value-type="float" office:value="714" calcext:value-type="float">
            <text:p>714</text:p>
          </table:table-cell>
          <table:table-cell office:value-type="float" office:value="-20.3209448427" calcext:value-type="float">
            <text:p>-20.3209448427</text:p>
          </table:table-cell>
          <table:table-cell office:value-type="float" office:value="-5.1011616651" calcext:value-type="float">
            <text:p>-5.1011616651</text:p>
          </table:table-cell>
          <table:table-cell office:value-type="float" office:value="-19.456770211" calcext:value-type="float">
            <text:p>-19.456770211</text:p>
          </table:table-cell>
          <table:table-cell office:value-type="float" office:value="-4.6267793594" calcext:value-type="float">
            <text:p>-4.6267793594</text:p>
          </table:table-cell>
        </table:table-row>
        <table:table-row table:style-name="ro1">
          <table:table-cell office:value-type="float" office:value="-23.558344689" calcext:value-type="float">
            <text:p>-23.558344689</text:p>
          </table:table-cell>
          <table:table-cell office:value-type="float" office:value="40.4506138393" calcext:value-type="float">
            <text:p>40.4506138393</text:p>
          </table:table-cell>
          <table:table-cell office:value-type="float" office:value="-50.4753022909" calcext:value-type="float">
            <text:p>-50.4753022909</text:p>
          </table:table-cell>
          <table:table-cell office:value-type="float" office:value="68.18359375" calcext:value-type="float">
            <text:p>68.18359375</text:p>
          </table:table-cell>
          <table:table-cell office:value-type="float" office:value="-50.8738430738" calcext:value-type="float">
            <text:p>-50.8738430738</text:p>
          </table:table-cell>
          <table:table-cell office:value-type="float" office:value="68.3251953125" calcext:value-type="float">
            <text:p>68.3251953125</text:p>
          </table:table-cell>
          <table:table-cell office:value-type="float" office:value="716" calcext:value-type="float">
            <text:p>716</text:p>
          </table:table-cell>
          <table:table-cell office:value-type="float" office:value="-20.3185606902" calcext:value-type="float">
            <text:p>-20.3185606902</text:p>
          </table:table-cell>
          <table:table-cell office:value-type="float" office:value="-5.0977734753" calcext:value-type="float">
            <text:p>-5.0977734753</text:p>
          </table:table-cell>
          <table:table-cell office:value-type="float" office:value="-19.4563627744" calcext:value-type="float">
            <text:p>-19.4563627744</text:p>
          </table:table-cell>
          <table:table-cell office:value-type="float" office:value="-4.6272241993" calcext:value-type="float">
            <text:p>-4.6272241993</text:p>
          </table:table-cell>
        </table:table-row>
        <table:table-row table:style-name="ro1">
          <table:table-cell office:value-type="float" office:value="-23.4824848452" calcext:value-type="float">
            <text:p>-23.4824848452</text:p>
          </table:table-cell>
          <table:table-cell office:value-type="float" office:value="40.5357142857" calcext:value-type="float">
            <text:p>40.5357142857</text:p>
          </table:table-cell>
          <table:table-cell office:value-type="float" office:value="-50.4729236603" calcext:value-type="float">
            <text:p>-50.4729236603</text:p>
          </table:table-cell>
          <table:table-cell office:value-type="float" office:value="68.1884765625" calcext:value-type="float">
            <text:p>68.1884765625</text:p>
          </table:table-cell>
          <table:table-cell office:value-type="float" office:value="-50.8777488232" calcext:value-type="float">
            <text:p>-50.8777488232</text:p>
          </table:table-cell>
          <table:table-cell office:value-type="float" office:value="68.310546875" calcext:value-type="float">
            <text:p>68.310546875</text:p>
          </table:table-cell>
          <table:table-cell office:value-type="float" office:value="718" calcext:value-type="float">
            <text:p>718</text:p>
          </table:table-cell>
          <table:table-cell office:value-type="float" office:value="-20.3174708902" calcext:value-type="float">
            <text:p>-20.3174708902</text:p>
          </table:table-cell>
          <table:table-cell office:value-type="float" office:value="-5.0982575024" calcext:value-type="float">
            <text:p>-5.0982575024</text:p>
          </table:table-cell>
          <table:table-cell office:value-type="float" office:value="-19.4580610127" calcext:value-type="float">
            <text:p>-19.4580610127</text:p>
          </table:table-cell>
          <table:table-cell office:value-type="float" office:value="-4.6258896797" calcext:value-type="float">
            <text:p>-4.6258896797</text:p>
          </table:table-cell>
        </table:table-row>
        <table:table-row table:style-name="ro1">
          <table:table-cell office:value-type="float" office:value="-23.9179588914" calcext:value-type="float">
            <text:p>-23.9179588914</text:p>
          </table:table-cell>
          <table:table-cell office:value-type="float" office:value="40.5266462054" calcext:value-type="float">
            <text:p>40.5266462054</text:p>
          </table:table-cell>
          <table:table-cell office:value-type="float" office:value="-50.4874785662" calcext:value-type="float">
            <text:p>-50.4874785662</text:p>
          </table:table-cell>
          <table:table-cell office:value-type="float" office:value="68.193359375" calcext:value-type="float">
            <text:p>68.193359375</text:p>
          </table:table-cell>
          <table:table-cell office:value-type="float" office:value="-50.8913021564" calcext:value-type="float">
            <text:p>-50.8913021564</text:p>
          </table:table-cell>
          <table:table-cell office:value-type="float" office:value="68.369140625" calcext:value-type="float">
            <text:p>68.369140625</text:p>
          </table:table-cell>
          <table:table-cell office:value-type="float" office:value="719" calcext:value-type="float">
            <text:p>719</text:p>
          </table:table-cell>
          <table:table-cell office:value-type="float" office:value="-20.3241394061" calcext:value-type="float">
            <text:p>-20.3241394061</text:p>
          </table:table-cell>
          <table:table-cell office:value-type="float" office:value="-5.0987415295" calcext:value-type="float">
            <text:p>-5.0987415295</text:p>
          </table:table-cell>
          <table:table-cell office:value-type="float" office:value="-19.4639540663" calcext:value-type="float">
            <text:p>-19.4639540663</text:p>
          </table:table-cell>
          <table:table-cell office:value-type="float" office:value="-4.631227758" calcext:value-type="float">
            <text:p>-4.631227758</text:p>
          </table:table-cell>
        </table:table-row>
        <table:table-row table:style-name="ro1">
          <table:table-cell office:value-type="float" office:value="-23.7586301233" calcext:value-type="float">
            <text:p>-23.7586301233</text:p>
          </table:table-cell>
          <table:table-cell office:value-type="float" office:value="40.7624162946" calcext:value-type="float">
            <text:p>40.7624162946</text:p>
          </table:table-cell>
          <table:table-cell office:value-type="float" office:value="-50.4897922039" calcext:value-type="float">
            <text:p>-50.4897922039</text:p>
          </table:table-cell>
          <table:table-cell office:value-type="float" office:value="68.193359375" calcext:value-type="float">
            <text:p>68.193359375</text:p>
          </table:table-cell>
          <table:table-cell office:value-type="float" office:value="-50.8734870672" calcext:value-type="float">
            <text:p>-50.8734870672</text:p>
          </table:table-cell>
          <table:table-cell office:value-type="float" office:value="68.310546875" calcext:value-type="float">
            <text:p>68.310546875</text:p>
          </table:table-cell>
          <table:table-cell office:value-type="float" office:value="721" calcext:value-type="float">
            <text:p>721</text:p>
          </table:table-cell>
          <table:table-cell office:value-type="float" office:value="-20.3251994287" calcext:value-type="float">
            <text:p>-20.3251994287</text:p>
          </table:table-cell>
          <table:table-cell office:value-type="float" office:value="-5.0987415295" calcext:value-type="float">
            <text:p>-5.0987415295</text:p>
          </table:table-cell>
          <table:table-cell office:value-type="float" office:value="-19.456207981" calcext:value-type="float">
            <text:p>-19.456207981</text:p>
          </table:table-cell>
          <table:table-cell office:value-type="float" office:value="-4.6258896797" calcext:value-type="float">
            <text:p>-4.6258896797</text:p>
          </table:table-cell>
        </table:table-row>
        <table:table-row table:style-name="ro1">
          <table:table-cell office:value-type="float" office:value="-23.571904658" calcext:value-type="float">
            <text:p>-23.571904658</text:p>
          </table:table-cell>
          <table:table-cell office:value-type="float" office:value="40.556640625" calcext:value-type="float">
            <text:p>40.556640625</text:p>
          </table:table-cell>
          <table:table-cell office:value-type="float" office:value="-50.4851792336" calcext:value-type="float">
            <text:p>-50.4851792336</text:p>
          </table:table-cell>
          <table:table-cell office:value-type="float" office:value="68.2177734375" calcext:value-type="float">
            <text:p>68.2177734375</text:p>
          </table:table-cell>
          <table:table-cell office:value-type="float" office:value="-50.8713603258" calcext:value-type="float">
            <text:p>-50.8713603258</text:p>
          </table:table-cell>
          <table:table-cell office:value-type="float" office:value="68.310546875" calcext:value-type="float">
            <text:p>68.310546875</text:p>
          </table:table-cell>
          <table:table-cell office:value-type="float" office:value="723" calcext:value-type="float">
            <text:p>723</text:p>
          </table:table-cell>
          <table:table-cell office:value-type="float" office:value="-20.3230859375" calcext:value-type="float">
            <text:p>-20.3230859375</text:p>
          </table:table-cell>
          <table:table-cell office:value-type="float" office:value="-5.1011616651" calcext:value-type="float">
            <text:p>-5.1011616651</text:p>
          </table:table-cell>
          <table:table-cell office:value-type="float" office:value="-19.4552832638" calcext:value-type="float">
            <text:p>-19.4552832638</text:p>
          </table:table-cell>
          <table:table-cell office:value-type="float" office:value="-4.6258896797" calcext:value-type="float">
            <text:p>-4.6258896797</text:p>
          </table:table-cell>
        </table:table-row>
        <table:table-row table:style-name="ro1">
          <table:table-cell office:value-type="float" office:value="-23.6374779365" calcext:value-type="float">
            <text:p>-23.6374779365</text:p>
          </table:table-cell>
          <table:table-cell office:value-type="float" office:value="40.517578125" calcext:value-type="float">
            <text:p>40.517578125</text:p>
          </table:table-cell>
          <table:table-cell office:value-type="float" office:value="-50.4752039433" calcext:value-type="float">
            <text:p>-50.4752039433</text:p>
          </table:table-cell>
          <table:table-cell office:value-type="float" office:value="68.203125" calcext:value-type="float">
            <text:p>68.203125</text:p>
          </table:table-cell>
          <table:table-cell office:value-type="float" office:value="-50.8705138683" calcext:value-type="float">
            <text:p>-50.8705138683</text:p>
          </table:table-cell>
          <table:table-cell office:value-type="float" office:value="68.28125" calcext:value-type="float">
            <text:p>68.28125</text:p>
          </table:table-cell>
          <table:table-cell office:value-type="float" office:value="725" calcext:value-type="float">
            <text:p>725</text:p>
          </table:table-cell>
          <table:table-cell office:value-type="float" office:value="-20.318515631" calcext:value-type="float">
            <text:p>-20.318515631</text:p>
          </table:table-cell>
          <table:table-cell office:value-type="float" office:value="-5.0997095837" calcext:value-type="float">
            <text:p>-5.0997095837</text:p>
          </table:table-cell>
          <table:table-cell office:value-type="float" office:value="-19.4549152201" calcext:value-type="float">
            <text:p>-19.4549152201</text:p>
          </table:table-cell>
          <table:table-cell office:value-type="float" office:value="-4.6232206406" calcext:value-type="float">
            <text:p>-4.6232206406</text:p>
          </table:table-cell>
        </table:table-row>
        <table:table-row table:style-name="ro1">
          <table:table-cell office:value-type="float" office:value="-23.4664879292" calcext:value-type="float">
            <text:p>-23.4664879292</text:p>
          </table:table-cell>
          <table:table-cell office:value-type="float" office:value="40.8579799107" calcext:value-type="float">
            <text:p>40.8579799107</text:p>
          </table:table-cell>
          <table:table-cell office:value-type="float" office:value="-50.4570620775" calcext:value-type="float">
            <text:p>-50.4570620775</text:p>
          </table:table-cell>
          <table:table-cell office:value-type="float" office:value="68.0908203125" calcext:value-type="float">
            <text:p>68.0908203125</text:p>
          </table:table-cell>
          <table:table-cell office:value-type="float" office:value="-50.8622632265" calcext:value-type="float">
            <text:p>-50.8622632265</text:p>
          </table:table-cell>
          <table:table-cell office:value-type="float" office:value="68.310546875" calcext:value-type="float">
            <text:p>68.310546875</text:p>
          </table:table-cell>
          <table:table-cell office:value-type="float" office:value="727" calcext:value-type="float">
            <text:p>727</text:p>
          </table:table-cell>
          <table:table-cell office:value-type="float" office:value="-20.3102037037" calcext:value-type="float">
            <text:p>-20.3102037037</text:p>
          </table:table-cell>
          <table:table-cell office:value-type="float" office:value="-5.0885769603" calcext:value-type="float">
            <text:p>-5.0885769603</text:p>
          </table:table-cell>
          <table:table-cell office:value-type="float" office:value="-19.4513278019" calcext:value-type="float">
            <text:p>-19.4513278019</text:p>
          </table:table-cell>
          <table:table-cell office:value-type="float" office:value="-4.6258896797" calcext:value-type="float">
            <text:p>-4.6258896797</text:p>
          </table:table-cell>
        </table:table-row>
        <table:table-row table:style-name="ro1">
          <table:table-cell office:value-type="float" office:value="-23.5650198285" calcext:value-type="float">
            <text:p>-23.5650198285</text:p>
          </table:table-cell>
          <table:table-cell office:value-type="float" office:value="40.6815011161" calcext:value-type="float">
            <text:p>40.6815011161</text:p>
          </table:table-cell>
          <table:table-cell office:value-type="float" office:value="-50.4421814203" calcext:value-type="float">
            <text:p>-50.4421814203</text:p>
          </table:table-cell>
          <table:table-cell office:value-type="float" office:value="68.076171875" calcext:value-type="float">
            <text:p>68.076171875</text:p>
          </table:table-cell>
          <table:table-cell office:value-type="float" office:value="-50.8539037943" calcext:value-type="float">
            <text:p>-50.8539037943</text:p>
          </table:table-cell>
          <table:table-cell office:value-type="float" office:value="68.2763671875" calcext:value-type="float">
            <text:p>68.2763671875</text:p>
          </table:table-cell>
          <table:table-cell office:value-type="float" office:value="729" calcext:value-type="float">
            <text:p>729</text:p>
          </table:table-cell>
          <table:table-cell office:value-type="float" office:value="-20.3033859407" calcext:value-type="float">
            <text:p>-20.3033859407</text:p>
          </table:table-cell>
          <table:table-cell office:value-type="float" office:value="-5.087124879" calcext:value-type="float">
            <text:p>-5.087124879</text:p>
          </table:table-cell>
          <table:table-cell office:value-type="float" office:value="-19.4476930811" calcext:value-type="float">
            <text:p>-19.4476930811</text:p>
          </table:table-cell>
          <table:table-cell office:value-type="float" office:value="-4.6227758007" calcext:value-type="float">
            <text:p>-4.6227758007</text:p>
          </table:table-cell>
        </table:table-row>
        <table:table-row table:style-name="ro1">
          <table:table-cell office:value-type="float" office:value="-23.1219761976" calcext:value-type="float">
            <text:p>-23.1219761976</text:p>
          </table:table-cell>
          <table:table-cell office:value-type="float" office:value="40.5210658482" calcext:value-type="float">
            <text:p>40.5210658482</text:p>
          </table:table-cell>
          <table:table-cell office:value-type="float" office:value="-50.4439433813" calcext:value-type="float">
            <text:p>-50.4439433813</text:p>
          </table:table-cell>
          <table:table-cell office:value-type="float" office:value="68.076171875" calcext:value-type="float">
            <text:p>68.076171875</text:p>
          </table:table-cell>
          <table:table-cell office:value-type="float" office:value="-50.8505570173" calcext:value-type="float">
            <text:p>-50.8505570173</text:p>
          </table:table-cell>
          <table:table-cell office:value-type="float" office:value="68.28125" calcext:value-type="float">
            <text:p>68.28125</text:p>
          </table:table-cell>
          <table:table-cell office:value-type="float" office:value="731" calcext:value-type="float">
            <text:p>731</text:p>
          </table:table-cell>
          <table:table-cell office:value-type="float" office:value="-20.3041932056" calcext:value-type="float">
            <text:p>-20.3041932056</text:p>
          </table:table-cell>
          <table:table-cell office:value-type="float" office:value="-5.087124879" calcext:value-type="float">
            <text:p>-5.087124879</text:p>
          </table:table-cell>
          <table:table-cell office:value-type="float" office:value="-19.4462378867" calcext:value-type="float">
            <text:p>-19.4462378867</text:p>
          </table:table-cell>
          <table:table-cell office:value-type="float" office:value="-4.6232206406" calcext:value-type="float">
            <text:p>-4.6232206406</text:p>
          </table:table-cell>
        </table:table-row>
        <table:table-row table:style-name="ro1">
          <table:table-cell office:value-type="float" office:value="-23.0102816386" calcext:value-type="float">
            <text:p>-23.0102816386</text:p>
          </table:table-cell>
          <table:table-cell office:value-type="float" office:value="40.7596261161" calcext:value-type="float">
            <text:p>40.7596261161</text:p>
          </table:table-cell>
          <table:table-cell office:value-type="float" office:value="-50.4315259695" calcext:value-type="float">
            <text:p>-50.4315259695</text:p>
          </table:table-cell>
          <table:table-cell office:value-type="float" office:value="68.0419921875" calcext:value-type="float">
            <text:p>68.0419921875</text:p>
          </table:table-cell>
          <table:table-cell office:value-type="float" office:value="-50.8385336399" calcext:value-type="float">
            <text:p>-50.8385336399</text:p>
          </table:table-cell>
          <table:table-cell office:value-type="float" office:value="68.2177734375" calcext:value-type="float">
            <text:p>68.2177734375</text:p>
          </table:table-cell>
          <table:table-cell office:value-type="float" office:value="733" calcext:value-type="float">
            <text:p>733</text:p>
          </table:table-cell>
          <table:table-cell office:value-type="float" office:value="-20.2985040099" calcext:value-type="float">
            <text:p>-20.2985040099</text:p>
          </table:table-cell>
          <table:table-cell office:value-type="float" office:value="-5.0837366893" calcext:value-type="float">
            <text:p>-5.0837366893</text:p>
          </table:table-cell>
          <table:table-cell office:value-type="float" office:value="-19.4410100652" calcext:value-type="float">
            <text:p>-19.4410100652</text:p>
          </table:table-cell>
          <table:table-cell office:value-type="float" office:value="-4.6174377224" calcext:value-type="float">
            <text:p>-4.6174377224</text:p>
          </table:table-cell>
        </table:table-row>
        <table:table-row table:style-name="ro1">
          <table:table-cell office:value-type="float" office:value="-23.1739496261" calcext:value-type="float">
            <text:p>-23.1739496261</text:p>
          </table:table-cell>
          <table:table-cell office:value-type="float" office:value="40.4422433036" calcext:value-type="float">
            <text:p>40.4422433036</text:p>
          </table:table-cell>
          <table:table-cell office:value-type="float" office:value="-50.3976402521" calcext:value-type="float">
            <text:p>-50.3976402521</text:p>
          </table:table-cell>
          <table:table-cell office:value-type="float" office:value="68.02734375" calcext:value-type="float">
            <text:p>68.02734375</text:p>
          </table:table-cell>
          <table:table-cell office:value-type="float" office:value="-50.8142693996" calcext:value-type="float">
            <text:p>-50.8142693996</text:p>
          </table:table-cell>
          <table:table-cell office:value-type="float" office:value="68.1494140625" calcext:value-type="float">
            <text:p>68.1494140625</text:p>
          </table:table-cell>
          <table:table-cell office:value-type="float" office:value="735" calcext:value-type="float">
            <text:p>735</text:p>
          </table:table-cell>
          <table:table-cell office:value-type="float" office:value="-20.2829788361" calcext:value-type="float">
            <text:p>-20.2829788361</text:p>
          </table:table-cell>
          <table:table-cell office:value-type="float" office:value="-5.0822846079" calcext:value-type="float">
            <text:p>-5.0822846079</text:p>
          </table:table-cell>
          <table:table-cell office:value-type="float" office:value="-19.4304598585" calcext:value-type="float">
            <text:p>-19.4304598585</text:p>
          </table:table-cell>
          <table:table-cell office:value-type="float" office:value="-4.6112099644" calcext:value-type="float">
            <text:p>-4.6112099644</text:p>
          </table:table-cell>
        </table:table-row>
        <table:table-row table:style-name="ro1">
          <table:table-cell office:value-type="float" office:value="-23.1744098855" calcext:value-type="float">
            <text:p>-23.1744098855</text:p>
          </table:table-cell>
          <table:table-cell office:value-type="float" office:value="40.6870814732" calcext:value-type="float">
            <text:p>40.6870814732</text:p>
          </table:table-cell>
          <table:table-cell office:value-type="float" office:value="-50.3877547264" calcext:value-type="float">
            <text:p>-50.3877547264</text:p>
          </table:table-cell>
          <table:table-cell office:value-type="float" office:value="67.958984375" calcext:value-type="float">
            <text:p>67.958984375</text:p>
          </table:table-cell>
          <table:table-cell office:value-type="float" office:value="-50.8015179873" calcext:value-type="float">
            <text:p>-50.8015179873</text:p>
          </table:table-cell>
          <table:table-cell office:value-type="float" office:value="68.1201171875" calcext:value-type="float">
            <text:p>68.1201171875</text:p>
          </table:table-cell>
          <table:table-cell office:value-type="float" office:value="737" calcext:value-type="float">
            <text:p>737</text:p>
          </table:table-cell>
          <table:table-cell office:value-type="float" office:value="-20.2784496564" calcext:value-type="float">
            <text:p>-20.2784496564</text:p>
          </table:table-cell>
          <table:table-cell office:value-type="float" office:value="-5.0755082285" calcext:value-type="float">
            <text:p>-5.0755082285</text:p>
          </table:table-cell>
          <table:table-cell office:value-type="float" office:value="-19.424915484" calcext:value-type="float">
            <text:p>-19.424915484</text:p>
          </table:table-cell>
          <table:table-cell office:value-type="float" office:value="-4.6085409253" calcext:value-type="float">
            <text:p>-4.6085409253</text:p>
          </table:table-cell>
        </table:table-row>
        <table:table-row table:style-name="ro1">
          <table:table-cell office:value-type="float" office:value="-23.0027692011" calcext:value-type="float">
            <text:p>-23.0027692011</text:p>
          </table:table-cell>
          <table:table-cell office:value-type="float" office:value="40.2511160714" calcext:value-type="float">
            <text:p>40.2511160714</text:p>
          </table:table-cell>
          <table:table-cell office:value-type="float" office:value="-50.3955949306" calcext:value-type="float">
            <text:p>-50.3955949306</text:p>
          </table:table-cell>
          <table:table-cell office:value-type="float" office:value="67.9931640625" calcext:value-type="float">
            <text:p>67.9931640625</text:p>
          </table:table-cell>
          <table:table-cell office:value-type="float" office:value="-50.8094593525" calcext:value-type="float">
            <text:p>-50.8094593525</text:p>
          </table:table-cell>
          <table:table-cell office:value-type="float" office:value="68.1298828125" calcext:value-type="float">
            <text:p>68.1298828125</text:p>
          </table:table-cell>
          <table:table-cell office:value-type="float" office:value="738" calcext:value-type="float">
            <text:p>738</text:p>
          </table:table-cell>
          <table:table-cell office:value-type="float" office:value="-20.282041746" calcext:value-type="float">
            <text:p>-20.282041746</text:p>
          </table:table-cell>
          <table:table-cell office:value-type="float" office:value="-5.0788964182" calcext:value-type="float">
            <text:p>-5.0788964182</text:p>
          </table:table-cell>
          <table:table-cell office:value-type="float" office:value="-19.4283684272" calcext:value-type="float">
            <text:p>-19.4283684272</text:p>
          </table:table-cell>
          <table:table-cell office:value-type="float" office:value="-4.609430605" calcext:value-type="float">
            <text:p>-4.609430605</text:p>
          </table:table-cell>
        </table:table-row>
        <table:table-row table:style-name="ro1">
          <table:table-cell office:value-type="float" office:value="-23.2098958199" calcext:value-type="float">
            <text:p>-23.2098958199</text:p>
          </table:table-cell>
          <table:table-cell office:value-type="float" office:value="40.2818080357" calcext:value-type="float">
            <text:p>40.2818080357</text:p>
          </table:table-cell>
          <table:table-cell office:value-type="float" office:value="-50.3986724615" calcext:value-type="float">
            <text:p>-50.3986724615</text:p>
          </table:table-cell>
          <table:table-cell office:value-type="float" office:value="67.98828125" calcext:value-type="float">
            <text:p>67.98828125</text:p>
          </table:table-cell>
          <table:table-cell office:value-type="float" office:value="-50.8071088076" calcext:value-type="float">
            <text:p>-50.8071088076</text:p>
          </table:table-cell>
          <table:table-cell office:value-type="float" office:value="68.14453125" calcext:value-type="float">
            <text:p>68.14453125</text:p>
          </table:table-cell>
          <table:table-cell office:value-type="float" office:value="740" calcext:value-type="float">
            <text:p>740</text:p>
          </table:table-cell>
          <table:table-cell office:value-type="float" office:value="-20.283451756" calcext:value-type="float">
            <text:p>-20.283451756</text:p>
          </table:table-cell>
          <table:table-cell office:value-type="float" office:value="-5.0784123911" calcext:value-type="float">
            <text:p>-5.0784123911</text:p>
          </table:table-cell>
          <table:table-cell office:value-type="float" office:value="-19.4273463991" calcext:value-type="float">
            <text:p>-19.4273463991</text:p>
          </table:table-cell>
          <table:table-cell office:value-type="float" office:value="-4.6107651246" calcext:value-type="float">
            <text:p>-4.6107651246</text:p>
          </table:table-cell>
        </table:table-row>
        <table:table-row table:style-name="ro1">
          <table:table-cell office:value-type="float" office:value="-23.4834729833" calcext:value-type="float">
            <text:p>-23.4834729833</text:p>
          </table:table-cell>
          <table:table-cell office:value-type="float" office:value="40.3494698661" calcext:value-type="float">
            <text:p>40.3494698661</text:p>
          </table:table-cell>
          <table:table-cell office:value-type="float" office:value="-50.3859351397" calcext:value-type="float">
            <text:p>-50.3859351397</text:p>
          </table:table-cell>
          <table:table-cell office:value-type="float" office:value="67.978515625" calcext:value-type="float">
            <text:p>67.978515625</text:p>
          </table:table-cell>
          <table:table-cell office:value-type="float" office:value="-50.7961804152" calcext:value-type="float">
            <text:p>-50.7961804152</text:p>
          </table:table-cell>
          <table:table-cell office:value-type="float" office:value="68.1494140625" calcext:value-type="float">
            <text:p>68.1494140625</text:p>
          </table:table-cell>
          <table:table-cell office:value-type="float" office:value="742" calcext:value-type="float">
            <text:p>742</text:p>
          </table:table-cell>
          <table:table-cell office:value-type="float" office:value="-20.2776159895" calcext:value-type="float">
            <text:p>-20.2776159895</text:p>
          </table:table-cell>
          <table:table-cell office:value-type="float" office:value="-5.0774443369" calcext:value-type="float">
            <text:p>-5.0774443369</text:p>
          </table:table-cell>
          <table:table-cell office:value-type="float" office:value="-19.4225946823" calcext:value-type="float">
            <text:p>-19.4225946823</text:p>
          </table:table-cell>
          <table:table-cell office:value-type="float" office:value="-4.6112099644" calcext:value-type="float">
            <text:p>-4.6112099644</text:p>
          </table:table-cell>
        </table:table-row>
        <table:table-row table:style-name="ro1">
          <table:table-cell office:value-type="float" office:value="-23.6130169805" calcext:value-type="float">
            <text:p>-23.6130169805</text:p>
          </table:table-cell>
          <table:table-cell office:value-type="float" office:value="40.7170758929" calcext:value-type="float">
            <text:p>40.7170758929</text:p>
          </table:table-cell>
          <table:table-cell office:value-type="float" office:value="-50.3858782291" calcext:value-type="float">
            <text:p>-50.3858782291</text:p>
          </table:table-cell>
          <table:table-cell office:value-type="float" office:value="67.98828125" calcext:value-type="float">
            <text:p>67.98828125</text:p>
          </table:table-cell>
          <table:table-cell office:value-type="float" office:value="-50.7949159384" calcext:value-type="float">
            <text:p>-50.7949159384</text:p>
          </table:table-cell>
          <table:table-cell office:value-type="float" office:value="68.1494140625" calcext:value-type="float">
            <text:p>68.1494140625</text:p>
          </table:table-cell>
          <table:table-cell office:value-type="float" office:value="744" calcext:value-type="float">
            <text:p>744</text:p>
          </table:table-cell>
          <table:table-cell office:value-type="float" office:value="-20.2775899152" calcext:value-type="float">
            <text:p>-20.2775899152</text:p>
          </table:table-cell>
          <table:table-cell office:value-type="float" office:value="-5.0784123911" calcext:value-type="float">
            <text:p>-5.0784123911</text:p>
          </table:table-cell>
          <table:table-cell office:value-type="float" office:value="-19.4220448818" calcext:value-type="float">
            <text:p>-19.4220448818</text:p>
          </table:table-cell>
          <table:table-cell office:value-type="float" office:value="-4.6112099644" calcext:value-type="float">
            <text:p>-4.6112099644</text:p>
          </table:table-cell>
        </table:table-row>
        <table:table-row table:style-name="ro1">
          <table:table-cell office:value-type="float" office:value="-23.8005364175" calcext:value-type="float">
            <text:p>-23.8005364175</text:p>
          </table:table-cell>
          <table:table-cell office:value-type="float" office:value="40.2608816964" calcext:value-type="float">
            <text:p>40.2608816964</text:p>
          </table:table-cell>
          <table:table-cell office:value-type="float" office:value="-50.3822633266" calcext:value-type="float">
            <text:p>-50.3822633266</text:p>
          </table:table-cell>
          <table:table-cell office:value-type="float" office:value="67.9931640625" calcext:value-type="float">
            <text:p>67.9931640625</text:p>
          </table:table-cell>
          <table:table-cell office:value-type="float" office:value="-50.7936977386" calcext:value-type="float">
            <text:p>-50.7936977386</text:p>
          </table:table-cell>
          <table:table-cell office:value-type="float" office:value="68.173828125" calcext:value-type="float">
            <text:p>68.173828125</text:p>
          </table:table-cell>
          <table:table-cell office:value-type="float" office:value="746" calcext:value-type="float">
            <text:p>746</text:p>
          </table:table-cell>
          <table:table-cell office:value-type="float" office:value="-20.2759337015" calcext:value-type="float">
            <text:p>-20.2759337015</text:p>
          </table:table-cell>
          <table:table-cell office:value-type="float" office:value="-5.0788964182" calcext:value-type="float">
            <text:p>-5.0788964182</text:p>
          </table:table-cell>
          <table:table-cell office:value-type="float" office:value="-19.4215152028" calcext:value-type="float">
            <text:p>-19.4215152028</text:p>
          </table:table-cell>
          <table:table-cell office:value-type="float" office:value="-4.6134341637" calcext:value-type="float">
            <text:p>-4.6134341637</text:p>
          </table:table-cell>
        </table:table-row>
        <table:table-row table:style-name="ro1">
          <table:table-cell office:value-type="float" office:value="-23.3071623828" calcext:value-type="float">
            <text:p>-23.3071623828</text:p>
          </table:table-cell>
          <table:table-cell office:value-type="float" office:value="40.4847935268" calcext:value-type="float">
            <text:p>40.4847935268</text:p>
          </table:table-cell>
          <table:table-cell office:value-type="float" office:value="-50.3772268772" calcext:value-type="float">
            <text:p>-50.3772268772</text:p>
          </table:table-cell>
          <table:table-cell office:value-type="float" office:value="68.0029296875" calcext:value-type="float">
            <text:p>68.0029296875</text:p>
          </table:table-cell>
          <table:table-cell office:value-type="float" office:value="-50.7778293848" calcext:value-type="float">
            <text:p>-50.7778293848</text:p>
          </table:table-cell>
          <table:table-cell office:value-type="float" office:value="68.1298828125" calcext:value-type="float">
            <text:p>68.1298828125</text:p>
          </table:table-cell>
          <table:table-cell office:value-type="float" office:value="748" calcext:value-type="float">
            <text:p>748</text:p>
          </table:table-cell>
          <table:table-cell office:value-type="float" office:value="-20.273626188" calcext:value-type="float">
            <text:p>-20.273626188</text:p>
          </table:table-cell>
          <table:table-cell office:value-type="float" office:value="-5.0798644724" calcext:value-type="float">
            <text:p>-5.0798644724</text:p>
          </table:table-cell>
          <table:table-cell office:value-type="float" office:value="-19.4146155674" calcext:value-type="float">
            <text:p>-19.4146155674</text:p>
          </table:table-cell>
          <table:table-cell office:value-type="float" office:value="-4.609430605" calcext:value-type="float">
            <text:p>-4.609430605</text:p>
          </table:table-cell>
        </table:table-row>
        <table:table-row table:style-name="ro1">
          <table:table-cell office:value-type="float" office:value="-23.5626903338" calcext:value-type="float">
            <text:p>-23.5626903338</text:p>
          </table:table-cell>
          <table:table-cell office:value-type="float" office:value="40.6689453125" calcext:value-type="float">
            <text:p>40.6689453125</text:p>
          </table:table-cell>
          <table:table-cell office:value-type="float" office:value="-50.363631916" calcext:value-type="float">
            <text:p>-50.363631916</text:p>
          </table:table-cell>
          <table:table-cell office:value-type="float" office:value="68.0029296875" calcext:value-type="float">
            <text:p>68.0029296875</text:p>
          </table:table-cell>
          <table:table-cell office:value-type="float" office:value="-50.7777929783" calcext:value-type="float">
            <text:p>-50.7777929783</text:p>
          </table:table-cell>
          <table:table-cell office:value-type="float" office:value="68.1591796875" calcext:value-type="float">
            <text:p>68.1591796875</text:p>
          </table:table-cell>
          <table:table-cell office:value-type="float" office:value="750" calcext:value-type="float">
            <text:p>750</text:p>
          </table:table-cell>
          <table:table-cell office:value-type="float" office:value="-20.267397483" calcext:value-type="float">
            <text:p>-20.267397483</text:p>
          </table:table-cell>
          <table:table-cell office:value-type="float" office:value="-5.0798644724" calcext:value-type="float">
            <text:p>-5.0798644724</text:p>
          </table:table-cell>
          <table:table-cell office:value-type="float" office:value="-19.4145997376" calcext:value-type="float">
            <text:p>-19.4145997376</text:p>
          </table:table-cell>
          <table:table-cell office:value-type="float" office:value="-4.6120996441" calcext:value-type="float">
            <text:p>-4.6120996441</text:p>
          </table:table-cell>
        </table:table-row>
        <table:table-row table:style-name="ro1">
          <table:table-cell office:value-type="float" office:value="-23.2760598885" calcext:value-type="float">
            <text:p>-23.2760598885</text:p>
          </table:table-cell>
          <table:table-cell office:value-type="float" office:value="40.4136439732" calcext:value-type="float">
            <text:p>40.4136439732</text:p>
          </table:table-cell>
          <table:table-cell office:value-type="float" office:value="-50.3606476307" calcext:value-type="float">
            <text:p>-50.3606476307</text:p>
          </table:table-cell>
          <table:table-cell office:value-type="float" office:value="67.9638671875" calcext:value-type="float">
            <text:p>67.9638671875</text:p>
          </table:table-cell>
          <table:table-cell office:value-type="float" office:value="-50.7751375437" calcext:value-type="float">
            <text:p>-50.7751375437</text:p>
          </table:table-cell>
          <table:table-cell office:value-type="float" office:value="68.173828125" calcext:value-type="float">
            <text:p>68.173828125</text:p>
          </table:table-cell>
          <table:table-cell office:value-type="float" office:value="752" calcext:value-type="float">
            <text:p>752</text:p>
          </table:table-cell>
          <table:table-cell office:value-type="float" office:value="-20.2660301946" calcext:value-type="float">
            <text:p>-20.2660301946</text:p>
          </table:table-cell>
          <table:table-cell office:value-type="float" office:value="-5.0759922556" calcext:value-type="float">
            <text:p>-5.0759922556</text:p>
          </table:table-cell>
          <table:table-cell office:value-type="float" office:value="-19.4134451421" calcext:value-type="float">
            <text:p>-19.4134451421</text:p>
          </table:table-cell>
          <table:table-cell office:value-type="float" office:value="-4.6134341637" calcext:value-type="float">
            <text:p>-4.6134341637</text:p>
          </table:table-cell>
        </table:table-row>
        <table:table-row table:style-name="ro1">
          <table:table-cell office:value-type="float" office:value="-23.6978816799" calcext:value-type="float">
            <text:p>-23.6978816799</text:p>
          </table:table-cell>
          <table:table-cell office:value-type="float" office:value="40.8091517857" calcext:value-type="float">
            <text:p>40.8091517857</text:p>
          </table:table-cell>
          <table:table-cell office:value-type="float" office:value="-50.3471550703" calcext:value-type="float">
            <text:p>-50.3471550703</text:p>
          </table:table-cell>
          <table:table-cell office:value-type="float" office:value="67.98828125" calcext:value-type="float">
            <text:p>67.98828125</text:p>
          </table:table-cell>
          <table:table-cell office:value-type="float" office:value="-50.7680740356" calcext:value-type="float">
            <text:p>-50.7680740356</text:p>
          </table:table-cell>
          <table:table-cell office:value-type="float" office:value="68.1396484375" calcext:value-type="float">
            <text:p>68.1396484375</text:p>
          </table:table-cell>
          <table:table-cell office:value-type="float" office:value="754" calcext:value-type="float">
            <text:p>754</text:p>
          </table:table-cell>
          <table:table-cell office:value-type="float" office:value="-20.2598484059" calcext:value-type="float">
            <text:p>-20.2598484059</text:p>
          </table:table-cell>
          <table:table-cell office:value-type="float" office:value="-5.0784123911" calcext:value-type="float">
            <text:p>-5.0784123911</text:p>
          </table:table-cell>
          <table:table-cell office:value-type="float" office:value="-19.4103738953" calcext:value-type="float">
            <text:p>-19.4103738953</text:p>
          </table:table-cell>
          <table:table-cell office:value-type="float" office:value="-4.6103202847" calcext:value-type="float">
            <text:p>-4.6103202847</text:p>
          </table:table-cell>
        </table:table-row>
        <table:table-row table:style-name="ro1">
          <table:table-cell office:value-type="float" office:value="-23.0475375299" calcext:value-type="float">
            <text:p>-23.0475375299</text:p>
          </table:table-cell>
          <table:table-cell office:value-type="float" office:value="40.2357700893" calcext:value-type="float">
            <text:p>40.2357700893</text:p>
          </table:table-cell>
          <table:table-cell office:value-type="float" office:value="-50.3359797239" calcext:value-type="float">
            <text:p>-50.3359797239</text:p>
          </table:table-cell>
          <table:table-cell office:value-type="float" office:value="67.98828125" calcext:value-type="float">
            <text:p>67.98828125</text:p>
          </table:table-cell>
          <table:table-cell office:value-type="float" office:value="-50.7640955448" calcext:value-type="float">
            <text:p>-50.7640955448</text:p>
          </table:table-cell>
          <table:table-cell office:value-type="float" office:value="68.1787109375" calcext:value-type="float">
            <text:p>68.1787109375</text:p>
          </table:table-cell>
          <table:table-cell office:value-type="float" office:value="756" calcext:value-type="float">
            <text:p>756</text:p>
          </table:table-cell>
          <table:table-cell office:value-type="float" office:value="-20.2547282784" calcext:value-type="float">
            <text:p>-20.2547282784</text:p>
          </table:table-cell>
          <table:table-cell office:value-type="float" office:value="-5.0784123911" calcext:value-type="float">
            <text:p>-5.0784123911</text:p>
          </table:table-cell>
          <table:table-cell office:value-type="float" office:value="-19.4086440286" calcext:value-type="float">
            <text:p>-19.4086440286</text:p>
          </table:table-cell>
          <table:table-cell office:value-type="float" office:value="-4.6138790036" calcext:value-type="float">
            <text:p>-4.6138790036</text:p>
          </table:table-cell>
        </table:table-row>
        <table:table-row table:style-name="ro1">
          <table:table-cell office:value-type="float" office:value="-23.5666437975" calcext:value-type="float">
            <text:p>-23.5666437975</text:p>
          </table:table-cell>
          <table:table-cell office:value-type="float" office:value="40.5287388393" calcext:value-type="float">
            <text:p>40.5287388393</text:p>
          </table:table-cell>
          <table:table-cell office:value-type="float" office:value="-50.3392481327" calcext:value-type="float">
            <text:p>-50.3392481327</text:p>
          </table:table-cell>
          <table:table-cell office:value-type="float" office:value="67.9833984375" calcext:value-type="float">
            <text:p>67.9833984375</text:p>
          </table:table-cell>
          <table:table-cell office:value-type="float" office:value="-50.7611864328" calcext:value-type="float">
            <text:p>-50.7611864328</text:p>
          </table:table-cell>
          <table:table-cell office:value-type="float" office:value="68.2177734375" calcext:value-type="float">
            <text:p>68.2177734375</text:p>
          </table:table-cell>
          <table:table-cell office:value-type="float" office:value="757" calcext:value-type="float">
            <text:p>757</text:p>
          </table:table-cell>
          <table:table-cell office:value-type="float" office:value="-20.2562257416" calcext:value-type="float">
            <text:p>-20.2562257416</text:p>
          </table:table-cell>
          <table:table-cell office:value-type="float" office:value="-5.077928364" calcext:value-type="float">
            <text:p>-5.077928364</text:p>
          </table:table-cell>
          <table:table-cell office:value-type="float" office:value="-19.407379133" calcext:value-type="float">
            <text:p>-19.407379133</text:p>
          </table:table-cell>
          <table:table-cell office:value-type="float" office:value="-4.6174377224" calcext:value-type="float">
            <text:p>-4.6174377224</text:p>
          </table:table-cell>
        </table:table-row>
        <table:table-row table:style-name="ro1">
          <table:table-cell office:value-type="float" office:value="-23.500973068" calcext:value-type="float">
            <text:p>-23.500973068</text:p>
          </table:table-cell>
          <table:table-cell office:value-type="float" office:value="40.6563895089" calcext:value-type="float">
            <text:p>40.6563895089</text:p>
          </table:table-cell>
          <table:table-cell office:value-type="float" office:value="-50.3424088001" calcext:value-type="float">
            <text:p>-50.3424088001</text:p>
          </table:table-cell>
          <table:table-cell office:value-type="float" office:value="68.0029296875" calcext:value-type="float">
            <text:p>68.0029296875</text:p>
          </table:table-cell>
          <table:table-cell office:value-type="float" office:value="-50.7527562141" calcext:value-type="float">
            <text:p>-50.7527562141</text:p>
          </table:table-cell>
          <table:table-cell office:value-type="float" office:value="68.1591796875" calcext:value-type="float">
            <text:p>68.1591796875</text:p>
          </table:table-cell>
          <table:table-cell office:value-type="float" office:value="759" calcext:value-type="float">
            <text:p>759</text:p>
          </table:table-cell>
          <table:table-cell office:value-type="float" office:value="-20.2576738417" calcext:value-type="float">
            <text:p>-20.2576738417</text:p>
          </table:table-cell>
          <table:table-cell office:value-type="float" office:value="-5.0798644724" calcext:value-type="float">
            <text:p>-5.0798644724</text:p>
          </table:table-cell>
          <table:table-cell office:value-type="float" office:value="-19.4037136339" calcext:value-type="float">
            <text:p>-19.4037136339</text:p>
          </table:table-cell>
          <table:table-cell office:value-type="float" office:value="-4.6120996441" calcext:value-type="float">
            <text:p>-4.6120996441</text:p>
          </table:table-cell>
        </table:table-row>
        <table:table-row table:style-name="ro1">
          <table:table-cell office:value-type="float" office:value="-23.135566969" calcext:value-type="float">
            <text:p>-23.135566969</text:p>
          </table:table-cell>
          <table:table-cell office:value-type="float" office:value="40.3989955357" calcext:value-type="float">
            <text:p>40.3989955357</text:p>
          </table:table-cell>
          <table:table-cell office:value-type="float" office:value="-50.3341533184" calcext:value-type="float">
            <text:p>-50.3341533184</text:p>
          </table:table-cell>
          <table:table-cell office:value-type="float" office:value="68.017578125" calcext:value-type="float">
            <text:p>68.017578125</text:p>
          </table:table-cell>
          <table:table-cell office:value-type="float" office:value="-50.7424246311" calcext:value-type="float">
            <text:p>-50.7424246311</text:p>
          </table:table-cell>
          <table:table-cell office:value-type="float" office:value="68.1591796875" calcext:value-type="float">
            <text:p>68.1591796875</text:p>
          </table:table-cell>
          <table:table-cell office:value-type="float" office:value="761" calcext:value-type="float">
            <text:p>761</text:p>
          </table:table-cell>
          <table:table-cell office:value-type="float" office:value="-20.2538914874" calcext:value-type="float">
            <text:p>-20.2538914874</text:p>
          </table:table-cell>
          <table:table-cell office:value-type="float" office:value="-5.0813165537" calcext:value-type="float">
            <text:p>-5.0813165537</text:p>
          </table:table-cell>
          <table:table-cell office:value-type="float" office:value="-19.3992214127" calcext:value-type="float">
            <text:p>-19.3992214127</text:p>
          </table:table-cell>
          <table:table-cell office:value-type="float" office:value="-4.6120996441" calcext:value-type="float">
            <text:p>-4.6120996441</text:p>
          </table:table-cell>
        </table:table-row>
        <table:table-row table:style-name="ro1">
          <table:table-cell office:value-type="float" office:value="-23.5255266769" calcext:value-type="float">
            <text:p>-23.5255266769</text:p>
          </table:table-cell>
          <table:table-cell office:value-type="float" office:value="40.4994419643" calcext:value-type="float">
            <text:p>40.4994419643</text:p>
          </table:table-cell>
          <table:table-cell office:value-type="float" office:value="-50.3449007034" calcext:value-type="float">
            <text:p>-50.3449007034</text:p>
          </table:table-cell>
          <table:table-cell office:value-type="float" office:value="68.0126953125" calcext:value-type="float">
            <text:p>68.0126953125</text:p>
          </table:table-cell>
          <table:table-cell office:value-type="float" office:value="-50.7512696981" calcext:value-type="float">
            <text:p>-50.7512696981</text:p>
          </table:table-cell>
          <table:table-cell office:value-type="float" office:value="68.1884765625" calcext:value-type="float">
            <text:p>68.1884765625</text:p>
          </table:table-cell>
          <table:table-cell office:value-type="float" office:value="763" calcext:value-type="float">
            <text:p>763</text:p>
          </table:table-cell>
          <table:table-cell office:value-type="float" office:value="-20.258815539" calcext:value-type="float">
            <text:p>-20.258815539</text:p>
          </table:table-cell>
          <table:table-cell office:value-type="float" office:value="-5.0808325266" calcext:value-type="float">
            <text:p>-5.0808325266</text:p>
          </table:table-cell>
          <table:table-cell office:value-type="float" office:value="-19.4030672897" calcext:value-type="float">
            <text:p>-19.4030672897</text:p>
          </table:table-cell>
          <table:table-cell office:value-type="float" office:value="-4.6147686833" calcext:value-type="float">
            <text:p>-4.6147686833</text:p>
          </table:table-cell>
        </table:table-row>
        <table:table-row table:style-name="ro1">
          <table:table-cell office:value-type="float" office:value="-23.4572416105" calcext:value-type="float">
            <text:p>-23.4572416105</text:p>
          </table:table-cell>
          <table:table-cell office:value-type="float" office:value="40.6096540179" calcext:value-type="float">
            <text:p>40.6096540179</text:p>
          </table:table-cell>
          <table:table-cell office:value-type="float" office:value="-50.3315474749" calcext:value-type="float">
            <text:p>-50.3315474749</text:p>
          </table:table-cell>
          <table:table-cell office:value-type="float" office:value="67.9638671875" calcext:value-type="float">
            <text:p>67.9638671875</text:p>
          </table:table-cell>
          <table:table-cell office:value-type="float" office:value="-50.7552030087" calcext:value-type="float">
            <text:p>-50.7552030087</text:p>
          </table:table-cell>
          <table:table-cell office:value-type="float" office:value="68.18359375" calcext:value-type="float">
            <text:p>68.18359375</text:p>
          </table:table-cell>
          <table:table-cell office:value-type="float" office:value="765" calcext:value-type="float">
            <text:p>765</text:p>
          </table:table-cell>
          <table:table-cell office:value-type="float" office:value="-20.2526975869" calcext:value-type="float">
            <text:p>-20.2526975869</text:p>
          </table:table-cell>
          <table:table-cell office:value-type="float" office:value="-5.0759922556" calcext:value-type="float">
            <text:p>-5.0759922556</text:p>
          </table:table-cell>
          <table:table-cell office:value-type="float" office:value="-19.4047775118" calcext:value-type="float">
            <text:p>-19.4047775118</text:p>
          </table:table-cell>
          <table:table-cell office:value-type="float" office:value="-4.6143238434" calcext:value-type="float">
            <text:p>-4.6143238434</text:p>
          </table:table-cell>
        </table:table-row>
        <table:table-row table:style-name="ro1">
          <table:table-cell office:value-type="float" office:value="-23.4480166533" calcext:value-type="float">
            <text:p>-23.4480166533</text:p>
          </table:table-cell>
          <table:table-cell office:value-type="float" office:value="40.7596261161" calcext:value-type="float">
            <text:p>40.7596261161</text:p>
          </table:table-cell>
          <table:table-cell office:value-type="float" office:value="-50.323160696" calcext:value-type="float">
            <text:p>-50.323160696</text:p>
          </table:table-cell>
          <table:table-cell office:value-type="float" office:value="67.998046875" calcext:value-type="float">
            <text:p>67.998046875</text:p>
          </table:table-cell>
          <table:table-cell office:value-type="float" office:value="-50.7466279268" calcext:value-type="float">
            <text:p>-50.7466279268</text:p>
          </table:table-cell>
          <table:table-cell office:value-type="float" office:value="68.1298828125" calcext:value-type="float">
            <text:p>68.1298828125</text:p>
          </table:table-cell>
          <table:table-cell office:value-type="float" office:value="767" calcext:value-type="float">
            <text:p>767</text:p>
          </table:table-cell>
          <table:table-cell office:value-type="float" office:value="-20.2488550772" calcext:value-type="float">
            <text:p>-20.2488550772</text:p>
          </table:table-cell>
          <table:table-cell office:value-type="float" office:value="-5.0793804453" calcext:value-type="float">
            <text:p>-5.0793804453</text:p>
          </table:table-cell>
          <table:table-cell office:value-type="float" office:value="-19.4010490256" calcext:value-type="float">
            <text:p>-19.4010490256</text:p>
          </table:table-cell>
          <table:table-cell office:value-type="float" office:value="-4.609430605" calcext:value-type="float">
            <text:p>-4.609430605</text:p>
          </table:table-cell>
        </table:table-row>
        <table:table-row table:style-name="ro1">
          <table:table-cell office:value-type="float" office:value="-23.6337856003" calcext:value-type="float">
            <text:p>-23.6337856003</text:p>
          </table:table-cell>
          <table:table-cell office:value-type="float" office:value="40.5154854911" calcext:value-type="float">
            <text:p>40.5154854911</text:p>
          </table:table-cell>
          <table:table-cell office:value-type="float" office:value="-50.3267787457" calcext:value-type="float">
            <text:p>-50.3267787457</text:p>
          </table:table-cell>
          <table:table-cell office:value-type="float" office:value="67.9931640625" calcext:value-type="float">
            <text:p>67.9931640625</text:p>
          </table:table-cell>
          <table:table-cell office:value-type="float" office:value="-50.7489419699" calcext:value-type="float">
            <text:p>-50.7489419699</text:p>
          </table:table-cell>
          <table:table-cell office:value-type="float" office:value="68.18359375" calcext:value-type="float">
            <text:p>68.18359375</text:p>
          </table:table-cell>
          <table:table-cell office:value-type="float" office:value="769" calcext:value-type="float">
            <text:p>769</text:p>
          </table:table-cell>
          <table:table-cell office:value-type="float" office:value="-20.2505127328" calcext:value-type="float">
            <text:p>-20.2505127328</text:p>
          </table:table-cell>
          <table:table-cell office:value-type="float" office:value="-5.0788964182" calcext:value-type="float">
            <text:p>-5.0788964182</text:p>
          </table:table-cell>
          <table:table-cell office:value-type="float" office:value="-19.4020551824" calcext:value-type="float">
            <text:p>-19.4020551824</text:p>
          </table:table-cell>
          <table:table-cell office:value-type="float" office:value="-4.6143238434" calcext:value-type="float">
            <text:p>-4.6143238434</text:p>
          </table:table-cell>
        </table:table-row>
        <table:table-row table:style-name="ro1">
          <table:table-cell office:value-type="float" office:value="-24.3067274332" calcext:value-type="float">
            <text:p>-24.3067274332</text:p>
          </table:table-cell>
          <table:table-cell office:value-type="float" office:value="40.7826450893" calcext:value-type="float">
            <text:p>40.7826450893</text:p>
          </table:table-cell>
          <table:table-cell office:value-type="float" office:value="-50.3264311314" calcext:value-type="float">
            <text:p>-50.3264311314</text:p>
          </table:table-cell>
          <table:table-cell office:value-type="float" office:value="67.9833984375" calcext:value-type="float">
            <text:p>67.9833984375</text:p>
          </table:table-cell>
          <table:table-cell office:value-type="float" office:value="-50.7393479347" calcext:value-type="float">
            <text:p>-50.7393479347</text:p>
          </table:table-cell>
          <table:table-cell office:value-type="float" office:value="68.1787109375" calcext:value-type="float">
            <text:p>68.1787109375</text:p>
          </table:table-cell>
          <table:table-cell office:value-type="float" office:value="771" calcext:value-type="float">
            <text:p>771</text:p>
          </table:table-cell>
          <table:table-cell office:value-type="float" office:value="-20.2503534688" calcext:value-type="float">
            <text:p>-20.2503534688</text:p>
          </table:table-cell>
          <table:table-cell office:value-type="float" office:value="-5.077928364" calcext:value-type="float">
            <text:p>-5.077928364</text:p>
          </table:table-cell>
          <table:table-cell office:value-type="float" office:value="-19.3978836505" calcext:value-type="float">
            <text:p>-19.3978836505</text:p>
          </table:table-cell>
          <table:table-cell office:value-type="float" office:value="-4.6138790036" calcext:value-type="float">
            <text:p>-4.6138790036</text:p>
          </table:table-cell>
        </table:table-row>
        <table:table-row table:style-name="ro1">
          <table:table-cell office:value-type="float" office:value="-23.0360981988" calcext:value-type="float">
            <text:p>-23.0360981988</text:p>
          </table:table-cell>
          <table:table-cell office:value-type="float" office:value="40.7289341518" calcext:value-type="float">
            <text:p>40.7289341518</text:p>
          </table:table-cell>
          <table:table-cell office:value-type="float" office:value="-50.3253138542" calcext:value-type="float">
            <text:p>-50.3253138542</text:p>
          </table:table-cell>
          <table:table-cell office:value-type="float" office:value="67.9736328125" calcext:value-type="float">
            <text:p>67.9736328125</text:p>
          </table:table-cell>
          <table:table-cell office:value-type="float" office:value="-50.7396995544" calcext:value-type="float">
            <text:p>-50.7396995544</text:p>
          </table:table-cell>
          <table:table-cell office:value-type="float" office:value="68.1298828125" calcext:value-type="float">
            <text:p>68.1298828125</text:p>
          </table:table-cell>
          <table:table-cell office:value-type="float" office:value="773" calcext:value-type="float">
            <text:p>773</text:p>
          </table:table-cell>
          <table:table-cell office:value-type="float" office:value="-20.2498415741" calcext:value-type="float">
            <text:p>-20.2498415741</text:p>
          </table:table-cell>
          <table:table-cell office:value-type="float" office:value="-5.0769603098" calcext:value-type="float">
            <text:p>-5.0769603098</text:p>
          </table:table-cell>
          <table:table-cell office:value-type="float" office:value="-19.3980365364" calcext:value-type="float">
            <text:p>-19.3980365364</text:p>
          </table:table-cell>
          <table:table-cell office:value-type="float" office:value="-4.609430605" calcext:value-type="float">
            <text:p>-4.609430605</text:p>
          </table:table-cell>
        </table:table-row>
        <table:table-row table:style-name="ro1">
          <table:table-cell office:value-type="float" office:value="-23.835018198" calcext:value-type="float">
            <text:p>-23.835018198</text:p>
          </table:table-cell>
          <table:table-cell office:value-type="float" office:value="40.4854910714" calcext:value-type="float">
            <text:p>40.4854910714</text:p>
          </table:table-cell>
          <table:table-cell office:value-type="float" office:value="-50.3265837193" calcext:value-type="float">
            <text:p>-50.3265837193</text:p>
          </table:table-cell>
          <table:table-cell office:value-type="float" office:value="68.0224609375" calcext:value-type="float">
            <text:p>68.0224609375</text:p>
          </table:table-cell>
          <table:table-cell office:value-type="float" office:value="-50.75145154" calcext:value-type="float">
            <text:p>-50.75145154</text:p>
          </table:table-cell>
          <table:table-cell office:value-type="float" office:value="68.1640625" calcext:value-type="float">
            <text:p>68.1640625</text:p>
          </table:table-cell>
          <table:table-cell office:value-type="float" office:value="775" calcext:value-type="float">
            <text:p>775</text:p>
          </table:table-cell>
          <table:table-cell office:value-type="float" office:value="-20.2504233789" calcext:value-type="float">
            <text:p>-20.2504233789</text:p>
          </table:table-cell>
          <table:table-cell office:value-type="float" office:value="-5.0818005808" calcext:value-type="float">
            <text:p>-5.0818005808</text:p>
          </table:table-cell>
          <table:table-cell office:value-type="float" office:value="-19.4031463554" calcext:value-type="float">
            <text:p>-19.4031463554</text:p>
          </table:table-cell>
          <table:table-cell office:value-type="float" office:value="-4.612544484" calcext:value-type="float">
            <text:p>-4.612544484</text:p>
          </table:table-cell>
        </table:table-row>
        <table:table-row table:style-name="ro1">
          <table:table-cell office:value-type="float" office:value="-23.2584068771" calcext:value-type="float">
            <text:p>-23.2584068771</text:p>
          </table:table-cell>
          <table:table-cell office:value-type="float" office:value="40.3843470982" calcext:value-type="float">
            <text:p>40.3843470982</text:p>
          </table:table-cell>
          <table:table-cell office:value-type="float" office:value="-50.3315881729" calcext:value-type="float">
            <text:p>-50.3315881729</text:p>
          </table:table-cell>
          <table:table-cell office:value-type="float" office:value="67.9833984375" calcext:value-type="float">
            <text:p>67.9833984375</text:p>
          </table:table-cell>
          <table:table-cell office:value-type="float" office:value="-50.7552834272" calcext:value-type="float">
            <text:p>-50.7552834272</text:p>
          </table:table-cell>
          <table:table-cell office:value-type="float" office:value="68.193359375" calcext:value-type="float">
            <text:p>68.193359375</text:p>
          </table:table-cell>
          <table:table-cell office:value-type="float" office:value="776" calcext:value-type="float">
            <text:p>776</text:p>
          </table:table-cell>
          <table:table-cell office:value-type="float" office:value="-20.2527162332" calcext:value-type="float">
            <text:p>-20.2527162332</text:p>
          </table:table-cell>
          <table:table-cell office:value-type="float" office:value="-5.077928364" calcext:value-type="float">
            <text:p>-5.077928364</text:p>
          </table:table-cell>
          <table:table-cell office:value-type="float" office:value="-19.4048124782" calcext:value-type="float">
            <text:p>-19.4048124782</text:p>
          </table:table-cell>
          <table:table-cell office:value-type="float" office:value="-4.6152135231" calcext:value-type="float">
            <text:p>-4.6152135231</text:p>
          </table:table-cell>
        </table:table-row>
        <table:table-row table:style-name="ro1">
          <table:table-cell office:value-type="float" office:value="-22.881780807" calcext:value-type="float">
            <text:p>-22.881780807</text:p>
          </table:table-cell>
          <table:table-cell office:value-type="float" office:value="40.3676060268" calcext:value-type="float">
            <text:p>40.3676060268</text:p>
          </table:table-cell>
          <table:table-cell office:value-type="float" office:value="-50.3261898279" calcext:value-type="float">
            <text:p>-50.3261898279</text:p>
          </table:table-cell>
          <table:table-cell office:value-type="float" office:value="68.0078125" calcext:value-type="float">
            <text:p>68.0078125</text:p>
          </table:table-cell>
          <table:table-cell office:value-type="float" office:value="-50.7453164816" calcext:value-type="float">
            <text:p>-50.7453164816</text:p>
          </table:table-cell>
          <table:table-cell office:value-type="float" office:value="68.1298828125" calcext:value-type="float">
            <text:p>68.1298828125</text:p>
          </table:table-cell>
          <table:table-cell office:value-type="float" office:value="778" calcext:value-type="float">
            <text:p>778</text:p>
          </table:table-cell>
          <table:table-cell office:value-type="float" office:value="-20.2502429126" calcext:value-type="float">
            <text:p>-20.2502429126</text:p>
          </table:table-cell>
          <table:table-cell office:value-type="float" office:value="-5.0803484995" calcext:value-type="float">
            <text:p>-5.0803484995</text:p>
          </table:table-cell>
          <table:table-cell office:value-type="float" office:value="-19.400478803" calcext:value-type="float">
            <text:p>-19.400478803</text:p>
          </table:table-cell>
          <table:table-cell office:value-type="float" office:value="-4.609430605" calcext:value-type="float">
            <text:p>-4.609430605</text:p>
          </table:table-cell>
        </table:table-row>
        <table:table-row table:style-name="ro1">
          <table:table-cell office:value-type="float" office:value="-22.8269735502" calcext:value-type="float">
            <text:p>-22.8269735502</text:p>
          </table:table-cell>
          <table:table-cell office:value-type="float" office:value="40.5859375" calcext:value-type="float">
            <text:p>40.5859375</text:p>
          </table:table-cell>
          <table:table-cell office:value-type="float" office:value="-50.3186254501" calcext:value-type="float">
            <text:p>-50.3186254501</text:p>
          </table:table-cell>
          <table:table-cell office:value-type="float" office:value="67.9638671875" calcext:value-type="float">
            <text:p>67.9638671875</text:p>
          </table:table-cell>
          <table:table-cell office:value-type="float" office:value="-50.7279955149" calcext:value-type="float">
            <text:p>-50.7279955149</text:p>
          </table:table-cell>
          <table:table-cell office:value-type="float" office:value="68.1201171875" calcext:value-type="float">
            <text:p>68.1201171875</text:p>
          </table:table-cell>
          <table:table-cell office:value-type="float" office:value="780" calcext:value-type="float">
            <text:p>780</text:p>
          </table:table-cell>
          <table:table-cell office:value-type="float" office:value="-20.2467771964" calcext:value-type="float">
            <text:p>-20.2467771964</text:p>
          </table:table-cell>
          <table:table-cell office:value-type="float" office:value="-5.0759922556" calcext:value-type="float">
            <text:p>-5.0759922556</text:p>
          </table:table-cell>
          <table:table-cell office:value-type="float" office:value="-19.3929475645" calcext:value-type="float">
            <text:p>-19.3929475645</text:p>
          </table:table-cell>
          <table:table-cell office:value-type="float" office:value="-4.6085409253" calcext:value-type="float">
            <text:p>-4.6085409253</text:p>
          </table:table-cell>
        </table:table-row>
        <table:table-row table:style-name="ro1">
          <table:table-cell office:value-type="float" office:value="-23.3195410396" calcext:value-type="float">
            <text:p>-23.3195410396</text:p>
          </table:table-cell>
          <table:table-cell office:value-type="float" office:value="40.4289899554" calcext:value-type="float">
            <text:p>40.4289899554</text:p>
          </table:table-cell>
          <table:table-cell office:value-type="float" office:value="-50.3145664215" calcext:value-type="float">
            <text:p>-50.3145664215</text:p>
          </table:table-cell>
          <table:table-cell office:value-type="float" office:value="67.9736328125" calcext:value-type="float">
            <text:p>67.9736328125</text:p>
          </table:table-cell>
          <table:table-cell office:value-type="float" office:value="-50.7309405804" calcext:value-type="float">
            <text:p>-50.7309405804</text:p>
          </table:table-cell>
          <table:table-cell office:value-type="float" office:value="68.115234375" calcext:value-type="float">
            <text:p>68.115234375</text:p>
          </table:table-cell>
          <table:table-cell office:value-type="float" office:value="782" calcext:value-type="float">
            <text:p>782</text:p>
          </table:table-cell>
          <table:table-cell office:value-type="float" office:value="-20.2449175006" calcext:value-type="float">
            <text:p>-20.2449175006</text:p>
          </table:table-cell>
          <table:table-cell office:value-type="float" office:value="-5.0769603098" calcext:value-type="float">
            <text:p>-5.0769603098</text:p>
          </table:table-cell>
          <table:table-cell office:value-type="float" office:value="-19.394228093" calcext:value-type="float">
            <text:p>-19.394228093</text:p>
          </table:table-cell>
          <table:table-cell office:value-type="float" office:value="-4.6080960854" calcext:value-type="float">
            <text:p>-4.6080960854</text:p>
          </table:table-cell>
        </table:table-row>
        <table:table-row table:style-name="ro1">
          <table:table-cell office:value-type="float" office:value="-23.0946125729" calcext:value-type="float">
            <text:p>-23.0946125729</text:p>
          </table:table-cell>
          <table:table-cell office:value-type="float" office:value="40.5099051339" calcext:value-type="float">
            <text:p>40.5099051339</text:p>
          </table:table-cell>
          <table:table-cell office:value-type="float" office:value="-50.3180984735" calcext:value-type="float">
            <text:p>-50.3180984735</text:p>
          </table:table-cell>
          <table:table-cell office:value-type="float" office:value="67.9931640625" calcext:value-type="float">
            <text:p>67.9931640625</text:p>
          </table:table-cell>
          <table:table-cell office:value-type="float" office:value="-50.7395061016" calcext:value-type="float">
            <text:p>-50.7395061016</text:p>
          </table:table-cell>
          <table:table-cell office:value-type="float" office:value="68.1201171875" calcext:value-type="float">
            <text:p>68.1201171875</text:p>
          </table:table-cell>
          <table:table-cell office:value-type="float" office:value="784" calcext:value-type="float">
            <text:p>784</text:p>
          </table:table-cell>
          <table:table-cell office:value-type="float" office:value="-20.2465357553" calcext:value-type="float">
            <text:p>-20.2465357553</text:p>
          </table:table-cell>
          <table:table-cell office:value-type="float" office:value="-5.0788964182" calcext:value-type="float">
            <text:p>-5.0788964182</text:p>
          </table:table-cell>
          <table:table-cell office:value-type="float" office:value="-19.3979524222" calcext:value-type="float">
            <text:p>-19.3979524222</text:p>
          </table:table-cell>
          <table:table-cell office:value-type="float" office:value="-4.6085409253" calcext:value-type="float">
            <text:p>-4.6085409253</text:p>
          </table:table-cell>
        </table:table-row>
        <table:table-row table:style-name="ro1">
          <table:table-cell office:value-type="float" office:value="-23.5309961757" calcext:value-type="float">
            <text:p>-23.5309961757</text:p>
          </table:table-cell>
          <table:table-cell office:value-type="float" office:value="40.9235491071" calcext:value-type="float">
            <text:p>40.9235491071</text:p>
          </table:table-cell>
          <table:table-cell office:value-type="float" office:value="-50.3144808531" calcext:value-type="float">
            <text:p>-50.3144808531</text:p>
          </table:table-cell>
          <table:table-cell office:value-type="float" office:value="67.9736328125" calcext:value-type="float">
            <text:p>67.9736328125</text:p>
          </table:table-cell>
          <table:table-cell office:value-type="float" office:value="-50.7345701456" calcext:value-type="float">
            <text:p>-50.7345701456</text:p>
          </table:table-cell>
          <table:table-cell office:value-type="float" office:value="68.1103515625" calcext:value-type="float">
            <text:p>68.1103515625</text:p>
          </table:table-cell>
          <table:table-cell office:value-type="float" office:value="786" calcext:value-type="float">
            <text:p>786</text:p>
          </table:table-cell>
          <table:table-cell office:value-type="float" office:value="-20.2448782964" calcext:value-type="float">
            <text:p>-20.2448782964</text:p>
          </table:table-cell>
          <table:table-cell office:value-type="float" office:value="-5.0769603098" calcext:value-type="float">
            <text:p>-5.0769603098</text:p>
          </table:table-cell>
          <table:table-cell office:value-type="float" office:value="-19.3958062451" calcext:value-type="float">
            <text:p>-19.3958062451</text:p>
          </table:table-cell>
          <table:table-cell office:value-type="float" office:value="-4.6076512456" calcext:value-type="float">
            <text:p>-4.6076512456</text:p>
          </table:table-cell>
        </table:table-row>
        <table:table-row table:style-name="ro1">
          <table:table-cell office:value-type="float" office:value="-23.7951858508" calcext:value-type="float">
            <text:p>-23.7951858508</text:p>
          </table:table-cell>
          <table:table-cell office:value-type="float" office:value="40.6452287946" calcext:value-type="float">
            <text:p>40.6452287946</text:p>
          </table:table-cell>
          <table:table-cell office:value-type="float" office:value="-50.3081983089" calcext:value-type="float">
            <text:p>-50.3081983089</text:p>
          </table:table-cell>
          <table:table-cell office:value-type="float" office:value="67.939453125" calcext:value-type="float">
            <text:p>67.939453125</text:p>
          </table:table-cell>
          <table:table-cell office:value-type="float" office:value="-50.7283975124" calcext:value-type="float">
            <text:p>-50.7283975124</text:p>
          </table:table-cell>
          <table:table-cell office:value-type="float" office:value="68.1005859375" calcext:value-type="float">
            <text:p>68.1005859375</text:p>
          </table:table-cell>
          <table:table-cell office:value-type="float" office:value="788" calcext:value-type="float">
            <text:p>788</text:p>
          </table:table-cell>
          <table:table-cell office:value-type="float" office:value="-20.2419998686" calcext:value-type="float">
            <text:p>-20.2419998686</text:p>
          </table:table-cell>
          <table:table-cell office:value-type="float" office:value="-5.07357212" calcext:value-type="float">
            <text:p>-5.07357212</text:p>
          </table:table-cell>
          <table:table-cell office:value-type="float" office:value="-19.393122355" calcext:value-type="float">
            <text:p>-19.393122355</text:p>
          </table:table-cell>
          <table:table-cell office:value-type="float" office:value="-4.6067615658" calcext:value-type="float">
            <text:p>-4.6067615658</text:p>
          </table:table-cell>
        </table:table-row>
        <table:table-row table:style-name="ro1">
          <table:table-cell office:value-type="float" office:value="-22.7029692284" calcext:value-type="float">
            <text:p>-22.7029692284</text:p>
          </table:table-cell>
          <table:table-cell office:value-type="float" office:value="40.4136439732" calcext:value-type="float">
            <text:p>40.4136439732</text:p>
          </table:table-cell>
          <table:table-cell office:value-type="float" office:value="-50.3070895433" calcext:value-type="float">
            <text:p>-50.3070895433</text:p>
          </table:table-cell>
          <table:table-cell office:value-type="float" office:value="67.9931640625" calcext:value-type="float">
            <text:p>67.9931640625</text:p>
          </table:table-cell>
          <table:table-cell office:value-type="float" office:value="-50.7273486137" calcext:value-type="float">
            <text:p>-50.7273486137</text:p>
          </table:table-cell>
          <table:table-cell office:value-type="float" office:value="68.095703125" calcext:value-type="float">
            <text:p>68.095703125</text:p>
          </table:table-cell>
          <table:table-cell office:value-type="float" office:value="790" calcext:value-type="float">
            <text:p>790</text:p>
          </table:table-cell>
          <table:table-cell office:value-type="float" office:value="-20.2414918735" calcext:value-type="float">
            <text:p>-20.2414918735</text:p>
          </table:table-cell>
          <table:table-cell office:value-type="float" office:value="-5.0788964182" calcext:value-type="float">
            <text:p>-5.0788964182</text:p>
          </table:table-cell>
          <table:table-cell office:value-type="float" office:value="-19.3926662889" calcext:value-type="float">
            <text:p>-19.3926662889</text:p>
          </table:table-cell>
          <table:table-cell office:value-type="float" office:value="-4.606316726" calcext:value-type="float">
            <text:p>-4.606316726</text:p>
          </table:table-cell>
        </table:table-row>
        <table:table-row table:style-name="ro1">
          <table:table-cell office:value-type="float" office:value="-23.242706533" calcext:value-type="float">
            <text:p>-23.242706533</text:p>
          </table:table-cell>
          <table:table-cell office:value-type="float" office:value="40.5322265625" calcext:value-type="float">
            <text:p>40.5322265625</text:p>
          </table:table-cell>
          <table:table-cell office:value-type="float" office:value="-50.3006120682" calcext:value-type="float">
            <text:p>-50.3006120682</text:p>
          </table:table-cell>
          <table:table-cell office:value-type="float" office:value="67.998046875" calcext:value-type="float">
            <text:p>67.998046875</text:p>
          </table:table-cell>
          <table:table-cell office:value-type="float" office:value="-50.7232648373" calcext:value-type="float">
            <text:p>-50.7232648373</text:p>
          </table:table-cell>
          <table:table-cell office:value-type="float" office:value="68.056640625" calcext:value-type="float">
            <text:p>68.056640625</text:p>
          </table:table-cell>
          <table:table-cell office:value-type="float" office:value="792" calcext:value-type="float">
            <text:p>792</text:p>
          </table:table-cell>
          <table:table-cell office:value-type="float" office:value="-20.2385241356" calcext:value-type="float">
            <text:p>-20.2385241356</text:p>
          </table:table-cell>
          <table:table-cell office:value-type="float" office:value="-5.0793804453" calcext:value-type="float">
            <text:p>-5.0793804453</text:p>
          </table:table-cell>
          <table:table-cell office:value-type="float" office:value="-19.3908906435" calcext:value-type="float">
            <text:p>-19.3908906435</text:p>
          </table:table-cell>
          <table:table-cell office:value-type="float" office:value="-4.6027580071" calcext:value-type="float">
            <text:p>-4.6027580071</text:p>
          </table:table-cell>
        </table:table-row>
        <table:table-row table:style-name="ro1">
          <table:table-cell office:value-type="float" office:value="-23.1871653561" calcext:value-type="float">
            <text:p>-23.1871653561</text:p>
          </table:table-cell>
          <table:table-cell office:value-type="float" office:value="40.4408482143" calcext:value-type="float">
            <text:p>40.4408482143</text:p>
          </table:table-cell>
          <table:table-cell office:value-type="float" office:value="-50.3146354198" calcext:value-type="float">
            <text:p>-50.3146354198</text:p>
          </table:table-cell>
          <table:table-cell office:value-type="float" office:value="67.9931640625" calcext:value-type="float">
            <text:p>67.9931640625</text:p>
          </table:table-cell>
          <table:table-cell office:value-type="float" office:value="-50.7336953878" calcext:value-type="float">
            <text:p>-50.7336953878</text:p>
          </table:table-cell>
          <table:table-cell office:value-type="float" office:value="68.1005859375" calcext:value-type="float">
            <text:p>68.1005859375</text:p>
          </table:table-cell>
          <table:table-cell office:value-type="float" office:value="794" calcext:value-type="float">
            <text:p>794</text:p>
          </table:table-cell>
          <table:table-cell office:value-type="float" office:value="-20.2449491131" calcext:value-type="float">
            <text:p>-20.2449491131</text:p>
          </table:table-cell>
          <table:table-cell office:value-type="float" office:value="-5.0788964182" calcext:value-type="float">
            <text:p>-5.0788964182</text:p>
          </table:table-cell>
          <table:table-cell office:value-type="float" office:value="-19.3954258963" calcext:value-type="float">
            <text:p>-19.3954258963</text:p>
          </table:table-cell>
          <table:table-cell office:value-type="float" office:value="-4.6067615658" calcext:value-type="float">
            <text:p>-4.6067615658</text:p>
          </table:table-cell>
        </table:table-row>
        <table:table-row table:style-name="ro1">
          <table:table-cell office:value-type="float" office:value="-23.8305319914" calcext:value-type="float">
            <text:p>-23.8305319914</text:p>
          </table:table-cell>
          <table:table-cell office:value-type="float" office:value="40.5482700893" calcext:value-type="float">
            <text:p>40.5482700893</text:p>
          </table:table-cell>
          <table:table-cell office:value-type="float" office:value="-50.3199695587" calcext:value-type="float">
            <text:p>-50.3199695587</text:p>
          </table:table-cell>
          <table:table-cell office:value-type="float" office:value="67.958984375" calcext:value-type="float">
            <text:p>67.958984375</text:p>
          </table:table-cell>
          <table:table-cell office:value-type="float" office:value="-50.745319128" calcext:value-type="float">
            <text:p>-50.745319128</text:p>
          </table:table-cell>
          <table:table-cell office:value-type="float" office:value="68.1640625" calcext:value-type="float">
            <text:p>68.1640625</text:p>
          </table:table-cell>
          <table:table-cell office:value-type="float" office:value="795" calcext:value-type="float">
            <text:p>795</text:p>
          </table:table-cell>
          <table:table-cell office:value-type="float" office:value="-20.2473930169" calcext:value-type="float">
            <text:p>-20.2473930169</text:p>
          </table:table-cell>
          <table:table-cell office:value-type="float" office:value="-5.0755082285" calcext:value-type="float">
            <text:p>-5.0755082285</text:p>
          </table:table-cell>
          <table:table-cell office:value-type="float" office:value="-19.4004799536" calcext:value-type="float">
            <text:p>-19.4004799536</text:p>
          </table:table-cell>
          <table:table-cell office:value-type="float" office:value="-4.612544484" calcext:value-type="float">
            <text:p>-4.612544484</text:p>
          </table:table-cell>
        </table:table-row>
        <table:table-row table:style-name="ro1">
          <table:table-cell office:value-type="float" office:value="-23.4057731071" calcext:value-type="float">
            <text:p>-23.4057731071</text:p>
          </table:table-cell>
          <table:table-cell office:value-type="float" office:value="40.4547991071" calcext:value-type="float">
            <text:p>40.4547991071</text:p>
          </table:table-cell>
          <table:table-cell office:value-type="float" office:value="-50.2975512028" calcext:value-type="float">
            <text:p>-50.2975512028</text:p>
          </table:table-cell>
          <table:table-cell office:value-type="float" office:value="67.978515625" calcext:value-type="float">
            <text:p>67.978515625</text:p>
          </table:table-cell>
          <table:table-cell office:value-type="float" office:value="-50.7185535431" calcext:value-type="float">
            <text:p>-50.7185535431</text:p>
          </table:table-cell>
          <table:table-cell office:value-type="float" office:value="68.0859375" calcext:value-type="float">
            <text:p>68.0859375</text:p>
          </table:table-cell>
          <table:table-cell office:value-type="float" office:value="797" calcext:value-type="float">
            <text:p>797</text:p>
          </table:table-cell>
          <table:table-cell office:value-type="float" office:value="-20.237121761" calcext:value-type="float">
            <text:p>-20.237121761</text:p>
          </table:table-cell>
          <table:table-cell office:value-type="float" office:value="-5.0774443369" calcext:value-type="float">
            <text:p>-5.0774443369</text:p>
          </table:table-cell>
          <table:table-cell office:value-type="float" office:value="-19.3888421505" calcext:value-type="float">
            <text:p>-19.3888421505</text:p>
          </table:table-cell>
          <table:table-cell office:value-type="float" office:value="-4.6054270463" calcext:value-type="float">
            <text:p>-4.6054270463</text:p>
          </table:table-cell>
        </table:table-row>
        <table:table-row table:style-name="ro1">
          <table:table-cell office:value-type="float" office:value="-23.4589992102" calcext:value-type="float">
            <text:p>-23.4589992102</text:p>
          </table:table-cell>
          <table:table-cell office:value-type="float" office:value="40.4031808036" calcext:value-type="float">
            <text:p>40.4031808036</text:p>
          </table:table-cell>
          <table:table-cell office:value-type="float" office:value="-50.2983827353" calcext:value-type="float">
            <text:p>-50.2983827353</text:p>
          </table:table-cell>
          <table:table-cell office:value-type="float" office:value="67.98828125" calcext:value-type="float">
            <text:p>67.98828125</text:p>
          </table:table-cell>
          <table:table-cell office:value-type="float" office:value="-50.7159590721" calcext:value-type="float">
            <text:p>-50.7159590721</text:p>
          </table:table-cell>
          <table:table-cell office:value-type="float" office:value="68.0126953125" calcext:value-type="float">
            <text:p>68.0126953125</text:p>
          </table:table-cell>
          <table:table-cell office:value-type="float" office:value="799" calcext:value-type="float">
            <text:p>799</text:p>
          </table:table-cell>
          <table:table-cell office:value-type="float" office:value="-20.2375027383" calcext:value-type="float">
            <text:p>-20.2375027383</text:p>
          </table:table-cell>
          <table:table-cell office:value-type="float" office:value="-5.0784123911" calcext:value-type="float">
            <text:p>-5.0784123911</text:p>
          </table:table-cell>
          <table:table-cell office:value-type="float" office:value="-19.3877140622" calcext:value-type="float">
            <text:p>-19.3877140622</text:p>
          </table:table-cell>
          <table:table-cell office:value-type="float" office:value="-4.5987544484" calcext:value-type="float">
            <text:p>-4.5987544484</text:p>
          </table:table-cell>
        </table:table-row>
        <table:table-row table:style-name="ro1">
          <table:table-cell office:value-type="float" office:value="-23.4676370114" calcext:value-type="float">
            <text:p>-23.4676370114</text:p>
          </table:table-cell>
          <table:table-cell office:value-type="float" office:value="40.4582868304" calcext:value-type="float">
            <text:p>40.4582868304</text:p>
          </table:table-cell>
          <table:table-cell office:value-type="float" office:value="-50.3067328453" calcext:value-type="float">
            <text:p>-50.3067328453</text:p>
          </table:table-cell>
          <table:table-cell office:value-type="float" office:value="67.998046875" calcext:value-type="float">
            <text:p>67.998046875</text:p>
          </table:table-cell>
          <table:table-cell office:value-type="float" office:value="-50.7127281904" calcext:value-type="float">
            <text:p>-50.7127281904</text:p>
          </table:table-cell>
          <table:table-cell office:value-type="float" office:value="67.98828125" calcext:value-type="float">
            <text:p>67.98828125</text:p>
          </table:table-cell>
          <table:table-cell office:value-type="float" office:value="801" calcext:value-type="float">
            <text:p>801</text:p>
          </table:table-cell>
          <table:table-cell office:value-type="float" office:value="-20.2413284477" calcext:value-type="float">
            <text:p>-20.2413284477</text:p>
          </table:table-cell>
          <table:table-cell office:value-type="float" office:value="-5.0793804453" calcext:value-type="float">
            <text:p>-5.0793804453</text:p>
          </table:table-cell>
          <table:table-cell office:value-type="float" office:value="-19.3863092595" calcext:value-type="float">
            <text:p>-19.3863092595</text:p>
          </table:table-cell>
          <table:table-cell office:value-type="float" office:value="-4.5965302491" calcext:value-type="float">
            <text:p>-4.5965302491</text:p>
          </table:table-cell>
        </table:table-row>
        <table:table-row table:style-name="ro1">
          <table:table-cell office:value-type="float" office:value="-24.0204912846" calcext:value-type="float">
            <text:p>-24.0204912846</text:p>
          </table:table-cell>
          <table:table-cell office:value-type="float" office:value="40.8182198661" calcext:value-type="float">
            <text:p>40.8182198661</text:p>
          </table:table-cell>
          <table:table-cell office:value-type="float" office:value="-50.2968346119" calcext:value-type="float">
            <text:p>-50.2968346119</text:p>
          </table:table-cell>
          <table:table-cell office:value-type="float" office:value="67.98828125" calcext:value-type="float">
            <text:p>67.98828125</text:p>
          </table:table-cell>
          <table:table-cell office:value-type="float" office:value="-50.7124848127" calcext:value-type="float">
            <text:p>-50.7124848127</text:p>
          </table:table-cell>
          <table:table-cell office:value-type="float" office:value="68.046875" calcext:value-type="float">
            <text:p>68.046875</text:p>
          </table:table-cell>
          <table:table-cell office:value-type="float" office:value="803" calcext:value-type="float">
            <text:p>803</text:p>
          </table:table-cell>
          <table:table-cell office:value-type="float" office:value="-20.2367934458" calcext:value-type="float">
            <text:p>-20.2367934458</text:p>
          </table:table-cell>
          <table:table-cell office:value-type="float" office:value="-5.0784123911" calcext:value-type="float">
            <text:p>-5.0784123911</text:p>
          </table:table-cell>
          <table:table-cell office:value-type="float" office:value="-19.3862034377" calcext:value-type="float">
            <text:p>-19.3862034377</text:p>
          </table:table-cell>
          <table:table-cell office:value-type="float" office:value="-4.6018683274" calcext:value-type="float">
            <text:p>-4.6018683274</text:p>
          </table:table-cell>
        </table:table-row>
        <table:table-row table:style-name="ro1">
          <table:table-cell office:value-type="float" office:value="-23.2526026636" calcext:value-type="float">
            <text:p>-23.2526026636</text:p>
          </table:table-cell>
          <table:table-cell office:value-type="float" office:value="40.5580357143" calcext:value-type="float">
            <text:p>40.5580357143</text:p>
          </table:table-cell>
          <table:table-cell office:value-type="float" office:value="-50.3039813519" calcext:value-type="float">
            <text:p>-50.3039813519</text:p>
          </table:table-cell>
          <table:table-cell office:value-type="float" office:value="67.998046875" calcext:value-type="float">
            <text:p>67.998046875</text:p>
          </table:table-cell>
          <table:table-cell office:value-type="float" office:value="-50.7115736485" calcext:value-type="float">
            <text:p>-50.7115736485</text:p>
          </table:table-cell>
          <table:table-cell office:value-type="float" office:value="68.02734375" calcext:value-type="float">
            <text:p>68.02734375</text:p>
          </table:table-cell>
          <table:table-cell office:value-type="float" office:value="805" calcext:value-type="float">
            <text:p>805</text:p>
          </table:table-cell>
          <table:table-cell office:value-type="float" office:value="-20.2400678159" calcext:value-type="float">
            <text:p>-20.2400678159</text:p>
          </table:table-cell>
          <table:table-cell office:value-type="float" office:value="-5.0793804453" calcext:value-type="float">
            <text:p>-5.0793804453</text:p>
          </table:table-cell>
          <table:table-cell office:value-type="float" office:value="-19.3858072592" calcext:value-type="float">
            <text:p>-19.3858072592</text:p>
          </table:table-cell>
          <table:table-cell office:value-type="float" office:value="-4.600088968" calcext:value-type="float">
            <text:p>-4.600088968</text:p>
          </table:table-cell>
        </table:table-row>
        <table:table-row table:style-name="ro1">
          <table:table-cell office:value-type="float" office:value="-23.5959117323" calcext:value-type="float">
            <text:p>-23.5959117323</text:p>
          </table:table-cell>
          <table:table-cell office:value-type="float" office:value="40.068359375" calcext:value-type="float">
            <text:p>40.068359375</text:p>
          </table:table-cell>
          <table:table-cell office:value-type="float" office:value="-50.2961154938" calcext:value-type="float">
            <text:p>-50.2961154938</text:p>
          </table:table-cell>
          <table:table-cell office:value-type="float" office:value="68.02734375" calcext:value-type="float">
            <text:p>68.02734375</text:p>
          </table:table-cell>
          <table:table-cell office:value-type="float" office:value="-50.7121440649" calcext:value-type="float">
            <text:p>-50.7121440649</text:p>
          </table:table-cell>
          <table:table-cell office:value-type="float" office:value="68.0517578125" calcext:value-type="float">
            <text:p>68.0517578125</text:p>
          </table:table-cell>
          <table:table-cell office:value-type="float" office:value="807" calcext:value-type="float">
            <text:p>807</text:p>
          </table:table-cell>
          <table:table-cell office:value-type="float" office:value="-20.2364639726" calcext:value-type="float">
            <text:p>-20.2364639726</text:p>
          </table:table-cell>
          <table:table-cell office:value-type="float" office:value="-5.0822846079" calcext:value-type="float">
            <text:p>-5.0822846079</text:p>
          </table:table-cell>
          <table:table-cell office:value-type="float" office:value="-19.386055279" calcext:value-type="float">
            <text:p>-19.386055279</text:p>
          </table:table-cell>
          <table:table-cell office:value-type="float" office:value="-4.6023131673" calcext:value-type="float">
            <text:p>-4.6023131673</text:p>
          </table:table-cell>
        </table:table-row>
        <table:table-row table:style-name="ro1">
          <table:table-cell office:value-type="float" office:value="-23.6113822094" calcext:value-type="float">
            <text:p>-23.6113822094</text:p>
          </table:table-cell>
          <table:table-cell office:value-type="float" office:value="40.5887276786" calcext:value-type="float">
            <text:p>40.5887276786</text:p>
          </table:table-cell>
          <table:table-cell office:value-type="float" office:value="-50.2960371017" calcext:value-type="float">
            <text:p>-50.2960371017</text:p>
          </table:table-cell>
          <table:table-cell office:value-type="float" office:value="68.0322265625" calcext:value-type="float">
            <text:p>68.0322265625</text:p>
          </table:table-cell>
          <table:table-cell office:value-type="float" office:value="-50.7187964439" calcext:value-type="float">
            <text:p>-50.7187964439</text:p>
          </table:table-cell>
          <table:table-cell office:value-type="float" office:value="68.0810546875" calcext:value-type="float">
            <text:p>68.0810546875</text:p>
          </table:table-cell>
          <table:table-cell office:value-type="float" office:value="809" calcext:value-type="float">
            <text:p>809</text:p>
          </table:table-cell>
          <table:table-cell office:value-type="float" office:value="-20.2364280563" calcext:value-type="float">
            <text:p>-20.2364280563</text:p>
          </table:table-cell>
          <table:table-cell office:value-type="float" office:value="-5.082768635" calcext:value-type="float">
            <text:p>-5.082768635</text:p>
          </table:table-cell>
          <table:table-cell office:value-type="float" office:value="-19.3889477649" calcext:value-type="float">
            <text:p>-19.3889477649</text:p>
          </table:table-cell>
          <table:table-cell office:value-type="float" office:value="-4.6049822064" calcext:value-type="float">
            <text:p>-4.6049822064</text:p>
          </table:table-cell>
        </table:table-row>
        <table:table-row table:style-name="ro1">
          <table:table-cell office:value-type="float" office:value="-23.6525917356" calcext:value-type="float">
            <text:p>-23.6525917356</text:p>
          </table:table-cell>
          <table:table-cell office:value-type="float" office:value="40.8530970982" calcext:value-type="float">
            <text:p>40.8530970982</text:p>
          </table:table-cell>
          <table:table-cell office:value-type="float" office:value="-50.2964556456" calcext:value-type="float">
            <text:p>-50.2964556456</text:p>
          </table:table-cell>
          <table:table-cell office:value-type="float" office:value="67.9931640625" calcext:value-type="float">
            <text:p>67.9931640625</text:p>
          </table:table-cell>
          <table:table-cell office:value-type="float" office:value="-50.7150920153" calcext:value-type="float">
            <text:p>-50.7150920153</text:p>
          </table:table-cell>
          <table:table-cell office:value-type="float" office:value="68.0078125" calcext:value-type="float">
            <text:p>68.0078125</text:p>
          </table:table-cell>
          <table:table-cell office:value-type="float" office:value="811" calcext:value-type="float">
            <text:p>811</text:p>
          </table:table-cell>
          <table:table-cell office:value-type="float" office:value="-20.2366198175" calcext:value-type="float">
            <text:p>-20.2366198175</text:p>
          </table:table-cell>
          <table:table-cell office:value-type="float" office:value="-5.0788964182" calcext:value-type="float">
            <text:p>-5.0788964182</text:p>
          </table:table-cell>
          <table:table-cell office:value-type="float" office:value="-19.3873370618" calcext:value-type="float">
            <text:p>-19.3873370618</text:p>
          </table:table-cell>
          <table:table-cell office:value-type="float" office:value="-4.5983096085" calcext:value-type="float">
            <text:p>-4.5983096085</text:p>
          </table:table-cell>
        </table:table-row>
        <table:table-row table:style-name="ro1">
          <table:table-cell office:value-type="float" office:value="-23.2551455864" calcext:value-type="float">
            <text:p>-23.2551455864</text:p>
          </table:table-cell>
          <table:table-cell office:value-type="float" office:value="40.5440848214" calcext:value-type="float">
            <text:p>40.5440848214</text:p>
          </table:table-cell>
          <table:table-cell office:value-type="float" office:value="-50.3031541586" calcext:value-type="float">
            <text:p>-50.3031541586</text:p>
          </table:table-cell>
          <table:table-cell office:value-type="float" office:value="68.0029296875" calcext:value-type="float">
            <text:p>68.0029296875</text:p>
          </table:table-cell>
          <table:table-cell office:value-type="float" office:value="-50.7231094122" calcext:value-type="float">
            <text:p>-50.7231094122</text:p>
          </table:table-cell>
          <table:table-cell office:value-type="float" office:value="68.0810546875" calcext:value-type="float">
            <text:p>68.0810546875</text:p>
          </table:table-cell>
          <table:table-cell office:value-type="float" office:value="813" calcext:value-type="float">
            <text:p>813</text:p>
          </table:table-cell>
          <table:table-cell office:value-type="float" office:value="-20.2396888267" calcext:value-type="float">
            <text:p>-20.2396888267</text:p>
          </table:table-cell>
          <table:table-cell office:value-type="float" office:value="-5.0798644724" calcext:value-type="float">
            <text:p>-5.0798644724</text:p>
          </table:table-cell>
          <table:table-cell office:value-type="float" office:value="-19.3908230639" calcext:value-type="float">
            <text:p>-19.3908230639</text:p>
          </table:table-cell>
          <table:table-cell office:value-type="float" office:value="-4.6049822064" calcext:value-type="float">
            <text:p>-4.6049822064</text:p>
          </table:table-cell>
        </table:table-row>
        <table:table-row table:style-name="ro1">
          <table:table-cell office:value-type="float" office:value="-23.4247403026" calcext:value-type="float">
            <text:p>-23.4247403026</text:p>
          </table:table-cell>
          <table:table-cell office:value-type="float" office:value="40.5071149554" calcext:value-type="float">
            <text:p>40.5071149554</text:p>
          </table:table-cell>
          <table:table-cell office:value-type="float" office:value="-50.3018609762" calcext:value-type="float">
            <text:p>-50.3018609762</text:p>
          </table:table-cell>
          <table:table-cell office:value-type="float" office:value="68.0224609375" calcext:value-type="float">
            <text:p>68.0224609375</text:p>
          </table:table-cell>
          <table:table-cell office:value-type="float" office:value="-50.7131608486" calcext:value-type="float">
            <text:p>-50.7131608486</text:p>
          </table:table-cell>
          <table:table-cell office:value-type="float" office:value="68.0322265625" calcext:value-type="float">
            <text:p>68.0322265625</text:p>
          </table:table-cell>
          <table:table-cell office:value-type="float" office:value="814" calcext:value-type="float">
            <text:p>814</text:p>
          </table:table-cell>
          <table:table-cell office:value-type="float" office:value="-20.2390963387" calcext:value-type="float">
            <text:p>-20.2390963387</text:p>
          </table:table-cell>
          <table:table-cell office:value-type="float" office:value="-5.0818005808" calcext:value-type="float">
            <text:p>-5.0818005808</text:p>
          </table:table-cell>
          <table:table-cell office:value-type="float" office:value="-19.3864973813" calcext:value-type="float">
            <text:p>-19.3864973813</text:p>
          </table:table-cell>
          <table:table-cell office:value-type="float" office:value="-4.6005338078" calcext:value-type="float">
            <text:p>-4.6005338078</text:p>
          </table:table-cell>
        </table:table-row>
        <table:table-row table:style-name="ro1">
          <table:table-cell office:value-type="float" office:value="-23.9596583256" calcext:value-type="float">
            <text:p>-23.9596583256</text:p>
          </table:table-cell>
          <table:table-cell office:value-type="float" office:value="40.5929129464" calcext:value-type="float">
            <text:p>40.5929129464</text:p>
          </table:table-cell>
          <table:table-cell office:value-type="float" office:value="-50.2925920725" calcext:value-type="float">
            <text:p>-50.2925920725</text:p>
          </table:table-cell>
          <table:table-cell office:value-type="float" office:value="67.939453125" calcext:value-type="float">
            <text:p>67.939453125</text:p>
          </table:table-cell>
          <table:table-cell office:value-type="float" office:value="-50.7171405554" calcext:value-type="float">
            <text:p>-50.7171405554</text:p>
          </table:table-cell>
          <table:table-cell office:value-type="float" office:value="68.0029296875" calcext:value-type="float">
            <text:p>68.0029296875</text:p>
          </table:table-cell>
          <table:table-cell office:value-type="float" office:value="816" calcext:value-type="float">
            <text:p>816</text:p>
          </table:table-cell>
          <table:table-cell office:value-type="float" office:value="-20.2348496722" calcext:value-type="float">
            <text:p>-20.2348496722</text:p>
          </table:table-cell>
          <table:table-cell office:value-type="float" office:value="-5.07357212" calcext:value-type="float">
            <text:p>-5.07357212</text:p>
          </table:table-cell>
          <table:table-cell office:value-type="float" office:value="-19.3882277767" calcext:value-type="float">
            <text:p>-19.3882277767</text:p>
          </table:table-cell>
          <table:table-cell office:value-type="float" office:value="-4.5978647687" calcext:value-type="float">
            <text:p>-4.5978647687</text:p>
          </table:table-cell>
        </table:table-row>
        <table:table-row table:style-name="ro1">
          <table:table-cell office:value-type="float" office:value="-23.5248390419" calcext:value-type="float">
            <text:p>-23.5248390419</text:p>
          </table:table-cell>
          <table:table-cell office:value-type="float" office:value="40.6417410714" calcext:value-type="float">
            <text:p>40.6417410714</text:p>
          </table:table-cell>
          <table:table-cell office:value-type="float" office:value="-50.2814328432" calcext:value-type="float">
            <text:p>-50.2814328432</text:p>
          </table:table-cell>
          <table:table-cell office:value-type="float" office:value="68.0029296875" calcext:value-type="float">
            <text:p>68.0029296875</text:p>
          </table:table-cell>
          <table:table-cell office:value-type="float" office:value="-50.7129238367" calcext:value-type="float">
            <text:p>-50.7129238367</text:p>
          </table:table-cell>
          <table:table-cell office:value-type="float" office:value="68.0419921875" calcext:value-type="float">
            <text:p>68.0419921875</text:p>
          </table:table-cell>
          <table:table-cell office:value-type="float" office:value="818" calcext:value-type="float">
            <text:p>818</text:p>
          </table:table-cell>
          <table:table-cell office:value-type="float" office:value="-20.2297369289" calcext:value-type="float">
            <text:p>-20.2297369289</text:p>
          </table:table-cell>
          <table:table-cell office:value-type="float" office:value="-5.0798644724" calcext:value-type="float">
            <text:p>-5.0798644724</text:p>
          </table:table-cell>
          <table:table-cell office:value-type="float" office:value="-19.3863943274" calcext:value-type="float">
            <text:p>-19.3863943274</text:p>
          </table:table-cell>
          <table:table-cell office:value-type="float" office:value="-4.6014234875" calcext:value-type="float">
            <text:p>-4.6014234875</text:p>
          </table:table-cell>
        </table:table-row>
        <table:table-row table:style-name="ro1">
          <table:table-cell office:value-type="float" office:value="-22.9444251078" calcext:value-type="float">
            <text:p>-22.9444251078</text:p>
          </table:table-cell>
          <table:table-cell office:value-type="float" office:value="40.5768694196" calcext:value-type="float">
            <text:p>40.5768694196</text:p>
          </table:table-cell>
          <table:table-cell office:value-type="float" office:value="-50.2778243542" calcext:value-type="float">
            <text:p>-50.2778243542</text:p>
          </table:table-cell>
          <table:table-cell office:value-type="float" office:value="67.9736328125" calcext:value-type="float">
            <text:p>67.9736328125</text:p>
          </table:table-cell>
          <table:table-cell office:value-type="float" office:value="-50.7130430698" calcext:value-type="float">
            <text:p>-50.7130430698</text:p>
          </table:table-cell>
          <table:table-cell office:value-type="float" office:value="68.0419921875" calcext:value-type="float">
            <text:p>68.0419921875</text:p>
          </table:table-cell>
          <table:table-cell office:value-type="float" office:value="820" calcext:value-type="float">
            <text:p>820</text:p>
          </table:table-cell>
          <table:table-cell office:value-type="float" office:value="-20.2280836536" calcext:value-type="float">
            <text:p>-20.2280836536</text:p>
          </table:table-cell>
          <table:table-cell office:value-type="float" office:value="-5.0769603098" calcext:value-type="float">
            <text:p>-5.0769603098</text:p>
          </table:table-cell>
          <table:table-cell office:value-type="float" office:value="-19.3864461706" calcext:value-type="float">
            <text:p>-19.3864461706</text:p>
          </table:table-cell>
          <table:table-cell office:value-type="float" office:value="-4.6014234875" calcext:value-type="float">
            <text:p>-4.6014234875</text:p>
          </table:table-cell>
        </table:table-row>
        <table:table-row table:style-name="ro1">
          <table:table-cell office:value-type="float" office:value="-22.9503010141" calcext:value-type="float">
            <text:p>-22.9503010141</text:p>
          </table:table-cell>
          <table:table-cell office:value-type="float" office:value="40.4248046875" calcext:value-type="float">
            <text:p>40.4248046875</text:p>
          </table:table-cell>
          <table:table-cell office:value-type="float" office:value="-50.2701647043" calcext:value-type="float">
            <text:p>-50.2701647043</text:p>
          </table:table-cell>
          <table:table-cell office:value-type="float" office:value="67.9638671875" calcext:value-type="float">
            <text:p>67.9638671875</text:p>
          </table:table-cell>
          <table:table-cell office:value-type="float" office:value="-50.7080717087" calcext:value-type="float">
            <text:p>-50.7080717087</text:p>
          </table:table-cell>
          <table:table-cell office:value-type="float" office:value="68.0810546875" calcext:value-type="float">
            <text:p>68.0810546875</text:p>
          </table:table-cell>
          <table:table-cell office:value-type="float" office:value="822" calcext:value-type="float">
            <text:p>822</text:p>
          </table:table-cell>
          <table:table-cell office:value-type="float" office:value="-20.2245742873" calcext:value-type="float">
            <text:p>-20.2245742873</text:p>
          </table:table-cell>
          <table:table-cell office:value-type="float" office:value="-5.0759922556" calcext:value-type="float">
            <text:p>-5.0759922556</text:p>
          </table:table-cell>
          <table:table-cell office:value-type="float" office:value="-19.3842845992" calcext:value-type="float">
            <text:p>-19.3842845992</text:p>
          </table:table-cell>
          <table:table-cell office:value-type="float" office:value="-4.6049822064" calcext:value-type="float">
            <text:p>-4.6049822064</text:p>
          </table:table-cell>
        </table:table-row>
        <table:table-row table:style-name="ro1">
          <table:table-cell office:value-type="float" office:value="-23.7387527772" calcext:value-type="float">
            <text:p>-23.7387527772</text:p>
          </table:table-cell>
          <table:table-cell office:value-type="float" office:value="40.5573381696" calcext:value-type="float">
            <text:p>40.5573381696</text:p>
          </table:table-cell>
          <table:table-cell office:value-type="float" office:value="-50.2641912222" calcext:value-type="float">
            <text:p>-50.2641912222</text:p>
          </table:table-cell>
          <table:table-cell office:value-type="float" office:value="67.96875" calcext:value-type="float">
            <text:p>67.96875</text:p>
          </table:table-cell>
          <table:table-cell office:value-type="float" office:value="-50.6940935612" calcext:value-type="float">
            <text:p>-50.6940935612</text:p>
          </table:table-cell>
          <table:table-cell office:value-type="float" office:value="68.0712890625" calcext:value-type="float">
            <text:p>68.0712890625</text:p>
          </table:table-cell>
          <table:table-cell office:value-type="float" office:value="824" calcext:value-type="float">
            <text:p>824</text:p>
          </table:table-cell>
          <table:table-cell office:value-type="float" office:value="-20.2218374603" calcext:value-type="float">
            <text:p>-20.2218374603</text:p>
          </table:table-cell>
          <table:table-cell office:value-type="float" office:value="-5.0764762827" calcext:value-type="float">
            <text:p>-5.0764762827</text:p>
          </table:table-cell>
          <table:table-cell office:value-type="float" office:value="-19.3782068344" calcext:value-type="float">
            <text:p>-19.3782068344</text:p>
          </table:table-cell>
          <table:table-cell office:value-type="float" office:value="-4.6040925267" calcext:value-type="float">
            <text:p>-4.6040925267</text:p>
          </table:table-cell>
        </table:table-row>
        <table:table-row table:style-name="ro1">
          <table:table-cell office:value-type="float" office:value="-23.7624012406" calcext:value-type="float">
            <text:p>-23.7624012406</text:p>
          </table:table-cell>
          <table:table-cell office:value-type="float" office:value="40.6508091518" calcext:value-type="float">
            <text:p>40.6508091518</text:p>
          </table:table-cell>
          <table:table-cell office:value-type="float" office:value="-50.2583283663" calcext:value-type="float">
            <text:p>-50.2583283663</text:p>
          </table:table-cell>
          <table:table-cell office:value-type="float" office:value="67.958984375" calcext:value-type="float">
            <text:p>67.958984375</text:p>
          </table:table-cell>
          <table:table-cell office:value-type="float" office:value="-50.6893069506" calcext:value-type="float">
            <text:p>-50.6893069506</text:p>
          </table:table-cell>
          <table:table-cell office:value-type="float" office:value="68.0859375" calcext:value-type="float">
            <text:p>68.0859375</text:p>
          </table:table-cell>
          <table:table-cell office:value-type="float" office:value="826" calcext:value-type="float">
            <text:p>826</text:p>
          </table:table-cell>
          <table:table-cell office:value-type="float" office:value="-20.219151318" calcext:value-type="float">
            <text:p>-20.219151318</text:p>
          </table:table-cell>
          <table:table-cell office:value-type="float" office:value="-5.0755082285" calcext:value-type="float">
            <text:p>-5.0755082285</text:p>
          </table:table-cell>
          <table:table-cell office:value-type="float" office:value="-19.3761255934" calcext:value-type="float">
            <text:p>-19.3761255934</text:p>
          </table:table-cell>
          <table:table-cell office:value-type="float" office:value="-4.6054270463" calcext:value-type="float">
            <text:p>-4.6054270463</text:p>
          </table:table-cell>
        </table:table-row>
        <table:table-row table:style-name="ro1">
          <table:table-cell office:value-type="float" office:value="-23.6065912992" calcext:value-type="float">
            <text:p>-23.6065912992</text:p>
          </table:table-cell>
          <table:table-cell office:value-type="float" office:value="40.4715401786" calcext:value-type="float">
            <text:p>40.4715401786</text:p>
          </table:table-cell>
          <table:table-cell office:value-type="float" office:value="-50.2691199064" calcext:value-type="float">
            <text:p>-50.2691199064</text:p>
          </table:table-cell>
          <table:table-cell office:value-type="float" office:value="67.978515625" calcext:value-type="float">
            <text:p>67.978515625</text:p>
          </table:table-cell>
          <table:table-cell office:value-type="float" office:value="-50.6948370934" calcext:value-type="float">
            <text:p>-50.6948370934</text:p>
          </table:table-cell>
          <table:table-cell office:value-type="float" office:value="68.0517578125" calcext:value-type="float">
            <text:p>68.0517578125</text:p>
          </table:table-cell>
          <table:table-cell office:value-type="float" office:value="828" calcext:value-type="float">
            <text:p>828</text:p>
          </table:table-cell>
          <table:table-cell office:value-type="float" office:value="-20.2240955998" calcext:value-type="float">
            <text:p>-20.2240955998</text:p>
          </table:table-cell>
          <table:table-cell office:value-type="float" office:value="-5.0774443369" calcext:value-type="float">
            <text:p>-5.0774443369</text:p>
          </table:table-cell>
          <table:table-cell office:value-type="float" office:value="-19.3785301257" calcext:value-type="float">
            <text:p>-19.3785301257</text:p>
          </table:table-cell>
          <table:table-cell office:value-type="float" office:value="-4.6023131673" calcext:value-type="float">
            <text:p>-4.6023131673</text:p>
          </table:table-cell>
        </table:table-row>
        <table:table-row table:style-name="ro1">
          <table:table-cell office:value-type="float" office:value="-23.7490811093" calcext:value-type="float">
            <text:p>-23.7490811093</text:p>
          </table:table-cell>
          <table:table-cell office:value-type="float" office:value="40.8858816964" calcext:value-type="float">
            <text:p>40.8858816964</text:p>
          </table:table-cell>
          <table:table-cell office:value-type="float" office:value="-50.2875719547" calcext:value-type="float">
            <text:p>-50.2875719547</text:p>
          </table:table-cell>
          <table:table-cell office:value-type="float" office:value="68.0126953125" calcext:value-type="float">
            <text:p>68.0126953125</text:p>
          </table:table-cell>
          <table:table-cell office:value-type="float" office:value="-50.6994831562" calcext:value-type="float">
            <text:p>-50.6994831562</text:p>
          </table:table-cell>
          <table:table-cell office:value-type="float" office:value="68.0322265625" calcext:value-type="float">
            <text:p>68.0322265625</text:p>
          </table:table-cell>
          <table:table-cell office:value-type="float" office:value="830" calcext:value-type="float">
            <text:p>830</text:p>
          </table:table-cell>
          <table:table-cell office:value-type="float" office:value="-20.2325496412" calcext:value-type="float">
            <text:p>-20.2325496412</text:p>
          </table:table-cell>
          <table:table-cell office:value-type="float" office:value="-5.0808325266" calcext:value-type="float">
            <text:p>-5.0808325266</text:p>
          </table:table-cell>
          <table:table-cell office:value-type="float" office:value="-19.3805502559" calcext:value-type="float">
            <text:p>-19.3805502559</text:p>
          </table:table-cell>
          <table:table-cell office:value-type="float" office:value="-4.6005338078" calcext:value-type="float">
            <text:p>-4.6005338078</text:p>
          </table:table-cell>
        </table:table-row>
        <table:table-row table:style-name="ro1">
          <table:table-cell office:value-type="float" office:value="-23.9999749959" calcext:value-type="float">
            <text:p>-23.9999749959</text:p>
          </table:table-cell>
          <table:table-cell office:value-type="float" office:value="40.537109375" calcext:value-type="float">
            <text:p>40.537109375</text:p>
          </table:table-cell>
          <table:table-cell office:value-type="float" office:value="-50.2826448917" calcext:value-type="float">
            <text:p>-50.2826448917</text:p>
          </table:table-cell>
          <table:table-cell office:value-type="float" office:value="68.0078125" calcext:value-type="float">
            <text:p>68.0078125</text:p>
          </table:table-cell>
          <table:table-cell office:value-type="float" office:value="-50.6952928305" calcext:value-type="float">
            <text:p>-50.6952928305</text:p>
          </table:table-cell>
          <table:table-cell office:value-type="float" office:value="68.0126953125" calcext:value-type="float">
            <text:p>68.0126953125</text:p>
          </table:table-cell>
          <table:table-cell office:value-type="float" office:value="832" calcext:value-type="float">
            <text:p>832</text:p>
          </table:table-cell>
          <table:table-cell office:value-type="float" office:value="-20.2302922444" calcext:value-type="float">
            <text:p>-20.2302922444</text:p>
          </table:table-cell>
          <table:table-cell office:value-type="float" office:value="-5.0803484995" calcext:value-type="float">
            <text:p>-5.0803484995</text:p>
          </table:table-cell>
          <table:table-cell office:value-type="float" office:value="-19.3787282824" calcext:value-type="float">
            <text:p>-19.3787282824</text:p>
          </table:table-cell>
          <table:table-cell office:value-type="float" office:value="-4.5987544484" calcext:value-type="float">
            <text:p>-4.5987544484</text:p>
          </table:table-cell>
        </table:table-row>
        <table:table-row table:style-name="ro1">
          <table:table-cell office:value-type="float" office:value="-23.4775337011" calcext:value-type="float">
            <text:p>-23.4775337011</text:p>
          </table:table-cell>
          <table:table-cell office:value-type="float" office:value="40.3397042411" calcext:value-type="float">
            <text:p>40.3397042411</text:p>
          </table:table-cell>
          <table:table-cell office:value-type="float" office:value="-50.2635231972" calcext:value-type="float">
            <text:p>-50.2635231972</text:p>
          </table:table-cell>
          <table:table-cell office:value-type="float" office:value="67.958984375" calcext:value-type="float">
            <text:p>67.958984375</text:p>
          </table:table-cell>
          <table:table-cell office:value-type="float" office:value="-50.6884288073" calcext:value-type="float">
            <text:p>-50.6884288073</text:p>
          </table:table-cell>
          <table:table-cell office:value-type="float" office:value="68.0126953125" calcext:value-type="float">
            <text:p>68.0126953125</text:p>
          </table:table-cell>
          <table:table-cell office:value-type="float" office:value="833" calcext:value-type="float">
            <text:p>833</text:p>
          </table:table-cell>
          <table:table-cell office:value-type="float" office:value="-20.2215313961" calcext:value-type="float">
            <text:p>-20.2215313961</text:p>
          </table:table-cell>
          <table:table-cell office:value-type="float" office:value="-5.0755082285" calcext:value-type="float">
            <text:p>-5.0755082285</text:p>
          </table:table-cell>
          <table:table-cell office:value-type="float" office:value="-19.3757437725" calcext:value-type="float">
            <text:p>-19.3757437725</text:p>
          </table:table-cell>
          <table:table-cell office:value-type="float" office:value="-4.5987544484" calcext:value-type="float">
            <text:p>-4.5987544484</text:p>
          </table:table-cell>
        </table:table-row>
        <table:table-row table:style-name="ro1">
          <table:table-cell office:value-type="float" office:value="-23.7186461657" calcext:value-type="float">
            <text:p>-23.7186461657</text:p>
          </table:table-cell>
          <table:table-cell office:value-type="float" office:value="40.8098493304" calcext:value-type="float">
            <text:p>40.8098493304</text:p>
          </table:table-cell>
          <table:table-cell office:value-type="float" office:value="-50.2638144016" calcext:value-type="float">
            <text:p>-50.2638144016</text:p>
          </table:table-cell>
          <table:table-cell office:value-type="float" office:value="67.9638671875" calcext:value-type="float">
            <text:p>67.9638671875</text:p>
          </table:table-cell>
          <table:table-cell office:value-type="float" office:value="-50.6874080181" calcext:value-type="float">
            <text:p>-50.6874080181</text:p>
          </table:table-cell>
          <table:table-cell office:value-type="float" office:value="68.0224609375" calcext:value-type="float">
            <text:p>68.0224609375</text:p>
          </table:table-cell>
          <table:table-cell office:value-type="float" office:value="835" calcext:value-type="float">
            <text:p>835</text:p>
          </table:table-cell>
          <table:table-cell office:value-type="float" office:value="-20.2216648151" calcext:value-type="float">
            <text:p>-20.2216648151</text:p>
          </table:table-cell>
          <table:table-cell office:value-type="float" office:value="-5.0759922556" calcext:value-type="float">
            <text:p>-5.0759922556</text:p>
          </table:table-cell>
          <table:table-cell office:value-type="float" office:value="-19.3752999286" calcext:value-type="float">
            <text:p>-19.3752999286</text:p>
          </table:table-cell>
          <table:table-cell office:value-type="float" office:value="-4.5996441281" calcext:value-type="float">
            <text:p>-4.5996441281</text:p>
          </table:table-cell>
        </table:table-row>
        <table:table-row table:style-name="ro1">
          <table:table-cell office:value-type="float" office:value="-23.7591297635" calcext:value-type="float">
            <text:p>-23.7591297635</text:p>
          </table:table-cell>
          <table:table-cell office:value-type="float" office:value="40.341796875" calcext:value-type="float">
            <text:p>40.341796875</text:p>
          </table:table-cell>
          <table:table-cell office:value-type="float" office:value="-50.2604176998" calcext:value-type="float">
            <text:p>-50.2604176998</text:p>
          </table:table-cell>
          <table:table-cell office:value-type="float" office:value="67.9736328125" calcext:value-type="float">
            <text:p>67.9736328125</text:p>
          </table:table-cell>
          <table:table-cell office:value-type="float" office:value="-50.6882119179" calcext:value-type="float">
            <text:p>-50.6882119179</text:p>
          </table:table-cell>
          <table:table-cell office:value-type="float" office:value="67.98828125" calcext:value-type="float">
            <text:p>67.98828125</text:p>
          </table:table-cell>
          <table:table-cell office:value-type="float" office:value="837" calcext:value-type="float">
            <text:p>837</text:p>
          </table:table-cell>
          <table:table-cell office:value-type="float" office:value="-20.2201085728" calcext:value-type="float">
            <text:p>-20.2201085728</text:p>
          </table:table-cell>
          <table:table-cell office:value-type="float" office:value="-5.0769603098" calcext:value-type="float">
            <text:p>-5.0769603098</text:p>
          </table:table-cell>
          <table:table-cell office:value-type="float" office:value="-19.375649468" calcext:value-type="float">
            <text:p>-19.375649468</text:p>
          </table:table-cell>
          <table:table-cell office:value-type="float" office:value="-4.5965302491" calcext:value-type="float">
            <text:p>-4.5965302491</text:p>
          </table:table-cell>
        </table:table-row>
        <table:table-row table:style-name="ro1">
          <table:table-cell office:value-type="float" office:value="-23.7295971811" calcext:value-type="float">
            <text:p>-23.7295971811</text:p>
          </table:table-cell>
          <table:table-cell office:value-type="float" office:value="40.6138392857" calcext:value-type="float">
            <text:p>40.6138392857</text:p>
          </table:table-cell>
          <table:table-cell office:value-type="float" office:value="-50.2517408133" calcext:value-type="float">
            <text:p>-50.2517408133</text:p>
          </table:table-cell>
          <table:table-cell office:value-type="float" office:value="67.958984375" calcext:value-type="float">
            <text:p>67.958984375</text:p>
          </table:table-cell>
          <table:table-cell office:value-type="float" office:value="-50.680601263" calcext:value-type="float">
            <text:p>-50.680601263</text:p>
          </table:table-cell>
          <table:table-cell office:value-type="float" office:value="68.037109375" calcext:value-type="float">
            <text:p>68.037109375</text:p>
          </table:table-cell>
          <table:table-cell office:value-type="float" office:value="839" calcext:value-type="float">
            <text:p>839</text:p>
          </table:table-cell>
          <table:table-cell office:value-type="float" office:value="-20.2161331465" calcext:value-type="float">
            <text:p>-20.2161331465</text:p>
          </table:table-cell>
          <table:table-cell office:value-type="float" office:value="-5.0755082285" calcext:value-type="float">
            <text:p>-5.0755082285</text:p>
          </table:table-cell>
          <table:table-cell office:value-type="float" office:value="-19.3723403192" calcext:value-type="float">
            <text:p>-19.3723403192</text:p>
          </table:table-cell>
          <table:table-cell office:value-type="float" office:value="-4.6009786477" calcext:value-type="float">
            <text:p>-4.6009786477</text:p>
          </table:table-cell>
        </table:table-row>
        <table:table-row table:style-name="ro1">
          <table:table-cell office:value-type="float" office:value="-23.403808377" calcext:value-type="float">
            <text:p>-23.403808377</text:p>
          </table:table-cell>
          <table:table-cell office:value-type="float" office:value="40.7631138393" calcext:value-type="float">
            <text:p>40.7631138393</text:p>
          </table:table-cell>
          <table:table-cell office:value-type="float" office:value="-50.2717114449" calcext:value-type="float">
            <text:p>-50.2717114449</text:p>
          </table:table-cell>
          <table:table-cell office:value-type="float" office:value="67.9736328125" calcext:value-type="float">
            <text:p>67.9736328125</text:p>
          </table:table-cell>
          <table:table-cell office:value-type="float" office:value="-50.6956914902" calcext:value-type="float">
            <text:p>-50.6956914902</text:p>
          </table:table-cell>
          <table:table-cell office:value-type="float" office:value="68.046875" calcext:value-type="float">
            <text:p>68.046875</text:p>
          </table:table-cell>
          <table:table-cell office:value-type="float" office:value="841" calcext:value-type="float">
            <text:p>841</text:p>
          </table:table-cell>
          <table:table-cell office:value-type="float" office:value="-20.2252829462" calcext:value-type="float">
            <text:p>-20.2252829462</text:p>
          </table:table-cell>
          <table:table-cell office:value-type="float" office:value="-5.0769603098" calcext:value-type="float">
            <text:p>-5.0769603098</text:p>
          </table:table-cell>
          <table:table-cell office:value-type="float" office:value="-19.3789016215" calcext:value-type="float">
            <text:p>-19.3789016215</text:p>
          </table:table-cell>
          <table:table-cell office:value-type="float" office:value="-4.6018683274" calcext:value-type="float">
            <text:p>-4.6018683274</text:p>
          </table:table-cell>
        </table:table-row>
        <table:table-row table:style-name="ro1">
          <table:table-cell office:value-type="float" office:value="-23.7512198972" calcext:value-type="float">
            <text:p>-23.7512198972</text:p>
          </table:table-cell>
          <table:table-cell office:value-type="float" office:value="40.7840401786" calcext:value-type="float">
            <text:p>40.7840401786</text:p>
          </table:table-cell>
          <table:table-cell office:value-type="float" office:value="-50.2748733044" calcext:value-type="float">
            <text:p>-50.2748733044</text:p>
          </table:table-cell>
          <table:table-cell office:value-type="float" office:value="68.0078125" calcext:value-type="float">
            <text:p>68.0078125</text:p>
          </table:table-cell>
          <table:table-cell office:value-type="float" office:value="-50.6952409506" calcext:value-type="float">
            <text:p>-50.6952409506</text:p>
          </table:table-cell>
          <table:table-cell office:value-type="float" office:value="68.046875" calcext:value-type="float">
            <text:p>68.046875</text:p>
          </table:table-cell>
          <table:table-cell office:value-type="float" office:value="843" calcext:value-type="float">
            <text:p>843</text:p>
          </table:table-cell>
          <table:table-cell office:value-type="float" office:value="-20.2267315925" calcext:value-type="float">
            <text:p>-20.2267315925</text:p>
          </table:table-cell>
          <table:table-cell office:value-type="float" office:value="-5.0803484995" calcext:value-type="float">
            <text:p>-5.0803484995</text:p>
          </table:table-cell>
          <table:table-cell office:value-type="float" office:value="-19.3787057247" calcext:value-type="float">
            <text:p>-19.3787057247</text:p>
          </table:table-cell>
          <table:table-cell office:value-type="float" office:value="-4.6018683274" calcext:value-type="float">
            <text:p>-4.6018683274</text:p>
          </table:table-cell>
        </table:table-row>
        <table:table-row table:style-name="ro1">
          <table:table-cell office:value-type="float" office:value="-24.0714407227" calcext:value-type="float">
            <text:p>-24.0714407227</text:p>
          </table:table-cell>
          <table:table-cell office:value-type="float" office:value="40.6291852679" calcext:value-type="float">
            <text:p>40.6291852679</text:p>
          </table:table-cell>
          <table:table-cell office:value-type="float" office:value="-50.2754235029" calcext:value-type="float">
            <text:p>-50.2754235029</text:p>
          </table:table-cell>
          <table:table-cell office:value-type="float" office:value="67.978515625" calcext:value-type="float">
            <text:p>67.978515625</text:p>
          </table:table-cell>
          <table:table-cell office:value-type="float" office:value="-50.6896645069" calcext:value-type="float">
            <text:p>-50.6896645069</text:p>
          </table:table-cell>
          <table:table-cell office:value-type="float" office:value="68.0126953125" calcext:value-type="float">
            <text:p>68.0126953125</text:p>
          </table:table-cell>
          <table:table-cell office:value-type="float" office:value="845" calcext:value-type="float">
            <text:p>845</text:p>
          </table:table-cell>
          <table:table-cell office:value-type="float" office:value="-20.226983673" calcext:value-type="float">
            <text:p>-20.226983673</text:p>
          </table:table-cell>
          <table:table-cell office:value-type="float" office:value="-5.0774443369" calcext:value-type="float">
            <text:p>-5.0774443369</text:p>
          </table:table-cell>
          <table:table-cell office:value-type="float" office:value="-19.3762810606" calcext:value-type="float">
            <text:p>-19.3762810606</text:p>
          </table:table-cell>
          <table:table-cell office:value-type="float" office:value="-4.5987544484" calcext:value-type="float">
            <text:p>-4.5987544484</text:p>
          </table:table-cell>
        </table:table-row>
        <table:table-row table:style-name="ro1">
          <table:table-cell office:value-type="float" office:value="-23.8699576212" calcext:value-type="float">
            <text:p>-23.8699576212</text:p>
          </table:table-cell>
          <table:table-cell office:value-type="float" office:value="40.6145368304" calcext:value-type="float">
            <text:p>40.6145368304</text:p>
          </table:table-cell>
          <table:table-cell office:value-type="float" office:value="-50.2607064962" calcext:value-type="float">
            <text:p>-50.2607064962</text:p>
          </table:table-cell>
          <table:table-cell office:value-type="float" office:value="67.958984375" calcext:value-type="float">
            <text:p>67.958984375</text:p>
          </table:table-cell>
          <table:table-cell office:value-type="float" office:value="-50.6903995991" calcext:value-type="float">
            <text:p>-50.6903995991</text:p>
          </table:table-cell>
          <table:table-cell office:value-type="float" office:value="68.0224609375" calcext:value-type="float">
            <text:p>68.0224609375</text:p>
          </table:table-cell>
          <table:table-cell office:value-type="float" office:value="847" calcext:value-type="float">
            <text:p>847</text:p>
          </table:table-cell>
          <table:table-cell office:value-type="float" office:value="-20.2202408886" calcext:value-type="float">
            <text:p>-20.2202408886</text:p>
          </table:table-cell>
          <table:table-cell office:value-type="float" office:value="-5.0755082285" calcext:value-type="float">
            <text:p>-5.0755082285</text:p>
          </table:table-cell>
          <table:table-cell office:value-type="float" office:value="-19.3766006822" calcext:value-type="float">
            <text:p>-19.3766006822</text:p>
          </table:table-cell>
          <table:table-cell office:value-type="float" office:value="-4.5996441281" calcext:value-type="float">
            <text:p>-4.5996441281</text:p>
          </table:table-cell>
        </table:table-row>
        <table:table-row table:style-name="ro1">
          <table:table-cell office:value-type="float" office:value="-23.8690103961" calcext:value-type="float">
            <text:p>-23.8690103961</text:p>
          </table:table-cell>
          <table:table-cell office:value-type="float" office:value="40.6110491071" calcext:value-type="float">
            <text:p>40.6110491071</text:p>
          </table:table-cell>
          <table:table-cell office:value-type="float" office:value="-50.271053791" calcext:value-type="float">
            <text:p>-50.271053791</text:p>
          </table:table-cell>
          <table:table-cell office:value-type="float" office:value="67.958984375" calcext:value-type="float">
            <text:p>67.958984375</text:p>
          </table:table-cell>
          <table:table-cell office:value-type="float" office:value="-50.6955813885" calcext:value-type="float">
            <text:p>-50.6955813885</text:p>
          </table:table-cell>
          <table:table-cell office:value-type="float" office:value="68.0126953125" calcext:value-type="float">
            <text:p>68.0126953125</text:p>
          </table:table-cell>
          <table:table-cell office:value-type="float" office:value="849" calcext:value-type="float">
            <text:p>849</text:p>
          </table:table-cell>
          <table:table-cell office:value-type="float" office:value="-20.2249816338" calcext:value-type="float">
            <text:p>-20.2249816338</text:p>
          </table:table-cell>
          <table:table-cell office:value-type="float" office:value="-5.0755082285" calcext:value-type="float">
            <text:p>-5.0755082285</text:p>
          </table:table-cell>
          <table:table-cell office:value-type="float" office:value="-19.3788537488" calcext:value-type="float">
            <text:p>-19.3788537488</text:p>
          </table:table-cell>
          <table:table-cell office:value-type="float" office:value="-4.5987544484" calcext:value-type="float">
            <text:p>-4.5987544484</text:p>
          </table:table-cell>
        </table:table-row>
        <table:table-row table:style-name="ro1">
          <table:table-cell office:value-type="float" office:value="-23.5969836188" calcext:value-type="float">
            <text:p>-23.5969836188</text:p>
          </table:table-cell>
          <table:table-cell office:value-type="float" office:value="40.4673549107" calcext:value-type="float">
            <text:p>40.4673549107</text:p>
          </table:table-cell>
          <table:table-cell office:value-type="float" office:value="-50.2639490366" calcext:value-type="float">
            <text:p>-50.2639490366</text:p>
          </table:table-cell>
          <table:table-cell office:value-type="float" office:value="67.9345703125" calcext:value-type="float">
            <text:p>67.9345703125</text:p>
          </table:table-cell>
          <table:table-cell office:value-type="float" office:value="-50.6891641617" calcext:value-type="float">
            <text:p>-50.6891641617</text:p>
          </table:table-cell>
          <table:table-cell office:value-type="float" office:value="68.046875" calcext:value-type="float">
            <text:p>68.046875</text:p>
          </table:table-cell>
          <table:table-cell office:value-type="float" office:value="851" calcext:value-type="float">
            <text:p>851</text:p>
          </table:table-cell>
          <table:table-cell office:value-type="float" office:value="-20.2217264998" calcext:value-type="float">
            <text:p>-20.2217264998</text:p>
          </table:table-cell>
          <table:table-cell office:value-type="float" office:value="-5.0730880929" calcext:value-type="float">
            <text:p>-5.0730880929</text:p>
          </table:table-cell>
          <table:table-cell office:value-type="float" office:value="-19.3760635081" calcext:value-type="float">
            <text:p>-19.3760635081</text:p>
          </table:table-cell>
          <table:table-cell office:value-type="float" office:value="-4.6018683274" calcext:value-type="float">
            <text:p>-4.6018683274</text:p>
          </table:table-cell>
        </table:table-row>
        <table:table-row table:style-name="ro1">
          <table:table-cell office:value-type="float" office:value="-22.6267034616" calcext:value-type="float">
            <text:p>-22.6267034616</text:p>
          </table:table-cell>
          <table:table-cell office:value-type="float" office:value="40.5071149554" calcext:value-type="float">
            <text:p>40.5071149554</text:p>
          </table:table-cell>
          <table:table-cell office:value-type="float" office:value="-50.246145606" calcext:value-type="float">
            <text:p>-50.246145606</text:p>
          </table:table-cell>
          <table:table-cell office:value-type="float" office:value="67.9443359375" calcext:value-type="float">
            <text:p>67.9443359375</text:p>
          </table:table-cell>
          <table:table-cell office:value-type="float" office:value="-50.6772876978" calcext:value-type="float">
            <text:p>-50.6772876978</text:p>
          </table:table-cell>
          <table:table-cell office:value-type="float" office:value="68.046875" calcext:value-type="float">
            <text:p>68.046875</text:p>
          </table:table-cell>
          <table:table-cell office:value-type="float" office:value="852" calcext:value-type="float">
            <text:p>852</text:p>
          </table:table-cell>
          <table:table-cell office:value-type="float" office:value="-20.213569631" calcext:value-type="float">
            <text:p>-20.213569631</text:p>
          </table:table-cell>
          <table:table-cell office:value-type="float" office:value="-5.0740561471" calcext:value-type="float">
            <text:p>-5.0740561471</text:p>
          </table:table-cell>
          <table:table-cell office:value-type="float" office:value="-19.3708995653" calcext:value-type="float">
            <text:p>-19.3708995653</text:p>
          </table:table-cell>
          <table:table-cell office:value-type="float" office:value="-4.6018683274" calcext:value-type="float">
            <text:p>-4.6018683274</text:p>
          </table:table-cell>
        </table:table-row>
        <table:table-row table:style-name="ro1">
          <table:table-cell office:value-type="float" office:value="-23.6019662597" calcext:value-type="float">
            <text:p>-23.6019662597</text:p>
          </table:table-cell>
          <table:table-cell office:value-type="float" office:value="40.6459263393" calcext:value-type="float">
            <text:p>40.6459263393</text:p>
          </table:table-cell>
          <table:table-cell office:value-type="float" office:value="-50.2446868181" calcext:value-type="float">
            <text:p>-50.2446868181</text:p>
          </table:table-cell>
          <table:table-cell office:value-type="float" office:value="67.9052734375" calcext:value-type="float">
            <text:p>67.9052734375</text:p>
          </table:table-cell>
          <table:table-cell office:value-type="float" office:value="-50.6713093996" calcext:value-type="float">
            <text:p>-50.6713093996</text:p>
          </table:table-cell>
          <table:table-cell office:value-type="float" office:value="68.0126953125" calcext:value-type="float">
            <text:p>68.0126953125</text:p>
          </table:table-cell>
          <table:table-cell office:value-type="float" office:value="854" calcext:value-type="float">
            <text:p>854</text:p>
          </table:table-cell>
          <table:table-cell office:value-type="float" office:value="-20.2129012687" calcext:value-type="float">
            <text:p>-20.2129012687</text:p>
          </table:table-cell>
          <table:table-cell office:value-type="float" office:value="-5.0701839303" calcext:value-type="float">
            <text:p>-5.0701839303</text:p>
          </table:table-cell>
          <table:table-cell office:value-type="float" office:value="-19.368300173" calcext:value-type="float">
            <text:p>-19.368300173</text:p>
          </table:table-cell>
          <table:table-cell office:value-type="float" office:value="-4.5987544484" calcext:value-type="float">
            <text:p>-4.5987544484</text:p>
          </table:table-cell>
        </table:table-row>
        <table:table-row table:style-name="ro1">
          <table:table-cell office:value-type="float" office:value="-24.0779123694" calcext:value-type="float">
            <text:p>-24.0779123694</text:p>
          </table:table-cell>
          <table:table-cell office:value-type="float" office:value="40.5705915179" calcext:value-type="float">
            <text:p>40.5705915179</text:p>
          </table:table-cell>
          <table:table-cell office:value-type="float" office:value="-50.2559327841" calcext:value-type="float">
            <text:p>-50.2559327841</text:p>
          </table:table-cell>
          <table:table-cell office:value-type="float" office:value="67.9345703125" calcext:value-type="float">
            <text:p>67.9345703125</text:p>
          </table:table-cell>
          <table:table-cell office:value-type="float" office:value="-50.6816527605" calcext:value-type="float">
            <text:p>-50.6816527605</text:p>
          </table:table-cell>
          <table:table-cell office:value-type="float" office:value="68.017578125" calcext:value-type="float">
            <text:p>68.017578125</text:p>
          </table:table-cell>
          <table:table-cell office:value-type="float" office:value="856" calcext:value-type="float">
            <text:p>856</text:p>
          </table:table-cell>
          <table:table-cell office:value-type="float" office:value="-20.2180537515" calcext:value-type="float">
            <text:p>-20.2180537515</text:p>
          </table:table-cell>
          <table:table-cell office:value-type="float" office:value="-5.0730880929" calcext:value-type="float">
            <text:p>-5.0730880929</text:p>
          </table:table-cell>
          <table:table-cell office:value-type="float" office:value="-19.3727975153" calcext:value-type="float">
            <text:p>-19.3727975153</text:p>
          </table:table-cell>
          <table:table-cell office:value-type="float" office:value="-4.5991992883" calcext:value-type="float">
            <text:p>-4.5991992883</text:p>
          </table:table-cell>
        </table:table-row>
        <table:table-row table:style-name="ro1">
          <table:table-cell office:value-type="float" office:value="-23.547686473" calcext:value-type="float">
            <text:p>-23.547686473</text:p>
          </table:table-cell>
          <table:table-cell office:value-type="float" office:value="40.5217633929" calcext:value-type="float">
            <text:p>40.5217633929</text:p>
          </table:table-cell>
          <table:table-cell office:value-type="float" office:value="-50.246011734" calcext:value-type="float">
            <text:p>-50.246011734</text:p>
          </table:table-cell>
          <table:table-cell office:value-type="float" office:value="67.98828125" calcext:value-type="float">
            <text:p>67.98828125</text:p>
          </table:table-cell>
          <table:table-cell office:value-type="float" office:value="-50.6704899549" calcext:value-type="float">
            <text:p>-50.6704899549</text:p>
          </table:table-cell>
          <table:table-cell office:value-type="float" office:value="68.0126953125" calcext:value-type="float">
            <text:p>68.0126953125</text:p>
          </table:table-cell>
          <table:table-cell office:value-type="float" office:value="858" calcext:value-type="float">
            <text:p>858</text:p>
          </table:table-cell>
          <table:table-cell office:value-type="float" office:value="-20.2135082958" calcext:value-type="float">
            <text:p>-20.2135082958</text:p>
          </table:table-cell>
          <table:table-cell office:value-type="float" office:value="-5.0784123911" calcext:value-type="float">
            <text:p>-5.0784123911</text:p>
          </table:table-cell>
          <table:table-cell office:value-type="float" office:value="-19.3679438745" calcext:value-type="float">
            <text:p>-19.3679438745</text:p>
          </table:table-cell>
          <table:table-cell office:value-type="float" office:value="-4.5987544484" calcext:value-type="float">
            <text:p>-4.5987544484</text:p>
          </table:table-cell>
        </table:table-row>
        <table:table-row table:style-name="ro1">
          <table:table-cell office:value-type="float" office:value="-24.3084070108" calcext:value-type="float">
            <text:p>-24.3084070108</text:p>
          </table:table-cell>
          <table:table-cell office:value-type="float" office:value="40.87890625" calcext:value-type="float">
            <text:p>40.87890625</text:p>
          </table:table-cell>
          <table:table-cell office:value-type="float" office:value="-50.23524189" calcext:value-type="float">
            <text:p>-50.23524189</text:p>
          </table:table-cell>
          <table:table-cell office:value-type="float" office:value="67.978515625" calcext:value-type="float">
            <text:p>67.978515625</text:p>
          </table:table-cell>
          <table:table-cell office:value-type="float" office:value="-50.6566617727" calcext:value-type="float">
            <text:p>-50.6566617727</text:p>
          </table:table-cell>
          <table:table-cell office:value-type="float" office:value="67.998046875" calcext:value-type="float">
            <text:p>67.998046875</text:p>
          </table:table-cell>
          <table:table-cell office:value-type="float" office:value="860" calcext:value-type="float">
            <text:p>860</text:p>
          </table:table-cell>
          <table:table-cell office:value-type="float" office:value="-20.2085739543" calcext:value-type="float">
            <text:p>-20.2085739543</text:p>
          </table:table-cell>
          <table:table-cell office:value-type="float" office:value="-5.0774443369" calcext:value-type="float">
            <text:p>-5.0774443369</text:p>
          </table:table-cell>
          <table:table-cell office:value-type="float" office:value="-19.3619313154" calcext:value-type="float">
            <text:p>-19.3619313154</text:p>
          </table:table-cell>
          <table:table-cell office:value-type="float" office:value="-4.5974199288" calcext:value-type="float">
            <text:p>-4.5974199288</text:p>
          </table:table-cell>
        </table:table-row>
        <table:table-row table:style-name="ro1">
          <table:table-cell office:value-type="float" office:value="-23.7738881831" calcext:value-type="float">
            <text:p>-23.7738881831</text:p>
          </table:table-cell>
          <table:table-cell office:value-type="float" office:value="40.6996372768" calcext:value-type="float">
            <text:p>40.6996372768</text:p>
          </table:table-cell>
          <table:table-cell office:value-type="float" office:value="-50.2303297758" calcext:value-type="float">
            <text:p>-50.2303297758</text:p>
          </table:table-cell>
          <table:table-cell office:value-type="float" office:value="67.978515625" calcext:value-type="float">
            <text:p>67.978515625</text:p>
          </table:table-cell>
          <table:table-cell office:value-type="float" office:value="-50.6539370775" calcext:value-type="float">
            <text:p>-50.6539370775</text:p>
          </table:table-cell>
          <table:table-cell office:value-type="float" office:value="67.9931640625" calcext:value-type="float">
            <text:p>67.9931640625</text:p>
          </table:table-cell>
          <table:table-cell office:value-type="float" office:value="862" calcext:value-type="float">
            <text:p>862</text:p>
          </table:table-cell>
          <table:table-cell office:value-type="float" office:value="-20.2063234065" calcext:value-type="float">
            <text:p>-20.2063234065</text:p>
          </table:table-cell>
          <table:table-cell office:value-type="float" office:value="-5.0774443369" calcext:value-type="float">
            <text:p>-5.0774443369</text:p>
          </table:table-cell>
          <table:table-cell office:value-type="float" office:value="-19.360746605" calcext:value-type="float">
            <text:p>-19.360746605</text:p>
          </table:table-cell>
          <table:table-cell office:value-type="float" office:value="-4.596975089" calcext:value-type="float">
            <text:p>-4.596975089</text:p>
          </table:table-cell>
        </table:table-row>
        <table:table-row table:style-name="ro1">
          <table:table-cell office:value-type="float" office:value="-24.2037608249" calcext:value-type="float">
            <text:p>-24.2037608249</text:p>
          </table:table-cell>
          <table:table-cell office:value-type="float" office:value="40.8719308036" calcext:value-type="float">
            <text:p>40.8719308036</text:p>
          </table:table-cell>
          <table:table-cell office:value-type="float" office:value="-50.2461284876" calcext:value-type="float">
            <text:p>-50.2461284876</text:p>
          </table:table-cell>
          <table:table-cell office:value-type="float" office:value="67.9736328125" calcext:value-type="float">
            <text:p>67.9736328125</text:p>
          </table:table-cell>
          <table:table-cell office:value-type="float" office:value="-50.664391017" calcext:value-type="float">
            <text:p>-50.664391017</text:p>
          </table:table-cell>
          <table:table-cell office:value-type="float" office:value="68.0224609375" calcext:value-type="float">
            <text:p>68.0224609375</text:p>
          </table:table-cell>
          <table:table-cell office:value-type="float" office:value="864" calcext:value-type="float">
            <text:p>864</text:p>
          </table:table-cell>
          <table:table-cell office:value-type="float" office:value="-20.2135617879" calcext:value-type="float">
            <text:p>-20.2135617879</text:p>
          </table:table-cell>
          <table:table-cell office:value-type="float" office:value="-5.0769603098" calcext:value-type="float">
            <text:p>-5.0769603098</text:p>
          </table:table-cell>
          <table:table-cell office:value-type="float" office:value="-19.3652920274" calcext:value-type="float">
            <text:p>-19.3652920274</text:p>
          </table:table-cell>
          <table:table-cell office:value-type="float" office:value="-4.5996441281" calcext:value-type="float">
            <text:p>-4.5996441281</text:p>
          </table:table-cell>
        </table:table-row>
        <table:table-row table:style-name="ro1">
          <table:table-cell office:value-type="float" office:value="-23.0574361235" calcext:value-type="float">
            <text:p>-23.0574361235</text:p>
          </table:table-cell>
          <table:table-cell office:value-type="float" office:value="40.3829520089" calcext:value-type="float">
            <text:p>40.3829520089</text:p>
          </table:table-cell>
          <table:table-cell office:value-type="float" office:value="-50.2446787596" calcext:value-type="float">
            <text:p>-50.2446787596</text:p>
          </table:table-cell>
          <table:table-cell office:value-type="float" office:value="67.939453125" calcext:value-type="float">
            <text:p>67.939453125</text:p>
          </table:table-cell>
          <table:table-cell office:value-type="float" office:value="-50.6699630976" calcext:value-type="float">
            <text:p>-50.6699630976</text:p>
          </table:table-cell>
          <table:table-cell office:value-type="float" office:value="68.0126953125" calcext:value-type="float">
            <text:p>68.0126953125</text:p>
          </table:table-cell>
          <table:table-cell office:value-type="float" office:value="866" calcext:value-type="float">
            <text:p>866</text:p>
          </table:table-cell>
          <table:table-cell office:value-type="float" office:value="-20.2128975765" calcext:value-type="float">
            <text:p>-20.2128975765</text:p>
          </table:table-cell>
          <table:table-cell office:value-type="float" office:value="-5.07357212" calcext:value-type="float">
            <text:p>-5.07357212</text:p>
          </table:table-cell>
          <table:table-cell office:value-type="float" office:value="-19.3677147945" calcext:value-type="float">
            <text:p>-19.3677147945</text:p>
          </table:table-cell>
          <table:table-cell office:value-type="float" office:value="-4.5987544484" calcext:value-type="float">
            <text:p>-4.5987544484</text:p>
          </table:table-cell>
        </table:table-row>
        <table:table-row table:style-name="ro1">
          <table:table-cell office:value-type="float" office:value="-23.9305565911" calcext:value-type="float">
            <text:p>-23.9305565911</text:p>
          </table:table-cell>
          <table:table-cell office:value-type="float" office:value="40.7310267857" calcext:value-type="float">
            <text:p>40.7310267857</text:p>
          </table:table-cell>
          <table:table-cell office:value-type="float" office:value="-50.2543763876" calcext:value-type="float">
            <text:p>-50.2543763876</text:p>
          </table:table-cell>
          <table:table-cell office:value-type="float" office:value="67.98828125" calcext:value-type="float">
            <text:p>67.98828125</text:p>
          </table:table-cell>
          <table:table-cell office:value-type="float" office:value="-50.6731003284" calcext:value-type="float">
            <text:p>-50.6731003284</text:p>
          </table:table-cell>
          <table:table-cell office:value-type="float" office:value="68.0419921875" calcext:value-type="float">
            <text:p>68.0419921875</text:p>
          </table:table-cell>
          <table:table-cell office:value-type="float" office:value="868" calcext:value-type="float">
            <text:p>868</text:p>
          </table:table-cell>
          <table:table-cell office:value-type="float" office:value="-20.2173406686" calcext:value-type="float">
            <text:p>-20.2173406686</text:p>
          </table:table-cell>
          <table:table-cell office:value-type="float" office:value="-5.0784123911" calcext:value-type="float">
            <text:p>-5.0784123911</text:p>
          </table:table-cell>
          <table:table-cell office:value-type="float" office:value="-19.3690788773" calcext:value-type="float">
            <text:p>-19.3690788773</text:p>
          </table:table-cell>
          <table:table-cell office:value-type="float" office:value="-4.6014234875" calcext:value-type="float">
            <text:p>-4.6014234875</text:p>
          </table:table-cell>
        </table:table-row>
        <table:table-row table:style-name="ro1">
          <table:table-cell office:value-type="float" office:value="-23.3558112311" calcext:value-type="float">
            <text:p>-23.3558112311</text:p>
          </table:table-cell>
          <table:table-cell office:value-type="float" office:value="40.8879743304" calcext:value-type="float">
            <text:p>40.8879743304</text:p>
          </table:table-cell>
          <table:table-cell office:value-type="float" office:value="-50.2535988092" calcext:value-type="float">
            <text:p>-50.2535988092</text:p>
          </table:table-cell>
          <table:table-cell office:value-type="float" office:value="67.94921875" calcext:value-type="float">
            <text:p>67.94921875</text:p>
          </table:table-cell>
          <table:table-cell office:value-type="float" office:value="-50.6791745186" calcext:value-type="float">
            <text:p>-50.6791745186</text:p>
          </table:table-cell>
          <table:table-cell office:value-type="float" office:value="67.9833984375" calcext:value-type="float">
            <text:p>67.9833984375</text:p>
          </table:table-cell>
          <table:table-cell office:value-type="float" office:value="870" calcext:value-type="float">
            <text:p>870</text:p>
          </table:table-cell>
          <table:table-cell office:value-type="float" office:value="-20.2169844111" calcext:value-type="float">
            <text:p>-20.2169844111</text:p>
          </table:table-cell>
          <table:table-cell office:value-type="float" office:value="-5.0745401742" calcext:value-type="float">
            <text:p>-5.0745401742</text:p>
          </table:table-cell>
          <table:table-cell office:value-type="float" office:value="-19.371719964" calcext:value-type="float">
            <text:p>-19.371719964</text:p>
          </table:table-cell>
          <table:table-cell office:value-type="float" office:value="-4.5960854093" calcext:value-type="float">
            <text:p>-4.5960854093</text:p>
          </table:table-cell>
        </table:table-row>
        <table:table-row table:style-name="ro1">
          <table:table-cell office:value-type="float" office:value="-23.6815881793" calcext:value-type="float">
            <text:p>-23.6815881793</text:p>
          </table:table-cell>
          <table:table-cell office:value-type="float" office:value="40.4401506696" calcext:value-type="float">
            <text:p>40.4401506696</text:p>
          </table:table-cell>
          <table:table-cell office:value-type="float" office:value="-50.259720993" calcext:value-type="float">
            <text:p>-50.259720993</text:p>
          </table:table-cell>
          <table:table-cell office:value-type="float" office:value="67.978515625" calcext:value-type="float">
            <text:p>67.978515625</text:p>
          </table:table-cell>
          <table:table-cell office:value-type="float" office:value="-50.688895154" calcext:value-type="float">
            <text:p>-50.688895154</text:p>
          </table:table-cell>
          <table:table-cell office:value-type="float" office:value="68.0322265625" calcext:value-type="float">
            <text:p>68.0322265625</text:p>
          </table:table-cell>
          <table:table-cell office:value-type="float" office:value="871" calcext:value-type="float">
            <text:p>871</text:p>
          </table:table-cell>
          <table:table-cell office:value-type="float" office:value="-20.2197893677" calcext:value-type="float">
            <text:p>-20.2197893677</text:p>
          </table:table-cell>
          <table:table-cell office:value-type="float" office:value="-5.0774443369" calcext:value-type="float">
            <text:p>-5.0774443369</text:p>
          </table:table-cell>
          <table:table-cell office:value-type="float" office:value="-19.3759465423" calcext:value-type="float">
            <text:p>-19.3759465423</text:p>
          </table:table-cell>
          <table:table-cell office:value-type="float" office:value="-4.6005338078" calcext:value-type="float">
            <text:p>-4.6005338078</text:p>
          </table:table-cell>
        </table:table-row>
        <table:table-row table:style-name="ro1">
          <table:table-cell office:value-type="float" office:value="-23.6518813129" calcext:value-type="float">
            <text:p>-23.6518813129</text:p>
          </table:table-cell>
          <table:table-cell office:value-type="float" office:value="40.6040736607" calcext:value-type="float">
            <text:p>40.6040736607</text:p>
          </table:table-cell>
          <table:table-cell office:value-type="float" office:value="-50.2564847946" calcext:value-type="float">
            <text:p>-50.2564847946</text:p>
          </table:table-cell>
          <table:table-cell office:value-type="float" office:value="67.9833984375" calcext:value-type="float">
            <text:p>67.9833984375</text:p>
          </table:table-cell>
          <table:table-cell office:value-type="float" office:value="-50.6786274672" calcext:value-type="float">
            <text:p>-50.6786274672</text:p>
          </table:table-cell>
          <table:table-cell office:value-type="float" office:value="67.9931640625" calcext:value-type="float">
            <text:p>67.9931640625</text:p>
          </table:table-cell>
          <table:table-cell office:value-type="float" office:value="873" calcext:value-type="float">
            <text:p>873</text:p>
          </table:table-cell>
          <table:table-cell office:value-type="float" office:value="-20.2183066621" calcext:value-type="float">
            <text:p>-20.2183066621</text:p>
          </table:table-cell>
          <table:table-cell office:value-type="float" office:value="-5.077928364" calcext:value-type="float">
            <text:p>-5.077928364</text:p>
          </table:table-cell>
          <table:table-cell office:value-type="float" office:value="-19.3714821034" calcext:value-type="float">
            <text:p>-19.3714821034</text:p>
          </table:table-cell>
          <table:table-cell office:value-type="float" office:value="-4.596975089" calcext:value-type="float">
            <text:p>-4.596975089</text:p>
          </table:table-cell>
        </table:table-row>
        <table:table-row table:style-name="ro1">
          <table:table-cell office:value-type="float" office:value="-23.700996576" calcext:value-type="float">
            <text:p>-23.700996576</text:p>
          </table:table-cell>
          <table:table-cell office:value-type="float" office:value="40.5238560268" calcext:value-type="float">
            <text:p>40.5238560268</text:p>
          </table:table-cell>
          <table:table-cell office:value-type="float" office:value="-50.2595825195" calcext:value-type="float">
            <text:p>-50.2595825195</text:p>
          </table:table-cell>
          <table:table-cell office:value-type="float" office:value="67.9638671875" calcext:value-type="float">
            <text:p>67.9638671875</text:p>
          </table:table-cell>
          <table:table-cell office:value-type="float" office:value="-50.6810107946" calcext:value-type="float">
            <text:p>-50.6810107946</text:p>
          </table:table-cell>
          <table:table-cell office:value-type="float" office:value="67.978515625" calcext:value-type="float">
            <text:p>67.978515625</text:p>
          </table:table-cell>
          <table:table-cell office:value-type="float" office:value="875" calcext:value-type="float">
            <text:p>875</text:p>
          </table:table-cell>
          <table:table-cell office:value-type="float" office:value="-20.2197259243" calcext:value-type="float">
            <text:p>-20.2197259243</text:p>
          </table:table-cell>
          <table:table-cell office:value-type="float" office:value="-5.0759922556" calcext:value-type="float">
            <text:p>-5.0759922556</text:p>
          </table:table-cell>
          <table:table-cell office:value-type="float" office:value="-19.3725183855" calcext:value-type="float">
            <text:p>-19.3725183855</text:p>
          </table:table-cell>
          <table:table-cell office:value-type="float" office:value="-4.5956405694" calcext:value-type="float">
            <text:p>-4.5956405694</text:p>
          </table:table-cell>
        </table:table-row>
        <table:table-row table:style-name="ro1">
          <table:table-cell office:value-type="float" office:value="-23.6228570427" calcext:value-type="float">
            <text:p>-23.6228570427</text:p>
          </table:table-cell>
          <table:table-cell office:value-type="float" office:value="40.5113002232" calcext:value-type="float">
            <text:p>40.5113002232</text:p>
          </table:table-cell>
          <table:table-cell office:value-type="float" office:value="-50.2585366488" calcext:value-type="float">
            <text:p>-50.2585366488</text:p>
          </table:table-cell>
          <table:table-cell office:value-type="float" office:value="67.9150390625" calcext:value-type="float">
            <text:p>67.9150390625</text:p>
          </table:table-cell>
          <table:table-cell office:value-type="float" office:value="-50.6839594364" calcext:value-type="float">
            <text:p>-50.6839594364</text:p>
          </table:table-cell>
          <table:table-cell office:value-type="float" office:value="68.0078125" calcext:value-type="float">
            <text:p>68.0078125</text:p>
          </table:table-cell>
          <table:table-cell office:value-type="float" office:value="877" calcext:value-type="float">
            <text:p>877</text:p>
          </table:table-cell>
          <table:table-cell office:value-type="float" office:value="-20.2192467453" calcext:value-type="float">
            <text:p>-20.2192467453</text:p>
          </table:table-cell>
          <table:table-cell office:value-type="float" office:value="-5.0711519845" calcext:value-type="float">
            <text:p>-5.0711519845</text:p>
          </table:table-cell>
          <table:table-cell office:value-type="float" office:value="-19.3738004689" calcext:value-type="float">
            <text:p>-19.3738004689</text:p>
          </table:table-cell>
          <table:table-cell office:value-type="float" office:value="-4.5983096085" calcext:value-type="float">
            <text:p>-4.5983096085</text:p>
          </table:table-cell>
        </table:table-row>
        <table:table-row table:style-name="ro1">
          <table:table-cell office:value-type="float" office:value="-23.9056657565" calcext:value-type="float">
            <text:p>-23.9056657565</text:p>
          </table:table-cell>
          <table:table-cell office:value-type="float" office:value="40.6291852679" calcext:value-type="float">
            <text:p>40.6291852679</text:p>
          </table:table-cell>
          <table:table-cell office:value-type="float" office:value="-50.2670413017" calcext:value-type="float">
            <text:p>-50.2670413017</text:p>
          </table:table-cell>
          <table:table-cell office:value-type="float" office:value="67.9931640625" calcext:value-type="float">
            <text:p>67.9931640625</text:p>
          </table:table-cell>
          <table:table-cell office:value-type="float" office:value="-50.6835263014" calcext:value-type="float">
            <text:p>-50.6835263014</text:p>
          </table:table-cell>
          <table:table-cell office:value-type="float" office:value="67.9833984375" calcext:value-type="float">
            <text:p>67.9833984375</text:p>
          </table:table-cell>
          <table:table-cell office:value-type="float" office:value="879" calcext:value-type="float">
            <text:p>879</text:p>
          </table:table-cell>
          <table:table-cell office:value-type="float" office:value="-20.2231432606" calcext:value-type="float">
            <text:p>-20.2231432606</text:p>
          </table:table-cell>
          <table:table-cell office:value-type="float" office:value="-5.0788964182" calcext:value-type="float">
            <text:p>-5.0788964182</text:p>
          </table:table-cell>
          <table:table-cell office:value-type="float" office:value="-19.3736121398" calcext:value-type="float">
            <text:p>-19.3736121398</text:p>
          </table:table-cell>
          <table:table-cell office:value-type="float" office:value="-4.5960854093" calcext:value-type="float">
            <text:p>-4.5960854093</text:p>
          </table:table-cell>
        </table:table-row>
        <table:table-row table:style-name="ro1">
          <table:table-cell office:value-type="float" office:value="-23.0643411824" calcext:value-type="float">
            <text:p>-23.0643411824</text:p>
          </table:table-cell>
          <table:table-cell office:value-type="float" office:value="40.5817522321" calcext:value-type="float">
            <text:p>40.5817522321</text:p>
          </table:table-cell>
          <table:table-cell office:value-type="float" office:value="-50.2629481316" calcext:value-type="float">
            <text:p>-50.2629481316</text:p>
          </table:table-cell>
          <table:table-cell office:value-type="float" office:value="67.9345703125" calcext:value-type="float">
            <text:p>67.9345703125</text:p>
          </table:table-cell>
          <table:table-cell office:value-type="float" office:value="-50.6894396067" calcext:value-type="float">
            <text:p>-50.6894396067</text:p>
          </table:table-cell>
          <table:table-cell office:value-type="float" office:value="68.0078125" calcext:value-type="float">
            <text:p>68.0078125</text:p>
          </table:table-cell>
          <table:table-cell office:value-type="float" office:value="881" calcext:value-type="float">
            <text:p>881</text:p>
          </table:table-cell>
          <table:table-cell office:value-type="float" office:value="-20.2212679224" calcext:value-type="float">
            <text:p>-20.2212679224</text:p>
          </table:table-cell>
          <table:table-cell office:value-type="float" office:value="-5.0730880929" calcext:value-type="float">
            <text:p>-5.0730880929</text:p>
          </table:table-cell>
          <table:table-cell office:value-type="float" office:value="-19.3761832729" calcext:value-type="float">
            <text:p>-19.3761832729</text:p>
          </table:table-cell>
          <table:table-cell office:value-type="float" office:value="-4.5983096085" calcext:value-type="float">
            <text:p>-4.5983096085</text:p>
          </table:table-cell>
        </table:table-row>
        <table:table-row table:style-name="ro1">
          <table:table-cell office:value-type="float" office:value="-23.3285456955" calcext:value-type="float">
            <text:p>-23.3285456955</text:p>
          </table:table-cell>
          <table:table-cell office:value-type="float" office:value="40.595703125" calcext:value-type="float">
            <text:p>40.595703125</text:p>
          </table:table-cell>
          <table:table-cell office:value-type="float" office:value="-50.2637646914" calcext:value-type="float">
            <text:p>-50.2637646914</text:p>
          </table:table-cell>
          <table:table-cell office:value-type="float" office:value="67.958984375" calcext:value-type="float">
            <text:p>67.958984375</text:p>
          </table:table-cell>
          <table:table-cell office:value-type="float" office:value="-50.6898110628" calcext:value-type="float">
            <text:p>-50.6898110628</text:p>
          </table:table-cell>
          <table:table-cell office:value-type="float" office:value="67.98828125" calcext:value-type="float">
            <text:p>67.98828125</text:p>
          </table:table-cell>
          <table:table-cell office:value-type="float" office:value="883" calcext:value-type="float">
            <text:p>883</text:p>
          </table:table-cell>
          <table:table-cell office:value-type="float" office:value="-20.2216420397" calcext:value-type="float">
            <text:p>-20.2216420397</text:p>
          </table:table-cell>
          <table:table-cell office:value-type="float" office:value="-5.0755082285" calcext:value-type="float">
            <text:p>-5.0755082285</text:p>
          </table:table-cell>
          <table:table-cell office:value-type="float" office:value="-19.3763447838" calcext:value-type="float">
            <text:p>-19.3763447838</text:p>
          </table:table-cell>
          <table:table-cell office:value-type="float" office:value="-4.5965302491" calcext:value-type="float">
            <text:p>-4.5965302491</text:p>
          </table:table-cell>
        </table:table-row>
        <table:table-row table:style-name="ro1">
          <table:table-cell office:value-type="float" office:value="-23.0505755969" calcext:value-type="float">
            <text:p>-23.0505755969</text:p>
          </table:table-cell>
          <table:table-cell office:value-type="float" office:value="40.4840959821" calcext:value-type="float">
            <text:p>40.4840959821</text:p>
          </table:table-cell>
          <table:table-cell office:value-type="float" office:value="-50.2636016607" calcext:value-type="float">
            <text:p>-50.2636016607</text:p>
          </table:table-cell>
          <table:table-cell office:value-type="float" office:value="67.98828125" calcext:value-type="float">
            <text:p>67.98828125</text:p>
          </table:table-cell>
          <table:table-cell office:value-type="float" office:value="-50.6844155312" calcext:value-type="float">
            <text:p>-50.6844155312</text:p>
          </table:table-cell>
          <table:table-cell office:value-type="float" office:value="67.9931640625" calcext:value-type="float">
            <text:p>67.9931640625</text:p>
          </table:table-cell>
          <table:table-cell office:value-type="float" office:value="885" calcext:value-type="float">
            <text:p>885</text:p>
          </table:table-cell>
          <table:table-cell office:value-type="float" office:value="-20.2215673452" calcext:value-type="float">
            <text:p>-20.2215673452</text:p>
          </table:table-cell>
          <table:table-cell office:value-type="float" office:value="-5.0784123911" calcext:value-type="float">
            <text:p>-5.0784123911</text:p>
          </table:table-cell>
          <table:table-cell office:value-type="float" office:value="-19.3739987811" calcext:value-type="float">
            <text:p>-19.3739987811</text:p>
          </table:table-cell>
          <table:table-cell office:value-type="float" office:value="-4.596975089" calcext:value-type="float">
            <text:p>-4.596975089</text:p>
          </table:table-cell>
        </table:table-row>
        <table:table-row table:style-name="ro1">
          <table:table-cell office:value-type="float" office:value="-23.2632401837" calcext:value-type="float">
            <text:p>-23.2632401837</text:p>
          </table:table-cell>
          <table:table-cell office:value-type="float" office:value="40.4157366071" calcext:value-type="float">
            <text:p>40.4157366071</text:p>
          </table:table-cell>
          <table:table-cell office:value-type="float" office:value="-50.2572616339" calcext:value-type="float">
            <text:p>-50.2572616339</text:p>
          </table:table-cell>
          <table:table-cell office:value-type="float" office:value="67.939453125" calcext:value-type="float">
            <text:p>67.939453125</text:p>
          </table:table-cell>
          <table:table-cell office:value-type="float" office:value="-50.6848564625" calcext:value-type="float">
            <text:p>-50.6848564625</text:p>
          </table:table-cell>
          <table:table-cell office:value-type="float" office:value="67.9931640625" calcext:value-type="float">
            <text:p>67.9931640625</text:p>
          </table:table-cell>
          <table:table-cell office:value-type="float" office:value="887" calcext:value-type="float">
            <text:p>887</text:p>
          </table:table-cell>
          <table:table-cell office:value-type="float" office:value="-20.218662581" calcext:value-type="float">
            <text:p>-20.218662581</text:p>
          </table:table-cell>
          <table:table-cell office:value-type="float" office:value="-5.07357212" calcext:value-type="float">
            <text:p>-5.07357212</text:p>
          </table:table-cell>
          <table:table-cell office:value-type="float" office:value="-19.3741905001" calcext:value-type="float">
            <text:p>-19.3741905001</text:p>
          </table:table-cell>
          <table:table-cell office:value-type="float" office:value="-4.596975089" calcext:value-type="float">
            <text:p>-4.596975089</text:p>
          </table:table-cell>
        </table:table-row>
        <table:table-row table:style-name="ro1">
          <table:table-cell office:value-type="float" office:value="-23.1820576097" calcext:value-type="float">
            <text:p>-23.1820576097</text:p>
          </table:table-cell>
          <table:table-cell office:value-type="float" office:value="40.6256975446" calcext:value-type="float">
            <text:p>40.6256975446</text:p>
          </table:table-cell>
          <table:table-cell office:value-type="float" office:value="-50.2553899288" calcext:value-type="float">
            <text:p>-50.2553899288</text:p>
          </table:table-cell>
          <table:table-cell office:value-type="float" office:value="67.939453125" calcext:value-type="float">
            <text:p>67.939453125</text:p>
          </table:table-cell>
          <table:table-cell office:value-type="float" office:value="-50.6854661226" calcext:value-type="float">
            <text:p>-50.6854661226</text:p>
          </table:table-cell>
          <table:table-cell office:value-type="float" office:value="68.0078125" calcext:value-type="float">
            <text:p>68.0078125</text:p>
          </table:table-cell>
          <table:table-cell office:value-type="float" office:value="889" calcext:value-type="float">
            <text:p>889</text:p>
          </table:table-cell>
          <table:table-cell office:value-type="float" office:value="-20.2178050354" calcext:value-type="float">
            <text:p>-20.2178050354</text:p>
          </table:table-cell>
          <table:table-cell office:value-type="float" office:value="-5.07357212" calcext:value-type="float">
            <text:p>-5.07357212</text:p>
          </table:table-cell>
          <table:table-cell office:value-type="float" office:value="-19.3744555832" calcext:value-type="float">
            <text:p>-19.3744555832</text:p>
          </table:table-cell>
          <table:table-cell office:value-type="float" office:value="-4.5983096085" calcext:value-type="float">
            <text:p>-4.5983096085</text:p>
          </table:table-cell>
        </table:table-row>
        <table:table-row table:style-name="ro1">
          <table:table-cell office:value-type="float" office:value="-23.2624335894" calcext:value-type="float">
            <text:p>-23.2624335894</text:p>
          </table:table-cell>
          <table:table-cell office:value-type="float" office:value="40.2462332589" calcext:value-type="float">
            <text:p>40.2462332589</text:p>
          </table:table-cell>
          <table:table-cell office:value-type="float" office:value="-50.2458746195" calcext:value-type="float">
            <text:p>-50.2458746195</text:p>
          </table:table-cell>
          <table:table-cell office:value-type="float" office:value="67.9052734375" calcext:value-type="float">
            <text:p>67.9052734375</text:p>
          </table:table-cell>
          <table:table-cell office:value-type="float" office:value="-50.679169488" calcext:value-type="float">
            <text:p>-50.679169488</text:p>
          </table:table-cell>
          <table:table-cell office:value-type="float" office:value="68.0224609375" calcext:value-type="float">
            <text:p>68.0224609375</text:p>
          </table:table-cell>
          <table:table-cell office:value-type="float" office:value="890" calcext:value-type="float">
            <text:p>890</text:p>
          </table:table-cell>
          <table:table-cell office:value-type="float" office:value="-20.213445475" calcext:value-type="float">
            <text:p>-20.213445475</text:p>
          </table:table-cell>
          <table:table-cell office:value-type="float" office:value="-5.0701839303" calcext:value-type="float">
            <text:p>-5.0701839303</text:p>
          </table:table-cell>
          <table:table-cell office:value-type="float" office:value="-19.3717177766" calcext:value-type="float">
            <text:p>-19.3717177766</text:p>
          </table:table-cell>
          <table:table-cell office:value-type="float" office:value="-4.5996441281" calcext:value-type="float">
            <text:p>-4.5996441281</text:p>
          </table:table-cell>
        </table:table-row>
        <table:table-row table:style-name="ro1">
          <table:table-cell office:value-type="float" office:value="-24.3712014505" calcext:value-type="float">
            <text:p>-24.3712014505</text:p>
          </table:table-cell>
          <table:table-cell office:value-type="float" office:value="40.6647600446" calcext:value-type="float">
            <text:p>40.6647600446</text:p>
          </table:table-cell>
          <table:table-cell office:value-type="float" office:value="-50.2473348141" calcext:value-type="float">
            <text:p>-50.2473348141</text:p>
          </table:table-cell>
          <table:table-cell office:value-type="float" office:value="67.900390625" calcext:value-type="float">
            <text:p>67.900390625</text:p>
          </table:table-cell>
          <table:table-cell office:value-type="float" office:value="-50.6750288963" calcext:value-type="float">
            <text:p>-50.6750288963</text:p>
          </table:table-cell>
          <table:table-cell office:value-type="float" office:value="67.98828125" calcext:value-type="float">
            <text:p>67.98828125</text:p>
          </table:table-cell>
          <table:table-cell office:value-type="float" office:value="892" calcext:value-type="float">
            <text:p>892</text:p>
          </table:table-cell>
          <table:table-cell office:value-type="float" office:value="-20.2141144818" calcext:value-type="float">
            <text:p>-20.2141144818</text:p>
          </table:table-cell>
          <table:table-cell office:value-type="float" office:value="-5.0696999032" calcext:value-type="float">
            <text:p>-5.0696999032</text:p>
          </table:table-cell>
          <table:table-cell office:value-type="float" office:value="-19.3699174278" calcext:value-type="float">
            <text:p>-19.3699174278</text:p>
          </table:table-cell>
          <table:table-cell office:value-type="float" office:value="-4.5965302491" calcext:value-type="float">
            <text:p>-4.5965302491</text:p>
          </table:table-cell>
        </table:table-row>
        <table:table-row table:style-name="ro1">
          <table:table-cell office:value-type="float" office:value="-23.6621300842" calcext:value-type="float">
            <text:p>-23.6621300842</text:p>
          </table:table-cell>
          <table:table-cell office:value-type="float" office:value="40.7896205357" calcext:value-type="float">
            <text:p>40.7896205357</text:p>
          </table:table-cell>
          <table:table-cell office:value-type="float" office:value="-50.2485083818" calcext:value-type="float">
            <text:p>-50.2485083818</text:p>
          </table:table-cell>
          <table:table-cell office:value-type="float" office:value="67.939453125" calcext:value-type="float">
            <text:p>67.939453125</text:p>
          </table:table-cell>
          <table:table-cell office:value-type="float" office:value="-50.6688226223" calcext:value-type="float">
            <text:p>-50.6688226223</text:p>
          </table:table-cell>
          <table:table-cell office:value-type="float" office:value="68.017578125" calcext:value-type="float">
            <text:p>68.017578125</text:p>
          </table:table-cell>
          <table:table-cell office:value-type="float" office:value="894" calcext:value-type="float">
            <text:p>894</text:p>
          </table:table-cell>
          <table:table-cell office:value-type="float" office:value="-20.2146521668" calcext:value-type="float">
            <text:p>-20.2146521668</text:p>
          </table:table-cell>
          <table:table-cell office:value-type="float" office:value="-5.07357212" calcext:value-type="float">
            <text:p>-5.07357212</text:p>
          </table:table-cell>
          <table:table-cell office:value-type="float" office:value="-19.3672189104" calcext:value-type="float">
            <text:p>-19.3672189104</text:p>
          </table:table-cell>
          <table:table-cell office:value-type="float" office:value="-4.5991992883" calcext:value-type="float">
            <text:p>-4.5991992883</text:p>
          </table:table-cell>
        </table:table-row>
        <table:table-row table:style-name="ro1">
          <table:table-cell office:value-type="float" office:value="-24.2535611366" calcext:value-type="float">
            <text:p>-24.2535611366</text:p>
          </table:table-cell>
          <table:table-cell office:value-type="float" office:value="40.60546875" calcext:value-type="float">
            <text:p>40.60546875</text:p>
          </table:table-cell>
          <table:table-cell office:value-type="float" office:value="-50.2369702578" calcext:value-type="float">
            <text:p>-50.2369702578</text:p>
          </table:table-cell>
          <table:table-cell office:value-type="float" office:value="67.9296875" calcext:value-type="float">
            <text:p>67.9296875</text:p>
          </table:table-cell>
          <table:table-cell office:value-type="float" office:value="-50.6707404613" calcext:value-type="float">
            <text:p>-50.6707404613</text:p>
          </table:table-cell>
          <table:table-cell office:value-type="float" office:value="68.0224609375" calcext:value-type="float">
            <text:p>68.0224609375</text:p>
          </table:table-cell>
          <table:table-cell office:value-type="float" office:value="896" calcext:value-type="float">
            <text:p>896</text:p>
          </table:table-cell>
          <table:table-cell office:value-type="float" office:value="-20.2093658281" calcext:value-type="float">
            <text:p>-20.2093658281</text:p>
          </table:table-cell>
          <table:table-cell office:value-type="float" office:value="-5.0726040658" calcext:value-type="float">
            <text:p>-5.0726040658</text:p>
          </table:table-cell>
          <table:table-cell office:value-type="float" office:value="-19.3680527959" calcext:value-type="float">
            <text:p>-19.3680527959</text:p>
          </table:table-cell>
          <table:table-cell office:value-type="float" office:value="-4.5996441281" calcext:value-type="float">
            <text:p>-4.5996441281</text:p>
          </table:table-cell>
        </table:table-row>
        <table:table-row table:style-name="ro1">
          <table:table-cell office:value-type="float" office:value="-23.6211564362" calcext:value-type="float">
            <text:p>-23.6211564362</text:p>
          </table:table-cell>
          <table:table-cell office:value-type="float" office:value="40.6591796875" calcext:value-type="float">
            <text:p>40.6591796875</text:p>
          </table:table-cell>
          <table:table-cell office:value-type="float" office:value="-50.2424883366" calcext:value-type="float">
            <text:p>-50.2424883366</text:p>
          </table:table-cell>
          <table:table-cell office:value-type="float" office:value="67.9052734375" calcext:value-type="float">
            <text:p>67.9052734375</text:p>
          </table:table-cell>
          <table:table-cell office:value-type="float" office:value="-50.6699787855" calcext:value-type="float">
            <text:p>-50.6699787855</text:p>
          </table:table-cell>
          <table:table-cell office:value-type="float" office:value="68.0078125" calcext:value-type="float">
            <text:p>68.0078125</text:p>
          </table:table-cell>
          <table:table-cell office:value-type="float" office:value="898" calcext:value-type="float">
            <text:p>898</text:p>
          </table:table-cell>
          <table:table-cell office:value-type="float" office:value="-20.2118940063" calcext:value-type="float">
            <text:p>-20.2118940063</text:p>
          </table:table-cell>
          <table:table-cell office:value-type="float" office:value="-5.0701839303" calcext:value-type="float">
            <text:p>-5.0701839303</text:p>
          </table:table-cell>
          <table:table-cell office:value-type="float" office:value="-19.3677216157" calcext:value-type="float">
            <text:p>-19.3677216157</text:p>
          </table:table-cell>
          <table:table-cell office:value-type="float" office:value="-4.5983096085" calcext:value-type="float">
            <text:p>-4.5983096085</text:p>
          </table:table-cell>
        </table:table-row>
        <table:table-row table:style-name="ro1">
          <table:table-cell office:value-type="float" office:value="-23.3845759153" calcext:value-type="float">
            <text:p>-23.3845759153</text:p>
          </table:table-cell>
          <table:table-cell office:value-type="float" office:value="40.6166294643" calcext:value-type="float">
            <text:p>40.6166294643</text:p>
          </table:table-cell>
          <table:table-cell office:value-type="float" office:value="-50.2460262537" calcext:value-type="float">
            <text:p>-50.2460262537</text:p>
          </table:table-cell>
          <table:table-cell office:value-type="float" office:value="67.9248046875" calcext:value-type="float">
            <text:p>67.9248046875</text:p>
          </table:table-cell>
          <table:table-cell office:value-type="float" office:value="-50.6702531815" calcext:value-type="float">
            <text:p>-50.6702531815</text:p>
          </table:table-cell>
          <table:table-cell office:value-type="float" office:value="67.9833984375" calcext:value-type="float">
            <text:p>67.9833984375</text:p>
          </table:table-cell>
          <table:table-cell office:value-type="float" office:value="900" calcext:value-type="float">
            <text:p>900</text:p>
          </table:table-cell>
          <table:table-cell office:value-type="float" office:value="-20.2135149482" calcext:value-type="float">
            <text:p>-20.2135149482</text:p>
          </table:table-cell>
          <table:table-cell office:value-type="float" office:value="-5.0721200387" calcext:value-type="float">
            <text:p>-5.0721200387</text:p>
          </table:table-cell>
          <table:table-cell office:value-type="float" office:value="-19.3678409243" calcext:value-type="float">
            <text:p>-19.3678409243</text:p>
          </table:table-cell>
          <table:table-cell office:value-type="float" office:value="-4.5960854093" calcext:value-type="float">
            <text:p>-4.5960854093</text:p>
          </table:table-cell>
        </table:table-row>
        <table:table-row table:style-name="ro1">
          <table:table-cell office:value-type="float" office:value="-24.286637534" calcext:value-type="float">
            <text:p>-24.286637534</text:p>
          </table:table-cell>
          <table:table-cell office:value-type="float" office:value="40.7638113839" calcext:value-type="float">
            <text:p>40.7638113839</text:p>
          </table:table-cell>
          <table:table-cell office:value-type="float" office:value="-50.2490321159" calcext:value-type="float">
            <text:p>-50.2490321159</text:p>
          </table:table-cell>
          <table:table-cell office:value-type="float" office:value="67.9248046875" calcext:value-type="float">
            <text:p>67.9248046875</text:p>
          </table:table-cell>
          <table:table-cell office:value-type="float" office:value="-50.6784570932" calcext:value-type="float">
            <text:p>-50.6784570932</text:p>
          </table:table-cell>
          <table:table-cell office:value-type="float" office:value="67.98828125" calcext:value-type="float">
            <text:p>67.98828125</text:p>
          </table:table-cell>
          <table:table-cell office:value-type="float" office:value="902" calcext:value-type="float">
            <text:p>902</text:p>
          </table:table-cell>
          <table:table-cell office:value-type="float" office:value="-20.2148921223" calcext:value-type="float">
            <text:p>-20.2148921223</text:p>
          </table:table-cell>
          <table:table-cell office:value-type="float" office:value="-5.0721200387" calcext:value-type="float">
            <text:p>-5.0721200387</text:p>
          </table:table-cell>
          <table:table-cell office:value-type="float" office:value="-19.371408024" calcext:value-type="float">
            <text:p>-19.371408024</text:p>
          </table:table-cell>
          <table:table-cell office:value-type="float" office:value="-4.5965302491" calcext:value-type="float">
            <text:p>-4.5965302491</text:p>
          </table:table-cell>
        </table:table-row>
        <table:table-row table:style-name="ro1">
          <table:table-cell office:value-type="float" office:value="-23.477523862" calcext:value-type="float">
            <text:p>-23.477523862</text:p>
          </table:table-cell>
          <table:table-cell office:value-type="float" office:value="40.4624720982" calcext:value-type="float">
            <text:p>40.4624720982</text:p>
          </table:table-cell>
          <table:table-cell office:value-type="float" office:value="-50.2440509319" calcext:value-type="float">
            <text:p>-50.2440509319</text:p>
          </table:table-cell>
          <table:table-cell office:value-type="float" office:value="67.9296875" calcext:value-type="float">
            <text:p>67.9296875</text:p>
          </table:table-cell>
          <table:table-cell office:value-type="float" office:value="-50.680486536" calcext:value-type="float">
            <text:p>-50.680486536</text:p>
          </table:table-cell>
          <table:table-cell office:value-type="float" office:value="67.9833984375" calcext:value-type="float">
            <text:p>67.9833984375</text:p>
          </table:table-cell>
          <table:table-cell office:value-type="float" office:value="904" calcext:value-type="float">
            <text:p>904</text:p>
          </table:table-cell>
          <table:table-cell office:value-type="float" office:value="-20.2126099293" calcext:value-type="float">
            <text:p>-20.2126099293</text:p>
          </table:table-cell>
          <table:table-cell office:value-type="float" office:value="-5.0726040658" calcext:value-type="float">
            <text:p>-5.0726040658</text:p>
          </table:table-cell>
          <table:table-cell office:value-type="float" office:value="-19.3722904354" calcext:value-type="float">
            <text:p>-19.3722904354</text:p>
          </table:table-cell>
          <table:table-cell office:value-type="float" office:value="-4.5960854093" calcext:value-type="float">
            <text:p>-4.5960854093</text:p>
          </table:table-cell>
        </table:table-row>
        <table:table-row table:style-name="ro1">
          <table:table-cell office:value-type="float" office:value="-23.7169473865" calcext:value-type="float">
            <text:p>-23.7169473865</text:p>
          </table:table-cell>
          <table:table-cell office:value-type="float" office:value="40.6452287946" calcext:value-type="float">
            <text:p>40.6452287946</text:p>
          </table:table-cell>
          <table:table-cell office:value-type="float" office:value="-50.2420542717" calcext:value-type="float">
            <text:p>-50.2420542717</text:p>
          </table:table-cell>
          <table:table-cell office:value-type="float" office:value="67.8955078125" calcext:value-type="float">
            <text:p>67.8955078125</text:p>
          </table:table-cell>
          <table:table-cell office:value-type="float" office:value="-50.6792484522" calcext:value-type="float">
            <text:p>-50.6792484522</text:p>
          </table:table-cell>
          <table:table-cell office:value-type="float" office:value="67.958984375" calcext:value-type="float">
            <text:p>67.958984375</text:p>
          </table:table-cell>
          <table:table-cell office:value-type="float" office:value="906" calcext:value-type="float">
            <text:p>906</text:p>
          </table:table-cell>
          <table:table-cell office:value-type="float" office:value="-20.2116951339" calcext:value-type="float">
            <text:p>-20.2116951339</text:p>
          </table:table-cell>
          <table:table-cell office:value-type="float" office:value="-5.0692158761" calcext:value-type="float">
            <text:p>-5.0692158761</text:p>
          </table:table-cell>
          <table:table-cell office:value-type="float" office:value="-19.3717521107" calcext:value-type="float">
            <text:p>-19.3717521107</text:p>
          </table:table-cell>
          <table:table-cell office:value-type="float" office:value="-4.59386121" calcext:value-type="float">
            <text:p>-4.59386121</text:p>
          </table:table-cell>
        </table:table-row>
        <table:table-row table:style-name="ro1">
          <table:table-cell office:value-type="float" office:value="-24.015027724" calcext:value-type="float">
            <text:p>-24.015027724</text:p>
          </table:table-cell>
          <table:table-cell office:value-type="float" office:value="40.7728794643" calcext:value-type="float">
            <text:p>40.7728794643</text:p>
          </table:table-cell>
          <table:table-cell office:value-type="float" office:value="-50.2532563925" calcext:value-type="float">
            <text:p>-50.2532563925</text:p>
          </table:table-cell>
          <table:table-cell office:value-type="float" office:value="67.958984375" calcext:value-type="float">
            <text:p>67.958984375</text:p>
          </table:table-cell>
          <table:table-cell office:value-type="float" office:value="-50.6785433292" calcext:value-type="float">
            <text:p>-50.6785433292</text:p>
          </table:table-cell>
          <table:table-cell office:value-type="float" office:value="67.9931640625" calcext:value-type="float">
            <text:p>67.9931640625</text:p>
          </table:table-cell>
          <table:table-cell office:value-type="float" office:value="908" calcext:value-type="float">
            <text:p>908</text:p>
          </table:table-cell>
          <table:table-cell office:value-type="float" office:value="-20.2168275285" calcext:value-type="float">
            <text:p>-20.2168275285</text:p>
          </table:table-cell>
          <table:table-cell office:value-type="float" office:value="-5.0755082285" calcext:value-type="float">
            <text:p>-5.0755082285</text:p>
          </table:table-cell>
          <table:table-cell office:value-type="float" office:value="-19.3714455199" calcext:value-type="float">
            <text:p>-19.3714455199</text:p>
          </table:table-cell>
          <table:table-cell office:value-type="float" office:value="-4.596975089" calcext:value-type="float">
            <text:p>-4.596975089</text:p>
          </table:table-cell>
        </table:table-row>
        <table:table-row table:style-name="ro1">
          <table:table-cell office:value-type="float" office:value="-23.5517006665" calcext:value-type="float">
            <text:p>-23.5517006665</text:p>
          </table:table-cell>
          <table:table-cell office:value-type="float" office:value="40.6808035714" calcext:value-type="float">
            <text:p>40.6808035714</text:p>
          </table:table-cell>
          <table:table-cell office:value-type="float" office:value="-50.2545807838" calcext:value-type="float">
            <text:p>-50.2545807838</text:p>
          </table:table-cell>
          <table:table-cell office:value-type="float" office:value="67.9931640625" calcext:value-type="float">
            <text:p>67.9931640625</text:p>
          </table:table-cell>
          <table:table-cell office:value-type="float" office:value="-50.6755749464" calcext:value-type="float">
            <text:p>-50.6755749464</text:p>
          </table:table-cell>
          <table:table-cell office:value-type="float" office:value="67.958984375" calcext:value-type="float">
            <text:p>67.958984375</text:p>
          </table:table-cell>
          <table:table-cell office:value-type="float" office:value="909" calcext:value-type="float">
            <text:p>909</text:p>
          </table:table-cell>
          <table:table-cell office:value-type="float" office:value="-20.2174343153" calcext:value-type="float">
            <text:p>-20.2174343153</text:p>
          </table:table-cell>
          <table:table-cell office:value-type="float" office:value="-5.0788964182" calcext:value-type="float">
            <text:p>-5.0788964182</text:p>
          </table:table-cell>
          <table:table-cell office:value-type="float" office:value="-19.3701548529" calcext:value-type="float">
            <text:p>-19.3701548529</text:p>
          </table:table-cell>
          <table:table-cell office:value-type="float" office:value="-4.59386121" calcext:value-type="float">
            <text:p>-4.59386121</text:p>
          </table:table-cell>
        </table:table-row>
        <table:table-row table:style-name="ro1">
          <table:table-cell office:value-type="float" office:value="-23.9557050237" calcext:value-type="float">
            <text:p>-23.9557050237</text:p>
          </table:table-cell>
          <table:table-cell office:value-type="float" office:value="40.7686941964" calcext:value-type="float">
            <text:p>40.7686941964</text:p>
          </table:table-cell>
          <table:table-cell office:value-type="float" office:value="-50.2400363445" calcext:value-type="float">
            <text:p>-50.2400363445</text:p>
          </table:table-cell>
          <table:table-cell office:value-type="float" office:value="67.9443359375" calcext:value-type="float">
            <text:p>67.9443359375</text:p>
          </table:table-cell>
          <table:table-cell office:value-type="float" office:value="-50.6757553577" calcext:value-type="float">
            <text:p>-50.6757553577</text:p>
          </table:table-cell>
          <table:table-cell office:value-type="float" office:value="68.0126953125" calcext:value-type="float">
            <text:p>68.0126953125</text:p>
          </table:table-cell>
          <table:table-cell office:value-type="float" office:value="911" calcext:value-type="float">
            <text:p>911</text:p>
          </table:table-cell>
          <table:table-cell office:value-type="float" office:value="-20.2107705948" calcext:value-type="float">
            <text:p>-20.2107705948</text:p>
          </table:table-cell>
          <table:table-cell office:value-type="float" office:value="-5.0740561471" calcext:value-type="float">
            <text:p>-5.0740561471</text:p>
          </table:table-cell>
          <table:table-cell office:value-type="float" office:value="-19.3702332966" calcext:value-type="float">
            <text:p>-19.3702332966</text:p>
          </table:table-cell>
          <table:table-cell office:value-type="float" office:value="-4.5987544484" calcext:value-type="float">
            <text:p>-4.5987544484</text:p>
          </table:table-cell>
        </table:table-row>
        <table:table-row table:style-name="ro1">
          <table:table-cell office:value-type="float" office:value="-23.5466432103" calcext:value-type="float">
            <text:p>-23.5466432103</text:p>
          </table:table-cell>
          <table:table-cell office:value-type="float" office:value="40.4261997768" calcext:value-type="float">
            <text:p>40.4261997768</text:p>
          </table:table-cell>
          <table:table-cell office:value-type="float" office:value="-50.2474668503" calcext:value-type="float">
            <text:p>-50.2474668503</text:p>
          </table:table-cell>
          <table:table-cell office:value-type="float" office:value="67.9443359375" calcext:value-type="float">
            <text:p>67.9443359375</text:p>
          </table:table-cell>
          <table:table-cell office:value-type="float" office:value="-50.6765843391" calcext:value-type="float">
            <text:p>-50.6765843391</text:p>
          </table:table-cell>
          <table:table-cell office:value-type="float" office:value="68.0029296875" calcext:value-type="float">
            <text:p>68.0029296875</text:p>
          </table:table-cell>
          <table:table-cell office:value-type="float" office:value="913" calcext:value-type="float">
            <text:p>913</text:p>
          </table:table-cell>
          <table:table-cell office:value-type="float" office:value="-20.2141749759" calcext:value-type="float">
            <text:p>-20.2141749759</text:p>
          </table:table-cell>
          <table:table-cell office:value-type="float" office:value="-5.0740561471" calcext:value-type="float">
            <text:p>-5.0740561471</text:p>
          </table:table-cell>
          <table:table-cell office:value-type="float" office:value="-19.3705937417" calcext:value-type="float">
            <text:p>-19.3705937417</text:p>
          </table:table-cell>
          <table:table-cell office:value-type="float" office:value="-4.5978647687" calcext:value-type="float">
            <text:p>-4.5978647687</text:p>
          </table:table-cell>
        </table:table-row>
        <table:table-row table:style-name="ro1">
          <table:table-cell office:value-type="float" office:value="-24.0916089807" calcext:value-type="float">
            <text:p>-24.0916089807</text:p>
          </table:table-cell>
          <table:table-cell office:value-type="float" office:value="40.7889229911" calcext:value-type="float">
            <text:p>40.7889229911</text:p>
          </table:table-cell>
          <table:table-cell office:value-type="float" office:value="-50.2433829784" calcext:value-type="float">
            <text:p>-50.2433829784</text:p>
          </table:table-cell>
          <table:table-cell office:value-type="float" office:value="67.9541015625" calcext:value-type="float">
            <text:p>67.9541015625</text:p>
          </table:table-cell>
          <table:table-cell office:value-type="float" office:value="-50.6697993279" calcext:value-type="float">
            <text:p>-50.6697993279</text:p>
          </table:table-cell>
          <table:table-cell office:value-type="float" office:value="67.9833984375" calcext:value-type="float">
            <text:p>67.9833984375</text:p>
          </table:table-cell>
          <table:table-cell office:value-type="float" office:value="915" calcext:value-type="float">
            <text:p>915</text:p>
          </table:table-cell>
          <table:table-cell office:value-type="float" office:value="-20.2123038979" calcext:value-type="float">
            <text:p>-20.2123038979</text:p>
          </table:table-cell>
          <table:table-cell office:value-type="float" office:value="-5.0750242014" calcext:value-type="float">
            <text:p>-5.0750242014</text:p>
          </table:table-cell>
          <table:table-cell office:value-type="float" office:value="-19.3676435866" calcext:value-type="float">
            <text:p>-19.3676435866</text:p>
          </table:table-cell>
          <table:table-cell office:value-type="float" office:value="-4.5960854093" calcext:value-type="float">
            <text:p>-4.5960854093</text:p>
          </table:table-cell>
        </table:table-row>
        <table:table-row table:style-name="ro1">
          <table:table-cell office:value-type="float" office:value="-22.9024601715" calcext:value-type="float">
            <text:p>-22.9024601715</text:p>
          </table:table-cell>
          <table:table-cell office:value-type="float" office:value="40.5189732143" calcext:value-type="float">
            <text:p>40.5189732143</text:p>
          </table:table-cell>
          <table:table-cell office:value-type="float" office:value="-50.2473819733" calcext:value-type="float">
            <text:p>-50.2473819733</text:p>
          </table:table-cell>
          <table:table-cell office:value-type="float" office:value="67.9248046875" calcext:value-type="float">
            <text:p>67.9248046875</text:p>
          </table:table-cell>
          <table:table-cell office:value-type="float" office:value="-50.6785111666" calcext:value-type="float">
            <text:p>-50.6785111666</text:p>
          </table:table-cell>
          <table:table-cell office:value-type="float" office:value="68.017578125" calcext:value-type="float">
            <text:p>68.017578125</text:p>
          </table:table-cell>
          <table:table-cell office:value-type="float" office:value="917" calcext:value-type="float">
            <text:p>917</text:p>
          </table:table-cell>
          <table:table-cell office:value-type="float" office:value="-20.2141360884" calcext:value-type="float">
            <text:p>-20.2141360884</text:p>
          </table:table-cell>
          <table:table-cell office:value-type="float" office:value="-5.0721200387" calcext:value-type="float">
            <text:p>-5.0721200387</text:p>
          </table:table-cell>
          <table:table-cell office:value-type="float" office:value="-19.3714315354" calcext:value-type="float">
            <text:p>-19.3714315354</text:p>
          </table:table-cell>
          <table:table-cell office:value-type="float" office:value="-4.5991992883" calcext:value-type="float">
            <text:p>-4.5991992883</text:p>
          </table:table-cell>
        </table:table-row>
        <table:table-row table:style-name="ro1">
          <table:table-cell office:value-type="float" office:value="-23.3796836738" calcext:value-type="float">
            <text:p>-23.3796836738</text:p>
          </table:table-cell>
          <table:table-cell office:value-type="float" office:value="40.5064174107" calcext:value-type="float">
            <text:p>40.5064174107</text:p>
          </table:table-cell>
          <table:table-cell office:value-type="float" office:value="-50.2411037207" calcext:value-type="float">
            <text:p>-50.2411037207</text:p>
          </table:table-cell>
          <table:table-cell office:value-type="float" office:value="67.9638671875" calcext:value-type="float">
            <text:p>67.9638671875</text:p>
          </table:table-cell>
          <table:table-cell office:value-type="float" office:value="-50.671064353" calcext:value-type="float">
            <text:p>-50.671064353</text:p>
          </table:table-cell>
          <table:table-cell office:value-type="float" office:value="67.98828125" calcext:value-type="float">
            <text:p>67.98828125</text:p>
          </table:table-cell>
          <table:table-cell office:value-type="float" office:value="919" calcext:value-type="float">
            <text:p>919</text:p>
          </table:table-cell>
          <table:table-cell office:value-type="float" office:value="-20.2112596268" calcext:value-type="float">
            <text:p>-20.2112596268</text:p>
          </table:table-cell>
          <table:table-cell office:value-type="float" office:value="-5.0759922556" calcext:value-type="float">
            <text:p>-5.0759922556</text:p>
          </table:table-cell>
          <table:table-cell office:value-type="float" office:value="-19.3681936255" calcext:value-type="float">
            <text:p>-19.3681936255</text:p>
          </table:table-cell>
          <table:table-cell office:value-type="float" office:value="-4.5965302491" calcext:value-type="float">
            <text:p>-4.5965302491</text:p>
          </table:table-cell>
        </table:table-row>
        <table:table-row table:style-name="ro1">
          <table:table-cell office:value-type="float" office:value="-23.3105346386" calcext:value-type="float">
            <text:p>-23.3105346386</text:p>
          </table:table-cell>
          <table:table-cell office:value-type="float" office:value="40.7059151786" calcext:value-type="float">
            <text:p>40.7059151786</text:p>
          </table:table-cell>
          <table:table-cell office:value-type="float" office:value="-50.2467908382" calcext:value-type="float">
            <text:p>-50.2467908382</text:p>
          </table:table-cell>
          <table:table-cell office:value-type="float" office:value="67.94921875" calcext:value-type="float">
            <text:p>67.94921875</text:p>
          </table:table-cell>
          <table:table-cell office:value-type="float" office:value="-50.6725299358" calcext:value-type="float">
            <text:p>-50.6725299358</text:p>
          </table:table-cell>
          <table:table-cell office:value-type="float" office:value="67.96875" calcext:value-type="float">
            <text:p>67.96875</text:p>
          </table:table-cell>
          <table:table-cell office:value-type="float" office:value="921" calcext:value-type="float">
            <text:p>921</text:p>
          </table:table-cell>
          <table:table-cell office:value-type="float" office:value="-20.2138652523" calcext:value-type="float">
            <text:p>-20.2138652523</text:p>
          </table:table-cell>
          <table:table-cell office:value-type="float" office:value="-5.0745401742" calcext:value-type="float">
            <text:p>-5.0745401742</text:p>
          </table:table-cell>
          <table:table-cell office:value-type="float" office:value="-19.3688308679" calcext:value-type="float">
            <text:p>-19.3688308679</text:p>
          </table:table-cell>
          <table:table-cell office:value-type="float" office:value="-4.5947508897" calcext:value-type="float">
            <text:p>-4.5947508897</text:p>
          </table:table-cell>
        </table:table-row>
        <table:table-row table:style-name="ro1">
          <table:table-cell office:value-type="float" office:value="-23.4913125715" calcext:value-type="float">
            <text:p>-23.4913125715</text:p>
          </table:table-cell>
          <table:table-cell office:value-type="float" office:value="40.6117466518" calcext:value-type="float">
            <text:p>40.6117466518</text:p>
          </table:table-cell>
          <table:table-cell office:value-type="float" office:value="-50.2471722364" calcext:value-type="float">
            <text:p>-50.2471722364</text:p>
          </table:table-cell>
          <table:table-cell office:value-type="float" office:value="67.9833984375" calcext:value-type="float">
            <text:p>67.9833984375</text:p>
          </table:table-cell>
          <table:table-cell office:value-type="float" office:value="-50.6692122221" calcext:value-type="float">
            <text:p>-50.6692122221</text:p>
          </table:table-cell>
          <table:table-cell office:value-type="float" office:value="67.9931640625" calcext:value-type="float">
            <text:p>67.9931640625</text:p>
          </table:table-cell>
          <table:table-cell office:value-type="float" office:value="923" calcext:value-type="float">
            <text:p>923</text:p>
          </table:table-cell>
          <table:table-cell office:value-type="float" office:value="-20.2140399948" calcext:value-type="float">
            <text:p>-20.2140399948</text:p>
          </table:table-cell>
          <table:table-cell office:value-type="float" office:value="-5.077928364" calcext:value-type="float">
            <text:p>-5.077928364</text:p>
          </table:table-cell>
          <table:table-cell office:value-type="float" office:value="-19.3673883102" calcext:value-type="float">
            <text:p>-19.3673883102</text:p>
          </table:table-cell>
          <table:table-cell office:value-type="float" office:value="-4.596975089" calcext:value-type="float">
            <text:p>-4.596975089</text:p>
          </table:table-cell>
        </table:table-row>
        <table:table-row table:style-name="ro1">
          <table:table-cell office:value-type="float" office:value="-24.2110471142" calcext:value-type="float">
            <text:p>-24.2110471142</text:p>
          </table:table-cell>
          <table:table-cell office:value-type="float" office:value="40.6417410714" calcext:value-type="float">
            <text:p>40.6417410714</text:p>
          </table:table-cell>
          <table:table-cell office:value-type="float" office:value="-50.2477100372" calcext:value-type="float">
            <text:p>-50.2477100372</text:p>
          </table:table-cell>
          <table:table-cell office:value-type="float" office:value="67.978515625" calcext:value-type="float">
            <text:p>67.978515625</text:p>
          </table:table-cell>
          <table:table-cell office:value-type="float" office:value="-50.669228816" calcext:value-type="float">
            <text:p>-50.669228816</text:p>
          </table:table-cell>
          <table:table-cell office:value-type="float" office:value="67.9736328125" calcext:value-type="float">
            <text:p>67.9736328125</text:p>
          </table:table-cell>
          <table:table-cell office:value-type="float" office:value="925" calcext:value-type="float">
            <text:p>925</text:p>
          </table:table-cell>
          <table:table-cell office:value-type="float" office:value="-20.2142863951" calcext:value-type="float">
            <text:p>-20.2142863951</text:p>
          </table:table-cell>
          <table:table-cell office:value-type="float" office:value="-5.0774443369" calcext:value-type="float">
            <text:p>-5.0774443369</text:p>
          </table:table-cell>
          <table:table-cell office:value-type="float" office:value="-19.3673955254" calcext:value-type="float">
            <text:p>-19.3673955254</text:p>
          </table:table-cell>
          <table:table-cell office:value-type="float" office:value="-4.5951957295" calcext:value-type="float">
            <text:p>-4.5951957295</text:p>
          </table:table-cell>
        </table:table-row>
        <table:table-row table:style-name="ro1">
          <table:table-cell office:value-type="float" office:value="-22.8894319023" calcext:value-type="float">
            <text:p>-22.8894319023</text:p>
          </table:table-cell>
          <table:table-cell office:value-type="float" office:value="40.3104073661" calcext:value-type="float">
            <text:p>40.3104073661</text:p>
          </table:table-cell>
          <table:table-cell office:value-type="float" office:value="-50.2389890671" calcext:value-type="float">
            <text:p>-50.2389890671</text:p>
          </table:table-cell>
          <table:table-cell office:value-type="float" office:value="67.94921875" calcext:value-type="float">
            <text:p>67.94921875</text:p>
          </table:table-cell>
          <table:table-cell office:value-type="float" office:value="-50.6636703253" calcext:value-type="float">
            <text:p>-50.6636703253</text:p>
          </table:table-cell>
          <table:table-cell office:value-type="float" office:value="67.98828125" calcext:value-type="float">
            <text:p>67.98828125</text:p>
          </table:table-cell>
          <table:table-cell office:value-type="float" office:value="927" calcext:value-type="float">
            <text:p>927</text:p>
          </table:table-cell>
          <table:table-cell office:value-type="float" office:value="-20.2102907713" calcext:value-type="float">
            <text:p>-20.2102907713</text:p>
          </table:table-cell>
          <table:table-cell office:value-type="float" office:value="-5.0745401742" calcext:value-type="float">
            <text:p>-5.0745401742</text:p>
          </table:table-cell>
          <table:table-cell office:value-type="float" office:value="-19.3649786672" calcext:value-type="float">
            <text:p>-19.3649786672</text:p>
          </table:table-cell>
          <table:table-cell office:value-type="float" office:value="-4.5965302491" calcext:value-type="float">
            <text:p>-4.5965302491</text:p>
          </table:table-cell>
        </table:table-row>
        <table:table-row table:style-name="ro1">
          <table:table-cell office:value-type="float" office:value="-23.7124513703" calcext:value-type="float">
            <text:p>-23.7124513703</text:p>
          </table:table-cell>
          <table:table-cell office:value-type="float" office:value="40.5161830357" calcext:value-type="float">
            <text:p>40.5161830357</text:p>
          </table:table-cell>
          <table:table-cell office:value-type="float" office:value="-50.2332787037" calcext:value-type="float">
            <text:p>-50.2332787037</text:p>
          </table:table-cell>
          <table:table-cell office:value-type="float" office:value="67.958984375" calcext:value-type="float">
            <text:p>67.958984375</text:p>
          </table:table-cell>
          <table:table-cell office:value-type="float" office:value="-50.6661043882" calcext:value-type="float">
            <text:p>-50.6661043882</text:p>
          </table:table-cell>
          <table:table-cell office:value-type="float" office:value="67.9833984375" calcext:value-type="float">
            <text:p>67.9833984375</text:p>
          </table:table-cell>
          <table:table-cell office:value-type="float" office:value="928" calcext:value-type="float">
            <text:p>928</text:p>
          </table:table-cell>
          <table:table-cell office:value-type="float" office:value="-20.2076744955" calcext:value-type="float">
            <text:p>-20.2076744955</text:p>
          </table:table-cell>
          <table:table-cell office:value-type="float" office:value="-5.0755082285" calcext:value-type="float">
            <text:p>-5.0755082285</text:p>
          </table:table-cell>
          <table:table-cell office:value-type="float" office:value="-19.3660370094" calcext:value-type="float">
            <text:p>-19.3660370094</text:p>
          </table:table-cell>
          <table:table-cell office:value-type="float" office:value="-4.5960854093" calcext:value-type="float">
            <text:p>-4.5960854093</text:p>
          </table:table-cell>
        </table:table-row>
        <table:table-row table:style-name="ro1">
          <table:table-cell office:value-type="float" office:value="-23.3554918408" calcext:value-type="float">
            <text:p>-23.3554918408</text:p>
          </table:table-cell>
          <table:table-cell office:value-type="float" office:value="40.6229073661" calcext:value-type="float">
            <text:p>40.6229073661</text:p>
          </table:table-cell>
          <table:table-cell office:value-type="float" office:value="-50.2302984715" calcext:value-type="float">
            <text:p>-50.2302984715</text:p>
          </table:table-cell>
          <table:table-cell office:value-type="float" office:value="67.978515625" calcext:value-type="float">
            <text:p>67.978515625</text:p>
          </table:table-cell>
          <table:table-cell office:value-type="float" office:value="-50.6646136045" calcext:value-type="float">
            <text:p>-50.6646136045</text:p>
          </table:table-cell>
          <table:table-cell office:value-type="float" office:value="67.998046875" calcext:value-type="float">
            <text:p>67.998046875</text:p>
          </table:table-cell>
          <table:table-cell office:value-type="float" office:value="930" calcext:value-type="float">
            <text:p>930</text:p>
          </table:table-cell>
          <table:table-cell office:value-type="float" office:value="-20.206309064" calcext:value-type="float">
            <text:p>-20.206309064</text:p>
          </table:table-cell>
          <table:table-cell office:value-type="float" office:value="-5.0774443369" calcext:value-type="float">
            <text:p>-5.0774443369</text:p>
          </table:table-cell>
          <table:table-cell office:value-type="float" office:value="-19.3653888095" calcext:value-type="float">
            <text:p>-19.3653888095</text:p>
          </table:table-cell>
          <table:table-cell office:value-type="float" office:value="-4.5974199288" calcext:value-type="float">
            <text:p>-4.5974199288</text:p>
          </table:table-cell>
        </table:table-row>
        <table:table-row table:style-name="ro1">
          <table:table-cell office:value-type="float" office:value="-23.8351453858" calcext:value-type="float">
            <text:p>-23.8351453858</text:p>
          </table:table-cell>
          <table:table-cell office:value-type="float" office:value="40.3397042411" calcext:value-type="float">
            <text:p>40.3397042411</text:p>
          </table:table-cell>
          <table:table-cell office:value-type="float" office:value="-50.2337294579" calcext:value-type="float">
            <text:p>-50.2337294579</text:p>
          </table:table-cell>
          <table:table-cell office:value-type="float" office:value="67.9736328125" calcext:value-type="float">
            <text:p>67.9736328125</text:p>
          </table:table-cell>
          <table:table-cell office:value-type="float" office:value="-50.663793087" calcext:value-type="float">
            <text:p>-50.663793087</text:p>
          </table:table-cell>
          <table:table-cell office:value-type="float" office:value="67.9833984375" calcext:value-type="float">
            <text:p>67.9833984375</text:p>
          </table:table-cell>
          <table:table-cell office:value-type="float" office:value="932" calcext:value-type="float">
            <text:p>932</text:p>
          </table:table-cell>
          <table:table-cell office:value-type="float" office:value="-20.2078810142" calcext:value-type="float">
            <text:p>-20.2078810142</text:p>
          </table:table-cell>
          <table:table-cell office:value-type="float" office:value="-5.0769603098" calcext:value-type="float">
            <text:p>-5.0769603098</text:p>
          </table:table-cell>
          <table:table-cell office:value-type="float" office:value="-19.3650320446" calcext:value-type="float">
            <text:p>-19.3650320446</text:p>
          </table:table-cell>
          <table:table-cell office:value-type="float" office:value="-4.5960854093" calcext:value-type="float">
            <text:p>-4.5960854093</text:p>
          </table:table-cell>
        </table:table-row>
        <table:table-row table:style-name="ro1">
          <table:table-cell office:value-type="float" office:value="-23.9581292233" calcext:value-type="float">
            <text:p>-23.9581292233</text:p>
          </table:table-cell>
          <table:table-cell office:value-type="float" office:value="40.7149832589" calcext:value-type="float">
            <text:p>40.7149832589</text:p>
          </table:table-cell>
          <table:table-cell office:value-type="float" office:value="-50.2394935131" calcext:value-type="float">
            <text:p>-50.2394935131</text:p>
          </table:table-cell>
          <table:table-cell office:value-type="float" office:value="67.98828125" calcext:value-type="float">
            <text:p>67.98828125</text:p>
          </table:table-cell>
          <table:table-cell office:value-type="float" office:value="-50.6637140751" calcext:value-type="float">
            <text:p>-50.6637140751</text:p>
          </table:table-cell>
          <table:table-cell office:value-type="float" office:value="68.0419921875" calcext:value-type="float">
            <text:p>68.0419921875</text:p>
          </table:table-cell>
          <table:table-cell office:value-type="float" office:value="934" calcext:value-type="float">
            <text:p>934</text:p>
          </table:table-cell>
          <table:table-cell office:value-type="float" office:value="-20.2105218897" calcext:value-type="float">
            <text:p>-20.2105218897</text:p>
          </table:table-cell>
          <table:table-cell office:value-type="float" office:value="-5.0784123911" calcext:value-type="float">
            <text:p>-5.0784123911</text:p>
          </table:table-cell>
          <table:table-cell office:value-type="float" office:value="-19.3649976899" calcext:value-type="float">
            <text:p>-19.3649976899</text:p>
          </table:table-cell>
          <table:table-cell office:value-type="float" office:value="-4.6014234875" calcext:value-type="float">
            <text:p>-4.6014234875</text:p>
          </table:table-cell>
        </table:table-row>
        <table:table-row table:style-name="ro1">
          <table:table-cell office:value-type="float" office:value="-23.7525671393" calcext:value-type="float">
            <text:p>-23.7525671393</text:p>
          </table:table-cell>
          <table:table-cell office:value-type="float" office:value="40.7610212054" calcext:value-type="float">
            <text:p>40.7610212054</text:p>
          </table:table-cell>
          <table:table-cell office:value-type="float" office:value="-50.2363654852" calcext:value-type="float">
            <text:p>-50.2363654852</text:p>
          </table:table-cell>
          <table:table-cell office:value-type="float" office:value="67.998046875" calcext:value-type="float">
            <text:p>67.998046875</text:p>
          </table:table-cell>
          <table:table-cell office:value-type="float" office:value="-50.6646336794" calcext:value-type="float">
            <text:p>-50.6646336794</text:p>
          </table:table-cell>
          <table:table-cell office:value-type="float" office:value="68.02734375" calcext:value-type="float">
            <text:p>68.02734375</text:p>
          </table:table-cell>
          <table:table-cell office:value-type="float" office:value="936" calcext:value-type="float">
            <text:p>936</text:p>
          </table:table-cell>
          <table:table-cell office:value-type="float" office:value="-20.2090887438" calcext:value-type="float">
            <text:p>-20.2090887438</text:p>
          </table:table-cell>
          <table:table-cell office:value-type="float" office:value="-5.0793804453" calcext:value-type="float">
            <text:p>-5.0793804453</text:p>
          </table:table-cell>
          <table:table-cell office:value-type="float" office:value="-19.3653975382" calcext:value-type="float">
            <text:p>-19.3653975382</text:p>
          </table:table-cell>
          <table:table-cell office:value-type="float" office:value="-4.600088968" calcext:value-type="float">
            <text:p>-4.600088968</text:p>
          </table:table-cell>
        </table:table-row>
        <table:table-row table:style-name="ro1">
          <table:table-cell office:value-type="float" office:value="-24.0165770373" calcext:value-type="float">
            <text:p>-24.0165770373</text:p>
          </table:table-cell>
          <table:table-cell office:value-type="float" office:value="40.8768136161" calcext:value-type="float">
            <text:p>40.8768136161</text:p>
          </table:table-cell>
          <table:table-cell office:value-type="float" office:value="-50.2402998209" calcext:value-type="float">
            <text:p>-50.2402998209</text:p>
          </table:table-cell>
          <table:table-cell office:value-type="float" office:value="67.9345703125" calcext:value-type="float">
            <text:p>67.9345703125</text:p>
          </table:table-cell>
          <table:table-cell office:value-type="float" office:value="-50.6635349989" calcext:value-type="float">
            <text:p>-50.6635349989</text:p>
          </table:table-cell>
          <table:table-cell office:value-type="float" office:value="67.998046875" calcext:value-type="float">
            <text:p>67.998046875</text:p>
          </table:table-cell>
          <table:table-cell office:value-type="float" office:value="938" calcext:value-type="float">
            <text:p>938</text:p>
          </table:table-cell>
          <table:table-cell office:value-type="float" office:value="-20.2108913099" calcext:value-type="float">
            <text:p>-20.2108913099</text:p>
          </table:table-cell>
          <table:table-cell office:value-type="float" office:value="-5.0730880929" calcext:value-type="float">
            <text:p>-5.0730880929</text:p>
          </table:table-cell>
          <table:table-cell office:value-type="float" office:value="-19.3649198267" calcext:value-type="float">
            <text:p>-19.3649198267</text:p>
          </table:table-cell>
          <table:table-cell office:value-type="float" office:value="-4.5974199288" calcext:value-type="float">
            <text:p>-4.5974199288</text:p>
          </table:table-cell>
        </table:table-row>
        <table:table-row table:style-name="ro1">
          <table:table-cell office:value-type="float" office:value="-23.1036008332" calcext:value-type="float">
            <text:p>-23.1036008332</text:p>
          </table:table-cell>
          <table:table-cell office:value-type="float" office:value="40.5287388393" calcext:value-type="float">
            <text:p>40.5287388393</text:p>
          </table:table-cell>
          <table:table-cell office:value-type="float" office:value="-50.2325878143" calcext:value-type="float">
            <text:p>-50.2325878143</text:p>
          </table:table-cell>
          <table:table-cell office:value-type="float" office:value="67.9541015625" calcext:value-type="float">
            <text:p>67.9541015625</text:p>
          </table:table-cell>
          <table:table-cell office:value-type="float" office:value="-50.6636770725" calcext:value-type="float">
            <text:p>-50.6636770725</text:p>
          </table:table-cell>
          <table:table-cell office:value-type="float" office:value="68.0029296875" calcext:value-type="float">
            <text:p>68.0029296875</text:p>
          </table:table-cell>
          <table:table-cell office:value-type="float" office:value="940" calcext:value-type="float">
            <text:p>940</text:p>
          </table:table-cell>
          <table:table-cell office:value-type="float" office:value="-20.2073579557" calcext:value-type="float">
            <text:p>-20.2073579557</text:p>
          </table:table-cell>
          <table:table-cell office:value-type="float" office:value="-5.0750242014" calcext:value-type="float">
            <text:p>-5.0750242014</text:p>
          </table:table-cell>
          <table:table-cell office:value-type="float" office:value="-19.364981601" calcext:value-type="float">
            <text:p>-19.364981601</text:p>
          </table:table-cell>
          <table:table-cell office:value-type="float" office:value="-4.5978647687" calcext:value-type="float">
            <text:p>-4.5978647687</text:p>
          </table:table-cell>
        </table:table-row>
        <table:table-row table:style-name="ro1">
          <table:table-cell office:value-type="float" office:value="-23.8152420993" calcext:value-type="float">
            <text:p>-23.8152420993</text:p>
          </table:table-cell>
          <table:table-cell office:value-type="float" office:value="40.8203125" calcext:value-type="float">
            <text:p>40.8203125</text:p>
          </table:table-cell>
          <table:table-cell office:value-type="float" office:value="-50.2380891085" calcext:value-type="float">
            <text:p>-50.2380891085</text:p>
          </table:table-cell>
          <table:table-cell office:value-type="float" office:value="67.939453125" calcext:value-type="float">
            <text:p>67.939453125</text:p>
          </table:table-cell>
          <table:table-cell office:value-type="float" office:value="-50.6632721424" calcext:value-type="float">
            <text:p>-50.6632721424</text:p>
          </table:table-cell>
          <table:table-cell office:value-type="float" office:value="67.9931640625" calcext:value-type="float">
            <text:p>67.9931640625</text:p>
          </table:table-cell>
          <table:table-cell office:value-type="float" office:value="942" calcext:value-type="float">
            <text:p>942</text:p>
          </table:table-cell>
          <table:table-cell office:value-type="float" office:value="-20.2098784438" calcext:value-type="float">
            <text:p>-20.2098784438</text:p>
          </table:table-cell>
          <table:table-cell office:value-type="float" office:value="-5.07357212" calcext:value-type="float">
            <text:p>-5.07357212</text:p>
          </table:table-cell>
          <table:table-cell office:value-type="float" office:value="-19.3648055354" calcext:value-type="float">
            <text:p>-19.3648055354</text:p>
          </table:table-cell>
          <table:table-cell office:value-type="float" office:value="-4.596975089" calcext:value-type="float">
            <text:p>-4.596975089</text:p>
          </table:table-cell>
        </table:table-row>
        <table:table-row table:style-name="ro1">
          <table:table-cell office:value-type="float" office:value="-23.4502862517" calcext:value-type="float">
            <text:p>-23.4502862517</text:p>
          </table:table-cell>
          <table:table-cell office:value-type="float" office:value="40.4213169643" calcext:value-type="float">
            <text:p>40.4213169643</text:p>
          </table:table-cell>
          <table:table-cell office:value-type="float" office:value="-50.2268892527" calcext:value-type="float">
            <text:p>-50.2268892527</text:p>
          </table:table-cell>
          <table:table-cell office:value-type="float" office:value="67.9248046875" calcext:value-type="float">
            <text:p>67.9248046875</text:p>
          </table:table-cell>
          <table:table-cell office:value-type="float" office:value="-50.6620769262" calcext:value-type="float">
            <text:p>-50.6620769262</text:p>
          </table:table-cell>
          <table:table-cell office:value-type="float" office:value="67.998046875" calcext:value-type="float">
            <text:p>67.998046875</text:p>
          </table:table-cell>
          <table:table-cell office:value-type="float" office:value="944" calcext:value-type="float">
            <text:p>944</text:p>
          </table:table-cell>
          <table:table-cell office:value-type="float" office:value="-20.204747087" calcext:value-type="float">
            <text:p>-20.204747087</text:p>
          </table:table-cell>
          <table:table-cell office:value-type="float" office:value="-5.0721200387" calcext:value-type="float">
            <text:p>-5.0721200387</text:p>
          </table:table-cell>
          <table:table-cell office:value-type="float" office:value="-19.3642858498" calcext:value-type="float">
            <text:p>-19.3642858498</text:p>
          </table:table-cell>
          <table:table-cell office:value-type="float" office:value="-4.5974199288" calcext:value-type="float">
            <text:p>-4.5974199288</text:p>
          </table:table-cell>
        </table:table-row>
        <table:table-row table:style-name="ro1">
          <table:table-cell office:value-type="float" office:value="-23.9432986481" calcext:value-type="float">
            <text:p>-23.9432986481</text:p>
          </table:table-cell>
          <table:table-cell office:value-type="float" office:value="40.6661551339" calcext:value-type="float">
            <text:p>40.6661551339</text:p>
          </table:table-cell>
          <table:table-cell office:value-type="float" office:value="-50.225160718" calcext:value-type="float">
            <text:p>-50.225160718</text:p>
          </table:table-cell>
          <table:table-cell office:value-type="float" office:value="67.9296875" calcext:value-type="float">
            <text:p>67.9296875</text:p>
          </table:table-cell>
          <table:table-cell office:value-type="float" office:value="-50.6610758781" calcext:value-type="float">
            <text:p>-50.6610758781</text:p>
          </table:table-cell>
          <table:table-cell office:value-type="float" office:value="68.0126953125" calcext:value-type="float">
            <text:p>68.0126953125</text:p>
          </table:table-cell>
          <table:table-cell office:value-type="float" office:value="946" calcext:value-type="float">
            <text:p>946</text:p>
          </table:table-cell>
          <table:table-cell office:value-type="float" office:value="-20.2039551367" calcext:value-type="float">
            <text:p>-20.2039551367</text:p>
          </table:table-cell>
          <table:table-cell office:value-type="float" office:value="-5.0726040658" calcext:value-type="float">
            <text:p>-5.0726040658</text:p>
          </table:table-cell>
          <table:table-cell office:value-type="float" office:value="-19.3638505893" calcext:value-type="float">
            <text:p>-19.3638505893</text:p>
          </table:table-cell>
          <table:table-cell office:value-type="float" office:value="-4.5987544484" calcext:value-type="float">
            <text:p>-4.5987544484</text:p>
          </table:table-cell>
        </table:table-row>
        <table:table-row table:style-name="ro1">
          <table:table-cell office:value-type="float" office:value="-23.5786152048" calcext:value-type="float">
            <text:p>-23.5786152048</text:p>
          </table:table-cell>
          <table:table-cell office:value-type="float" office:value="40.7484654018" calcext:value-type="float">
            <text:p>40.7484654018</text:p>
          </table:table-cell>
          <table:table-cell office:value-type="float" office:value="-50.2329468966" calcext:value-type="float">
            <text:p>-50.2329468966</text:p>
          </table:table-cell>
          <table:table-cell office:value-type="float" office:value="67.9150390625" calcext:value-type="float">
            <text:p>67.9150390625</text:p>
          </table:table-cell>
          <table:table-cell office:value-type="float" office:value="-50.6594316959" calcext:value-type="float">
            <text:p>-50.6594316959</text:p>
          </table:table-cell>
          <table:table-cell office:value-type="float" office:value="68.037109375" calcext:value-type="float">
            <text:p>68.037109375</text:p>
          </table:table-cell>
          <table:table-cell office:value-type="float" office:value="947" calcext:value-type="float">
            <text:p>947</text:p>
          </table:table-cell>
          <table:table-cell office:value-type="float" office:value="-20.2075224738" calcext:value-type="float">
            <text:p>-20.2075224738</text:p>
          </table:table-cell>
          <table:table-cell office:value-type="float" office:value="-5.0711519845" calcext:value-type="float">
            <text:p>-5.0711519845</text:p>
          </table:table-cell>
          <table:table-cell office:value-type="float" office:value="-19.3631356911" calcext:value-type="float">
            <text:p>-19.3631356911</text:p>
          </table:table-cell>
          <table:table-cell office:value-type="float" office:value="-4.6009786477" calcext:value-type="float">
            <text:p>-4.6009786477</text:p>
          </table:table-cell>
        </table:table-row>
        <table:table-row table:style-name="ro1">
          <table:table-cell office:value-type="float" office:value="-23.8252128942" calcext:value-type="float">
            <text:p>-23.8252128942</text:p>
          </table:table-cell>
          <table:table-cell office:value-type="float" office:value="40.7114955357" calcext:value-type="float">
            <text:p>40.7114955357</text:p>
          </table:table-cell>
          <table:table-cell office:value-type="float" office:value="-50.2288364172" calcext:value-type="float">
            <text:p>-50.2288364172</text:p>
          </table:table-cell>
          <table:table-cell office:value-type="float" office:value="67.9638671875" calcext:value-type="float">
            <text:p>67.9638671875</text:p>
          </table:table-cell>
          <table:table-cell office:value-type="float" office:value="-50.6655307293" calcext:value-type="float">
            <text:p>-50.6655307293</text:p>
          </table:table-cell>
          <table:table-cell office:value-type="float" office:value="68.017578125" calcext:value-type="float">
            <text:p>68.017578125</text:p>
          </table:table-cell>
          <table:table-cell office:value-type="float" office:value="949" calcext:value-type="float">
            <text:p>949</text:p>
          </table:table-cell>
          <table:table-cell office:value-type="float" office:value="-20.2056392052" calcext:value-type="float">
            <text:p>-20.2056392052</text:p>
          </table:table-cell>
          <table:table-cell office:value-type="float" office:value="-5.0759922556" calcext:value-type="float">
            <text:p>-5.0759922556</text:p>
          </table:table-cell>
          <table:table-cell office:value-type="float" office:value="-19.3657875797" calcext:value-type="float">
            <text:p>-19.3657875797</text:p>
          </table:table-cell>
          <table:table-cell office:value-type="float" office:value="-4.5991992883" calcext:value-type="float">
            <text:p>-4.5991992883</text:p>
          </table:table-cell>
        </table:table-row>
        <table:table-row table:style-name="ro1">
          <table:table-cell office:value-type="float" office:value="-24.1770992036" calcext:value-type="float">
            <text:p>-24.1770992036</text:p>
          </table:table-cell>
          <table:table-cell office:value-type="float" office:value="40.7833426339" calcext:value-type="float">
            <text:p>40.7833426339</text:p>
          </table:table-cell>
          <table:table-cell office:value-type="float" office:value="-50.2287530184" calcext:value-type="float">
            <text:p>-50.2287530184</text:p>
          </table:table-cell>
          <table:table-cell office:value-type="float" office:value="67.94921875" calcext:value-type="float">
            <text:p>67.94921875</text:p>
          </table:table-cell>
          <table:table-cell office:value-type="float" office:value="-50.6637330055" calcext:value-type="float">
            <text:p>-50.6637330055</text:p>
          </table:table-cell>
          <table:table-cell office:value-type="float" office:value="68.02734375" calcext:value-type="float">
            <text:p>68.02734375</text:p>
          </table:table-cell>
          <table:table-cell office:value-type="float" office:value="951" calcext:value-type="float">
            <text:p>951</text:p>
          </table:table-cell>
          <table:table-cell office:value-type="float" office:value="-20.205600995" calcext:value-type="float">
            <text:p>-20.205600995</text:p>
          </table:table-cell>
          <table:table-cell office:value-type="float" office:value="-5.0745401742" calcext:value-type="float">
            <text:p>-5.0745401742</text:p>
          </table:table-cell>
          <table:table-cell office:value-type="float" office:value="-19.3650059209" calcext:value-type="float">
            <text:p>-19.3650059209</text:p>
          </table:table-cell>
          <table:table-cell office:value-type="float" office:value="-4.600088968" calcext:value-type="float">
            <text:p>-4.600088968</text:p>
          </table:table-cell>
        </table:table-row>
        <table:table-row table:style-name="ro1">
          <table:table-cell office:value-type="float" office:value="-23.5652436405" calcext:value-type="float">
            <text:p>-23.5652436405</text:p>
          </table:table-cell>
          <table:table-cell office:value-type="float" office:value="40.7205636161" calcext:value-type="float">
            <text:p>40.7205636161</text:p>
          </table:table-cell>
          <table:table-cell office:value-type="float" office:value="-50.2286579609" calcext:value-type="float">
            <text:p>-50.2286579609</text:p>
          </table:table-cell>
          <table:table-cell office:value-type="float" office:value="67.9443359375" calcext:value-type="float">
            <text:p>67.9443359375</text:p>
          </table:table-cell>
          <table:table-cell office:value-type="float" office:value="-50.6629294157" calcext:value-type="float">
            <text:p>-50.6629294157</text:p>
          </table:table-cell>
          <table:table-cell office:value-type="float" office:value="68.0322265625" calcext:value-type="float">
            <text:p>68.0322265625</text:p>
          </table:table-cell>
          <table:table-cell office:value-type="float" office:value="953" calcext:value-type="float">
            <text:p>953</text:p>
          </table:table-cell>
          <table:table-cell office:value-type="float" office:value="-20.2055574432" calcext:value-type="float">
            <text:p>-20.2055574432</text:p>
          </table:table-cell>
          <table:table-cell office:value-type="float" office:value="-5.0740561471" calcext:value-type="float">
            <text:p>-5.0740561471</text:p>
          </table:table-cell>
          <table:table-cell office:value-type="float" office:value="-19.3646565162" calcext:value-type="float">
            <text:p>-19.3646565162</text:p>
          </table:table-cell>
          <table:table-cell office:value-type="float" office:value="-4.6005338078" calcext:value-type="float">
            <text:p>-4.6005338078</text:p>
          </table:table-cell>
        </table:table-row>
        <table:table-row table:style-name="ro1">
          <table:table-cell office:value-type="float" office:value="-23.5919654855" calcext:value-type="float">
            <text:p>-23.5919654855</text:p>
          </table:table-cell>
          <table:table-cell office:value-type="float" office:value="40.4568917411" calcext:value-type="float">
            <text:p>40.4568917411</text:p>
          </table:table-cell>
          <table:table-cell office:value-type="float" office:value="-50.2292863369" calcext:value-type="float">
            <text:p>-50.2292863369</text:p>
          </table:table-cell>
          <table:table-cell office:value-type="float" office:value="67.94921875" calcext:value-type="float">
            <text:p>67.94921875</text:p>
          </table:table-cell>
          <table:table-cell office:value-type="float" office:value="-50.6624367476" calcext:value-type="float">
            <text:p>-50.6624367476</text:p>
          </table:table-cell>
          <table:table-cell office:value-type="float" office:value="68.017578125" calcext:value-type="float">
            <text:p>68.017578125</text:p>
          </table:table-cell>
          <table:table-cell office:value-type="float" office:value="955" calcext:value-type="float">
            <text:p>955</text:p>
          </table:table-cell>
          <table:table-cell office:value-type="float" office:value="-20.2058453417" calcext:value-type="float">
            <text:p>-20.2058453417</text:p>
          </table:table-cell>
          <table:table-cell office:value-type="float" office:value="-5.0745401742" calcext:value-type="float">
            <text:p>-5.0745401742</text:p>
          </table:table-cell>
          <table:table-cell office:value-type="float" office:value="-19.3644423018" calcext:value-type="float">
            <text:p>-19.3644423018</text:p>
          </table:table-cell>
          <table:table-cell office:value-type="float" office:value="-4.5991992883" calcext:value-type="float">
            <text:p>-4.5991992883</text:p>
          </table:table-cell>
        </table:table-row>
        <table:table-row table:style-name="ro1">
          <table:table-cell office:value-type="float" office:value="-23.5019154515" calcext:value-type="float">
            <text:p>-23.5019154515</text:p>
          </table:table-cell>
          <table:table-cell office:value-type="float" office:value="40.6298828125" calcext:value-type="float">
            <text:p>40.6298828125</text:p>
          </table:table-cell>
          <table:table-cell office:value-type="float" office:value="-50.2326283932" calcext:value-type="float">
            <text:p>-50.2326283932</text:p>
          </table:table-cell>
          <table:table-cell office:value-type="float" office:value="67.958984375" calcext:value-type="float">
            <text:p>67.958984375</text:p>
          </table:table-cell>
          <table:table-cell office:value-type="float" office:value="-50.6582651854" calcext:value-type="float">
            <text:p>-50.6582651854</text:p>
          </table:table-cell>
          <table:table-cell office:value-type="float" office:value="68.0078125" calcext:value-type="float">
            <text:p>68.0078125</text:p>
          </table:table-cell>
          <table:table-cell office:value-type="float" office:value="957" calcext:value-type="float">
            <text:p>957</text:p>
          </table:table-cell>
          <table:table-cell office:value-type="float" office:value="-20.2073765474" calcext:value-type="float">
            <text:p>-20.2073765474</text:p>
          </table:table-cell>
          <table:table-cell office:value-type="float" office:value="-5.0755082285" calcext:value-type="float">
            <text:p>-5.0755082285</text:p>
          </table:table-cell>
          <table:table-cell office:value-type="float" office:value="-19.3626284868" calcext:value-type="float">
            <text:p>-19.3626284868</text:p>
          </table:table-cell>
          <table:table-cell office:value-type="float" office:value="-4.5983096085" calcext:value-type="float">
            <text:p>-4.5983096085</text:p>
          </table:table-cell>
        </table:table-row>
        <table:table-row table:style-name="ro1">
          <table:table-cell office:value-type="float" office:value="-23.6058608562" calcext:value-type="float">
            <text:p>-23.6058608562</text:p>
          </table:table-cell>
          <table:table-cell office:value-type="float" office:value="40.5817522321" calcext:value-type="float">
            <text:p>40.5817522321</text:p>
          </table:table-cell>
          <table:table-cell office:value-type="float" office:value="-50.2263973475" calcext:value-type="float">
            <text:p>-50.2263973475</text:p>
          </table:table-cell>
          <table:table-cell office:value-type="float" office:value="67.9150390625" calcext:value-type="float">
            <text:p>67.9150390625</text:p>
          </table:table-cell>
          <table:table-cell office:value-type="float" office:value="-50.6570385218" calcext:value-type="float">
            <text:p>-50.6570385218</text:p>
          </table:table-cell>
          <table:table-cell office:value-type="float" office:value="68.0126953125" calcext:value-type="float">
            <text:p>68.0126953125</text:p>
          </table:table-cell>
          <table:table-cell office:value-type="float" office:value="959" calcext:value-type="float">
            <text:p>959</text:p>
          </table:table-cell>
          <table:table-cell office:value-type="float" office:value="-20.2045217143" calcext:value-type="float">
            <text:p>-20.2045217143</text:p>
          </table:table-cell>
          <table:table-cell office:value-type="float" office:value="-5.0711519845" calcext:value-type="float">
            <text:p>-5.0711519845</text:p>
          </table:table-cell>
          <table:table-cell office:value-type="float" office:value="-19.3620951276" calcext:value-type="float">
            <text:p>-19.3620951276</text:p>
          </table:table-cell>
          <table:table-cell office:value-type="float" office:value="-4.5987544484" calcext:value-type="float">
            <text:p>-4.5987544484</text:p>
          </table:table-cell>
        </table:table-row>
        <table:table-row table:style-name="ro1">
          <table:table-cell office:value-type="float" office:value="-23.2025638423" calcext:value-type="float">
            <text:p>-23.2025638423</text:p>
          </table:table-cell>
          <table:table-cell office:value-type="float" office:value="40.5064174107" calcext:value-type="float">
            <text:p>40.5064174107</text:p>
          </table:table-cell>
          <table:table-cell office:value-type="float" office:value="-50.2208306789" calcext:value-type="float">
            <text:p>-50.2208306789</text:p>
          </table:table-cell>
          <table:table-cell office:value-type="float" office:value="67.919921875" calcext:value-type="float">
            <text:p>67.919921875</text:p>
          </table:table-cell>
          <table:table-cell office:value-type="float" office:value="-50.6552054644" calcext:value-type="float">
            <text:p>-50.6552054644</text:p>
          </table:table-cell>
          <table:table-cell office:value-type="float" office:value="68.0029296875" calcext:value-type="float">
            <text:p>68.0029296875</text:p>
          </table:table-cell>
          <table:table-cell office:value-type="float" office:value="961" calcext:value-type="float">
            <text:p>961</text:p>
          </table:table-cell>
          <table:table-cell office:value-type="float" office:value="-20.2019712741" calcext:value-type="float">
            <text:p>-20.2019712741</text:p>
          </table:table-cell>
          <table:table-cell office:value-type="float" office:value="-5.0716360116" calcext:value-type="float">
            <text:p>-5.0716360116</text:p>
          </table:table-cell>
          <table:table-cell office:value-type="float" office:value="-19.3612981056" calcext:value-type="float">
            <text:p>-19.3612981056</text:p>
          </table:table-cell>
          <table:table-cell office:value-type="float" office:value="-4.5978647687" calcext:value-type="float">
            <text:p>-4.5978647687</text:p>
          </table:table-cell>
        </table:table-row>
        <table:table-row table:style-name="ro1">
          <table:table-cell office:value-type="float" office:value="-23.5640920673" calcext:value-type="float">
            <text:p>-23.5640920673</text:p>
          </table:table-cell>
          <table:table-cell office:value-type="float" office:value="40.4694475446" calcext:value-type="float">
            <text:p>40.4694475446</text:p>
          </table:table-cell>
          <table:table-cell office:value-type="float" office:value="-50.2256182432" calcext:value-type="float">
            <text:p>-50.2256182432</text:p>
          </table:table-cell>
          <table:table-cell office:value-type="float" office:value="67.8955078125" calcext:value-type="float">
            <text:p>67.8955078125</text:p>
          </table:table-cell>
          <table:table-cell office:value-type="float" office:value="-50.6566087484" calcext:value-type="float">
            <text:p>-50.6566087484</text:p>
          </table:table-cell>
          <table:table-cell office:value-type="float" office:value="68.017578125" calcext:value-type="float">
            <text:p>68.017578125</text:p>
          </table:table-cell>
          <table:table-cell office:value-type="float" office:value="963" calcext:value-type="float">
            <text:p>963</text:p>
          </table:table-cell>
          <table:table-cell office:value-type="float" office:value="-20.2041647578" calcext:value-type="float">
            <text:p>-20.2041647578</text:p>
          </table:table-cell>
          <table:table-cell office:value-type="float" office:value="-5.0692158761" calcext:value-type="float">
            <text:p>-5.0692158761</text:p>
          </table:table-cell>
          <table:table-cell office:value-type="float" office:value="-19.3619082602" calcext:value-type="float">
            <text:p>-19.3619082602</text:p>
          </table:table-cell>
          <table:table-cell office:value-type="float" office:value="-4.5991992883" calcext:value-type="float">
            <text:p>-4.5991992883</text:p>
          </table:table-cell>
        </table:table-row>
        <table:table-row table:style-name="ro1">
          <table:table-cell office:value-type="float" office:value="-23.254996017" calcext:value-type="float">
            <text:p>-23.254996017</text:p>
          </table:table-cell>
          <table:table-cell office:value-type="float" office:value="40.4275948661" calcext:value-type="float">
            <text:p>40.4275948661</text:p>
          </table:table-cell>
          <table:table-cell office:value-type="float" office:value="-50.2234624386" calcext:value-type="float">
            <text:p>-50.2234624386</text:p>
          </table:table-cell>
          <table:table-cell office:value-type="float" office:value="67.890625" calcext:value-type="float">
            <text:p>67.890625</text:p>
          </table:table-cell>
          <table:table-cell office:value-type="float" office:value="-50.6576330423" calcext:value-type="float">
            <text:p>-50.6576330423</text:p>
          </table:table-cell>
          <table:table-cell office:value-type="float" office:value="68.0224609375" calcext:value-type="float">
            <text:p>68.0224609375</text:p>
          </table:table-cell>
          <table:table-cell office:value-type="float" office:value="965" calcext:value-type="float">
            <text:p>965</text:p>
          </table:table-cell>
          <table:table-cell office:value-type="float" office:value="-20.2031770484" calcext:value-type="float">
            <text:p>-20.2031770484</text:p>
          </table:table-cell>
          <table:table-cell office:value-type="float" office:value="-5.068731849" calcext:value-type="float">
            <text:p>-5.068731849</text:p>
          </table:table-cell>
          <table:table-cell office:value-type="float" office:value="-19.362353628" calcext:value-type="float">
            <text:p>-19.362353628</text:p>
          </table:table-cell>
          <table:table-cell office:value-type="float" office:value="-4.5996441281" calcext:value-type="float">
            <text:p>-4.5996441281</text:p>
          </table:table-cell>
        </table:table-row>
        <table:table-row table:style-name="ro1">
          <table:table-cell office:value-type="float" office:value="-23.7008173742" calcext:value-type="float">
            <text:p>-23.7008173742</text:p>
          </table:table-cell>
          <table:table-cell office:value-type="float" office:value="40.7735770089" calcext:value-type="float">
            <text:p>40.7735770089</text:p>
          </table:table-cell>
          <table:table-cell office:value-type="float" office:value="-50.2152655602" calcext:value-type="float">
            <text:p>-50.2152655602</text:p>
          </table:table-cell>
          <table:table-cell office:value-type="float" office:value="67.9296875" calcext:value-type="float">
            <text:p>67.9296875</text:p>
          </table:table-cell>
          <table:table-cell office:value-type="float" office:value="-50.6594865084" calcext:value-type="float">
            <text:p>-50.6594865084</text:p>
          </table:table-cell>
          <table:table-cell office:value-type="float" office:value="67.9931640625" calcext:value-type="float">
            <text:p>67.9931640625</text:p>
          </table:table-cell>
          <table:table-cell office:value-type="float" office:value="966" calcext:value-type="float">
            <text:p>966</text:p>
          </table:table-cell>
          <table:table-cell office:value-type="float" office:value="-20.1994215439" calcext:value-type="float">
            <text:p>-20.1994215439</text:p>
          </table:table-cell>
          <table:table-cell office:value-type="float" office:value="-5.0726040658" calcext:value-type="float">
            <text:p>-5.0726040658</text:p>
          </table:table-cell>
          <table:table-cell office:value-type="float" office:value="-19.3631595238" calcext:value-type="float">
            <text:p>-19.3631595238</text:p>
          </table:table-cell>
          <table:table-cell office:value-type="float" office:value="-4.596975089" calcext:value-type="float">
            <text:p>-4.596975089</text:p>
          </table:table-cell>
        </table:table-row>
        <table:table-row table:style-name="ro1">
          <table:table-cell office:value-type="float" office:value="-22.9330204896" calcext:value-type="float">
            <text:p>-22.9330204896</text:p>
          </table:table-cell>
          <table:table-cell office:value-type="float" office:value="40.4987444196" calcext:value-type="float">
            <text:p>40.4987444196</text:p>
          </table:table-cell>
          <table:table-cell office:value-type="float" office:value="-50.2126819611" calcext:value-type="float">
            <text:p>-50.2126819611</text:p>
          </table:table-cell>
          <table:table-cell office:value-type="float" office:value="67.8662109375" calcext:value-type="float">
            <text:p>67.8662109375</text:p>
          </table:table-cell>
          <table:table-cell office:value-type="float" office:value="-50.643536067" calcext:value-type="float">
            <text:p>-50.643536067</text:p>
          </table:table-cell>
          <table:table-cell office:value-type="float" office:value="67.9931640625" calcext:value-type="float">
            <text:p>67.9931640625</text:p>
          </table:table-cell>
          <table:table-cell office:value-type="float" office:value="968" calcext:value-type="float">
            <text:p>968</text:p>
          </table:table-cell>
          <table:table-cell office:value-type="float" office:value="-20.198237835" calcext:value-type="float">
            <text:p>-20.198237835</text:p>
          </table:table-cell>
          <table:table-cell office:value-type="float" office:value="-5.0663117135" calcext:value-type="float">
            <text:p>-5.0663117135</text:p>
          </table:table-cell>
          <table:table-cell office:value-type="float" office:value="-19.3562241963" calcext:value-type="float">
            <text:p>-19.3562241963</text:p>
          </table:table-cell>
          <table:table-cell office:value-type="float" office:value="-4.596975089" calcext:value-type="float">
            <text:p>-4.596975089</text:p>
          </table:table-cell>
        </table:table-row>
        <table:table-row table:style-name="ro1">
          <table:table-cell office:value-type="float" office:value="-23.6003162955" calcext:value-type="float">
            <text:p>-23.6003162955</text:p>
          </table:table-cell>
          <table:table-cell office:value-type="float" office:value="40.7296316964" calcext:value-type="float">
            <text:p>40.7296316964</text:p>
          </table:table-cell>
          <table:table-cell office:value-type="float" office:value="-50.2131960392" calcext:value-type="float">
            <text:p>-50.2131960392</text:p>
          </table:table-cell>
          <table:table-cell office:value-type="float" office:value="67.900390625" calcext:value-type="float">
            <text:p>67.900390625</text:p>
          </table:table-cell>
          <table:table-cell office:value-type="float" office:value="-50.647236228" calcext:value-type="float">
            <text:p>-50.647236228</text:p>
          </table:table-cell>
          <table:table-cell office:value-type="float" office:value="67.98828125" calcext:value-type="float">
            <text:p>67.98828125</text:p>
          </table:table-cell>
          <table:table-cell office:value-type="float" office:value="970" calcext:value-type="float">
            <text:p>970</text:p>
          </table:table-cell>
          <table:table-cell office:value-type="float" office:value="-20.1984733665" calcext:value-type="float">
            <text:p>-20.1984733665</text:p>
          </table:table-cell>
          <table:table-cell office:value-type="float" office:value="-5.0696999032" calcext:value-type="float">
            <text:p>-5.0696999032</text:p>
          </table:table-cell>
          <table:table-cell office:value-type="float" office:value="-19.3578330439" calcext:value-type="float">
            <text:p>-19.3578330439</text:p>
          </table:table-cell>
          <table:table-cell office:value-type="float" office:value="-4.5965302491" calcext:value-type="float">
            <text:p>-4.5965302491</text:p>
          </table:table-cell>
        </table:table-row>
        <table:table-row table:style-name="ro1">
          <table:table-cell office:value-type="float" office:value="-23.8026128173" calcext:value-type="float">
            <text:p>-23.8026128173</text:p>
          </table:table-cell>
          <table:table-cell office:value-type="float" office:value="40.4129464286" calcext:value-type="float">
            <text:p>40.4129464286</text:p>
          </table:table-cell>
          <table:table-cell office:value-type="float" office:value="-50.2129467964" calcext:value-type="float">
            <text:p>-50.2129467964</text:p>
          </table:table-cell>
          <table:table-cell office:value-type="float" office:value="67.91015625" calcext:value-type="float">
            <text:p>67.91015625</text:p>
          </table:table-cell>
          <table:table-cell office:value-type="float" office:value="-50.646205163" calcext:value-type="float">
            <text:p>-50.646205163</text:p>
          </table:table-cell>
          <table:table-cell office:value-type="float" office:value="67.98828125" calcext:value-type="float">
            <text:p>67.98828125</text:p>
          </table:table-cell>
          <table:table-cell office:value-type="float" office:value="972" calcext:value-type="float">
            <text:p>972</text:p>
          </table:table-cell>
          <table:table-cell office:value-type="float" office:value="-20.1983591727" calcext:value-type="float">
            <text:p>-20.1983591727</text:p>
          </table:table-cell>
          <table:table-cell office:value-type="float" office:value="-5.0706679574" calcext:value-type="float">
            <text:p>-5.0706679574</text:p>
          </table:table-cell>
          <table:table-cell office:value-type="float" office:value="-19.3573847319" calcext:value-type="float">
            <text:p>-19.3573847319</text:p>
          </table:table-cell>
          <table:table-cell office:value-type="float" office:value="-4.5965302491" calcext:value-type="float">
            <text:p>-4.5965302491</text:p>
          </table:table-cell>
        </table:table-row>
        <table:table-row table:style-name="ro1">
          <table:table-cell office:value-type="float" office:value="-23.9296165624" calcext:value-type="float">
            <text:p>-23.9296165624</text:p>
          </table:table-cell>
          <table:table-cell office:value-type="float" office:value="40.83984375" calcext:value-type="float">
            <text:p>40.83984375</text:p>
          </table:table-cell>
          <table:table-cell office:value-type="float" office:value="-50.2124813795" calcext:value-type="float">
            <text:p>-50.2124813795</text:p>
          </table:table-cell>
          <table:table-cell office:value-type="float" office:value="67.880859375" calcext:value-type="float">
            <text:p>67.880859375</text:p>
          </table:table-cell>
          <table:table-cell office:value-type="float" office:value="-50.645539403" calcext:value-type="float">
            <text:p>-50.645539403</text:p>
          </table:table-cell>
          <table:table-cell office:value-type="float" office:value="68.0029296875" calcext:value-type="float">
            <text:p>68.0029296875</text:p>
          </table:table-cell>
          <table:table-cell office:value-type="float" office:value="974" calcext:value-type="float">
            <text:p>974</text:p>
          </table:table-cell>
          <table:table-cell office:value-type="float" office:value="-20.198145936" calcext:value-type="float">
            <text:p>-20.198145936</text:p>
          </table:table-cell>
          <table:table-cell office:value-type="float" office:value="-5.0677637948" calcext:value-type="float">
            <text:p>-5.0677637948</text:p>
          </table:table-cell>
          <table:table-cell office:value-type="float" office:value="-19.3570952563" calcext:value-type="float">
            <text:p>-19.3570952563</text:p>
          </table:table-cell>
          <table:table-cell office:value-type="float" office:value="-4.5978647687" calcext:value-type="float">
            <text:p>-4.5978647687</text:p>
          </table:table-cell>
        </table:table-row>
        <table:table-row table:style-name="ro1">
          <table:table-cell office:value-type="float" office:value="-23.0414165612" calcext:value-type="float">
            <text:p>-23.0414165612</text:p>
          </table:table-cell>
          <table:table-cell office:value-type="float" office:value="40.4359654018" calcext:value-type="float">
            <text:p>40.4359654018</text:p>
          </table:table-cell>
          <table:table-cell office:value-type="float" office:value="-50.2080530643" calcext:value-type="float">
            <text:p>-50.2080530643</text:p>
          </table:table-cell>
          <table:table-cell office:value-type="float" office:value="67.880859375" calcext:value-type="float">
            <text:p>67.880859375</text:p>
          </table:table-cell>
          <table:table-cell office:value-type="float" office:value="-50.6444988728" calcext:value-type="float">
            <text:p>-50.6444988728</text:p>
          </table:table-cell>
          <table:table-cell office:value-type="float" office:value="67.9736328125" calcext:value-type="float">
            <text:p>67.9736328125</text:p>
          </table:table-cell>
          <table:table-cell office:value-type="float" office:value="976" calcext:value-type="float">
            <text:p>976</text:p>
          </table:table-cell>
          <table:table-cell office:value-type="float" office:value="-20.1961170469" calcext:value-type="float">
            <text:p>-20.1961170469</text:p>
          </table:table-cell>
          <table:table-cell office:value-type="float" office:value="-5.0677637948" calcext:value-type="float">
            <text:p>-5.0677637948</text:p>
          </table:table-cell>
          <table:table-cell office:value-type="float" office:value="-19.3566428288" calcext:value-type="float">
            <text:p>-19.3566428288</text:p>
          </table:table-cell>
          <table:table-cell office:value-type="float" office:value="-4.5951957295" calcext:value-type="float">
            <text:p>-4.5951957295</text:p>
          </table:table-cell>
        </table:table-row>
        <table:table-row table:style-name="ro1">
          <table:table-cell office:value-type="float" office:value="-23.5944885428" calcext:value-type="float">
            <text:p>-23.5944885428</text:p>
          </table:table-cell>
          <table:table-cell office:value-type="float" office:value="40.8768136161" calcext:value-type="float">
            <text:p>40.8768136161</text:p>
          </table:table-cell>
          <table:table-cell office:value-type="float" office:value="-50.215187335" calcext:value-type="float">
            <text:p>-50.215187335</text:p>
          </table:table-cell>
          <table:table-cell office:value-type="float" office:value="67.8955078125" calcext:value-type="float">
            <text:p>67.8955078125</text:p>
          </table:table-cell>
          <table:table-cell office:value-type="float" office:value="-50.6461481333" calcext:value-type="float">
            <text:p>-50.6461481333</text:p>
          </table:table-cell>
          <table:table-cell office:value-type="float" office:value="67.978515625" calcext:value-type="float">
            <text:p>67.978515625</text:p>
          </table:table-cell>
          <table:table-cell office:value-type="float" office:value="978" calcext:value-type="float">
            <text:p>978</text:p>
          </table:table-cell>
          <table:table-cell office:value-type="float" office:value="-20.1993857041" calcext:value-type="float">
            <text:p>-20.1993857041</text:p>
          </table:table-cell>
          <table:table-cell office:value-type="float" office:value="-5.0692158761" calcext:value-type="float">
            <text:p>-5.0692158761</text:p>
          </table:table-cell>
          <table:table-cell office:value-type="float" office:value="-19.3573599351" calcext:value-type="float">
            <text:p>-19.3573599351</text:p>
          </table:table-cell>
          <table:table-cell office:value-type="float" office:value="-4.5956405694" calcext:value-type="float">
            <text:p>-4.5956405694</text:p>
          </table:table-cell>
        </table:table-row>
        <table:table-row table:style-name="ro1">
          <table:table-cell office:value-type="float" office:value="-23.0885314618" calcext:value-type="float">
            <text:p>-23.0885314618</text:p>
          </table:table-cell>
          <table:table-cell office:value-type="float" office:value="40.2434430804" calcext:value-type="float">
            <text:p>40.2434430804</text:p>
          </table:table-cell>
          <table:table-cell office:value-type="float" office:value="-50.2110585928" calcext:value-type="float">
            <text:p>-50.2110585928</text:p>
          </table:table-cell>
          <table:table-cell office:value-type="float" office:value="67.8564453125" calcext:value-type="float">
            <text:p>67.8564453125</text:p>
          </table:table-cell>
          <table:table-cell office:value-type="float" office:value="-50.6411322832" calcext:value-type="float">
            <text:p>-50.6411322832</text:p>
          </table:table-cell>
          <table:table-cell office:value-type="float" office:value="67.978515625" calcext:value-type="float">
            <text:p>67.978515625</text:p>
          </table:table-cell>
          <table:table-cell office:value-type="float" office:value="980" calcext:value-type="float">
            <text:p>980</text:p>
          </table:table-cell>
          <table:table-cell office:value-type="float" office:value="-20.1974940681" calcext:value-type="float">
            <text:p>-20.1974940681</text:p>
          </table:table-cell>
          <table:table-cell office:value-type="float" office:value="-5.0653436592" calcext:value-type="float">
            <text:p>-5.0653436592</text:p>
          </table:table-cell>
          <table:table-cell office:value-type="float" office:value="-19.3551790197" calcext:value-type="float">
            <text:p>-19.3551790197</text:p>
          </table:table-cell>
          <table:table-cell office:value-type="float" office:value="-4.5956405694" calcext:value-type="float">
            <text:p>-4.5956405694</text:p>
          </table:table-cell>
        </table:table-row>
        <table:table-row table:style-name="ro1">
          <table:table-cell office:value-type="float" office:value="-23.4250328783" calcext:value-type="float">
            <text:p>-23.4250328783</text:p>
          </table:table-cell>
          <table:table-cell office:value-type="float" office:value="40.4268973214" calcext:value-type="float">
            <text:p>40.4268973214</text:p>
          </table:table-cell>
          <table:table-cell office:value-type="float" office:value="-50.2131723642" calcext:value-type="float">
            <text:p>-50.2131723642</text:p>
          </table:table-cell>
          <table:table-cell office:value-type="float" office:value="67.8662109375" calcext:value-type="float">
            <text:p>67.8662109375</text:p>
          </table:table-cell>
          <table:table-cell office:value-type="float" office:value="-50.6441963434" calcext:value-type="float">
            <text:p>-50.6441963434</text:p>
          </table:table-cell>
          <table:table-cell office:value-type="float" office:value="67.94921875" calcext:value-type="float">
            <text:p>67.94921875</text:p>
          </table:table-cell>
          <table:table-cell office:value-type="float" office:value="982" calcext:value-type="float">
            <text:p>982</text:p>
          </table:table-cell>
          <table:table-cell office:value-type="float" office:value="-20.1984625195" calcext:value-type="float">
            <text:p>-20.1984625195</text:p>
          </table:table-cell>
          <table:table-cell office:value-type="float" office:value="-5.0663117135" calcext:value-type="float">
            <text:p>-5.0663117135</text:p>
          </table:table-cell>
          <table:table-cell office:value-type="float" office:value="-19.3565112876" calcext:value-type="float">
            <text:p>-19.3565112876</text:p>
          </table:table-cell>
          <table:table-cell office:value-type="float" office:value="-4.5929715302" calcext:value-type="float">
            <text:p>-4.5929715302</text:p>
          </table:table-cell>
        </table:table-row>
        <table:table-row table:style-name="ro1">
          <table:table-cell office:value-type="float" office:value="-23.5671468973" calcext:value-type="float">
            <text:p>-23.5671468973</text:p>
          </table:table-cell>
          <table:table-cell office:value-type="float" office:value="40.2141462054" calcext:value-type="float">
            <text:p>40.2141462054</text:p>
          </table:table-cell>
          <table:table-cell office:value-type="float" office:value="-50.2175363302" calcext:value-type="float">
            <text:p>-50.2175363302</text:p>
          </table:table-cell>
          <table:table-cell office:value-type="float" office:value="67.890625" calcext:value-type="float">
            <text:p>67.890625</text:p>
          </table:table-cell>
          <table:table-cell office:value-type="float" office:value="-50.6490865469" calcext:value-type="float">
            <text:p>-50.6490865469</text:p>
          </table:table-cell>
          <table:table-cell office:value-type="float" office:value="67.9736328125" calcext:value-type="float">
            <text:p>67.9736328125</text:p>
          </table:table-cell>
          <table:table-cell office:value-type="float" office:value="984" calcext:value-type="float">
            <text:p>984</text:p>
          </table:table-cell>
          <table:table-cell office:value-type="float" office:value="-20.2004619262" calcext:value-type="float">
            <text:p>-20.2004619262</text:p>
          </table:table-cell>
          <table:table-cell office:value-type="float" office:value="-5.068731849" calcext:value-type="float">
            <text:p>-5.068731849</text:p>
          </table:table-cell>
          <table:table-cell office:value-type="float" office:value="-19.3586375713" calcext:value-type="float">
            <text:p>-19.3586375713</text:p>
          </table:table-cell>
          <table:table-cell office:value-type="float" office:value="-4.5951957295" calcext:value-type="float">
            <text:p>-4.5951957295</text:p>
          </table:table-cell>
        </table:table-row>
        <table:table-row table:style-name="ro1">
          <table:table-cell office:value-type="float" office:value="-24.3836178064" calcext:value-type="float">
            <text:p>-24.3836178064</text:p>
          </table:table-cell>
          <table:table-cell office:value-type="float" office:value="40.7477678571" calcext:value-type="float">
            <text:p>40.7477678571</text:p>
          </table:table-cell>
          <table:table-cell office:value-type="float" office:value="-50.2127171755" calcext:value-type="float">
            <text:p>-50.2127171755</text:p>
          </table:table-cell>
          <table:table-cell office:value-type="float" office:value="67.890625" calcext:value-type="float">
            <text:p>67.890625</text:p>
          </table:table-cell>
          <table:table-cell office:value-type="float" office:value="-50.6423742294" calcext:value-type="float">
            <text:p>-50.6423742294</text:p>
          </table:table-cell>
          <table:table-cell office:value-type="float" office:value="67.96875" calcext:value-type="float">
            <text:p>67.96875</text:p>
          </table:table-cell>
          <table:table-cell office:value-type="float" office:value="985" calcext:value-type="float">
            <text:p>985</text:p>
          </table:table-cell>
          <table:table-cell office:value-type="float" office:value="-20.198253969" calcext:value-type="float">
            <text:p>-20.198253969</text:p>
          </table:table-cell>
          <table:table-cell office:value-type="float" office:value="-5.068731849" calcext:value-type="float">
            <text:p>-5.068731849</text:p>
          </table:table-cell>
          <table:table-cell office:value-type="float" office:value="-19.3557190238" calcext:value-type="float">
            <text:p>-19.3557190238</text:p>
          </table:table-cell>
          <table:table-cell office:value-type="float" office:value="-4.5947508897" calcext:value-type="float">
            <text:p>-4.5947508897</text:p>
          </table:table-cell>
        </table:table-row>
        <table:table-row table:style-name="ro1">
          <table:table-cell office:value-type="float" office:value="-23.4910237031" calcext:value-type="float">
            <text:p>-23.4910237031</text:p>
          </table:table-cell>
          <table:table-cell office:value-type="float" office:value="40.4666573661" calcext:value-type="float">
            <text:p>40.4666573661</text:p>
          </table:table-cell>
          <table:table-cell office:value-type="float" office:value="-50.2158436537" calcext:value-type="float">
            <text:p>-50.2158436537</text:p>
          </table:table-cell>
          <table:table-cell office:value-type="float" office:value="67.8857421875" calcext:value-type="float">
            <text:p>67.8857421875</text:p>
          </table:table-cell>
          <table:table-cell office:value-type="float" office:value="-50.6464355707" calcext:value-type="float">
            <text:p>-50.6464355707</text:p>
          </table:table-cell>
          <table:table-cell office:value-type="float" office:value="67.9638671875" calcext:value-type="float">
            <text:p>67.9638671875</text:p>
          </table:table-cell>
          <table:table-cell office:value-type="float" office:value="987" calcext:value-type="float">
            <text:p>987</text:p>
          </table:table-cell>
          <table:table-cell office:value-type="float" office:value="-20.1996864048" calcext:value-type="float">
            <text:p>-20.1996864048</text:p>
          </table:table-cell>
          <table:table-cell office:value-type="float" office:value="-5.0682478219" calcext:value-type="float">
            <text:p>-5.0682478219</text:p>
          </table:table-cell>
          <table:table-cell office:value-type="float" office:value="-19.3574849143" calcext:value-type="float">
            <text:p>-19.3574849143</text:p>
          </table:table-cell>
          <table:table-cell office:value-type="float" office:value="-4.5943060498" calcext:value-type="float">
            <text:p>-4.5943060498</text:p>
          </table:table-cell>
        </table:table-row>
        <table:table-row table:style-name="ro1">
          <table:table-cell office:value-type="float" office:value="-23.7554206891" calcext:value-type="float">
            <text:p>-23.7554206891</text:p>
          </table:table-cell>
          <table:table-cell office:value-type="float" office:value="40.8147321429" calcext:value-type="float">
            <text:p>40.8147321429</text:p>
          </table:table-cell>
          <table:table-cell office:value-type="float" office:value="-50.2118897915" calcext:value-type="float">
            <text:p>-50.2118897915</text:p>
          </table:table-cell>
          <table:table-cell office:value-type="float" office:value="67.8759765625" calcext:value-type="float">
            <text:p>67.8759765625</text:p>
          </table:table-cell>
          <table:table-cell office:value-type="float" office:value="-50.6422502279" calcext:value-type="float">
            <text:p>-50.6422502279</text:p>
          </table:table-cell>
          <table:table-cell office:value-type="float" office:value="67.9736328125" calcext:value-type="float">
            <text:p>67.9736328125</text:p>
          </table:table-cell>
          <table:table-cell office:value-type="float" office:value="989" calcext:value-type="float">
            <text:p>989</text:p>
          </table:table-cell>
          <table:table-cell office:value-type="float" office:value="-20.1978748924" calcext:value-type="float">
            <text:p>-20.1978748924</text:p>
          </table:table-cell>
          <table:table-cell office:value-type="float" office:value="-5.0672797677" calcext:value-type="float">
            <text:p>-5.0672797677</text:p>
          </table:table-cell>
          <table:table-cell office:value-type="float" office:value="-19.3556651074" calcext:value-type="float">
            <text:p>-19.3556651074</text:p>
          </table:table-cell>
          <table:table-cell office:value-type="float" office:value="-4.5951957295" calcext:value-type="float">
            <text:p>-4.5951957295</text:p>
          </table:table-cell>
        </table:table-row>
        <table:table-row table:style-name="ro1">
          <table:table-cell office:value-type="float" office:value="-23.9302413263" calcext:value-type="float">
            <text:p>-23.9302413263</text:p>
          </table:table-cell>
          <table:table-cell office:value-type="float" office:value="40.3696986607" calcext:value-type="float">
            <text:p>40.3696986607</text:p>
          </table:table-cell>
          <table:table-cell office:value-type="float" office:value="-50.2116599083" calcext:value-type="float">
            <text:p>-50.2116599083</text:p>
          </table:table-cell>
          <table:table-cell office:value-type="float" office:value="67.8466796875" calcext:value-type="float">
            <text:p>67.8466796875</text:p>
          </table:table-cell>
          <table:table-cell office:value-type="float" office:value="-50.6427699089" calcext:value-type="float">
            <text:p>-50.6427699089</text:p>
          </table:table-cell>
          <table:table-cell office:value-type="float" office:value="67.98828125" calcext:value-type="float">
            <text:p>67.98828125</text:p>
          </table:table-cell>
          <table:table-cell office:value-type="float" office:value="991" calcext:value-type="float">
            <text:p>991</text:p>
          </table:table-cell>
          <table:table-cell office:value-type="float" office:value="-20.1977695685" calcext:value-type="float">
            <text:p>-20.1977695685</text:p>
          </table:table-cell>
          <table:table-cell office:value-type="float" office:value="-5.064375605" calcext:value-type="float">
            <text:p>-5.064375605</text:p>
          </table:table-cell>
          <table:table-cell office:value-type="float" office:value="-19.3558910672" calcext:value-type="float">
            <text:p>-19.3558910672</text:p>
          </table:table-cell>
          <table:table-cell office:value-type="float" office:value="-4.5965302491" calcext:value-type="float">
            <text:p>-4.5965302491</text:p>
          </table:table-cell>
        </table:table-row>
        <table:table-row table:style-name="ro1">
          <table:table-cell office:value-type="float" office:value="-24.172521208" calcext:value-type="float">
            <text:p>-24.172521208</text:p>
          </table:table-cell>
          <table:table-cell office:value-type="float" office:value="40.7763671875" calcext:value-type="float">
            <text:p>40.7763671875</text:p>
          </table:table-cell>
          <table:table-cell office:value-type="float" office:value="-50.2122220993" calcext:value-type="float">
            <text:p>-50.2122220993</text:p>
          </table:table-cell>
          <table:table-cell office:value-type="float" office:value="67.8759765625" calcext:value-type="float">
            <text:p>67.8759765625</text:p>
          </table:table-cell>
          <table:table-cell office:value-type="float" office:value="-50.6434187889" calcext:value-type="float">
            <text:p>-50.6434187889</text:p>
          </table:table-cell>
          <table:table-cell office:value-type="float" office:value="67.978515625" calcext:value-type="float">
            <text:p>67.978515625</text:p>
          </table:table-cell>
          <table:table-cell office:value-type="float" office:value="993" calcext:value-type="float">
            <text:p>993</text:p>
          </table:table-cell>
          <table:table-cell office:value-type="float" office:value="-20.1980271435" calcext:value-type="float">
            <text:p>-20.1980271435</text:p>
          </table:table-cell>
          <table:table-cell office:value-type="float" office:value="-5.0672797677" calcext:value-type="float">
            <text:p>-5.0672797677</text:p>
          </table:table-cell>
          <table:table-cell office:value-type="float" office:value="-19.3561732033" calcext:value-type="float">
            <text:p>-19.3561732033</text:p>
          </table:table-cell>
          <table:table-cell office:value-type="float" office:value="-4.5956405694" calcext:value-type="float">
            <text:p>-4.5956405694</text:p>
          </table:table-cell>
        </table:table-row>
        <table:table-row table:style-name="ro1">
          <table:table-cell office:value-type="float" office:value="-23.2991335699" calcext:value-type="float">
            <text:p>-23.2991335699</text:p>
          </table:table-cell>
          <table:table-cell office:value-type="float" office:value="40.4736328125" calcext:value-type="float">
            <text:p>40.4736328125</text:p>
          </table:table-cell>
          <table:table-cell office:value-type="float" office:value="-50.2072678804" calcext:value-type="float">
            <text:p>-50.2072678804</text:p>
          </table:table-cell>
          <table:table-cell office:value-type="float" office:value="67.8759765625" calcext:value-type="float">
            <text:p>67.8759765625</text:p>
          </table:table-cell>
          <table:table-cell office:value-type="float" office:value="-50.6491090775" calcext:value-type="float">
            <text:p>-50.6491090775</text:p>
          </table:table-cell>
          <table:table-cell office:value-type="float" office:value="68.02734375" calcext:value-type="float">
            <text:p>68.02734375</text:p>
          </table:table-cell>
          <table:table-cell office:value-type="float" office:value="995" calcext:value-type="float">
            <text:p>995</text:p>
          </table:table-cell>
          <table:table-cell office:value-type="float" office:value="-20.1957573049" calcext:value-type="float">
            <text:p>-20.1957573049</text:p>
          </table:table-cell>
          <table:table-cell office:value-type="float" office:value="-5.0672797677" calcext:value-type="float">
            <text:p>-5.0672797677</text:p>
          </table:table-cell>
          <table:table-cell office:value-type="float" office:value="-19.3586473677" calcext:value-type="float">
            <text:p>-19.3586473677</text:p>
          </table:table-cell>
          <table:table-cell office:value-type="float" office:value="-4.600088968" calcext:value-type="float">
            <text:p>-4.600088968</text:p>
          </table:table-cell>
        </table:table-row>
        <table:table-row table:style-name="ro1">
          <table:table-cell office:value-type="float" office:value="-24.1406731929" calcext:value-type="float">
            <text:p>-24.1406731929</text:p>
          </table:table-cell>
          <table:table-cell office:value-type="float" office:value="40.6842912946" calcext:value-type="float">
            <text:p>40.6842912946</text:p>
          </table:table-cell>
          <table:table-cell office:value-type="float" office:value="-50.2072400332" calcext:value-type="float">
            <text:p>-50.2072400332</text:p>
          </table:table-cell>
          <table:table-cell office:value-type="float" office:value="67.8759765625" calcext:value-type="float">
            <text:p>67.8759765625</text:p>
          </table:table-cell>
          <table:table-cell office:value-type="float" office:value="-50.6526378632" calcext:value-type="float">
            <text:p>-50.6526378632</text:p>
          </table:table-cell>
          <table:table-cell office:value-type="float" office:value="68.017578125" calcext:value-type="float">
            <text:p>68.017578125</text:p>
          </table:table-cell>
          <table:table-cell office:value-type="float" office:value="997" calcext:value-type="float">
            <text:p>997</text:p>
          </table:table-cell>
          <table:table-cell office:value-type="float" office:value="-20.1957445463" calcext:value-type="float">
            <text:p>-20.1957445463</text:p>
          </table:table-cell>
          <table:table-cell office:value-type="float" office:value="-5.0672797677" calcext:value-type="float">
            <text:p>-5.0672797677</text:p>
          </table:table-cell>
          <table:table-cell office:value-type="float" office:value="-19.3601817004" calcext:value-type="float">
            <text:p>-19.3601817004</text:p>
          </table:table-cell>
          <table:table-cell office:value-type="float" office:value="-4.5991992883" calcext:value-type="float">
            <text:p>-4.5991992883</text:p>
          </table:table-cell>
        </table:table-row>
        <table:table-row table:style-name="ro1">
          <table:table-cell office:value-type="float" office:value="-23.4579568322" calcext:value-type="float">
            <text:p>-23.4579568322</text:p>
          </table:table-cell>
          <table:table-cell office:value-type="float" office:value="40.4429408482" calcext:value-type="float">
            <text:p>40.4429408482</text:p>
          </table:table-cell>
          <table:table-cell office:value-type="float" office:value="-50.2120045185" calcext:value-type="float">
            <text:p>-50.2120045185</text:p>
          </table:table-cell>
          <table:table-cell office:value-type="float" office:value="67.8759765625" calcext:value-type="float">
            <text:p>67.8759765625</text:p>
          </table:table-cell>
          <table:table-cell office:value-type="float" office:value="-50.6543247461" calcext:value-type="float">
            <text:p>-50.6543247461</text:p>
          </table:table-cell>
          <table:table-cell office:value-type="float" office:value="68.02734375" calcext:value-type="float">
            <text:p>68.02734375</text:p>
          </table:table-cell>
          <table:table-cell office:value-type="float" office:value="999" calcext:value-type="float">
            <text:p>999</text:p>
          </table:table-cell>
          <table:table-cell office:value-type="float" office:value="-20.1979274561" calcext:value-type="float">
            <text:p>-20.1979274561</text:p>
          </table:table-cell>
          <table:table-cell office:value-type="float" office:value="-5.0672797677" calcext:value-type="float">
            <text:p>-5.0672797677</text:p>
          </table:table-cell>
          <table:table-cell office:value-type="float" office:value="-19.3609151651" calcext:value-type="float">
            <text:p>-19.3609151651</text:p>
          </table:table-cell>
          <table:table-cell office:value-type="float" office:value="-4.600088968" calcext:value-type="float">
            <text:p>-4.600088968</text:p>
          </table:table-cell>
        </table:table-row>
        <table:table-row table:style-name="ro1">
          <table:table-cell office:value-type="float" office:value="-23.9426649047" calcext:value-type="float">
            <text:p>-23.9426649047</text:p>
          </table:table-cell>
          <table:table-cell office:value-type="float" office:value="40.8977399554" calcext:value-type="float">
            <text:p>40.8977399554</text:p>
          </table:table-cell>
          <table:table-cell office:value-type="float" office:value="-50.2137856722" calcext:value-type="float">
            <text:p>-50.2137856722</text:p>
          </table:table-cell>
          <table:table-cell office:value-type="float" office:value="67.8955078125" calcext:value-type="float">
            <text:p>67.8955078125</text:p>
          </table:table-cell>
          <table:table-cell office:value-type="float" office:value="-50.6538955688" calcext:value-type="float">
            <text:p>-50.6538955688</text:p>
          </table:table-cell>
          <table:table-cell office:value-type="float" office:value="68.0224609375" calcext:value-type="float">
            <text:p>68.0224609375</text:p>
          </table:table-cell>
          <table:table-cell office:value-type="float" office:value="1001" calcext:value-type="float">
            <text:p>1001</text:p>
          </table:table-cell>
          <table:table-cell office:value-type="float" office:value="-20.1987435144" calcext:value-type="float">
            <text:p>-20.1987435144</text:p>
          </table:table-cell>
          <table:table-cell office:value-type="float" office:value="-5.0692158761" calcext:value-type="float">
            <text:p>-5.0692158761</text:p>
          </table:table-cell>
          <table:table-cell office:value-type="float" office:value="-19.3607285568" calcext:value-type="float">
            <text:p>-19.3607285568</text:p>
          </table:table-cell>
          <table:table-cell office:value-type="float" office:value="-4.5996441281" calcext:value-type="float">
            <text:p>-4.5996441281</text:p>
          </table:table-cell>
        </table:table-row>
        <table:table-row table:style-name="ro1">
          <table:table-cell office:value-type="float" office:value="-23.5740269137" calcext:value-type="float">
            <text:p>-23.5740269137</text:p>
          </table:table-cell>
          <table:table-cell office:value-type="float" office:value="40.5873325893" calcext:value-type="float">
            <text:p>40.5873325893</text:p>
          </table:table-cell>
          <table:table-cell office:value-type="float" office:value="-50.206199646" calcext:value-type="float">
            <text:p>-50.206199646</text:p>
          </table:table-cell>
          <table:table-cell office:value-type="float" office:value="67.8564453125" calcext:value-type="float">
            <text:p>67.8564453125</text:p>
          </table:table-cell>
          <table:table-cell office:value-type="float" office:value="-50.6554276943" calcext:value-type="float">
            <text:p>-50.6554276943</text:p>
          </table:table-cell>
          <table:table-cell office:value-type="float" office:value="68.046875" calcext:value-type="float">
            <text:p>68.046875</text:p>
          </table:table-cell>
          <table:table-cell office:value-type="float" office:value="1003" calcext:value-type="float">
            <text:p>1003</text:p>
          </table:table-cell>
          <table:table-cell office:value-type="float" office:value="-20.1952678797" calcext:value-type="float">
            <text:p>-20.1952678797</text:p>
          </table:table-cell>
          <table:table-cell office:value-type="float" office:value="-5.0653436592" calcext:value-type="float">
            <text:p>-5.0653436592</text:p>
          </table:table-cell>
          <table:table-cell office:value-type="float" office:value="-19.3613947322" calcext:value-type="float">
            <text:p>-19.3613947322</text:p>
          </table:table-cell>
          <table:table-cell office:value-type="float" office:value="-4.6018683274" calcext:value-type="float">
            <text:p>-4.6018683274</text:p>
          </table:table-cell>
        </table:table-row>
        <table:table-row table:style-name="ro1">
          <table:table-cell office:value-type="float" office:value="-23.878304166" calcext:value-type="float">
            <text:p>-23.878304166</text:p>
          </table:table-cell>
          <table:table-cell office:value-type="float" office:value="40.7972935268" calcext:value-type="float">
            <text:p>40.7972935268</text:p>
          </table:table-cell>
          <table:table-cell office:value-type="float" office:value="-50.2096962214" calcext:value-type="float">
            <text:p>-50.2096962214</text:p>
          </table:table-cell>
          <table:table-cell office:value-type="float" office:value="67.87109375" calcext:value-type="float">
            <text:p>67.87109375</text:p>
          </table:table-cell>
          <table:table-cell office:value-type="float" office:value="-50.6532913446" calcext:value-type="float">
            <text:p>-50.6532913446</text:p>
          </table:table-cell>
          <table:table-cell office:value-type="float" office:value="68.017578125" calcext:value-type="float">
            <text:p>68.017578125</text:p>
          </table:table-cell>
          <table:table-cell office:value-type="float" office:value="1004" calcext:value-type="float">
            <text:p>1004</text:p>
          </table:table-cell>
          <table:table-cell office:value-type="float" office:value="-20.1968698803" calcext:value-type="float">
            <text:p>-20.1968698803</text:p>
          </table:table-cell>
          <table:table-cell office:value-type="float" office:value="-5.0667957406" calcext:value-type="float">
            <text:p>-5.0667957406</text:p>
          </table:table-cell>
          <table:table-cell office:value-type="float" office:value="-19.3604658373" calcext:value-type="float">
            <text:p>-19.3604658373</text:p>
          </table:table-cell>
          <table:table-cell office:value-type="float" office:value="-4.5991992883" calcext:value-type="float">
            <text:p>-4.5991992883</text:p>
          </table:table-cell>
        </table:table-row>
        <table:table-row table:style-name="ro1">
          <table:table-cell office:value-type="float" office:value="-23.4274397731" calcext:value-type="float">
            <text:p>-23.4274397731</text:p>
          </table:table-cell>
          <table:table-cell office:value-type="float" office:value="40.5782645089" calcext:value-type="float">
            <text:p>40.5782645089</text:p>
          </table:table-cell>
          <table:table-cell office:value-type="float" office:value="-50.2122400761" calcext:value-type="float">
            <text:p>-50.2122400761</text:p>
          </table:table-cell>
          <table:table-cell office:value-type="float" office:value="67.8662109375" calcext:value-type="float">
            <text:p>67.8662109375</text:p>
          </table:table-cell>
          <table:table-cell office:value-type="float" office:value="-50.6411944866" calcext:value-type="float">
            <text:p>-50.6411944866</text:p>
          </table:table-cell>
          <table:table-cell office:value-type="float" office:value="67.9931640625" calcext:value-type="float">
            <text:p>67.9931640625</text:p>
          </table:table-cell>
          <table:table-cell office:value-type="float" office:value="1006" calcext:value-type="float">
            <text:p>1006</text:p>
          </table:table-cell>
          <table:table-cell office:value-type="float" office:value="-20.1980353798" calcext:value-type="float">
            <text:p>-20.1980353798</text:p>
          </table:table-cell>
          <table:table-cell office:value-type="float" office:value="-5.0663117135" calcext:value-type="float">
            <text:p>-5.0663117135</text:p>
          </table:table-cell>
          <table:table-cell office:value-type="float" office:value="-19.3552060661" calcext:value-type="float">
            <text:p>-19.3552060661</text:p>
          </table:table-cell>
          <table:table-cell office:value-type="float" office:value="-4.596975089" calcext:value-type="float">
            <text:p>-4.596975089</text:p>
          </table:table-cell>
        </table:table-row>
        <table:table-row table:style-name="ro1">
          <table:table-cell office:value-type="float" office:value="-23.5775892075" calcext:value-type="float">
            <text:p>-23.5775892075</text:p>
          </table:table-cell>
          <table:table-cell office:value-type="float" office:value="40.7107979911" calcext:value-type="float">
            <text:p>40.7107979911</text:p>
          </table:table-cell>
          <table:table-cell office:value-type="float" office:value="-50.2092272997" calcext:value-type="float">
            <text:p>-50.2092272997</text:p>
          </table:table-cell>
          <table:table-cell office:value-type="float" office:value="67.861328125" calcext:value-type="float">
            <text:p>67.861328125</text:p>
          </table:table-cell>
          <table:table-cell office:value-type="float" office:value="-50.6432471991" calcext:value-type="float">
            <text:p>-50.6432471991</text:p>
          </table:table-cell>
          <table:table-cell office:value-type="float" office:value="67.998046875" calcext:value-type="float">
            <text:p>67.998046875</text:p>
          </table:table-cell>
          <table:table-cell office:value-type="float" office:value="1008" calcext:value-type="float">
            <text:p>1008</text:p>
          </table:table-cell>
          <table:table-cell office:value-type="float" office:value="-20.1966550378" calcext:value-type="float">
            <text:p>-20.1966550378</text:p>
          </table:table-cell>
          <table:table-cell office:value-type="float" office:value="-5.0658276864" calcext:value-type="float">
            <text:p>-5.0658276864</text:p>
          </table:table-cell>
          <table:table-cell office:value-type="float" office:value="-19.3560985952" calcext:value-type="float">
            <text:p>-19.3560985952</text:p>
          </table:table-cell>
          <table:table-cell office:value-type="float" office:value="-4.5974199288" calcext:value-type="float">
            <text:p>-4.5974199288</text:p>
          </table:table-cell>
        </table:table-row>
        <table:table-row table:style-name="ro1">
          <table:table-cell office:value-type="float" office:value="-23.2388079315" calcext:value-type="float">
            <text:p>-23.2388079315</text:p>
          </table:table-cell>
          <table:table-cell office:value-type="float" office:value="40.5057198661" calcext:value-type="float">
            <text:p>40.5057198661</text:p>
          </table:table-cell>
          <table:table-cell office:value-type="float" office:value="-50.2060212851" calcext:value-type="float">
            <text:p>-50.2060212851</text:p>
          </table:table-cell>
          <table:table-cell office:value-type="float" office:value="67.8759765625" calcext:value-type="float">
            <text:p>67.8759765625</text:p>
          </table:table-cell>
          <table:table-cell office:value-type="float" office:value="-50.6561602354" calcext:value-type="float">
            <text:p>-50.6561602354</text:p>
          </table:table-cell>
          <table:table-cell office:value-type="float" office:value="68.0419921875" calcext:value-type="float">
            <text:p>68.0419921875</text:p>
          </table:table-cell>
          <table:table-cell office:value-type="float" office:value="1010" calcext:value-type="float">
            <text:p>1010</text:p>
          </table:table-cell>
          <table:table-cell office:value-type="float" office:value="-20.1951861613" calcext:value-type="float">
            <text:p>-20.1951861613</text:p>
          </table:table-cell>
          <table:table-cell office:value-type="float" office:value="-5.0672797677" calcext:value-type="float">
            <text:p>-5.0672797677</text:p>
          </table:table-cell>
          <table:table-cell office:value-type="float" office:value="-19.3617132446" calcext:value-type="float">
            <text:p>-19.3617132446</text:p>
          </table:table-cell>
          <table:table-cell office:value-type="float" office:value="-4.6014234875" calcext:value-type="float">
            <text:p>-4.6014234875</text:p>
          </table:table-cell>
        </table:table-row>
        <table:table-row table:style-name="ro1">
          <table:table-cell office:value-type="float" office:value="-23.7241602885" calcext:value-type="float">
            <text:p>-23.7241602885</text:p>
          </table:table-cell>
          <table:table-cell office:value-type="float" office:value="40.5454799107" calcext:value-type="float">
            <text:p>40.5454799107</text:p>
          </table:table-cell>
          <table:table-cell office:value-type="float" office:value="-50.211392951" calcext:value-type="float">
            <text:p>-50.211392951</text:p>
          </table:table-cell>
          <table:table-cell office:value-type="float" office:value="67.87109375" calcext:value-type="float">
            <text:p>67.87109375</text:p>
          </table:table-cell>
          <table:table-cell office:value-type="float" office:value="-50.6409285069" calcext:value-type="float">
            <text:p>-50.6409285069</text:p>
          </table:table-cell>
          <table:table-cell office:value-type="float" office:value="67.9833984375" calcext:value-type="float">
            <text:p>67.9833984375</text:p>
          </table:table-cell>
          <table:table-cell office:value-type="float" office:value="1012" calcext:value-type="float">
            <text:p>1012</text:p>
          </table:table-cell>
          <table:table-cell office:value-type="float" office:value="-20.1976472586" calcext:value-type="float">
            <text:p>-20.1976472586</text:p>
          </table:table-cell>
          <table:table-cell office:value-type="float" office:value="-5.0667957406" calcext:value-type="float">
            <text:p>-5.0667957406</text:p>
          </table:table-cell>
          <table:table-cell office:value-type="float" office:value="-19.3550904168" calcext:value-type="float">
            <text:p>-19.3550904168</text:p>
          </table:table-cell>
          <table:table-cell office:value-type="float" office:value="-4.5960854093" calcext:value-type="float">
            <text:p>-4.5960854093</text:p>
          </table:table-cell>
        </table:table-row>
        <table:table-row table:style-name="ro1">
          <table:table-cell office:value-type="float" office:value="-23.7846508145" calcext:value-type="float">
            <text:p>-23.7846508145</text:p>
          </table:table-cell>
          <table:table-cell office:value-type="float" office:value="40.7477678571" calcext:value-type="float">
            <text:p>40.7477678571</text:p>
          </table:table-cell>
          <table:table-cell office:value-type="float" office:value="-50.2101621866" calcext:value-type="float">
            <text:p>-50.2101621866</text:p>
          </table:table-cell>
          <table:table-cell office:value-type="float" office:value="67.8662109375" calcext:value-type="float">
            <text:p>67.8662109375</text:p>
          </table:table-cell>
          <table:table-cell office:value-type="float" office:value="-50.6410751581" calcext:value-type="float">
            <text:p>-50.6410751581</text:p>
          </table:table-cell>
          <table:table-cell office:value-type="float" office:value="67.9638671875" calcext:value-type="float">
            <text:p>67.9638671875</text:p>
          </table:table-cell>
          <table:table-cell office:value-type="float" office:value="1014" calcext:value-type="float">
            <text:p>1014</text:p>
          </table:table-cell>
          <table:table-cell office:value-type="float" office:value="-20.1970833682" calcext:value-type="float">
            <text:p>-20.1970833682</text:p>
          </table:table-cell>
          <table:table-cell office:value-type="float" office:value="-5.0663117135" calcext:value-type="float">
            <text:p>-5.0663117135</text:p>
          </table:table-cell>
          <table:table-cell office:value-type="float" office:value="-19.3551541815" calcext:value-type="float">
            <text:p>-19.3551541815</text:p>
          </table:table-cell>
          <table:table-cell office:value-type="float" office:value="-4.5943060498" calcext:value-type="float">
            <text:p>-4.5943060498</text:p>
          </table:table-cell>
        </table:table-row>
        <table:table-row table:style-name="ro1">
          <table:table-cell office:value-type="float" office:value="-24.2125750721" calcext:value-type="float">
            <text:p>-24.2125750721</text:p>
          </table:table-cell>
          <table:table-cell office:value-type="float" office:value="40.6926618304" calcext:value-type="float">
            <text:p>40.6926618304</text:p>
          </table:table-cell>
          <table:table-cell office:value-type="float" office:value="-50.2085025311" calcext:value-type="float">
            <text:p>-50.2085025311</text:p>
          </table:table-cell>
          <table:table-cell office:value-type="float" office:value="67.8662109375" calcext:value-type="float">
            <text:p>67.8662109375</text:p>
          </table:table-cell>
          <table:table-cell office:value-type="float" office:value="-50.652220273" calcext:value-type="float">
            <text:p>-50.652220273</text:p>
          </table:table-cell>
          <table:table-cell office:value-type="float" office:value="68.02734375" calcext:value-type="float">
            <text:p>68.02734375</text:p>
          </table:table-cell>
          <table:table-cell office:value-type="float" office:value="1016" calcext:value-type="float">
            <text:p>1016</text:p>
          </table:table-cell>
          <table:table-cell office:value-type="float" office:value="-20.1963229758" calcext:value-type="float">
            <text:p>-20.1963229758</text:p>
          </table:table-cell>
          <table:table-cell office:value-type="float" office:value="-5.0663117135" calcext:value-type="float">
            <text:p>-5.0663117135</text:p>
          </table:table-cell>
          <table:table-cell office:value-type="float" office:value="-19.3600001303" calcext:value-type="float">
            <text:p>-19.3600001303</text:p>
          </table:table-cell>
          <table:table-cell office:value-type="float" office:value="-4.600088968" calcext:value-type="float">
            <text:p>-4.600088968</text:p>
          </table:table-cell>
        </table:table-row>
        <table:table-row table:style-name="ro1">
          <table:table-cell office:value-type="float" office:value="-24.192948828" calcext:value-type="float">
            <text:p>-24.192948828</text:p>
          </table:table-cell>
          <table:table-cell office:value-type="float" office:value="40.9270368304" calcext:value-type="float">
            <text:p>40.9270368304</text:p>
          </table:table-cell>
          <table:table-cell office:value-type="float" office:value="-50.2058845282" calcext:value-type="float">
            <text:p>-50.2058845282</text:p>
          </table:table-cell>
          <table:table-cell office:value-type="float" office:value="67.8759765625" calcext:value-type="float">
            <text:p>67.8759765625</text:p>
          </table:table-cell>
          <table:table-cell office:value-type="float" office:value="-50.653414011" calcext:value-type="float">
            <text:p>-50.653414011</text:p>
          </table:table-cell>
          <table:table-cell office:value-type="float" office:value="68.0322265625" calcext:value-type="float">
            <text:p>68.0322265625</text:p>
          </table:table-cell>
          <table:table-cell office:value-type="float" office:value="1018" calcext:value-type="float">
            <text:p>1018</text:p>
          </table:table-cell>
          <table:table-cell office:value-type="float" office:value="-20.1951235044" calcext:value-type="float">
            <text:p>-20.1951235044</text:p>
          </table:table-cell>
          <table:table-cell office:value-type="float" office:value="-5.0672797677" calcext:value-type="float">
            <text:p>-5.0672797677</text:p>
          </table:table-cell>
          <table:table-cell office:value-type="float" office:value="-19.3605191732" calcext:value-type="float">
            <text:p>-19.3605191732</text:p>
          </table:table-cell>
          <table:table-cell office:value-type="float" office:value="-4.6005338078" calcext:value-type="float">
            <text:p>-4.6005338078</text:p>
          </table:table-cell>
        </table:table-row>
        <table:table-row table:style-name="ro1">
          <table:table-cell office:value-type="float" office:value="-23.9359550502" calcext:value-type="float">
            <text:p>-23.9359550502</text:p>
          </table:table-cell>
          <table:table-cell office:value-type="float" office:value="40.7254464286" calcext:value-type="float">
            <text:p>40.7254464286</text:p>
          </table:table-cell>
          <table:table-cell office:value-type="float" office:value="-50.2098280668" calcext:value-type="float">
            <text:p>-50.2098280668</text:p>
          </table:table-cell>
          <table:table-cell office:value-type="float" office:value="67.8857421875" calcext:value-type="float">
            <text:p>67.8857421875</text:p>
          </table:table-cell>
          <table:table-cell office:value-type="float" office:value="-50.6519436598" calcext:value-type="float">
            <text:p>-50.6519436598</text:p>
          </table:table-cell>
          <table:table-cell office:value-type="float" office:value="68.0224609375" calcext:value-type="float">
            <text:p>68.0224609375</text:p>
          </table:table-cell>
          <table:table-cell office:value-type="float" office:value="1020" calcext:value-type="float">
            <text:p>1020</text:p>
          </table:table-cell>
          <table:table-cell office:value-type="float" office:value="-20.196930287" calcext:value-type="float">
            <text:p>-20.196930287</text:p>
          </table:table-cell>
          <table:table-cell office:value-type="float" office:value="-5.0682478219" calcext:value-type="float">
            <text:p>-5.0682478219</text:p>
          </table:table-cell>
          <table:table-cell office:value-type="float" office:value="-19.3598798575" calcext:value-type="float">
            <text:p>-19.3598798575</text:p>
          </table:table-cell>
          <table:table-cell office:value-type="float" office:value="-4.5996441281" calcext:value-type="float">
            <text:p>-4.5996441281</text:p>
          </table:table-cell>
        </table:table-row>
        <table:table-row table:style-name="ro1">
          <table:table-cell office:value-type="float" office:value="-23.6555780892" calcext:value-type="float">
            <text:p>-23.6555780892</text:p>
          </table:table-cell>
          <table:table-cell office:value-type="float" office:value="40.4680524554" calcext:value-type="float">
            <text:p>40.4680524554</text:p>
          </table:table-cell>
          <table:table-cell office:value-type="float" office:value="-50.2120792627" calcext:value-type="float">
            <text:p>-50.2120792627</text:p>
          </table:table-cell>
          <table:table-cell office:value-type="float" office:value="67.8662109375" calcext:value-type="float">
            <text:p>67.8662109375</text:p>
          </table:table-cell>
          <table:table-cell office:value-type="float" office:value="-50.6450129271" calcext:value-type="float">
            <text:p>-50.6450129271</text:p>
          </table:table-cell>
          <table:table-cell office:value-type="float" office:value="68.0029296875" calcext:value-type="float">
            <text:p>68.0029296875</text:p>
          </table:table-cell>
          <table:table-cell office:value-type="float" office:value="1022" calcext:value-type="float">
            <text:p>1022</text:p>
          </table:table-cell>
          <table:table-cell office:value-type="float" office:value="-20.1979617011" calcext:value-type="float">
            <text:p>-20.1979617011</text:p>
          </table:table-cell>
          <table:table-cell office:value-type="float" office:value="-5.0663117135" calcext:value-type="float">
            <text:p>-5.0663117135</text:p>
          </table:table-cell>
          <table:table-cell office:value-type="float" office:value="-19.3568663421" calcext:value-type="float">
            <text:p>-19.3568663421</text:p>
          </table:table-cell>
          <table:table-cell office:value-type="float" office:value="-4.5978647687" calcext:value-type="float">
            <text:p>-4.5978647687</text:p>
          </table:table-cell>
        </table:table-row>
        <table:table-row table:style-name="ro1">
          <table:table-cell office:value-type="float" office:value="-23.7665230338" calcext:value-type="float">
            <text:p>-23.7665230338</text:p>
          </table:table-cell>
          <table:table-cell office:value-type="float" office:value="40.6159319196" calcext:value-type="float">
            <text:p>40.6159319196</text:p>
          </table:table-cell>
          <table:table-cell office:value-type="float" office:value="-50.2087605476" calcext:value-type="float">
            <text:p>-50.2087605476</text:p>
          </table:table-cell>
          <table:table-cell office:value-type="float" office:value="67.87109375" calcext:value-type="float">
            <text:p>67.87109375</text:p>
          </table:table-cell>
          <table:table-cell office:value-type="float" office:value="-50.6526717663" calcext:value-type="float">
            <text:p>-50.6526717663</text:p>
          </table:table-cell>
          <table:table-cell office:value-type="float" office:value="68.0322265625" calcext:value-type="float">
            <text:p>68.0322265625</text:p>
          </table:table-cell>
          <table:table-cell office:value-type="float" office:value="1023" calcext:value-type="float">
            <text:p>1023</text:p>
          </table:table-cell>
          <table:table-cell office:value-type="float" office:value="-20.1964411894" calcext:value-type="float">
            <text:p>-20.1964411894</text:p>
          </table:table-cell>
          <table:table-cell office:value-type="float" office:value="-5.0667957406" calcext:value-type="float">
            <text:p>-5.0667957406</text:p>
          </table:table-cell>
          <table:table-cell office:value-type="float" office:value="-19.3601964417" calcext:value-type="float">
            <text:p>-19.3601964417</text:p>
          </table:table-cell>
          <table:table-cell office:value-type="float" office:value="-4.6005338078" calcext:value-type="float">
            <text:p>-4.6005338078</text:p>
          </table:table-cell>
        </table:table-row>
        <table:table-row table:style-name="ro1">
          <table:table-cell office:value-type="float" office:value="-23.808913586" calcext:value-type="float">
            <text:p>-23.808913586</text:p>
          </table:table-cell>
          <table:table-cell office:value-type="float" office:value="40.546875" calcext:value-type="float">
            <text:p>40.546875</text:p>
          </table:table-cell>
          <table:table-cell office:value-type="float" office:value="-50.2143972874" calcext:value-type="float">
            <text:p>-50.2143972874</text:p>
          </table:table-cell>
          <table:table-cell office:value-type="float" office:value="67.841796875" calcext:value-type="float">
            <text:p>67.841796875</text:p>
          </table:table-cell>
          <table:table-cell office:value-type="float" office:value="-50.6455665827" calcext:value-type="float">
            <text:p>-50.6455665827</text:p>
          </table:table-cell>
          <table:table-cell office:value-type="float" office:value="67.94921875" calcext:value-type="float">
            <text:p>67.94921875</text:p>
          </table:table-cell>
          <table:table-cell office:value-type="float" office:value="1025" calcext:value-type="float">
            <text:p>1025</text:p>
          </table:table-cell>
          <table:table-cell office:value-type="float" office:value="-20.1990237337" calcext:value-type="float">
            <text:p>-20.1990237337</text:p>
          </table:table-cell>
          <table:table-cell office:value-type="float" office:value="-5.0638915779" calcext:value-type="float">
            <text:p>-5.0638915779</text:p>
          </table:table-cell>
          <table:table-cell office:value-type="float" office:value="-19.3571070742" calcext:value-type="float">
            <text:p>-19.3571070742</text:p>
          </table:table-cell>
          <table:table-cell office:value-type="float" office:value="-4.5929715302" calcext:value-type="float">
            <text:p>-4.5929715302</text:p>
          </table:table-cell>
        </table:table-row>
        <table:table-row table:style-name="ro1">
          <table:table-cell office:value-type="float" office:value="-23.4350348175" calcext:value-type="float">
            <text:p>-23.4350348175</text:p>
          </table:table-cell>
          <table:table-cell office:value-type="float" office:value="40.6842912946" calcext:value-type="float">
            <text:p>40.6842912946</text:p>
          </table:table-cell>
          <table:table-cell office:value-type="float" office:value="-50.2160844564" calcext:value-type="float">
            <text:p>-50.2160844564</text:p>
          </table:table-cell>
          <table:table-cell office:value-type="float" office:value="67.8369140625" calcext:value-type="float">
            <text:p>67.8369140625</text:p>
          </table:table-cell>
          <table:table-cell office:value-type="float" office:value="-50.6450546026" calcext:value-type="float">
            <text:p>-50.6450546026</text:p>
          </table:table-cell>
          <table:table-cell office:value-type="float" office:value="67.9638671875" calcext:value-type="float">
            <text:p>67.9638671875</text:p>
          </table:table-cell>
          <table:table-cell office:value-type="float" office:value="1027" calcext:value-type="float">
            <text:p>1027</text:p>
          </table:table-cell>
          <table:table-cell office:value-type="float" office:value="-20.1997967317" calcext:value-type="float">
            <text:p>-20.1997967317</text:p>
          </table:table-cell>
          <table:table-cell office:value-type="float" office:value="-5.0634075508" calcext:value-type="float">
            <text:p>-5.0634075508</text:p>
          </table:table-cell>
          <table:table-cell office:value-type="float" office:value="-19.3568844628" calcext:value-type="float">
            <text:p>-19.3568844628</text:p>
          </table:table-cell>
          <table:table-cell office:value-type="float" office:value="-4.5943060498" calcext:value-type="float">
            <text:p>-4.5943060498</text:p>
          </table:table-cell>
        </table:table-row>
        <table:table-row table:style-name="ro1">
          <table:table-cell office:value-type="float" office:value="-24.1786817674" calcext:value-type="float">
            <text:p>-24.1786817674</text:p>
          </table:table-cell>
          <table:table-cell office:value-type="float" office:value="40.7094029018" calcext:value-type="float">
            <text:p>40.7094029018</text:p>
          </table:table-cell>
          <table:table-cell office:value-type="float" office:value="-50.2136227846" calcext:value-type="float">
            <text:p>-50.2136227846</text:p>
          </table:table-cell>
          <table:table-cell office:value-type="float" office:value="67.8369140625" calcext:value-type="float">
            <text:p>67.8369140625</text:p>
          </table:table-cell>
          <table:table-cell office:value-type="float" office:value="-50.6438959599" calcext:value-type="float">
            <text:p>-50.6438959599</text:p>
          </table:table-cell>
          <table:table-cell office:value-type="float" office:value="67.9736328125" calcext:value-type="float">
            <text:p>67.9736328125</text:p>
          </table:table-cell>
          <table:table-cell office:value-type="float" office:value="1029" calcext:value-type="float">
            <text:p>1029</text:p>
          </table:table-cell>
          <table:table-cell office:value-type="float" office:value="-20.1986688853" calcext:value-type="float">
            <text:p>-20.1986688853</text:p>
          </table:table-cell>
          <table:table-cell office:value-type="float" office:value="-5.0634075508" calcext:value-type="float">
            <text:p>-5.0634075508</text:p>
          </table:table-cell>
          <table:table-cell office:value-type="float" office:value="-19.3563806794" calcext:value-type="float">
            <text:p>-19.3563806794</text:p>
          </table:table-cell>
          <table:table-cell office:value-type="float" office:value="-4.5951957295" calcext:value-type="float">
            <text:p>-4.5951957295</text:p>
          </table:table-cell>
        </table:table-row>
        <table:table-row table:style-name="ro1">
          <table:table-cell office:value-type="float" office:value="-23.5078843296" calcext:value-type="float">
            <text:p>-23.5078843296</text:p>
          </table:table-cell>
          <table:table-cell office:value-type="float" office:value="40.3592354911" calcext:value-type="float">
            <text:p>40.3592354911</text:p>
          </table:table-cell>
          <table:table-cell office:value-type="float" office:value="-50.2131187201" calcext:value-type="float">
            <text:p>-50.2131187201</text:p>
          </table:table-cell>
          <table:table-cell office:value-type="float" office:value="67.8271484375" calcext:value-type="float">
            <text:p>67.8271484375</text:p>
          </table:table-cell>
          <table:table-cell office:value-type="float" office:value="-50.6430669308" calcext:value-type="float">
            <text:p>-50.6430669308</text:p>
          </table:table-cell>
          <table:table-cell office:value-type="float" office:value="67.9736328125" calcext:value-type="float">
            <text:p>67.9736328125</text:p>
          </table:table-cell>
          <table:table-cell office:value-type="float" office:value="1031" calcext:value-type="float">
            <text:p>1031</text:p>
          </table:table-cell>
          <table:table-cell office:value-type="float" office:value="-20.1984379417" calcext:value-type="float">
            <text:p>-20.1984379417</text:p>
          </table:table-cell>
          <table:table-cell office:value-type="float" office:value="-5.0624394966" calcext:value-type="float">
            <text:p>-5.0624394966</text:p>
          </table:table-cell>
          <table:table-cell office:value-type="float" office:value="-19.3560202137" calcext:value-type="float">
            <text:p>-19.3560202137</text:p>
          </table:table-cell>
          <table:table-cell office:value-type="float" office:value="-4.5951957295" calcext:value-type="float">
            <text:p>-4.5951957295</text:p>
          </table:table-cell>
        </table:table-row>
        <table:table-row table:style-name="ro1">
          <table:table-cell office:value-type="float" office:value="-23.9018962664" calcext:value-type="float">
            <text:p>-23.9018962664</text:p>
          </table:table-cell>
          <table:table-cell office:value-type="float" office:value="40.6710379464" calcext:value-type="float">
            <text:p>40.6710379464</text:p>
          </table:table-cell>
          <table:table-cell office:value-type="float" office:value="-50.2136161327" calcext:value-type="float">
            <text:p>-50.2136161327</text:p>
          </table:table-cell>
          <table:table-cell office:value-type="float" office:value="67.841796875" calcext:value-type="float">
            <text:p>67.841796875</text:p>
          </table:table-cell>
          <table:table-cell office:value-type="float" office:value="-50.6425071955" calcext:value-type="float">
            <text:p>-50.6425071955</text:p>
          </table:table-cell>
          <table:table-cell office:value-type="float" office:value="67.96875" calcext:value-type="float">
            <text:p>67.96875</text:p>
          </table:table-cell>
          <table:table-cell office:value-type="float" office:value="1033" calcext:value-type="float">
            <text:p>1033</text:p>
          </table:table-cell>
          <table:table-cell office:value-type="float" office:value="-20.1986658377" calcext:value-type="float">
            <text:p>-20.1986658377</text:p>
          </table:table-cell>
          <table:table-cell office:value-type="float" office:value="-5.0638915779" calcext:value-type="float">
            <text:p>-5.0638915779</text:p>
          </table:table-cell>
          <table:table-cell office:value-type="float" office:value="-19.3557768381" calcext:value-type="float">
            <text:p>-19.3557768381</text:p>
          </table:table-cell>
          <table:table-cell office:value-type="float" office:value="-4.5947508897" calcext:value-type="float">
            <text:p>-4.5947508897</text:p>
          </table:table-cell>
        </table:table-row>
        <table:table-row table:style-name="ro1">
          <table:table-cell office:value-type="float" office:value="-23.72379048" calcext:value-type="float">
            <text:p>-23.72379048</text:p>
          </table:table-cell>
          <table:table-cell office:value-type="float" office:value="40.4708426339" calcext:value-type="float">
            <text:p>40.4708426339</text:p>
          </table:table-cell>
          <table:table-cell office:value-type="float" office:value="-50.2150158644" calcext:value-type="float">
            <text:p>-50.2150158644</text:p>
          </table:table-cell>
          <table:table-cell office:value-type="float" office:value="67.8515625" calcext:value-type="float">
            <text:p>67.8515625</text:p>
          </table:table-cell>
          <table:table-cell office:value-type="float" office:value="-50.6419609308" calcext:value-type="float">
            <text:p>-50.6419609308</text:p>
          </table:table-cell>
          <table:table-cell office:value-type="float" office:value="67.96875" calcext:value-type="float">
            <text:p>67.96875</text:p>
          </table:table-cell>
          <table:table-cell office:value-type="float" office:value="1035" calcext:value-type="float">
            <text:p>1035</text:p>
          </table:table-cell>
          <table:table-cell office:value-type="float" office:value="-20.1993071426" calcext:value-type="float">
            <text:p>-20.1993071426</text:p>
          </table:table-cell>
          <table:table-cell office:value-type="float" office:value="-5.0648596321" calcext:value-type="float">
            <text:p>-5.0648596321</text:p>
          </table:table-cell>
          <table:table-cell office:value-type="float" office:value="-19.3555393196" calcext:value-type="float">
            <text:p>-19.3555393196</text:p>
          </table:table-cell>
          <table:table-cell office:value-type="float" office:value="-4.5947508897" calcext:value-type="float">
            <text:p>-4.5947508897</text:p>
          </table:table-cell>
        </table:table-row>
        <table:table-row table:style-name="ro1">
          <table:table-cell office:value-type="float" office:value="-23.3087616452" calcext:value-type="float">
            <text:p>-23.3087616452</text:p>
          </table:table-cell>
          <table:table-cell office:value-type="float" office:value="40.5154854911" calcext:value-type="float">
            <text:p>40.5154854911</text:p>
          </table:table-cell>
          <table:table-cell office:value-type="float" office:value="-50.2110606909" calcext:value-type="float">
            <text:p>-50.2110606909</text:p>
          </table:table-cell>
          <table:table-cell office:value-type="float" office:value="67.841796875" calcext:value-type="float">
            <text:p>67.841796875</text:p>
          </table:table-cell>
          <table:table-cell office:value-type="float" office:value="-50.6459180117" calcext:value-type="float">
            <text:p>-50.6459180117</text:p>
          </table:table-cell>
          <table:table-cell office:value-type="float" office:value="67.9931640625" calcext:value-type="float">
            <text:p>67.9931640625</text:p>
          </table:table-cell>
          <table:table-cell office:value-type="float" office:value="1037" calcext:value-type="float">
            <text:p>1037</text:p>
          </table:table-cell>
          <table:table-cell office:value-type="float" office:value="-20.1974950294" calcext:value-type="float">
            <text:p>-20.1974950294</text:p>
          </table:table-cell>
          <table:table-cell office:value-type="float" office:value="-5.0638915779" calcext:value-type="float">
            <text:p>-5.0638915779</text:p>
          </table:table-cell>
          <table:table-cell office:value-type="float" office:value="-19.3572598772" calcext:value-type="float">
            <text:p>-19.3572598772</text:p>
          </table:table-cell>
          <table:table-cell office:value-type="float" office:value="-4.596975089" calcext:value-type="float">
            <text:p>-4.596975089</text:p>
          </table:table-cell>
        </table:table-row>
        <table:table-row table:style-name="ro1">
          <table:table-cell office:value-type="float" office:value="-23.582444569" calcext:value-type="float">
            <text:p>-23.582444569</text:p>
          </table:table-cell>
          <table:table-cell office:value-type="float" office:value="40.7393973214" calcext:value-type="float">
            <text:p>40.7393973214</text:p>
          </table:table-cell>
          <table:table-cell office:value-type="float" office:value="-50.2104703665" calcext:value-type="float">
            <text:p>-50.2104703665</text:p>
          </table:table-cell>
          <table:table-cell office:value-type="float" office:value="67.8759765625" calcext:value-type="float">
            <text:p>67.8759765625</text:p>
          </table:table-cell>
          <table:table-cell office:value-type="float" office:value="-50.6438809633" calcext:value-type="float">
            <text:p>-50.6438809633</text:p>
          </table:table-cell>
          <table:table-cell office:value-type="float" office:value="67.9931640625" calcext:value-type="float">
            <text:p>67.9931640625</text:p>
          </table:table-cell>
          <table:table-cell office:value-type="float" office:value="1039" calcext:value-type="float">
            <text:p>1039</text:p>
          </table:table-cell>
          <table:table-cell office:value-type="float" office:value="-20.1972245647" calcext:value-type="float">
            <text:p>-20.1972245647</text:p>
          </table:table-cell>
          <table:table-cell office:value-type="float" office:value="-5.0672797677" calcext:value-type="float">
            <text:p>-5.0672797677</text:p>
          </table:table-cell>
          <table:table-cell office:value-type="float" office:value="-19.3563741589" calcext:value-type="float">
            <text:p>-19.3563741589</text:p>
          </table:table-cell>
          <table:table-cell office:value-type="float" office:value="-4.596975089" calcext:value-type="float">
            <text:p>-4.596975089</text:p>
          </table:table-cell>
        </table:table-row>
        <table:table-row table:style-name="ro1">
          <table:table-cell office:value-type="float" office:value="-23.7233411201" calcext:value-type="float">
            <text:p>-23.7233411201</text:p>
          </table:table-cell>
          <table:table-cell office:value-type="float" office:value="40.9270368304" calcext:value-type="float">
            <text:p>40.9270368304</text:p>
          </table:table-cell>
          <table:table-cell office:value-type="float" office:value="-50.2127881765" calcext:value-type="float">
            <text:p>-50.2127881765</text:p>
          </table:table-cell>
          <table:table-cell office:value-type="float" office:value="67.861328125" calcext:value-type="float">
            <text:p>67.861328125</text:p>
          </table:table-cell>
          <table:table-cell office:value-type="float" office:value="-50.6447067499" calcext:value-type="float">
            <text:p>-50.6447067499</text:p>
          </table:table-cell>
          <table:table-cell office:value-type="float" office:value="67.9736328125" calcext:value-type="float">
            <text:p>67.9736328125</text:p>
          </table:table-cell>
          <table:table-cell office:value-type="float" office:value="1041" calcext:value-type="float">
            <text:p>1041</text:p>
          </table:table-cell>
          <table:table-cell office:value-type="float" office:value="-20.198286499" calcext:value-type="float">
            <text:p>-20.198286499</text:p>
          </table:table-cell>
          <table:table-cell office:value-type="float" office:value="-5.0658276864" calcext:value-type="float">
            <text:p>-5.0658276864</text:p>
          </table:table-cell>
          <table:table-cell office:value-type="float" office:value="-19.3567332148" calcext:value-type="float">
            <text:p>-19.3567332148</text:p>
          </table:table-cell>
          <table:table-cell office:value-type="float" office:value="-4.5951957295" calcext:value-type="float">
            <text:p>-4.5951957295</text:p>
          </table:table-cell>
        </table:table-row>
        <table:table-row table:style-name="ro1">
          <table:table-cell office:value-type="float" office:value="-24.861410124" calcext:value-type="float">
            <text:p>-24.861410124</text:p>
          </table:table-cell>
          <table:table-cell office:value-type="float" office:value="41.1404854911" calcext:value-type="float">
            <text:p>41.1404854911</text:p>
          </table:table-cell>
          <table:table-cell office:value-type="float" office:value="-50.2098588467" calcext:value-type="float">
            <text:p>-50.2098588467</text:p>
          </table:table-cell>
          <table:table-cell office:value-type="float" office:value="67.8564453125" calcext:value-type="float">
            <text:p>67.8564453125</text:p>
          </table:table-cell>
          <table:table-cell office:value-type="float" office:value="-50.6444739342" calcext:value-type="float">
            <text:p>-50.6444739342</text:p>
          </table:table-cell>
          <table:table-cell office:value-type="float" office:value="67.9931640625" calcext:value-type="float">
            <text:p>67.9931640625</text:p>
          </table:table-cell>
          <table:table-cell office:value-type="float" office:value="1042" calcext:value-type="float">
            <text:p>1042</text:p>
          </table:table-cell>
          <table:table-cell office:value-type="float" office:value="-20.1969443891" calcext:value-type="float">
            <text:p>-20.1969443891</text:p>
          </table:table-cell>
          <table:table-cell office:value-type="float" office:value="-5.0653436592" calcext:value-type="float">
            <text:p>-5.0653436592</text:p>
          </table:table-cell>
          <table:table-cell office:value-type="float" office:value="-19.3566319854" calcext:value-type="float">
            <text:p>-19.3566319854</text:p>
          </table:table-cell>
          <table:table-cell office:value-type="float" office:value="-4.596975089" calcext:value-type="float">
            <text:p>-4.596975089</text:p>
          </table:table-cell>
        </table:table-row>
        <table:table-row table:style-name="ro1">
          <table:table-cell office:value-type="float" office:value="-23.1237675548" calcext:value-type="float">
            <text:p>-23.1237675548</text:p>
          </table:table-cell>
          <table:table-cell office:value-type="float" office:value="40.2894810268" calcext:value-type="float">
            <text:p>40.2894810268</text:p>
          </table:table-cell>
          <table:table-cell office:value-type="float" office:value="-50.207258296" calcext:value-type="float">
            <text:p>-50.207258296</text:p>
          </table:table-cell>
          <table:table-cell office:value-type="float" office:value="67.861328125" calcext:value-type="float">
            <text:p>67.861328125</text:p>
          </table:table-cell>
          <table:table-cell office:value-type="float" office:value="-50.6456444025" calcext:value-type="float">
            <text:p>-50.6456444025</text:p>
          </table:table-cell>
          <table:table-cell office:value-type="float" office:value="68.0029296875" calcext:value-type="float">
            <text:p>68.0029296875</text:p>
          </table:table-cell>
          <table:table-cell office:value-type="float" office:value="1044" calcext:value-type="float">
            <text:p>1044</text:p>
          </table:table-cell>
          <table:table-cell office:value-type="float" office:value="-20.1957529137" calcext:value-type="float">
            <text:p>-20.1957529137</text:p>
          </table:table-cell>
          <table:table-cell office:value-type="float" office:value="-5.0658276864" calcext:value-type="float">
            <text:p>-5.0658276864</text:p>
          </table:table-cell>
          <table:table-cell office:value-type="float" office:value="-19.3571409106" calcext:value-type="float">
            <text:p>-19.3571409106</text:p>
          </table:table-cell>
          <table:table-cell office:value-type="float" office:value="-4.5978647687" calcext:value-type="float">
            <text:p>-4.5978647687</text:p>
          </table:table-cell>
        </table:table-row>
        <table:table-row table:style-name="ro1">
          <table:table-cell office:value-type="float" office:value="-23.1938242406" calcext:value-type="float">
            <text:p>-23.1938242406</text:p>
          </table:table-cell>
          <table:table-cell office:value-type="float" office:value="40.3843470982" calcext:value-type="float">
            <text:p>40.3843470982</text:p>
          </table:table-cell>
          <table:table-cell office:value-type="float" office:value="-50.2101549864" calcext:value-type="float">
            <text:p>-50.2101549864</text:p>
          </table:table-cell>
          <table:table-cell office:value-type="float" office:value="67.861328125" calcext:value-type="float">
            <text:p>67.861328125</text:p>
          </table:table-cell>
          <table:table-cell office:value-type="float" office:value="-50.6374109745" calcext:value-type="float">
            <text:p>-50.6374109745</text:p>
          </table:table-cell>
          <table:table-cell office:value-type="float" office:value="67.958984375" calcext:value-type="float">
            <text:p>67.958984375</text:p>
          </table:table-cell>
          <table:table-cell office:value-type="float" office:value="1046" calcext:value-type="float">
            <text:p>1046</text:p>
          </table:table-cell>
          <table:table-cell office:value-type="float" office:value="-20.1970800693" calcext:value-type="float">
            <text:p>-20.1970800693</text:p>
          </table:table-cell>
          <table:table-cell office:value-type="float" office:value="-5.0658276864" calcext:value-type="float">
            <text:p>-5.0658276864</text:p>
          </table:table-cell>
          <table:table-cell office:value-type="float" office:value="-19.3535609771" calcext:value-type="float">
            <text:p>-19.3535609771</text:p>
          </table:table-cell>
          <table:table-cell office:value-type="float" office:value="-4.59386121" calcext:value-type="float">
            <text:p>-4.59386121</text:p>
          </table:table-cell>
        </table:table-row>
        <table:table-row table:style-name="ro1">
          <table:table-cell office:value-type="float" office:value="-23.6478699535" calcext:value-type="float">
            <text:p>-23.6478699535</text:p>
          </table:table-cell>
          <table:table-cell office:value-type="float" office:value="40.5447823661" calcext:value-type="float">
            <text:p>40.5447823661</text:p>
          </table:table-cell>
          <table:table-cell office:value-type="float" office:value="-50.2136850357" calcext:value-type="float">
            <text:p>-50.2136850357</text:p>
          </table:table-cell>
          <table:table-cell office:value-type="float" office:value="67.822265625" calcext:value-type="float">
            <text:p>67.822265625</text:p>
          </table:table-cell>
          <table:table-cell office:value-type="float" office:value="-50.640766573" calcext:value-type="float">
            <text:p>-50.640766573</text:p>
          </table:table-cell>
          <table:table-cell office:value-type="float" office:value="67.939453125" calcext:value-type="float">
            <text:p>67.939453125</text:p>
          </table:table-cell>
          <table:table-cell office:value-type="float" office:value="1048" calcext:value-type="float">
            <text:p>1048</text:p>
          </table:table-cell>
          <table:table-cell office:value-type="float" office:value="-20.1986974065" calcext:value-type="float">
            <text:p>-20.1986974065</text:p>
          </table:table-cell>
          <table:table-cell office:value-type="float" office:value="-5.0619554695" calcext:value-type="float">
            <text:p>-5.0619554695</text:p>
          </table:table-cell>
          <table:table-cell office:value-type="float" office:value="-19.3550200072" calcext:value-type="float">
            <text:p>-19.3550200072</text:p>
          </table:table-cell>
          <table:table-cell office:value-type="float" office:value="-4.5920818505" calcext:value-type="float">
            <text:p>-4.5920818505</text:p>
          </table:table-cell>
        </table:table-row>
        <table:table-row table:style-name="ro1">
          <table:table-cell office:value-type="float" office:value="-23.5274179676" calcext:value-type="float">
            <text:p>-23.5274179676</text:p>
          </table:table-cell>
          <table:table-cell office:value-type="float" office:value="40.3536551339" calcext:value-type="float">
            <text:p>40.3536551339</text:p>
          </table:table-cell>
          <table:table-cell office:value-type="float" office:value="-50.2139248371" calcext:value-type="float">
            <text:p>-50.2139248371</text:p>
          </table:table-cell>
          <table:table-cell office:value-type="float" office:value="67.83203125" calcext:value-type="float">
            <text:p>67.83203125</text:p>
          </table:table-cell>
          <table:table-cell office:value-type="float" office:value="-50.641838026" calcext:value-type="float">
            <text:p>-50.641838026</text:p>
          </table:table-cell>
          <table:table-cell office:value-type="float" office:value="67.9736328125" calcext:value-type="float">
            <text:p>67.9736328125</text:p>
          </table:table-cell>
          <table:table-cell office:value-type="float" office:value="1050" calcext:value-type="float">
            <text:p>1050</text:p>
          </table:table-cell>
          <table:table-cell office:value-type="float" office:value="-20.1988072745" calcext:value-type="float">
            <text:p>-20.1988072745</text:p>
          </table:table-cell>
          <table:table-cell office:value-type="float" office:value="-5.0629235237" calcext:value-type="float">
            <text:p>-5.0629235237</text:p>
          </table:table-cell>
          <table:table-cell office:value-type="float" office:value="-19.3554858801" calcext:value-type="float">
            <text:p>-19.3554858801</text:p>
          </table:table-cell>
          <table:table-cell office:value-type="float" office:value="-4.5951957295" calcext:value-type="float">
            <text:p>-4.5951957295</text:p>
          </table:table-cell>
        </table:table-row>
        <table:table-row table:style-name="ro1">
          <table:table-cell office:value-type="float" office:value="-23.630339055" calcext:value-type="float">
            <text:p>-23.630339055</text:p>
          </table:table-cell>
          <table:table-cell office:value-type="float" office:value="40.6110491071" calcext:value-type="float">
            <text:p>40.6110491071</text:p>
          </table:table-cell>
          <table:table-cell office:value-type="float" office:value="-50.2127825022" calcext:value-type="float">
            <text:p>-50.2127825022</text:p>
          </table:table-cell>
          <table:table-cell office:value-type="float" office:value="67.822265625" calcext:value-type="float">
            <text:p>67.822265625</text:p>
          </table:table-cell>
          <table:table-cell office:value-type="float" office:value="-50.6416433811" calcext:value-type="float">
            <text:p>-50.6416433811</text:p>
          </table:table-cell>
          <table:table-cell office:value-type="float" office:value="67.9541015625" calcext:value-type="float">
            <text:p>67.9541015625</text:p>
          </table:table-cell>
          <table:table-cell office:value-type="float" office:value="1052" calcext:value-type="float">
            <text:p>1052</text:p>
          </table:table-cell>
          <table:table-cell office:value-type="float" office:value="-20.1982838992" calcext:value-type="float">
            <text:p>-20.1982838992</text:p>
          </table:table-cell>
          <table:table-cell office:value-type="float" office:value="-5.0619554695" calcext:value-type="float">
            <text:p>-5.0619554695</text:p>
          </table:table-cell>
          <table:table-cell office:value-type="float" office:value="-19.3554012475" calcext:value-type="float">
            <text:p>-19.3554012475</text:p>
          </table:table-cell>
          <table:table-cell office:value-type="float" office:value="-4.5934163701" calcext:value-type="float">
            <text:p>-4.5934163701</text:p>
          </table:table-cell>
        </table:table-row>
        <table:table-row table:style-name="ro1">
          <table:table-cell office:value-type="float" office:value="-23.1305884153" calcext:value-type="float">
            <text:p>-23.1305884153</text:p>
          </table:table-cell>
          <table:table-cell office:value-type="float" office:value="40.5252511161" calcext:value-type="float">
            <text:p>40.5252511161</text:p>
          </table:table-cell>
          <table:table-cell office:value-type="float" office:value="-50.2126277208" calcext:value-type="float">
            <text:p>-50.2126277208</text:p>
          </table:table-cell>
          <table:table-cell office:value-type="float" office:value="67.8271484375" calcext:value-type="float">
            <text:p>67.8271484375</text:p>
          </table:table-cell>
          <table:table-cell office:value-type="float" office:value="-50.640907383" calcext:value-type="float">
            <text:p>-50.640907383</text:p>
          </table:table-cell>
          <table:table-cell office:value-type="float" office:value="67.9541015625" calcext:value-type="float">
            <text:p>67.9541015625</text:p>
          </table:table-cell>
          <table:table-cell office:value-type="float" office:value="1054" calcext:value-type="float">
            <text:p>1054</text:p>
          </table:table-cell>
          <table:table-cell office:value-type="float" office:value="-20.1982129842" calcext:value-type="float">
            <text:p>-20.1982129842</text:p>
          </table:table-cell>
          <table:table-cell office:value-type="float" office:value="-5.0624394966" calcext:value-type="float">
            <text:p>-5.0624394966</text:p>
          </table:table-cell>
          <table:table-cell office:value-type="float" office:value="-19.355081232" calcext:value-type="float">
            <text:p>-19.355081232</text:p>
          </table:table-cell>
          <table:table-cell office:value-type="float" office:value="-4.5934163701" calcext:value-type="float">
            <text:p>-4.5934163701</text:p>
          </table:table-cell>
        </table:table-row>
        <table:table-row table:style-name="ro1">
          <table:table-cell office:value-type="float" office:value="-23.5478674991" calcext:value-type="float">
            <text:p>-23.5478674991</text:p>
          </table:table-cell>
          <table:table-cell office:value-type="float" office:value="40.4771205357" calcext:value-type="float">
            <text:p>40.4771205357</text:p>
          </table:table-cell>
          <table:table-cell office:value-type="float" office:value="-50.2120558977" calcext:value-type="float">
            <text:p>-50.2120558977</text:p>
          </table:table-cell>
          <table:table-cell office:value-type="float" office:value="67.8173828125" calcext:value-type="float">
            <text:p>67.8173828125</text:p>
          </table:table-cell>
          <table:table-cell office:value-type="float" office:value="-50.6411216497" calcext:value-type="float">
            <text:p>-50.6411216497</text:p>
          </table:table-cell>
          <table:table-cell office:value-type="float" office:value="67.939453125" calcext:value-type="float">
            <text:p>67.939453125</text:p>
          </table:table-cell>
          <table:table-cell office:value-type="float" office:value="1056" calcext:value-type="float">
            <text:p>1056</text:p>
          </table:table-cell>
          <table:table-cell office:value-type="float" office:value="-20.1979509961" calcext:value-type="float">
            <text:p>-20.1979509961</text:p>
          </table:table-cell>
          <table:table-cell office:value-type="float" office:value="-5.0614714424" calcext:value-type="float">
            <text:p>-5.0614714424</text:p>
          </table:table-cell>
          <table:table-cell office:value-type="float" office:value="-19.3551743963" calcext:value-type="float">
            <text:p>-19.3551743963</text:p>
          </table:table-cell>
          <table:table-cell office:value-type="float" office:value="-4.5920818505" calcext:value-type="float">
            <text:p>-4.5920818505</text:p>
          </table:table-cell>
        </table:table-row>
        <table:table-row table:style-name="ro1">
          <table:table-cell office:value-type="float" office:value="-23.2752709499" calcext:value-type="float">
            <text:p>-23.2752709499</text:p>
          </table:table-cell>
          <table:table-cell office:value-type="float" office:value="40.7875279018" calcext:value-type="float">
            <text:p>40.7875279018</text:p>
          </table:table-cell>
          <table:table-cell office:value-type="float" office:value="-50.1996193886" calcext:value-type="float">
            <text:p>-50.1996193886</text:p>
          </table:table-cell>
          <table:table-cell office:value-type="float" office:value="67.802734375" calcext:value-type="float">
            <text:p>67.802734375</text:p>
          </table:table-cell>
          <table:table-cell office:value-type="float" office:value="-50.6395729542" calcext:value-type="float">
            <text:p>-50.6395729542</text:p>
          </table:table-cell>
          <table:table-cell office:value-type="float" office:value="67.96875" calcext:value-type="float">
            <text:p>67.96875</text:p>
          </table:table-cell>
          <table:table-cell office:value-type="float" office:value="1058" calcext:value-type="float">
            <text:p>1058</text:p>
          </table:table-cell>
          <table:table-cell office:value-type="float" office:value="-20.1922530508" calcext:value-type="float">
            <text:p>-20.1922530508</text:p>
          </table:table-cell>
          <table:table-cell office:value-type="float" office:value="-5.0600193611" calcext:value-type="float">
            <text:p>-5.0600193611</text:p>
          </table:table-cell>
          <table:table-cell office:value-type="float" office:value="-19.3545010161" calcext:value-type="float">
            <text:p>-19.3545010161</text:p>
          </table:table-cell>
          <table:table-cell office:value-type="float" office:value="-4.5947508897" calcext:value-type="float">
            <text:p>-4.5947508897</text:p>
          </table:table-cell>
        </table:table-row>
        <table:table-row table:style-name="ro1">
          <table:table-cell office:value-type="float" office:value="-23.6213035622" calcext:value-type="float">
            <text:p>-23.6213035622</text:p>
          </table:table-cell>
          <table:table-cell office:value-type="float" office:value="40.6019810268" calcext:value-type="float">
            <text:p>40.6019810268</text:p>
          </table:table-cell>
          <table:table-cell office:value-type="float" office:value="-50.2015430212" calcext:value-type="float">
            <text:p>-50.2015430212</text:p>
          </table:table-cell>
          <table:table-cell office:value-type="float" office:value="67.83203125" calcext:value-type="float">
            <text:p>67.83203125</text:p>
          </table:table-cell>
          <table:table-cell office:value-type="float" office:value="-50.642728138" calcext:value-type="float">
            <text:p>-50.642728138</text:p>
          </table:table-cell>
          <table:table-cell office:value-type="float" office:value="67.978515625" calcext:value-type="float">
            <text:p>67.978515625</text:p>
          </table:table-cell>
          <table:table-cell office:value-type="float" office:value="1060" calcext:value-type="float">
            <text:p>1060</text:p>
          </table:table-cell>
          <table:table-cell office:value-type="float" office:value="-20.1931343876" calcext:value-type="float">
            <text:p>-20.1931343876</text:p>
          </table:table-cell>
          <table:table-cell office:value-type="float" office:value="-5.0629235237" calcext:value-type="float">
            <text:p>-5.0629235237</text:p>
          </table:table-cell>
          <table:table-cell office:value-type="float" office:value="-19.355872905" calcext:value-type="float">
            <text:p>-19.355872905</text:p>
          </table:table-cell>
          <table:table-cell office:value-type="float" office:value="-4.5956405694" calcext:value-type="float">
            <text:p>-4.5956405694</text:p>
          </table:table-cell>
        </table:table-row>
        <table:table-row table:style-name="ro1">
          <table:table-cell office:value-type="float" office:value="-24.0587666844" calcext:value-type="float">
            <text:p>-24.0587666844</text:p>
          </table:table-cell>
          <table:table-cell office:value-type="float" office:value="40.7366071429" calcext:value-type="float">
            <text:p>40.7366071429</text:p>
          </table:table-cell>
          <table:table-cell office:value-type="float" office:value="-50.2018083334" calcext:value-type="float">
            <text:p>-50.2018083334</text:p>
          </table:table-cell>
          <table:table-cell office:value-type="float" office:value="67.822265625" calcext:value-type="float">
            <text:p>67.822265625</text:p>
          </table:table-cell>
          <table:table-cell office:value-type="float" office:value="-50.6421272039" calcext:value-type="float">
            <text:p>-50.6421272039</text:p>
          </table:table-cell>
          <table:table-cell office:value-type="float" office:value="67.98828125" calcext:value-type="float">
            <text:p>67.98828125</text:p>
          </table:table-cell>
          <table:table-cell office:value-type="float" office:value="1061" calcext:value-type="float">
            <text:p>1061</text:p>
          </table:table-cell>
          <table:table-cell office:value-type="float" office:value="-20.1932559438" calcext:value-type="float">
            <text:p>-20.1932559438</text:p>
          </table:table-cell>
          <table:table-cell office:value-type="float" office:value="-5.0619554695" calcext:value-type="float">
            <text:p>-5.0619554695</text:p>
          </table:table-cell>
          <table:table-cell office:value-type="float" office:value="-19.355611616" calcext:value-type="float">
            <text:p>-19.355611616</text:p>
          </table:table-cell>
          <table:table-cell office:value-type="float" office:value="-4.5965302491" calcext:value-type="float">
            <text:p>-4.5965302491</text:p>
          </table:table-cell>
        </table:table-row>
        <table:table-row table:style-name="ro1">
          <table:table-cell office:value-type="float" office:value="-24.2119215795" calcext:value-type="float">
            <text:p>-24.2119215795</text:p>
          </table:table-cell>
          <table:table-cell office:value-type="float" office:value="40.556640625" calcext:value-type="float">
            <text:p>40.556640625</text:p>
          </table:table-cell>
          <table:table-cell office:value-type="float" office:value="-50.1995890379" calcext:value-type="float">
            <text:p>-50.1995890379</text:p>
          </table:table-cell>
          <table:table-cell office:value-type="float" office:value="67.802734375" calcext:value-type="float">
            <text:p>67.802734375</text:p>
          </table:table-cell>
          <table:table-cell office:value-type="float" office:value="-50.6454740763" calcext:value-type="float">
            <text:p>-50.6454740763</text:p>
          </table:table-cell>
          <table:table-cell office:value-type="float" office:value="67.9833984375" calcext:value-type="float">
            <text:p>67.9833984375</text:p>
          </table:table-cell>
          <table:table-cell office:value-type="float" office:value="1063" calcext:value-type="float">
            <text:p>1063</text:p>
          </table:table-cell>
          <table:table-cell office:value-type="float" office:value="-20.1922391452" calcext:value-type="float">
            <text:p>-20.1922391452</text:p>
          </table:table-cell>
          <table:table-cell office:value-type="float" office:value="-5.0600193611" calcext:value-type="float">
            <text:p>-5.0600193611</text:p>
          </table:table-cell>
          <table:table-cell office:value-type="float" office:value="-19.3570668519" calcext:value-type="float">
            <text:p>-19.3570668519</text:p>
          </table:table-cell>
          <table:table-cell office:value-type="float" office:value="-4.5960854093" calcext:value-type="float">
            <text:p>-4.5960854093</text:p>
          </table:table-cell>
        </table:table-row>
        <table:table-row table:style-name="ro1">
          <table:table-cell office:value-type="float" office:value="-24.4407325153" calcext:value-type="float">
            <text:p>-24.4407325153</text:p>
          </table:table-cell>
          <table:table-cell office:value-type="float" office:value="40.7317243304" calcext:value-type="float">
            <text:p>40.7317243304</text:p>
          </table:table-cell>
          <table:table-cell office:value-type="float" office:value="-50.1958281279" calcext:value-type="float">
            <text:p>-50.1958281279</text:p>
          </table:table-cell>
          <table:table-cell office:value-type="float" office:value="67.783203125" calcext:value-type="float">
            <text:p>67.783203125</text:p>
          </table:table-cell>
          <table:table-cell office:value-type="float" office:value="-50.6307112932" calcext:value-type="float">
            <text:p>-50.6307112932</text:p>
          </table:table-cell>
          <table:table-cell office:value-type="float" office:value="67.9296875" calcext:value-type="float">
            <text:p>67.9296875</text:p>
          </table:table-cell>
          <table:table-cell office:value-type="float" office:value="1065" calcext:value-type="float">
            <text:p>1065</text:p>
          </table:table-cell>
          <table:table-cell office:value-type="float" office:value="-20.1905160363" calcext:value-type="float">
            <text:p>-20.1905160363</text:p>
          </table:table-cell>
          <table:table-cell office:value-type="float" office:value="-5.0580832527" calcext:value-type="float">
            <text:p>-5.0580832527</text:p>
          </table:table-cell>
          <table:table-cell office:value-type="float" office:value="-19.3506479239" calcext:value-type="float">
            <text:p>-19.3506479239</text:p>
          </table:table-cell>
          <table:table-cell office:value-type="float" office:value="-4.5911921708" calcext:value-type="float">
            <text:p>-4.5911921708</text:p>
          </table:table-cell>
        </table:table-row>
        <table:table-row table:style-name="ro1">
          <table:table-cell office:value-type="float" office:value="-24.2228859046" calcext:value-type="float">
            <text:p>-24.2228859046</text:p>
          </table:table-cell>
          <table:table-cell office:value-type="float" office:value="40.6298828125" calcext:value-type="float">
            <text:p>40.6298828125</text:p>
          </table:table-cell>
          <table:table-cell office:value-type="float" office:value="-50.1983625412" calcext:value-type="float">
            <text:p>-50.1983625412</text:p>
          </table:table-cell>
          <table:table-cell office:value-type="float" office:value="67.8076171875" calcext:value-type="float">
            <text:p>67.8076171875</text:p>
          </table:table-cell>
          <table:table-cell office:value-type="float" office:value="-50.6305426359" calcext:value-type="float">
            <text:p>-50.6305426359</text:p>
          </table:table-cell>
          <table:table-cell office:value-type="float" office:value="67.94921875" calcext:value-type="float">
            <text:p>67.94921875</text:p>
          </table:table-cell>
          <table:table-cell office:value-type="float" office:value="1067" calcext:value-type="float">
            <text:p>1067</text:p>
          </table:table-cell>
          <table:table-cell office:value-type="float" office:value="-20.1916772101" calcext:value-type="float">
            <text:p>-20.1916772101</text:p>
          </table:table-cell>
          <table:table-cell office:value-type="float" office:value="-5.0605033882" calcext:value-type="float">
            <text:p>-5.0605033882</text:p>
          </table:table-cell>
          <table:table-cell office:value-type="float" office:value="-19.3505745909" calcext:value-type="float">
            <text:p>-19.3505745909</text:p>
          </table:table-cell>
          <table:table-cell office:value-type="float" office:value="-4.5929715302" calcext:value-type="float">
            <text:p>-4.5929715302</text:p>
          </table:table-cell>
        </table:table-row>
        <table:table-row table:style-name="ro1">
          <table:table-cell office:value-type="float" office:value="-24.0292421005" calcext:value-type="float">
            <text:p>-24.0292421005</text:p>
          </table:table-cell>
          <table:table-cell office:value-type="float" office:value="40.7428850446" calcext:value-type="float">
            <text:p>40.7428850446</text:p>
          </table:table-cell>
          <table:table-cell office:value-type="float" office:value="-50.2029074192" calcext:value-type="float">
            <text:p>-50.2029074192</text:p>
          </table:table-cell>
          <table:table-cell office:value-type="float" office:value="67.8125" calcext:value-type="float">
            <text:p>67.8125</text:p>
          </table:table-cell>
          <table:table-cell office:value-type="float" office:value="-50.6290857077" calcext:value-type="float">
            <text:p>-50.6290857077</text:p>
          </table:table-cell>
          <table:table-cell office:value-type="float" office:value="67.919921875" calcext:value-type="float">
            <text:p>67.919921875</text:p>
          </table:table-cell>
          <table:table-cell office:value-type="float" office:value="1069" calcext:value-type="float">
            <text:p>1069</text:p>
          </table:table-cell>
          <table:table-cell office:value-type="float" office:value="-20.1937595039" calcext:value-type="float">
            <text:p>-20.1937595039</text:p>
          </table:table-cell>
          <table:table-cell office:value-type="float" office:value="-5.0609874153" calcext:value-type="float">
            <text:p>-5.0609874153</text:p>
          </table:table-cell>
          <table:table-cell office:value-type="float" office:value="-19.3499411116" calcext:value-type="float">
            <text:p>-19.3499411116</text:p>
          </table:table-cell>
          <table:table-cell office:value-type="float" office:value="-4.5903024911" calcext:value-type="float">
            <text:p>-4.5903024911</text:p>
          </table:table-cell>
        </table:table-row>
        <table:table-row table:style-name="ro1">
          <table:table-cell office:value-type="float" office:value="-23.2044107641" calcext:value-type="float">
            <text:p>-23.2044107641</text:p>
          </table:table-cell>
          <table:table-cell office:value-type="float" office:value="40.3829520089" calcext:value-type="float">
            <text:p>40.3829520089</text:p>
          </table:table-cell>
          <table:table-cell office:value-type="float" office:value="-50.1993885517" calcext:value-type="float">
            <text:p>-50.1993885517</text:p>
          </table:table-cell>
          <table:table-cell office:value-type="float" office:value="67.8076171875" calcext:value-type="float">
            <text:p>67.8076171875</text:p>
          </table:table-cell>
          <table:table-cell office:value-type="float" office:value="-50.6280833721" calcext:value-type="float">
            <text:p>-50.6280833721</text:p>
          </table:table-cell>
          <table:table-cell office:value-type="float" office:value="67.9296875" calcext:value-type="float">
            <text:p>67.9296875</text:p>
          </table:table-cell>
          <table:table-cell office:value-type="float" office:value="1071" calcext:value-type="float">
            <text:p>1071</text:p>
          </table:table-cell>
          <table:table-cell office:value-type="float" office:value="-20.1921472899" calcext:value-type="float">
            <text:p>-20.1921472899</text:p>
          </table:table-cell>
          <table:table-cell office:value-type="float" office:value="-5.0605033882" calcext:value-type="float">
            <text:p>-5.0605033882</text:p>
          </table:table-cell>
          <table:table-cell office:value-type="float" office:value="-19.3495052914" calcext:value-type="float">
            <text:p>-19.3495052914</text:p>
          </table:table-cell>
          <table:table-cell office:value-type="float" office:value="-4.5911921708" calcext:value-type="float">
            <text:p>-4.5911921708</text:p>
          </table:table-cell>
        </table:table-row>
        <table:table-row table:style-name="ro1">
          <table:table-cell office:value-type="float" office:value="-24.0659218239" calcext:value-type="float">
            <text:p>-24.0659218239</text:p>
          </table:table-cell>
          <table:table-cell office:value-type="float" office:value="40.5447823661" calcext:value-type="float">
            <text:p>40.5447823661</text:p>
          </table:table-cell>
          <table:table-cell office:value-type="float" office:value="-50.1894921064" calcext:value-type="float">
            <text:p>-50.1894921064</text:p>
          </table:table-cell>
          <table:table-cell office:value-type="float" office:value="67.8076171875" calcext:value-type="float">
            <text:p>67.8076171875</text:p>
          </table:table-cell>
          <table:table-cell office:value-type="float" office:value="-50.6262480974" calcext:value-type="float">
            <text:p>-50.6262480974</text:p>
          </table:table-cell>
          <table:table-cell office:value-type="float" office:value="67.939453125" calcext:value-type="float">
            <text:p>67.939453125</text:p>
          </table:table-cell>
          <table:table-cell office:value-type="float" office:value="1073" calcext:value-type="float">
            <text:p>1073</text:p>
          </table:table-cell>
          <table:table-cell office:value-type="float" office:value="-20.1876131072" calcext:value-type="float">
            <text:p>-20.1876131072</text:p>
          </table:table-cell>
          <table:table-cell office:value-type="float" office:value="-5.0605033882" calcext:value-type="float">
            <text:p>-5.0605033882</text:p>
          </table:table-cell>
          <table:table-cell office:value-type="float" office:value="-19.3487073052" calcext:value-type="float">
            <text:p>-19.3487073052</text:p>
          </table:table-cell>
          <table:table-cell office:value-type="float" office:value="-4.5920818505" calcext:value-type="float">
            <text:p>-4.5920818505</text:p>
          </table:table-cell>
        </table:table-row>
        <table:table-row table:style-name="ro1">
          <table:table-cell office:value-type="float" office:value="-23.5829712021" calcext:value-type="float">
            <text:p>-23.5829712021</text:p>
          </table:table-cell>
          <table:table-cell office:value-type="float" office:value="40.5426897321" calcext:value-type="float">
            <text:p>40.5426897321</text:p>
          </table:table-cell>
          <table:table-cell office:value-type="float" office:value="-50.2036226034" calcext:value-type="float">
            <text:p>-50.2036226034</text:p>
          </table:table-cell>
          <table:table-cell office:value-type="float" office:value="67.8271484375" calcext:value-type="float">
            <text:p>67.8271484375</text:p>
          </table:table-cell>
          <table:table-cell office:value-type="float" office:value="-50.6231448412" calcext:value-type="float">
            <text:p>-50.6231448412</text:p>
          </table:table-cell>
          <table:table-cell office:value-type="float" office:value="67.8955078125" calcext:value-type="float">
            <text:p>67.8955078125</text:p>
          </table:table-cell>
          <table:table-cell office:value-type="float" office:value="1075" calcext:value-type="float">
            <text:p>1075</text:p>
          </table:table-cell>
          <table:table-cell office:value-type="float" office:value="-20.1940871747" calcext:value-type="float">
            <text:p>-20.1940871747</text:p>
          </table:table-cell>
          <table:table-cell office:value-type="float" office:value="-5.0624394966" calcext:value-type="float">
            <text:p>-5.0624394966</text:p>
          </table:table-cell>
          <table:table-cell office:value-type="float" office:value="-19.3473579947" calcext:value-type="float">
            <text:p>-19.3473579947</text:p>
          </table:table-cell>
          <table:table-cell office:value-type="float" office:value="-4.5880782918" calcext:value-type="float">
            <text:p>-4.5880782918</text:p>
          </table:table-cell>
        </table:table-row>
        <table:table-row table:style-name="ro1">
          <table:table-cell office:value-type="float" office:value="-23.3011561283" calcext:value-type="float">
            <text:p>-23.3011561283</text:p>
          </table:table-cell>
          <table:table-cell office:value-type="float" office:value="40.3020368304" calcext:value-type="float">
            <text:p>40.3020368304</text:p>
          </table:table-cell>
          <table:table-cell office:value-type="float" office:value="-50.2021676064" calcext:value-type="float">
            <text:p>-50.2021676064</text:p>
          </table:table-cell>
          <table:table-cell office:value-type="float" office:value="67.8271484375" calcext:value-type="float">
            <text:p>67.8271484375</text:p>
          </table:table-cell>
          <table:table-cell office:value-type="float" office:value="-50.6289968491" calcext:value-type="float">
            <text:p>-50.6289968491</text:p>
          </table:table-cell>
          <table:table-cell office:value-type="float" office:value="67.919921875" calcext:value-type="float">
            <text:p>67.919921875</text:p>
          </table:table-cell>
          <table:table-cell office:value-type="float" office:value="1077" calcext:value-type="float">
            <text:p>1077</text:p>
          </table:table-cell>
          <table:table-cell office:value-type="float" office:value="-20.1934205492" calcext:value-type="float">
            <text:p>-20.1934205492</text:p>
          </table:table-cell>
          <table:table-cell office:value-type="float" office:value="-5.0624394966" calcext:value-type="float">
            <text:p>-5.0624394966</text:p>
          </table:table-cell>
          <table:table-cell office:value-type="float" office:value="-19.3499024755" calcext:value-type="float">
            <text:p>-19.3499024755</text:p>
          </table:table-cell>
          <table:table-cell office:value-type="float" office:value="-4.5903024911" calcext:value-type="float">
            <text:p>-4.5903024911</text:p>
          </table:table-cell>
        </table:table-row>
        <table:table-row table:style-name="ro1">
          <table:table-cell office:value-type="float" office:value="-23.9215436058" calcext:value-type="float">
            <text:p>-23.9215436058</text:p>
          </table:table-cell>
          <table:table-cell office:value-type="float" office:value="40.5161830357" calcext:value-type="float">
            <text:p>40.5161830357</text:p>
          </table:table-cell>
          <table:table-cell office:value-type="float" office:value="-50.1984644413" calcext:value-type="float">
            <text:p>-50.1984644413</text:p>
          </table:table-cell>
          <table:table-cell office:value-type="float" office:value="67.802734375" calcext:value-type="float">
            <text:p>67.802734375</text:p>
          </table:table-cell>
          <table:table-cell office:value-type="float" office:value="-50.6239304066" calcext:value-type="float">
            <text:p>-50.6239304066</text:p>
          </table:table-cell>
          <table:table-cell office:value-type="float" office:value="67.9150390625" calcext:value-type="float">
            <text:p>67.9150390625</text:p>
          </table:table-cell>
          <table:table-cell office:value-type="float" office:value="1079" calcext:value-type="float">
            <text:p>1079</text:p>
          </table:table-cell>
          <table:table-cell office:value-type="float" office:value="-20.1917238969" calcext:value-type="float">
            <text:p>-20.1917238969</text:p>
          </table:table-cell>
          <table:table-cell office:value-type="float" office:value="-5.0600193611" calcext:value-type="float">
            <text:p>-5.0600193611</text:p>
          </table:table-cell>
          <table:table-cell office:value-type="float" office:value="-19.3476995622" calcext:value-type="float">
            <text:p>-19.3476995622</text:p>
          </table:table-cell>
          <table:table-cell office:value-type="float" office:value="-4.5898576512" calcext:value-type="float">
            <text:p>-4.5898576512</text:p>
          </table:table-cell>
        </table:table-row>
        <table:table-row table:style-name="ro1">
          <table:table-cell office:value-type="float" office:value="-24.1802321834" calcext:value-type="float">
            <text:p>-24.1802321834</text:p>
          </table:table-cell>
          <table:table-cell office:value-type="float" office:value="40.634765625" calcext:value-type="float">
            <text:p>40.634765625</text:p>
          </table:table-cell>
          <table:table-cell office:value-type="float" office:value="-50.2015237093" calcext:value-type="float">
            <text:p>-50.2015237093</text:p>
          </table:table-cell>
          <table:table-cell office:value-type="float" office:value="67.783203125" calcext:value-type="float">
            <text:p>67.783203125</text:p>
          </table:table-cell>
          <table:table-cell office:value-type="float" office:value="-50.6222283363" calcext:value-type="float">
            <text:p>-50.6222283363</text:p>
          </table:table-cell>
          <table:table-cell office:value-type="float" office:value="67.9052734375" calcext:value-type="float">
            <text:p>67.9052734375</text:p>
          </table:table-cell>
          <table:table-cell office:value-type="float" office:value="1080" calcext:value-type="float">
            <text:p>1080</text:p>
          </table:table-cell>
          <table:table-cell office:value-type="float" office:value="-20.1931255396" calcext:value-type="float">
            <text:p>-20.1931255396</text:p>
          </table:table-cell>
          <table:table-cell office:value-type="float" office:value="-5.0580832527" calcext:value-type="float">
            <text:p>-5.0580832527</text:p>
          </table:table-cell>
          <table:table-cell office:value-type="float" office:value="-19.346959494" calcext:value-type="float">
            <text:p>-19.346959494</text:p>
          </table:table-cell>
          <table:table-cell office:value-type="float" office:value="-4.5889679715" calcext:value-type="float">
            <text:p>-4.5889679715</text:p>
          </table:table-cell>
        </table:table-row>
        <table:table-row table:style-name="ro1">
          <table:table-cell office:value-type="float" office:value="-23.6074962424" calcext:value-type="float">
            <text:p>-23.6074962424</text:p>
          </table:table-cell>
          <table:table-cell office:value-type="float" office:value="40.4889787946" calcext:value-type="float">
            <text:p>40.4889787946</text:p>
          </table:table-cell>
          <table:table-cell office:value-type="float" office:value="-50.1977604628" calcext:value-type="float">
            <text:p>-50.1977604628</text:p>
          </table:table-cell>
          <table:table-cell office:value-type="float" office:value="67.83203125" calcext:value-type="float">
            <text:p>67.83203125</text:p>
          </table:table-cell>
          <table:table-cell office:value-type="float" office:value="-50.6279614925" calcext:value-type="float">
            <text:p>-50.6279614925</text:p>
          </table:table-cell>
          <table:table-cell office:value-type="float" office:value="67.900390625" calcext:value-type="float">
            <text:p>67.900390625</text:p>
          </table:table-cell>
          <table:table-cell office:value-type="float" office:value="1082" calcext:value-type="float">
            <text:p>1082</text:p>
          </table:table-cell>
          <table:table-cell office:value-type="float" office:value="-20.1914013602" calcext:value-type="float">
            <text:p>-20.1914013602</text:p>
          </table:table-cell>
          <table:table-cell office:value-type="float" office:value="-5.0629235237" calcext:value-type="float">
            <text:p>-5.0629235237</text:p>
          </table:table-cell>
          <table:table-cell office:value-type="float" office:value="-19.3494522975" calcext:value-type="float">
            <text:p>-19.3494522975</text:p>
          </table:table-cell>
          <table:table-cell office:value-type="float" office:value="-4.5885231317" calcext:value-type="float">
            <text:p>-4.5885231317</text:p>
          </table:table-cell>
        </table:table-row>
        <table:table-row table:style-name="ro1">
          <table:table-cell office:value-type="float" office:value="-23.629848516" calcext:value-type="float">
            <text:p>-23.629848516</text:p>
          </table:table-cell>
          <table:table-cell office:value-type="float" office:value="40.4513113839" calcext:value-type="float">
            <text:p>40.4513113839</text:p>
          </table:table-cell>
          <table:table-cell office:value-type="float" office:value="-50.195651269" calcext:value-type="float">
            <text:p>-50.195651269</text:p>
          </table:table-cell>
          <table:table-cell office:value-type="float" office:value="67.7880859375" calcext:value-type="float">
            <text:p>67.7880859375</text:p>
          </table:table-cell>
          <table:table-cell office:value-type="float" office:value="-50.6240012884" calcext:value-type="float">
            <text:p>-50.6240012884</text:p>
          </table:table-cell>
          <table:table-cell office:value-type="float" office:value="67.9296875" calcext:value-type="float">
            <text:p>67.9296875</text:p>
          </table:table-cell>
          <table:table-cell office:value-type="float" office:value="1084" calcext:value-type="float">
            <text:p>1084</text:p>
          </table:table-cell>
          <table:table-cell office:value-type="float" office:value="-20.1904350061" calcext:value-type="float">
            <text:p>-20.1904350061</text:p>
          </table:table-cell>
          <table:table-cell office:value-type="float" office:value="-5.0585672798" calcext:value-type="float">
            <text:p>-5.0585672798</text:p>
          </table:table-cell>
          <table:table-cell office:value-type="float" office:value="-19.347730382" calcext:value-type="float">
            <text:p>-19.347730382</text:p>
          </table:table-cell>
          <table:table-cell office:value-type="float" office:value="-4.5911921708" calcext:value-type="float">
            <text:p>-4.5911921708</text:p>
          </table:table-cell>
        </table:table-row>
        <table:table-row table:style-name="ro1">
          <table:table-cell office:value-type="float" office:value="-23.6871745923" calcext:value-type="float">
            <text:p>-23.6871745923</text:p>
          </table:table-cell>
          <table:table-cell office:value-type="float" office:value="40.7352120536" calcext:value-type="float">
            <text:p>40.7352120536</text:p>
          </table:table-cell>
          <table:table-cell office:value-type="float" office:value="-50.19465909" calcext:value-type="float">
            <text:p>-50.19465909</text:p>
          </table:table-cell>
          <table:table-cell office:value-type="float" office:value="67.783203125" calcext:value-type="float">
            <text:p>67.783203125</text:p>
          </table:table-cell>
          <table:table-cell office:value-type="float" office:value="-50.6293023825" calcext:value-type="float">
            <text:p>-50.6293023825</text:p>
          </table:table-cell>
          <table:table-cell office:value-type="float" office:value="67.9345703125" calcext:value-type="float">
            <text:p>67.9345703125</text:p>
          </table:table-cell>
          <table:table-cell office:value-type="float" office:value="1086" calcext:value-type="float">
            <text:p>1086</text:p>
          </table:table-cell>
          <table:table-cell office:value-type="float" office:value="-20.1899804267" calcext:value-type="float">
            <text:p>-20.1899804267</text:p>
          </table:table-cell>
          <table:table-cell office:value-type="float" office:value="-5.0580832527" calcext:value-type="float">
            <text:p>-5.0580832527</text:p>
          </table:table-cell>
          <table:table-cell office:value-type="float" office:value="-19.3500353228" calcext:value-type="float">
            <text:p>-19.3500353228</text:p>
          </table:table-cell>
          <table:table-cell office:value-type="float" office:value="-4.5916370107" calcext:value-type="float">
            <text:p>-4.5916370107</text:p>
          </table:table-cell>
        </table:table-row>
        <table:table-row table:style-name="ro1">
          <table:table-cell office:value-type="float" office:value="-23.391877128" calcext:value-type="float">
            <text:p>-23.391877128</text:p>
          </table:table-cell>
          <table:table-cell office:value-type="float" office:value="40.6145368304" calcext:value-type="float">
            <text:p>40.6145368304</text:p>
          </table:table-cell>
          <table:table-cell office:value-type="float" office:value="-50.1977645636" calcext:value-type="float">
            <text:p>-50.1977645636</text:p>
          </table:table-cell>
          <table:table-cell office:value-type="float" office:value="67.802734375" calcext:value-type="float">
            <text:p>67.802734375</text:p>
          </table:table-cell>
          <table:table-cell office:value-type="float" office:value="-50.6245651722" calcext:value-type="float">
            <text:p>-50.6245651722</text:p>
          </table:table-cell>
          <table:table-cell office:value-type="float" office:value="67.9150390625" calcext:value-type="float">
            <text:p>67.9150390625</text:p>
          </table:table-cell>
          <table:table-cell office:value-type="float" office:value="1088" calcext:value-type="float">
            <text:p>1088</text:p>
          </table:table-cell>
          <table:table-cell office:value-type="float" office:value="-20.191403239" calcext:value-type="float">
            <text:p>-20.191403239</text:p>
          </table:table-cell>
          <table:table-cell office:value-type="float" office:value="-5.0600193611" calcext:value-type="float">
            <text:p>-5.0600193611</text:p>
          </table:table-cell>
          <table:table-cell office:value-type="float" office:value="-19.3479755614" calcext:value-type="float">
            <text:p>-19.3479755614</text:p>
          </table:table-cell>
          <table:table-cell office:value-type="float" office:value="-4.5898576512" calcext:value-type="float">
            <text:p>-4.5898576512</text:p>
          </table:table-cell>
        </table:table-row>
        <table:table-row table:style-name="ro1">
          <table:table-cell office:value-type="float" office:value="-24.1937261892" calcext:value-type="float">
            <text:p>-24.1937261892</text:p>
          </table:table-cell>
          <table:table-cell office:value-type="float" office:value="40.4631696429" calcext:value-type="float">
            <text:p>40.4631696429</text:p>
          </table:table-cell>
          <table:table-cell office:value-type="float" office:value="-50.2012797594" calcext:value-type="float">
            <text:p>-50.2012797594</text:p>
          </table:table-cell>
          <table:table-cell office:value-type="float" office:value="67.802734375" calcext:value-type="float">
            <text:p>67.802734375</text:p>
          </table:table-cell>
          <table:table-cell office:value-type="float" office:value="-50.6406828165" calcext:value-type="float">
            <text:p>-50.6406828165</text:p>
          </table:table-cell>
          <table:table-cell office:value-type="float" office:value="67.958984375" calcext:value-type="float">
            <text:p>67.958984375</text:p>
          </table:table-cell>
          <table:table-cell office:value-type="float" office:value="1090" calcext:value-type="float">
            <text:p>1090</text:p>
          </table:table-cell>
          <table:table-cell office:value-type="float" office:value="-20.1930137708" calcext:value-type="float">
            <text:p>-20.1930137708</text:p>
          </table:table-cell>
          <table:table-cell office:value-type="float" office:value="-5.0600193611" calcext:value-type="float">
            <text:p>-5.0600193611</text:p>
          </table:table-cell>
          <table:table-cell office:value-type="float" office:value="-19.3549835895" calcext:value-type="float">
            <text:p>-19.3549835895</text:p>
          </table:table-cell>
          <table:table-cell office:value-type="float" office:value="-4.59386121" calcext:value-type="float">
            <text:p>-4.59386121</text:p>
          </table:table-cell>
        </table:table-row>
        <table:table-row table:style-name="ro1">
          <table:table-cell office:value-type="float" office:value="-23.5006937023" calcext:value-type="float">
            <text:p>-23.5006937023</text:p>
          </table:table-cell>
          <table:table-cell office:value-type="float" office:value="40.6396484375" calcext:value-type="float">
            <text:p>40.6396484375</text:p>
          </table:table-cell>
          <table:table-cell office:value-type="float" office:value="-50.1923300266" calcext:value-type="float">
            <text:p>-50.1923300266</text:p>
          </table:table-cell>
          <table:table-cell office:value-type="float" office:value="67.7978515625" calcext:value-type="float">
            <text:p>67.7978515625</text:p>
          </table:table-cell>
          <table:table-cell office:value-type="float" office:value="-50.6358193159" calcext:value-type="float">
            <text:p>-50.6358193159</text:p>
          </table:table-cell>
          <table:table-cell office:value-type="float" office:value="67.9541015625" calcext:value-type="float">
            <text:p>67.9541015625</text:p>
          </table:table-cell>
          <table:table-cell office:value-type="float" office:value="1092" calcext:value-type="float">
            <text:p>1092</text:p>
          </table:table-cell>
          <table:table-cell office:value-type="float" office:value="-20.1889133366" calcext:value-type="float">
            <text:p>-20.1889133366</text:p>
          </table:table-cell>
          <table:table-cell office:value-type="float" office:value="-5.059535334" calcext:value-type="float">
            <text:p>-5.059535334</text:p>
          </table:table-cell>
          <table:table-cell office:value-type="float" office:value="-19.3528689164" calcext:value-type="float">
            <text:p>-19.3528689164</text:p>
          </table:table-cell>
          <table:table-cell office:value-type="float" office:value="-4.5934163701" calcext:value-type="float">
            <text:p>-4.5934163701</text:p>
          </table:table-cell>
        </table:table-row>
        <table:table-row table:style-name="ro1">
          <table:table-cell office:value-type="float" office:value="-23.6444495342" calcext:value-type="float">
            <text:p>-23.6444495342</text:p>
          </table:table-cell>
          <table:table-cell office:value-type="float" office:value="40.4289899554" calcext:value-type="float">
            <text:p>40.4289899554</text:p>
          </table:table-cell>
          <table:table-cell office:value-type="float" office:value="-50.1998953342" calcext:value-type="float">
            <text:p>-50.1998953342</text:p>
          </table:table-cell>
          <table:table-cell office:value-type="float" office:value="67.7880859375" calcext:value-type="float">
            <text:p>67.7880859375</text:p>
          </table:table-cell>
          <table:table-cell office:value-type="float" office:value="-50.6406218767" calcext:value-type="float">
            <text:p>-50.6406218767</text:p>
          </table:table-cell>
          <table:table-cell office:value-type="float" office:value="67.96875" calcext:value-type="float">
            <text:p>67.96875</text:p>
          </table:table-cell>
          <table:table-cell office:value-type="float" office:value="1094" calcext:value-type="float">
            <text:p>1094</text:p>
          </table:table-cell>
          <table:table-cell office:value-type="float" office:value="-20.1923794788" calcext:value-type="float">
            <text:p>-20.1923794788</text:p>
          </table:table-cell>
          <table:table-cell office:value-type="float" office:value="-5.0585672798" calcext:value-type="float">
            <text:p>-5.0585672798</text:p>
          </table:table-cell>
          <table:table-cell office:value-type="float" office:value="-19.3549570926" calcext:value-type="float">
            <text:p>-19.3549570926</text:p>
          </table:table-cell>
          <table:table-cell office:value-type="float" office:value="-4.5947508897" calcext:value-type="float">
            <text:p>-4.5947508897</text:p>
          </table:table-cell>
        </table:table-row>
        <table:table-row table:style-name="ro1">
          <table:table-cell office:value-type="float" office:value="-24.2465176029" calcext:value-type="float">
            <text:p>-24.2465176029</text:p>
          </table:table-cell>
          <table:table-cell office:value-type="float" office:value="40.7331194196" calcext:value-type="float">
            <text:p>40.7331194196</text:p>
          </table:table-cell>
          <table:table-cell office:value-type="float" office:value="-50.2018829584" calcext:value-type="float">
            <text:p>-50.2018829584</text:p>
          </table:table-cell>
          <table:table-cell office:value-type="float" office:value="67.8076171875" calcext:value-type="float">
            <text:p>67.8076171875</text:p>
          </table:table-cell>
          <table:table-cell office:value-type="float" office:value="-50.6433846951" calcext:value-type="float">
            <text:p>-50.6433846951</text:p>
          </table:table-cell>
          <table:table-cell office:value-type="float" office:value="67.9833984375" calcext:value-type="float">
            <text:p>67.9833984375</text:p>
          </table:table-cell>
          <table:table-cell office:value-type="float" office:value="1096" calcext:value-type="float">
            <text:p>1096</text:p>
          </table:table-cell>
          <table:table-cell office:value-type="float" office:value="-20.1932901342" calcext:value-type="float">
            <text:p>-20.1932901342</text:p>
          </table:table-cell>
          <table:table-cell office:value-type="float" office:value="-5.0605033882" calcext:value-type="float">
            <text:p>-5.0605033882</text:p>
          </table:table-cell>
          <table:table-cell office:value-type="float" office:value="-19.3561583791" calcext:value-type="float">
            <text:p>-19.3561583791</text:p>
          </table:table-cell>
          <table:table-cell office:value-type="float" office:value="-4.5960854093" calcext:value-type="float">
            <text:p>-4.5960854093</text:p>
          </table:table-cell>
        </table:table-row>
        <table:table-row table:style-name="ro1">
          <table:table-cell office:value-type="float" office:value="-24.0458216782" calcext:value-type="float">
            <text:p>-24.0458216782</text:p>
          </table:table-cell>
          <table:table-cell office:value-type="float" office:value="40.6040736607" calcext:value-type="float">
            <text:p>40.6040736607</text:p>
          </table:table-cell>
          <table:table-cell office:value-type="float" office:value="-50.2040412426" calcext:value-type="float">
            <text:p>-50.2040412426</text:p>
          </table:table-cell>
          <table:table-cell office:value-type="float" office:value="67.79296875" calcext:value-type="float">
            <text:p>67.79296875</text:p>
          </table:table-cell>
          <table:table-cell office:value-type="float" office:value="-50.6404897451" calcext:value-type="float">
            <text:p>-50.6404897451</text:p>
          </table:table-cell>
          <table:table-cell office:value-type="float" office:value="67.96875" calcext:value-type="float">
            <text:p>67.96875</text:p>
          </table:table-cell>
          <table:table-cell office:value-type="float" office:value="1098" calcext:value-type="float">
            <text:p>1098</text:p>
          </table:table-cell>
          <table:table-cell office:value-type="float" office:value="-20.1942789796" calcext:value-type="float">
            <text:p>-20.1942789796</text:p>
          </table:table-cell>
          <table:table-cell office:value-type="float" office:value="-5.0590513069" calcext:value-type="float">
            <text:p>-5.0590513069</text:p>
          </table:table-cell>
          <table:table-cell office:value-type="float" office:value="-19.3548996411" calcext:value-type="float">
            <text:p>-19.3548996411</text:p>
          </table:table-cell>
          <table:table-cell office:value-type="float" office:value="-4.5947508897" calcext:value-type="float">
            <text:p>-4.5947508897</text:p>
          </table:table-cell>
        </table:table-row>
        <table:table-row table:style-name="ro1">
          <table:table-cell office:value-type="float" office:value="-23.7161908737" calcext:value-type="float">
            <text:p>-23.7161908737</text:p>
          </table:table-cell>
          <table:table-cell office:value-type="float" office:value="40.4108537946" calcext:value-type="float">
            <text:p>40.4108537946</text:p>
          </table:table-cell>
          <table:table-cell office:value-type="float" office:value="-50.2007750511" calcext:value-type="float">
            <text:p>-50.2007750511</text:p>
          </table:table-cell>
          <table:table-cell office:value-type="float" office:value="67.783203125" calcext:value-type="float">
            <text:p>67.783203125</text:p>
          </table:table-cell>
          <table:table-cell office:value-type="float" office:value="-50.6411316633" calcext:value-type="float">
            <text:p>-50.6411316633</text:p>
          </table:table-cell>
          <table:table-cell office:value-type="float" office:value="67.9638671875" calcext:value-type="float">
            <text:p>67.9638671875</text:p>
          </table:table-cell>
          <table:table-cell office:value-type="float" office:value="1099" calcext:value-type="float">
            <text:p>1099</text:p>
          </table:table-cell>
          <table:table-cell office:value-type="float" office:value="-20.1927825323" calcext:value-type="float">
            <text:p>-20.1927825323</text:p>
          </table:table-cell>
          <table:table-cell office:value-type="float" office:value="-5.0580832527" calcext:value-type="float">
            <text:p>-5.0580832527</text:p>
          </table:table-cell>
          <table:table-cell office:value-type="float" office:value="-19.3551787502" calcext:value-type="float">
            <text:p>-19.3551787502</text:p>
          </table:table-cell>
          <table:table-cell office:value-type="float" office:value="-4.5943060498" calcext:value-type="float">
            <text:p>-4.5943060498</text:p>
          </table:table-cell>
        </table:table-row>
        <table:table-row table:style-name="ro1">
          <table:table-cell office:value-type="float" office:value="-24.7024969467" calcext:value-type="float">
            <text:p>-24.7024969467</text:p>
          </table:table-cell>
          <table:table-cell office:value-type="float" office:value="41.0525948661" calcext:value-type="float">
            <text:p>41.0525948661</text:p>
          </table:table-cell>
          <table:table-cell office:value-type="float" office:value="-50.1974999428" calcext:value-type="float">
            <text:p>-50.1974999428</text:p>
          </table:table-cell>
          <table:table-cell office:value-type="float" office:value="67.802734375" calcext:value-type="float">
            <text:p>67.802734375</text:p>
          </table:table-cell>
          <table:table-cell office:value-type="float" office:value="-50.6249676228" calcext:value-type="float">
            <text:p>-50.6249676228</text:p>
          </table:table-cell>
          <table:table-cell office:value-type="float" office:value="67.9150390625" calcext:value-type="float">
            <text:p>67.9150390625</text:p>
          </table:table-cell>
          <table:table-cell office:value-type="float" office:value="1101" calcext:value-type="float">
            <text:p>1101</text:p>
          </table:table-cell>
          <table:table-cell office:value-type="float" office:value="-20.1912819996" calcext:value-type="float">
            <text:p>-20.1912819996</text:p>
          </table:table-cell>
          <table:table-cell office:value-type="float" office:value="-5.0600193611" calcext:value-type="float">
            <text:p>-5.0600193611</text:p>
          </table:table-cell>
          <table:table-cell office:value-type="float" office:value="-19.3481505488" calcext:value-type="float">
            <text:p>-19.3481505488</text:p>
          </table:table-cell>
          <table:table-cell office:value-type="float" office:value="-4.5898576512" calcext:value-type="float">
            <text:p>-4.5898576512</text:p>
          </table:table-cell>
        </table:table-row>
        <table:table-row table:style-name="ro1">
          <table:table-cell office:value-type="float" office:value="-23.3823759586" calcext:value-type="float">
            <text:p>-23.3823759586</text:p>
          </table:table-cell>
          <table:table-cell office:value-type="float" office:value="40.244140625" calcext:value-type="float">
            <text:p>40.244140625</text:p>
          </table:table-cell>
          <table:table-cell office:value-type="float" office:value="-50.2010658741" calcext:value-type="float">
            <text:p>-50.2010658741</text:p>
          </table:table-cell>
          <table:table-cell office:value-type="float" office:value="67.79296875" calcext:value-type="float">
            <text:p>67.79296875</text:p>
          </table:table-cell>
          <table:table-cell office:value-type="float" office:value="-50.6402582407" calcext:value-type="float">
            <text:p>-50.6402582407</text:p>
          </table:table-cell>
          <table:table-cell office:value-type="float" office:value="67.9638671875" calcext:value-type="float">
            <text:p>67.9638671875</text:p>
          </table:table-cell>
          <table:table-cell office:value-type="float" office:value="1103" calcext:value-type="float">
            <text:p>1103</text:p>
          </table:table-cell>
          <table:table-cell office:value-type="float" office:value="-20.1929157766" calcext:value-type="float">
            <text:p>-20.1929157766</text:p>
          </table:table-cell>
          <table:table-cell office:value-type="float" office:value="-5.0590513069" calcext:value-type="float">
            <text:p>-5.0590513069</text:p>
          </table:table-cell>
          <table:table-cell office:value-type="float" office:value="-19.3547989819" calcext:value-type="float">
            <text:p>-19.3547989819</text:p>
          </table:table-cell>
          <table:table-cell office:value-type="float" office:value="-4.5943060498" calcext:value-type="float">
            <text:p>-4.5943060498</text:p>
          </table:table-cell>
        </table:table-row>
        <table:table-row table:style-name="ro1">
          <table:table-cell office:value-type="float" office:value="-23.7934225248" calcext:value-type="float">
            <text:p>-23.7934225248</text:p>
          </table:table-cell>
          <table:table-cell office:value-type="float" office:value="40.8049665179" calcext:value-type="float">
            <text:p>40.8049665179</text:p>
          </table:table-cell>
          <table:table-cell office:value-type="float" office:value="-50.1921096325" calcext:value-type="float">
            <text:p>-50.1921096325</text:p>
          </table:table-cell>
          <table:table-cell office:value-type="float" office:value="67.783203125" calcext:value-type="float">
            <text:p>67.783203125</text:p>
          </table:table-cell>
          <table:table-cell office:value-type="float" office:value="-50.6356644154" calcext:value-type="float">
            <text:p>-50.6356644154</text:p>
          </table:table-cell>
          <table:table-cell office:value-type="float" office:value="67.9736328125" calcext:value-type="float">
            <text:p>67.9736328125</text:p>
          </table:table-cell>
          <table:table-cell office:value-type="float" office:value="1105" calcext:value-type="float">
            <text:p>1105</text:p>
          </table:table-cell>
          <table:table-cell office:value-type="float" office:value="-20.1888123602" calcext:value-type="float">
            <text:p>-20.1888123602</text:p>
          </table:table-cell>
          <table:table-cell office:value-type="float" office:value="-5.0580832527" calcext:value-type="float">
            <text:p>-5.0580832527</text:p>
          </table:table-cell>
          <table:table-cell office:value-type="float" office:value="-19.3528015649" calcext:value-type="float">
            <text:p>-19.3528015649</text:p>
          </table:table-cell>
          <table:table-cell office:value-type="float" office:value="-4.5951957295" calcext:value-type="float">
            <text:p>-4.5951957295</text:p>
          </table:table-cell>
        </table:table-row>
        <table:table-row table:style-name="ro1">
          <table:table-cell office:value-type="float" office:value="-23.3678117705" calcext:value-type="float">
            <text:p>-23.3678117705</text:p>
          </table:table-cell>
          <table:table-cell office:value-type="float" office:value="40.3815569196" calcext:value-type="float">
            <text:p>40.3815569196</text:p>
          </table:table-cell>
          <table:table-cell office:value-type="float" office:value="-50.1976255894" calcext:value-type="float">
            <text:p>-50.1976255894</text:p>
          </table:table-cell>
          <table:table-cell office:value-type="float" office:value="67.79296875" calcext:value-type="float">
            <text:p>67.79296875</text:p>
          </table:table-cell>
          <table:table-cell office:value-type="float" office:value="-50.6224700451" calcext:value-type="float">
            <text:p>-50.6224700451</text:p>
          </table:table-cell>
          <table:table-cell office:value-type="float" office:value="67.91015625" calcext:value-type="float">
            <text:p>67.91015625</text:p>
          </table:table-cell>
          <table:table-cell office:value-type="float" office:value="1107" calcext:value-type="float">
            <text:p>1107</text:p>
          </table:table-cell>
          <table:table-cell office:value-type="float" office:value="-20.1913395662" calcext:value-type="float">
            <text:p>-20.1913395662</text:p>
          </table:table-cell>
          <table:table-cell office:value-type="float" office:value="-5.0590513069" calcext:value-type="float">
            <text:p>-5.0590513069</text:p>
          </table:table-cell>
          <table:table-cell office:value-type="float" office:value="-19.3470645902" calcext:value-type="float">
            <text:p>-19.3470645902</text:p>
          </table:table-cell>
          <table:table-cell office:value-type="float" office:value="-4.5894128114" calcext:value-type="float">
            <text:p>-4.5894128114</text:p>
          </table:table-cell>
        </table:table-row>
        <table:table-row table:style-name="ro1">
          <table:table-cell office:value-type="float" office:value="-23.6363876513" calcext:value-type="float">
            <text:p>-23.6363876513</text:p>
          </table:table-cell>
          <table:table-cell office:value-type="float" office:value="40.6605747768" calcext:value-type="float">
            <text:p>40.6605747768</text:p>
          </table:table-cell>
          <table:table-cell office:value-type="float" office:value="-50.1891783237" calcext:value-type="float">
            <text:p>-50.1891783237</text:p>
          </table:table-cell>
          <table:table-cell office:value-type="float" office:value="67.7783203125" calcext:value-type="float">
            <text:p>67.7783203125</text:p>
          </table:table-cell>
          <table:table-cell office:value-type="float" office:value="-50.631450367" calcext:value-type="float">
            <text:p>-50.631450367</text:p>
          </table:table-cell>
          <table:table-cell office:value-type="float" office:value="67.939453125" calcext:value-type="float">
            <text:p>67.939453125</text:p>
          </table:table-cell>
          <table:table-cell office:value-type="float" office:value="1109" calcext:value-type="float">
            <text:p>1109</text:p>
          </table:table-cell>
          <table:table-cell office:value-type="float" office:value="-20.1874693437" calcext:value-type="float">
            <text:p>-20.1874693437</text:p>
          </table:table-cell>
          <table:table-cell office:value-type="float" office:value="-5.0575992256" calcext:value-type="float">
            <text:p>-5.0575992256</text:p>
          </table:table-cell>
          <table:table-cell office:value-type="float" office:value="-19.3509692767" calcext:value-type="float">
            <text:p>-19.3509692767</text:p>
          </table:table-cell>
          <table:table-cell office:value-type="float" office:value="-4.5920818505" calcext:value-type="float">
            <text:p>-4.5920818505</text:p>
          </table:table-cell>
        </table:table-row>
        <table:table-row table:style-name="ro1">
          <table:table-cell office:value-type="float" office:value="-23.9285914809" calcext:value-type="float">
            <text:p>-23.9285914809</text:p>
          </table:table-cell>
          <table:table-cell office:value-type="float" office:value="40.6940569196" calcext:value-type="float">
            <text:p>40.6940569196</text:p>
          </table:table-cell>
          <table:table-cell office:value-type="float" office:value="-50.2001785278" calcext:value-type="float">
            <text:p>-50.2001785278</text:p>
          </table:table-cell>
          <table:table-cell office:value-type="float" office:value="67.8076171875" calcext:value-type="float">
            <text:p>67.8076171875</text:p>
          </table:table-cell>
          <table:table-cell office:value-type="float" office:value="-50.6381700277" calcext:value-type="float">
            <text:p>-50.6381700277</text:p>
          </table:table-cell>
          <table:table-cell office:value-type="float" office:value="67.978515625" calcext:value-type="float">
            <text:p>67.978515625</text:p>
          </table:table-cell>
          <table:table-cell office:value-type="float" office:value="1111" calcext:value-type="float">
            <text:p>1111</text:p>
          </table:table-cell>
          <table:table-cell office:value-type="float" office:value="-20.1925092275" calcext:value-type="float">
            <text:p>-20.1925092275</text:p>
          </table:table-cell>
          <table:table-cell office:value-type="float" office:value="-5.0605033882" calcext:value-type="float">
            <text:p>-5.0605033882</text:p>
          </table:table-cell>
          <table:table-cell office:value-type="float" office:value="-19.353891017" calcext:value-type="float">
            <text:p>-19.353891017</text:p>
          </table:table-cell>
          <table:table-cell office:value-type="float" office:value="-4.5956405694" calcext:value-type="float">
            <text:p>-4.5956405694</text:p>
          </table:table-cell>
        </table:table-row>
        <table:table-row table:style-name="ro1">
          <table:table-cell office:value-type="float" office:value="-24.2057534465" calcext:value-type="float">
            <text:p>-24.2057534465</text:p>
          </table:table-cell>
          <table:table-cell office:value-type="float" office:value="40.6745256696" calcext:value-type="float">
            <text:p>40.6745256696</text:p>
          </table:table-cell>
          <table:table-cell office:value-type="float" office:value="-50.1917495012" calcext:value-type="float">
            <text:p>-50.1917495012</text:p>
          </table:table-cell>
          <table:table-cell office:value-type="float" office:value="67.783203125" calcext:value-type="float">
            <text:p>67.783203125</text:p>
          </table:table-cell>
          <table:table-cell office:value-type="float" office:value="-50.6283997536" calcext:value-type="float">
            <text:p>-50.6283997536</text:p>
          </table:table-cell>
          <table:table-cell office:value-type="float" office:value="67.939453125" calcext:value-type="float">
            <text:p>67.939453125</text:p>
          </table:table-cell>
          <table:table-cell office:value-type="float" office:value="1113" calcext:value-type="float">
            <text:p>1113</text:p>
          </table:table-cell>
          <table:table-cell office:value-type="float" office:value="-20.1886473614" calcext:value-type="float">
            <text:p>-20.1886473614</text:p>
          </table:table-cell>
          <table:table-cell office:value-type="float" office:value="-5.0580832527" calcext:value-type="float">
            <text:p>-5.0580832527</text:p>
          </table:table-cell>
          <table:table-cell office:value-type="float" office:value="-19.3496428555" calcext:value-type="float">
            <text:p>-19.3496428555</text:p>
          </table:table-cell>
          <table:table-cell office:value-type="float" office:value="-4.5920818505" calcext:value-type="float">
            <text:p>-4.5920818505</text:p>
          </table:table-cell>
        </table:table-row>
        <table:table-row table:style-name="ro1">
          <table:table-cell office:value-type="float" office:value="-23.4383893992" calcext:value-type="float">
            <text:p>-23.4383893992</text:p>
          </table:table-cell>
          <table:table-cell office:value-type="float" office:value="40.2978515625" calcext:value-type="float">
            <text:p>40.2978515625</text:p>
          </table:table-cell>
          <table:table-cell office:value-type="float" office:value="-50.1997812748" calcext:value-type="float">
            <text:p>-50.1997812748</text:p>
          </table:table-cell>
          <table:table-cell office:value-type="float" office:value="67.8125" calcext:value-type="float">
            <text:p>67.8125</text:p>
          </table:table-cell>
          <table:table-cell office:value-type="float" office:value="-50.6416509867" calcext:value-type="float">
            <text:p>-50.6416509867</text:p>
          </table:table-cell>
          <table:table-cell office:value-type="float" office:value="67.9443359375" calcext:value-type="float">
            <text:p>67.9443359375</text:p>
          </table:table-cell>
          <table:table-cell office:value-type="float" office:value="1115" calcext:value-type="float">
            <text:p>1115</text:p>
          </table:table-cell>
          <table:table-cell office:value-type="float" office:value="-20.192327221" calcext:value-type="float">
            <text:p>-20.192327221</text:p>
          </table:table-cell>
          <table:table-cell office:value-type="float" office:value="-5.0609874153" calcext:value-type="float">
            <text:p>-5.0609874153</text:p>
          </table:table-cell>
          <table:table-cell office:value-type="float" office:value="-19.3554045545" calcext:value-type="float">
            <text:p>-19.3554045545</text:p>
          </table:table-cell>
          <table:table-cell office:value-type="float" office:value="-4.5925266904" calcext:value-type="float">
            <text:p>-4.5925266904</text:p>
          </table:table-cell>
        </table:table-row>
        <table:table-row table:style-name="ro1">
          <table:table-cell office:value-type="float" office:value="-23.7181922202" calcext:value-type="float">
            <text:p>-23.7181922202</text:p>
          </table:table-cell>
          <table:table-cell office:value-type="float" office:value="40.6410435268" calcext:value-type="float">
            <text:p>40.6410435268</text:p>
          </table:table-cell>
          <table:table-cell office:value-type="float" office:value="-50.1960403442" calcext:value-type="float">
            <text:p>-50.1960403442</text:p>
          </table:table-cell>
          <table:table-cell office:value-type="float" office:value="67.8125" calcext:value-type="float">
            <text:p>67.8125</text:p>
          </table:table-cell>
          <table:table-cell office:value-type="float" office:value="-50.6382740974" calcext:value-type="float">
            <text:p>-50.6382740974</text:p>
          </table:table-cell>
          <table:table-cell office:value-type="float" office:value="67.94921875" calcext:value-type="float">
            <text:p>67.94921875</text:p>
          </table:table-cell>
          <table:table-cell office:value-type="float" office:value="1117" calcext:value-type="float">
            <text:p>1117</text:p>
          </table:table-cell>
          <table:table-cell office:value-type="float" office:value="-20.1906132659" calcext:value-type="float">
            <text:p>-20.1906132659</text:p>
          </table:table-cell>
          <table:table-cell office:value-type="float" office:value="-5.0609874153" calcext:value-type="float">
            <text:p>-5.0609874153</text:p>
          </table:table-cell>
          <table:table-cell office:value-type="float" office:value="-19.353936267" calcext:value-type="float">
            <text:p>-19.353936267</text:p>
          </table:table-cell>
          <table:table-cell office:value-type="float" office:value="-4.5929715302" calcext:value-type="float">
            <text:p>-4.5929715302</text:p>
          </table:table-cell>
        </table:table-row>
        <table:table-row table:style-name="ro1">
          <table:table-cell office:value-type="float" office:value="-23.1940013732" calcext:value-type="float">
            <text:p>-23.1940013732</text:p>
          </table:table-cell>
          <table:table-cell office:value-type="float" office:value="40.5315290179" calcext:value-type="float">
            <text:p>40.5315290179</text:p>
          </table:table-cell>
          <table:table-cell office:value-type="float" office:value="-50.1951199532" calcext:value-type="float">
            <text:p>-50.1951199532</text:p>
          </table:table-cell>
          <table:table-cell office:value-type="float" office:value="67.7978515625" calcext:value-type="float">
            <text:p>67.7978515625</text:p>
          </table:table-cell>
          <table:table-cell office:value-type="float" office:value="-50.6384346962" calcext:value-type="float">
            <text:p>-50.6384346962</text:p>
          </table:table-cell>
          <table:table-cell office:value-type="float" office:value="67.94921875" calcext:value-type="float">
            <text:p>67.94921875</text:p>
          </table:table-cell>
          <table:table-cell office:value-type="float" office:value="1118" calcext:value-type="float">
            <text:p>1118</text:p>
          </table:table-cell>
          <table:table-cell office:value-type="float" office:value="-20.190191577" calcext:value-type="float">
            <text:p>-20.190191577</text:p>
          </table:table-cell>
          <table:table-cell office:value-type="float" office:value="-5.059535334" calcext:value-type="float">
            <text:p>-5.059535334</text:p>
          </table:table-cell>
          <table:table-cell office:value-type="float" office:value="-19.3540060961" calcext:value-type="float">
            <text:p>-19.3540060961</text:p>
          </table:table-cell>
          <table:table-cell office:value-type="float" office:value="-4.5929715302" calcext:value-type="float">
            <text:p>-4.5929715302</text:p>
          </table:table-cell>
        </table:table-row>
        <table:table-row table:style-name="ro1">
          <table:table-cell office:value-type="float" office:value="-23.9580155998" calcext:value-type="float">
            <text:p>-23.9580155998</text:p>
          </table:table-cell>
          <table:table-cell office:value-type="float" office:value="40.4910714286" calcext:value-type="float">
            <text:p>40.4910714286</text:p>
          </table:table-cell>
          <table:table-cell office:value-type="float" office:value="-50.1986672401" calcext:value-type="float">
            <text:p>-50.1986672401</text:p>
          </table:table-cell>
          <table:table-cell office:value-type="float" office:value="67.8173828125" calcext:value-type="float">
            <text:p>67.8173828125</text:p>
          </table:table-cell>
          <table:table-cell office:value-type="float" office:value="-50.6396529436" calcext:value-type="float">
            <text:p>-50.6396529436</text:p>
          </table:table-cell>
          <table:table-cell office:value-type="float" office:value="67.9736328125" calcext:value-type="float">
            <text:p>67.9736328125</text:p>
          </table:table-cell>
          <table:table-cell office:value-type="float" office:value="1120" calcext:value-type="float">
            <text:p>1120</text:p>
          </table:table-cell>
          <table:table-cell office:value-type="float" office:value="-20.1918168118" calcext:value-type="float">
            <text:p>-20.1918168118</text:p>
          </table:table-cell>
          <table:table-cell office:value-type="float" office:value="-5.0614714424" calcext:value-type="float">
            <text:p>-5.0614714424</text:p>
          </table:table-cell>
          <table:table-cell office:value-type="float" office:value="-19.3545357959" calcext:value-type="float">
            <text:p>-19.3545357959</text:p>
          </table:table-cell>
          <table:table-cell office:value-type="float" office:value="-4.5951957295" calcext:value-type="float">
            <text:p>-4.5951957295</text:p>
          </table:table-cell>
        </table:table-row>
        <table:table-row table:style-name="ro1">
          <table:table-cell office:value-type="float" office:value="-22.8227661674" calcext:value-type="float">
            <text:p>-22.8227661674</text:p>
          </table:table-cell>
          <table:table-cell office:value-type="float" office:value="40.48828125" calcext:value-type="float">
            <text:p>40.48828125</text:p>
          </table:table-cell>
          <table:table-cell office:value-type="float" office:value="-50.1962605953" calcext:value-type="float">
            <text:p>-50.1962605953</text:p>
          </table:table-cell>
          <table:table-cell office:value-type="float" office:value="67.7880859375" calcext:value-type="float">
            <text:p>67.7880859375</text:p>
          </table:table-cell>
          <table:table-cell office:value-type="float" office:value="-50.636470294" calcext:value-type="float">
            <text:p>-50.636470294</text:p>
          </table:table-cell>
          <table:table-cell office:value-type="float" office:value="67.94921875" calcext:value-type="float">
            <text:p>67.94921875</text:p>
          </table:table-cell>
          <table:table-cell office:value-type="float" office:value="1122" calcext:value-type="float">
            <text:p>1122</text:p>
          </table:table-cell>
          <table:table-cell office:value-type="float" office:value="-20.1907141768" calcext:value-type="float">
            <text:p>-20.1907141768</text:p>
          </table:table-cell>
          <table:table-cell office:value-type="float" office:value="-5.0585672798" calcext:value-type="float">
            <text:p>-5.0585672798</text:p>
          </table:table-cell>
          <table:table-cell office:value-type="float" office:value="-19.3531519647" calcext:value-type="float">
            <text:p>-19.3531519647</text:p>
          </table:table-cell>
          <table:table-cell office:value-type="float" office:value="-4.5929715302" calcext:value-type="float">
            <text:p>-4.5929715302</text:p>
          </table:table-cell>
        </table:table-row>
        <table:table-row table:style-name="ro1">
          <table:table-cell office:value-type="float" office:value="-23.7579702518" calcext:value-type="float">
            <text:p>-23.7579702518</text:p>
          </table:table-cell>
          <table:table-cell office:value-type="float" office:value="40.2992466518" calcext:value-type="float">
            <text:p>40.2992466518</text:p>
          </table:table-cell>
          <table:table-cell office:value-type="float" office:value="-50.1969797611" calcext:value-type="float">
            <text:p>-50.1969797611</text:p>
          </table:table-cell>
          <table:table-cell office:value-type="float" office:value="67.802734375" calcext:value-type="float">
            <text:p>67.802734375</text:p>
          </table:table-cell>
          <table:table-cell office:value-type="float" office:value="-50.6412379265" calcext:value-type="float">
            <text:p>-50.6412379265</text:p>
          </table:table-cell>
          <table:table-cell office:value-type="float" office:value="67.9736328125" calcext:value-type="float">
            <text:p>67.9736328125</text:p>
          </table:table-cell>
          <table:table-cell office:value-type="float" office:value="1124" calcext:value-type="float">
            <text:p>1124</text:p>
          </table:table-cell>
          <table:table-cell office:value-type="float" office:value="-20.1910436718" calcext:value-type="float">
            <text:p>-20.1910436718</text:p>
          </table:table-cell>
          <table:table-cell office:value-type="float" office:value="-5.0600193611" calcext:value-type="float">
            <text:p>-5.0600193611</text:p>
          </table:table-cell>
          <table:table-cell office:value-type="float" office:value="-19.3552249539" calcext:value-type="float">
            <text:p>-19.3552249539</text:p>
          </table:table-cell>
          <table:table-cell office:value-type="float" office:value="-4.5951957295" calcext:value-type="float">
            <text:p>-4.5951957295</text:p>
          </table:table-cell>
        </table:table-row>
        <table:table-row table:style-name="ro1">
          <table:table-cell office:value-type="float" office:value="-23.4756900298" calcext:value-type="float">
            <text:p>-23.4756900298</text:p>
          </table:table-cell>
          <table:table-cell office:value-type="float" office:value="40.4422433036" calcext:value-type="float">
            <text:p>40.4422433036</text:p>
          </table:table-cell>
          <table:table-cell office:value-type="float" office:value="-50.1956873894" calcext:value-type="float">
            <text:p>-50.1956873894</text:p>
          </table:table-cell>
          <table:table-cell office:value-type="float" office:value="67.8125" calcext:value-type="float">
            <text:p>67.8125</text:p>
          </table:table-cell>
          <table:table-cell office:value-type="float" office:value="-50.6375527382" calcext:value-type="float">
            <text:p>-50.6375527382</text:p>
          </table:table-cell>
          <table:table-cell office:value-type="float" office:value="67.96875" calcext:value-type="float">
            <text:p>67.96875</text:p>
          </table:table-cell>
          <table:table-cell office:value-type="float" office:value="1126" calcext:value-type="float">
            <text:p>1126</text:p>
          </table:table-cell>
          <table:table-cell office:value-type="float" office:value="-20.1904515552" calcext:value-type="float">
            <text:p>-20.1904515552</text:p>
          </table:table-cell>
          <table:table-cell office:value-type="float" office:value="-5.0609874153" calcext:value-type="float">
            <text:p>-5.0609874153</text:p>
          </table:table-cell>
          <table:table-cell office:value-type="float" office:value="-19.3536226166" calcext:value-type="float">
            <text:p>-19.3536226166</text:p>
          </table:table-cell>
          <table:table-cell office:value-type="float" office:value="-4.5947508897" calcext:value-type="float">
            <text:p>-4.5947508897</text:p>
          </table:table-cell>
        </table:table-row>
        <table:table-row table:style-name="ro1">
          <table:table-cell office:value-type="float" office:value="-23.4112459617" calcext:value-type="float">
            <text:p>-23.4112459617</text:p>
          </table:table-cell>
          <table:table-cell office:value-type="float" office:value="40.3250558036" calcext:value-type="float">
            <text:p>40.3250558036</text:p>
          </table:table-cell>
          <table:table-cell office:value-type="float" office:value="-50.2019923449" calcext:value-type="float">
            <text:p>-50.2019923449</text:p>
          </table:table-cell>
          <table:table-cell office:value-type="float" office:value="67.8125" calcext:value-type="float">
            <text:p>67.8125</text:p>
          </table:table-cell>
          <table:table-cell office:value-type="float" office:value="-50.6344473839" calcext:value-type="float">
            <text:p>-50.6344473839</text:p>
          </table:table-cell>
          <table:table-cell office:value-type="float" office:value="67.9638671875" calcext:value-type="float">
            <text:p>67.9638671875</text:p>
          </table:table-cell>
          <table:table-cell office:value-type="float" office:value="1128" calcext:value-type="float">
            <text:p>1128</text:p>
          </table:table-cell>
          <table:table-cell office:value-type="float" office:value="-20.193340251" calcext:value-type="float">
            <text:p>-20.193340251</text:p>
          </table:table-cell>
          <table:table-cell office:value-type="float" office:value="-5.0609874153" calcext:value-type="float">
            <text:p>-5.0609874153</text:p>
          </table:table-cell>
          <table:table-cell office:value-type="float" office:value="-19.3522723938" calcext:value-type="float">
            <text:p>-19.3522723938</text:p>
          </table:table-cell>
          <table:table-cell office:value-type="float" office:value="-4.5943060498" calcext:value-type="float">
            <text:p>-4.5943060498</text:p>
          </table:table-cell>
        </table:table-row>
        <table:table-row table:style-name="ro1">
          <table:table-cell office:value-type="float" office:value="-23.2153233515" calcext:value-type="float">
            <text:p>-23.2153233515</text:p>
          </table:table-cell>
          <table:table-cell office:value-type="float" office:value="40.5245535714" calcext:value-type="float">
            <text:p>40.5245535714</text:p>
          </table:table-cell>
          <table:table-cell office:value-type="float" office:value="-50.198864603" calcext:value-type="float">
            <text:p>-50.198864603</text:p>
          </table:table-cell>
          <table:table-cell office:value-type="float" office:value="67.822265625" calcext:value-type="float">
            <text:p>67.822265625</text:p>
          </table:table-cell>
          <table:table-cell office:value-type="float" office:value="-50.637975812" calcext:value-type="float">
            <text:p>-50.637975812</text:p>
          </table:table-cell>
          <table:table-cell office:value-type="float" office:value="67.96875" calcext:value-type="float">
            <text:p>67.96875</text:p>
          </table:table-cell>
          <table:table-cell office:value-type="float" office:value="1130" calcext:value-type="float">
            <text:p>1130</text:p>
          </table:table-cell>
          <table:table-cell office:value-type="float" office:value="-20.1919072361" calcext:value-type="float">
            <text:p>-20.1919072361</text:p>
          </table:table-cell>
          <table:table-cell office:value-type="float" office:value="-5.0619554695" calcext:value-type="float">
            <text:p>-5.0619554695</text:p>
          </table:table-cell>
          <table:table-cell office:value-type="float" office:value="-19.3538065711" calcext:value-type="float">
            <text:p>-19.3538065711</text:p>
          </table:table-cell>
          <table:table-cell office:value-type="float" office:value="-4.5947508897" calcext:value-type="float">
            <text:p>-4.5947508897</text:p>
          </table:table-cell>
        </table:table-row>
        <table:table-row table:style-name="ro1">
          <table:table-cell office:value-type="float" office:value="-23.3719717775" calcext:value-type="float">
            <text:p>-23.3719717775</text:p>
          </table:table-cell>
          <table:table-cell office:value-type="float" office:value="40.4115513393" calcext:value-type="float">
            <text:p>40.4115513393</text:p>
          </table:table-cell>
          <table:table-cell office:value-type="float" office:value="-50.1987413645" calcext:value-type="float">
            <text:p>-50.1987413645</text:p>
          </table:table-cell>
          <table:table-cell office:value-type="float" office:value="67.783203125" calcext:value-type="float">
            <text:p>67.783203125</text:p>
          </table:table-cell>
          <table:table-cell office:value-type="float" office:value="-50.6328746557" calcext:value-type="float">
            <text:p>-50.6328746557</text:p>
          </table:table-cell>
          <table:table-cell office:value-type="float" office:value="67.9443359375" calcext:value-type="float">
            <text:p>67.9443359375</text:p>
          </table:table-cell>
          <table:table-cell office:value-type="float" office:value="1132" calcext:value-type="float">
            <text:p>1132</text:p>
          </table:table-cell>
          <table:table-cell office:value-type="float" office:value="-20.1918507728" calcext:value-type="float">
            <text:p>-20.1918507728</text:p>
          </table:table-cell>
          <table:table-cell office:value-type="float" office:value="-5.0580832527" calcext:value-type="float">
            <text:p>-5.0580832527</text:p>
          </table:table-cell>
          <table:table-cell office:value-type="float" office:value="-19.3515885642" calcext:value-type="float">
            <text:p>-19.3515885642</text:p>
          </table:table-cell>
          <table:table-cell office:value-type="float" office:value="-4.5925266904" calcext:value-type="float">
            <text:p>-4.5925266904</text:p>
          </table:table-cell>
        </table:table-row>
        <table:table-row table:style-name="ro1">
          <table:table-cell office:value-type="float" office:value="-23.6913932775" calcext:value-type="float">
            <text:p>-23.6913932775</text:p>
          </table:table-cell>
          <table:table-cell office:value-type="float" office:value="40.7156808036" calcext:value-type="float">
            <text:p>40.7156808036</text:p>
          </table:table-cell>
          <table:table-cell office:value-type="float" office:value="-50.1971443415" calcext:value-type="float">
            <text:p>-50.1971443415</text:p>
          </table:table-cell>
          <table:table-cell office:value-type="float" office:value="67.783203125" calcext:value-type="float">
            <text:p>67.783203125</text:p>
          </table:table-cell>
          <table:table-cell office:value-type="float" office:value="-50.6352648735" calcext:value-type="float">
            <text:p>-50.6352648735</text:p>
          </table:table-cell>
          <table:table-cell office:value-type="float" office:value="67.9345703125" calcext:value-type="float">
            <text:p>67.9345703125</text:p>
          </table:table-cell>
          <table:table-cell office:value-type="float" office:value="1134" calcext:value-type="float">
            <text:p>1134</text:p>
          </table:table-cell>
          <table:table-cell office:value-type="float" office:value="-20.1911190763" calcext:value-type="float">
            <text:p>-20.1911190763</text:p>
          </table:table-cell>
          <table:table-cell office:value-type="float" office:value="-5.0580832527" calcext:value-type="float">
            <text:p>-5.0580832527</text:p>
          </table:table-cell>
          <table:table-cell office:value-type="float" office:value="-19.3526278422" calcext:value-type="float">
            <text:p>-19.3526278422</text:p>
          </table:table-cell>
          <table:table-cell office:value-type="float" office:value="-4.5916370107" calcext:value-type="float">
            <text:p>-4.5916370107</text:p>
          </table:table-cell>
        </table:table-row>
        <table:table-row table:style-name="ro1">
          <table:table-cell office:value-type="float" office:value="-23.3149791594" calcext:value-type="float">
            <text:p>-23.3149791594</text:p>
          </table:table-cell>
          <table:table-cell office:value-type="float" office:value="40.6089564732" calcext:value-type="float">
            <text:p>40.6089564732</text:p>
          </table:table-cell>
          <table:table-cell office:value-type="float" office:value="-50.1996751308" calcext:value-type="float">
            <text:p>-50.1996751308</text:p>
          </table:table-cell>
          <table:table-cell office:value-type="float" office:value="67.822265625" calcext:value-type="float">
            <text:p>67.822265625</text:p>
          </table:table-cell>
          <table:table-cell office:value-type="float" office:value="-50.6384077072" calcext:value-type="float">
            <text:p>-50.6384077072</text:p>
          </table:table-cell>
          <table:table-cell office:value-type="float" office:value="68.0224609375" calcext:value-type="float">
            <text:p>68.0224609375</text:p>
          </table:table-cell>
          <table:table-cell office:value-type="float" office:value="1136" calcext:value-type="float">
            <text:p>1136</text:p>
          </table:table-cell>
          <table:table-cell office:value-type="float" office:value="-20.1922785898" calcext:value-type="float">
            <text:p>-20.1922785898</text:p>
          </table:table-cell>
          <table:table-cell office:value-type="float" office:value="-5.0619554695" calcext:value-type="float">
            <text:p>-5.0619554695</text:p>
          </table:table-cell>
          <table:table-cell office:value-type="float" office:value="-19.3539943612" calcext:value-type="float">
            <text:p>-19.3539943612</text:p>
          </table:table-cell>
          <table:table-cell office:value-type="float" office:value="-4.5996441281" calcext:value-type="float">
            <text:p>-4.5996441281</text:p>
          </table:table-cell>
        </table:table-row>
        <table:table-row table:style-name="ro1">
          <table:table-cell office:value-type="float" office:value="-23.9383625682" calcext:value-type="float">
            <text:p>-23.9383625682</text:p>
          </table:table-cell>
          <table:table-cell office:value-type="float" office:value="40.5552455357" calcext:value-type="float">
            <text:p>40.5552455357</text:p>
          </table:table-cell>
          <table:table-cell office:value-type="float" office:value="-50.2086297035" calcext:value-type="float">
            <text:p>-50.2086297035</text:p>
          </table:table-cell>
          <table:table-cell office:value-type="float" office:value="67.841796875" calcext:value-type="float">
            <text:p>67.841796875</text:p>
          </table:table-cell>
          <table:table-cell office:value-type="float" office:value="-50.641419816" calcext:value-type="float">
            <text:p>-50.641419816</text:p>
          </table:table-cell>
          <table:table-cell office:value-type="float" office:value="68.0078125" calcext:value-type="float">
            <text:p>68.0078125</text:p>
          </table:table-cell>
          <table:table-cell office:value-type="float" office:value="1137" calcext:value-type="float">
            <text:p>1137</text:p>
          </table:table-cell>
          <table:table-cell office:value-type="float" office:value="-20.1963812415" calcext:value-type="float">
            <text:p>-20.1963812415</text:p>
          </table:table-cell>
          <table:table-cell office:value-type="float" office:value="-5.0638915779" calcext:value-type="float">
            <text:p>-5.0638915779</text:p>
          </table:table-cell>
          <table:table-cell office:value-type="float" office:value="-19.3553040404" calcext:value-type="float">
            <text:p>-19.3553040404</text:p>
          </table:table-cell>
          <table:table-cell office:value-type="float" office:value="-4.5983096085" calcext:value-type="float">
            <text:p>-4.5983096085</text:p>
          </table:table-cell>
        </table:table-row>
        <table:table-row table:style-name="ro1">
          <table:table-cell office:value-type="float" office:value="-23.5226937145" calcext:value-type="float">
            <text:p>-23.5226937145</text:p>
          </table:table-cell>
          <table:table-cell office:value-type="float" office:value="40.4178292411" calcext:value-type="float">
            <text:p>40.4178292411</text:p>
          </table:table-cell>
          <table:table-cell office:value-type="float" office:value="-50.2041787148" calcext:value-type="float">
            <text:p>-50.2041787148</text:p>
          </table:table-cell>
          <table:table-cell office:value-type="float" office:value="67.8076171875" calcext:value-type="float">
            <text:p>67.8076171875</text:p>
          </table:table-cell>
          <table:table-cell office:value-type="float" office:value="-50.6401792526" calcext:value-type="float">
            <text:p>-50.6401792526</text:p>
          </table:table-cell>
          <table:table-cell office:value-type="float" office:value="67.998046875" calcext:value-type="float">
            <text:p>67.998046875</text:p>
          </table:table-cell>
          <table:table-cell office:value-type="float" office:value="1139" calcext:value-type="float">
            <text:p>1139</text:p>
          </table:table-cell>
          <table:table-cell office:value-type="float" office:value="-20.1943419642" calcext:value-type="float">
            <text:p>-20.1943419642</text:p>
          </table:table-cell>
          <table:table-cell office:value-type="float" office:value="-5.0605033882" calcext:value-type="float">
            <text:p>-5.0605033882</text:p>
          </table:table-cell>
          <table:table-cell office:value-type="float" office:value="-19.3547646375" calcext:value-type="float">
            <text:p>-19.3547646375</text:p>
          </table:table-cell>
          <table:table-cell office:value-type="float" office:value="-4.5974199288" calcext:value-type="float">
            <text:p>-4.5974199288</text:p>
          </table:table-cell>
        </table:table-row>
        <table:table-row table:style-name="ro1">
          <table:table-cell office:value-type="float" office:value="-23.2658653587" calcext:value-type="float">
            <text:p>-23.2658653587</text:p>
          </table:table-cell>
          <table:table-cell office:value-type="float" office:value="40.4499162946" calcext:value-type="float">
            <text:p>40.4499162946</text:p>
          </table:table-cell>
          <table:table-cell office:value-type="float" office:value="-50.2003680706" calcext:value-type="float">
            <text:p>-50.2003680706</text:p>
          </table:table-cell>
          <table:table-cell office:value-type="float" office:value="67.7783203125" calcext:value-type="float">
            <text:p>67.7783203125</text:p>
          </table:table-cell>
          <table:table-cell office:value-type="float" office:value="-50.6337217331" calcext:value-type="float">
            <text:p>-50.6337217331</text:p>
          </table:table-cell>
          <table:table-cell office:value-type="float" office:value="67.9638671875" calcext:value-type="float">
            <text:p>67.9638671875</text:p>
          </table:table-cell>
          <table:table-cell office:value-type="float" office:value="1141" calcext:value-type="float">
            <text:p>1141</text:p>
          </table:table-cell>
          <table:table-cell office:value-type="float" office:value="-20.192596069" calcext:value-type="float">
            <text:p>-20.192596069</text:p>
          </table:table-cell>
          <table:table-cell office:value-type="float" office:value="-5.0575992256" calcext:value-type="float">
            <text:p>-5.0575992256</text:p>
          </table:table-cell>
          <table:table-cell office:value-type="float" office:value="-19.3519568774" calcext:value-type="float">
            <text:p>-19.3519568774</text:p>
          </table:table-cell>
          <table:table-cell office:value-type="float" office:value="-4.5943060498" calcext:value-type="float">
            <text:p>-4.5943060498</text:p>
          </table:table-cell>
        </table:table-row>
        <table:table-row table:style-name="ro1">
          <table:table-cell office:value-type="float" office:value="-23.6416293642" calcext:value-type="float">
            <text:p>-23.6416293642</text:p>
          </table:table-cell>
          <table:table-cell office:value-type="float" office:value="40.5168805804" calcext:value-type="float">
            <text:p>40.5168805804</text:p>
          </table:table-cell>
          <table:table-cell office:value-type="float" office:value="-50.198132515" calcext:value-type="float">
            <text:p>-50.198132515</text:p>
          </table:table-cell>
          <table:table-cell office:value-type="float" office:value="67.7978515625" calcext:value-type="float">
            <text:p>67.7978515625</text:p>
          </table:table-cell>
          <table:table-cell office:value-type="float" office:value="-50.6390659571" calcext:value-type="float">
            <text:p>-50.6390659571</text:p>
          </table:table-cell>
          <table:table-cell office:value-type="float" office:value="67.998046875" calcext:value-type="float">
            <text:p>67.998046875</text:p>
          </table:table-cell>
          <table:table-cell office:value-type="float" office:value="1143" calcext:value-type="float">
            <text:p>1143</text:p>
          </table:table-cell>
          <table:table-cell office:value-type="float" office:value="-20.1915718206" calcext:value-type="float">
            <text:p>-20.1915718206</text:p>
          </table:table-cell>
          <table:table-cell office:value-type="float" office:value="-5.059535334" calcext:value-type="float">
            <text:p>-5.059535334</text:p>
          </table:table-cell>
          <table:table-cell office:value-type="float" office:value="-19.3542805713" calcext:value-type="float">
            <text:p>-19.3542805713</text:p>
          </table:table-cell>
          <table:table-cell office:value-type="float" office:value="-4.5974199288" calcext:value-type="float">
            <text:p>-4.5974199288</text:p>
          </table:table-cell>
        </table:table-row>
        <table:table-row table:style-name="ro1">
          <table:table-cell office:value-type="float" office:value="-23.5034614882" calcext:value-type="float">
            <text:p>-23.5034614882</text:p>
          </table:table-cell>
          <table:table-cell office:value-type="float" office:value="40.3857421875" calcext:value-type="float">
            <text:p>40.3857421875</text:p>
          </table:table-cell>
          <table:table-cell office:value-type="float" office:value="-50.1902889967" calcext:value-type="float">
            <text:p>-50.1902889967</text:p>
          </table:table-cell>
          <table:table-cell office:value-type="float" office:value="67.7880859375" calcext:value-type="float">
            <text:p>67.7880859375</text:p>
          </table:table-cell>
          <table:table-cell office:value-type="float" office:value="-50.6378849506" calcext:value-type="float">
            <text:p>-50.6378849506</text:p>
          </table:table-cell>
          <table:table-cell office:value-type="float" office:value="67.9736328125" calcext:value-type="float">
            <text:p>67.9736328125</text:p>
          </table:table-cell>
          <table:table-cell office:value-type="float" office:value="1145" calcext:value-type="float">
            <text:p>1145</text:p>
          </table:table-cell>
          <table:table-cell office:value-type="float" office:value="-20.1879782127" calcext:value-type="float">
            <text:p>-20.1879782127</text:p>
          </table:table-cell>
          <table:table-cell office:value-type="float" office:value="-5.0585672798" calcext:value-type="float">
            <text:p>-5.0585672798</text:p>
          </table:table-cell>
          <table:table-cell office:value-type="float" office:value="-19.3537670641" calcext:value-type="float">
            <text:p>-19.3537670641</text:p>
          </table:table-cell>
          <table:table-cell office:value-type="float" office:value="-4.5951957295" calcext:value-type="float">
            <text:p>-4.5951957295</text:p>
          </table:table-cell>
        </table:table-row>
        <table:table-row table:style-name="ro1">
          <table:table-cell office:value-type="float" office:value="-23.4579094163" calcext:value-type="float">
            <text:p>-23.4579094163</text:p>
          </table:table-cell>
          <table:table-cell office:value-type="float" office:value="40.6298828125" calcext:value-type="float">
            <text:p>40.6298828125</text:p>
          </table:table-cell>
          <table:table-cell office:value-type="float" office:value="-50.198717165" calcext:value-type="float">
            <text:p>-50.198717165</text:p>
          </table:table-cell>
          <table:table-cell office:value-type="float" office:value="67.841796875" calcext:value-type="float">
            <text:p>67.841796875</text:p>
          </table:table-cell>
          <table:table-cell office:value-type="float" office:value="-50.6389148712" calcext:value-type="float">
            <text:p>-50.6389148712</text:p>
          </table:table-cell>
          <table:table-cell office:value-type="float" office:value="67.9443359375" calcext:value-type="float">
            <text:p>67.9443359375</text:p>
          </table:table-cell>
          <table:table-cell office:value-type="float" office:value="1147" calcext:value-type="float">
            <text:p>1147</text:p>
          </table:table-cell>
          <table:table-cell office:value-type="float" office:value="-20.1918396855" calcext:value-type="float">
            <text:p>-20.1918396855</text:p>
          </table:table-cell>
          <table:table-cell office:value-type="float" office:value="-5.0638915779" calcext:value-type="float">
            <text:p>-5.0638915779</text:p>
          </table:table-cell>
          <table:table-cell office:value-type="float" office:value="-19.3542148785" calcext:value-type="float">
            <text:p>-19.3542148785</text:p>
          </table:table-cell>
          <table:table-cell office:value-type="float" office:value="-4.5925266904" calcext:value-type="float">
            <text:p>-4.5925266904</text:p>
          </table:table-cell>
        </table:table-row>
        <table:table-row table:style-name="ro1">
          <table:table-cell office:value-type="float" office:value="-24.3526544609" calcext:value-type="float">
            <text:p>-24.3526544609</text:p>
          </table:table-cell>
          <table:table-cell office:value-type="float" office:value="40.9688895089" calcext:value-type="float">
            <text:p>40.9688895089</text:p>
          </table:table-cell>
          <table:table-cell office:value-type="float" office:value="-50.1981063843" calcext:value-type="float">
            <text:p>-50.1981063843</text:p>
          </table:table-cell>
          <table:table-cell office:value-type="float" office:value="67.802734375" calcext:value-type="float">
            <text:p>67.802734375</text:p>
          </table:table-cell>
          <table:table-cell office:value-type="float" office:value="-50.6344686985" calcext:value-type="float">
            <text:p>-50.6344686985</text:p>
          </table:table-cell>
          <table:table-cell office:value-type="float" office:value="67.9541015625" calcext:value-type="float">
            <text:p>67.9541015625</text:p>
          </table:table-cell>
          <table:table-cell office:value-type="float" office:value="1149" calcext:value-type="float">
            <text:p>1149</text:p>
          </table:table-cell>
          <table:table-cell office:value-type="float" office:value="-20.1915598485" calcext:value-type="float">
            <text:p>-20.1915598485</text:p>
          </table:table-cell>
          <table:table-cell office:value-type="float" office:value="-5.0600193611" calcext:value-type="float">
            <text:p>-5.0600193611</text:p>
          </table:table-cell>
          <table:table-cell office:value-type="float" office:value="-19.3522816615" calcext:value-type="float">
            <text:p>-19.3522816615</text:p>
          </table:table-cell>
          <table:table-cell office:value-type="float" office:value="-4.5934163701" calcext:value-type="float">
            <text:p>-4.5934163701</text:p>
          </table:table-cell>
        </table:table-row>
        <table:table-row table:style-name="ro1">
          <table:table-cell office:value-type="float" office:value="-23.4818340106" calcext:value-type="float">
            <text:p>-23.4818340106</text:p>
          </table:table-cell>
          <table:table-cell office:value-type="float" office:value="40.5015345982" calcext:value-type="float">
            <text:p>40.5015345982</text:p>
          </table:table-cell>
          <table:table-cell office:value-type="float" office:value="-50.1966252804" calcext:value-type="float">
            <text:p>-50.1966252804</text:p>
          </table:table-cell>
          <table:table-cell office:value-type="float" office:value="67.7734375" calcext:value-type="float">
            <text:p>67.7734375</text:p>
          </table:table-cell>
          <table:table-cell office:value-type="float" office:value="-50.6343028307" calcext:value-type="float">
            <text:p>-50.6343028307</text:p>
          </table:table-cell>
          <table:table-cell office:value-type="float" office:value="67.94921875" calcext:value-type="float">
            <text:p>67.94921875</text:p>
          </table:table-cell>
          <table:table-cell office:value-type="float" office:value="1151" calcext:value-type="float">
            <text:p>1151</text:p>
          </table:table-cell>
          <table:table-cell office:value-type="float" office:value="-20.1908812619" calcext:value-type="float">
            <text:p>-20.1908812619</text:p>
          </table:table-cell>
          <table:table-cell office:value-type="float" office:value="-5.0571151985" calcext:value-type="float">
            <text:p>-5.0571151985</text:p>
          </table:table-cell>
          <table:table-cell office:value-type="float" office:value="-19.3522095414" calcext:value-type="float">
            <text:p>-19.3522095414</text:p>
          </table:table-cell>
          <table:table-cell office:value-type="float" office:value="-4.5929715302" calcext:value-type="float">
            <text:p>-4.5929715302</text:p>
          </table:table-cell>
        </table:table-row>
        <table:table-row table:style-name="ro1">
          <table:table-cell office:value-type="float" office:value="-23.8375852389" calcext:value-type="float">
            <text:p>-23.8375852389</text:p>
          </table:table-cell>
          <table:table-cell office:value-type="float" office:value="40.8328683036" calcext:value-type="float">
            <text:p>40.8328683036</text:p>
          </table:table-cell>
          <table:table-cell office:value-type="float" office:value="-50.1941334963" calcext:value-type="float">
            <text:p>-50.1941334963</text:p>
          </table:table-cell>
          <table:table-cell office:value-type="float" office:value="67.802734375" calcext:value-type="float">
            <text:p>67.802734375</text:p>
          </table:table-cell>
          <table:table-cell office:value-type="float" office:value="-50.6375697851" calcext:value-type="float">
            <text:p>-50.6375697851</text:p>
          </table:table-cell>
          <table:table-cell office:value-type="float" office:value="67.958984375" calcext:value-type="float">
            <text:p>67.958984375</text:p>
          </table:table-cell>
          <table:table-cell office:value-type="float" office:value="1153" calcext:value-type="float">
            <text:p>1153</text:p>
          </table:table-cell>
          <table:table-cell office:value-type="float" office:value="-20.1897396192" calcext:value-type="float">
            <text:p>-20.1897396192</text:p>
          </table:table-cell>
          <table:table-cell office:value-type="float" office:value="-5.0600193611" calcext:value-type="float">
            <text:p>-5.0600193611</text:p>
          </table:table-cell>
          <table:table-cell office:value-type="float" office:value="-19.3536300287" calcext:value-type="float">
            <text:p>-19.3536300287</text:p>
          </table:table-cell>
          <table:table-cell office:value-type="float" office:value="-4.59386121" calcext:value-type="float">
            <text:p>-4.59386121</text:p>
          </table:table-cell>
        </table:table-row>
        <table:table-row table:style-name="ro1">
          <table:table-cell office:value-type="float" office:value="-23.5367954416" calcext:value-type="float">
            <text:p>-23.5367954416</text:p>
          </table:table-cell>
          <table:table-cell office:value-type="float" office:value="40.7045200893" calcext:value-type="float">
            <text:p>40.7045200893</text:p>
          </table:table-cell>
          <table:table-cell office:value-type="float" office:value="-50.1920858622" calcext:value-type="float">
            <text:p>-50.1920858622</text:p>
          </table:table-cell>
          <table:table-cell office:value-type="float" office:value="67.8369140625" calcext:value-type="float">
            <text:p>67.8369140625</text:p>
          </table:table-cell>
          <table:table-cell office:value-type="float" office:value="-50.6383871317" calcext:value-type="float">
            <text:p>-50.6383871317</text:p>
          </table:table-cell>
          <table:table-cell office:value-type="float" office:value="67.98828125" calcext:value-type="float">
            <text:p>67.98828125</text:p>
          </table:table-cell>
          <table:table-cell office:value-type="float" office:value="1155" calcext:value-type="float">
            <text:p>1155</text:p>
          </table:table-cell>
          <table:table-cell office:value-type="float" office:value="-20.1888014695" calcext:value-type="float">
            <text:p>-20.1888014695</text:p>
          </table:table-cell>
          <table:table-cell office:value-type="float" office:value="-5.0634075508" calcext:value-type="float">
            <text:p>-5.0634075508</text:p>
          </table:table-cell>
          <table:table-cell office:value-type="float" office:value="-19.3539854148" calcext:value-type="float">
            <text:p>-19.3539854148</text:p>
          </table:table-cell>
          <table:table-cell office:value-type="float" office:value="-4.5965302491" calcext:value-type="float">
            <text:p>-4.5965302491</text:p>
          </table:table-cell>
        </table:table-row>
        <table:table-row table:style-name="ro1">
          <table:table-cell office:value-type="float" office:value="-23.7193375464" calcext:value-type="float">
            <text:p>-23.7193375464</text:p>
          </table:table-cell>
          <table:table-cell office:value-type="float" office:value="40.7331194196" calcext:value-type="float">
            <text:p>40.7331194196</text:p>
          </table:table-cell>
          <table:table-cell office:value-type="float" office:value="-50.1926937103" calcext:value-type="float">
            <text:p>-50.1926937103</text:p>
          </table:table-cell>
          <table:table-cell office:value-type="float" office:value="67.83203125" calcext:value-type="float">
            <text:p>67.83203125</text:p>
          </table:table-cell>
          <table:table-cell office:value-type="float" office:value="-50.6392635584" calcext:value-type="float">
            <text:p>-50.6392635584</text:p>
          </table:table-cell>
          <table:table-cell office:value-type="float" office:value="68.0029296875" calcext:value-type="float">
            <text:p>68.0029296875</text:p>
          </table:table-cell>
          <table:table-cell office:value-type="float" office:value="1156" calcext:value-type="float">
            <text:p>1156</text:p>
          </table:table-cell>
          <table:table-cell office:value-type="float" office:value="-20.1890799629" calcext:value-type="float">
            <text:p>-20.1890799629</text:p>
          </table:table-cell>
          <table:table-cell office:value-type="float" office:value="-5.0629235237" calcext:value-type="float">
            <text:p>-5.0629235237</text:p>
          </table:table-cell>
          <table:table-cell office:value-type="float" office:value="-19.3543664893" calcext:value-type="float">
            <text:p>-19.3543664893</text:p>
          </table:table-cell>
          <table:table-cell office:value-type="float" office:value="-4.5978647687" calcext:value-type="float">
            <text:p>-4.5978647687</text:p>
          </table:table-cell>
        </table:table-row>
        <table:table-row table:style-name="ro1">
          <table:table-cell office:value-type="float" office:value="-23.0439987306" calcext:value-type="float">
            <text:p>-23.0439987306</text:p>
          </table:table-cell>
          <table:table-cell office:value-type="float" office:value="40.3501674107" calcext:value-type="float">
            <text:p>40.3501674107</text:p>
          </table:table-cell>
          <table:table-cell office:value-type="float" office:value="-50.2006096601" calcext:value-type="float">
            <text:p>-50.2006096601</text:p>
          </table:table-cell>
          <table:table-cell office:value-type="float" office:value="67.8369140625" calcext:value-type="float">
            <text:p>67.8369140625</text:p>
          </table:table-cell>
          <table:table-cell office:value-type="float" office:value="-50.6399949074" calcext:value-type="float">
            <text:p>-50.6399949074</text:p>
          </table:table-cell>
          <table:table-cell office:value-type="float" office:value="67.94921875" calcext:value-type="float">
            <text:p>67.94921875</text:p>
          </table:table-cell>
          <table:table-cell office:value-type="float" office:value="1158" calcext:value-type="float">
            <text:p>1158</text:p>
          </table:table-cell>
          <table:table-cell office:value-type="float" office:value="-20.1927067563" calcext:value-type="float">
            <text:p>-20.1927067563</text:p>
          </table:table-cell>
          <table:table-cell office:value-type="float" office:value="-5.0634075508" calcext:value-type="float">
            <text:p>-5.0634075508</text:p>
          </table:table-cell>
          <table:table-cell office:value-type="float" office:value="-19.3546844833" calcext:value-type="float">
            <text:p>-19.3546844833</text:p>
          </table:table-cell>
          <table:table-cell office:value-type="float" office:value="-4.5929715302" calcext:value-type="float">
            <text:p>-4.5929715302</text:p>
          </table:table-cell>
        </table:table-row>
        <table:table-row table:style-name="ro1">
          <table:table-cell office:value-type="float" office:value="-24.0649978927" calcext:value-type="float">
            <text:p>-24.0649978927</text:p>
          </table:table-cell>
          <table:table-cell office:value-type="float" office:value="40.9514508929" calcext:value-type="float">
            <text:p>40.9514508929</text:p>
          </table:table-cell>
          <table:table-cell office:value-type="float" office:value="-50.1934330702" calcext:value-type="float">
            <text:p>-50.1934330702</text:p>
          </table:table-cell>
          <table:table-cell office:value-type="float" office:value="67.7880859375" calcext:value-type="float">
            <text:p>67.7880859375</text:p>
          </table:table-cell>
          <table:table-cell office:value-type="float" office:value="-50.6427715778" calcext:value-type="float">
            <text:p>-50.6427715778</text:p>
          </table:table-cell>
          <table:table-cell office:value-type="float" office:value="67.998046875" calcext:value-type="float">
            <text:p>67.998046875</text:p>
          </table:table-cell>
          <table:table-cell office:value-type="float" office:value="1160" calcext:value-type="float">
            <text:p>1160</text:p>
          </table:table-cell>
          <table:table-cell office:value-type="float" office:value="-20.18941871" calcext:value-type="float">
            <text:p>-20.18941871</text:p>
          </table:table-cell>
          <table:table-cell office:value-type="float" office:value="-5.0585672798" calcext:value-type="float">
            <text:p>-5.0585672798</text:p>
          </table:table-cell>
          <table:table-cell office:value-type="float" office:value="-19.3558917928" calcext:value-type="float">
            <text:p>-19.3558917928</text:p>
          </table:table-cell>
          <table:table-cell office:value-type="float" office:value="-4.5974199288" calcext:value-type="float">
            <text:p>-4.5974199288</text:p>
          </table:table-cell>
        </table:table-row>
        <table:table-row table:style-name="ro1">
          <table:table-cell office:value-type="float" office:value="-23.1108880473" calcext:value-type="float">
            <text:p>-23.1108880473</text:p>
          </table:table-cell>
          <table:table-cell office:value-type="float" office:value="40.1862444196" calcext:value-type="float">
            <text:p>40.1862444196</text:p>
          </table:table-cell>
          <table:table-cell office:value-type="float" office:value="-50.2073342085" calcext:value-type="float">
            <text:p>-50.2073342085</text:p>
          </table:table-cell>
          <table:table-cell office:value-type="float" office:value="67.8173828125" calcext:value-type="float">
            <text:p>67.8173828125</text:p>
          </table:table-cell>
          <table:table-cell office:value-type="float" office:value="-50.6427409887" calcext:value-type="float">
            <text:p>-50.6427409887</text:p>
          </table:table-cell>
          <table:table-cell office:value-type="float" office:value="68.0078125" calcext:value-type="float">
            <text:p>68.0078125</text:p>
          </table:table-cell>
          <table:table-cell office:value-type="float" office:value="1162" calcext:value-type="float">
            <text:p>1162</text:p>
          </table:table-cell>
          <table:table-cell office:value-type="float" office:value="-20.1957876939" calcext:value-type="float">
            <text:p>-20.1957876939</text:p>
          </table:table-cell>
          <table:table-cell office:value-type="float" office:value="-5.0614714424" calcext:value-type="float">
            <text:p>-5.0614714424</text:p>
          </table:table-cell>
          <table:table-cell office:value-type="float" office:value="-19.3558784925" calcext:value-type="float">
            <text:p>-19.3558784925</text:p>
          </table:table-cell>
          <table:table-cell office:value-type="float" office:value="-4.5983096085" calcext:value-type="float">
            <text:p>-4.5983096085</text:p>
          </table:table-cell>
        </table:table-row>
        <table:table-row table:style-name="ro1">
          <table:table-cell office:value-type="float" office:value="-23.7913223701" calcext:value-type="float">
            <text:p>-23.7913223701</text:p>
          </table:table-cell>
          <table:table-cell office:value-type="float" office:value="40.8042689732" calcext:value-type="float">
            <text:p>40.8042689732</text:p>
          </table:table-cell>
          <table:table-cell office:value-type="float" office:value="-50.2017821074" calcext:value-type="float">
            <text:p>-50.2017821074</text:p>
          </table:table-cell>
          <table:table-cell office:value-type="float" office:value="67.8173828125" calcext:value-type="float">
            <text:p>67.8173828125</text:p>
          </table:table-cell>
          <table:table-cell office:value-type="float" office:value="-50.6385879517" calcext:value-type="float">
            <text:p>-50.6385879517</text:p>
          </table:table-cell>
          <table:table-cell office:value-type="float" office:value="67.96875" calcext:value-type="float">
            <text:p>67.96875</text:p>
          </table:table-cell>
          <table:table-cell office:value-type="float" office:value="1164" calcext:value-type="float">
            <text:p>1164</text:p>
          </table:table-cell>
          <table:table-cell office:value-type="float" office:value="-20.193243928" calcext:value-type="float">
            <text:p>-20.193243928</text:p>
          </table:table-cell>
          <table:table-cell office:value-type="float" office:value="-5.0614714424" calcext:value-type="float">
            <text:p>-5.0614714424</text:p>
          </table:table-cell>
          <table:table-cell office:value-type="float" office:value="-19.3540727323" calcext:value-type="float">
            <text:p>-19.3540727323</text:p>
          </table:table-cell>
          <table:table-cell office:value-type="float" office:value="-4.5947508897" calcext:value-type="float">
            <text:p>-4.5947508897</text:p>
          </table:table-cell>
        </table:table-row>
        <table:table-row table:style-name="ro1">
          <table:table-cell office:value-type="float" office:value="-23.4566429394" calcext:value-type="float">
            <text:p>-23.4566429394</text:p>
          </table:table-cell>
          <table:table-cell office:value-type="float" office:value="40.5412946429" calcext:value-type="float">
            <text:p>40.5412946429</text:p>
          </table:table-cell>
          <table:table-cell office:value-type="float" office:value="-50.206869936" calcext:value-type="float">
            <text:p>-50.206869936</text:p>
          </table:table-cell>
          <table:table-cell office:value-type="float" office:value="67.7978515625" calcext:value-type="float">
            <text:p>67.7978515625</text:p>
          </table:table-cell>
          <table:table-cell office:value-type="float" office:value="-50.63412745" calcext:value-type="float">
            <text:p>-50.63412745</text:p>
          </table:table-cell>
          <table:table-cell office:value-type="float" office:value="67.9345703125" calcext:value-type="float">
            <text:p>67.9345703125</text:p>
          </table:table-cell>
          <table:table-cell office:value-type="float" office:value="1166" calcext:value-type="float">
            <text:p>1166</text:p>
          </table:table-cell>
          <table:table-cell office:value-type="float" office:value="-20.1955749816" calcext:value-type="float">
            <text:p>-20.1955749816</text:p>
          </table:table-cell>
          <table:table-cell office:value-type="float" office:value="-5.059535334" calcext:value-type="float">
            <text:p>-5.059535334</text:p>
          </table:table-cell>
          <table:table-cell office:value-type="float" office:value="-19.3521332851" calcext:value-type="float">
            <text:p>-19.3521332851</text:p>
          </table:table-cell>
          <table:table-cell office:value-type="float" office:value="-4.5916370107" calcext:value-type="float">
            <text:p>-4.5916370107</text:p>
          </table:table-cell>
        </table:table-row>
        <table:table-row table:style-name="ro1">
          <table:table-cell office:value-type="float" office:value="-23.6026582522" calcext:value-type="float">
            <text:p>-23.6026582522</text:p>
          </table:table-cell>
          <table:table-cell office:value-type="float" office:value="40.7366071429" calcext:value-type="float">
            <text:p>40.7366071429</text:p>
          </table:table-cell>
          <table:table-cell office:value-type="float" office:value="-50.2092971802" calcext:value-type="float">
            <text:p>-50.2092971802</text:p>
          </table:table-cell>
          <table:table-cell office:value-type="float" office:value="67.8662109375" calcext:value-type="float">
            <text:p>67.8662109375</text:p>
          </table:table-cell>
          <table:table-cell office:value-type="float" office:value="-50.6393681765" calcext:value-type="float">
            <text:p>-50.6393681765</text:p>
          </table:table-cell>
          <table:table-cell office:value-type="float" office:value="67.919921875" calcext:value-type="float">
            <text:p>67.919921875</text:p>
          </table:table-cell>
          <table:table-cell office:value-type="float" office:value="1168" calcext:value-type="float">
            <text:p>1168</text:p>
          </table:table-cell>
          <table:table-cell office:value-type="float" office:value="-20.1966870545" calcext:value-type="float">
            <text:p>-20.1966870545</text:p>
          </table:table-cell>
          <table:table-cell office:value-type="float" office:value="-5.0663117135" calcext:value-type="float">
            <text:p>-5.0663117135</text:p>
          </table:table-cell>
          <table:table-cell office:value-type="float" office:value="-19.3544119778" calcext:value-type="float">
            <text:p>-19.3544119778</text:p>
          </table:table-cell>
          <table:table-cell office:value-type="float" office:value="-4.5903024911" calcext:value-type="float">
            <text:p>-4.5903024911</text:p>
          </table:table-cell>
        </table:table-row>
        <table:table-row table:style-name="ro1">
          <table:table-cell office:value-type="float" office:value="-23.264412513" calcext:value-type="float">
            <text:p>-23.264412513</text:p>
          </table:table-cell>
          <table:table-cell office:value-type="float" office:value="40.2908761161" calcext:value-type="float">
            <text:p>40.2908761161</text:p>
          </table:table-cell>
          <table:table-cell office:value-type="float" office:value="-50.2048936129" calcext:value-type="float">
            <text:p>-50.2048936129</text:p>
          </table:table-cell>
          <table:table-cell office:value-type="float" office:value="67.822265625" calcext:value-type="float">
            <text:p>67.822265625</text:p>
          </table:table-cell>
          <table:table-cell office:value-type="float" office:value="-50.6357763052" calcext:value-type="float">
            <text:p>-50.6357763052</text:p>
          </table:table-cell>
          <table:table-cell office:value-type="float" office:value="67.900390625" calcext:value-type="float">
            <text:p>67.900390625</text:p>
          </table:table-cell>
          <table:table-cell office:value-type="float" office:value="1170" calcext:value-type="float">
            <text:p>1170</text:p>
          </table:table-cell>
          <table:table-cell office:value-type="float" office:value="-20.1946695039" calcext:value-type="float">
            <text:p>-20.1946695039</text:p>
          </table:table-cell>
          <table:table-cell office:value-type="float" office:value="-5.0619554695" calcext:value-type="float">
            <text:p>-5.0619554695</text:p>
          </table:table-cell>
          <table:table-cell office:value-type="float" office:value="-19.3528502151" calcext:value-type="float">
            <text:p>-19.3528502151</text:p>
          </table:table-cell>
          <table:table-cell office:value-type="float" office:value="-4.5885231317" calcext:value-type="float">
            <text:p>-4.5885231317</text:p>
          </table:table-cell>
        </table:table-row>
        <table:table-row table:style-name="ro1">
          <table:table-cell office:value-type="float" office:value="-23.4837493364" calcext:value-type="float">
            <text:p>-23.4837493364</text:p>
          </table:table-cell>
          <table:table-cell office:value-type="float" office:value="40.4554966518" calcext:value-type="float">
            <text:p>40.4554966518</text:p>
          </table:table-cell>
          <table:table-cell office:value-type="float" office:value="-50.2081237793" calcext:value-type="float">
            <text:p>-50.2081237793</text:p>
          </table:table-cell>
          <table:table-cell office:value-type="float" office:value="67.83203125" calcext:value-type="float">
            <text:p>67.83203125</text:p>
          </table:table-cell>
          <table:table-cell office:value-type="float" office:value="-50.6393654108" calcext:value-type="float">
            <text:p>-50.6393654108</text:p>
          </table:table-cell>
          <table:table-cell office:value-type="float" office:value="68.017578125" calcext:value-type="float">
            <text:p>68.017578125</text:p>
          </table:table-cell>
          <table:table-cell office:value-type="float" office:value="1172" calcext:value-type="float">
            <text:p>1172</text:p>
          </table:table-cell>
          <table:table-cell office:value-type="float" office:value="-20.1961494459" calcext:value-type="float">
            <text:p>-20.1961494459</text:p>
          </table:table-cell>
          <table:table-cell office:value-type="float" office:value="-5.0629235237" calcext:value-type="float">
            <text:p>-5.0629235237</text:p>
          </table:table-cell>
          <table:table-cell office:value-type="float" office:value="-19.3544107752" calcext:value-type="float">
            <text:p>-19.3544107752</text:p>
          </table:table-cell>
          <table:table-cell office:value-type="float" office:value="-4.5991992883" calcext:value-type="float">
            <text:p>-4.5991992883</text:p>
          </table:table-cell>
        </table:table-row>
        <table:table-row table:style-name="ro1">
          <table:table-cell office:value-type="float" office:value="-23.7456119899" calcext:value-type="float">
            <text:p>-23.7456119899</text:p>
          </table:table-cell>
          <table:table-cell office:value-type="float" office:value="40.7652064732" calcext:value-type="float">
            <text:p>40.7652064732</text:p>
          </table:table-cell>
          <table:table-cell office:value-type="float" office:value="-50.2066898346" calcext:value-type="float">
            <text:p>-50.2066898346</text:p>
          </table:table-cell>
          <table:table-cell office:value-type="float" office:value="67.822265625" calcext:value-type="float">
            <text:p>67.822265625</text:p>
          </table:table-cell>
          <table:table-cell office:value-type="float" office:value="-50.6359540224" calcext:value-type="float">
            <text:p>-50.6359540224</text:p>
          </table:table-cell>
          <table:table-cell office:value-type="float" office:value="67.9736328125" calcext:value-type="float">
            <text:p>67.9736328125</text:p>
          </table:table-cell>
          <table:table-cell office:value-type="float" office:value="1174" calcext:value-type="float">
            <text:p>1174</text:p>
          </table:table-cell>
          <table:table-cell office:value-type="float" office:value="-20.1954924658" calcext:value-type="float">
            <text:p>-20.1954924658</text:p>
          </table:table-cell>
          <table:table-cell office:value-type="float" office:value="-5.0619554695" calcext:value-type="float">
            <text:p>-5.0619554695</text:p>
          </table:table-cell>
          <table:table-cell office:value-type="float" office:value="-19.3529274874" calcext:value-type="float">
            <text:p>-19.3529274874</text:p>
          </table:table-cell>
          <table:table-cell office:value-type="float" office:value="-4.5951957295" calcext:value-type="float">
            <text:p>-4.5951957295</text:p>
          </table:table-cell>
        </table:table-row>
        <table:table-row table:style-name="ro1">
          <table:table-cell office:value-type="float" office:value="-23.2677797258" calcext:value-type="float">
            <text:p>-23.2677797258</text:p>
          </table:table-cell>
          <table:table-cell office:value-type="float" office:value="40.3669084821" calcext:value-type="float">
            <text:p>40.3669084821</text:p>
          </table:table-cell>
          <table:table-cell office:value-type="float" office:value="-50.1999884129" calcext:value-type="float">
            <text:p>-50.1999884129</text:p>
          </table:table-cell>
          <table:table-cell office:value-type="float" office:value="67.7783203125" calcext:value-type="float">
            <text:p>67.7783203125</text:p>
          </table:table-cell>
          <table:table-cell office:value-type="float" office:value="-50.6379490852" calcext:value-type="float">
            <text:p>-50.6379490852</text:p>
          </table:table-cell>
          <table:table-cell office:value-type="float" office:value="67.9541015625" calcext:value-type="float">
            <text:p>67.9541015625</text:p>
          </table:table-cell>
          <table:table-cell office:value-type="float" office:value="1175" calcext:value-type="float">
            <text:p>1175</text:p>
          </table:table-cell>
          <table:table-cell office:value-type="float" office:value="-20.1924221239" calcext:value-type="float">
            <text:p>-20.1924221239</text:p>
          </table:table-cell>
          <table:table-cell office:value-type="float" office:value="-5.0575992256" calcext:value-type="float">
            <text:p>-5.0575992256</text:p>
          </table:table-cell>
          <table:table-cell office:value-type="float" office:value="-19.3537949502" calcext:value-type="float">
            <text:p>-19.3537949502</text:p>
          </table:table-cell>
          <table:table-cell office:value-type="float" office:value="-4.5934163701" calcext:value-type="float">
            <text:p>-4.5934163701</text:p>
          </table:table-cell>
        </table:table-row>
        <table:table-row table:style-name="ro1">
          <table:table-cell office:value-type="float" office:value="-23.2496182173" calcext:value-type="float">
            <text:p>-23.2496182173</text:p>
          </table:table-cell>
          <table:table-cell office:value-type="float" office:value="40.5301339286" calcext:value-type="float">
            <text:p>40.5301339286</text:p>
          </table:table-cell>
          <table:table-cell office:value-type="float" office:value="-50.2067719936" calcext:value-type="float">
            <text:p>-50.2067719936</text:p>
          </table:table-cell>
          <table:table-cell office:value-type="float" office:value="67.8369140625" calcext:value-type="float">
            <text:p>67.8369140625</text:p>
          </table:table-cell>
          <table:table-cell office:value-type="float" office:value="-50.6408372164" calcext:value-type="float">
            <text:p>-50.6408372164</text:p>
          </table:table-cell>
          <table:table-cell office:value-type="float" office:value="67.9345703125" calcext:value-type="float">
            <text:p>67.9345703125</text:p>
          </table:table-cell>
          <table:table-cell office:value-type="float" office:value="1177" calcext:value-type="float">
            <text:p>1177</text:p>
          </table:table-cell>
          <table:table-cell office:value-type="float" office:value="-20.195530108" calcext:value-type="float">
            <text:p>-20.195530108</text:p>
          </table:table-cell>
          <table:table-cell office:value-type="float" office:value="-5.0634075508" calcext:value-type="float">
            <text:p>-5.0634075508</text:p>
          </table:table-cell>
          <table:table-cell office:value-type="float" office:value="-19.3550507233" calcext:value-type="float">
            <text:p>-19.3550507233</text:p>
          </table:table-cell>
          <table:table-cell office:value-type="float" office:value="-4.5916370107" calcext:value-type="float">
            <text:p>-4.5916370107</text:p>
          </table:table-cell>
        </table:table-row>
        <table:table-row table:style-name="ro1">
          <table:table-cell office:value-type="float" office:value="-24.2007945623" calcext:value-type="float">
            <text:p>-24.2007945623</text:p>
          </table:table-cell>
          <table:table-cell office:value-type="float" office:value="40.7156808036" calcext:value-type="float">
            <text:p>40.7156808036</text:p>
          </table:table-cell>
          <table:table-cell office:value-type="float" office:value="-50.2011608839" calcext:value-type="float">
            <text:p>-50.2011608839</text:p>
          </table:table-cell>
          <table:table-cell office:value-type="float" office:value="67.822265625" calcext:value-type="float">
            <text:p>67.822265625</text:p>
          </table:table-cell>
          <table:table-cell office:value-type="float" office:value="-50.6413007259" calcext:value-type="float">
            <text:p>-50.6413007259</text:p>
          </table:table-cell>
          <table:table-cell office:value-type="float" office:value="67.9931640625" calcext:value-type="float">
            <text:p>67.9931640625</text:p>
          </table:table-cell>
          <table:table-cell office:value-type="float" office:value="1179" calcext:value-type="float">
            <text:p>1179</text:p>
          </table:table-cell>
          <table:table-cell office:value-type="float" office:value="-20.1929593065" calcext:value-type="float">
            <text:p>-20.1929593065</text:p>
          </table:table-cell>
          <table:table-cell office:value-type="float" office:value="-5.0619554695" calcext:value-type="float">
            <text:p>-5.0619554695</text:p>
          </table:table-cell>
          <table:table-cell office:value-type="float" office:value="-19.3552522594" calcext:value-type="float">
            <text:p>-19.3552522594</text:p>
          </table:table-cell>
          <table:table-cell office:value-type="float" office:value="-4.596975089" calcext:value-type="float">
            <text:p>-4.596975089</text:p>
          </table:table-cell>
        </table:table-row>
        <table:table-row table:style-name="ro1">
          <table:table-cell office:value-type="float" office:value="-22.5922287311" calcext:value-type="float">
            <text:p>-22.5922287311</text:p>
          </table:table-cell>
          <table:table-cell office:value-type="float" office:value="40.341796875" calcext:value-type="float">
            <text:p>40.341796875</text:p>
          </table:table-cell>
          <table:table-cell office:value-type="float" office:value="-50.1953648329" calcext:value-type="float">
            <text:p>-50.1953648329</text:p>
          </table:table-cell>
          <table:table-cell office:value-type="float" office:value="67.8173828125" calcext:value-type="float">
            <text:p>67.8173828125</text:p>
          </table:table-cell>
          <table:table-cell office:value-type="float" office:value="-50.6373350143" calcext:value-type="float">
            <text:p>-50.6373350143</text:p>
          </table:table-cell>
          <table:table-cell office:value-type="float" office:value="67.9541015625" calcext:value-type="float">
            <text:p>67.9541015625</text:p>
          </table:table-cell>
          <table:table-cell office:value-type="float" office:value="1181" calcext:value-type="float">
            <text:p>1181</text:p>
          </table:table-cell>
          <table:table-cell office:value-type="float" office:value="-20.1903037718" calcext:value-type="float">
            <text:p>-20.1903037718</text:p>
          </table:table-cell>
          <table:table-cell office:value-type="float" office:value="-5.0614714424" calcext:value-type="float">
            <text:p>-5.0614714424</text:p>
          </table:table-cell>
          <table:table-cell office:value-type="float" office:value="-19.3535279492" calcext:value-type="float">
            <text:p>-19.3535279492</text:p>
          </table:table-cell>
          <table:table-cell office:value-type="float" office:value="-4.5934163701" calcext:value-type="float">
            <text:p>-4.5934163701</text:p>
          </table:table-cell>
        </table:table-row>
        <table:table-row table:style-name="ro1">
          <table:table-cell office:value-type="float" office:value="-22.7992259754" calcext:value-type="float">
            <text:p>-22.7992259754</text:p>
          </table:table-cell>
          <table:table-cell office:value-type="float" office:value="40.5782645089" calcext:value-type="float">
            <text:p>40.5782645089</text:p>
          </table:table-cell>
          <table:table-cell office:value-type="float" office:value="-50.1956883192" calcext:value-type="float">
            <text:p>-50.1956883192</text:p>
          </table:table-cell>
          <table:table-cell office:value-type="float" office:value="67.822265625" calcext:value-type="float">
            <text:p>67.822265625</text:p>
          </table:table-cell>
          <table:table-cell office:value-type="float" office:value="-50.6384825468" calcext:value-type="float">
            <text:p>-50.6384825468</text:p>
          </table:table-cell>
          <table:table-cell office:value-type="float" office:value="67.9443359375" calcext:value-type="float">
            <text:p>67.9443359375</text:p>
          </table:table-cell>
          <table:table-cell office:value-type="float" office:value="1183" calcext:value-type="float">
            <text:p>1183</text:p>
          </table:table-cell>
          <table:table-cell office:value-type="float" office:value="-20.1904519812" calcext:value-type="float">
            <text:p>-20.1904519812</text:p>
          </table:table-cell>
          <table:table-cell office:value-type="float" office:value="-5.0619554695" calcext:value-type="float">
            <text:p>-5.0619554695</text:p>
          </table:table-cell>
          <table:table-cell office:value-type="float" office:value="-19.3540269018" calcext:value-type="float">
            <text:p>-19.3540269018</text:p>
          </table:table-cell>
          <table:table-cell office:value-type="float" office:value="-4.5925266904" calcext:value-type="float">
            <text:p>-4.5925266904</text:p>
          </table:table-cell>
        </table:table-row>
        <table:table-row table:style-name="ro1">
          <table:table-cell office:value-type="float" office:value="-23.1277000257" calcext:value-type="float">
            <text:p>-23.1277000257</text:p>
          </table:table-cell>
          <table:table-cell office:value-type="float" office:value="40.2615792411" calcext:value-type="float">
            <text:p>40.2615792411</text:p>
          </table:table-cell>
          <table:table-cell office:value-type="float" office:value="-50.1956418276" calcext:value-type="float">
            <text:p>-50.1956418276</text:p>
          </table:table-cell>
          <table:table-cell office:value-type="float" office:value="67.802734375" calcext:value-type="float">
            <text:p>67.802734375</text:p>
          </table:table-cell>
          <table:table-cell office:value-type="float" office:value="-50.6357785463" calcext:value-type="float">
            <text:p>-50.6357785463</text:p>
          </table:table-cell>
          <table:table-cell office:value-type="float" office:value="67.958984375" calcext:value-type="float">
            <text:p>67.958984375</text:p>
          </table:table-cell>
          <table:table-cell office:value-type="float" office:value="1185" calcext:value-type="float">
            <text:p>1185</text:p>
          </table:table-cell>
          <table:table-cell office:value-type="float" office:value="-20.1904306804" calcext:value-type="float">
            <text:p>-20.1904306804</text:p>
          </table:table-cell>
          <table:table-cell office:value-type="float" office:value="-5.0600193611" calcext:value-type="float">
            <text:p>-5.0600193611</text:p>
          </table:table-cell>
          <table:table-cell office:value-type="float" office:value="-19.3528511896" calcext:value-type="float">
            <text:p>-19.3528511896</text:p>
          </table:table-cell>
          <table:table-cell office:value-type="float" office:value="-4.59386121" calcext:value-type="float">
            <text:p>-4.59386121</text:p>
          </table:table-cell>
        </table:table-row>
        <table:table-row table:style-name="ro1">
          <table:table-cell office:value-type="float" office:value="-23.7495759755" calcext:value-type="float">
            <text:p>-23.7495759755</text:p>
          </table:table-cell>
          <table:table-cell office:value-type="float" office:value="40.6926618304" calcext:value-type="float">
            <text:p>40.6926618304</text:p>
          </table:table-cell>
          <table:table-cell office:value-type="float" office:value="-50.1878988981" calcext:value-type="float">
            <text:p>-50.1878988981</text:p>
          </table:table-cell>
          <table:table-cell office:value-type="float" office:value="67.7392578125" calcext:value-type="float">
            <text:p>67.7392578125</text:p>
          </table:table-cell>
          <table:table-cell office:value-type="float" office:value="-50.6304478168" calcext:value-type="float">
            <text:p>-50.6304478168</text:p>
          </table:table-cell>
          <table:table-cell office:value-type="float" office:value="67.94921875" calcext:value-type="float">
            <text:p>67.94921875</text:p>
          </table:table-cell>
          <table:table-cell office:value-type="float" office:value="1187" calcext:value-type="float">
            <text:p>1187</text:p>
          </table:table-cell>
          <table:table-cell office:value-type="float" office:value="-20.1868831585" calcext:value-type="float">
            <text:p>-20.1868831585</text:p>
          </table:table-cell>
          <table:table-cell office:value-type="float" office:value="-5.0537270087" calcext:value-type="float">
            <text:p>-5.0537270087</text:p>
          </table:table-cell>
          <table:table-cell office:value-type="float" office:value="-19.3505333631" calcext:value-type="float">
            <text:p>-19.3505333631</text:p>
          </table:table-cell>
          <table:table-cell office:value-type="float" office:value="-4.5929715302" calcext:value-type="float">
            <text:p>-4.5929715302</text:p>
          </table:table-cell>
        </table:table-row>
        <table:table-row table:style-name="ro1">
          <table:table-cell office:value-type="float" office:value="-24.007446539" calcext:value-type="float">
            <text:p>-24.007446539</text:p>
          </table:table-cell>
          <table:table-cell office:value-type="float" office:value="40.3201729911" calcext:value-type="float">
            <text:p>40.3201729911</text:p>
          </table:table-cell>
          <table:table-cell office:value-type="float" office:value="-50.1985152721" calcext:value-type="float">
            <text:p>-50.1985152721</text:p>
          </table:table-cell>
          <table:table-cell office:value-type="float" office:value="67.8125" calcext:value-type="float">
            <text:p>67.8125</text:p>
          </table:table-cell>
          <table:table-cell office:value-type="float" office:value="-50.6365809202" calcext:value-type="float">
            <text:p>-50.6365809202</text:p>
          </table:table-cell>
          <table:table-cell office:value-type="float" office:value="67.978515625" calcext:value-type="float">
            <text:p>67.978515625</text:p>
          </table:table-cell>
          <table:table-cell office:value-type="float" office:value="1189" calcext:value-type="float">
            <text:p>1189</text:p>
          </table:table-cell>
          <table:table-cell office:value-type="float" office:value="-20.1917471857" calcext:value-type="float">
            <text:p>-20.1917471857</text:p>
          </table:table-cell>
          <table:table-cell office:value-type="float" office:value="-5.0609874153" calcext:value-type="float">
            <text:p>-5.0609874153</text:p>
          </table:table-cell>
          <table:table-cell office:value-type="float" office:value="-19.3532000655" calcext:value-type="float">
            <text:p>-19.3532000655</text:p>
          </table:table-cell>
          <table:table-cell office:value-type="float" office:value="-4.5956405694" calcext:value-type="float">
            <text:p>-4.5956405694</text:p>
          </table:table-cell>
        </table:table-row>
        <table:table-row table:style-name="ro1">
          <table:table-cell office:value-type="float" office:value="-23.7805361369" calcext:value-type="float">
            <text:p>-23.7805361369</text:p>
          </table:table-cell>
          <table:table-cell office:value-type="float" office:value="40.5329241071" calcext:value-type="float">
            <text:p>40.5329241071</text:p>
          </table:table-cell>
          <table:table-cell office:value-type="float" office:value="-50.1866086721" calcext:value-type="float">
            <text:p>-50.1866086721</text:p>
          </table:table-cell>
          <table:table-cell office:value-type="float" office:value="67.763671875" calcext:value-type="float">
            <text:p>67.763671875</text:p>
          </table:table-cell>
          <table:table-cell office:value-type="float" office:value="-50.6283919811" calcext:value-type="float">
            <text:p>-50.6283919811</text:p>
          </table:table-cell>
          <table:table-cell office:value-type="float" office:value="67.958984375" calcext:value-type="float">
            <text:p>67.958984375</text:p>
          </table:table-cell>
          <table:table-cell office:value-type="float" office:value="1191" calcext:value-type="float">
            <text:p>1191</text:p>
          </table:table-cell>
          <table:table-cell office:value-type="float" office:value="-20.186292025" calcext:value-type="float">
            <text:p>-20.186292025</text:p>
          </table:table-cell>
          <table:table-cell office:value-type="float" office:value="-5.0561471442" calcext:value-type="float">
            <text:p>-5.0561471442</text:p>
          </table:table-cell>
          <table:table-cell office:value-type="float" office:value="-19.349639476" calcext:value-type="float">
            <text:p>-19.349639476</text:p>
          </table:table-cell>
          <table:table-cell office:value-type="float" office:value="-4.59386121" calcext:value-type="float">
            <text:p>-4.59386121</text:p>
          </table:table-cell>
        </table:table-row>
        <table:table-row table:style-name="ro1">
          <table:table-cell office:value-type="float" office:value="-24.2880868401" calcext:value-type="float">
            <text:p>-24.2880868401</text:p>
          </table:table-cell>
          <table:table-cell office:value-type="float" office:value="40.7135881696" calcext:value-type="float">
            <text:p>40.7135881696</text:p>
          </table:table-cell>
          <table:table-cell office:value-type="float" office:value="-50.2012155294" calcext:value-type="float">
            <text:p>-50.2012155294</text:p>
          </table:table-cell>
          <table:table-cell office:value-type="float" office:value="67.822265625" calcext:value-type="float">
            <text:p>67.822265625</text:p>
          </table:table-cell>
          <table:table-cell office:value-type="float" office:value="-50.6361318111" calcext:value-type="float">
            <text:p>-50.6361318111</text:p>
          </table:table-cell>
          <table:table-cell office:value-type="float" office:value="67.958984375" calcext:value-type="float">
            <text:p>67.958984375</text:p>
          </table:table-cell>
          <table:table-cell office:value-type="float" office:value="1193" calcext:value-type="float">
            <text:p>1193</text:p>
          </table:table-cell>
          <table:table-cell office:value-type="float" office:value="-20.1929843431" calcext:value-type="float">
            <text:p>-20.1929843431</text:p>
          </table:table-cell>
          <table:table-cell office:value-type="float" office:value="-5.0619554695" calcext:value-type="float">
            <text:p>-5.0619554695</text:p>
          </table:table-cell>
          <table:table-cell office:value-type="float" office:value="-19.3530047908" calcext:value-type="float">
            <text:p>-19.3530047908</text:p>
          </table:table-cell>
          <table:table-cell office:value-type="float" office:value="-4.59386121" calcext:value-type="float">
            <text:p>-4.59386121</text:p>
          </table:table-cell>
        </table:table-row>
        <table:table-row table:style-name="ro1">
          <table:table-cell office:value-type="float" office:value="-23.3461538766" calcext:value-type="float">
            <text:p>-23.3461538766</text:p>
          </table:table-cell>
          <table:table-cell office:value-type="float" office:value="40.4903738839" calcext:value-type="float">
            <text:p>40.4903738839</text:p>
          </table:table-cell>
          <table:table-cell office:value-type="float" office:value="-50.2004870653" calcext:value-type="float">
            <text:p>-50.2004870653</text:p>
          </table:table-cell>
          <table:table-cell office:value-type="float" office:value="67.8271484375" calcext:value-type="float">
            <text:p>67.8271484375</text:p>
          </table:table-cell>
          <table:table-cell office:value-type="float" office:value="-50.6413263559" calcext:value-type="float">
            <text:p>-50.6413263559</text:p>
          </table:table-cell>
          <table:table-cell office:value-type="float" office:value="67.9736328125" calcext:value-type="float">
            <text:p>67.9736328125</text:p>
          </table:table-cell>
          <table:table-cell office:value-type="float" office:value="1194" calcext:value-type="float">
            <text:p>1194</text:p>
          </table:table-cell>
          <table:table-cell office:value-type="float" office:value="-20.1926505879" calcext:value-type="float">
            <text:p>-20.1926505879</text:p>
          </table:table-cell>
          <table:table-cell office:value-type="float" office:value="-5.0624394966" calcext:value-type="float">
            <text:p>-5.0624394966</text:p>
          </table:table-cell>
          <table:table-cell office:value-type="float" office:value="-19.3552634035" calcext:value-type="float">
            <text:p>-19.3552634035</text:p>
          </table:table-cell>
          <table:table-cell office:value-type="float" office:value="-4.5951957295" calcext:value-type="float">
            <text:p>-4.5951957295</text:p>
          </table:table-cell>
        </table:table-row>
        <table:table-row table:style-name="ro1">
          <table:table-cell office:value-type="float" office:value="-23.6755413298" calcext:value-type="float">
            <text:p>-23.6755413298</text:p>
          </table:table-cell>
          <table:table-cell office:value-type="float" office:value="40.4234095982" calcext:value-type="float">
            <text:p>40.4234095982</text:p>
          </table:table-cell>
          <table:table-cell office:value-type="float" office:value="-50.2010830402" calcext:value-type="float">
            <text:p>-50.2010830402</text:p>
          </table:table-cell>
          <table:table-cell office:value-type="float" office:value="67.8271484375" calcext:value-type="float">
            <text:p>67.8271484375</text:p>
          </table:table-cell>
          <table:table-cell office:value-type="float" office:value="-50.6400949717" calcext:value-type="float">
            <text:p>-50.6400949717</text:p>
          </table:table-cell>
          <table:table-cell office:value-type="float" office:value="67.9541015625" calcext:value-type="float">
            <text:p>67.9541015625</text:p>
          </table:table-cell>
          <table:table-cell office:value-type="float" office:value="1196" calcext:value-type="float">
            <text:p>1196</text:p>
          </table:table-cell>
          <table:table-cell office:value-type="float" office:value="-20.1929236414" calcext:value-type="float">
            <text:p>-20.1929236414</text:p>
          </table:table-cell>
          <table:table-cell office:value-type="float" office:value="-5.0624394966" calcext:value-type="float">
            <text:p>-5.0624394966</text:p>
          </table:table-cell>
          <table:table-cell office:value-type="float" office:value="-19.3547279918" calcext:value-type="float">
            <text:p>-19.3547279918</text:p>
          </table:table-cell>
          <table:table-cell office:value-type="float" office:value="-4.5934163701" calcext:value-type="float">
            <text:p>-4.5934163701</text:p>
          </table:table-cell>
        </table:table-row>
        <table:table-row table:style-name="ro1">
          <table:table-cell office:value-type="float" office:value="-24.3781974282" calcext:value-type="float">
            <text:p>-24.3781974282</text:p>
          </table:table-cell>
          <table:table-cell office:value-type="float" office:value="40.6570870536" calcext:value-type="float">
            <text:p>40.6570870536</text:p>
          </table:table-cell>
          <table:table-cell office:value-type="float" office:value="-50.1847581625" calcext:value-type="float">
            <text:p>-50.1847581625</text:p>
          </table:table-cell>
          <table:table-cell office:value-type="float" office:value="67.75390625" calcext:value-type="float">
            <text:p>67.75390625</text:p>
          </table:table-cell>
          <table:table-cell office:value-type="float" office:value="-50.6289292336" calcext:value-type="float">
            <text:p>-50.6289292336</text:p>
          </table:table-cell>
          <table:table-cell office:value-type="float" office:value="67.94921875" calcext:value-type="float">
            <text:p>67.94921875</text:p>
          </table:table-cell>
          <table:table-cell office:value-type="float" office:value="1198" calcext:value-type="float">
            <text:p>1198</text:p>
          </table:table-cell>
          <table:table-cell office:value-type="float" office:value="-20.1854441904" calcext:value-type="float">
            <text:p>-20.1854441904</text:p>
          </table:table-cell>
          <table:table-cell office:value-type="float" office:value="-5.05517909" calcext:value-type="float">
            <text:p>-5.05517909</text:p>
          </table:table-cell>
          <table:table-cell office:value-type="float" office:value="-19.3498730759" calcext:value-type="float">
            <text:p>-19.3498730759</text:p>
          </table:table-cell>
          <table:table-cell office:value-type="float" office:value="-4.5929715302" calcext:value-type="float">
            <text:p>-4.5929715302</text:p>
          </table:table-cell>
        </table:table-row>
        <table:table-row table:style-name="ro1">
          <table:table-cell office:value-type="float" office:value="-23.5356569546" calcext:value-type="float">
            <text:p>-23.5356569546</text:p>
          </table:table-cell>
          <table:table-cell office:value-type="float" office:value="40.4157366071" calcext:value-type="float">
            <text:p>40.4157366071</text:p>
          </table:table-cell>
          <table:table-cell office:value-type="float" office:value="-50.1833004236" calcext:value-type="float">
            <text:p>-50.1833004236</text:p>
          </table:table-cell>
          <table:table-cell office:value-type="float" office:value="67.75390625" calcext:value-type="float">
            <text:p>67.75390625</text:p>
          </table:table-cell>
          <table:table-cell office:value-type="float" office:value="-50.6223724842" calcext:value-type="float">
            <text:p>-50.6223724842</text:p>
          </table:table-cell>
          <table:table-cell office:value-type="float" office:value="67.939453125" calcext:value-type="float">
            <text:p>67.939453125</text:p>
          </table:table-cell>
          <table:table-cell office:value-type="float" office:value="1200" calcext:value-type="float">
            <text:p>1200</text:p>
          </table:table-cell>
          <table:table-cell office:value-type="float" office:value="-20.1847763087" calcext:value-type="float">
            <text:p>-20.1847763087</text:p>
          </table:table-cell>
          <table:table-cell office:value-type="float" office:value="-5.05517909" calcext:value-type="float">
            <text:p>-5.05517909</text:p>
          </table:table-cell>
          <table:table-cell office:value-type="float" office:value="-19.3470221702" calcext:value-type="float">
            <text:p>-19.3470221702</text:p>
          </table:table-cell>
          <table:table-cell office:value-type="float" office:value="-4.5920818505" calcext:value-type="float">
            <text:p>-4.5920818505</text:p>
          </table:table-cell>
        </table:table-row>
        <table:table-row table:style-name="ro1">
          <table:table-cell office:value-type="float" office:value="-23.5729618434" calcext:value-type="float">
            <text:p>-23.5729618434</text:p>
          </table:table-cell>
          <table:table-cell office:value-type="float" office:value="40.4959542411" calcext:value-type="float">
            <text:p>40.4959542411</text:p>
          </table:table-cell>
          <table:table-cell office:value-type="float" office:value="-50.1787003279" calcext:value-type="float">
            <text:p>-50.1787003279</text:p>
          </table:table-cell>
          <table:table-cell office:value-type="float" office:value="67.7197265625" calcext:value-type="float">
            <text:p>67.7197265625</text:p>
          </table:table-cell>
          <table:table-cell office:value-type="float" office:value="-50.6227554798" calcext:value-type="float">
            <text:p>-50.6227554798</text:p>
          </table:table-cell>
          <table:table-cell office:value-type="float" office:value="67.939453125" calcext:value-type="float">
            <text:p>67.939453125</text:p>
          </table:table-cell>
          <table:table-cell office:value-type="float" office:value="1202" calcext:value-type="float">
            <text:p>1202</text:p>
          </table:table-cell>
          <table:table-cell office:value-type="float" office:value="-20.1826687162" calcext:value-type="float">
            <text:p>-20.1826687162</text:p>
          </table:table-cell>
          <table:table-cell office:value-type="float" office:value="-5.0517909003" calcext:value-type="float">
            <text:p>-5.0517909003</text:p>
          </table:table-cell>
          <table:table-cell office:value-type="float" office:value="-19.3471886985" calcext:value-type="float">
            <text:p>-19.3471886985</text:p>
          </table:table-cell>
          <table:table-cell office:value-type="float" office:value="-4.5920818505" calcext:value-type="float">
            <text:p>-4.5920818505</text:p>
          </table:table-cell>
        </table:table-row>
        <table:table-row table:style-name="ro1">
          <table:table-cell office:value-type="float" office:value="-24.4810537509" calcext:value-type="float">
            <text:p>-24.4810537509</text:p>
          </table:table-cell>
          <table:table-cell office:value-type="float" office:value="40.9242466518" calcext:value-type="float">
            <text:p>40.9242466518</text:p>
          </table:table-cell>
          <table:table-cell office:value-type="float" office:value="-50.1770224094" calcext:value-type="float">
            <text:p>-50.1770224094</text:p>
          </table:table-cell>
          <table:table-cell office:value-type="float" office:value="67.71484375" calcext:value-type="float">
            <text:p>67.71484375</text:p>
          </table:table-cell>
          <table:table-cell office:value-type="float" office:value="-50.6236283064" calcext:value-type="float">
            <text:p>-50.6236283064</text:p>
          </table:table-cell>
          <table:table-cell office:value-type="float" office:value="67.9541015625" calcext:value-type="float">
            <text:p>67.9541015625</text:p>
          </table:table-cell>
          <table:table-cell office:value-type="float" office:value="1204" calcext:value-type="float">
            <text:p>1204</text:p>
          </table:table-cell>
          <table:table-cell office:value-type="float" office:value="-20.1818999564" calcext:value-type="float">
            <text:p>-20.1818999564</text:p>
          </table:table-cell>
          <table:table-cell office:value-type="float" office:value="-5.0513068732" calcext:value-type="float">
            <text:p>-5.0513068732</text:p>
          </table:table-cell>
          <table:table-cell office:value-type="float" office:value="-19.3475682077" calcext:value-type="float">
            <text:p>-19.3475682077</text:p>
          </table:table-cell>
          <table:table-cell office:value-type="float" office:value="-4.5934163701" calcext:value-type="float">
            <text:p>-4.5934163701</text:p>
          </table:table-cell>
        </table:table-row>
        <table:table-row table:style-name="ro1">
          <table:table-cell office:value-type="float" office:value="-23.549876317" calcext:value-type="float">
            <text:p>-23.549876317</text:p>
          </table:table-cell>
          <table:table-cell office:value-type="float" office:value="40.5322265625" calcext:value-type="float">
            <text:p>40.5322265625</text:p>
          </table:table-cell>
          <table:table-cell office:value-type="float" office:value="-50.1784521341" calcext:value-type="float">
            <text:p>-50.1784521341</text:p>
          </table:table-cell>
          <table:table-cell office:value-type="float" office:value="67.705078125" calcext:value-type="float">
            <text:p>67.705078125</text:p>
          </table:table-cell>
          <table:table-cell office:value-type="float" office:value="-50.6239880323" calcext:value-type="float">
            <text:p>-50.6239880323</text:p>
          </table:table-cell>
          <table:table-cell office:value-type="float" office:value="67.9638671875" calcext:value-type="float">
            <text:p>67.9638671875</text:p>
          </table:table-cell>
          <table:table-cell office:value-type="float" office:value="1206" calcext:value-type="float">
            <text:p>1206</text:p>
          </table:table-cell>
          <table:table-cell office:value-type="float" office:value="-20.182555003" calcext:value-type="float">
            <text:p>-20.182555003</text:p>
          </table:table-cell>
          <table:table-cell office:value-type="float" office:value="-5.050338819" calcext:value-type="float">
            <text:p>-5.050338819</text:p>
          </table:table-cell>
          <table:table-cell office:value-type="float" office:value="-19.3477246182" calcext:value-type="float">
            <text:p>-19.3477246182</text:p>
          </table:table-cell>
          <table:table-cell office:value-type="float" office:value="-4.5943060498" calcext:value-type="float">
            <text:p>-4.5943060498</text:p>
          </table:table-cell>
        </table:table-row>
        <table:table-row table:style-name="ro1">
          <table:table-cell office:value-type="float" office:value="-23.5943277849" calcext:value-type="float">
            <text:p>-23.5943277849</text:p>
          </table:table-cell>
          <table:table-cell office:value-type="float" office:value="40.5189732143" calcext:value-type="float">
            <text:p>40.5189732143</text:p>
          </table:table-cell>
          <table:table-cell office:value-type="float" office:value="-50.1783672333" calcext:value-type="float">
            <text:p>-50.1783672333</text:p>
          </table:table-cell>
          <table:table-cell office:value-type="float" office:value="67.724609375" calcext:value-type="float">
            <text:p>67.724609375</text:p>
          </table:table-cell>
          <table:table-cell office:value-type="float" office:value="-50.6254110575" calcext:value-type="float">
            <text:p>-50.6254110575</text:p>
          </table:table-cell>
          <table:table-cell office:value-type="float" office:value="67.9638671875" calcext:value-type="float">
            <text:p>67.9638671875</text:p>
          </table:table-cell>
          <table:table-cell office:value-type="float" office:value="1208" calcext:value-type="float">
            <text:p>1208</text:p>
          </table:table-cell>
          <table:table-cell office:value-type="float" office:value="-20.1825161046" calcext:value-type="float">
            <text:p>-20.1825161046</text:p>
          </table:table-cell>
          <table:table-cell office:value-type="float" office:value="-5.0522749274" calcext:value-type="float">
            <text:p>-5.0522749274</text:p>
          </table:table-cell>
          <table:table-cell office:value-type="float" office:value="-19.3483433563" calcext:value-type="float">
            <text:p>-19.3483433563</text:p>
          </table:table-cell>
          <table:table-cell office:value-type="float" office:value="-4.5943060498" calcext:value-type="float">
            <text:p>-4.5943060498</text:p>
          </table:table-cell>
        </table:table-row>
        <table:table-row table:style-name="ro1">
          <table:table-cell office:value-type="float" office:value="-23.3198074" calcext:value-type="float">
            <text:p>-23.3198074</text:p>
          </table:table-cell>
          <table:table-cell office:value-type="float" office:value="40.7059151786" calcext:value-type="float">
            <text:p>40.7059151786</text:p>
          </table:table-cell>
          <table:table-cell office:value-type="float" office:value="-50.1830018997" calcext:value-type="float">
            <text:p>-50.1830018997</text:p>
          </table:table-cell>
          <table:table-cell office:value-type="float" office:value="67.744140625" calcext:value-type="float">
            <text:p>67.744140625</text:p>
          </table:table-cell>
          <table:table-cell office:value-type="float" office:value="-50.6242882729" calcext:value-type="float">
            <text:p>-50.6242882729</text:p>
          </table:table-cell>
          <table:table-cell office:value-type="float" office:value="67.9638671875" calcext:value-type="float">
            <text:p>67.9638671875</text:p>
          </table:table-cell>
          <table:table-cell office:value-type="float" office:value="1210" calcext:value-type="float">
            <text:p>1210</text:p>
          </table:table-cell>
          <table:table-cell office:value-type="float" office:value="-20.1846395362" calcext:value-type="float">
            <text:p>-20.1846395362</text:p>
          </table:table-cell>
          <table:table-cell office:value-type="float" office:value="-5.0542110358" calcext:value-type="float">
            <text:p>-5.0542110358</text:p>
          </table:table-cell>
          <table:table-cell office:value-type="float" office:value="-19.3478551642" calcext:value-type="float">
            <text:p>-19.3478551642</text:p>
          </table:table-cell>
          <table:table-cell office:value-type="float" office:value="-4.5943060498" calcext:value-type="float">
            <text:p>-4.5943060498</text:p>
          </table:table-cell>
        </table:table-row>
        <table:table-row table:style-name="ro1">
          <table:table-cell office:value-type="float" office:value="-23.578968949" calcext:value-type="float">
            <text:p>-23.578968949</text:p>
          </table:table-cell>
          <table:table-cell office:value-type="float" office:value="40.5419921875" calcext:value-type="float">
            <text:p>40.5419921875</text:p>
          </table:table-cell>
          <table:table-cell office:value-type="float" office:value="-50.1804522991" calcext:value-type="float">
            <text:p>-50.1804522991</text:p>
          </table:table-cell>
          <table:table-cell office:value-type="float" office:value="67.744140625" calcext:value-type="float">
            <text:p>67.744140625</text:p>
          </table:table-cell>
          <table:table-cell office:value-type="float" office:value="-50.6261269808" calcext:value-type="float">
            <text:p>-50.6261269808</text:p>
          </table:table-cell>
          <table:table-cell office:value-type="float" office:value="67.9833984375" calcext:value-type="float">
            <text:p>67.9833984375</text:p>
          </table:table-cell>
          <table:table-cell office:value-type="float" office:value="1212" calcext:value-type="float">
            <text:p>1212</text:p>
          </table:table-cell>
          <table:table-cell office:value-type="float" office:value="-20.1834714042" calcext:value-type="float">
            <text:p>-20.1834714042</text:p>
          </table:table-cell>
          <table:table-cell office:value-type="float" office:value="-5.0542110358" calcext:value-type="float">
            <text:p>-5.0542110358</text:p>
          </table:table-cell>
          <table:table-cell office:value-type="float" office:value="-19.3486546431" calcext:value-type="float">
            <text:p>-19.3486546431</text:p>
          </table:table-cell>
          <table:table-cell office:value-type="float" office:value="-4.5960854093" calcext:value-type="float">
            <text:p>-4.5960854093</text:p>
          </table:table-cell>
        </table:table-row>
        <table:table-row table:style-name="ro1">
          <table:table-cell office:value-type="float" office:value="-23.7671590192" calcext:value-type="float">
            <text:p>-23.7671590192</text:p>
          </table:table-cell>
          <table:table-cell office:value-type="float" office:value="40.615234375" calcext:value-type="float">
            <text:p>40.615234375</text:p>
          </table:table-cell>
          <table:table-cell office:value-type="float" office:value="-50.1893191814" calcext:value-type="float">
            <text:p>-50.1893191814</text:p>
          </table:table-cell>
          <table:table-cell office:value-type="float" office:value="67.75390625" calcext:value-type="float">
            <text:p>67.75390625</text:p>
          </table:table-cell>
          <table:table-cell office:value-type="float" office:value="-50.6297696114" calcext:value-type="float">
            <text:p>-50.6297696114</text:p>
          </table:table-cell>
          <table:table-cell office:value-type="float" office:value="67.94921875" calcext:value-type="float">
            <text:p>67.94921875</text:p>
          </table:table-cell>
          <table:table-cell office:value-type="float" office:value="1213" calcext:value-type="float">
            <text:p>1213</text:p>
          </table:table-cell>
          <table:table-cell office:value-type="float" office:value="-20.1875338794" calcext:value-type="float">
            <text:p>-20.1875338794</text:p>
          </table:table-cell>
          <table:table-cell office:value-type="float" office:value="-5.05517909" calcext:value-type="float">
            <text:p>-5.05517909</text:p>
          </table:table-cell>
          <table:table-cell office:value-type="float" office:value="-19.3502384762" calcext:value-type="float">
            <text:p>-19.3502384762</text:p>
          </table:table-cell>
          <table:table-cell office:value-type="float" office:value="-4.5929715302" calcext:value-type="float">
            <text:p>-4.5929715302</text:p>
          </table:table-cell>
        </table:table-row>
        <table:table-row table:style-name="ro1">
          <table:table-cell office:value-type="float" office:value="-23.6276721895" calcext:value-type="float">
            <text:p>-23.6276721895</text:p>
          </table:table-cell>
          <table:table-cell office:value-type="float" office:value="40.6208147321" calcext:value-type="float">
            <text:p>40.6208147321</text:p>
          </table:table-cell>
          <table:table-cell office:value-type="float" office:value="-50.1832273245" calcext:value-type="float">
            <text:p>-50.1832273245</text:p>
          </table:table-cell>
          <table:table-cell office:value-type="float" office:value="67.744140625" calcext:value-type="float">
            <text:p>67.744140625</text:p>
          </table:table-cell>
          <table:table-cell office:value-type="float" office:value="-50.6267196178" calcext:value-type="float">
            <text:p>-50.6267196178</text:p>
          </table:table-cell>
          <table:table-cell office:value-type="float" office:value="67.978515625" calcext:value-type="float">
            <text:p>67.978515625</text:p>
          </table:table-cell>
          <table:table-cell office:value-type="float" office:value="1215" calcext:value-type="float">
            <text:p>1215</text:p>
          </table:table-cell>
          <table:table-cell office:value-type="float" office:value="-20.1847428174" calcext:value-type="float">
            <text:p>-20.1847428174</text:p>
          </table:table-cell>
          <table:table-cell office:value-type="float" office:value="-5.0542110358" calcext:value-type="float">
            <text:p>-5.0542110358</text:p>
          </table:table-cell>
          <table:table-cell office:value-type="float" office:value="-19.3489123245" calcext:value-type="float">
            <text:p>-19.3489123245</text:p>
          </table:table-cell>
          <table:table-cell office:value-type="float" office:value="-4.5956405694" calcext:value-type="float">
            <text:p>-4.5956405694</text:p>
          </table:table-cell>
        </table:table-row>
        <table:table-row table:style-name="ro1">
          <table:table-cell office:value-type="float" office:value="-23.4802561126" calcext:value-type="float">
            <text:p>-23.4802561126</text:p>
          </table:table-cell>
          <table:table-cell office:value-type="float" office:value="40.6452287946" calcext:value-type="float">
            <text:p>40.6452287946</text:p>
          </table:table-cell>
          <table:table-cell office:value-type="float" office:value="-50.1880646706" calcext:value-type="float">
            <text:p>-50.1880646706</text:p>
          </table:table-cell>
          <table:table-cell office:value-type="float" office:value="67.75390625" calcext:value-type="float">
            <text:p>67.75390625</text:p>
          </table:table-cell>
          <table:table-cell office:value-type="float" office:value="-50.631834197" calcext:value-type="float">
            <text:p>-50.631834197</text:p>
          </table:table-cell>
          <table:table-cell office:value-type="float" office:value="67.94921875" calcext:value-type="float">
            <text:p>67.94921875</text:p>
          </table:table-cell>
          <table:table-cell office:value-type="float" office:value="1217" calcext:value-type="float">
            <text:p>1217</text:p>
          </table:table-cell>
          <table:table-cell office:value-type="float" office:value="-20.1869591093" calcext:value-type="float">
            <text:p>-20.1869591093</text:p>
          </table:table-cell>
          <table:table-cell office:value-type="float" office:value="-5.05517909" calcext:value-type="float">
            <text:p>-5.05517909</text:p>
          </table:table-cell>
          <table:table-cell office:value-type="float" office:value="-19.3511361678" calcext:value-type="float">
            <text:p>-19.3511361678</text:p>
          </table:table-cell>
          <table:table-cell office:value-type="float" office:value="-4.5929715302" calcext:value-type="float">
            <text:p>-4.5929715302</text:p>
          </table:table-cell>
        </table:table-row>
        <table:table-row table:style-name="ro1">
          <table:table-cell office:value-type="float" office:value="-23.6578004241" calcext:value-type="float">
            <text:p>-23.6578004241</text:p>
          </table:table-cell>
          <table:table-cell office:value-type="float" office:value="40.5678013393" calcext:value-type="float">
            <text:p>40.5678013393</text:p>
          </table:table-cell>
          <table:table-cell office:value-type="float" office:value="-50.1945671797" calcext:value-type="float">
            <text:p>-50.1945671797</text:p>
          </table:table-cell>
          <table:table-cell office:value-type="float" office:value="67.75390625" calcext:value-type="float">
            <text:p>67.75390625</text:p>
          </table:table-cell>
          <table:table-cell office:value-type="float" office:value="-50.6271534443" calcext:value-type="float">
            <text:p>-50.6271534443</text:p>
          </table:table-cell>
          <table:table-cell office:value-type="float" office:value="67.958984375" calcext:value-type="float">
            <text:p>67.958984375</text:p>
          </table:table-cell>
          <table:table-cell office:value-type="float" office:value="1219" calcext:value-type="float">
            <text:p>1219</text:p>
          </table:table-cell>
          <table:table-cell office:value-type="float" office:value="-20.1899383168" calcext:value-type="float">
            <text:p>-20.1899383168</text:p>
          </table:table-cell>
          <table:table-cell office:value-type="float" office:value="-5.05517909" calcext:value-type="float">
            <text:p>-5.05517909</text:p>
          </table:table-cell>
          <table:table-cell office:value-type="float" office:value="-19.3491009543" calcext:value-type="float">
            <text:p>-19.3491009543</text:p>
          </table:table-cell>
          <table:table-cell office:value-type="float" office:value="-4.59386121" calcext:value-type="float">
            <text:p>-4.59386121</text:p>
          </table:table-cell>
        </table:table-row>
        <table:table-row table:style-name="ro1">
          <table:table-cell office:value-type="float" office:value="-24.0201752595" calcext:value-type="float">
            <text:p>-24.0201752595</text:p>
          </table:table-cell>
          <table:table-cell office:value-type="float" office:value="40.5364118304" calcext:value-type="float">
            <text:p>40.5364118304</text:p>
          </table:table-cell>
          <table:table-cell office:value-type="float" office:value="-50.1969345093" calcext:value-type="float">
            <text:p>-50.1969345093</text:p>
          </table:table-cell>
          <table:table-cell office:value-type="float" office:value="67.802734375" calcext:value-type="float">
            <text:p>67.802734375</text:p>
          </table:table-cell>
          <table:table-cell office:value-type="float" office:value="-50.6289918423" calcext:value-type="float">
            <text:p>-50.6289918423</text:p>
          </table:table-cell>
          <table:table-cell office:value-type="float" office:value="67.9638671875" calcext:value-type="float">
            <text:p>67.9638671875</text:p>
          </table:table-cell>
          <table:table-cell office:value-type="float" office:value="1221" calcext:value-type="float">
            <text:p>1221</text:p>
          </table:table-cell>
          <table:table-cell office:value-type="float" office:value="-20.191022939" calcext:value-type="float">
            <text:p>-20.191022939</text:p>
          </table:table-cell>
          <table:table-cell office:value-type="float" office:value="-5.0600193611" calcext:value-type="float">
            <text:p>-5.0600193611</text:p>
          </table:table-cell>
          <table:table-cell office:value-type="float" office:value="-19.3499002985" calcext:value-type="float">
            <text:p>-19.3499002985</text:p>
          </table:table-cell>
          <table:table-cell office:value-type="float" office:value="-4.5943060498" calcext:value-type="float">
            <text:p>-4.5943060498</text:p>
          </table:table-cell>
        </table:table-row>
        <table:table-row table:style-name="ro1">
          <table:table-cell office:value-type="float" office:value="-23.1460229955" calcext:value-type="float">
            <text:p>-23.1460229955</text:p>
          </table:table-cell>
          <table:table-cell office:value-type="float" office:value="40.2706473214" calcext:value-type="float">
            <text:p>40.2706473214</text:p>
          </table:table-cell>
          <table:table-cell office:value-type="float" office:value="-50.1840480804" calcext:value-type="float">
            <text:p>-50.1840480804</text:p>
          </table:table-cell>
          <table:table-cell office:value-type="float" office:value="67.783203125" calcext:value-type="float">
            <text:p>67.783203125</text:p>
          </table:table-cell>
          <table:table-cell office:value-type="float" office:value="-50.6324640036" calcext:value-type="float">
            <text:p>-50.6324640036</text:p>
          </table:table-cell>
          <table:table-cell office:value-type="float" office:value="67.9736328125" calcext:value-type="float">
            <text:p>67.9736328125</text:p>
          </table:table-cell>
          <table:table-cell office:value-type="float" office:value="1223" calcext:value-type="float">
            <text:p>1223</text:p>
          </table:table-cell>
          <table:table-cell office:value-type="float" office:value="-20.1851188572" calcext:value-type="float">
            <text:p>-20.1851188572</text:p>
          </table:table-cell>
          <table:table-cell office:value-type="float" office:value="-5.0580832527" calcext:value-type="float">
            <text:p>-5.0580832527</text:p>
          </table:table-cell>
          <table:table-cell office:value-type="float" office:value="-19.3514100107" calcext:value-type="float">
            <text:p>-19.3514100107</text:p>
          </table:table-cell>
          <table:table-cell office:value-type="float" office:value="-4.5951957295" calcext:value-type="float">
            <text:p>-4.5951957295</text:p>
          </table:table-cell>
        </table:table-row>
        <table:table-row table:style-name="ro1">
          <table:table-cell office:value-type="float" office:value="-23.7793339959" calcext:value-type="float">
            <text:p>-23.7793339959</text:p>
          </table:table-cell>
          <table:table-cell office:value-type="float" office:value="40.6215122768" calcext:value-type="float">
            <text:p>40.6215122768</text:p>
          </table:table-cell>
          <table:table-cell office:value-type="float" office:value="-50.1860618353" calcext:value-type="float">
            <text:p>-50.1860618353</text:p>
          </table:table-cell>
          <table:table-cell office:value-type="float" office:value="67.75390625" calcext:value-type="float">
            <text:p>67.75390625</text:p>
          </table:table-cell>
          <table:table-cell office:value-type="float" office:value="-50.6293168783" calcext:value-type="float">
            <text:p>-50.6293168783</text:p>
          </table:table-cell>
          <table:table-cell office:value-type="float" office:value="67.958984375" calcext:value-type="float">
            <text:p>67.958984375</text:p>
          </table:table-cell>
          <table:table-cell office:value-type="float" office:value="1225" calcext:value-type="float">
            <text:p>1225</text:p>
          </table:table-cell>
          <table:table-cell office:value-type="float" office:value="-20.1860414847" calcext:value-type="float">
            <text:p>-20.1860414847</text:p>
          </table:table-cell>
          <table:table-cell office:value-type="float" office:value="-5.05517909" calcext:value-type="float">
            <text:p>-5.05517909</text:p>
          </table:table-cell>
          <table:table-cell office:value-type="float" office:value="-19.3500416257" calcext:value-type="float">
            <text:p>-19.3500416257</text:p>
          </table:table-cell>
          <table:table-cell office:value-type="float" office:value="-4.59386121" calcext:value-type="float">
            <text:p>-4.59386121</text:p>
          </table:table-cell>
        </table:table-row>
        <table:table-row table:style-name="ro1">
          <table:table-cell office:value-type="float" office:value="-23.7775040431" calcext:value-type="float">
            <text:p>-23.7775040431</text:p>
          </table:table-cell>
          <table:table-cell office:value-type="float" office:value="40.5364118304" calcext:value-type="float">
            <text:p>40.5364118304</text:p>
          </table:table-cell>
          <table:table-cell office:value-type="float" office:value="-50.1924885511" calcext:value-type="float">
            <text:p>-50.1924885511</text:p>
          </table:table-cell>
          <table:table-cell office:value-type="float" office:value="67.79296875" calcext:value-type="float">
            <text:p>67.79296875</text:p>
          </table:table-cell>
          <table:table-cell office:value-type="float" office:value="-50.6289981365" calcext:value-type="float">
            <text:p>-50.6289981365</text:p>
          </table:table-cell>
          <table:table-cell office:value-type="float" office:value="67.958984375" calcext:value-type="float">
            <text:p>67.958984375</text:p>
          </table:table-cell>
          <table:table-cell office:value-type="float" office:value="1227" calcext:value-type="float">
            <text:p>1227</text:p>
          </table:table-cell>
          <table:table-cell office:value-type="float" office:value="-20.1889859666" calcext:value-type="float">
            <text:p>-20.1889859666</text:p>
          </table:table-cell>
          <table:table-cell office:value-type="float" office:value="-5.0590513069" calcext:value-type="float">
            <text:p>-5.0590513069</text:p>
          </table:table-cell>
          <table:table-cell office:value-type="float" office:value="-19.3499030352" calcext:value-type="float">
            <text:p>-19.3499030352</text:p>
          </table:table-cell>
          <table:table-cell office:value-type="float" office:value="-4.59386121" calcext:value-type="float">
            <text:p>-4.59386121</text:p>
          </table:table-cell>
        </table:table-row>
        <table:table-row table:style-name="ro1">
          <table:table-cell office:value-type="float" office:value="-23.9041297129" calcext:value-type="float">
            <text:p>-23.9041297129</text:p>
          </table:table-cell>
          <table:table-cell office:value-type="float" office:value="40.6082589286" calcext:value-type="float">
            <text:p>40.6082589286</text:p>
          </table:table-cell>
          <table:table-cell office:value-type="float" office:value="-50.1883786678" calcext:value-type="float">
            <text:p>-50.1883786678</text:p>
          </table:table-cell>
          <table:table-cell office:value-type="float" office:value="67.7490234375" calcext:value-type="float">
            <text:p>67.7490234375</text:p>
          </table:table-cell>
          <table:table-cell office:value-type="float" office:value="-50.6223582506" calcext:value-type="float">
            <text:p>-50.6223582506</text:p>
          </table:table-cell>
          <table:table-cell office:value-type="float" office:value="67.9345703125" calcext:value-type="float">
            <text:p>67.9345703125</text:p>
          </table:table-cell>
          <table:table-cell office:value-type="float" office:value="1229" calcext:value-type="float">
            <text:p>1229</text:p>
          </table:table-cell>
          <table:table-cell office:value-type="float" office:value="-20.1871029711" calcext:value-type="float">
            <text:p>-20.1871029711</text:p>
          </table:table-cell>
          <table:table-cell office:value-type="float" office:value="-5.0546950629" calcext:value-type="float">
            <text:p>-5.0546950629</text:p>
          </table:table-cell>
          <table:table-cell office:value-type="float" office:value="-19.3470159814" calcext:value-type="float">
            <text:p>-19.3470159814</text:p>
          </table:table-cell>
          <table:table-cell office:value-type="float" office:value="-4.5916370107" calcext:value-type="float">
            <text:p>-4.5916370107</text:p>
          </table:table-cell>
        </table:table-row>
        <table:table-row table:style-name="ro1">
          <table:table-cell office:value-type="float" office:value="-23.8149872022" calcext:value-type="float">
            <text:p>-23.8149872022</text:p>
          </table:table-cell>
          <table:table-cell office:value-type="float" office:value="40.6229073661" calcext:value-type="float">
            <text:p>40.6229073661</text:p>
          </table:table-cell>
          <table:table-cell office:value-type="float" office:value="-50.1880907297" calcext:value-type="float">
            <text:p>-50.1880907297</text:p>
          </table:table-cell>
          <table:table-cell office:value-type="float" office:value="67.744140625" calcext:value-type="float">
            <text:p>67.744140625</text:p>
          </table:table-cell>
          <table:table-cell office:value-type="float" office:value="-50.6212812901" calcext:value-type="float">
            <text:p>-50.6212812901</text:p>
          </table:table-cell>
          <table:table-cell office:value-type="float" office:value="67.9296875" calcext:value-type="float">
            <text:p>67.9296875</text:p>
          </table:table-cell>
          <table:table-cell office:value-type="float" office:value="1231" calcext:value-type="float">
            <text:p>1231</text:p>
          </table:table-cell>
          <table:table-cell office:value-type="float" office:value="-20.1869710486" calcext:value-type="float">
            <text:p>-20.1869710486</text:p>
          </table:table-cell>
          <table:table-cell office:value-type="float" office:value="-5.0542110358" calcext:value-type="float">
            <text:p>-5.0542110358</text:p>
          </table:table-cell>
          <table:table-cell office:value-type="float" office:value="-19.3465477138" calcext:value-type="float">
            <text:p>-19.3465477138</text:p>
          </table:table-cell>
          <table:table-cell office:value-type="float" office:value="-4.5911921708" calcext:value-type="float">
            <text:p>-4.5911921708</text:p>
          </table:table-cell>
        </table:table-row>
        <table:table-row table:style-name="ro1">
          <table:table-cell office:value-type="float" office:value="-23.8925551691" calcext:value-type="float">
            <text:p>-23.8925551691</text:p>
          </table:table-cell>
          <table:table-cell office:value-type="float" office:value="40.8272879464" calcext:value-type="float">
            <text:p>40.8272879464</text:p>
          </table:table-cell>
          <table:table-cell office:value-type="float" office:value="-50.1912724972" calcext:value-type="float">
            <text:p>-50.1912724972</text:p>
          </table:table-cell>
          <table:table-cell office:value-type="float" office:value="67.75390625" calcext:value-type="float">
            <text:p>67.75390625</text:p>
          </table:table-cell>
          <table:table-cell office:value-type="float" office:value="-50.6279215574" calcext:value-type="float">
            <text:p>-50.6279215574</text:p>
          </table:table-cell>
          <table:table-cell office:value-type="float" office:value="67.9638671875" calcext:value-type="float">
            <text:p>67.9638671875</text:p>
          </table:table-cell>
          <table:table-cell office:value-type="float" office:value="1232" calcext:value-type="float">
            <text:p>1232</text:p>
          </table:table-cell>
          <table:table-cell office:value-type="float" office:value="-20.188428816" calcext:value-type="float">
            <text:p>-20.188428816</text:p>
          </table:table-cell>
          <table:table-cell office:value-type="float" office:value="-5.05517909" calcext:value-type="float">
            <text:p>-5.05517909</text:p>
          </table:table-cell>
          <table:table-cell office:value-type="float" office:value="-19.3494349336" calcext:value-type="float">
            <text:p>-19.3494349336</text:p>
          </table:table-cell>
          <table:table-cell office:value-type="float" office:value="-4.5943060498" calcext:value-type="float">
            <text:p>-4.5943060498</text:p>
          </table:table-cell>
        </table:table-row>
        <table:table-row table:style-name="ro1">
          <table:table-cell office:value-type="float" office:value="-24.2546191867" calcext:value-type="float">
            <text:p>-24.2546191867</text:p>
          </table:table-cell>
          <table:table-cell office:value-type="float" office:value="40.8998325893" calcext:value-type="float">
            <text:p>40.8998325893</text:p>
          </table:table-cell>
          <table:table-cell office:value-type="float" office:value="-50.1883696079" calcext:value-type="float">
            <text:p>-50.1883696079</text:p>
          </table:table-cell>
          <table:table-cell office:value-type="float" office:value="67.7734375" calcext:value-type="float">
            <text:p>67.7734375</text:p>
          </table:table-cell>
          <table:table-cell office:value-type="float" office:value="-50.6289135456" calcext:value-type="float">
            <text:p>-50.6289135456</text:p>
          </table:table-cell>
          <table:table-cell office:value-type="float" office:value="67.98828125" calcext:value-type="float">
            <text:p>67.98828125</text:p>
          </table:table-cell>
          <table:table-cell office:value-type="float" office:value="1234" calcext:value-type="float">
            <text:p>1234</text:p>
          </table:table-cell>
          <table:table-cell office:value-type="float" office:value="-20.1870988202" calcext:value-type="float">
            <text:p>-20.1870988202</text:p>
          </table:table-cell>
          <table:table-cell office:value-type="float" office:value="-5.0571151985" calcext:value-type="float">
            <text:p>-5.0571151985</text:p>
          </table:table-cell>
          <table:table-cell office:value-type="float" office:value="-19.3498662547" calcext:value-type="float">
            <text:p>-19.3498662547</text:p>
          </table:table-cell>
          <table:table-cell office:value-type="float" office:value="-4.5965302491" calcext:value-type="float">
            <text:p>-4.5965302491</text:p>
          </table:table-cell>
        </table:table-row>
        <table:table-row table:style-name="ro1">
          <table:table-cell office:value-type="float" office:value="-23.6891048725" calcext:value-type="float">
            <text:p>-23.6891048725</text:p>
          </table:table-cell>
          <table:table-cell office:value-type="float" office:value="40.7310267857" calcext:value-type="float">
            <text:p>40.7310267857</text:p>
          </table:table-cell>
          <table:table-cell office:value-type="float" office:value="-50.1864320278" calcext:value-type="float">
            <text:p>-50.1864320278</text:p>
          </table:table-cell>
          <table:table-cell office:value-type="float" office:value="67.7587890625" calcext:value-type="float">
            <text:p>67.7587890625</text:p>
          </table:table-cell>
          <table:table-cell office:value-type="float" office:value="-50.6218807459" calcext:value-type="float">
            <text:p>-50.6218807459</text:p>
          </table:table-cell>
          <table:table-cell office:value-type="float" office:value="67.939453125" calcext:value-type="float">
            <text:p>67.939453125</text:p>
          </table:table-cell>
          <table:table-cell office:value-type="float" office:value="1236" calcext:value-type="float">
            <text:p>1236</text:p>
          </table:table-cell>
          <table:table-cell office:value-type="float" office:value="-20.1862110932" calcext:value-type="float">
            <text:p>-20.1862110932</text:p>
          </table:table-cell>
          <table:table-cell office:value-type="float" office:value="-5.0556631171" calcext:value-type="float">
            <text:p>-5.0556631171</text:p>
          </table:table-cell>
          <table:table-cell office:value-type="float" office:value="-19.3468083601" calcext:value-type="float">
            <text:p>-19.3468083601</text:p>
          </table:table-cell>
          <table:table-cell office:value-type="float" office:value="-4.5920818505" calcext:value-type="float">
            <text:p>-4.5920818505</text:p>
          </table:table-cell>
        </table:table-row>
        <table:table-row table:style-name="ro1">
          <table:table-cell office:value-type="float" office:value="-24.2193852863" calcext:value-type="float">
            <text:p>-24.2193852863</text:p>
          </table:table-cell>
          <table:table-cell office:value-type="float" office:value="41.0163225446" calcext:value-type="float">
            <text:p>41.0163225446</text:p>
          </table:table-cell>
          <table:table-cell office:value-type="float" office:value="-50.171902442" calcext:value-type="float">
            <text:p>-50.171902442</text:p>
          </table:table-cell>
          <table:table-cell office:value-type="float" office:value="67.744140625" calcext:value-type="float">
            <text:p>67.744140625</text:p>
          </table:table-cell>
          <table:table-cell office:value-type="float" office:value="-50.6224088907" calcext:value-type="float">
            <text:p>-50.6224088907</text:p>
          </table:table-cell>
          <table:table-cell office:value-type="float" office:value="68.0126953125" calcext:value-type="float">
            <text:p>68.0126953125</text:p>
          </table:table-cell>
          <table:table-cell office:value-type="float" office:value="1238" calcext:value-type="float">
            <text:p>1238</text:p>
          </table:table-cell>
          <table:table-cell office:value-type="float" office:value="-20.179554178" calcext:value-type="float">
            <text:p>-20.179554178</text:p>
          </table:table-cell>
          <table:table-cell office:value-type="float" office:value="-5.0542110358" calcext:value-type="float">
            <text:p>-5.0542110358</text:p>
          </table:table-cell>
          <table:table-cell office:value-type="float" office:value="-19.3470379999" calcext:value-type="float">
            <text:p>-19.3470379999</text:p>
          </table:table-cell>
          <table:table-cell office:value-type="float" office:value="-4.5987544484" calcext:value-type="float">
            <text:p>-4.5987544484</text:p>
          </table:table-cell>
        </table:table-row>
        <table:table-row table:style-name="ro1">
          <table:table-cell office:value-type="float" office:value="-23.1526158248" calcext:value-type="float">
            <text:p>-23.1526158248</text:p>
          </table:table-cell>
          <table:table-cell office:value-type="float" office:value="40.3501674107" calcext:value-type="float">
            <text:p>40.3501674107</text:p>
          </table:table-cell>
          <table:table-cell office:value-type="float" office:value="-50.1774535656" calcext:value-type="float">
            <text:p>-50.1774535656</text:p>
          </table:table-cell>
          <table:table-cell office:value-type="float" office:value="67.734375" calcext:value-type="float">
            <text:p>67.734375</text:p>
          </table:table-cell>
          <table:table-cell office:value-type="float" office:value="-50.6188934565" calcext:value-type="float">
            <text:p>-50.6188934565</text:p>
          </table:table-cell>
          <table:table-cell office:value-type="float" office:value="67.9736328125" calcext:value-type="float">
            <text:p>67.9736328125</text:p>
          </table:table-cell>
          <table:table-cell office:value-type="float" office:value="1240" calcext:value-type="float">
            <text:p>1240</text:p>
          </table:table-cell>
          <table:table-cell office:value-type="float" office:value="-20.1820974961" calcext:value-type="float">
            <text:p>-20.1820974961</text:p>
          </table:table-cell>
          <table:table-cell office:value-type="float" office:value="-5.0532429816" calcext:value-type="float">
            <text:p>-5.0532429816</text:p>
          </table:table-cell>
          <table:table-cell office:value-type="float" office:value="-19.3455094725" calcext:value-type="float">
            <text:p>-19.3455094725</text:p>
          </table:table-cell>
          <table:table-cell office:value-type="float" office:value="-4.5951957295" calcext:value-type="float">
            <text:p>-4.5951957295</text:p>
          </table:table-cell>
        </table:table-row>
        <table:table-row table:style-name="ro1">
          <table:table-cell office:value-type="float" office:value="-23.4115248923" calcext:value-type="float">
            <text:p>-23.4115248923</text:p>
          </table:table-cell>
          <table:table-cell office:value-type="float" office:value="40.5950055804" calcext:value-type="float">
            <text:p>40.5950055804</text:p>
          </table:table-cell>
          <table:table-cell office:value-type="float" office:value="-50.1814427614" calcext:value-type="float">
            <text:p>-50.1814427614</text:p>
          </table:table-cell>
          <table:table-cell office:value-type="float" office:value="67.7685546875" calcext:value-type="float">
            <text:p>67.7685546875</text:p>
          </table:table-cell>
          <table:table-cell office:value-type="float" office:value="-50.6196156979" calcext:value-type="float">
            <text:p>-50.6196156979</text:p>
          </table:table-cell>
          <table:table-cell office:value-type="float" office:value="67.9541015625" calcext:value-type="float">
            <text:p>67.9541015625</text:p>
          </table:table-cell>
          <table:table-cell office:value-type="float" office:value="1242" calcext:value-type="float">
            <text:p>1242</text:p>
          </table:table-cell>
          <table:table-cell office:value-type="float" office:value="-20.1839251971" calcext:value-type="float">
            <text:p>-20.1839251971</text:p>
          </table:table-cell>
          <table:table-cell office:value-type="float" office:value="-5.0566311713" calcext:value-type="float">
            <text:p>-5.0566311713</text:p>
          </table:table-cell>
          <table:table-cell office:value-type="float" office:value="-19.3458235065" calcext:value-type="float">
            <text:p>-19.3458235065</text:p>
          </table:table-cell>
          <table:table-cell office:value-type="float" office:value="-4.5934163701" calcext:value-type="float">
            <text:p>-4.5934163701</text:p>
          </table:table-cell>
        </table:table-row>
        <table:table-row table:style-name="ro1">
          <table:table-cell office:value-type="float" office:value="-23.1930871844" calcext:value-type="float">
            <text:p>-23.1930871844</text:p>
          </table:table-cell>
          <table:table-cell office:value-type="float" office:value="40.0795200893" calcext:value-type="float">
            <text:p>40.0795200893</text:p>
          </table:table-cell>
          <table:table-cell office:value-type="float" office:value="-50.1769813538" calcext:value-type="float">
            <text:p>-50.1769813538</text:p>
          </table:table-cell>
          <table:table-cell office:value-type="float" office:value="67.744140625" calcext:value-type="float">
            <text:p>67.744140625</text:p>
          </table:table-cell>
          <table:table-cell office:value-type="float" office:value="-50.6184632778" calcext:value-type="float">
            <text:p>-50.6184632778</text:p>
          </table:table-cell>
          <table:table-cell office:value-type="float" office:value="67.9736328125" calcext:value-type="float">
            <text:p>67.9736328125</text:p>
          </table:table-cell>
          <table:table-cell office:value-type="float" office:value="1244" calcext:value-type="float">
            <text:p>1244</text:p>
          </table:table-cell>
          <table:table-cell office:value-type="float" office:value="-20.1818811462" calcext:value-type="float">
            <text:p>-20.1818811462</text:p>
          </table:table-cell>
          <table:table-cell office:value-type="float" office:value="-5.0542110358" calcext:value-type="float">
            <text:p>-5.0542110358</text:p>
          </table:table-cell>
          <table:table-cell office:value-type="float" office:value="-19.3453224288" calcext:value-type="float">
            <text:p>-19.3453224288</text:p>
          </table:table-cell>
          <table:table-cell office:value-type="float" office:value="-4.5951957295" calcext:value-type="float">
            <text:p>-4.5951957295</text:p>
          </table:table-cell>
        </table:table-row>
        <table:table-row table:style-name="ro1">
          <table:table-cell office:value-type="float" office:value="-23.8027985066" calcext:value-type="float">
            <text:p>-23.8027985066</text:p>
          </table:table-cell>
          <table:table-cell office:value-type="float" office:value="40.6305803571" calcext:value-type="float">
            <text:p>40.6305803571</text:p>
          </table:table-cell>
          <table:table-cell office:value-type="float" office:value="-50.1749848127" calcext:value-type="float">
            <text:p>-50.1749848127</text:p>
          </table:table-cell>
          <table:table-cell office:value-type="float" office:value="67.7685546875" calcext:value-type="float">
            <text:p>67.7685546875</text:p>
          </table:table-cell>
          <table:table-cell office:value-type="float" office:value="-50.6188170433" calcext:value-type="float">
            <text:p>-50.6188170433</text:p>
          </table:table-cell>
          <table:table-cell office:value-type="float" office:value="68.0029296875" calcext:value-type="float">
            <text:p>68.0029296875</text:p>
          </table:table-cell>
          <table:table-cell office:value-type="float" office:value="1246" calcext:value-type="float">
            <text:p>1246</text:p>
          </table:table-cell>
          <table:table-cell office:value-type="float" office:value="-20.1809664055" calcext:value-type="float">
            <text:p>-20.1809664055</text:p>
          </table:table-cell>
          <table:table-cell office:value-type="float" office:value="-5.0566311713" calcext:value-type="float">
            <text:p>-5.0566311713</text:p>
          </table:table-cell>
          <table:table-cell office:value-type="float" office:value="-19.3454762477" calcext:value-type="float">
            <text:p>-19.3454762477</text:p>
          </table:table-cell>
          <table:table-cell office:value-type="float" office:value="-4.5978647687" calcext:value-type="float">
            <text:p>-4.5978647687</text:p>
          </table:table-cell>
        </table:table-row>
        <table:table-row table:style-name="ro1">
          <table:table-cell office:value-type="float" office:value="-23.317568578" calcext:value-type="float">
            <text:p>-23.317568578</text:p>
          </table:table-cell>
          <table:table-cell office:value-type="float" office:value="41.0518973214" calcext:value-type="float">
            <text:p>41.0518973214</text:p>
          </table:table-cell>
          <table:table-cell office:value-type="float" office:value="-50.1680784702" calcext:value-type="float">
            <text:p>-50.1680784702</text:p>
          </table:table-cell>
          <table:table-cell office:value-type="float" office:value="67.724609375" calcext:value-type="float">
            <text:p>67.724609375</text:p>
          </table:table-cell>
          <table:table-cell office:value-type="float" office:value="-50.617980957" calcext:value-type="float">
            <text:p>-50.617980957</text:p>
          </table:table-cell>
          <table:table-cell office:value-type="float" office:value="67.998046875" calcext:value-type="float">
            <text:p>67.998046875</text:p>
          </table:table-cell>
          <table:table-cell office:value-type="float" office:value="1248" calcext:value-type="float">
            <text:p>1248</text:p>
          </table:table-cell>
          <table:table-cell office:value-type="float" office:value="-20.1778021766" calcext:value-type="float">
            <text:p>-20.1778021766</text:p>
          </table:table-cell>
          <table:table-cell office:value-type="float" office:value="-5.0522749274" calcext:value-type="float">
            <text:p>-5.0522749274</text:p>
          </table:table-cell>
          <table:table-cell office:value-type="float" office:value="-19.3451127134" calcext:value-type="float">
            <text:p>-19.3451127134</text:p>
          </table:table-cell>
          <table:table-cell office:value-type="float" office:value="-4.5974199288" calcext:value-type="float">
            <text:p>-4.5974199288</text:p>
          </table:table-cell>
        </table:table-row>
        <table:table-row table:style-name="ro1">
          <table:table-cell office:value-type="float" office:value="-24.0300828448" calcext:value-type="float">
            <text:p>-24.0300828448</text:p>
          </table:table-cell>
          <table:table-cell office:value-type="float" office:value="40.8377511161" calcext:value-type="float">
            <text:p>40.8377511161</text:p>
          </table:table-cell>
          <table:table-cell office:value-type="float" office:value="-50.1680283785" calcext:value-type="float">
            <text:p>-50.1680283785</text:p>
          </table:table-cell>
          <table:table-cell office:value-type="float" office:value="67.7392578125" calcext:value-type="float">
            <text:p>67.7392578125</text:p>
          </table:table-cell>
          <table:table-cell office:value-type="float" office:value="-50.6172067642" calcext:value-type="float">
            <text:p>-50.6172067642</text:p>
          </table:table-cell>
          <table:table-cell office:value-type="float" office:value="67.9931640625" calcext:value-type="float">
            <text:p>67.9931640625</text:p>
          </table:table-cell>
          <table:table-cell office:value-type="float" office:value="1250" calcext:value-type="float">
            <text:p>1250</text:p>
          </table:table-cell>
          <table:table-cell office:value-type="float" office:value="-20.1777792264" calcext:value-type="float">
            <text:p>-20.1777792264</text:p>
          </table:table-cell>
          <table:table-cell office:value-type="float" office:value="-5.0537270087" calcext:value-type="float">
            <text:p>-5.0537270087</text:p>
          </table:table-cell>
          <table:table-cell office:value-type="float" office:value="-19.3447760907" calcext:value-type="float">
            <text:p>-19.3447760907</text:p>
          </table:table-cell>
          <table:table-cell office:value-type="float" office:value="-4.596975089" calcext:value-type="float">
            <text:p>-4.596975089</text:p>
          </table:table-cell>
        </table:table-row>
        <table:table-row table:style-name="ro1">
          <table:table-cell office:value-type="float" office:value="-23.7170306431" calcext:value-type="float">
            <text:p>-23.7170306431</text:p>
          </table:table-cell>
          <table:table-cell office:value-type="float" office:value="40.4429408482" calcext:value-type="float">
            <text:p>40.4429408482</text:p>
          </table:table-cell>
          <table:table-cell office:value-type="float" office:value="-50.170161891" calcext:value-type="float">
            <text:p>-50.170161891</text:p>
          </table:table-cell>
          <table:table-cell office:value-type="float" office:value="67.744140625" calcext:value-type="float">
            <text:p>67.744140625</text:p>
          </table:table-cell>
          <table:table-cell office:value-type="float" office:value="-50.6170015097" calcext:value-type="float">
            <text:p>-50.6170015097</text:p>
          </table:table-cell>
          <table:table-cell office:value-type="float" office:value="68.0029296875" calcext:value-type="float">
            <text:p>68.0029296875</text:p>
          </table:table-cell>
          <table:table-cell office:value-type="float" office:value="1251" calcext:value-type="float">
            <text:p>1251</text:p>
          </table:table-cell>
          <table:table-cell office:value-type="float" office:value="-20.1787567224" calcext:value-type="float">
            <text:p>-20.1787567224</text:p>
          </table:table-cell>
          <table:table-cell office:value-type="float" office:value="-5.0542110358" calcext:value-type="float">
            <text:p>-5.0542110358</text:p>
          </table:table-cell>
          <table:table-cell office:value-type="float" office:value="-19.344686845" calcext:value-type="float">
            <text:p>-19.344686845</text:p>
          </table:table-cell>
          <table:table-cell office:value-type="float" office:value="-4.5978647687" calcext:value-type="float">
            <text:p>-4.5978647687</text:p>
          </table:table-cell>
        </table:table-row>
        <table:table-row table:style-name="ro1">
          <table:table-cell office:value-type="float" office:value="-23.7275587027" calcext:value-type="float">
            <text:p>-23.7275587027</text:p>
          </table:table-cell>
          <table:table-cell office:value-type="float" office:value="40.5719866071" calcext:value-type="float">
            <text:p>40.5719866071</text:p>
          </table:table-cell>
          <table:table-cell office:value-type="float" office:value="-50.1717548132" calcext:value-type="float">
            <text:p>-50.1717548132</text:p>
          </table:table-cell>
          <table:table-cell office:value-type="float" office:value="67.75390625" calcext:value-type="float">
            <text:p>67.75390625</text:p>
          </table:table-cell>
          <table:table-cell office:value-type="float" office:value="-50.6157402039" calcext:value-type="float">
            <text:p>-50.6157402039</text:p>
          </table:table-cell>
          <table:table-cell office:value-type="float" office:value="67.998046875" calcext:value-type="float">
            <text:p>67.998046875</text:p>
          </table:table-cell>
          <table:table-cell office:value-type="float" office:value="1253" calcext:value-type="float">
            <text:p>1253</text:p>
          </table:table-cell>
          <table:table-cell office:value-type="float" office:value="-20.17948654" calcext:value-type="float">
            <text:p>-20.17948654</text:p>
          </table:table-cell>
          <table:table-cell office:value-type="float" office:value="-5.05517909" calcext:value-type="float">
            <text:p>-5.05517909</text:p>
          </table:table-cell>
          <table:table-cell office:value-type="float" office:value="-19.3441384233" calcext:value-type="float">
            <text:p>-19.3441384233</text:p>
          </table:table-cell>
          <table:table-cell office:value-type="float" office:value="-4.5974199288" calcext:value-type="float">
            <text:p>-4.5974199288</text:p>
          </table:table-cell>
        </table:table-row>
        <table:table-row table:style-name="ro1">
          <table:table-cell office:value-type="float" office:value="-23.7786401629" calcext:value-type="float">
            <text:p>-23.7786401629</text:p>
          </table:table-cell>
          <table:table-cell office:value-type="float" office:value="40.6138392857" calcext:value-type="float">
            <text:p>40.6138392857</text:p>
          </table:table-cell>
          <table:table-cell office:value-type="float" office:value="-50.1802432299" calcext:value-type="float">
            <text:p>-50.1802432299</text:p>
          </table:table-cell>
          <table:table-cell office:value-type="float" office:value="67.7685546875" calcext:value-type="float">
            <text:p>67.7685546875</text:p>
          </table:table-cell>
          <table:table-cell office:value-type="float" office:value="-50.6141239643" calcext:value-type="float">
            <text:p>-50.6141239643</text:p>
          </table:table-cell>
          <table:table-cell office:value-type="float" office:value="68.0224609375" calcext:value-type="float">
            <text:p>68.0224609375</text:p>
          </table:table-cell>
          <table:table-cell office:value-type="float" office:value="1255" calcext:value-type="float">
            <text:p>1255</text:p>
          </table:table-cell>
          <table:table-cell office:value-type="float" office:value="-20.1833756164" calcext:value-type="float">
            <text:p>-20.1833756164</text:p>
          </table:table-cell>
          <table:table-cell office:value-type="float" office:value="-5.0566311713" calcext:value-type="float">
            <text:p>-5.0566311713</text:p>
          </table:table-cell>
          <table:table-cell office:value-type="float" office:value="-19.3434356747" calcext:value-type="float">
            <text:p>-19.3434356747</text:p>
          </table:table-cell>
          <table:table-cell office:value-type="float" office:value="-4.5996441281" calcext:value-type="float">
            <text:p>-4.5996441281</text:p>
          </table:table-cell>
        </table:table-row>
        <table:table-row table:style-name="ro1">
          <table:table-cell office:value-type="float" office:value="-23.5287028232" calcext:value-type="float">
            <text:p>-23.5287028232</text:p>
          </table:table-cell>
          <table:table-cell office:value-type="float" office:value="40.7107979911" calcext:value-type="float">
            <text:p>40.7107979911</text:p>
          </table:table-cell>
          <table:table-cell office:value-type="float" office:value="-50.1720616102" calcext:value-type="float">
            <text:p>-50.1720616102</text:p>
          </table:table-cell>
          <table:table-cell office:value-type="float" office:value="67.744140625" calcext:value-type="float">
            <text:p>67.744140625</text:p>
          </table:table-cell>
          <table:table-cell office:value-type="float" office:value="-50.6185905695" calcext:value-type="float">
            <text:p>-50.6185905695</text:p>
          </table:table-cell>
          <table:table-cell office:value-type="float" office:value="68.0029296875" calcext:value-type="float">
            <text:p>68.0029296875</text:p>
          </table:table-cell>
          <table:table-cell office:value-type="float" office:value="1257" calcext:value-type="float">
            <text:p>1257</text:p>
          </table:table-cell>
          <table:table-cell office:value-type="float" office:value="-20.179627103" calcext:value-type="float">
            <text:p>-20.179627103</text:p>
          </table:table-cell>
          <table:table-cell office:value-type="float" office:value="-5.0542110358" calcext:value-type="float">
            <text:p>-5.0542110358</text:p>
          </table:table-cell>
          <table:table-cell office:value-type="float" office:value="-19.3453777758" calcext:value-type="float">
            <text:p>-19.3453777758</text:p>
          </table:table-cell>
          <table:table-cell office:value-type="float" office:value="-4.5978647687" calcext:value-type="float">
            <text:p>-4.5978647687</text:p>
          </table:table-cell>
        </table:table-row>
        <table:table-row table:style-name="ro1">
          <table:table-cell office:value-type="float" office:value="-23.1341823757" calcext:value-type="float">
            <text:p>-23.1341823757</text:p>
          </table:table-cell>
          <table:table-cell office:value-type="float" office:value="40.5922154018" calcext:value-type="float">
            <text:p>40.5922154018</text:p>
          </table:table-cell>
          <table:table-cell office:value-type="float" office:value="-50.1776376486" calcext:value-type="float">
            <text:p>-50.1776376486</text:p>
          </table:table-cell>
          <table:table-cell office:value-type="float" office:value="67.7587890625" calcext:value-type="float">
            <text:p>67.7587890625</text:p>
          </table:table-cell>
          <table:table-cell office:value-type="float" office:value="-50.6135411263" calcext:value-type="float">
            <text:p>-50.6135411263</text:p>
          </table:table-cell>
          <table:table-cell office:value-type="float" office:value="67.9443359375" calcext:value-type="float">
            <text:p>67.9443359375</text:p>
          </table:table-cell>
          <table:table-cell office:value-type="float" office:value="1259" calcext:value-type="float">
            <text:p>1259</text:p>
          </table:table-cell>
          <table:table-cell office:value-type="float" office:value="-20.1821818361" calcext:value-type="float">
            <text:p>-20.1821818361</text:p>
          </table:table-cell>
          <table:table-cell office:value-type="float" office:value="-5.0556631171" calcext:value-type="float">
            <text:p>-5.0556631171</text:p>
          </table:table-cell>
          <table:table-cell office:value-type="float" office:value="-19.3431822539" calcext:value-type="float">
            <text:p>-19.3431822539</text:p>
          </table:table-cell>
          <table:table-cell office:value-type="float" office:value="-4.5925266904" calcext:value-type="float">
            <text:p>-4.5925266904</text:p>
          </table:table-cell>
        </table:table-row>
        <table:table-row table:style-name="ro1">
          <table:table-cell office:value-type="float" office:value="-23.3821974231" calcext:value-type="float">
            <text:p>-23.3821974231</text:p>
          </table:table-cell>
          <table:table-cell office:value-type="float" office:value="40.6382533482" calcext:value-type="float">
            <text:p>40.6382533482</text:p>
          </table:table-cell>
          <table:table-cell office:value-type="float" office:value="-50.1752153635" calcext:value-type="float">
            <text:p>-50.1752153635</text:p>
          </table:table-cell>
          <table:table-cell office:value-type="float" office:value="67.7587890625" calcext:value-type="float">
            <text:p>67.7587890625</text:p>
          </table:table-cell>
          <table:table-cell office:value-type="float" office:value="-50.6216241837" calcext:value-type="float">
            <text:p>-50.6216241837</text:p>
          </table:table-cell>
          <table:table-cell office:value-type="float" office:value="67.96875" calcext:value-type="float">
            <text:p>67.96875</text:p>
          </table:table-cell>
          <table:table-cell office:value-type="float" office:value="1261" calcext:value-type="float">
            <text:p>1261</text:p>
          </table:table-cell>
          <table:table-cell office:value-type="float" office:value="-20.1810720353" calcext:value-type="float">
            <text:p>-20.1810720353</text:p>
          </table:table-cell>
          <table:table-cell office:value-type="float" office:value="-5.0556631171" calcext:value-type="float">
            <text:p>-5.0556631171</text:p>
          </table:table-cell>
          <table:table-cell office:value-type="float" office:value="-19.3466968056" calcext:value-type="float">
            <text:p>-19.3466968056</text:p>
          </table:table-cell>
          <table:table-cell office:value-type="float" office:value="-4.5947508897" calcext:value-type="float">
            <text:p>-4.5947508897</text:p>
          </table:table-cell>
        </table:table-row>
        <table:table-row table:style-name="ro1">
          <table:table-cell office:value-type="float" office:value="-23.5912220674" calcext:value-type="float">
            <text:p>-23.5912220674</text:p>
          </table:table-cell>
          <table:table-cell office:value-type="float" office:value="40.3104073661" calcext:value-type="float">
            <text:p>40.3104073661</text:p>
          </table:table-cell>
          <table:table-cell office:value-type="float" office:value="-50.1752380848" calcext:value-type="float">
            <text:p>-50.1752380848</text:p>
          </table:table-cell>
          <table:table-cell office:value-type="float" office:value="67.75390625" calcext:value-type="float">
            <text:p>67.75390625</text:p>
          </table:table-cell>
          <table:table-cell office:value-type="float" office:value="-50.6133032084" calcext:value-type="float">
            <text:p>-50.6133032084</text:p>
          </table:table-cell>
          <table:table-cell office:value-type="float" office:value="67.9345703125" calcext:value-type="float">
            <text:p>67.9345703125</text:p>
          </table:table-cell>
          <table:table-cell office:value-type="float" office:value="1263" calcext:value-type="float">
            <text:p>1263</text:p>
          </table:table-cell>
          <table:table-cell office:value-type="float" office:value="-20.1810824453" calcext:value-type="float">
            <text:p>-20.1810824453</text:p>
          </table:table-cell>
          <table:table-cell office:value-type="float" office:value="-5.05517909" calcext:value-type="float">
            <text:p>-5.05517909</text:p>
          </table:table-cell>
          <table:table-cell office:value-type="float" office:value="-19.3430788061" calcext:value-type="float">
            <text:p>-19.3430788061</text:p>
          </table:table-cell>
          <table:table-cell office:value-type="float" office:value="-4.5916370107" calcext:value-type="float">
            <text:p>-4.5916370107</text:p>
          </table:table-cell>
        </table:table-row>
        <table:table-row table:style-name="ro1">
          <table:table-cell office:value-type="float" office:value="-23.6786880434" calcext:value-type="float">
            <text:p>-23.6786880434</text:p>
          </table:table-cell>
          <table:table-cell office:value-type="float" office:value="40.52734375" calcext:value-type="float">
            <text:p>40.52734375</text:p>
          </table:table-cell>
          <table:table-cell office:value-type="float" office:value="-50.1666894197" calcext:value-type="float">
            <text:p>-50.1666894197</text:p>
          </table:table-cell>
          <table:table-cell office:value-type="float" office:value="67.7294921875" calcext:value-type="float">
            <text:p>67.7294921875</text:p>
          </table:table-cell>
          <table:table-cell office:value-type="float" office:value="-50.6182528496" calcext:value-type="float">
            <text:p>-50.6182528496</text:p>
          </table:table-cell>
          <table:table-cell office:value-type="float" office:value="68.0029296875" calcext:value-type="float">
            <text:p>68.0029296875</text:p>
          </table:table-cell>
          <table:table-cell office:value-type="float" office:value="1265" calcext:value-type="float">
            <text:p>1265</text:p>
          </table:table-cell>
          <table:table-cell office:value-type="float" office:value="-20.1771657654" calcext:value-type="float">
            <text:p>-20.1771657654</text:p>
          </table:table-cell>
          <table:table-cell office:value-type="float" office:value="-5.0527589545" calcext:value-type="float">
            <text:p>-5.0527589545</text:p>
          </table:table-cell>
          <table:table-cell office:value-type="float" office:value="-19.3452309336" calcext:value-type="float">
            <text:p>-19.3452309336</text:p>
          </table:table-cell>
          <table:table-cell office:value-type="float" office:value="-4.5978647687" calcext:value-type="float">
            <text:p>-4.5978647687</text:p>
          </table:table-cell>
        </table:table-row>
        <table:table-row table:style-name="ro1">
          <table:table-cell office:value-type="float" office:value="-23.0880333313" calcext:value-type="float">
            <text:p>-23.0880333313</text:p>
          </table:table-cell>
          <table:table-cell office:value-type="float" office:value="40.4694475446" calcext:value-type="float">
            <text:p>40.4694475446</text:p>
          </table:table-cell>
          <table:table-cell office:value-type="float" office:value="-50.172897625" calcext:value-type="float">
            <text:p>-50.172897625</text:p>
          </table:table-cell>
          <table:table-cell office:value-type="float" office:value="67.7783203125" calcext:value-type="float">
            <text:p>67.7783203125</text:p>
          </table:table-cell>
          <table:table-cell office:value-type="float" office:value="-50.6159797907" calcext:value-type="float">
            <text:p>-50.6159797907</text:p>
          </table:table-cell>
          <table:table-cell office:value-type="float" office:value="68.0224609375" calcext:value-type="float">
            <text:p>68.0224609375</text:p>
          </table:table-cell>
          <table:table-cell office:value-type="float" office:value="1267" calcext:value-type="float">
            <text:p>1267</text:p>
          </table:table-cell>
          <table:table-cell office:value-type="float" office:value="-20.1800101338" calcext:value-type="float">
            <text:p>-20.1800101338</text:p>
          </table:table-cell>
          <table:table-cell office:value-type="float" office:value="-5.0575992256" calcext:value-type="float">
            <text:p>-5.0575992256</text:p>
          </table:table-cell>
          <table:table-cell office:value-type="float" office:value="-19.3442425968" calcext:value-type="float">
            <text:p>-19.3442425968</text:p>
          </table:table-cell>
          <table:table-cell office:value-type="float" office:value="-4.5996441281" calcext:value-type="float">
            <text:p>-4.5996441281</text:p>
          </table:table-cell>
        </table:table-row>
        <table:table-row table:style-name="ro1">
          <table:table-cell office:value-type="float" office:value="-24.0408994125" calcext:value-type="float">
            <text:p>-24.0408994125</text:p>
          </table:table-cell>
          <table:table-cell office:value-type="float" office:value="40.6577845982" calcext:value-type="float">
            <text:p>40.6577845982</text:p>
          </table:table-cell>
          <table:table-cell office:value-type="float" office:value="-50.1691394806" calcext:value-type="float">
            <text:p>-50.1691394806</text:p>
          </table:table-cell>
          <table:table-cell office:value-type="float" office:value="67.7294921875" calcext:value-type="float">
            <text:p>67.7294921875</text:p>
          </table:table-cell>
          <table:table-cell office:value-type="float" office:value="-50.6172909021" calcext:value-type="float">
            <text:p>-50.6172909021</text:p>
          </table:table-cell>
          <table:table-cell office:value-type="float" office:value="67.98828125" calcext:value-type="float">
            <text:p>67.98828125</text:p>
          </table:table-cell>
          <table:table-cell office:value-type="float" office:value="1269" calcext:value-type="float">
            <text:p>1269</text:p>
          </table:table-cell>
          <table:table-cell office:value-type="float" office:value="-20.178288292" calcext:value-type="float">
            <text:p>-20.178288292</text:p>
          </table:table-cell>
          <table:table-cell office:value-type="float" office:value="-5.0527589545" calcext:value-type="float">
            <text:p>-5.0527589545</text:p>
          </table:table-cell>
          <table:table-cell office:value-type="float" office:value="-19.3448126743" calcext:value-type="float">
            <text:p>-19.3448126743</text:p>
          </table:table-cell>
          <table:table-cell office:value-type="float" office:value="-4.5965302491" calcext:value-type="float">
            <text:p>-4.5965302491</text:p>
          </table:table-cell>
        </table:table-row>
        <table:table-row table:style-name="ro1">
          <table:table-cell office:value-type="float" office:value="-23.6328046709" calcext:value-type="float">
            <text:p>-23.6328046709</text:p>
          </table:table-cell>
          <table:table-cell office:value-type="float" office:value="40.5106026786" calcext:value-type="float">
            <text:p>40.5106026786</text:p>
          </table:table-cell>
          <table:table-cell office:value-type="float" office:value="-50.1699905157" calcext:value-type="float">
            <text:p>-50.1699905157</text:p>
          </table:table-cell>
          <table:table-cell office:value-type="float" office:value="67.7294921875" calcext:value-type="float">
            <text:p>67.7294921875</text:p>
          </table:table-cell>
          <table:table-cell office:value-type="float" office:value="-50.6153126001" calcext:value-type="float">
            <text:p>-50.6153126001</text:p>
          </table:table-cell>
          <table:table-cell office:value-type="float" office:value="67.98828125" calcext:value-type="float">
            <text:p>67.98828125</text:p>
          </table:table-cell>
          <table:table-cell office:value-type="float" office:value="1270" calcext:value-type="float">
            <text:p>1270</text:p>
          </table:table-cell>
          <table:table-cell office:value-type="float" office:value="-20.1786782046" calcext:value-type="float">
            <text:p>-20.1786782046</text:p>
          </table:table-cell>
          <table:table-cell office:value-type="float" office:value="-5.0527589545" calcext:value-type="float">
            <text:p>-5.0527589545</text:p>
          </table:table-cell>
          <table:table-cell office:value-type="float" office:value="-19.3439524992" calcext:value-type="float">
            <text:p>-19.3439524992</text:p>
          </table:table-cell>
          <table:table-cell office:value-type="float" office:value="-4.5965302491" calcext:value-type="float">
            <text:p>-4.5965302491</text:p>
          </table:table-cell>
        </table:table-row>
        <table:table-row table:style-name="ro1">
          <table:table-cell office:value-type="float" office:value="-23.7391347332" calcext:value-type="float">
            <text:p>-23.7391347332</text:p>
          </table:table-cell>
          <table:table-cell office:value-type="float" office:value="40.5705915179" calcext:value-type="float">
            <text:p>40.5705915179</text:p>
          </table:table-cell>
          <table:table-cell office:value-type="float" office:value="-50.1703840256" calcext:value-type="float">
            <text:p>-50.1703840256</text:p>
          </table:table-cell>
          <table:table-cell office:value-type="float" office:value="67.7587890625" calcext:value-type="float">
            <text:p>67.7587890625</text:p>
          </table:table-cell>
          <table:table-cell office:value-type="float" office:value="-50.6154110432" calcext:value-type="float">
            <text:p>-50.6154110432</text:p>
          </table:table-cell>
          <table:table-cell office:value-type="float" office:value="67.978515625" calcext:value-type="float">
            <text:p>67.978515625</text:p>
          </table:table-cell>
          <table:table-cell office:value-type="float" office:value="1272" calcext:value-type="float">
            <text:p>1272</text:p>
          </table:table-cell>
          <table:table-cell office:value-type="float" office:value="-20.1788584962" calcext:value-type="float">
            <text:p>-20.1788584962</text:p>
          </table:table-cell>
          <table:table-cell office:value-type="float" office:value="-5.0556631171" calcext:value-type="float">
            <text:p>-5.0556631171</text:p>
          </table:table-cell>
          <table:table-cell office:value-type="float" office:value="-19.3439953027" calcext:value-type="float">
            <text:p>-19.3439953027</text:p>
          </table:table-cell>
          <table:table-cell office:value-type="float" office:value="-4.5956405694" calcext:value-type="float">
            <text:p>-4.5956405694</text:p>
          </table:table-cell>
        </table:table-row>
        <table:table-row table:style-name="ro1">
          <table:table-cell office:value-type="float" office:value="-23.2490455189" calcext:value-type="float">
            <text:p>-23.2490455189</text:p>
          </table:table-cell>
          <table:table-cell office:value-type="float" office:value="40.4833984375" calcext:value-type="float">
            <text:p>40.4833984375</text:p>
          </table:table-cell>
          <table:table-cell office:value-type="float" office:value="-50.1760106087" calcext:value-type="float">
            <text:p>-50.1760106087</text:p>
          </table:table-cell>
          <table:table-cell office:value-type="float" office:value="67.7734375" calcext:value-type="float">
            <text:p>67.7734375</text:p>
          </table:table-cell>
          <table:table-cell office:value-type="float" office:value="-50.6136713982" calcext:value-type="float">
            <text:p>-50.6136713982</text:p>
          </table:table-cell>
          <table:table-cell office:value-type="float" office:value="67.9541015625" calcext:value-type="float">
            <text:p>67.9541015625</text:p>
          </table:table-cell>
          <table:table-cell office:value-type="float" office:value="1274" calcext:value-type="float">
            <text:p>1274</text:p>
          </table:table-cell>
          <table:table-cell office:value-type="float" office:value="-20.181436387" calcext:value-type="float">
            <text:p>-20.181436387</text:p>
          </table:table-cell>
          <table:table-cell office:value-type="float" office:value="-5.0571151985" calcext:value-type="float">
            <text:p>-5.0571151985</text:p>
          </table:table-cell>
          <table:table-cell office:value-type="float" office:value="-19.3432388968" calcext:value-type="float">
            <text:p>-19.3432388968</text:p>
          </table:table-cell>
          <table:table-cell office:value-type="float" office:value="-4.5934163701" calcext:value-type="float">
            <text:p>-4.5934163701</text:p>
          </table:table-cell>
        </table:table-row>
        <table:table-row table:style-name="ro1">
          <table:table-cell office:value-type="float" office:value="-23.5583802138" calcext:value-type="float">
            <text:p>-23.5583802138</text:p>
          </table:table-cell>
          <table:table-cell office:value-type="float" office:value="40.6005859375" calcext:value-type="float">
            <text:p>40.6005859375</text:p>
          </table:table-cell>
          <table:table-cell office:value-type="float" office:value="-50.1732491732" calcext:value-type="float">
            <text:p>-50.1732491732</text:p>
          </table:table-cell>
          <table:table-cell office:value-type="float" office:value="67.7734375" calcext:value-type="float">
            <text:p>67.7734375</text:p>
          </table:table-cell>
          <table:table-cell office:value-type="float" office:value="-50.6154919863" calcext:value-type="float">
            <text:p>-50.6154919863</text:p>
          </table:table-cell>
          <table:table-cell office:value-type="float" office:value="67.9541015625" calcext:value-type="float">
            <text:p>67.9541015625</text:p>
          </table:table-cell>
          <table:table-cell office:value-type="float" office:value="1276" calcext:value-type="float">
            <text:p>1276</text:p>
          </table:table-cell>
          <table:table-cell office:value-type="float" office:value="-20.1801712001" calcext:value-type="float">
            <text:p>-20.1801712001</text:p>
          </table:table-cell>
          <table:table-cell office:value-type="float" office:value="-5.0571151985" calcext:value-type="float">
            <text:p>-5.0571151985</text:p>
          </table:table-cell>
          <table:table-cell office:value-type="float" office:value="-19.3440304971" calcext:value-type="float">
            <text:p>-19.3440304971</text:p>
          </table:table-cell>
          <table:table-cell office:value-type="float" office:value="-4.5934163701" calcext:value-type="float">
            <text:p>-4.5934163701</text:p>
          </table:table-cell>
        </table:table-row>
        <table:table-row table:style-name="ro1">
          <table:table-cell office:value-type="float" office:value="-23.3037675321" calcext:value-type="float">
            <text:p>-23.3037675321</text:p>
          </table:table-cell>
          <table:table-cell office:value-type="float" office:value="40.6291852679" calcext:value-type="float">
            <text:p>40.6291852679</text:p>
          </table:table-cell>
          <table:table-cell office:value-type="float" office:value="-50.1761599302" calcext:value-type="float">
            <text:p>-50.1761599302</text:p>
          </table:table-cell>
          <table:table-cell office:value-type="float" office:value="67.7490234375" calcext:value-type="float">
            <text:p>67.7490234375</text:p>
          </table:table-cell>
          <table:table-cell office:value-type="float" office:value="-50.6132972002" calcext:value-type="float">
            <text:p>-50.6132972002</text:p>
          </table:table-cell>
          <table:table-cell office:value-type="float" office:value="67.94921875" calcext:value-type="float">
            <text:p>67.94921875</text:p>
          </table:table-cell>
          <table:table-cell office:value-type="float" office:value="1278" calcext:value-type="float">
            <text:p>1278</text:p>
          </table:table-cell>
          <table:table-cell office:value-type="float" office:value="-20.1815048006" calcext:value-type="float">
            <text:p>-20.1815048006</text:p>
          </table:table-cell>
          <table:table-cell office:value-type="float" office:value="-5.0546950629" calcext:value-type="float">
            <text:p>-5.0546950629</text:p>
          </table:table-cell>
          <table:table-cell office:value-type="float" office:value="-19.3430761937" calcext:value-type="float">
            <text:p>-19.3430761937</text:p>
          </table:table-cell>
          <table:table-cell office:value-type="float" office:value="-4.5929715302" calcext:value-type="float">
            <text:p>-4.5929715302</text:p>
          </table:table-cell>
        </table:table-row>
        <table:table-row table:style-name="ro1">
          <table:table-cell office:value-type="float" office:value="-22.6951784232" calcext:value-type="float">
            <text:p>-22.6951784232</text:p>
          </table:table-cell>
          <table:table-cell office:value-type="float" office:value="40.1422991071" calcext:value-type="float">
            <text:p>40.1422991071</text:p>
          </table:table-cell>
          <table:table-cell office:value-type="float" office:value="-50.1756398916" calcext:value-type="float">
            <text:p>-50.1756398916</text:p>
          </table:table-cell>
          <table:table-cell office:value-type="float" office:value="67.7392578125" calcext:value-type="float">
            <text:p>67.7392578125</text:p>
          </table:table-cell>
          <table:table-cell office:value-type="float" office:value="-50.6222165823" calcext:value-type="float">
            <text:p>-50.6222165823</text:p>
          </table:table-cell>
          <table:table-cell office:value-type="float" office:value="67.96875" calcext:value-type="float">
            <text:p>67.96875</text:p>
          </table:table-cell>
          <table:table-cell office:value-type="float" office:value="1280" calcext:value-type="float">
            <text:p>1280</text:p>
          </table:table-cell>
          <table:table-cell office:value-type="float" office:value="-20.1812665383" calcext:value-type="float">
            <text:p>-20.1812665383</text:p>
          </table:table-cell>
          <table:table-cell office:value-type="float" office:value="-5.0537270087" calcext:value-type="float">
            <text:p>-5.0537270087</text:p>
          </table:table-cell>
          <table:table-cell office:value-type="float" office:value="-19.3469543833" calcext:value-type="float">
            <text:p>-19.3469543833</text:p>
          </table:table-cell>
          <table:table-cell office:value-type="float" office:value="-4.5947508897" calcext:value-type="float">
            <text:p>-4.5947508897</text:p>
          </table:table-cell>
        </table:table-row>
        <table:table-row table:style-name="ro1">
          <table:table-cell office:value-type="float" office:value="-23.4066440127" calcext:value-type="float">
            <text:p>-23.4066440127</text:p>
          </table:table-cell>
          <table:table-cell office:value-type="float" office:value="40.751953125" calcext:value-type="float">
            <text:p>40.751953125</text:p>
          </table:table-cell>
          <table:table-cell office:value-type="float" office:value="-50.1717323303" calcext:value-type="float">
            <text:p>-50.1717323303</text:p>
          </table:table-cell>
          <table:table-cell office:value-type="float" office:value="67.7783203125" calcext:value-type="float">
            <text:p>67.7783203125</text:p>
          </table:table-cell>
          <table:table-cell office:value-type="float" office:value="-50.6132655144" calcext:value-type="float">
            <text:p>-50.6132655144</text:p>
          </table:table-cell>
          <table:table-cell office:value-type="float" office:value="67.96875" calcext:value-type="float">
            <text:p>67.96875</text:p>
          </table:table-cell>
          <table:table-cell office:value-type="float" office:value="1282" calcext:value-type="float">
            <text:p>1282</text:p>
          </table:table-cell>
          <table:table-cell office:value-type="float" office:value="-20.1794762392" calcext:value-type="float">
            <text:p>-20.1794762392</text:p>
          </table:table-cell>
          <table:table-cell office:value-type="float" office:value="-5.0575992256" calcext:value-type="float">
            <text:p>-5.0575992256</text:p>
          </table:table-cell>
          <table:table-cell office:value-type="float" office:value="-19.3430624166" calcext:value-type="float">
            <text:p>-19.3430624166</text:p>
          </table:table-cell>
          <table:table-cell office:value-type="float" office:value="-4.5947508897" calcext:value-type="float">
            <text:p>-4.5947508897</text:p>
          </table:table-cell>
        </table:table-row>
        <table:table-row table:style-name="ro1">
          <table:table-cell office:value-type="float" office:value="-23.8779755456" calcext:value-type="float">
            <text:p>-23.8779755456</text:p>
          </table:table-cell>
          <table:table-cell office:value-type="float" office:value="40.4122488839" calcext:value-type="float">
            <text:p>40.4122488839</text:p>
          </table:table-cell>
          <table:table-cell office:value-type="float" office:value="-50.174127841" calcext:value-type="float">
            <text:p>-50.174127841</text:p>
          </table:table-cell>
          <table:table-cell office:value-type="float" office:value="67.75390625" calcext:value-type="float">
            <text:p>67.75390625</text:p>
          </table:table-cell>
          <table:table-cell office:value-type="float" office:value="-50.62040205" calcext:value-type="float">
            <text:p>-50.62040205</text:p>
          </table:table-cell>
          <table:table-cell office:value-type="float" office:value="67.9638671875" calcext:value-type="float">
            <text:p>67.9638671875</text:p>
          </table:table-cell>
          <table:table-cell office:value-type="float" office:value="1284" calcext:value-type="float">
            <text:p>1284</text:p>
          </table:table-cell>
          <table:table-cell office:value-type="float" office:value="-20.180573773" calcext:value-type="float">
            <text:p>-20.180573773</text:p>
          </table:table-cell>
          <table:table-cell office:value-type="float" office:value="-5.05517909" calcext:value-type="float">
            <text:p>-5.05517909</text:p>
          </table:table-cell>
          <table:table-cell office:value-type="float" office:value="-19.3461654161" calcext:value-type="float">
            <text:p>-19.3461654161</text:p>
          </table:table-cell>
          <table:table-cell office:value-type="float" office:value="-4.5943060498" calcext:value-type="float">
            <text:p>-4.5943060498</text:p>
          </table:table-cell>
        </table:table-row>
        <table:table-row table:style-name="ro1">
          <table:table-cell office:value-type="float" office:value="-23.8506915203" calcext:value-type="float">
            <text:p>-23.8506915203</text:p>
          </table:table-cell>
          <table:table-cell office:value-type="float" office:value="40.6905691964" calcext:value-type="float">
            <text:p>40.6905691964</text:p>
          </table:table-cell>
          <table:table-cell office:value-type="float" office:value="-50.1733969688" calcext:value-type="float">
            <text:p>-50.1733969688</text:p>
          </table:table-cell>
          <table:table-cell office:value-type="float" office:value="67.7490234375" calcext:value-type="float">
            <text:p>67.7490234375</text:p>
          </table:table-cell>
          <table:table-cell office:value-type="float" office:value="-50.6179038048" calcext:value-type="float">
            <text:p>-50.6179038048</text:p>
          </table:table-cell>
          <table:table-cell office:value-type="float" office:value="67.96875" calcext:value-type="float">
            <text:p>67.96875</text:p>
          </table:table-cell>
          <table:table-cell office:value-type="float" office:value="1286" calcext:value-type="float">
            <text:p>1286</text:p>
          </table:table-cell>
          <table:table-cell office:value-type="float" office:value="-20.1802389146" calcext:value-type="float">
            <text:p>-20.1802389146</text:p>
          </table:table-cell>
          <table:table-cell office:value-type="float" office:value="-5.0546950629" calcext:value-type="float">
            <text:p>-5.0546950629</text:p>
          </table:table-cell>
          <table:table-cell office:value-type="float" office:value="-19.3450791672" calcext:value-type="float">
            <text:p>-19.3450791672</text:p>
          </table:table-cell>
          <table:table-cell office:value-type="float" office:value="-4.5947508897" calcext:value-type="float">
            <text:p>-4.5947508897</text:p>
          </table:table-cell>
        </table:table-row>
        <table:table-row table:style-name="ro1">
          <table:table-cell office:value-type="float" office:value="-23.2755030449" calcext:value-type="float">
            <text:p>-23.2755030449</text:p>
          </table:table-cell>
          <table:table-cell office:value-type="float" office:value="40.6689453125" calcext:value-type="float">
            <text:p>40.6689453125</text:p>
          </table:table-cell>
          <table:table-cell office:value-type="float" office:value="-50.1897779465" calcext:value-type="float">
            <text:p>-50.1897779465</text:p>
          </table:table-cell>
          <table:table-cell office:value-type="float" office:value="67.763671875" calcext:value-type="float">
            <text:p>67.763671875</text:p>
          </table:table-cell>
          <table:table-cell office:value-type="float" office:value="-50.6286791801" calcext:value-type="float">
            <text:p>-50.6286791801</text:p>
          </table:table-cell>
          <table:table-cell office:value-type="float" office:value="67.94921875" calcext:value-type="float">
            <text:p>67.94921875</text:p>
          </table:table-cell>
          <table:table-cell office:value-type="float" office:value="1288" calcext:value-type="float">
            <text:p>1288</text:p>
          </table:table-cell>
          <table:table-cell office:value-type="float" office:value="-20.1877440685" calcext:value-type="float">
            <text:p>-20.1877440685</text:p>
          </table:table-cell>
          <table:table-cell office:value-type="float" office:value="-5.0561471442" calcext:value-type="float">
            <text:p>-5.0561471442</text:p>
          </table:table-cell>
          <table:table-cell office:value-type="float" office:value="-19.3497643515" calcext:value-type="float">
            <text:p>-19.3497643515</text:p>
          </table:table-cell>
          <table:table-cell office:value-type="float" office:value="-4.5929715302" calcext:value-type="float">
            <text:p>-4.5929715302</text:p>
          </table:table-cell>
        </table:table-row>
        <table:table-row table:style-name="ro1">
          <table:table-cell office:value-type="float" office:value="-23.626997097" calcext:value-type="float">
            <text:p>-23.626997097</text:p>
          </table:table-cell>
          <table:table-cell office:value-type="float" office:value="40.7107979911" calcext:value-type="float">
            <text:p>40.7107979911</text:p>
          </table:table-cell>
          <table:table-cell office:value-type="float" office:value="-50.1878952265" calcext:value-type="float">
            <text:p>-50.1878952265</text:p>
          </table:table-cell>
          <table:table-cell office:value-type="float" office:value="67.744140625" calcext:value-type="float">
            <text:p>67.744140625</text:p>
          </table:table-cell>
          <table:table-cell office:value-type="float" office:value="-50.6261852264" calcext:value-type="float">
            <text:p>-50.6261852264</text:p>
          </table:table-cell>
          <table:table-cell office:value-type="float" office:value="67.9833984375" calcext:value-type="float">
            <text:p>67.9833984375</text:p>
          </table:table-cell>
          <table:table-cell office:value-type="float" office:value="1289" calcext:value-type="float">
            <text:p>1289</text:p>
          </table:table-cell>
          <table:table-cell office:value-type="float" office:value="-20.1868814763" calcext:value-type="float">
            <text:p>-20.1868814763</text:p>
          </table:table-cell>
          <table:table-cell office:value-type="float" office:value="-5.0542110358" calcext:value-type="float">
            <text:p>-5.0542110358</text:p>
          </table:table-cell>
          <table:table-cell office:value-type="float" office:value="-19.3486799686" calcext:value-type="float">
            <text:p>-19.3486799686</text:p>
          </table:table-cell>
          <table:table-cell office:value-type="float" office:value="-4.5960854093" calcext:value-type="float">
            <text:p>-4.5960854093</text:p>
          </table:table-cell>
        </table:table-row>
        <table:table-row table:style-name="ro1">
          <table:table-cell office:value-type="float" office:value="-23.8973131303" calcext:value-type="float">
            <text:p>-23.8973131303</text:p>
          </table:table-cell>
          <table:table-cell office:value-type="float" office:value="40.5894252232" calcext:value-type="float">
            <text:p>40.5894252232</text:p>
          </table:table-cell>
          <table:table-cell office:value-type="float" office:value="-50.196112752" calcext:value-type="float">
            <text:p>-50.196112752</text:p>
          </table:table-cell>
          <table:table-cell office:value-type="float" office:value="67.7734375" calcext:value-type="float">
            <text:p>67.7734375</text:p>
          </table:table-cell>
          <table:table-cell office:value-type="float" office:value="-50.6397904396" calcext:value-type="float">
            <text:p>-50.6397904396</text:p>
          </table:table-cell>
          <table:table-cell office:value-type="float" office:value="67.98828125" calcext:value-type="float">
            <text:p>67.98828125</text:p>
          </table:table-cell>
          <table:table-cell office:value-type="float" office:value="1291" calcext:value-type="float">
            <text:p>1291</text:p>
          </table:table-cell>
          <table:table-cell office:value-type="float" office:value="-20.1906464404" calcext:value-type="float">
            <text:p>-20.1906464404</text:p>
          </table:table-cell>
          <table:table-cell office:value-type="float" office:value="-5.0571151985" calcext:value-type="float">
            <text:p>-5.0571151985</text:p>
          </table:table-cell>
          <table:table-cell office:value-type="float" office:value="-19.3545955798" calcext:value-type="float">
            <text:p>-19.3545955798</text:p>
          </table:table-cell>
          <table:table-cell office:value-type="float" office:value="-4.5965302491" calcext:value-type="float">
            <text:p>-4.5965302491</text:p>
          </table:table-cell>
        </table:table-row>
        <table:table-row table:style-name="ro1">
          <table:table-cell office:value-type="float" office:value="-23.3684428023" calcext:value-type="float">
            <text:p>-23.3684428023</text:p>
          </table:table-cell>
          <table:table-cell office:value-type="float" office:value="40.8363560268" calcext:value-type="float">
            <text:p>40.8363560268</text:p>
          </table:table-cell>
          <table:table-cell office:value-type="float" office:value="-50.195438385" calcext:value-type="float">
            <text:p>-50.195438385</text:p>
          </table:table-cell>
          <table:table-cell office:value-type="float" office:value="67.783203125" calcext:value-type="float">
            <text:p>67.783203125</text:p>
          </table:table-cell>
          <table:table-cell office:value-type="float" office:value="-50.640024209" calcext:value-type="float">
            <text:p>-50.640024209</text:p>
          </table:table-cell>
          <table:table-cell office:value-type="float" office:value="67.98828125" calcext:value-type="float">
            <text:p>67.98828125</text:p>
          </table:table-cell>
          <table:table-cell office:value-type="float" office:value="1293" calcext:value-type="float">
            <text:p>1293</text:p>
          </table:table-cell>
          <table:table-cell office:value-type="float" office:value="-20.1903374706" calcext:value-type="float">
            <text:p>-20.1903374706</text:p>
          </table:table-cell>
          <table:table-cell office:value-type="float" office:value="-5.0580832527" calcext:value-type="float">
            <text:p>-5.0580832527</text:p>
          </table:table-cell>
          <table:table-cell office:value-type="float" office:value="-19.3546972238" calcext:value-type="float">
            <text:p>-19.3546972238</text:p>
          </table:table-cell>
          <table:table-cell office:value-type="float" office:value="-4.5965302491" calcext:value-type="float">
            <text:p>-4.5965302491</text:p>
          </table:table-cell>
        </table:table-row>
        <table:table-row table:style-name="ro1">
          <table:table-cell office:value-type="float" office:value="-23.12556558" calcext:value-type="float">
            <text:p>-23.12556558</text:p>
          </table:table-cell>
          <table:table-cell office:value-type="float" office:value="40.1743861607" calcext:value-type="float">
            <text:p>40.1743861607</text:p>
          </table:table-cell>
          <table:table-cell office:value-type="float" office:value="-50.1946648359" calcext:value-type="float">
            <text:p>-50.1946648359</text:p>
          </table:table-cell>
          <table:table-cell office:value-type="float" office:value="67.8076171875" calcext:value-type="float">
            <text:p>67.8076171875</text:p>
          </table:table-cell>
          <table:table-cell office:value-type="float" office:value="-50.6415003777" calcext:value-type="float">
            <text:p>-50.6415003777</text:p>
          </table:table-cell>
          <table:table-cell office:value-type="float" office:value="67.998046875" calcext:value-type="float">
            <text:p>67.998046875</text:p>
          </table:table-cell>
          <table:table-cell office:value-type="float" office:value="1295" calcext:value-type="float">
            <text:p>1295</text:p>
          </table:table-cell>
          <table:table-cell office:value-type="float" office:value="-20.1899830592" calcext:value-type="float">
            <text:p>-20.1899830592</text:p>
          </table:table-cell>
          <table:table-cell office:value-type="float" office:value="-5.0605033882" calcext:value-type="float">
            <text:p>-5.0605033882</text:p>
          </table:table-cell>
          <table:table-cell office:value-type="float" office:value="-19.3553390689" calcext:value-type="float">
            <text:p>-19.3553390689</text:p>
          </table:table-cell>
          <table:table-cell office:value-type="float" office:value="-4.5974199288" calcext:value-type="float">
            <text:p>-4.5974199288</text:p>
          </table:table-cell>
        </table:table-row>
        <table:table-row table:style-name="ro1">
          <table:table-cell office:value-type="float" office:value="-23.8080024153" calcext:value-type="float">
            <text:p>-23.8080024153</text:p>
          </table:table-cell>
          <table:table-cell office:value-type="float" office:value="40.8286830357" calcext:value-type="float">
            <text:p>40.8286830357</text:p>
          </table:table-cell>
          <table:table-cell office:value-type="float" office:value="-50.1882777929" calcext:value-type="float">
            <text:p>-50.1882777929</text:p>
          </table:table-cell>
          <table:table-cell office:value-type="float" office:value="67.763671875" calcext:value-type="float">
            <text:p>67.763671875</text:p>
          </table:table-cell>
          <table:table-cell office:value-type="float" office:value="-50.6348445654" calcext:value-type="float">
            <text:p>-50.6348445654</text:p>
          </table:table-cell>
          <table:table-cell office:value-type="float" office:value="67.94921875" calcext:value-type="float">
            <text:p>67.94921875</text:p>
          </table:table-cell>
          <table:table-cell office:value-type="float" office:value="1297" calcext:value-type="float">
            <text:p>1297</text:p>
          </table:table-cell>
          <table:table-cell office:value-type="float" office:value="-20.187056754" calcext:value-type="float">
            <text:p>-20.187056754</text:p>
          </table:table-cell>
          <table:table-cell office:value-type="float" office:value="-5.0561471442" calcext:value-type="float">
            <text:p>-5.0561471442</text:p>
          </table:table-cell>
          <table:table-cell office:value-type="float" office:value="-19.3524450902" calcext:value-type="float">
            <text:p>-19.3524450902</text:p>
          </table:table-cell>
          <table:table-cell office:value-type="float" office:value="-4.5929715302" calcext:value-type="float">
            <text:p>-4.5929715302</text:p>
          </table:table-cell>
        </table:table-row>
        <table:table-row table:style-name="ro1">
          <table:table-cell office:value-type="float" office:value="-23.6879121453" calcext:value-type="float">
            <text:p>-23.6879121453</text:p>
          </table:table-cell>
          <table:table-cell office:value-type="float" office:value="40.5475725446" calcext:value-type="float">
            <text:p>40.5475725446</text:p>
          </table:table-cell>
          <table:table-cell office:value-type="float" office:value="-50.1886286259" calcext:value-type="float">
            <text:p>-50.1886286259</text:p>
          </table:table-cell>
          <table:table-cell office:value-type="float" office:value="67.7685546875" calcext:value-type="float">
            <text:p>67.7685546875</text:p>
          </table:table-cell>
          <table:table-cell office:value-type="float" office:value="-50.6262918234" calcext:value-type="float">
            <text:p>-50.6262918234</text:p>
          </table:table-cell>
          <table:table-cell office:value-type="float" office:value="67.998046875" calcext:value-type="float">
            <text:p>67.998046875</text:p>
          </table:table-cell>
          <table:table-cell office:value-type="float" office:value="1299" calcext:value-type="float">
            <text:p>1299</text:p>
          </table:table-cell>
          <table:table-cell office:value-type="float" office:value="-20.1872174926" calcext:value-type="float">
            <text:p>-20.1872174926</text:p>
          </table:table-cell>
          <table:table-cell office:value-type="float" office:value="-5.0566311713" calcext:value-type="float">
            <text:p>-5.0566311713</text:p>
          </table:table-cell>
          <table:table-cell office:value-type="float" office:value="-19.3487263175" calcext:value-type="float">
            <text:p>-19.3487263175</text:p>
          </table:table-cell>
          <table:table-cell office:value-type="float" office:value="-4.5974199288" calcext:value-type="float">
            <text:p>-4.5974199288</text:p>
          </table:table-cell>
        </table:table-row>
        <table:table-row table:style-name="ro1">
          <table:table-cell office:value-type="float" office:value="-23.7477231703" calcext:value-type="float">
            <text:p>-23.7477231703</text:p>
          </table:table-cell>
          <table:table-cell office:value-type="float" office:value="40.7554408482" calcext:value-type="float">
            <text:p>40.7554408482</text:p>
          </table:table-cell>
          <table:table-cell office:value-type="float" office:value="-50.1836243153" calcext:value-type="float">
            <text:p>-50.1836243153</text:p>
          </table:table-cell>
          <table:table-cell office:value-type="float" office:value="67.783203125" calcext:value-type="float">
            <text:p>67.783203125</text:p>
          </table:table-cell>
          <table:table-cell office:value-type="float" office:value="-50.6239619017" calcext:value-type="float">
            <text:p>-50.6239619017</text:p>
          </table:table-cell>
          <table:table-cell office:value-type="float" office:value="67.96875" calcext:value-type="float">
            <text:p>67.96875</text:p>
          </table:table-cell>
          <table:table-cell office:value-type="float" office:value="1301" calcext:value-type="float">
            <text:p>1301</text:p>
          </table:table-cell>
          <table:table-cell office:value-type="float" office:value="-20.1849247038" calcext:value-type="float">
            <text:p>-20.1849247038</text:p>
          </table:table-cell>
          <table:table-cell office:value-type="float" office:value="-5.0580832527" calcext:value-type="float">
            <text:p>-5.0580832527</text:p>
          </table:table-cell>
          <table:table-cell office:value-type="float" office:value="-19.3477132565" calcext:value-type="float">
            <text:p>-19.3477132565</text:p>
          </table:table-cell>
          <table:table-cell office:value-type="float" office:value="-4.5947508897" calcext:value-type="float">
            <text:p>-4.5947508897</text:p>
          </table:table-cell>
        </table:table-row>
        <table:table-row table:style-name="ro1">
          <table:table-cell office:value-type="float" office:value="-23.5222070102" calcext:value-type="float">
            <text:p>-23.5222070102</text:p>
          </table:table-cell>
          <table:table-cell office:value-type="float" office:value="40.6731305804" calcext:value-type="float">
            <text:p>40.6731305804</text:p>
          </table:table-cell>
          <table:table-cell office:value-type="float" office:value="-50.190273118" calcext:value-type="float">
            <text:p>-50.190273118</text:p>
          </table:table-cell>
          <table:table-cell office:value-type="float" office:value="67.7783203125" calcext:value-type="float">
            <text:p>67.7783203125</text:p>
          </table:table-cell>
          <table:table-cell office:value-type="float" office:value="-50.6278784752" calcext:value-type="float">
            <text:p>-50.6278784752</text:p>
          </table:table-cell>
          <table:table-cell office:value-type="float" office:value="67.96875" calcext:value-type="float">
            <text:p>67.96875</text:p>
          </table:table-cell>
          <table:table-cell office:value-type="float" office:value="1303" calcext:value-type="float">
            <text:p>1303</text:p>
          </table:table-cell>
          <table:table-cell office:value-type="float" office:value="-20.1879709376" calcext:value-type="float">
            <text:p>-20.1879709376</text:p>
          </table:table-cell>
          <table:table-cell office:value-type="float" office:value="-5.0575992256" calcext:value-type="float">
            <text:p>-5.0575992256</text:p>
          </table:table-cell>
          <table:table-cell office:value-type="float" office:value="-19.3494162012" calcext:value-type="float">
            <text:p>-19.3494162012</text:p>
          </table:table-cell>
          <table:table-cell office:value-type="float" office:value="-4.5947508897" calcext:value-type="float">
            <text:p>-4.5947508897</text:p>
          </table:table-cell>
        </table:table-row>
        <table:table-row table:style-name="ro1">
          <table:table-cell office:value-type="float" office:value="-23.3425818256" calcext:value-type="float">
            <text:p>-23.3425818256</text:p>
          </table:table-cell>
          <table:table-cell office:value-type="float" office:value="40.4066685268" calcext:value-type="float">
            <text:p>40.4066685268</text:p>
          </table:table-cell>
          <table:table-cell office:value-type="float" office:value="-50.1899981499" calcext:value-type="float">
            <text:p>-50.1899981499</text:p>
          </table:table-cell>
          <table:table-cell office:value-type="float" office:value="67.783203125" calcext:value-type="float">
            <text:p>67.783203125</text:p>
          </table:table-cell>
          <table:table-cell office:value-type="float" office:value="-50.6207741976" calcext:value-type="float">
            <text:p>-50.6207741976</text:p>
          </table:table-cell>
          <table:table-cell office:value-type="float" office:value="67.9736328125" calcext:value-type="float">
            <text:p>67.9736328125</text:p>
          </table:table-cell>
          <table:table-cell office:value-type="float" office:value="1305" calcext:value-type="float">
            <text:p>1305</text:p>
          </table:table-cell>
          <table:table-cell office:value-type="float" office:value="-20.1878449575" calcext:value-type="float">
            <text:p>-20.1878449575</text:p>
          </table:table-cell>
          <table:table-cell office:value-type="float" office:value="-5.0580832527" calcext:value-type="float">
            <text:p>-5.0580832527</text:p>
          </table:table-cell>
          <table:table-cell office:value-type="float" office:value="-19.3463272276" calcext:value-type="float">
            <text:p>-19.3463272276</text:p>
          </table:table-cell>
          <table:table-cell office:value-type="float" office:value="-4.5951957295" calcext:value-type="float">
            <text:p>-4.5951957295</text:p>
          </table:table-cell>
        </table:table-row>
        <table:table-row table:style-name="ro1">
          <table:table-cell office:value-type="float" office:value="-23.7028897583" calcext:value-type="float">
            <text:p>-23.7028897583</text:p>
          </table:table-cell>
          <table:table-cell office:value-type="float" office:value="40.6710379464" calcext:value-type="float">
            <text:p>40.6710379464</text:p>
          </table:table-cell>
          <table:table-cell office:value-type="float" office:value="-50.191847682" calcext:value-type="float">
            <text:p>-50.191847682</text:p>
          </table:table-cell>
          <table:table-cell office:value-type="float" office:value="67.802734375" calcext:value-type="float">
            <text:p>67.802734375</text:p>
          </table:table-cell>
          <table:table-cell office:value-type="float" office:value="-50.6232488394" calcext:value-type="float">
            <text:p>-50.6232488394</text:p>
          </table:table-cell>
          <table:table-cell office:value-type="float" office:value="67.9931640625" calcext:value-type="float">
            <text:p>67.9931640625</text:p>
          </table:table-cell>
          <table:table-cell office:value-type="float" office:value="1307" calcext:value-type="float">
            <text:p>1307</text:p>
          </table:table-cell>
          <table:table-cell office:value-type="float" office:value="-20.1886923442" calcext:value-type="float">
            <text:p>-20.1886923442</text:p>
          </table:table-cell>
          <table:table-cell office:value-type="float" office:value="-5.0600193611" calcext:value-type="float">
            <text:p>-5.0600193611</text:p>
          </table:table-cell>
          <table:table-cell office:value-type="float" office:value="-19.3474032136" calcext:value-type="float">
            <text:p>-19.3474032136</text:p>
          </table:table-cell>
          <table:table-cell office:value-type="float" office:value="-4.596975089" calcext:value-type="float">
            <text:p>-4.596975089</text:p>
          </table:table-cell>
        </table:table-row>
        <table:table-row table:style-name="ro1">
          <table:table-cell office:value-type="float" office:value="-23.8417427072" calcext:value-type="float">
            <text:p>-23.8417427072</text:p>
          </table:table-cell>
          <table:table-cell office:value-type="float" office:value="40.7512555804" calcext:value-type="float">
            <text:p>40.7512555804</text:p>
          </table:table-cell>
          <table:table-cell office:value-type="float" office:value="-50.1831417561" calcext:value-type="float">
            <text:p>-50.1831417561</text:p>
          </table:table-cell>
          <table:table-cell office:value-type="float" office:value="67.802734375" calcext:value-type="float">
            <text:p>67.802734375</text:p>
          </table:table-cell>
          <table:table-cell office:value-type="float" office:value="-50.6245198488" calcext:value-type="float">
            <text:p>-50.6245198488</text:p>
          </table:table-cell>
          <table:table-cell office:value-type="float" office:value="67.9638671875" calcext:value-type="float">
            <text:p>67.9638671875</text:p>
          </table:table-cell>
          <table:table-cell office:value-type="float" office:value="1308" calcext:value-type="float">
            <text:p>1308</text:p>
          </table:table-cell>
          <table:table-cell office:value-type="float" office:value="-20.1847036132" calcext:value-type="float">
            <text:p>-20.1847036132</text:p>
          </table:table-cell>
          <table:table-cell office:value-type="float" office:value="-5.0600193611" calcext:value-type="float">
            <text:p>-5.0600193611</text:p>
          </table:table-cell>
          <table:table-cell office:value-type="float" office:value="-19.3479558545" calcext:value-type="float">
            <text:p>-19.3479558545</text:p>
          </table:table-cell>
          <table:table-cell office:value-type="float" office:value="-4.5943060498" calcext:value-type="float">
            <text:p>-4.5943060498</text:p>
          </table:table-cell>
        </table:table-row>
        <table:table-row table:style-name="ro1">
          <table:table-cell office:value-type="float" office:value="-24.0512077672" calcext:value-type="float">
            <text:p>-24.0512077672</text:p>
          </table:table-cell>
          <table:table-cell office:value-type="float" office:value="40.5029296875" calcext:value-type="float">
            <text:p>40.5029296875</text:p>
          </table:table-cell>
          <table:table-cell office:value-type="float" office:value="-50.1948363066" calcext:value-type="float">
            <text:p>-50.1948363066</text:p>
          </table:table-cell>
          <table:table-cell office:value-type="float" office:value="67.822265625" calcext:value-type="float">
            <text:p>67.822265625</text:p>
          </table:table-cell>
          <table:table-cell office:value-type="float" office:value="-50.6225607872" calcext:value-type="float">
            <text:p>-50.6225607872</text:p>
          </table:table-cell>
          <table:table-cell office:value-type="float" office:value="67.9931640625" calcext:value-type="float">
            <text:p>67.9931640625</text:p>
          </table:table-cell>
          <table:table-cell office:value-type="float" office:value="1310" calcext:value-type="float">
            <text:p>1310</text:p>
          </table:table-cell>
          <table:table-cell office:value-type="float" office:value="-20.1900616207" calcext:value-type="float">
            <text:p>-20.1900616207</text:p>
          </table:table-cell>
          <table:table-cell office:value-type="float" office:value="-5.0619554695" calcext:value-type="float">
            <text:p>-5.0619554695</text:p>
          </table:table-cell>
          <table:table-cell office:value-type="float" office:value="-19.3471040453" calcext:value-type="float">
            <text:p>-19.3471040453</text:p>
          </table:table-cell>
          <table:table-cell office:value-type="float" office:value="-4.596975089" calcext:value-type="float">
            <text:p>-4.596975089</text:p>
          </table:table-cell>
        </table:table-row>
        <table:table-row table:style-name="ro1">
          <table:table-cell office:value-type="float" office:value="-23.9390668175" calcext:value-type="float">
            <text:p>-23.9390668175</text:p>
          </table:table-cell>
          <table:table-cell office:value-type="float" office:value="40.6940569196" calcext:value-type="float">
            <text:p>40.6940569196</text:p>
          </table:table-cell>
          <table:table-cell office:value-type="float" office:value="-50.1743673325" calcext:value-type="float">
            <text:p>-50.1743673325</text:p>
          </table:table-cell>
          <table:table-cell office:value-type="float" office:value="67.7587890625" calcext:value-type="float">
            <text:p>67.7587890625</text:p>
          </table:table-cell>
          <table:table-cell office:value-type="float" office:value="-50.6233080864" calcext:value-type="float">
            <text:p>-50.6233080864</text:p>
          </table:table-cell>
          <table:table-cell office:value-type="float" office:value="67.9736328125" calcext:value-type="float">
            <text:p>67.9736328125</text:p>
          </table:table-cell>
          <table:table-cell office:value-type="float" office:value="1312" calcext:value-type="float">
            <text:p>1312</text:p>
          </table:table-cell>
          <table:table-cell office:value-type="float" office:value="-20.180683499" calcext:value-type="float">
            <text:p>-20.180683499</text:p>
          </table:table-cell>
          <table:table-cell office:value-type="float" office:value="-5.0556631171" calcext:value-type="float">
            <text:p>-5.0556631171</text:p>
          </table:table-cell>
          <table:table-cell office:value-type="float" office:value="-19.3474289745" calcext:value-type="float">
            <text:p>-19.3474289745</text:p>
          </table:table-cell>
          <table:table-cell office:value-type="float" office:value="-4.5951957295" calcext:value-type="float">
            <text:p>-4.5951957295</text:p>
          </table:table-cell>
        </table:table-row>
        <table:table-row table:style-name="ro1">
          <table:table-cell office:value-type="float" office:value="-23.943993138" calcext:value-type="float">
            <text:p>-23.943993138</text:p>
          </table:table-cell>
          <table:table-cell office:value-type="float" office:value="40.6821986607" calcext:value-type="float">
            <text:p>40.6821986607</text:p>
          </table:table-cell>
          <table:table-cell office:value-type="float" office:value="-50.1821573973" calcext:value-type="float">
            <text:p>-50.1821573973</text:p>
          </table:table-cell>
          <table:table-cell office:value-type="float" office:value="67.7880859375" calcext:value-type="float">
            <text:p>67.7880859375</text:p>
          </table:table-cell>
          <table:table-cell office:value-type="float" office:value="-50.6250554323" calcext:value-type="float">
            <text:p>-50.6250554323</text:p>
          </table:table-cell>
          <table:table-cell office:value-type="float" office:value="67.98828125" calcext:value-type="float">
            <text:p>67.98828125</text:p>
          </table:table-cell>
          <table:table-cell office:value-type="float" office:value="1314" calcext:value-type="float">
            <text:p>1314</text:p>
          </table:table-cell>
          <table:table-cell office:value-type="float" office:value="-20.1842526166" calcext:value-type="float">
            <text:p>-20.1842526166</text:p>
          </table:table-cell>
          <table:table-cell office:value-type="float" office:value="-5.0585672798" calcext:value-type="float">
            <text:p>-5.0585672798</text:p>
          </table:table-cell>
          <table:table-cell office:value-type="float" office:value="-19.3481887288" calcext:value-type="float">
            <text:p>-19.3481887288</text:p>
          </table:table-cell>
          <table:table-cell office:value-type="float" office:value="-4.5965302491" calcext:value-type="float">
            <text:p>-4.5965302491</text:p>
          </table:table-cell>
        </table:table-row>
        <table:table-row table:style-name="ro1">
          <table:table-cell office:value-type="float" office:value="-23.62589842" calcext:value-type="float">
            <text:p>-23.62589842</text:p>
          </table:table-cell>
          <table:table-cell office:value-type="float" office:value="40.5691964286" calcext:value-type="float">
            <text:p>40.5691964286</text:p>
          </table:table-cell>
          <table:table-cell office:value-type="float" office:value="-50.1759994984" calcext:value-type="float">
            <text:p>-50.1759994984</text:p>
          </table:table-cell>
          <table:table-cell office:value-type="float" office:value="67.75390625" calcext:value-type="float">
            <text:p>67.75390625</text:p>
          </table:table-cell>
          <table:table-cell office:value-type="float" office:value="-50.6222464085" calcext:value-type="float">
            <text:p>-50.6222464085</text:p>
          </table:table-cell>
          <table:table-cell office:value-type="float" office:value="67.94921875" calcext:value-type="float">
            <text:p>67.94921875</text:p>
          </table:table-cell>
          <table:table-cell office:value-type="float" office:value="1316" calcext:value-type="float">
            <text:p>1316</text:p>
          </table:table-cell>
          <table:table-cell office:value-type="float" office:value="-20.1814312967" calcext:value-type="float">
            <text:p>-20.1814312967</text:p>
          </table:table-cell>
          <table:table-cell office:value-type="float" office:value="-5.05517909" calcext:value-type="float">
            <text:p>-5.05517909</text:p>
          </table:table-cell>
          <table:table-cell office:value-type="float" office:value="-19.3469673519" calcext:value-type="float">
            <text:p>-19.3469673519</text:p>
          </table:table-cell>
          <table:table-cell office:value-type="float" office:value="-4.5929715302" calcext:value-type="float">
            <text:p>-4.5929715302</text:p>
          </table:table-cell>
        </table:table-row>
        <table:table-row table:style-name="ro1">
          <table:table-cell office:value-type="float" office:value="-23.7406327631" calcext:value-type="float">
            <text:p>-23.7406327631</text:p>
          </table:table-cell>
          <table:table-cell office:value-type="float" office:value="40.7017299107" calcext:value-type="float">
            <text:p>40.7017299107</text:p>
          </table:table-cell>
          <table:table-cell office:value-type="float" office:value="-50.1739294052" calcext:value-type="float">
            <text:p>-50.1739294052</text:p>
          </table:table-cell>
          <table:table-cell office:value-type="float" office:value="67.7734375" calcext:value-type="float">
            <text:p>67.7734375</text:p>
          </table:table-cell>
          <table:table-cell office:value-type="float" office:value="-50.6116755486" calcext:value-type="float">
            <text:p>-50.6116755486</text:p>
          </table:table-cell>
          <table:table-cell office:value-type="float" office:value="67.939453125" calcext:value-type="float">
            <text:p>67.939453125</text:p>
          </table:table-cell>
          <table:table-cell office:value-type="float" office:value="1318" calcext:value-type="float">
            <text:p>1318</text:p>
          </table:table-cell>
          <table:table-cell office:value-type="float" office:value="-20.1804828571" calcext:value-type="float">
            <text:p>-20.1804828571</text:p>
          </table:table-cell>
          <table:table-cell office:value-type="float" office:value="-5.0571151985" calcext:value-type="float">
            <text:p>-5.0571151985</text:p>
          </table:table-cell>
          <table:table-cell office:value-type="float" office:value="-19.3423710919" calcext:value-type="float">
            <text:p>-19.3423710919</text:p>
          </table:table-cell>
          <table:table-cell office:value-type="float" office:value="-4.5920818505" calcext:value-type="float">
            <text:p>-4.5920818505</text:p>
          </table:table-cell>
        </table:table-row>
        <table:table-row table:style-name="ro1">
          <table:table-cell office:value-type="float" office:value="-23.3582203903" calcext:value-type="float">
            <text:p>-23.3582203903</text:p>
          </table:table-cell>
          <table:table-cell office:value-type="float" office:value="40.52734375" calcext:value-type="float">
            <text:p>40.52734375</text:p>
          </table:table-cell>
          <table:table-cell office:value-type="float" office:value="-50.1712721586" calcext:value-type="float">
            <text:p>-50.1712721586</text:p>
          </table:table-cell>
          <table:table-cell office:value-type="float" office:value="67.7734375" calcext:value-type="float">
            <text:p>67.7734375</text:p>
          </table:table-cell>
          <table:table-cell office:value-type="float" office:value="-50.6126242638" calcext:value-type="float">
            <text:p>-50.6126242638</text:p>
          </table:table-cell>
          <table:table-cell office:value-type="float" office:value="67.9736328125" calcext:value-type="float">
            <text:p>67.9736328125</text:p>
          </table:table-cell>
          <table:table-cell office:value-type="float" office:value="1320" calcext:value-type="float">
            <text:p>1320</text:p>
          </table:table-cell>
          <table:table-cell office:value-type="float" office:value="-20.1792654056" calcext:value-type="float">
            <text:p>-20.1792654056</text:p>
          </table:table-cell>
          <table:table-cell office:value-type="float" office:value="-5.0571151985" calcext:value-type="float">
            <text:p>-5.0571151985</text:p>
          </table:table-cell>
          <table:table-cell office:value-type="float" office:value="-19.3427835978" calcext:value-type="float">
            <text:p>-19.3427835978</text:p>
          </table:table-cell>
          <table:table-cell office:value-type="float" office:value="-4.5951957295" calcext:value-type="float">
            <text:p>-4.5951957295</text:p>
          </table:table-cell>
        </table:table-row>
        <table:table-row table:style-name="ro1">
          <table:table-cell office:value-type="float" office:value="-23.9153131012" calcext:value-type="float">
            <text:p>-23.9153131012</text:p>
          </table:table-cell>
          <table:table-cell office:value-type="float" office:value="40.9709821429" calcext:value-type="float">
            <text:p>40.9709821429</text:p>
          </table:table-cell>
          <table:table-cell office:value-type="float" office:value="-50.1725798845" calcext:value-type="float">
            <text:p>-50.1725798845</text:p>
          </table:table-cell>
          <table:table-cell office:value-type="float" office:value="67.7685546875" calcext:value-type="float">
            <text:p>67.7685546875</text:p>
          </table:table-cell>
          <table:table-cell office:value-type="float" office:value="-50.6128246784" calcext:value-type="float">
            <text:p>-50.6128246784</text:p>
          </table:table-cell>
          <table:table-cell office:value-type="float" office:value="67.958984375" calcext:value-type="float">
            <text:p>67.958984375</text:p>
          </table:table-cell>
          <table:table-cell office:value-type="float" office:value="1322" calcext:value-type="float">
            <text:p>1322</text:p>
          </table:table-cell>
          <table:table-cell office:value-type="float" office:value="-20.179864557" calcext:value-type="float">
            <text:p>-20.179864557</text:p>
          </table:table-cell>
          <table:table-cell office:value-type="float" office:value="-5.0566311713" calcext:value-type="float">
            <text:p>-5.0566311713</text:p>
          </table:table-cell>
          <table:table-cell office:value-type="float" office:value="-19.342870739" calcext:value-type="float">
            <text:p>-19.342870739</text:p>
          </table:table-cell>
          <table:table-cell office:value-type="float" office:value="-4.59386121" calcext:value-type="float">
            <text:p>-4.59386121</text:p>
          </table:table-cell>
        </table:table-row>
        <table:table-row table:style-name="ro1">
          <table:table-cell office:value-type="float" office:value="-23.1488257217" calcext:value-type="float">
            <text:p>-23.1488257217</text:p>
          </table:table-cell>
          <table:table-cell office:value-type="float" office:value="40.6954520089" calcext:value-type="float">
            <text:p>40.6954520089</text:p>
          </table:table-cell>
          <table:table-cell office:value-type="float" office:value="-50.1913159847" calcext:value-type="float">
            <text:p>-50.1913159847</text:p>
          </table:table-cell>
          <table:table-cell office:value-type="float" office:value="67.7783203125" calcext:value-type="float">
            <text:p>67.7783203125</text:p>
          </table:table-cell>
          <table:table-cell office:value-type="float" office:value="-50.6240932941" calcext:value-type="float">
            <text:p>-50.6240932941</text:p>
          </table:table-cell>
          <table:table-cell office:value-type="float" office:value="67.98828125" calcext:value-type="float">
            <text:p>67.98828125</text:p>
          </table:table-cell>
          <table:table-cell office:value-type="float" office:value="1324" calcext:value-type="float">
            <text:p>1324</text:p>
          </table:table-cell>
          <table:table-cell office:value-type="float" office:value="-20.1884487403" calcext:value-type="float">
            <text:p>-20.1884487403</text:p>
          </table:table-cell>
          <table:table-cell office:value-type="float" office:value="-5.0575992256" calcext:value-type="float">
            <text:p>-5.0575992256</text:p>
          </table:table-cell>
          <table:table-cell office:value-type="float" office:value="-19.3477703865" calcext:value-type="float">
            <text:p>-19.3477703865</text:p>
          </table:table-cell>
          <table:table-cell office:value-type="float" office:value="-4.5965302491" calcext:value-type="float">
            <text:p>-4.5965302491</text:p>
          </table:table-cell>
        </table:table-row>
        <table:table-row table:style-name="ro1">
          <table:table-cell office:value-type="float" office:value="-24.2002654544" calcext:value-type="float">
            <text:p>-24.2002654544</text:p>
          </table:table-cell>
          <table:table-cell office:value-type="float" office:value="40.6417410714" calcext:value-type="float">
            <text:p>40.6417410714</text:p>
          </table:table-cell>
          <table:table-cell office:value-type="float" office:value="-50.1753136396" calcext:value-type="float">
            <text:p>-50.1753136396</text:p>
          </table:table-cell>
          <table:table-cell office:value-type="float" office:value="67.7734375" calcext:value-type="float">
            <text:p>67.7734375</text:p>
          </table:table-cell>
          <table:table-cell office:value-type="float" office:value="-50.6252978086" calcext:value-type="float">
            <text:p>-50.6252978086</text:p>
          </table:table-cell>
          <table:table-cell office:value-type="float" office:value="68.0029296875" calcext:value-type="float">
            <text:p>68.0029296875</text:p>
          </table:table-cell>
          <table:table-cell office:value-type="float" office:value="1326" calcext:value-type="float">
            <text:p>1326</text:p>
          </table:table-cell>
          <table:table-cell office:value-type="float" office:value="-20.1811170617" calcext:value-type="float">
            <text:p>-20.1811170617</text:p>
          </table:table-cell>
          <table:table-cell office:value-type="float" office:value="-5.0571151985" calcext:value-type="float">
            <text:p>-5.0571151985</text:p>
          </table:table-cell>
          <table:table-cell office:value-type="float" office:value="-19.3482941152" calcext:value-type="float">
            <text:p>-19.3482941152</text:p>
          </table:table-cell>
          <table:table-cell office:value-type="float" office:value="-4.5978647687" calcext:value-type="float">
            <text:p>-4.5978647687</text:p>
          </table:table-cell>
        </table:table-row>
        <table:table-row table:style-name="ro1">
          <table:table-cell office:value-type="float" office:value="-24.4258980679" calcext:value-type="float">
            <text:p>-24.4258980679</text:p>
          </table:table-cell>
          <table:table-cell office:value-type="float" office:value="40.8803013393" calcext:value-type="float">
            <text:p>40.8803013393</text:p>
          </table:table-cell>
          <table:table-cell office:value-type="float" office:value="-50.1871431828" calcext:value-type="float">
            <text:p>-50.1871431828</text:p>
          </table:table-cell>
          <table:table-cell office:value-type="float" office:value="67.7978515625" calcext:value-type="float">
            <text:p>67.7978515625</text:p>
          </table:table-cell>
          <table:table-cell office:value-type="float" office:value="-50.6226926804" calcext:value-type="float">
            <text:p>-50.6226926804</text:p>
          </table:table-cell>
          <table:table-cell office:value-type="float" office:value="67.9736328125" calcext:value-type="float">
            <text:p>67.9736328125</text:p>
          </table:table-cell>
          <table:table-cell office:value-type="float" office:value="1327" calcext:value-type="float">
            <text:p>1327</text:p>
          </table:table-cell>
          <table:table-cell office:value-type="float" office:value="-20.1865369179" calcext:value-type="float">
            <text:p>-20.1865369179</text:p>
          </table:table-cell>
          <table:table-cell office:value-type="float" office:value="-5.059535334" calcext:value-type="float">
            <text:p>-5.059535334</text:p>
          </table:table-cell>
          <table:table-cell office:value-type="float" office:value="-19.347161393" calcext:value-type="float">
            <text:p>-19.347161393</text:p>
          </table:table-cell>
          <table:table-cell office:value-type="float" office:value="-4.5951957295" calcext:value-type="float">
            <text:p>-4.5951957295</text:p>
          </table:table-cell>
        </table:table-row>
        <table:table-row table:style-name="ro1">
          <table:table-cell office:value-type="float" office:value="-23.7989774704" calcext:value-type="float">
            <text:p>-23.7989774704</text:p>
          </table:table-cell>
          <table:table-cell office:value-type="float" office:value="40.6263950893" calcext:value-type="float">
            <text:p>40.6263950893</text:p>
          </table:table-cell>
          <table:table-cell office:value-type="float" office:value="-50.1900234222" calcext:value-type="float">
            <text:p>-50.1900234222</text:p>
          </table:table-cell>
          <table:table-cell office:value-type="float" office:value="67.8125" calcext:value-type="float">
            <text:p>67.8125</text:p>
          </table:table-cell>
          <table:table-cell office:value-type="float" office:value="-50.627887392" calcext:value-type="float">
            <text:p>-50.627887392</text:p>
          </table:table-cell>
          <table:table-cell office:value-type="float" office:value="67.939453125" calcext:value-type="float">
            <text:p>67.939453125</text:p>
          </table:table-cell>
          <table:table-cell office:value-type="float" office:value="1329" calcext:value-type="float">
            <text:p>1329</text:p>
          </table:table-cell>
          <table:table-cell office:value-type="float" office:value="-20.1878565363" calcext:value-type="float">
            <text:p>-20.1878565363</text:p>
          </table:table-cell>
          <table:table-cell office:value-type="float" office:value="-5.0609874153" calcext:value-type="float">
            <text:p>-5.0609874153</text:p>
          </table:table-cell>
          <table:table-cell office:value-type="float" office:value="-19.3494200783" calcext:value-type="float">
            <text:p>-19.3494200783</text:p>
          </table:table-cell>
          <table:table-cell office:value-type="float" office:value="-4.5920818505" calcext:value-type="float">
            <text:p>-4.5920818505</text:p>
          </table:table-cell>
        </table:table-row>
        <table:table-row table:style-name="ro1">
          <table:table-cell office:value-type="float" office:value="-23.1906880272" calcext:value-type="float">
            <text:p>-23.1906880272</text:p>
          </table:table-cell>
          <table:table-cell office:value-type="float" office:value="40.5154854911" calcext:value-type="float">
            <text:p>40.5154854911</text:p>
          </table:table-cell>
          <table:table-cell office:value-type="float" office:value="-50.187250495" calcext:value-type="float">
            <text:p>-50.187250495</text:p>
          </table:table-cell>
          <table:table-cell office:value-type="float" office:value="67.7880859375" calcext:value-type="float">
            <text:p>67.7880859375</text:p>
          </table:table-cell>
          <table:table-cell office:value-type="float" office:value="-50.62673738" calcext:value-type="float">
            <text:p>-50.62673738</text:p>
          </table:table-cell>
          <table:table-cell office:value-type="float" office:value="67.9541015625" calcext:value-type="float">
            <text:p>67.9541015625</text:p>
          </table:table-cell>
          <table:table-cell office:value-type="float" office:value="1331" calcext:value-type="float">
            <text:p>1331</text:p>
          </table:table-cell>
          <table:table-cell office:value-type="float" office:value="-20.1865860843" calcext:value-type="float">
            <text:p>-20.1865860843</text:p>
          </table:table-cell>
          <table:table-cell office:value-type="float" office:value="-5.0585672798" calcext:value-type="float">
            <text:p>-5.0585672798</text:p>
          </table:table-cell>
          <table:table-cell office:value-type="float" office:value="-19.3489200476" calcext:value-type="float">
            <text:p>-19.3489200476</text:p>
          </table:table-cell>
          <table:table-cell office:value-type="float" office:value="-4.5934163701" calcext:value-type="float">
            <text:p>-4.5934163701</text:p>
          </table:table-cell>
        </table:table-row>
        <table:table-row table:style-name="ro1">
          <table:table-cell office:value-type="float" office:value="-23.4926436241" calcext:value-type="float">
            <text:p>-23.4926436241</text:p>
          </table:table-cell>
          <table:table-cell office:value-type="float" office:value="40.5705915179" calcext:value-type="float">
            <text:p>40.5705915179</text:p>
          </table:table-cell>
          <table:table-cell office:value-type="float" office:value="-50.190353775" calcext:value-type="float">
            <text:p>-50.190353775</text:p>
          </table:table-cell>
          <table:table-cell office:value-type="float" office:value="67.79296875" calcext:value-type="float">
            <text:p>67.79296875</text:p>
          </table:table-cell>
          <table:table-cell office:value-type="float" office:value="-50.628198123" calcext:value-type="float">
            <text:p>-50.628198123</text:p>
          </table:table-cell>
          <table:table-cell office:value-type="float" office:value="67.9736328125" calcext:value-type="float">
            <text:p>67.9736328125</text:p>
          </table:table-cell>
          <table:table-cell office:value-type="float" office:value="1333" calcext:value-type="float">
            <text:p>1333</text:p>
          </table:table-cell>
          <table:table-cell office:value-type="float" office:value="-20.1880078917" calcext:value-type="float">
            <text:p>-20.1880078917</text:p>
          </table:table-cell>
          <table:table-cell office:value-type="float" office:value="-5.0590513069" calcext:value-type="float">
            <text:p>-5.0590513069</text:p>
          </table:table-cell>
          <table:table-cell office:value-type="float" office:value="-19.3495551856" calcext:value-type="float">
            <text:p>-19.3495551856</text:p>
          </table:table-cell>
          <table:table-cell office:value-type="float" office:value="-4.5951957295" calcext:value-type="float">
            <text:p>-4.5951957295</text:p>
          </table:table-cell>
        </table:table-row>
        <table:table-row table:style-name="ro1">
          <table:table-cell office:value-type="float" office:value="-24.0128729986" calcext:value-type="float">
            <text:p>-24.0128729986</text:p>
          </table:table-cell>
          <table:table-cell office:value-type="float" office:value="40.4973493304" calcext:value-type="float">
            <text:p>40.4973493304</text:p>
          </table:table-cell>
          <table:table-cell office:value-type="float" office:value="-50.1871939421" calcext:value-type="float">
            <text:p>-50.1871939421</text:p>
          </table:table-cell>
          <table:table-cell office:value-type="float" office:value="67.7734375" calcext:value-type="float">
            <text:p>67.7734375</text:p>
          </table:table-cell>
          <table:table-cell office:value-type="float" office:value="-50.6357240677" calcext:value-type="float">
            <text:p>-50.6357240677</text:p>
          </table:table-cell>
          <table:table-cell office:value-type="float" office:value="67.9541015625" calcext:value-type="float">
            <text:p>67.9541015625</text:p>
          </table:table-cell>
          <table:table-cell office:value-type="float" office:value="1335" calcext:value-type="float">
            <text:p>1335</text:p>
          </table:table-cell>
          <table:table-cell office:value-type="float" office:value="-20.1865601739" calcext:value-type="float">
            <text:p>-20.1865601739</text:p>
          </table:table-cell>
          <table:table-cell office:value-type="float" office:value="-5.0571151985" calcext:value-type="float">
            <text:p>-5.0571151985</text:p>
          </table:table-cell>
          <table:table-cell office:value-type="float" office:value="-19.352827502" calcext:value-type="float">
            <text:p>-19.352827502</text:p>
          </table:table-cell>
          <table:table-cell office:value-type="float" office:value="-4.5934163701" calcext:value-type="float">
            <text:p>-4.5934163701</text:p>
          </table:table-cell>
        </table:table-row>
        <table:table-row table:style-name="ro1">
          <table:table-cell office:value-type="float" office:value="-23.5393031171" calcext:value-type="float">
            <text:p>-23.5393031171</text:p>
          </table:table-cell>
          <table:table-cell office:value-type="float" office:value="40.5461774554" calcext:value-type="float">
            <text:p>40.5461774554</text:p>
          </table:table-cell>
          <table:table-cell office:value-type="float" office:value="-50.1933296442" calcext:value-type="float">
            <text:p>-50.1933296442</text:p>
          </table:table-cell>
          <table:table-cell office:value-type="float" office:value="67.7880859375" calcext:value-type="float">
            <text:p>67.7880859375</text:p>
          </table:table-cell>
          <table:table-cell office:value-type="float" office:value="-50.6427997589" calcext:value-type="float">
            <text:p>-50.6427997589</text:p>
          </table:table-cell>
          <table:table-cell office:value-type="float" office:value="67.98828125" calcext:value-type="float">
            <text:p>67.98828125</text:p>
          </table:table-cell>
          <table:table-cell office:value-type="float" office:value="1337" calcext:value-type="float">
            <text:p>1337</text:p>
          </table:table-cell>
          <table:table-cell office:value-type="float" office:value="-20.1893713241" calcext:value-type="float">
            <text:p>-20.1893713241</text:p>
          </table:table-cell>
          <table:table-cell office:value-type="float" office:value="-5.0585672798" calcext:value-type="float">
            <text:p>-5.0585672798</text:p>
          </table:table-cell>
          <table:table-cell office:value-type="float" office:value="-19.3559040461" calcext:value-type="float">
            <text:p>-19.3559040461</text:p>
          </table:table-cell>
          <table:table-cell office:value-type="float" office:value="-4.5965302491" calcext:value-type="float">
            <text:p>-4.5965302491</text:p>
          </table:table-cell>
        </table:table-row>
        <table:table-row table:style-name="ro1">
          <table:table-cell office:value-type="float" office:value="-23.6895422237" calcext:value-type="float">
            <text:p>-23.6895422237</text:p>
          </table:table-cell>
          <table:table-cell office:value-type="float" office:value="40.4568917411" calcext:value-type="float">
            <text:p>40.4568917411</text:p>
          </table:table-cell>
          <table:table-cell office:value-type="float" office:value="-50.1985985041" calcext:value-type="float">
            <text:p>-50.1985985041</text:p>
          </table:table-cell>
          <table:table-cell office:value-type="float" office:value="67.79296875" calcext:value-type="float">
            <text:p>67.79296875</text:p>
          </table:table-cell>
          <table:table-cell office:value-type="float" office:value="-50.6373196125" calcext:value-type="float">
            <text:p>-50.6373196125</text:p>
          </table:table-cell>
          <table:table-cell office:value-type="float" office:value="67.9833984375" calcext:value-type="float">
            <text:p>67.9833984375</text:p>
          </table:table-cell>
          <table:table-cell office:value-type="float" office:value="1339" calcext:value-type="float">
            <text:p>1339</text:p>
          </table:table-cell>
          <table:table-cell office:value-type="float" office:value="-20.1917853195" calcext:value-type="float">
            <text:p>-20.1917853195</text:p>
          </table:table-cell>
          <table:table-cell office:value-type="float" office:value="-5.0590513069" calcext:value-type="float">
            <text:p>-5.0590513069</text:p>
          </table:table-cell>
          <table:table-cell office:value-type="float" office:value="-19.3535212524" calcext:value-type="float">
            <text:p>-19.3535212524</text:p>
          </table:table-cell>
          <table:table-cell office:value-type="float" office:value="-4.5960854093" calcext:value-type="float">
            <text:p>-4.5960854093</text:p>
          </table:table-cell>
        </table:table-row>
        <table:table-row table:style-name="ro1">
          <table:table-cell office:value-type="float" office:value="-23.5869751692" calcext:value-type="float">
            <text:p>-23.5869751692</text:p>
          </table:table-cell>
          <table:table-cell office:value-type="float" office:value="40.4506138393" calcext:value-type="float">
            <text:p>40.4506138393</text:p>
          </table:table-cell>
          <table:table-cell office:value-type="float" office:value="-50.1901300907" calcext:value-type="float">
            <text:p>-50.1901300907</text:p>
          </table:table-cell>
          <table:table-cell office:value-type="float" office:value="67.7978515625" calcext:value-type="float">
            <text:p>67.7978515625</text:p>
          </table:table-cell>
          <table:table-cell office:value-type="float" office:value="-50.6427220583" calcext:value-type="float">
            <text:p>-50.6427220583</text:p>
          </table:table-cell>
          <table:table-cell office:value-type="float" office:value="68.0029296875" calcext:value-type="float">
            <text:p>68.0029296875</text:p>
          </table:table-cell>
          <table:table-cell office:value-type="float" office:value="1341" calcext:value-type="float">
            <text:p>1341</text:p>
          </table:table-cell>
          <table:table-cell office:value-type="float" office:value="-20.1879054079" calcext:value-type="float">
            <text:p>-20.1879054079</text:p>
          </table:table-cell>
          <table:table-cell office:value-type="float" office:value="-5.059535334" calcext:value-type="float">
            <text:p>-5.059535334</text:p>
          </table:table-cell>
          <table:table-cell office:value-type="float" office:value="-19.3558702615" calcext:value-type="float">
            <text:p>-19.3558702615</text:p>
          </table:table-cell>
          <table:table-cell office:value-type="float" office:value="-4.5978647687" calcext:value-type="float">
            <text:p>-4.5978647687</text:p>
          </table:table-cell>
        </table:table-row>
        <table:table-row table:style-name="ro1">
          <table:table-cell office:value-type="float" office:value="-23.1536534582" calcext:value-type="float">
            <text:p>-23.1536534582</text:p>
          </table:table-cell>
          <table:table-cell office:value-type="float" office:value="40.3020368304" calcext:value-type="float">
            <text:p>40.3020368304</text:p>
          </table:table-cell>
          <table:table-cell office:value-type="float" office:value="-50.1918645144" calcext:value-type="float">
            <text:p>-50.1918645144</text:p>
          </table:table-cell>
          <table:table-cell office:value-type="float" office:value="67.8125" calcext:value-type="float">
            <text:p>67.8125</text:p>
          </table:table-cell>
          <table:table-cell office:value-type="float" office:value="-50.643127656" calcext:value-type="float">
            <text:p>-50.643127656</text:p>
          </table:table-cell>
          <table:table-cell office:value-type="float" office:value="68.0029296875" calcext:value-type="float">
            <text:p>68.0029296875</text:p>
          </table:table-cell>
          <table:table-cell office:value-type="float" office:value="1343" calcext:value-type="float">
            <text:p>1343</text:p>
          </table:table-cell>
          <table:table-cell office:value-type="float" office:value="-20.1887000562" calcext:value-type="float">
            <text:p>-20.1887000562</text:p>
          </table:table-cell>
          <table:table-cell office:value-type="float" office:value="-5.0609874153" calcext:value-type="float">
            <text:p>-5.0609874153</text:p>
          </table:table-cell>
          <table:table-cell office:value-type="float" office:value="-19.3560466173" calcext:value-type="float">
            <text:p>-19.3560466173</text:p>
          </table:table-cell>
          <table:table-cell office:value-type="float" office:value="-4.5978647687" calcext:value-type="float">
            <text:p>-4.5978647687</text:p>
          </table:table-cell>
        </table:table-row>
        <table:table-row table:style-name="ro1">
          <table:table-cell office:value-type="float" office:value="-23.8766541579" calcext:value-type="float">
            <text:p>-23.8766541579</text:p>
          </table:table-cell>
          <table:table-cell office:value-type="float" office:value="40.6828962054" calcext:value-type="float">
            <text:p>40.6828962054</text:p>
          </table:table-cell>
          <table:table-cell office:value-type="float" office:value="-50.1996288061" calcext:value-type="float">
            <text:p>-50.1996288061</text:p>
          </table:table-cell>
          <table:table-cell office:value-type="float" office:value="67.802734375" calcext:value-type="float">
            <text:p>67.802734375</text:p>
          </table:table-cell>
          <table:table-cell office:value-type="float" office:value="-50.6417218685" calcext:value-type="float">
            <text:p>-50.6417218685</text:p>
          </table:table-cell>
          <table:table-cell office:value-type="float" office:value="67.998046875" calcext:value-type="float">
            <text:p>67.998046875</text:p>
          </table:table-cell>
          <table:table-cell office:value-type="float" office:value="1345" calcext:value-type="float">
            <text:p>1345</text:p>
          </table:table-cell>
          <table:table-cell office:value-type="float" office:value="-20.1922573655" calcext:value-type="float">
            <text:p>-20.1922573655</text:p>
          </table:table-cell>
          <table:table-cell office:value-type="float" office:value="-5.0600193611" calcext:value-type="float">
            <text:p>-5.0600193611</text:p>
          </table:table-cell>
          <table:table-cell office:value-type="float" office:value="-19.3554353742" calcext:value-type="float">
            <text:p>-19.3554353742</text:p>
          </table:table-cell>
          <table:table-cell office:value-type="float" office:value="-4.5974199288" calcext:value-type="float">
            <text:p>-4.5974199288</text:p>
          </table:table-cell>
        </table:table-row>
        <table:table-row table:style-name="ro1">
          <table:table-cell office:value-type="float" office:value="-23.8888219812" calcext:value-type="float">
            <text:p>-23.8888219812</text:p>
          </table:table-cell>
          <table:table-cell office:value-type="float" office:value="40.5189732143" calcext:value-type="float">
            <text:p>40.5189732143</text:p>
          </table:table-cell>
          <table:table-cell office:value-type="float" office:value="-50.1906322956" calcext:value-type="float">
            <text:p>-50.1906322956</text:p>
          </table:table-cell>
          <table:table-cell office:value-type="float" office:value="67.7978515625" calcext:value-type="float">
            <text:p>67.7978515625</text:p>
          </table:table-cell>
          <table:table-cell office:value-type="float" office:value="-50.642957902" calcext:value-type="float">
            <text:p>-50.642957902</text:p>
          </table:table-cell>
          <table:table-cell office:value-type="float" office:value="68.0126953125" calcext:value-type="float">
            <text:p>68.0126953125</text:p>
          </table:table-cell>
          <table:table-cell office:value-type="float" office:value="1346" calcext:value-type="float">
            <text:p>1346</text:p>
          </table:table-cell>
          <table:table-cell office:value-type="float" office:value="-20.1881354994" calcext:value-type="float">
            <text:p>-20.1881354994</text:p>
          </table:table-cell>
          <table:table-cell office:value-type="float" office:value="-5.059535334" calcext:value-type="float">
            <text:p>-5.059535334</text:p>
          </table:table-cell>
          <table:table-cell office:value-type="float" office:value="-19.3559728074" calcext:value-type="float">
            <text:p>-19.3559728074</text:p>
          </table:table-cell>
          <table:table-cell office:value-type="float" office:value="-4.5987544484" calcext:value-type="float">
            <text:p>-4.5987544484</text:p>
          </table:table-cell>
        </table:table-row>
        <table:table-row table:style-name="ro1">
          <table:table-cell office:value-type="float" office:value="-23.8781037203" calcext:value-type="float">
            <text:p>-23.8781037203</text:p>
          </table:table-cell>
          <table:table-cell office:value-type="float" office:value="40.7861328125" calcext:value-type="float">
            <text:p>40.7861328125</text:p>
          </table:table-cell>
          <table:table-cell office:value-type="float" office:value="-50.199447608" calcext:value-type="float">
            <text:p>-50.199447608</text:p>
          </table:table-cell>
          <table:table-cell office:value-type="float" office:value="67.8173828125" calcext:value-type="float">
            <text:p>67.8173828125</text:p>
          </table:table-cell>
          <table:table-cell office:value-type="float" office:value="-50.6388995171" calcext:value-type="float">
            <text:p>-50.6388995171</text:p>
          </table:table-cell>
          <table:table-cell office:value-type="float" office:value="67.998046875" calcext:value-type="float">
            <text:p>67.998046875</text:p>
          </table:table-cell>
          <table:table-cell office:value-type="float" office:value="1348" calcext:value-type="float">
            <text:p>1348</text:p>
          </table:table-cell>
          <table:table-cell office:value-type="float" office:value="-20.1921743473" calcext:value-type="float">
            <text:p>-20.1921743473</text:p>
          </table:table-cell>
          <table:table-cell office:value-type="float" office:value="-5.0614714424" calcext:value-type="float">
            <text:p>-5.0614714424</text:p>
          </table:table-cell>
          <table:table-cell office:value-type="float" office:value="-19.3542082024" calcext:value-type="float">
            <text:p>-19.3542082024</text:p>
          </table:table-cell>
          <table:table-cell office:value-type="float" office:value="-4.5974199288" calcext:value-type="float">
            <text:p>-4.5974199288</text:p>
          </table:table-cell>
        </table:table-row>
        <table:table-row table:style-name="ro1">
          <table:table-cell office:value-type="float" office:value="-23.9882620735" calcext:value-type="float">
            <text:p>-23.9882620735</text:p>
          </table:table-cell>
          <table:table-cell office:value-type="float" office:value="40.6856863839" calcext:value-type="float">
            <text:p>40.6856863839</text:p>
          </table:table-cell>
          <table:table-cell office:value-type="float" office:value="-50.1844335079" calcext:value-type="float">
            <text:p>-50.1844335079</text:p>
          </table:table-cell>
          <table:table-cell office:value-type="float" office:value="67.763671875" calcext:value-type="float">
            <text:p>67.763671875</text:p>
          </table:table-cell>
          <table:table-cell office:value-type="float" office:value="-50.6255596161" calcext:value-type="float">
            <text:p>-50.6255596161</text:p>
          </table:table-cell>
          <table:table-cell office:value-type="float" office:value="67.9443359375" calcext:value-type="float">
            <text:p>67.9443359375</text:p>
          </table:table-cell>
          <table:table-cell office:value-type="float" office:value="1350" calcext:value-type="float">
            <text:p>1350</text:p>
          </table:table-cell>
          <table:table-cell office:value-type="float" office:value="-20.1852954458" calcext:value-type="float">
            <text:p>-20.1852954458</text:p>
          </table:table-cell>
          <table:table-cell office:value-type="float" office:value="-5.0561471442" calcext:value-type="float">
            <text:p>-5.0561471442</text:p>
          </table:table-cell>
          <table:table-cell office:value-type="float" office:value="-19.3484079503" calcext:value-type="float">
            <text:p>-19.3484079503</text:p>
          </table:table-cell>
          <table:table-cell office:value-type="float" office:value="-4.5925266904" calcext:value-type="float">
            <text:p>-4.5925266904</text:p>
          </table:table-cell>
        </table:table-row>
        <table:table-row table:style-name="ro1">
          <table:table-cell office:value-type="float" office:value="-24.110484136" calcext:value-type="float">
            <text:p>-24.110484136</text:p>
          </table:table-cell>
          <table:table-cell office:value-type="float" office:value="40.4847935268" calcext:value-type="float">
            <text:p>40.4847935268</text:p>
          </table:table-cell>
          <table:table-cell office:value-type="float" office:value="-50.1952513456" calcext:value-type="float">
            <text:p>-50.1952513456</text:p>
          </table:table-cell>
          <table:table-cell office:value-type="float" office:value="67.802734375" calcext:value-type="float">
            <text:p>67.802734375</text:p>
          </table:table-cell>
          <table:table-cell office:value-type="float" office:value="-50.6390142918" calcext:value-type="float">
            <text:p>-50.6390142918</text:p>
          </table:table-cell>
          <table:table-cell office:value-type="float" office:value="67.98828125" calcext:value-type="float">
            <text:p>67.98828125</text:p>
          </table:table-cell>
          <table:table-cell office:value-type="float" office:value="1352" calcext:value-type="float">
            <text:p>1352</text:p>
          </table:table-cell>
          <table:table-cell office:value-type="float" office:value="-20.1902517761" calcext:value-type="float">
            <text:p>-20.1902517761</text:p>
          </table:table-cell>
          <table:table-cell office:value-type="float" office:value="-5.0600193611" calcext:value-type="float">
            <text:p>-5.0600193611</text:p>
          </table:table-cell>
          <table:table-cell office:value-type="float" office:value="-19.354258107" calcext:value-type="float">
            <text:p>-19.354258107</text:p>
          </table:table-cell>
          <table:table-cell office:value-type="float" office:value="-4.5965302491" calcext:value-type="float">
            <text:p>-4.5965302491</text:p>
          </table:table-cell>
        </table:table-row>
        <table:table-row table:style-name="ro1">
          <table:table-cell office:value-type="float" office:value="-23.8876278583" calcext:value-type="float">
            <text:p>-23.8876278583</text:p>
          </table:table-cell>
          <table:table-cell office:value-type="float" office:value="40.5405970982" calcext:value-type="float">
            <text:p>40.5405970982</text:p>
          </table:table-cell>
          <table:table-cell office:value-type="float" office:value="-50.1900547028" calcext:value-type="float">
            <text:p>-50.1900547028</text:p>
          </table:table-cell>
          <table:table-cell office:value-type="float" office:value="67.79296875" calcext:value-type="float">
            <text:p>67.79296875</text:p>
          </table:table-cell>
          <table:table-cell office:value-type="float" office:value="-50.6409563541" calcext:value-type="float">
            <text:p>-50.6409563541</text:p>
          </table:table-cell>
          <table:table-cell office:value-type="float" office:value="67.998046875" calcext:value-type="float">
            <text:p>67.998046875</text:p>
          </table:table-cell>
          <table:table-cell office:value-type="float" office:value="1354" calcext:value-type="float">
            <text:p>1354</text:p>
          </table:table-cell>
          <table:table-cell office:value-type="float" office:value="-20.1878708679" calcext:value-type="float">
            <text:p>-20.1878708679</text:p>
          </table:table-cell>
          <table:table-cell office:value-type="float" office:value="-5.0590513069" calcext:value-type="float">
            <text:p>-5.0590513069</text:p>
          </table:table-cell>
          <table:table-cell office:value-type="float" office:value="-19.3551025249" calcext:value-type="float">
            <text:p>-19.3551025249</text:p>
          </table:table-cell>
          <table:table-cell office:value-type="float" office:value="-4.5974199288" calcext:value-type="float">
            <text:p>-4.5974199288</text:p>
          </table:table-cell>
        </table:table-row>
        <table:table-row table:style-name="ro1">
          <table:table-cell office:value-type="float" office:value="-23.8348299014" calcext:value-type="float">
            <text:p>-23.8348299014</text:p>
          </table:table-cell>
          <table:table-cell office:value-type="float" office:value="40.3362165179" calcext:value-type="float">
            <text:p>40.3362165179</text:p>
          </table:table-cell>
          <table:table-cell office:value-type="float" office:value="-50.1895454407" calcext:value-type="float">
            <text:p>-50.1895454407</text:p>
          </table:table-cell>
          <table:table-cell office:value-type="float" office:value="67.8125" calcext:value-type="float">
            <text:p>67.8125</text:p>
          </table:table-cell>
          <table:table-cell office:value-type="float" office:value="-50.6405159473" calcext:value-type="float">
            <text:p>-50.6405159473</text:p>
          </table:table-cell>
          <table:table-cell office:value-type="float" office:value="68.0029296875" calcext:value-type="float">
            <text:p>68.0029296875</text:p>
          </table:table-cell>
          <table:table-cell office:value-type="float" office:value="1356" calcext:value-type="float">
            <text:p>1356</text:p>
          </table:table-cell>
          <table:table-cell office:value-type="float" office:value="-20.187637543" calcext:value-type="float">
            <text:p>-20.187637543</text:p>
          </table:table-cell>
          <table:table-cell office:value-type="float" office:value="-5.0609874153" calcext:value-type="float">
            <text:p>-5.0609874153</text:p>
          </table:table-cell>
          <table:table-cell office:value-type="float" office:value="-19.354911034" calcext:value-type="float">
            <text:p>-19.354911034</text:p>
          </table:table-cell>
          <table:table-cell office:value-type="float" office:value="-4.5978647687" calcext:value-type="float">
            <text:p>-4.5978647687</text:p>
          </table:table-cell>
        </table:table-row>
        <table:table-row table:style-name="ro1">
          <table:table-cell office:value-type="float" office:value="-23.9849567818" calcext:value-type="float">
            <text:p>-23.9849567818</text:p>
          </table:table-cell>
          <table:table-cell office:value-type="float" office:value="40.8768136161" calcext:value-type="float">
            <text:p>40.8768136161</text:p>
          </table:table-cell>
          <table:table-cell office:value-type="float" office:value="-50.1879294634" calcext:value-type="float">
            <text:p>-50.1879294634</text:p>
          </table:table-cell>
          <table:table-cell office:value-type="float" office:value="67.802734375" calcext:value-type="float">
            <text:p>67.802734375</text:p>
          </table:table-cell>
          <table:table-cell office:value-type="float" office:value="-50.6438909054" calcext:value-type="float">
            <text:p>-50.6438909054</text:p>
          </table:table-cell>
          <table:table-cell office:value-type="float" office:value="68.0224609375" calcext:value-type="float">
            <text:p>68.0224609375</text:p>
          </table:table-cell>
          <table:table-cell office:value-type="float" office:value="1358" calcext:value-type="float">
            <text:p>1358</text:p>
          </table:table-cell>
          <table:table-cell office:value-type="float" office:value="-20.1868971624" calcext:value-type="float">
            <text:p>-20.1868971624</text:p>
          </table:table-cell>
          <table:table-cell office:value-type="float" office:value="-5.0600193611" calcext:value-type="float">
            <text:p>-5.0600193611</text:p>
          </table:table-cell>
          <table:table-cell office:value-type="float" office:value="-19.3563784817" calcext:value-type="float">
            <text:p>-19.3563784817</text:p>
          </table:table-cell>
          <table:table-cell office:value-type="float" office:value="-4.5996441281" calcext:value-type="float">
            <text:p>-4.5996441281</text:p>
          </table:table-cell>
        </table:table-row>
        <table:table-row table:style-name="ro1">
          <table:table-cell office:value-type="float" office:value="-23.7229002101" calcext:value-type="float">
            <text:p>-23.7229002101</text:p>
          </table:table-cell>
          <table:table-cell office:value-type="float" office:value="40.5733816964" calcext:value-type="float">
            <text:p>40.5733816964</text:p>
          </table:table-cell>
          <table:table-cell office:value-type="float" office:value="-50.1905482769" calcext:value-type="float">
            <text:p>-50.1905482769</text:p>
          </table:table-cell>
          <table:table-cell office:value-type="float" office:value="67.7978515625" calcext:value-type="float">
            <text:p>67.7978515625</text:p>
          </table:table-cell>
          <table:table-cell office:value-type="float" office:value="-50.6389468193" calcext:value-type="float">
            <text:p>-50.6389468193</text:p>
          </table:table-cell>
          <table:table-cell office:value-type="float" office:value="67.9931640625" calcext:value-type="float">
            <text:p>67.9931640625</text:p>
          </table:table-cell>
          <table:table-cell office:value-type="float" office:value="1360" calcext:value-type="float">
            <text:p>1360</text:p>
          </table:table-cell>
          <table:table-cell office:value-type="float" office:value="-20.1880970052" calcext:value-type="float">
            <text:p>-20.1880970052</text:p>
          </table:table-cell>
          <table:table-cell office:value-type="float" office:value="-5.059535334" calcext:value-type="float">
            <text:p>-5.059535334</text:p>
          </table:table-cell>
          <table:table-cell office:value-type="float" office:value="-19.3542287697" calcext:value-type="float">
            <text:p>-19.3542287697</text:p>
          </table:table-cell>
          <table:table-cell office:value-type="float" office:value="-4.596975089" calcext:value-type="float">
            <text:p>-4.596975089</text:p>
          </table:table-cell>
        </table:table-row>
        <table:table-row table:style-name="ro1">
          <table:table-cell office:value-type="float" office:value="-24.0631828687" calcext:value-type="float">
            <text:p>-24.0631828687</text:p>
          </table:table-cell>
          <table:table-cell office:value-type="float" office:value="40.8049665179" calcext:value-type="float">
            <text:p>40.8049665179</text:p>
          </table:table-cell>
          <table:table-cell office:value-type="float" office:value="-50.1891609907" calcext:value-type="float">
            <text:p>-50.1891609907</text:p>
          </table:table-cell>
          <table:table-cell office:value-type="float" office:value="67.79296875" calcext:value-type="float">
            <text:p>67.79296875</text:p>
          </table:table-cell>
          <table:table-cell office:value-type="float" office:value="-50.6287715197" calcext:value-type="float">
            <text:p>-50.6287715197</text:p>
          </table:table-cell>
          <table:table-cell office:value-type="float" office:value="67.958984375" calcext:value-type="float">
            <text:p>67.958984375</text:p>
          </table:table-cell>
          <table:table-cell office:value-type="float" office:value="1362" calcext:value-type="float">
            <text:p>1362</text:p>
          </table:table-cell>
          <table:table-cell office:value-type="float" office:value="-20.1874614023" calcext:value-type="float">
            <text:p>-20.1874614023</text:p>
          </table:table-cell>
          <table:table-cell office:value-type="float" office:value="-5.0590513069" calcext:value-type="float">
            <text:p>-5.0590513069</text:p>
          </table:table-cell>
          <table:table-cell office:value-type="float" office:value="-19.3498045012" calcext:value-type="float">
            <text:p>-19.3498045012</text:p>
          </table:table-cell>
          <table:table-cell office:value-type="float" office:value="-4.59386121" calcext:value-type="float">
            <text:p>-4.59386121</text:p>
          </table:table-cell>
        </table:table-row>
        <table:table-row table:style-name="ro1">
          <table:table-cell office:value-type="float" office:value="-23.5801270293" calcext:value-type="float">
            <text:p>-23.5801270293</text:p>
          </table:table-cell>
          <table:table-cell office:value-type="float" office:value="40.2720424107" calcext:value-type="float">
            <text:p>40.2720424107</text:p>
          </table:table-cell>
          <table:table-cell office:value-type="float" office:value="-50.1857480526" calcext:value-type="float">
            <text:p>-50.1857480526</text:p>
          </table:table-cell>
          <table:table-cell office:value-type="float" office:value="67.79296875" calcext:value-type="float">
            <text:p>67.79296875</text:p>
          </table:table-cell>
          <table:table-cell office:value-type="float" office:value="-50.6282184362" calcext:value-type="float">
            <text:p>-50.6282184362</text:p>
          </table:table-cell>
          <table:table-cell office:value-type="float" office:value="67.9443359375" calcext:value-type="float">
            <text:p>67.9443359375</text:p>
          </table:table-cell>
          <table:table-cell office:value-type="float" office:value="1364" calcext:value-type="float">
            <text:p>1364</text:p>
          </table:table-cell>
          <table:table-cell office:value-type="float" office:value="-20.1858977212" calcext:value-type="float">
            <text:p>-20.1858977212</text:p>
          </table:table-cell>
          <table:table-cell office:value-type="float" office:value="-5.0590513069" calcext:value-type="float">
            <text:p>-5.0590513069</text:p>
          </table:table-cell>
          <table:table-cell office:value-type="float" office:value="-19.3495640179" calcext:value-type="float">
            <text:p>-19.3495640179</text:p>
          </table:table-cell>
          <table:table-cell office:value-type="float" office:value="-4.5925266904" calcext:value-type="float">
            <text:p>-4.5925266904</text:p>
          </table:table-cell>
        </table:table-row>
        <table:table-row table:style-name="ro1">
          <table:table-cell office:value-type="float" office:value="-23.2773325975" calcext:value-type="float">
            <text:p>-23.2773325975</text:p>
          </table:table-cell>
          <table:table-cell office:value-type="float" office:value="40.4736328125" calcext:value-type="float">
            <text:p>40.4736328125</text:p>
          </table:table-cell>
          <table:table-cell office:value-type="float" office:value="-50.1928160191" calcext:value-type="float">
            <text:p>-50.1928160191</text:p>
          </table:table-cell>
          <table:table-cell office:value-type="float" office:value="67.8271484375" calcext:value-type="float">
            <text:p>67.8271484375</text:p>
          </table:table-cell>
          <table:table-cell office:value-type="float" office:value="-50.6291358233" calcext:value-type="float">
            <text:p>-50.6291358233</text:p>
          </table:table-cell>
          <table:table-cell office:value-type="float" office:value="67.978515625" calcext:value-type="float">
            <text:p>67.978515625</text:p>
          </table:table-cell>
          <table:table-cell office:value-type="float" office:value="1365" calcext:value-type="float">
            <text:p>1365</text:p>
          </table:table-cell>
          <table:table-cell office:value-type="float" office:value="-20.1891360002" calcext:value-type="float">
            <text:p>-20.1891360002</text:p>
          </table:table-cell>
          <table:table-cell office:value-type="float" office:value="-5.0624394966" calcext:value-type="float">
            <text:p>-5.0624394966</text:p>
          </table:table-cell>
          <table:table-cell office:value-type="float" office:value="-19.3499629021" calcext:value-type="float">
            <text:p>-19.3499629021</text:p>
          </table:table-cell>
          <table:table-cell office:value-type="float" office:value="-4.5956405694" calcext:value-type="float">
            <text:p>-4.5956405694</text:p>
          </table:table-cell>
        </table:table-row>
        <table:table-row table:style-name="ro1">
          <table:table-cell office:value-type="float" office:value="-23.4610230821" calcext:value-type="float">
            <text:p>-23.4610230821</text:p>
          </table:table-cell>
          <table:table-cell office:value-type="float" office:value="40.4778180804" calcext:value-type="float">
            <text:p>40.4778180804</text:p>
          </table:table-cell>
          <table:table-cell office:value-type="float" office:value="-50.1887001038" calcext:value-type="float">
            <text:p>-50.1887001038</text:p>
          </table:table-cell>
          <table:table-cell office:value-type="float" office:value="67.7783203125" calcext:value-type="float">
            <text:p>67.7783203125</text:p>
          </table:table-cell>
          <table:table-cell office:value-type="float" office:value="-50.6287621498" calcext:value-type="float">
            <text:p>-50.6287621498</text:p>
          </table:table-cell>
          <table:table-cell office:value-type="float" office:value="67.9541015625" calcext:value-type="float">
            <text:p>67.9541015625</text:p>
          </table:table-cell>
          <table:table-cell office:value-type="float" office:value="1367" calcext:value-type="float">
            <text:p>1367</text:p>
          </table:table-cell>
          <table:table-cell office:value-type="float" office:value="-20.1872502411" calcext:value-type="float">
            <text:p>-20.1872502411</text:p>
          </table:table-cell>
          <table:table-cell office:value-type="float" office:value="-5.0575992256" calcext:value-type="float">
            <text:p>-5.0575992256</text:p>
          </table:table-cell>
          <table:table-cell office:value-type="float" office:value="-19.3498004271" calcext:value-type="float">
            <text:p>-19.3498004271</text:p>
          </table:table-cell>
          <table:table-cell office:value-type="float" office:value="-4.5934163701" calcext:value-type="float">
            <text:p>-4.5934163701</text:p>
          </table:table-cell>
        </table:table-row>
        <table:table-row table:style-name="ro1">
          <table:table-cell office:value-type="float" office:value="-23.559983729" calcext:value-type="float">
            <text:p>-23.559983729</text:p>
          </table:table-cell>
          <table:table-cell office:value-type="float" office:value="40.7101004464" calcext:value-type="float">
            <text:p>40.7101004464</text:p>
          </table:table-cell>
          <table:table-cell office:value-type="float" office:value="-50.1889217377" calcext:value-type="float">
            <text:p>-50.1889217377</text:p>
          </table:table-cell>
          <table:table-cell office:value-type="float" office:value="67.802734375" calcext:value-type="float">
            <text:p>67.802734375</text:p>
          </table:table-cell>
          <table:table-cell office:value-type="float" office:value="-50.6424983263" calcext:value-type="float">
            <text:p>-50.6424983263</text:p>
          </table:table-cell>
          <table:table-cell office:value-type="float" office:value="67.998046875" calcext:value-type="float">
            <text:p>67.998046875</text:p>
          </table:table-cell>
          <table:table-cell office:value-type="float" office:value="1369" calcext:value-type="float">
            <text:p>1369</text:p>
          </table:table-cell>
          <table:table-cell office:value-type="float" office:value="-20.1873517855" calcext:value-type="float">
            <text:p>-20.1873517855</text:p>
          </table:table-cell>
          <table:table-cell office:value-type="float" office:value="-5.0600193611" calcext:value-type="float">
            <text:p>-5.0600193611</text:p>
          </table:table-cell>
          <table:table-cell office:value-type="float" office:value="-19.3557729817" calcext:value-type="float">
            <text:p>-19.3557729817</text:p>
          </table:table-cell>
          <table:table-cell office:value-type="float" office:value="-4.5974199288" calcext:value-type="float">
            <text:p>-4.5974199288</text:p>
          </table:table-cell>
        </table:table-row>
        <table:table-row table:style-name="ro1">
          <table:table-cell office:value-type="float" office:value="-23.5578385596" calcext:value-type="float">
            <text:p>-23.5578385596</text:p>
          </table:table-cell>
          <table:table-cell office:value-type="float" office:value="40.2818080357" calcext:value-type="float">
            <text:p>40.2818080357</text:p>
          </table:table-cell>
          <table:table-cell office:value-type="float" office:value="-50.1931980371" calcext:value-type="float">
            <text:p>-50.1931980371</text:p>
          </table:table-cell>
          <table:table-cell office:value-type="float" office:value="67.7978515625" calcext:value-type="float">
            <text:p>67.7978515625</text:p>
          </table:table-cell>
          <table:table-cell office:value-type="float" office:value="-50.6378803492" calcext:value-type="float">
            <text:p>-50.6378803492</text:p>
          </table:table-cell>
          <table:table-cell office:value-type="float" office:value="67.998046875" calcext:value-type="float">
            <text:p>67.998046875</text:p>
          </table:table-cell>
          <table:table-cell office:value-type="float" office:value="1371" calcext:value-type="float">
            <text:p>1371</text:p>
          </table:table-cell>
          <table:table-cell office:value-type="float" office:value="-20.1893110267" calcext:value-type="float">
            <text:p>-20.1893110267</text:p>
          </table:table-cell>
          <table:table-cell office:value-type="float" office:value="-5.059535334" calcext:value-type="float">
            <text:p>-5.059535334</text:p>
          </table:table-cell>
          <table:table-cell office:value-type="float" office:value="-19.3537650634" calcext:value-type="float">
            <text:p>-19.3537650634</text:p>
          </table:table-cell>
          <table:table-cell office:value-type="float" office:value="-4.5974199288" calcext:value-type="float">
            <text:p>-4.5974199288</text:p>
          </table:table-cell>
        </table:table-row>
        <table:table-row table:style-name="ro1">
          <table:table-cell office:value-type="float" office:value="-23.1592338294" calcext:value-type="float">
            <text:p>-23.1592338294</text:p>
          </table:table-cell>
          <table:table-cell office:value-type="float" office:value="40.5092075893" calcext:value-type="float">
            <text:p>40.5092075893</text:p>
          </table:table-cell>
          <table:table-cell office:value-type="float" office:value="-50.1899184227" calcext:value-type="float">
            <text:p>-50.1899184227</text:p>
          </table:table-cell>
          <table:table-cell office:value-type="float" office:value="67.8076171875" calcext:value-type="float">
            <text:p>67.8076171875</text:p>
          </table:table-cell>
          <table:table-cell office:value-type="float" office:value="-50.6412766218" calcext:value-type="float">
            <text:p>-50.6412766218</text:p>
          </table:table-cell>
          <table:table-cell office:value-type="float" office:value="68.0126953125" calcext:value-type="float">
            <text:p>68.0126953125</text:p>
          </table:table-cell>
          <table:table-cell office:value-type="float" office:value="1373" calcext:value-type="float">
            <text:p>1373</text:p>
          </table:table-cell>
          <table:table-cell office:value-type="float" office:value="-20.1878084295" calcext:value-type="float">
            <text:p>-20.1878084295</text:p>
          </table:table-cell>
          <table:table-cell office:value-type="float" office:value="-5.0605033882" calcext:value-type="float">
            <text:p>-5.0605033882</text:p>
          </table:table-cell>
          <table:table-cell office:value-type="float" office:value="-19.3552417788" calcext:value-type="float">
            <text:p>-19.3552417788</text:p>
          </table:table-cell>
          <table:table-cell office:value-type="float" office:value="-4.5987544484" calcext:value-type="float">
            <text:p>-4.5987544484</text:p>
          </table:table-cell>
        </table:table-row>
        <table:table-row table:style-name="ro1">
          <table:table-cell office:value-type="float" office:value="-24.1828787604" calcext:value-type="float">
            <text:p>-24.1828787604</text:p>
          </table:table-cell>
          <table:table-cell office:value-type="float" office:value="40.7198660714" calcext:value-type="float">
            <text:p>40.7198660714</text:p>
          </table:table-cell>
          <table:table-cell office:value-type="float" office:value="-50.1883080959" calcext:value-type="float">
            <text:p>-50.1883080959</text:p>
          </table:table-cell>
          <table:table-cell office:value-type="float" office:value="67.8125" calcext:value-type="float">
            <text:p>67.8125</text:p>
          </table:table-cell>
          <table:table-cell office:value-type="float" office:value="-50.6418223381" calcext:value-type="float">
            <text:p>-50.6418223381</text:p>
          </table:table-cell>
          <table:table-cell office:value-type="float" office:value="67.998046875" calcext:value-type="float">
            <text:p>67.998046875</text:p>
          </table:table-cell>
          <table:table-cell office:value-type="float" office:value="1375" calcext:value-type="float">
            <text:p>1375</text:p>
          </table:table-cell>
          <table:table-cell office:value-type="float" office:value="-20.1870706377" calcext:value-type="float">
            <text:p>-20.1870706377</text:p>
          </table:table-cell>
          <table:table-cell office:value-type="float" office:value="-5.0609874153" calcext:value-type="float">
            <text:p>-5.0609874153</text:p>
          </table:table-cell>
          <table:table-cell office:value-type="float" office:value="-19.3554790589" calcext:value-type="float">
            <text:p>-19.3554790589</text:p>
          </table:table-cell>
          <table:table-cell office:value-type="float" office:value="-4.5974199288" calcext:value-type="float">
            <text:p>-4.5974199288</text:p>
          </table:table-cell>
        </table:table-row>
        <table:table-row table:style-name="ro1">
          <table:table-cell office:value-type="float" office:value="-24.1648967368" calcext:value-type="float">
            <text:p>-24.1648967368</text:p>
          </table:table-cell>
          <table:table-cell office:value-type="float" office:value="40.8238002232" calcext:value-type="float">
            <text:p>40.8238002232</text:p>
          </table:table-cell>
          <table:table-cell office:value-type="float" office:value="-50.1852354527" calcext:value-type="float">
            <text:p>-50.1852354527</text:p>
          </table:table-cell>
          <table:table-cell office:value-type="float" office:value="67.7783203125" calcext:value-type="float">
            <text:p>67.7783203125</text:p>
          </table:table-cell>
          <table:table-cell office:value-type="float" office:value="-50.6379575968" calcext:value-type="float">
            <text:p>-50.6379575968</text:p>
          </table:table-cell>
          <table:table-cell office:value-type="float" office:value="68.0029296875" calcext:value-type="float">
            <text:p>68.0029296875</text:p>
          </table:table-cell>
          <table:table-cell office:value-type="float" office:value="1377" calcext:value-type="float">
            <text:p>1377</text:p>
          </table:table-cell>
          <table:table-cell office:value-type="float" office:value="-20.185662867" calcext:value-type="float">
            <text:p>-20.185662867</text:p>
          </table:table-cell>
          <table:table-cell office:value-type="float" office:value="-5.0575992256" calcext:value-type="float">
            <text:p>-5.0575992256</text:p>
          </table:table-cell>
          <table:table-cell office:value-type="float" office:value="-19.353798651" calcext:value-type="float">
            <text:p>-19.353798651</text:p>
          </table:table-cell>
          <table:table-cell office:value-type="float" office:value="-4.5978647687" calcext:value-type="float">
            <text:p>-4.5978647687</text:p>
          </table:table-cell>
        </table:table-row>
        <table:table-row table:style-name="ro1">
          <table:table-cell office:value-type="float" office:value="-23.9128210387" calcext:value-type="float">
            <text:p>-23.9128210387</text:p>
          </table:table-cell>
          <table:table-cell office:value-type="float" office:value="40.4366629464" calcext:value-type="float">
            <text:p>40.4366629464</text:p>
          </table:table-cell>
          <table:table-cell office:value-type="float" office:value="-50.1919284821" calcext:value-type="float">
            <text:p>-50.1919284821</text:p>
          </table:table-cell>
          <table:table-cell office:value-type="float" office:value="67.802734375" calcext:value-type="float">
            <text:p>67.802734375</text:p>
          </table:table-cell>
          <table:table-cell office:value-type="float" office:value="-50.6395061016" calcext:value-type="float">
            <text:p>-50.6395061016</text:p>
          </table:table-cell>
          <table:table-cell office:value-type="float" office:value="67.998046875" calcext:value-type="float">
            <text:p>67.998046875</text:p>
          </table:table-cell>
          <table:table-cell office:value-type="float" office:value="1379" calcext:value-type="float">
            <text:p>1379</text:p>
          </table:table-cell>
          <table:table-cell office:value-type="float" office:value="-20.1887293638" calcext:value-type="float">
            <text:p>-20.1887293638</text:p>
          </table:table-cell>
          <table:table-cell office:value-type="float" office:value="-5.0600193611" calcext:value-type="float">
            <text:p>-5.0600193611</text:p>
          </table:table-cell>
          <table:table-cell office:value-type="float" office:value="-19.3544719483" calcext:value-type="float">
            <text:p>-19.3544719483</text:p>
          </table:table-cell>
          <table:table-cell office:value-type="float" office:value="-4.5974199288" calcext:value-type="float">
            <text:p>-4.5974199288</text:p>
          </table:table-cell>
        </table:table-row>
        <table:table-row table:style-name="ro1">
          <table:table-cell office:value-type="float" office:value="-23.6003244583" calcext:value-type="float">
            <text:p>-23.6003244583</text:p>
          </table:table-cell>
          <table:table-cell office:value-type="float" office:value="40.4541015625" calcext:value-type="float">
            <text:p>40.4541015625</text:p>
          </table:table-cell>
          <table:table-cell office:value-type="float" office:value="-50.1875397444" calcext:value-type="float">
            <text:p>-50.1875397444</text:p>
          </table:table-cell>
          <table:table-cell office:value-type="float" office:value="67.783203125" calcext:value-type="float">
            <text:p>67.783203125</text:p>
          </table:table-cell>
          <table:table-cell office:value-type="float" office:value="-50.6297277212" calcext:value-type="float">
            <text:p>-50.6297277212</text:p>
          </table:table-cell>
          <table:table-cell office:value-type="float" office:value="67.96875" calcext:value-type="float">
            <text:p>67.96875</text:p>
          </table:table-cell>
          <table:table-cell office:value-type="float" office:value="1381" calcext:value-type="float">
            <text:p>1381</text:p>
          </table:table-cell>
          <table:table-cell office:value-type="float" office:value="-20.1867186076" calcext:value-type="float">
            <text:p>-20.1867186076</text:p>
          </table:table-cell>
          <table:table-cell office:value-type="float" office:value="-5.0580832527" calcext:value-type="float">
            <text:p>-5.0580832527</text:p>
          </table:table-cell>
          <table:table-cell office:value-type="float" office:value="-19.3502202621" calcext:value-type="float">
            <text:p>-19.3502202621</text:p>
          </table:table-cell>
          <table:table-cell office:value-type="float" office:value="-4.5947508897" calcext:value-type="float">
            <text:p>-4.5947508897</text:p>
          </table:table-cell>
        </table:table-row>
        <table:table-row table:style-name="ro1">
          <table:table-cell office:value-type="float" office:value="-22.9454893355" calcext:value-type="float">
            <text:p>-22.9454893355</text:p>
          </table:table-cell>
          <table:table-cell office:value-type="float" office:value="40.7791573661" calcext:value-type="float">
            <text:p>40.7791573661</text:p>
          </table:table-cell>
          <table:table-cell office:value-type="float" office:value="-50.1881939411" calcext:value-type="float">
            <text:p>-50.1881939411</text:p>
          </table:table-cell>
          <table:table-cell office:value-type="float" office:value="67.8125" calcext:value-type="float">
            <text:p>67.8125</text:p>
          </table:table-cell>
          <table:table-cell office:value-type="float" office:value="-50.6309902668" calcext:value-type="float">
            <text:p>-50.6309902668</text:p>
          </table:table-cell>
          <table:table-cell office:value-type="float" office:value="67.9638671875" calcext:value-type="float">
            <text:p>67.9638671875</text:p>
          </table:table-cell>
          <table:table-cell office:value-type="float" office:value="1383" calcext:value-type="float">
            <text:p>1383</text:p>
          </table:table-cell>
          <table:table-cell office:value-type="float" office:value="-20.1870183362" calcext:value-type="float">
            <text:p>-20.1870183362</text:p>
          </table:table-cell>
          <table:table-cell office:value-type="float" office:value="-5.0609874153" calcext:value-type="float">
            <text:p>-5.0609874153</text:p>
          </table:table-cell>
          <table:table-cell office:value-type="float" office:value="-19.3507692229" calcext:value-type="float">
            <text:p>-19.3507692229</text:p>
          </table:table-cell>
          <table:table-cell office:value-type="float" office:value="-4.5943060498" calcext:value-type="float">
            <text:p>-4.5943060498</text:p>
          </table:table-cell>
        </table:table-row>
        <table:table-row table:style-name="ro1">
          <table:table-cell office:value-type="float" office:value="-23.842424305" calcext:value-type="float">
            <text:p>-23.842424305</text:p>
          </table:table-cell>
          <table:table-cell office:value-type="float" office:value="40.5880301339" calcext:value-type="float">
            <text:p>40.5880301339</text:p>
          </table:table-cell>
          <table:table-cell office:value-type="float" office:value="-50.1875261784" calcext:value-type="float">
            <text:p>-50.1875261784</text:p>
          </table:table-cell>
          <table:table-cell office:value-type="float" office:value="67.8076171875" calcext:value-type="float">
            <text:p>67.8076171875</text:p>
          </table:table-cell>
          <table:table-cell office:value-type="float" office:value="-50.6308881521" calcext:value-type="float">
            <text:p>-50.6308881521</text:p>
          </table:table-cell>
          <table:table-cell office:value-type="float" office:value="67.9638671875" calcext:value-type="float">
            <text:p>67.9638671875</text:p>
          </table:table-cell>
          <table:table-cell office:value-type="float" office:value="1384" calcext:value-type="float">
            <text:p>1384</text:p>
          </table:table-cell>
          <table:table-cell office:value-type="float" office:value="-20.1867123922" calcext:value-type="float">
            <text:p>-20.1867123922</text:p>
          </table:table-cell>
          <table:table-cell office:value-type="float" office:value="-5.0605033882" calcext:value-type="float">
            <text:p>-5.0605033882</text:p>
          </table:table-cell>
          <table:table-cell office:value-type="float" office:value="-19.350724823" calcext:value-type="float">
            <text:p>-19.350724823</text:p>
          </table:table-cell>
          <table:table-cell office:value-type="float" office:value="-4.5943060498" calcext:value-type="float">
            <text:p>-4.5943060498</text:p>
          </table:table-cell>
        </table:table-row>
        <table:table-row table:style-name="ro1">
          <table:table-cell office:value-type="float" office:value="-23.8262234662" calcext:value-type="float">
            <text:p>-23.8262234662</text:p>
          </table:table-cell>
          <table:table-cell office:value-type="float" office:value="40.4513113839" calcext:value-type="float">
            <text:p>40.4513113839</text:p>
          </table:table-cell>
          <table:table-cell office:value-type="float" office:value="-50.1987189054" calcext:value-type="float">
            <text:p>-50.1987189054</text:p>
          </table:table-cell>
          <table:table-cell office:value-type="float" office:value="67.8466796875" calcext:value-type="float">
            <text:p>67.8466796875</text:p>
          </table:table-cell>
          <table:table-cell office:value-type="float" office:value="-50.6255166054" calcext:value-type="float">
            <text:p>-50.6255166054</text:p>
          </table:table-cell>
          <table:table-cell office:value-type="float" office:value="67.94921875" calcext:value-type="float">
            <text:p>67.94921875</text:p>
          </table:table-cell>
          <table:table-cell office:value-type="float" office:value="1386" calcext:value-type="float">
            <text:p>1386</text:p>
          </table:table-cell>
          <table:table-cell office:value-type="float" office:value="-20.1918404829" calcext:value-type="float">
            <text:p>-20.1918404829</text:p>
          </table:table-cell>
          <table:table-cell office:value-type="float" office:value="-5.064375605" calcext:value-type="float">
            <text:p>-5.064375605</text:p>
          </table:table-cell>
          <table:table-cell office:value-type="float" office:value="-19.348389249" calcext:value-type="float">
            <text:p>-19.348389249</text:p>
          </table:table-cell>
          <table:table-cell office:value-type="float" office:value="-4.5929715302" calcext:value-type="float">
            <text:p>-4.5929715302</text:p>
          </table:table-cell>
        </table:table-row>
        <table:table-row table:style-name="ro1">
          <table:table-cell office:value-type="float" office:value="-23.3894365783" calcext:value-type="float">
            <text:p>-23.3894365783</text:p>
          </table:table-cell>
          <table:table-cell office:value-type="float" office:value="40.3717912946" calcext:value-type="float">
            <text:p>40.3717912946</text:p>
          </table:table-cell>
          <table:table-cell office:value-type="float" office:value="-50.1834518433" calcext:value-type="float">
            <text:p>-50.1834518433</text:p>
          </table:table-cell>
          <table:table-cell office:value-type="float" office:value="67.8125" calcext:value-type="float">
            <text:p>67.8125</text:p>
          </table:table-cell>
          <table:table-cell office:value-type="float" office:value="-50.6215271235" calcext:value-type="float">
            <text:p>-50.6215271235</text:p>
          </table:table-cell>
          <table:table-cell office:value-type="float" office:value="67.96875" calcext:value-type="float">
            <text:p>67.96875</text:p>
          </table:table-cell>
          <table:table-cell office:value-type="float" office:value="1388" calcext:value-type="float">
            <text:p>1388</text:p>
          </table:table-cell>
          <table:table-cell office:value-type="float" office:value="-20.1848456836" calcext:value-type="float">
            <text:p>-20.1848456836</text:p>
          </table:table-cell>
          <table:table-cell office:value-type="float" office:value="-5.0609874153" calcext:value-type="float">
            <text:p>-5.0609874153</text:p>
          </table:table-cell>
          <table:table-cell office:value-type="float" office:value="-19.3466546034" calcext:value-type="float">
            <text:p>-19.3466546034</text:p>
          </table:table-cell>
          <table:table-cell office:value-type="float" office:value="-4.5947508897" calcext:value-type="float">
            <text:p>-4.5947508897</text:p>
          </table:table-cell>
        </table:table-row>
        <table:table-row table:style-name="ro1">
          <table:table-cell office:value-type="float" office:value="-23.7958157292" calcext:value-type="float">
            <text:p>-23.7958157292</text:p>
          </table:table-cell>
          <table:table-cell office:value-type="float" office:value="40.830078125" calcext:value-type="float">
            <text:p>40.830078125</text:p>
          </table:table-cell>
          <table:table-cell office:value-type="float" office:value="-50.186794734" calcext:value-type="float">
            <text:p>-50.186794734</text:p>
          </table:table-cell>
          <table:table-cell office:value-type="float" office:value="67.802734375" calcext:value-type="float">
            <text:p>67.802734375</text:p>
          </table:table-cell>
          <table:table-cell office:value-type="float" office:value="-50.6212650537" calcext:value-type="float">
            <text:p>-50.6212650537</text:p>
          </table:table-cell>
          <table:table-cell office:value-type="float" office:value="67.9638671875" calcext:value-type="float">
            <text:p>67.9638671875</text:p>
          </table:table-cell>
          <table:table-cell office:value-type="float" office:value="1390" calcext:value-type="float">
            <text:p>1390</text:p>
          </table:table-cell>
          <table:table-cell office:value-type="float" office:value="-20.1863772716" calcext:value-type="float">
            <text:p>-20.1863772716</text:p>
          </table:table-cell>
          <table:table-cell office:value-type="float" office:value="-5.0600193611" calcext:value-type="float">
            <text:p>-5.0600193611</text:p>
          </table:table-cell>
          <table:table-cell office:value-type="float" office:value="-19.3465406542" calcext:value-type="float">
            <text:p>-19.3465406542</text:p>
          </table:table-cell>
          <table:table-cell office:value-type="float" office:value="-4.5943060498" calcext:value-type="float">
            <text:p>-4.5943060498</text:p>
          </table:table-cell>
        </table:table-row>
        <table:table-row table:style-name="ro1">
          <table:table-cell office:value-type="float" office:value="-23.1188865764" calcext:value-type="float">
            <text:p>-23.1188865764</text:p>
          </table:table-cell>
          <table:table-cell office:value-type="float" office:value="40.2950613839" calcext:value-type="float">
            <text:p>40.2950613839</text:p>
          </table:table-cell>
          <table:table-cell office:value-type="float" office:value="-50.1833883524" calcext:value-type="float">
            <text:p>-50.1833883524</text:p>
          </table:table-cell>
          <table:table-cell office:value-type="float" office:value="67.8125" calcext:value-type="float">
            <text:p>67.8125</text:p>
          </table:table-cell>
          <table:table-cell office:value-type="float" office:value="-50.6200130463" calcext:value-type="float">
            <text:p>-50.6200130463</text:p>
          </table:table-cell>
          <table:table-cell office:value-type="float" office:value="68.0126953125" calcext:value-type="float">
            <text:p>68.0126953125</text:p>
          </table:table-cell>
          <table:table-cell office:value-type="float" office:value="1392" calcext:value-type="float">
            <text:p>1392</text:p>
          </table:table-cell>
          <table:table-cell office:value-type="float" office:value="-20.1848165944" calcext:value-type="float">
            <text:p>-20.1848165944</text:p>
          </table:table-cell>
          <table:table-cell office:value-type="float" office:value="-5.0609874153" calcext:value-type="float">
            <text:p>-5.0609874153</text:p>
          </table:table-cell>
          <table:table-cell office:value-type="float" office:value="-19.3459962754" calcext:value-type="float">
            <text:p>-19.3459962754</text:p>
          </table:table-cell>
          <table:table-cell office:value-type="float" office:value="-4.5987544484" calcext:value-type="float">
            <text:p>-4.5987544484</text:p>
          </table:table-cell>
        </table:table-row>
        <table:table-row table:style-name="ro1">
          <table:table-cell office:value-type="float" office:value="-23.5049679045" calcext:value-type="float">
            <text:p>-23.5049679045</text:p>
          </table:table-cell>
          <table:table-cell office:value-type="float" office:value="40.3989955357" calcext:value-type="float">
            <text:p>40.3989955357</text:p>
          </table:table-cell>
          <table:table-cell office:value-type="float" office:value="-50.1816267014" calcext:value-type="float">
            <text:p>-50.1816267014</text:p>
          </table:table-cell>
          <table:table-cell office:value-type="float" office:value="67.79296875" calcext:value-type="float">
            <text:p>67.79296875</text:p>
          </table:table-cell>
          <table:table-cell office:value-type="float" office:value="-50.6177068472" calcext:value-type="float">
            <text:p>-50.6177068472</text:p>
          </table:table-cell>
          <table:table-cell office:value-type="float" office:value="67.9736328125" calcext:value-type="float">
            <text:p>67.9736328125</text:p>
          </table:table-cell>
          <table:table-cell office:value-type="float" office:value="1394" calcext:value-type="float">
            <text:p>1394</text:p>
          </table:table-cell>
          <table:table-cell office:value-type="float" office:value="-20.1840094715" calcext:value-type="float">
            <text:p>-20.1840094715</text:p>
          </table:table-cell>
          <table:table-cell office:value-type="float" office:value="-5.0590513069" calcext:value-type="float">
            <text:p>-5.0590513069</text:p>
          </table:table-cell>
          <table:table-cell office:value-type="float" office:value="-19.3449935291" calcext:value-type="float">
            <text:p>-19.3449935291</text:p>
          </table:table-cell>
          <table:table-cell office:value-type="float" office:value="-4.5951957295" calcext:value-type="float">
            <text:p>-4.5951957295</text:p>
          </table:table-cell>
        </table:table-row>
        <table:table-row table:style-name="ro1">
          <table:table-cell office:value-type="float" office:value="-23.6001548205" calcext:value-type="float">
            <text:p>-23.6001548205</text:p>
          </table:table-cell>
          <table:table-cell office:value-type="float" office:value="40.7903180804" calcext:value-type="float">
            <text:p>40.7903180804</text:p>
          </table:table-cell>
          <table:table-cell office:value-type="float" office:value="-50.1759895086" calcext:value-type="float">
            <text:p>-50.1759895086</text:p>
          </table:table-cell>
          <table:table-cell office:value-type="float" office:value="67.7978515625" calcext:value-type="float">
            <text:p>67.7978515625</text:p>
          </table:table-cell>
          <table:table-cell office:value-type="float" office:value="-50.6146647215" calcext:value-type="float">
            <text:p>-50.6146647215</text:p>
          </table:table-cell>
          <table:table-cell office:value-type="float" office:value="67.9931640625" calcext:value-type="float">
            <text:p>67.9931640625</text:p>
          </table:table-cell>
          <table:table-cell office:value-type="float" office:value="1396" calcext:value-type="float">
            <text:p>1396</text:p>
          </table:table-cell>
          <table:table-cell office:value-type="float" office:value="-20.1814267197" calcext:value-type="float">
            <text:p>-20.1814267197</text:p>
          </table:table-cell>
          <table:table-cell office:value-type="float" office:value="-5.059535334" calcext:value-type="float">
            <text:p>-5.059535334</text:p>
          </table:table-cell>
          <table:table-cell office:value-type="float" office:value="-19.3436707985" calcext:value-type="float">
            <text:p>-19.3436707985</text:p>
          </table:table-cell>
          <table:table-cell office:value-type="float" office:value="-4.596975089" calcext:value-type="float">
            <text:p>-4.596975089</text:p>
          </table:table-cell>
        </table:table-row>
        <table:table-row table:style-name="ro1">
          <table:table-cell office:value-type="float" office:value="-24.1885493074" calcext:value-type="float">
            <text:p>-24.1885493074</text:p>
          </table:table-cell>
          <table:table-cell office:value-type="float" office:value="40.4833984375" calcext:value-type="float">
            <text:p>40.4833984375</text:p>
          </table:table-cell>
          <table:table-cell office:value-type="float" office:value="-50.1758968353" calcext:value-type="float">
            <text:p>-50.1758968353</text:p>
          </table:table-cell>
          <table:table-cell office:value-type="float" office:value="67.7978515625" calcext:value-type="float">
            <text:p>67.7978515625</text:p>
          </table:table-cell>
          <table:table-cell office:value-type="float" office:value="-50.6158032417" calcext:value-type="float">
            <text:p>-50.6158032417</text:p>
          </table:table-cell>
          <table:table-cell office:value-type="float" office:value="68.0029296875" calcext:value-type="float">
            <text:p>68.0029296875</text:p>
          </table:table-cell>
          <table:table-cell office:value-type="float" office:value="1398" calcext:value-type="float">
            <text:p>1398</text:p>
          </table:table-cell>
          <table:table-cell office:value-type="float" office:value="-20.1813842603" calcext:value-type="float">
            <text:p>-20.1813842603</text:p>
          </table:table-cell>
          <table:table-cell office:value-type="float" office:value="-5.059535334" calcext:value-type="float">
            <text:p>-5.059535334</text:p>
          </table:table-cell>
          <table:table-cell office:value-type="float" office:value="-19.3441658325" calcext:value-type="float">
            <text:p>-19.3441658325</text:p>
          </table:table-cell>
          <table:table-cell office:value-type="float" office:value="-4.5978647687" calcext:value-type="float">
            <text:p>-4.5978647687</text:p>
          </table:table-cell>
        </table:table-row>
        <table:table-row table:style-name="ro1">
          <table:table-cell office:value-type="float" office:value="-24.2811264741" calcext:value-type="float">
            <text:p>-24.2811264741</text:p>
          </table:table-cell>
          <table:table-cell office:value-type="float" office:value="40.7512555804" calcext:value-type="float">
            <text:p>40.7512555804</text:p>
          </table:table-cell>
          <table:table-cell office:value-type="float" office:value="-50.1694220304" calcext:value-type="float">
            <text:p>-50.1694220304</text:p>
          </table:table-cell>
          <table:table-cell office:value-type="float" office:value="67.8076171875" calcext:value-type="float">
            <text:p>67.8076171875</text:p>
          </table:table-cell>
          <table:table-cell office:value-type="float" office:value="-50.6144392014" calcext:value-type="float">
            <text:p>-50.6144392014</text:p>
          </table:table-cell>
          <table:table-cell office:value-type="float" office:value="67.9736328125" calcext:value-type="float">
            <text:p>67.9736328125</text:p>
          </table:table-cell>
          <table:table-cell office:value-type="float" office:value="1400" calcext:value-type="float">
            <text:p>1400</text:p>
          </table:table-cell>
          <table:table-cell office:value-type="float" office:value="-20.1784177458" calcext:value-type="float">
            <text:p>-20.1784177458</text:p>
          </table:table-cell>
          <table:table-cell office:value-type="float" office:value="-5.0605033882" calcext:value-type="float">
            <text:p>-5.0605033882</text:p>
          </table:table-cell>
          <table:table-cell office:value-type="float" office:value="-19.3435727412" calcext:value-type="float">
            <text:p>-19.3435727412</text:p>
          </table:table-cell>
          <table:table-cell office:value-type="float" office:value="-4.5951957295" calcext:value-type="float">
            <text:p>-4.5951957295</text:p>
          </table:table-cell>
        </table:table-row>
        <table:table-row table:style-name="ro1">
          <table:table-cell office:value-type="float" office:value="-23.2410057898" calcext:value-type="float">
            <text:p>-23.2410057898</text:p>
          </table:table-cell>
          <table:table-cell office:value-type="float" office:value="40.6619698661" calcext:value-type="float">
            <text:p>40.6619698661</text:p>
          </table:table-cell>
          <table:table-cell office:value-type="float" office:value="-50.1707262516" calcext:value-type="float">
            <text:p>-50.1707262516</text:p>
          </table:table-cell>
          <table:table-cell office:value-type="float" office:value="67.802734375" calcext:value-type="float">
            <text:p>67.802734375</text:p>
          </table:table-cell>
          <table:table-cell office:value-type="float" office:value="-50.6120183706" calcext:value-type="float">
            <text:p>-50.6120183706</text:p>
          </table:table-cell>
          <table:table-cell office:value-type="float" office:value="67.958984375" calcext:value-type="float">
            <text:p>67.958984375</text:p>
          </table:table-cell>
          <table:table-cell office:value-type="float" office:value="1402" calcext:value-type="float">
            <text:p>1402</text:p>
          </table:table-cell>
          <table:table-cell office:value-type="float" office:value="-20.1790152914" calcext:value-type="float">
            <text:p>-20.1790152914</text:p>
          </table:table-cell>
          <table:table-cell office:value-type="float" office:value="-5.0600193611" calcext:value-type="float">
            <text:p>-5.0600193611</text:p>
          </table:table-cell>
          <table:table-cell office:value-type="float" office:value="-19.3425201526" calcext:value-type="float">
            <text:p>-19.3425201526</text:p>
          </table:table-cell>
          <table:table-cell office:value-type="float" office:value="-4.59386121" calcext:value-type="float">
            <text:p>-4.59386121</text:p>
          </table:table-cell>
        </table:table-row>
        <table:table-row table:style-name="ro1">
          <table:table-cell office:value-type="float" office:value="-23.800519162" calcext:value-type="float">
            <text:p>-23.800519162</text:p>
          </table:table-cell>
          <table:table-cell office:value-type="float" office:value="40.6194196429" calcext:value-type="float">
            <text:p>40.6194196429</text:p>
          </table:table-cell>
          <table:table-cell office:value-type="float" office:value="-50.1630870342" calcext:value-type="float">
            <text:p>-50.1630870342</text:p>
          </table:table-cell>
          <table:table-cell office:value-type="float" office:value="67.7978515625" calcext:value-type="float">
            <text:p>67.7978515625</text:p>
          </table:table-cell>
          <table:table-cell office:value-type="float" office:value="-50.6122390032" calcext:value-type="float">
            <text:p>-50.6122390032</text:p>
          </table:table-cell>
          <table:table-cell office:value-type="float" office:value="67.998046875" calcext:value-type="float">
            <text:p>67.998046875</text:p>
          </table:table-cell>
          <table:table-cell office:value-type="float" office:value="1403" calcext:value-type="float">
            <text:p>1403</text:p>
          </table:table-cell>
          <table:table-cell office:value-type="float" office:value="-20.1755152865" calcext:value-type="float">
            <text:p>-20.1755152865</text:p>
          </table:table-cell>
          <table:table-cell office:value-type="float" office:value="-5.059535334" calcext:value-type="float">
            <text:p>-5.059535334</text:p>
          </table:table-cell>
          <table:table-cell office:value-type="float" office:value="-19.3426160846" calcext:value-type="float">
            <text:p>-19.3426160846</text:p>
          </table:table-cell>
          <table:table-cell office:value-type="float" office:value="-4.5974199288" calcext:value-type="float">
            <text:p>-4.5974199288</text:p>
          </table:table-cell>
        </table:table-row>
        <table:table-row table:style-name="ro1">
          <table:table-cell office:value-type="float" office:value="-23.9456606584" calcext:value-type="float">
            <text:p>-23.9456606584</text:p>
          </table:table-cell>
          <table:table-cell office:value-type="float" office:value="40.4464285714" calcext:value-type="float">
            <text:p>40.4464285714</text:p>
          </table:table-cell>
          <table:table-cell office:value-type="float" office:value="-50.1664220095" calcext:value-type="float">
            <text:p>-50.1664220095</text:p>
          </table:table-cell>
          <table:table-cell office:value-type="float" office:value="67.783203125" calcext:value-type="float">
            <text:p>67.783203125</text:p>
          </table:table-cell>
          <table:table-cell office:value-type="float" office:value="-50.610088563" calcext:value-type="float">
            <text:p>-50.610088563</text:p>
          </table:table-cell>
          <table:table-cell office:value-type="float" office:value="67.9736328125" calcext:value-type="float">
            <text:p>67.9736328125</text:p>
          </table:table-cell>
          <table:table-cell office:value-type="float" office:value="1405" calcext:value-type="float">
            <text:p>1405</text:p>
          </table:table-cell>
          <table:table-cell office:value-type="float" office:value="-20.1770432479" calcext:value-type="float">
            <text:p>-20.1770432479</text:p>
          </table:table-cell>
          <table:table-cell office:value-type="float" office:value="-5.0580832527" calcext:value-type="float">
            <text:p>-5.0580832527</text:p>
          </table:table-cell>
          <table:table-cell office:value-type="float" office:value="-19.341681063" calcext:value-type="float">
            <text:p>-19.341681063</text:p>
          </table:table-cell>
          <table:table-cell office:value-type="float" office:value="-4.5951957295" calcext:value-type="float">
            <text:p>-4.5951957295</text:p>
          </table:table-cell>
        </table:table-row>
        <table:table-row table:style-name="ro1">
          <table:table-cell office:value-type="float" office:value="-24.4919482597" calcext:value-type="float">
            <text:p>-24.4919482597</text:p>
          </table:table-cell>
          <table:table-cell office:value-type="float" office:value="40.7798549107" calcext:value-type="float">
            <text:p>40.7798549107</text:p>
          </table:table-cell>
          <table:table-cell office:value-type="float" office:value="-50.1711581469" calcext:value-type="float">
            <text:p>-50.1711581469</text:p>
          </table:table-cell>
          <table:table-cell office:value-type="float" office:value="67.8173828125" calcext:value-type="float">
            <text:p>67.8173828125</text:p>
          </table:table-cell>
          <table:table-cell office:value-type="float" office:value="-50.6145893097" calcext:value-type="float">
            <text:p>-50.6145893097</text:p>
          </table:table-cell>
          <table:table-cell office:value-type="float" office:value="67.9638671875" calcext:value-type="float">
            <text:p>67.9638671875</text:p>
          </table:table-cell>
          <table:table-cell office:value-type="float" office:value="1407" calcext:value-type="float">
            <text:p>1407</text:p>
          </table:table-cell>
          <table:table-cell office:value-type="float" office:value="-20.1792131697" calcext:value-type="float">
            <text:p>-20.1792131697</text:p>
          </table:table-cell>
          <table:table-cell office:value-type="float" office:value="-5.0614714424" calcext:value-type="float">
            <text:p>-5.0614714424</text:p>
          </table:table-cell>
          <table:table-cell office:value-type="float" office:value="-19.3436380091" calcext:value-type="float">
            <text:p>-19.3436380091</text:p>
          </table:table-cell>
          <table:table-cell office:value-type="float" office:value="-4.5943060498" calcext:value-type="float">
            <text:p>-4.5943060498</text:p>
          </table:table-cell>
        </table:table-row>
        <table:table-row table:style-name="ro1">
          <table:table-cell office:value-type="float" office:value="-23.5644992854" calcext:value-type="float">
            <text:p>-23.5644992854</text:p>
          </table:table-cell>
          <table:table-cell office:value-type="float" office:value="40.5796595982" calcext:value-type="float">
            <text:p>40.5796595982</text:p>
          </table:table-cell>
          <table:table-cell office:value-type="float" office:value="-50.1704707384" calcext:value-type="float">
            <text:p>-50.1704707384</text:p>
          </table:table-cell>
          <table:table-cell office:value-type="float" office:value="67.822265625" calcext:value-type="float">
            <text:p>67.822265625</text:p>
          </table:table-cell>
          <table:table-cell office:value-type="float" office:value="-50.6107586384" calcext:value-type="float">
            <text:p>-50.6107586384</text:p>
          </table:table-cell>
          <table:table-cell office:value-type="float" office:value="67.9833984375" calcext:value-type="float">
            <text:p>67.9833984375</text:p>
          </table:table-cell>
          <table:table-cell office:value-type="float" office:value="1409" calcext:value-type="float">
            <text:p>1409</text:p>
          </table:table-cell>
          <table:table-cell office:value-type="float" office:value="-20.1788982247" calcext:value-type="float">
            <text:p>-20.1788982247</text:p>
          </table:table-cell>
          <table:table-cell office:value-type="float" office:value="-5.0619554695" calcext:value-type="float">
            <text:p>-5.0619554695</text:p>
          </table:table-cell>
          <table:table-cell office:value-type="float" office:value="-19.341972415" calcext:value-type="float">
            <text:p>-19.341972415</text:p>
          </table:table-cell>
          <table:table-cell office:value-type="float" office:value="-4.5960854093" calcext:value-type="float">
            <text:p>-4.5960854093</text:p>
          </table:table-cell>
        </table:table-row>
        <table:table-row table:style-name="ro1">
          <table:table-cell office:value-type="float" office:value="-23.7549511254" calcext:value-type="float">
            <text:p>-23.7549511254</text:p>
          </table:table-cell>
          <table:table-cell office:value-type="float" office:value="40.6040736607" calcext:value-type="float">
            <text:p>40.6040736607</text:p>
          </table:table-cell>
          <table:table-cell office:value-type="float" office:value="-50.1695198536" calcext:value-type="float">
            <text:p>-50.1695198536</text:p>
          </table:table-cell>
          <table:table-cell office:value-type="float" office:value="67.8271484375" calcext:value-type="float">
            <text:p>67.8271484375</text:p>
          </table:table-cell>
          <table:table-cell office:value-type="float" office:value="-50.6102391005" calcext:value-type="float">
            <text:p>-50.6102391005</text:p>
          </table:table-cell>
          <table:table-cell office:value-type="float" office:value="67.96875" calcext:value-type="float">
            <text:p>67.96875</text:p>
          </table:table-cell>
          <table:table-cell office:value-type="float" office:value="1411" calcext:value-type="float">
            <text:p>1411</text:p>
          </table:table-cell>
          <table:table-cell office:value-type="float" office:value="-20.1784625647" calcext:value-type="float">
            <text:p>-20.1784625647</text:p>
          </table:table-cell>
          <table:table-cell office:value-type="float" office:value="-5.0624394966" calcext:value-type="float">
            <text:p>-5.0624394966</text:p>
          </table:table-cell>
          <table:table-cell office:value-type="float" office:value="-19.3417465175" calcext:value-type="float">
            <text:p>-19.3417465175</text:p>
          </table:table-cell>
          <table:table-cell office:value-type="float" office:value="-4.5947508897" calcext:value-type="float">
            <text:p>-4.5947508897</text:p>
          </table:table-cell>
        </table:table-row>
        <table:table-row table:style-name="ro1">
          <table:table-cell office:value-type="float" office:value="-22.973944756" calcext:value-type="float">
            <text:p>-22.973944756</text:p>
          </table:table-cell>
          <table:table-cell office:value-type="float" office:value="40.3090122768" calcext:value-type="float">
            <text:p>40.3090122768</text:p>
          </table:table-cell>
          <table:table-cell office:value-type="float" office:value="-50.1682164192" calcext:value-type="float">
            <text:p>-50.1682164192</text:p>
          </table:table-cell>
          <table:table-cell office:value-type="float" office:value="67.8076171875" calcext:value-type="float">
            <text:p>67.8076171875</text:p>
          </table:table-cell>
          <table:table-cell office:value-type="float" office:value="-50.6109587908" calcext:value-type="float">
            <text:p>-50.6109587908</text:p>
          </table:table-cell>
          <table:table-cell office:value-type="float" office:value="67.9638671875" calcext:value-type="float">
            <text:p>67.9638671875</text:p>
          </table:table-cell>
          <table:table-cell office:value-type="float" office:value="1413" calcext:value-type="float">
            <text:p>1413</text:p>
          </table:table-cell>
          <table:table-cell office:value-type="float" office:value="-20.1778653796" calcext:value-type="float">
            <text:p>-20.1778653796</text:p>
          </table:table-cell>
          <table:table-cell office:value-type="float" office:value="-5.0605033882" calcext:value-type="float">
            <text:p>-5.0605033882</text:p>
          </table:table-cell>
          <table:table-cell office:value-type="float" office:value="-19.3420594422" calcext:value-type="float">
            <text:p>-19.3420594422</text:p>
          </table:table-cell>
          <table:table-cell office:value-type="float" office:value="-4.5943060498" calcext:value-type="float">
            <text:p>-4.5943060498</text:p>
          </table:table-cell>
        </table:table-row>
        <table:table-row table:style-name="ro1">
          <table:table-cell office:value-type="float" office:value="-23.8534403771" calcext:value-type="float">
            <text:p>-23.8534403771</text:p>
          </table:table-cell>
          <table:table-cell office:value-type="float" office:value="40.5050223214" calcext:value-type="float">
            <text:p>40.5050223214</text:p>
          </table:table-cell>
          <table:table-cell office:value-type="float" office:value="-50.1656415224" calcext:value-type="float">
            <text:p>-50.1656415224</text:p>
          </table:table-cell>
          <table:table-cell office:value-type="float" office:value="67.7783203125" calcext:value-type="float">
            <text:p>67.7783203125</text:p>
          </table:table-cell>
          <table:table-cell office:value-type="float" office:value="-50.6103811264" calcext:value-type="float">
            <text:p>-50.6103811264</text:p>
          </table:table-cell>
          <table:table-cell office:value-type="float" office:value="67.9638671875" calcext:value-type="float">
            <text:p>67.9638671875</text:p>
          </table:table-cell>
          <table:table-cell office:value-type="float" office:value="1415" calcext:value-type="float">
            <text:p>1415</text:p>
          </table:table-cell>
          <table:table-cell office:value-type="float" office:value="-20.1766856578" calcext:value-type="float">
            <text:p>-20.1766856578</text:p>
          </table:table-cell>
          <table:table-cell office:value-type="float" office:value="-5.0575992256" calcext:value-type="float">
            <text:p>-5.0575992256</text:p>
          </table:table-cell>
          <table:table-cell office:value-type="float" office:value="-19.341808271" calcext:value-type="float">
            <text:p>-19.341808271</text:p>
          </table:table-cell>
          <table:table-cell office:value-type="float" office:value="-4.5943060498" calcext:value-type="float">
            <text:p>-4.5943060498</text:p>
          </table:table-cell>
        </table:table-row>
        <table:table-row table:style-name="ro1">
          <table:table-cell office:value-type="float" office:value="-23.8499045644" calcext:value-type="float">
            <text:p>-23.8499045644</text:p>
          </table:table-cell>
          <table:table-cell office:value-type="float" office:value="40.5294363839" calcext:value-type="float">
            <text:p>40.5294363839</text:p>
          </table:table-cell>
          <table:table-cell office:value-type="float" office:value="-50.1684651613" calcext:value-type="float">
            <text:p>-50.1684651613</text:p>
          </table:table-cell>
          <table:table-cell office:value-type="float" office:value="67.79296875" calcext:value-type="float">
            <text:p>67.79296875</text:p>
          </table:table-cell>
          <table:table-cell office:value-type="float" office:value="-50.6132903576" calcext:value-type="float">
            <text:p>-50.6132903576</text:p>
          </table:table-cell>
          <table:table-cell office:value-type="float" office:value="67.96875" calcext:value-type="float">
            <text:p>67.96875</text:p>
          </table:table-cell>
          <table:table-cell office:value-type="float" office:value="1417" calcext:value-type="float">
            <text:p>1417</text:p>
          </table:table-cell>
          <table:table-cell office:value-type="float" office:value="-20.177979344" calcext:value-type="float">
            <text:p>-20.177979344</text:p>
          </table:table-cell>
          <table:table-cell office:value-type="float" office:value="-5.0590513069" calcext:value-type="float">
            <text:p>-5.0590513069</text:p>
          </table:table-cell>
          <table:table-cell office:value-type="float" office:value="-19.3430732185" calcext:value-type="float">
            <text:p>-19.3430732185</text:p>
          </table:table-cell>
          <table:table-cell office:value-type="float" office:value="-4.5947508897" calcext:value-type="float">
            <text:p>-4.5947508897</text:p>
          </table:table-cell>
        </table:table-row>
        <table:table-row table:style-name="ro1">
          <table:table-cell office:value-type="float" office:value="-24.2783548155" calcext:value-type="float">
            <text:p>-24.2783548155</text:p>
          </table:table-cell>
          <table:table-cell office:value-type="float" office:value="40.8628627232" calcext:value-type="float">
            <text:p>40.8628627232</text:p>
          </table:table-cell>
          <table:table-cell office:value-type="float" office:value="-50.1663096428" calcext:value-type="float">
            <text:p>-50.1663096428</text:p>
          </table:table-cell>
          <table:table-cell office:value-type="float" office:value="67.8173828125" calcext:value-type="float">
            <text:p>67.8173828125</text:p>
          </table:table-cell>
          <table:table-cell office:value-type="float" office:value="-50.6149108648" calcext:value-type="float">
            <text:p>-50.6149108648</text:p>
          </table:table-cell>
          <table:table-cell office:value-type="float" office:value="68.0078125" calcext:value-type="float">
            <text:p>68.0078125</text:p>
          </table:table-cell>
          <table:table-cell office:value-type="float" office:value="1419" calcext:value-type="float">
            <text:p>1419</text:p>
          </table:table-cell>
          <table:table-cell office:value-type="float" office:value="-20.1769917657" calcext:value-type="float">
            <text:p>-20.1769917657</text:p>
          </table:table-cell>
          <table:table-cell office:value-type="float" office:value="-5.0614714424" calcext:value-type="float">
            <text:p>-5.0614714424</text:p>
          </table:table-cell>
          <table:table-cell office:value-type="float" office:value="-19.3437778228" calcext:value-type="float">
            <text:p>-19.3437778228</text:p>
          </table:table-cell>
          <table:table-cell office:value-type="float" office:value="-4.5983096085" calcext:value-type="float">
            <text:p>-4.5983096085</text:p>
          </table:table-cell>
        </table:table-row>
        <table:table-row table:style-name="ro1">
          <table:table-cell office:value-type="float" office:value="-23.0719648199" calcext:value-type="float">
            <text:p>-23.0719648199</text:p>
          </table:table-cell>
          <table:table-cell office:value-type="float" office:value="40.6012834821" calcext:value-type="float">
            <text:p>40.6012834821</text:p>
          </table:table-cell>
          <table:table-cell office:value-type="float" office:value="-50.1691995382" calcext:value-type="float">
            <text:p>-50.1691995382</text:p>
          </table:table-cell>
          <table:table-cell office:value-type="float" office:value="67.7783203125" calcext:value-type="float">
            <text:p>67.7783203125</text:p>
          </table:table-cell>
          <table:table-cell office:value-type="float" office:value="-50.6112905979" calcext:value-type="float">
            <text:p>-50.6112905979</text:p>
          </table:table-cell>
          <table:table-cell office:value-type="float" office:value="67.9638671875" calcext:value-type="float">
            <text:p>67.9638671875</text:p>
          </table:table-cell>
          <table:table-cell office:value-type="float" office:value="1421" calcext:value-type="float">
            <text:p>1421</text:p>
          </table:table-cell>
          <table:table-cell office:value-type="float" office:value="-20.1783158082" calcext:value-type="float">
            <text:p>-20.1783158082</text:p>
          </table:table-cell>
          <table:table-cell office:value-type="float" office:value="-5.0575992256" calcext:value-type="float">
            <text:p>-5.0575992256</text:p>
          </table:table-cell>
          <table:table-cell office:value-type="float" office:value="-19.3422037135" calcext:value-type="float">
            <text:p>-19.3422037135</text:p>
          </table:table-cell>
          <table:table-cell office:value-type="float" office:value="-4.5943060498" calcext:value-type="float">
            <text:p>-4.5943060498</text:p>
          </table:table-cell>
        </table:table-row>
        <table:table-row table:style-name="ro1">
          <table:table-cell office:value-type="float" office:value="-23.2709002959" calcext:value-type="float">
            <text:p>-23.2709002959</text:p>
          </table:table-cell>
          <table:table-cell office:value-type="float" office:value="40.5189732143" calcext:value-type="float">
            <text:p>40.5189732143</text:p>
          </table:table-cell>
          <table:table-cell office:value-type="float" office:value="-50.1659020662" calcext:value-type="float">
            <text:p>-50.1659020662</text:p>
          </table:table-cell>
          <table:table-cell office:value-type="float" office:value="67.8076171875" calcext:value-type="float">
            <text:p>67.8076171875</text:p>
          </table:table-cell>
          <table:table-cell office:value-type="float" office:value="-50.6154894829" calcext:value-type="float">
            <text:p>-50.6154894829</text:p>
          </table:table-cell>
          <table:table-cell office:value-type="float" office:value="67.9931640625" calcext:value-type="float">
            <text:p>67.9931640625</text:p>
          </table:table-cell>
          <table:table-cell office:value-type="float" office:value="1422" calcext:value-type="float">
            <text:p>1422</text:p>
          </table:table-cell>
          <table:table-cell office:value-type="float" office:value="-20.1768050293" calcext:value-type="float">
            <text:p>-20.1768050293</text:p>
          </table:table-cell>
          <table:table-cell office:value-type="float" office:value="-5.0605033882" calcext:value-type="float">
            <text:p>-5.0605033882</text:p>
          </table:table-cell>
          <table:table-cell office:value-type="float" office:value="-19.3440294086" calcext:value-type="float">
            <text:p>-19.3440294086</text:p>
          </table:table-cell>
          <table:table-cell office:value-type="float" office:value="-4.596975089" calcext:value-type="float">
            <text:p>-4.596975089</text:p>
          </table:table-cell>
        </table:table-row>
        <table:table-row table:style-name="ro1">
          <table:table-cell office:value-type="float" office:value="-23.8462138333" calcext:value-type="float">
            <text:p>-23.8462138333</text:p>
          </table:table-cell>
          <table:table-cell office:value-type="float" office:value="40.4910714286" calcext:value-type="float">
            <text:p>40.4910714286</text:p>
          </table:table-cell>
          <table:table-cell office:value-type="float" office:value="-50.1802283287" calcext:value-type="float">
            <text:p>-50.1802283287</text:p>
          </table:table-cell>
          <table:table-cell office:value-type="float" office:value="67.841796875" calcext:value-type="float">
            <text:p>67.841796875</text:p>
          </table:table-cell>
          <table:table-cell office:value-type="float" office:value="-50.6161428452" calcext:value-type="float">
            <text:p>-50.6161428452</text:p>
          </table:table-cell>
          <table:table-cell office:value-type="float" office:value="67.978515625" calcext:value-type="float">
            <text:p>67.978515625</text:p>
          </table:table-cell>
          <table:table-cell office:value-type="float" office:value="1424" calcext:value-type="float">
            <text:p>1424</text:p>
          </table:table-cell>
          <table:table-cell office:value-type="float" office:value="-20.1833687892" calcext:value-type="float">
            <text:p>-20.1833687892</text:p>
          </table:table-cell>
          <table:table-cell office:value-type="float" office:value="-5.0638915779" calcext:value-type="float">
            <text:p>-5.0638915779</text:p>
          </table:table-cell>
          <table:table-cell office:value-type="float" office:value="-19.3443134936" calcext:value-type="float">
            <text:p>-19.3443134936</text:p>
          </table:table-cell>
          <table:table-cell office:value-type="float" office:value="-4.5956405694" calcext:value-type="float">
            <text:p>-4.5956405694</text:p>
          </table:table-cell>
        </table:table-row>
        <table:table-row table:style-name="ro1">
          <table:table-cell office:value-type="float" office:value="-23.5950290173" calcext:value-type="float">
            <text:p>-23.5950290173</text:p>
          </table:table-cell>
          <table:table-cell office:value-type="float" office:value="40.7191685268" calcext:value-type="float">
            <text:p>40.7191685268</text:p>
          </table:table-cell>
          <table:table-cell office:value-type="float" office:value="-50.1834993601" calcext:value-type="float">
            <text:p>-50.1834993601</text:p>
          </table:table-cell>
          <table:table-cell office:value-type="float" office:value="67.8271484375" calcext:value-type="float">
            <text:p>67.8271484375</text:p>
          </table:table-cell>
          <table:table-cell office:value-type="float" office:value="-50.6222443581" calcext:value-type="float">
            <text:p>-50.6222443581</text:p>
          </table:table-cell>
          <table:table-cell office:value-type="float" office:value="67.9833984375" calcext:value-type="float">
            <text:p>67.9833984375</text:p>
          </table:table-cell>
          <table:table-cell office:value-type="float" office:value="1426" calcext:value-type="float">
            <text:p>1426</text:p>
          </table:table-cell>
          <table:table-cell office:value-type="float" office:value="-20.184867454" calcext:value-type="float">
            <text:p>-20.184867454</text:p>
          </table:table-cell>
          <table:table-cell office:value-type="float" office:value="-5.0624394966" calcext:value-type="float">
            <text:p>-5.0624394966</text:p>
          </table:table-cell>
          <table:table-cell office:value-type="float" office:value="-19.3469664604" calcext:value-type="float">
            <text:p>-19.3469664604</text:p>
          </table:table-cell>
          <table:table-cell office:value-type="float" office:value="-4.5960854093" calcext:value-type="float">
            <text:p>-4.5960854093</text:p>
          </table:table-cell>
        </table:table-row>
        <table:table-row table:style-name="ro1">
          <table:table-cell office:value-type="float" office:value="-23.9435047341" calcext:value-type="float">
            <text:p>-23.9435047341</text:p>
          </table:table-cell>
          <table:table-cell office:value-type="float" office:value="40.7882254464" calcext:value-type="float">
            <text:p>40.7882254464</text:p>
          </table:table-cell>
          <table:table-cell office:value-type="float" office:value="-50.1803489447" calcext:value-type="float">
            <text:p>-50.1803489447</text:p>
          </table:table-cell>
          <table:table-cell office:value-type="float" office:value="67.8369140625" calcext:value-type="float">
            <text:p>67.8369140625</text:p>
          </table:table-cell>
          <table:table-cell office:value-type="float" office:value="-50.6199054956" calcext:value-type="float">
            <text:p>-50.6199054956</text:p>
          </table:table-cell>
          <table:table-cell office:value-type="float" office:value="67.998046875" calcext:value-type="float">
            <text:p>67.998046875</text:p>
          </table:table-cell>
          <table:table-cell office:value-type="float" office:value="1428" calcext:value-type="float">
            <text:p>1428</text:p>
          </table:table-cell>
          <table:table-cell office:value-type="float" office:value="-20.183424051" calcext:value-type="float">
            <text:p>-20.183424051</text:p>
          </table:table-cell>
          <table:table-cell office:value-type="float" office:value="-5.0634075508" calcext:value-type="float">
            <text:p>-5.0634075508</text:p>
          </table:table-cell>
          <table:table-cell office:value-type="float" office:value="-19.3459495119" calcext:value-type="float">
            <text:p>-19.3459495119</text:p>
          </table:table-cell>
          <table:table-cell office:value-type="float" office:value="-4.5974199288" calcext:value-type="float">
            <text:p>-4.5974199288</text:p>
          </table:table-cell>
        </table:table-row>
        <table:table-row table:style-name="ro1">
          <table:table-cell office:value-type="float" office:value="-23.9407728221" calcext:value-type="float">
            <text:p>-23.9407728221</text:p>
          </table:table-cell>
          <table:table-cell office:value-type="float" office:value="40.6577845982" calcext:value-type="float">
            <text:p>40.6577845982</text:p>
          </table:table-cell>
          <table:table-cell office:value-type="float" office:value="-50.179117322" calcext:value-type="float">
            <text:p>-50.179117322</text:p>
          </table:table-cell>
          <table:table-cell office:value-type="float" office:value="67.8271484375" calcext:value-type="float">
            <text:p>67.8271484375</text:p>
          </table:table-cell>
          <table:table-cell office:value-type="float" office:value="-50.6189980984" calcext:value-type="float">
            <text:p>-50.6189980984</text:p>
          </table:table-cell>
          <table:table-cell office:value-type="float" office:value="68.0029296875" calcext:value-type="float">
            <text:p>68.0029296875</text:p>
          </table:table-cell>
          <table:table-cell office:value-type="float" office:value="1430" calcext:value-type="float">
            <text:p>1430</text:p>
          </table:table-cell>
          <table:table-cell office:value-type="float" office:value="-20.1828597673" calcext:value-type="float">
            <text:p>-20.1828597673</text:p>
          </table:table-cell>
          <table:table-cell office:value-type="float" office:value="-5.0624394966" calcext:value-type="float">
            <text:p>-5.0624394966</text:p>
          </table:table-cell>
          <table:table-cell office:value-type="float" office:value="-19.3455549713" calcext:value-type="float">
            <text:p>-19.3455549713</text:p>
          </table:table-cell>
          <table:table-cell office:value-type="float" office:value="-4.5978647687" calcext:value-type="float">
            <text:p>-4.5978647687</text:p>
          </table:table-cell>
        </table:table-row>
        <table:table-row table:style-name="ro1">
          <table:table-cell office:value-type="float" office:value="-23.4245574619" calcext:value-type="float">
            <text:p>-23.4245574619</text:p>
          </table:table-cell>
          <table:table-cell office:value-type="float" office:value="40.5531529018" calcext:value-type="float">
            <text:p>40.5531529018</text:p>
          </table:table-cell>
          <table:table-cell office:value-type="float" office:value="-50.1821150541" calcext:value-type="float">
            <text:p>-50.1821150541</text:p>
          </table:table-cell>
          <table:table-cell office:value-type="float" office:value="67.8271484375" calcext:value-type="float">
            <text:p>67.8271484375</text:p>
          </table:table-cell>
          <table:table-cell office:value-type="float" office:value="-50.6238146782" calcext:value-type="float">
            <text:p>-50.6238146782</text:p>
          </table:table-cell>
          <table:table-cell office:value-type="float" office:value="67.9833984375" calcext:value-type="float">
            <text:p>67.9833984375</text:p>
          </table:table-cell>
          <table:table-cell office:value-type="float" office:value="1432" calcext:value-type="float">
            <text:p>1432</text:p>
          </table:table-cell>
          <table:table-cell office:value-type="float" office:value="-20.1842332166" calcext:value-type="float">
            <text:p>-20.1842332166</text:p>
          </table:table-cell>
          <table:table-cell office:value-type="float" office:value="-5.0624394966" calcext:value-type="float">
            <text:p>-5.0624394966</text:p>
          </table:table-cell>
          <table:table-cell office:value-type="float" office:value="-19.347649243" calcext:value-type="float">
            <text:p>-19.347649243</text:p>
          </table:table-cell>
          <table:table-cell office:value-type="float" office:value="-4.5960854093" calcext:value-type="float">
            <text:p>-4.5960854093</text:p>
          </table:table-cell>
        </table:table-row>
        <table:table-row table:style-name="ro1">
          <table:table-cell office:value-type="float" office:value="-23.7486233073" calcext:value-type="float">
            <text:p>-23.7486233073</text:p>
          </table:table-cell>
          <table:table-cell office:value-type="float" office:value="40.810546875" calcext:value-type="float">
            <text:p>40.810546875</text:p>
          </table:table-cell>
          <table:table-cell office:value-type="float" office:value="-50.1790132523" calcext:value-type="float">
            <text:p>-50.1790132523</text:p>
          </table:table-cell>
          <table:table-cell office:value-type="float" office:value="67.8125" calcext:value-type="float">
            <text:p>67.8125</text:p>
          </table:table-cell>
          <table:table-cell office:value-type="float" office:value="-50.616551137" calcext:value-type="float">
            <text:p>-50.616551137</text:p>
          </table:table-cell>
          <table:table-cell office:value-type="float" office:value="67.98828125" calcext:value-type="float">
            <text:p>67.98828125</text:p>
          </table:table-cell>
          <table:table-cell office:value-type="float" office:value="1434" calcext:value-type="float">
            <text:p>1434</text:p>
          </table:table-cell>
          <table:table-cell office:value-type="float" office:value="-20.1828120865" calcext:value-type="float">
            <text:p>-20.1828120865</text:p>
          </table:table-cell>
          <table:table-cell office:value-type="float" office:value="-5.0609874153" calcext:value-type="float">
            <text:p>-5.0609874153</text:p>
          </table:table-cell>
          <table:table-cell office:value-type="float" office:value="-19.3444910209" calcext:value-type="float">
            <text:p>-19.3444910209</text:p>
          </table:table-cell>
          <table:table-cell office:value-type="float" office:value="-4.5965302491" calcext:value-type="float">
            <text:p>-4.5965302491</text:p>
          </table:table-cell>
        </table:table-row>
        <table:table-row table:style-name="ro1">
          <table:table-cell office:value-type="float" office:value="-23.9052254375" calcext:value-type="float">
            <text:p>-23.9052254375</text:p>
          </table:table-cell>
          <table:table-cell office:value-type="float" office:value="40.3731863839" calcext:value-type="float">
            <text:p>40.3731863839</text:p>
          </table:table-cell>
          <table:table-cell office:value-type="float" office:value="-50.1690496683" calcext:value-type="float">
            <text:p>-50.1690496683</text:p>
          </table:table-cell>
          <table:table-cell office:value-type="float" office:value="67.8076171875" calcext:value-type="float">
            <text:p>67.8076171875</text:p>
          </table:table-cell>
          <table:table-cell office:value-type="float" office:value="-50.6132944107" calcext:value-type="float">
            <text:p>-50.6132944107</text:p>
          </table:table-cell>
          <table:table-cell office:value-type="float" office:value="67.98828125" calcext:value-type="float">
            <text:p>67.98828125</text:p>
          </table:table-cell>
          <table:table-cell office:value-type="float" office:value="1436" calcext:value-type="float">
            <text:p>1436</text:p>
          </table:table-cell>
          <table:table-cell office:value-type="float" office:value="-20.1782471433" calcext:value-type="float">
            <text:p>-20.1782471433</text:p>
          </table:table-cell>
          <table:table-cell office:value-type="float" office:value="-5.0605033882" calcext:value-type="float">
            <text:p>-5.0605033882</text:p>
          </table:table-cell>
          <table:table-cell office:value-type="float" office:value="-19.3430749808" calcext:value-type="float">
            <text:p>-19.3430749808</text:p>
          </table:table-cell>
          <table:table-cell office:value-type="float" office:value="-4.5965302491" calcext:value-type="float">
            <text:p>-4.5965302491</text:p>
          </table:table-cell>
        </table:table-row>
        <table:table-row table:style-name="ro1">
          <table:table-cell office:value-type="float" office:value="-23.4827942486" calcext:value-type="float">
            <text:p>-23.4827942486</text:p>
          </table:table-cell>
          <table:table-cell office:value-type="float" office:value="40.5119977679" calcext:value-type="float">
            <text:p>40.5119977679</text:p>
          </table:table-cell>
          <table:table-cell office:value-type="float" office:value="-50.1752954006" calcext:value-type="float">
            <text:p>-50.1752954006</text:p>
          </table:table-cell>
          <table:table-cell office:value-type="float" office:value="67.8271484375" calcext:value-type="float">
            <text:p>67.8271484375</text:p>
          </table:table-cell>
          <table:table-cell office:value-type="float" office:value="-50.6157800198" calcext:value-type="float">
            <text:p>-50.6157800198</text:p>
          </table:table-cell>
          <table:table-cell office:value-type="float" office:value="67.958984375" calcext:value-type="float">
            <text:p>67.958984375</text:p>
          </table:table-cell>
          <table:table-cell office:value-type="float" office:value="1438" calcext:value-type="float">
            <text:p>1438</text:p>
          </table:table-cell>
          <table:table-cell office:value-type="float" office:value="-20.1811087053" calcext:value-type="float">
            <text:p>-20.1811087053</text:p>
          </table:table-cell>
          <table:table-cell office:value-type="float" office:value="-5.0624394966" calcext:value-type="float">
            <text:p>-5.0624394966</text:p>
          </table:table-cell>
          <table:table-cell office:value-type="float" office:value="-19.3441557354" calcext:value-type="float">
            <text:p>-19.3441557354</text:p>
          </table:table-cell>
          <table:table-cell office:value-type="float" office:value="-4.59386121" calcext:value-type="float">
            <text:p>-4.59386121</text:p>
          </table:table-cell>
        </table:table-row>
        <table:table-row table:style-name="ro1">
          <table:table-cell office:value-type="float" office:value="-23.5917828236" calcext:value-type="float">
            <text:p>-23.5917828236</text:p>
          </table:table-cell>
          <table:table-cell office:value-type="float" office:value="40.6794084821" calcext:value-type="float">
            <text:p>40.6794084821</text:p>
          </table:table-cell>
          <table:table-cell office:value-type="float" office:value="-50.1675301552" calcext:value-type="float">
            <text:p>-50.1675301552</text:p>
          </table:table-cell>
          <table:table-cell office:value-type="float" office:value="67.8125" calcext:value-type="float">
            <text:p>67.8125</text:p>
          </table:table-cell>
          <table:table-cell office:value-type="float" office:value="-50.6162918091" calcext:value-type="float">
            <text:p>-50.6162918091</text:p>
          </table:table-cell>
          <table:table-cell office:value-type="float" office:value="67.978515625" calcext:value-type="float">
            <text:p>67.978515625</text:p>
          </table:table-cell>
          <table:table-cell office:value-type="float" office:value="1440" calcext:value-type="float">
            <text:p>1440</text:p>
          </table:table-cell>
          <table:table-cell office:value-type="float" office:value="-20.177550959" calcext:value-type="float">
            <text:p>-20.177550959</text:p>
          </table:table-cell>
          <table:table-cell office:value-type="float" office:value="-5.0609874153" calcext:value-type="float">
            <text:p>-5.0609874153</text:p>
          </table:table-cell>
          <table:table-cell office:value-type="float" office:value="-19.3443782639" calcext:value-type="float">
            <text:p>-19.3443782639</text:p>
          </table:table-cell>
          <table:table-cell office:value-type="float" office:value="-4.5956405694" calcext:value-type="float">
            <text:p>-4.5956405694</text:p>
          </table:table-cell>
        </table:table-row>
        <table:table-row table:style-name="ro1">
          <table:table-cell office:value-type="float" office:value="-23.4899495717" calcext:value-type="float">
            <text:p>-23.4899495717</text:p>
          </table:table-cell>
          <table:table-cell office:value-type="float" office:value="40.2839006696" calcext:value-type="float">
            <text:p>40.2839006696</text:p>
          </table:table-cell>
          <table:table-cell office:value-type="float" office:value="-50.1669942856" calcext:value-type="float">
            <text:p>-50.1669942856</text:p>
          </table:table-cell>
          <table:table-cell office:value-type="float" office:value="67.8173828125" calcext:value-type="float">
            <text:p>67.8173828125</text:p>
          </table:table-cell>
          <table:table-cell office:value-type="float" office:value="-50.6129111052" calcext:value-type="float">
            <text:p>-50.6129111052</text:p>
          </table:table-cell>
          <table:table-cell office:value-type="float" office:value="67.9736328125" calcext:value-type="float">
            <text:p>67.9736328125</text:p>
          </table:table-cell>
          <table:table-cell office:value-type="float" office:value="1441" calcext:value-type="float">
            <text:p>1441</text:p>
          </table:table-cell>
          <table:table-cell office:value-type="float" office:value="-20.1773054435" calcext:value-type="float">
            <text:p>-20.1773054435</text:p>
          </table:table-cell>
          <table:table-cell office:value-type="float" office:value="-5.0614714424" calcext:value-type="float">
            <text:p>-5.0614714424</text:p>
          </table:table-cell>
          <table:table-cell office:value-type="float" office:value="-19.3429083178" calcext:value-type="float">
            <text:p>-19.3429083178</text:p>
          </table:table-cell>
          <table:table-cell office:value-type="float" office:value="-4.5951957295" calcext:value-type="float">
            <text:p>-4.5951957295</text:p>
          </table:table-cell>
        </table:table-row>
        <table:table-row table:style-name="ro1">
          <table:table-cell office:value-type="float" office:value="-23.7236562337" calcext:value-type="float">
            <text:p>-23.7236562337</text:p>
          </table:table-cell>
          <table:table-cell office:value-type="float" office:value="40.3599330357" calcext:value-type="float">
            <text:p>40.3599330357</text:p>
          </table:table-cell>
          <table:table-cell office:value-type="float" office:value="-50.168793726" calcext:value-type="float">
            <text:p>-50.168793726</text:p>
          </table:table-cell>
          <table:table-cell office:value-type="float" office:value="67.8173828125" calcext:value-type="float">
            <text:p>67.8173828125</text:p>
          </table:table-cell>
          <table:table-cell office:value-type="float" office:value="-50.6121658802" calcext:value-type="float">
            <text:p>-50.6121658802</text:p>
          </table:table-cell>
          <table:table-cell office:value-type="float" office:value="67.9345703125" calcext:value-type="float">
            <text:p>67.9345703125</text:p>
          </table:table-cell>
          <table:table-cell office:value-type="float" office:value="1443" calcext:value-type="float">
            <text:p>1443</text:p>
          </table:table-cell>
          <table:table-cell office:value-type="float" office:value="-20.1781298801" calcext:value-type="float">
            <text:p>-20.1781298801</text:p>
          </table:table-cell>
          <table:table-cell office:value-type="float" office:value="-5.0614714424" calcext:value-type="float">
            <text:p>-5.0614714424</text:p>
          </table:table-cell>
          <table:table-cell office:value-type="float" office:value="-19.3425842904" calcext:value-type="float">
            <text:p>-19.3425842904</text:p>
          </table:table-cell>
          <table:table-cell office:value-type="float" office:value="-4.5916370107" calcext:value-type="float">
            <text:p>-4.5916370107</text:p>
          </table:table-cell>
        </table:table-row>
        <table:table-row table:style-name="ro1">
          <table:table-cell office:value-type="float" office:value="-24.2385930653" calcext:value-type="float">
            <text:p>-24.2385930653</text:p>
          </table:table-cell>
          <table:table-cell office:value-type="float" office:value="40.6291852679" calcext:value-type="float">
            <text:p>40.6291852679</text:p>
          </table:table-cell>
          <table:table-cell office:value-type="float" office:value="-50.1735392094" calcext:value-type="float">
            <text:p>-50.1735392094</text:p>
          </table:table-cell>
          <table:table-cell office:value-type="float" office:value="67.841796875" calcext:value-type="float">
            <text:p>67.841796875</text:p>
          </table:table-cell>
          <table:table-cell office:value-type="float" office:value="-50.6101825953" calcext:value-type="float">
            <text:p>-50.6101825953</text:p>
          </table:table-cell>
          <table:table-cell office:value-type="float" office:value="67.958984375" calcext:value-type="float">
            <text:p>67.958984375</text:p>
          </table:table-cell>
          <table:table-cell office:value-type="float" office:value="1445" calcext:value-type="float">
            <text:p>1445</text:p>
          </table:table-cell>
          <table:table-cell office:value-type="float" office:value="-20.1803040839" calcext:value-type="float">
            <text:p>-20.1803040839</text:p>
          </table:table-cell>
          <table:table-cell office:value-type="float" office:value="-5.0638915779" calcext:value-type="float">
            <text:p>-5.0638915779</text:p>
          </table:table-cell>
          <table:table-cell office:value-type="float" office:value="-19.3417219487" calcext:value-type="float">
            <text:p>-19.3417219487</text:p>
          </table:table-cell>
          <table:table-cell office:value-type="float" office:value="-4.59386121" calcext:value-type="float">
            <text:p>-4.59386121</text:p>
          </table:table-cell>
        </table:table-row>
        <table:table-row table:style-name="ro1">
          <table:table-cell office:value-type="float" office:value="-23.9627446783" calcext:value-type="float">
            <text:p>-23.9627446783</text:p>
          </table:table-cell>
          <table:table-cell office:value-type="float" office:value="40.8196149554" calcext:value-type="float">
            <text:p>40.8196149554</text:p>
          </table:table-cell>
          <table:table-cell office:value-type="float" office:value="-50.1743493319" calcext:value-type="float">
            <text:p>-50.1743493319</text:p>
          </table:table-cell>
          <table:table-cell office:value-type="float" office:value="67.8466796875" calcext:value-type="float">
            <text:p>67.8466796875</text:p>
          </table:table-cell>
          <table:table-cell office:value-type="float" office:value="-50.6095193386" calcext:value-type="float">
            <text:p>-50.6095193386</text:p>
          </table:table-cell>
          <table:table-cell office:value-type="float" office:value="67.958984375" calcext:value-type="float">
            <text:p>67.958984375</text:p>
          </table:table-cell>
          <table:table-cell office:value-type="float" office:value="1447" calcext:value-type="float">
            <text:p>1447</text:p>
          </table:table-cell>
          <table:table-cell office:value-type="float" office:value="-20.1806752518" calcext:value-type="float">
            <text:p>-20.1806752518</text:p>
          </table:table-cell>
          <table:table-cell office:value-type="float" office:value="-5.064375605" calcext:value-type="float">
            <text:p>-5.064375605</text:p>
          </table:table-cell>
          <table:table-cell office:value-type="float" office:value="-19.3414335616" calcext:value-type="float">
            <text:p>-19.3414335616</text:p>
          </table:table-cell>
          <table:table-cell office:value-type="float" office:value="-4.59386121" calcext:value-type="float">
            <text:p>-4.59386121</text:p>
          </table:table-cell>
        </table:table-row>
        <table:table-row table:style-name="ro1">
          <table:table-cell office:value-type="float" office:value="-23.7204503919" calcext:value-type="float">
            <text:p>-23.7204503919</text:p>
          </table:table-cell>
          <table:table-cell office:value-type="float" office:value="40.5866350446" calcext:value-type="float">
            <text:p>40.5866350446</text:p>
          </table:table-cell>
          <table:table-cell office:value-type="float" office:value="-50.1745466232" calcext:value-type="float">
            <text:p>-50.1745466232</text:p>
          </table:table-cell>
          <table:table-cell office:value-type="float" office:value="67.7880859375" calcext:value-type="float">
            <text:p>67.7880859375</text:p>
          </table:table-cell>
          <table:table-cell office:value-type="float" office:value="-50.611324954" calcext:value-type="float">
            <text:p>-50.611324954</text:p>
          </table:table-cell>
          <table:table-cell office:value-type="float" office:value="68.017578125" calcext:value-type="float">
            <text:p>68.017578125</text:p>
          </table:table-cell>
          <table:table-cell office:value-type="float" office:value="1449" calcext:value-type="float">
            <text:p>1449</text:p>
          </table:table-cell>
          <table:table-cell office:value-type="float" office:value="-20.1807656434" calcext:value-type="float">
            <text:p>-20.1807656434</text:p>
          </table:table-cell>
          <table:table-cell office:value-type="float" office:value="-5.0585672798" calcext:value-type="float">
            <text:p>-5.0585672798</text:p>
          </table:table-cell>
          <table:table-cell office:value-type="float" office:value="-19.3422186517" calcext:value-type="float">
            <text:p>-19.3422186517</text:p>
          </table:table-cell>
          <table:table-cell office:value-type="float" office:value="-4.5991992883" calcext:value-type="float">
            <text:p>-4.5991992883</text:p>
          </table:table-cell>
        </table:table-row>
        <table:table-row table:style-name="ro1">
          <table:table-cell office:value-type="float" office:value="-23.4146352534" calcext:value-type="float">
            <text:p>-23.4146352534</text:p>
          </table:table-cell>
          <table:table-cell office:value-type="float" office:value="40.5524553571" calcext:value-type="float">
            <text:p>40.5524553571</text:p>
          </table:table-cell>
          <table:table-cell office:value-type="float" office:value="-50.1682816267" calcext:value-type="float">
            <text:p>-50.1682816267</text:p>
          </table:table-cell>
          <table:table-cell office:value-type="float" office:value="67.802734375" calcext:value-type="float">
            <text:p>67.802734375</text:p>
          </table:table-cell>
          <table:table-cell office:value-type="float" office:value="-50.6093809366" calcext:value-type="float">
            <text:p>-50.6093809366</text:p>
          </table:table-cell>
          <table:table-cell office:value-type="float" office:value="67.94921875" calcext:value-type="float">
            <text:p>67.94921875</text:p>
          </table:table-cell>
          <table:table-cell office:value-type="float" office:value="1451" calcext:value-type="float">
            <text:p>1451</text:p>
          </table:table-cell>
          <table:table-cell office:value-type="float" office:value="-20.1778952553" calcext:value-type="float">
            <text:p>-20.1778952553</text:p>
          </table:table-cell>
          <table:table-cell office:value-type="float" office:value="-5.0600193611" calcext:value-type="float">
            <text:p>-5.0600193611</text:p>
          </table:table-cell>
          <table:table-cell office:value-type="float" office:value="-19.3413733838" calcext:value-type="float">
            <text:p>-19.3413733838</text:p>
          </table:table-cell>
          <table:table-cell office:value-type="float" office:value="-4.5929715302" calcext:value-type="float">
            <text:p>-4.5929715302</text:p>
          </table:table-cell>
        </table:table-row>
        <table:table-row table:style-name="ro1">
          <table:table-cell office:value-type="float" office:value="-23.7021063524" calcext:value-type="float">
            <text:p>-23.7021063524</text:p>
          </table:table-cell>
          <table:table-cell office:value-type="float" office:value="40.7784598214" calcext:value-type="float">
            <text:p>40.7784598214</text:p>
          </table:table-cell>
          <table:table-cell office:value-type="float" office:value="-50.1774358034" calcext:value-type="float">
            <text:p>-50.1774358034</text:p>
          </table:table-cell>
          <table:table-cell office:value-type="float" office:value="67.8076171875" calcext:value-type="float">
            <text:p>67.8076171875</text:p>
          </table:table-cell>
          <table:table-cell office:value-type="float" office:value="-50.6075857401" calcext:value-type="float">
            <text:p>-50.6075857401</text:p>
          </table:table-cell>
          <table:table-cell office:value-type="float" office:value="67.9736328125" calcext:value-type="float">
            <text:p>67.9736328125</text:p>
          </table:table-cell>
          <table:table-cell office:value-type="float" office:value="1453" calcext:value-type="float">
            <text:p>1453</text:p>
          </table:table-cell>
          <table:table-cell office:value-type="float" office:value="-20.1820893582" calcext:value-type="float">
            <text:p>-20.1820893582</text:p>
          </table:table-cell>
          <table:table-cell office:value-type="float" office:value="-5.0605033882" calcext:value-type="float">
            <text:p>-5.0605033882</text:p>
          </table:table-cell>
          <table:table-cell office:value-type="float" office:value="-19.3405928238" calcext:value-type="float">
            <text:p>-19.3405928238</text:p>
          </table:table-cell>
          <table:table-cell office:value-type="float" office:value="-4.5951957295" calcext:value-type="float">
            <text:p>-4.5951957295</text:p>
          </table:table-cell>
        </table:table-row>
        <table:table-row table:style-name="ro1">
          <table:table-cell office:value-type="float" office:value="-23.3322337002" calcext:value-type="float">
            <text:p>-23.3322337002</text:p>
          </table:table-cell>
          <table:table-cell office:value-type="float" office:value="40.3410993304" calcext:value-type="float">
            <text:p>40.3410993304</text:p>
          </table:table-cell>
          <table:table-cell office:value-type="float" office:value="-50.1678581715" calcext:value-type="float">
            <text:p>-50.1678581715</text:p>
          </table:table-cell>
          <table:table-cell office:value-type="float" office:value="67.79296875" calcext:value-type="float">
            <text:p>67.79296875</text:p>
          </table:table-cell>
          <table:table-cell office:value-type="float" office:value="-50.6081709385" calcext:value-type="float">
            <text:p>-50.6081709385</text:p>
          </table:table-cell>
          <table:table-cell office:value-type="float" office:value="67.9638671875" calcext:value-type="float">
            <text:p>67.9638671875</text:p>
          </table:table-cell>
          <table:table-cell office:value-type="float" office:value="1455" calcext:value-type="float">
            <text:p>1455</text:p>
          </table:table-cell>
          <table:table-cell office:value-type="float" office:value="-20.1777012439" calcext:value-type="float">
            <text:p>-20.1777012439</text:p>
          </table:table-cell>
          <table:table-cell office:value-type="float" office:value="-5.0590513069" calcext:value-type="float">
            <text:p>-5.0590513069</text:p>
          </table:table-cell>
          <table:table-cell office:value-type="float" office:value="-19.3408472708" calcext:value-type="float">
            <text:p>-19.3408472708</text:p>
          </table:table-cell>
          <table:table-cell office:value-type="float" office:value="-4.5943060498" calcext:value-type="float">
            <text:p>-4.5943060498</text:p>
          </table:table-cell>
        </table:table-row>
        <table:table-row table:style-name="ro1">
          <table:table-cell office:value-type="float" office:value="-24.4005483197" calcext:value-type="float">
            <text:p>-24.4005483197</text:p>
          </table:table-cell>
          <table:table-cell office:value-type="float" office:value="40.8747209821" calcext:value-type="float">
            <text:p>40.8747209821</text:p>
          </table:table-cell>
          <table:table-cell office:value-type="float" office:value="-50.1686705112" calcext:value-type="float">
            <text:p>-50.1686705112</text:p>
          </table:table-cell>
          <table:table-cell office:value-type="float" office:value="67.7783203125" calcext:value-type="float">
            <text:p>67.7783203125</text:p>
          </table:table-cell>
          <table:table-cell office:value-type="float" office:value="-50.6114144802" calcext:value-type="float">
            <text:p>-50.6114144802</text:p>
          </table:table-cell>
          <table:table-cell office:value-type="float" office:value="67.9736328125" calcext:value-type="float">
            <text:p>67.9736328125</text:p>
          </table:table-cell>
          <table:table-cell office:value-type="float" office:value="1457" calcext:value-type="float">
            <text:p>1457</text:p>
          </table:table-cell>
          <table:table-cell office:value-type="float" office:value="-20.1780734277" calcext:value-type="float">
            <text:p>-20.1780734277</text:p>
          </table:table-cell>
          <table:table-cell office:value-type="float" office:value="-5.0575992256" calcext:value-type="float">
            <text:p>-5.0575992256</text:p>
          </table:table-cell>
          <table:table-cell office:value-type="float" office:value="-19.3422575782" calcext:value-type="float">
            <text:p>-19.3422575782</text:p>
          </table:table-cell>
          <table:table-cell office:value-type="float" office:value="-4.5951957295" calcext:value-type="float">
            <text:p>-4.5951957295</text:p>
          </table:table-cell>
        </table:table-row>
        <table:table-row table:style-name="ro1">
          <table:table-cell office:value-type="float" office:value="-24.3624545293" calcext:value-type="float">
            <text:p>-24.3624545293</text:p>
          </table:table-cell>
          <table:table-cell office:value-type="float" office:value="40.4310825893" calcext:value-type="float">
            <text:p>40.4310825893</text:p>
          </table:table-cell>
          <table:table-cell office:value-type="float" office:value="-50.1709480762" calcext:value-type="float">
            <text:p>-50.1709480762</text:p>
          </table:table-cell>
          <table:table-cell office:value-type="float" office:value="67.8271484375" calcext:value-type="float">
            <text:p>67.8271484375</text:p>
          </table:table-cell>
          <table:table-cell office:value-type="float" office:value="-50.6111549854" calcext:value-type="float">
            <text:p>-50.6111549854</text:p>
          </table:table-cell>
          <table:table-cell office:value-type="float" office:value="68.0419921875" calcext:value-type="float">
            <text:p>68.0419921875</text:p>
          </table:table-cell>
          <table:table-cell office:value-type="float" office:value="1459" calcext:value-type="float">
            <text:p>1459</text:p>
          </table:table-cell>
          <table:table-cell office:value-type="float" office:value="-20.1791169232" calcext:value-type="float">
            <text:p>-20.1791169232</text:p>
          </table:table-cell>
          <table:table-cell office:value-type="float" office:value="-5.0624394966" calcext:value-type="float">
            <text:p>-5.0624394966</text:p>
          </table:table-cell>
          <table:table-cell office:value-type="float" office:value="-19.3421447486" calcext:value-type="float">
            <text:p>-19.3421447486</text:p>
          </table:table-cell>
          <table:table-cell office:value-type="float" office:value="-4.6014234875" calcext:value-type="float">
            <text:p>-4.6014234875</text:p>
          </table:table-cell>
        </table:table-row>
        <table:table-row table:style-name="ro1">
          <table:table-cell office:value-type="float" office:value="-24.0597475371" calcext:value-type="float">
            <text:p>-24.0597475371</text:p>
          </table:table-cell>
          <table:table-cell office:value-type="float" office:value="40.8035714286" calcext:value-type="float">
            <text:p>40.8035714286</text:p>
          </table:table-cell>
          <table:table-cell office:value-type="float" office:value="-50.1658168316" calcext:value-type="float">
            <text:p>-50.1658168316</text:p>
          </table:table-cell>
          <table:table-cell office:value-type="float" office:value="67.8173828125" calcext:value-type="float">
            <text:p>67.8173828125</text:p>
          </table:table-cell>
          <table:table-cell office:value-type="float" office:value="-50.6104038" calcext:value-type="float">
            <text:p>-50.6104038</text:p>
          </table:table-cell>
          <table:table-cell office:value-type="float" office:value="68.046875" calcext:value-type="float">
            <text:p>68.046875</text:p>
          </table:table-cell>
          <table:table-cell office:value-type="float" office:value="1460" calcext:value-type="float">
            <text:p>1460</text:p>
          </table:table-cell>
          <table:table-cell office:value-type="float" office:value="-20.176765978" calcext:value-type="float">
            <text:p>-20.176765978</text:p>
          </table:table-cell>
          <table:table-cell office:value-type="float" office:value="-5.0614714424" calcext:value-type="float">
            <text:p>-5.0614714424</text:p>
          </table:table-cell>
          <table:table-cell office:value-type="float" office:value="-19.3418181296" calcext:value-type="float">
            <text:p>-19.3418181296</text:p>
          </table:table-cell>
          <table:table-cell office:value-type="float" office:value="-4.6018683274" calcext:value-type="float">
            <text:p>-4.6018683274</text:p>
          </table:table-cell>
        </table:table-row>
        <table:table-row table:style-name="ro1">
          <table:table-cell office:value-type="float" office:value="-24.0272949708" calcext:value-type="float">
            <text:p>-24.0272949708</text:p>
          </table:table-cell>
          <table:table-cell office:value-type="float" office:value="40.9375" calcext:value-type="float">
            <text:p>40.9375</text:p>
          </table:table-cell>
          <table:table-cell office:value-type="float" office:value="-50.1730009317" calcext:value-type="float">
            <text:p>-50.1730009317</text:p>
          </table:table-cell>
          <table:table-cell office:value-type="float" office:value="67.8173828125" calcext:value-type="float">
            <text:p>67.8173828125</text:p>
          </table:table-cell>
          <table:table-cell office:value-type="float" office:value="-50.6143422842" calcext:value-type="float">
            <text:p>-50.6143422842</text:p>
          </table:table-cell>
          <table:table-cell office:value-type="float" office:value="68.0419921875" calcext:value-type="float">
            <text:p>68.0419921875</text:p>
          </table:table-cell>
          <table:table-cell office:value-type="float" office:value="1462" calcext:value-type="float">
            <text:p>1462</text:p>
          </table:table-cell>
          <table:table-cell office:value-type="float" office:value="-20.1800574651" calcext:value-type="float">
            <text:p>-20.1800574651</text:p>
          </table:table-cell>
          <table:table-cell office:value-type="float" office:value="-5.0614714424" calcext:value-type="float">
            <text:p>-5.0614714424</text:p>
          </table:table-cell>
          <table:table-cell office:value-type="float" office:value="-19.3435306012" calcext:value-type="float">
            <text:p>-19.3435306012</text:p>
          </table:table-cell>
          <table:table-cell office:value-type="float" office:value="-4.6014234875" calcext:value-type="float">
            <text:p>-4.6014234875</text:p>
          </table:table-cell>
        </table:table-row>
        <table:table-row table:style-name="ro1">
          <table:table-cell office:value-type="float" office:value="-23.8244023212" calcext:value-type="float">
            <text:p>-23.8244023212</text:p>
          </table:table-cell>
          <table:table-cell office:value-type="float" office:value="40.5517578125" calcext:value-type="float">
            <text:p>40.5517578125</text:p>
          </table:table-cell>
          <table:table-cell office:value-type="float" office:value="-50.1730102062" calcext:value-type="float">
            <text:p>-50.1730102062</text:p>
          </table:table-cell>
          <table:table-cell office:value-type="float" office:value="67.802734375" calcext:value-type="float">
            <text:p>67.802734375</text:p>
          </table:table-cell>
          <table:table-cell office:value-type="float" office:value="-50.6124025106" calcext:value-type="float">
            <text:p>-50.6124025106</text:p>
          </table:table-cell>
          <table:table-cell office:value-type="float" office:value="68.0322265625" calcext:value-type="float">
            <text:p>68.0322265625</text:p>
          </table:table-cell>
          <table:table-cell office:value-type="float" office:value="1464" calcext:value-type="float">
            <text:p>1464</text:p>
          </table:table-cell>
          <table:table-cell office:value-type="float" office:value="-20.1800617143" calcext:value-type="float">
            <text:p>-20.1800617143</text:p>
          </table:table-cell>
          <table:table-cell office:value-type="float" office:value="-5.0600193611" calcext:value-type="float">
            <text:p>-5.0600193611</text:p>
          </table:table-cell>
          <table:table-cell office:value-type="float" office:value="-19.3426871785" calcext:value-type="float">
            <text:p>-19.3426871785</text:p>
          </table:table-cell>
          <table:table-cell office:value-type="float" office:value="-4.6005338078" calcext:value-type="float">
            <text:p>-4.6005338078</text:p>
          </table:table-cell>
        </table:table-row>
        <table:table-row table:style-name="ro1">
          <table:table-cell office:value-type="float" office:value="-23.6984692148" calcext:value-type="float">
            <text:p>-23.6984692148</text:p>
          </table:table-cell>
          <table:table-cell office:value-type="float" office:value="40.4889787946" calcext:value-type="float">
            <text:p>40.4889787946</text:p>
          </table:table-cell>
          <table:table-cell office:value-type="float" office:value="-50.1781583071" calcext:value-type="float">
            <text:p>-50.1781583071</text:p>
          </table:table-cell>
          <table:table-cell office:value-type="float" office:value="67.802734375" calcext:value-type="float">
            <text:p>67.802734375</text:p>
          </table:table-cell>
          <table:table-cell office:value-type="float" office:value="-50.6061370134" calcext:value-type="float">
            <text:p>-50.6061370134</text:p>
          </table:table-cell>
          <table:table-cell office:value-type="float" office:value="68.0078125" calcext:value-type="float">
            <text:p>68.0078125</text:p>
          </table:table-cell>
          <table:table-cell office:value-type="float" office:value="1466" calcext:value-type="float">
            <text:p>1466</text:p>
          </table:table-cell>
          <table:table-cell office:value-type="float" office:value="-20.1824203824" calcext:value-type="float">
            <text:p>-20.1824203824</text:p>
          </table:table-cell>
          <table:table-cell office:value-type="float" office:value="-5.0600193611" calcext:value-type="float">
            <text:p>-5.0600193611</text:p>
          </table:table-cell>
          <table:table-cell office:value-type="float" office:value="-19.3399629106" calcext:value-type="float">
            <text:p>-19.3399629106</text:p>
          </table:table-cell>
          <table:table-cell office:value-type="float" office:value="-4.5983096085" calcext:value-type="float">
            <text:p>-4.5983096085</text:p>
          </table:table-cell>
        </table:table-row>
        <table:table-row table:style-name="ro1">
          <table:table-cell office:value-type="float" office:value="-23.7691077977" calcext:value-type="float">
            <text:p>-23.7691077977</text:p>
          </table:table-cell>
          <table:table-cell office:value-type="float" office:value="40.6466238839" calcext:value-type="float">
            <text:p>40.6466238839</text:p>
          </table:table-cell>
          <table:table-cell office:value-type="float" office:value="-50.167786026" calcext:value-type="float">
            <text:p>-50.167786026</text:p>
          </table:table-cell>
          <table:table-cell office:value-type="float" office:value="67.8466796875" calcext:value-type="float">
            <text:p>67.8466796875</text:p>
          </table:table-cell>
          <table:table-cell office:value-type="float" office:value="-50.6088119984" calcext:value-type="float">
            <text:p>-50.6088119984</text:p>
          </table:table-cell>
          <table:table-cell office:value-type="float" office:value="68.02734375" calcext:value-type="float">
            <text:p>68.02734375</text:p>
          </table:table-cell>
          <table:table-cell office:value-type="float" office:value="1468" calcext:value-type="float">
            <text:p>1468</text:p>
          </table:table-cell>
          <table:table-cell office:value-type="float" office:value="-20.1776681895" calcext:value-type="float">
            <text:p>-20.1776681895</text:p>
          </table:table-cell>
          <table:table-cell office:value-type="float" office:value="-5.064375605" calcext:value-type="float">
            <text:p>-5.064375605</text:p>
          </table:table-cell>
          <table:table-cell office:value-type="float" office:value="-19.3411260067" calcext:value-type="float">
            <text:p>-19.3411260067</text:p>
          </table:table-cell>
          <table:table-cell office:value-type="float" office:value="-4.600088968" calcext:value-type="float">
            <text:p>-4.600088968</text:p>
          </table:table-cell>
        </table:table-row>
        <table:table-row table:style-name="ro1">
          <table:table-cell office:value-type="float" office:value="-24.2699801637" calcext:value-type="float">
            <text:p>-24.2699801637</text:p>
          </table:table-cell>
          <table:table-cell office:value-type="float" office:value="40.5991908482" calcext:value-type="float">
            <text:p>40.5991908482</text:p>
          </table:table-cell>
          <table:table-cell office:value-type="float" office:value="-50.1777465582" calcext:value-type="float">
            <text:p>-50.1777465582</text:p>
          </table:table-cell>
          <table:table-cell office:value-type="float" office:value="67.802734375" calcext:value-type="float">
            <text:p>67.802734375</text:p>
          </table:table-cell>
          <table:table-cell office:value-type="float" office:value="-50.6061077595" calcext:value-type="float">
            <text:p>-50.6061077595</text:p>
          </table:table-cell>
          <table:table-cell office:value-type="float" office:value="68.0126953125" calcext:value-type="float">
            <text:p>68.0126953125</text:p>
          </table:table-cell>
          <table:table-cell office:value-type="float" office:value="1470" calcext:value-type="float">
            <text:p>1470</text:p>
          </table:table-cell>
          <table:table-cell office:value-type="float" office:value="-20.1822317344" calcext:value-type="float">
            <text:p>-20.1822317344</text:p>
          </table:table-cell>
          <table:table-cell office:value-type="float" office:value="-5.0600193611" calcext:value-type="float">
            <text:p>-5.0600193611</text:p>
          </table:table-cell>
          <table:table-cell office:value-type="float" office:value="-19.3399501908" calcext:value-type="float">
            <text:p>-19.3399501908</text:p>
          </table:table-cell>
          <table:table-cell office:value-type="float" office:value="-4.5987544484" calcext:value-type="float">
            <text:p>-4.5987544484</text:p>
          </table:table-cell>
        </table:table-row>
        <table:table-row table:style-name="ro1">
          <table:table-cell office:value-type="float" office:value="-23.6377279039" calcext:value-type="float">
            <text:p>-23.6377279039</text:p>
          </table:table-cell>
          <table:table-cell office:value-type="float" office:value="40.3173828125" calcext:value-type="float">
            <text:p>40.3173828125</text:p>
          </table:table-cell>
          <table:table-cell office:value-type="float" office:value="-50.1661008596" calcext:value-type="float">
            <text:p>-50.1661008596</text:p>
          </table:table-cell>
          <table:table-cell office:value-type="float" office:value="67.7978515625" calcext:value-type="float">
            <text:p>67.7978515625</text:p>
          </table:table-cell>
          <table:table-cell office:value-type="float" office:value="-50.6082327843" calcext:value-type="float">
            <text:p>-50.6082327843</text:p>
          </table:table-cell>
          <table:table-cell office:value-type="float" office:value="68.0322265625" calcext:value-type="float">
            <text:p>68.0322265625</text:p>
          </table:table-cell>
          <table:table-cell office:value-type="float" office:value="1472" calcext:value-type="float">
            <text:p>1472</text:p>
          </table:table-cell>
          <table:table-cell office:value-type="float" office:value="-20.176896109" calcext:value-type="float">
            <text:p>-20.176896109</text:p>
          </table:table-cell>
          <table:table-cell office:value-type="float" office:value="-5.059535334" calcext:value-type="float">
            <text:p>-5.059535334</text:p>
          </table:table-cell>
          <table:table-cell office:value-type="float" office:value="-19.3408741617" calcext:value-type="float">
            <text:p>-19.3408741617</text:p>
          </table:table-cell>
          <table:table-cell office:value-type="float" office:value="-4.6005338078" calcext:value-type="float">
            <text:p>-4.6005338078</text:p>
          </table:table-cell>
        </table:table-row>
        <table:table-row table:style-name="ro1">
          <table:table-cell office:value-type="float" office:value="-24.0597210607" calcext:value-type="float">
            <text:p>-24.0597210607</text:p>
          </table:table-cell>
          <table:table-cell office:value-type="float" office:value="40.9465680804" calcext:value-type="float">
            <text:p>40.9465680804</text:p>
          </table:table-cell>
          <table:table-cell office:value-type="float" office:value="-50.1720906019" calcext:value-type="float">
            <text:p>-50.1720906019</text:p>
          </table:table-cell>
          <table:table-cell office:value-type="float" office:value="67.83203125" calcext:value-type="float">
            <text:p>67.83203125</text:p>
          </table:table-cell>
          <table:table-cell office:value-type="float" office:value="-50.608464694" calcext:value-type="float">
            <text:p>-50.608464694</text:p>
          </table:table-cell>
          <table:table-cell office:value-type="float" office:value="67.9833984375" calcext:value-type="float">
            <text:p>67.9833984375</text:p>
          </table:table-cell>
          <table:table-cell office:value-type="float" office:value="1474" calcext:value-type="float">
            <text:p>1474</text:p>
          </table:table-cell>
          <table:table-cell office:value-type="float" office:value="-20.1796403859" calcext:value-type="float">
            <text:p>-20.1796403859</text:p>
          </table:table-cell>
          <table:table-cell office:value-type="float" office:value="-5.0629235237" calcext:value-type="float">
            <text:p>-5.0629235237</text:p>
          </table:table-cell>
          <table:table-cell office:value-type="float" office:value="-19.3409749971" calcext:value-type="float">
            <text:p>-19.3409749971</text:p>
          </table:table-cell>
          <table:table-cell office:value-type="float" office:value="-4.5960854093" calcext:value-type="float">
            <text:p>-4.5960854093</text:p>
          </table:table-cell>
        </table:table-row>
        <table:table-row table:style-name="ro1">
          <table:table-cell office:value-type="float" office:value="-24.2709812249" calcext:value-type="float">
            <text:p>-24.2709812249</text:p>
          </table:table-cell>
          <table:table-cell office:value-type="float" office:value="40.859375" calcext:value-type="float">
            <text:p>40.859375</text:p>
          </table:table-cell>
          <table:table-cell office:value-type="float" office:value="-50.1698633432" calcext:value-type="float">
            <text:p>-50.1698633432</text:p>
          </table:table-cell>
          <table:table-cell office:value-type="float" office:value="67.802734375" calcext:value-type="float">
            <text:p>67.802734375</text:p>
          </table:table-cell>
          <table:table-cell office:value-type="float" office:value="-50.6118971109" calcext:value-type="float">
            <text:p>-50.6118971109</text:p>
          </table:table-cell>
          <table:table-cell office:value-type="float" office:value="67.9833984375" calcext:value-type="float">
            <text:p>67.9833984375</text:p>
          </table:table-cell>
          <table:table-cell office:value-type="float" office:value="1476" calcext:value-type="float">
            <text:p>1476</text:p>
          </table:table-cell>
          <table:table-cell office:value-type="float" office:value="-20.1786199389" calcext:value-type="float">
            <text:p>-20.1786199389</text:p>
          </table:table-cell>
          <table:table-cell office:value-type="float" office:value="-5.0600193611" calcext:value-type="float">
            <text:p>-5.0600193611</text:p>
          </table:table-cell>
          <table:table-cell office:value-type="float" office:value="-19.3424674283" calcext:value-type="float">
            <text:p>-19.3424674283</text:p>
          </table:table-cell>
          <table:table-cell office:value-type="float" office:value="-4.5960854093" calcext:value-type="float">
            <text:p>-4.5960854093</text:p>
          </table:table-cell>
        </table:table-row>
        <table:table-row table:style-name="ro1">
          <table:table-cell office:value-type="float" office:value="-23.5175423316" calcext:value-type="float">
            <text:p>-23.5175423316</text:p>
          </table:table-cell>
          <table:table-cell office:value-type="float" office:value="40.5308314732" calcext:value-type="float">
            <text:p>40.5308314732</text:p>
          </table:table-cell>
          <table:table-cell office:value-type="float" office:value="-50.1683208227" calcext:value-type="float">
            <text:p>-50.1683208227</text:p>
          </table:table-cell>
          <table:table-cell office:value-type="float" office:value="67.861328125" calcext:value-type="float">
            <text:p>67.861328125</text:p>
          </table:table-cell>
          <table:table-cell office:value-type="float" office:value="-50.6107231617" calcext:value-type="float">
            <text:p>-50.6107231617</text:p>
          </table:table-cell>
          <table:table-cell office:value-type="float" office:value="68.0322265625" calcext:value-type="float">
            <text:p>68.0322265625</text:p>
          </table:table-cell>
          <table:table-cell office:value-type="float" office:value="1478" calcext:value-type="float">
            <text:p>1478</text:p>
          </table:table-cell>
          <table:table-cell office:value-type="float" office:value="-20.1779132134" calcext:value-type="float">
            <text:p>-20.1779132134</text:p>
          </table:table-cell>
          <table:table-cell office:value-type="float" office:value="-5.0658276864" calcext:value-type="float">
            <text:p>-5.0658276864</text:p>
          </table:table-cell>
          <table:table-cell office:value-type="float" office:value="-19.3419569896" calcext:value-type="float">
            <text:p>-19.3419569896</text:p>
          </table:table-cell>
          <table:table-cell office:value-type="float" office:value="-4.6005338078" calcext:value-type="float">
            <text:p>-4.6005338078</text:p>
          </table:table-cell>
        </table:table-row>
        <table:table-row table:style-name="ro1">
          <table:table-cell office:value-type="float" office:value="-24.9327540777" calcext:value-type="float">
            <text:p>-24.9327540777</text:p>
          </table:table-cell>
          <table:table-cell office:value-type="float" office:value="40.7868303571" calcext:value-type="float">
            <text:p>40.7868303571</text:p>
          </table:table-cell>
          <table:table-cell office:value-type="float" office:value="-50.1659609795" calcext:value-type="float">
            <text:p>-50.1659609795</text:p>
          </table:table-cell>
          <table:table-cell office:value-type="float" office:value="67.861328125" calcext:value-type="float">
            <text:p>67.861328125</text:p>
          </table:table-cell>
          <table:table-cell office:value-type="float" office:value="-50.6107992172" calcext:value-type="float">
            <text:p>-50.6107992172</text:p>
          </table:table-cell>
          <table:table-cell office:value-type="float" office:value="68.0224609375" calcext:value-type="float">
            <text:p>68.0224609375</text:p>
          </table:table-cell>
          <table:table-cell office:value-type="float" office:value="1479" calcext:value-type="float">
            <text:p>1479</text:p>
          </table:table-cell>
          <table:table-cell office:value-type="float" office:value="-20.1768320211" calcext:value-type="float">
            <text:p>-20.1768320211</text:p>
          </table:table-cell>
          <table:table-cell office:value-type="float" office:value="-5.0658276864" calcext:value-type="float">
            <text:p>-5.0658276864</text:p>
          </table:table-cell>
          <table:table-cell office:value-type="float" office:value="-19.3419900589" calcext:value-type="float">
            <text:p>-19.3419900589</text:p>
          </table:table-cell>
          <table:table-cell office:value-type="float" office:value="-4.5996441281" calcext:value-type="float">
            <text:p>-4.5996441281</text:p>
          </table:table-cell>
        </table:table-row>
        <table:table-row table:style-name="ro1">
          <table:table-cell office:value-type="float" office:value="-23.3544623507" calcext:value-type="float">
            <text:p>-23.3544623507</text:p>
          </table:table-cell>
          <table:table-cell office:value-type="float" office:value="40.2546037946" calcext:value-type="float">
            <text:p>40.2546037946</text:p>
          </table:table-cell>
          <table:table-cell office:value-type="float" office:value="-50.1666882277" calcext:value-type="float">
            <text:p>-50.1666882277</text:p>
          </table:table-cell>
          <table:table-cell office:value-type="float" office:value="67.8515625" calcext:value-type="float">
            <text:p>67.8515625</text:p>
          </table:table-cell>
          <table:table-cell office:value-type="float" office:value="-50.6101824522" calcext:value-type="float">
            <text:p>-50.6101824522</text:p>
          </table:table-cell>
          <table:table-cell office:value-type="float" office:value="68.02734375" calcext:value-type="float">
            <text:p>68.02734375</text:p>
          </table:table-cell>
          <table:table-cell office:value-type="float" office:value="1481" calcext:value-type="float">
            <text:p>1481</text:p>
          </table:table-cell>
          <table:table-cell office:value-type="float" office:value="-20.1771652192" calcext:value-type="float">
            <text:p>-20.1771652192</text:p>
          </table:table-cell>
          <table:table-cell office:value-type="float" office:value="-5.0648596321" calcext:value-type="float">
            <text:p>-5.0648596321</text:p>
          </table:table-cell>
          <table:table-cell office:value-type="float" office:value="-19.3417218865" calcext:value-type="float">
            <text:p>-19.3417218865</text:p>
          </table:table-cell>
          <table:table-cell office:value-type="float" office:value="-4.600088968" calcext:value-type="float">
            <text:p>-4.600088968</text:p>
          </table:table-cell>
        </table:table-row>
        <table:table-row table:style-name="ro1">
          <table:table-cell office:value-type="float" office:value="-23.9817852501" calcext:value-type="float">
            <text:p>-23.9817852501</text:p>
          </table:table-cell>
          <table:table-cell office:value-type="float" office:value="40.7526506696" calcext:value-type="float">
            <text:p>40.7526506696</text:p>
          </table:table-cell>
          <table:table-cell office:value-type="float" office:value="-50.1664737701" calcext:value-type="float">
            <text:p>-50.1664737701</text:p>
          </table:table-cell>
          <table:table-cell office:value-type="float" office:value="67.861328125" calcext:value-type="float">
            <text:p>67.861328125</text:p>
          </table:table-cell>
          <table:table-cell office:value-type="float" office:value="-50.6095477104" calcext:value-type="float">
            <text:p>-50.6095477104</text:p>
          </table:table-cell>
          <table:table-cell office:value-type="float" office:value="68.02734375" calcext:value-type="float">
            <text:p>68.02734375</text:p>
          </table:table-cell>
          <table:table-cell office:value-type="float" office:value="1483" calcext:value-type="float">
            <text:p>1483</text:p>
          </table:table-cell>
          <table:table-cell office:value-type="float" office:value="-20.1770669627" calcext:value-type="float">
            <text:p>-20.1770669627</text:p>
          </table:table-cell>
          <table:table-cell office:value-type="float" office:value="-5.0658276864" calcext:value-type="float">
            <text:p>-5.0658276864</text:p>
          </table:table-cell>
          <table:table-cell office:value-type="float" office:value="-19.3414458978" calcext:value-type="float">
            <text:p>-19.3414458978</text:p>
          </table:table-cell>
          <table:table-cell office:value-type="float" office:value="-4.600088968" calcext:value-type="float">
            <text:p>-4.600088968</text:p>
          </table:table-cell>
        </table:table-row>
        <table:table-row table:style-name="ro1">
          <table:table-cell office:value-type="float" office:value="-23.9039541828" calcext:value-type="float">
            <text:p>-23.9039541828</text:p>
          </table:table-cell>
          <table:table-cell office:value-type="float" office:value="40.8042689732" calcext:value-type="float">
            <text:p>40.8042689732</text:p>
          </table:table-cell>
          <table:table-cell office:value-type="float" office:value="-50.1656852961" calcext:value-type="float">
            <text:p>-50.1656852961</text:p>
          </table:table-cell>
          <table:table-cell office:value-type="float" office:value="67.822265625" calcext:value-type="float">
            <text:p>67.822265625</text:p>
          </table:table-cell>
          <table:table-cell office:value-type="float" office:value="-50.6127623558" calcext:value-type="float">
            <text:p>-50.6127623558</text:p>
          </table:table-cell>
          <table:table-cell office:value-type="float" office:value="68.0322265625" calcext:value-type="float">
            <text:p>68.0322265625</text:p>
          </table:table-cell>
          <table:table-cell office:value-type="float" office:value="1485" calcext:value-type="float">
            <text:p>1485</text:p>
          </table:table-cell>
          <table:table-cell office:value-type="float" office:value="-20.1767057133" calcext:value-type="float">
            <text:p>-20.1767057133</text:p>
          </table:table-cell>
          <table:table-cell office:value-type="float" office:value="-5.0619554695" calcext:value-type="float">
            <text:p>-5.0619554695</text:p>
          </table:table-cell>
          <table:table-cell office:value-type="float" office:value="-19.3428436408" calcext:value-type="float">
            <text:p>-19.3428436408</text:p>
          </table:table-cell>
          <table:table-cell office:value-type="float" office:value="-4.6005338078" calcext:value-type="float">
            <text:p>-4.6005338078</text:p>
          </table:table-cell>
        </table:table-row>
        <table:table-row table:style-name="ro1">
          <table:table-cell office:value-type="float" office:value="-23.6561254663" calcext:value-type="float">
            <text:p>-23.6561254663</text:p>
          </table:table-cell>
          <table:table-cell office:value-type="float" office:value="40.5552455357" calcext:value-type="float">
            <text:p>40.5552455357</text:p>
          </table:table-cell>
          <table:table-cell office:value-type="float" office:value="-50.1660549641" calcext:value-type="float">
            <text:p>-50.1660549641</text:p>
          </table:table-cell>
          <table:table-cell office:value-type="float" office:value="67.8173828125" calcext:value-type="float">
            <text:p>67.8173828125</text:p>
          </table:table-cell>
          <table:table-cell office:value-type="float" office:value="-50.6121584177" calcext:value-type="float">
            <text:p>-50.6121584177</text:p>
          </table:table-cell>
          <table:table-cell office:value-type="float" office:value="68.0224609375" calcext:value-type="float">
            <text:p>68.0224609375</text:p>
          </table:table-cell>
          <table:table-cell office:value-type="float" office:value="1487" calcext:value-type="float">
            <text:p>1487</text:p>
          </table:table-cell>
          <table:table-cell office:value-type="float" office:value="-20.1768750814" calcext:value-type="float">
            <text:p>-20.1768750814</text:p>
          </table:table-cell>
          <table:table-cell office:value-type="float" office:value="-5.0614714424" calcext:value-type="float">
            <text:p>-5.0614714424</text:p>
          </table:table-cell>
          <table:table-cell office:value-type="float" office:value="-19.3425810457" calcext:value-type="float">
            <text:p>-19.3425810457</text:p>
          </table:table-cell>
          <table:table-cell office:value-type="float" office:value="-4.5996441281" calcext:value-type="float">
            <text:p>-4.5996441281</text:p>
          </table:table-cell>
        </table:table-row>
        <table:table-row table:style-name="ro1">
          <table:table-cell office:value-type="float" office:value="-23.8286871352" calcext:value-type="float">
            <text:p>-23.8286871352</text:p>
          </table:table-cell>
          <table:table-cell office:value-type="float" office:value="40.5147879464" calcext:value-type="float">
            <text:p>40.5147879464</text:p>
          </table:table-cell>
          <table:table-cell office:value-type="float" office:value="-50.180497551" calcext:value-type="float">
            <text:p>-50.180497551</text:p>
          </table:table-cell>
          <table:table-cell office:value-type="float" office:value="67.822265625" calcext:value-type="float">
            <text:p>67.822265625</text:p>
          </table:table-cell>
          <table:table-cell office:value-type="float" office:value="-50.6099720001" calcext:value-type="float">
            <text:p>-50.6099720001</text:p>
          </table:table-cell>
          <table:table-cell office:value-type="float" office:value="68.0224609375" calcext:value-type="float">
            <text:p>68.0224609375</text:p>
          </table:table-cell>
          <table:table-cell office:value-type="float" office:value="1489" calcext:value-type="float">
            <text:p>1489</text:p>
          </table:table-cell>
          <table:table-cell office:value-type="float" office:value="-20.1834921369" calcext:value-type="float">
            <text:p>-20.1834921369</text:p>
          </table:table-cell>
          <table:table-cell office:value-type="float" office:value="-5.0619554695" calcext:value-type="float">
            <text:p>-5.0619554695</text:p>
          </table:table-cell>
          <table:table-cell office:value-type="float" office:value="-19.341630381" calcext:value-type="float">
            <text:p>-19.341630381</text:p>
          </table:table-cell>
          <table:table-cell office:value-type="float" office:value="-4.5996441281" calcext:value-type="float">
            <text:p>-4.5996441281</text:p>
          </table:table-cell>
        </table:table-row>
        <table:table-row table:style-name="ro1">
          <table:table-cell office:value-type="float" office:value="-23.5132103367" calcext:value-type="float">
            <text:p>-23.5132103367</text:p>
          </table:table-cell>
          <table:table-cell office:value-type="float" office:value="40.3927176339" calcext:value-type="float">
            <text:p>40.3927176339</text:p>
          </table:table-cell>
          <table:table-cell office:value-type="float" office:value="-50.1774032354" calcext:value-type="float">
            <text:p>-50.1774032354</text:p>
          </table:table-cell>
          <table:table-cell office:value-type="float" office:value="67.8125" calcext:value-type="float">
            <text:p>67.8125</text:p>
          </table:table-cell>
          <table:table-cell office:value-type="float" office:value="-50.6114905834" calcext:value-type="float">
            <text:p>-50.6114905834</text:p>
          </table:table-cell>
          <table:table-cell office:value-type="float" office:value="68.02734375" calcext:value-type="float">
            <text:p>68.02734375</text:p>
          </table:table-cell>
          <table:table-cell office:value-type="float" office:value="1491" calcext:value-type="float">
            <text:p>1491</text:p>
          </table:table-cell>
          <table:table-cell office:value-type="float" office:value="-20.1820744367" calcext:value-type="float">
            <text:p>-20.1820744367</text:p>
          </table:table-cell>
          <table:table-cell office:value-type="float" office:value="-5.0609874153" calcext:value-type="float">
            <text:p>-5.0609874153</text:p>
          </table:table-cell>
          <table:table-cell office:value-type="float" office:value="-19.3422906682" calcext:value-type="float">
            <text:p>-19.3422906682</text:p>
          </table:table-cell>
          <table:table-cell office:value-type="float" office:value="-4.600088968" calcext:value-type="float">
            <text:p>-4.600088968</text:p>
          </table:table-cell>
        </table:table-row>
        <table:table-row table:style-name="ro1">
          <table:table-cell office:value-type="float" office:value="-23.8497342804" calcext:value-type="float">
            <text:p>-23.8497342804</text:p>
          </table:table-cell>
          <table:table-cell office:value-type="float" office:value="40.7331194196" calcext:value-type="float">
            <text:p>40.7331194196</text:p>
          </table:table-cell>
          <table:table-cell office:value-type="float" office:value="-50.175467515" calcext:value-type="float">
            <text:p>-50.175467515</text:p>
          </table:table-cell>
          <table:table-cell office:value-type="float" office:value="67.8173828125" calcext:value-type="float">
            <text:p>67.8173828125</text:p>
          </table:table-cell>
          <table:table-cell office:value-type="float" office:value="-50.6111208916" calcext:value-type="float">
            <text:p>-50.6111208916</text:p>
          </table:table-cell>
          <table:table-cell office:value-type="float" office:value="68.0224609375" calcext:value-type="float">
            <text:p>68.0224609375</text:p>
          </table:table-cell>
          <table:table-cell office:value-type="float" office:value="1493" calcext:value-type="float">
            <text:p>1493</text:p>
          </table:table-cell>
          <table:table-cell office:value-type="float" office:value="-20.1811875617" calcext:value-type="float">
            <text:p>-20.1811875617</text:p>
          </table:table-cell>
          <table:table-cell office:value-type="float" office:value="-5.0614714424" calcext:value-type="float">
            <text:p>-5.0614714424</text:p>
          </table:table-cell>
          <table:table-cell office:value-type="float" office:value="-19.3421299244" calcext:value-type="float">
            <text:p>-19.3421299244</text:p>
          </table:table-cell>
          <table:table-cell office:value-type="float" office:value="-4.5996441281" calcext:value-type="float">
            <text:p>-4.5996441281</text:p>
          </table:table-cell>
        </table:table-row>
        <table:table-row table:style-name="ro1">
          <table:table-cell office:value-type="float" office:value="-23.9059213634" calcext:value-type="float">
            <text:p>-23.9059213634</text:p>
          </table:table-cell>
          <table:table-cell office:value-type="float" office:value="40.5378069196" calcext:value-type="float">
            <text:p>40.5378069196</text:p>
          </table:table-cell>
          <table:table-cell office:value-type="float" office:value="-50.1681621313" calcext:value-type="float">
            <text:p>-50.1681621313</text:p>
          </table:table-cell>
          <table:table-cell office:value-type="float" office:value="67.822265625" calcext:value-type="float">
            <text:p>67.822265625</text:p>
          </table:table-cell>
          <table:table-cell office:value-type="float" office:value="-50.609911871" calcext:value-type="float">
            <text:p>-50.609911871</text:p>
          </table:table-cell>
          <table:table-cell office:value-type="float" office:value="68.0224609375" calcext:value-type="float">
            <text:p>68.0224609375</text:p>
          </table:table-cell>
          <table:table-cell office:value-type="float" office:value="1495" calcext:value-type="float">
            <text:p>1495</text:p>
          </table:table-cell>
          <table:table-cell office:value-type="float" office:value="-20.1778405069" calcext:value-type="float">
            <text:p>-20.1778405069</text:p>
          </table:table-cell>
          <table:table-cell office:value-type="float" office:value="-5.0619554695" calcext:value-type="float">
            <text:p>-5.0619554695</text:p>
          </table:table-cell>
          <table:table-cell office:value-type="float" office:value="-19.3416042365" calcext:value-type="float">
            <text:p>-19.3416042365</text:p>
          </table:table-cell>
          <table:table-cell office:value-type="float" office:value="-4.5996441281" calcext:value-type="float">
            <text:p>-4.5996441281</text:p>
          </table:table-cell>
        </table:table-row>
        <table:table-row table:style-name="ro1">
          <table:table-cell office:value-type="float" office:value="-23.1789620182" calcext:value-type="float">
            <text:p>-23.1789620182</text:p>
          </table:table-cell>
          <table:table-cell office:value-type="float" office:value="40.2894810268" calcext:value-type="float">
            <text:p>40.2894810268</text:p>
          </table:table-cell>
          <table:table-cell office:value-type="float" office:value="-50.1688178778" calcext:value-type="float">
            <text:p>-50.1688178778</text:p>
          </table:table-cell>
          <table:table-cell office:value-type="float" office:value="67.8173828125" calcext:value-type="float">
            <text:p>67.8173828125</text:p>
          </table:table-cell>
          <table:table-cell office:value-type="float" office:value="-50.6121101379" calcext:value-type="float">
            <text:p>-50.6121101379</text:p>
          </table:table-cell>
          <table:table-cell office:value-type="float" office:value="68.0322265625" calcext:value-type="float">
            <text:p>68.0322265625</text:p>
          </table:table-cell>
          <table:table-cell office:value-type="float" office:value="1497" calcext:value-type="float">
            <text:p>1497</text:p>
          </table:table-cell>
          <table:table-cell office:value-type="float" office:value="-20.1781409456" calcext:value-type="float">
            <text:p>-20.1781409456</text:p>
          </table:table-cell>
          <table:table-cell office:value-type="float" office:value="-5.0614714424" calcext:value-type="float">
            <text:p>-5.0614714424</text:p>
          </table:table-cell>
          <table:table-cell office:value-type="float" office:value="-19.3425600534" calcext:value-type="float">
            <text:p>-19.3425600534</text:p>
          </table:table-cell>
          <table:table-cell office:value-type="float" office:value="-4.6005338078" calcext:value-type="float">
            <text:p>-4.6005338078</text:p>
          </table:table-cell>
        </table:table-row>
        <table:table-row table:style-name="ro1">
          <table:table-cell office:value-type="float" office:value="-24.1729286194" calcext:value-type="float">
            <text:p>-24.1729286194</text:p>
          </table:table-cell>
          <table:table-cell office:value-type="float" office:value="40.8935546875" calcext:value-type="float">
            <text:p>40.8935546875</text:p>
          </table:table-cell>
          <table:table-cell office:value-type="float" office:value="-50.1721818447" calcext:value-type="float">
            <text:p>-50.1721818447</text:p>
          </table:table-cell>
          <table:table-cell office:value-type="float" office:value="67.822265625" calcext:value-type="float">
            <text:p>67.822265625</text:p>
          </table:table-cell>
          <table:table-cell office:value-type="float" office:value="-50.61139431" calcext:value-type="float">
            <text:p>-50.61139431</text:p>
          </table:table-cell>
          <table:table-cell office:value-type="float" office:value="68.037109375" calcext:value-type="float">
            <text:p>68.037109375</text:p>
          </table:table-cell>
          <table:table-cell office:value-type="float" office:value="1498" calcext:value-type="float">
            <text:p>1498</text:p>
          </table:table-cell>
          <table:table-cell office:value-type="float" office:value="-20.1796821899" calcext:value-type="float">
            <text:p>-20.1796821899</text:p>
          </table:table-cell>
          <table:table-cell office:value-type="float" office:value="-5.0619554695" calcext:value-type="float">
            <text:p>-5.0619554695</text:p>
          </table:table-cell>
          <table:table-cell office:value-type="float" office:value="-19.342248808" calcext:value-type="float">
            <text:p>-19.342248808</text:p>
          </table:table-cell>
          <table:table-cell office:value-type="float" office:value="-4.6009786477" calcext:value-type="float">
            <text:p>-4.6009786477</text:p>
          </table:table-cell>
        </table:table-row>
        <table:table-row table:style-name="ro1">
          <table:table-cell office:value-type="float" office:value="-23.8716076872" calcext:value-type="float">
            <text:p>-23.8716076872</text:p>
          </table:table-cell>
          <table:table-cell office:value-type="float" office:value="40.5887276786" calcext:value-type="float">
            <text:p>40.5887276786</text:p>
          </table:table-cell>
          <table:table-cell office:value-type="float" office:value="-50.1745285511" calcext:value-type="float">
            <text:p>-50.1745285511</text:p>
          </table:table-cell>
          <table:table-cell office:value-type="float" office:value="67.822265625" calcext:value-type="float">
            <text:p>67.822265625</text:p>
          </table:table-cell>
          <table:table-cell office:value-type="float" office:value="-50.6082752466" calcext:value-type="float">
            <text:p>-50.6082752466</text:p>
          </table:table-cell>
          <table:table-cell office:value-type="float" office:value="68.02734375" calcext:value-type="float">
            <text:p>68.02734375</text:p>
          </table:table-cell>
          <table:table-cell office:value-type="float" office:value="1500" calcext:value-type="float">
            <text:p>1500</text:p>
          </table:table-cell>
          <table:table-cell office:value-type="float" office:value="-20.1807573634" calcext:value-type="float">
            <text:p>-20.1807573634</text:p>
          </table:table-cell>
          <table:table-cell office:value-type="float" office:value="-5.0619554695" calcext:value-type="float">
            <text:p>-5.0619554695</text:p>
          </table:table-cell>
          <table:table-cell office:value-type="float" office:value="-19.3408926245" calcext:value-type="float">
            <text:p>-19.3408926245</text:p>
          </table:table-cell>
          <table:table-cell office:value-type="float" office:value="-4.600088968" calcext:value-type="float">
            <text:p>-4.600088968</text:p>
          </table:table-cell>
        </table:table-row>
        <table:table-row table:style-name="ro1">
          <table:table-cell office:value-type="float" office:value="-23.4190946349" calcext:value-type="float">
            <text:p>-23.4190946349</text:p>
          </table:table-cell>
          <table:table-cell office:value-type="float" office:value="40.7819475446" calcext:value-type="float">
            <text:p>40.7819475446</text:p>
          </table:table-cell>
          <table:table-cell office:value-type="float" office:value="-50.1740460157" calcext:value-type="float">
            <text:p>-50.1740460157</text:p>
          </table:table-cell>
          <table:table-cell office:value-type="float" office:value="67.8271484375" calcext:value-type="float">
            <text:p>67.8271484375</text:p>
          </table:table-cell>
          <table:table-cell office:value-type="float" office:value="-50.6116794825" calcext:value-type="float">
            <text:p>-50.6116794825</text:p>
          </table:table-cell>
          <table:table-cell office:value-type="float" office:value="68.0126953125" calcext:value-type="float">
            <text:p>68.0126953125</text:p>
          </table:table-cell>
          <table:table-cell office:value-type="float" office:value="1502" calcext:value-type="float">
            <text:p>1502</text:p>
          </table:table-cell>
          <table:table-cell office:value-type="float" office:value="-20.1805362837" calcext:value-type="float">
            <text:p>-20.1805362837</text:p>
          </table:table-cell>
          <table:table-cell office:value-type="float" office:value="-5.0624394966" calcext:value-type="float">
            <text:p>-5.0624394966</text:p>
          </table:table-cell>
          <table:table-cell office:value-type="float" office:value="-19.3423728024" calcext:value-type="float">
            <text:p>-19.3423728024</text:p>
          </table:table-cell>
          <table:table-cell office:value-type="float" office:value="-4.5987544484" calcext:value-type="float">
            <text:p>-4.5987544484</text:p>
          </table:table-cell>
        </table:table-row>
        <table:table-row table:style-name="ro1">
          <table:table-cell office:value-type="float" office:value="-23.9764832667" calcext:value-type="float">
            <text:p>-23.9764832667</text:p>
          </table:table-cell>
          <table:table-cell office:value-type="float" office:value="40.6256975446" calcext:value-type="float">
            <text:p>40.6256975446</text:p>
          </table:table-cell>
          <table:table-cell office:value-type="float" office:value="-50.169697547" calcext:value-type="float">
            <text:p>-50.169697547</text:p>
          </table:table-cell>
          <table:table-cell office:value-type="float" office:value="67.8271484375" calcext:value-type="float">
            <text:p>67.8271484375</text:p>
          </table:table-cell>
          <table:table-cell office:value-type="float" office:value="-50.6103625059" calcext:value-type="float">
            <text:p>-50.6103625059</text:p>
          </table:table-cell>
          <table:table-cell office:value-type="float" office:value="68.0126953125" calcext:value-type="float">
            <text:p>68.0126953125</text:p>
          </table:table-cell>
          <table:table-cell office:value-type="float" office:value="1504" calcext:value-type="float">
            <text:p>1504</text:p>
          </table:table-cell>
          <table:table-cell office:value-type="float" office:value="-20.1785439772" calcext:value-type="float">
            <text:p>-20.1785439772</text:p>
          </table:table-cell>
          <table:table-cell office:value-type="float" office:value="-5.0624394966" calcext:value-type="float">
            <text:p>-5.0624394966</text:p>
          </table:table-cell>
          <table:table-cell office:value-type="float" office:value="-19.3418001747" calcext:value-type="float">
            <text:p>-19.3418001747</text:p>
          </table:table-cell>
          <table:table-cell office:value-type="float" office:value="-4.5987544484" calcext:value-type="float">
            <text:p>-4.5987544484</text:p>
          </table:table-cell>
        </table:table-row>
        <table:table-row table:style-name="ro1">
          <table:table-cell office:value-type="float" office:value="-23.9178296847" calcext:value-type="float">
            <text:p>-23.9178296847</text:p>
          </table:table-cell>
          <table:table-cell office:value-type="float" office:value="40.7463727679" calcext:value-type="float">
            <text:p>40.7463727679</text:p>
          </table:table-cell>
          <table:table-cell office:value-type="float" office:value="-50.1710833788" calcext:value-type="float">
            <text:p>-50.1710833788</text:p>
          </table:table-cell>
          <table:table-cell office:value-type="float" office:value="67.8369140625" calcext:value-type="float">
            <text:p>67.8369140625</text:p>
          </table:table-cell>
          <table:table-cell office:value-type="float" office:value="-50.6122259378" calcext:value-type="float">
            <text:p>-50.6122259378</text:p>
          </table:table-cell>
          <table:table-cell office:value-type="float" office:value="68.0322265625" calcext:value-type="float">
            <text:p>68.0322265625</text:p>
          </table:table-cell>
          <table:table-cell office:value-type="float" office:value="1506" calcext:value-type="float">
            <text:p>1506</text:p>
          </table:table-cell>
          <table:table-cell office:value-type="float" office:value="-20.1791789138" calcext:value-type="float">
            <text:p>-20.1791789138</text:p>
          </table:table-cell>
          <table:table-cell office:value-type="float" office:value="-5.0634075508" calcext:value-type="float">
            <text:p>-5.0634075508</text:p>
          </table:table-cell>
          <table:table-cell office:value-type="float" office:value="-19.3426104038" calcext:value-type="float">
            <text:p>-19.3426104038</text:p>
          </table:table-cell>
          <table:table-cell office:value-type="float" office:value="-4.6005338078" calcext:value-type="float">
            <text:p>-4.6005338078</text:p>
          </table:table-cell>
        </table:table-row>
        <table:table-row table:style-name="ro1">
          <table:table-cell office:value-type="float" office:value="-23.2716413558" calcext:value-type="float">
            <text:p>-23.2716413558</text:p>
          </table:table-cell>
          <table:table-cell office:value-type="float" office:value="40.5970982143" calcext:value-type="float">
            <text:p>40.5970982143</text:p>
          </table:table-cell>
          <table:table-cell office:value-type="float" office:value="-50.1644977093" calcext:value-type="float">
            <text:p>-50.1644977093</text:p>
          </table:table-cell>
          <table:table-cell office:value-type="float" office:value="67.83203125" calcext:value-type="float">
            <text:p>67.83203125</text:p>
          </table:table-cell>
          <table:table-cell office:value-type="float" office:value="-50.6102131605" calcext:value-type="float">
            <text:p>-50.6102131605</text:p>
          </table:table-cell>
          <table:table-cell office:value-type="float" office:value="68.0322265625" calcext:value-type="float">
            <text:p>68.0322265625</text:p>
          </table:table-cell>
          <table:table-cell office:value-type="float" office:value="1508" calcext:value-type="float">
            <text:p>1508</text:p>
          </table:table-cell>
          <table:table-cell office:value-type="float" office:value="-20.1761616052" calcext:value-type="float">
            <text:p>-20.1761616052</text:p>
          </table:table-cell>
          <table:table-cell office:value-type="float" office:value="-5.0629235237" calcext:value-type="float">
            <text:p>-5.0629235237</text:p>
          </table:table-cell>
          <table:table-cell office:value-type="float" office:value="-19.3417352387" calcext:value-type="float">
            <text:p>-19.3417352387</text:p>
          </table:table-cell>
          <table:table-cell office:value-type="float" office:value="-4.6005338078" calcext:value-type="float">
            <text:p>-4.6005338078</text:p>
          </table:table-cell>
        </table:table-row>
        <table:table-row table:style-name="ro1">
          <table:table-cell office:value-type="float" office:value="-23.7199886735" calcext:value-type="float">
            <text:p>-23.7199886735</text:p>
          </table:table-cell>
          <table:table-cell office:value-type="float" office:value="40.4568917411" calcext:value-type="float">
            <text:p>40.4568917411</text:p>
          </table:table-cell>
          <table:table-cell office:value-type="float" office:value="-50.1660331011" calcext:value-type="float">
            <text:p>-50.1660331011</text:p>
          </table:table-cell>
          <table:table-cell office:value-type="float" office:value="67.8466796875" calcext:value-type="float">
            <text:p>67.8466796875</text:p>
          </table:table-cell>
          <table:table-cell office:value-type="float" office:value="-50.6060733557" calcext:value-type="float">
            <text:p>-50.6060733557</text:p>
          </table:table-cell>
          <table:table-cell office:value-type="float" office:value="68.0419921875" calcext:value-type="float">
            <text:p>68.0419921875</text:p>
          </table:table-cell>
          <table:table-cell office:value-type="float" office:value="1510" calcext:value-type="float">
            <text:p>1510</text:p>
          </table:table-cell>
          <table:table-cell office:value-type="float" office:value="-20.1768650646" calcext:value-type="float">
            <text:p>-20.1768650646</text:p>
          </table:table-cell>
          <table:table-cell office:value-type="float" office:value="-5.064375605" calcext:value-type="float">
            <text:p>-5.064375605</text:p>
          </table:table-cell>
          <table:table-cell office:value-type="float" office:value="-19.3399352319" calcext:value-type="float">
            <text:p>-19.3399352319</text:p>
          </table:table-cell>
          <table:table-cell office:value-type="float" office:value="-4.6014234875" calcext:value-type="float">
            <text:p>-4.6014234875</text:p>
          </table:table-cell>
        </table:table-row>
        <table:table-row table:style-name="ro1">
          <table:table-cell office:value-type="float" office:value="-23.4658516122" calcext:value-type="float">
            <text:p>-23.4658516122</text:p>
          </table:table-cell>
          <table:table-cell office:value-type="float" office:value="40.8056640625" calcext:value-type="float">
            <text:p>40.8056640625</text:p>
          </table:table-cell>
          <table:table-cell office:value-type="float" office:value="-50.1635561705" calcext:value-type="float">
            <text:p>-50.1635561705</text:p>
          </table:table-cell>
          <table:table-cell office:value-type="float" office:value="67.8173828125" calcext:value-type="float">
            <text:p>67.8173828125</text:p>
          </table:table-cell>
          <table:table-cell office:value-type="float" office:value="-50.6098532915" calcext:value-type="float">
            <text:p>-50.6098532915</text:p>
          </table:table-cell>
          <table:table-cell office:value-type="float" office:value="68.0517578125" calcext:value-type="float">
            <text:p>68.0517578125</text:p>
          </table:table-cell>
          <table:table-cell office:value-type="float" office:value="1512" calcext:value-type="float">
            <text:p>1512</text:p>
          </table:table-cell>
          <table:table-cell office:value-type="float" office:value="-20.1757302272" calcext:value-type="float">
            <text:p>-20.1757302272</text:p>
          </table:table-cell>
          <table:table-cell office:value-type="float" office:value="-5.0614714424" calcext:value-type="float">
            <text:p>-5.0614714424</text:p>
          </table:table-cell>
          <table:table-cell office:value-type="float" office:value="-19.3415787659" calcext:value-type="float">
            <text:p>-19.3415787659</text:p>
          </table:table-cell>
          <table:table-cell office:value-type="float" office:value="-4.6023131673" calcext:value-type="float">
            <text:p>-4.6023131673</text:p>
          </table:table-cell>
        </table:table-row>
        <table:table-row table:style-name="ro1">
          <table:table-cell office:value-type="float" office:value="-23.649817838" calcext:value-type="float">
            <text:p>-23.649817838</text:p>
          </table:table-cell>
          <table:table-cell office:value-type="float" office:value="40.5524553571" calcext:value-type="float">
            <text:p>40.5524553571</text:p>
          </table:table-cell>
          <table:table-cell office:value-type="float" office:value="-50.1683579922" calcext:value-type="float">
            <text:p>-50.1683579922</text:p>
          </table:table-cell>
          <table:table-cell office:value-type="float" office:value="67.841796875" calcext:value-type="float">
            <text:p>67.841796875</text:p>
          </table:table-cell>
          <table:table-cell office:value-type="float" office:value="-50.6092267275" calcext:value-type="float">
            <text:p>-50.6092267275</text:p>
          </table:table-cell>
          <table:table-cell office:value-type="float" office:value="68.056640625" calcext:value-type="float">
            <text:p>68.056640625</text:p>
          </table:table-cell>
          <table:table-cell office:value-type="float" office:value="1514" calcext:value-type="float">
            <text:p>1514</text:p>
          </table:table-cell>
          <table:table-cell office:value-type="float" office:value="-20.1779302431" calcext:value-type="float">
            <text:p>-20.1779302431</text:p>
          </table:table-cell>
          <table:table-cell office:value-type="float" office:value="-5.0638915779" calcext:value-type="float">
            <text:p>-5.0638915779</text:p>
          </table:table-cell>
          <table:table-cell office:value-type="float" office:value="-19.3413063329" calcext:value-type="float">
            <text:p>-19.3413063329</text:p>
          </table:table-cell>
          <table:table-cell office:value-type="float" office:value="-4.6027580071" calcext:value-type="float">
            <text:p>-4.6027580071</text:p>
          </table:table-cell>
        </table:table-row>
        <table:table-row table:style-name="ro1">
          <table:table-cell office:value-type="float" office:value="-23.8079251277" calcext:value-type="float">
            <text:p>-23.8079251277</text:p>
          </table:table-cell>
          <table:table-cell office:value-type="float" office:value="40.6940569196" calcext:value-type="float">
            <text:p>40.6940569196</text:p>
          </table:table-cell>
          <table:table-cell office:value-type="float" office:value="-50.157584691" calcext:value-type="float">
            <text:p>-50.157584691</text:p>
          </table:table-cell>
          <table:table-cell office:value-type="float" office:value="67.8076171875" calcext:value-type="float">
            <text:p>67.8076171875</text:p>
          </table:table-cell>
          <table:table-cell office:value-type="float" office:value="-50.6053699493" calcext:value-type="float">
            <text:p>-50.6053699493</text:p>
          </table:table-cell>
          <table:table-cell office:value-type="float" office:value="68.0322265625" calcext:value-type="float">
            <text:p>68.0322265625</text:p>
          </table:table-cell>
          <table:table-cell office:value-type="float" office:value="1516" calcext:value-type="float">
            <text:p>1516</text:p>
          </table:table-cell>
          <table:table-cell office:value-type="float" office:value="-20.1729943177" calcext:value-type="float">
            <text:p>-20.1729943177</text:p>
          </table:table-cell>
          <table:table-cell office:value-type="float" office:value="-5.0605033882" calcext:value-type="float">
            <text:p>-5.0605033882</text:p>
          </table:table-cell>
          <table:table-cell office:value-type="float" office:value="-19.3396293875" calcext:value-type="float">
            <text:p>-19.3396293875</text:p>
          </table:table-cell>
          <table:table-cell office:value-type="float" office:value="-4.6005338078" calcext:value-type="float">
            <text:p>-4.6005338078</text:p>
          </table:table-cell>
        </table:table-row>
        <table:table-row table:style-name="ro1">
          <table:table-cell office:value-type="float" office:value="-24.0035511264" calcext:value-type="float">
            <text:p>-24.0035511264</text:p>
          </table:table-cell>
          <table:table-cell office:value-type="float" office:value="40.5671037946" calcext:value-type="float">
            <text:p>40.5671037946</text:p>
          </table:table-cell>
          <table:table-cell office:value-type="float" office:value="-50.1639330387" calcext:value-type="float">
            <text:p>-50.1639330387</text:p>
          </table:table-cell>
          <table:table-cell office:value-type="float" office:value="67.802734375" calcext:value-type="float">
            <text:p>67.802734375</text:p>
          </table:table-cell>
          <table:table-cell office:value-type="float" office:value="-50.6053574085" calcext:value-type="float">
            <text:p>-50.6053574085</text:p>
          </table:table-cell>
          <table:table-cell office:value-type="float" office:value="68.017578125" calcext:value-type="float">
            <text:p>68.017578125</text:p>
          </table:table-cell>
          <table:table-cell office:value-type="float" office:value="1517" calcext:value-type="float">
            <text:p>1517</text:p>
          </table:table-cell>
          <table:table-cell office:value-type="float" office:value="-20.1759028942" calcext:value-type="float">
            <text:p>-20.1759028942</text:p>
          </table:table-cell>
          <table:table-cell office:value-type="float" office:value="-5.0600193611" calcext:value-type="float">
            <text:p>-5.0600193611</text:p>
          </table:table-cell>
          <table:table-cell office:value-type="float" office:value="-19.3396239347" calcext:value-type="float">
            <text:p>-19.3396239347</text:p>
          </table:table-cell>
          <table:table-cell office:value-type="float" office:value="-4.5991992883" calcext:value-type="float">
            <text:p>-4.5991992883</text:p>
          </table:table-cell>
        </table:table-row>
        <table:table-row table:style-name="ro1">
          <table:table-cell office:value-type="float" office:value="-23.7021033155" calcext:value-type="float">
            <text:p>-23.7021033155</text:p>
          </table:table-cell>
          <table:table-cell office:value-type="float" office:value="40.9172712054" calcext:value-type="float">
            <text:p>40.9172712054</text:p>
          </table:table-cell>
          <table:table-cell office:value-type="float" office:value="-50.1634042978" calcext:value-type="float">
            <text:p>-50.1634042978</text:p>
          </table:table-cell>
          <table:table-cell office:value-type="float" office:value="67.8173828125" calcext:value-type="float">
            <text:p>67.8173828125</text:p>
          </table:table-cell>
          <table:table-cell office:value-type="float" office:value="-50.6059885502" calcext:value-type="float">
            <text:p>-50.6059885502</text:p>
          </table:table-cell>
          <table:table-cell office:value-type="float" office:value="68.0322265625" calcext:value-type="float">
            <text:p>68.0322265625</text:p>
          </table:table-cell>
          <table:table-cell office:value-type="float" office:value="1519" calcext:value-type="float">
            <text:p>1519</text:p>
          </table:table-cell>
          <table:table-cell office:value-type="float" office:value="-20.1756606448" calcext:value-type="float">
            <text:p>-20.1756606448</text:p>
          </table:table-cell>
          <table:table-cell office:value-type="float" office:value="-5.0614714424" calcext:value-type="float">
            <text:p>-5.0614714424</text:p>
          </table:table-cell>
          <table:table-cell office:value-type="float" office:value="-19.3398983581" calcext:value-type="float">
            <text:p>-19.3398983581</text:p>
          </table:table-cell>
          <table:table-cell office:value-type="float" office:value="-4.6005338078" calcext:value-type="float">
            <text:p>-4.6005338078</text:p>
          </table:table-cell>
        </table:table-row>
        <table:table-row table:style-name="ro1">
          <table:table-cell office:value-type="float" office:value="-23.1609099716" calcext:value-type="float">
            <text:p>-23.1609099716</text:p>
          </table:table-cell>
          <table:table-cell office:value-type="float" office:value="40.4771205357" calcext:value-type="float">
            <text:p>40.4771205357</text:p>
          </table:table-cell>
          <table:table-cell office:value-type="float" office:value="-50.1625622511" calcext:value-type="float">
            <text:p>-50.1625622511</text:p>
          </table:table-cell>
          <table:table-cell office:value-type="float" office:value="67.8173828125" calcext:value-type="float">
            <text:p>67.8173828125</text:p>
          </table:table-cell>
          <table:table-cell office:value-type="float" office:value="-50.6062152624" calcext:value-type="float">
            <text:p>-50.6062152624</text:p>
          </table:table-cell>
          <table:table-cell office:value-type="float" office:value="68.0322265625" calcext:value-type="float">
            <text:p>68.0322265625</text:p>
          </table:table-cell>
          <table:table-cell office:value-type="float" office:value="1521" calcext:value-type="float">
            <text:p>1521</text:p>
          </table:table-cell>
          <table:table-cell office:value-type="float" office:value="-20.1752748504" calcext:value-type="float">
            <text:p>-20.1752748504</text:p>
          </table:table-cell>
          <table:table-cell office:value-type="float" office:value="-5.0614714424" calcext:value-type="float">
            <text:p>-5.0614714424</text:p>
          </table:table-cell>
          <table:table-cell office:value-type="float" office:value="-19.3399969336" calcext:value-type="float">
            <text:p>-19.3399969336</text:p>
          </table:table-cell>
          <table:table-cell office:value-type="float" office:value="-4.6005338078" calcext:value-type="float">
            <text:p>-4.6005338078</text:p>
          </table:table-cell>
        </table:table-row>
        <table:table-row table:style-name="ro1">
          <table:table-cell office:value-type="float" office:value="-23.4963361114" calcext:value-type="float">
            <text:p>-23.4963361114</text:p>
          </table:table-cell>
          <table:table-cell office:value-type="float" office:value="40.3696986607" calcext:value-type="float">
            <text:p>40.3696986607</text:p>
          </table:table-cell>
          <table:table-cell office:value-type="float" office:value="-50.1595921516" calcext:value-type="float">
            <text:p>-50.1595921516</text:p>
          </table:table-cell>
          <table:table-cell office:value-type="float" office:value="67.8271484375" calcext:value-type="float">
            <text:p>67.8271484375</text:p>
          </table:table-cell>
          <table:table-cell office:value-type="float" office:value="-50.6071741343" calcext:value-type="float">
            <text:p>-50.6071741343</text:p>
          </table:table-cell>
          <table:table-cell office:value-type="float" office:value="68.037109375" calcext:value-type="float">
            <text:p>68.037109375</text:p>
          </table:table-cell>
          <table:table-cell office:value-type="float" office:value="1523" calcext:value-type="float">
            <text:p>1523</text:p>
          </table:table-cell>
          <table:table-cell office:value-type="float" office:value="-20.1739140614" calcext:value-type="float">
            <text:p>-20.1739140614</text:p>
          </table:table-cell>
          <table:table-cell office:value-type="float" office:value="-5.0624394966" calcext:value-type="float">
            <text:p>-5.0624394966</text:p>
          </table:table-cell>
          <table:table-cell office:value-type="float" office:value="-19.3404138556" calcext:value-type="float">
            <text:p>-19.3404138556</text:p>
          </table:table-cell>
          <table:table-cell office:value-type="float" office:value="-4.6009786477" calcext:value-type="float">
            <text:p>-4.6009786477</text:p>
          </table:table-cell>
        </table:table-row>
        <table:table-row table:style-name="ro1">
          <table:table-cell office:value-type="float" office:value="-23.9578831089" calcext:value-type="float">
            <text:p>-23.9578831089</text:p>
          </table:table-cell>
          <table:table-cell office:value-type="float" office:value="40.5301339286" calcext:value-type="float">
            <text:p>40.5301339286</text:p>
          </table:table-cell>
          <table:table-cell office:value-type="float" office:value="-50.1562658072" calcext:value-type="float">
            <text:p>-50.1562658072</text:p>
          </table:table-cell>
          <table:table-cell office:value-type="float" office:value="67.79296875" calcext:value-type="float">
            <text:p>67.79296875</text:p>
          </table:table-cell>
          <table:table-cell office:value-type="float" office:value="-50.6070951462" calcext:value-type="float">
            <text:p>-50.6070951462</text:p>
          </table:table-cell>
          <table:table-cell office:value-type="float" office:value="68.0078125" calcext:value-type="float">
            <text:p>68.0078125</text:p>
          </table:table-cell>
          <table:table-cell office:value-type="float" office:value="1525" calcext:value-type="float">
            <text:p>1525</text:p>
          </table:table-cell>
          <table:table-cell office:value-type="float" office:value="-20.1723900542" calcext:value-type="float">
            <text:p>-20.1723900542</text:p>
          </table:table-cell>
          <table:table-cell office:value-type="float" office:value="-5.0590513069" calcext:value-type="float">
            <text:p>-5.0590513069</text:p>
          </table:table-cell>
          <table:table-cell office:value-type="float" office:value="-19.3403795112" calcext:value-type="float">
            <text:p>-19.3403795112</text:p>
          </table:table-cell>
          <table:table-cell office:value-type="float" office:value="-4.5983096085" calcext:value-type="float">
            <text:p>-4.5983096085</text:p>
          </table:table-cell>
        </table:table-row>
        <table:table-row table:style-name="ro1">
          <table:table-cell office:value-type="float" office:value="-23.7996390381" calcext:value-type="float">
            <text:p>-23.7996390381</text:p>
          </table:table-cell>
          <table:table-cell office:value-type="float" office:value="40.3529575893" calcext:value-type="float">
            <text:p>40.3529575893</text:p>
          </table:table-cell>
          <table:table-cell office:value-type="float" office:value="-50.1528091192" calcext:value-type="float">
            <text:p>-50.1528091192</text:p>
          </table:table-cell>
          <table:table-cell office:value-type="float" office:value="67.802734375" calcext:value-type="float">
            <text:p>67.802734375</text:p>
          </table:table-cell>
          <table:table-cell office:value-type="float" office:value="-50.6085065842" calcext:value-type="float">
            <text:p>-50.6085065842</text:p>
          </table:table-cell>
          <table:table-cell office:value-type="float" office:value="68.0224609375" calcext:value-type="float">
            <text:p>68.0224609375</text:p>
          </table:table-cell>
          <table:table-cell office:value-type="float" office:value="1527" calcext:value-type="float">
            <text:p>1527</text:p>
          </table:table-cell>
          <table:table-cell office:value-type="float" office:value="-20.1708063286" calcext:value-type="float">
            <text:p>-20.1708063286</text:p>
          </table:table-cell>
          <table:table-cell office:value-type="float" office:value="-5.0600193611" calcext:value-type="float">
            <text:p>-5.0600193611</text:p>
          </table:table-cell>
          <table:table-cell office:value-type="float" office:value="-19.3409932112" calcext:value-type="float">
            <text:p>-19.3409932112</text:p>
          </table:table-cell>
          <table:table-cell office:value-type="float" office:value="-4.5996441281" calcext:value-type="float">
            <text:p>-4.5996441281</text:p>
          </table:table-cell>
        </table:table-row>
        <table:table-row table:style-name="ro1">
          <table:table-cell office:value-type="float" office:value="-23.4842378561" calcext:value-type="float">
            <text:p>-23.4842378561</text:p>
          </table:table-cell>
          <table:table-cell office:value-type="float" office:value="40.5970982143" calcext:value-type="float">
            <text:p>40.5970982143</text:p>
          </table:table-cell>
          <table:table-cell office:value-type="float" office:value="-50.1548265934" calcext:value-type="float">
            <text:p>-50.1548265934</text:p>
          </table:table-cell>
          <table:table-cell office:value-type="float" office:value="67.79296875" calcext:value-type="float">
            <text:p>67.79296875</text:p>
          </table:table-cell>
          <table:table-cell office:value-type="float" office:value="-50.6044506311" calcext:value-type="float">
            <text:p>-50.6044506311</text:p>
          </table:table-cell>
          <table:table-cell office:value-type="float" office:value="67.9931640625" calcext:value-type="float">
            <text:p>67.9931640625</text:p>
          </table:table-cell>
          <table:table-cell office:value-type="float" office:value="1529" calcext:value-type="float">
            <text:p>1529</text:p>
          </table:table-cell>
          <table:table-cell office:value-type="float" office:value="-20.1717306601" calcext:value-type="float">
            <text:p>-20.1717306601</text:p>
          </table:table-cell>
          <table:table-cell office:value-type="float" office:value="-5.0590513069" calcext:value-type="float">
            <text:p>-5.0590513069</text:p>
          </table:table-cell>
          <table:table-cell office:value-type="float" office:value="-19.3392296636" calcext:value-type="float">
            <text:p>-19.3392296636</text:p>
          </table:table-cell>
          <table:table-cell office:value-type="float" office:value="-4.596975089" calcext:value-type="float">
            <text:p>-4.596975089</text:p>
          </table:table-cell>
        </table:table-row>
        <table:table-row table:style-name="ro1">
          <table:table-cell office:value-type="float" office:value="-23.1059419296" calcext:value-type="float">
            <text:p>-23.1059419296</text:p>
          </table:table-cell>
          <table:table-cell office:value-type="float" office:value="40.5552455357" calcext:value-type="float">
            <text:p>40.5552455357</text:p>
          </table:table-cell>
          <table:table-cell office:value-type="float" office:value="-50.1511496067" calcext:value-type="float">
            <text:p>-50.1511496067</text:p>
          </table:table-cell>
          <table:table-cell office:value-type="float" office:value="67.783203125" calcext:value-type="float">
            <text:p>67.783203125</text:p>
          </table:table-cell>
          <table:table-cell office:value-type="float" office:value="-50.6023001909" calcext:value-type="float">
            <text:p>-50.6023001909</text:p>
          </table:table-cell>
          <table:table-cell office:value-type="float" office:value="67.98828125" calcext:value-type="float">
            <text:p>67.98828125</text:p>
          </table:table-cell>
          <table:table-cell office:value-type="float" office:value="1531" calcext:value-type="float">
            <text:p>1531</text:p>
          </table:table-cell>
          <table:table-cell office:value-type="float" office:value="-20.1700460017" calcext:value-type="float">
            <text:p>-20.1700460017</text:p>
          </table:table-cell>
          <table:table-cell office:value-type="float" office:value="-5.0580832527" calcext:value-type="float">
            <text:p>-5.0580832527</text:p>
          </table:table-cell>
          <table:table-cell office:value-type="float" office:value="-19.338294642" calcext:value-type="float">
            <text:p>-19.338294642</text:p>
          </table:table-cell>
          <table:table-cell office:value-type="float" office:value="-4.5965302491" calcext:value-type="float">
            <text:p>-4.5965302491</text:p>
          </table:table-cell>
        </table:table-row>
        <table:table-row table:style-name="ro1">
          <table:table-cell office:value-type="float" office:value="-24.1663542011" calcext:value-type="float">
            <text:p>-24.1663542011</text:p>
          </table:table-cell>
          <table:table-cell office:value-type="float" office:value="40.6305803571" calcext:value-type="float">
            <text:p>40.6305803571</text:p>
          </table:table-cell>
          <table:table-cell office:value-type="float" office:value="-50.1536063433" calcext:value-type="float">
            <text:p>-50.1536063433</text:p>
          </table:table-cell>
          <table:table-cell office:value-type="float" office:value="67.802734375" calcext:value-type="float">
            <text:p>67.802734375</text:p>
          </table:table-cell>
          <table:table-cell office:value-type="float" office:value="-50.6072023869" calcext:value-type="float">
            <text:p>-50.6072023869</text:p>
          </table:table-cell>
          <table:table-cell office:value-type="float" office:value="67.98828125" calcext:value-type="float">
            <text:p>67.98828125</text:p>
          </table:table-cell>
          <table:table-cell office:value-type="float" office:value="1533" calcext:value-type="float">
            <text:p>1533</text:p>
          </table:table-cell>
          <table:table-cell office:value-type="float" office:value="-20.1711715869" calcext:value-type="float">
            <text:p>-20.1711715869</text:p>
          </table:table-cell>
          <table:table-cell office:value-type="float" office:value="-5.0600193611" calcext:value-type="float">
            <text:p>-5.0600193611</text:p>
          </table:table-cell>
          <table:table-cell office:value-type="float" office:value="-19.34042614" calcext:value-type="float">
            <text:p>-19.34042614</text:p>
          </table:table-cell>
          <table:table-cell office:value-type="float" office:value="-4.5965302491" calcext:value-type="float">
            <text:p>-4.5965302491</text:p>
          </table:table-cell>
        </table:table-row>
        <table:table-row table:style-name="ro1">
          <table:table-cell office:value-type="float" office:value="-23.4691600378" calcext:value-type="float">
            <text:p>-23.4691600378</text:p>
          </table:table-cell>
          <table:table-cell office:value-type="float" office:value="40.4729352679" calcext:value-type="float">
            <text:p>40.4729352679</text:p>
          </table:table-cell>
          <table:table-cell office:value-type="float" office:value="-50.159692955" calcext:value-type="float">
            <text:p>-50.159692955</text:p>
          </table:table-cell>
          <table:table-cell office:value-type="float" office:value="67.822265625" calcext:value-type="float">
            <text:p>67.822265625</text:p>
          </table:table-cell>
          <table:table-cell office:value-type="float" office:value="-50.6102724314" calcext:value-type="float">
            <text:p>-50.6102724314</text:p>
          </table:table-cell>
          <table:table-cell office:value-type="float" office:value="68.056640625" calcext:value-type="float">
            <text:p>68.056640625</text:p>
          </table:table-cell>
          <table:table-cell office:value-type="float" office:value="1535" calcext:value-type="float">
            <text:p>1535</text:p>
          </table:table-cell>
          <table:table-cell office:value-type="float" office:value="-20.1739602458" calcext:value-type="float">
            <text:p>-20.1739602458</text:p>
          </table:table-cell>
          <table:table-cell office:value-type="float" office:value="-5.0619554695" calcext:value-type="float">
            <text:p>-5.0619554695</text:p>
          </table:table-cell>
          <table:table-cell office:value-type="float" office:value="-19.3417610099" calcext:value-type="float">
            <text:p>-19.3417610099</text:p>
          </table:table-cell>
          <table:table-cell office:value-type="float" office:value="-4.6027580071" calcext:value-type="float">
            <text:p>-4.6027580071</text:p>
          </table:table-cell>
        </table:table-row>
        <table:table-row table:style-name="ro1">
          <table:table-cell office:value-type="float" office:value="-23.8362759897" calcext:value-type="float">
            <text:p>-23.8362759897</text:p>
          </table:table-cell>
          <table:table-cell office:value-type="float" office:value="40.2957589286" calcext:value-type="float">
            <text:p>40.2957589286</text:p>
          </table:table-cell>
          <table:table-cell office:value-type="float" office:value="-50.1574408054" calcext:value-type="float">
            <text:p>-50.1574408054</text:p>
          </table:table-cell>
          <table:table-cell office:value-type="float" office:value="67.8076171875" calcext:value-type="float">
            <text:p>67.8076171875</text:p>
          </table:table-cell>
          <table:table-cell office:value-type="float" office:value="-50.6060610294" calcext:value-type="float">
            <text:p>-50.6060610294</text:p>
          </table:table-cell>
          <table:table-cell office:value-type="float" office:value="68.0517578125" calcext:value-type="float">
            <text:p>68.0517578125</text:p>
          </table:table-cell>
          <table:table-cell office:value-type="float" office:value="1536" calcext:value-type="float">
            <text:p>1536</text:p>
          </table:table-cell>
          <table:table-cell office:value-type="float" office:value="-20.1729283947" calcext:value-type="float">
            <text:p>-20.1729283947</text:p>
          </table:table-cell>
          <table:table-cell office:value-type="float" office:value="-5.0605033882" calcext:value-type="float">
            <text:p>-5.0605033882</text:p>
          </table:table-cell>
          <table:table-cell office:value-type="float" office:value="-19.3399298724" calcext:value-type="float">
            <text:p>-19.3399298724</text:p>
          </table:table-cell>
          <table:table-cell office:value-type="float" office:value="-4.6023131673" calcext:value-type="float">
            <text:p>-4.6023131673</text:p>
          </table:table-cell>
        </table:table-row>
        <table:table-row table:style-name="ro1">
          <table:table-cell office:value-type="float" office:value="-23.5861620362" calcext:value-type="float">
            <text:p>-23.5861620362</text:p>
          </table:table-cell>
          <table:table-cell office:value-type="float" office:value="40.41015625" calcext:value-type="float">
            <text:p>40.41015625</text:p>
          </table:table-cell>
          <table:table-cell office:value-type="float" office:value="-50.1552670717" calcext:value-type="float">
            <text:p>-50.1552670717</text:p>
          </table:table-cell>
          <table:table-cell office:value-type="float" office:value="67.7978515625" calcext:value-type="float">
            <text:p>67.7978515625</text:p>
          </table:table-cell>
          <table:table-cell office:value-type="float" office:value="-50.6051271677" calcext:value-type="float">
            <text:p>-50.6051271677</text:p>
          </table:table-cell>
          <table:table-cell office:value-type="float" office:value="67.978515625" calcext:value-type="float">
            <text:p>67.978515625</text:p>
          </table:table-cell>
          <table:table-cell office:value-type="float" office:value="1538" calcext:value-type="float">
            <text:p>1538</text:p>
          </table:table-cell>
          <table:table-cell office:value-type="float" office:value="-20.1719324709" calcext:value-type="float">
            <text:p>-20.1719324709</text:p>
          </table:table-cell>
          <table:table-cell office:value-type="float" office:value="-5.059535334" calcext:value-type="float">
            <text:p>-5.059535334</text:p>
          </table:table-cell>
          <table:table-cell office:value-type="float" office:value="-19.3395238249" calcext:value-type="float">
            <text:p>-19.3395238249</text:p>
          </table:table-cell>
          <table:table-cell office:value-type="float" office:value="-4.5956405694" calcext:value-type="float">
            <text:p>-4.5956405694</text:p>
          </table:table-cell>
        </table:table-row>
        <table:table-row table:style-name="ro1">
          <table:table-cell office:value-type="float" office:value="-24.1730518848" calcext:value-type="float">
            <text:p>-24.1730518848</text:p>
          </table:table-cell>
          <table:table-cell office:value-type="float" office:value="40.7393973214" calcext:value-type="float">
            <text:p>40.7393973214</text:p>
          </table:table-cell>
          <table:table-cell office:value-type="float" office:value="-50.1584090471" calcext:value-type="float">
            <text:p>-50.1584090471</text:p>
          </table:table-cell>
          <table:table-cell office:value-type="float" office:value="67.8076171875" calcext:value-type="float">
            <text:p>67.8076171875</text:p>
          </table:table-cell>
          <table:table-cell office:value-type="float" office:value="-50.6052176714" calcext:value-type="float">
            <text:p>-50.6052176714</text:p>
          </table:table-cell>
          <table:table-cell office:value-type="float" office:value="68.0029296875" calcext:value-type="float">
            <text:p>68.0029296875</text:p>
          </table:table-cell>
          <table:table-cell office:value-type="float" office:value="1540" calcext:value-type="float">
            <text:p>1540</text:p>
          </table:table-cell>
          <table:table-cell office:value-type="float" office:value="-20.173372007" calcext:value-type="float">
            <text:p>-20.173372007</text:p>
          </table:table-cell>
          <table:table-cell office:value-type="float" office:value="-5.0605033882" calcext:value-type="float">
            <text:p>-5.0605033882</text:p>
          </table:table-cell>
          <table:table-cell office:value-type="float" office:value="-19.3395631763" calcext:value-type="float">
            <text:p>-19.3395631763</text:p>
          </table:table-cell>
          <table:table-cell office:value-type="float" office:value="-4.5978647687" calcext:value-type="float">
            <text:p>-4.5978647687</text:p>
          </table:table-cell>
        </table:table-row>
        <table:table-row table:style-name="ro1">
          <table:table-cell office:value-type="float" office:value="-24.0689369074" calcext:value-type="float">
            <text:p>-24.0689369074</text:p>
          </table:table-cell>
          <table:table-cell office:value-type="float" office:value="40.2762276786" calcext:value-type="float">
            <text:p>40.2762276786</text:p>
          </table:table-cell>
          <table:table-cell office:value-type="float" office:value="-50.1599965811" calcext:value-type="float">
            <text:p>-50.1599965811</text:p>
          </table:table-cell>
          <table:table-cell office:value-type="float" office:value="67.8076171875" calcext:value-type="float">
            <text:p>67.8076171875</text:p>
          </table:table-cell>
          <table:table-cell office:value-type="float" office:value="-50.6000947475" calcext:value-type="float">
            <text:p>-50.6000947475</text:p>
          </table:table-cell>
          <table:table-cell office:value-type="float" office:value="67.9931640625" calcext:value-type="float">
            <text:p>67.9931640625</text:p>
          </table:table-cell>
          <table:table-cell office:value-type="float" office:value="1542" calcext:value-type="float">
            <text:p>1542</text:p>
          </table:table-cell>
          <table:table-cell office:value-type="float" office:value="-20.1740993559" calcext:value-type="float">
            <text:p>-20.1740993559</text:p>
          </table:table-cell>
          <table:table-cell office:value-type="float" office:value="-5.0605033882" calcext:value-type="float">
            <text:p>-5.0605033882</text:p>
          </table:table-cell>
          <table:table-cell office:value-type="float" office:value="-19.3373357047" calcext:value-type="float">
            <text:p>-19.3373357047</text:p>
          </table:table-cell>
          <table:table-cell office:value-type="float" office:value="-4.596975089" calcext:value-type="float">
            <text:p>-4.596975089</text:p>
          </table:table-cell>
        </table:table-row>
        <table:table-row table:style-name="ro1">
          <table:table-cell office:value-type="float" office:value="-23.6608289284" calcext:value-type="float">
            <text:p>-23.6608289284</text:p>
          </table:table-cell>
          <table:table-cell office:value-type="float" office:value="40.6556919643" calcext:value-type="float">
            <text:p>40.6556919643</text:p>
          </table:table-cell>
          <table:table-cell office:value-type="float" office:value="-50.1521055222" calcext:value-type="float">
            <text:p>-50.1521055222</text:p>
          </table:table-cell>
          <table:table-cell office:value-type="float" office:value="67.8125" calcext:value-type="float">
            <text:p>67.8125</text:p>
          </table:table-cell>
          <table:table-cell office:value-type="float" office:value="-50.6040907621" calcext:value-type="float">
            <text:p>-50.6040907621</text:p>
          </table:table-cell>
          <table:table-cell office:value-type="float" office:value="67.98828125" calcext:value-type="float">
            <text:p>67.98828125</text:p>
          </table:table-cell>
          <table:table-cell office:value-type="float" office:value="1544" calcext:value-type="float">
            <text:p>1544</text:p>
          </table:table-cell>
          <table:table-cell office:value-type="float" office:value="-20.1704839666" calcext:value-type="float">
            <text:p>-20.1704839666</text:p>
          </table:table-cell>
          <table:table-cell office:value-type="float" office:value="-5.0609874153" calcext:value-type="float">
            <text:p>-5.0609874153</text:p>
          </table:table-cell>
          <table:table-cell office:value-type="float" office:value="-19.3390731908" calcext:value-type="float">
            <text:p>-19.3390731908</text:p>
          </table:table-cell>
          <table:table-cell office:value-type="float" office:value="-4.5965302491" calcext:value-type="float">
            <text:p>-4.5965302491</text:p>
          </table:table-cell>
        </table:table-row>
        <table:table-row table:style-name="ro1">
          <table:table-cell office:value-type="float" office:value="-23.0883637492" calcext:value-type="float">
            <text:p>-23.0883637492</text:p>
          </table:table-cell>
          <table:table-cell office:value-type="float" office:value="40.1715959821" calcext:value-type="float">
            <text:p>40.1715959821</text:p>
          </table:table-cell>
          <table:table-cell office:value-type="float" office:value="-50.152274394" calcext:value-type="float">
            <text:p>-50.152274394</text:p>
          </table:table-cell>
          <table:table-cell office:value-type="float" office:value="67.8173828125" calcext:value-type="float">
            <text:p>67.8173828125</text:p>
          </table:table-cell>
          <table:table-cell office:value-type="float" office:value="-50.6040120125" calcext:value-type="float">
            <text:p>-50.6040120125</text:p>
          </table:table-cell>
          <table:table-cell office:value-type="float" office:value="67.9833984375" calcext:value-type="float">
            <text:p>67.9833984375</text:p>
          </table:table-cell>
          <table:table-cell office:value-type="float" office:value="1546" calcext:value-type="float">
            <text:p>1546</text:p>
          </table:table-cell>
          <table:table-cell office:value-type="float" office:value="-20.1705613374" calcext:value-type="float">
            <text:p>-20.1705613374</text:p>
          </table:table-cell>
          <table:table-cell office:value-type="float" office:value="-5.0614714424" calcext:value-type="float">
            <text:p>-5.0614714424</text:p>
          </table:table-cell>
          <table:table-cell office:value-type="float" office:value="-19.3390389501" calcext:value-type="float">
            <text:p>-19.3390389501</text:p>
          </table:table-cell>
          <table:table-cell office:value-type="float" office:value="-4.5960854093" calcext:value-type="float">
            <text:p>-4.5960854093</text:p>
          </table:table-cell>
        </table:table-row>
        <table:table-row table:style-name="ro1">
          <table:table-cell office:value-type="float" office:value="-24.2094673672" calcext:value-type="float">
            <text:p>-24.2094673672</text:p>
          </table:table-cell>
          <table:table-cell office:value-type="float" office:value="40.6187220982" calcext:value-type="float">
            <text:p>40.6187220982</text:p>
          </table:table-cell>
          <table:table-cell office:value-type="float" office:value="-50.1517774105" calcext:value-type="float">
            <text:p>-50.1517774105</text:p>
          </table:table-cell>
          <table:table-cell office:value-type="float" office:value="67.8076171875" calcext:value-type="float">
            <text:p>67.8076171875</text:p>
          </table:table-cell>
          <table:table-cell office:value-type="float" office:value="-50.6060996532" calcext:value-type="float">
            <text:p>-50.6060996532</text:p>
          </table:table-cell>
          <table:table-cell office:value-type="float" office:value="67.9833984375" calcext:value-type="float">
            <text:p>67.9833984375</text:p>
          </table:table-cell>
          <table:table-cell office:value-type="float" office:value="1548" calcext:value-type="float">
            <text:p>1548</text:p>
          </table:table-cell>
          <table:table-cell office:value-type="float" office:value="-20.170333638" calcext:value-type="float">
            <text:p>-20.170333638</text:p>
          </table:table-cell>
          <table:table-cell office:value-type="float" office:value="-5.0605033882" calcext:value-type="float">
            <text:p>-5.0605033882</text:p>
          </table:table-cell>
          <table:table-cell office:value-type="float" office:value="-19.3399466662" calcext:value-type="float">
            <text:p>-19.3399466662</text:p>
          </table:table-cell>
          <table:table-cell office:value-type="float" office:value="-4.5960854093" calcext:value-type="float">
            <text:p>-4.5960854093</text:p>
          </table:table-cell>
        </table:table-row>
        <table:table-row table:style-name="ro1">
          <table:table-cell office:value-type="float" office:value="-23.8234729269" calcext:value-type="float">
            <text:p>-23.8234729269</text:p>
          </table:table-cell>
          <table:table-cell office:value-type="float" office:value="40.5405970982" calcext:value-type="float">
            <text:p>40.5405970982</text:p>
          </table:table-cell>
          <table:table-cell office:value-type="float" office:value="-50.1504229546" calcext:value-type="float">
            <text:p>-50.1504229546</text:p>
          </table:table-cell>
          <table:table-cell office:value-type="float" office:value="67.79296875" calcext:value-type="float">
            <text:p>67.79296875</text:p>
          </table:table-cell>
          <table:table-cell office:value-type="float" office:value="-50.6082982779" calcext:value-type="float">
            <text:p>-50.6082982779</text:p>
          </table:table-cell>
          <table:table-cell office:value-type="float" office:value="67.958984375" calcext:value-type="float">
            <text:p>67.958984375</text:p>
          </table:table-cell>
          <table:table-cell office:value-type="float" office:value="1550" calcext:value-type="float">
            <text:p>1550</text:p>
          </table:table-cell>
          <table:table-cell office:value-type="float" office:value="-20.1697130768" calcext:value-type="float">
            <text:p>-20.1697130768</text:p>
          </table:table-cell>
          <table:table-cell office:value-type="float" office:value="-5.0590513069" calcext:value-type="float">
            <text:p>-5.0590513069</text:p>
          </table:table-cell>
          <table:table-cell office:value-type="float" office:value="-19.3409026386" calcext:value-type="float">
            <text:p>-19.3409026386</text:p>
          </table:table-cell>
          <table:table-cell office:value-type="float" office:value="-4.59386121" calcext:value-type="float">
            <text:p>-4.59386121</text:p>
          </table:table-cell>
        </table:table-row>
        <table:table-row table:style-name="ro1">
          <table:table-cell office:value-type="float" office:value="-23.7078402345" calcext:value-type="float">
            <text:p>-23.7078402345</text:p>
          </table:table-cell>
          <table:table-cell office:value-type="float" office:value="40.5587332589" calcext:value-type="float">
            <text:p>40.5587332589</text:p>
          </table:table-cell>
          <table:table-cell office:value-type="float" office:value="-50.1366081238" calcext:value-type="float">
            <text:p>-50.1366081238</text:p>
          </table:table-cell>
          <table:table-cell office:value-type="float" office:value="67.8076171875" calcext:value-type="float">
            <text:p>67.8076171875</text:p>
          </table:table-cell>
          <table:table-cell office:value-type="float" office:value="-50.6037729502" calcext:value-type="float">
            <text:p>-50.6037729502</text:p>
          </table:table-cell>
          <table:table-cell office:value-type="float" office:value="67.9931640625" calcext:value-type="float">
            <text:p>67.9931640625</text:p>
          </table:table-cell>
          <table:table-cell office:value-type="float" office:value="1552" calcext:value-type="float">
            <text:p>1552</text:p>
          </table:table-cell>
          <table:table-cell office:value-type="float" office:value="-20.1633836358" calcext:value-type="float">
            <text:p>-20.1633836358</text:p>
          </table:table-cell>
          <table:table-cell office:value-type="float" office:value="-5.0605033882" calcext:value-type="float">
            <text:p>-5.0605033882</text:p>
          </table:table-cell>
          <table:table-cell office:value-type="float" office:value="-19.3389350047" calcext:value-type="float">
            <text:p>-19.3389350047</text:p>
          </table:table-cell>
          <table:table-cell office:value-type="float" office:value="-4.596975089" calcext:value-type="float">
            <text:p>-4.596975089</text:p>
          </table:table-cell>
        </table:table-row>
        <table:table-row table:style-name="ro1">
          <table:table-cell office:value-type="float" office:value="-23.6220165666" calcext:value-type="float">
            <text:p>-23.6220165666</text:p>
          </table:table-cell>
          <table:table-cell office:value-type="float" office:value="40.5768694196" calcext:value-type="float">
            <text:p>40.5768694196</text:p>
          </table:table-cell>
          <table:table-cell office:value-type="float" office:value="-50.1402071476" calcext:value-type="float">
            <text:p>-50.1402071476</text:p>
          </table:table-cell>
          <table:table-cell office:value-type="float" office:value="67.8515625" calcext:value-type="float">
            <text:p>67.8515625</text:p>
          </table:table-cell>
          <table:table-cell office:value-type="float" office:value="-50.6065761089" calcext:value-type="float">
            <text:p>-50.6065761089</text:p>
          </table:table-cell>
          <table:table-cell office:value-type="float" office:value="68.0029296875" calcext:value-type="float">
            <text:p>68.0029296875</text:p>
          </table:table-cell>
          <table:table-cell office:value-type="float" office:value="1554" calcext:value-type="float">
            <text:p>1554</text:p>
          </table:table-cell>
          <table:table-cell office:value-type="float" office:value="-20.1650325745" calcext:value-type="float">
            <text:p>-20.1650325745</text:p>
          </table:table-cell>
          <table:table-cell office:value-type="float" office:value="-5.0648596321" calcext:value-type="float">
            <text:p>-5.0648596321</text:p>
          </table:table-cell>
          <table:table-cell office:value-type="float" office:value="-19.3401538314" calcext:value-type="float">
            <text:p>-19.3401538314</text:p>
          </table:table-cell>
          <table:table-cell office:value-type="float" office:value="-4.5978647687" calcext:value-type="float">
            <text:p>-4.5978647687</text:p>
          </table:table-cell>
        </table:table-row>
        <table:table-row table:style-name="ro1">
          <table:table-cell office:value-type="float" office:value="-23.0538882707" calcext:value-type="float">
            <text:p>-23.0538882707</text:p>
          </table:table-cell>
          <table:table-cell office:value-type="float" office:value="40.2490234375" calcext:value-type="float">
            <text:p>40.2490234375</text:p>
          </table:table-cell>
          <table:table-cell office:value-type="float" office:value="-50.1451466322" calcext:value-type="float">
            <text:p>-50.1451466322</text:p>
          </table:table-cell>
          <table:table-cell office:value-type="float" office:value="67.822265625" calcext:value-type="float">
            <text:p>67.822265625</text:p>
          </table:table-cell>
          <table:table-cell office:value-type="float" office:value="-50.6076864958" calcext:value-type="float">
            <text:p>-50.6076864958</text:p>
          </table:table-cell>
          <table:table-cell office:value-type="float" office:value="67.98828125" calcext:value-type="float">
            <text:p>67.98828125</text:p>
          </table:table-cell>
          <table:table-cell office:value-type="float" office:value="1555" calcext:value-type="float">
            <text:p>1555</text:p>
          </table:table-cell>
          <table:table-cell office:value-type="float" office:value="-20.1672956623" calcext:value-type="float">
            <text:p>-20.1672956623</text:p>
          </table:table-cell>
          <table:table-cell office:value-type="float" office:value="-5.0619554695" calcext:value-type="float">
            <text:p>-5.0619554695</text:p>
          </table:table-cell>
          <table:table-cell office:value-type="float" office:value="-19.3406366329" calcext:value-type="float">
            <text:p>-19.3406366329</text:p>
          </table:table-cell>
          <table:table-cell office:value-type="float" office:value="-4.5965302491" calcext:value-type="float">
            <text:p>-4.5965302491</text:p>
          </table:table-cell>
        </table:table-row>
        <table:table-row table:style-name="ro1">
          <table:table-cell office:value-type="float" office:value="-23.8706594965" calcext:value-type="float">
            <text:p>-23.8706594965</text:p>
          </table:table-cell>
          <table:table-cell office:value-type="float" office:value="40.72265625" calcext:value-type="float">
            <text:p>40.72265625</text:p>
          </table:table-cell>
          <table:table-cell office:value-type="float" office:value="-50.1515635967" calcext:value-type="float">
            <text:p>-50.1515635967</text:p>
          </table:table-cell>
          <table:table-cell office:value-type="float" office:value="67.8466796875" calcext:value-type="float">
            <text:p>67.8466796875</text:p>
          </table:table-cell>
          <table:table-cell office:value-type="float" office:value="-50.6066968203" calcext:value-type="float">
            <text:p>-50.6066968203</text:p>
          </table:table-cell>
          <table:table-cell office:value-type="float" office:value="67.9638671875" calcext:value-type="float">
            <text:p>67.9638671875</text:p>
          </table:table-cell>
          <table:table-cell office:value-type="float" office:value="1557" calcext:value-type="float">
            <text:p>1557</text:p>
          </table:table-cell>
          <table:table-cell office:value-type="float" office:value="-20.1702356765" calcext:value-type="float">
            <text:p>-20.1702356765</text:p>
          </table:table-cell>
          <table:table-cell office:value-type="float" office:value="-5.064375605" calcext:value-type="float">
            <text:p>-5.064375605</text:p>
          </table:table-cell>
          <table:table-cell office:value-type="float" office:value="-19.3402063172" calcext:value-type="float">
            <text:p>-19.3402063172</text:p>
          </table:table-cell>
          <table:table-cell office:value-type="float" office:value="-4.5943060498" calcext:value-type="float">
            <text:p>-4.5943060498</text:p>
          </table:table-cell>
        </table:table-row>
        <table:table-row table:style-name="ro1">
          <table:table-cell office:value-type="float" office:value="-23.4054285049" calcext:value-type="float">
            <text:p>-23.4054285049</text:p>
          </table:table-cell>
          <table:table-cell office:value-type="float" office:value="40.9465680804" calcext:value-type="float">
            <text:p>40.9465680804</text:p>
          </table:table-cell>
          <table:table-cell office:value-type="float" office:value="-50.1485930204" calcext:value-type="float">
            <text:p>-50.1485930204</text:p>
          </table:table-cell>
          <table:table-cell office:value-type="float" office:value="67.8125" calcext:value-type="float">
            <text:p>67.8125</text:p>
          </table:table-cell>
          <table:table-cell office:value-type="float" office:value="-50.6062149525" calcext:value-type="float">
            <text:p>-50.6062149525</text:p>
          </table:table-cell>
          <table:table-cell office:value-type="float" office:value="67.9638671875" calcext:value-type="float">
            <text:p>67.9638671875</text:p>
          </table:table-cell>
          <table:table-cell office:value-type="float" office:value="1559" calcext:value-type="float">
            <text:p>1559</text:p>
          </table:table-cell>
          <table:table-cell office:value-type="float" office:value="-20.1688746691" calcext:value-type="float">
            <text:p>-20.1688746691</text:p>
          </table:table-cell>
          <table:table-cell office:value-type="float" office:value="-5.0609874153" calcext:value-type="float">
            <text:p>-5.0609874153</text:p>
          </table:table-cell>
          <table:table-cell office:value-type="float" office:value="-19.3399967988" calcext:value-type="float">
            <text:p>-19.3399967988</text:p>
          </table:table-cell>
          <table:table-cell office:value-type="float" office:value="-4.5943060498" calcext:value-type="float">
            <text:p>-4.5943060498</text:p>
          </table:table-cell>
        </table:table-row>
        <table:table-row table:style-name="ro1">
          <table:table-cell office:value-type="float" office:value="-23.810506165" calcext:value-type="float">
            <text:p>-23.810506165</text:p>
          </table:table-cell>
          <table:table-cell office:value-type="float" office:value="40.5189732143" calcext:value-type="float">
            <text:p>40.5189732143</text:p>
          </table:table-cell>
          <table:table-cell office:value-type="float" office:value="-50.1527721167" calcext:value-type="float">
            <text:p>-50.1527721167</text:p>
          </table:table-cell>
          <table:table-cell office:value-type="float" office:value="67.822265625" calcext:value-type="float">
            <text:p>67.822265625</text:p>
          </table:table-cell>
          <table:table-cell office:value-type="float" office:value="-50.6037909985" calcext:value-type="float">
            <text:p>-50.6037909985</text:p>
          </table:table-cell>
          <table:table-cell office:value-type="float" office:value="68.0078125" calcext:value-type="float">
            <text:p>68.0078125</text:p>
          </table:table-cell>
          <table:table-cell office:value-type="float" office:value="1561" calcext:value-type="float">
            <text:p>1561</text:p>
          </table:table-cell>
          <table:table-cell office:value-type="float" office:value="-20.1707893754" calcext:value-type="float">
            <text:p>-20.1707893754</text:p>
          </table:table-cell>
          <table:table-cell office:value-type="float" office:value="-5.0619554695" calcext:value-type="float">
            <text:p>-5.0619554695</text:p>
          </table:table-cell>
          <table:table-cell office:value-type="float" office:value="-19.3389428522" calcext:value-type="float">
            <text:p>-19.3389428522</text:p>
          </table:table-cell>
          <table:table-cell office:value-type="float" office:value="-4.5983096085" calcext:value-type="float">
            <text:p>-4.5983096085</text:p>
          </table:table-cell>
        </table:table-row>
        <table:table-row table:style-name="ro1">
          <table:table-cell office:value-type="float" office:value="-24.0284443481" calcext:value-type="float">
            <text:p>-24.0284443481</text:p>
          </table:table-cell>
          <table:table-cell office:value-type="float" office:value="40.8761160714" calcext:value-type="float">
            <text:p>40.8761160714</text:p>
          </table:table-cell>
          <table:table-cell office:value-type="float" office:value="-50.14831357" calcext:value-type="float">
            <text:p>-50.14831357</text:p>
          </table:table-cell>
          <table:table-cell office:value-type="float" office:value="67.802734375" calcext:value-type="float">
            <text:p>67.802734375</text:p>
          </table:table-cell>
          <table:table-cell office:value-type="float" office:value="-50.6080073595" calcext:value-type="float">
            <text:p>-50.6080073595</text:p>
          </table:table-cell>
          <table:table-cell office:value-type="float" office:value="67.9736328125" calcext:value-type="float">
            <text:p>67.9736328125</text:p>
          </table:table-cell>
          <table:table-cell office:value-type="float" office:value="1563" calcext:value-type="float">
            <text:p>1563</text:p>
          </table:table-cell>
          <table:table-cell office:value-type="float" office:value="-20.1687466353" calcext:value-type="float">
            <text:p>-20.1687466353</text:p>
          </table:table-cell>
          <table:table-cell office:value-type="float" office:value="-5.0600193611" calcext:value-type="float">
            <text:p>-5.0600193611</text:p>
          </table:table-cell>
          <table:table-cell office:value-type="float" office:value="-19.3407761459" calcext:value-type="float">
            <text:p>-19.3407761459</text:p>
          </table:table-cell>
          <table:table-cell office:value-type="float" office:value="-4.5951957295" calcext:value-type="float">
            <text:p>-4.5951957295</text:p>
          </table:table-cell>
        </table:table-row>
        <table:table-row table:style-name="ro1">
          <table:table-cell office:value-type="float" office:value="-23.2368469677" calcext:value-type="float">
            <text:p>-23.2368469677</text:p>
          </table:table-cell>
          <table:table-cell office:value-type="float" office:value="40.4017857143" calcext:value-type="float">
            <text:p>40.4017857143</text:p>
          </table:table-cell>
          <table:table-cell office:value-type="float" office:value="-50.1523908854" calcext:value-type="float">
            <text:p>-50.1523908854</text:p>
          </table:table-cell>
          <table:table-cell office:value-type="float" office:value="67.841796875" calcext:value-type="float">
            <text:p>67.841796875</text:p>
          </table:table-cell>
          <table:table-cell office:value-type="float" office:value="-50.599914217" calcext:value-type="float">
            <text:p>-50.599914217</text:p>
          </table:table-cell>
          <table:table-cell office:value-type="float" office:value="67.939453125" calcext:value-type="float">
            <text:p>67.939453125</text:p>
          </table:table-cell>
          <table:table-cell office:value-type="float" office:value="1565" calcext:value-type="float">
            <text:p>1565</text:p>
          </table:table-cell>
          <table:table-cell office:value-type="float" office:value="-20.1706147094" calcext:value-type="float">
            <text:p>-20.1706147094</text:p>
          </table:table-cell>
          <table:table-cell office:value-type="float" office:value="-5.0638915779" calcext:value-type="float">
            <text:p>-5.0638915779</text:p>
          </table:table-cell>
          <table:table-cell office:value-type="float" office:value="-19.3372572092" calcext:value-type="float">
            <text:p>-19.3372572092</text:p>
          </table:table-cell>
          <table:table-cell office:value-type="float" office:value="-4.5920818505" calcext:value-type="float">
            <text:p>-4.5920818505</text:p>
          </table:table-cell>
        </table:table-row>
        <table:table-row table:style-name="ro1">
          <table:table-cell office:value-type="float" office:value="-23.4019787614" calcext:value-type="float">
            <text:p>-23.4019787614</text:p>
          </table:table-cell>
          <table:table-cell office:value-type="float" office:value="40.2776227679" calcext:value-type="float">
            <text:p>40.2776227679</text:p>
          </table:table-cell>
          <table:table-cell office:value-type="float" office:value="-50.1448936939" calcext:value-type="float">
            <text:p>-50.1448936939</text:p>
          </table:table-cell>
          <table:table-cell office:value-type="float" office:value="67.822265625" calcext:value-type="float">
            <text:p>67.822265625</text:p>
          </table:table-cell>
          <table:table-cell office:value-type="float" office:value="-50.6031530142" calcext:value-type="float">
            <text:p>-50.6031530142</text:p>
          </table:table-cell>
          <table:table-cell office:value-type="float" office:value="67.9736328125" calcext:value-type="float">
            <text:p>67.9736328125</text:p>
          </table:table-cell>
          <table:table-cell office:value-type="float" office:value="1567" calcext:value-type="float">
            <text:p>1567</text:p>
          </table:table-cell>
          <table:table-cell office:value-type="float" office:value="-20.1671797755" calcext:value-type="float">
            <text:p>-20.1671797755</text:p>
          </table:table-cell>
          <table:table-cell office:value-type="float" office:value="-5.0619554695" calcext:value-type="float">
            <text:p>-5.0619554695</text:p>
          </table:table-cell>
          <table:table-cell office:value-type="float" office:value="-19.3386654536" calcext:value-type="float">
            <text:p>-19.3386654536</text:p>
          </table:table-cell>
          <table:table-cell office:value-type="float" office:value="-4.5951957295" calcext:value-type="float">
            <text:p>-4.5951957295</text:p>
          </table:table-cell>
        </table:table-row>
        <table:table-row table:style-name="ro1">
          <table:table-cell office:value-type="float" office:value="-24.3530985458" calcext:value-type="float">
            <text:p>-24.3530985458</text:p>
          </table:table-cell>
          <table:table-cell office:value-type="float" office:value="40.6159319196" calcext:value-type="float">
            <text:p>40.6159319196</text:p>
          </table:table-cell>
          <table:table-cell office:value-type="float" office:value="-50.1465885401" calcext:value-type="float">
            <text:p>-50.1465885401</text:p>
          </table:table-cell>
          <table:table-cell office:value-type="float" office:value="67.83203125" calcext:value-type="float">
            <text:p>67.83203125</text:p>
          </table:table-cell>
          <table:table-cell office:value-type="float" office:value="-50.6061361074" calcext:value-type="float">
            <text:p>-50.6061361074</text:p>
          </table:table-cell>
          <table:table-cell office:value-type="float" office:value="67.9833984375" calcext:value-type="float">
            <text:p>67.9833984375</text:p>
          </table:table-cell>
          <table:table-cell office:value-type="float" office:value="1569" calcext:value-type="float">
            <text:p>1569</text:p>
          </table:table-cell>
          <table:table-cell office:value-type="float" office:value="-20.1679562908" calcext:value-type="float">
            <text:p>-20.1679562908</text:p>
          </table:table-cell>
          <table:table-cell office:value-type="float" office:value="-5.0629235237" calcext:value-type="float">
            <text:p>-5.0629235237</text:p>
          </table:table-cell>
          <table:table-cell office:value-type="float" office:value="-19.3399625167" calcext:value-type="float">
            <text:p>-19.3399625167</text:p>
          </table:table-cell>
          <table:table-cell office:value-type="float" office:value="-4.5960854093" calcext:value-type="float">
            <text:p>-4.5960854093</text:p>
          </table:table-cell>
        </table:table-row>
        <table:table-row table:style-name="ro1">
          <table:table-cell office:value-type="float" office:value="-23.833294427" calcext:value-type="float">
            <text:p>-23.833294427</text:p>
          </table:table-cell>
          <table:table-cell office:value-type="float" office:value="40.5845424107" calcext:value-type="float">
            <text:p>40.5845424107</text:p>
          </table:table-cell>
          <table:table-cell office:value-type="float" office:value="-50.1500279903" calcext:value-type="float">
            <text:p>-50.1500279903</text:p>
          </table:table-cell>
          <table:table-cell office:value-type="float" office:value="67.8173828125" calcext:value-type="float">
            <text:p>67.8173828125</text:p>
          </table:table-cell>
          <table:table-cell office:value-type="float" office:value="-50.6086031914" calcext:value-type="float">
            <text:p>-50.6086031914</text:p>
          </table:table-cell>
          <table:table-cell office:value-type="float" office:value="67.96875" calcext:value-type="float">
            <text:p>67.96875</text:p>
          </table:table-cell>
          <table:table-cell office:value-type="float" office:value="1571" calcext:value-type="float">
            <text:p>1571</text:p>
          </table:table-cell>
          <table:table-cell office:value-type="float" office:value="-20.1695321189" calcext:value-type="float">
            <text:p>-20.1695321189</text:p>
          </table:table-cell>
          <table:table-cell office:value-type="float" office:value="-5.0614714424" calcext:value-type="float">
            <text:p>-5.0614714424</text:p>
          </table:table-cell>
          <table:table-cell office:value-type="float" office:value="-19.3410352164" calcext:value-type="float">
            <text:p>-19.3410352164</text:p>
          </table:table-cell>
          <table:table-cell office:value-type="float" office:value="-4.5947508897" calcext:value-type="float">
            <text:p>-4.5947508897</text:p>
          </table:table-cell>
        </table:table-row>
        <table:table-row table:style-name="ro1">
          <table:table-cell office:value-type="float" office:value="-23.9464195775" calcext:value-type="float">
            <text:p>-23.9464195775</text:p>
          </table:table-cell>
          <table:table-cell office:value-type="float" office:value="40.5538504464" calcext:value-type="float">
            <text:p>40.5538504464</text:p>
          </table:table-cell>
          <table:table-cell office:value-type="float" office:value="-50.150536871" calcext:value-type="float">
            <text:p>-50.150536871</text:p>
          </table:table-cell>
          <table:table-cell office:value-type="float" office:value="67.8173828125" calcext:value-type="float">
            <text:p>67.8173828125</text:p>
          </table:table-cell>
          <table:table-cell office:value-type="float" office:value="-50.6031988859" calcext:value-type="float">
            <text:p>-50.6031988859</text:p>
          </table:table-cell>
          <table:table-cell office:value-type="float" office:value="67.9736328125" calcext:value-type="float">
            <text:p>67.9736328125</text:p>
          </table:table-cell>
          <table:table-cell office:value-type="float" office:value="1573" calcext:value-type="float">
            <text:p>1573</text:p>
          </table:table-cell>
          <table:table-cell office:value-type="float" office:value="-20.169765269" calcext:value-type="float">
            <text:p>-20.169765269</text:p>
          </table:table-cell>
          <table:table-cell office:value-type="float" office:value="-5.0614714424" calcext:value-type="float">
            <text:p>-5.0614714424</text:p>
          </table:table-cell>
          <table:table-cell office:value-type="float" office:value="-19.3386853988" calcext:value-type="float">
            <text:p>-19.3386853988</text:p>
          </table:table-cell>
          <table:table-cell office:value-type="float" office:value="-4.5951957295" calcext:value-type="float">
            <text:p>-4.5951957295</text:p>
          </table:table-cell>
        </table:table-row>
        <table:table-row table:style-name="ro1">
          <table:table-cell office:value-type="float" office:value="-23.2889083356" calcext:value-type="float">
            <text:p>-23.2889083356</text:p>
          </table:table-cell>
          <table:table-cell office:value-type="float" office:value="40.2001953125" calcext:value-type="float">
            <text:p>40.2001953125</text:p>
          </table:table-cell>
          <table:table-cell office:value-type="float" office:value="-50.1507750988" calcext:value-type="float">
            <text:p>-50.1507750988</text:p>
          </table:table-cell>
          <table:table-cell office:value-type="float" office:value="67.802734375" calcext:value-type="float">
            <text:p>67.802734375</text:p>
          </table:table-cell>
          <table:table-cell office:value-type="float" office:value="-50.6055491209" calcext:value-type="float">
            <text:p>-50.6055491209</text:p>
          </table:table-cell>
          <table:table-cell office:value-type="float" office:value="67.96875" calcext:value-type="float">
            <text:p>67.96875</text:p>
          </table:table-cell>
          <table:table-cell office:value-type="float" office:value="1574" calcext:value-type="float">
            <text:p>1574</text:p>
          </table:table-cell>
          <table:table-cell office:value-type="float" office:value="-20.1698744161" calcext:value-type="float">
            <text:p>-20.1698744161</text:p>
          </table:table-cell>
          <table:table-cell office:value-type="float" office:value="-5.0600193611" calcext:value-type="float">
            <text:p>-5.0600193611</text:p>
          </table:table-cell>
          <table:table-cell office:value-type="float" office:value="-19.3397072921" calcext:value-type="float">
            <text:p>-19.3397072921</text:p>
          </table:table-cell>
          <table:table-cell office:value-type="float" office:value="-4.5947508897" calcext:value-type="float">
            <text:p>-4.5947508897</text:p>
          </table:table-cell>
        </table:table-row>
        <table:table-row table:style-name="ro1">
          <table:table-cell office:value-type="float" office:value="-23.5447901181" calcext:value-type="float">
            <text:p>-23.5447901181</text:p>
          </table:table-cell>
          <table:table-cell office:value-type="float" office:value="40.5601283482" calcext:value-type="float">
            <text:p>40.5601283482</text:p>
          </table:table-cell>
          <table:table-cell office:value-type="float" office:value="-50.1548219919" calcext:value-type="float">
            <text:p>-50.1548219919</text:p>
          </table:table-cell>
          <table:table-cell office:value-type="float" office:value="67.8125" calcext:value-type="float">
            <text:p>67.8125</text:p>
          </table:table-cell>
          <table:table-cell office:value-type="float" office:value="-50.600101018" calcext:value-type="float">
            <text:p>-50.600101018</text:p>
          </table:table-cell>
          <table:table-cell office:value-type="float" office:value="67.9638671875" calcext:value-type="float">
            <text:p>67.9638671875</text:p>
          </table:table-cell>
          <table:table-cell office:value-type="float" office:value="1576" calcext:value-type="float">
            <text:p>1576</text:p>
          </table:table-cell>
          <table:table-cell office:value-type="float" office:value="-20.1717285519" calcext:value-type="float">
            <text:p>-20.1717285519</text:p>
          </table:table-cell>
          <table:table-cell office:value-type="float" office:value="-5.0609874153" calcext:value-type="float">
            <text:p>-5.0609874153</text:p>
          </table:table-cell>
          <table:table-cell office:value-type="float" office:value="-19.3373384311" calcext:value-type="float">
            <text:p>-19.3373384311</text:p>
          </table:table-cell>
          <table:table-cell office:value-type="float" office:value="-4.5943060498" calcext:value-type="float">
            <text:p>-4.5943060498</text:p>
          </table:table-cell>
        </table:table-row>
        <table:table-row table:style-name="ro1">
          <table:table-cell office:value-type="float" office:value="-23.3655846766" calcext:value-type="float">
            <text:p>-23.3655846766</text:p>
          </table:table-cell>
          <table:table-cell office:value-type="float" office:value="40.5775669643" calcext:value-type="float">
            <text:p>40.5775669643</text:p>
          </table:table-cell>
          <table:table-cell office:value-type="float" office:value="-50.1487586498" calcext:value-type="float">
            <text:p>-50.1487586498</text:p>
          </table:table-cell>
          <table:table-cell office:value-type="float" office:value="67.8369140625" calcext:value-type="float">
            <text:p>67.8369140625</text:p>
          </table:table-cell>
          <table:table-cell office:value-type="float" office:value="-50.6025398493" calcext:value-type="float">
            <text:p>-50.6025398493</text:p>
          </table:table-cell>
          <table:table-cell office:value-type="float" office:value="68.0078125" calcext:value-type="float">
            <text:p>68.0078125</text:p>
          </table:table-cell>
          <table:table-cell office:value-type="float" office:value="1578" calcext:value-type="float">
            <text:p>1578</text:p>
          </table:table-cell>
          <table:table-cell office:value-type="float" office:value="-20.1689505543" calcext:value-type="float">
            <text:p>-20.1689505543</text:p>
          </table:table-cell>
          <table:table-cell office:value-type="float" office:value="-5.0634075508" calcext:value-type="float">
            <text:p>-5.0634075508</text:p>
          </table:table-cell>
          <table:table-cell office:value-type="float" office:value="-19.3383988466" calcext:value-type="float">
            <text:p>-19.3383988466</text:p>
          </table:table-cell>
          <table:table-cell office:value-type="float" office:value="-4.5983096085" calcext:value-type="float">
            <text:p>-4.5983096085</text:p>
          </table:table-cell>
        </table:table-row>
        <table:table-row table:style-name="ro1">
          <table:table-cell office:value-type="float" office:value="-23.4648174209" calcext:value-type="float">
            <text:p>-23.4648174209</text:p>
          </table:table-cell>
          <table:table-cell office:value-type="float" office:value="40.5887276786" calcext:value-type="float">
            <text:p>40.5887276786</text:p>
          </table:table-cell>
          <table:table-cell office:value-type="float" office:value="-50.157511425" calcext:value-type="float">
            <text:p>-50.157511425</text:p>
          </table:table-cell>
          <table:table-cell office:value-type="float" office:value="67.822265625" calcext:value-type="float">
            <text:p>67.822265625</text:p>
          </table:table-cell>
          <table:table-cell office:value-type="float" office:value="-50.6037041664" calcext:value-type="float">
            <text:p>-50.6037041664</text:p>
          </table:table-cell>
          <table:table-cell office:value-type="float" office:value="68.0126953125" calcext:value-type="float">
            <text:p>68.0126953125</text:p>
          </table:table-cell>
          <table:table-cell office:value-type="float" office:value="1580" calcext:value-type="float">
            <text:p>1580</text:p>
          </table:table-cell>
          <table:table-cell office:value-type="float" office:value="-20.17296075" calcext:value-type="float">
            <text:p>-20.17296075</text:p>
          </table:table-cell>
          <table:table-cell office:value-type="float" office:value="-5.0619554695" calcext:value-type="float">
            <text:p>-5.0619554695</text:p>
          </table:table-cell>
          <table:table-cell office:value-type="float" office:value="-19.3389050972" calcext:value-type="float">
            <text:p>-19.3389050972</text:p>
          </table:table-cell>
          <table:table-cell office:value-type="float" office:value="-4.5987544484" calcext:value-type="float">
            <text:p>-4.5987544484</text:p>
          </table:table-cell>
        </table:table-row>
        <table:table-row table:style-name="ro1">
          <table:table-cell office:value-type="float" office:value="-23.8046574516" calcext:value-type="float">
            <text:p>-23.8046574516</text:p>
          </table:table-cell>
          <table:table-cell office:value-type="float" office:value="40.7121930804" calcext:value-type="float">
            <text:p>40.7121930804</text:p>
          </table:table-cell>
          <table:table-cell office:value-type="float" office:value="-50.1613639832" calcext:value-type="float">
            <text:p>-50.1613639832</text:p>
          </table:table-cell>
          <table:table-cell office:value-type="float" office:value="67.841796875" calcext:value-type="float">
            <text:p>67.841796875</text:p>
          </table:table-cell>
          <table:table-cell office:value-type="float" office:value="-50.6037722349" calcext:value-type="float">
            <text:p>-50.6037722349</text:p>
          </table:table-cell>
          <table:table-cell office:value-type="float" office:value="68.0224609375" calcext:value-type="float">
            <text:p>68.0224609375</text:p>
          </table:table-cell>
          <table:table-cell office:value-type="float" office:value="1582" calcext:value-type="float">
            <text:p>1582</text:p>
          </table:table-cell>
          <table:table-cell office:value-type="float" office:value="-20.1747258486" calcext:value-type="float">
            <text:p>-20.1747258486</text:p>
          </table:table-cell>
          <table:table-cell office:value-type="float" office:value="-5.0638915779" calcext:value-type="float">
            <text:p>-5.0638915779</text:p>
          </table:table-cell>
          <table:table-cell office:value-type="float" office:value="-19.3389346937" calcext:value-type="float">
            <text:p>-19.3389346937</text:p>
          </table:table-cell>
          <table:table-cell office:value-type="float" office:value="-4.5996441281" calcext:value-type="float">
            <text:p>-4.5996441281</text:p>
          </table:table-cell>
        </table:table-row>
        <table:table-row table:style-name="ro1">
          <table:table-cell office:value-type="float" office:value="-23.4298809" calcext:value-type="float">
            <text:p>-23.4298809</text:p>
          </table:table-cell>
          <table:table-cell office:value-type="float" office:value="40.5322265625" calcext:value-type="float">
            <text:p>40.5322265625</text:p>
          </table:table-cell>
          <table:table-cell office:value-type="float" office:value="-50.15348773" calcext:value-type="float">
            <text:p>-50.15348773</text:p>
          </table:table-cell>
          <table:table-cell office:value-type="float" office:value="67.8173828125" calcext:value-type="float">
            <text:p>67.8173828125</text:p>
          </table:table-cell>
          <table:table-cell office:value-type="float" office:value="-50.5988951206" calcext:value-type="float">
            <text:p>-50.5988951206</text:p>
          </table:table-cell>
          <table:table-cell office:value-type="float" office:value="67.9736328125" calcext:value-type="float">
            <text:p>67.9736328125</text:p>
          </table:table-cell>
          <table:table-cell office:value-type="float" office:value="1584" calcext:value-type="float">
            <text:p>1584</text:p>
          </table:table-cell>
          <table:table-cell office:value-type="float" office:value="-20.1711172428" calcext:value-type="float">
            <text:p>-20.1711172428</text:p>
          </table:table-cell>
          <table:table-cell office:value-type="float" office:value="-5.0614714424" calcext:value-type="float">
            <text:p>-5.0614714424</text:p>
          </table:table-cell>
          <table:table-cell office:value-type="float" office:value="-19.3368141013" calcext:value-type="float">
            <text:p>-19.3368141013</text:p>
          </table:table-cell>
          <table:table-cell office:value-type="float" office:value="-4.5951957295" calcext:value-type="float">
            <text:p>-4.5951957295</text:p>
          </table:table-cell>
        </table:table-row>
        <table:table-row table:style-name="ro1">
          <table:table-cell office:value-type="float" office:value="-23.6782446189" calcext:value-type="float">
            <text:p>-23.6782446189</text:p>
          </table:table-cell>
          <table:table-cell office:value-type="float" office:value="40.6619698661" calcext:value-type="float">
            <text:p>40.6619698661</text:p>
          </table:table-cell>
          <table:table-cell office:value-type="float" office:value="-50.1484938383" calcext:value-type="float">
            <text:p>-50.1484938383</text:p>
          </table:table-cell>
          <table:table-cell office:value-type="float" office:value="67.8515625" calcext:value-type="float">
            <text:p>67.8515625</text:p>
          </table:table-cell>
          <table:table-cell office:value-type="float" office:value="-50.6076206446" calcext:value-type="float">
            <text:p>-50.6076206446</text:p>
          </table:table-cell>
          <table:table-cell office:value-type="float" office:value="67.958984375" calcext:value-type="float">
            <text:p>67.958984375</text:p>
          </table:table-cell>
          <table:table-cell office:value-type="float" office:value="1586" calcext:value-type="float">
            <text:p>1586</text:p>
          </table:table-cell>
          <table:table-cell office:value-type="float" office:value="-20.1688292275" calcext:value-type="float">
            <text:p>-20.1688292275</text:p>
          </table:table-cell>
          <table:table-cell office:value-type="float" office:value="-5.0648596321" calcext:value-type="float">
            <text:p>-5.0648596321</text:p>
          </table:table-cell>
          <table:table-cell office:value-type="float" office:value="-19.3406080004" calcext:value-type="float">
            <text:p>-19.3406080004</text:p>
          </table:table-cell>
          <table:table-cell office:value-type="float" office:value="-4.59386121" calcext:value-type="float">
            <text:p>-4.59386121</text:p>
          </table:table-cell>
        </table:table-row>
        <table:table-row table:style-name="ro1">
          <table:table-cell office:value-type="float" office:value="-23.1296072721" calcext:value-type="float">
            <text:p>-23.1296072721</text:p>
          </table:table-cell>
          <table:table-cell office:value-type="float" office:value="40.4415457589" calcext:value-type="float">
            <text:p>40.4415457589</text:p>
          </table:table-cell>
          <table:table-cell office:value-type="float" office:value="-50.1500521898" calcext:value-type="float">
            <text:p>-50.1500521898</text:p>
          </table:table-cell>
          <table:table-cell office:value-type="float" office:value="67.8076171875" calcext:value-type="float">
            <text:p>67.8076171875</text:p>
          </table:table-cell>
          <table:table-cell office:value-type="float" office:value="-50.6029499531" calcext:value-type="float">
            <text:p>-50.6029499531</text:p>
          </table:table-cell>
          <table:table-cell office:value-type="float" office:value="67.9833984375" calcext:value-type="float">
            <text:p>67.9833984375</text:p>
          </table:table-cell>
          <table:table-cell office:value-type="float" office:value="1588" calcext:value-type="float">
            <text:p>1588</text:p>
          </table:table-cell>
          <table:table-cell office:value-type="float" office:value="-20.1695432062" calcext:value-type="float">
            <text:p>-20.1695432062</text:p>
          </table:table-cell>
          <table:table-cell office:value-type="float" office:value="-5.0605033882" calcext:value-type="float">
            <text:p>-5.0605033882</text:p>
          </table:table-cell>
          <table:table-cell office:value-type="float" office:value="-19.3385771616" calcext:value-type="float">
            <text:p>-19.3385771616</text:p>
          </table:table-cell>
          <table:table-cell office:value-type="float" office:value="-4.5960854093" calcext:value-type="float">
            <text:p>-4.5960854093</text:p>
          </table:table-cell>
        </table:table-row>
        <table:table-row table:style-name="ro1">
          <table:table-cell office:value-type="float" office:value="-23.5933114282" calcext:value-type="float">
            <text:p>-23.5933114282</text:p>
          </table:table-cell>
          <table:table-cell office:value-type="float" office:value="40.4171316964" calcext:value-type="float">
            <text:p>40.4171316964</text:p>
          </table:table-cell>
          <table:table-cell office:value-type="float" office:value="-50.1557923555" calcext:value-type="float">
            <text:p>-50.1557923555</text:p>
          </table:table-cell>
          <table:table-cell office:value-type="float" office:value="67.8173828125" calcext:value-type="float">
            <text:p>67.8173828125</text:p>
          </table:table-cell>
          <table:table-cell office:value-type="float" office:value="-50.6041310787" calcext:value-type="float">
            <text:p>-50.6041310787</text:p>
          </table:table-cell>
          <table:table-cell office:value-type="float" office:value="67.9736328125" calcext:value-type="float">
            <text:p>67.9736328125</text:p>
          </table:table-cell>
          <table:table-cell office:value-type="float" office:value="1590" calcext:value-type="float">
            <text:p>1590</text:p>
          </table:table-cell>
          <table:table-cell office:value-type="float" office:value="-20.1721731363" calcext:value-type="float">
            <text:p>-20.1721731363</text:p>
          </table:table-cell>
          <table:table-cell office:value-type="float" office:value="-5.0614714424" calcext:value-type="float">
            <text:p>-5.0614714424</text:p>
          </table:table-cell>
          <table:table-cell office:value-type="float" office:value="-19.3390907207" calcext:value-type="float">
            <text:p>-19.3390907207</text:p>
          </table:table-cell>
          <table:table-cell office:value-type="float" office:value="-4.5951957295" calcext:value-type="float">
            <text:p>-4.5951957295</text:p>
          </table:table-cell>
        </table:table-row>
        <table:table-row table:style-name="ro1">
          <table:table-cell office:value-type="float" office:value="-24.2345028439" calcext:value-type="float">
            <text:p>-24.2345028439</text:p>
          </table:table-cell>
          <table:table-cell office:value-type="float" office:value="40.8154296875" calcext:value-type="float">
            <text:p>40.8154296875</text:p>
          </table:table-cell>
          <table:table-cell office:value-type="float" office:value="-50.153717494" calcext:value-type="float">
            <text:p>-50.153717494</text:p>
          </table:table-cell>
          <table:table-cell office:value-type="float" office:value="67.8076171875" calcext:value-type="float">
            <text:p>67.8076171875</text:p>
          </table:table-cell>
          <table:table-cell office:value-type="float" office:value="-50.5990088701" calcext:value-type="float">
            <text:p>-50.5990088701</text:p>
          </table:table-cell>
          <table:table-cell office:value-type="float" office:value="67.958984375" calcext:value-type="float">
            <text:p>67.958984375</text:p>
          </table:table-cell>
          <table:table-cell office:value-type="float" office:value="1592" calcext:value-type="float">
            <text:p>1592</text:p>
          </table:table-cell>
          <table:table-cell office:value-type="float" office:value="-20.1712225121" calcext:value-type="float">
            <text:p>-20.1712225121</text:p>
          </table:table-cell>
          <table:table-cell office:value-type="float" office:value="-5.0605033882" calcext:value-type="float">
            <text:p>-5.0605033882</text:p>
          </table:table-cell>
          <table:table-cell office:value-type="float" office:value="-19.3368635601" calcext:value-type="float">
            <text:p>-19.3368635601</text:p>
          </table:table-cell>
          <table:table-cell office:value-type="float" office:value="-4.59386121" calcext:value-type="float">
            <text:p>-4.59386121</text:p>
          </table:table-cell>
        </table:table-row>
        <table:table-row table:style-name="ro1">
          <table:table-cell office:value-type="float" office:value="-23.5005710925" calcext:value-type="float">
            <text:p>-23.5005710925</text:p>
          </table:table-cell>
          <table:table-cell office:value-type="float" office:value="40.7470703125" calcext:value-type="float">
            <text:p>40.7470703125</text:p>
          </table:table-cell>
          <table:table-cell office:value-type="float" office:value="-50.1494598866" calcext:value-type="float">
            <text:p>-50.1494598866</text:p>
          </table:table-cell>
          <table:table-cell office:value-type="float" office:value="67.8125" calcext:value-type="float">
            <text:p>67.8125</text:p>
          </table:table-cell>
          <table:table-cell office:value-type="float" office:value="-50.6079242229" calcext:value-type="float">
            <text:p>-50.6079242229</text:p>
          </table:table-cell>
          <table:table-cell office:value-type="float" office:value="67.9638671875" calcext:value-type="float">
            <text:p>67.9638671875</text:p>
          </table:table-cell>
          <table:table-cell office:value-type="float" office:value="1593" calcext:value-type="float">
            <text:p>1593</text:p>
          </table:table-cell>
          <table:table-cell office:value-type="float" office:value="-20.1692718349" calcext:value-type="float">
            <text:p>-20.1692718349</text:p>
          </table:table-cell>
          <table:table-cell office:value-type="float" office:value="-5.0609874153" calcext:value-type="float">
            <text:p>-5.0609874153</text:p>
          </table:table-cell>
          <table:table-cell office:value-type="float" office:value="-19.3407399978" calcext:value-type="float">
            <text:p>-19.3407399978</text:p>
          </table:table-cell>
          <table:table-cell office:value-type="float" office:value="-4.5943060498" calcext:value-type="float">
            <text:p>-4.5943060498</text:p>
          </table:table-cell>
        </table:table-row>
        <table:table-row table:style-name="ro1">
          <table:table-cell office:value-type="float" office:value="-23.2643895924" calcext:value-type="float">
            <text:p>-23.2643895924</text:p>
          </table:table-cell>
          <table:table-cell office:value-type="float" office:value="40.3752790179" calcext:value-type="float">
            <text:p>40.3752790179</text:p>
          </table:table-cell>
          <table:table-cell office:value-type="float" office:value="-50.1553987503" calcext:value-type="float">
            <text:p>-50.1553987503</text:p>
          </table:table-cell>
          <table:table-cell office:value-type="float" office:value="67.8173828125" calcext:value-type="float">
            <text:p>67.8173828125</text:p>
          </table:table-cell>
          <table:table-cell office:value-type="float" office:value="-50.6044838429" calcext:value-type="float">
            <text:p>-50.6044838429</text:p>
          </table:table-cell>
          <table:table-cell office:value-type="float" office:value="67.9736328125" calcext:value-type="float">
            <text:p>67.9736328125</text:p>
          </table:table-cell>
          <table:table-cell office:value-type="float" office:value="1595" calcext:value-type="float">
            <text:p>1595</text:p>
          </table:table-cell>
          <table:table-cell office:value-type="float" office:value="-20.1719928011" calcext:value-type="float">
            <text:p>-20.1719928011</text:p>
          </table:table-cell>
          <table:table-cell office:value-type="float" office:value="-5.0614714424" calcext:value-type="float">
            <text:p>-5.0614714424</text:p>
          </table:table-cell>
          <table:table-cell office:value-type="float" office:value="-19.3392441042" calcext:value-type="float">
            <text:p>-19.3392441042</text:p>
          </table:table-cell>
          <table:table-cell office:value-type="float" office:value="-4.5951957295" calcext:value-type="float">
            <text:p>-4.5951957295</text:p>
          </table:table-cell>
        </table:table-row>
        <table:table-row table:style-name="ro1">
          <table:table-cell office:value-type="float" office:value="-24.0678081099" calcext:value-type="float">
            <text:p>-24.0678081099</text:p>
          </table:table-cell>
          <table:table-cell office:value-type="float" office:value="40.4248046875" calcext:value-type="float">
            <text:p>40.4248046875</text:p>
          </table:table-cell>
          <table:table-cell office:value-type="float" office:value="-50.1534677982" calcext:value-type="float">
            <text:p>-50.1534677982</text:p>
          </table:table-cell>
          <table:table-cell office:value-type="float" office:value="67.83203125" calcext:value-type="float">
            <text:p>67.83203125</text:p>
          </table:table-cell>
          <table:table-cell office:value-type="float" office:value="-50.6030302763" calcext:value-type="float">
            <text:p>-50.6030302763</text:p>
          </table:table-cell>
          <table:table-cell office:value-type="float" office:value="67.958984375" calcext:value-type="float">
            <text:p>67.958984375</text:p>
          </table:table-cell>
          <table:table-cell office:value-type="float" office:value="1597" calcext:value-type="float">
            <text:p>1597</text:p>
          </table:table-cell>
          <table:table-cell office:value-type="float" office:value="-20.1711081107" calcext:value-type="float">
            <text:p>-20.1711081107</text:p>
          </table:table-cell>
          <table:table-cell office:value-type="float" office:value="-5.0629235237" calcext:value-type="float">
            <text:p>-5.0629235237</text:p>
          </table:table-cell>
          <table:table-cell office:value-type="float" office:value="-19.3386120866" calcext:value-type="float">
            <text:p>-19.3386120866</text:p>
          </table:table-cell>
          <table:table-cell office:value-type="float" office:value="-4.59386121" calcext:value-type="float">
            <text:p>-4.59386121</text:p>
          </table:table-cell>
        </table:table-row>
        <table:table-row table:style-name="ro1">
          <table:table-cell office:value-type="float" office:value="-24.1247342463" calcext:value-type="float">
            <text:p>-24.1247342463</text:p>
          </table:table-cell>
          <table:table-cell office:value-type="float" office:value="40.6494140625" calcext:value-type="float">
            <text:p>40.6494140625</text:p>
          </table:table-cell>
          <table:table-cell office:value-type="float" office:value="-50.1500638485" calcext:value-type="float">
            <text:p>-50.1500638485</text:p>
          </table:table-cell>
          <table:table-cell office:value-type="float" office:value="67.8076171875" calcext:value-type="float">
            <text:p>67.8076171875</text:p>
          </table:table-cell>
          <table:table-cell office:value-type="float" office:value="-50.6029336452" calcext:value-type="float">
            <text:p>-50.6029336452</text:p>
          </table:table-cell>
          <table:table-cell office:value-type="float" office:value="67.978515625" calcext:value-type="float">
            <text:p>67.978515625</text:p>
          </table:table-cell>
          <table:table-cell office:value-type="float" office:value="1599" calcext:value-type="float">
            <text:p>1599</text:p>
          </table:table-cell>
          <table:table-cell office:value-type="float" office:value="-20.1695485477" calcext:value-type="float">
            <text:p>-20.1695485477</text:p>
          </table:table-cell>
          <table:table-cell office:value-type="float" office:value="-5.0605033882" calcext:value-type="float">
            <text:p>-5.0605033882</text:p>
          </table:table-cell>
          <table:table-cell office:value-type="float" office:value="-19.3385700709" calcext:value-type="float">
            <text:p>-19.3385700709</text:p>
          </table:table-cell>
          <table:table-cell office:value-type="float" office:value="-4.5956405694" calcext:value-type="float">
            <text:p>-4.5956405694</text:p>
          </table:table-cell>
        </table:table-row>
        <table:table-row table:style-name="ro1">
          <table:table-cell office:value-type="float" office:value="-23.9004259314" calcext:value-type="float">
            <text:p>-23.9004259314</text:p>
          </table:table-cell>
          <table:table-cell office:value-type="float" office:value="40.8279854911" calcext:value-type="float">
            <text:p>40.8279854911</text:p>
          </table:table-cell>
          <table:table-cell office:value-type="float" office:value="-50.1552778244" calcext:value-type="float">
            <text:p>-50.1552778244</text:p>
          </table:table-cell>
          <table:table-cell office:value-type="float" office:value="67.8271484375" calcext:value-type="float">
            <text:p>67.8271484375</text:p>
          </table:table-cell>
          <table:table-cell office:value-type="float" office:value="-50.6049961329" calcext:value-type="float">
            <text:p>-50.6049961329</text:p>
          </table:table-cell>
          <table:table-cell office:value-type="float" office:value="67.98828125" calcext:value-type="float">
            <text:p>67.98828125</text:p>
          </table:table-cell>
          <table:table-cell office:value-type="float" office:value="1601" calcext:value-type="float">
            <text:p>1601</text:p>
          </table:table-cell>
          <table:table-cell office:value-type="float" office:value="-20.1719373973" calcext:value-type="float">
            <text:p>-20.1719373973</text:p>
          </table:table-cell>
          <table:table-cell office:value-type="float" office:value="-5.0624394966" calcext:value-type="float">
            <text:p>-5.0624394966</text:p>
          </table:table-cell>
          <table:table-cell office:value-type="float" office:value="-19.3394668503" calcext:value-type="float">
            <text:p>-19.3394668503</text:p>
          </table:table-cell>
          <table:table-cell office:value-type="float" office:value="-4.5965302491" calcext:value-type="float">
            <text:p>-4.5965302491</text:p>
          </table:table-cell>
        </table:table-row>
        <table:table-row table:style-name="ro1">
          <table:table-cell office:value-type="float" office:value="-23.2951609488" calcext:value-type="float">
            <text:p>-23.2951609488</text:p>
          </table:table-cell>
          <table:table-cell office:value-type="float" office:value="40.2783203125" calcext:value-type="float">
            <text:p>40.2783203125</text:p>
          </table:table-cell>
          <table:table-cell office:value-type="float" office:value="-50.1456899166" calcext:value-type="float">
            <text:p>-50.1456899166</text:p>
          </table:table-cell>
          <table:table-cell office:value-type="float" office:value="67.8173828125" calcext:value-type="float">
            <text:p>67.8173828125</text:p>
          </table:table-cell>
          <table:table-cell office:value-type="float" office:value="-50.60219419" calcext:value-type="float">
            <text:p>-50.60219419</text:p>
          </table:table-cell>
          <table:table-cell office:value-type="float" office:value="67.9638671875" calcext:value-type="float">
            <text:p>67.9638671875</text:p>
          </table:table-cell>
          <table:table-cell office:value-type="float" office:value="1603" calcext:value-type="float">
            <text:p>1603</text:p>
          </table:table-cell>
          <table:table-cell office:value-type="float" office:value="-20.167544575" calcext:value-type="float">
            <text:p>-20.167544575</text:p>
          </table:table-cell>
          <table:table-cell office:value-type="float" office:value="-5.0614714424" calcext:value-type="float">
            <text:p>-5.0614714424</text:p>
          </table:table-cell>
          <table:table-cell office:value-type="float" office:value="-19.3382485523" calcext:value-type="float">
            <text:p>-19.3382485523</text:p>
          </table:table-cell>
          <table:table-cell office:value-type="float" office:value="-4.5943060498" calcext:value-type="float">
            <text:p>-4.5943060498</text:p>
          </table:table-cell>
        </table:table-row>
        <table:table-row table:style-name="ro1">
          <table:table-cell office:value-type="float" office:value="-23.7835968618" calcext:value-type="float">
            <text:p>-23.7835968618</text:p>
          </table:table-cell>
          <table:table-cell office:value-type="float" office:value="40.60546875" calcext:value-type="float">
            <text:p>40.60546875</text:p>
          </table:table-cell>
          <table:table-cell office:value-type="float" office:value="-50.1431153059" calcext:value-type="float">
            <text:p>-50.1431153059</text:p>
          </table:table-cell>
          <table:table-cell office:value-type="float" office:value="67.7978515625" calcext:value-type="float">
            <text:p>67.7978515625</text:p>
          </table:table-cell>
          <table:table-cell office:value-type="float" office:value="-50.605320096" calcext:value-type="float">
            <text:p>-50.605320096</text:p>
          </table:table-cell>
          <table:table-cell office:value-type="float" office:value="67.98828125" calcext:value-type="float">
            <text:p>67.98828125</text:p>
          </table:table-cell>
          <table:table-cell office:value-type="float" office:value="1605" calcext:value-type="float">
            <text:p>1605</text:p>
          </table:table-cell>
          <table:table-cell office:value-type="float" office:value="-20.1663649843" calcext:value-type="float">
            <text:p>-20.1663649843</text:p>
          </table:table-cell>
          <table:table-cell office:value-type="float" office:value="-5.059535334" calcext:value-type="float">
            <text:p>-5.059535334</text:p>
          </table:table-cell>
          <table:table-cell office:value-type="float" office:value="-19.339607711" calcext:value-type="float">
            <text:p>-19.339607711</text:p>
          </table:table-cell>
          <table:table-cell office:value-type="float" office:value="-4.5965302491" calcext:value-type="float">
            <text:p>-4.5965302491</text:p>
          </table:table-cell>
        </table:table-row>
        <table:table-row table:style-name="ro1">
          <table:table-cell office:value-type="float" office:value="-23.5634413557" calcext:value-type="float">
            <text:p>-23.5634413557</text:p>
          </table:table-cell>
          <table:table-cell office:value-type="float" office:value="40.6794084821" calcext:value-type="float">
            <text:p>40.6794084821</text:p>
          </table:table-cell>
          <table:table-cell office:value-type="float" office:value="-50.1561767578" calcext:value-type="float">
            <text:p>-50.1561767578</text:p>
          </table:table-cell>
          <table:table-cell office:value-type="float" office:value="67.8173828125" calcext:value-type="float">
            <text:p>67.8173828125</text:p>
          </table:table-cell>
          <table:table-cell office:value-type="float" office:value="-50.6047442198" calcext:value-type="float">
            <text:p>-50.6047442198</text:p>
          </table:table-cell>
          <table:table-cell office:value-type="float" office:value="67.9638671875" calcext:value-type="float">
            <text:p>67.9638671875</text:p>
          </table:table-cell>
          <table:table-cell office:value-type="float" office:value="1607" calcext:value-type="float">
            <text:p>1607</text:p>
          </table:table-cell>
          <table:table-cell office:value-type="float" office:value="-20.1723492551" calcext:value-type="float">
            <text:p>-20.1723492551</text:p>
          </table:table-cell>
          <table:table-cell office:value-type="float" office:value="-5.0614714424" calcext:value-type="float">
            <text:p>-5.0614714424</text:p>
          </table:table-cell>
          <table:table-cell office:value-type="float" office:value="-19.3393573173" calcext:value-type="float">
            <text:p>-19.3393573173</text:p>
          </table:table-cell>
          <table:table-cell office:value-type="float" office:value="-4.5943060498" calcext:value-type="float">
            <text:p>-4.5943060498</text:p>
          </table:table-cell>
        </table:table-row>
        <table:table-row table:style-name="ro1">
          <table:table-cell office:value-type="float" office:value="-23.6310244658" calcext:value-type="float">
            <text:p>-23.6310244658</text:p>
          </table:table-cell>
          <table:table-cell office:value-type="float" office:value="40.7233537946" calcext:value-type="float">
            <text:p>40.7233537946</text:p>
          </table:table-cell>
          <table:table-cell office:value-type="float" office:value="-50.1531448841" calcext:value-type="float">
            <text:p>-50.1531448841</text:p>
          </table:table-cell>
          <table:table-cell office:value-type="float" office:value="67.802734375" calcext:value-type="float">
            <text:p>67.802734375</text:p>
          </table:table-cell>
          <table:table-cell office:value-type="float" office:value="-50.6027065277" calcext:value-type="float">
            <text:p>-50.6027065277</text:p>
          </table:table-cell>
          <table:table-cell office:value-type="float" office:value="67.9638671875" calcext:value-type="float">
            <text:p>67.9638671875</text:p>
          </table:table-cell>
          <table:table-cell office:value-type="float" office:value="1609" calcext:value-type="float">
            <text:p>1609</text:p>
          </table:table-cell>
          <table:table-cell office:value-type="float" office:value="-20.1709601635" calcext:value-type="float">
            <text:p>-20.1709601635</text:p>
          </table:table-cell>
          <table:table-cell office:value-type="float" office:value="-5.0600193611" calcext:value-type="float">
            <text:p>-5.0600193611</text:p>
          </table:table-cell>
          <table:table-cell office:value-type="float" office:value="-19.3384713191" calcext:value-type="float">
            <text:p>-19.3384713191</text:p>
          </table:table-cell>
          <table:table-cell office:value-type="float" office:value="-4.5943060498" calcext:value-type="float">
            <text:p>-4.5943060498</text:p>
          </table:table-cell>
        </table:table-row>
        <table:table-row table:style-name="ro1">
          <table:table-cell office:value-type="float" office:value="-23.7942650276" calcext:value-type="float">
            <text:p>-23.7942650276</text:p>
          </table:table-cell>
          <table:table-cell office:value-type="float" office:value="40.4296875" calcext:value-type="float">
            <text:p>40.4296875</text:p>
          </table:table-cell>
          <table:table-cell office:value-type="float" office:value="-50.1563371897" calcext:value-type="float">
            <text:p>-50.1563371897</text:p>
          </table:table-cell>
          <table:table-cell office:value-type="float" office:value="67.841796875" calcext:value-type="float">
            <text:p>67.841796875</text:p>
          </table:table-cell>
          <table:table-cell office:value-type="float" office:value="-50.6041400194" calcext:value-type="float">
            <text:p>-50.6041400194</text:p>
          </table:table-cell>
          <table:table-cell office:value-type="float" office:value="67.9833984375" calcext:value-type="float">
            <text:p>67.9833984375</text:p>
          </table:table-cell>
          <table:table-cell office:value-type="float" office:value="1611" calcext:value-type="float">
            <text:p>1611</text:p>
          </table:table-cell>
          <table:table-cell office:value-type="float" office:value="-20.172422759" calcext:value-type="float">
            <text:p>-20.172422759</text:p>
          </table:table-cell>
          <table:table-cell office:value-type="float" office:value="-5.0638915779" calcext:value-type="float">
            <text:p>-5.0638915779</text:p>
          </table:table-cell>
          <table:table-cell office:value-type="float" office:value="-19.3390946081" calcext:value-type="float">
            <text:p>-19.3390946081</text:p>
          </table:table-cell>
          <table:table-cell office:value-type="float" office:value="-4.5960854093" calcext:value-type="float">
            <text:p>-4.5960854093</text:p>
          </table:table-cell>
        </table:table-row>
        <table:table-row table:style-name="ro1">
          <table:table-cell office:value-type="float" office:value="-23.3533721081" calcext:value-type="float">
            <text:p>-23.3533721081</text:p>
          </table:table-cell>
          <table:table-cell office:value-type="float" office:value="40.5022321429" calcext:value-type="float">
            <text:p>40.5022321429</text:p>
          </table:table-cell>
          <table:table-cell office:value-type="float" office:value="-50.1544588566" calcext:value-type="float">
            <text:p>-50.1544588566</text:p>
          </table:table-cell>
          <table:table-cell office:value-type="float" office:value="67.802734375" calcext:value-type="float">
            <text:p>67.802734375</text:p>
          </table:table-cell>
          <table:table-cell office:value-type="float" office:value="-50.6043244123" calcext:value-type="float">
            <text:p>-50.6043244123</text:p>
          </table:table-cell>
          <table:table-cell office:value-type="float" office:value="67.978515625" calcext:value-type="float">
            <text:p>67.978515625</text:p>
          </table:table-cell>
          <table:table-cell office:value-type="float" office:value="1612" calcext:value-type="float">
            <text:p>1612</text:p>
          </table:table-cell>
          <table:table-cell office:value-type="float" office:value="-20.1715621768" calcext:value-type="float">
            <text:p>-20.1715621768</text:p>
          </table:table-cell>
          <table:table-cell office:value-type="float" office:value="-5.0600193611" calcext:value-type="float">
            <text:p>-5.0600193611</text:p>
          </table:table-cell>
          <table:table-cell office:value-type="float" office:value="-19.339174783" calcext:value-type="float">
            <text:p>-19.339174783</text:p>
          </table:table-cell>
          <table:table-cell office:value-type="float" office:value="-4.5956405694" calcext:value-type="float">
            <text:p>-4.5956405694</text:p>
          </table:table-cell>
        </table:table-row>
        <table:table-row table:style-name="ro1">
          <table:table-cell office:value-type="float" office:value="-23.5129968098" calcext:value-type="float">
            <text:p>-23.5129968098</text:p>
          </table:table-cell>
          <table:table-cell office:value-type="float" office:value="40.64453125" calcext:value-type="float">
            <text:p>40.64453125</text:p>
          </table:table-cell>
          <table:table-cell office:value-type="float" office:value="-50.1606569529" calcext:value-type="float">
            <text:p>-50.1606569529</text:p>
          </table:table-cell>
          <table:table-cell office:value-type="float" office:value="67.841796875" calcext:value-type="float">
            <text:p>67.841796875</text:p>
          </table:table-cell>
          <table:table-cell office:value-type="float" office:value="-50.604170537" calcext:value-type="float">
            <text:p>-50.604170537</text:p>
          </table:table-cell>
          <table:table-cell office:value-type="float" office:value="67.9931640625" calcext:value-type="float">
            <text:p>67.9931640625</text:p>
          </table:table-cell>
          <table:table-cell office:value-type="float" office:value="1614" calcext:value-type="float">
            <text:p>1614</text:p>
          </table:table-cell>
          <table:table-cell office:value-type="float" office:value="-20.1744019137" calcext:value-type="float">
            <text:p>-20.1744019137</text:p>
          </table:table-cell>
          <table:table-cell office:value-type="float" office:value="-5.0638915779" calcext:value-type="float">
            <text:p>-5.0638915779</text:p>
          </table:table-cell>
          <table:table-cell office:value-type="float" office:value="-19.3391078773" calcext:value-type="float">
            <text:p>-19.3391078773</text:p>
          </table:table-cell>
          <table:table-cell office:value-type="float" office:value="-4.596975089" calcext:value-type="float">
            <text:p>-4.596975089</text:p>
          </table:table-cell>
        </table:table-row>
        <table:table-row table:style-name="ro1">
          <table:table-cell office:value-type="float" office:value="-23.8849369028" calcext:value-type="float">
            <text:p>-23.8849369028</text:p>
          </table:table-cell>
          <table:table-cell office:value-type="float" office:value="40.8272879464" calcext:value-type="float">
            <text:p>40.8272879464</text:p>
          </table:table-cell>
          <table:table-cell office:value-type="float" office:value="-50.1606158495" calcext:value-type="float">
            <text:p>-50.1606158495</text:p>
          </table:table-cell>
          <table:table-cell office:value-type="float" office:value="67.8369140625" calcext:value-type="float">
            <text:p>67.8369140625</text:p>
          </table:table-cell>
          <table:table-cell office:value-type="float" office:value="-50.6055276871" calcext:value-type="float">
            <text:p>-50.6055276871</text:p>
          </table:table-cell>
          <table:table-cell office:value-type="float" office:value="68.0224609375" calcext:value-type="float">
            <text:p>68.0224609375</text:p>
          </table:table-cell>
          <table:table-cell office:value-type="float" office:value="1616" calcext:value-type="float">
            <text:p>1616</text:p>
          </table:table-cell>
          <table:table-cell office:value-type="float" office:value="-20.1743830816" calcext:value-type="float">
            <text:p>-20.1743830816</text:p>
          </table:table-cell>
          <table:table-cell office:value-type="float" office:value="-5.0634075508" calcext:value-type="float">
            <text:p>-5.0634075508</text:p>
          </table:table-cell>
          <table:table-cell office:value-type="float" office:value="-19.3396979726" calcext:value-type="float">
            <text:p>-19.3396979726</text:p>
          </table:table-cell>
          <table:table-cell office:value-type="float" office:value="-4.5996441281" calcext:value-type="float">
            <text:p>-4.5996441281</text:p>
          </table:table-cell>
        </table:table-row>
        <table:table-row table:style-name="ro1">
          <table:table-cell office:value-type="float" office:value="-23.8478914193" calcext:value-type="float">
            <text:p>-23.8478914193</text:p>
          </table:table-cell>
          <table:table-cell office:value-type="float" office:value="40.7414899554" calcext:value-type="float">
            <text:p>40.7414899554</text:p>
          </table:table-cell>
          <table:table-cell office:value-type="float" office:value="-50.1662893295" calcext:value-type="float">
            <text:p>-50.1662893295</text:p>
          </table:table-cell>
          <table:table-cell office:value-type="float" office:value="67.8857421875" calcext:value-type="float">
            <text:p>67.8857421875</text:p>
          </table:table-cell>
          <table:table-cell office:value-type="float" office:value="-50.6049198866" calcext:value-type="float">
            <text:p>-50.6049198866</text:p>
          </table:table-cell>
          <table:table-cell office:value-type="float" office:value="68.017578125" calcext:value-type="float">
            <text:p>68.017578125</text:p>
          </table:table-cell>
          <table:table-cell office:value-type="float" office:value="1618" calcext:value-type="float">
            <text:p>1618</text:p>
          </table:table-cell>
          <table:table-cell office:value-type="float" office:value="-20.1769824589" calcext:value-type="float">
            <text:p>-20.1769824589</text:p>
          </table:table-cell>
          <table:table-cell office:value-type="float" office:value="-5.0682478219" calcext:value-type="float">
            <text:p>-5.0682478219</text:p>
          </table:table-cell>
          <table:table-cell office:value-type="float" office:value="-19.3394336981" calcext:value-type="float">
            <text:p>-19.3394336981</text:p>
          </table:table-cell>
          <table:table-cell office:value-type="float" office:value="-4.5991992883" calcext:value-type="float">
            <text:p>-4.5991992883</text:p>
          </table:table-cell>
        </table:table-row>
        <table:table-row table:style-name="ro1">
          <table:table-cell office:value-type="float" office:value="-23.3972602895" calcext:value-type="float">
            <text:p>-23.3972602895</text:p>
          </table:table-cell>
          <table:table-cell office:value-type="float" office:value="40.3815569196" calcext:value-type="float">
            <text:p>40.3815569196</text:p>
          </table:table-cell>
          <table:table-cell office:value-type="float" office:value="-50.175471139" calcext:value-type="float">
            <text:p>-50.175471139</text:p>
          </table:table-cell>
          <table:table-cell office:value-type="float" office:value="67.8857421875" calcext:value-type="float">
            <text:p>67.8857421875</text:p>
          </table:table-cell>
          <table:table-cell office:value-type="float" office:value="-50.6079008818" calcext:value-type="float">
            <text:p>-50.6079008818</text:p>
          </table:table-cell>
          <table:table-cell office:value-type="float" office:value="68.0078125" calcext:value-type="float">
            <text:p>68.0078125</text:p>
          </table:table-cell>
          <table:table-cell office:value-type="float" office:value="1620" calcext:value-type="float">
            <text:p>1620</text:p>
          </table:table-cell>
          <table:table-cell office:value-type="float" office:value="-20.1811892221" calcext:value-type="float">
            <text:p>-20.1811892221</text:p>
          </table:table-cell>
          <table:table-cell office:value-type="float" office:value="-5.0682478219" calcext:value-type="float">
            <text:p>-5.0682478219</text:p>
          </table:table-cell>
          <table:table-cell office:value-type="float" office:value="-19.3407298489" calcext:value-type="float">
            <text:p>-19.3407298489</text:p>
          </table:table-cell>
          <table:table-cell office:value-type="float" office:value="-4.5983096085" calcext:value-type="float">
            <text:p>-4.5983096085</text:p>
          </table:table-cell>
        </table:table-row>
        <table:table-row table:style-name="ro1">
          <table:table-cell office:value-type="float" office:value="-23.0881842456" calcext:value-type="float">
            <text:p>-23.0881842456</text:p>
          </table:table-cell>
          <table:table-cell office:value-type="float" office:value="40.5182756696" calcext:value-type="float">
            <text:p>40.5182756696</text:p>
          </table:table-cell>
          <table:table-cell office:value-type="float" office:value="-50.1725874901" calcext:value-type="float">
            <text:p>-50.1725874901</text:p>
          </table:table-cell>
          <table:table-cell office:value-type="float" office:value="67.8369140625" calcext:value-type="float">
            <text:p>67.8369140625</text:p>
          </table:table-cell>
          <table:table-cell office:value-type="float" office:value="-50.616036725" calcext:value-type="float">
            <text:p>-50.616036725</text:p>
          </table:table-cell>
          <table:table-cell office:value-type="float" office:value="68.0029296875" calcext:value-type="float">
            <text:p>68.0029296875</text:p>
          </table:table-cell>
          <table:table-cell office:value-type="float" office:value="1622" calcext:value-type="float">
            <text:p>1622</text:p>
          </table:table-cell>
          <table:table-cell office:value-type="float" office:value="-20.1798680415" calcext:value-type="float">
            <text:p>-20.1798680415</text:p>
          </table:table-cell>
          <table:table-cell office:value-type="float" office:value="-5.0634075508" calcext:value-type="float">
            <text:p>-5.0634075508</text:p>
          </table:table-cell>
          <table:table-cell office:value-type="float" office:value="-19.3442673521" calcext:value-type="float">
            <text:p>-19.3442673521</text:p>
          </table:table-cell>
          <table:table-cell office:value-type="float" office:value="-4.5978647687" calcext:value-type="float">
            <text:p>-4.5978647687</text:p>
          </table:table-cell>
        </table:table-row>
        <table:table-row table:style-name="ro1">
          <table:table-cell office:value-type="float" office:value="-24.0338862887" calcext:value-type="float">
            <text:p>-24.0338862887</text:p>
          </table:table-cell>
          <table:table-cell office:value-type="float" office:value="40.8196149554" calcext:value-type="float">
            <text:p>40.8196149554</text:p>
          </table:table-cell>
          <table:table-cell office:value-type="float" office:value="-50.1694215298" calcext:value-type="float">
            <text:p>-50.1694215298</text:p>
          </table:table-cell>
          <table:table-cell office:value-type="float" office:value="67.8564453125" calcext:value-type="float">
            <text:p>67.8564453125</text:p>
          </table:table-cell>
          <table:table-cell office:value-type="float" office:value="-50.6052023411" calcext:value-type="float">
            <text:p>-50.6052023411</text:p>
          </table:table-cell>
          <table:table-cell office:value-type="float" office:value="68.0322265625" calcext:value-type="float">
            <text:p>68.0322265625</text:p>
          </table:table-cell>
          <table:table-cell office:value-type="float" office:value="1624" calcext:value-type="float">
            <text:p>1624</text:p>
          </table:table-cell>
          <table:table-cell office:value-type="float" office:value="-20.1784175164" calcext:value-type="float">
            <text:p>-20.1784175164</text:p>
          </table:table-cell>
          <table:table-cell office:value-type="float" office:value="-5.0653436592" calcext:value-type="float">
            <text:p>-5.0653436592</text:p>
          </table:table-cell>
          <table:table-cell office:value-type="float" office:value="-19.3395565106" calcext:value-type="float">
            <text:p>-19.3395565106</text:p>
          </table:table-cell>
          <table:table-cell office:value-type="float" office:value="-4.6005338078" calcext:value-type="float">
            <text:p>-4.6005338078</text:p>
          </table:table-cell>
        </table:table-row>
        <table:table-row table:style-name="ro1">
          <table:table-cell office:value-type="float" office:value="-23.7543258607" calcext:value-type="float">
            <text:p>-23.7543258607</text:p>
          </table:table-cell>
          <table:table-cell office:value-type="float" office:value="40.5433872768" calcext:value-type="float">
            <text:p>40.5433872768</text:p>
          </table:table-cell>
          <table:table-cell office:value-type="float" office:value="-50.159837079" calcext:value-type="float">
            <text:p>-50.159837079</text:p>
          </table:table-cell>
          <table:table-cell office:value-type="float" office:value="67.8173828125" calcext:value-type="float">
            <text:p>67.8173828125</text:p>
          </table:table-cell>
          <table:table-cell office:value-type="float" office:value="-50.6080063105" calcext:value-type="float">
            <text:p>-50.6080063105</text:p>
          </table:table-cell>
          <table:table-cell office:value-type="float" office:value="68.046875" calcext:value-type="float">
            <text:p>68.046875</text:p>
          </table:table-cell>
          <table:table-cell office:value-type="float" office:value="1626" calcext:value-type="float">
            <text:p>1626</text:p>
          </table:table-cell>
          <table:table-cell office:value-type="float" office:value="-20.174026278" calcext:value-type="float">
            <text:p>-20.174026278</text:p>
          </table:table-cell>
          <table:table-cell office:value-type="float" office:value="-5.0614714424" calcext:value-type="float">
            <text:p>-5.0614714424</text:p>
          </table:table-cell>
          <table:table-cell office:value-type="float" office:value="-19.3407756898" calcext:value-type="float">
            <text:p>-19.3407756898</text:p>
          </table:table-cell>
          <table:table-cell office:value-type="float" office:value="-4.6018683274" calcext:value-type="float">
            <text:p>-4.6018683274</text:p>
          </table:table-cell>
        </table:table-row>
        <table:table-row table:style-name="ro1">
          <table:table-cell office:value-type="float" office:value="-23.6273091108" calcext:value-type="float">
            <text:p>-23.6273091108</text:p>
          </table:table-cell>
          <table:table-cell office:value-type="float" office:value="40.6096540179" calcext:value-type="float">
            <text:p>40.6096540179</text:p>
          </table:table-cell>
          <table:table-cell office:value-type="float" office:value="-50.161720109" calcext:value-type="float">
            <text:p>-50.161720109</text:p>
          </table:table-cell>
          <table:table-cell office:value-type="float" office:value="67.8466796875" calcext:value-type="float">
            <text:p>67.8466796875</text:p>
          </table:table-cell>
          <table:table-cell office:value-type="float" office:value="-50.6068562984" calcext:value-type="float">
            <text:p>-50.6068562984</text:p>
          </table:table-cell>
          <table:table-cell office:value-type="float" office:value="68.0029296875" calcext:value-type="float">
            <text:p>68.0029296875</text:p>
          </table:table-cell>
          <table:table-cell office:value-type="float" office:value="1628" calcext:value-type="float">
            <text:p>1628</text:p>
          </table:table-cell>
          <table:table-cell office:value-type="float" office:value="-20.1748890122" calcext:value-type="float">
            <text:p>-20.1748890122</text:p>
          </table:table-cell>
          <table:table-cell office:value-type="float" office:value="-5.064375605" calcext:value-type="float">
            <text:p>-5.064375605</text:p>
          </table:table-cell>
          <table:table-cell office:value-type="float" office:value="-19.3402756591" calcext:value-type="float">
            <text:p>-19.3402756591</text:p>
          </table:table-cell>
          <table:table-cell office:value-type="float" office:value="-4.5978647687" calcext:value-type="float">
            <text:p>-4.5978647687</text:p>
          </table:table-cell>
        </table:table-row>
        <table:table-row table:style-name="ro1">
          <table:table-cell office:value-type="float" office:value="-23.6017673412" calcext:value-type="float">
            <text:p>-23.6017673412</text:p>
          </table:table-cell>
          <table:table-cell office:value-type="float" office:value="40.5385044643" calcext:value-type="float">
            <text:p>40.5385044643</text:p>
          </table:table-cell>
          <table:table-cell office:value-type="float" office:value="-50.1564016104" calcext:value-type="float">
            <text:p>-50.1564016104</text:p>
          </table:table-cell>
          <table:table-cell office:value-type="float" office:value="67.8564453125" calcext:value-type="float">
            <text:p>67.8564453125</text:p>
          </table:table-cell>
          <table:table-cell office:value-type="float" office:value="-50.6072074175" calcext:value-type="float">
            <text:p>-50.6072074175</text:p>
          </table:table-cell>
          <table:table-cell office:value-type="float" office:value="68.0126953125" calcext:value-type="float">
            <text:p>68.0126953125</text:p>
          </table:table-cell>
          <table:table-cell office:value-type="float" office:value="1630" calcext:value-type="float">
            <text:p>1630</text:p>
          </table:table-cell>
          <table:table-cell office:value-type="float" office:value="-20.1724522742" calcext:value-type="float">
            <text:p>-20.1724522742</text:p>
          </table:table-cell>
          <table:table-cell office:value-type="float" office:value="-5.0653436592" calcext:value-type="float">
            <text:p>-5.0653436592</text:p>
          </table:table-cell>
          <table:table-cell office:value-type="float" office:value="-19.3404283273" calcext:value-type="float">
            <text:p>-19.3404283273</text:p>
          </table:table-cell>
          <table:table-cell office:value-type="float" office:value="-4.5987544484" calcext:value-type="float">
            <text:p>-4.5987544484</text:p>
          </table:table-cell>
        </table:table-row>
        <table:table-row table:style-name="ro1">
          <table:table-cell office:value-type="float" office:value="-23.1746823089" calcext:value-type="float">
            <text:p>-23.1746823089</text:p>
          </table:table-cell>
          <table:table-cell office:value-type="float" office:value="40.5747767857" calcext:value-type="float">
            <text:p>40.5747767857</text:p>
          </table:table-cell>
          <table:table-cell office:value-type="float" office:value="-50.1647957802" calcext:value-type="float">
            <text:p>-50.1647957802</text:p>
          </table:table-cell>
          <table:table-cell office:value-type="float" office:value="67.861328125" calcext:value-type="float">
            <text:p>67.861328125</text:p>
          </table:table-cell>
          <table:table-cell office:value-type="float" office:value="-50.6115467787" calcext:value-type="float">
            <text:p>-50.6115467787</text:p>
          </table:table-cell>
          <table:table-cell office:value-type="float" office:value="68.0322265625" calcext:value-type="float">
            <text:p>68.0322265625</text:p>
          </table:table-cell>
          <table:table-cell office:value-type="float" office:value="1631" calcext:value-type="float">
            <text:p>1631</text:p>
          </table:table-cell>
          <table:table-cell office:value-type="float" office:value="-20.1762981702" calcext:value-type="float">
            <text:p>-20.1762981702</text:p>
          </table:table-cell>
          <table:table-cell office:value-type="float" office:value="-5.0658276864" calcext:value-type="float">
            <text:p>-5.0658276864</text:p>
          </table:table-cell>
          <table:table-cell office:value-type="float" office:value="-19.3423151022" calcext:value-type="float">
            <text:p>-19.3423151022</text:p>
          </table:table-cell>
          <table:table-cell office:value-type="float" office:value="-4.6005338078" calcext:value-type="float">
            <text:p>-4.6005338078</text:p>
          </table:table-cell>
        </table:table-row>
        <table:table-row table:style-name="ro1">
          <table:table-cell office:value-type="float" office:value="-23.7755987031" calcext:value-type="float">
            <text:p>-23.7755987031</text:p>
          </table:table-cell>
          <table:table-cell office:value-type="float" office:value="40.5252511161" calcext:value-type="float">
            <text:p>40.5252511161</text:p>
          </table:table-cell>
          <table:table-cell office:value-type="float" office:value="-50.1606963873" calcext:value-type="float">
            <text:p>-50.1606963873</text:p>
          </table:table-cell>
          <table:table-cell office:value-type="float" office:value="67.8515625" calcext:value-type="float">
            <text:p>67.8515625</text:p>
          </table:table-cell>
          <table:table-cell office:value-type="float" office:value="-50.6068514347" calcext:value-type="float">
            <text:p>-50.6068514347</text:p>
          </table:table-cell>
          <table:table-cell office:value-type="float" office:value="68.0078125" calcext:value-type="float">
            <text:p>68.0078125</text:p>
          </table:table-cell>
          <table:table-cell office:value-type="float" office:value="1633" calcext:value-type="float">
            <text:p>1633</text:p>
          </table:table-cell>
          <table:table-cell office:value-type="float" office:value="-20.1744199811" calcext:value-type="float">
            <text:p>-20.1744199811</text:p>
          </table:table-cell>
          <table:table-cell office:value-type="float" office:value="-5.0648596321" calcext:value-type="float">
            <text:p>-5.0648596321</text:p>
          </table:table-cell>
          <table:table-cell office:value-type="float" office:value="-19.3402735443" calcext:value-type="float">
            <text:p>-19.3402735443</text:p>
          </table:table-cell>
          <table:table-cell office:value-type="float" office:value="-4.5983096085" calcext:value-type="float">
            <text:p>-4.5983096085</text:p>
          </table:table-cell>
        </table:table-row>
        <table:table-row table:style-name="ro1">
          <table:table-cell office:value-type="float" office:value="-23.3862339918" calcext:value-type="float">
            <text:p>-23.3862339918</text:p>
          </table:table-cell>
          <table:table-cell office:value-type="float" office:value="40.6194196429" calcext:value-type="float">
            <text:p>40.6194196429</text:p>
          </table:table-cell>
          <table:table-cell office:value-type="float" office:value="-50.1597034216" calcext:value-type="float">
            <text:p>-50.1597034216</text:p>
          </table:table-cell>
          <table:table-cell office:value-type="float" office:value="67.8662109375" calcext:value-type="float">
            <text:p>67.8662109375</text:p>
          </table:table-cell>
          <table:table-cell office:value-type="float" office:value="-50.6084801197" calcext:value-type="float">
            <text:p>-50.6084801197</text:p>
          </table:table-cell>
          <table:table-cell office:value-type="float" office:value="68.017578125" calcext:value-type="float">
            <text:p>68.017578125</text:p>
          </table:table-cell>
          <table:table-cell office:value-type="float" office:value="1635" calcext:value-type="float">
            <text:p>1635</text:p>
          </table:table-cell>
          <table:table-cell office:value-type="float" office:value="-20.1739650412" calcext:value-type="float">
            <text:p>-20.1739650412</text:p>
          </table:table-cell>
          <table:table-cell office:value-type="float" office:value="-5.0663117135" calcext:value-type="float">
            <text:p>-5.0663117135</text:p>
          </table:table-cell>
          <table:table-cell office:value-type="float" office:value="-19.3409817043" calcext:value-type="float">
            <text:p>-19.3409817043</text:p>
          </table:table-cell>
          <table:table-cell office:value-type="float" office:value="-4.5991992883" calcext:value-type="float">
            <text:p>-4.5991992883</text:p>
          </table:table-cell>
        </table:table-row>
        <table:table-row table:style-name="ro1">
          <table:table-cell office:value-type="float" office:value="-24.2115733176" calcext:value-type="float">
            <text:p>-24.2115733176</text:p>
          </table:table-cell>
          <table:table-cell office:value-type="float" office:value="40.7233537946" calcext:value-type="float">
            <text:p>40.7233537946</text:p>
          </table:table-cell>
          <table:table-cell office:value-type="float" office:value="-50.149074769" calcext:value-type="float">
            <text:p>-50.149074769</text:p>
          </table:table-cell>
          <table:table-cell office:value-type="float" office:value="67.8076171875" calcext:value-type="float">
            <text:p>67.8076171875</text:p>
          </table:table-cell>
          <table:table-cell office:value-type="float" office:value="-50.6050228119" calcext:value-type="float">
            <text:p>-50.6050228119</text:p>
          </table:table-cell>
          <table:table-cell office:value-type="float" office:value="67.9931640625" calcext:value-type="float">
            <text:p>67.9931640625</text:p>
          </table:table-cell>
          <table:table-cell office:value-type="float" office:value="1637" calcext:value-type="float">
            <text:p>1637</text:p>
          </table:table-cell>
          <table:table-cell office:value-type="float" office:value="-20.1690953884" calcext:value-type="float">
            <text:p>-20.1690953884</text:p>
          </table:table-cell>
          <table:table-cell office:value-type="float" office:value="-5.0605033882" calcext:value-type="float">
            <text:p>-5.0605033882</text:p>
          </table:table-cell>
          <table:table-cell office:value-type="float" office:value="-19.3394784505" calcext:value-type="float">
            <text:p>-19.3394784505</text:p>
          </table:table-cell>
          <table:table-cell office:value-type="float" office:value="-4.596975089" calcext:value-type="float">
            <text:p>-4.596975089</text:p>
          </table:table-cell>
        </table:table-row>
        <table:table-row table:style-name="ro1">
          <table:table-cell office:value-type="float" office:value="-23.9916623537" calcext:value-type="float">
            <text:p>-23.9916623537</text:p>
          </table:table-cell>
          <table:table-cell office:value-type="float" office:value="40.5161830357" calcext:value-type="float">
            <text:p>40.5161830357</text:p>
          </table:table-cell>
          <table:table-cell office:value-type="float" office:value="-50.147177434" calcext:value-type="float">
            <text:p>-50.147177434</text:p>
          </table:table-cell>
          <table:table-cell office:value-type="float" office:value="67.8173828125" calcext:value-type="float">
            <text:p>67.8173828125</text:p>
          </table:table-cell>
          <table:table-cell office:value-type="float" office:value="-50.5991143703" calcext:value-type="float">
            <text:p>-50.5991143703</text:p>
          </table:table-cell>
          <table:table-cell office:value-type="float" office:value="67.958984375" calcext:value-type="float">
            <text:p>67.958984375</text:p>
          </table:table-cell>
          <table:table-cell office:value-type="float" office:value="1639" calcext:value-type="float">
            <text:p>1639</text:p>
          </table:table-cell>
          <table:table-cell office:value-type="float" office:value="-20.1682261001" calcext:value-type="float">
            <text:p>-20.1682261001</text:p>
          </table:table-cell>
          <table:table-cell office:value-type="float" office:value="-5.0614714424" calcext:value-type="float">
            <text:p>-5.0614714424</text:p>
          </table:table-cell>
          <table:table-cell office:value-type="float" office:value="-19.3369094321" calcext:value-type="float">
            <text:p>-19.3369094321</text:p>
          </table:table-cell>
          <table:table-cell office:value-type="float" office:value="-4.59386121" calcext:value-type="float">
            <text:p>-4.59386121</text:p>
          </table:table-cell>
        </table:table-row>
        <table:table-row table:style-name="ro1">
          <table:table-cell office:value-type="float" office:value="-23.8457459424" calcext:value-type="float">
            <text:p>-23.8457459424</text:p>
          </table:table-cell>
          <table:table-cell office:value-type="float" office:value="40.4415457589" calcext:value-type="float">
            <text:p>40.4415457589</text:p>
          </table:table-cell>
          <table:table-cell office:value-type="float" office:value="-50.1528338909" calcext:value-type="float">
            <text:p>-50.1528338909</text:p>
          </table:table-cell>
          <table:table-cell office:value-type="float" office:value="67.822265625" calcext:value-type="float">
            <text:p>67.822265625</text:p>
          </table:table-cell>
          <table:table-cell office:value-type="float" office:value="-50.6003733158" calcext:value-type="float">
            <text:p>-50.6003733158</text:p>
          </table:table-cell>
          <table:table-cell office:value-type="float" office:value="67.9638671875" calcext:value-type="float">
            <text:p>67.9638671875</text:p>
          </table:table-cell>
          <table:table-cell office:value-type="float" office:value="1641" calcext:value-type="float">
            <text:p>1641</text:p>
          </table:table-cell>
          <table:table-cell office:value-type="float" office:value="-20.170817678" calcext:value-type="float">
            <text:p>-20.170817678</text:p>
          </table:table-cell>
          <table:table-cell office:value-type="float" office:value="-5.0619554695" calcext:value-type="float">
            <text:p>-5.0619554695</text:p>
          </table:table-cell>
          <table:table-cell office:value-type="float" office:value="-19.3374568275" calcext:value-type="float">
            <text:p>-19.3374568275</text:p>
          </table:table-cell>
          <table:table-cell office:value-type="float" office:value="-4.5943060498" calcext:value-type="float">
            <text:p>-4.5943060498</text:p>
          </table:table-cell>
        </table:table-row>
        <table:table-row table:style-name="ro1">
          <table:table-cell office:value-type="float" office:value="-23.024238262" calcext:value-type="float">
            <text:p>-23.024238262</text:p>
          </table:table-cell>
          <table:table-cell office:value-type="float" office:value="40.7205636161" calcext:value-type="float">
            <text:p>40.7205636161</text:p>
          </table:table-cell>
          <table:table-cell office:value-type="float" office:value="-50.1515121222" calcext:value-type="float">
            <text:p>-50.1515121222</text:p>
          </table:table-cell>
          <table:table-cell office:value-type="float" office:value="67.8466796875" calcext:value-type="float">
            <text:p>67.8466796875</text:p>
          </table:table-cell>
          <table:table-cell office:value-type="float" office:value="-50.6083114147" calcext:value-type="float">
            <text:p>-50.6083114147</text:p>
          </table:table-cell>
          <table:table-cell office:value-type="float" office:value="68.0029296875" calcext:value-type="float">
            <text:p>68.0029296875</text:p>
          </table:table-cell>
          <table:table-cell office:value-type="float" office:value="1643" calcext:value-type="float">
            <text:p>1643</text:p>
          </table:table-cell>
          <table:table-cell office:value-type="float" office:value="-20.1702120928" calcext:value-type="float">
            <text:p>-20.1702120928</text:p>
          </table:table-cell>
          <table:table-cell office:value-type="float" office:value="-5.064375605" calcext:value-type="float">
            <text:p>-5.064375605</text:p>
          </table:table-cell>
          <table:table-cell office:value-type="float" office:value="-19.3409083506" calcext:value-type="float">
            <text:p>-19.3409083506</text:p>
          </table:table-cell>
          <table:table-cell office:value-type="float" office:value="-4.5978647687" calcext:value-type="float">
            <text:p>-4.5978647687</text:p>
          </table:table-cell>
        </table:table-row>
        <table:table-row table:style-name="ro1">
          <table:table-cell office:value-type="float" office:value="-23.8082403928" calcext:value-type="float">
            <text:p>-23.8082403928</text:p>
          </table:table-cell>
          <table:table-cell office:value-type="float" office:value="40.4227120536" calcext:value-type="float">
            <text:p>40.4227120536</text:p>
          </table:table-cell>
          <table:table-cell office:value-type="float" office:value="-50.1480323315" calcext:value-type="float">
            <text:p>-50.1480323315</text:p>
          </table:table-cell>
          <table:table-cell office:value-type="float" office:value="67.8515625" calcext:value-type="float">
            <text:p>67.8515625</text:p>
          </table:table-cell>
          <table:table-cell office:value-type="float" office:value="-50.6001102448" calcext:value-type="float">
            <text:p>-50.6001102448</text:p>
          </table:table-cell>
          <table:table-cell office:value-type="float" office:value="67.96875" calcext:value-type="float">
            <text:p>67.96875</text:p>
          </table:table-cell>
          <table:table-cell office:value-type="float" office:value="1645" calcext:value-type="float">
            <text:p>1645</text:p>
          </table:table-cell>
          <table:table-cell office:value-type="float" office:value="-20.1686177823" calcext:value-type="float">
            <text:p>-20.1686177823</text:p>
          </table:table-cell>
          <table:table-cell office:value-type="float" office:value="-5.0648596321" calcext:value-type="float">
            <text:p>-5.0648596321</text:p>
          </table:table-cell>
          <table:table-cell office:value-type="float" office:value="-19.337342443" calcext:value-type="float">
            <text:p>-19.337342443</text:p>
          </table:table-cell>
          <table:table-cell office:value-type="float" office:value="-4.5947508897" calcext:value-type="float">
            <text:p>-4.5947508897</text:p>
          </table:table-cell>
        </table:table-row>
        <table:table-row table:style-name="ro1">
          <table:table-cell office:value-type="float" office:value="-23.2829958639" calcext:value-type="float">
            <text:p>-23.2829958639</text:p>
          </table:table-cell>
          <table:table-cell office:value-type="float" office:value="40.4485212054" calcext:value-type="float">
            <text:p>40.4485212054</text:p>
          </table:table-cell>
          <table:table-cell office:value-type="float" office:value="-50.1424894094" calcext:value-type="float">
            <text:p>-50.1424894094</text:p>
          </table:table-cell>
          <table:table-cell office:value-type="float" office:value="67.8125" calcext:value-type="float">
            <text:p>67.8125</text:p>
          </table:table-cell>
          <table:table-cell office:value-type="float" office:value="-50.6000368595" calcext:value-type="float">
            <text:p>-50.6000368595</text:p>
          </table:table-cell>
          <table:table-cell office:value-type="float" office:value="67.9736328125" calcext:value-type="float">
            <text:p>67.9736328125</text:p>
          </table:table-cell>
          <table:table-cell office:value-type="float" office:value="1647" calcext:value-type="float">
            <text:p>1647</text:p>
          </table:table-cell>
          <table:table-cell office:value-type="float" office:value="-20.1660782218" calcext:value-type="float">
            <text:p>-20.1660782218</text:p>
          </table:table-cell>
          <table:table-cell office:value-type="float" office:value="-5.0609874153" calcext:value-type="float">
            <text:p>-5.0609874153</text:p>
          </table:table-cell>
          <table:table-cell office:value-type="float" office:value="-19.3373105347" calcext:value-type="float">
            <text:p>-19.3373105347</text:p>
          </table:table-cell>
          <table:table-cell office:value-type="float" office:value="-4.5951957295" calcext:value-type="float">
            <text:p>-4.5951957295</text:p>
          </table:table-cell>
        </table:table-row>
        <table:table-row table:style-name="ro1">
          <table:table-cell office:value-type="float" office:value="-23.9388327347" calcext:value-type="float">
            <text:p>-23.9388327347</text:p>
          </table:table-cell>
          <table:table-cell office:value-type="float" office:value="40.6061662946" calcext:value-type="float">
            <text:p>40.6061662946</text:p>
          </table:table-cell>
          <table:table-cell office:value-type="float" office:value="-50.1316509724" calcext:value-type="float">
            <text:p>-50.1316509724</text:p>
          </table:table-cell>
          <table:table-cell office:value-type="float" office:value="67.7490234375" calcext:value-type="float">
            <text:p>67.7490234375</text:p>
          </table:table-cell>
          <table:table-cell office:value-type="float" office:value="-50.5998374701" calcext:value-type="float">
            <text:p>-50.5998374701</text:p>
          </table:table-cell>
          <table:table-cell office:value-type="float" office:value="67.9833984375" calcext:value-type="float">
            <text:p>67.9833984375</text:p>
          </table:table-cell>
          <table:table-cell office:value-type="float" office:value="1649" calcext:value-type="float">
            <text:p>1649</text:p>
          </table:table-cell>
          <table:table-cell office:value-type="float" office:value="-20.1611124536" calcext:value-type="float">
            <text:p>-20.1611124536</text:p>
          </table:table-cell>
          <table:table-cell office:value-type="float" office:value="-5.0546950629" calcext:value-type="float">
            <text:p>-5.0546950629</text:p>
          </table:table-cell>
          <table:table-cell office:value-type="float" office:value="-19.3372238393" calcext:value-type="float">
            <text:p>-19.3372238393</text:p>
          </table:table-cell>
          <table:table-cell office:value-type="float" office:value="-4.5960854093" calcext:value-type="float">
            <text:p>-4.5960854093</text:p>
          </table:table-cell>
        </table:table-row>
        <table:table-row table:style-name="ro1">
          <table:table-cell office:value-type="float" office:value="-23.5156137211" calcext:value-type="float">
            <text:p>-23.5156137211</text:p>
          </table:table-cell>
          <table:table-cell office:value-type="float" office:value="40.4568917411" calcext:value-type="float">
            <text:p>40.4568917411</text:p>
          </table:table-cell>
          <table:table-cell office:value-type="float" office:value="-50.1353932619" calcext:value-type="float">
            <text:p>-50.1353932619</text:p>
          </table:table-cell>
          <table:table-cell office:value-type="float" office:value="67.7734375" calcext:value-type="float">
            <text:p>67.7734375</text:p>
          </table:table-cell>
          <table:table-cell office:value-type="float" office:value="-50.6004131794" calcext:value-type="float">
            <text:p>-50.6004131794</text:p>
          </table:table-cell>
          <table:table-cell office:value-type="float" office:value="67.978515625" calcext:value-type="float">
            <text:p>67.978515625</text:p>
          </table:table-cell>
          <table:table-cell office:value-type="float" office:value="1650" calcext:value-type="float">
            <text:p>1650</text:p>
          </table:table-cell>
          <table:table-cell office:value-type="float" office:value="-20.1628270313" calcext:value-type="float">
            <text:p>-20.1628270313</text:p>
          </table:table-cell>
          <table:table-cell office:value-type="float" office:value="-5.0571151985" calcext:value-type="float">
            <text:p>-5.0571151985</text:p>
          </table:table-cell>
          <table:table-cell office:value-type="float" office:value="-19.3374741604" calcext:value-type="float">
            <text:p>-19.3374741604</text:p>
          </table:table-cell>
          <table:table-cell office:value-type="float" office:value="-4.5956405694" calcext:value-type="float">
            <text:p>-4.5956405694</text:p>
          </table:table-cell>
        </table:table-row>
        <table:table-row table:style-name="ro1">
          <table:table-cell office:value-type="float" office:value="-23.7869468084" calcext:value-type="float">
            <text:p>-23.7869468084</text:p>
          </table:table-cell>
          <table:table-cell office:value-type="float" office:value="40.5775669643" calcext:value-type="float">
            <text:p>40.5775669643</text:p>
          </table:table-cell>
          <table:table-cell office:value-type="float" office:value="-50.1467854738" calcext:value-type="float">
            <text:p>-50.1467854738</text:p>
          </table:table-cell>
          <table:table-cell office:value-type="float" office:value="67.83203125" calcext:value-type="float">
            <text:p>67.83203125</text:p>
          </table:table-cell>
          <table:table-cell office:value-type="float" office:value="-50.5977796555" calcext:value-type="float">
            <text:p>-50.5977796555</text:p>
          </table:table-cell>
          <table:table-cell office:value-type="float" office:value="67.9931640625" calcext:value-type="float">
            <text:p>67.9931640625</text:p>
          </table:table-cell>
          <table:table-cell office:value-type="float" office:value="1652" calcext:value-type="float">
            <text:p>1652</text:p>
          </table:table-cell>
          <table:table-cell office:value-type="float" office:value="-20.1680465186" calcext:value-type="float">
            <text:p>-20.1680465186</text:p>
          </table:table-cell>
          <table:table-cell office:value-type="float" office:value="-5.0629235237" calcext:value-type="float">
            <text:p>-5.0629235237</text:p>
          </table:table-cell>
          <table:table-cell office:value-type="float" office:value="-19.3363290917" calcext:value-type="float">
            <text:p>-19.3363290917</text:p>
          </table:table-cell>
          <table:table-cell office:value-type="float" office:value="-4.596975089" calcext:value-type="float">
            <text:p>-4.596975089</text:p>
          </table:table-cell>
        </table:table-row>
        <table:table-row table:style-name="ro1">
          <table:table-cell office:value-type="float" office:value="-23.9598027395" calcext:value-type="float">
            <text:p>-23.9598027395</text:p>
          </table:table-cell>
          <table:table-cell office:value-type="float" office:value="40.7700892857" calcext:value-type="float">
            <text:p>40.7700892857</text:p>
          </table:table-cell>
          <table:table-cell office:value-type="float" office:value="-50.1461149216" calcext:value-type="float">
            <text:p>-50.1461149216</text:p>
          </table:table-cell>
          <table:table-cell office:value-type="float" office:value="67.822265625" calcext:value-type="float">
            <text:p>67.822265625</text:p>
          </table:table-cell>
          <table:table-cell office:value-type="float" office:value="-50.5991849422" calcext:value-type="float">
            <text:p>-50.5991849422</text:p>
          </table:table-cell>
          <table:table-cell office:value-type="float" office:value="67.96875" calcext:value-type="float">
            <text:p>67.96875</text:p>
          </table:table-cell>
          <table:table-cell office:value-type="float" office:value="1654" calcext:value-type="float">
            <text:p>1654</text:p>
          </table:table-cell>
          <table:table-cell office:value-type="float" office:value="-20.1677392965" calcext:value-type="float">
            <text:p>-20.1677392965</text:p>
          </table:table-cell>
          <table:table-cell office:value-type="float" office:value="-5.0619554695" calcext:value-type="float">
            <text:p>-5.0619554695</text:p>
          </table:table-cell>
          <table:table-cell office:value-type="float" office:value="-19.3369401171" calcext:value-type="float">
            <text:p>-19.3369401171</text:p>
          </table:table-cell>
          <table:table-cell office:value-type="float" office:value="-4.5947508897" calcext:value-type="float">
            <text:p>-4.5947508897</text:p>
          </table:table-cell>
        </table:table-row>
        <table:table-row table:style-name="ro1">
          <table:table-cell office:value-type="float" office:value="-23.4147990346" calcext:value-type="float">
            <text:p>-23.4147990346</text:p>
          </table:table-cell>
          <table:table-cell office:value-type="float" office:value="40.8579799107" calcext:value-type="float">
            <text:p>40.8579799107</text:p>
          </table:table-cell>
          <table:table-cell office:value-type="float" office:value="-50.1472179413" calcext:value-type="float">
            <text:p>-50.1472179413</text:p>
          </table:table-cell>
          <table:table-cell office:value-type="float" office:value="67.841796875" calcext:value-type="float">
            <text:p>67.841796875</text:p>
          </table:table-cell>
          <table:table-cell office:value-type="float" office:value="-50.6086269617" calcext:value-type="float">
            <text:p>-50.6086269617</text:p>
          </table:table-cell>
          <table:table-cell office:value-type="float" office:value="67.998046875" calcext:value-type="float">
            <text:p>67.998046875</text:p>
          </table:table-cell>
          <table:table-cell office:value-type="float" office:value="1656" calcext:value-type="float">
            <text:p>1656</text:p>
          </table:table-cell>
          <table:table-cell office:value-type="float" office:value="-20.168244659" calcext:value-type="float">
            <text:p>-20.168244659</text:p>
          </table:table-cell>
          <table:table-cell office:value-type="float" office:value="-5.0638915779" calcext:value-type="float">
            <text:p>-5.0638915779</text:p>
          </table:table-cell>
          <table:table-cell office:value-type="float" office:value="-19.3410455519" calcext:value-type="float">
            <text:p>-19.3410455519</text:p>
          </table:table-cell>
          <table:table-cell office:value-type="float" office:value="-4.5974199288" calcext:value-type="float">
            <text:p>-4.5974199288</text:p>
          </table:table-cell>
        </table:table-row>
        <table:table-row table:style-name="ro1">
          <table:table-cell office:value-type="float" office:value="-23.4733980634" calcext:value-type="float">
            <text:p>-23.4733980634</text:p>
          </table:table-cell>
          <table:table-cell office:value-type="float" office:value="40.5113002232" calcext:value-type="float">
            <text:p>40.5113002232</text:p>
          </table:table-cell>
          <table:table-cell office:value-type="float" office:value="-50.1509621143" calcext:value-type="float">
            <text:p>-50.1509621143</text:p>
          </table:table-cell>
          <table:table-cell office:value-type="float" office:value="67.8564453125" calcext:value-type="float">
            <text:p>67.8564453125</text:p>
          </table:table-cell>
          <table:table-cell office:value-type="float" office:value="-50.6063241005" calcext:value-type="float">
            <text:p>-50.6063241005</text:p>
          </table:table-cell>
          <table:table-cell office:value-type="float" office:value="67.98828125" calcext:value-type="float">
            <text:p>67.98828125</text:p>
          </table:table-cell>
          <table:table-cell office:value-type="float" office:value="1658" calcext:value-type="float">
            <text:p>1658</text:p>
          </table:table-cell>
          <table:table-cell office:value-type="float" office:value="-20.1699600997" calcext:value-type="float">
            <text:p>-20.1699600997</text:p>
          </table:table-cell>
          <table:table-cell office:value-type="float" office:value="-5.0653436592" calcext:value-type="float">
            <text:p>-5.0653436592</text:p>
          </table:table-cell>
          <table:table-cell office:value-type="float" office:value="-19.3400442569" calcext:value-type="float">
            <text:p>-19.3400442569</text:p>
          </table:table-cell>
          <table:table-cell office:value-type="float" office:value="-4.5965302491" calcext:value-type="float">
            <text:p>-4.5965302491</text:p>
          </table:table-cell>
        </table:table-row>
        <table:table-row table:style-name="ro1">
          <table:table-cell office:value-type="float" office:value="-23.2115760646" calcext:value-type="float">
            <text:p>-23.2115760646</text:p>
          </table:table-cell>
          <table:table-cell office:value-type="float" office:value="40.4513113839" calcext:value-type="float">
            <text:p>40.4513113839</text:p>
          </table:table-cell>
          <table:table-cell office:value-type="float" office:value="-50.1498230696" calcext:value-type="float">
            <text:p>-50.1498230696</text:p>
          </table:table-cell>
          <table:table-cell office:value-type="float" office:value="67.8369140625" calcext:value-type="float">
            <text:p>67.8369140625</text:p>
          </table:table-cell>
          <table:table-cell office:value-type="float" office:value="-50.6066682339" calcext:value-type="float">
            <text:p>-50.6066682339</text:p>
          </table:table-cell>
          <table:table-cell office:value-type="float" office:value="67.9931640625" calcext:value-type="float">
            <text:p>67.9931640625</text:p>
          </table:table-cell>
          <table:table-cell office:value-type="float" office:value="1660" calcext:value-type="float">
            <text:p>1660</text:p>
          </table:table-cell>
          <table:table-cell office:value-type="float" office:value="-20.1694382318" calcext:value-type="float">
            <text:p>-20.1694382318</text:p>
          </table:table-cell>
          <table:table-cell office:value-type="float" office:value="-5.0634075508" calcext:value-type="float">
            <text:p>-5.0634075508</text:p>
          </table:table-cell>
          <table:table-cell office:value-type="float" office:value="-19.3401938877" calcext:value-type="float">
            <text:p>-19.3401938877</text:p>
          </table:table-cell>
          <table:table-cell office:value-type="float" office:value="-4.596975089" calcext:value-type="float">
            <text:p>-4.596975089</text:p>
          </table:table-cell>
        </table:table-row>
        <table:table-row table:style-name="ro1">
          <table:table-cell office:value-type="float" office:value="-23.5146581552" calcext:value-type="float">
            <text:p>-23.5146581552</text:p>
          </table:table-cell>
          <table:table-cell office:value-type="float" office:value="40.3669084821" calcext:value-type="float">
            <text:p>40.3669084821</text:p>
          </table:table-cell>
          <table:table-cell office:value-type="float" office:value="-50.1505826712" calcext:value-type="float">
            <text:p>-50.1505826712</text:p>
          </table:table-cell>
          <table:table-cell office:value-type="float" office:value="67.87109375" calcext:value-type="float">
            <text:p>67.87109375</text:p>
          </table:table-cell>
          <table:table-cell office:value-type="float" office:value="-50.6042557001" calcext:value-type="float">
            <text:p>-50.6042557001</text:p>
          </table:table-cell>
          <table:table-cell office:value-type="float" office:value="67.998046875" calcext:value-type="float">
            <text:p>67.998046875</text:p>
          </table:table-cell>
          <table:table-cell office:value-type="float" office:value="1662" calcext:value-type="float">
            <text:p>1662</text:p>
          </table:table-cell>
          <table:table-cell office:value-type="float" office:value="-20.169786253" calcext:value-type="float">
            <text:p>-20.169786253</text:p>
          </table:table-cell>
          <table:table-cell office:value-type="float" office:value="-5.0667957406" calcext:value-type="float">
            <text:p>-5.0667957406</text:p>
          </table:table-cell>
          <table:table-cell office:value-type="float" office:value="-19.3391449066" calcext:value-type="float">
            <text:p>-19.3391449066</text:p>
          </table:table-cell>
          <table:table-cell office:value-type="float" office:value="-4.5974199288" calcext:value-type="float">
            <text:p>-4.5974199288</text:p>
          </table:table-cell>
        </table:table-row>
        <table:table-row table:style-name="ro1">
          <table:table-cell office:value-type="float" office:value="-23.6832838063" calcext:value-type="float">
            <text:p>-23.6832838063</text:p>
          </table:table-cell>
          <table:table-cell office:value-type="float" office:value="40.6117466518" calcext:value-type="float">
            <text:p>40.6117466518</text:p>
          </table:table-cell>
          <table:table-cell office:value-type="float" office:value="-50.1522546053" calcext:value-type="float">
            <text:p>-50.1522546053</text:p>
          </table:table-cell>
          <table:table-cell office:value-type="float" office:value="67.861328125" calcext:value-type="float">
            <text:p>67.861328125</text:p>
          </table:table-cell>
          <table:table-cell office:value-type="float" office:value="-50.6080317497" calcext:value-type="float">
            <text:p>-50.6080317497</text:p>
          </table:table-cell>
          <table:table-cell office:value-type="float" office:value="68.0078125" calcext:value-type="float">
            <text:p>68.0078125</text:p>
          </table:table-cell>
          <table:table-cell office:value-type="float" office:value="1664" calcext:value-type="float">
            <text:p>1664</text:p>
          </table:table-cell>
          <table:table-cell office:value-type="float" office:value="-20.1705522709" calcext:value-type="float">
            <text:p>-20.1705522709</text:p>
          </table:table-cell>
          <table:table-cell office:value-type="float" office:value="-5.0658276864" calcext:value-type="float">
            <text:p>-5.0658276864</text:p>
          </table:table-cell>
          <table:table-cell office:value-type="float" office:value="-19.3407867509" calcext:value-type="float">
            <text:p>-19.3407867509</text:p>
          </table:table-cell>
          <table:table-cell office:value-type="float" office:value="-4.5983096085" calcext:value-type="float">
            <text:p>-4.5983096085</text:p>
          </table:table-cell>
        </table:table-row>
        <table:table-row table:style-name="ro1">
          <table:table-cell office:value-type="float" office:value="-23.5806213864" calcext:value-type="float">
            <text:p>-23.5806213864</text:p>
          </table:table-cell>
          <table:table-cell office:value-type="float" office:value="40.4617745536" calcext:value-type="float">
            <text:p>40.4617745536</text:p>
          </table:table-cell>
          <table:table-cell office:value-type="float" office:value="-50.1471385479" calcext:value-type="float">
            <text:p>-50.1471385479</text:p>
          </table:table-cell>
          <table:table-cell office:value-type="float" office:value="67.822265625" calcext:value-type="float">
            <text:p>67.822265625</text:p>
          </table:table-cell>
          <table:table-cell office:value-type="float" office:value="-50.5994125843" calcext:value-type="float">
            <text:p>-50.5994125843</text:p>
          </table:table-cell>
          <table:table-cell office:value-type="float" office:value="68.0029296875" calcext:value-type="float">
            <text:p>68.0029296875</text:p>
          </table:table-cell>
          <table:table-cell office:value-type="float" office:value="1666" calcext:value-type="float">
            <text:p>1666</text:p>
          </table:table-cell>
          <table:table-cell office:value-type="float" office:value="-20.1682082839" calcext:value-type="float">
            <text:p>-20.1682082839</text:p>
          </table:table-cell>
          <table:table-cell office:value-type="float" office:value="-5.0619554695" calcext:value-type="float">
            <text:p>-5.0619554695</text:p>
          </table:table-cell>
          <table:table-cell office:value-type="float" office:value="-19.3370390969" calcext:value-type="float">
            <text:p>-19.3370390969</text:p>
          </table:table-cell>
          <table:table-cell office:value-type="float" office:value="-4.5978647687" calcext:value-type="float">
            <text:p>-4.5978647687</text:p>
          </table:table-cell>
        </table:table-row>
        <table:table-row table:style-name="ro1">
          <table:table-cell office:value-type="float" office:value="-23.4055758042" calcext:value-type="float">
            <text:p>-23.4055758042</text:p>
          </table:table-cell>
          <table:table-cell office:value-type="float" office:value="40.6459263393" calcext:value-type="float">
            <text:p>40.6459263393</text:p>
          </table:table-cell>
          <table:table-cell office:value-type="float" office:value="-50.1456772804" calcext:value-type="float">
            <text:p>-50.1456772804</text:p>
          </table:table-cell>
          <table:table-cell office:value-type="float" office:value="67.841796875" calcext:value-type="float">
            <text:p>67.841796875</text:p>
          </table:table-cell>
          <table:table-cell office:value-type="float" office:value="-50.5997115612" calcext:value-type="float">
            <text:p>-50.5997115612</text:p>
          </table:table-cell>
          <table:table-cell office:value-type="float" office:value="67.9931640625" calcext:value-type="float">
            <text:p>67.9931640625</text:p>
          </table:table-cell>
          <table:table-cell office:value-type="float" office:value="1668" calcext:value-type="float">
            <text:p>1668</text:p>
          </table:table-cell>
          <table:table-cell office:value-type="float" office:value="-20.1675387856" calcext:value-type="float">
            <text:p>-20.1675387856</text:p>
          </table:table-cell>
          <table:table-cell office:value-type="float" office:value="-5.0638915779" calcext:value-type="float">
            <text:p>-5.0638915779</text:p>
          </table:table-cell>
          <table:table-cell office:value-type="float" office:value="-19.3371690935" calcext:value-type="float">
            <text:p>-19.3371690935</text:p>
          </table:table-cell>
          <table:table-cell office:value-type="float" office:value="-4.596975089" calcext:value-type="float">
            <text:p>-4.596975089</text:p>
          </table:table-cell>
        </table:table-row>
        <table:table-row table:style-name="ro1">
          <table:table-cell office:value-type="float" office:value="-24.1587120124" calcext:value-type="float">
            <text:p>-24.1587120124</text:p>
          </table:table-cell>
          <table:table-cell office:value-type="float" office:value="40.6821986607" calcext:value-type="float">
            <text:p>40.6821986607</text:p>
          </table:table-cell>
          <table:table-cell office:value-type="float" office:value="-50.1492286921" calcext:value-type="float">
            <text:p>-50.1492286921</text:p>
          </table:table-cell>
          <table:table-cell office:value-type="float" office:value="67.8515625" calcext:value-type="float">
            <text:p>67.8515625</text:p>
          </table:table-cell>
          <table:table-cell office:value-type="float" office:value="-50.6003423214" calcext:value-type="float">
            <text:p>-50.6003423214</text:p>
          </table:table-cell>
          <table:table-cell office:value-type="float" office:value="67.9736328125" calcext:value-type="float">
            <text:p>67.9736328125</text:p>
          </table:table-cell>
          <table:table-cell office:value-type="float" office:value="1669" calcext:value-type="float">
            <text:p>1669</text:p>
          </table:table-cell>
          <table:table-cell office:value-type="float" office:value="-20.1691659102" calcext:value-type="float">
            <text:p>-20.1691659102</text:p>
          </table:table-cell>
          <table:table-cell office:value-type="float" office:value="-5.0648596321" calcext:value-type="float">
            <text:p>-5.0648596321</text:p>
          </table:table-cell>
          <table:table-cell office:value-type="float" office:value="-19.337443351" calcext:value-type="float">
            <text:p>-19.337443351</text:p>
          </table:table-cell>
          <table:table-cell office:value-type="float" office:value="-4.5951957295" calcext:value-type="float">
            <text:p>-4.5951957295</text:p>
          </table:table-cell>
        </table:table-row>
        <table:table-row table:style-name="ro1">
          <table:table-cell office:value-type="float" office:value="-23.4410333518" calcext:value-type="float">
            <text:p>-23.4410333518</text:p>
          </table:table-cell>
          <table:table-cell office:value-type="float" office:value="40.6905691964" calcext:value-type="float">
            <text:p>40.6905691964</text:p>
          </table:table-cell>
          <table:table-cell office:value-type="float" office:value="-50.154522872" calcext:value-type="float">
            <text:p>-50.154522872</text:p>
          </table:table-cell>
          <table:table-cell office:value-type="float" office:value="67.8759765625" calcext:value-type="float">
            <text:p>67.8759765625</text:p>
          </table:table-cell>
          <table:table-cell office:value-type="float" office:value="-50.5999769688" calcext:value-type="float">
            <text:p>-50.5999769688</text:p>
          </table:table-cell>
          <table:table-cell office:value-type="float" office:value="67.9931640625" calcext:value-type="float">
            <text:p>67.9931640625</text:p>
          </table:table-cell>
          <table:table-cell office:value-type="float" office:value="1671" calcext:value-type="float">
            <text:p>1671</text:p>
          </table:table-cell>
          <table:table-cell office:value-type="float" office:value="-20.1715915062" calcext:value-type="float">
            <text:p>-20.1715915062</text:p>
          </table:table-cell>
          <table:table-cell office:value-type="float" office:value="-5.0672797677" calcext:value-type="float">
            <text:p>-5.0672797677</text:p>
          </table:table-cell>
          <table:table-cell office:value-type="float" office:value="-19.337284494" calcext:value-type="float">
            <text:p>-19.337284494</text:p>
          </table:table-cell>
          <table:table-cell office:value-type="float" office:value="-4.596975089" calcext:value-type="float">
            <text:p>-4.596975089</text:p>
          </table:table-cell>
        </table:table-row>
        <table:table-row table:style-name="ro1">
          <table:table-cell office:value-type="float" office:value="-24.0444420976" calcext:value-type="float">
            <text:p>-24.0444420976</text:p>
          </table:table-cell>
          <table:table-cell office:value-type="float" office:value="40.9716796875" calcext:value-type="float">
            <text:p>40.9716796875</text:p>
          </table:table-cell>
          <table:table-cell office:value-type="float" office:value="-50.1542933464" calcext:value-type="float">
            <text:p>-50.1542933464</text:p>
          </table:table-cell>
          <table:table-cell office:value-type="float" office:value="67.8857421875" calcext:value-type="float">
            <text:p>67.8857421875</text:p>
          </table:table-cell>
          <table:table-cell office:value-type="float" office:value="-50.601362896" calcext:value-type="float">
            <text:p>-50.601362896</text:p>
          </table:table-cell>
          <table:table-cell office:value-type="float" office:value="67.998046875" calcext:value-type="float">
            <text:p>67.998046875</text:p>
          </table:table-cell>
          <table:table-cell office:value-type="float" office:value="1673" calcext:value-type="float">
            <text:p>1673</text:p>
          </table:table-cell>
          <table:table-cell office:value-type="float" office:value="-20.1714863462" calcext:value-type="float">
            <text:p>-20.1714863462</text:p>
          </table:table-cell>
          <table:table-cell office:value-type="float" office:value="-5.0682478219" calcext:value-type="float">
            <text:p>-5.0682478219</text:p>
          </table:table-cell>
          <table:table-cell office:value-type="float" office:value="-19.3378871017" calcext:value-type="float">
            <text:p>-19.3378871017</text:p>
          </table:table-cell>
          <table:table-cell office:value-type="float" office:value="-4.5974199288" calcext:value-type="float">
            <text:p>-4.5974199288</text:p>
          </table:table-cell>
        </table:table-row>
        <table:table-row table:style-name="ro1">
          <table:table-cell office:value-type="float" office:value="-23.4134850906" calcext:value-type="float">
            <text:p>-23.4134850906</text:p>
          </table:table-cell>
          <table:table-cell office:value-type="float" office:value="40.4764229911" calcext:value-type="float">
            <text:p>40.4764229911</text:p>
          </table:table-cell>
          <table:table-cell office:value-type="float" office:value="-50.1510716677" calcext:value-type="float">
            <text:p>-50.1510716677</text:p>
          </table:table-cell>
          <table:table-cell office:value-type="float" office:value="67.900390625" calcext:value-type="float">
            <text:p>67.900390625</text:p>
          </table:table-cell>
          <table:table-cell office:value-type="float" office:value="-50.6004326344" calcext:value-type="float">
            <text:p>-50.6004326344</text:p>
          </table:table-cell>
          <table:table-cell office:value-type="float" office:value="67.98828125" calcext:value-type="float">
            <text:p>67.98828125</text:p>
          </table:table-cell>
          <table:table-cell office:value-type="float" office:value="1675" calcext:value-type="float">
            <text:p>1675</text:p>
          </table:table-cell>
          <table:table-cell office:value-type="float" office:value="-20.170010293" calcext:value-type="float">
            <text:p>-20.170010293</text:p>
          </table:table-cell>
          <table:table-cell office:value-type="float" office:value="-5.0696999032" calcext:value-type="float">
            <text:p>-5.0696999032</text:p>
          </table:table-cell>
          <table:table-cell office:value-type="float" office:value="-19.3374826195" calcext:value-type="float">
            <text:p>-19.3374826195</text:p>
          </table:table-cell>
          <table:table-cell office:value-type="float" office:value="-4.5965302491" calcext:value-type="float">
            <text:p>-4.5965302491</text:p>
          </table:table-cell>
        </table:table-row>
        <table:table-row table:style-name="ro1">
          <table:table-cell office:value-type="float" office:value="-23.8317569499" calcext:value-type="float">
            <text:p>-23.8317569499</text:p>
          </table:table-cell>
          <table:table-cell office:value-type="float" office:value="40.5775669643" calcext:value-type="float">
            <text:p>40.5775669643</text:p>
          </table:table-cell>
          <table:table-cell office:value-type="float" office:value="-50.1516881704" calcext:value-type="float">
            <text:p>-50.1516881704</text:p>
          </table:table-cell>
          <table:table-cell office:value-type="float" office:value="67.8466796875" calcext:value-type="float">
            <text:p>67.8466796875</text:p>
          </table:table-cell>
          <table:table-cell office:value-type="float" office:value="-50.6015793085" calcext:value-type="float">
            <text:p>-50.6015793085</text:p>
          </table:table-cell>
          <table:table-cell office:value-type="float" office:value="68.02734375" calcext:value-type="float">
            <text:p>68.02734375</text:p>
          </table:table-cell>
          <table:table-cell office:value-type="float" office:value="1677" calcext:value-type="float">
            <text:p>1677</text:p>
          </table:table-cell>
          <table:table-cell office:value-type="float" office:value="-20.1702927516" calcext:value-type="float">
            <text:p>-20.1702927516</text:p>
          </table:table-cell>
          <table:table-cell office:value-type="float" office:value="-5.064375605" calcext:value-type="float">
            <text:p>-5.064375605</text:p>
          </table:table-cell>
          <table:table-cell office:value-type="float" office:value="-19.3379811989" calcext:value-type="float">
            <text:p>-19.3379811989</text:p>
          </table:table-cell>
          <table:table-cell office:value-type="float" office:value="-4.600088968" calcext:value-type="float">
            <text:p>-4.600088968</text:p>
          </table:table-cell>
        </table:table-row>
        <table:table-row table:style-name="ro1">
          <table:table-cell office:value-type="float" office:value="-24.2891251372" calcext:value-type="float">
            <text:p>-24.2891251372</text:p>
          </table:table-cell>
          <table:table-cell office:value-type="float" office:value="40.7742745536" calcext:value-type="float">
            <text:p>40.7742745536</text:p>
          </table:table-cell>
          <table:table-cell office:value-type="float" office:value="-50.1591707706" calcext:value-type="float">
            <text:p>-50.1591707706</text:p>
          </table:table-cell>
          <table:table-cell office:value-type="float" office:value="67.8515625" calcext:value-type="float">
            <text:p>67.8515625</text:p>
          </table:table-cell>
          <table:table-cell office:value-type="float" office:value="-50.6099822521" calcext:value-type="float">
            <text:p>-50.6099822521</text:p>
          </table:table-cell>
          <table:table-cell office:value-type="float" office:value="68.017578125" calcext:value-type="float">
            <text:p>68.017578125</text:p>
          </table:table-cell>
          <table:table-cell office:value-type="float" office:value="1679" calcext:value-type="float">
            <text:p>1679</text:p>
          </table:table-cell>
          <table:table-cell office:value-type="float" office:value="-20.1737210003" calcext:value-type="float">
            <text:p>-20.1737210003</text:p>
          </table:table-cell>
          <table:table-cell office:value-type="float" office:value="-5.0648596321" calcext:value-type="float">
            <text:p>-5.0648596321</text:p>
          </table:table-cell>
          <table:table-cell office:value-type="float" office:value="-19.3416348386" calcext:value-type="float">
            <text:p>-19.3416348386</text:p>
          </table:table-cell>
          <table:table-cell office:value-type="float" office:value="-4.5991992883" calcext:value-type="float">
            <text:p>-4.5991992883</text:p>
          </table:table-cell>
        </table:table-row>
        <table:table-row table:style-name="ro1">
          <table:table-cell office:value-type="float" office:value="-24.0457224633" calcext:value-type="float">
            <text:p>-24.0457224633</text:p>
          </table:table-cell>
          <table:table-cell office:value-type="float" office:value="40.6577845982" calcext:value-type="float">
            <text:p>40.6577845982</text:p>
          </table:table-cell>
          <table:table-cell office:value-type="float" office:value="-50.1535829067" calcext:value-type="float">
            <text:p>-50.1535829067</text:p>
          </table:table-cell>
          <table:table-cell office:value-type="float" office:value="67.8564453125" calcext:value-type="float">
            <text:p>67.8564453125</text:p>
          </table:table-cell>
          <table:table-cell office:value-type="float" office:value="-50.6037895441" calcext:value-type="float">
            <text:p>-50.6037895441</text:p>
          </table:table-cell>
          <table:table-cell office:value-type="float" office:value="68.02734375" calcext:value-type="float">
            <text:p>68.02734375</text:p>
          </table:table-cell>
          <table:table-cell office:value-type="float" office:value="1681" calcext:value-type="float">
            <text:p>1681</text:p>
          </table:table-cell>
          <table:table-cell office:value-type="float" office:value="-20.1711608492" calcext:value-type="float">
            <text:p>-20.1711608492</text:p>
          </table:table-cell>
          <table:table-cell office:value-type="float" office:value="-5.0653436592" calcext:value-type="float">
            <text:p>-5.0653436592</text:p>
          </table:table-cell>
          <table:table-cell office:value-type="float" office:value="-19.3389422198" calcext:value-type="float">
            <text:p>-19.3389422198</text:p>
          </table:table-cell>
          <table:table-cell office:value-type="float" office:value="-4.600088968" calcext:value-type="float">
            <text:p>-4.600088968</text:p>
          </table:table-cell>
        </table:table-row>
        <table:table-row table:style-name="ro1">
          <table:table-cell office:value-type="float" office:value="-23.9455463818" calcext:value-type="float">
            <text:p>-23.9455463818</text:p>
          </table:table-cell>
          <table:table-cell office:value-type="float" office:value="40.4289899554" calcext:value-type="float">
            <text:p>40.4289899554</text:p>
          </table:table-cell>
          <table:table-cell office:value-type="float" office:value="-50.1543298006" calcext:value-type="float">
            <text:p>-50.1543298006</text:p>
          </table:table-cell>
          <table:table-cell office:value-type="float" office:value="67.861328125" calcext:value-type="float">
            <text:p>67.861328125</text:p>
          </table:table-cell>
          <table:table-cell office:value-type="float" office:value="-50.6088230848" calcext:value-type="float">
            <text:p>-50.6088230848</text:p>
          </table:table-cell>
          <table:table-cell office:value-type="float" office:value="68.0126953125" calcext:value-type="float">
            <text:p>68.0126953125</text:p>
          </table:table-cell>
          <table:table-cell office:value-type="float" office:value="1683" calcext:value-type="float">
            <text:p>1683</text:p>
          </table:table-cell>
          <table:table-cell office:value-type="float" office:value="-20.1715030481" calcext:value-type="float">
            <text:p>-20.1715030481</text:p>
          </table:table-cell>
          <table:table-cell office:value-type="float" office:value="-5.0658276864" calcext:value-type="float">
            <text:p>-5.0658276864</text:p>
          </table:table-cell>
          <table:table-cell office:value-type="float" office:value="-19.3411308272" calcext:value-type="float">
            <text:p>-19.3411308272</text:p>
          </table:table-cell>
          <table:table-cell office:value-type="float" office:value="-4.5987544484" calcext:value-type="float">
            <text:p>-4.5987544484</text:p>
          </table:table-cell>
        </table:table-row>
        <table:table-row table:style-name="ro1">
          <table:table-cell office:value-type="float" office:value="-23.3052217875" calcext:value-type="float">
            <text:p>-23.3052217875</text:p>
          </table:table-cell>
          <table:table-cell office:value-type="float" office:value="40.2225167411" calcext:value-type="float">
            <text:p>40.2225167411</text:p>
          </table:table-cell>
          <table:table-cell office:value-type="float" office:value="-50.1604129553" calcext:value-type="float">
            <text:p>-50.1604129553</text:p>
          </table:table-cell>
          <table:table-cell office:value-type="float" office:value="67.861328125" calcext:value-type="float">
            <text:p>67.861328125</text:p>
          </table:table-cell>
          <table:table-cell office:value-type="float" office:value="-50.6101442337" calcext:value-type="float">
            <text:p>-50.6101442337</text:p>
          </table:table-cell>
          <table:table-cell office:value-type="float" office:value="68.0224609375" calcext:value-type="float">
            <text:p>68.0224609375</text:p>
          </table:table-cell>
          <table:table-cell office:value-type="float" office:value="1685" calcext:value-type="float">
            <text:p>1685</text:p>
          </table:table-cell>
          <table:table-cell office:value-type="float" office:value="-20.1742901231" calcext:value-type="float">
            <text:p>-20.1742901231</text:p>
          </table:table-cell>
          <table:table-cell office:value-type="float" office:value="-5.0658276864" calcext:value-type="float">
            <text:p>-5.0658276864</text:p>
          </table:table-cell>
          <table:table-cell office:value-type="float" office:value="-19.341705269" calcext:value-type="float">
            <text:p>-19.341705269</text:p>
          </table:table-cell>
          <table:table-cell office:value-type="float" office:value="-4.5996441281" calcext:value-type="float">
            <text:p>-4.5996441281</text:p>
          </table:table-cell>
        </table:table-row>
        <table:table-row table:style-name="ro1">
          <table:table-cell office:value-type="float" office:value="-23.8208529758" calcext:value-type="float">
            <text:p>-23.8208529758</text:p>
          </table:table-cell>
          <table:table-cell office:value-type="float" office:value="40.7101004464" calcext:value-type="float">
            <text:p>40.7101004464</text:p>
          </table:table-cell>
          <table:table-cell office:value-type="float" office:value="-50.1569826841" calcext:value-type="float">
            <text:p>-50.1569826841</text:p>
          </table:table-cell>
          <table:table-cell office:value-type="float" office:value="67.841796875" calcext:value-type="float">
            <text:p>67.841796875</text:p>
          </table:table-cell>
          <table:table-cell office:value-type="float" office:value="-50.6138757706" calcext:value-type="float">
            <text:p>-50.6138757706</text:p>
          </table:table-cell>
          <table:table-cell office:value-type="float" office:value="68.0322265625" calcext:value-type="float">
            <text:p>68.0322265625</text:p>
          </table:table-cell>
          <table:table-cell office:value-type="float" office:value="1687" calcext:value-type="float">
            <text:p>1687</text:p>
          </table:table-cell>
          <table:table-cell office:value-type="float" office:value="-20.1727185006" calcext:value-type="float">
            <text:p>-20.1727185006</text:p>
          </table:table-cell>
          <table:table-cell office:value-type="float" office:value="-5.0638915779" calcext:value-type="float">
            <text:p>-5.0638915779</text:p>
          </table:table-cell>
          <table:table-cell office:value-type="float" office:value="-19.3433277589" calcext:value-type="float">
            <text:p>-19.3433277589</text:p>
          </table:table-cell>
          <table:table-cell office:value-type="float" office:value="-4.6005338078" calcext:value-type="float">
            <text:p>-4.6005338078</text:p>
          </table:table-cell>
        </table:table-row>
        <table:table-row table:style-name="ro1">
          <table:table-cell office:value-type="float" office:value="-23.5274098034" calcext:value-type="float">
            <text:p>-23.5274098034</text:p>
          </table:table-cell>
          <table:table-cell office:value-type="float" office:value="40.60546875" calcext:value-type="float">
            <text:p>40.60546875</text:p>
          </table:table-cell>
          <table:table-cell office:value-type="float" office:value="-50.1568088293" calcext:value-type="float">
            <text:p>-50.1568088293</text:p>
          </table:table-cell>
          <table:table-cell office:value-type="float" office:value="67.8466796875" calcext:value-type="float">
            <text:p>67.8466796875</text:p>
          </table:table-cell>
          <table:table-cell office:value-type="float" office:value="-50.6119984388" calcext:value-type="float">
            <text:p>-50.6119984388</text:p>
          </table:table-cell>
          <table:table-cell office:value-type="float" office:value="68.02734375" calcext:value-type="float">
            <text:p>68.02734375</text:p>
          </table:table-cell>
          <table:table-cell office:value-type="float" office:value="1688" calcext:value-type="float">
            <text:p>1688</text:p>
          </table:table-cell>
          <table:table-cell office:value-type="float" office:value="-20.1726388468" calcext:value-type="float">
            <text:p>-20.1726388468</text:p>
          </table:table-cell>
          <table:table-cell office:value-type="float" office:value="-5.064375605" calcext:value-type="float">
            <text:p>-5.064375605</text:p>
          </table:table-cell>
          <table:table-cell office:value-type="float" office:value="-19.3425114861" calcext:value-type="float">
            <text:p>-19.3425114861</text:p>
          </table:table-cell>
          <table:table-cell office:value-type="float" office:value="-4.600088968" calcext:value-type="float">
            <text:p>-4.600088968</text:p>
          </table:table-cell>
        </table:table-row>
        <table:table-row table:style-name="ro1">
          <table:table-cell office:value-type="float" office:value="-24.0855349588" calcext:value-type="float">
            <text:p>-24.0855349588</text:p>
          </table:table-cell>
          <table:table-cell office:value-type="float" office:value="40.9591238839" calcext:value-type="float">
            <text:p>40.9591238839</text:p>
          </table:table-cell>
          <table:table-cell office:value-type="float" office:value="-50.157362771" calcext:value-type="float">
            <text:p>-50.157362771</text:p>
          </table:table-cell>
          <table:table-cell office:value-type="float" office:value="67.83203125" calcext:value-type="float">
            <text:p>67.83203125</text:p>
          </table:table-cell>
          <table:table-cell office:value-type="float" office:value="-50.6106135845" calcext:value-type="float">
            <text:p>-50.6106135845</text:p>
          </table:table-cell>
          <table:table-cell office:value-type="float" office:value="68.02734375" calcext:value-type="float">
            <text:p>68.02734375</text:p>
          </table:table-cell>
          <table:table-cell office:value-type="float" office:value="1690" calcext:value-type="float">
            <text:p>1690</text:p>
          </table:table-cell>
          <table:table-cell office:value-type="float" office:value="-20.1728926422" calcext:value-type="float">
            <text:p>-20.1728926422</text:p>
          </table:table-cell>
          <table:table-cell office:value-type="float" office:value="-5.0629235237" calcext:value-type="float">
            <text:p>-5.0629235237</text:p>
          </table:table-cell>
          <table:table-cell office:value-type="float" office:value="-19.3419093449" calcext:value-type="float">
            <text:p>-19.3419093449</text:p>
          </table:table-cell>
          <table:table-cell office:value-type="float" office:value="-4.600088968" calcext:value-type="float">
            <text:p>-4.600088968</text:p>
          </table:table-cell>
        </table:table-row>
        <table:table-row table:style-name="ro1">
          <table:table-cell office:value-type="float" office:value="-24.079050661" calcext:value-type="float">
            <text:p>-24.079050661</text:p>
          </table:table-cell>
          <table:table-cell office:value-type="float" office:value="40.7903180804" calcext:value-type="float">
            <text:p>40.7903180804</text:p>
          </table:table-cell>
          <table:table-cell office:value-type="float" office:value="-50.1664605141" calcext:value-type="float">
            <text:p>-50.1664605141</text:p>
          </table:table-cell>
          <table:table-cell office:value-type="float" office:value="67.880859375" calcext:value-type="float">
            <text:p>67.880859375</text:p>
          </table:table-cell>
          <table:table-cell office:value-type="float" office:value="-50.6066780806" calcext:value-type="float">
            <text:p>-50.6066780806</text:p>
          </table:table-cell>
          <table:table-cell office:value-type="float" office:value="68.0029296875" calcext:value-type="float">
            <text:p>68.0029296875</text:p>
          </table:table-cell>
          <table:table-cell office:value-type="float" office:value="1692" calcext:value-type="float">
            <text:p>1692</text:p>
          </table:table-cell>
          <table:table-cell office:value-type="float" office:value="-20.1770608893" calcext:value-type="float">
            <text:p>-20.1770608893</text:p>
          </table:table-cell>
          <table:table-cell office:value-type="float" office:value="-5.0677637948" calcext:value-type="float">
            <text:p>-5.0677637948</text:p>
          </table:table-cell>
          <table:table-cell office:value-type="float" office:value="-19.3401981691" calcext:value-type="float">
            <text:p>-19.3401981691</text:p>
          </table:table-cell>
          <table:table-cell office:value-type="float" office:value="-4.5978647687" calcext:value-type="float">
            <text:p>-4.5978647687</text:p>
          </table:table-cell>
        </table:table-row>
        <table:table-row table:style-name="ro1">
          <table:table-cell office:value-type="float" office:value="-23.6869316454" calcext:value-type="float">
            <text:p>-23.6869316454</text:p>
          </table:table-cell>
          <table:table-cell office:value-type="float" office:value="40.5182756696" calcext:value-type="float">
            <text:p>40.5182756696</text:p>
          </table:table-cell>
          <table:table-cell office:value-type="float" office:value="-50.1593016863" calcext:value-type="float">
            <text:p>-50.1593016863</text:p>
          </table:table-cell>
          <table:table-cell office:value-type="float" office:value="67.861328125" calcext:value-type="float">
            <text:p>67.861328125</text:p>
          </table:table-cell>
          <table:table-cell office:value-type="float" office:value="-50.6137912035" calcext:value-type="float">
            <text:p>-50.6137912035</text:p>
          </table:table-cell>
          <table:table-cell office:value-type="float" office:value="68.0224609375" calcext:value-type="float">
            <text:p>68.0224609375</text:p>
          </table:table-cell>
          <table:table-cell office:value-type="float" office:value="1694" calcext:value-type="float">
            <text:p>1694</text:p>
          </table:table-cell>
          <table:table-cell office:value-type="float" office:value="-20.173780981" calcext:value-type="float">
            <text:p>-20.173780981</text:p>
          </table:table-cell>
          <table:table-cell office:value-type="float" office:value="-5.0658276864" calcext:value-type="float">
            <text:p>-5.0658276864</text:p>
          </table:table-cell>
          <table:table-cell office:value-type="float" office:value="-19.3432909887" calcext:value-type="float">
            <text:p>-19.3432909887</text:p>
          </table:table-cell>
          <table:table-cell office:value-type="float" office:value="-4.5996441281" calcext:value-type="float">
            <text:p>-4.5996441281</text:p>
          </table:table-cell>
        </table:table-row>
        <table:table-row table:style-name="ro1">
          <table:table-cell office:value-type="float" office:value="-23.3098628427" calcext:value-type="float">
            <text:p>-23.3098628427</text:p>
          </table:table-cell>
          <table:table-cell office:value-type="float" office:value="40.3927176339" calcext:value-type="float">
            <text:p>40.3927176339</text:p>
          </table:table-cell>
          <table:table-cell office:value-type="float" office:value="-50.15421803" calcext:value-type="float">
            <text:p>-50.15421803</text:p>
          </table:table-cell>
          <table:table-cell office:value-type="float" office:value="67.841796875" calcext:value-type="float">
            <text:p>67.841796875</text:p>
          </table:table-cell>
          <table:table-cell office:value-type="float" office:value="-50.6086606264" calcext:value-type="float">
            <text:p>-50.6086606264</text:p>
          </table:table-cell>
          <table:table-cell office:value-type="float" office:value="68.0224609375" calcext:value-type="float">
            <text:p>68.0224609375</text:p>
          </table:table-cell>
          <table:table-cell office:value-type="float" office:value="1696" calcext:value-type="float">
            <text:p>1696</text:p>
          </table:table-cell>
          <table:table-cell office:value-type="float" office:value="-20.171451839" calcext:value-type="float">
            <text:p>-20.171451839</text:p>
          </table:table-cell>
          <table:table-cell office:value-type="float" office:value="-5.0638915779" calcext:value-type="float">
            <text:p>-5.0638915779</text:p>
          </table:table-cell>
          <table:table-cell office:value-type="float" office:value="-19.3410601895" calcext:value-type="float">
            <text:p>-19.3410601895</text:p>
          </table:table-cell>
          <table:table-cell office:value-type="float" office:value="-4.5996441281" calcext:value-type="float">
            <text:p>-4.5996441281</text:p>
          </table:table-cell>
        </table:table-row>
        <table:table-row table:style-name="ro1">
          <table:table-cell office:value-type="float" office:value="-23.7059116334" calcext:value-type="float">
            <text:p>-23.7059116334</text:p>
          </table:table-cell>
          <table:table-cell office:value-type="float" office:value="40.6801060268" calcext:value-type="float">
            <text:p>40.6801060268</text:p>
          </table:table-cell>
          <table:table-cell office:value-type="float" office:value="-50.1520323753" calcext:value-type="float">
            <text:p>-50.1520323753</text:p>
          </table:table-cell>
          <table:table-cell office:value-type="float" office:value="67.880859375" calcext:value-type="float">
            <text:p>67.880859375</text:p>
          </table:table-cell>
          <table:table-cell office:value-type="float" office:value="-50.5970090866" calcext:value-type="float">
            <text:p>-50.5970090866</text:p>
          </table:table-cell>
          <table:table-cell office:value-type="float" office:value="67.9736328125" calcext:value-type="float">
            <text:p>67.9736328125</text:p>
          </table:table-cell>
          <table:table-cell office:value-type="float" office:value="1698" calcext:value-type="float">
            <text:p>1698</text:p>
          </table:table-cell>
          <table:table-cell office:value-type="float" office:value="-20.1704504534" calcext:value-type="float">
            <text:p>-20.1704504534</text:p>
          </table:table-cell>
          <table:table-cell office:value-type="float" office:value="-5.0677637948" calcext:value-type="float">
            <text:p>-5.0677637948</text:p>
          </table:table-cell>
          <table:table-cell office:value-type="float" office:value="-19.3359940447" calcext:value-type="float">
            <text:p>-19.3359940447</text:p>
          </table:table-cell>
          <table:table-cell office:value-type="float" office:value="-4.5951957295" calcext:value-type="float">
            <text:p>-4.5951957295</text:p>
          </table:table-cell>
        </table:table-row>
        <table:table-row table:style-name="ro1">
          <table:table-cell office:value-type="float" office:value="-22.7336240074" calcext:value-type="float">
            <text:p>-22.7336240074</text:p>
          </table:table-cell>
          <table:table-cell office:value-type="float" office:value="40.8182198661" calcext:value-type="float">
            <text:p>40.8182198661</text:p>
          </table:table-cell>
          <table:table-cell office:value-type="float" office:value="-50.1511853457" calcext:value-type="float">
            <text:p>-50.1511853457</text:p>
          </table:table-cell>
          <table:table-cell office:value-type="float" office:value="67.890625" calcext:value-type="float">
            <text:p>67.890625</text:p>
          </table:table-cell>
          <table:table-cell office:value-type="float" office:value="-50.5978150606" calcext:value-type="float">
            <text:p>-50.5978150606</text:p>
          </table:table-cell>
          <table:table-cell office:value-type="float" office:value="68.0078125" calcext:value-type="float">
            <text:p>68.0078125</text:p>
          </table:table-cell>
          <table:table-cell office:value-type="float" office:value="1700" calcext:value-type="float">
            <text:p>1700</text:p>
          </table:table-cell>
          <table:table-cell office:value-type="float" office:value="-20.170062376" calcext:value-type="float">
            <text:p>-20.170062376</text:p>
          </table:table-cell>
          <table:table-cell office:value-type="float" office:value="-5.068731849" calcext:value-type="float">
            <text:p>-5.068731849</text:p>
          </table:table-cell>
          <table:table-cell office:value-type="float" office:value="-19.3363444861" calcext:value-type="float">
            <text:p>-19.3363444861</text:p>
          </table:table-cell>
          <table:table-cell office:value-type="float" office:value="-4.5983096085" calcext:value-type="float">
            <text:p>-4.5983096085</text:p>
          </table:table-cell>
        </table:table-row>
        <table:table-row table:style-name="ro1">
          <table:table-cell office:value-type="float" office:value="-23.9433171268" calcext:value-type="float">
            <text:p>-23.9433171268</text:p>
          </table:table-cell>
          <table:table-cell office:value-type="float" office:value="40.5510602679" calcext:value-type="float">
            <text:p>40.5510602679</text:p>
          </table:table-cell>
          <table:table-cell office:value-type="float" office:value="-50.1590970993" calcext:value-type="float">
            <text:p>-50.1590970993</text:p>
          </table:table-cell>
          <table:table-cell office:value-type="float" office:value="67.8857421875" calcext:value-type="float">
            <text:p>67.8857421875</text:p>
          </table:table-cell>
          <table:table-cell office:value-type="float" office:value="-50.6046941996" calcext:value-type="float">
            <text:p>-50.6046941996</text:p>
          </table:table-cell>
          <table:table-cell office:value-type="float" office:value="67.998046875" calcext:value-type="float">
            <text:p>67.998046875</text:p>
          </table:table-cell>
          <table:table-cell office:value-type="float" office:value="1702" calcext:value-type="float">
            <text:p>1702</text:p>
          </table:table-cell>
          <table:table-cell office:value-type="float" office:value="-20.1736872469" calcext:value-type="float">
            <text:p>-20.1736872469</text:p>
          </table:table-cell>
          <table:table-cell office:value-type="float" office:value="-5.0682478219" calcext:value-type="float">
            <text:p>-5.0682478219</text:p>
          </table:table-cell>
          <table:table-cell office:value-type="float" office:value="-19.3393355683" calcext:value-type="float">
            <text:p>-19.3393355683</text:p>
          </table:table-cell>
          <table:table-cell office:value-type="float" office:value="-4.5974199288" calcext:value-type="float">
            <text:p>-4.5974199288</text:p>
          </table:table-cell>
        </table:table-row>
        <table:table-row table:style-name="ro1">
          <table:table-cell office:value-type="float" office:value="-23.9140266831" calcext:value-type="float">
            <text:p>-23.9140266831</text:p>
          </table:table-cell>
          <table:table-cell office:value-type="float" office:value="40.4778180804" calcext:value-type="float">
            <text:p>40.4778180804</text:p>
          </table:table-cell>
          <table:table-cell office:value-type="float" office:value="-50.1575507164" calcext:value-type="float">
            <text:p>-50.1575507164</text:p>
          </table:table-cell>
          <table:table-cell office:value-type="float" office:value="67.87109375" calcext:value-type="float">
            <text:p>67.87109375</text:p>
          </table:table-cell>
          <table:table-cell office:value-type="float" office:value="-50.6116261959" calcext:value-type="float">
            <text:p>-50.6116261959</text:p>
          </table:table-cell>
          <table:table-cell office:value-type="float" office:value="68.0078125" calcext:value-type="float">
            <text:p>68.0078125</text:p>
          </table:table-cell>
          <table:table-cell office:value-type="float" office:value="1704" calcext:value-type="float">
            <text:p>1704</text:p>
          </table:table-cell>
          <table:table-cell office:value-type="float" office:value="-20.1729787518" calcext:value-type="float">
            <text:p>-20.1729787518</text:p>
          </table:table-cell>
          <table:table-cell office:value-type="float" office:value="-5.0667957406" calcext:value-type="float">
            <text:p>-5.0667957406</text:p>
          </table:table-cell>
          <table:table-cell office:value-type="float" office:value="-19.3423496331" calcext:value-type="float">
            <text:p>-19.3423496331</text:p>
          </table:table-cell>
          <table:table-cell office:value-type="float" office:value="-4.5983096085" calcext:value-type="float">
            <text:p>-4.5983096085</text:p>
          </table:table-cell>
        </table:table-row>
        <table:table-row table:style-name="ro1">
          <table:table-cell office:value-type="float" office:value="-23.9779815772" calcext:value-type="float">
            <text:p>-23.9779815772</text:p>
          </table:table-cell>
          <table:table-cell office:value-type="float" office:value="40.6173270089" calcext:value-type="float">
            <text:p>40.6173270089</text:p>
          </table:table-cell>
          <table:table-cell office:value-type="float" office:value="-50.1570181847" calcext:value-type="float">
            <text:p>-50.1570181847</text:p>
          </table:table-cell>
          <table:table-cell office:value-type="float" office:value="67.8955078125" calcext:value-type="float">
            <text:p>67.8955078125</text:p>
          </table:table-cell>
          <table:table-cell office:value-type="float" office:value="-50.6061053276" calcext:value-type="float">
            <text:p>-50.6061053276</text:p>
          </table:table-cell>
          <table:table-cell office:value-type="float" office:value="68.0322265625" calcext:value-type="float">
            <text:p>68.0322265625</text:p>
          </table:table-cell>
          <table:table-cell office:value-type="float" office:value="1706" calcext:value-type="float">
            <text:p>1706</text:p>
          </table:table-cell>
          <table:table-cell office:value-type="float" office:value="-20.1727347656" calcext:value-type="float">
            <text:p>-20.1727347656</text:p>
          </table:table-cell>
          <table:table-cell office:value-type="float" office:value="-5.0692158761" calcext:value-type="float">
            <text:p>-5.0692158761</text:p>
          </table:table-cell>
          <table:table-cell office:value-type="float" office:value="-19.3399491334" calcext:value-type="float">
            <text:p>-19.3399491334</text:p>
          </table:table-cell>
          <table:table-cell office:value-type="float" office:value="-4.6005338078" calcext:value-type="float">
            <text:p>-4.6005338078</text:p>
          </table:table-cell>
        </table:table-row>
        <table:table-row table:style-name="ro1">
          <table:table-cell office:value-type="float" office:value="-24.2887147073" calcext:value-type="float">
            <text:p>-24.2887147073</text:p>
          </table:table-cell>
          <table:table-cell office:value-type="float" office:value="40.7763671875" calcext:value-type="float">
            <text:p>40.7763671875</text:p>
          </table:table-cell>
          <table:table-cell office:value-type="float" office:value="-50.1566044331" calcext:value-type="float">
            <text:p>-50.1566044331</text:p>
          </table:table-cell>
          <table:table-cell office:value-type="float" office:value="67.880859375" calcext:value-type="float">
            <text:p>67.880859375</text:p>
          </table:table-cell>
          <table:table-cell office:value-type="float" office:value="-50.6033437252" calcext:value-type="float">
            <text:p>-50.6033437252</text:p>
          </table:table-cell>
          <table:table-cell office:value-type="float" office:value="68.0224609375" calcext:value-type="float">
            <text:p>68.0224609375</text:p>
          </table:table-cell>
          <table:table-cell office:value-type="float" office:value="1707" calcext:value-type="float">
            <text:p>1707</text:p>
          </table:table-cell>
          <table:table-cell office:value-type="float" office:value="-20.1725452" calcext:value-type="float">
            <text:p>-20.1725452</text:p>
          </table:table-cell>
          <table:table-cell office:value-type="float" office:value="-5.0677637948" calcext:value-type="float">
            <text:p>-5.0677637948</text:p>
          </table:table-cell>
          <table:table-cell office:value-type="float" office:value="-19.3387483756" calcext:value-type="float">
            <text:p>-19.3387483756</text:p>
          </table:table-cell>
          <table:table-cell office:value-type="float" office:value="-4.5996441281" calcext:value-type="float">
            <text:p>-4.5996441281</text:p>
          </table:table-cell>
        </table:table-row>
        <table:table-row table:style-name="ro1">
          <table:table-cell office:value-type="float" office:value="-24.3769579632" calcext:value-type="float">
            <text:p>-24.3769579632</text:p>
          </table:table-cell>
          <table:table-cell office:value-type="float" office:value="40.7317243304" calcext:value-type="float">
            <text:p>40.7317243304</text:p>
          </table:table-cell>
          <table:table-cell office:value-type="float" office:value="-50.1577387571" calcext:value-type="float">
            <text:p>-50.1577387571</text:p>
          </table:table-cell>
          <table:table-cell office:value-type="float" office:value="67.880859375" calcext:value-type="float">
            <text:p>67.880859375</text:p>
          </table:table-cell>
          <table:table-cell office:value-type="float" office:value="-50.6039924145" calcext:value-type="float">
            <text:p>-50.6039924145</text:p>
          </table:table-cell>
          <table:table-cell office:value-type="float" office:value="68.0224609375" calcext:value-type="float">
            <text:p>68.0224609375</text:p>
          </table:table-cell>
          <table:table-cell office:value-type="float" office:value="1709" calcext:value-type="float">
            <text:p>1709</text:p>
          </table:table-cell>
          <table:table-cell office:value-type="float" office:value="-20.1730649051" calcext:value-type="float">
            <text:p>-20.1730649051</text:p>
          </table:table-cell>
          <table:table-cell office:value-type="float" office:value="-5.0677637948" calcext:value-type="float">
            <text:p>-5.0677637948</text:p>
          </table:table-cell>
          <table:table-cell office:value-type="float" office:value="-19.3390304288" calcext:value-type="float">
            <text:p>-19.3390304288</text:p>
          </table:table-cell>
          <table:table-cell office:value-type="float" office:value="-4.5996441281" calcext:value-type="float">
            <text:p>-4.5996441281</text:p>
          </table:table-cell>
        </table:table-row>
        <table:table-row table:style-name="ro1">
          <table:table-cell office:value-type="float" office:value="-24.029126089" calcext:value-type="float">
            <text:p>-24.029126089</text:p>
          </table:table-cell>
          <table:table-cell office:value-type="float" office:value="40.6459263393" calcext:value-type="float">
            <text:p>40.6459263393</text:p>
          </table:table-cell>
          <table:table-cell office:value-type="float" office:value="-50.1575013876" calcext:value-type="float">
            <text:p>-50.1575013876</text:p>
          </table:table-cell>
          <table:table-cell office:value-type="float" office:value="67.87109375" calcext:value-type="float">
            <text:p>67.87109375</text:p>
          </table:table-cell>
          <table:table-cell office:value-type="float" office:value="-50.6012818336" calcext:value-type="float">
            <text:p>-50.6012818336</text:p>
          </table:table-cell>
          <table:table-cell office:value-type="float" office:value="68.0224609375" calcext:value-type="float">
            <text:p>68.0224609375</text:p>
          </table:table-cell>
          <table:table-cell office:value-type="float" office:value="1711" calcext:value-type="float">
            <text:p>1711</text:p>
          </table:table-cell>
          <table:table-cell office:value-type="float" office:value="-20.1729561512" calcext:value-type="float">
            <text:p>-20.1729561512</text:p>
          </table:table-cell>
          <table:table-cell office:value-type="float" office:value="-5.0667957406" calcext:value-type="float">
            <text:p>-5.0667957406</text:p>
          </table:table-cell>
          <table:table-cell office:value-type="float" office:value="-19.3378518554" calcext:value-type="float">
            <text:p>-19.3378518554</text:p>
          </table:table-cell>
          <table:table-cell office:value-type="float" office:value="-4.5996441281" calcext:value-type="float">
            <text:p>-4.5996441281</text:p>
          </table:table-cell>
        </table:table-row>
        <table:table-row table:style-name="ro1">
          <table:table-cell office:value-type="float" office:value="-23.7254545999" calcext:value-type="float">
            <text:p>-23.7254545999</text:p>
          </table:table-cell>
          <table:table-cell office:value-type="float" office:value="40.2622767857" calcext:value-type="float">
            <text:p>40.2622767857</text:p>
          </table:table-cell>
          <table:table-cell office:value-type="float" office:value="-50.1562402487" calcext:value-type="float">
            <text:p>-50.1562402487</text:p>
          </table:table-cell>
          <table:table-cell office:value-type="float" office:value="67.87109375" calcext:value-type="float">
            <text:p>67.87109375</text:p>
          </table:table-cell>
          <table:table-cell office:value-type="float" office:value="-50.6057934761" calcext:value-type="float">
            <text:p>-50.6057934761</text:p>
          </table:table-cell>
          <table:table-cell office:value-type="float" office:value="68.02734375" calcext:value-type="float">
            <text:p>68.02734375</text:p>
          </table:table-cell>
          <table:table-cell office:value-type="float" office:value="1713" calcext:value-type="float">
            <text:p>1713</text:p>
          </table:table-cell>
          <table:table-cell office:value-type="float" office:value="-20.1723783443" calcext:value-type="float">
            <text:p>-20.1723783443</text:p>
          </table:table-cell>
          <table:table-cell office:value-type="float" office:value="-5.0667957406" calcext:value-type="float">
            <text:p>-5.0667957406</text:p>
          </table:table-cell>
          <table:table-cell office:value-type="float" office:value="-19.3398135389" calcext:value-type="float">
            <text:p>-19.3398135389</text:p>
          </table:table-cell>
          <table:table-cell office:value-type="float" office:value="-4.600088968" calcext:value-type="float">
            <text:p>-4.600088968</text:p>
          </table:table-cell>
        </table:table-row>
        <table:table-row table:style-name="ro1">
          <table:table-cell office:value-type="float" office:value="-23.4053001395" calcext:value-type="float">
            <text:p>-23.4053001395</text:p>
          </table:table-cell>
          <table:table-cell office:value-type="float" office:value="40.6208147321" calcext:value-type="float">
            <text:p>40.6208147321</text:p>
          </table:table-cell>
          <table:table-cell office:value-type="float" office:value="-50.1605929375" calcext:value-type="float">
            <text:p>-50.1605929375</text:p>
          </table:table-cell>
          <table:table-cell office:value-type="float" office:value="67.8564453125" calcext:value-type="float">
            <text:p>67.8564453125</text:p>
          </table:table-cell>
          <table:table-cell office:value-type="float" office:value="-50.6113645315" calcext:value-type="float">
            <text:p>-50.6113645315</text:p>
          </table:table-cell>
          <table:table-cell office:value-type="float" office:value="68.0029296875" calcext:value-type="float">
            <text:p>68.0029296875</text:p>
          </table:table-cell>
          <table:table-cell office:value-type="float" office:value="1715" calcext:value-type="float">
            <text:p>1715</text:p>
          </table:table-cell>
          <table:table-cell office:value-type="float" office:value="-20.1743725842" calcext:value-type="float">
            <text:p>-20.1743725842</text:p>
          </table:table-cell>
          <table:table-cell office:value-type="float" office:value="-5.0653436592" calcext:value-type="float">
            <text:p>-5.0653436592</text:p>
          </table:table-cell>
          <table:table-cell office:value-type="float" office:value="-19.3422358602" calcext:value-type="float">
            <text:p>-19.3422358602</text:p>
          </table:table-cell>
          <table:table-cell office:value-type="float" office:value="-4.5978647687" calcext:value-type="float">
            <text:p>-4.5978647687</text:p>
          </table:table-cell>
        </table:table-row>
        <table:table-row table:style-name="ro1">
          <table:table-cell office:value-type="float" office:value="-24.1608730469" calcext:value-type="float">
            <text:p>-24.1608730469</text:p>
          </table:table-cell>
          <table:table-cell office:value-type="float" office:value="40.5657087054" calcext:value-type="float">
            <text:p>40.5657087054</text:p>
          </table:table-cell>
          <table:table-cell office:value-type="float" office:value="-50.1603043556" calcext:value-type="float">
            <text:p>-50.1603043556</text:p>
          </table:table-cell>
          <table:table-cell office:value-type="float" office:value="67.87109375" calcext:value-type="float">
            <text:p>67.87109375</text:p>
          </table:table-cell>
          <table:table-cell office:value-type="float" office:value="-50.6116525412" calcext:value-type="float">
            <text:p>-50.6116525412</text:p>
          </table:table-cell>
          <table:table-cell office:value-type="float" office:value="67.98828125" calcext:value-type="float">
            <text:p>67.98828125</text:p>
          </table:table-cell>
          <table:table-cell office:value-type="float" office:value="1717" calcext:value-type="float">
            <text:p>1717</text:p>
          </table:table-cell>
          <table:table-cell office:value-type="float" office:value="-20.1742403667" calcext:value-type="float">
            <text:p>-20.1742403667</text:p>
          </table:table-cell>
          <table:table-cell office:value-type="float" office:value="-5.0667957406" calcext:value-type="float">
            <text:p>-5.0667957406</text:p>
          </table:table-cell>
          <table:table-cell office:value-type="float" office:value="-19.3423610882" calcext:value-type="float">
            <text:p>-19.3423610882</text:p>
          </table:table-cell>
          <table:table-cell office:value-type="float" office:value="-4.5965302491" calcext:value-type="float">
            <text:p>-4.5965302491</text:p>
          </table:table-cell>
        </table:table-row>
        <table:table-row table:style-name="ro1">
          <table:table-cell office:value-type="float" office:value="-23.1458566921" calcext:value-type="float">
            <text:p>-23.1458566921</text:p>
          </table:table-cell>
          <table:table-cell office:value-type="float" office:value="40.4024832589" calcext:value-type="float">
            <text:p>40.4024832589</text:p>
          </table:table-cell>
          <table:table-cell office:value-type="float" office:value="-50.1553050518" calcext:value-type="float">
            <text:p>-50.1553050518</text:p>
          </table:table-cell>
          <table:table-cell office:value-type="float" office:value="67.880859375" calcext:value-type="float">
            <text:p>67.880859375</text:p>
          </table:table-cell>
          <table:table-cell office:value-type="float" office:value="-50.606500864" calcext:value-type="float">
            <text:p>-50.606500864</text:p>
          </table:table-cell>
          <table:table-cell office:value-type="float" office:value="68.0029296875" calcext:value-type="float">
            <text:p>68.0029296875</text:p>
          </table:table-cell>
          <table:table-cell office:value-type="float" office:value="1719" calcext:value-type="float">
            <text:p>1719</text:p>
          </table:table-cell>
          <table:table-cell office:value-type="float" office:value="-20.1719498719" calcext:value-type="float">
            <text:p>-20.1719498719</text:p>
          </table:table-cell>
          <table:table-cell office:value-type="float" office:value="-5.0677637948" calcext:value-type="float">
            <text:p>-5.0677637948</text:p>
          </table:table-cell>
          <table:table-cell office:value-type="float" office:value="-19.3401211145" calcext:value-type="float">
            <text:p>-19.3401211145</text:p>
          </table:table-cell>
          <table:table-cell office:value-type="float" office:value="-4.5978647687" calcext:value-type="float">
            <text:p>-4.5978647687</text:p>
          </table:table-cell>
        </table:table-row>
        <table:table-row table:style-name="ro1">
          <table:table-cell office:value-type="float" office:value="-24.1744221279" calcext:value-type="float">
            <text:p>-24.1744221279</text:p>
          </table:table-cell>
          <table:table-cell office:value-type="float" office:value="40.5531529018" calcext:value-type="float">
            <text:p>40.5531529018</text:p>
          </table:table-cell>
          <table:table-cell office:value-type="float" office:value="-50.1534874201" calcext:value-type="float">
            <text:p>-50.1534874201</text:p>
          </table:table-cell>
          <table:table-cell office:value-type="float" office:value="67.8662109375" calcext:value-type="float">
            <text:p>67.8662109375</text:p>
          </table:table-cell>
          <table:table-cell office:value-type="float" office:value="-50.6018430471" calcext:value-type="float">
            <text:p>-50.6018430471</text:p>
          </table:table-cell>
          <table:table-cell office:value-type="float" office:value="68.0224609375" calcext:value-type="float">
            <text:p>68.0224609375</text:p>
          </table:table-cell>
          <table:table-cell office:value-type="float" office:value="1721" calcext:value-type="float">
            <text:p>1721</text:p>
          </table:table-cell>
          <table:table-cell office:value-type="float" office:value="-20.1711171007" calcext:value-type="float">
            <text:p>-20.1711171007</text:p>
          </table:table-cell>
          <table:table-cell office:value-type="float" office:value="-5.0663117135" calcext:value-type="float">
            <text:p>-5.0663117135</text:p>
          </table:table-cell>
          <table:table-cell office:value-type="float" office:value="-19.3380958737" calcext:value-type="float">
            <text:p>-19.3380958737</text:p>
          </table:table-cell>
          <table:table-cell office:value-type="float" office:value="-4.5996441281" calcext:value-type="float">
            <text:p>-4.5996441281</text:p>
          </table:table-cell>
        </table:table-row>
        <table:table-row table:style-name="ro1">
          <table:table-cell office:value-type="float" office:value="-23.6999025639" calcext:value-type="float">
            <text:p>-23.6999025639</text:p>
          </table:table-cell>
          <table:table-cell office:value-type="float" office:value="40.8070591518" calcext:value-type="float">
            <text:p>40.8070591518</text:p>
          </table:table-cell>
          <table:table-cell office:value-type="float" office:value="-50.1530465126" calcext:value-type="float">
            <text:p>-50.1530465126</text:p>
          </table:table-cell>
          <table:table-cell office:value-type="float" office:value="67.8955078125" calcext:value-type="float">
            <text:p>67.8955078125</text:p>
          </table:table-cell>
          <table:table-cell office:value-type="float" office:value="-50.6054406166" calcext:value-type="float">
            <text:p>-50.6054406166</text:p>
          </table:table-cell>
          <table:table-cell office:value-type="float" office:value="68.0029296875" calcext:value-type="float">
            <text:p>68.0029296875</text:p>
          </table:table-cell>
          <table:table-cell office:value-type="float" office:value="1723" calcext:value-type="float">
            <text:p>1723</text:p>
          </table:table-cell>
          <table:table-cell office:value-type="float" office:value="-20.1709150934" calcext:value-type="float">
            <text:p>-20.1709150934</text:p>
          </table:table-cell>
          <table:table-cell office:value-type="float" office:value="-5.0692158761" calcext:value-type="float">
            <text:p>-5.0692158761</text:p>
          </table:table-cell>
          <table:table-cell office:value-type="float" office:value="-19.3396601139" calcext:value-type="float">
            <text:p>-19.3396601139</text:p>
          </table:table-cell>
          <table:table-cell office:value-type="float" office:value="-4.5978647687" calcext:value-type="float">
            <text:p>-4.5978647687</text:p>
          </table:table-cell>
        </table:table-row>
        <table:table-row table:style-name="ro1">
          <table:table-cell office:value-type="float" office:value="-23.8645717719" calcext:value-type="float">
            <text:p>-23.8645717719</text:p>
          </table:table-cell>
          <table:table-cell office:value-type="float" office:value="40.3641183036" calcext:value-type="float">
            <text:p>40.3641183036</text:p>
          </table:table-cell>
          <table:table-cell office:value-type="float" office:value="-50.1436323166" calcext:value-type="float">
            <text:p>-50.1436323166</text:p>
          </table:table-cell>
          <table:table-cell office:value-type="float" office:value="67.841796875" calcext:value-type="float">
            <text:p>67.841796875</text:p>
          </table:table-cell>
          <table:table-cell office:value-type="float" office:value="-50.6003946066" calcext:value-type="float">
            <text:p>-50.6003946066</text:p>
          </table:table-cell>
          <table:table-cell office:value-type="float" office:value="68.0224609375" calcext:value-type="float">
            <text:p>68.0224609375</text:p>
          </table:table-cell>
          <table:table-cell office:value-type="float" office:value="1725" calcext:value-type="float">
            <text:p>1725</text:p>
          </table:table-cell>
          <table:table-cell office:value-type="float" office:value="-20.1666018593" calcext:value-type="float">
            <text:p>-20.1666018593</text:p>
          </table:table-cell>
          <table:table-cell office:value-type="float" office:value="-5.0638915779" calcext:value-type="float">
            <text:p>-5.0638915779</text:p>
          </table:table-cell>
          <table:table-cell office:value-type="float" office:value="-19.3374660849" calcext:value-type="float">
            <text:p>-19.3374660849</text:p>
          </table:table-cell>
          <table:table-cell office:value-type="float" office:value="-4.5996441281" calcext:value-type="float">
            <text:p>-4.5996441281</text:p>
          </table:table-cell>
        </table:table-row>
        <table:table-row table:style-name="ro1">
          <table:table-cell office:value-type="float" office:value="-24.0617932426" calcext:value-type="float">
            <text:p>-24.0617932426</text:p>
          </table:table-cell>
          <table:table-cell office:value-type="float" office:value="40.6270926339" calcext:value-type="float">
            <text:p>40.6270926339</text:p>
          </table:table-cell>
          <table:table-cell office:value-type="float" office:value="-50.137372303" calcext:value-type="float">
            <text:p>-50.137372303</text:p>
          </table:table-cell>
          <table:table-cell office:value-type="float" office:value="67.822265625" calcext:value-type="float">
            <text:p>67.822265625</text:p>
          </table:table-cell>
          <table:table-cell office:value-type="float" office:value="-50.5970785379" calcext:value-type="float">
            <text:p>-50.5970785379</text:p>
          </table:table-cell>
          <table:table-cell office:value-type="float" office:value="67.9931640625" calcext:value-type="float">
            <text:p>67.9931640625</text:p>
          </table:table-cell>
          <table:table-cell office:value-type="float" office:value="1726" calcext:value-type="float">
            <text:p>1726</text:p>
          </table:table-cell>
          <table:table-cell office:value-type="float" office:value="-20.1637337542" calcext:value-type="float">
            <text:p>-20.1637337542</text:p>
          </table:table-cell>
          <table:table-cell office:value-type="float" office:value="-5.0619554695" calcext:value-type="float">
            <text:p>-5.0619554695</text:p>
          </table:table-cell>
          <table:table-cell office:value-type="float" office:value="-19.3360242425" calcext:value-type="float">
            <text:p>-19.3360242425</text:p>
          </table:table-cell>
          <table:table-cell office:value-type="float" office:value="-4.596975089" calcext:value-type="float">
            <text:p>-4.596975089</text:p>
          </table:table-cell>
        </table:table-row>
        <table:table-row table:style-name="ro1">
          <table:table-cell office:value-type="float" office:value="-23.5517203723" calcext:value-type="float">
            <text:p>-23.5517203723</text:p>
          </table:table-cell>
          <table:table-cell office:value-type="float" office:value="40.4303850446" calcext:value-type="float">
            <text:p>40.4303850446</text:p>
          </table:table-cell>
          <table:table-cell office:value-type="float" office:value="-50.1271586657" calcext:value-type="float">
            <text:p>-50.1271586657</text:p>
          </table:table-cell>
          <table:table-cell office:value-type="float" office:value="67.7783203125" calcext:value-type="float">
            <text:p>67.7783203125</text:p>
          </table:table-cell>
          <table:table-cell office:value-type="float" office:value="-50.6014069319" calcext:value-type="float">
            <text:p>-50.6014069319</text:p>
          </table:table-cell>
          <table:table-cell office:value-type="float" office:value="68.0029296875" calcext:value-type="float">
            <text:p>68.0029296875</text:p>
          </table:table-cell>
          <table:table-cell office:value-type="float" office:value="1728" calcext:value-type="float">
            <text:p>1728</text:p>
          </table:table-cell>
          <table:table-cell office:value-type="float" office:value="-20.159054246" calcext:value-type="float">
            <text:p>-20.159054246</text:p>
          </table:table-cell>
          <table:table-cell office:value-type="float" office:value="-5.0575992256" calcext:value-type="float">
            <text:p>-5.0575992256</text:p>
          </table:table-cell>
          <table:table-cell office:value-type="float" office:value="-19.3379062487" calcext:value-type="float">
            <text:p>-19.3379062487</text:p>
          </table:table-cell>
          <table:table-cell office:value-type="float" office:value="-4.5978647687" calcext:value-type="float">
            <text:p>-4.5978647687</text:p>
          </table:table-cell>
        </table:table-row>
        <table:table-row table:style-name="ro1">
          <table:table-cell office:value-type="float" office:value="-24.3598686614" calcext:value-type="float">
            <text:p>-24.3598686614</text:p>
          </table:table-cell>
          <table:table-cell office:value-type="float" office:value="40.7540457589" calcext:value-type="float">
            <text:p>40.7540457589</text:p>
          </table:table-cell>
          <table:table-cell office:value-type="float" office:value="-50.1302714348" calcext:value-type="float">
            <text:p>-50.1302714348</text:p>
          </table:table-cell>
          <table:table-cell office:value-type="float" office:value="67.783203125" calcext:value-type="float">
            <text:p>67.783203125</text:p>
          </table:table-cell>
          <table:table-cell office:value-type="float" office:value="-50.6059100866" calcext:value-type="float">
            <text:p>-50.6059100866</text:p>
          </table:table-cell>
          <table:table-cell office:value-type="float" office:value="68.017578125" calcext:value-type="float">
            <text:p>68.017578125</text:p>
          </table:table-cell>
          <table:table-cell office:value-type="float" office:value="1730" calcext:value-type="float">
            <text:p>1730</text:p>
          </table:table-cell>
          <table:table-cell office:value-type="float" office:value="-20.1604804008" calcext:value-type="float">
            <text:p>-20.1604804008</text:p>
          </table:table-cell>
          <table:table-cell office:value-type="float" office:value="-5.0580832527" calcext:value-type="float">
            <text:p>-5.0580832527</text:p>
          </table:table-cell>
          <table:table-cell office:value-type="float" office:value="-19.3398642417" calcext:value-type="float">
            <text:p>-19.3398642417</text:p>
          </table:table-cell>
          <table:table-cell office:value-type="float" office:value="-4.5991992883" calcext:value-type="float">
            <text:p>-4.5991992883</text:p>
          </table:table-cell>
        </table:table-row>
        <table:table-row table:style-name="ro1">
          <table:table-cell office:value-type="float" office:value="-24.2542163742" calcext:value-type="float">
            <text:p>-24.2542163742</text:p>
          </table:table-cell>
          <table:table-cell office:value-type="float" office:value="40.9814453125" calcext:value-type="float">
            <text:p>40.9814453125</text:p>
          </table:table-cell>
          <table:table-cell office:value-type="float" office:value="-50.1303496599" calcext:value-type="float">
            <text:p>-50.1303496599</text:p>
          </table:table-cell>
          <table:table-cell office:value-type="float" office:value="67.79296875" calcext:value-type="float">
            <text:p>67.79296875</text:p>
          </table:table-cell>
          <table:table-cell office:value-type="float" office:value="-50.5972949028" calcext:value-type="float">
            <text:p>-50.5972949028</text:p>
          </table:table-cell>
          <table:table-cell office:value-type="float" office:value="67.9931640625" calcext:value-type="float">
            <text:p>67.9931640625</text:p>
          </table:table-cell>
          <table:table-cell office:value-type="float" office:value="1732" calcext:value-type="float">
            <text:p>1732</text:p>
          </table:table-cell>
          <table:table-cell office:value-type="float" office:value="-20.1605162407" calcext:value-type="float">
            <text:p>-20.1605162407</text:p>
          </table:table-cell>
          <table:table-cell office:value-type="float" office:value="-5.0590513069" calcext:value-type="float">
            <text:p>-5.0590513069</text:p>
          </table:table-cell>
          <table:table-cell office:value-type="float" office:value="-19.336118319" calcext:value-type="float">
            <text:p>-19.336118319</text:p>
          </table:table-cell>
          <table:table-cell office:value-type="float" office:value="-4.596975089" calcext:value-type="float">
            <text:p>-4.596975089</text:p>
          </table:table-cell>
        </table:table-row>
        <table:table-row table:style-name="ro1">
          <table:table-cell office:value-type="float" office:value="-23.4500572132" calcext:value-type="float">
            <text:p>-23.4500572132</text:p>
          </table:table-cell>
          <table:table-cell office:value-type="float" office:value="40.7491629464" calcext:value-type="float">
            <text:p>40.7491629464</text:p>
          </table:table-cell>
          <table:table-cell office:value-type="float" office:value="-50.1385615349" calcext:value-type="float">
            <text:p>-50.1385615349</text:p>
          </table:table-cell>
          <table:table-cell office:value-type="float" office:value="67.8076171875" calcext:value-type="float">
            <text:p>67.8076171875</text:p>
          </table:table-cell>
          <table:table-cell office:value-type="float" office:value="-50.596845603" calcext:value-type="float">
            <text:p>-50.596845603</text:p>
          </table:table-cell>
          <table:table-cell office:value-type="float" office:value="68.0029296875" calcext:value-type="float">
            <text:p>68.0029296875</text:p>
          </table:table-cell>
          <table:table-cell office:value-type="float" office:value="1734" calcext:value-type="float">
            <text:p>1734</text:p>
          </table:table-cell>
          <table:table-cell office:value-type="float" office:value="-20.164278616" calcext:value-type="float">
            <text:p>-20.164278616</text:p>
          </table:table-cell>
          <table:table-cell office:value-type="float" office:value="-5.0605033882" calcext:value-type="float">
            <text:p>-5.0605033882</text:p>
          </table:table-cell>
          <table:table-cell office:value-type="float" office:value="-19.3359229613" calcext:value-type="float">
            <text:p>-19.3359229613</text:p>
          </table:table-cell>
          <table:table-cell office:value-type="float" office:value="-4.5978647687" calcext:value-type="float">
            <text:p>-4.5978647687</text:p>
          </table:table-cell>
        </table:table-row>
        <table:table-row table:style-name="ro1">
          <table:table-cell office:value-type="float" office:value="-24.1615066635" calcext:value-type="float">
            <text:p>-24.1615066635</text:p>
          </table:table-cell>
          <table:table-cell office:value-type="float" office:value="40.6508091518" calcext:value-type="float">
            <text:p>40.6508091518</text:p>
          </table:table-cell>
          <table:table-cell office:value-type="float" office:value="-50.1325575352" calcext:value-type="float">
            <text:p>-50.1325575352</text:p>
          </table:table-cell>
          <table:table-cell office:value-type="float" office:value="67.783203125" calcext:value-type="float">
            <text:p>67.783203125</text:p>
          </table:table-cell>
          <table:table-cell office:value-type="float" office:value="-50.595263052" calcext:value-type="float">
            <text:p>-50.595263052</text:p>
          </table:table-cell>
          <table:table-cell office:value-type="float" office:value="67.978515625" calcext:value-type="float">
            <text:p>67.978515625</text:p>
          </table:table-cell>
          <table:table-cell office:value-type="float" office:value="1736" calcext:value-type="float">
            <text:p>1736</text:p>
          </table:table-cell>
          <table:table-cell office:value-type="float" office:value="-20.1615278069" calcext:value-type="float">
            <text:p>-20.1615278069</text:p>
          </table:table-cell>
          <table:table-cell office:value-type="float" office:value="-5.0580832527" calcext:value-type="float">
            <text:p>-5.0580832527</text:p>
          </table:table-cell>
          <table:table-cell office:value-type="float" office:value="-19.3352348606" calcext:value-type="float">
            <text:p>-19.3352348606</text:p>
          </table:table-cell>
          <table:table-cell office:value-type="float" office:value="-4.5956405694" calcext:value-type="float">
            <text:p>-4.5956405694</text:p>
          </table:table-cell>
        </table:table-row>
        <table:table-row table:style-name="ro1">
          <table:table-cell office:value-type="float" office:value="-23.2086751763" calcext:value-type="float">
            <text:p>-23.2086751763</text:p>
          </table:table-cell>
          <table:table-cell office:value-type="float" office:value="40.4924665179" calcext:value-type="float">
            <text:p>40.4924665179</text:p>
          </table:table-cell>
          <table:table-cell office:value-type="float" office:value="-50.1389787197" calcext:value-type="float">
            <text:p>-50.1389787197</text:p>
          </table:table-cell>
          <table:table-cell office:value-type="float" office:value="67.79296875" calcext:value-type="float">
            <text:p>67.79296875</text:p>
          </table:table-cell>
          <table:table-cell office:value-type="float" office:value="-50.5944849491" calcext:value-type="float">
            <text:p>-50.5944849491</text:p>
          </table:table-cell>
          <table:table-cell office:value-type="float" office:value="67.978515625" calcext:value-type="float">
            <text:p>67.978515625</text:p>
          </table:table-cell>
          <table:table-cell office:value-type="float" office:value="1738" calcext:value-type="float">
            <text:p>1738</text:p>
          </table:table-cell>
          <table:table-cell office:value-type="float" office:value="-20.1644697545" calcext:value-type="float">
            <text:p>-20.1644697545</text:p>
          </table:table-cell>
          <table:table-cell office:value-type="float" office:value="-5.0590513069" calcext:value-type="float">
            <text:p>-5.0590513069</text:p>
          </table:table-cell>
          <table:table-cell office:value-type="float" office:value="-19.3348965378" calcext:value-type="float">
            <text:p>-19.3348965378</text:p>
          </table:table-cell>
          <table:table-cell office:value-type="float" office:value="-4.5956405694" calcext:value-type="float">
            <text:p>-4.5956405694</text:p>
          </table:table-cell>
        </table:table-row>
        <table:table-row table:style-name="ro1">
          <table:table-cell office:value-type="float" office:value="-23.532497518" calcext:value-type="float">
            <text:p>-23.532497518</text:p>
          </table:table-cell>
          <table:table-cell office:value-type="float" office:value="40.8356584821" calcext:value-type="float">
            <text:p>40.8356584821</text:p>
          </table:table-cell>
          <table:table-cell office:value-type="float" office:value="-50.1317471981" calcext:value-type="float">
            <text:p>-50.1317471981</text:p>
          </table:table-cell>
          <table:table-cell office:value-type="float" office:value="67.7734375" calcext:value-type="float">
            <text:p>67.7734375</text:p>
          </table:table-cell>
          <table:table-cell office:value-type="float" office:value="-50.5953920364" calcext:value-type="float">
            <text:p>-50.5953920364</text:p>
          </table:table-cell>
          <table:table-cell office:value-type="float" office:value="67.9833984375" calcext:value-type="float">
            <text:p>67.9833984375</text:p>
          </table:table-cell>
          <table:table-cell office:value-type="float" office:value="1740" calcext:value-type="float">
            <text:p>1740</text:p>
          </table:table-cell>
          <table:table-cell office:value-type="float" office:value="-20.1611565406" calcext:value-type="float">
            <text:p>-20.1611565406</text:p>
          </table:table-cell>
          <table:table-cell office:value-type="float" office:value="-5.0571151985" calcext:value-type="float">
            <text:p>-5.0571151985</text:p>
          </table:table-cell>
          <table:table-cell office:value-type="float" office:value="-19.3352909437" calcext:value-type="float">
            <text:p>-19.3352909437</text:p>
          </table:table-cell>
          <table:table-cell office:value-type="float" office:value="-4.5960854093" calcext:value-type="float">
            <text:p>-4.5960854093</text:p>
          </table:table-cell>
        </table:table-row>
        <table:table-row table:style-name="ro1">
          <table:table-cell office:value-type="float" office:value="-23.7893877217" calcext:value-type="float">
            <text:p>-23.7893877217</text:p>
          </table:table-cell>
          <table:table-cell office:value-type="float" office:value="40.7052176339" calcext:value-type="float">
            <text:p>40.7052176339</text:p>
          </table:table-cell>
          <table:table-cell office:value-type="float" office:value="-50.1409737587" calcext:value-type="float">
            <text:p>-50.1409737587</text:p>
          </table:table-cell>
          <table:table-cell office:value-type="float" office:value="67.8369140625" calcext:value-type="float">
            <text:p>67.8369140625</text:p>
          </table:table-cell>
          <table:table-cell office:value-type="float" office:value="-50.5989258766" calcext:value-type="float">
            <text:p>-50.5989258766</text:p>
          </table:table-cell>
          <table:table-cell office:value-type="float" office:value="67.978515625" calcext:value-type="float">
            <text:p>67.978515625</text:p>
          </table:table-cell>
          <table:table-cell office:value-type="float" office:value="1742" calcext:value-type="float">
            <text:p>1742</text:p>
          </table:table-cell>
          <table:table-cell office:value-type="float" office:value="-20.1653838071" calcext:value-type="float">
            <text:p>-20.1653838071</text:p>
          </table:table-cell>
          <table:table-cell office:value-type="float" office:value="-5.0634075508" calcext:value-type="float">
            <text:p>-5.0634075508</text:p>
          </table:table-cell>
          <table:table-cell office:value-type="float" office:value="-19.3368274741" calcext:value-type="float">
            <text:p>-19.3368274741</text:p>
          </table:table-cell>
          <table:table-cell office:value-type="float" office:value="-4.5956405694" calcext:value-type="float">
            <text:p>-4.5956405694</text:p>
          </table:table-cell>
        </table:table-row>
        <table:table-row table:style-name="ro1">
          <table:table-cell office:value-type="float" office:value="-23.5823776607" calcext:value-type="float">
            <text:p>-23.5823776607</text:p>
          </table:table-cell>
          <table:table-cell office:value-type="float" office:value="40.6717354911" calcext:value-type="float">
            <text:p>40.6717354911</text:p>
          </table:table-cell>
          <table:table-cell office:value-type="float" office:value="-50.1498798609" calcext:value-type="float">
            <text:p>-50.1498798609</text:p>
          </table:table-cell>
          <table:table-cell office:value-type="float" office:value="67.900390625" calcext:value-type="float">
            <text:p>67.900390625</text:p>
          </table:table-cell>
          <table:table-cell office:value-type="float" office:value="-50.6007093906" calcext:value-type="float">
            <text:p>-50.6007093906</text:p>
          </table:table-cell>
          <table:table-cell office:value-type="float" office:value="68.0029296875" calcext:value-type="float">
            <text:p>68.0029296875</text:p>
          </table:table-cell>
          <table:table-cell office:value-type="float" office:value="1744" calcext:value-type="float">
            <text:p>1744</text:p>
          </table:table-cell>
          <table:table-cell office:value-type="float" office:value="-20.1694642515" calcext:value-type="float">
            <text:p>-20.1694642515</text:p>
          </table:table-cell>
          <table:table-cell office:value-type="float" office:value="-5.0696999032" calcext:value-type="float">
            <text:p>-5.0696999032</text:p>
          </table:table-cell>
          <table:table-cell office:value-type="float" office:value="-19.3376029545" calcext:value-type="float">
            <text:p>-19.3376029545</text:p>
          </table:table-cell>
          <table:table-cell office:value-type="float" office:value="-4.5978647687" calcext:value-type="float">
            <text:p>-4.5978647687</text:p>
          </table:table-cell>
        </table:table-row>
        <table:table-row table:style-name="ro1">
          <table:table-cell office:value-type="float" office:value="-23.584254771" calcext:value-type="float">
            <text:p>-23.584254771</text:p>
          </table:table-cell>
          <table:table-cell office:value-type="float" office:value="40.6319754464" calcext:value-type="float">
            <text:p>40.6319754464</text:p>
          </table:table-cell>
          <table:table-cell office:value-type="float" office:value="-50.1514964819" calcext:value-type="float">
            <text:p>-50.1514964819</text:p>
          </table:table-cell>
          <table:table-cell office:value-type="float" office:value="67.900390625" calcext:value-type="float">
            <text:p>67.900390625</text:p>
          </table:table-cell>
          <table:table-cell office:value-type="float" office:value="-50.6002574921" calcext:value-type="float">
            <text:p>-50.6002574921</text:p>
          </table:table-cell>
          <table:table-cell office:value-type="float" office:value="67.98828125" calcext:value-type="float">
            <text:p>67.98828125</text:p>
          </table:table-cell>
          <table:table-cell office:value-type="float" office:value="1745" calcext:value-type="float">
            <text:p>1745</text:p>
          </table:table-cell>
          <table:table-cell office:value-type="float" office:value="-20.170204927" calcext:value-type="float">
            <text:p>-20.170204927</text:p>
          </table:table-cell>
          <table:table-cell office:value-type="float" office:value="-5.0696999032" calcext:value-type="float">
            <text:p>-5.0696999032</text:p>
          </table:table-cell>
          <table:table-cell office:value-type="float" office:value="-19.3374064668" calcext:value-type="float">
            <text:p>-19.3374064668</text:p>
          </table:table-cell>
          <table:table-cell office:value-type="float" office:value="-4.5965302491" calcext:value-type="float">
            <text:p>-4.5965302491</text:p>
          </table:table-cell>
        </table:table-row>
        <table:table-row table:style-name="ro1">
          <table:table-cell office:value-type="float" office:value="-24.0852151296" calcext:value-type="float">
            <text:p>-24.0852151296</text:p>
          </table:table-cell>
          <table:table-cell office:value-type="float" office:value="40.8182198661" calcext:value-type="float">
            <text:p>40.8182198661</text:p>
          </table:table-cell>
          <table:table-cell office:value-type="float" office:value="-50.1529111147" calcext:value-type="float">
            <text:p>-50.1529111147</text:p>
          </table:table-cell>
          <table:table-cell office:value-type="float" office:value="67.9052734375" calcext:value-type="float">
            <text:p>67.9052734375</text:p>
          </table:table-cell>
          <table:table-cell office:value-type="float" office:value="-50.5980559349" calcext:value-type="float">
            <text:p>-50.5980559349</text:p>
          </table:table-cell>
          <table:table-cell office:value-type="float" office:value="68.0078125" calcext:value-type="float">
            <text:p>68.0078125</text:p>
          </table:table-cell>
          <table:table-cell office:value-type="float" office:value="1747" calcext:value-type="float">
            <text:p>1747</text:p>
          </table:table-cell>
          <table:table-cell office:value-type="float" office:value="-20.1708530591" calcext:value-type="float">
            <text:p>-20.1708530591</text:p>
          </table:table-cell>
          <table:table-cell office:value-type="float" office:value="-5.0701839303" calcext:value-type="float">
            <text:p>-5.0701839303</text:p>
          </table:table-cell>
          <table:table-cell office:value-type="float" office:value="-19.3364492193" calcext:value-type="float">
            <text:p>-19.3364492193</text:p>
          </table:table-cell>
          <table:table-cell office:value-type="float" office:value="-4.5983096085" calcext:value-type="float">
            <text:p>-4.5983096085</text:p>
          </table:table-cell>
        </table:table-row>
        <table:table-row table:style-name="ro1">
          <table:table-cell office:value-type="float" office:value="-23.1198540815" calcext:value-type="float">
            <text:p>-23.1198540815</text:p>
          </table:table-cell>
          <table:table-cell office:value-type="float" office:value="40.4840959821" calcext:value-type="float">
            <text:p>40.4840959821</text:p>
          </table:table-cell>
          <table:table-cell office:value-type="float" office:value="-50.1431125402" calcext:value-type="float">
            <text:p>-50.1431125402</text:p>
          </table:table-cell>
          <table:table-cell office:value-type="float" office:value="67.822265625" calcext:value-type="float">
            <text:p>67.822265625</text:p>
          </table:table-cell>
          <table:table-cell office:value-type="float" office:value="-50.5987166405" calcext:value-type="float">
            <text:p>-50.5987166405</text:p>
          </table:table-cell>
          <table:table-cell office:value-type="float" office:value="67.96875" calcext:value-type="float">
            <text:p>67.96875</text:p>
          </table:table-cell>
          <table:table-cell office:value-type="float" office:value="1749" calcext:value-type="float">
            <text:p>1749</text:p>
          </table:table-cell>
          <table:table-cell office:value-type="float" office:value="-20.1663637172" calcext:value-type="float">
            <text:p>-20.1663637172</text:p>
          </table:table-cell>
          <table:table-cell office:value-type="float" office:value="-5.0619554695" calcext:value-type="float">
            <text:p>-5.0619554695</text:p>
          </table:table-cell>
          <table:table-cell office:value-type="float" office:value="-19.3367364973" calcext:value-type="float">
            <text:p>-19.3367364973</text:p>
          </table:table-cell>
          <table:table-cell office:value-type="float" office:value="-4.5947508897" calcext:value-type="float">
            <text:p>-4.5947508897</text:p>
          </table:table-cell>
        </table:table-row>
        <table:table-row table:style-name="ro1">
          <table:table-cell office:value-type="float" office:value="-23.2811844847" calcext:value-type="float">
            <text:p>-23.2811844847</text:p>
          </table:table-cell>
          <table:table-cell office:value-type="float" office:value="40.7114955357" calcext:value-type="float">
            <text:p>40.7114955357</text:p>
          </table:table-cell>
          <table:table-cell office:value-type="float" office:value="-50.1357255936" calcext:value-type="float">
            <text:p>-50.1357255936</text:p>
          </table:table-cell>
          <table:table-cell office:value-type="float" office:value="67.7978515625" calcext:value-type="float">
            <text:p>67.7978515625</text:p>
          </table:table-cell>
          <table:table-cell office:value-type="float" office:value="-50.5966721058" calcext:value-type="float">
            <text:p>-50.5966721058</text:p>
          </table:table-cell>
          <table:table-cell office:value-type="float" office:value="67.9833984375" calcext:value-type="float">
            <text:p>67.9833984375</text:p>
          </table:table-cell>
          <table:table-cell office:value-type="float" office:value="1751" calcext:value-type="float">
            <text:p>1751</text:p>
          </table:table-cell>
          <table:table-cell office:value-type="float" office:value="-20.1629792933" calcext:value-type="float">
            <text:p>-20.1629792933</text:p>
          </table:table-cell>
          <table:table-cell office:value-type="float" office:value="-5.059535334" calcext:value-type="float">
            <text:p>-5.059535334</text:p>
          </table:table-cell>
          <table:table-cell office:value-type="float" office:value="-19.3358475239" calcext:value-type="float">
            <text:p>-19.3358475239</text:p>
          </table:table-cell>
          <table:table-cell office:value-type="float" office:value="-4.5960854093" calcext:value-type="float">
            <text:p>-4.5960854093</text:p>
          </table:table-cell>
        </table:table-row>
        <table:table-row table:style-name="ro1">
          <table:table-cell office:value-type="float" office:value="-23.9225352398" calcext:value-type="float">
            <text:p>-23.9225352398</text:p>
          </table:table-cell>
          <table:table-cell office:value-type="float" office:value="40.5126953125" calcext:value-type="float">
            <text:p>40.5126953125</text:p>
          </table:table-cell>
          <table:table-cell office:value-type="float" office:value="-50.1423367739" calcext:value-type="float">
            <text:p>-50.1423367739</text:p>
          </table:table-cell>
          <table:table-cell office:value-type="float" office:value="67.802734375" calcext:value-type="float">
            <text:p>67.802734375</text:p>
          </table:table-cell>
          <table:table-cell office:value-type="float" office:value="-50.5952501535" calcext:value-type="float">
            <text:p>-50.5952501535</text:p>
          </table:table-cell>
          <table:table-cell office:value-type="float" office:value="67.9931640625" calcext:value-type="float">
            <text:p>67.9931640625</text:p>
          </table:table-cell>
          <table:table-cell office:value-type="float" office:value="1753" calcext:value-type="float">
            <text:p>1753</text:p>
          </table:table-cell>
          <table:table-cell office:value-type="float" office:value="-20.1660082899" calcext:value-type="float">
            <text:p>-20.1660082899</text:p>
          </table:table-cell>
          <table:table-cell office:value-type="float" office:value="-5.0600193611" calcext:value-type="float">
            <text:p>-5.0600193611</text:p>
          </table:table-cell>
          <table:table-cell office:value-type="float" office:value="-19.3352292523" calcext:value-type="float">
            <text:p>-19.3352292523</text:p>
          </table:table-cell>
          <table:table-cell office:value-type="float" office:value="-4.596975089" calcext:value-type="float">
            <text:p>-4.596975089</text:p>
          </table:table-cell>
        </table:table-row>
        <table:table-row table:style-name="ro1">
          <table:table-cell office:value-type="float" office:value="-23.7149946511" calcext:value-type="float">
            <text:p>-23.7149946511</text:p>
          </table:table-cell>
          <table:table-cell office:value-type="float" office:value="40.7338169643" calcext:value-type="float">
            <text:p>40.7338169643</text:p>
          </table:table-cell>
          <table:table-cell office:value-type="float" office:value="-50.1304545879" calcext:value-type="float">
            <text:p>-50.1304545879</text:p>
          </table:table-cell>
          <table:table-cell office:value-type="float" office:value="67.763671875" calcext:value-type="float">
            <text:p>67.763671875</text:p>
          </table:table-cell>
          <table:table-cell office:value-type="float" office:value="-50.5949614525" calcext:value-type="float">
            <text:p>-50.5949614525</text:p>
          </table:table-cell>
          <table:table-cell office:value-type="float" office:value="67.98828125" calcext:value-type="float">
            <text:p>67.98828125</text:p>
          </table:table-cell>
          <table:table-cell office:value-type="float" office:value="1755" calcext:value-type="float">
            <text:p>1755</text:p>
          </table:table-cell>
          <table:table-cell office:value-type="float" office:value="-20.1605643148" calcext:value-type="float">
            <text:p>-20.1605643148</text:p>
          </table:table-cell>
          <table:table-cell office:value-type="float" office:value="-5.0561471442" calcext:value-type="float">
            <text:p>-5.0561471442</text:p>
          </table:table-cell>
          <table:table-cell office:value-type="float" office:value="-19.3351037237" calcext:value-type="float">
            <text:p>-19.3351037237</text:p>
          </table:table-cell>
          <table:table-cell office:value-type="float" office:value="-4.5965302491" calcext:value-type="float">
            <text:p>-4.5965302491</text:p>
          </table:table-cell>
        </table:table-row>
        <table:table-row table:style-name="ro1">
          <table:table-cell office:value-type="float" office:value="-24.1420277536" calcext:value-type="float">
            <text:p>-24.1420277536</text:p>
          </table:table-cell>
          <table:table-cell office:value-type="float" office:value="40.6459263393" calcext:value-type="float">
            <text:p>40.6459263393</text:p>
          </table:table-cell>
          <table:table-cell office:value-type="float" office:value="-50.1335175991" calcext:value-type="float">
            <text:p>-50.1335175991</text:p>
          </table:table-cell>
          <table:table-cell office:value-type="float" office:value="67.7685546875" calcext:value-type="float">
            <text:p>67.7685546875</text:p>
          </table:table-cell>
          <table:table-cell office:value-type="float" office:value="-50.593483448" calcext:value-type="float">
            <text:p>-50.593483448</text:p>
          </table:table-cell>
          <table:table-cell office:value-type="float" office:value="67.98828125" calcext:value-type="float">
            <text:p>67.98828125</text:p>
          </table:table-cell>
          <table:table-cell office:value-type="float" office:value="1757" calcext:value-type="float">
            <text:p>1757</text:p>
          </table:table-cell>
          <table:table-cell office:value-type="float" office:value="-20.1619676725" calcext:value-type="float">
            <text:p>-20.1619676725</text:p>
          </table:table-cell>
          <table:table-cell office:value-type="float" office:value="-5.0566311713" calcext:value-type="float">
            <text:p>-5.0566311713</text:p>
          </table:table-cell>
          <table:table-cell office:value-type="float" office:value="-19.3344610804" calcext:value-type="float">
            <text:p>-19.3344610804</text:p>
          </table:table-cell>
          <table:table-cell office:value-type="float" office:value="-4.5965302491" calcext:value-type="float">
            <text:p>-4.5965302491</text:p>
          </table:table-cell>
        </table:table-row>
        <table:table-row table:style-name="ro1">
          <table:table-cell office:value-type="float" office:value="-23.5216047615" calcext:value-type="float">
            <text:p>-23.5216047615</text:p>
          </table:table-cell>
          <table:table-cell office:value-type="float" office:value="40.6389508929" calcext:value-type="float">
            <text:p>40.6389508929</text:p>
          </table:table-cell>
          <table:table-cell office:value-type="float" office:value="-50.1311811924" calcext:value-type="float">
            <text:p>-50.1311811924</text:p>
          </table:table-cell>
          <table:table-cell office:value-type="float" office:value="67.83203125" calcext:value-type="float">
            <text:p>67.83203125</text:p>
          </table:table-cell>
          <table:table-cell office:value-type="float" office:value="-50.5954125166" calcext:value-type="float">
            <text:p>-50.5954125166</text:p>
          </table:table-cell>
          <table:table-cell office:value-type="float" office:value="67.978515625" calcext:value-type="float">
            <text:p>67.978515625</text:p>
          </table:table-cell>
          <table:table-cell office:value-type="float" office:value="1759" calcext:value-type="float">
            <text:p>1759</text:p>
          </table:table-cell>
          <table:table-cell office:value-type="float" office:value="-20.1608972179" calcext:value-type="float">
            <text:p>-20.1608972179</text:p>
          </table:table-cell>
          <table:table-cell office:value-type="float" office:value="-5.0629235237" calcext:value-type="float">
            <text:p>-5.0629235237</text:p>
          </table:table-cell>
          <table:table-cell office:value-type="float" office:value="-19.3352998485" calcext:value-type="float">
            <text:p>-19.3352998485</text:p>
          </table:table-cell>
          <table:table-cell office:value-type="float" office:value="-4.5956405694" calcext:value-type="float">
            <text:p>-4.5956405694</text:p>
          </table:table-cell>
        </table:table-row>
        <table:table-row table:style-name="ro1">
          <table:table-cell office:value-type="float" office:value="-23.1182866693" calcext:value-type="float">
            <text:p>-23.1182866693</text:p>
          </table:table-cell>
          <table:table-cell office:value-type="float" office:value="40.3313337054" calcext:value-type="float">
            <text:p>40.3313337054</text:p>
          </table:table-cell>
          <table:table-cell office:value-type="float" office:value="-50.1199627876" calcext:value-type="float">
            <text:p>-50.1199627876</text:p>
          </table:table-cell>
          <table:table-cell office:value-type="float" office:value="67.7978515625" calcext:value-type="float">
            <text:p>67.7978515625</text:p>
          </table:table-cell>
          <table:table-cell office:value-type="float" office:value="-50.5904138565" calcext:value-type="float">
            <text:p>-50.5904138565</text:p>
          </table:table-cell>
          <table:table-cell office:value-type="float" office:value="68.0078125" calcext:value-type="float">
            <text:p>68.0078125</text:p>
          </table:table-cell>
          <table:table-cell office:value-type="float" office:value="1761" calcext:value-type="float">
            <text:p>1761</text:p>
          </table:table-cell>
          <table:table-cell office:value-type="float" office:value="-20.1557573626" calcext:value-type="float">
            <text:p>-20.1557573626</text:p>
          </table:table-cell>
          <table:table-cell office:value-type="float" office:value="-5.059535334" calcext:value-type="float">
            <text:p>-5.059535334</text:p>
          </table:table-cell>
          <table:table-cell office:value-type="float" office:value="-19.3331264074" calcext:value-type="float">
            <text:p>-19.3331264074</text:p>
          </table:table-cell>
          <table:table-cell office:value-type="float" office:value="-4.5983096085" calcext:value-type="float">
            <text:p>-4.5983096085</text:p>
          </table:table-cell>
        </table:table-row>
        <table:table-row table:style-name="ro1">
          <table:table-cell office:value-type="float" office:value="-23.9489087164" calcext:value-type="float">
            <text:p>-23.9489087164</text:p>
          </table:table-cell>
          <table:table-cell office:value-type="float" office:value="40.6256975446" calcext:value-type="float">
            <text:p>40.6256975446</text:p>
          </table:table-cell>
          <table:table-cell office:value-type="float" office:value="-50.1293064117" calcext:value-type="float">
            <text:p>-50.1293064117</text:p>
          </table:table-cell>
          <table:table-cell office:value-type="float" office:value="67.79296875" calcext:value-type="float">
            <text:p>67.79296875</text:p>
          </table:table-cell>
          <table:table-cell office:value-type="float" office:value="-50.5948799372" calcext:value-type="float">
            <text:p>-50.5948799372</text:p>
          </table:table-cell>
          <table:table-cell office:value-type="float" office:value="67.9833984375" calcext:value-type="float">
            <text:p>67.9833984375</text:p>
          </table:table-cell>
          <table:table-cell office:value-type="float" office:value="1763" calcext:value-type="float">
            <text:p>1763</text:p>
          </table:table-cell>
          <table:table-cell office:value-type="float" office:value="-20.1600382632" calcext:value-type="float">
            <text:p>-20.1600382632</text:p>
          </table:table-cell>
          <table:table-cell office:value-type="float" office:value="-5.0590513069" calcext:value-type="float">
            <text:p>-5.0590513069</text:p>
          </table:table-cell>
          <table:table-cell office:value-type="float" office:value="-19.3350682805" calcext:value-type="float">
            <text:p>-19.3350682805</text:p>
          </table:table-cell>
          <table:table-cell office:value-type="float" office:value="-4.5960854093" calcext:value-type="float">
            <text:p>-4.5960854093</text:p>
          </table:table-cell>
        </table:table-row>
        <table:table-row table:style-name="ro1">
          <table:table-cell office:value-type="float" office:value="-23.9736436571" calcext:value-type="float">
            <text:p>-23.9736436571</text:p>
          </table:table-cell>
          <table:table-cell office:value-type="float" office:value="40.7275390625" calcext:value-type="float">
            <text:p>40.7275390625</text:p>
          </table:table-cell>
          <table:table-cell office:value-type="float" office:value="-50.1248046637" calcext:value-type="float">
            <text:p>-50.1248046637</text:p>
          </table:table-cell>
          <table:table-cell office:value-type="float" office:value="67.802734375" calcext:value-type="float">
            <text:p>67.802734375</text:p>
          </table:table-cell>
          <table:table-cell office:value-type="float" office:value="-50.5907672882" calcext:value-type="float">
            <text:p>-50.5907672882</text:p>
          </table:table-cell>
          <table:table-cell office:value-type="float" office:value="68.017578125" calcext:value-type="float">
            <text:p>68.017578125</text:p>
          </table:table-cell>
          <table:table-cell office:value-type="float" office:value="1764" calcext:value-type="float">
            <text:p>1764</text:p>
          </table:table-cell>
          <table:table-cell office:value-type="float" office:value="-20.1579757299" calcext:value-type="float">
            <text:p>-20.1579757299</text:p>
          </table:table-cell>
          <table:table-cell office:value-type="float" office:value="-5.0600193611" calcext:value-type="float">
            <text:p>-5.0600193611</text:p>
          </table:table-cell>
          <table:table-cell office:value-type="float" office:value="-19.3332800812" calcext:value-type="float">
            <text:p>-19.3332800812</text:p>
          </table:table-cell>
          <table:table-cell office:value-type="float" office:value="-4.5991992883" calcext:value-type="float">
            <text:p>-4.5991992883</text:p>
          </table:table-cell>
        </table:table-row>
        <table:table-row table:style-name="ro1">
          <table:table-cell office:value-type="float" office:value="-24.1072596456" calcext:value-type="float">
            <text:p>-24.1072596456</text:p>
          </table:table-cell>
          <table:table-cell office:value-type="float" office:value="40.8921595982" calcext:value-type="float">
            <text:p>40.8921595982</text:p>
          </table:table-cell>
          <table:table-cell office:value-type="float" office:value="-50.1217620373" calcext:value-type="float">
            <text:p>-50.1217620373</text:p>
          </table:table-cell>
          <table:table-cell office:value-type="float" office:value="67.8076171875" calcext:value-type="float">
            <text:p>67.8076171875</text:p>
          </table:table-cell>
          <table:table-cell office:value-type="float" office:value="-50.5911212206" calcext:value-type="float">
            <text:p>-50.5911212206</text:p>
          </table:table-cell>
          <table:table-cell office:value-type="float" office:value="68.0126953125" calcext:value-type="float">
            <text:p>68.0126953125</text:p>
          </table:table-cell>
          <table:table-cell office:value-type="float" office:value="1766" calcext:value-type="float">
            <text:p>1766</text:p>
          </table:table-cell>
          <table:table-cell office:value-type="float" office:value="-20.1565817118" calcext:value-type="float">
            <text:p>-20.1565817118</text:p>
          </table:table-cell>
          <table:table-cell office:value-type="float" office:value="-5.0605033882" calcext:value-type="float">
            <text:p>-5.0605033882</text:p>
          </table:table-cell>
          <table:table-cell office:value-type="float" office:value="-19.3334339727" calcext:value-type="float">
            <text:p>-19.3334339727</text:p>
          </table:table-cell>
          <table:table-cell office:value-type="float" office:value="-4.5987544484" calcext:value-type="float">
            <text:p>-4.5987544484</text:p>
          </table:table-cell>
        </table:table-row>
        <table:table-row table:style-name="ro1">
          <table:table-cell office:value-type="float" office:value="-23.6711035797" calcext:value-type="float">
            <text:p>-23.6711035797</text:p>
          </table:table-cell>
          <table:table-cell office:value-type="float" office:value="40.5657087054" calcext:value-type="float">
            <text:p>40.5657087054</text:p>
          </table:table-cell>
          <table:table-cell office:value-type="float" office:value="-50.1225906849" calcext:value-type="float">
            <text:p>-50.1225906849</text:p>
          </table:table-cell>
          <table:table-cell office:value-type="float" office:value="67.8125" calcext:value-type="float">
            <text:p>67.8125</text:p>
          </table:table-cell>
          <table:table-cell office:value-type="float" office:value="-50.5961239338" calcext:value-type="float">
            <text:p>-50.5961239338</text:p>
          </table:table-cell>
          <table:table-cell office:value-type="float" office:value="68.0517578125" calcext:value-type="float">
            <text:p>68.0517578125</text:p>
          </table:table-cell>
          <table:table-cell office:value-type="float" office:value="1768" calcext:value-type="float">
            <text:p>1768</text:p>
          </table:table-cell>
          <table:table-cell office:value-type="float" office:value="-20.1569613673" calcext:value-type="float">
            <text:p>-20.1569613673</text:p>
          </table:table-cell>
          <table:table-cell office:value-type="float" office:value="-5.0609874153" calcext:value-type="float">
            <text:p>-5.0609874153</text:p>
          </table:table-cell>
          <table:table-cell office:value-type="float" office:value="-19.3356091761" calcext:value-type="float">
            <text:p>-19.3356091761</text:p>
          </table:table-cell>
          <table:table-cell office:value-type="float" office:value="-4.6023131673" calcext:value-type="float">
            <text:p>-4.6023131673</text:p>
          </table:table-cell>
        </table:table-row>
        <table:table-row table:style-name="ro1">
          <table:table-cell office:value-type="float" office:value="-23.688268174" calcext:value-type="float">
            <text:p>-23.688268174</text:p>
          </table:table-cell>
          <table:table-cell office:value-type="float" office:value="40.7449776786" calcext:value-type="float">
            <text:p>40.7449776786</text:p>
          </table:table-cell>
          <table:table-cell office:value-type="float" office:value="-50.1200157166" calcext:value-type="float">
            <text:p>-50.1200157166</text:p>
          </table:table-cell>
          <table:table-cell office:value-type="float" office:value="67.783203125" calcext:value-type="float">
            <text:p>67.783203125</text:p>
          </table:table-cell>
          <table:table-cell office:value-type="float" office:value="-50.5976453304" calcext:value-type="float">
            <text:p>-50.5976453304</text:p>
          </table:table-cell>
          <table:table-cell office:value-type="float" office:value="68.0322265625" calcext:value-type="float">
            <text:p>68.0322265625</text:p>
          </table:table-cell>
          <table:table-cell office:value-type="float" office:value="1770" calcext:value-type="float">
            <text:p>1770</text:p>
          </table:table-cell>
          <table:table-cell office:value-type="float" office:value="-20.1557816127" calcext:value-type="float">
            <text:p>-20.1557816127</text:p>
          </table:table-cell>
          <table:table-cell office:value-type="float" office:value="-5.0580832527" calcext:value-type="float">
            <text:p>-5.0580832527</text:p>
          </table:table-cell>
          <table:table-cell office:value-type="float" office:value="-19.3362706866" calcext:value-type="float">
            <text:p>-19.3362706866</text:p>
          </table:table-cell>
          <table:table-cell office:value-type="float" office:value="-4.6005338078" calcext:value-type="float">
            <text:p>-4.6005338078</text:p>
          </table:table-cell>
        </table:table-row>
        <table:table-row table:style-name="ro1">
          <table:table-cell office:value-type="float" office:value="-23.1913507232" calcext:value-type="float">
            <text:p>-23.1913507232</text:p>
          </table:table-cell>
          <table:table-cell office:value-type="float" office:value="40.5824497768" calcext:value-type="float">
            <text:p>40.5824497768</text:p>
          </table:table-cell>
          <table:table-cell office:value-type="float" office:value="-50.1219178677" calcext:value-type="float">
            <text:p>-50.1219178677</text:p>
          </table:table-cell>
          <table:table-cell office:value-type="float" office:value="67.8125" calcext:value-type="float">
            <text:p>67.8125</text:p>
          </table:table-cell>
          <table:table-cell office:value-type="float" office:value="-50.5912590504" calcext:value-type="float">
            <text:p>-50.5912590504</text:p>
          </table:table-cell>
          <table:table-cell office:value-type="float" office:value="67.998046875" calcext:value-type="float">
            <text:p>67.998046875</text:p>
          </table:table-cell>
          <table:table-cell office:value-type="float" office:value="1772" calcext:value-type="float">
            <text:p>1772</text:p>
          </table:table-cell>
          <table:table-cell office:value-type="float" office:value="-20.1566531075" calcext:value-type="float">
            <text:p>-20.1566531075</text:p>
          </table:table-cell>
          <table:table-cell office:value-type="float" office:value="-5.0609874153" calcext:value-type="float">
            <text:p>-5.0609874153</text:p>
          </table:table-cell>
          <table:table-cell office:value-type="float" office:value="-19.3334939017" calcext:value-type="float">
            <text:p>-19.3334939017</text:p>
          </table:table-cell>
          <table:table-cell office:value-type="float" office:value="-4.5974199288" calcext:value-type="float">
            <text:p>-4.5974199288</text:p>
          </table:table-cell>
        </table:table-row>
        <table:table-row table:style-name="ro1">
          <table:table-cell office:value-type="float" office:value="-23.7564645725" calcext:value-type="float">
            <text:p>-23.7564645725</text:p>
          </table:table-cell>
          <table:table-cell office:value-type="float" office:value="40.6549944196" calcext:value-type="float">
            <text:p>40.6549944196</text:p>
          </table:table-cell>
          <table:table-cell office:value-type="float" office:value="-50.1219177485" calcext:value-type="float">
            <text:p>-50.1219177485</text:p>
          </table:table-cell>
          <table:table-cell office:value-type="float" office:value="67.783203125" calcext:value-type="float">
            <text:p>67.783203125</text:p>
          </table:table-cell>
          <table:table-cell office:value-type="float" office:value="-50.5913476229" calcext:value-type="float">
            <text:p>-50.5913476229</text:p>
          </table:table-cell>
          <table:table-cell office:value-type="float" office:value="67.9833984375" calcext:value-type="float">
            <text:p>67.9833984375</text:p>
          </table:table-cell>
          <table:table-cell office:value-type="float" office:value="1774" calcext:value-type="float">
            <text:p>1774</text:p>
          </table:table-cell>
          <table:table-cell office:value-type="float" office:value="-20.1566530529" calcext:value-type="float">
            <text:p>-20.1566530529</text:p>
          </table:table-cell>
          <table:table-cell office:value-type="float" office:value="-5.0580832527" calcext:value-type="float">
            <text:p>-5.0580832527</text:p>
          </table:table-cell>
          <table:table-cell office:value-type="float" office:value="-19.3335324135" calcext:value-type="float">
            <text:p>-19.3335324135</text:p>
          </table:table-cell>
          <table:table-cell office:value-type="float" office:value="-4.5960854093" calcext:value-type="float">
            <text:p>-4.5960854093</text:p>
          </table:table-cell>
        </table:table-row>
        <table:table-row table:style-name="ro1">
          <table:table-cell office:value-type="float" office:value="-23.6090060834" calcext:value-type="float">
            <text:p>-23.6090060834</text:p>
          </table:table-cell>
          <table:table-cell office:value-type="float" office:value="40.4457310268" calcext:value-type="float">
            <text:p>40.4457310268</text:p>
          </table:table-cell>
          <table:table-cell office:value-type="float" office:value="-50.1207665205" calcext:value-type="float">
            <text:p>-50.1207665205</text:p>
          </table:table-cell>
          <table:table-cell office:value-type="float" office:value="67.7783203125" calcext:value-type="float">
            <text:p>67.7783203125</text:p>
          </table:table-cell>
          <table:table-cell office:value-type="float" office:value="-50.5891029358" calcext:value-type="float">
            <text:p>-50.5891029358</text:p>
          </table:table-cell>
          <table:table-cell office:value-type="float" office:value="68.037109375" calcext:value-type="float">
            <text:p>68.037109375</text:p>
          </table:table-cell>
          <table:table-cell office:value-type="float" office:value="1776" calcext:value-type="float">
            <text:p>1776</text:p>
          </table:table-cell>
          <table:table-cell office:value-type="float" office:value="-20.1561256031" calcext:value-type="float">
            <text:p>-20.1561256031</text:p>
          </table:table-cell>
          <table:table-cell office:value-type="float" office:value="-5.0575992256" calcext:value-type="float">
            <text:p>-5.0575992256</text:p>
          </table:table-cell>
          <table:table-cell office:value-type="float" office:value="-19.3325564129" calcext:value-type="float">
            <text:p>-19.3325564129</text:p>
          </table:table-cell>
          <table:table-cell office:value-type="float" office:value="-4.6009786477" calcext:value-type="float">
            <text:p>-4.6009786477</text:p>
          </table:table-cell>
        </table:table-row>
        <table:table-row table:style-name="ro1">
          <table:table-cell office:value-type="float" office:value="-23.943055015" calcext:value-type="float">
            <text:p>-23.943055015</text:p>
          </table:table-cell>
          <table:table-cell office:value-type="float" office:value="40.5531529018" calcext:value-type="float">
            <text:p>40.5531529018</text:p>
          </table:table-cell>
          <table:table-cell office:value-type="float" office:value="-50.1227957249" calcext:value-type="float">
            <text:p>-50.1227957249</text:p>
          </table:table-cell>
          <table:table-cell office:value-type="float" office:value="67.8125" calcext:value-type="float">
            <text:p>67.8125</text:p>
          </table:table-cell>
          <table:table-cell office:value-type="float" office:value="-50.5911139011" calcext:value-type="float">
            <text:p>-50.5911139011</text:p>
          </table:table-cell>
          <table:table-cell office:value-type="float" office:value="68.0078125" calcext:value-type="float">
            <text:p>68.0078125</text:p>
          </table:table-cell>
          <table:table-cell office:value-type="float" office:value="1778" calcext:value-type="float">
            <text:p>1778</text:p>
          </table:table-cell>
          <table:table-cell office:value-type="float" office:value="-20.157055309" calcext:value-type="float">
            <text:p>-20.157055309</text:p>
          </table:table-cell>
          <table:table-cell office:value-type="float" office:value="-5.0609874153" calcext:value-type="float">
            <text:p>-5.0609874153</text:p>
          </table:table-cell>
          <table:table-cell office:value-type="float" office:value="-19.3334307902" calcext:value-type="float">
            <text:p>-19.3334307902</text:p>
          </table:table-cell>
          <table:table-cell office:value-type="float" office:value="-4.5983096085" calcext:value-type="float">
            <text:p>-4.5983096085</text:p>
          </table:table-cell>
        </table:table-row>
        <table:table-row table:style-name="ro1">
          <table:table-cell office:value-type="float" office:value="-23.7815168057" calcext:value-type="float">
            <text:p>-23.7815168057</text:p>
          </table:table-cell>
          <table:table-cell office:value-type="float" office:value="40.5224609375" calcext:value-type="float">
            <text:p>40.5224609375</text:p>
          </table:table-cell>
          <table:table-cell office:value-type="float" office:value="-50.1258632183" calcext:value-type="float">
            <text:p>-50.1258632183</text:p>
          </table:table-cell>
          <table:table-cell office:value-type="float" office:value="67.7734375" calcext:value-type="float">
            <text:p>67.7734375</text:p>
          </table:table-cell>
          <table:table-cell office:value-type="float" office:value="-50.597866106" calcext:value-type="float">
            <text:p>-50.597866106</text:p>
          </table:table-cell>
          <table:table-cell office:value-type="float" office:value="67.9736328125" calcext:value-type="float">
            <text:p>67.9736328125</text:p>
          </table:table-cell>
          <table:table-cell office:value-type="float" office:value="1780" calcext:value-type="float">
            <text:p>1780</text:p>
          </table:table-cell>
          <table:table-cell office:value-type="float" office:value="-20.1584607202" calcext:value-type="float">
            <text:p>-20.1584607202</text:p>
          </table:table-cell>
          <table:table-cell office:value-type="float" office:value="-5.0571151985" calcext:value-type="float">
            <text:p>-5.0571151985</text:p>
          </table:table-cell>
          <table:table-cell office:value-type="float" office:value="-19.3363666808" calcext:value-type="float">
            <text:p>-19.3363666808</text:p>
          </table:table-cell>
          <table:table-cell office:value-type="float" office:value="-4.5951957295" calcext:value-type="float">
            <text:p>-4.5951957295</text:p>
          </table:table-cell>
        </table:table-row>
        <table:table-row table:style-name="ro1">
          <table:table-cell office:value-type="float" office:value="-23.9271900032" calcext:value-type="float">
            <text:p>-23.9271900032</text:p>
          </table:table-cell>
          <table:table-cell office:value-type="float" office:value="40.4652622768" calcext:value-type="float">
            <text:p>40.4652622768</text:p>
          </table:table-cell>
          <table:table-cell office:value-type="float" office:value="-50.1268722296" calcext:value-type="float">
            <text:p>-50.1268722296</text:p>
          </table:table-cell>
          <table:table-cell office:value-type="float" office:value="67.7783203125" calcext:value-type="float">
            <text:p>67.7783203125</text:p>
          </table:table-cell>
          <table:table-cell office:value-type="float" office:value="-50.5970377445" calcext:value-type="float">
            <text:p>-50.5970377445</text:p>
          </table:table-cell>
          <table:table-cell office:value-type="float" office:value="67.978515625" calcext:value-type="float">
            <text:p>67.978515625</text:p>
          </table:table-cell>
          <table:table-cell office:value-type="float" office:value="1782" calcext:value-type="float">
            <text:p>1782</text:p>
          </table:table-cell>
          <table:table-cell office:value-type="float" office:value="-20.1589230116" calcext:value-type="float">
            <text:p>-20.1589230116</text:p>
          </table:table-cell>
          <table:table-cell office:value-type="float" office:value="-5.0575992256" calcext:value-type="float">
            <text:p>-5.0575992256</text:p>
          </table:table-cell>
          <table:table-cell office:value-type="float" office:value="-19.3360065053" calcext:value-type="float">
            <text:p>-19.3360065053</text:p>
          </table:table-cell>
          <table:table-cell office:value-type="float" office:value="-4.5956405694" calcext:value-type="float">
            <text:p>-4.5956405694</text:p>
          </table:table-cell>
        </table:table-row>
        <table:table-row table:style-name="ro1">
          <table:table-cell office:value-type="float" office:value="-23.8071318746" calcext:value-type="float">
            <text:p>-23.8071318746</text:p>
          </table:table-cell>
          <table:table-cell office:value-type="float" office:value="40.322265625" calcext:value-type="float">
            <text:p>40.322265625</text:p>
          </table:table-cell>
          <table:table-cell office:value-type="float" office:value="-50.1299057722" calcext:value-type="float">
            <text:p>-50.1299057722</text:p>
          </table:table-cell>
          <table:table-cell office:value-type="float" office:value="67.7783203125" calcext:value-type="float">
            <text:p>67.7783203125</text:p>
          </table:table-cell>
          <table:table-cell office:value-type="float" office:value="-50.5981190681" calcext:value-type="float">
            <text:p>-50.5981190681</text:p>
          </table:table-cell>
          <table:table-cell office:value-type="float" office:value="67.9736328125" calcext:value-type="float">
            <text:p>67.9736328125</text:p>
          </table:table-cell>
          <table:table-cell office:value-type="float" office:value="1783" calcext:value-type="float">
            <text:p>1783</text:p>
          </table:table-cell>
          <table:table-cell office:value-type="float" office:value="-20.1603128679" calcext:value-type="float">
            <text:p>-20.1603128679</text:p>
          </table:table-cell>
          <table:table-cell office:value-type="float" office:value="-5.0575992256" calcext:value-type="float">
            <text:p>-5.0575992256</text:p>
          </table:table-cell>
          <table:table-cell office:value-type="float" office:value="-19.33647667" calcext:value-type="float">
            <text:p>-19.33647667</text:p>
          </table:table-cell>
          <table:table-cell office:value-type="float" office:value="-4.5951957295" calcext:value-type="float">
            <text:p>-4.5951957295</text:p>
          </table:table-cell>
        </table:table-row>
        <table:table-row table:style-name="ro1">
          <table:table-cell office:value-type="float" office:value="-23.8491142013" calcext:value-type="float">
            <text:p>-23.8491142013</text:p>
          </table:table-cell>
          <table:table-cell office:value-type="float" office:value="40.7603236607" calcext:value-type="float">
            <text:p>40.7603236607</text:p>
          </table:table-cell>
          <table:table-cell office:value-type="float" office:value="-50.1272989988" calcext:value-type="float">
            <text:p>-50.1272989988</text:p>
          </table:table-cell>
          <table:table-cell office:value-type="float" office:value="67.7783203125" calcext:value-type="float">
            <text:p>67.7783203125</text:p>
          </table:table-cell>
          <table:table-cell office:value-type="float" office:value="-50.5953291655" calcext:value-type="float">
            <text:p>-50.5953291655</text:p>
          </table:table-cell>
          <table:table-cell office:value-type="float" office:value="67.9736328125" calcext:value-type="float">
            <text:p>67.9736328125</text:p>
          </table:table-cell>
          <table:table-cell office:value-type="float" office:value="1785" calcext:value-type="float">
            <text:p>1785</text:p>
          </table:table-cell>
          <table:table-cell office:value-type="float" office:value="-20.1591185414" calcext:value-type="float">
            <text:p>-20.1591185414</text:p>
          </table:table-cell>
          <table:table-cell office:value-type="float" office:value="-5.0575992256" calcext:value-type="float">
            <text:p>-5.0575992256</text:p>
          </table:table-cell>
          <table:table-cell office:value-type="float" office:value="-19.3352636071" calcext:value-type="float">
            <text:p>-19.3352636071</text:p>
          </table:table-cell>
          <table:table-cell office:value-type="float" office:value="-4.5951957295" calcext:value-type="float">
            <text:p>-4.5951957295</text:p>
          </table:table-cell>
        </table:table-row>
        <table:table-row table:style-name="ro1">
          <table:table-cell office:value-type="float" office:value="-23.5657753936" calcext:value-type="float">
            <text:p>-23.5657753936</text:p>
          </table:table-cell>
          <table:table-cell office:value-type="float" office:value="40.3878348214" calcext:value-type="float">
            <text:p>40.3878348214</text:p>
          </table:table-cell>
          <table:table-cell office:value-type="float" office:value="-50.1254287243" calcext:value-type="float">
            <text:p>-50.1254287243</text:p>
          </table:table-cell>
          <table:table-cell office:value-type="float" office:value="67.8076171875" calcext:value-type="float">
            <text:p>67.8076171875</text:p>
          </table:table-cell>
          <table:table-cell office:value-type="float" office:value="-50.5931334734" calcext:value-type="float">
            <text:p>-50.5931334734</text:p>
          </table:table-cell>
          <table:table-cell office:value-type="float" office:value="67.978515625" calcext:value-type="float">
            <text:p>67.978515625</text:p>
          </table:table-cell>
          <table:table-cell office:value-type="float" office:value="1787" calcext:value-type="float">
            <text:p>1787</text:p>
          </table:table-cell>
          <table:table-cell office:value-type="float" office:value="-20.1582616512" calcext:value-type="float">
            <text:p>-20.1582616512</text:p>
          </table:table-cell>
          <table:table-cell office:value-type="float" office:value="-5.0605033882" calcext:value-type="float">
            <text:p>-5.0605033882</text:p>
          </table:table-cell>
          <table:table-cell office:value-type="float" office:value="-19.3343089097" calcext:value-type="float">
            <text:p>-19.3343089097</text:p>
          </table:table-cell>
          <table:table-cell office:value-type="float" office:value="-4.5956405694" calcext:value-type="float">
            <text:p>-4.5956405694</text:p>
          </table:table-cell>
        </table:table-row>
        <table:table-row table:style-name="ro1">
          <table:table-cell office:value-type="float" office:value="-23.9583836739" calcext:value-type="float">
            <text:p>-23.9583836739</text:p>
          </table:table-cell>
          <table:table-cell office:value-type="float" office:value="40.4157366071" calcext:value-type="float">
            <text:p>40.4157366071</text:p>
          </table:table-cell>
          <table:table-cell office:value-type="float" office:value="-50.1305938482" calcext:value-type="float">
            <text:p>-50.1305938482</text:p>
          </table:table-cell>
          <table:table-cell office:value-type="float" office:value="67.802734375" calcext:value-type="float">
            <text:p>67.802734375</text:p>
          </table:table-cell>
          <table:table-cell office:value-type="float" office:value="-50.5925846815" calcext:value-type="float">
            <text:p>-50.5925846815</text:p>
          </table:table-cell>
          <table:table-cell office:value-type="float" office:value="67.9345703125" calcext:value-type="float">
            <text:p>67.9345703125</text:p>
          </table:table-cell>
          <table:table-cell office:value-type="float" office:value="1789" calcext:value-type="float">
            <text:p>1789</text:p>
          </table:table-cell>
          <table:table-cell office:value-type="float" office:value="-20.1606281187" calcext:value-type="float">
            <text:p>-20.1606281187</text:p>
          </table:table-cell>
          <table:table-cell office:value-type="float" office:value="-5.0600193611" calcext:value-type="float">
            <text:p>-5.0600193611</text:p>
          </table:table-cell>
          <table:table-cell office:value-type="float" office:value="-19.3340702924" calcext:value-type="float">
            <text:p>-19.3340702924</text:p>
          </table:table-cell>
          <table:table-cell office:value-type="float" office:value="-4.5916370107" calcext:value-type="float">
            <text:p>-4.5916370107</text:p>
          </table:table-cell>
        </table:table-row>
        <table:table-row table:style-name="ro1">
          <table:table-cell office:value-type="float" office:value="-23.1214263001" calcext:value-type="float">
            <text:p>-23.1214263001</text:p>
          </table:table-cell>
          <table:table-cell office:value-type="float" office:value="40.4157366071" calcext:value-type="float">
            <text:p>40.4157366071</text:p>
          </table:table-cell>
          <table:table-cell office:value-type="float" office:value="-50.1286031246" calcext:value-type="float">
            <text:p>-50.1286031246</text:p>
          </table:table-cell>
          <table:table-cell office:value-type="float" office:value="67.8173828125" calcext:value-type="float">
            <text:p>67.8173828125</text:p>
          </table:table-cell>
          <table:table-cell office:value-type="float" office:value="-50.5911945343" calcext:value-type="float">
            <text:p>-50.5911945343</text:p>
          </table:table-cell>
          <table:table-cell office:value-type="float" office:value="67.958984375" calcext:value-type="float">
            <text:p>67.958984375</text:p>
          </table:table-cell>
          <table:table-cell office:value-type="float" office:value="1791" calcext:value-type="float">
            <text:p>1791</text:p>
          </table:table-cell>
          <table:table-cell office:value-type="float" office:value="-20.1597160433" calcext:value-type="float">
            <text:p>-20.1597160433</text:p>
          </table:table-cell>
          <table:table-cell office:value-type="float" office:value="-5.0614714424" calcext:value-type="float">
            <text:p>-5.0614714424</text:p>
          </table:table-cell>
          <table:table-cell office:value-type="float" office:value="-19.3334658498" calcext:value-type="float">
            <text:p>-19.3334658498</text:p>
          </table:table-cell>
          <table:table-cell office:value-type="float" office:value="-4.59386121" calcext:value-type="float">
            <text:p>-4.59386121</text:p>
          </table:table-cell>
        </table:table-row>
        <table:table-row table:style-name="ro1">
          <table:table-cell office:value-type="float" office:value="-24.153021259" calcext:value-type="float">
            <text:p>-24.153021259</text:p>
          </table:table-cell>
          <table:table-cell office:value-type="float" office:value="40.9040178571" calcext:value-type="float">
            <text:p>40.9040178571</text:p>
          </table:table-cell>
          <table:table-cell office:value-type="float" office:value="-50.1250463724" calcext:value-type="float">
            <text:p>-50.1250463724</text:p>
          </table:table-cell>
          <table:table-cell office:value-type="float" office:value="67.79296875" calcext:value-type="float">
            <text:p>67.79296875</text:p>
          </table:table-cell>
          <table:table-cell office:value-type="float" office:value="-50.5905314684" calcext:value-type="float">
            <text:p>-50.5905314684</text:p>
          </table:table-cell>
          <table:table-cell office:value-type="float" office:value="67.958984375" calcext:value-type="float">
            <text:p>67.958984375</text:p>
          </table:table-cell>
          <table:table-cell office:value-type="float" office:value="1793" calcext:value-type="float">
            <text:p>1793</text:p>
          </table:table-cell>
          <table:table-cell office:value-type="float" office:value="-20.1580864718" calcext:value-type="float">
            <text:p>-20.1580864718</text:p>
          </table:table-cell>
          <table:table-cell office:value-type="float" office:value="-5.0590513069" calcext:value-type="float">
            <text:p>-5.0590513069</text:p>
          </table:table-cell>
          <table:table-cell office:value-type="float" office:value="-19.3331775456" calcext:value-type="float">
            <text:p>-19.3331775456</text:p>
          </table:table-cell>
          <table:table-cell office:value-type="float" office:value="-4.59386121" calcext:value-type="float">
            <text:p>-4.59386121</text:p>
          </table:table-cell>
        </table:table-row>
        <table:table-row table:style-name="ro1">
          <table:table-cell office:value-type="float" office:value="-23.812083567" calcext:value-type="float">
            <text:p>-23.812083567</text:p>
          </table:table-cell>
          <table:table-cell office:value-type="float" office:value="41.0281808036" calcext:value-type="float">
            <text:p>41.0281808036</text:p>
          </table:table-cell>
          <table:table-cell office:value-type="float" office:value="-50.1351562738" calcext:value-type="float">
            <text:p>-50.1351562738</text:p>
          </table:table-cell>
          <table:table-cell office:value-type="float" office:value="67.8515625" calcext:value-type="float">
            <text:p>67.8515625</text:p>
          </table:table-cell>
          <table:table-cell office:value-type="float" office:value="-50.5945257425" calcext:value-type="float">
            <text:p>-50.5945257425</text:p>
          </table:table-cell>
          <table:table-cell office:value-type="float" office:value="67.9638671875" calcext:value-type="float">
            <text:p>67.9638671875</text:p>
          </table:table-cell>
          <table:table-cell office:value-type="float" office:value="1795" calcext:value-type="float">
            <text:p>1795</text:p>
          </table:table-cell>
          <table:table-cell office:value-type="float" office:value="-20.1627184522" calcext:value-type="float">
            <text:p>-20.1627184522</text:p>
          </table:table-cell>
          <table:table-cell office:value-type="float" office:value="-5.0648596321" calcext:value-type="float">
            <text:p>-5.0648596321</text:p>
          </table:table-cell>
          <table:table-cell office:value-type="float" office:value="-19.334914275" calcext:value-type="float">
            <text:p>-19.334914275</text:p>
          </table:table-cell>
          <table:table-cell office:value-type="float" office:value="-4.5943060498" calcext:value-type="float">
            <text:p>-4.5943060498</text:p>
          </table:table-cell>
        </table:table-row>
        <table:table-row table:style-name="ro1">
          <table:table-cell office:value-type="float" office:value="-23.6057212285" calcext:value-type="float">
            <text:p>-23.6057212285</text:p>
          </table:table-cell>
          <table:table-cell office:value-type="float" office:value="40.5385044643" calcext:value-type="float">
            <text:p>40.5385044643</text:p>
          </table:table-cell>
          <table:table-cell office:value-type="float" office:value="-50.126082778" calcext:value-type="float">
            <text:p>-50.126082778</text:p>
          </table:table-cell>
          <table:table-cell office:value-type="float" office:value="67.822265625" calcext:value-type="float">
            <text:p>67.822265625</text:p>
          </table:table-cell>
          <table:table-cell office:value-type="float" office:value="-50.5913846016" calcext:value-type="float">
            <text:p>-50.5913846016</text:p>
          </table:table-cell>
          <table:table-cell office:value-type="float" office:value="67.939453125" calcext:value-type="float">
            <text:p>67.939453125</text:p>
          </table:table-cell>
          <table:table-cell office:value-type="float" office:value="1797" calcext:value-type="float">
            <text:p>1797</text:p>
          </table:table-cell>
          <table:table-cell office:value-type="float" office:value="-20.1585613143" calcext:value-type="float">
            <text:p>-20.1585613143</text:p>
          </table:table-cell>
          <table:table-cell office:value-type="float" office:value="-5.0619554695" calcext:value-type="float">
            <text:p>-5.0619554695</text:p>
          </table:table-cell>
          <table:table-cell office:value-type="float" office:value="-19.333548492" calcext:value-type="float">
            <text:p>-19.333548492</text:p>
          </table:table-cell>
          <table:table-cell office:value-type="float" office:value="-4.5920818505" calcext:value-type="float">
            <text:p>-4.5920818505</text:p>
          </table:table-cell>
        </table:table-row>
        <table:table-row table:style-name="ro1">
          <table:table-cell office:value-type="float" office:value="-23.4528945965" calcext:value-type="float">
            <text:p>-23.4528945965</text:p>
          </table:table-cell>
          <table:table-cell office:value-type="float" office:value="40.5217633929" calcext:value-type="float">
            <text:p>40.5217633929</text:p>
          </table:table-cell>
          <table:table-cell office:value-type="float" office:value="-50.1219703197" calcext:value-type="float">
            <text:p>-50.1219703197</text:p>
          </table:table-cell>
          <table:table-cell office:value-type="float" office:value="67.7978515625" calcext:value-type="float">
            <text:p>67.7978515625</text:p>
          </table:table-cell>
          <table:table-cell office:value-type="float" office:value="-50.595313096" calcext:value-type="float">
            <text:p>-50.595313096</text:p>
          </table:table-cell>
          <table:table-cell office:value-type="float" office:value="67.9833984375" calcext:value-type="float">
            <text:p>67.9833984375</text:p>
          </table:table-cell>
          <table:table-cell office:value-type="float" office:value="1799" calcext:value-type="float">
            <text:p>1799</text:p>
          </table:table-cell>
          <table:table-cell office:value-type="float" office:value="-20.1566771391" calcext:value-type="float">
            <text:p>-20.1566771391</text:p>
          </table:table-cell>
          <table:table-cell office:value-type="float" office:value="-5.059535334" calcext:value-type="float">
            <text:p>-5.059535334</text:p>
          </table:table-cell>
          <table:table-cell office:value-type="float" office:value="-19.33525662" calcext:value-type="float">
            <text:p>-19.33525662</text:p>
          </table:table-cell>
          <table:table-cell office:value-type="float" office:value="-4.5960854093" calcext:value-type="float">
            <text:p>-4.5960854093</text:p>
          </table:table-cell>
        </table:table-row>
        <table:table-row table:style-name="ro1">
          <table:table-cell office:value-type="float" office:value="-23.4436315324" calcext:value-type="float">
            <text:p>-23.4436315324</text:p>
          </table:table-cell>
          <table:table-cell office:value-type="float" office:value="40.3410993304" calcext:value-type="float">
            <text:p>40.3410993304</text:p>
          </table:table-cell>
          <table:table-cell office:value-type="float" office:value="-50.1240316868" calcext:value-type="float">
            <text:p>-50.1240316868</text:p>
          </table:table-cell>
          <table:table-cell office:value-type="float" office:value="67.7783203125" calcext:value-type="float">
            <text:p>67.7783203125</text:p>
          </table:table-cell>
          <table:table-cell office:value-type="float" office:value="-50.59043293" calcext:value-type="float">
            <text:p>-50.59043293</text:p>
          </table:table-cell>
          <table:table-cell office:value-type="float" office:value="67.9931640625" calcext:value-type="float">
            <text:p>67.9931640625</text:p>
          </table:table-cell>
          <table:table-cell office:value-type="float" office:value="1801" calcext:value-type="float">
            <text:p>1801</text:p>
          </table:table-cell>
          <table:table-cell office:value-type="float" office:value="-20.1576215807" calcext:value-type="float">
            <text:p>-20.1576215807</text:p>
          </table:table-cell>
          <table:table-cell office:value-type="float" office:value="-5.0575992256" calcext:value-type="float">
            <text:p>-5.0575992256</text:p>
          </table:table-cell>
          <table:table-cell office:value-type="float" office:value="-19.3331347007" calcext:value-type="float">
            <text:p>-19.3331347007</text:p>
          </table:table-cell>
          <table:table-cell office:value-type="float" office:value="-4.596975089" calcext:value-type="float">
            <text:p>-4.596975089</text:p>
          </table:table-cell>
        </table:table-row>
        <table:table-row table:style-name="ro1">
          <table:table-cell office:value-type="float" office:value="-23.7064439876" calcext:value-type="float">
            <text:p>-23.7064439876</text:p>
          </table:table-cell>
          <table:table-cell office:value-type="float" office:value="40.5573381696" calcext:value-type="float">
            <text:p>40.5573381696</text:p>
          </table:table-cell>
          <table:table-cell office:value-type="float" office:value="-50.12126019" calcext:value-type="float">
            <text:p>-50.12126019</text:p>
          </table:table-cell>
          <table:table-cell office:value-type="float" office:value="67.763671875" calcext:value-type="float">
            <text:p>67.763671875</text:p>
          </table:table-cell>
          <table:table-cell office:value-type="float" office:value="-50.5884541035" calcext:value-type="float">
            <text:p>-50.5884541035</text:p>
          </table:table-cell>
          <table:table-cell office:value-type="float" office:value="67.9736328125" calcext:value-type="float">
            <text:p>67.9736328125</text:p>
          </table:table-cell>
          <table:table-cell office:value-type="float" office:value="1802" calcext:value-type="float">
            <text:p>1802</text:p>
          </table:table-cell>
          <table:table-cell office:value-type="float" office:value="-20.1563517841" calcext:value-type="float">
            <text:p>-20.1563517841</text:p>
          </table:table-cell>
          <table:table-cell office:value-type="float" office:value="-5.0561471442" calcext:value-type="float">
            <text:p>-5.0561471442</text:p>
          </table:table-cell>
          <table:table-cell office:value-type="float" office:value="-19.3322742975" calcext:value-type="float">
            <text:p>-19.3322742975</text:p>
          </table:table-cell>
          <table:table-cell office:value-type="float" office:value="-4.5951957295" calcext:value-type="float">
            <text:p>-4.5951957295</text:p>
          </table:table-cell>
        </table:table-row>
        <table:table-row table:style-name="ro1">
          <table:table-cell office:value-type="float" office:value="-23.2878556537" calcext:value-type="float">
            <text:p>-23.2878556537</text:p>
          </table:table-cell>
          <table:table-cell office:value-type="float" office:value="40.5266462054" calcext:value-type="float">
            <text:p>40.5266462054</text:p>
          </table:table-cell>
          <table:table-cell office:value-type="float" office:value="-50.1203372717" calcext:value-type="float">
            <text:p>-50.1203372717</text:p>
          </table:table-cell>
          <table:table-cell office:value-type="float" office:value="67.7978515625" calcext:value-type="float">
            <text:p>67.7978515625</text:p>
          </table:table-cell>
          <table:table-cell office:value-type="float" office:value="-50.5993837595" calcext:value-type="float">
            <text:p>-50.5993837595</text:p>
          </table:table-cell>
          <table:table-cell office:value-type="float" office:value="68.046875" calcext:value-type="float">
            <text:p>68.046875</text:p>
          </table:table-cell>
          <table:table-cell office:value-type="float" office:value="1804" calcext:value-type="float">
            <text:p>1804</text:p>
          </table:table-cell>
          <table:table-cell office:value-type="float" office:value="-20.1559289373" calcext:value-type="float">
            <text:p>-20.1559289373</text:p>
          </table:table-cell>
          <table:table-cell office:value-type="float" office:value="-5.059535334" calcext:value-type="float">
            <text:p>-5.059535334</text:p>
          </table:table-cell>
          <table:table-cell office:value-type="float" office:value="-19.3370265638" calcext:value-type="float">
            <text:p>-19.3370265638</text:p>
          </table:table-cell>
          <table:table-cell office:value-type="float" office:value="-4.6018683274" calcext:value-type="float">
            <text:p>-4.6018683274</text:p>
          </table:table-cell>
        </table:table-row>
        <table:table-row table:style-name="ro1">
          <table:table-cell office:value-type="float" office:value="-23.716293891" calcext:value-type="float">
            <text:p>-23.716293891</text:p>
          </table:table-cell>
          <table:table-cell office:value-type="float" office:value="40.5008370536" calcext:value-type="float">
            <text:p>40.5008370536</text:p>
          </table:table-cell>
          <table:table-cell office:value-type="float" office:value="-50.1220908642" calcext:value-type="float">
            <text:p>-50.1220908642</text:p>
          </table:table-cell>
          <table:table-cell office:value-type="float" office:value="67.79296875" calcext:value-type="float">
            <text:p>67.79296875</text:p>
          </table:table-cell>
          <table:table-cell office:value-type="float" office:value="-50.5891454935" calcext:value-type="float">
            <text:p>-50.5891454935</text:p>
          </table:table-cell>
          <table:table-cell office:value-type="float" office:value="68.0322265625" calcext:value-type="float">
            <text:p>68.0322265625</text:p>
          </table:table-cell>
          <table:table-cell office:value-type="float" office:value="1806" calcext:value-type="float">
            <text:p>1806</text:p>
          </table:table-cell>
          <table:table-cell office:value-type="float" office:value="-20.156732368" calcext:value-type="float">
            <text:p>-20.156732368</text:p>
          </table:table-cell>
          <table:table-cell office:value-type="float" office:value="-5.0590513069" calcext:value-type="float">
            <text:p>-5.0590513069</text:p>
          </table:table-cell>
          <table:table-cell office:value-type="float" office:value="-19.3325749172" calcext:value-type="float">
            <text:p>-19.3325749172</text:p>
          </table:table-cell>
          <table:table-cell office:value-type="float" office:value="-4.6005338078" calcext:value-type="float">
            <text:p>-4.6005338078</text:p>
          </table:table-cell>
        </table:table-row>
        <table:table-row table:style-name="ro1">
          <table:table-cell office:value-type="float" office:value="-23.9973885055" calcext:value-type="float">
            <text:p>-23.9973885055</text:p>
          </table:table-cell>
          <table:table-cell office:value-type="float" office:value="40.3236607143" calcext:value-type="float">
            <text:p>40.3236607143</text:p>
          </table:table-cell>
          <table:table-cell office:value-type="float" office:value="-50.1219491482" calcext:value-type="float">
            <text:p>-50.1219491482</text:p>
          </table:table-cell>
          <table:table-cell office:value-type="float" office:value="67.8076171875" calcext:value-type="float">
            <text:p>67.8076171875</text:p>
          </table:table-cell>
          <table:table-cell office:value-type="float" office:value="-50.5913375854" calcext:value-type="float">
            <text:p>-50.5913375854</text:p>
          </table:table-cell>
          <table:table-cell office:value-type="float" office:value="68.02734375" calcext:value-type="float">
            <text:p>68.02734375</text:p>
          </table:table-cell>
          <table:table-cell office:value-type="float" office:value="1808" calcext:value-type="float">
            <text:p>1808</text:p>
          </table:table-cell>
          <table:table-cell office:value-type="float" office:value="-20.156667439" calcext:value-type="float">
            <text:p>-20.156667439</text:p>
          </table:table-cell>
          <table:table-cell office:value-type="float" office:value="-5.0605033882" calcext:value-type="float">
            <text:p>-5.0605033882</text:p>
          </table:table-cell>
          <table:table-cell office:value-type="float" office:value="-19.3335280492" calcext:value-type="float">
            <text:p>-19.3335280492</text:p>
          </table:table-cell>
          <table:table-cell office:value-type="float" office:value="-4.600088968" calcext:value-type="float">
            <text:p>-4.600088968</text:p>
          </table:table-cell>
        </table:table-row>
        <table:table-row table:style-name="ro1">
          <table:table-cell office:value-type="float" office:value="-23.5423099105" calcext:value-type="float">
            <text:p>-23.5423099105</text:p>
          </table:table-cell>
          <table:table-cell office:value-type="float" office:value="40.4324776786" calcext:value-type="float">
            <text:p>40.4324776786</text:p>
          </table:table-cell>
          <table:table-cell office:value-type="float" office:value="-50.1180146217" calcext:value-type="float">
            <text:p>-50.1180146217</text:p>
          </table:table-cell>
          <table:table-cell office:value-type="float" office:value="67.763671875" calcext:value-type="float">
            <text:p>67.763671875</text:p>
          </table:table-cell>
          <table:table-cell office:value-type="float" office:value="-50.5806381941" calcext:value-type="float">
            <text:p>-50.5806381941</text:p>
          </table:table-cell>
          <table:table-cell office:value-type="float" office:value="67.978515625" calcext:value-type="float">
            <text:p>67.978515625</text:p>
          </table:table-cell>
          <table:table-cell office:value-type="float" office:value="1810" calcext:value-type="float">
            <text:p>1810</text:p>
          </table:table-cell>
          <table:table-cell office:value-type="float" office:value="-20.1548647855" calcext:value-type="float">
            <text:p>-20.1548647855</text:p>
          </table:table-cell>
          <table:table-cell office:value-type="float" office:value="-5.0561471442" calcext:value-type="float">
            <text:p>-5.0561471442</text:p>
          </table:table-cell>
          <table:table-cell office:value-type="float" office:value="-19.3288759031" calcext:value-type="float">
            <text:p>-19.3288759031</text:p>
          </table:table-cell>
          <table:table-cell office:value-type="float" office:value="-4.5956405694" calcext:value-type="float">
            <text:p>-4.5956405694</text:p>
          </table:table-cell>
        </table:table-row>
        <table:table-row table:style-name="ro1">
          <table:table-cell office:value-type="float" office:value="-23.6565289949" calcext:value-type="float">
            <text:p>-23.6565289949</text:p>
          </table:table-cell>
          <table:table-cell office:value-type="float" office:value="40.3941127232" calcext:value-type="float">
            <text:p>40.3941127232</text:p>
          </table:table-cell>
          <table:table-cell office:value-type="float" office:value="-50.1154613495" calcext:value-type="float">
            <text:p>-50.1154613495</text:p>
          </table:table-cell>
          <table:table-cell office:value-type="float" office:value="67.7685546875" calcext:value-type="float">
            <text:p>67.7685546875</text:p>
          </table:table-cell>
          <table:table-cell office:value-type="float" office:value="-50.5709292889" calcext:value-type="float">
            <text:p>-50.5709292889</text:p>
          </table:table-cell>
          <table:table-cell office:value-type="float" office:value="67.98828125" calcext:value-type="float">
            <text:p>67.98828125</text:p>
          </table:table-cell>
          <table:table-cell office:value-type="float" office:value="1812" calcext:value-type="float">
            <text:p>1812</text:p>
          </table:table-cell>
          <table:table-cell office:value-type="float" office:value="-20.1536949713" calcext:value-type="float">
            <text:p>-20.1536949713</text:p>
          </table:table-cell>
          <table:table-cell office:value-type="float" office:value="-5.0566311713" calcext:value-type="float">
            <text:p>-5.0566311713</text:p>
          </table:table-cell>
          <table:table-cell office:value-type="float" office:value="-19.3246544251" calcext:value-type="float">
            <text:p>-19.3246544251</text:p>
          </table:table-cell>
          <table:table-cell office:value-type="float" office:value="-4.5965302491" calcext:value-type="float">
            <text:p>-4.5965302491</text:p>
          </table:table-cell>
        </table:table-row>
        <table:table-row table:style-name="ro1">
          <table:table-cell office:value-type="float" office:value="-23.7715860993" calcext:value-type="float">
            <text:p>-23.7715860993</text:p>
          </table:table-cell>
          <table:table-cell office:value-type="float" office:value="40.72265625" calcext:value-type="float">
            <text:p>40.72265625</text:p>
          </table:table-cell>
          <table:table-cell office:value-type="float" office:value="-50.1223839045" calcext:value-type="float">
            <text:p>-50.1223839045</text:p>
          </table:table-cell>
          <table:table-cell office:value-type="float" office:value="67.7734375" calcext:value-type="float">
            <text:p>67.7734375</text:p>
          </table:table-cell>
          <table:table-cell office:value-type="float" office:value="-50.5696557045" calcext:value-type="float">
            <text:p>-50.5696557045</text:p>
          </table:table-cell>
          <table:table-cell office:value-type="float" office:value="67.9638671875" calcext:value-type="float">
            <text:p>67.9638671875</text:p>
          </table:table-cell>
          <table:table-cell office:value-type="float" office:value="1814" calcext:value-type="float">
            <text:p>1814</text:p>
          </table:table-cell>
          <table:table-cell office:value-type="float" office:value="-20.1568666282" calcext:value-type="float">
            <text:p>-20.1568666282</text:p>
          </table:table-cell>
          <table:table-cell office:value-type="float" office:value="-5.0571151985" calcext:value-type="float">
            <text:p>-5.0571151985</text:p>
          </table:table-cell>
          <table:table-cell office:value-type="float" office:value="-19.3241006646" calcext:value-type="float">
            <text:p>-19.3241006646</text:p>
          </table:table-cell>
          <table:table-cell office:value-type="float" office:value="-4.5943060498" calcext:value-type="float">
            <text:p>-4.5943060498</text:p>
          </table:table-cell>
        </table:table-row>
        <table:table-row table:style-name="ro1">
          <table:table-cell office:value-type="float" office:value="-23.453387977" calcext:value-type="float">
            <text:p>-23.453387977</text:p>
          </table:table-cell>
          <table:table-cell office:value-type="float" office:value="40.3717912946" calcext:value-type="float">
            <text:p>40.3717912946</text:p>
          </table:table-cell>
          <table:table-cell office:value-type="float" office:value="-50.1210048437" calcext:value-type="float">
            <text:p>-50.1210048437</text:p>
          </table:table-cell>
          <table:table-cell office:value-type="float" office:value="67.7783203125" calcext:value-type="float">
            <text:p>67.7783203125</text:p>
          </table:table-cell>
          <table:table-cell office:value-type="float" office:value="-50.5745158196" calcext:value-type="float">
            <text:p>-50.5745158196</text:p>
          </table:table-cell>
          <table:table-cell office:value-type="float" office:value="67.9931640625" calcext:value-type="float">
            <text:p>67.9931640625</text:p>
          </table:table-cell>
          <table:table-cell office:value-type="float" office:value="1816" calcext:value-type="float">
            <text:p>1816</text:p>
          </table:table-cell>
          <table:table-cell office:value-type="float" office:value="-20.1562347939" calcext:value-type="float">
            <text:p>-20.1562347939</text:p>
          </table:table-cell>
          <table:table-cell office:value-type="float" office:value="-5.0575992256" calcext:value-type="float">
            <text:p>-5.0575992256</text:p>
          </table:table-cell>
          <table:table-cell office:value-type="float" office:value="-19.3262138656" calcext:value-type="float">
            <text:p>-19.3262138656</text:p>
          </table:table-cell>
          <table:table-cell office:value-type="float" office:value="-4.596975089" calcext:value-type="float">
            <text:p>-4.596975089</text:p>
          </table:table-cell>
        </table:table-row>
        <table:table-row table:style-name="ro1">
          <table:table-cell office:value-type="float" office:value="-24.1533126461" calcext:value-type="float">
            <text:p>-24.1533126461</text:p>
          </table:table-cell>
          <table:table-cell office:value-type="float" office:value="40.6549944196" calcext:value-type="float">
            <text:p>40.6549944196</text:p>
          </table:table-cell>
          <table:table-cell office:value-type="float" office:value="-50.1222161055" calcext:value-type="float">
            <text:p>-50.1222161055</text:p>
          </table:table-cell>
          <table:table-cell office:value-type="float" office:value="67.79296875" calcext:value-type="float">
            <text:p>67.79296875</text:p>
          </table:table-cell>
          <table:table-cell office:value-type="float" office:value="-50.5687041283" calcext:value-type="float">
            <text:p>-50.5687041283</text:p>
          </table:table-cell>
          <table:table-cell office:value-type="float" office:value="67.98828125" calcext:value-type="float">
            <text:p>67.98828125</text:p>
          </table:table-cell>
          <table:table-cell office:value-type="float" office:value="1818" calcext:value-type="float">
            <text:p>1818</text:p>
          </table:table-cell>
          <table:table-cell office:value-type="float" office:value="-20.1567897489" calcext:value-type="float">
            <text:p>-20.1567897489</text:p>
          </table:table-cell>
          <table:table-cell office:value-type="float" office:value="-5.0590513069" calcext:value-type="float">
            <text:p>-5.0590513069</text:p>
          </table:table-cell>
          <table:table-cell office:value-type="float" office:value="-19.3236869147" calcext:value-type="float">
            <text:p>-19.3236869147</text:p>
          </table:table-cell>
          <table:table-cell office:value-type="float" office:value="-4.5965302491" calcext:value-type="float">
            <text:p>-4.5965302491</text:p>
          </table:table-cell>
        </table:table-row>
        <table:table-row table:style-name="ro1">
          <table:table-cell office:value-type="float" office:value="-23.5316249903" calcext:value-type="float">
            <text:p>-23.5316249903</text:p>
          </table:table-cell>
          <table:table-cell office:value-type="float" office:value="40.6905691964" calcext:value-type="float">
            <text:p>40.6905691964</text:p>
          </table:table-cell>
          <table:table-cell office:value-type="float" office:value="-50.1211543083" calcext:value-type="float">
            <text:p>-50.1211543083</text:p>
          </table:table-cell>
          <table:table-cell office:value-type="float" office:value="67.783203125" calcext:value-type="float">
            <text:p>67.783203125</text:p>
          </table:table-cell>
          <table:table-cell office:value-type="float" office:value="-50.5745019913" calcext:value-type="float">
            <text:p>-50.5745019913</text:p>
          </table:table-cell>
          <table:table-cell office:value-type="float" office:value="67.98828125" calcext:value-type="float">
            <text:p>67.98828125</text:p>
          </table:table-cell>
          <table:table-cell office:value-type="float" office:value="1820" calcext:value-type="float">
            <text:p>1820</text:p>
          </table:table-cell>
          <table:table-cell office:value-type="float" office:value="-20.156303273" calcext:value-type="float">
            <text:p>-20.156303273</text:p>
          </table:table-cell>
          <table:table-cell office:value-type="float" office:value="-5.0580832527" calcext:value-type="float">
            <text:p>-5.0580832527</text:p>
          </table:table-cell>
          <table:table-cell office:value-type="float" office:value="-19.326207853" calcext:value-type="float">
            <text:p>-19.326207853</text:p>
          </table:table-cell>
          <table:table-cell office:value-type="float" office:value="-4.5965302491" calcext:value-type="float">
            <text:p>-4.5965302491</text:p>
          </table:table-cell>
        </table:table-row>
        <table:table-row table:style-name="ro1">
          <table:table-cell office:value-type="float" office:value="-23.385850639" calcext:value-type="float">
            <text:p>-23.385850639</text:p>
          </table:table-cell>
          <table:table-cell office:value-type="float" office:value="40.4192243304" calcext:value-type="float">
            <text:p>40.4192243304</text:p>
          </table:table-cell>
          <table:table-cell office:value-type="float" office:value="-50.1199967623" calcext:value-type="float">
            <text:p>-50.1199967623</text:p>
          </table:table-cell>
          <table:table-cell office:value-type="float" office:value="67.7880859375" calcext:value-type="float">
            <text:p>67.7880859375</text:p>
          </table:table-cell>
          <table:table-cell office:value-type="float" office:value="-50.5742411852" calcext:value-type="float">
            <text:p>-50.5742411852</text:p>
          </table:table-cell>
          <table:table-cell office:value-type="float" office:value="67.9833984375" calcext:value-type="float">
            <text:p>67.9833984375</text:p>
          </table:table-cell>
          <table:table-cell office:value-type="float" office:value="1821" calcext:value-type="float">
            <text:p>1821</text:p>
          </table:table-cell>
          <table:table-cell office:value-type="float" office:value="-20.1557729285" calcext:value-type="float">
            <text:p>-20.1557729285</text:p>
          </table:table-cell>
          <table:table-cell office:value-type="float" office:value="-5.0585672798" calcext:value-type="float">
            <text:p>-5.0585672798</text:p>
          </table:table-cell>
          <table:table-cell office:value-type="float" office:value="-19.3260944533" calcext:value-type="float">
            <text:p>-19.3260944533</text:p>
          </table:table-cell>
          <table:table-cell office:value-type="float" office:value="-4.5960854093" calcext:value-type="float">
            <text:p>-4.5960854093</text:p>
          </table:table-cell>
        </table:table-row>
        <table:table-row table:style-name="ro1">
          <table:table-cell office:value-type="float" office:value="-23.793593588" calcext:value-type="float">
            <text:p>-23.793593588</text:p>
          </table:table-cell>
          <table:table-cell office:value-type="float" office:value="40.5531529018" calcext:value-type="float">
            <text:p>40.5531529018</text:p>
          </table:table-cell>
          <table:table-cell office:value-type="float" office:value="-50.1142331362" calcext:value-type="float">
            <text:p>-50.1142331362</text:p>
          </table:table-cell>
          <table:table-cell office:value-type="float" office:value="67.7734375" calcext:value-type="float">
            <text:p>67.7734375</text:p>
          </table:table-cell>
          <table:table-cell office:value-type="float" office:value="-50.5790143967" calcext:value-type="float">
            <text:p>-50.5790143967</text:p>
          </table:table-cell>
          <table:table-cell office:value-type="float" office:value="67.9833984375" calcext:value-type="float">
            <text:p>67.9833984375</text:p>
          </table:table-cell>
          <table:table-cell office:value-type="float" office:value="1823" calcext:value-type="float">
            <text:p>1823</text:p>
          </table:table-cell>
          <table:table-cell office:value-type="float" office:value="-20.1531322497" calcext:value-type="float">
            <text:p>-20.1531322497</text:p>
          </table:table-cell>
          <table:table-cell office:value-type="float" office:value="-5.0571151985" calcext:value-type="float">
            <text:p>-5.0571151985</text:p>
          </table:table-cell>
          <table:table-cell office:value-type="float" office:value="-19.3281698683" calcext:value-type="float">
            <text:p>-19.3281698683</text:p>
          </table:table-cell>
          <table:table-cell office:value-type="float" office:value="-4.5960854093" calcext:value-type="float">
            <text:p>-4.5960854093</text:p>
          </table:table-cell>
        </table:table-row>
        <table:table-row table:style-name="ro1">
          <table:table-cell office:value-type="float" office:value="-23.5200915809" calcext:value-type="float">
            <text:p>-23.5200915809</text:p>
          </table:table-cell>
          <table:table-cell office:value-type="float" office:value="40.2308872768" calcext:value-type="float">
            <text:p>40.2308872768</text:p>
          </table:table-cell>
          <table:table-cell office:value-type="float" office:value="-50.1139546871" calcext:value-type="float">
            <text:p>-50.1139546871</text:p>
          </table:table-cell>
          <table:table-cell office:value-type="float" office:value="67.7685546875" calcext:value-type="float">
            <text:p>67.7685546875</text:p>
          </table:table-cell>
          <table:table-cell office:value-type="float" office:value="-50.5779219866" calcext:value-type="float">
            <text:p>-50.5779219866</text:p>
          </table:table-cell>
          <table:table-cell office:value-type="float" office:value="67.998046875" calcext:value-type="float">
            <text:p>67.998046875</text:p>
          </table:table-cell>
          <table:table-cell office:value-type="float" office:value="1825" calcext:value-type="float">
            <text:p>1825</text:p>
          </table:table-cell>
          <table:table-cell office:value-type="float" office:value="-20.1530046747" calcext:value-type="float">
            <text:p>-20.1530046747</text:p>
          </table:table-cell>
          <table:table-cell office:value-type="float" office:value="-5.0566311713" calcext:value-type="float">
            <text:p>-5.0566311713</text:p>
          </table:table-cell>
          <table:table-cell office:value-type="float" office:value="-19.3276948832" calcext:value-type="float">
            <text:p>-19.3276948832</text:p>
          </table:table-cell>
          <table:table-cell office:value-type="float" office:value="-4.5974199288" calcext:value-type="float">
            <text:p>-4.5974199288</text:p>
          </table:table-cell>
        </table:table-row>
        <table:table-row table:style-name="ro1">
          <table:table-cell office:value-type="float" office:value="-23.5217043796" calcext:value-type="float">
            <text:p>-23.5217043796</text:p>
          </table:table-cell>
          <table:table-cell office:value-type="float" office:value="40.4638671875" calcext:value-type="float">
            <text:p>40.4638671875</text:p>
          </table:table-cell>
          <table:table-cell office:value-type="float" office:value="-50.1171040535" calcext:value-type="float">
            <text:p>-50.1171040535</text:p>
          </table:table-cell>
          <table:table-cell office:value-type="float" office:value="67.783203125" calcext:value-type="float">
            <text:p>67.783203125</text:p>
          </table:table-cell>
          <table:table-cell office:value-type="float" office:value="-50.5804652691" calcext:value-type="float">
            <text:p>-50.5804652691</text:p>
          </table:table-cell>
          <table:table-cell office:value-type="float" office:value="68.0029296875" calcext:value-type="float">
            <text:p>68.0029296875</text:p>
          </table:table-cell>
          <table:table-cell office:value-type="float" office:value="1827" calcext:value-type="float">
            <text:p>1827</text:p>
          </table:table-cell>
          <table:table-cell office:value-type="float" office:value="-20.1544475971" calcext:value-type="float">
            <text:p>-20.1544475971</text:p>
          </table:table-cell>
          <table:table-cell office:value-type="float" office:value="-5.0580832527" calcext:value-type="float">
            <text:p>-5.0580832527</text:p>
          </table:table-cell>
          <table:table-cell office:value-type="float" office:value="-19.3288007145" calcext:value-type="float">
            <text:p>-19.3288007145</text:p>
          </table:table-cell>
          <table:table-cell office:value-type="float" office:value="-4.5978647687" calcext:value-type="float">
            <text:p>-4.5978647687</text:p>
          </table:table-cell>
        </table:table-row>
        <table:table-row table:style-name="ro1">
          <table:table-cell office:value-type="float" office:value="-23.8443025317" calcext:value-type="float">
            <text:p>-23.8443025317</text:p>
          </table:table-cell>
          <table:table-cell office:value-type="float" office:value="40.8726283482" calcext:value-type="float">
            <text:p>40.8726283482</text:p>
          </table:table-cell>
          <table:table-cell office:value-type="float" office:value="-50.1178150892" calcext:value-type="float">
            <text:p>-50.1178150892</text:p>
          </table:table-cell>
          <table:table-cell office:value-type="float" office:value="67.763671875" calcext:value-type="float">
            <text:p>67.763671875</text:p>
          </table:table-cell>
          <table:table-cell office:value-type="float" office:value="-50.5857899189" calcext:value-type="float">
            <text:p>-50.5857899189</text:p>
          </table:table-cell>
          <table:table-cell office:value-type="float" office:value="68.0126953125" calcext:value-type="float">
            <text:p>68.0126953125</text:p>
          </table:table-cell>
          <table:table-cell office:value-type="float" office:value="1829" calcext:value-type="float">
            <text:p>1829</text:p>
          </table:table-cell>
          <table:table-cell office:value-type="float" office:value="-20.1547733672" calcext:value-type="float">
            <text:p>-20.1547733672</text:p>
          </table:table-cell>
          <table:table-cell office:value-type="float" office:value="-5.0561471442" calcext:value-type="float">
            <text:p>-5.0561471442</text:p>
          </table:table-cell>
          <table:table-cell office:value-type="float" office:value="-19.3311158975" calcext:value-type="float">
            <text:p>-19.3311158975</text:p>
          </table:table-cell>
          <table:table-cell office:value-type="float" office:value="-4.5987544484" calcext:value-type="float">
            <text:p>-4.5987544484</text:p>
          </table:table-cell>
        </table:table-row>
        <table:table-row table:style-name="ro1">
          <table:table-cell office:value-type="float" office:value="-23.1613898218" calcext:value-type="float">
            <text:p>-23.1613898218</text:p>
          </table:table-cell>
          <table:table-cell office:value-type="float" office:value="40.126953125" calcext:value-type="float">
            <text:p>40.126953125</text:p>
          </table:table-cell>
          <table:table-cell office:value-type="float" office:value="-50.1137778044" calcext:value-type="float">
            <text:p>-50.1137778044</text:p>
          </table:table-cell>
          <table:table-cell office:value-type="float" office:value="67.7392578125" calcext:value-type="float">
            <text:p>67.7392578125</text:p>
          </table:table-cell>
          <table:table-cell office:value-type="float" office:value="-50.5863470554" calcext:value-type="float">
            <text:p>-50.5863470554</text:p>
          </table:table-cell>
          <table:table-cell office:value-type="float" office:value="68.0224609375" calcext:value-type="float">
            <text:p>68.0224609375</text:p>
          </table:table-cell>
          <table:table-cell office:value-type="float" office:value="1831" calcext:value-type="float">
            <text:p>1831</text:p>
          </table:table-cell>
          <table:table-cell office:value-type="float" office:value="-20.1529236336" calcext:value-type="float">
            <text:p>-20.1529236336</text:p>
          </table:table-cell>
          <table:table-cell office:value-type="float" office:value="-5.0537270087" calcext:value-type="float">
            <text:p>-5.0537270087</text:p>
          </table:table-cell>
          <table:table-cell office:value-type="float" office:value="-19.3313581431" calcext:value-type="float">
            <text:p>-19.3313581431</text:p>
          </table:table-cell>
          <table:table-cell office:value-type="float" office:value="-4.5996441281" calcext:value-type="float">
            <text:p>-4.5996441281</text:p>
          </table:table-cell>
        </table:table-row>
        <table:table-row table:style-name="ro1">
          <table:table-cell office:value-type="float" office:value="-24.0924943034" calcext:value-type="float">
            <text:p>-24.0924943034</text:p>
          </table:table-cell>
          <table:table-cell office:value-type="float" office:value="40.6577845982" calcext:value-type="float">
            <text:p>40.6577845982</text:p>
          </table:table-cell>
          <table:table-cell office:value-type="float" office:value="-50.1135774612" calcext:value-type="float">
            <text:p>-50.1135774612</text:p>
          </table:table-cell>
          <table:table-cell office:value-type="float" office:value="67.75390625" calcext:value-type="float">
            <text:p>67.75390625</text:p>
          </table:table-cell>
          <table:table-cell office:value-type="float" office:value="-50.5839412689" calcext:value-type="float">
            <text:p>-50.5839412689</text:p>
          </table:table-cell>
          <table:table-cell office:value-type="float" office:value="68.037109375" calcext:value-type="float">
            <text:p>68.037109375</text:p>
          </table:table-cell>
          <table:table-cell office:value-type="float" office:value="1833" calcext:value-type="float">
            <text:p>1833</text:p>
          </table:table-cell>
          <table:table-cell office:value-type="float" office:value="-20.1528318439" calcext:value-type="float">
            <text:p>-20.1528318439</text:p>
          </table:table-cell>
          <table:table-cell office:value-type="float" office:value="-5.05517909" calcext:value-type="float">
            <text:p>-5.05517909</text:p>
          </table:table-cell>
          <table:table-cell office:value-type="float" office:value="-19.3303120957" calcext:value-type="float">
            <text:p>-19.3303120957</text:p>
          </table:table-cell>
          <table:table-cell office:value-type="float" office:value="-4.6009786477" calcext:value-type="float">
            <text:p>-4.6009786477</text:p>
          </table:table-cell>
        </table:table-row>
        <table:table-row table:style-name="ro1">
          <table:table-cell office:value-type="float" office:value="-23.6515542831" calcext:value-type="float">
            <text:p>-23.6515542831</text:p>
          </table:table-cell>
          <table:table-cell office:value-type="float" office:value="40.3424944196" calcext:value-type="float">
            <text:p>40.3424944196</text:p>
          </table:table-cell>
          <table:table-cell office:value-type="float" office:value="-50.1194531679" calcext:value-type="float">
            <text:p>-50.1194531679</text:p>
          </table:table-cell>
          <table:table-cell office:value-type="float" office:value="67.783203125" calcext:value-type="float">
            <text:p>67.783203125</text:p>
          </table:table-cell>
          <table:table-cell office:value-type="float" office:value="-50.5743087292" calcext:value-type="float">
            <text:p>-50.5743087292</text:p>
          </table:table-cell>
          <table:table-cell office:value-type="float" office:value="67.98828125" calcext:value-type="float">
            <text:p>67.98828125</text:p>
          </table:table-cell>
          <table:table-cell office:value-type="float" office:value="1835" calcext:value-type="float">
            <text:p>1835</text:p>
          </table:table-cell>
          <table:table-cell office:value-type="float" office:value="-20.1555238738" calcext:value-type="float">
            <text:p>-20.1555238738</text:p>
          </table:table-cell>
          <table:table-cell office:value-type="float" office:value="-5.0580832527" calcext:value-type="float">
            <text:p>-5.0580832527</text:p>
          </table:table-cell>
          <table:table-cell office:value-type="float" office:value="-19.3261238217" calcext:value-type="float">
            <text:p>-19.3261238217</text:p>
          </table:table-cell>
          <table:table-cell office:value-type="float" office:value="-4.5965302491" calcext:value-type="float">
            <text:p>-4.5965302491</text:p>
          </table:table-cell>
        </table:table-row>
        <table:table-row table:style-name="ro1">
          <table:table-cell office:value-type="float" office:value="-23.6384166828" calcext:value-type="float">
            <text:p>-23.6384166828</text:p>
          </table:table-cell>
          <table:table-cell office:value-type="float" office:value="40.5266462054" calcext:value-type="float">
            <text:p>40.5266462054</text:p>
          </table:table-cell>
          <table:table-cell office:value-type="float" office:value="-50.1155875921" calcext:value-type="float">
            <text:p>-50.1155875921</text:p>
          </table:table-cell>
          <table:table-cell office:value-type="float" office:value="67.734375" calcext:value-type="float">
            <text:p>67.734375</text:p>
          </table:table-cell>
          <table:table-cell office:value-type="float" office:value="-50.5807309389" calcext:value-type="float">
            <text:p>-50.5807309389</text:p>
          </table:table-cell>
          <table:table-cell office:value-type="float" office:value="67.9931640625" calcext:value-type="float">
            <text:p>67.9931640625</text:p>
          </table:table-cell>
          <table:table-cell office:value-type="float" office:value="1837" calcext:value-type="float">
            <text:p>1837</text:p>
          </table:table-cell>
          <table:table-cell office:value-type="float" office:value="-20.153752811" calcext:value-type="float">
            <text:p>-20.153752811</text:p>
          </table:table-cell>
          <table:table-cell office:value-type="float" office:value="-5.0532429816" calcext:value-type="float">
            <text:p>-5.0532429816</text:p>
          </table:table-cell>
          <table:table-cell office:value-type="float" office:value="-19.328916229" calcext:value-type="float">
            <text:p>-19.328916229</text:p>
          </table:table-cell>
          <table:table-cell office:value-type="float" office:value="-4.596975089" calcext:value-type="float">
            <text:p>-4.596975089</text:p>
          </table:table-cell>
        </table:table-row>
        <table:table-row table:style-name="ro1">
          <table:table-cell office:value-type="float" office:value="-23.768137994" calcext:value-type="float">
            <text:p>-23.768137994</text:p>
          </table:table-cell>
          <table:table-cell office:value-type="float" office:value="40.4603794643" calcext:value-type="float">
            <text:p>40.4603794643</text:p>
          </table:table-cell>
          <table:table-cell office:value-type="float" office:value="-50.1166484833" calcext:value-type="float">
            <text:p>-50.1166484833</text:p>
          </table:table-cell>
          <table:table-cell office:value-type="float" office:value="67.7783203125" calcext:value-type="float">
            <text:p>67.7783203125</text:p>
          </table:table-cell>
          <table:table-cell office:value-type="float" office:value="-50.579462409" calcext:value-type="float">
            <text:p>-50.579462409</text:p>
          </table:table-cell>
          <table:table-cell office:value-type="float" office:value="68.017578125" calcext:value-type="float">
            <text:p>68.017578125</text:p>
          </table:table-cell>
          <table:table-cell office:value-type="float" office:value="1839" calcext:value-type="float">
            <text:p>1839</text:p>
          </table:table-cell>
          <table:table-cell office:value-type="float" office:value="-20.1542388718" calcext:value-type="float">
            <text:p>-20.1542388718</text:p>
          </table:table-cell>
          <table:table-cell office:value-type="float" office:value="-5.0575992256" calcext:value-type="float">
            <text:p>-5.0575992256</text:p>
          </table:table-cell>
          <table:table-cell office:value-type="float" office:value="-19.3283646662" calcext:value-type="float">
            <text:p>-19.3283646662</text:p>
          </table:table-cell>
          <table:table-cell office:value-type="float" office:value="-4.5991992883" calcext:value-type="float">
            <text:p>-4.5991992883</text:p>
          </table:table-cell>
        </table:table-row>
        <table:table-row table:style-name="ro1">
          <table:table-cell office:value-type="float" office:value="-24.0328275634" calcext:value-type="float">
            <text:p>-24.0328275634</text:p>
          </table:table-cell>
          <table:table-cell office:value-type="float" office:value="40.439453125" calcext:value-type="float">
            <text:p>40.439453125</text:p>
          </table:table-cell>
          <table:table-cell office:value-type="float" office:value="-50.1185696125" calcext:value-type="float">
            <text:p>-50.1185696125</text:p>
          </table:table-cell>
          <table:table-cell office:value-type="float" office:value="67.7587890625" calcext:value-type="float">
            <text:p>67.7587890625</text:p>
          </table:table-cell>
          <table:table-cell office:value-type="float" office:value="-50.5823647976" calcext:value-type="float">
            <text:p>-50.5823647976</text:p>
          </table:table-cell>
          <table:table-cell office:value-type="float" office:value="67.98828125" calcext:value-type="float">
            <text:p>67.98828125</text:p>
          </table:table-cell>
          <table:table-cell office:value-type="float" office:value="1840" calcext:value-type="float">
            <text:p>1840</text:p>
          </table:table-cell>
          <table:table-cell office:value-type="float" office:value="-20.1551190617" calcext:value-type="float">
            <text:p>-20.1551190617</text:p>
          </table:table-cell>
          <table:table-cell office:value-type="float" office:value="-5.0556631171" calcext:value-type="float">
            <text:p>-5.0556631171</text:p>
          </table:table-cell>
          <table:table-cell office:value-type="float" office:value="-19.3296266385" calcext:value-type="float">
            <text:p>-19.3296266385</text:p>
          </table:table-cell>
          <table:table-cell office:value-type="float" office:value="-4.5965302491" calcext:value-type="float">
            <text:p>-4.5965302491</text:p>
          </table:table-cell>
        </table:table-row>
        <table:table-row table:style-name="ro1">
          <table:table-cell office:value-type="float" office:value="-23.3183654896" calcext:value-type="float">
            <text:p>-23.3183654896</text:p>
          </table:table-cell>
          <table:table-cell office:value-type="float" office:value="40.5050223214" calcext:value-type="float">
            <text:p>40.5050223214</text:p>
          </table:table-cell>
          <table:table-cell office:value-type="float" office:value="-50.1166411161" calcext:value-type="float">
            <text:p>-50.1166411161</text:p>
          </table:table-cell>
          <table:table-cell office:value-type="float" office:value="67.79296875" calcext:value-type="float">
            <text:p>67.79296875</text:p>
          </table:table-cell>
          <table:table-cell office:value-type="float" office:value="-50.577430892" calcext:value-type="float">
            <text:p>-50.577430892</text:p>
          </table:table-cell>
          <table:table-cell office:value-type="float" office:value="67.98828125" calcext:value-type="float">
            <text:p>67.98828125</text:p>
          </table:table-cell>
          <table:table-cell office:value-type="float" office:value="1842" calcext:value-type="float">
            <text:p>1842</text:p>
          </table:table-cell>
          <table:table-cell office:value-type="float" office:value="-20.1542354964" calcext:value-type="float">
            <text:p>-20.1542354964</text:p>
          </table:table-cell>
          <table:table-cell office:value-type="float" office:value="-5.0590513069" calcext:value-type="float">
            <text:p>-5.0590513069</text:p>
          </table:table-cell>
          <table:table-cell office:value-type="float" office:value="-19.3274813529" calcext:value-type="float">
            <text:p>-19.3274813529</text:p>
          </table:table-cell>
          <table:table-cell office:value-type="float" office:value="-4.5965302491" calcext:value-type="float">
            <text:p>-4.5965302491</text:p>
          </table:table-cell>
        </table:table-row>
        <table:table-row table:style-name="ro1">
          <table:table-cell office:value-type="float" office:value="-23.5038071275" calcext:value-type="float">
            <text:p>-23.5038071275</text:p>
          </table:table-cell>
          <table:table-cell office:value-type="float" office:value="40.6801060268" calcext:value-type="float">
            <text:p>40.6801060268</text:p>
          </table:table-cell>
          <table:table-cell office:value-type="float" office:value="-50.1161290646" calcext:value-type="float">
            <text:p>-50.1161290646</text:p>
          </table:table-cell>
          <table:table-cell office:value-type="float" office:value="67.7783203125" calcext:value-type="float">
            <text:p>67.7783203125</text:p>
          </table:table-cell>
          <table:table-cell office:value-type="float" office:value="-50.5788326979" calcext:value-type="float">
            <text:p>-50.5788326979</text:p>
          </table:table-cell>
          <table:table-cell office:value-type="float" office:value="67.9833984375" calcext:value-type="float">
            <text:p>67.9833984375</text:p>
          </table:table-cell>
          <table:table-cell office:value-type="float" office:value="1844" calcext:value-type="float">
            <text:p>1844</text:p>
          </table:table-cell>
          <table:table-cell office:value-type="float" office:value="-20.1540008935" calcext:value-type="float">
            <text:p>-20.1540008935</text:p>
          </table:table-cell>
          <table:table-cell office:value-type="float" office:value="-5.0575992256" calcext:value-type="float">
            <text:p>-5.0575992256</text:p>
          </table:table-cell>
          <table:table-cell office:value-type="float" office:value="-19.3280908648" calcext:value-type="float">
            <text:p>-19.3280908648</text:p>
          </table:table-cell>
          <table:table-cell office:value-type="float" office:value="-4.5960854093" calcext:value-type="float">
            <text:p>-4.5960854093</text:p>
          </table:table-cell>
        </table:table-row>
        <table:table-row table:style-name="ro1">
          <table:table-cell office:value-type="float" office:value="-23.7123839464" calcext:value-type="float">
            <text:p>-23.7123839464</text:p>
          </table:table-cell>
          <table:table-cell office:value-type="float" office:value="40.6012834821" calcext:value-type="float">
            <text:p>40.6012834821</text:p>
          </table:table-cell>
          <table:table-cell office:value-type="float" office:value="-50.1197553635" calcext:value-type="float">
            <text:p>-50.1197553635</text:p>
          </table:table-cell>
          <table:table-cell office:value-type="float" office:value="67.763671875" calcext:value-type="float">
            <text:p>67.763671875</text:p>
          </table:table-cell>
          <table:table-cell office:value-type="float" office:value="-50.5707373619" calcext:value-type="float">
            <text:p>-50.5707373619</text:p>
          </table:table-cell>
          <table:table-cell office:value-type="float" office:value="67.96875" calcext:value-type="float">
            <text:p>67.96875</text:p>
          </table:table-cell>
          <table:table-cell office:value-type="float" office:value="1846" calcext:value-type="float">
            <text:p>1846</text:p>
          </table:table-cell>
          <table:table-cell office:value-type="float" office:value="-20.1556623286" calcext:value-type="float">
            <text:p>-20.1556623286</text:p>
          </table:table-cell>
          <table:table-cell office:value-type="float" office:value="-5.0561471442" calcext:value-type="float">
            <text:p>-5.0561471442</text:p>
          </table:table-cell>
          <table:table-cell office:value-type="float" office:value="-19.3245709743" calcext:value-type="float">
            <text:p>-19.3245709743</text:p>
          </table:table-cell>
          <table:table-cell office:value-type="float" office:value="-4.5947508897" calcext:value-type="float">
            <text:p>-4.5947508897</text:p>
          </table:table-cell>
        </table:table-row>
        <table:table-row table:style-name="ro1">
          <table:table-cell office:value-type="float" office:value="-23.6211628233" calcext:value-type="float">
            <text:p>-23.6211628233</text:p>
          </table:table-cell>
          <table:table-cell office:value-type="float" office:value="40.6982421875" calcext:value-type="float">
            <text:p>40.6982421875</text:p>
          </table:table-cell>
          <table:table-cell office:value-type="float" office:value="-50.1193051815" calcext:value-type="float">
            <text:p>-50.1193051815</text:p>
          </table:table-cell>
          <table:table-cell office:value-type="float" office:value="67.7880859375" calcext:value-type="float">
            <text:p>67.7880859375</text:p>
          </table:table-cell>
          <table:table-cell office:value-type="float" office:value="-50.572577548" calcext:value-type="float">
            <text:p>-50.572577548</text:p>
          </table:table-cell>
          <table:table-cell office:value-type="float" office:value="67.978515625" calcext:value-type="float">
            <text:p>67.978515625</text:p>
          </table:table-cell>
          <table:table-cell office:value-type="float" office:value="1848" calcext:value-type="float">
            <text:p>1848</text:p>
          </table:table-cell>
          <table:table-cell office:value-type="float" office:value="-20.155456072" calcext:value-type="float">
            <text:p>-20.155456072</text:p>
          </table:table-cell>
          <table:table-cell office:value-type="float" office:value="-5.0585672798" calcext:value-type="float">
            <text:p>-5.0585672798</text:p>
          </table:table-cell>
          <table:table-cell office:value-type="float" office:value="-19.325371096" calcext:value-type="float">
            <text:p>-19.325371096</text:p>
          </table:table-cell>
          <table:table-cell office:value-type="float" office:value="-4.5956405694" calcext:value-type="float">
            <text:p>-4.5956405694</text:p>
          </table:table-cell>
        </table:table-row>
        <table:table-row table:style-name="ro1">
          <table:table-cell office:value-type="float" office:value="-23.8908748009" calcext:value-type="float">
            <text:p>-23.8908748009</text:p>
          </table:table-cell>
          <table:table-cell office:value-type="float" office:value="40.6549944196" calcext:value-type="float">
            <text:p>40.6549944196</text:p>
          </table:table-cell>
          <table:table-cell office:value-type="float" office:value="-50.1204361916" calcext:value-type="float">
            <text:p>-50.1204361916</text:p>
          </table:table-cell>
          <table:table-cell office:value-type="float" office:value="67.783203125" calcext:value-type="float">
            <text:p>67.783203125</text:p>
          </table:table-cell>
          <table:table-cell office:value-type="float" office:value="-50.5648175955" calcext:value-type="float">
            <text:p>-50.5648175955</text:p>
          </table:table-cell>
          <table:table-cell office:value-type="float" office:value="67.98828125" calcext:value-type="float">
            <text:p>67.98828125</text:p>
          </table:table-cell>
          <table:table-cell office:value-type="float" office:value="1850" calcext:value-type="float">
            <text:p>1850</text:p>
          </table:table-cell>
          <table:table-cell office:value-type="float" office:value="-20.1559742587" calcext:value-type="float">
            <text:p>-20.1559742587</text:p>
          </table:table-cell>
          <table:table-cell office:value-type="float" office:value="-5.0580832527" calcext:value-type="float">
            <text:p>-5.0580832527</text:p>
          </table:table-cell>
          <table:table-cell office:value-type="float" office:value="-19.3219970318" calcext:value-type="float">
            <text:p>-19.3219970318</text:p>
          </table:table-cell>
          <table:table-cell office:value-type="float" office:value="-4.5965302491" calcext:value-type="float">
            <text:p>-4.5965302491</text:p>
          </table:table-cell>
        </table:table-row>
        <table:table-row table:style-name="ro1">
          <table:table-cell office:value-type="float" office:value="-23.8032200954" calcext:value-type="float">
            <text:p>-23.8032200954</text:p>
          </table:table-cell>
          <table:table-cell office:value-type="float" office:value="40.5099051339" calcext:value-type="float">
            <text:p>40.5099051339</text:p>
          </table:table-cell>
          <table:table-cell office:value-type="float" office:value="-50.1151161671" calcext:value-type="float">
            <text:p>-50.1151161671</text:p>
          </table:table-cell>
          <table:table-cell office:value-type="float" office:value="67.763671875" calcext:value-type="float">
            <text:p>67.763671875</text:p>
          </table:table-cell>
          <table:table-cell office:value-type="float" office:value="-50.5646802902" calcext:value-type="float">
            <text:p>-50.5646802902</text:p>
          </table:table-cell>
          <table:table-cell office:value-type="float" office:value="67.9296875" calcext:value-type="float">
            <text:p>67.9296875</text:p>
          </table:table-cell>
          <table:table-cell office:value-type="float" office:value="1852" calcext:value-type="float">
            <text:p>1852</text:p>
          </table:table-cell>
          <table:table-cell office:value-type="float" office:value="-20.1535368216" calcext:value-type="float">
            <text:p>-20.1535368216</text:p>
          </table:table-cell>
          <table:table-cell office:value-type="float" office:value="-5.0561471442" calcext:value-type="float">
            <text:p>-5.0561471442</text:p>
          </table:table-cell>
          <table:table-cell office:value-type="float" office:value="-19.3219373309" calcext:value-type="float">
            <text:p>-19.3219373309</text:p>
          </table:table-cell>
          <table:table-cell office:value-type="float" office:value="-4.5911921708" calcext:value-type="float">
            <text:p>-4.5911921708</text:p>
          </table:table-cell>
        </table:table-row>
        <table:table-row table:style-name="ro1">
          <table:table-cell office:value-type="float" office:value="-23.6530877207" calcext:value-type="float">
            <text:p>-23.6530877207</text:p>
          </table:table-cell>
          <table:table-cell office:value-type="float" office:value="40.6375558036" calcext:value-type="float">
            <text:p>40.6375558036</text:p>
          </table:table-cell>
          <table:table-cell office:value-type="float" office:value="-50.1198807478" calcext:value-type="float">
            <text:p>-50.1198807478</text:p>
          </table:table-cell>
          <table:table-cell office:value-type="float" office:value="67.7587890625" calcext:value-type="float">
            <text:p>67.7587890625</text:p>
          </table:table-cell>
          <table:table-cell office:value-type="float" office:value="-50.5690804005" calcext:value-type="float">
            <text:p>-50.5690804005</text:p>
          </table:table-cell>
          <table:table-cell office:value-type="float" office:value="68.0126953125" calcext:value-type="float">
            <text:p>68.0126953125</text:p>
          </table:table-cell>
          <table:table-cell office:value-type="float" office:value="1854" calcext:value-type="float">
            <text:p>1854</text:p>
          </table:table-cell>
          <table:table-cell office:value-type="float" office:value="-20.155719775" calcext:value-type="float">
            <text:p>-20.155719775</text:p>
          </table:table-cell>
          <table:table-cell office:value-type="float" office:value="-5.0556631171" calcext:value-type="float">
            <text:p>-5.0556631171</text:p>
          </table:table-cell>
          <table:table-cell office:value-type="float" office:value="-19.3238505196" calcext:value-type="float">
            <text:p>-19.3238505196</text:p>
          </table:table-cell>
          <table:table-cell office:value-type="float" office:value="-4.5987544484" calcext:value-type="float">
            <text:p>-4.5987544484</text:p>
          </table:table-cell>
        </table:table-row>
        <table:table-row table:style-name="ro1">
          <table:table-cell office:value-type="float" office:value="-24.1328077853" calcext:value-type="float">
            <text:p>-24.1328077853</text:p>
          </table:table-cell>
          <table:table-cell office:value-type="float" office:value="40.6556919643" calcext:value-type="float">
            <text:p>40.6556919643</text:p>
          </table:table-cell>
          <table:table-cell office:value-type="float" office:value="-50.1194021463" calcext:value-type="float">
            <text:p>-50.1194021463</text:p>
          </table:table-cell>
          <table:table-cell office:value-type="float" office:value="67.763671875" calcext:value-type="float">
            <text:p>67.763671875</text:p>
          </table:table-cell>
          <table:table-cell office:value-type="float" office:value="-50.5670467854" calcext:value-type="float">
            <text:p>-50.5670467854</text:p>
          </table:table-cell>
          <table:table-cell office:value-type="float" office:value="67.9638671875" calcext:value-type="float">
            <text:p>67.9638671875</text:p>
          </table:table-cell>
          <table:table-cell office:value-type="float" office:value="1856" calcext:value-type="float">
            <text:p>1856</text:p>
          </table:table-cell>
          <table:table-cell office:value-type="float" office:value="-20.1555004977" calcext:value-type="float">
            <text:p>-20.1555004977</text:p>
          </table:table-cell>
          <table:table-cell office:value-type="float" office:value="-5.0561471442" calcext:value-type="float">
            <text:p>-5.0561471442</text:p>
          </table:table-cell>
          <table:table-cell office:value-type="float" office:value="-19.3229662942" calcext:value-type="float">
            <text:p>-19.3229662942</text:p>
          </table:table-cell>
          <table:table-cell office:value-type="float" office:value="-4.5943060498" calcext:value-type="float">
            <text:p>-4.5943060498</text:p>
          </table:table-cell>
        </table:table-row>
        <table:table-row table:style-name="ro1">
          <table:table-cell office:value-type="float" office:value="-23.8558211425" calcext:value-type="float">
            <text:p>-23.8558211425</text:p>
          </table:table-cell>
          <table:table-cell office:value-type="float" office:value="40.6577845982" calcext:value-type="float">
            <text:p>40.6577845982</text:p>
          </table:table-cell>
          <table:table-cell office:value-type="float" office:value="-50.1123051167" calcext:value-type="float">
            <text:p>-50.1123051167</text:p>
          </table:table-cell>
          <table:table-cell office:value-type="float" office:value="67.763671875" calcext:value-type="float">
            <text:p>67.763671875</text:p>
          </table:table-cell>
          <table:table-cell office:value-type="float" office:value="-50.5665912151" calcext:value-type="float">
            <text:p>-50.5665912151</text:p>
          </table:table-cell>
          <table:table-cell office:value-type="float" office:value="67.9638671875" calcext:value-type="float">
            <text:p>67.9638671875</text:p>
          </table:table-cell>
          <table:table-cell office:value-type="float" office:value="1858" calcext:value-type="float">
            <text:p>1858</text:p>
          </table:table-cell>
          <table:table-cell office:value-type="float" office:value="-20.1522489029" calcext:value-type="float">
            <text:p>-20.1522489029</text:p>
          </table:table-cell>
          <table:table-cell office:value-type="float" office:value="-5.0561471442" calcext:value-type="float">
            <text:p>-5.0561471442</text:p>
          </table:table-cell>
          <table:table-cell office:value-type="float" office:value="-19.3227682101" calcext:value-type="float">
            <text:p>-19.3227682101</text:p>
          </table:table-cell>
          <table:table-cell office:value-type="float" office:value="-4.5943060498" calcext:value-type="float">
            <text:p>-4.5943060498</text:p>
          </table:table-cell>
        </table:table-row>
        <table:table-row table:style-name="ro1">
          <table:table-cell office:value-type="float" office:value="-23.7723333193" calcext:value-type="float">
            <text:p>-23.7723333193</text:p>
          </table:table-cell>
          <table:table-cell office:value-type="float" office:value="40.8816964286" calcext:value-type="float">
            <text:p>40.8816964286</text:p>
          </table:table-cell>
          <table:table-cell office:value-type="float" office:value="-50.1147122383" calcext:value-type="float">
            <text:p>-50.1147122383</text:p>
          </table:table-cell>
          <table:table-cell office:value-type="float" office:value="67.7734375" calcext:value-type="float">
            <text:p>67.7734375</text:p>
          </table:table-cell>
          <table:table-cell office:value-type="float" office:value="-50.5680294514" calcext:value-type="float">
            <text:p>-50.5680294514</text:p>
          </table:table-cell>
          <table:table-cell office:value-type="float" office:value="67.958984375" calcext:value-type="float">
            <text:p>67.958984375</text:p>
          </table:table-cell>
          <table:table-cell office:value-type="float" office:value="1859" calcext:value-type="float">
            <text:p>1859</text:p>
          </table:table-cell>
          <table:table-cell office:value-type="float" office:value="-20.1533517564" calcext:value-type="float">
            <text:p>-20.1533517564</text:p>
          </table:table-cell>
          <table:table-cell office:value-type="float" office:value="-5.0571151985" calcext:value-type="float">
            <text:p>-5.0571151985</text:p>
          </table:table-cell>
          <table:table-cell office:value-type="float" office:value="-19.323393562" calcext:value-type="float">
            <text:p>-19.323393562</text:p>
          </table:table-cell>
          <table:table-cell office:value-type="float" office:value="-4.59386121" calcext:value-type="float">
            <text:p>-4.59386121</text:p>
          </table:table-cell>
        </table:table-row>
        <table:table-row table:style-name="ro1">
          <table:table-cell office:value-type="float" office:value="-23.1146013847" calcext:value-type="float">
            <text:p>-23.1146013847</text:p>
          </table:table-cell>
          <table:table-cell office:value-type="float" office:value="40.3836495536" calcext:value-type="float">
            <text:p>40.3836495536</text:p>
          </table:table-cell>
          <table:table-cell office:value-type="float" office:value="-50.1213886499" calcext:value-type="float">
            <text:p>-50.1213886499</text:p>
          </table:table-cell>
          <table:table-cell office:value-type="float" office:value="67.763671875" calcext:value-type="float">
            <text:p>67.763671875</text:p>
          </table:table-cell>
          <table:table-cell office:value-type="float" office:value="-50.566954565" calcext:value-type="float">
            <text:p>-50.566954565</text:p>
          </table:table-cell>
          <table:table-cell office:value-type="float" office:value="67.998046875" calcext:value-type="float">
            <text:p>67.998046875</text:p>
          </table:table-cell>
          <table:table-cell office:value-type="float" office:value="1861" calcext:value-type="float">
            <text:p>1861</text:p>
          </table:table-cell>
          <table:table-cell office:value-type="float" office:value="-20.1564106396" calcext:value-type="float">
            <text:p>-20.1564106396</text:p>
          </table:table-cell>
          <table:table-cell office:value-type="float" office:value="-5.0561471442" calcext:value-type="float">
            <text:p>-5.0561471442</text:p>
          </table:table-cell>
          <table:table-cell office:value-type="float" office:value="-19.3229261963" calcext:value-type="float">
            <text:p>-19.3229261963</text:p>
          </table:table-cell>
          <table:table-cell office:value-type="float" office:value="-4.5974199288" calcext:value-type="float">
            <text:p>-4.5974199288</text:p>
          </table:table-cell>
        </table:table-row>
        <table:table-row table:style-name="ro1">
          <table:table-cell office:value-type="float" office:value="-23.9938673769" calcext:value-type="float">
            <text:p>-23.9938673769</text:p>
          </table:table-cell>
          <table:table-cell office:value-type="float" office:value="40.4966517857" calcext:value-type="float">
            <text:p>40.4966517857</text:p>
          </table:table-cell>
          <table:table-cell office:value-type="float" office:value="-50.1178268671" calcext:value-type="float">
            <text:p>-50.1178268671</text:p>
          </table:table-cell>
          <table:table-cell office:value-type="float" office:value="67.79296875" calcext:value-type="float">
            <text:p>67.79296875</text:p>
          </table:table-cell>
          <table:table-cell office:value-type="float" office:value="-50.5646542788" calcext:value-type="float">
            <text:p>-50.5646542788</text:p>
          </table:table-cell>
          <table:table-cell office:value-type="float" office:value="67.9541015625" calcext:value-type="float">
            <text:p>67.9541015625</text:p>
          </table:table-cell>
          <table:table-cell office:value-type="float" office:value="1863" calcext:value-type="float">
            <text:p>1863</text:p>
          </table:table-cell>
          <table:table-cell office:value-type="float" office:value="-20.1547787634" calcext:value-type="float">
            <text:p>-20.1547787634</text:p>
          </table:table-cell>
          <table:table-cell office:value-type="float" office:value="-5.0590513069" calcext:value-type="float">
            <text:p>-5.0590513069</text:p>
          </table:table-cell>
          <table:table-cell office:value-type="float" office:value="-19.3219260209" calcext:value-type="float">
            <text:p>-19.3219260209</text:p>
          </table:table-cell>
          <table:table-cell office:value-type="float" office:value="-4.5934163701" calcext:value-type="float">
            <text:p>-4.5934163701</text:p>
          </table:table-cell>
        </table:table-row>
        <table:table-row table:style-name="ro1">
          <table:table-cell office:value-type="float" office:value="-23.6838349764" calcext:value-type="float">
            <text:p>-23.6838349764</text:p>
          </table:table-cell>
          <table:table-cell office:value-type="float" office:value="40.3480747768" calcext:value-type="float">
            <text:p>40.3480747768</text:p>
          </table:table-cell>
          <table:table-cell office:value-type="float" office:value="-50.1193998575" calcext:value-type="float">
            <text:p>-50.1193998575</text:p>
          </table:table-cell>
          <table:table-cell office:value-type="float" office:value="67.7783203125" calcext:value-type="float">
            <text:p>67.7783203125</text:p>
          </table:table-cell>
          <table:table-cell office:value-type="float" office:value="-50.567239809" calcext:value-type="float">
            <text:p>-50.567239809</text:p>
          </table:table-cell>
          <table:table-cell office:value-type="float" office:value="67.9931640625" calcext:value-type="float">
            <text:p>67.9931640625</text:p>
          </table:table-cell>
          <table:table-cell office:value-type="float" office:value="1865" calcext:value-type="float">
            <text:p>1865</text:p>
          </table:table-cell>
          <table:table-cell office:value-type="float" office:value="-20.155499449" calcext:value-type="float">
            <text:p>-20.155499449</text:p>
          </table:table-cell>
          <table:table-cell office:value-type="float" office:value="-5.0575992256" calcext:value-type="float">
            <text:p>-5.0575992256</text:p>
          </table:table-cell>
          <table:table-cell office:value-type="float" office:value="-19.3230502218" calcext:value-type="float">
            <text:p>-19.3230502218</text:p>
          </table:table-cell>
          <table:table-cell office:value-type="float" office:value="-4.596975089" calcext:value-type="float">
            <text:p>-4.596975089</text:p>
          </table:table-cell>
        </table:table-row>
        <table:table-row table:style-name="ro1">
          <table:table-cell office:value-type="float" office:value="-23.2913203218" calcext:value-type="float">
            <text:p>-23.2913203218</text:p>
          </table:table-cell>
          <table:table-cell office:value-type="float" office:value="40.4541015625" calcext:value-type="float">
            <text:p>40.4541015625</text:p>
          </table:table-cell>
          <table:table-cell office:value-type="float" office:value="-50.1200338602" calcext:value-type="float">
            <text:p>-50.1200338602</text:p>
          </table:table-cell>
          <table:table-cell office:value-type="float" office:value="67.802734375" calcext:value-type="float">
            <text:p>67.802734375</text:p>
          </table:table-cell>
          <table:table-cell office:value-type="float" office:value="-50.563701725" calcext:value-type="float">
            <text:p>-50.563701725</text:p>
          </table:table-cell>
          <table:table-cell office:value-type="float" office:value="67.9638671875" calcext:value-type="float">
            <text:p>67.9638671875</text:p>
          </table:table-cell>
          <table:table-cell office:value-type="float" office:value="1867" calcext:value-type="float">
            <text:p>1867</text:p>
          </table:table-cell>
          <table:table-cell office:value-type="float" office:value="-20.1557899254" calcext:value-type="float">
            <text:p>-20.1557899254</text:p>
          </table:table-cell>
          <table:table-cell office:value-type="float" office:value="-5.0600193611" calcext:value-type="float">
            <text:p>-5.0600193611</text:p>
          </table:table-cell>
          <table:table-cell office:value-type="float" office:value="-19.3215118461" calcext:value-type="float">
            <text:p>-19.3215118461</text:p>
          </table:table-cell>
          <table:table-cell office:value-type="float" office:value="-4.5943060498" calcext:value-type="float">
            <text:p>-4.5943060498</text:p>
          </table:table-cell>
        </table:table-row>
        <table:table-row table:style-name="ro1">
          <table:table-cell office:value-type="float" office:value="-23.5331463775" calcext:value-type="float">
            <text:p>-23.5331463775</text:p>
          </table:table-cell>
          <table:table-cell office:value-type="float" office:value="40.6954520089" calcext:value-type="float">
            <text:p>40.6954520089</text:p>
          </table:table-cell>
          <table:table-cell office:value-type="float" office:value="-50.1094981432" calcext:value-type="float">
            <text:p>-50.1094981432</text:p>
          </table:table-cell>
          <table:table-cell office:value-type="float" office:value="67.7685546875" calcext:value-type="float">
            <text:p>67.7685546875</text:p>
          </table:table-cell>
          <table:table-cell office:value-type="float" office:value="-50.5607392073" calcext:value-type="float">
            <text:p>-50.5607392073</text:p>
          </table:table-cell>
          <table:table-cell office:value-type="float" office:value="67.9443359375" calcext:value-type="float">
            <text:p>67.9443359375</text:p>
          </table:table-cell>
          <table:table-cell office:value-type="float" office:value="1869" calcext:value-type="float">
            <text:p>1869</text:p>
          </table:table-cell>
          <table:table-cell office:value-type="float" office:value="-20.1509628522" calcext:value-type="float">
            <text:p>-20.1509628522</text:p>
          </table:table-cell>
          <table:table-cell office:value-type="float" office:value="-5.0566311713" calcext:value-type="float">
            <text:p>-5.0566311713</text:p>
          </table:table-cell>
          <table:table-cell office:value-type="float" office:value="-19.3202237293" calcext:value-type="float">
            <text:p>-19.3202237293</text:p>
          </table:table-cell>
          <table:table-cell office:value-type="float" office:value="-4.5925266904" calcext:value-type="float">
            <text:p>-4.5925266904</text:p>
          </table:table-cell>
        </table:table-row>
        <table:table-row table:style-name="ro1">
          <table:table-cell office:value-type="float" office:value="-23.4595910911" calcext:value-type="float">
            <text:p>-23.4595910911</text:p>
          </table:table-cell>
          <table:table-cell office:value-type="float" office:value="40.4108537946" calcext:value-type="float">
            <text:p>40.4108537946</text:p>
          </table:table-cell>
          <table:table-cell office:value-type="float" office:value="-50.1128429651" calcext:value-type="float">
            <text:p>-50.1128429651</text:p>
          </table:table-cell>
          <table:table-cell office:value-type="float" office:value="67.7734375" calcext:value-type="float">
            <text:p>67.7734375</text:p>
          </table:table-cell>
          <table:table-cell office:value-type="float" office:value="-50.5593987703" calcext:value-type="float">
            <text:p>-50.5593987703</text:p>
          </table:table-cell>
          <table:table-cell office:value-type="float" office:value="67.9296875" calcext:value-type="float">
            <text:p>67.9296875</text:p>
          </table:table-cell>
          <table:table-cell office:value-type="float" office:value="1871" calcext:value-type="float">
            <text:p>1871</text:p>
          </table:table-cell>
          <table:table-cell office:value-type="float" office:value="-20.1524953251" calcext:value-type="float">
            <text:p>-20.1524953251</text:p>
          </table:table-cell>
          <table:table-cell office:value-type="float" office:value="-5.0571151985" calcext:value-type="float">
            <text:p>-5.0571151985</text:p>
          </table:table-cell>
          <table:table-cell office:value-type="float" office:value="-19.319640901" calcext:value-type="float">
            <text:p>-19.319640901</text:p>
          </table:table-cell>
          <table:table-cell office:value-type="float" office:value="-4.5911921708" calcext:value-type="float">
            <text:p>-4.5911921708</text:p>
          </table:table-cell>
        </table:table-row>
        <table:table-row table:style-name="ro1">
          <table:table-cell office:value-type="float" office:value="-23.3044190628" calcext:value-type="float">
            <text:p>-23.3044190628</text:p>
          </table:table-cell>
          <table:table-cell office:value-type="float" office:value="40.8238002232" calcext:value-type="float">
            <text:p>40.8238002232</text:p>
          </table:table-cell>
          <table:table-cell office:value-type="float" office:value="-50.1104627371" calcext:value-type="float">
            <text:p>-50.1104627371</text:p>
          </table:table-cell>
          <table:table-cell office:value-type="float" office:value="67.7880859375" calcext:value-type="float">
            <text:p>67.7880859375</text:p>
          </table:table-cell>
          <table:table-cell office:value-type="float" office:value="-50.5591393709" calcext:value-type="float">
            <text:p>-50.5591393709</text:p>
          </table:table-cell>
          <table:table-cell office:value-type="float" office:value="67.919921875" calcext:value-type="float">
            <text:p>67.919921875</text:p>
          </table:table-cell>
          <table:table-cell office:value-type="float" office:value="1873" calcext:value-type="float">
            <text:p>1873</text:p>
          </table:table-cell>
          <table:table-cell office:value-type="float" office:value="-20.1514047932" calcext:value-type="float">
            <text:p>-20.1514047932</text:p>
          </table:table-cell>
          <table:table-cell office:value-type="float" office:value="-5.0585672798" calcext:value-type="float">
            <text:p>-5.0585672798</text:p>
          </table:table-cell>
          <table:table-cell office:value-type="float" office:value="-19.3195281129" calcext:value-type="float">
            <text:p>-19.3195281129</text:p>
          </table:table-cell>
          <table:table-cell office:value-type="float" office:value="-4.5903024911" calcext:value-type="float">
            <text:p>-4.5903024911</text:p>
          </table:table-cell>
        </table:table-row>
        <table:table-row table:style-name="ro1">
          <table:table-cell office:value-type="float" office:value="-23.5209617764" calcext:value-type="float">
            <text:p>-23.5209617764</text:p>
          </table:table-cell>
          <table:table-cell office:value-type="float" office:value="40.6117466518" calcext:value-type="float">
            <text:p>40.6117466518</text:p>
          </table:table-cell>
          <table:table-cell office:value-type="float" office:value="-50.120957756" calcext:value-type="float">
            <text:p>-50.120957756</text:p>
          </table:table-cell>
          <table:table-cell office:value-type="float" office:value="67.802734375" calcext:value-type="float">
            <text:p>67.802734375</text:p>
          </table:table-cell>
          <table:table-cell office:value-type="float" office:value="-50.5626351833" calcext:value-type="float">
            <text:p>-50.5626351833</text:p>
          </table:table-cell>
          <table:table-cell office:value-type="float" office:value="67.96875" calcext:value-type="float">
            <text:p>67.96875</text:p>
          </table:table-cell>
          <table:table-cell office:value-type="float" office:value="1875" calcext:value-type="float">
            <text:p>1875</text:p>
          </table:table-cell>
          <table:table-cell office:value-type="float" office:value="-20.1562132201" calcext:value-type="float">
            <text:p>-20.1562132201</text:p>
          </table:table-cell>
          <table:table-cell office:value-type="float" office:value="-5.0600193611" calcext:value-type="float">
            <text:p>-5.0600193611</text:p>
          </table:table-cell>
          <table:table-cell office:value-type="float" office:value="-19.3210481087" calcext:value-type="float">
            <text:p>-19.3210481087</text:p>
          </table:table-cell>
          <table:table-cell office:value-type="float" office:value="-4.5947508897" calcext:value-type="float">
            <text:p>-4.5947508897</text:p>
          </table:table-cell>
        </table:table-row>
        <table:table-row table:style-name="ro1">
          <table:table-cell office:value-type="float" office:value="-23.1994756183" calcext:value-type="float">
            <text:p>-23.1994756183</text:p>
          </table:table-cell>
          <table:table-cell office:value-type="float" office:value="40.3976004464" calcext:value-type="float">
            <text:p>40.3976004464</text:p>
          </table:table-cell>
          <table:table-cell office:value-type="float" office:value="-50.1167698145" calcext:value-type="float">
            <text:p>-50.1167698145</text:p>
          </table:table-cell>
          <table:table-cell office:value-type="float" office:value="67.7978515625" calcext:value-type="float">
            <text:p>67.7978515625</text:p>
          </table:table-cell>
          <table:table-cell office:value-type="float" office:value="-50.5614157677" calcext:value-type="float">
            <text:p>-50.5614157677</text:p>
          </table:table-cell>
          <table:table-cell office:value-type="float" office:value="67.939453125" calcext:value-type="float">
            <text:p>67.939453125</text:p>
          </table:table-cell>
          <table:table-cell office:value-type="float" office:value="1877" calcext:value-type="float">
            <text:p>1877</text:p>
          </table:table-cell>
          <table:table-cell office:value-type="float" office:value="-20.1542944612" calcext:value-type="float">
            <text:p>-20.1542944612</text:p>
          </table:table-cell>
          <table:table-cell office:value-type="float" office:value="-5.059535334" calcext:value-type="float">
            <text:p>-5.059535334</text:p>
          </table:table-cell>
          <table:table-cell office:value-type="float" office:value="-19.320517901" calcext:value-type="float">
            <text:p>-19.320517901</text:p>
          </table:table-cell>
          <table:table-cell office:value-type="float" office:value="-4.5920818505" calcext:value-type="float">
            <text:p>-4.5920818505</text:p>
          </table:table-cell>
        </table:table-row>
        <table:table-row table:style-name="ro1">
          <table:table-cell office:value-type="float" office:value="-23.628561332" calcext:value-type="float">
            <text:p>-23.628561332</text:p>
          </table:table-cell>
          <table:table-cell office:value-type="float" office:value="40.4764229911" calcext:value-type="float">
            <text:p>40.4764229911</text:p>
          </table:table-cell>
          <table:table-cell office:value-type="float" office:value="-50.1112249613" calcext:value-type="float">
            <text:p>-50.1112249613</text:p>
          </table:table-cell>
          <table:table-cell office:value-type="float" office:value="67.7783203125" calcext:value-type="float">
            <text:p>67.7783203125</text:p>
          </table:table-cell>
          <table:table-cell office:value-type="float" office:value="-50.557400918" calcext:value-type="float">
            <text:p>-50.557400918</text:p>
          </table:table-cell>
          <table:table-cell office:value-type="float" office:value="67.9248046875" calcext:value-type="float">
            <text:p>67.9248046875</text:p>
          </table:table-cell>
          <table:table-cell office:value-type="float" office:value="1878" calcext:value-type="float">
            <text:p>1878</text:p>
          </table:table-cell>
          <table:table-cell office:value-type="float" office:value="-20.151754016" calcext:value-type="float">
            <text:p>-20.151754016</text:p>
          </table:table-cell>
          <table:table-cell office:value-type="float" office:value="-5.0575992256" calcext:value-type="float">
            <text:p>-5.0575992256</text:p>
          </table:table-cell>
          <table:table-cell office:value-type="float" office:value="-19.3187722253" calcext:value-type="float">
            <text:p>-19.3187722253</text:p>
          </table:table-cell>
          <table:table-cell office:value-type="float" office:value="-4.590747331" calcext:value-type="float">
            <text:p>-4.590747331</text:p>
          </table:table-cell>
        </table:table-row>
        <table:table-row table:style-name="ro1">
          <table:table-cell office:value-type="float" office:value="-23.1460387349" calcext:value-type="float">
            <text:p>-23.1460387349</text:p>
          </table:table-cell>
          <table:table-cell office:value-type="float" office:value="40.6110491071" calcext:value-type="float">
            <text:p>40.6110491071</text:p>
          </table:table-cell>
          <table:table-cell office:value-type="float" office:value="-50.1190845251" calcext:value-type="float">
            <text:p>-50.1190845251</text:p>
          </table:table-cell>
          <table:table-cell office:value-type="float" office:value="67.79296875" calcext:value-type="float">
            <text:p>67.79296875</text:p>
          </table:table-cell>
          <table:table-cell office:value-type="float" office:value="-50.5610850334" calcext:value-type="float">
            <text:p>-50.5610850334</text:p>
          </table:table-cell>
          <table:table-cell office:value-type="float" office:value="67.978515625" calcext:value-type="float">
            <text:p>67.978515625</text:p>
          </table:table-cell>
          <table:table-cell office:value-type="float" office:value="1880" calcext:value-type="float">
            <text:p>1880</text:p>
          </table:table-cell>
          <table:table-cell office:value-type="float" office:value="-20.1553549754" calcext:value-type="float">
            <text:p>-20.1553549754</text:p>
          </table:table-cell>
          <table:table-cell office:value-type="float" office:value="-5.0590513069" calcext:value-type="float">
            <text:p>-5.0590513069</text:p>
          </table:table-cell>
          <table:table-cell office:value-type="float" office:value="-19.3203740962" calcext:value-type="float">
            <text:p>-19.3203740962</text:p>
          </table:table-cell>
          <table:table-cell office:value-type="float" office:value="-4.5956405694" calcext:value-type="float">
            <text:p>-4.5956405694</text:p>
          </table:table-cell>
        </table:table-row>
        <table:table-row table:style-name="ro1">
          <table:table-cell office:value-type="float" office:value="-23.8132119605" calcext:value-type="float">
            <text:p>-23.8132119605</text:p>
          </table:table-cell>
          <table:table-cell office:value-type="float" office:value="40.4520089286" calcext:value-type="float">
            <text:p>40.4520089286</text:p>
          </table:table-cell>
          <table:table-cell office:value-type="float" office:value="-50.114921236" calcext:value-type="float">
            <text:p>-50.114921236</text:p>
          </table:table-cell>
          <table:table-cell office:value-type="float" office:value="67.79296875" calcext:value-type="float">
            <text:p>67.79296875</text:p>
          </table:table-cell>
          <table:table-cell office:value-type="float" office:value="-50.5630142212" calcext:value-type="float">
            <text:p>-50.5630142212</text:p>
          </table:table-cell>
          <table:table-cell office:value-type="float" office:value="67.9541015625" calcext:value-type="float">
            <text:p>67.9541015625</text:p>
          </table:table-cell>
          <table:table-cell office:value-type="float" office:value="1882" calcext:value-type="float">
            <text:p>1882</text:p>
          </table:table-cell>
          <table:table-cell office:value-type="float" office:value="-20.1534475114" calcext:value-type="float">
            <text:p>-20.1534475114</text:p>
          </table:table-cell>
          <table:table-cell office:value-type="float" office:value="-5.0590513069" calcext:value-type="float">
            <text:p>-5.0590513069</text:p>
          </table:table-cell>
          <table:table-cell office:value-type="float" office:value="-19.3212129161" calcext:value-type="float">
            <text:p>-19.3212129161</text:p>
          </table:table-cell>
          <table:table-cell office:value-type="float" office:value="-4.5934163701" calcext:value-type="float">
            <text:p>-4.5934163701</text:p>
          </table:table-cell>
        </table:table-row>
        <table:table-row table:style-name="ro1">
          <table:table-cell office:value-type="float" office:value="-23.8416404954" calcext:value-type="float">
            <text:p>-23.8416404954</text:p>
          </table:table-cell>
          <table:table-cell office:value-type="float" office:value="40.4513113839" calcext:value-type="float">
            <text:p>40.4513113839</text:p>
          </table:table-cell>
          <table:table-cell office:value-type="float" office:value="-50.1170444727" calcext:value-type="float">
            <text:p>-50.1170444727</text:p>
          </table:table-cell>
          <table:table-cell office:value-type="float" office:value="67.783203125" calcext:value-type="float">
            <text:p>67.783203125</text:p>
          </table:table-cell>
          <table:table-cell office:value-type="float" office:value="-50.5623763561" calcext:value-type="float">
            <text:p>-50.5623763561</text:p>
          </table:table-cell>
          <table:table-cell office:value-type="float" office:value="67.9931640625" calcext:value-type="float">
            <text:p>67.9931640625</text:p>
          </table:table-cell>
          <table:table-cell office:value-type="float" office:value="1884" calcext:value-type="float">
            <text:p>1884</text:p>
          </table:table-cell>
          <table:table-cell office:value-type="float" office:value="-20.1544202994" calcext:value-type="float">
            <text:p>-20.1544202994</text:p>
          </table:table-cell>
          <table:table-cell office:value-type="float" office:value="-5.0580832527" calcext:value-type="float">
            <text:p>-5.0580832527</text:p>
          </table:table-cell>
          <table:table-cell office:value-type="float" office:value="-19.3209355694" calcext:value-type="float">
            <text:p>-19.3209355694</text:p>
          </table:table-cell>
          <table:table-cell office:value-type="float" office:value="-4.596975089" calcext:value-type="float">
            <text:p>-4.596975089</text:p>
          </table:table-cell>
        </table:table-row>
        <table:table-row table:style-name="ro1">
          <table:table-cell office:value-type="float" office:value="-23.9801874591" calcext:value-type="float">
            <text:p>-23.9801874591</text:p>
          </table:table-cell>
          <table:table-cell office:value-type="float" office:value="40.6145368304" calcext:value-type="float">
            <text:p>40.6145368304</text:p>
          </table:table-cell>
          <table:table-cell office:value-type="float" office:value="-50.1098773003" calcext:value-type="float">
            <text:p>-50.1098773003</text:p>
          </table:table-cell>
          <table:table-cell office:value-type="float" office:value="67.7734375" calcext:value-type="float">
            <text:p>67.7734375</text:p>
          </table:table-cell>
          <table:table-cell office:value-type="float" office:value="-50.5575297356" calcext:value-type="float">
            <text:p>-50.5575297356</text:p>
          </table:table-cell>
          <table:table-cell office:value-type="float" office:value="67.91015625" calcext:value-type="float">
            <text:p>67.91015625</text:p>
          </table:table-cell>
          <table:table-cell office:value-type="float" office:value="1886" calcext:value-type="float">
            <text:p>1886</text:p>
          </table:table-cell>
          <table:table-cell office:value-type="float" office:value="-20.1511365679" calcext:value-type="float">
            <text:p>-20.1511365679</text:p>
          </table:table-cell>
          <table:table-cell office:value-type="float" office:value="-5.0571151985" calcext:value-type="float">
            <text:p>-5.0571151985</text:p>
          </table:table-cell>
          <table:table-cell office:value-type="float" office:value="-19.3188282358" calcext:value-type="float">
            <text:p>-19.3188282358</text:p>
          </table:table-cell>
          <table:table-cell office:value-type="float" office:value="-4.5894128114" calcext:value-type="float">
            <text:p>-4.5894128114</text:p>
          </table:table-cell>
        </table:table-row>
        <table:table-row table:style-name="ro1">
          <table:table-cell office:value-type="float" office:value="-23.298957915" calcext:value-type="float">
            <text:p>-23.298957915</text:p>
          </table:table-cell>
          <table:table-cell office:value-type="float" office:value="40.2615792411" calcext:value-type="float">
            <text:p>40.2615792411</text:p>
          </table:table-cell>
          <table:table-cell office:value-type="float" office:value="-50.1157592297" calcext:value-type="float">
            <text:p>-50.1157592297</text:p>
          </table:table-cell>
          <table:table-cell office:value-type="float" office:value="67.7783203125" calcext:value-type="float">
            <text:p>67.7783203125</text:p>
          </table:table-cell>
          <table:table-cell office:value-type="float" office:value="-50.5622175932" calcext:value-type="float">
            <text:p>-50.5622175932</text:p>
          </table:table-cell>
          <table:table-cell office:value-type="float" office:value="67.978515625" calcext:value-type="float">
            <text:p>67.978515625</text:p>
          </table:table-cell>
          <table:table-cell office:value-type="float" office:value="1888" calcext:value-type="float">
            <text:p>1888</text:p>
          </table:table-cell>
          <table:table-cell office:value-type="float" office:value="-20.1538314489" calcext:value-type="float">
            <text:p>-20.1538314489</text:p>
          </table:table-cell>
          <table:table-cell office:value-type="float" office:value="-5.0575992256" calcext:value-type="float">
            <text:p>-5.0575992256</text:p>
          </table:table-cell>
          <table:table-cell office:value-type="float" office:value="-19.3208665385" calcext:value-type="float">
            <text:p>-19.3208665385</text:p>
          </table:table-cell>
          <table:table-cell office:value-type="float" office:value="-4.5956405694" calcext:value-type="float">
            <text:p>-4.5956405694</text:p>
          </table:table-cell>
        </table:table-row>
        <table:table-row table:style-name="ro1">
          <table:table-cell office:value-type="float" office:value="-23.6406664763" calcext:value-type="float">
            <text:p>-23.6406664763</text:p>
          </table:table-cell>
          <table:table-cell office:value-type="float" office:value="40.4736328125" calcext:value-type="float">
            <text:p>40.4736328125</text:p>
          </table:table-cell>
          <table:table-cell office:value-type="float" office:value="-50.1165254354" calcext:value-type="float">
            <text:p>-50.1165254354</text:p>
          </table:table-cell>
          <table:table-cell office:value-type="float" office:value="67.7783203125" calcext:value-type="float">
            <text:p>67.7783203125</text:p>
          </table:table-cell>
          <table:table-cell office:value-type="float" office:value="-50.5668862104" calcext:value-type="float">
            <text:p>-50.5668862104</text:p>
          </table:table-cell>
          <table:table-cell office:value-type="float" office:value="67.9638671875" calcext:value-type="float">
            <text:p>67.9638671875</text:p>
          </table:table-cell>
          <table:table-cell office:value-type="float" office:value="1890" calcext:value-type="float">
            <text:p>1890</text:p>
          </table:table-cell>
          <table:table-cell office:value-type="float" office:value="-20.1541824959" calcext:value-type="float">
            <text:p>-20.1541824959</text:p>
          </table:table-cell>
          <table:table-cell office:value-type="float" office:value="-5.0575992256" calcext:value-type="float">
            <text:p>-5.0575992256</text:p>
          </table:table-cell>
          <table:table-cell office:value-type="float" office:value="-19.3228964754" calcext:value-type="float">
            <text:p>-19.3228964754</text:p>
          </table:table-cell>
          <table:table-cell office:value-type="float" office:value="-4.5943060498" calcext:value-type="float">
            <text:p>-4.5943060498</text:p>
          </table:table-cell>
        </table:table-row>
        <table:table-row table:style-name="ro1">
          <table:table-cell office:value-type="float" office:value="-23.5541258224" calcext:value-type="float">
            <text:p>-23.5541258224</text:p>
          </table:table-cell>
          <table:table-cell office:value-type="float" office:value="40.5643136161" calcext:value-type="float">
            <text:p>40.5643136161</text:p>
          </table:table-cell>
          <table:table-cell office:value-type="float" office:value="-50.1162159681" calcext:value-type="float">
            <text:p>-50.1162159681</text:p>
          </table:table-cell>
          <table:table-cell office:value-type="float" office:value="67.763671875" calcext:value-type="float">
            <text:p>67.763671875</text:p>
          </table:table-cell>
          <table:table-cell office:value-type="float" office:value="-50.5668231487" calcext:value-type="float">
            <text:p>-50.5668231487</text:p>
          </table:table-cell>
          <table:table-cell office:value-type="float" office:value="67.98828125" calcext:value-type="float">
            <text:p>67.98828125</text:p>
          </table:table-cell>
          <table:table-cell office:value-type="float" office:value="1892" calcext:value-type="float">
            <text:p>1892</text:p>
          </table:table-cell>
          <table:table-cell office:value-type="float" office:value="-20.1540407095" calcext:value-type="float">
            <text:p>-20.1540407095</text:p>
          </table:table-cell>
          <table:table-cell office:value-type="float" office:value="-5.0561471442" calcext:value-type="float">
            <text:p>-5.0561471442</text:p>
          </table:table-cell>
          <table:table-cell office:value-type="float" office:value="-19.3228690559" calcext:value-type="float">
            <text:p>-19.3228690559</text:p>
          </table:table-cell>
          <table:table-cell office:value-type="float" office:value="-4.5965302491" calcext:value-type="float">
            <text:p>-4.5965302491</text:p>
          </table:table-cell>
        </table:table-row>
        <table:table-row table:style-name="ro1">
          <table:table-cell office:value-type="float" office:value="-23.1933329659" calcext:value-type="float">
            <text:p>-23.1933329659</text:p>
          </table:table-cell>
          <table:table-cell office:value-type="float" office:value="40.6605747768" calcext:value-type="float">
            <text:p>40.6605747768</text:p>
          </table:table-cell>
          <table:table-cell office:value-type="float" office:value="-50.1160096407" calcext:value-type="float">
            <text:p>-50.1160096407</text:p>
          </table:table-cell>
          <table:table-cell office:value-type="float" office:value="67.7685546875" calcext:value-type="float">
            <text:p>67.7685546875</text:p>
          </table:table-cell>
          <table:table-cell office:value-type="float" office:value="-50.5642393827" calcext:value-type="float">
            <text:p>-50.5642393827</text:p>
          </table:table-cell>
          <table:table-cell office:value-type="float" office:value="67.978515625" calcext:value-type="float">
            <text:p>67.978515625</text:p>
          </table:table-cell>
          <table:table-cell office:value-type="float" office:value="1894" calcext:value-type="float">
            <text:p>1894</text:p>
          </table:table-cell>
          <table:table-cell office:value-type="float" office:value="-20.1539461779" calcext:value-type="float">
            <text:p>-20.1539461779</text:p>
          </table:table-cell>
          <table:table-cell office:value-type="float" office:value="-5.0566311713" calcext:value-type="float">
            <text:p>-5.0566311713</text:p>
          </table:table-cell>
          <table:table-cell office:value-type="float" office:value="-19.3217456222" calcext:value-type="float">
            <text:p>-19.3217456222</text:p>
          </table:table-cell>
          <table:table-cell office:value-type="float" office:value="-4.5956405694" calcext:value-type="float">
            <text:p>-4.5956405694</text:p>
          </table:table-cell>
        </table:table-row>
        <table:table-row table:style-name="ro1">
          <table:table-cell office:value-type="float" office:value="-23.4882247699" calcext:value-type="float">
            <text:p>-23.4882247699</text:p>
          </table:table-cell>
          <table:table-cell office:value-type="float" office:value="40.4806082589" calcext:value-type="float">
            <text:p>40.4806082589</text:p>
          </table:table-cell>
          <table:table-cell office:value-type="float" office:value="-50.1193708897" calcext:value-type="float">
            <text:p>-50.1193708897</text:p>
          </table:table-cell>
          <table:table-cell office:value-type="float" office:value="67.7978515625" calcext:value-type="float">
            <text:p>67.7978515625</text:p>
          </table:table-cell>
          <table:table-cell office:value-type="float" office:value="-50.5610349417" calcext:value-type="float">
            <text:p>-50.5610349417</text:p>
          </table:table-cell>
          <table:table-cell office:value-type="float" office:value="67.96875" calcext:value-type="float">
            <text:p>67.96875</text:p>
          </table:table-cell>
          <table:table-cell office:value-type="float" office:value="1896" calcext:value-type="float">
            <text:p>1896</text:p>
          </table:table-cell>
          <table:table-cell office:value-type="float" office:value="-20.155486177" calcext:value-type="float">
            <text:p>-20.155486177</text:p>
          </table:table-cell>
          <table:table-cell office:value-type="float" office:value="-5.059535334" calcext:value-type="float">
            <text:p>-5.059535334</text:p>
          </table:table-cell>
          <table:table-cell office:value-type="float" office:value="-19.320352316" calcext:value-type="float">
            <text:p>-19.320352316</text:p>
          </table:table-cell>
          <table:table-cell office:value-type="float" office:value="-4.5947508897" calcext:value-type="float">
            <text:p>-4.5947508897</text:p>
          </table:table-cell>
        </table:table-row>
        <table:table-row table:style-name="ro1">
          <table:table-cell office:value-type="float" office:value="-23.9949802761" calcext:value-type="float">
            <text:p>-23.9949802761</text:p>
          </table:table-cell>
          <table:table-cell office:value-type="float" office:value="40.5970982143" calcext:value-type="float">
            <text:p>40.5970982143</text:p>
          </table:table-cell>
          <table:table-cell office:value-type="float" office:value="-50.1129788876" calcext:value-type="float">
            <text:p>-50.1129788876</text:p>
          </table:table-cell>
          <table:table-cell office:value-type="float" office:value="67.7587890625" calcext:value-type="float">
            <text:p>67.7587890625</text:p>
          </table:table-cell>
          <table:table-cell office:value-type="float" office:value="-50.5608620882" calcext:value-type="float">
            <text:p>-50.5608620882</text:p>
          </table:table-cell>
          <table:table-cell office:value-type="float" office:value="67.94921875" calcext:value-type="float">
            <text:p>67.94921875</text:p>
          </table:table-cell>
          <table:table-cell office:value-type="float" office:value="1897" calcext:value-type="float">
            <text:p>1897</text:p>
          </table:table-cell>
          <table:table-cell office:value-type="float" office:value="-20.1525575997" calcext:value-type="float">
            <text:p>-20.1525575997</text:p>
          </table:table-cell>
          <table:table-cell office:value-type="float" office:value="-5.0556631171" calcext:value-type="float">
            <text:p>-5.0556631171</text:p>
          </table:table-cell>
          <table:table-cell office:value-type="float" office:value="-19.3202771585" calcext:value-type="float">
            <text:p>-19.3202771585</text:p>
          </table:table-cell>
          <table:table-cell office:value-type="float" office:value="-4.5929715302" calcext:value-type="float">
            <text:p>-4.5929715302</text:p>
          </table:table-cell>
        </table:table-row>
        <table:table-row table:style-name="ro1">
          <table:table-cell office:value-type="float" office:value="-24.3857405369" calcext:value-type="float">
            <text:p>-24.3857405369</text:p>
          </table:table-cell>
          <table:table-cell office:value-type="float" office:value="40.7463727679" calcext:value-type="float">
            <text:p>40.7463727679</text:p>
          </table:table-cell>
          <table:table-cell office:value-type="float" office:value="-50.104650259" calcext:value-type="float">
            <text:p>-50.104650259</text:p>
          </table:table-cell>
          <table:table-cell office:value-type="float" office:value="67.744140625" calcext:value-type="float">
            <text:p>67.744140625</text:p>
          </table:table-cell>
          <table:table-cell office:value-type="float" office:value="-50.5582110882" calcext:value-type="float">
            <text:p>-50.5582110882</text:p>
          </table:table-cell>
          <table:table-cell office:value-type="float" office:value="67.919921875" calcext:value-type="float">
            <text:p>67.919921875</text:p>
          </table:table-cell>
          <table:table-cell office:value-type="float" office:value="1899" calcext:value-type="float">
            <text:p>1899</text:p>
          </table:table-cell>
          <table:table-cell office:value-type="float" office:value="-20.1487417322" calcext:value-type="float">
            <text:p>-20.1487417322</text:p>
          </table:table-cell>
          <table:table-cell office:value-type="float" office:value="-5.0542110358" calcext:value-type="float">
            <text:p>-5.0542110358</text:p>
          </table:table-cell>
          <table:table-cell office:value-type="float" office:value="-19.3191244911" calcext:value-type="float">
            <text:p>-19.3191244911</text:p>
          </table:table-cell>
          <table:table-cell office:value-type="float" office:value="-4.5903024911" calcext:value-type="float">
            <text:p>-4.5903024911</text:p>
          </table:table-cell>
        </table:table-row>
        <table:table-row table:style-name="ro1">
          <table:table-cell office:value-type="float" office:value="-22.9284582517" calcext:value-type="float">
            <text:p>-22.9284582517</text:p>
          </table:table-cell>
          <table:table-cell office:value-type="float" office:value="40.7526506696" calcext:value-type="float">
            <text:p>40.7526506696</text:p>
          </table:table-cell>
          <table:table-cell office:value-type="float" office:value="-50.1099477053" calcext:value-type="float">
            <text:p>-50.1099477053</text:p>
          </table:table-cell>
          <table:table-cell office:value-type="float" office:value="67.783203125" calcext:value-type="float">
            <text:p>67.783203125</text:p>
          </table:table-cell>
          <table:table-cell office:value-type="float" office:value="-50.5573763371" calcext:value-type="float">
            <text:p>-50.5573763371</text:p>
          </table:table-cell>
          <table:table-cell office:value-type="float" office:value="67.9345703125" calcext:value-type="float">
            <text:p>67.9345703125</text:p>
          </table:table-cell>
          <table:table-cell office:value-type="float" office:value="1901" calcext:value-type="float">
            <text:p>1901</text:p>
          </table:table-cell>
          <table:table-cell office:value-type="float" office:value="-20.1511688248" calcext:value-type="float">
            <text:p>-20.1511688248</text:p>
          </table:table-cell>
          <table:table-cell office:value-type="float" office:value="-5.0580832527" calcext:value-type="float">
            <text:p>-5.0580832527</text:p>
          </table:table-cell>
          <table:table-cell office:value-type="float" office:value="-19.3187615374" calcext:value-type="float">
            <text:p>-19.3187615374</text:p>
          </table:table-cell>
          <table:table-cell office:value-type="float" office:value="-4.5916370107" calcext:value-type="float">
            <text:p>-4.5916370107</text:p>
          </table:table-cell>
        </table:table-row>
        <table:table-row table:style-name="ro1">
          <table:table-cell office:value-type="float" office:value="-23.6852351891" calcext:value-type="float">
            <text:p>-23.6852351891</text:p>
          </table:table-cell>
          <table:table-cell office:value-type="float" office:value="40.7603236607" calcext:value-type="float">
            <text:p>40.7603236607</text:p>
          </table:table-cell>
          <table:table-cell office:value-type="float" office:value="-50.110733676" calcext:value-type="float">
            <text:p>-50.110733676</text:p>
          </table:table-cell>
          <table:table-cell office:value-type="float" office:value="67.7783203125" calcext:value-type="float">
            <text:p>67.7783203125</text:p>
          </table:table-cell>
          <table:table-cell office:value-type="float" office:value="-50.5584975243" calcext:value-type="float">
            <text:p>-50.5584975243</text:p>
          </table:table-cell>
          <table:table-cell office:value-type="float" office:value="67.9443359375" calcext:value-type="float">
            <text:p>67.9443359375</text:p>
          </table:table-cell>
          <table:table-cell office:value-type="float" office:value="1903" calcext:value-type="float">
            <text:p>1903</text:p>
          </table:table-cell>
          <table:table-cell office:value-type="float" office:value="-20.1515289273" calcext:value-type="float">
            <text:p>-20.1515289273</text:p>
          </table:table-cell>
          <table:table-cell office:value-type="float" office:value="-5.0575992256" calcext:value-type="float">
            <text:p>-5.0575992256</text:p>
          </table:table-cell>
          <table:table-cell office:value-type="float" office:value="-19.3192490349" calcext:value-type="float">
            <text:p>-19.3192490349</text:p>
          </table:table-cell>
          <table:table-cell office:value-type="float" office:value="-4.5925266904" calcext:value-type="float">
            <text:p>-4.5925266904</text:p>
          </table:table-cell>
        </table:table-row>
        <table:table-row table:style-name="ro1">
          <table:table-cell office:value-type="float" office:value="-23.3809925646" calcext:value-type="float">
            <text:p>-23.3809925646</text:p>
          </table:table-cell>
          <table:table-cell office:value-type="float" office:value="40.4241071429" calcext:value-type="float">
            <text:p>40.4241071429</text:p>
          </table:table-cell>
          <table:table-cell office:value-type="float" office:value="-50.1059505939" calcext:value-type="float">
            <text:p>-50.1059505939</text:p>
          </table:table-cell>
          <table:table-cell office:value-type="float" office:value="67.7392578125" calcext:value-type="float">
            <text:p>67.7392578125</text:p>
          </table:table-cell>
          <table:table-cell office:value-type="float" office:value="-50.5579664946" calcext:value-type="float">
            <text:p>-50.5579664946</text:p>
          </table:table-cell>
          <table:table-cell office:value-type="float" office:value="67.9248046875" calcext:value-type="float">
            <text:p>67.9248046875</text:p>
          </table:table-cell>
          <table:table-cell office:value-type="float" office:value="1905" calcext:value-type="float">
            <text:p>1905</text:p>
          </table:table-cell>
          <table:table-cell office:value-type="float" office:value="-20.1493374973" calcext:value-type="float">
            <text:p>-20.1493374973</text:p>
          </table:table-cell>
          <table:table-cell office:value-type="float" office:value="-5.0537270087" calcext:value-type="float">
            <text:p>-5.0537270087</text:p>
          </table:table-cell>
          <table:table-cell office:value-type="float" office:value="-19.3190181407" calcext:value-type="float">
            <text:p>-19.3190181407</text:p>
          </table:table-cell>
          <table:table-cell office:value-type="float" office:value="-4.590747331" calcext:value-type="float">
            <text:p>-4.590747331</text:p>
          </table:table-cell>
        </table:table-row>
        <table:table-row table:style-name="ro1">
          <table:table-cell office:value-type="float" office:value="-23.330858131" calcext:value-type="float">
            <text:p>-23.330858131</text:p>
          </table:table-cell>
          <table:table-cell office:value-type="float" office:value="40.5378069196" calcext:value-type="float">
            <text:p>40.5378069196</text:p>
          </table:table-cell>
          <table:table-cell office:value-type="float" office:value="-50.1050546408" calcext:value-type="float">
            <text:p>-50.1050546408</text:p>
          </table:table-cell>
          <table:table-cell office:value-type="float" office:value="67.75390625" calcext:value-type="float">
            <text:p>67.75390625</text:p>
          </table:table-cell>
          <table:table-cell office:value-type="float" office:value="-50.5483703136" calcext:value-type="float">
            <text:p>-50.5483703136</text:p>
          </table:table-cell>
          <table:table-cell office:value-type="float" office:value="67.9345703125" calcext:value-type="float">
            <text:p>67.9345703125</text:p>
          </table:table-cell>
          <table:table-cell office:value-type="float" office:value="1907" calcext:value-type="float">
            <text:p>1907</text:p>
          </table:table-cell>
          <table:table-cell office:value-type="float" office:value="-20.1489270049" calcext:value-type="float">
            <text:p>-20.1489270049</text:p>
          </table:table-cell>
          <table:table-cell office:value-type="float" office:value="-5.05517909" calcext:value-type="float">
            <text:p>-5.05517909</text:p>
          </table:table-cell>
          <table:table-cell office:value-type="float" office:value="-19.3148456757" calcext:value-type="float">
            <text:p>-19.3148456757</text:p>
          </table:table-cell>
          <table:table-cell office:value-type="float" office:value="-4.5916370107" calcext:value-type="float">
            <text:p>-4.5916370107</text:p>
          </table:table-cell>
        </table:table-row>
        <table:table-row table:style-name="ro1">
          <table:table-cell office:value-type="float" office:value="-24.1002557776" calcext:value-type="float">
            <text:p>-24.1002557776</text:p>
          </table:table-cell>
          <table:table-cell office:value-type="float" office:value="40.7289341518" calcext:value-type="float">
            <text:p>40.7289341518</text:p>
          </table:table-cell>
          <table:table-cell office:value-type="float" office:value="-50.1103939295" calcext:value-type="float">
            <text:p>-50.1103939295</text:p>
          </table:table-cell>
          <table:table-cell office:value-type="float" office:value="67.7490234375" calcext:value-type="float">
            <text:p>67.7490234375</text:p>
          </table:table-cell>
          <table:table-cell office:value-type="float" office:value="-50.552231431" calcext:value-type="float">
            <text:p>-50.552231431</text:p>
          </table:table-cell>
          <table:table-cell office:value-type="float" office:value="67.8955078125" calcext:value-type="float">
            <text:p>67.8955078125</text:p>
          </table:table-cell>
          <table:table-cell office:value-type="float" office:value="1909" calcext:value-type="float">
            <text:p>1909</text:p>
          </table:table-cell>
          <table:table-cell office:value-type="float" office:value="-20.1513732682" calcext:value-type="float">
            <text:p>-20.1513732682</text:p>
          </table:table-cell>
          <table:table-cell office:value-type="float" office:value="-5.0546950629" calcext:value-type="float">
            <text:p>-5.0546950629</text:p>
          </table:table-cell>
          <table:table-cell office:value-type="float" office:value="-19.3165245079" calcext:value-type="float">
            <text:p>-19.3165245079</text:p>
          </table:table-cell>
          <table:table-cell office:value-type="float" office:value="-4.5880782918" calcext:value-type="float">
            <text:p>-4.5880782918</text:p>
          </table:table-cell>
        </table:table-row>
        <table:table-row table:style-name="ro1">
          <table:table-cell office:value-type="float" office:value="-23.5754304217" calcext:value-type="float">
            <text:p>-23.5754304217</text:p>
          </table:table-cell>
          <table:table-cell office:value-type="float" office:value="40.556640625" calcext:value-type="float">
            <text:p>40.556640625</text:p>
          </table:table-cell>
          <table:table-cell office:value-type="float" office:value="-50.106222105" calcext:value-type="float">
            <text:p>-50.106222105</text:p>
          </table:table-cell>
          <table:table-cell office:value-type="float" office:value="67.724609375" calcext:value-type="float">
            <text:p>67.724609375</text:p>
          </table:table-cell>
          <table:table-cell office:value-type="float" office:value="-50.5533667326" calcext:value-type="float">
            <text:p>-50.5533667326</text:p>
          </table:table-cell>
          <table:table-cell office:value-type="float" office:value="67.9150390625" calcext:value-type="float">
            <text:p>67.9150390625</text:p>
          </table:table-cell>
          <table:table-cell office:value-type="float" office:value="1911" calcext:value-type="float">
            <text:p>1911</text:p>
          </table:table-cell>
          <table:table-cell office:value-type="float" office:value="-20.1494618935" calcext:value-type="float">
            <text:p>-20.1494618935</text:p>
          </table:table-cell>
          <table:table-cell office:value-type="float" office:value="-5.0522749274" calcext:value-type="float">
            <text:p>-5.0522749274</text:p>
          </table:table-cell>
          <table:table-cell office:value-type="float" office:value="-19.3170181424" calcext:value-type="float">
            <text:p>-19.3170181424</text:p>
          </table:table-cell>
          <table:table-cell office:value-type="float" office:value="-4.5898576512" calcext:value-type="float">
            <text:p>-4.5898576512</text:p>
          </table:table-cell>
        </table:table-row>
        <table:table-row table:style-name="ro1">
          <table:table-cell office:value-type="float" office:value="-23.5998583989" calcext:value-type="float">
            <text:p>-23.5998583989</text:p>
          </table:table-cell>
          <table:table-cell office:value-type="float" office:value="40.6815011161" calcext:value-type="float">
            <text:p>40.6815011161</text:p>
          </table:table-cell>
          <table:table-cell office:value-type="float" office:value="-50.1065079927" calcext:value-type="float">
            <text:p>-50.1065079927</text:p>
          </table:table-cell>
          <table:table-cell office:value-type="float" office:value="67.7392578125" calcext:value-type="float">
            <text:p>67.7392578125</text:p>
          </table:table-cell>
          <table:table-cell office:value-type="float" office:value="-50.5500513792" calcext:value-type="float">
            <text:p>-50.5500513792</text:p>
          </table:table-cell>
          <table:table-cell office:value-type="float" office:value="67.9345703125" calcext:value-type="float">
            <text:p>67.9345703125</text:p>
          </table:table-cell>
          <table:table-cell office:value-type="float" office:value="1913" calcext:value-type="float">
            <text:p>1913</text:p>
          </table:table-cell>
          <table:table-cell office:value-type="float" office:value="-20.1495928767" calcext:value-type="float">
            <text:p>-20.1495928767</text:p>
          </table:table-cell>
          <table:table-cell office:value-type="float" office:value="-5.0537270087" calcext:value-type="float">
            <text:p>-5.0537270087</text:p>
          </table:table-cell>
          <table:table-cell office:value-type="float" office:value="-19.315576611" calcext:value-type="float">
            <text:p>-19.315576611</text:p>
          </table:table-cell>
          <table:table-cell office:value-type="float" office:value="-4.5916370107" calcext:value-type="float">
            <text:p>-4.5916370107</text:p>
          </table:table-cell>
        </table:table-row>
        <table:table-row table:style-name="ro1">
          <table:table-cell office:value-type="float" office:value="-23.096079659" calcext:value-type="float">
            <text:p>-23.096079659</text:p>
          </table:table-cell>
          <table:table-cell office:value-type="float" office:value="40.5140904018" calcext:value-type="float">
            <text:p>40.5140904018</text:p>
          </table:table-cell>
          <table:table-cell office:value-type="float" office:value="-50.0930397987" calcext:value-type="float">
            <text:p>-50.0930397987</text:p>
          </table:table-cell>
          <table:table-cell office:value-type="float" office:value="67.71484375" calcext:value-type="float">
            <text:p>67.71484375</text:p>
          </table:table-cell>
          <table:table-cell office:value-type="float" office:value="-50.5451840639" calcext:value-type="float">
            <text:p>-50.5451840639</text:p>
          </table:table-cell>
          <table:table-cell office:value-type="float" office:value="67.9248046875" calcext:value-type="float">
            <text:p>67.9248046875</text:p>
          </table:table-cell>
          <table:table-cell office:value-type="float" office:value="1915" calcext:value-type="float">
            <text:p>1915</text:p>
          </table:table-cell>
          <table:table-cell office:value-type="float" office:value="-20.1434222517" calcext:value-type="float">
            <text:p>-20.1434222517</text:p>
          </table:table-cell>
          <table:table-cell office:value-type="float" office:value="-5.0513068732" calcext:value-type="float">
            <text:p>-5.0513068732</text:p>
          </table:table-cell>
          <table:table-cell office:value-type="float" office:value="-19.3134602793" calcext:value-type="float">
            <text:p>-19.3134602793</text:p>
          </table:table-cell>
          <table:table-cell office:value-type="float" office:value="-4.590747331" calcext:value-type="float">
            <text:p>-4.590747331</text:p>
          </table:table-cell>
        </table:table-row>
        <table:table-row table:style-name="ro1">
          <table:table-cell office:value-type="float" office:value="-24.0481053731" calcext:value-type="float">
            <text:p>-24.0481053731</text:p>
          </table:table-cell>
          <table:table-cell office:value-type="float" office:value="40.5266462054" calcext:value-type="float">
            <text:p>40.5266462054</text:p>
          </table:table-cell>
          <table:table-cell office:value-type="float" office:value="-50.1022920847" calcext:value-type="float">
            <text:p>-50.1022920847</text:p>
          </table:table-cell>
          <table:table-cell office:value-type="float" office:value="67.744140625" calcext:value-type="float">
            <text:p>67.744140625</text:p>
          </table:table-cell>
          <table:table-cell office:value-type="float" office:value="-50.5503277779" calcext:value-type="float">
            <text:p>-50.5503277779</text:p>
          </table:table-cell>
          <table:table-cell office:value-type="float" office:value="67.919921875" calcext:value-type="float">
            <text:p>67.919921875</text:p>
          </table:table-cell>
          <table:table-cell office:value-type="float" office:value="1916" calcext:value-type="float">
            <text:p>1916</text:p>
          </table:table-cell>
          <table:table-cell office:value-type="float" office:value="-20.1476613046" calcext:value-type="float">
            <text:p>-20.1476613046</text:p>
          </table:table-cell>
          <table:table-cell office:value-type="float" office:value="-5.0542110358" calcext:value-type="float">
            <text:p>-5.0542110358</text:p>
          </table:table-cell>
          <table:table-cell office:value-type="float" office:value="-19.3156967905" calcext:value-type="float">
            <text:p>-19.3156967905</text:p>
          </table:table-cell>
          <table:table-cell office:value-type="float" office:value="-4.5903024911" calcext:value-type="float">
            <text:p>-4.5903024911</text:p>
          </table:table-cell>
        </table:table-row>
        <table:table-row table:style-name="ro1">
          <table:table-cell office:value-type="float" office:value="-24.2965654037" calcext:value-type="float">
            <text:p>-24.2965654037</text:p>
          </table:table-cell>
          <table:table-cell office:value-type="float" office:value="40.7163783482" calcext:value-type="float">
            <text:p>40.7163783482</text:p>
          </table:table-cell>
          <table:table-cell office:value-type="float" office:value="-50.1048051119" calcext:value-type="float">
            <text:p>-50.1048051119</text:p>
          </table:table-cell>
          <table:table-cell office:value-type="float" office:value="67.7099609375" calcext:value-type="float">
            <text:p>67.7099609375</text:p>
          </table:table-cell>
          <table:table-cell office:value-type="float" office:value="-50.5515727043" calcext:value-type="float">
            <text:p>-50.5515727043</text:p>
          </table:table-cell>
          <table:table-cell office:value-type="float" office:value="67.9150390625" calcext:value-type="float">
            <text:p>67.9150390625</text:p>
          </table:table-cell>
          <table:table-cell office:value-type="float" office:value="1918" calcext:value-type="float">
            <text:p>1918</text:p>
          </table:table-cell>
          <table:table-cell office:value-type="float" office:value="-20.1488126801" calcext:value-type="float">
            <text:p>-20.1488126801</text:p>
          </table:table-cell>
          <table:table-cell office:value-type="float" office:value="-5.0508228461" calcext:value-type="float">
            <text:p>-5.0508228461</text:p>
          </table:table-cell>
          <table:table-cell office:value-type="float" office:value="-19.3162380904" calcext:value-type="float">
            <text:p>-19.3162380904</text:p>
          </table:table-cell>
          <table:table-cell office:value-type="float" office:value="-4.5898576512" calcext:value-type="float">
            <text:p>-4.5898576512</text:p>
          </table:table-cell>
        </table:table-row>
        <table:table-row table:style-name="ro1">
          <table:table-cell office:value-type="float" office:value="-23.4807998334" calcext:value-type="float">
            <text:p>-23.4807998334</text:p>
          </table:table-cell>
          <table:table-cell office:value-type="float" office:value="40.8991350446" calcext:value-type="float">
            <text:p>40.8991350446</text:p>
          </table:table-cell>
          <table:table-cell office:value-type="float" office:value="-50.0925405025" calcext:value-type="float">
            <text:p>-50.0925405025</text:p>
          </table:table-cell>
          <table:table-cell office:value-type="float" office:value="67.734375" calcext:value-type="float">
            <text:p>67.734375</text:p>
          </table:table-cell>
          <table:table-cell office:value-type="float" office:value="-50.5438724041" calcext:value-type="float">
            <text:p>-50.5438724041</text:p>
          </table:table-cell>
          <table:table-cell office:value-type="float" office:value="67.900390625" calcext:value-type="float">
            <text:p>67.900390625</text:p>
          </table:table-cell>
          <table:table-cell office:value-type="float" office:value="1920" calcext:value-type="float">
            <text:p>1920</text:p>
          </table:table-cell>
          <table:table-cell office:value-type="float" office:value="-20.1431934928" calcext:value-type="float">
            <text:p>-20.1431934928</text:p>
          </table:table-cell>
          <table:table-cell office:value-type="float" office:value="-5.0532429816" calcext:value-type="float">
            <text:p>-5.0532429816</text:p>
          </table:table-cell>
          <table:table-cell office:value-type="float" office:value="-19.3128899634" calcext:value-type="float">
            <text:p>-19.3128899634</text:p>
          </table:table-cell>
          <table:table-cell office:value-type="float" office:value="-4.5885231317" calcext:value-type="float">
            <text:p>-4.5885231317</text:p>
          </table:table-cell>
        </table:table-row>
        <table:table-row table:style-name="ro1">
          <table:table-cell office:value-type="float" office:value="-23.5119990613" calcext:value-type="float">
            <text:p>-23.5119990613</text:p>
          </table:table-cell>
          <table:table-cell office:value-type="float" office:value="40.3557477679" calcext:value-type="float">
            <text:p>40.3557477679</text:p>
          </table:table-cell>
          <table:table-cell office:value-type="float" office:value="-50.0957077742" calcext:value-type="float">
            <text:p>-50.0957077742</text:p>
          </table:table-cell>
          <table:table-cell office:value-type="float" office:value="67.7294921875" calcext:value-type="float">
            <text:p>67.7294921875</text:p>
          </table:table-cell>
          <table:table-cell office:value-type="float" office:value="-50.5400258303" calcext:value-type="float">
            <text:p>-50.5400258303</text:p>
          </table:table-cell>
          <table:table-cell office:value-type="float" office:value="67.9052734375" calcext:value-type="float">
            <text:p>67.9052734375</text:p>
          </table:table-cell>
          <table:table-cell office:value-type="float" office:value="1922" calcext:value-type="float">
            <text:p>1922</text:p>
          </table:table-cell>
          <table:table-cell office:value-type="float" office:value="-20.1446446187" calcext:value-type="float">
            <text:p>-20.1446446187</text:p>
          </table:table-cell>
          <table:table-cell office:value-type="float" office:value="-5.0527589545" calcext:value-type="float">
            <text:p>-5.0527589545</text:p>
          </table:table-cell>
          <table:table-cell office:value-type="float" office:value="-19.3112174548" calcext:value-type="float">
            <text:p>-19.3112174548</text:p>
          </table:table-cell>
          <table:table-cell office:value-type="float" office:value="-4.5889679715" calcext:value-type="float">
            <text:p>-4.5889679715</text:p>
          </table:table-cell>
        </table:table-row>
        <table:table-row table:style-name="ro1">
          <table:table-cell office:value-type="float" office:value="-23.2369584786" calcext:value-type="float">
            <text:p>-23.2369584786</text:p>
          </table:table-cell>
          <table:table-cell office:value-type="float" office:value="40.8356584821" calcext:value-type="float">
            <text:p>40.8356584821</text:p>
          </table:table-cell>
          <table:table-cell office:value-type="float" office:value="-50.0949444294" calcext:value-type="float">
            <text:p>-50.0949444294</text:p>
          </table:table-cell>
          <table:table-cell office:value-type="float" office:value="67.7197265625" calcext:value-type="float">
            <text:p>67.7197265625</text:p>
          </table:table-cell>
          <table:table-cell office:value-type="float" office:value="-50.5433330059" calcext:value-type="float">
            <text:p>-50.5433330059</text:p>
          </table:table-cell>
          <table:table-cell office:value-type="float" office:value="67.91015625" calcext:value-type="float">
            <text:p>67.91015625</text:p>
          </table:table-cell>
          <table:table-cell office:value-type="float" office:value="1924" calcext:value-type="float">
            <text:p>1924</text:p>
          </table:table-cell>
          <table:table-cell office:value-type="float" office:value="-20.1442948826" calcext:value-type="float">
            <text:p>-20.1442948826</text:p>
          </table:table-cell>
          <table:table-cell office:value-type="float" office:value="-5.0517909003" calcext:value-type="float">
            <text:p>-5.0517909003</text:p>
          </table:table-cell>
          <table:table-cell office:value-type="float" office:value="-19.3126554305" calcext:value-type="float">
            <text:p>-19.3126554305</text:p>
          </table:table-cell>
          <table:table-cell office:value-type="float" office:value="-4.5894128114" calcext:value-type="float">
            <text:p>-4.5894128114</text:p>
          </table:table-cell>
        </table:table-row>
        <table:table-row table:style-name="ro1">
          <table:table-cell office:value-type="float" office:value="-23.5600072239" calcext:value-type="float">
            <text:p>-23.5600072239</text:p>
          </table:table-cell>
          <table:table-cell office:value-type="float" office:value="40.556640625" calcext:value-type="float">
            <text:p>40.556640625</text:p>
          </table:table-cell>
          <table:table-cell office:value-type="float" office:value="-50.0926494837" calcext:value-type="float">
            <text:p>-50.0926494837</text:p>
          </table:table-cell>
          <table:table-cell office:value-type="float" office:value="67.7392578125" calcext:value-type="float">
            <text:p>67.7392578125</text:p>
          </table:table-cell>
          <table:table-cell office:value-type="float" office:value="-50.5421538591" calcext:value-type="float">
            <text:p>-50.5421538591</text:p>
          </table:table-cell>
          <table:table-cell office:value-type="float" office:value="67.9052734375" calcext:value-type="float">
            <text:p>67.9052734375</text:p>
          </table:table-cell>
          <table:table-cell office:value-type="float" office:value="1926" calcext:value-type="float">
            <text:p>1926</text:p>
          </table:table-cell>
          <table:table-cell office:value-type="float" office:value="-20.1432434239" calcext:value-type="float">
            <text:p>-20.1432434239</text:p>
          </table:table-cell>
          <table:table-cell office:value-type="float" office:value="-5.0537270087" calcext:value-type="float">
            <text:p>-5.0537270087</text:p>
          </table:table-cell>
          <table:table-cell office:value-type="float" office:value="-19.3121427319" calcext:value-type="float">
            <text:p>-19.3121427319</text:p>
          </table:table-cell>
          <table:table-cell office:value-type="float" office:value="-4.5889679715" calcext:value-type="float">
            <text:p>-4.5889679715</text:p>
          </table:table-cell>
        </table:table-row>
        <table:table-row table:style-name="ro1">
          <table:table-cell office:value-type="float" office:value="-23.9480574284" calcext:value-type="float">
            <text:p>-23.9480574284</text:p>
          </table:table-cell>
          <table:table-cell office:value-type="float" office:value="40.8056640625" calcext:value-type="float">
            <text:p>40.8056640625</text:p>
          </table:table-cell>
          <table:table-cell office:value-type="float" office:value="-50.0957761288" calcext:value-type="float">
            <text:p>-50.0957761288</text:p>
          </table:table-cell>
          <table:table-cell office:value-type="float" office:value="67.734375" calcext:value-type="float">
            <text:p>67.734375</text:p>
          </table:table-cell>
          <table:table-cell office:value-type="float" office:value="-50.5447745323" calcext:value-type="float">
            <text:p>-50.5447745323</text:p>
          </table:table-cell>
          <table:table-cell office:value-type="float" office:value="67.9248046875" calcext:value-type="float">
            <text:p>67.9248046875</text:p>
          </table:table-cell>
          <table:table-cell office:value-type="float" office:value="1928" calcext:value-type="float">
            <text:p>1928</text:p>
          </table:table-cell>
          <table:table-cell office:value-type="float" office:value="-20.1446759362" calcext:value-type="float">
            <text:p>-20.1446759362</text:p>
          </table:table-cell>
          <table:table-cell office:value-type="float" office:value="-5.0532429816" calcext:value-type="float">
            <text:p>-5.0532429816</text:p>
          </table:table-cell>
          <table:table-cell office:value-type="float" office:value="-19.313282213" calcext:value-type="float">
            <text:p>-19.313282213</text:p>
          </table:table-cell>
          <table:table-cell office:value-type="float" office:value="-4.590747331" calcext:value-type="float">
            <text:p>-4.590747331</text:p>
          </table:table-cell>
        </table:table-row>
        <table:table-row table:style-name="ro1">
          <table:table-cell office:value-type="float" office:value="-24.1866448568" calcext:value-type="float">
            <text:p>-24.1866448568</text:p>
          </table:table-cell>
          <table:table-cell office:value-type="float" office:value="40.4366629464" calcext:value-type="float">
            <text:p>40.4366629464</text:p>
          </table:table-cell>
          <table:table-cell office:value-type="float" office:value="-50.1040386915" calcext:value-type="float">
            <text:p>-50.1040386915</text:p>
          </table:table-cell>
          <table:table-cell office:value-type="float" office:value="67.7197265625" calcext:value-type="float">
            <text:p>67.7197265625</text:p>
          </table:table-cell>
          <table:table-cell office:value-type="float" office:value="-50.5509636879" calcext:value-type="float">
            <text:p>-50.5509636879</text:p>
          </table:table-cell>
          <table:table-cell office:value-type="float" office:value="67.9150390625" calcext:value-type="float">
            <text:p>67.9150390625</text:p>
          </table:table-cell>
          <table:table-cell office:value-type="float" office:value="1930" calcext:value-type="float">
            <text:p>1930</text:p>
          </table:table-cell>
          <table:table-cell office:value-type="float" office:value="-20.1484615348" calcext:value-type="float">
            <text:p>-20.1484615348</text:p>
          </table:table-cell>
          <table:table-cell office:value-type="float" office:value="-5.0517909003" calcext:value-type="float">
            <text:p>-5.0517909003</text:p>
          </table:table-cell>
          <table:table-cell office:value-type="float" office:value="-19.3159732872" calcext:value-type="float">
            <text:p>-19.3159732872</text:p>
          </table:table-cell>
          <table:table-cell office:value-type="float" office:value="-4.5898576512" calcext:value-type="float">
            <text:p>-4.5898576512</text:p>
          </table:table-cell>
        </table:table-row>
        <table:table-row table:style-name="ro1">
          <table:table-cell office:value-type="float" office:value="-23.4399577366" calcext:value-type="float">
            <text:p>-23.4399577366</text:p>
          </table:table-cell>
          <table:table-cell office:value-type="float" office:value="40.4722377232" calcext:value-type="float">
            <text:p>40.4722377232</text:p>
          </table:table-cell>
          <table:table-cell office:value-type="float" office:value="-50.1065860033" calcext:value-type="float">
            <text:p>-50.1065860033</text:p>
          </table:table-cell>
          <table:table-cell office:value-type="float" office:value="67.71484375" calcext:value-type="float">
            <text:p>67.71484375</text:p>
          </table:table-cell>
          <table:table-cell office:value-type="float" office:value="-50.5538310051" calcext:value-type="float">
            <text:p>-50.5538310051</text:p>
          </table:table-cell>
          <table:table-cell office:value-type="float" office:value="67.9296875" calcext:value-type="float">
            <text:p>67.9296875</text:p>
          </table:table-cell>
          <table:table-cell office:value-type="float" office:value="1932" calcext:value-type="float">
            <text:p>1932</text:p>
          </table:table-cell>
          <table:table-cell office:value-type="float" office:value="-20.1496286182" calcext:value-type="float">
            <text:p>-20.1496286182</text:p>
          </table:table-cell>
          <table:table-cell office:value-type="float" office:value="-5.0513068732" calcext:value-type="float">
            <text:p>-5.0513068732</text:p>
          </table:table-cell>
          <table:table-cell office:value-type="float" office:value="-19.3172200103" calcext:value-type="float">
            <text:p>-19.3172200103</text:p>
          </table:table-cell>
          <table:table-cell office:value-type="float" office:value="-4.5911921708" calcext:value-type="float">
            <text:p>-4.5911921708</text:p>
          </table:table-cell>
        </table:table-row>
        <table:table-row table:style-name="ro1">
          <table:table-cell office:value-type="float" office:value="-24.0074416484" calcext:value-type="float">
            <text:p>-24.0074416484</text:p>
          </table:table-cell>
          <table:table-cell office:value-type="float" office:value="40.5217633929" calcext:value-type="float">
            <text:p>40.5217633929</text:p>
          </table:table-cell>
          <table:table-cell office:value-type="float" office:value="-50.092013526" calcext:value-type="float">
            <text:p>-50.092013526</text:p>
          </table:table-cell>
          <table:table-cell office:value-type="float" office:value="67.7197265625" calcext:value-type="float">
            <text:p>67.7197265625</text:p>
          </table:table-cell>
          <table:table-cell office:value-type="float" office:value="-50.5476601839" calcext:value-type="float">
            <text:p>-50.5476601839</text:p>
          </table:table-cell>
          <table:table-cell office:value-type="float" office:value="67.9248046875" calcext:value-type="float">
            <text:p>67.9248046875</text:p>
          </table:table-cell>
          <table:table-cell office:value-type="float" office:value="1934" calcext:value-type="float">
            <text:p>1934</text:p>
          </table:table-cell>
          <table:table-cell office:value-type="float" office:value="-20.1429520517" calcext:value-type="float">
            <text:p>-20.1429520517</text:p>
          </table:table-cell>
          <table:table-cell office:value-type="float" office:value="-5.0517909003" calcext:value-type="float">
            <text:p>-5.0517909003</text:p>
          </table:table-cell>
          <table:table-cell office:value-type="float" office:value="-19.314536908" calcext:value-type="float">
            <text:p>-19.314536908</text:p>
          </table:table-cell>
          <table:table-cell office:value-type="float" office:value="-4.590747331" calcext:value-type="float">
            <text:p>-4.590747331</text:p>
          </table:table-cell>
        </table:table-row>
        <table:table-row table:style-name="ro1">
          <table:table-cell office:value-type="float" office:value="-23.3540724567" calcext:value-type="float">
            <text:p>-23.3540724567</text:p>
          </table:table-cell>
          <table:table-cell office:value-type="float" office:value="40.4938616071" calcext:value-type="float">
            <text:p>40.4938616071</text:p>
          </table:table-cell>
          <table:table-cell office:value-type="float" office:value="-50.0948340654" calcext:value-type="float">
            <text:p>-50.0948340654</text:p>
          </table:table-cell>
          <table:table-cell office:value-type="float" office:value="67.6953125" calcext:value-type="float">
            <text:p>67.6953125</text:p>
          </table:table-cell>
          <table:table-cell office:value-type="float" office:value="-50.5399177551" calcext:value-type="float">
            <text:p>-50.5399177551</text:p>
          </table:table-cell>
          <table:table-cell office:value-type="float" office:value="67.900390625" calcext:value-type="float">
            <text:p>67.900390625</text:p>
          </table:table-cell>
          <table:table-cell office:value-type="float" office:value="1935" calcext:value-type="float">
            <text:p>1935</text:p>
          </table:table-cell>
          <table:table-cell office:value-type="float" office:value="-20.1442443179" calcext:value-type="float">
            <text:p>-20.1442443179</text:p>
          </table:table-cell>
          <table:table-cell office:value-type="float" office:value="-5.0493707648" calcext:value-type="float">
            <text:p>-5.0493707648</text:p>
          </table:table-cell>
          <table:table-cell office:value-type="float" office:value="-19.3111704632" calcext:value-type="float">
            <text:p>-19.3111704632</text:p>
          </table:table-cell>
          <table:table-cell office:value-type="float" office:value="-4.5885231317" calcext:value-type="float">
            <text:p>-4.5885231317</text:p>
          </table:table-cell>
        </table:table-row>
        <table:table-row table:style-name="ro1">
          <table:table-cell office:value-type="float" office:value="-23.2813063443" calcext:value-type="float">
            <text:p>-23.2813063443</text:p>
          </table:table-cell>
          <table:table-cell office:value-type="float" office:value="40.3996930804" calcext:value-type="float">
            <text:p>40.3996930804</text:p>
          </table:table-cell>
          <table:table-cell office:value-type="float" office:value="-50.0922325134" calcext:value-type="float">
            <text:p>-50.0922325134</text:p>
          </table:table-cell>
          <table:table-cell office:value-type="float" office:value="67.6708984375" calcext:value-type="float">
            <text:p>67.6708984375</text:p>
          </table:table-cell>
          <table:table-cell office:value-type="float" office:value="-50.5415249586" calcext:value-type="float">
            <text:p>-50.5415249586</text:p>
          </table:table-cell>
          <table:table-cell office:value-type="float" office:value="67.9052734375" calcext:value-type="float">
            <text:p>67.9052734375</text:p>
          </table:table-cell>
          <table:table-cell office:value-type="float" office:value="1937" calcext:value-type="float">
            <text:p>1937</text:p>
          </table:table-cell>
          <table:table-cell office:value-type="float" office:value="-20.1430523836" calcext:value-type="float">
            <text:p>-20.1430523836</text:p>
          </table:table-cell>
          <table:table-cell office:value-type="float" office:value="-5.0469506292" calcext:value-type="float">
            <text:p>-5.0469506292</text:p>
          </table:table-cell>
          <table:table-cell office:value-type="float" office:value="-19.3118692829" calcext:value-type="float">
            <text:p>-19.3118692829</text:p>
          </table:table-cell>
          <table:table-cell office:value-type="float" office:value="-4.5889679715" calcext:value-type="float">
            <text:p>-4.5889679715</text:p>
          </table:table-cell>
        </table:table-row>
        <table:table-row table:style-name="ro1">
          <table:table-cell office:value-type="float" office:value="-23.2654796839" calcext:value-type="float">
            <text:p>-23.2654796839</text:p>
          </table:table-cell>
          <table:table-cell office:value-type="float" office:value="40.537109375" calcext:value-type="float">
            <text:p>40.537109375</text:p>
          </table:table-cell>
          <table:table-cell office:value-type="float" office:value="-50.0943189144" calcext:value-type="float">
            <text:p>-50.0943189144</text:p>
          </table:table-cell>
          <table:table-cell office:value-type="float" office:value="67.7099609375" calcext:value-type="float">
            <text:p>67.7099609375</text:p>
          </table:table-cell>
          <table:table-cell office:value-type="float" office:value="-50.5403530359" calcext:value-type="float">
            <text:p>-50.5403530359</text:p>
          </table:table-cell>
          <table:table-cell office:value-type="float" office:value="67.9345703125" calcext:value-type="float">
            <text:p>67.9345703125</text:p>
          </table:table-cell>
          <table:table-cell office:value-type="float" office:value="1939" calcext:value-type="float">
            <text:p>1939</text:p>
          </table:table-cell>
          <table:table-cell office:value-type="float" office:value="-20.1440082949" calcext:value-type="float">
            <text:p>-20.1440082949</text:p>
          </table:table-cell>
          <table:table-cell office:value-type="float" office:value="-5.0508228461" calcext:value-type="float">
            <text:p>-5.0508228461</text:p>
          </table:table-cell>
          <table:table-cell office:value-type="float" office:value="-19.3113597254" calcext:value-type="float">
            <text:p>-19.3113597254</text:p>
          </table:table-cell>
          <table:table-cell office:value-type="float" office:value="-4.5916370107" calcext:value-type="float">
            <text:p>-4.5916370107</text:p>
          </table:table-cell>
        </table:table-row>
        <table:table-row table:style-name="ro1">
          <table:table-cell office:value-type="float" office:value="-24.0372562894" calcext:value-type="float">
            <text:p>-24.0372562894</text:p>
          </table:table-cell>
          <table:table-cell office:value-type="float" office:value="40.5343191964" calcext:value-type="float">
            <text:p>40.5343191964</text:p>
          </table:table-cell>
          <table:table-cell office:value-type="float" office:value="-50.0939987183" calcext:value-type="float">
            <text:p>-50.0939987183</text:p>
          </table:table-cell>
          <table:table-cell office:value-type="float" office:value="67.685546875" calcext:value-type="float">
            <text:p>67.685546875</text:p>
          </table:table-cell>
          <table:table-cell office:value-type="float" office:value="-50.5362151861" calcext:value-type="float">
            <text:p>-50.5362151861</text:p>
          </table:table-cell>
          <table:table-cell office:value-type="float" office:value="67.890625" calcext:value-type="float">
            <text:p>67.890625</text:p>
          </table:table-cell>
          <table:table-cell office:value-type="float" office:value="1941" calcext:value-type="float">
            <text:p>1941</text:p>
          </table:table-cell>
          <table:table-cell office:value-type="float" office:value="-20.1438615929" calcext:value-type="float">
            <text:p>-20.1438615929</text:p>
          </table:table-cell>
          <table:table-cell office:value-type="float" office:value="-5.0484027106" calcext:value-type="float">
            <text:p>-5.0484027106</text:p>
          </table:table-cell>
          <table:table-cell office:value-type="float" office:value="-19.3095605687" calcext:value-type="float">
            <text:p>-19.3095605687</text:p>
          </table:table-cell>
          <table:table-cell office:value-type="float" office:value="-4.587633452" calcext:value-type="float">
            <text:p>-4.587633452</text:p>
          </table:table-cell>
        </table:table-row>
        <table:table-row table:style-name="ro1">
          <table:table-cell office:value-type="float" office:value="-23.7397045838" calcext:value-type="float">
            <text:p>-23.7397045838</text:p>
          </table:table-cell>
          <table:table-cell office:value-type="float" office:value="40.4666573661" calcext:value-type="float">
            <text:p>40.4666573661</text:p>
          </table:table-cell>
          <table:table-cell office:value-type="float" office:value="-50.0941601992" calcext:value-type="float">
            <text:p>-50.0941601992</text:p>
          </table:table-cell>
          <table:table-cell office:value-type="float" office:value="67.6806640625" calcext:value-type="float">
            <text:p>67.6806640625</text:p>
          </table:table-cell>
          <table:table-cell office:value-type="float" office:value="-50.5433491945" calcext:value-type="float">
            <text:p>-50.5433491945</text:p>
          </table:table-cell>
          <table:table-cell office:value-type="float" office:value="67.8857421875" calcext:value-type="float">
            <text:p>67.8857421875</text:p>
          </table:table-cell>
          <table:table-cell office:value-type="float" office:value="1943" calcext:value-type="float">
            <text:p>1943</text:p>
          </table:table-cell>
          <table:table-cell office:value-type="float" office:value="-20.1439355775" calcext:value-type="float">
            <text:p>-20.1439355775</text:p>
          </table:table-cell>
          <table:table-cell office:value-type="float" office:value="-5.0479186834" calcext:value-type="float">
            <text:p>-5.0479186834</text:p>
          </table:table-cell>
          <table:table-cell office:value-type="float" office:value="-19.3126624694" calcext:value-type="float">
            <text:p>-19.3126624694</text:p>
          </table:table-cell>
          <table:table-cell office:value-type="float" office:value="-4.5871886121" calcext:value-type="float">
            <text:p>-4.5871886121</text:p>
          </table:table-cell>
        </table:table-row>
        <table:table-row table:style-name="ro1">
          <table:table-cell office:value-type="float" office:value="-23.8709995891" calcext:value-type="float">
            <text:p>-23.8709995891</text:p>
          </table:table-cell>
          <table:table-cell office:value-type="float" office:value="40.4164341518" calcext:value-type="float">
            <text:p>40.4164341518</text:p>
          </table:table-cell>
          <table:table-cell office:value-type="float" office:value="-50.0921974659" calcext:value-type="float">
            <text:p>-50.0921974659</text:p>
          </table:table-cell>
          <table:table-cell office:value-type="float" office:value="67.71484375" calcext:value-type="float">
            <text:p>67.71484375</text:p>
          </table:table-cell>
          <table:table-cell office:value-type="float" office:value="-50.5329563856" calcext:value-type="float">
            <text:p>-50.5329563856</text:p>
          </table:table-cell>
          <table:table-cell office:value-type="float" office:value="67.8125" calcext:value-type="float">
            <text:p>67.8125</text:p>
          </table:table-cell>
          <table:table-cell office:value-type="float" office:value="1945" calcext:value-type="float">
            <text:p>1945</text:p>
          </table:table-cell>
          <table:table-cell office:value-type="float" office:value="-20.1430363262" calcext:value-type="float">
            <text:p>-20.1430363262</text:p>
          </table:table-cell>
          <table:table-cell office:value-type="float" office:value="-5.0513068732" calcext:value-type="float">
            <text:p>-5.0513068732</text:p>
          </table:table-cell>
          <table:table-cell office:value-type="float" office:value="-19.3081436268" calcext:value-type="float">
            <text:p>-19.3081436268</text:p>
          </table:table-cell>
          <table:table-cell office:value-type="float" office:value="-4.5805160142" calcext:value-type="float">
            <text:p>-4.5805160142</text:p>
          </table:table-cell>
        </table:table-row>
        <table:table-row table:style-name="ro1">
          <table:table-cell office:value-type="float" office:value="-23.8369069968" calcext:value-type="float">
            <text:p>-23.8369069968</text:p>
          </table:table-cell>
          <table:table-cell office:value-type="float" office:value="40.6905691964" calcext:value-type="float">
            <text:p>40.6905691964</text:p>
          </table:table-cell>
          <table:table-cell office:value-type="float" office:value="-50.0923739672" calcext:value-type="float">
            <text:p>-50.0923739672</text:p>
          </table:table-cell>
          <table:table-cell office:value-type="float" office:value="67.6806640625" calcext:value-type="float">
            <text:p>67.6806640625</text:p>
          </table:table-cell>
          <table:table-cell office:value-type="float" office:value="-50.5415494204" calcext:value-type="float">
            <text:p>-50.5415494204</text:p>
          </table:table-cell>
          <table:table-cell office:value-type="float" office:value="67.8759765625" calcext:value-type="float">
            <text:p>67.8759765625</text:p>
          </table:table-cell>
          <table:table-cell office:value-type="float" office:value="1947" calcext:value-type="float">
            <text:p>1947</text:p>
          </table:table-cell>
          <table:table-cell office:value-type="float" office:value="-20.1431171925" calcext:value-type="float">
            <text:p>-20.1431171925</text:p>
          </table:table-cell>
          <table:table-cell office:value-type="float" office:value="-5.0479186834" calcext:value-type="float">
            <text:p>-5.0479186834</text:p>
          </table:table-cell>
          <table:table-cell office:value-type="float" office:value="-19.311879919" calcext:value-type="float">
            <text:p>-19.311879919</text:p>
          </table:table-cell>
          <table:table-cell office:value-type="float" office:value="-4.5862989324" calcext:value-type="float">
            <text:p>-4.5862989324</text:p>
          </table:table-cell>
        </table:table-row>
        <table:table-row table:style-name="ro1">
          <table:table-cell office:value-type="float" office:value="-23.937721043" calcext:value-type="float">
            <text:p>-23.937721043</text:p>
          </table:table-cell>
          <table:table-cell office:value-type="float" office:value="40.4457310268" calcext:value-type="float">
            <text:p>40.4457310268</text:p>
          </table:table-cell>
          <table:table-cell office:value-type="float" office:value="-50.0928244352" calcext:value-type="float">
            <text:p>-50.0928244352</text:p>
          </table:table-cell>
          <table:table-cell office:value-type="float" office:value="67.6806640625" calcext:value-type="float">
            <text:p>67.6806640625</text:p>
          </table:table-cell>
          <table:table-cell office:value-type="float" office:value="-50.5448925972" calcext:value-type="float">
            <text:p>-50.5448925972</text:p>
          </table:table-cell>
          <table:table-cell office:value-type="float" office:value="67.8662109375" calcext:value-type="float">
            <text:p>67.8662109375</text:p>
          </table:table-cell>
          <table:table-cell office:value-type="float" office:value="1949" calcext:value-type="float">
            <text:p>1949</text:p>
          </table:table-cell>
          <table:table-cell office:value-type="float" office:value="-20.1433235802" calcext:value-type="float">
            <text:p>-20.1433235802</text:p>
          </table:table-cell>
          <table:table-cell office:value-type="float" office:value="-5.0479186834" calcext:value-type="float">
            <text:p>-5.0479186834</text:p>
          </table:table-cell>
          <table:table-cell office:value-type="float" office:value="-19.3133335481" calcext:value-type="float">
            <text:p>-19.3133335481</text:p>
          </table:table-cell>
          <table:table-cell office:value-type="float" office:value="-4.5854092527" calcext:value-type="float">
            <text:p>-4.5854092527</text:p>
          </table:table-cell>
        </table:table-row>
        <table:table-row table:style-name="ro1">
          <table:table-cell office:value-type="float" office:value="-23.7074447134" calcext:value-type="float">
            <text:p>-23.7074447134</text:p>
          </table:table-cell>
          <table:table-cell office:value-type="float" office:value="40.4150390625" calcext:value-type="float">
            <text:p>40.4150390625</text:p>
          </table:table-cell>
          <table:table-cell office:value-type="float" office:value="-50.0902988911" calcext:value-type="float">
            <text:p>-50.0902988911</text:p>
          </table:table-cell>
          <table:table-cell office:value-type="float" office:value="67.6806640625" calcext:value-type="float">
            <text:p>67.6806640625</text:p>
          </table:table-cell>
          <table:table-cell office:value-type="float" office:value="-50.5410643578" calcext:value-type="float">
            <text:p>-50.5410643578</text:p>
          </table:table-cell>
          <table:table-cell office:value-type="float" office:value="67.87109375" calcext:value-type="float">
            <text:p>67.87109375</text:p>
          </table:table-cell>
          <table:table-cell office:value-type="float" office:value="1951" calcext:value-type="float">
            <text:p>1951</text:p>
          </table:table-cell>
          <table:table-cell office:value-type="float" office:value="-20.1421664699" calcext:value-type="float">
            <text:p>-20.1421664699</text:p>
          </table:table-cell>
          <table:table-cell office:value-type="float" office:value="-5.0479186834" calcext:value-type="float">
            <text:p>-5.0479186834</text:p>
          </table:table-cell>
          <table:table-cell office:value-type="float" office:value="-19.3116690115" calcext:value-type="float">
            <text:p>-19.3116690115</text:p>
          </table:table-cell>
          <table:table-cell office:value-type="float" office:value="-4.5858540925" calcext:value-type="float">
            <text:p>-4.5858540925</text:p>
          </table:table-cell>
        </table:table-row>
        <table:table-row table:style-name="ro1">
          <table:table-cell office:value-type="float" office:value="-24.1051574324" calcext:value-type="float">
            <text:p>-24.1051574324</text:p>
          </table:table-cell>
          <table:table-cell office:value-type="float" office:value="40.72265625" calcext:value-type="float">
            <text:p>40.72265625</text:p>
          </table:table-cell>
          <table:table-cell office:value-type="float" office:value="-50.0942453861" calcext:value-type="float">
            <text:p>-50.0942453861</text:p>
          </table:table-cell>
          <table:table-cell office:value-type="float" office:value="67.6708984375" calcext:value-type="float">
            <text:p>67.6708984375</text:p>
          </table:table-cell>
          <table:table-cell office:value-type="float" office:value="-50.543364954" calcext:value-type="float">
            <text:p>-50.543364954</text:p>
          </table:table-cell>
          <table:table-cell office:value-type="float" office:value="67.8466796875" calcext:value-type="float">
            <text:p>67.8466796875</text:p>
          </table:table-cell>
          <table:table-cell office:value-type="float" office:value="1953" calcext:value-type="float">
            <text:p>1953</text:p>
          </table:table-cell>
          <table:table-cell office:value-type="float" office:value="-20.143974607" calcext:value-type="float">
            <text:p>-20.143974607</text:p>
          </table:table-cell>
          <table:table-cell office:value-type="float" office:value="-5.0469506292" calcext:value-type="float">
            <text:p>-5.0469506292</text:p>
          </table:table-cell>
          <table:table-cell office:value-type="float" office:value="-19.3126693216" calcext:value-type="float">
            <text:p>-19.3126693216</text:p>
          </table:table-cell>
          <table:table-cell office:value-type="float" office:value="-4.5836298932" calcext:value-type="float">
            <text:p>-4.5836298932</text:p>
          </table:table-cell>
        </table:table-row>
        <table:table-row table:style-name="ro1">
          <table:table-cell office:value-type="float" office:value="-23.8749622068" calcext:value-type="float">
            <text:p>-23.8749622068</text:p>
          </table:table-cell>
          <table:table-cell office:value-type="float" office:value="40.9012276786" calcext:value-type="float">
            <text:p>40.9012276786</text:p>
          </table:table-cell>
          <table:table-cell office:value-type="float" office:value="-50.0932104111" calcext:value-type="float">
            <text:p>-50.0932104111</text:p>
          </table:table-cell>
          <table:table-cell office:value-type="float" office:value="67.685546875" calcext:value-type="float">
            <text:p>67.685546875</text:p>
          </table:table-cell>
          <table:table-cell office:value-type="float" office:value="-50.5443695784" calcext:value-type="float">
            <text:p>-50.5443695784</text:p>
          </table:table-cell>
          <table:table-cell office:value-type="float" office:value="67.8466796875" calcext:value-type="float">
            <text:p>67.8466796875</text:p>
          </table:table-cell>
          <table:table-cell office:value-type="float" office:value="1954" calcext:value-type="float">
            <text:p>1954</text:p>
          </table:table-cell>
          <table:table-cell office:value-type="float" office:value="-20.1435004199" calcext:value-type="float">
            <text:p>-20.1435004199</text:p>
          </table:table-cell>
          <table:table-cell office:value-type="float" office:value="-5.0484027106" calcext:value-type="float">
            <text:p>-5.0484027106</text:p>
          </table:table-cell>
          <table:table-cell office:value-type="float" office:value="-19.3131061371" calcext:value-type="float">
            <text:p>-19.3131061371</text:p>
          </table:table-cell>
          <table:table-cell office:value-type="float" office:value="-4.5836298932" calcext:value-type="float">
            <text:p>-4.5836298932</text:p>
          </table:table-cell>
        </table:table-row>
        <table:table-row table:style-name="ro1">
          <table:table-cell office:value-type="float" office:value="-23.2321073243" calcext:value-type="float">
            <text:p>-23.2321073243</text:p>
          </table:table-cell>
          <table:table-cell office:value-type="float" office:value="40.2448381696" calcext:value-type="float">
            <text:p>40.2448381696</text:p>
          </table:table-cell>
          <table:table-cell office:value-type="float" office:value="-50.0925981522" calcext:value-type="float">
            <text:p>-50.0925981522</text:p>
          </table:table-cell>
          <table:table-cell office:value-type="float" office:value="67.724609375" calcext:value-type="float">
            <text:p>67.724609375</text:p>
          </table:table-cell>
          <table:table-cell office:value-type="float" office:value="-50.5331910133" calcext:value-type="float">
            <text:p>-50.5331910133</text:p>
          </table:table-cell>
          <table:table-cell office:value-type="float" office:value="67.841796875" calcext:value-type="float">
            <text:p>67.841796875</text:p>
          </table:table-cell>
          <table:table-cell office:value-type="float" office:value="1956" calcext:value-type="float">
            <text:p>1956</text:p>
          </table:table-cell>
          <table:table-cell office:value-type="float" office:value="-20.1432199057" calcext:value-type="float">
            <text:p>-20.1432199057</text:p>
          </table:table-cell>
          <table:table-cell office:value-type="float" office:value="-5.0522749274" calcext:value-type="float">
            <text:p>-5.0522749274</text:p>
          </table:table-cell>
          <table:table-cell office:value-type="float" office:value="-19.308245644" calcext:value-type="float">
            <text:p>-19.308245644</text:p>
          </table:table-cell>
          <table:table-cell office:value-type="float" office:value="-4.5831850534" calcext:value-type="float">
            <text:p>-4.5831850534</text:p>
          </table:table-cell>
        </table:table-row>
        <table:table-row table:style-name="ro1">
          <table:table-cell office:value-type="float" office:value="-23.5253094405" calcext:value-type="float">
            <text:p>-23.5253094405</text:p>
          </table:table-cell>
          <table:table-cell office:value-type="float" office:value="40.3724888393" calcext:value-type="float">
            <text:p>40.3724888393</text:p>
          </table:table-cell>
          <table:table-cell office:value-type="float" office:value="-50.0864414692" calcext:value-type="float">
            <text:p>-50.0864414692</text:p>
          </table:table-cell>
          <table:table-cell office:value-type="float" office:value="67.646484375" calcext:value-type="float">
            <text:p>67.646484375</text:p>
          </table:table-cell>
          <table:table-cell office:value-type="float" office:value="-50.5293911934" calcext:value-type="float">
            <text:p>-50.5293911934</text:p>
          </table:table-cell>
          <table:table-cell office:value-type="float" office:value="67.861328125" calcext:value-type="float">
            <text:p>67.861328125</text:p>
          </table:table-cell>
          <table:table-cell office:value-type="float" office:value="1958" calcext:value-type="float">
            <text:p>1958</text:p>
          </table:table-cell>
          <table:table-cell office:value-type="float" office:value="-20.1403991428" calcext:value-type="float">
            <text:p>-20.1403991428</text:p>
          </table:table-cell>
          <table:table-cell office:value-type="float" office:value="-5.0445304937" calcext:value-type="float">
            <text:p>-5.0445304937</text:p>
          </table:table-cell>
          <table:table-cell office:value-type="float" office:value="-19.3065934643" calcext:value-type="float">
            <text:p>-19.3065934643</text:p>
          </table:table-cell>
          <table:table-cell office:value-type="float" office:value="-4.5849644128" calcext:value-type="float">
            <text:p>-4.5849644128</text:p>
          </table:table-cell>
        </table:table-row>
        <table:table-row table:style-name="ro1">
          <table:table-cell office:value-type="float" office:value="-23.3200919756" calcext:value-type="float">
            <text:p>-23.3200919756</text:p>
          </table:table-cell>
          <table:table-cell office:value-type="float" office:value="40.6159319196" calcext:value-type="float">
            <text:p>40.6159319196</text:p>
          </table:table-cell>
          <table:table-cell office:value-type="float" office:value="-50.0919675827" calcext:value-type="float">
            <text:p>-50.0919675827</text:p>
          </table:table-cell>
          <table:table-cell office:value-type="float" office:value="67.685546875" calcext:value-type="float">
            <text:p>67.685546875</text:p>
          </table:table-cell>
          <table:table-cell office:value-type="float" office:value="-50.5377969265" calcext:value-type="float">
            <text:p>-50.5377969265</text:p>
          </table:table-cell>
          <table:table-cell office:value-type="float" office:value="67.8662109375" calcext:value-type="float">
            <text:p>67.8662109375</text:p>
          </table:table-cell>
          <table:table-cell office:value-type="float" office:value="1960" calcext:value-type="float">
            <text:p>1960</text:p>
          </table:table-cell>
          <table:table-cell office:value-type="float" office:value="-20.1429310023" calcext:value-type="float">
            <text:p>-20.1429310023</text:p>
          </table:table-cell>
          <table:table-cell office:value-type="float" office:value="-5.0484027106" calcext:value-type="float">
            <text:p>-5.0484027106</text:p>
          </table:table-cell>
          <table:table-cell office:value-type="float" office:value="-19.3102483169" calcext:value-type="float">
            <text:p>-19.3102483169</text:p>
          </table:table-cell>
          <table:table-cell office:value-type="float" office:value="-4.5854092527" calcext:value-type="float">
            <text:p>-4.5854092527</text:p>
          </table:table-cell>
        </table:table-row>
        <table:table-row table:style-name="ro1">
          <table:table-cell office:value-type="float" office:value="-23.1944804507" calcext:value-type="float">
            <text:p>-23.1944804507</text:p>
          </table:table-cell>
          <table:table-cell office:value-type="float" office:value="40.4952566964" calcext:value-type="float">
            <text:p>40.4952566964</text:p>
          </table:table-cell>
          <table:table-cell office:value-type="float" office:value="-50.0880271196" calcext:value-type="float">
            <text:p>-50.0880271196</text:p>
          </table:table-cell>
          <table:table-cell office:value-type="float" office:value="67.6904296875" calcext:value-type="float">
            <text:p>67.6904296875</text:p>
          </table:table-cell>
          <table:table-cell office:value-type="float" office:value="-50.5397719622" calcext:value-type="float">
            <text:p>-50.5397719622</text:p>
          </table:table-cell>
          <table:table-cell office:value-type="float" office:value="67.8564453125" calcext:value-type="float">
            <text:p>67.8564453125</text:p>
          </table:table-cell>
          <table:table-cell office:value-type="float" office:value="1962" calcext:value-type="float">
            <text:p>1962</text:p>
          </table:table-cell>
          <table:table-cell office:value-type="float" office:value="-20.1411256288" calcext:value-type="float">
            <text:p>-20.1411256288</text:p>
          </table:table-cell>
          <table:table-cell office:value-type="float" office:value="-5.0488867377" calcext:value-type="float">
            <text:p>-5.0488867377</text:p>
          </table:table-cell>
          <table:table-cell office:value-type="float" office:value="-19.3111070718" calcext:value-type="float">
            <text:p>-19.3111070718</text:p>
          </table:table-cell>
          <table:table-cell office:value-type="float" office:value="-4.584519573" calcext:value-type="float">
            <text:p>-4.584519573</text:p>
          </table:table-cell>
        </table:table-row>
        <table:table-row table:style-name="ro1">
          <table:table-cell office:value-type="float" office:value="-23.7960915395" calcext:value-type="float">
            <text:p>-23.7960915395</text:p>
          </table:table-cell>
          <table:table-cell office:value-type="float" office:value="40.3648158482" calcext:value-type="float">
            <text:p>40.3648158482</text:p>
          </table:table-cell>
          <table:table-cell office:value-type="float" office:value="-50.0940167427" calcext:value-type="float">
            <text:p>-50.0940167427</text:p>
          </table:table-cell>
          <table:table-cell office:value-type="float" office:value="67.67578125" calcext:value-type="float">
            <text:p>67.67578125</text:p>
          </table:table-cell>
          <table:table-cell office:value-type="float" office:value="-50.5373680353" calcext:value-type="float">
            <text:p>-50.5373680353</text:p>
          </table:table-cell>
          <table:table-cell office:value-type="float" office:value="67.87109375" calcext:value-type="float">
            <text:p>67.87109375</text:p>
          </table:table-cell>
          <table:table-cell office:value-type="float" office:value="1964" calcext:value-type="float">
            <text:p>1964</text:p>
          </table:table-cell>
          <table:table-cell office:value-type="float" office:value="-20.1438698511" calcext:value-type="float">
            <text:p>-20.1438698511</text:p>
          </table:table-cell>
          <table:table-cell office:value-type="float" office:value="-5.0474346563" calcext:value-type="float">
            <text:p>-5.0474346563</text:p>
          </table:table-cell>
          <table:table-cell office:value-type="float" office:value="-19.310061833" calcext:value-type="float">
            <text:p>-19.310061833</text:p>
          </table:table-cell>
          <table:table-cell office:value-type="float" office:value="-4.5858540925" calcext:value-type="float">
            <text:p>-4.5858540925</text:p>
          </table:table-cell>
        </table:table-row>
        <table:table-row table:style-name="ro1">
          <table:table-cell office:value-type="float" office:value="-23.8869925916" calcext:value-type="float">
            <text:p>-23.8869925916</text:p>
          </table:table-cell>
          <table:table-cell office:value-type="float" office:value="40.5636160714" calcext:value-type="float">
            <text:p>40.5636160714</text:p>
          </table:table-cell>
          <table:table-cell office:value-type="float" office:value="-50.0887939215" calcext:value-type="float">
            <text:p>-50.0887939215</text:p>
          </table:table-cell>
          <table:table-cell office:value-type="float" office:value="67.65625" calcext:value-type="float">
            <text:p>67.65625</text:p>
          </table:table-cell>
          <table:table-cell office:value-type="float" office:value="-50.5302012682" calcext:value-type="float">
            <text:p>-50.5302012682</text:p>
          </table:table-cell>
          <table:table-cell office:value-type="float" office:value="67.87109375" calcext:value-type="float">
            <text:p>67.87109375</text:p>
          </table:table-cell>
          <table:table-cell office:value-type="float" office:value="1966" calcext:value-type="float">
            <text:p>1966</text:p>
          </table:table-cell>
          <table:table-cell office:value-type="float" office:value="-20.1414769489" calcext:value-type="float">
            <text:p>-20.1414769489</text:p>
          </table:table-cell>
          <table:table-cell office:value-type="float" office:value="-5.0454985479" calcext:value-type="float">
            <text:p>-5.0454985479</text:p>
          </table:table-cell>
          <table:table-cell office:value-type="float" office:value="-19.3069456887" calcext:value-type="float">
            <text:p>-19.3069456887</text:p>
          </table:table-cell>
          <table:table-cell office:value-type="float" office:value="-4.5858540925" calcext:value-type="float">
            <text:p>-4.5858540925</text:p>
          </table:table-cell>
        </table:table-row>
        <table:table-row table:style-name="ro1">
          <table:table-cell office:value-type="float" office:value="-24.0907089442" calcext:value-type="float">
            <text:p>-24.0907089442</text:p>
          </table:table-cell>
          <table:table-cell office:value-type="float" office:value="40.6187220982" calcext:value-type="float">
            <text:p>40.6187220982</text:p>
          </table:table-cell>
          <table:table-cell office:value-type="float" office:value="-50.0910360575" calcext:value-type="float">
            <text:p>-50.0910360575</text:p>
          </table:table-cell>
          <table:table-cell office:value-type="float" office:value="67.6708984375" calcext:value-type="float">
            <text:p>67.6708984375</text:p>
          </table:table-cell>
          <table:table-cell office:value-type="float" office:value="-50.5342759132" calcext:value-type="float">
            <text:p>-50.5342759132</text:p>
          </table:table-cell>
          <table:table-cell office:value-type="float" office:value="67.8564453125" calcext:value-type="float">
            <text:p>67.8564453125</text:p>
          </table:table-cell>
          <table:table-cell office:value-type="float" office:value="1968" calcext:value-type="float">
            <text:p>1968</text:p>
          </table:table-cell>
          <table:table-cell office:value-type="float" office:value="-20.1425042121" calcext:value-type="float">
            <text:p>-20.1425042121</text:p>
          </table:table-cell>
          <table:table-cell office:value-type="float" office:value="-5.0469506292" calcext:value-type="float">
            <text:p>-5.0469506292</text:p>
          </table:table-cell>
          <table:table-cell office:value-type="float" office:value="-19.3087173636" calcext:value-type="float">
            <text:p>-19.3087173636</text:p>
          </table:table-cell>
          <table:table-cell office:value-type="float" office:value="-4.584519573" calcext:value-type="float">
            <text:p>-4.584519573</text:p>
          </table:table-cell>
        </table:table-row>
        <table:table-row table:style-name="ro1">
          <table:table-cell office:value-type="float" office:value="-23.9188942735" calcext:value-type="float">
            <text:p>-23.9188942735</text:p>
          </table:table-cell>
          <table:table-cell office:value-type="float" office:value="40.5385044643" calcext:value-type="float">
            <text:p>40.5385044643</text:p>
          </table:table-cell>
          <table:table-cell office:value-type="float" office:value="-50.0918090105" calcext:value-type="float">
            <text:p>-50.0918090105</text:p>
          </table:table-cell>
          <table:table-cell office:value-type="float" office:value="67.67578125" calcext:value-type="float">
            <text:p>67.67578125</text:p>
          </table:table-cell>
          <table:table-cell office:value-type="float" office:value="-50.5378196001" calcext:value-type="float">
            <text:p>-50.5378196001</text:p>
          </table:table-cell>
          <table:table-cell office:value-type="float" office:value="67.87109375" calcext:value-type="float">
            <text:p>67.87109375</text:p>
          </table:table-cell>
          <table:table-cell office:value-type="float" office:value="1970" calcext:value-type="float">
            <text:p>1970</text:p>
          </table:table-cell>
          <table:table-cell office:value-type="float" office:value="-20.1428583504" calcext:value-type="float">
            <text:p>-20.1428583504</text:p>
          </table:table-cell>
          <table:table-cell office:value-type="float" office:value="-5.0474346563" calcext:value-type="float">
            <text:p>-5.0474346563</text:p>
          </table:table-cell>
          <table:table-cell office:value-type="float" office:value="-19.3102581755" calcext:value-type="float">
            <text:p>-19.3102581755</text:p>
          </table:table-cell>
          <table:table-cell office:value-type="float" office:value="-4.5858540925" calcext:value-type="float">
            <text:p>-4.5858540925</text:p>
          </table:table-cell>
        </table:table-row>
        <table:table-row table:style-name="ro1">
          <table:table-cell office:value-type="float" office:value="-24.402921875" calcext:value-type="float">
            <text:p>-24.402921875</text:p>
          </table:table-cell>
          <table:table-cell office:value-type="float" office:value="40.7693917411" calcext:value-type="float">
            <text:p>40.7693917411</text:p>
          </table:table-cell>
          <table:table-cell office:value-type="float" office:value="-50.0893759727" calcext:value-type="float">
            <text:p>-50.0893759727</text:p>
          </table:table-cell>
          <table:table-cell office:value-type="float" office:value="67.6806640625" calcext:value-type="float">
            <text:p>67.6806640625</text:p>
          </table:table-cell>
          <table:table-cell office:value-type="float" office:value="-50.5267211199" calcext:value-type="float">
            <text:p>-50.5267211199</text:p>
          </table:table-cell>
          <table:table-cell office:value-type="float" office:value="67.8125" calcext:value-type="float">
            <text:p>67.8125</text:p>
          </table:table-cell>
          <table:table-cell office:value-type="float" office:value="1972" calcext:value-type="float">
            <text:p>1972</text:p>
          </table:table-cell>
          <table:table-cell office:value-type="float" office:value="-20.1417436231" calcext:value-type="float">
            <text:p>-20.1417436231</text:p>
          </table:table-cell>
          <table:table-cell office:value-type="float" office:value="-5.0479186834" calcext:value-type="float">
            <text:p>-5.0479186834</text:p>
          </table:table-cell>
          <table:table-cell office:value-type="float" office:value="-19.3054325037" calcext:value-type="float">
            <text:p>-19.3054325037</text:p>
          </table:table-cell>
          <table:table-cell office:value-type="float" office:value="-4.5805160142" calcext:value-type="float">
            <text:p>-4.5805160142</text:p>
          </table:table-cell>
        </table:table-row>
        <table:table-row table:style-name="ro1">
          <table:table-cell office:value-type="float" office:value="-23.3411954969" calcext:value-type="float">
            <text:p>-23.3411954969</text:p>
          </table:table-cell>
          <table:table-cell office:value-type="float" office:value="40.3989955357" calcext:value-type="float">
            <text:p>40.3989955357</text:p>
          </table:table-cell>
          <table:table-cell office:value-type="float" office:value="-50.0871765614" calcext:value-type="float">
            <text:p>-50.0871765614</text:p>
          </table:table-cell>
          <table:table-cell office:value-type="float" office:value="67.7001953125" calcext:value-type="float">
            <text:p>67.7001953125</text:p>
          </table:table-cell>
          <table:table-cell office:value-type="float" office:value="-50.5383077383" calcext:value-type="float">
            <text:p>-50.5383077383</text:p>
          </table:table-cell>
          <table:table-cell office:value-type="float" office:value="67.8515625" calcext:value-type="float">
            <text:p>67.8515625</text:p>
          </table:table-cell>
          <table:table-cell office:value-type="float" office:value="1973" calcext:value-type="float">
            <text:p>1973</text:p>
          </table:table-cell>
          <table:table-cell office:value-type="float" office:value="-20.1407359347" calcext:value-type="float">
            <text:p>-20.1407359347</text:p>
          </table:table-cell>
          <table:table-cell office:value-type="float" office:value="-5.0498547919" calcext:value-type="float">
            <text:p>-5.0498547919</text:p>
          </table:table-cell>
          <table:table-cell office:value-type="float" office:value="-19.3104704203" calcext:value-type="float">
            <text:p>-19.3104704203</text:p>
          </table:table-cell>
          <table:table-cell office:value-type="float" office:value="-4.5840747331" calcext:value-type="float">
            <text:p>-4.5840747331</text:p>
          </table:table-cell>
        </table:table-row>
        <table:table-row table:style-name="ro1">
          <table:table-cell office:value-type="float" office:value="-23.5717796726" calcext:value-type="float">
            <text:p>-23.5717796726</text:p>
          </table:table-cell>
          <table:table-cell office:value-type="float" office:value="40.4289899554" calcext:value-type="float">
            <text:p>40.4289899554</text:p>
          </table:table-cell>
          <table:table-cell office:value-type="float" office:value="-50.0930918455" calcext:value-type="float">
            <text:p>-50.0930918455</text:p>
          </table:table-cell>
          <table:table-cell office:value-type="float" office:value="67.6904296875" calcext:value-type="float">
            <text:p>67.6904296875</text:p>
          </table:table-cell>
          <table:table-cell office:value-type="float" office:value="-50.5429730177" calcext:value-type="float">
            <text:p>-50.5429730177</text:p>
          </table:table-cell>
          <table:table-cell office:value-type="float" office:value="67.83203125" calcext:value-type="float">
            <text:p>67.83203125</text:p>
          </table:table-cell>
          <table:table-cell office:value-type="float" office:value="1975" calcext:value-type="float">
            <text:p>1975</text:p>
          </table:table-cell>
          <table:table-cell office:value-type="float" office:value="-20.1434460976" calcext:value-type="float">
            <text:p>-20.1434460976</text:p>
          </table:table-cell>
          <table:table-cell office:value-type="float" office:value="-5.0488867377" calcext:value-type="float">
            <text:p>-5.0488867377</text:p>
          </table:table-cell>
          <table:table-cell office:value-type="float" office:value="-19.3124989059" calcext:value-type="float">
            <text:p>-19.3124989059</text:p>
          </table:table-cell>
          <table:table-cell office:value-type="float" office:value="-4.5822953737" calcext:value-type="float">
            <text:p>-4.5822953737</text:p>
          </table:table-cell>
        </table:table-row>
        <table:table-row table:style-name="ro1">
          <table:table-cell office:value-type="float" office:value="-23.6845078975" calcext:value-type="float">
            <text:p>-23.6845078975</text:p>
          </table:table-cell>
          <table:table-cell office:value-type="float" office:value="40.5984933036" calcext:value-type="float">
            <text:p>40.5984933036</text:p>
          </table:table-cell>
          <table:table-cell office:value-type="float" office:value="-50.0902732134" calcext:value-type="float">
            <text:p>-50.0902732134</text:p>
          </table:table-cell>
          <table:table-cell office:value-type="float" office:value="67.7001953125" calcext:value-type="float">
            <text:p>67.7001953125</text:p>
          </table:table-cell>
          <table:table-cell office:value-type="float" office:value="-50.5352555513" calcext:value-type="float">
            <text:p>-50.5352555513</text:p>
          </table:table-cell>
          <table:table-cell office:value-type="float" office:value="67.841796875" calcext:value-type="float">
            <text:p>67.841796875</text:p>
          </table:table-cell>
          <table:table-cell office:value-type="float" office:value="1977" calcext:value-type="float">
            <text:p>1977</text:p>
          </table:table-cell>
          <table:table-cell office:value-type="float" office:value="-20.1421547053" calcext:value-type="float">
            <text:p>-20.1421547053</text:p>
          </table:table-cell>
          <table:table-cell office:value-type="float" office:value="-5.0498547919" calcext:value-type="float">
            <text:p>-5.0498547919</text:p>
          </table:table-cell>
          <table:table-cell office:value-type="float" office:value="-19.3091433149" calcext:value-type="float">
            <text:p>-19.3091433149</text:p>
          </table:table-cell>
          <table:table-cell office:value-type="float" office:value="-4.5831850534" calcext:value-type="float">
            <text:p>-4.5831850534</text:p>
          </table:table-cell>
        </table:table-row>
        <table:table-row table:style-name="ro1">
          <table:table-cell office:value-type="float" office:value="-23.8024027995" calcext:value-type="float">
            <text:p>-23.8024027995</text:p>
          </table:table-cell>
          <table:table-cell office:value-type="float" office:value="40.5817522321" calcext:value-type="float">
            <text:p>40.5817522321</text:p>
          </table:table-cell>
          <table:table-cell office:value-type="float" office:value="-50.0889670372" calcext:value-type="float">
            <text:p>-50.0889670372</text:p>
          </table:table-cell>
          <table:table-cell office:value-type="float" office:value="67.6953125" calcext:value-type="float">
            <text:p>67.6953125</text:p>
          </table:table-cell>
          <table:table-cell office:value-type="float" office:value="-50.5361040354" calcext:value-type="float">
            <text:p>-50.5361040354</text:p>
          </table:table-cell>
          <table:table-cell office:value-type="float" office:value="67.841796875" calcext:value-type="float">
            <text:p>67.841796875</text:p>
          </table:table-cell>
          <table:table-cell office:value-type="float" office:value="1979" calcext:value-type="float">
            <text:p>1979</text:p>
          </table:table-cell>
          <table:table-cell office:value-type="float" office:value="-20.141556264" calcext:value-type="float">
            <text:p>-20.141556264</text:p>
          </table:table-cell>
          <table:table-cell office:value-type="float" office:value="-5.0493707648" calcext:value-type="float">
            <text:p>-5.0493707648</text:p>
          </table:table-cell>
          <table:table-cell office:value-type="float" office:value="-19.3095122398" calcext:value-type="float">
            <text:p>-19.3095122398</text:p>
          </table:table-cell>
          <table:table-cell office:value-type="float" office:value="-4.5831850534" calcext:value-type="float">
            <text:p>-4.5831850534</text:p>
          </table:table-cell>
        </table:table-row>
        <table:table-row table:style-name="ro1">
          <table:table-cell office:value-type="float" office:value="-23.2974041411" calcext:value-type="float">
            <text:p>-23.2974041411</text:p>
          </table:table-cell>
          <table:table-cell office:value-type="float" office:value="40.673828125" calcext:value-type="float">
            <text:p>40.673828125</text:p>
          </table:table-cell>
          <table:table-cell office:value-type="float" office:value="-50.0910921812" calcext:value-type="float">
            <text:p>-50.0910921812</text:p>
          </table:table-cell>
          <table:table-cell office:value-type="float" office:value="67.6708984375" calcext:value-type="float">
            <text:p>67.6708984375</text:p>
          </table:table-cell>
          <table:table-cell office:value-type="float" office:value="-50.5268448591" calcext:value-type="float">
            <text:p>-50.5268448591</text:p>
          </table:table-cell>
          <table:table-cell office:value-type="float" office:value="67.802734375" calcext:value-type="float">
            <text:p>67.802734375</text:p>
          </table:table-cell>
          <table:table-cell office:value-type="float" office:value="1981" calcext:value-type="float">
            <text:p>1981</text:p>
          </table:table-cell>
          <table:table-cell office:value-type="float" office:value="-20.1425299259" calcext:value-type="float">
            <text:p>-20.1425299259</text:p>
          </table:table-cell>
          <table:table-cell office:value-type="float" office:value="-5.0469506292" calcext:value-type="float">
            <text:p>-5.0469506292</text:p>
          </table:table-cell>
          <table:table-cell office:value-type="float" office:value="-19.3054863061" calcext:value-type="float">
            <text:p>-19.3054863061</text:p>
          </table:table-cell>
          <table:table-cell office:value-type="float" office:value="-4.5796263345" calcext:value-type="float">
            <text:p>-4.5796263345</text:p>
          </table:table-cell>
        </table:table-row>
        <table:table-row table:style-name="ro1">
          <table:table-cell office:value-type="float" office:value="-23.4925881569" calcext:value-type="float">
            <text:p>-23.4925881569</text:p>
          </table:table-cell>
          <table:table-cell office:value-type="float" office:value="40.1834542411" calcext:value-type="float">
            <text:p>40.1834542411</text:p>
          </table:table-cell>
          <table:table-cell office:value-type="float" office:value="-50.0909869671" calcext:value-type="float">
            <text:p>-50.0909869671</text:p>
          </table:table-cell>
          <table:table-cell office:value-type="float" office:value="67.65625" calcext:value-type="float">
            <text:p>67.65625</text:p>
          </table:table-cell>
          <table:table-cell office:value-type="float" office:value="-50.5351514816" calcext:value-type="float">
            <text:p>-50.5351514816</text:p>
          </table:table-cell>
          <table:table-cell office:value-type="float" office:value="67.8662109375" calcext:value-type="float">
            <text:p>67.8662109375</text:p>
          </table:table-cell>
          <table:table-cell office:value-type="float" office:value="1983" calcext:value-type="float">
            <text:p>1983</text:p>
          </table:table-cell>
          <table:table-cell office:value-type="float" office:value="-20.1424817207" calcext:value-type="float">
            <text:p>-20.1424817207</text:p>
          </table:table-cell>
          <table:table-cell office:value-type="float" office:value="-5.0454985479" calcext:value-type="float">
            <text:p>-5.0454985479</text:p>
          </table:table-cell>
          <table:table-cell office:value-type="float" office:value="-19.3090980649" calcext:value-type="float">
            <text:p>-19.3090980649</text:p>
          </table:table-cell>
          <table:table-cell office:value-type="float" office:value="-4.5854092527" calcext:value-type="float">
            <text:p>-4.5854092527</text:p>
          </table:table-cell>
        </table:table-row>
        <table:table-row table:style-name="ro1">
          <table:table-cell office:value-type="float" office:value="-23.484730953" calcext:value-type="float">
            <text:p>-23.484730953</text:p>
          </table:table-cell>
          <table:table-cell office:value-type="float" office:value="40.4192243304" calcext:value-type="float">
            <text:p>40.4192243304</text:p>
          </table:table-cell>
          <table:table-cell office:value-type="float" office:value="-50.09217906" calcext:value-type="float">
            <text:p>-50.09217906</text:p>
          </table:table-cell>
          <table:table-cell office:value-type="float" office:value="67.6708984375" calcext:value-type="float">
            <text:p>67.6708984375</text:p>
          </table:table-cell>
          <table:table-cell office:value-type="float" office:value="-50.5380587101" calcext:value-type="float">
            <text:p>-50.5380587101</text:p>
          </table:table-cell>
          <table:table-cell office:value-type="float" office:value="67.87109375" calcext:value-type="float">
            <text:p>67.87109375</text:p>
          </table:table-cell>
          <table:table-cell office:value-type="float" office:value="1985" calcext:value-type="float">
            <text:p>1985</text:p>
          </table:table-cell>
          <table:table-cell office:value-type="float" office:value="-20.1430278933" calcext:value-type="float">
            <text:p>-20.1430278933</text:p>
          </table:table-cell>
          <table:table-cell office:value-type="float" office:value="-5.0469506292" calcext:value-type="float">
            <text:p>-5.0469506292</text:p>
          </table:table-cell>
          <table:table-cell office:value-type="float" office:value="-19.3103621417" calcext:value-type="float">
            <text:p>-19.3103621417</text:p>
          </table:table-cell>
          <table:table-cell office:value-type="float" office:value="-4.5858540925" calcext:value-type="float">
            <text:p>-4.5858540925</text:p>
          </table:table-cell>
        </table:table-row>
        <table:table-row table:style-name="ro1">
          <table:table-cell office:value-type="float" office:value="-23.0655088131" calcext:value-type="float">
            <text:p>-23.0655088131</text:p>
          </table:table-cell>
          <table:table-cell office:value-type="float" office:value="40.4547991071" calcext:value-type="float">
            <text:p>40.4547991071</text:p>
          </table:table-cell>
          <table:table-cell office:value-type="float" office:value="-50.0879848957" calcext:value-type="float">
            <text:p>-50.0879848957</text:p>
          </table:table-cell>
          <table:table-cell office:value-type="float" office:value="67.6708984375" calcext:value-type="float">
            <text:p>67.6708984375</text:p>
          </table:table-cell>
          <table:table-cell office:value-type="float" office:value="-50.5315118313" calcext:value-type="float">
            <text:p>-50.5315118313</text:p>
          </table:table-cell>
          <table:table-cell office:value-type="float" office:value="67.8759765625" calcext:value-type="float">
            <text:p>67.8759765625</text:p>
          </table:table-cell>
          <table:table-cell office:value-type="float" office:value="1987" calcext:value-type="float">
            <text:p>1987</text:p>
          </table:table-cell>
          <table:table-cell office:value-type="float" office:value="-20.1411062834" calcext:value-type="float">
            <text:p>-20.1411062834</text:p>
          </table:table-cell>
          <table:table-cell office:value-type="float" office:value="-5.0469506292" calcext:value-type="float">
            <text:p>-5.0469506292</text:p>
          </table:table-cell>
          <table:table-cell office:value-type="float" office:value="-19.3075155277" calcext:value-type="float">
            <text:p>-19.3075155277</text:p>
          </table:table-cell>
          <table:table-cell office:value-type="float" office:value="-4.5862989324" calcext:value-type="float">
            <text:p>-4.5862989324</text:p>
          </table:table-cell>
        </table:table-row>
        <table:table-row table:style-name="ro1">
          <table:table-cell office:value-type="float" office:value="-23.4258602232" calcext:value-type="float">
            <text:p>-23.4258602232</text:p>
          </table:table-cell>
          <table:table-cell office:value-type="float" office:value="40.8503069196" calcext:value-type="float">
            <text:p>40.8503069196</text:p>
          </table:table-cell>
          <table:table-cell office:value-type="float" office:value="-50.088956213" calcext:value-type="float">
            <text:p>-50.088956213</text:p>
          </table:table-cell>
          <table:table-cell office:value-type="float" office:value="67.666015625" calcext:value-type="float">
            <text:p>67.666015625</text:p>
          </table:table-cell>
          <table:table-cell office:value-type="float" office:value="-50.5329262972" calcext:value-type="float">
            <text:p>-50.5329262972</text:p>
          </table:table-cell>
          <table:table-cell office:value-type="float" office:value="67.880859375" calcext:value-type="float">
            <text:p>67.880859375</text:p>
          </table:table-cell>
          <table:table-cell office:value-type="float" office:value="1989" calcext:value-type="float">
            <text:p>1989</text:p>
          </table:table-cell>
          <table:table-cell office:value-type="float" office:value="-20.1415513048" calcext:value-type="float">
            <text:p>-20.1415513048</text:p>
          </table:table-cell>
          <table:table-cell office:value-type="float" office:value="-5.0464666021" calcext:value-type="float">
            <text:p>-5.0464666021</text:p>
          </table:table-cell>
          <table:table-cell office:value-type="float" office:value="-19.3081305442" calcext:value-type="float">
            <text:p>-19.3081305442</text:p>
          </table:table-cell>
          <table:table-cell office:value-type="float" office:value="-4.5867437722" calcext:value-type="float">
            <text:p>-4.5867437722</text:p>
          </table:table-cell>
        </table:table-row>
        <table:table-row table:style-name="ro1">
          <table:table-cell office:value-type="float" office:value="-23.6094489736" calcext:value-type="float">
            <text:p>-23.6094489736</text:p>
          </table:table-cell>
          <table:table-cell office:value-type="float" office:value="40.6284877232" calcext:value-type="float">
            <text:p>40.6284877232</text:p>
          </table:table-cell>
          <table:table-cell office:value-type="float" office:value="-50.0895222902" calcext:value-type="float">
            <text:p>-50.0895222902</text:p>
          </table:table-cell>
          <table:table-cell office:value-type="float" office:value="67.666015625" calcext:value-type="float">
            <text:p>67.666015625</text:p>
          </table:table-cell>
          <table:table-cell office:value-type="float" office:value="-50.5348623276" calcext:value-type="float">
            <text:p>-50.5348623276</text:p>
          </table:table-cell>
          <table:table-cell office:value-type="float" office:value="67.8857421875" calcext:value-type="float">
            <text:p>67.8857421875</text:p>
          </table:table-cell>
          <table:table-cell office:value-type="float" office:value="1991" calcext:value-type="float">
            <text:p>1991</text:p>
          </table:table-cell>
          <table:table-cell office:value-type="float" office:value="-20.1418106603" calcext:value-type="float">
            <text:p>-20.1418106603</text:p>
          </table:table-cell>
          <table:table-cell office:value-type="float" office:value="-5.0464666021" calcext:value-type="float">
            <text:p>-5.0464666021</text:p>
          </table:table-cell>
          <table:table-cell office:value-type="float" office:value="-19.3089723394" calcext:value-type="float">
            <text:p>-19.3089723394</text:p>
          </table:table-cell>
          <table:table-cell office:value-type="float" office:value="-4.5871886121" calcext:value-type="float">
            <text:p>-4.5871886121</text:p>
          </table:table-cell>
        </table:table-row>
        <table:table-row table:style-name="ro1">
          <table:table-cell office:value-type="float" office:value="-23.1914094742" calcext:value-type="float">
            <text:p>-23.1914094742</text:p>
          </table:table-cell>
          <table:table-cell office:value-type="float" office:value="40.1332310268" calcext:value-type="float">
            <text:p>40.1332310268</text:p>
          </table:table-cell>
          <table:table-cell office:value-type="float" office:value="-50.0891974449" calcext:value-type="float">
            <text:p>-50.0891974449</text:p>
          </table:table-cell>
          <table:table-cell office:value-type="float" office:value="67.6708984375" calcext:value-type="float">
            <text:p>67.6708984375</text:p>
          </table:table-cell>
          <table:table-cell office:value-type="float" office:value="-50.5326097488" calcext:value-type="float">
            <text:p>-50.5326097488</text:p>
          </table:table-cell>
          <table:table-cell office:value-type="float" office:value="67.890625" calcext:value-type="float">
            <text:p>67.890625</text:p>
          </table:table-cell>
          <table:table-cell office:value-type="float" office:value="1992" calcext:value-type="float">
            <text:p>1992</text:p>
          </table:table-cell>
          <table:table-cell office:value-type="float" office:value="-20.1416618283" calcext:value-type="float">
            <text:p>-20.1416618283</text:p>
          </table:table-cell>
          <table:table-cell office:value-type="float" office:value="-5.0469506292" calcext:value-type="float">
            <text:p>-5.0469506292</text:p>
          </table:table-cell>
          <table:table-cell office:value-type="float" office:value="-19.3079929075" calcext:value-type="float">
            <text:p>-19.3079929075</text:p>
          </table:table-cell>
          <table:table-cell office:value-type="float" office:value="-4.587633452" calcext:value-type="float">
            <text:p>-4.587633452</text:p>
          </table:table-cell>
        </table:table-row>
        <table:table-row table:style-name="ro1">
          <table:table-cell office:value-type="float" office:value="-23.0359107856" calcext:value-type="float">
            <text:p>-23.0359107856</text:p>
          </table:table-cell>
          <table:table-cell office:value-type="float" office:value="40.4680524554" calcext:value-type="float">
            <text:p>40.4680524554</text:p>
          </table:table-cell>
          <table:table-cell office:value-type="float" office:value="-50.0890113115" calcext:value-type="float">
            <text:p>-50.0890113115</text:p>
          </table:table-cell>
          <table:table-cell office:value-type="float" office:value="67.646484375" calcext:value-type="float">
            <text:p>67.646484375</text:p>
          </table:table-cell>
          <table:table-cell office:value-type="float" office:value="-50.5241109371" calcext:value-type="float">
            <text:p>-50.5241109371</text:p>
          </table:table-cell>
          <table:table-cell office:value-type="float" office:value="67.7978515625" calcext:value-type="float">
            <text:p>67.7978515625</text:p>
          </table:table-cell>
          <table:table-cell office:value-type="float" office:value="1994" calcext:value-type="float">
            <text:p>1994</text:p>
          </table:table-cell>
          <table:table-cell office:value-type="float" office:value="-20.1415765489" calcext:value-type="float">
            <text:p>-20.1415765489</text:p>
          </table:table-cell>
          <table:table-cell office:value-type="float" office:value="-5.0445304937" calcext:value-type="float">
            <text:p>-5.0445304937</text:p>
          </table:table-cell>
          <table:table-cell office:value-type="float" office:value="-19.3042975839" calcext:value-type="float">
            <text:p>-19.3042975839</text:p>
          </table:table-cell>
          <table:table-cell office:value-type="float" office:value="-4.5791814947" calcext:value-type="float">
            <text:p>-4.5791814947</text:p>
          </table:table-cell>
        </table:table-row>
        <table:table-row table:style-name="ro1">
          <table:table-cell office:value-type="float" office:value="-23.3390741544" calcext:value-type="float">
            <text:p>-23.3390741544</text:p>
          </table:table-cell>
          <table:table-cell office:value-type="float" office:value="40.2469308036" calcext:value-type="float">
            <text:p>40.2469308036</text:p>
          </table:table-cell>
          <table:table-cell office:value-type="float" office:value="-50.0887224913" calcext:value-type="float">
            <text:p>-50.0887224913</text:p>
          </table:table-cell>
          <table:table-cell office:value-type="float" office:value="67.6611328125" calcext:value-type="float">
            <text:p>67.6611328125</text:p>
          </table:table-cell>
          <table:table-cell office:value-type="float" office:value="-50.5283536911" calcext:value-type="float">
            <text:p>-50.5283536911</text:p>
          </table:table-cell>
          <table:table-cell office:value-type="float" office:value="67.8759765625" calcext:value-type="float">
            <text:p>67.8759765625</text:p>
          </table:table-cell>
          <table:table-cell office:value-type="float" office:value="1996" calcext:value-type="float">
            <text:p>1996</text:p>
          </table:table-cell>
          <table:table-cell office:value-type="float" office:value="-20.1414442222" calcext:value-type="float">
            <text:p>-20.1414442222</text:p>
          </table:table-cell>
          <table:table-cell office:value-type="float" office:value="-5.045982575" calcext:value-type="float">
            <text:p>-5.045982575</text:p>
          </table:table-cell>
          <table:table-cell office:value-type="float" office:value="-19.3061423534" calcext:value-type="float">
            <text:p>-19.3061423534</text:p>
          </table:table-cell>
          <table:table-cell office:value-type="float" office:value="-4.5862989324" calcext:value-type="float">
            <text:p>-4.5862989324</text:p>
          </table:table-cell>
        </table:table-row>
        <table:table-row table:style-name="ro1">
          <table:table-cell office:value-type="float" office:value="-24.2141498272" calcext:value-type="float">
            <text:p>-24.2141498272</text:p>
          </table:table-cell>
          <table:table-cell office:value-type="float" office:value="40.6103515625" calcext:value-type="float">
            <text:p>40.6103515625</text:p>
          </table:table-cell>
          <table:table-cell office:value-type="float" office:value="-50.0865567446" calcext:value-type="float">
            <text:p>-50.0865567446</text:p>
          </table:table-cell>
          <table:table-cell office:value-type="float" office:value="67.6416015625" calcext:value-type="float">
            <text:p>67.6416015625</text:p>
          </table:table-cell>
          <table:table-cell office:value-type="float" office:value="-50.5370159626" calcext:value-type="float">
            <text:p>-50.5370159626</text:p>
          </table:table-cell>
          <table:table-cell office:value-type="float" office:value="67.8759765625" calcext:value-type="float">
            <text:p>67.8759765625</text:p>
          </table:table-cell>
          <table:table-cell office:value-type="float" office:value="1998" calcext:value-type="float">
            <text:p>1998</text:p>
          </table:table-cell>
          <table:table-cell office:value-type="float" office:value="-20.1404519577" calcext:value-type="float">
            <text:p>-20.1404519577</text:p>
          </table:table-cell>
          <table:table-cell office:value-type="float" office:value="-5.0440464666" calcext:value-type="float">
            <text:p>-5.0440464666</text:p>
          </table:table-cell>
          <table:table-cell office:value-type="float" office:value="-19.3099087501" calcext:value-type="float">
            <text:p>-19.3099087501</text:p>
          </table:table-cell>
          <table:table-cell office:value-type="float" office:value="-4.5862989324" calcext:value-type="float">
            <text:p>-4.5862989324</text:p>
          </table:table-cell>
        </table:table-row>
        <table:table-row table:style-name="ro1">
          <table:table-cell office:value-type="float" office:value="-23.6324723414" calcext:value-type="float">
            <text:p>-23.6324723414</text:p>
          </table:table-cell>
          <table:table-cell office:value-type="float" office:value="40.2357700893" calcext:value-type="float">
            <text:p>40.2357700893</text:p>
          </table:table-cell>
          <table:table-cell office:value-type="float" office:value="-50.0859871149" calcext:value-type="float">
            <text:p>-50.0859871149</text:p>
          </table:table-cell>
          <table:table-cell office:value-type="float" office:value="67.6806640625" calcext:value-type="float">
            <text:p>67.6806640625</text:p>
          </table:table-cell>
          <table:table-cell office:value-type="float" office:value="-50.516096282" calcext:value-type="float">
            <text:p>-50.516096282</text:p>
          </table:table-cell>
          <table:table-cell office:value-type="float" office:value="67.79296875" calcext:value-type="float">
            <text:p>67.79296875</text:p>
          </table:table-cell>
          <table:table-cell office:value-type="float" office:value="2000" calcext:value-type="float">
            <text:p>2000</text:p>
          </table:table-cell>
          <table:table-cell office:value-type="float" office:value="-20.1401909746" calcext:value-type="float">
            <text:p>-20.1401909746</text:p>
          </table:table-cell>
          <table:table-cell office:value-type="float" office:value="-5.0479186834" calcext:value-type="float">
            <text:p>-5.0479186834</text:p>
          </table:table-cell>
          <table:table-cell office:value-type="float" office:value="-19.3008127738" calcext:value-type="float">
            <text:p>-19.3008127738</text:p>
          </table:table-cell>
          <table:table-cell office:value-type="float" office:value="-4.5787366548" calcext:value-type="float">
            <text:p>-4.578736654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18T15:06:31.707102659</dc:date>
    <meta:generator>LibreOffice/4.2.8.2$Linux_X86_64 LibreOffice_project/420m0$Build-2</meta:generator>
    <meta:editing-duration>PT6M2S</meta:editing-duration>
    <meta:editing-cycles>7</meta:editing-cycles>
    <meta:document-statistic meta:table-count="1" meta:cell-count="11594" meta:object-count="0"/>
  </office:meta>
</office:document-meta>
</file>

<file path=Basic/Standard/deletecells.xml><?xml version="1.0" encoding="utf-8"?>
<!DOCTYPE module  PUBLIC '-//OpenOffice.org//DTD OfficeDocument 1.0//EN'  'module.dtd'>
<script:module xmlns:script="http://openoffice.org/2000/script" script:name="deletecells" script:language="StarBasic">REM  *****  BASIC  *****

Sub Main

dim sStartRowInput as String
dim sEndRowInput as String
dim startRow as Integer
dim endRow as Integer
dim stepCount as Integer
dim sheetName as String

'Deletes every second row by default - modify stepCount ot alter behaviour
stepCount = 10

'Specify name of the sheet that macro is applied to
sheetName = "Sheet1"

'ask the user for a starting row to remove every second line

sStartRowInput = InputBox("Please enter the starting row number","Delete every row except the 10th")
sEndRowInput = InputBox("Please enter the ending row number","Delete every row except the tenth")

if sStartRowInput = "" then 'User clicked Cancel
	print("Exiting..")
	exit sub
else
	'Converts any string or numeric expression to a long integer
	startRow = CLng(sStartRowInput)
	endRow = CLng(sEndRowInput)
endif

' access the document model using ThisComponent

Dim oSheet3
oSheet3 = ThisComponent.getSheets().getByName(sheetName)

oRows = oSheet3.getRows()
for iLoopCount = startRow To endRow Step 1
'statements
	if ((iLoopCount Mod stepCount) &lt;&gt; 0) then
		oRows.removeByIndex(iLoopCount,1)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eletecel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